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11"/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1"/>
    <style:style style:name="ce5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rb" table:style-name="ta1">
        <table:shapes>
          <draw:frame draw:z-index="0" draw:style-name="gr1" draw:text-style-name="P1" svg:width="5.5098in" svg:height="3.1118in" svg:x="14.487in" svg:y="0.252in">
            <draw:object draw:notify-on-update-of-ranges="rb.A3:rb.A7 rb.J2:rb.J2 rb.J3:rb.J7 rb.K2:rb.K2 rb.K3:rb.K7 rb.L2:rb.L2 rb.L3:rb.L7 rb.J121:rb.J121 rb.J122:rb.J126 rb.K121:rb.K121 rb.K122:rb.K126 rb.L121:rb.L121 rb.L122:rb.L1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.5098in" svg:height="3.1118in" svg:x="14.5374in" svg:y="3.9303in">
            <draw:object draw:notify-on-update-of-ranges="rb.A3:rb.A7 rb.J2:rb.J2 rb.J26:rb.J30 rb.K2:rb.K2 rb.K26:rb.K30 rb.L2:rb.L2 rb.L26:rb.L30 rb.J1:rb.J1 rb.J3:rb.J7 rb.K1:rb.K1 rb.K3:rb.K7 rb.L1:rb.L1 rb.L3:rb.L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5.5098in" svg:height="3.1118in" svg:x="20.5346in" svg:y="4.0201in">
            <draw:object draw:notify-on-update-of-ranges="rb.A3:rb.A7 rb.J2:rb.J2 rb.J34:rb.J38 rb.K2:rb.K2 rb.K34:rb.K38 rb.L2:rb.L2 rb.L34:rb.L38 rb.J1:rb.J1 rb.J3:rb.J7 rb.K1:rb.K1 rb.K3:rb.K7 rb.L1:rb.L1 rb.L3:rb.L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5.5098in" svg:height="3.1118in" svg:x="26.3677in" svg:y="4.0181in">
            <draw:object draw:notify-on-update-of-ranges="rb.A3:rb.A7 rb.J2:rb.J2 rb.J42:rb.J46 rb.K2:rb.K2 rb.K42:rb.K46 rb.L2:rb.L2 rb.L42:rb.L46 rb.J1:rb.J1 rb.J3:rb.J7 rb.K1:rb.K1 rb.K3:rb.K7 rb.L1:rb.L1 rb.L3:rb.L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5.5098in" svg:height="3.1118in" svg:x="14.6134in" svg:y="7.5484in">
            <draw:object draw:notify-on-update-of-ranges="rb.A3:rb.A7 rb.J2:rb.J2 rb.J50:rb.J54 rb.K2:rb.K2 rb.K50:rb.K54 rb.L2:rb.L2 rb.L50:rb.L54 rb.J1:rb.J1 rb.J3:rb.J7 rb.K1:rb.K1 rb.K3:rb.K7 rb.L1:rb.L1 rb.L3:rb.L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5.5098in" svg:height="3.1118in" svg:x="20.6028in" svg:y="7.5902in">
            <draw:object draw:notify-on-update-of-ranges="rb.A3:rb.A7 rb.J2:rb.J2 rb.J58:rb.J62 rb.K2:rb.K2 rb.K58:rb.K62 rb.L2:rb.L2 rb.L58:rb.L62 rb.J1:rb.J1 rb.J3:rb.J7 rb.K1:rb.K1 rb.K3:rb.K7 rb.L1:rb.L1 rb.L3:rb.L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draw:text-style-name="P1" svg:width="5.5098in" svg:height="3.1118in" svg:x="26.6673in" svg:y="7.6445in">
            <draw:object draw:notify-on-update-of-ranges="rb.A3:rb.A7 rb.J41:rb.J41 rb.J66:rb.J70 rb.K2:rb.K2 rb.K66:rb.K70 rb.L2:rb.L2 rb.L66:rb.L70 rb.J1:rb.J1 rb.J3:rb.J7 rb.K1:rb.K1 rb.K3:rb.K7 rb.L1:rb.L1 rb.L3:rb.L7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draw:text-style-name="P1" svg:width="5.5098in" svg:height="3.1118in" svg:x="14.5531in" svg:y="10.9555in">
            <draw:object draw:notify-on-update-of-ranges="rb.A3:rb.A7 rb.J2:rb.J2 rb.J74:rb.J78 rb.K2:rb.K2 rb.K74:rb.K78 rb.L2:rb.L2 rb.L74:rb.L78 rb.J1:rb.J1 rb.J3:rb.J7 rb.K1:rb.K1 rb.K3:rb.K7 rb.L1:rb.L1 rb.L3:rb.L7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8" draw:style-name="gr1" draw:text-style-name="P1" svg:width="5.5098in" svg:height="3.1118in" svg:x="20.5169in" svg:y="11.0224in">
            <draw:object draw:notify-on-update-of-ranges="rb.A3:rb.A7 rb.J2:rb.J2 rb.J82:rb.J86 rb.K2:rb.K2 rb.K82:rb.K86 rb.L2:rb.L2 rb.L82:rb.L86 rb.J1:rb.J1 rb.J3:rb.J7 rb.K1:rb.K1 rb.K3:rb.K7 rb.L1:rb.L1 rb.L3:rb.L7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9" draw:style-name="gr1" draw:text-style-name="P1" svg:width="5.5098in" svg:height="3.1118in" svg:x="26.7213in" svg:y="11.0929in">
            <draw:object draw:notify-on-update-of-ranges="rb.A3:rb.A7 rb.J2:rb.J2 rb.J90:rb.J94 rb.K2:rb.K2 rb.K90:rb.K94 rb.L2:rb.L2 rb.L90:rb.L94 rb.J1:rb.J1 rb.J3:rb.J7 rb.K1:rb.K1 rb.K3:rb.K7 rb.L1:rb.L1 rb.L3:rb.L7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0" draw:style-name="gr1" draw:text-style-name="P1" svg:width="5.5098in" svg:height="3.1118in" svg:x="14.5457in" svg:y="14.4685in">
            <draw:object draw:notify-on-update-of-ranges="rb.A3:rb.A7 rb.J2:rb.J2 rb.J98:rb.J102 rb.K2:rb.K2 rb.K98:rb.K102 rb.L2:rb.L2 rb.L98:rb.L102 rb.J1:rb.J1 rb.J3:rb.J7 rb.K1:rb.K1 rb.K3:rb.K7 rb.L1:rb.L1 rb.L3:rb.L7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1" draw:style-name="gr1" draw:text-style-name="P1" svg:width="5.5098in" svg:height="3.1118in" svg:x="20.5799in" svg:y="14.5232in">
            <draw:object draw:notify-on-update-of-ranges="rb.A3:rb.A7 rb.J2:rb.J2 rb.J106:rb.J110 rb.K2:rb.K2 rb.K106:rb.K110 rb.L2:rb.L2 rb.L106:rb.L110 rb.J1:rb.J1 rb.J3:rb.J7 rb.K1:rb.K1 rb.K3:rb.K7 rb.L1:rb.L1 rb.L3:rb.L7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2" draw:style-name="gr1" draw:text-style-name="P1" svg:width="5.4965in" svg:height="3.111in" svg:x="26.6669in" svg:y="14.489in">
            <draw:object draw:notify-on-update-of-ranges="rb.A3:rb.A7 rb.J2:rb.J2 rb.J114:rb.J118 rb.K2:rb.K2 rb.K114:rb.K118 rb.L2:rb.L2 rb.L114:rb.L118 rb.J1:rb.J1 rb.J3:rb.J7 rb.K1:rb.K1 rb.K3:rb.K7 rb.L1:rb.L1 rb.L3:rb.L7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3" draw:style-name="gr1" draw:text-style-name="P1" svg:width="6.2988in" svg:height="3.5429in" svg:x="11.1654in" svg:y="37.3657in">
            <draw:object draw:notify-on-update-of-ranges="rb.A276:rb.A284 rb.D212:rb.D212 rb.D219:rb.D227 rb.D275:rb.D275 rb.D276:rb.D284 rb.D257:rb.D257 rb.D258:rb.D266 rb.H212:rb.H212 rb.H219:rb.H227 rb.H275:rb.H275 rb.H276:rb.H284 rb.H257:rb.H257 rb.H258:rb.H266 rb.J212:rb.J212 rb.J219:rb.J227 rb.J275:rb.J275 rb.J276:rb.J284 rb.J257:rb.J257 rb.J258:rb.J266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number-columns-repeated="3" table:default-cell-style-name="ce5"/>
        <table:table-column table:style-name="co1" table:default-cell-style-name="ce4"/>
        <table:table-column table:style-name="co1" table:number-columns-repeated="6" table:default-cell-style-name="ce5"/>
        <table:table-row table:style-name="ro1">
          <table:table-cell office:value-type="string" calcext:value-type="string">
            <text:p>Plain</text:p>
          </table:table-cell>
          <table:table-cell table:style-name="Default" table:number-columns-repeated="8"/>
          <table:table-cell table:style-name="Default" office:value-type="string" calcext:value-type="string">
            <text:p>Non-proc F1</text:p>
          </table:table-cell>
          <table:table-cell table:style-name="Default" office:value-type="string" calcext:value-type="string">
            <text:p>Non-Proc Precision</text:p>
          </table:table-cell>
          <table:table-cell table:style-name="Default" office:value-type="string" calcext:value-type="string">
            <text:p>Non-proc Recall</text:p>
          </table:table-cell>
        </table:table-row>
        <table:table-row table:style-name="ro1"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Pos %</text:p>
          </table:table-cell>
          <table:table-cell table:style-name="Default" office:value-type="string" calcext:value-type="string">
            <text:p>Pos prec</text:p>
          </table:table-cell>
          <table:table-cell table:style-name="Default" office:value-type="string" calcext:value-type="string">
            <text:p>Pos recall</text:p>
          </table:table-cell>
          <table:table-cell table:style-name="Default" office:value-type="string" calcext:value-type="string">
            <text:p>Pos F1</text:p>
          </table:table-cell>
          <table:table-cell table:style-name="Default" office:value-type="string" calcext:value-type="string">
            <text:p>Neg %</text:p>
          </table:table-cell>
          <table:table-cell table:style-name="Default" office:value-type="string" calcext:value-type="string">
            <text:p>Neg prec</text:p>
          </table:table-cell>
          <table:table-cell table:style-name="Default" office:value-type="string" calcext:value-type="string">
            <text:p>Neg recall</text:p>
          </table:table-cell>
          <table:table-cell table:style-name="Default" office:value-type="string" calcext:value-type="string">
            <text:p>Neg F1</text:p>
          </table:table-cell>
          <table:table-cell table:style-name="Default" office:value-type="string" calcext:value-type="string">
            <text:p>Weighted F1</text:p>
          </table:table-cell>
          <table:table-cell table:style-name="Default" office:value-type="string" calcext:value-type="string">
            <text:p>Weighted Precision</text:p>
          </table:table-cell>
          <table:table-cell table:style-name="Default" office:value-type="string" calcext:value-type="string">
            <text:p>Weighted Recall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 table:formula="of:=AVERAGE(['file:///home/runejen/Dropbox/Skole/Master/Data/Model_1.ods'#$plain.$F$15]; ['file:///home/runejen/Dropbox/Skole/Master/Data/Model_2.ods'#$plain.$F$15]; ['file:///home/runejen/Dropbox/Skole/Master/Data/Model_3.ods'#$plain.$F$15]; ['file:///home/runejen/Dropbox/Skole/Master/Data/Model_4.ods'#$plain.$F$15]; ['file:///home/runejen/Dropbox/Skole/Master/Data/Model_5.ods'#$plain.$F$15])" office:value-type="percentage" office:value="0.290810587082944" calcext:value-type="percentage">
            <text:p>29.08%</text:p>
          </table:table-cell>
          <table:table-cell table:formula="of:=AVERAGE(['file:///home/runejen/Dropbox/Skole/Master/Data/Model_1.ods'#$plain.G15]; ['file:///home/runejen/Dropbox/Skole/Master/Data/Model_2.ods'#$plain.G15]; ['file:///home/runejen/Dropbox/Skole/Master/Data/Model_3.ods'#$plain.G15]; ['file:///home/runejen/Dropbox/Skole/Master/Data/Model_4.ods'#$plain.G15]; ['file:///home/runejen/Dropbox/Skole/Master/Data/Model_5.ods'#$plain.G15])" office:value-type="float" office:value="28.5" calcext:value-type="float">
            <text:p>28.50</text:p>
          </table:table-cell>
          <table:table-cell table:formula="of:=AVERAGE(['file:///home/runejen/Dropbox/Skole/Master/Data/Model_1.ods'#$plain.H15]; ['file:///home/runejen/Dropbox/Skole/Master/Data/Model_2.ods'#$plain.H15]; ['file:///home/runejen/Dropbox/Skole/Master/Data/Model_3.ods'#$plain.H15]; ['file:///home/runejen/Dropbox/Skole/Master/Data/Model_4.ods'#$plain.H15]; ['file:///home/runejen/Dropbox/Skole/Master/Data/Model_5.ods'#$plain.H15])" office:value-type="float" office:value="29.082" calcext:value-type="float">
            <text:p>29.08</text:p>
          </table:table-cell>
          <table:table-cell table:formula="of:=AVERAGE(['file:///home/runejen/Dropbox/Skole/Master/Data/Model_1.ods'#$plain.I15]; ['file:///home/runejen/Dropbox/Skole/Master/Data/Model_2.ods'#$plain.I15]; ['file:///home/runejen/Dropbox/Skole/Master/Data/Model_3.ods'#$plain.I15]; ['file:///home/runejen/Dropbox/Skole/Master/Data/Model_4.ods'#$plain.I15]; ['file:///home/runejen/Dropbox/Skole/Master/Data/Model_5.ods'#$plain.I15])" office:value-type="float" office:value="27.522" calcext:value-type="float">
            <text:p>27.52</text:p>
          </table:table-cell>
          <table:table-cell table:formula="of:=AVERAGE(['file:///home/runejen/Dropbox/Skole/Master/Data/Model_1.ods'#$plain.J15]; ['file:///home/runejen/Dropbox/Skole/Master/Data/Model_2.ods'#$plain.J15]; ['file:///home/runejen/Dropbox/Skole/Master/Data/Model_3.ods'#$plain.J15]; ['file:///home/runejen/Dropbox/Skole/Master/Data/Model_4.ods'#$plain.J15]; ['file:///home/runejen/Dropbox/Skole/Master/Data/Model_5.ods'#$plain.J15])" office:value-type="percentage" office:value="0.967607993131015" calcext:value-type="percentage">
            <text:p>96.76%</text:p>
          </table:table-cell>
          <table:table-cell table:formula="of:=AVERAGE(['file:///home/runejen/Dropbox/Skole/Master/Data/Model_1.ods'#$plain.K15]; ['file:///home/runejen/Dropbox/Skole/Master/Data/Model_2.ods'#$plain.K15]; ['file:///home/runejen/Dropbox/Skole/Master/Data/Model_3.ods'#$plain.K15]; ['file:///home/runejen/Dropbox/Skole/Master/Data/Model_4.ods'#$plain.K15]; ['file:///home/runejen/Dropbox/Skole/Master/Data/Model_5.ods'#$plain.K15])" office:value-type="float" office:value="96.19" calcext:value-type="float">
            <text:p>96.19</text:p>
          </table:table-cell>
          <table:table-cell table:formula="of:=AVERAGE(['file:///home/runejen/Dropbox/Skole/Master/Data/Model_1.ods'#$plain.L15]; ['file:///home/runejen/Dropbox/Skole/Master/Data/Model_2.ods'#$plain.L15]; ['file:///home/runejen/Dropbox/Skole/Master/Data/Model_3.ods'#$plain.L15]; ['file:///home/runejen/Dropbox/Skole/Master/Data/Model_4.ods'#$plain.L15]; ['file:///home/runejen/Dropbox/Skole/Master/Data/Model_5.ods'#$plain.L15])" office:value-type="float" office:value="96.762" calcext:value-type="float">
            <text:p>96.76</text:p>
          </table:table-cell>
          <table:table-cell table:formula="of:=AVERAGE(['file:///home/runejen/Dropbox/Skole/Master/Data/Model_1.ods'#$plain.M15]; ['file:///home/runejen/Dropbox/Skole/Master/Data/Model_2.ods'#$plain.M15]; ['file:///home/runejen/Dropbox/Skole/Master/Data/Model_3.ods'#$plain.M15]; ['file:///home/runejen/Dropbox/Skole/Master/Data/Model_4.ods'#$plain.M15]; ['file:///home/runejen/Dropbox/Skole/Master/Data/Model_5.ods'#$plain.M15])" office:value-type="float" office:value="96.46" calcext:value-type="float">
            <text:p>96.46</text:p>
          </table:table-cell>
          <table:table-cell table:formula="of:=AVERAGE(['file:///home/runejen/Dropbox/Skole/Master/Data/Model_1.ods'#$plain.N15]; ['file:///home/runejen/Dropbox/Skole/Master/Data/Model_2.ods'#$plain.N15]; ['file:///home/runejen/Dropbox/Skole/Master/Data/Model_3.ods'#$plain.N15]; ['file:///home/runejen/Dropbox/Skole/Master/Data/Model_4.ods'#$plain.N15]; ['file:///home/runejen/Dropbox/Skole/Master/Data/Model_5.ods'#$plain.N15])" office:value-type="float" office:value="92.948" calcext:value-type="float">
            <text:p>92.95</text:p>
          </table:table-cell>
          <table:table-cell table:formula="of:=AVERAGE(['file:///home/runejen/Dropbox/Skole/Master/Data/Model_1.ods'#$plain.O15]; ['file:///home/runejen/Dropbox/Skole/Master/Data/Model_2.ods'#$plain.O15]; ['file:///home/runejen/Dropbox/Skole/Master/Data/Model_3.ods'#$plain.O15]; ['file:///home/runejen/Dropbox/Skole/Master/Data/Model_4.ods'#$plain.O15]; ['file:///home/runejen/Dropbox/Skole/Master/Data/Model_5.ods'#$plain.O15])" office:value-type="float" office:value="92.77" calcext:value-type="float">
            <text:p>92.77</text:p>
          </table:table-cell>
          <table:table-cell table:formula="of:=AVERAGE(['file:///home/runejen/Dropbox/Skole/Master/Data/Model_1.ods'#$plain.P15]; ['file:///home/runejen/Dropbox/Skole/Master/Data/Model_2.ods'#$plain.P15]; ['file:///home/runejen/Dropbox/Skole/Master/Data/Model_3.ods'#$plain.P15]; ['file:///home/runejen/Dropbox/Skole/Master/Data/Model_4.ods'#$plain.P15]; ['file:///home/runejen/Dropbox/Skole/Master/Data/Model_5.ods'#$plain.P15])" office:value-type="float" office:value="93.28" calcext:value-type="float">
            <text:p>93.28</text:p>
          </table:table-cell>
        </table:table-row>
        <table:table-row table:style-name="ro1">
          <table:table-cell office:value-type="string" calcext:value-type="string">
            <text:p>200k</text:p>
          </table:table-cell>
          <table:table-cell table:formula="of:=AVERAGE(['file:///home/runejen/Dropbox/Skole/Master/Data/Model_1.ods'#$plain.$F$28]; ['file:///home/runejen/Dropbox/Skole/Master/Data/Model_2.ods'#$plain.$F$28]; ['file:///home/runejen/Dropbox/Skole/Master/Data/Model_3.ods'#$plain.$F$28]; ['file:///home/runejen/Dropbox/Skole/Master/Data/Model_4.ods'#$plain.$F$28]; ['file:///home/runejen/Dropbox/Skole/Master/Data/Model_5.ods'#$plain.$F$28])" office:value-type="percentage" office:value="0.265987371953595" calcext:value-type="percentage">
            <text:p>26.60%</text:p>
          </table:table-cell>
          <table:table-cell table:formula="of:=AVERAGE(['file:///home/runejen/Dropbox/Skole/Master/Data/Model_1.ods'#$plain.G28]; ['file:///home/runejen/Dropbox/Skole/Master/Data/Model_2.ods'#$plain.G28]; ['file:///home/runejen/Dropbox/Skole/Master/Data/Model_3.ods'#$plain.G28]; ['file:///home/runejen/Dropbox/Skole/Master/Data/Model_4.ods'#$plain.G28]; ['file:///home/runejen/Dropbox/Skole/Master/Data/Model_5.ods'#$plain.G28])" office:value-type="float" office:value="31.27" calcext:value-type="float">
            <text:p>31.27</text:p>
          </table:table-cell>
          <table:table-cell table:formula="of:=AVERAGE(['file:///home/runejen/Dropbox/Skole/Master/Data/Model_1.ods'#$plain.H28]; ['file:///home/runejen/Dropbox/Skole/Master/Data/Model_2.ods'#$plain.H28]; ['file:///home/runejen/Dropbox/Skole/Master/Data/Model_3.ods'#$plain.H28]; ['file:///home/runejen/Dropbox/Skole/Master/Data/Model_4.ods'#$plain.H28]; ['file:///home/runejen/Dropbox/Skole/Master/Data/Model_5.ods'#$plain.H28])" office:value-type="float" office:value="26.598" calcext:value-type="float">
            <text:p>26.60</text:p>
          </table:table-cell>
          <table:table-cell table:formula="of:=AVERAGE(['file:///home/runejen/Dropbox/Skole/Master/Data/Model_1.ods'#$plain.I28]; ['file:///home/runejen/Dropbox/Skole/Master/Data/Model_2.ods'#$plain.I28]; ['file:///home/runejen/Dropbox/Skole/Master/Data/Model_3.ods'#$plain.I28]; ['file:///home/runejen/Dropbox/Skole/Master/Data/Model_4.ods'#$plain.I28]; ['file:///home/runejen/Dropbox/Skole/Master/Data/Model_5.ods'#$plain.I28])" office:value-type="float" office:value="28.03" calcext:value-type="float">
            <text:p>28.03</text:p>
          </table:table-cell>
          <table:table-cell table:formula="of:=AVERAGE(['file:///home/runejen/Dropbox/Skole/Master/Data/Model_1.ods'#$plain.J28]; ['file:///home/runejen/Dropbox/Skole/Master/Data/Model_2.ods'#$plain.J28]; ['file:///home/runejen/Dropbox/Skole/Master/Data/Model_3.ods'#$plain.J28]; ['file:///home/runejen/Dropbox/Skole/Master/Data/Model_4.ods'#$plain.J28]; ['file:///home/runejen/Dropbox/Skole/Master/Data/Model_5.ods'#$plain.J28])" office:value-type="percentage" office:value="0.980150049935746" calcext:value-type="percentage">
            <text:p>98.02%</text:p>
          </table:table-cell>
          <table:table-cell table:formula="of:=AVERAGE(['file:///home/runejen/Dropbox/Skole/Master/Data/Model_1.ods'#$plain.K28]; ['file:///home/runejen/Dropbox/Skole/Master/Data/Model_2.ods'#$plain.K28]; ['file:///home/runejen/Dropbox/Skole/Master/Data/Model_3.ods'#$plain.K28]; ['file:///home/runejen/Dropbox/Skole/Master/Data/Model_4.ods'#$plain.K28]; ['file:///home/runejen/Dropbox/Skole/Master/Data/Model_5.ods'#$plain.K28])" office:value-type="float" office:value="96.124" calcext:value-type="float">
            <text:p>96.12</text:p>
          </table:table-cell>
          <table:table-cell table:formula="of:=AVERAGE(['file:///home/runejen/Dropbox/Skole/Master/Data/Model_1.ods'#$plain.L28]; ['file:///home/runejen/Dropbox/Skole/Master/Data/Model_2.ods'#$plain.L28]; ['file:///home/runejen/Dropbox/Skole/Master/Data/Model_3.ods'#$plain.L28]; ['file:///home/runejen/Dropbox/Skole/Master/Data/Model_4.ods'#$plain.L28]; ['file:///home/runejen/Dropbox/Skole/Master/Data/Model_5.ods'#$plain.L28])" office:value-type="float" office:value="98.014" calcext:value-type="float">
            <text:p>98.01</text:p>
          </table:table-cell>
          <table:table-cell table:formula="of:=AVERAGE(['file:///home/runejen/Dropbox/Skole/Master/Data/Model_1.ods'#$plain.M28]; ['file:///home/runejen/Dropbox/Skole/Master/Data/Model_2.ods'#$plain.M28]; ['file:///home/runejen/Dropbox/Skole/Master/Data/Model_3.ods'#$plain.M28]; ['file:///home/runejen/Dropbox/Skole/Master/Data/Model_4.ods'#$plain.M28]; ['file:///home/runejen/Dropbox/Skole/Master/Data/Model_5.ods'#$plain.M28])" office:value-type="float" office:value="97.05" calcext:value-type="float">
            <text:p>97.05</text:p>
          </table:table-cell>
          <table:table-cell table:formula="of:=AVERAGE(['file:///home/runejen/Dropbox/Skole/Master/Data/Model_1.ods'#$plain.N28]; ['file:///home/runejen/Dropbox/Skole/Master/Data/Model_2.ods'#$plain.N28]; ['file:///home/runejen/Dropbox/Skole/Master/Data/Model_3.ods'#$plain.N28]; ['file:///home/runejen/Dropbox/Skole/Master/Data/Model_4.ods'#$plain.N28]; ['file:///home/runejen/Dropbox/Skole/Master/Data/Model_5.ods'#$plain.N28])" office:value-type="float" office:value="93.514" calcext:value-type="float">
            <text:p>93.51</text:p>
          </table:table-cell>
          <table:table-cell table:formula="of:=AVERAGE(['file:///home/runejen/Dropbox/Skole/Master/Data/Model_1.ods'#$plain.O28]; ['file:///home/runejen/Dropbox/Skole/Master/Data/Model_2.ods'#$plain.O28]; ['file:///home/runejen/Dropbox/Skole/Master/Data/Model_3.ods'#$plain.O28]; ['file:///home/runejen/Dropbox/Skole/Master/Data/Model_4.ods'#$plain.O28]; ['file:///home/runejen/Dropbox/Skole/Master/Data/Model_5.ods'#$plain.O28])" office:value-type="float" office:value="92.804" calcext:value-type="float">
            <text:p>92.80</text:p>
          </table:table-cell>
          <table:table-cell table:formula="of:=AVERAGE(['file:///home/runejen/Dropbox/Skole/Master/Data/Model_1.ods'#$plain.P28]; ['file:///home/runejen/Dropbox/Skole/Master/Data/Model_2.ods'#$plain.P28]; ['file:///home/runejen/Dropbox/Skole/Master/Data/Model_3.ods'#$plain.P28]; ['file:///home/runejen/Dropbox/Skole/Master/Data/Model_4.ods'#$plain.P28]; ['file:///home/runejen/Dropbox/Skole/Master/Data/Model_5.ods'#$plain.P28])" office:value-type="float" office:value="94.358" calcext:value-type="float">
            <text:p>94.36</text:p>
          </table:table-cell>
        </table:table-row>
        <table:table-row table:style-name="ro1">
          <table:table-cell office:value-type="string" calcext:value-type="string">
            <text:p>300k</text:p>
          </table:table-cell>
          <table:table-cell table:formula="of:=AVERAGE(['file:///home/runejen/Dropbox/Skole/Master/Data/Model_1.ods'#$plain.$F$41]; ['file:///home/runejen/Dropbox/Skole/Master/Data/Model_2.ods'#$plain.$F$41]; ['file:///home/runejen/Dropbox/Skole/Master/Data/Model_3.ods'#$plain.$F$41]; ['file:///home/runejen/Dropbox/Skole/Master/Data/Model_4.ods'#$plain.$F$41]; ['file:///home/runejen/Dropbox/Skole/Master/Data/Model_5.ods'#$plain.$F$41])" office:value-type="percentage" office:value="0.261641929444318" calcext:value-type="percentage">
            <text:p>26.16%</text:p>
          </table:table-cell>
          <table:table-cell table:formula="of:=AVERAGE(['file:///home/runejen/Dropbox/Skole/Master/Data/Model_1.ods'#$plain.G41]; ['file:///home/runejen/Dropbox/Skole/Master/Data/Model_2.ods'#$plain.G41]; ['file:///home/runejen/Dropbox/Skole/Master/Data/Model_3.ods'#$plain.G41]; ['file:///home/runejen/Dropbox/Skole/Master/Data/Model_4.ods'#$plain.G41]; ['file:///home/runejen/Dropbox/Skole/Master/Data/Model_5.ods'#$plain.G41])" office:value-type="float" office:value="31.502" calcext:value-type="float">
            <text:p>31.50</text:p>
          </table:table-cell>
          <table:table-cell table:formula="of:=AVERAGE(['file:///home/runejen/Dropbox/Skole/Master/Data/Model_1.ods'#$plain.H41]; ['file:///home/runejen/Dropbox/Skole/Master/Data/Model_2.ods'#$plain.H41]; ['file:///home/runejen/Dropbox/Skole/Master/Data/Model_3.ods'#$plain.H41]; ['file:///home/runejen/Dropbox/Skole/Master/Data/Model_4.ods'#$plain.H41]; ['file:///home/runejen/Dropbox/Skole/Master/Data/Model_5.ods'#$plain.H41])" office:value-type="float" office:value="26.162" calcext:value-type="float">
            <text:p>26.16</text:p>
          </table:table-cell>
          <table:table-cell table:formula="of:=AVERAGE(['file:///home/runejen/Dropbox/Skole/Master/Data/Model_1.ods'#$plain.I41]; ['file:///home/runejen/Dropbox/Skole/Master/Data/Model_2.ods'#$plain.I41]; ['file:///home/runejen/Dropbox/Skole/Master/Data/Model_3.ods'#$plain.I41]; ['file:///home/runejen/Dropbox/Skole/Master/Data/Model_4.ods'#$plain.I41]; ['file:///home/runejen/Dropbox/Skole/Master/Data/Model_5.ods'#$plain.I41])" office:value-type="float" office:value="27.734" calcext:value-type="float">
            <text:p>27.73</text:p>
          </table:table-cell>
          <table:table-cell table:formula="of:=AVERAGE(['file:///home/runejen/Dropbox/Skole/Master/Data/Model_1.ods'#$plain.J41]; ['file:///home/runejen/Dropbox/Skole/Master/Data/Model_2.ods'#$plain.J41]; ['file:///home/runejen/Dropbox/Skole/Master/Data/Model_3.ods'#$plain.J41]; ['file:///home/runejen/Dropbox/Skole/Master/Data/Model_4.ods'#$plain.J41]; ['file:///home/runejen/Dropbox/Skole/Master/Data/Model_5.ods'#$plain.J41])" office:value-type="percentage" office:value="0.9815320211343" calcext:value-type="percentage">
            <text:p>98.15%</text:p>
          </table:table-cell>
          <table:table-cell table:formula="of:=AVERAGE(['file:///home/runejen/Dropbox/Skole/Master/Data/Model_1.ods'#$plain.K41]; ['file:///home/runejen/Dropbox/Skole/Master/Data/Model_2.ods'#$plain.K41]; ['file:///home/runejen/Dropbox/Skole/Master/Data/Model_3.ods'#$plain.K41]; ['file:///home/runejen/Dropbox/Skole/Master/Data/Model_4.ods'#$plain.K41]; ['file:///home/runejen/Dropbox/Skole/Master/Data/Model_5.ods'#$plain.K41])" office:value-type="float" office:value="96.104" calcext:value-type="float">
            <text:p>96.10</text:p>
          </table:table-cell>
          <table:table-cell table:formula="of:=AVERAGE(['file:///home/runejen/Dropbox/Skole/Master/Data/Model_1.ods'#$plain.L41]; ['file:///home/runejen/Dropbox/Skole/Master/Data/Model_2.ods'#$plain.L41]; ['file:///home/runejen/Dropbox/Skole/Master/Data/Model_3.ods'#$plain.L41]; ['file:///home/runejen/Dropbox/Skole/Master/Data/Model_4.ods'#$plain.L41]; ['file:///home/runejen/Dropbox/Skole/Master/Data/Model_5.ods'#$plain.L41])" office:value-type="float" office:value="98.152" calcext:value-type="float">
            <text:p>98.15</text:p>
          </table:table-cell>
          <table:table-cell table:formula="of:=AVERAGE(['file:///home/runejen/Dropbox/Skole/Master/Data/Model_1.ods'#$plain.M41]; ['file:///home/runejen/Dropbox/Skole/Master/Data/Model_2.ods'#$plain.M41]; ['file:///home/runejen/Dropbox/Skole/Master/Data/Model_3.ods'#$plain.M41]; ['file:///home/runejen/Dropbox/Skole/Master/Data/Model_4.ods'#$plain.M41]; ['file:///home/runejen/Dropbox/Skole/Master/Data/Model_5.ods'#$plain.M41])" office:value-type="float" office:value="97.11" calcext:value-type="float">
            <text:p>97.11</text:p>
          </table:table-cell>
          <table:table-cell table:formula="of:=AVERAGE(['file:///home/runejen/Dropbox/Skole/Master/Data/Model_1.ods'#$plain.N41]; ['file:///home/runejen/Dropbox/Skole/Master/Data/Model_2.ods'#$plain.N41]; ['file:///home/runejen/Dropbox/Skole/Master/Data/Model_3.ods'#$plain.N41]; ['file:///home/runejen/Dropbox/Skole/Master/Data/Model_4.ods'#$plain.N41]; ['file:///home/runejen/Dropbox/Skole/Master/Data/Model_5.ods'#$plain.N41])" office:value-type="float" office:value="93.564" calcext:value-type="float">
            <text:p>93.56</text:p>
          </table:table-cell>
          <table:table-cell table:formula="of:=AVERAGE(['file:///home/runejen/Dropbox/Skole/Master/Data/Model_1.ods'#$plain.O41]; ['file:///home/runejen/Dropbox/Skole/Master/Data/Model_2.ods'#$plain.O41]; ['file:///home/runejen/Dropbox/Skole/Master/Data/Model_3.ods'#$plain.O41]; ['file:///home/runejen/Dropbox/Skole/Master/Data/Model_4.ods'#$plain.O41]; ['file:///home/runejen/Dropbox/Skole/Master/Data/Model_5.ods'#$plain.O41])" office:value-type="float" office:value="92.814" calcext:value-type="float">
            <text:p>92.81</text:p>
          </table:table-cell>
          <table:table-cell table:formula="of:=AVERAGE(['file:///home/runejen/Dropbox/Skole/Master/Data/Model_1.ods'#$plain.P41]; ['file:///home/runejen/Dropbox/Skole/Master/Data/Model_2.ods'#$plain.P41]; ['file:///home/runejen/Dropbox/Skole/Master/Data/Model_3.ods'#$plain.P41]; ['file:///home/runejen/Dropbox/Skole/Master/Data/Model_4.ods'#$plain.P41]; ['file:///home/runejen/Dropbox/Skole/Master/Data/Model_5.ods'#$plain.P41])" office:value-type="float" office:value="94.466" calcext:value-type="float">
            <text:p>94.47</text:p>
          </table:table-cell>
        </table:table-row>
        <table:table-row table:style-name="ro1">
          <table:table-cell office:value-type="string" calcext:value-type="string">
            <text:p>400k</text:p>
          </table:table-cell>
          <table:table-cell table:formula="of:=AVERAGE(['file:///home/runejen/Dropbox/Skole/Master/Data/Model_1.ods'#$plain.$F$54]; ['file:///home/runejen/Dropbox/Skole/Master/Data/Model_2.ods'#$plain.$F$54]; ['file:///home/runejen/Dropbox/Skole/Master/Data/Model_3.ods'#$plain.$F$54]; ['file:///home/runejen/Dropbox/Skole/Master/Data/Model_4.ods'#$plain.$F$54]; ['file:///home/runejen/Dropbox/Skole/Master/Data/Model_5.ods'#$plain.$F$54])" office:value-type="percentage" office:value="0.263144439476846" calcext:value-type="percentage">
            <text:p>26.31%</text:p>
          </table:table-cell>
          <table:table-cell table:formula="of:=AVERAGE(['file:///home/runejen/Dropbox/Skole/Master/Data/Model_1.ods'#$plain.G54]; ['file:///home/runejen/Dropbox/Skole/Master/Data/Model_2.ods'#$plain.G54]; ['file:///home/runejen/Dropbox/Skole/Master/Data/Model_3.ods'#$plain.G54]; ['file:///home/runejen/Dropbox/Skole/Master/Data/Model_4.ods'#$plain.G54]; ['file:///home/runejen/Dropbox/Skole/Master/Data/Model_5.ods'#$plain.G54])" office:value-type="float" office:value="31.64" calcext:value-type="float">
            <text:p>31.64</text:p>
          </table:table-cell>
          <table:table-cell table:formula="of:=AVERAGE(['file:///home/runejen/Dropbox/Skole/Master/Data/Model_1.ods'#$plain.H54]; ['file:///home/runejen/Dropbox/Skole/Master/Data/Model_2.ods'#$plain.H54]; ['file:///home/runejen/Dropbox/Skole/Master/Data/Model_3.ods'#$plain.H54]; ['file:///home/runejen/Dropbox/Skole/Master/Data/Model_4.ods'#$plain.H54]; ['file:///home/runejen/Dropbox/Skole/Master/Data/Model_5.ods'#$plain.H54])" office:value-type="float" office:value="26.314" calcext:value-type="float">
            <text:p>26.31</text:p>
          </table:table-cell>
          <table:table-cell table:formula="of:=AVERAGE(['file:///home/runejen/Dropbox/Skole/Master/Data/Model_1.ods'#$plain.I54]; ['file:///home/runejen/Dropbox/Skole/Master/Data/Model_2.ods'#$plain.I54]; ['file:///home/runejen/Dropbox/Skole/Master/Data/Model_3.ods'#$plain.I54]; ['file:///home/runejen/Dropbox/Skole/Master/Data/Model_4.ods'#$plain.I54]; ['file:///home/runejen/Dropbox/Skole/Master/Data/Model_5.ods'#$plain.I54])" office:value-type="float" office:value="27.846" calcext:value-type="float">
            <text:p>27.85</text:p>
          </table:table-cell>
          <table:table-cell table:formula="of:=AVERAGE(['file:///home/runejen/Dropbox/Skole/Master/Data/Model_1.ods'#$plain.J54]; ['file:///home/runejen/Dropbox/Skole/Master/Data/Model_2.ods'#$plain.J54]; ['file:///home/runejen/Dropbox/Skole/Master/Data/Model_3.ods'#$plain.J54]; ['file:///home/runejen/Dropbox/Skole/Master/Data/Model_4.ods'#$plain.J54]; ['file:///home/runejen/Dropbox/Skole/Master/Data/Model_5.ods'#$plain.J54])" office:value-type="percentage" office:value="0.981461861196865" calcext:value-type="percentage">
            <text:p>98.15%</text:p>
          </table:table-cell>
          <table:table-cell table:formula="of:=AVERAGE(['file:///home/runejen/Dropbox/Skole/Master/Data/Model_1.ods'#$plain.K54]; ['file:///home/runejen/Dropbox/Skole/Master/Data/Model_2.ods'#$plain.K54]; ['file:///home/runejen/Dropbox/Skole/Master/Data/Model_3.ods'#$plain.K54]; ['file:///home/runejen/Dropbox/Skole/Master/Data/Model_4.ods'#$plain.K54]; ['file:///home/runejen/Dropbox/Skole/Master/Data/Model_5.ods'#$plain.K54])" office:value-type="float" office:value="96.11" calcext:value-type="float">
            <text:p>96.11</text:p>
          </table:table-cell>
          <table:table-cell table:formula="of:=AVERAGE(['file:///home/runejen/Dropbox/Skole/Master/Data/Model_1.ods'#$plain.L54]; ['file:///home/runejen/Dropbox/Skole/Master/Data/Model_2.ods'#$plain.L54]; ['file:///home/runejen/Dropbox/Skole/Master/Data/Model_3.ods'#$plain.L54]; ['file:///home/runejen/Dropbox/Skole/Master/Data/Model_4.ods'#$plain.L54]; ['file:///home/runejen/Dropbox/Skole/Master/Data/Model_5.ods'#$plain.L54])" office:value-type="float" office:value="98.146" calcext:value-type="float">
            <text:p>98.15</text:p>
          </table:table-cell>
          <table:table-cell table:formula="of:=AVERAGE(['file:///home/runejen/Dropbox/Skole/Master/Data/Model_1.ods'#$plain.M54]; ['file:///home/runejen/Dropbox/Skole/Master/Data/Model_2.ods'#$plain.M54]; ['file:///home/runejen/Dropbox/Skole/Master/Data/Model_3.ods'#$plain.M54]; ['file:///home/runejen/Dropbox/Skole/Master/Data/Model_4.ods'#$plain.M54]; ['file:///home/runejen/Dropbox/Skole/Master/Data/Model_5.ods'#$plain.M54])" office:value-type="float" office:value="97.108" calcext:value-type="float">
            <text:p>97.11</text:p>
          </table:table-cell>
          <table:table-cell table:formula="of:=AVERAGE(['file:///home/runejen/Dropbox/Skole/Master/Data/Model_1.ods'#$plain.N54]; ['file:///home/runejen/Dropbox/Skole/Master/Data/Model_2.ods'#$plain.N54]; ['file:///home/runejen/Dropbox/Skole/Master/Data/Model_3.ods'#$plain.N54]; ['file:///home/runejen/Dropbox/Skole/Master/Data/Model_4.ods'#$plain.N54]; ['file:///home/runejen/Dropbox/Skole/Master/Data/Model_5.ods'#$plain.N54])" office:value-type="float" office:value="93.566" calcext:value-type="float">
            <text:p>93.57</text:p>
          </table:table-cell>
          <table:table-cell table:formula="of:=AVERAGE(['file:///home/runejen/Dropbox/Skole/Master/Data/Model_1.ods'#$plain.O54]; ['file:///home/runejen/Dropbox/Skole/Master/Data/Model_2.ods'#$plain.O54]; ['file:///home/runejen/Dropbox/Skole/Master/Data/Model_3.ods'#$plain.O54]; ['file:///home/runejen/Dropbox/Skole/Master/Data/Model_4.ods'#$plain.O54]; ['file:///home/runejen/Dropbox/Skole/Master/Data/Model_5.ods'#$plain.O54])" office:value-type="float" office:value="92.826" calcext:value-type="float">
            <text:p>92.83</text:p>
          </table:table-cell>
          <table:table-cell table:formula="of:=AVERAGE(['file:///home/runejen/Dropbox/Skole/Master/Data/Model_1.ods'#$plain.P54]; ['file:///home/runejen/Dropbox/Skole/Master/Data/Model_2.ods'#$plain.P54]; ['file:///home/runejen/Dropbox/Skole/Master/Data/Model_3.ods'#$plain.P54]; ['file:///home/runejen/Dropbox/Skole/Master/Data/Model_4.ods'#$plain.P54]; ['file:///home/runejen/Dropbox/Skole/Master/Data/Model_5.ods'#$plain.P54])" office:value-type="float" office:value="94.466" calcext:value-type="float">
            <text:p>94.47</text:p>
          </table:table-cell>
        </table:table-row>
        <table:table-row table:style-name="ro1">
          <table:table-cell office:value-type="string" calcext:value-type="string">
            <text:p>500k</text:p>
          </table:table-cell>
          <table:table-cell table:formula="of:=AVERAGE(['file:///home/runejen/Dropbox/Skole/Master/Data/Model_1.ods'#$plain.$F$67]; ['file:///home/runejen/Dropbox/Skole/Master/Data/Model_2.ods'#$plain.$F$67]; ['file:///home/runejen/Dropbox/Skole/Master/Data/Model_3.ods'#$plain.$F$67]; ['file:///home/runejen/Dropbox/Skole/Master/Data/Model_4.ods'#$plain.$F$67]; ['file:///home/runejen/Dropbox/Skole/Master/Data/Model_5.ods'#$plain.$F$67])" office:value-type="percentage" office:value="0.262947539602526" calcext:value-type="percentage">
            <text:p>26.29%</text:p>
          </table:table-cell>
          <table:table-cell table:formula="of:=AVERAGE(['file:///home/runejen/Dropbox/Skole/Master/Data/Model_1.ods'#$plain.G67]; ['file:///home/runejen/Dropbox/Skole/Master/Data/Model_2.ods'#$plain.G67]; ['file:///home/runejen/Dropbox/Skole/Master/Data/Model_3.ods'#$plain.G67]; ['file:///home/runejen/Dropbox/Skole/Master/Data/Model_4.ods'#$plain.G67]; ['file:///home/runejen/Dropbox/Skole/Master/Data/Model_5.ods'#$plain.G67])" office:value-type="float" office:value="31.598" calcext:value-type="float">
            <text:p>31.60</text:p>
          </table:table-cell>
          <table:table-cell table:formula="of:=AVERAGE(['file:///home/runejen/Dropbox/Skole/Master/Data/Model_1.ods'#$plain.H67]; ['file:///home/runejen/Dropbox/Skole/Master/Data/Model_2.ods'#$plain.H67]; ['file:///home/runejen/Dropbox/Skole/Master/Data/Model_3.ods'#$plain.H67]; ['file:///home/runejen/Dropbox/Skole/Master/Data/Model_4.ods'#$plain.H67]; ['file:///home/runejen/Dropbox/Skole/Master/Data/Model_5.ods'#$plain.H67])" office:value-type="float" office:value="26.294" calcext:value-type="float">
            <text:p>26.29</text:p>
          </table:table-cell>
          <table:table-cell table:formula="of:=AVERAGE(['file:///home/runejen/Dropbox/Skole/Master/Data/Model_1.ods'#$plain.I67]; ['file:///home/runejen/Dropbox/Skole/Master/Data/Model_2.ods'#$plain.I67]; ['file:///home/runejen/Dropbox/Skole/Master/Data/Model_3.ods'#$plain.I67]; ['file:///home/runejen/Dropbox/Skole/Master/Data/Model_4.ods'#$plain.I67]; ['file:///home/runejen/Dropbox/Skole/Master/Data/Model_5.ods'#$plain.I67])" office:value-type="float" office:value="27.846" calcext:value-type="float">
            <text:p>27.85</text:p>
          </table:table-cell>
          <table:table-cell table:formula="of:=AVERAGE(['file:///home/runejen/Dropbox/Skole/Master/Data/Model_1.ods'#$plain.J67]; ['file:///home/runejen/Dropbox/Skole/Master/Data/Model_2.ods'#$plain.J67]; ['file:///home/runejen/Dropbox/Skole/Master/Data/Model_3.ods'#$plain.J67]; ['file:///home/runejen/Dropbox/Skole/Master/Data/Model_4.ods'#$plain.J67]; ['file:///home/runejen/Dropbox/Skole/Master/Data/Model_5.ods'#$plain.J67])" office:value-type="percentage" office:value="0.981404700533919" calcext:value-type="percentage">
            <text:p>98.14%</text:p>
          </table:table-cell>
          <table:table-cell table:formula="of:=AVERAGE(['file:///home/runejen/Dropbox/Skole/Master/Data/Model_1.ods'#$plain.K67]; ['file:///home/runejen/Dropbox/Skole/Master/Data/Model_2.ods'#$plain.K67]; ['file:///home/runejen/Dropbox/Skole/Master/Data/Model_3.ods'#$plain.K67]; ['file:///home/runejen/Dropbox/Skole/Master/Data/Model_4.ods'#$plain.K67]; ['file:///home/runejen/Dropbox/Skole/Master/Data/Model_5.ods'#$plain.K67])" office:value-type="float" office:value="96.108" calcext:value-type="float">
            <text:p>96.11</text:p>
          </table:table-cell>
          <table:table-cell table:formula="of:=AVERAGE(['file:///home/runejen/Dropbox/Skole/Master/Data/Model_1.ods'#$plain.L67]; ['file:///home/runejen/Dropbox/Skole/Master/Data/Model_2.ods'#$plain.L67]; ['file:///home/runejen/Dropbox/Skole/Master/Data/Model_3.ods'#$plain.L67]; ['file:///home/runejen/Dropbox/Skole/Master/Data/Model_4.ods'#$plain.L67]; ['file:///home/runejen/Dropbox/Skole/Master/Data/Model_5.ods'#$plain.L67])" office:value-type="float" office:value="98.14" calcext:value-type="float">
            <text:p>98.14</text:p>
          </table:table-cell>
          <table:table-cell table:formula="of:=AVERAGE(['file:///home/runejen/Dropbox/Skole/Master/Data/Model_1.ods'#$plain.M67]; ['file:///home/runejen/Dropbox/Skole/Master/Data/Model_2.ods'#$plain.M67]; ['file:///home/runejen/Dropbox/Skole/Master/Data/Model_3.ods'#$plain.M67]; ['file:///home/runejen/Dropbox/Skole/Master/Data/Model_4.ods'#$plain.M67]; ['file:///home/runejen/Dropbox/Skole/Master/Data/Model_5.ods'#$plain.M67])" office:value-type="float" office:value="97.104" calcext:value-type="float">
            <text:p>97.10</text:p>
          </table:table-cell>
          <table:table-cell table:formula="of:=AVERAGE(['file:///home/runejen/Dropbox/Skole/Master/Data/Model_1.ods'#$plain.N67]; ['file:///home/runejen/Dropbox/Skole/Master/Data/Model_2.ods'#$plain.N67]; ['file:///home/runejen/Dropbox/Skole/Master/Data/Model_3.ods'#$plain.N67]; ['file:///home/runejen/Dropbox/Skole/Master/Data/Model_4.ods'#$plain.N67]; ['file:///home/runejen/Dropbox/Skole/Master/Data/Model_5.ods'#$plain.N67])" office:value-type="float" office:value="93.562" calcext:value-type="float">
            <text:p>93.56</text:p>
          </table:table-cell>
          <table:table-cell table:formula="of:=AVERAGE(['file:///home/runejen/Dropbox/Skole/Master/Data/Model_1.ods'#$plain.O67]; ['file:///home/runejen/Dropbox/Skole/Master/Data/Model_2.ods'#$plain.O67]; ['file:///home/runejen/Dropbox/Skole/Master/Data/Model_3.ods'#$plain.O67]; ['file:///home/runejen/Dropbox/Skole/Master/Data/Model_4.ods'#$plain.O67]; ['file:///home/runejen/Dropbox/Skole/Master/Data/Model_5.ods'#$plain.O67])" office:value-type="float" office:value="92.82" calcext:value-type="float">
            <text:p>92.82</text:p>
          </table:table-cell>
          <table:table-cell table:formula="of:=AVERAGE(['file:///home/runejen/Dropbox/Skole/Master/Data/Model_1.ods'#$plain.P67]; ['file:///home/runejen/Dropbox/Skole/Master/Data/Model_2.ods'#$plain.P67]; ['file:///home/runejen/Dropbox/Skole/Master/Data/Model_3.ods'#$plain.P67]; ['file:///home/runejen/Dropbox/Skole/Master/Data/Model_4.ods'#$plain.P67]; ['file:///home/runejen/Dropbox/Skole/Master/Data/Model_5.ods'#$plain.P67])" office:value-type="float" office:value="94.456" calcext:value-type="float">
            <text:p>94.46</text:p>
          </table:table-cell>
        </table:table-row>
        <table:table-row table:style-name="ro1">
          <table:table-cell office:value-type="string" calcext:value-type="string">
            <text:p>conf</text:p>
          </table:table-cell>
          <table:table-cell table:number-columns-repeated="11"/>
        </table:table-row>
        <table:table-row table:style-name="ro1">
          <table:table-cell table:style-name="ce3" office:value-type="float" office:value="0.1" calcext:value-type="float">
            <text:p>0.1</text:p>
          </table:table-cell>
          <table:table-cell table:formula="of:=AVERAGE(['file:///home/runejen/Dropbox/Skole/Master/Data/Model_1.ods'#$plain.F59]; ['file:///home/runejen/Dropbox/Skole/Master/Data/Model_2.ods'#$plain.F59]; ['file:///home/runejen/Dropbox/Skole/Master/Data/Model_3.ods'#$plain.F59]; ['file:///home/runejen/Dropbox/Skole/Master/Data/Model_4.ods'#$plain.F59]; ['file:///home/runejen/Dropbox/Skole/Master/Data/Model_5.ods'#$plain.F59])" office:value-type="percentage" office:value="0.290058791153092" calcext:value-type="percentage">
            <text:p>29.01%</text:p>
          </table:table-cell>
          <table:table-cell table:formula="of:=AVERAGE(['file:///home/runejen/Dropbox/Skole/Master/Data/Model_1.ods'#$plain.G59]; ['file:///home/runejen/Dropbox/Skole/Master/Data/Model_2.ods'#$plain.G59]; ['file:///home/runejen/Dropbox/Skole/Master/Data/Model_3.ods'#$plain.G59]; ['file:///home/runejen/Dropbox/Skole/Master/Data/Model_4.ods'#$plain.G59]; ['file:///home/runejen/Dropbox/Skole/Master/Data/Model_5.ods'#$plain.G59])" office:value-type="float" office:value="27.074" calcext:value-type="float">
            <text:p>27.07</text:p>
          </table:table-cell>
          <table:table-cell table:formula="of:=AVERAGE(['file:///home/runejen/Dropbox/Skole/Master/Data/Model_1.ods'#$plain.H59]; ['file:///home/runejen/Dropbox/Skole/Master/Data/Model_2.ods'#$plain.H59]; ['file:///home/runejen/Dropbox/Skole/Master/Data/Model_3.ods'#$plain.H59]; ['file:///home/runejen/Dropbox/Skole/Master/Data/Model_4.ods'#$plain.H59]; ['file:///home/runejen/Dropbox/Skole/Master/Data/Model_5.ods'#$plain.H59])" office:value-type="float" office:value="29.006" calcext:value-type="float">
            <text:p>29.01</text:p>
          </table:table-cell>
          <table:table-cell table:formula="of:=AVERAGE(['file:///home/runejen/Dropbox/Skole/Master/Data/Model_1.ods'#$plain.I59]; ['file:///home/runejen/Dropbox/Skole/Master/Data/Model_2.ods'#$plain.I59]; ['file:///home/runejen/Dropbox/Skole/Master/Data/Model_3.ods'#$plain.I59]; ['file:///home/runejen/Dropbox/Skole/Master/Data/Model_4.ods'#$plain.I59]; ['file:///home/runejen/Dropbox/Skole/Master/Data/Model_5.ods'#$plain.I59])" office:value-type="float" office:value="27.414" calcext:value-type="float">
            <text:p>27.41</text:p>
          </table:table-cell>
          <table:table-cell table:formula="of:=AVERAGE(['file:///home/runejen/Dropbox/Skole/Master/Data/Model_1.ods'#$plain.J59]; ['file:///home/runejen/Dropbox/Skole/Master/Data/Model_2.ods'#$plain.J59]; ['file:///home/runejen/Dropbox/Skole/Master/Data/Model_3.ods'#$plain.J59]; ['file:///home/runejen/Dropbox/Skole/Master/Data/Model_4.ods'#$plain.J59]; ['file:///home/runejen/Dropbox/Skole/Master/Data/Model_5.ods'#$plain.J59])" office:value-type="percentage" office:value="0.969694820676581" calcext:value-type="percentage">
            <text:p>96.97%</text:p>
          </table:table-cell>
          <table:table-cell table:formula="of:=AVERAGE(['file:///home/runejen/Dropbox/Skole/Master/Data/Model_1.ods'#$plain.K59]; ['file:///home/runejen/Dropbox/Skole/Master/Data/Model_2.ods'#$plain.K59]; ['file:///home/runejen/Dropbox/Skole/Master/Data/Model_3.ods'#$plain.K59]; ['file:///home/runejen/Dropbox/Skole/Master/Data/Model_4.ods'#$plain.K59]; ['file:///home/runejen/Dropbox/Skole/Master/Data/Model_5.ods'#$plain.K59])" office:value-type="float" office:value="96.202" calcext:value-type="float">
            <text:p>96.20</text:p>
          </table:table-cell>
          <table:table-cell table:formula="of:=AVERAGE(['file:///home/runejen/Dropbox/Skole/Master/Data/Model_1.ods'#$plain.L59]; ['file:///home/runejen/Dropbox/Skole/Master/Data/Model_2.ods'#$plain.L59]; ['file:///home/runejen/Dropbox/Skole/Master/Data/Model_3.ods'#$plain.L59]; ['file:///home/runejen/Dropbox/Skole/Master/Data/Model_4.ods'#$plain.L59]; ['file:///home/runejen/Dropbox/Skole/Master/Data/Model_5.ods'#$plain.L59])" office:value-type="float" office:value="96.968" calcext:value-type="float">
            <text:p>96.97</text:p>
          </table:table-cell>
          <table:table-cell table:formula="of:=AVERAGE(['file:///home/runejen/Dropbox/Skole/Master/Data/Model_1.ods'#$plain.M59]; ['file:///home/runejen/Dropbox/Skole/Master/Data/Model_2.ods'#$plain.M59]; ['file:///home/runejen/Dropbox/Skole/Master/Data/Model_3.ods'#$plain.M59]; ['file:///home/runejen/Dropbox/Skole/Master/Data/Model_4.ods'#$plain.M59]; ['file:///home/runejen/Dropbox/Skole/Master/Data/Model_5.ods'#$plain.M59])" office:value-type="float" office:value="96.572" calcext:value-type="float">
            <text:p>96.57</text:p>
          </table:table-cell>
          <table:table-cell table:formula="of:=AVERAGE(['file:///home/runejen/Dropbox/Skole/Master/Data/Model_1.ods'#$plain.N59]; ['file:///home/runejen/Dropbox/Skole/Master/Data/Model_2.ods'#$plain.N59]; ['file:///home/runejen/Dropbox/Skole/Master/Data/Model_3.ods'#$plain.N59]; ['file:///home/runejen/Dropbox/Skole/Master/Data/Model_4.ods'#$plain.N59]; ['file:///home/runejen/Dropbox/Skole/Master/Data/Model_5.ods'#$plain.N59])" office:value-type="float" office:value="93.04" calcext:value-type="float">
            <text:p>93.04</text:p>
          </table:table-cell>
          <table:table-cell table:formula="of:=AVERAGE(['file:///home/runejen/Dropbox/Skole/Master/Data/Model_1.ods'#$plain.O59]; ['file:///home/runejen/Dropbox/Skole/Master/Data/Model_2.ods'#$plain.O59]; ['file:///home/runejen/Dropbox/Skole/Master/Data/Model_3.ods'#$plain.O59]; ['file:///home/runejen/Dropbox/Skole/Master/Data/Model_4.ods'#$plain.O59]; ['file:///home/runejen/Dropbox/Skole/Master/Data/Model_5.ods'#$plain.O59])" office:value-type="float" office:value="92.682" calcext:value-type="float">
            <text:p>92.68</text:p>
          </table:table-cell>
          <table:table-cell table:formula="of:=AVERAGE(['file:///home/runejen/Dropbox/Skole/Master/Data/Model_1.ods'#$plain.P59]; ['file:///home/runejen/Dropbox/Skole/Master/Data/Model_2.ods'#$plain.P59]; ['file:///home/runejen/Dropbox/Skole/Master/Data/Model_3.ods'#$plain.P59]; ['file:///home/runejen/Dropbox/Skole/Master/Data/Model_4.ods'#$plain.P59]; ['file:///home/runejen/Dropbox/Skole/Master/Data/Model_5.ods'#$plain.P59])" office:value-type="float" office:value="93.484" calcext:value-type="float">
            <text:p>93.48</text:p>
          </table:table-cell>
        </table:table-row>
        <table:table-row table:style-name="ro1">
          <table:table-cell table:style-name="ce3" office:value-type="float" office:value="0.2" calcext:value-type="float">
            <text:p>0.2</text:p>
          </table:table-cell>
          <table:table-cell table:formula="of:=AVERAGE(['file:///home/runejen/Dropbox/Skole/Master/Data/Model_1.ods'#$plain.F60]; ['file:///home/runejen/Dropbox/Skole/Master/Data/Model_2.ods'#$plain.F60]; ['file:///home/runejen/Dropbox/Skole/Master/Data/Model_3.ods'#$plain.F60]; ['file:///home/runejen/Dropbox/Skole/Master/Data/Model_4.ods'#$plain.F60]; ['file:///home/runejen/Dropbox/Skole/Master/Data/Model_5.ods'#$plain.F60])" office:value-type="percentage" office:value="0.285353593918523" calcext:value-type="percentage">
            <text:p>28.54%</text:p>
          </table:table-cell>
          <table:table-cell table:formula="of:=AVERAGE(['file:///home/runejen/Dropbox/Skole/Master/Data/Model_1.ods'#$plain.G60]; ['file:///home/runejen/Dropbox/Skole/Master/Data/Model_2.ods'#$plain.G60]; ['file:///home/runejen/Dropbox/Skole/Master/Data/Model_3.ods'#$plain.G60]; ['file:///home/runejen/Dropbox/Skole/Master/Data/Model_4.ods'#$plain.G60]; ['file:///home/runejen/Dropbox/Skole/Master/Data/Model_5.ods'#$plain.G60])" office:value-type="float" office:value="27.71" calcext:value-type="float">
            <text:p>27.71</text:p>
          </table:table-cell>
          <table:table-cell table:formula="of:=AVERAGE(['file:///home/runejen/Dropbox/Skole/Master/Data/Model_1.ods'#$plain.H60]; ['file:///home/runejen/Dropbox/Skole/Master/Data/Model_2.ods'#$plain.H60]; ['file:///home/runejen/Dropbox/Skole/Master/Data/Model_3.ods'#$plain.H60]; ['file:///home/runejen/Dropbox/Skole/Master/Data/Model_4.ods'#$plain.H60]; ['file:///home/runejen/Dropbox/Skole/Master/Data/Model_5.ods'#$plain.H60])" office:value-type="float" office:value="28.536" calcext:value-type="float">
            <text:p>28.54</text:p>
          </table:table-cell>
          <table:table-cell table:formula="of:=AVERAGE(['file:///home/runejen/Dropbox/Skole/Master/Data/Model_1.ods'#$plain.I60]; ['file:///home/runejen/Dropbox/Skole/Master/Data/Model_2.ods'#$plain.I60]; ['file:///home/runejen/Dropbox/Skole/Master/Data/Model_3.ods'#$plain.I60]; ['file:///home/runejen/Dropbox/Skole/Master/Data/Model_4.ods'#$plain.I60]; ['file:///home/runejen/Dropbox/Skole/Master/Data/Model_5.ods'#$plain.I60])" office:value-type="float" office:value="27.494" calcext:value-type="float">
            <text:p>27.49</text:p>
          </table:table-cell>
          <table:table-cell table:formula="of:=AVERAGE(['file:///home/runejen/Dropbox/Skole/Master/Data/Model_1.ods'#$plain.J60]; ['file:///home/runejen/Dropbox/Skole/Master/Data/Model_2.ods'#$plain.J60]; ['file:///home/runejen/Dropbox/Skole/Master/Data/Model_3.ods'#$plain.J60]; ['file:///home/runejen/Dropbox/Skole/Master/Data/Model_4.ods'#$plain.J60]; ['file:///home/runejen/Dropbox/Skole/Master/Data/Model_5.ods'#$plain.J60])" office:value-type="percentage" office:value="0.971591036945257" calcext:value-type="percentage">
            <text:p>97.16%</text:p>
          </table:table-cell>
          <table:table-cell table:formula="of:=AVERAGE(['file:///home/runejen/Dropbox/Skole/Master/Data/Model_1.ods'#$plain.K60]; ['file:///home/runejen/Dropbox/Skole/Master/Data/Model_2.ods'#$plain.K60]; ['file:///home/runejen/Dropbox/Skole/Master/Data/Model_3.ods'#$plain.K60]; ['file:///home/runejen/Dropbox/Skole/Master/Data/Model_4.ods'#$plain.K60]; ['file:///home/runejen/Dropbox/Skole/Master/Data/Model_5.ods'#$plain.K60])" office:value-type="float" office:value="96.184" calcext:value-type="float">
            <text:p>96.18</text:p>
          </table:table-cell>
          <table:table-cell table:formula="of:=AVERAGE(['file:///home/runejen/Dropbox/Skole/Master/Data/Model_1.ods'#$plain.L60]; ['file:///home/runejen/Dropbox/Skole/Master/Data/Model_2.ods'#$plain.L60]; ['file:///home/runejen/Dropbox/Skole/Master/Data/Model_3.ods'#$plain.L60]; ['file:///home/runejen/Dropbox/Skole/Master/Data/Model_4.ods'#$plain.L60]; ['file:///home/runejen/Dropbox/Skole/Master/Data/Model_5.ods'#$plain.L60])" office:value-type="float" office:value="97.158" calcext:value-type="float">
            <text:p>97.16</text:p>
          </table:table-cell>
          <table:table-cell table:formula="of:=AVERAGE(['file:///home/runejen/Dropbox/Skole/Master/Data/Model_1.ods'#$plain.M60]; ['file:///home/runejen/Dropbox/Skole/Master/Data/Model_2.ods'#$plain.M60]; ['file:///home/runejen/Dropbox/Skole/Master/Data/Model_3.ods'#$plain.M60]; ['file:///home/runejen/Dropbox/Skole/Master/Data/Model_4.ods'#$plain.M60]; ['file:///home/runejen/Dropbox/Skole/Master/Data/Model_5.ods'#$plain.M60])" office:value-type="float" office:value="96.66" calcext:value-type="float">
            <text:p>96.66</text:p>
          </table:table-cell>
          <table:table-cell table:formula="of:=AVERAGE(['file:///home/runejen/Dropbox/Skole/Master/Data/Model_1.ods'#$plain.N60]; ['file:///home/runejen/Dropbox/Skole/Master/Data/Model_2.ods'#$plain.N60]; ['file:///home/runejen/Dropbox/Skole/Master/Data/Model_3.ods'#$plain.N60]; ['file:///home/runejen/Dropbox/Skole/Master/Data/Model_4.ods'#$plain.N60]; ['file:///home/runejen/Dropbox/Skole/Master/Data/Model_5.ods'#$plain.N60])" office:value-type="float" office:value="93.128" calcext:value-type="float">
            <text:p>93.13</text:p>
          </table:table-cell>
          <table:table-cell table:formula="of:=AVERAGE(['file:///home/runejen/Dropbox/Skole/Master/Data/Model_1.ods'#$plain.O60]; ['file:///home/runejen/Dropbox/Skole/Master/Data/Model_2.ods'#$plain.O60]; ['file:///home/runejen/Dropbox/Skole/Master/Data/Model_3.ods'#$plain.O60]; ['file:///home/runejen/Dropbox/Skole/Master/Data/Model_4.ods'#$plain.O60]; ['file:///home/runejen/Dropbox/Skole/Master/Data/Model_5.ods'#$plain.O60])" office:value-type="float" office:value="92.7" calcext:value-type="float">
            <text:p>92.70</text:p>
          </table:table-cell>
          <table:table-cell table:formula="of:=AVERAGE(['file:///home/runejen/Dropbox/Skole/Master/Data/Model_1.ods'#$plain.P60]; ['file:///home/runejen/Dropbox/Skole/Master/Data/Model_2.ods'#$plain.P60]; ['file:///home/runejen/Dropbox/Skole/Master/Data/Model_3.ods'#$plain.P60]; ['file:///home/runejen/Dropbox/Skole/Master/Data/Model_4.ods'#$plain.P60]; ['file:///home/runejen/Dropbox/Skole/Master/Data/Model_5.ods'#$plain.P60])" office:value-type="float" office:value="93.642" calcext:value-type="float">
            <text:p>93.64</text:p>
          </table:table-cell>
        </table:table-row>
        <table:table-row table:style-name="ro1">
          <table:table-cell table:style-name="ce3" office:value-type="float" office:value="0.3" calcext:value-type="float">
            <text:p>0.3</text:p>
          </table:table-cell>
          <table:table-cell table:formula="of:=AVERAGE(['file:///home/runejen/Dropbox/Skole/Master/Data/Model_1.ods'#$plain.F61]; ['file:///home/runejen/Dropbox/Skole/Master/Data/Model_2.ods'#$plain.F61]; ['file:///home/runejen/Dropbox/Skole/Master/Data/Model_3.ods'#$plain.F61]; ['file:///home/runejen/Dropbox/Skole/Master/Data/Model_4.ods'#$plain.F61]; ['file:///home/runejen/Dropbox/Skole/Master/Data/Model_5.ods'#$plain.F61])" office:value-type="percentage" office:value="0.280209661890434" calcext:value-type="percentage">
            <text:p>28.02%</text:p>
          </table:table-cell>
          <table:table-cell table:formula="of:=AVERAGE(['file:///home/runejen/Dropbox/Skole/Master/Data/Model_1.ods'#$plain.G61]; ['file:///home/runejen/Dropbox/Skole/Master/Data/Model_2.ods'#$plain.G61]; ['file:///home/runejen/Dropbox/Skole/Master/Data/Model_3.ods'#$plain.G61]; ['file:///home/runejen/Dropbox/Skole/Master/Data/Model_4.ods'#$plain.G61]; ['file:///home/runejen/Dropbox/Skole/Master/Data/Model_5.ods'#$plain.G61])" office:value-type="float" office:value="27.846" calcext:value-type="float">
            <text:p>27.85</text:p>
          </table:table-cell>
          <table:table-cell table:formula="of:=AVERAGE(['file:///home/runejen/Dropbox/Skole/Master/Data/Model_1.ods'#$plain.H61]; ['file:///home/runejen/Dropbox/Skole/Master/Data/Model_2.ods'#$plain.H61]; ['file:///home/runejen/Dropbox/Skole/Master/Data/Model_3.ods'#$plain.H61]; ['file:///home/runejen/Dropbox/Skole/Master/Data/Model_4.ods'#$plain.H61]; ['file:///home/runejen/Dropbox/Skole/Master/Data/Model_5.ods'#$plain.H61])" office:value-type="float" office:value="28.022" calcext:value-type="float">
            <text:p>28.02</text:p>
          </table:table-cell>
          <table:table-cell table:formula="of:=AVERAGE(['file:///home/runejen/Dropbox/Skole/Master/Data/Model_1.ods'#$plain.I61]; ['file:///home/runejen/Dropbox/Skole/Master/Data/Model_2.ods'#$plain.I61]; ['file:///home/runejen/Dropbox/Skole/Master/Data/Model_3.ods'#$plain.I61]; ['file:///home/runejen/Dropbox/Skole/Master/Data/Model_4.ods'#$plain.I61]; ['file:///home/runejen/Dropbox/Skole/Master/Data/Model_5.ods'#$plain.I61])" office:value-type="float" office:value="27.31" calcext:value-type="float">
            <text:p>27.31</text:p>
          </table:table-cell>
          <table:table-cell table:formula="of:=AVERAGE(['file:///home/runejen/Dropbox/Skole/Master/Data/Model_1.ods'#$plain.J61]; ['file:///home/runejen/Dropbox/Skole/Master/Data/Model_2.ods'#$plain.J61]; ['file:///home/runejen/Dropbox/Skole/Master/Data/Model_3.ods'#$plain.J61]; ['file:///home/runejen/Dropbox/Skole/Master/Data/Model_4.ods'#$plain.J61]; ['file:///home/runejen/Dropbox/Skole/Master/Data/Model_5.ods'#$plain.J61])" office:value-type="percentage" office:value="0.972862169323062" calcext:value-type="percentage">
            <text:p>97.29%</text:p>
          </table:table-cell>
          <table:table-cell table:formula="of:=AVERAGE(['file:///home/runejen/Dropbox/Skole/Master/Data/Model_1.ods'#$plain.K61]; ['file:///home/runejen/Dropbox/Skole/Master/Data/Model_2.ods'#$plain.K61]; ['file:///home/runejen/Dropbox/Skole/Master/Data/Model_3.ods'#$plain.K61]; ['file:///home/runejen/Dropbox/Skole/Master/Data/Model_4.ods'#$plain.K61]; ['file:///home/runejen/Dropbox/Skole/Master/Data/Model_5.ods'#$plain.K61])" office:value-type="float" office:value="96.168" calcext:value-type="float">
            <text:p>96.17</text:p>
          </table:table-cell>
          <table:table-cell table:formula="of:=AVERAGE(['file:///home/runejen/Dropbox/Skole/Master/Data/Model_1.ods'#$plain.L61]; ['file:///home/runejen/Dropbox/Skole/Master/Data/Model_2.ods'#$plain.L61]; ['file:///home/runejen/Dropbox/Skole/Master/Data/Model_3.ods'#$plain.L61]; ['file:///home/runejen/Dropbox/Skole/Master/Data/Model_4.ods'#$plain.L61]; ['file:///home/runejen/Dropbox/Skole/Master/Data/Model_5.ods'#$plain.L61])" office:value-type="float" office:value="97.288" calcext:value-type="float">
            <text:p>97.29</text:p>
          </table:table-cell>
          <table:table-cell table:formula="of:=AVERAGE(['file:///home/runejen/Dropbox/Skole/Master/Data/Model_1.ods'#$plain.M61]; ['file:///home/runejen/Dropbox/Skole/Master/Data/Model_2.ods'#$plain.M61]; ['file:///home/runejen/Dropbox/Skole/Master/Data/Model_3.ods'#$plain.M61]; ['file:///home/runejen/Dropbox/Skole/Master/Data/Model_4.ods'#$plain.M61]; ['file:///home/runejen/Dropbox/Skole/Master/Data/Model_5.ods'#$plain.M61])" office:value-type="float" office:value="96.714" calcext:value-type="float">
            <text:p>96.71</text:p>
          </table:table-cell>
          <table:table-cell table:formula="of:=AVERAGE(['file:///home/runejen/Dropbox/Skole/Master/Data/Model_1.ods'#$plain.N61]; ['file:///home/runejen/Dropbox/Skole/Master/Data/Model_2.ods'#$plain.N61]; ['file:///home/runejen/Dropbox/Skole/Master/Data/Model_3.ods'#$plain.N61]; ['file:///home/runejen/Dropbox/Skole/Master/Data/Model_4.ods'#$plain.N61]; ['file:///home/runejen/Dropbox/Skole/Master/Data/Model_5.ods'#$plain.N61])" office:value-type="float" office:value="93.17" calcext:value-type="float">
            <text:p>93.17</text:p>
          </table:table-cell>
          <table:table-cell table:formula="of:=AVERAGE(['file:///home/runejen/Dropbox/Skole/Master/Data/Model_1.ods'#$plain.O61]; ['file:///home/runejen/Dropbox/Skole/Master/Data/Model_2.ods'#$plain.O61]; ['file:///home/runejen/Dropbox/Skole/Master/Data/Model_3.ods'#$plain.O61]; ['file:///home/runejen/Dropbox/Skole/Master/Data/Model_4.ods'#$plain.O61]; ['file:///home/runejen/Dropbox/Skole/Master/Data/Model_5.ods'#$plain.O61])" office:value-type="float" office:value="92.692" calcext:value-type="float">
            <text:p>92.69</text:p>
          </table:table-cell>
          <table:table-cell table:formula="of:=AVERAGE(['file:///home/runejen/Dropbox/Skole/Master/Data/Model_1.ods'#$plain.P61]; ['file:///home/runejen/Dropbox/Skole/Master/Data/Model_2.ods'#$plain.P61]; ['file:///home/runejen/Dropbox/Skole/Master/Data/Model_3.ods'#$plain.P61]; ['file:///home/runejen/Dropbox/Skole/Master/Data/Model_4.ods'#$plain.P61]; ['file:///home/runejen/Dropbox/Skole/Master/Data/Model_5.ods'#$plain.P61])" office:value-type="float" office:value="93.74" calcext:value-type="float">
            <text:p>93.74</text:p>
          </table:table-cell>
        </table:table-row>
        <table:table-row table:style-name="ro1">
          <table:table-cell table:style-name="ce3" office:value-type="float" office:value="0.4" calcext:value-type="float">
            <text:p>0.4</text:p>
          </table:table-cell>
          <table:table-cell table:formula="of:=AVERAGE(['file:///home/runejen/Dropbox/Skole/Master/Data/Model_1.ods'#$plain.F62]; ['file:///home/runejen/Dropbox/Skole/Master/Data/Model_2.ods'#$plain.F62]; ['file:///home/runejen/Dropbox/Skole/Master/Data/Model_3.ods'#$plain.F62]; ['file:///home/runejen/Dropbox/Skole/Master/Data/Model_4.ods'#$plain.F62]; ['file:///home/runejen/Dropbox/Skole/Master/Data/Model_5.ods'#$plain.F62])" office:value-type="percentage" office:value="0.277142731826048" calcext:value-type="percentage">
            <text:p>27.71%</text:p>
          </table:table-cell>
          <table:table-cell table:formula="of:=AVERAGE(['file:///home/runejen/Dropbox/Skole/Master/Data/Model_1.ods'#$plain.G62]; ['file:///home/runejen/Dropbox/Skole/Master/Data/Model_2.ods'#$plain.G62]; ['file:///home/runejen/Dropbox/Skole/Master/Data/Model_3.ods'#$plain.G62]; ['file:///home/runejen/Dropbox/Skole/Master/Data/Model_4.ods'#$plain.G62]; ['file:///home/runejen/Dropbox/Skole/Master/Data/Model_5.ods'#$plain.G62])" office:value-type="float" office:value="28.136" calcext:value-type="float">
            <text:p>28.14</text:p>
          </table:table-cell>
          <table:table-cell table:formula="of:=AVERAGE(['file:///home/runejen/Dropbox/Skole/Master/Data/Model_1.ods'#$plain.H62]; ['file:///home/runejen/Dropbox/Skole/Master/Data/Model_2.ods'#$plain.H62]; ['file:///home/runejen/Dropbox/Skole/Master/Data/Model_3.ods'#$plain.H62]; ['file:///home/runejen/Dropbox/Skole/Master/Data/Model_4.ods'#$plain.H62]; ['file:///home/runejen/Dropbox/Skole/Master/Data/Model_5.ods'#$plain.H62])" office:value-type="float" office:value="27.714" calcext:value-type="float">
            <text:p>27.71</text:p>
          </table:table-cell>
          <table:table-cell table:formula="of:=AVERAGE(['file:///home/runejen/Dropbox/Skole/Master/Data/Model_1.ods'#$plain.I62]; ['file:///home/runejen/Dropbox/Skole/Master/Data/Model_2.ods'#$plain.I62]; ['file:///home/runejen/Dropbox/Skole/Master/Data/Model_3.ods'#$plain.I62]; ['file:///home/runejen/Dropbox/Skole/Master/Data/Model_4.ods'#$plain.I62]; ['file:///home/runejen/Dropbox/Skole/Master/Data/Model_5.ods'#$plain.I62])" office:value-type="float" office:value="27.316" calcext:value-type="float">
            <text:p>27.32</text:p>
          </table:table-cell>
          <table:table-cell table:formula="of:=AVERAGE(['file:///home/runejen/Dropbox/Skole/Master/Data/Model_1.ods'#$plain.J62]; ['file:///home/runejen/Dropbox/Skole/Master/Data/Model_2.ods'#$plain.J62]; ['file:///home/runejen/Dropbox/Skole/Master/Data/Model_3.ods'#$plain.J62]; ['file:///home/runejen/Dropbox/Skole/Master/Data/Model_4.ods'#$plain.J62]; ['file:///home/runejen/Dropbox/Skole/Master/Data/Model_5.ods'#$plain.J62])" office:value-type="percentage" office:value="0.97399003898109" calcext:value-type="percentage">
            <text:p>97.40%</text:p>
          </table:table-cell>
          <table:table-cell table:formula="of:=AVERAGE(['file:///home/runejen/Dropbox/Skole/Master/Data/Model_1.ods'#$plain.K62]; ['file:///home/runejen/Dropbox/Skole/Master/Data/Model_2.ods'#$plain.K62]; ['file:///home/runejen/Dropbox/Skole/Master/Data/Model_3.ods'#$plain.K62]; ['file:///home/runejen/Dropbox/Skole/Master/Data/Model_4.ods'#$plain.K62]; ['file:///home/runejen/Dropbox/Skole/Master/Data/Model_5.ods'#$plain.K62])" office:value-type="float" office:value="96.156" calcext:value-type="float">
            <text:p>96.16</text:p>
          </table:table-cell>
          <table:table-cell table:formula="of:=AVERAGE(['file:///home/runejen/Dropbox/Skole/Master/Data/Model_1.ods'#$plain.L62]; ['file:///home/runejen/Dropbox/Skole/Master/Data/Model_2.ods'#$plain.L62]; ['file:///home/runejen/Dropbox/Skole/Master/Data/Model_3.ods'#$plain.L62]; ['file:///home/runejen/Dropbox/Skole/Master/Data/Model_4.ods'#$plain.L62]; ['file:///home/runejen/Dropbox/Skole/Master/Data/Model_5.ods'#$plain.L62])" office:value-type="float" office:value="97.4" calcext:value-type="float">
            <text:p>97.40</text:p>
          </table:table-cell>
          <table:table-cell table:formula="of:=AVERAGE(['file:///home/runejen/Dropbox/Skole/Master/Data/Model_1.ods'#$plain.M62]; ['file:///home/runejen/Dropbox/Skole/Master/Data/Model_2.ods'#$plain.M62]; ['file:///home/runejen/Dropbox/Skole/Master/Data/Model_3.ods'#$plain.M62]; ['file:///home/runejen/Dropbox/Skole/Master/Data/Model_4.ods'#$plain.M62]; ['file:///home/runejen/Dropbox/Skole/Master/Data/Model_5.ods'#$plain.M62])" office:value-type="float" office:value="96.764" calcext:value-type="float">
            <text:p>96.76</text:p>
          </table:table-cell>
          <table:table-cell table:formula="of:=AVERAGE(['file:///home/runejen/Dropbox/Skole/Master/Data/Model_1.ods'#$plain.N62]; ['file:///home/runejen/Dropbox/Skole/Master/Data/Model_2.ods'#$plain.N62]; ['file:///home/runejen/Dropbox/Skole/Master/Data/Model_3.ods'#$plain.N62]; ['file:///home/runejen/Dropbox/Skole/Master/Data/Model_4.ods'#$plain.N62]; ['file:///home/runejen/Dropbox/Skole/Master/Data/Model_5.ods'#$plain.N62])" office:value-type="float" office:value="93.218" calcext:value-type="float">
            <text:p>93.22</text:p>
          </table:table-cell>
          <table:table-cell table:formula="of:=AVERAGE(['file:///home/runejen/Dropbox/Skole/Master/Data/Model_1.ods'#$plain.O62]; ['file:///home/runejen/Dropbox/Skole/Master/Data/Model_2.ods'#$plain.O62]; ['file:///home/runejen/Dropbox/Skole/Master/Data/Model_3.ods'#$plain.O62]; ['file:///home/runejen/Dropbox/Skole/Master/Data/Model_4.ods'#$plain.O62]; ['file:///home/runejen/Dropbox/Skole/Master/Data/Model_5.ods'#$plain.O62])" office:value-type="float" office:value="92.696" calcext:value-type="float">
            <text:p>92.70</text:p>
          </table:table-cell>
          <table:table-cell table:formula="of:=AVERAGE(['file:///home/runejen/Dropbox/Skole/Master/Data/Model_1.ods'#$plain.P62]; ['file:///home/runejen/Dropbox/Skole/Master/Data/Model_2.ods'#$plain.P62]; ['file:///home/runejen/Dropbox/Skole/Master/Data/Model_3.ods'#$plain.P62]; ['file:///home/runejen/Dropbox/Skole/Master/Data/Model_4.ods'#$plain.P62]; ['file:///home/runejen/Dropbox/Skole/Master/Data/Model_5.ods'#$plain.P62])" office:value-type="float" office:value="93.828" calcext:value-type="float">
            <text:p>93.83</text:p>
          </table:table-cell>
        </table:table-row>
        <table:table-row table:style-name="ro1">
          <table:table-cell table:style-name="ce3" office:value-type="float" office:value="0.5" calcext:value-type="float">
            <text:p>0.5</text:p>
          </table:table-cell>
          <table:table-cell table:formula="of:=AVERAGE(['file:///home/runejen/Dropbox/Skole/Master/Data/Model_1.ods'#$plain.F63]; ['file:///home/runejen/Dropbox/Skole/Master/Data/Model_2.ods'#$plain.F63]; ['file:///home/runejen/Dropbox/Skole/Master/Data/Model_3.ods'#$plain.F63]; ['file:///home/runejen/Dropbox/Skole/Master/Data/Model_4.ods'#$plain.F63]; ['file:///home/runejen/Dropbox/Skole/Master/Data/Model_5.ods'#$plain.F63])" office:value-type="percentage" office:value="0.2758890001593" calcext:value-type="percentage">
            <text:p>27.59%</text:p>
          </table:table-cell>
          <table:table-cell table:formula="of:=AVERAGE(['file:///home/runejen/Dropbox/Skole/Master/Data/Model_1.ods'#$plain.G63]; ['file:///home/runejen/Dropbox/Skole/Master/Data/Model_2.ods'#$plain.G63]; ['file:///home/runejen/Dropbox/Skole/Master/Data/Model_3.ods'#$plain.G63]; ['file:///home/runejen/Dropbox/Skole/Master/Data/Model_4.ods'#$plain.G63]; ['file:///home/runejen/Dropbox/Skole/Master/Data/Model_5.ods'#$plain.G63])" office:value-type="float" office:value="28.628" calcext:value-type="float">
            <text:p>28.63</text:p>
          </table:table-cell>
          <table:table-cell table:formula="of:=AVERAGE(['file:///home/runejen/Dropbox/Skole/Master/Data/Model_1.ods'#$plain.H63]; ['file:///home/runejen/Dropbox/Skole/Master/Data/Model_2.ods'#$plain.H63]; ['file:///home/runejen/Dropbox/Skole/Master/Data/Model_3.ods'#$plain.H63]; ['file:///home/runejen/Dropbox/Skole/Master/Data/Model_4.ods'#$plain.H63]; ['file:///home/runejen/Dropbox/Skole/Master/Data/Model_5.ods'#$plain.H63])" office:value-type="float" office:value="27.59" calcext:value-type="float">
            <text:p>27.59</text:p>
          </table:table-cell>
          <table:table-cell table:formula="of:=AVERAGE(['file:///home/runejen/Dropbox/Skole/Master/Data/Model_1.ods'#$plain.I63]; ['file:///home/runejen/Dropbox/Skole/Master/Data/Model_2.ods'#$plain.I63]; ['file:///home/runejen/Dropbox/Skole/Master/Data/Model_3.ods'#$plain.I63]; ['file:///home/runejen/Dropbox/Skole/Master/Data/Model_4.ods'#$plain.I63]; ['file:///home/runejen/Dropbox/Skole/Master/Data/Model_5.ods'#$plain.I63])" office:value-type="float" office:value="27.462" calcext:value-type="float">
            <text:p>27.46</text:p>
          </table:table-cell>
          <table:table-cell table:formula="of:=AVERAGE(['file:///home/runejen/Dropbox/Skole/Master/Data/Model_1.ods'#$plain.J63]; ['file:///home/runejen/Dropbox/Skole/Master/Data/Model_2.ods'#$plain.J63]; ['file:///home/runejen/Dropbox/Skole/Master/Data/Model_3.ods'#$plain.J63]; ['file:///home/runejen/Dropbox/Skole/Master/Data/Model_4.ods'#$plain.J63]; ['file:///home/runejen/Dropbox/Skole/Master/Data/Model_5.ods'#$plain.J63])" office:value-type="percentage" office:value="0.975103203185609" calcext:value-type="percentage">
            <text:p>97.51%</text:p>
          </table:table-cell>
          <table:table-cell table:formula="of:=AVERAGE(['file:///home/runejen/Dropbox/Skole/Master/Data/Model_1.ods'#$plain.K63]; ['file:///home/runejen/Dropbox/Skole/Master/Data/Model_2.ods'#$plain.K63]; ['file:///home/runejen/Dropbox/Skole/Master/Data/Model_3.ods'#$plain.K63]; ['file:///home/runejen/Dropbox/Skole/Master/Data/Model_4.ods'#$plain.K63]; ['file:///home/runejen/Dropbox/Skole/Master/Data/Model_5.ods'#$plain.K63])" office:value-type="float" office:value="96.154" calcext:value-type="float">
            <text:p>96.15</text:p>
          </table:table-cell>
          <table:table-cell table:formula="of:=AVERAGE(['file:///home/runejen/Dropbox/Skole/Master/Data/Model_1.ods'#$plain.L63]; ['file:///home/runejen/Dropbox/Skole/Master/Data/Model_2.ods'#$plain.L63]; ['file:///home/runejen/Dropbox/Skole/Master/Data/Model_3.ods'#$plain.L63]; ['file:///home/runejen/Dropbox/Skole/Master/Data/Model_4.ods'#$plain.L63]; ['file:///home/runejen/Dropbox/Skole/Master/Data/Model_5.ods'#$plain.L63])" office:value-type="float" office:value="97.51" calcext:value-type="float">
            <text:p>97.51</text:p>
          </table:table-cell>
          <table:table-cell table:formula="of:=AVERAGE(['file:///home/runejen/Dropbox/Skole/Master/Data/Model_1.ods'#$plain.M63]; ['file:///home/runejen/Dropbox/Skole/Master/Data/Model_2.ods'#$plain.M63]; ['file:///home/runejen/Dropbox/Skole/Master/Data/Model_3.ods'#$plain.M63]; ['file:///home/runejen/Dropbox/Skole/Master/Data/Model_4.ods'#$plain.M63]; ['file:///home/runejen/Dropbox/Skole/Master/Data/Model_5.ods'#$plain.M63])" office:value-type="float" office:value="96.818" calcext:value-type="float">
            <text:p>96.82</text:p>
          </table:table-cell>
          <table:table-cell table:formula="of:=AVERAGE(['file:///home/runejen/Dropbox/Skole/Master/Data/Model_1.ods'#$plain.N63]; ['file:///home/runejen/Dropbox/Skole/Master/Data/Model_2.ods'#$plain.N63]; ['file:///home/runejen/Dropbox/Skole/Master/Data/Model_3.ods'#$plain.N63]; ['file:///home/runejen/Dropbox/Skole/Master/Data/Model_4.ods'#$plain.N63]; ['file:///home/runejen/Dropbox/Skole/Master/Data/Model_5.ods'#$plain.N63])" office:value-type="float" office:value="93.274" calcext:value-type="float">
            <text:p>93.27</text:p>
          </table:table-cell>
          <table:table-cell table:formula="of:=AVERAGE(['file:///home/runejen/Dropbox/Skole/Master/Data/Model_1.ods'#$plain.O63]; ['file:///home/runejen/Dropbox/Skole/Master/Data/Model_2.ods'#$plain.O63]; ['file:///home/runejen/Dropbox/Skole/Master/Data/Model_3.ods'#$plain.O63]; ['file:///home/runejen/Dropbox/Skole/Master/Data/Model_4.ods'#$plain.O63]; ['file:///home/runejen/Dropbox/Skole/Master/Data/Model_5.ods'#$plain.O63])" office:value-type="float" office:value="92.718" calcext:value-type="float">
            <text:p>92.72</text:p>
          </table:table-cell>
          <table:table-cell table:formula="of:=AVERAGE(['file:///home/runejen/Dropbox/Skole/Master/Data/Model_1.ods'#$plain.P63]; ['file:///home/runejen/Dropbox/Skole/Master/Data/Model_2.ods'#$plain.P63]; ['file:///home/runejen/Dropbox/Skole/Master/Data/Model_3.ods'#$plain.P63]; ['file:///home/runejen/Dropbox/Skole/Master/Data/Model_4.ods'#$plain.P63]; ['file:///home/runejen/Dropbox/Skole/Master/Data/Model_5.ods'#$plain.P63])" office:value-type="float" office:value="93.928" calcext:value-type="float">
            <text:p>93.93</text:p>
          </table:table-cell>
        </table:table-row>
        <table:table-row table:style-name="ro1">
          <table:table-cell table:style-name="ce3" office:value-type="float" office:value="0.6" calcext:value-type="float">
            <text:p>0.6</text:p>
          </table:table-cell>
          <table:table-cell table:formula="of:=AVERAGE(['file:///home/runejen/Dropbox/Skole/Master/Data/Model_1.ods'#$plain.F64]; ['file:///home/runejen/Dropbox/Skole/Master/Data/Model_2.ods'#$plain.F64]; ['file:///home/runejen/Dropbox/Skole/Master/Data/Model_3.ods'#$plain.F64]; ['file:///home/runejen/Dropbox/Skole/Master/Data/Model_4.ods'#$plain.F64]; ['file:///home/runejen/Dropbox/Skole/Master/Data/Model_5.ods'#$plain.F64])" office:value-type="percentage" office:value="0.274201482532503" calcext:value-type="percentage">
            <text:p>27.42%</text:p>
          </table:table-cell>
          <table:table-cell table:formula="of:=AVERAGE(['file:///home/runejen/Dropbox/Skole/Master/Data/Model_1.ods'#$plain.G64]; ['file:///home/runejen/Dropbox/Skole/Master/Data/Model_2.ods'#$plain.G64]; ['file:///home/runejen/Dropbox/Skole/Master/Data/Model_3.ods'#$plain.G64]; ['file:///home/runejen/Dropbox/Skole/Master/Data/Model_4.ods'#$plain.G64]; ['file:///home/runejen/Dropbox/Skole/Master/Data/Model_5.ods'#$plain.G64])" office:value-type="float" office:value="29.06" calcext:value-type="float">
            <text:p>29.06</text:p>
          </table:table-cell>
          <table:table-cell table:formula="of:=AVERAGE(['file:///home/runejen/Dropbox/Skole/Master/Data/Model_1.ods'#$plain.H64]; ['file:///home/runejen/Dropbox/Skole/Master/Data/Model_2.ods'#$plain.H64]; ['file:///home/runejen/Dropbox/Skole/Master/Data/Model_3.ods'#$plain.H64]; ['file:///home/runejen/Dropbox/Skole/Master/Data/Model_4.ods'#$plain.H64]; ['file:///home/runejen/Dropbox/Skole/Master/Data/Model_5.ods'#$plain.H64])" office:value-type="float" office:value="27.422" calcext:value-type="float">
            <text:p>27.42</text:p>
          </table:table-cell>
          <table:table-cell table:formula="of:=AVERAGE(['file:///home/runejen/Dropbox/Skole/Master/Data/Model_1.ods'#$plain.I64]; ['file:///home/runejen/Dropbox/Skole/Master/Data/Model_2.ods'#$plain.I64]; ['file:///home/runejen/Dropbox/Skole/Master/Data/Model_3.ods'#$plain.I64]; ['file:///home/runejen/Dropbox/Skole/Master/Data/Model_4.ods'#$plain.I64]; ['file:///home/runejen/Dropbox/Skole/Master/Data/Model_5.ods'#$plain.I64])" office:value-type="float" office:value="27.538" calcext:value-type="float">
            <text:p>27.54</text:p>
          </table:table-cell>
          <table:table-cell table:formula="of:=AVERAGE(['file:///home/runejen/Dropbox/Skole/Master/Data/Model_1.ods'#$plain.J64]; ['file:///home/runejen/Dropbox/Skole/Master/Data/Model_2.ods'#$plain.J64]; ['file:///home/runejen/Dropbox/Skole/Master/Data/Model_3.ods'#$plain.J64]; ['file:///home/runejen/Dropbox/Skole/Master/Data/Model_4.ods'#$plain.J64]; ['file:///home/runejen/Dropbox/Skole/Master/Data/Model_5.ods'#$plain.J64])" office:value-type="percentage" office:value="0.976288613513285" calcext:value-type="percentage">
            <text:p>97.63%</text:p>
          </table:table-cell>
          <table:table-cell table:formula="of:=AVERAGE(['file:///home/runejen/Dropbox/Skole/Master/Data/Model_1.ods'#$plain.K64]; ['file:///home/runejen/Dropbox/Skole/Master/Data/Model_2.ods'#$plain.K64]; ['file:///home/runejen/Dropbox/Skole/Master/Data/Model_3.ods'#$plain.K64]; ['file:///home/runejen/Dropbox/Skole/Master/Data/Model_4.ods'#$plain.K64]; ['file:///home/runejen/Dropbox/Skole/Master/Data/Model_5.ods'#$plain.K64])" office:value-type="float" office:value="96.15" calcext:value-type="float">
            <text:p>96.15</text:p>
          </table:table-cell>
          <table:table-cell table:formula="of:=AVERAGE(['file:///home/runejen/Dropbox/Skole/Master/Data/Model_1.ods'#$plain.L64]; ['file:///home/runejen/Dropbox/Skole/Master/Data/Model_2.ods'#$plain.L64]; ['file:///home/runejen/Dropbox/Skole/Master/Data/Model_3.ods'#$plain.L64]; ['file:///home/runejen/Dropbox/Skole/Master/Data/Model_4.ods'#$plain.L64]; ['file:///home/runejen/Dropbox/Skole/Master/Data/Model_5.ods'#$plain.L64])" office:value-type="float" office:value="97.632" calcext:value-type="float">
            <text:p>97.63</text:p>
          </table:table-cell>
          <table:table-cell table:formula="of:=AVERAGE(['file:///home/runejen/Dropbox/Skole/Master/Data/Model_1.ods'#$plain.M64]; ['file:///home/runejen/Dropbox/Skole/Master/Data/Model_2.ods'#$plain.M64]; ['file:///home/runejen/Dropbox/Skole/Master/Data/Model_3.ods'#$plain.M64]; ['file:///home/runejen/Dropbox/Skole/Master/Data/Model_4.ods'#$plain.M64]; ['file:///home/runejen/Dropbox/Skole/Master/Data/Model_5.ods'#$plain.M64])" office:value-type="float" office:value="96.876" calcext:value-type="float">
            <text:p>96.88</text:p>
          </table:table-cell>
          <table:table-cell table:formula="of:=AVERAGE(['file:///home/runejen/Dropbox/Skole/Master/Data/Model_1.ods'#$plain.N64]; ['file:///home/runejen/Dropbox/Skole/Master/Data/Model_2.ods'#$plain.N64]; ['file:///home/runejen/Dropbox/Skole/Master/Data/Model_3.ods'#$plain.N64]; ['file:///home/runejen/Dropbox/Skole/Master/Data/Model_4.ods'#$plain.N64]; ['file:///home/runejen/Dropbox/Skole/Master/Data/Model_5.ods'#$plain.N64])" office:value-type="float" office:value="93.336" calcext:value-type="float">
            <text:p>93.34</text:p>
          </table:table-cell>
          <table:table-cell table:formula="of:=AVERAGE(['file:///home/runejen/Dropbox/Skole/Master/Data/Model_1.ods'#$plain.O64]; ['file:///home/runejen/Dropbox/Skole/Master/Data/Model_2.ods'#$plain.O64]; ['file:///home/runejen/Dropbox/Skole/Master/Data/Model_3.ods'#$plain.O64]; ['file:///home/runejen/Dropbox/Skole/Master/Data/Model_4.ods'#$plain.O64]; ['file:///home/runejen/Dropbox/Skole/Master/Data/Model_5.ods'#$plain.O64])" office:value-type="float" office:value="92.738" calcext:value-type="float">
            <text:p>92.74</text:p>
          </table:table-cell>
          <table:table-cell table:formula="of:=AVERAGE(['file:///home/runejen/Dropbox/Skole/Master/Data/Model_1.ods'#$plain.P64]; ['file:///home/runejen/Dropbox/Skole/Master/Data/Model_2.ods'#$plain.P64]; ['file:///home/runejen/Dropbox/Skole/Master/Data/Model_3.ods'#$plain.P64]; ['file:///home/runejen/Dropbox/Skole/Master/Data/Model_4.ods'#$plain.P64]; ['file:///home/runejen/Dropbox/Skole/Master/Data/Model_5.ods'#$plain.P64])" office:value-type="float" office:value="94.032" calcext:value-type="float">
            <text:p>94.03</text:p>
          </table:table-cell>
        </table:table-row>
        <table:table-row table:style-name="ro1">
          <table:table-cell table:style-name="ce3" office:value-type="float" office:value="0.7" calcext:value-type="float">
            <text:p>0.7</text:p>
          </table:table-cell>
          <table:table-cell table:formula="of:=AVERAGE(['file:///home/runejen/Dropbox/Skole/Master/Data/Model_1.ods'#$plain.F65]; ['file:///home/runejen/Dropbox/Skole/Master/Data/Model_2.ods'#$plain.F65]; ['file:///home/runejen/Dropbox/Skole/Master/Data/Model_3.ods'#$plain.F65]; ['file:///home/runejen/Dropbox/Skole/Master/Data/Model_4.ods'#$plain.F65]; ['file:///home/runejen/Dropbox/Skole/Master/Data/Model_5.ods'#$plain.F65])" office:value-type="percentage" office:value="0.272489483790197" calcext:value-type="percentage">
            <text:p>27.25%</text:p>
          </table:table-cell>
          <table:table-cell table:formula="of:=AVERAGE(['file:///home/runejen/Dropbox/Skole/Master/Data/Model_1.ods'#$plain.G65]; ['file:///home/runejen/Dropbox/Skole/Master/Data/Model_2.ods'#$plain.G65]; ['file:///home/runejen/Dropbox/Skole/Master/Data/Model_3.ods'#$plain.G65]; ['file:///home/runejen/Dropbox/Skole/Master/Data/Model_4.ods'#$plain.G65]; ['file:///home/runejen/Dropbox/Skole/Master/Data/Model_5.ods'#$plain.G65])" office:value-type="float" office:value="29.88" calcext:value-type="float">
            <text:p>29.88</text:p>
          </table:table-cell>
          <table:table-cell table:formula="of:=AVERAGE(['file:///home/runejen/Dropbox/Skole/Master/Data/Model_1.ods'#$plain.H65]; ['file:///home/runejen/Dropbox/Skole/Master/Data/Model_2.ods'#$plain.H65]; ['file:///home/runejen/Dropbox/Skole/Master/Data/Model_3.ods'#$plain.H65]; ['file:///home/runejen/Dropbox/Skole/Master/Data/Model_4.ods'#$plain.H65]; ['file:///home/runejen/Dropbox/Skole/Master/Data/Model_5.ods'#$plain.H65])" office:value-type="float" office:value="27.25" calcext:value-type="float">
            <text:p>27.25</text:p>
          </table:table-cell>
          <table:table-cell table:formula="of:=AVERAGE(['file:///home/runejen/Dropbox/Skole/Master/Data/Model_1.ods'#$plain.I65]; ['file:///home/runejen/Dropbox/Skole/Master/Data/Model_2.ods'#$plain.I65]; ['file:///home/runejen/Dropbox/Skole/Master/Data/Model_3.ods'#$plain.I65]; ['file:///home/runejen/Dropbox/Skole/Master/Data/Model_4.ods'#$plain.I65]; ['file:///home/runejen/Dropbox/Skole/Master/Data/Model_5.ods'#$plain.I65])" office:value-type="float" office:value="27.804" calcext:value-type="float">
            <text:p>27.80</text:p>
          </table:table-cell>
          <table:table-cell table:formula="of:=AVERAGE(['file:///home/runejen/Dropbox/Skole/Master/Data/Model_1.ods'#$plain.J65]; ['file:///home/runejen/Dropbox/Skole/Master/Data/Model_2.ods'#$plain.J65]; ['file:///home/runejen/Dropbox/Skole/Master/Data/Model_3.ods'#$plain.J65]; ['file:///home/runejen/Dropbox/Skole/Master/Data/Model_4.ods'#$plain.J65]; ['file:///home/runejen/Dropbox/Skole/Master/Data/Model_5.ods'#$plain.J65])" office:value-type="percentage" office:value="0.977762299050297" calcext:value-type="percentage">
            <text:p>97.78%</text:p>
          </table:table-cell>
          <table:table-cell table:formula="of:=AVERAGE(['file:///home/runejen/Dropbox/Skole/Master/Data/Model_1.ods'#$plain.K65]; ['file:///home/runejen/Dropbox/Skole/Master/Data/Model_2.ods'#$plain.K65]; ['file:///home/runejen/Dropbox/Skole/Master/Data/Model_3.ods'#$plain.K65]; ['file:///home/runejen/Dropbox/Skole/Master/Data/Model_4.ods'#$plain.K65]; ['file:///home/runejen/Dropbox/Skole/Master/Data/Model_5.ods'#$plain.K65])" office:value-type="float" office:value="96.144" calcext:value-type="float">
            <text:p>96.14</text:p>
          </table:table-cell>
          <table:table-cell table:formula="of:=AVERAGE(['file:///home/runejen/Dropbox/Skole/Master/Data/Model_1.ods'#$plain.L65]; ['file:///home/runejen/Dropbox/Skole/Master/Data/Model_2.ods'#$plain.L65]; ['file:///home/runejen/Dropbox/Skole/Master/Data/Model_3.ods'#$plain.L65]; ['file:///home/runejen/Dropbox/Skole/Master/Data/Model_4.ods'#$plain.L65]; ['file:///home/runejen/Dropbox/Skole/Master/Data/Model_5.ods'#$plain.L65])" office:value-type="float" office:value="97.778" calcext:value-type="float">
            <text:p>97.78</text:p>
          </table:table-cell>
          <table:table-cell table:formula="of:=AVERAGE(['file:///home/runejen/Dropbox/Skole/Master/Data/Model_1.ods'#$plain.M65]; ['file:///home/runejen/Dropbox/Skole/Master/Data/Model_2.ods'#$plain.M65]; ['file:///home/runejen/Dropbox/Skole/Master/Data/Model_3.ods'#$plain.M65]; ['file:///home/runejen/Dropbox/Skole/Master/Data/Model_4.ods'#$plain.M65]; ['file:///home/runejen/Dropbox/Skole/Master/Data/Model_5.ods'#$plain.M65])" office:value-type="float" office:value="96.944" calcext:value-type="float">
            <text:p>96.94</text:p>
          </table:table-cell>
          <table:table-cell table:formula="of:=AVERAGE(['file:///home/runejen/Dropbox/Skole/Master/Data/Model_1.ods'#$plain.N65]; ['file:///home/runejen/Dropbox/Skole/Master/Data/Model_2.ods'#$plain.N65]; ['file:///home/runejen/Dropbox/Skole/Master/Data/Model_3.ods'#$plain.N65]; ['file:///home/runejen/Dropbox/Skole/Master/Data/Model_4.ods'#$plain.N65]; ['file:///home/runejen/Dropbox/Skole/Master/Data/Model_5.ods'#$plain.N65])" office:value-type="float" office:value="93.41" calcext:value-type="float">
            <text:p>93.41</text:p>
          </table:table-cell>
          <table:table-cell table:formula="of:=AVERAGE(['file:///home/runejen/Dropbox/Skole/Master/Data/Model_1.ods'#$plain.O65]; ['file:///home/runejen/Dropbox/Skole/Master/Data/Model_2.ods'#$plain.O65]; ['file:///home/runejen/Dropbox/Skole/Master/Data/Model_3.ods'#$plain.O65]; ['file:///home/runejen/Dropbox/Skole/Master/Data/Model_4.ods'#$plain.O65]; ['file:///home/runejen/Dropbox/Skole/Master/Data/Model_5.ods'#$plain.O65])" office:value-type="float" office:value="92.77" calcext:value-type="float">
            <text:p>92.77</text:p>
          </table:table-cell>
          <table:table-cell table:formula="of:=AVERAGE(['file:///home/runejen/Dropbox/Skole/Master/Data/Model_1.ods'#$plain.P65]; ['file:///home/runejen/Dropbox/Skole/Master/Data/Model_2.ods'#$plain.P65]; ['file:///home/runejen/Dropbox/Skole/Master/Data/Model_3.ods'#$plain.P65]; ['file:///home/runejen/Dropbox/Skole/Master/Data/Model_4.ods'#$plain.P65]; ['file:///home/runejen/Dropbox/Skole/Master/Data/Model_5.ods'#$plain.P65])" office:value-type="float" office:value="94.164" calcext:value-type="float">
            <text:p>94.16</text:p>
          </table:table-cell>
        </table:table-row>
        <table:table-row table:style-name="ro1">
          <table:table-cell table:style-name="ce3" office:value-type="float" office:value="0.8" calcext:value-type="float">
            <text:p>0.8</text:p>
          </table:table-cell>
          <table:table-cell table:formula="of:=AVERAGE(['file:///home/runejen/Dropbox/Skole/Master/Data/Model_1.ods'#$plain.F66]; ['file:///home/runejen/Dropbox/Skole/Master/Data/Model_2.ods'#$plain.F66]; ['file:///home/runejen/Dropbox/Skole/Master/Data/Model_3.ods'#$plain.F66]; ['file:///home/runejen/Dropbox/Skole/Master/Data/Model_4.ods'#$plain.F66]; ['file:///home/runejen/Dropbox/Skole/Master/Data/Model_5.ods'#$plain.F66])" office:value-type="percentage" office:value="0.268330089952173" calcext:value-type="percentage">
            <text:p>26.83%</text:p>
          </table:table-cell>
          <table:table-cell table:formula="of:=AVERAGE(['file:///home/runejen/Dropbox/Skole/Master/Data/Model_1.ods'#$plain.G66]; ['file:///home/runejen/Dropbox/Skole/Master/Data/Model_2.ods'#$plain.G66]; ['file:///home/runejen/Dropbox/Skole/Master/Data/Model_3.ods'#$plain.G66]; ['file:///home/runejen/Dropbox/Skole/Master/Data/Model_4.ods'#$plain.G66]; ['file:///home/runejen/Dropbox/Skole/Master/Data/Model_5.ods'#$plain.G66])" office:value-type="float" office:value="30.442" calcext:value-type="float">
            <text:p>30.44</text:p>
          </table:table-cell>
          <table:table-cell table:formula="of:=AVERAGE(['file:///home/runejen/Dropbox/Skole/Master/Data/Model_1.ods'#$plain.H66]; ['file:///home/runejen/Dropbox/Skole/Master/Data/Model_2.ods'#$plain.H66]; ['file:///home/runejen/Dropbox/Skole/Master/Data/Model_3.ods'#$plain.H66]; ['file:///home/runejen/Dropbox/Skole/Master/Data/Model_4.ods'#$plain.H66]; ['file:///home/runejen/Dropbox/Skole/Master/Data/Model_5.ods'#$plain.H66])" office:value-type="float" office:value="26.832" calcext:value-type="float">
            <text:p>26.83</text:p>
          </table:table-cell>
          <table:table-cell table:formula="of:=AVERAGE(['file:///home/runejen/Dropbox/Skole/Master/Data/Model_1.ods'#$plain.I66]; ['file:///home/runejen/Dropbox/Skole/Master/Data/Model_2.ods'#$plain.I66]; ['file:///home/runejen/Dropbox/Skole/Master/Data/Model_3.ods'#$plain.I66]; ['file:///home/runejen/Dropbox/Skole/Master/Data/Model_4.ods'#$plain.I66]; ['file:///home/runejen/Dropbox/Skole/Master/Data/Model_5.ods'#$plain.I66])" office:value-type="float" office:value="27.776" calcext:value-type="float">
            <text:p>27.78</text:p>
          </table:table-cell>
          <table:table-cell table:formula="of:=AVERAGE(['file:///home/runejen/Dropbox/Skole/Master/Data/Model_1.ods'#$plain.J66]; ['file:///home/runejen/Dropbox/Skole/Master/Data/Model_2.ods'#$plain.J66]; ['file:///home/runejen/Dropbox/Skole/Master/Data/Model_3.ods'#$plain.J66]; ['file:///home/runejen/Dropbox/Skole/Master/Data/Model_4.ods'#$plain.J66]; ['file:///home/runejen/Dropbox/Skole/Master/Data/Model_5.ods'#$plain.J66])" office:value-type="percentage" office:value="0.97919238864487" calcext:value-type="percentage">
            <text:p>97.92%</text:p>
          </table:table-cell>
          <table:table-cell table:formula="of:=AVERAGE(['file:///home/runejen/Dropbox/Skole/Master/Data/Model_1.ods'#$plain.K66]; ['file:///home/runejen/Dropbox/Skole/Master/Data/Model_2.ods'#$plain.K66]; ['file:///home/runejen/Dropbox/Skole/Master/Data/Model_3.ods'#$plain.K66]; ['file:///home/runejen/Dropbox/Skole/Master/Data/Model_4.ods'#$plain.K66]; ['file:///home/runejen/Dropbox/Skole/Master/Data/Model_5.ods'#$plain.K66])" office:value-type="float" office:value="96.13" calcext:value-type="float">
            <text:p>96.13</text:p>
          </table:table-cell>
          <table:table-cell table:formula="of:=AVERAGE(['file:///home/runejen/Dropbox/Skole/Master/Data/Model_1.ods'#$plain.L66]; ['file:///home/runejen/Dropbox/Skole/Master/Data/Model_2.ods'#$plain.L66]; ['file:///home/runejen/Dropbox/Skole/Master/Data/Model_3.ods'#$plain.L66]; ['file:///home/runejen/Dropbox/Skole/Master/Data/Model_4.ods'#$plain.L66]; ['file:///home/runejen/Dropbox/Skole/Master/Data/Model_5.ods'#$plain.L66])" office:value-type="float" office:value="97.918" calcext:value-type="float">
            <text:p>97.92</text:p>
          </table:table-cell>
          <table:table-cell table:formula="of:=AVERAGE(['file:///home/runejen/Dropbox/Skole/Master/Data/Model_1.ods'#$plain.M66]; ['file:///home/runejen/Dropbox/Skole/Master/Data/Model_2.ods'#$plain.M66]; ['file:///home/runejen/Dropbox/Skole/Master/Data/Model_3.ods'#$plain.M66]; ['file:///home/runejen/Dropbox/Skole/Master/Data/Model_4.ods'#$plain.M66]; ['file:///home/runejen/Dropbox/Skole/Master/Data/Model_5.ods'#$plain.M66])" office:value-type="float" office:value="97.008" calcext:value-type="float">
            <text:p>97.01</text:p>
          </table:table-cell>
          <table:table-cell table:formula="of:=AVERAGE(['file:///home/runejen/Dropbox/Skole/Master/Data/Model_1.ods'#$plain.N66]; ['file:///home/runejen/Dropbox/Skole/Master/Data/Model_2.ods'#$plain.N66]; ['file:///home/runejen/Dropbox/Skole/Master/Data/Model_3.ods'#$plain.N66]; ['file:///home/runejen/Dropbox/Skole/Master/Data/Model_4.ods'#$plain.N66]; ['file:///home/runejen/Dropbox/Skole/Master/Data/Model_5.ods'#$plain.N66])" office:value-type="float" office:value="93.472" calcext:value-type="float">
            <text:p>93.47</text:p>
          </table:table-cell>
          <table:table-cell table:formula="of:=AVERAGE(['file:///home/runejen/Dropbox/Skole/Master/Data/Model_1.ods'#$plain.O66]; ['file:///home/runejen/Dropbox/Skole/Master/Data/Model_2.ods'#$plain.O66]; ['file:///home/runejen/Dropbox/Skole/Master/Data/Model_3.ods'#$plain.O66]; ['file:///home/runejen/Dropbox/Skole/Master/Data/Model_4.ods'#$plain.O66]; ['file:///home/runejen/Dropbox/Skole/Master/Data/Model_5.ods'#$plain.O66])" office:value-type="float" office:value="92.788" calcext:value-type="float">
            <text:p>92.79</text:p>
          </table:table-cell>
          <table:table-cell table:formula="of:=AVERAGE(['file:///home/runejen/Dropbox/Skole/Master/Data/Model_1.ods'#$plain.P66]; ['file:///home/runejen/Dropbox/Skole/Master/Data/Model_2.ods'#$plain.P66]; ['file:///home/runejen/Dropbox/Skole/Master/Data/Model_3.ods'#$plain.P66]; ['file:///home/runejen/Dropbox/Skole/Master/Data/Model_4.ods'#$plain.P66]; ['file:///home/runejen/Dropbox/Skole/Master/Data/Model_5.ods'#$plain.P66])" office:value-type="float" office:value="94.276" calcext:value-type="float">
            <text:p>94.28</text:p>
          </table:table-cell>
        </table:table-row>
        <table:table-row table:style-name="ro1">
          <table:table-cell table:style-name="ce3" office:value-type="float" office:value="0.9" calcext:value-type="float">
            <text:p>0.9</text:p>
          </table:table-cell>
          <table:table-cell table:formula="of:=AVERAGE(['file:///home/runejen/Dropbox/Skole/Master/Data/Model_1.ods'#$plain.F67]; ['file:///home/runejen/Dropbox/Skole/Master/Data/Model_2.ods'#$plain.F67]; ['file:///home/runejen/Dropbox/Skole/Master/Data/Model_3.ods'#$plain.F67]; ['file:///home/runejen/Dropbox/Skole/Master/Data/Model_4.ods'#$plain.F67]; ['file:///home/runejen/Dropbox/Skole/Master/Data/Model_5.ods'#$plain.F67])" office:value-type="percentage" office:value="0.262947539602526" calcext:value-type="percentage">
            <text:p>26.29%</text:p>
          </table:table-cell>
          <table:table-cell table:formula="of:=AVERAGE(['file:///home/runejen/Dropbox/Skole/Master/Data/Model_1.ods'#$plain.G67]; ['file:///home/runejen/Dropbox/Skole/Master/Data/Model_2.ods'#$plain.G67]; ['file:///home/runejen/Dropbox/Skole/Master/Data/Model_3.ods'#$plain.G67]; ['file:///home/runejen/Dropbox/Skole/Master/Data/Model_4.ods'#$plain.G67]; ['file:///home/runejen/Dropbox/Skole/Master/Data/Model_5.ods'#$plain.G67])" office:value-type="float" office:value="31.598" calcext:value-type="float">
            <text:p>31.60</text:p>
          </table:table-cell>
          <table:table-cell table:formula="of:=AVERAGE(['file:///home/runejen/Dropbox/Skole/Master/Data/Model_1.ods'#$plain.H67]; ['file:///home/runejen/Dropbox/Skole/Master/Data/Model_2.ods'#$plain.H67]; ['file:///home/runejen/Dropbox/Skole/Master/Data/Model_3.ods'#$plain.H67]; ['file:///home/runejen/Dropbox/Skole/Master/Data/Model_4.ods'#$plain.H67]; ['file:///home/runejen/Dropbox/Skole/Master/Data/Model_5.ods'#$plain.H67])" office:value-type="float" office:value="26.294" calcext:value-type="float">
            <text:p>26.29</text:p>
          </table:table-cell>
          <table:table-cell table:formula="of:=AVERAGE(['file:///home/runejen/Dropbox/Skole/Master/Data/Model_1.ods'#$plain.I67]; ['file:///home/runejen/Dropbox/Skole/Master/Data/Model_2.ods'#$plain.I67]; ['file:///home/runejen/Dropbox/Skole/Master/Data/Model_3.ods'#$plain.I67]; ['file:///home/runejen/Dropbox/Skole/Master/Data/Model_4.ods'#$plain.I67]; ['file:///home/runejen/Dropbox/Skole/Master/Data/Model_5.ods'#$plain.I67])" office:value-type="float" office:value="27.846" calcext:value-type="float">
            <text:p>27.85</text:p>
          </table:table-cell>
          <table:table-cell table:formula="of:=AVERAGE(['file:///home/runejen/Dropbox/Skole/Master/Data/Model_1.ods'#$plain.J67]; ['file:///home/runejen/Dropbox/Skole/Master/Data/Model_2.ods'#$plain.J67]; ['file:///home/runejen/Dropbox/Skole/Master/Data/Model_3.ods'#$plain.J67]; ['file:///home/runejen/Dropbox/Skole/Master/Data/Model_4.ods'#$plain.J67]; ['file:///home/runejen/Dropbox/Skole/Master/Data/Model_5.ods'#$plain.J67])" office:value-type="percentage" office:value="0.981404700533919" calcext:value-type="percentage">
            <text:p>98.14%</text:p>
          </table:table-cell>
          <table:table-cell table:formula="of:=AVERAGE(['file:///home/runejen/Dropbox/Skole/Master/Data/Model_1.ods'#$plain.K67]; ['file:///home/runejen/Dropbox/Skole/Master/Data/Model_2.ods'#$plain.K67]; ['file:///home/runejen/Dropbox/Skole/Master/Data/Model_3.ods'#$plain.K67]; ['file:///home/runejen/Dropbox/Skole/Master/Data/Model_4.ods'#$plain.K67]; ['file:///home/runejen/Dropbox/Skole/Master/Data/Model_5.ods'#$plain.K67])" office:value-type="float" office:value="96.108" calcext:value-type="float">
            <text:p>96.11</text:p>
          </table:table-cell>
          <table:table-cell table:formula="of:=AVERAGE(['file:///home/runejen/Dropbox/Skole/Master/Data/Model_1.ods'#$plain.L67]; ['file:///home/runejen/Dropbox/Skole/Master/Data/Model_2.ods'#$plain.L67]; ['file:///home/runejen/Dropbox/Skole/Master/Data/Model_3.ods'#$plain.L67]; ['file:///home/runejen/Dropbox/Skole/Master/Data/Model_4.ods'#$plain.L67]; ['file:///home/runejen/Dropbox/Skole/Master/Data/Model_5.ods'#$plain.L67])" office:value-type="float" office:value="98.14" calcext:value-type="float">
            <text:p>98.14</text:p>
          </table:table-cell>
          <table:table-cell table:formula="of:=AVERAGE(['file:///home/runejen/Dropbox/Skole/Master/Data/Model_1.ods'#$plain.M67]; ['file:///home/runejen/Dropbox/Skole/Master/Data/Model_2.ods'#$plain.M67]; ['file:///home/runejen/Dropbox/Skole/Master/Data/Model_3.ods'#$plain.M67]; ['file:///home/runejen/Dropbox/Skole/Master/Data/Model_4.ods'#$plain.M67]; ['file:///home/runejen/Dropbox/Skole/Master/Data/Model_5.ods'#$plain.M67])" office:value-type="float" office:value="97.104" calcext:value-type="float">
            <text:p>97.10</text:p>
          </table:table-cell>
          <table:table-cell table:formula="of:=AVERAGE(['file:///home/runejen/Dropbox/Skole/Master/Data/Model_1.ods'#$plain.N67]; ['file:///home/runejen/Dropbox/Skole/Master/Data/Model_2.ods'#$plain.N67]; ['file:///home/runejen/Dropbox/Skole/Master/Data/Model_3.ods'#$plain.N67]; ['file:///home/runejen/Dropbox/Skole/Master/Data/Model_4.ods'#$plain.N67]; ['file:///home/runejen/Dropbox/Skole/Master/Data/Model_5.ods'#$plain.N67])" office:value-type="float" office:value="93.562" calcext:value-type="float">
            <text:p>93.56</text:p>
          </table:table-cell>
          <table:table-cell table:formula="of:=AVERAGE(['file:///home/runejen/Dropbox/Skole/Master/Data/Model_1.ods'#$plain.O67]; ['file:///home/runejen/Dropbox/Skole/Master/Data/Model_2.ods'#$plain.O67]; ['file:///home/runejen/Dropbox/Skole/Master/Data/Model_3.ods'#$plain.O67]; ['file:///home/runejen/Dropbox/Skole/Master/Data/Model_4.ods'#$plain.O67]; ['file:///home/runejen/Dropbox/Skole/Master/Data/Model_5.ods'#$plain.O67])" office:value-type="float" office:value="92.82" calcext:value-type="float">
            <text:p>92.82</text:p>
          </table:table-cell>
          <table:table-cell table:formula="of:=AVERAGE(['file:///home/runejen/Dropbox/Skole/Master/Data/Model_1.ods'#$plain.P67]; ['file:///home/runejen/Dropbox/Skole/Master/Data/Model_2.ods'#$plain.P67]; ['file:///home/runejen/Dropbox/Skole/Master/Data/Model_3.ods'#$plain.P67]; ['file:///home/runejen/Dropbox/Skole/Master/Data/Model_4.ods'#$plain.P67]; ['file:///home/runejen/Dropbox/Skole/Master/Data/Model_5.ods'#$plain.P67])" office:value-type="float" office:value="94.456" calcext:value-type="float">
            <text:p>94.46</text:p>
          </table:table-cell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Pos %</text:p>
          </table:table-cell>
          <table:table-cell table:style-name="Default" office:value-type="string" calcext:value-type="string">
            <text:p>Pos prec</text:p>
          </table:table-cell>
          <table:table-cell table:style-name="Default" office:value-type="string" calcext:value-type="string">
            <text:p>Pos recall</text:p>
          </table:table-cell>
          <table:table-cell table:style-name="Default" office:value-type="string" calcext:value-type="string">
            <text:p>Pos F1</text:p>
          </table:table-cell>
          <table:table-cell table:style-name="Default" office:value-type="string" calcext:value-type="string">
            <text:p>Neg %</text:p>
          </table:table-cell>
          <table:table-cell table:style-name="Default" office:value-type="string" calcext:value-type="string">
            <text:p>Neg prec</text:p>
          </table:table-cell>
          <table:table-cell table:style-name="Default" office:value-type="string" calcext:value-type="string">
            <text:p>Neg recall</text:p>
          </table:table-cell>
          <table:table-cell table:style-name="Default" office:value-type="string" calcext:value-type="string">
            <text:p>Neg F1</text:p>
          </table:table-cell>
          <table:table-cell table:style-name="Default" office:value-type="string" calcext:value-type="string">
            <text:p>Weighted F1</text:p>
          </table:table-cell>
          <table:table-cell table:style-name="Default" office:value-type="string" calcext:value-type="string">
            <text:p>Weighted Precision</text:p>
          </table:table-cell>
          <table:table-cell table:style-name="Default" office:value-type="string" calcext:value-type="string">
            <text:p>Weighted recall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 table:formula="of:=AVERAGE(['file:///home/runejen/Dropbox/Skole/Master/Data/Model_1.ods'#$r.F15]; ['file:///home/runejen/Dropbox/Skole/Master/Data/Model_2.ods'#$r.F15]; ['file:///home/runejen/Dropbox/Skole/Master/Data/Model_3.ods'#$r.F15]; ['file:///home/runejen/Dropbox/Skole/Master/Data/Model_4.ods'#$r.F15]; ['file:///home/runejen/Dropbox/Skole/Master/Data/Model_5.ods'#$r.F15])" office:value-type="percentage" office:value="0.369093330461871" calcext:value-type="percentage">
            <text:p>36.91%</text:p>
          </table:table-cell>
          <table:table-cell table:formula="of:=AVERAGE(['file:///home/runejen/Dropbox/Skole/Master/Data/Model_1.ods'#$r.G15]; ['file:///home/runejen/Dropbox/Skole/Master/Data/Model_2.ods'#$r.G15]; ['file:///home/runejen/Dropbox/Skole/Master/Data/Model_3.ods'#$r.G15]; ['file:///home/runejen/Dropbox/Skole/Master/Data/Model_4.ods'#$r.G15]; ['file:///home/runejen/Dropbox/Skole/Master/Data/Model_5.ods'#$r.G15])" office:value-type="float" office:value="34.48" calcext:value-type="float">
            <text:p>34.48</text:p>
          </table:table-cell>
          <table:table-cell table:formula="of:=AVERAGE(['file:///home/runejen/Dropbox/Skole/Master/Data/Model_1.ods'#$r.H15]; ['file:///home/runejen/Dropbox/Skole/Master/Data/Model_2.ods'#$r.H15]; ['file:///home/runejen/Dropbox/Skole/Master/Data/Model_3.ods'#$r.H15]; ['file:///home/runejen/Dropbox/Skole/Master/Data/Model_4.ods'#$r.H15]; ['file:///home/runejen/Dropbox/Skole/Master/Data/Model_5.ods'#$r.H15])" office:value-type="float" office:value="36.91" calcext:value-type="float">
            <text:p>36.91</text:p>
          </table:table-cell>
          <table:table-cell table:formula="of:=AVERAGE(['file:///home/runejen/Dropbox/Skole/Master/Data/Model_1.ods'#$r.I15]; ['file:///home/runejen/Dropbox/Skole/Master/Data/Model_2.ods'#$r.I15]; ['file:///home/runejen/Dropbox/Skole/Master/Data/Model_3.ods'#$r.I15]; ['file:///home/runejen/Dropbox/Skole/Master/Data/Model_4.ods'#$r.I15]; ['file:///home/runejen/Dropbox/Skole/Master/Data/Model_5.ods'#$r.I15])" office:value-type="float" office:value="34.022" calcext:value-type="float">
            <text:p>34.02</text:p>
          </table:table-cell>
          <table:table-cell table:formula="of:=AVERAGE(['file:///home/runejen/Dropbox/Skole/Master/Data/Model_1.ods'#$r.J15]; ['file:///home/runejen/Dropbox/Skole/Master/Data/Model_2.ods'#$r.J15]; ['file:///home/runejen/Dropbox/Skole/Master/Data/Model_3.ods'#$r.J15]; ['file:///home/runejen/Dropbox/Skole/Master/Data/Model_4.ods'#$r.J15]; ['file:///home/runejen/Dropbox/Skole/Master/Data/Model_5.ods'#$r.J15])" office:value-type="percentage" office:value="0.968748837883201" calcext:value-type="percentage">
            <text:p>96.87%</text:p>
          </table:table-cell>
          <table:table-cell table:formula="of:=AVERAGE(['file:///home/runejen/Dropbox/Skole/Master/Data/Model_1.ods'#$r.K15]; ['file:///home/runejen/Dropbox/Skole/Master/Data/Model_2.ods'#$r.K15]; ['file:///home/runejen/Dropbox/Skole/Master/Data/Model_3.ods'#$r.K15]; ['file:///home/runejen/Dropbox/Skole/Master/Data/Model_4.ods'#$r.K15]; ['file:///home/runejen/Dropbox/Skole/Master/Data/Model_5.ods'#$r.K15])" office:value-type="float" office:value="96.628" calcext:value-type="float">
            <text:p>96.63</text:p>
          </table:table-cell>
          <table:table-cell table:formula="of:=AVERAGE(['file:///home/runejen/Dropbox/Skole/Master/Data/Model_1.ods'#$r.L15]; ['file:///home/runejen/Dropbox/Skole/Master/Data/Model_2.ods'#$r.L15]; ['file:///home/runejen/Dropbox/Skole/Master/Data/Model_3.ods'#$r.L15]; ['file:///home/runejen/Dropbox/Skole/Master/Data/Model_4.ods'#$r.L15]; ['file:///home/runejen/Dropbox/Skole/Master/Data/Model_5.ods'#$r.L15])" office:value-type="float" office:value="96.874" calcext:value-type="float">
            <text:p>96.87</text:p>
          </table:table-cell>
          <table:table-cell table:formula="of:=AVERAGE(['file:///home/runejen/Dropbox/Skole/Master/Data/Model_1.ods'#$r.M15]; ['file:///home/runejen/Dropbox/Skole/Master/Data/Model_2.ods'#$r.M15]; ['file:///home/runejen/Dropbox/Skole/Master/Data/Model_3.ods'#$r.M15]; ['file:///home/runejen/Dropbox/Skole/Master/Data/Model_4.ods'#$r.M15]; ['file:///home/runejen/Dropbox/Skole/Master/Data/Model_5.ods'#$r.M15])" office:value-type="float" office:value="96.73" calcext:value-type="float">
            <text:p>96.73</text:p>
          </table:table-cell>
          <table:table-cell table:formula="of:=AVERAGE(['file:///home/runejen/Dropbox/Skole/Master/Data/Model_1.ods'#$r.N15]; ['file:///home/runejen/Dropbox/Skole/Master/Data/Model_2.ods'#$r.N15]; ['file:///home/runejen/Dropbox/Skole/Master/Data/Model_3.ods'#$r.N15]; ['file:///home/runejen/Dropbox/Skole/Master/Data/Model_4.ods'#$r.N15]; ['file:///home/runejen/Dropbox/Skole/Master/Data/Model_5.ods'#$r.N15])" office:value-type="float" office:value="93.464" calcext:value-type="float">
            <text:p>93.46</text:p>
          </table:table-cell>
          <table:table-cell table:formula="of:=AVERAGE(['file:///home/runejen/Dropbox/Skole/Master/Data/Model_1.ods'#$r.O15]; ['file:///home/runejen/Dropbox/Skole/Master/Data/Model_2.ods'#$r.O15]; ['file:///home/runejen/Dropbox/Skole/Master/Data/Model_3.ods'#$r.O15]; ['file:///home/runejen/Dropbox/Skole/Master/Data/Model_4.ods'#$r.O15]; ['file:///home/runejen/Dropbox/Skole/Master/Data/Model_5.ods'#$r.O15])" office:value-type="float" office:value="93.346" calcext:value-type="float">
            <text:p>93.35</text:p>
          </table:table-cell>
          <table:table-cell table:formula="of:=AVERAGE(['file:///home/runejen/Dropbox/Skole/Master/Data/Model_1.ods'#$r.P15]; ['file:///home/runejen/Dropbox/Skole/Master/Data/Model_2.ods'#$r.P15]; ['file:///home/runejen/Dropbox/Skole/Master/Data/Model_3.ods'#$r.P15]; ['file:///home/runejen/Dropbox/Skole/Master/Data/Model_4.ods'#$r.P15]; ['file:///home/runejen/Dropbox/Skole/Master/Data/Model_5.ods'#$r.P15])" office:value-type="float" office:value="93.824" calcext:value-type="float">
            <text:p>93.82</text:p>
          </table:table-cell>
        </table:table-row>
        <table:table-row table:style-name="ro1">
          <table:table-cell office:value-type="string" calcext:value-type="string">
            <text:p>200k</text:p>
          </table:table-cell>
          <table:table-cell table:formula="of:=AVERAGE(['file:///home/runejen/Dropbox/Skole/Master/Data/Model_1.ods'#$r.F28]; ['file:///home/runejen/Dropbox/Skole/Master/Data/Model_2.ods'#$r.F28]; ['file:///home/runejen/Dropbox/Skole/Master/Data/Model_3.ods'#$r.F28]; ['file:///home/runejen/Dropbox/Skole/Master/Data/Model_4.ods'#$r.F28]; ['file:///home/runejen/Dropbox/Skole/Master/Data/Model_5.ods'#$r.F28])" office:value-type="percentage" office:value="0.322867575029254" calcext:value-type="percentage">
            <text:p>32.29%</text:p>
          </table:table-cell>
          <table:table-cell table:formula="of:=AVERAGE(['file:///home/runejen/Dropbox/Skole/Master/Data/Model_1.ods'#$r.G28]; ['file:///home/runejen/Dropbox/Skole/Master/Data/Model_2.ods'#$r.G28]; ['file:///home/runejen/Dropbox/Skole/Master/Data/Model_3.ods'#$r.G28]; ['file:///home/runejen/Dropbox/Skole/Master/Data/Model_4.ods'#$r.G28]; ['file:///home/runejen/Dropbox/Skole/Master/Data/Model_5.ods'#$r.G28])" office:value-type="float" office:value="40.04" calcext:value-type="float">
            <text:p>40.04</text:p>
          </table:table-cell>
          <table:table-cell table:formula="of:=AVERAGE(['file:///home/runejen/Dropbox/Skole/Master/Data/Model_1.ods'#$r.H28]; ['file:///home/runejen/Dropbox/Skole/Master/Data/Model_2.ods'#$r.H28]; ['file:///home/runejen/Dropbox/Skole/Master/Data/Model_3.ods'#$r.H28]; ['file:///home/runejen/Dropbox/Skole/Master/Data/Model_4.ods'#$r.H28]; ['file:///home/runejen/Dropbox/Skole/Master/Data/Model_5.ods'#$r.H28])" office:value-type="float" office:value="32.286" calcext:value-type="float">
            <text:p>32.29</text:p>
          </table:table-cell>
          <table:table-cell table:formula="of:=AVERAGE(['file:///home/runejen/Dropbox/Skole/Master/Data/Model_1.ods'#$r.I28]; ['file:///home/runejen/Dropbox/Skole/Master/Data/Model_2.ods'#$r.I28]; ['file:///home/runejen/Dropbox/Skole/Master/Data/Model_3.ods'#$r.I28]; ['file:///home/runejen/Dropbox/Skole/Master/Data/Model_4.ods'#$r.I28]; ['file:///home/runejen/Dropbox/Skole/Master/Data/Model_5.ods'#$r.I28])" office:value-type="float" office:value="35.29" calcext:value-type="float">
            <text:p>35.29</text:p>
          </table:table-cell>
          <table:table-cell table:formula="of:=AVERAGE(['file:///home/runejen/Dropbox/Skole/Master/Data/Model_1.ods'#$r.J28]; ['file:///home/runejen/Dropbox/Skole/Master/Data/Model_2.ods'#$r.J28]; ['file:///home/runejen/Dropbox/Skole/Master/Data/Model_3.ods'#$r.J28]; ['file:///home/runejen/Dropbox/Skole/Master/Data/Model_4.ods'#$r.J28]; ['file:///home/runejen/Dropbox/Skole/Master/Data/Model_5.ods'#$r.J28])" office:value-type="percentage" office:value="0.97797217987318" calcext:value-type="percentage">
            <text:p>97.80%</text:p>
          </table:table-cell>
          <table:table-cell table:formula="of:=AVERAGE(['file:///home/runejen/Dropbox/Skole/Master/Data/Model_1.ods'#$r.K28]; ['file:///home/runejen/Dropbox/Skole/Master/Data/Model_2.ods'#$r.K28]; ['file:///home/runejen/Dropbox/Skole/Master/Data/Model_3.ods'#$r.K28]; ['file:///home/runejen/Dropbox/Skole/Master/Data/Model_4.ods'#$r.K28]; ['file:///home/runejen/Dropbox/Skole/Master/Data/Model_5.ods'#$r.K28])" office:value-type="float" office:value="96.39" calcext:value-type="float">
            <text:p>96.39</text:p>
          </table:table-cell>
          <table:table-cell table:formula="of:=AVERAGE(['file:///home/runejen/Dropbox/Skole/Master/Data/Model_1.ods'#$r.L28]; ['file:///home/runejen/Dropbox/Skole/Master/Data/Model_2.ods'#$r.L28]; ['file:///home/runejen/Dropbox/Skole/Master/Data/Model_3.ods'#$r.L28]; ['file:///home/runejen/Dropbox/Skole/Master/Data/Model_4.ods'#$r.L28]; ['file:///home/runejen/Dropbox/Skole/Master/Data/Model_5.ods'#$r.L28])" office:value-type="float" office:value="97.796" calcext:value-type="float">
            <text:p>97.80</text:p>
          </table:table-cell>
          <table:table-cell table:formula="of:=AVERAGE(['file:///home/runejen/Dropbox/Skole/Master/Data/Model_1.ods'#$r.M28]; ['file:///home/runejen/Dropbox/Skole/Master/Data/Model_2.ods'#$r.M28]; ['file:///home/runejen/Dropbox/Skole/Master/Data/Model_3.ods'#$r.M28]; ['file:///home/runejen/Dropbox/Skole/Master/Data/Model_4.ods'#$r.M28]; ['file:///home/runejen/Dropbox/Skole/Master/Data/Model_5.ods'#$r.M28])" office:value-type="float" office:value="97.084" calcext:value-type="float">
            <text:p>97.08</text:p>
          </table:table-cell>
          <table:table-cell table:formula="of:=AVERAGE(['file:///home/runejen/Dropbox/Skole/Master/Data/Model_1.ods'#$r.N28]; ['file:///home/runejen/Dropbox/Skole/Master/Data/Model_2.ods'#$r.N28]; ['file:///home/runejen/Dropbox/Skole/Master/Data/Model_3.ods'#$r.N28]; ['file:///home/runejen/Dropbox/Skole/Master/Data/Model_4.ods'#$r.N28]; ['file:///home/runejen/Dropbox/Skole/Master/Data/Model_5.ods'#$r.N28])" office:value-type="float" office:value="93.878" calcext:value-type="float">
            <text:p>93.88</text:p>
          </table:table-cell>
          <table:table-cell table:formula="of:=AVERAGE(['file:///home/runejen/Dropbox/Skole/Master/Data/Model_1.ods'#$r.O28]; ['file:///home/runejen/Dropbox/Skole/Master/Data/Model_2.ods'#$r.O28]; ['file:///home/runejen/Dropbox/Skole/Master/Data/Model_3.ods'#$r.O28]; ['file:///home/runejen/Dropbox/Skole/Master/Data/Model_4.ods'#$r.O28]; ['file:///home/runejen/Dropbox/Skole/Master/Data/Model_5.ods'#$r.O28])" office:value-type="float" office:value="93.406" calcext:value-type="float">
            <text:p>93.41</text:p>
          </table:table-cell>
          <table:table-cell table:formula="of:=AVERAGE(['file:///home/runejen/Dropbox/Skole/Master/Data/Model_1.ods'#$r.P28]; ['file:///home/runejen/Dropbox/Skole/Master/Data/Model_2.ods'#$r.P28]; ['file:///home/runejen/Dropbox/Skole/Master/Data/Model_3.ods'#$r.P28]; ['file:///home/runejen/Dropbox/Skole/Master/Data/Model_4.ods'#$r.P28]; ['file:///home/runejen/Dropbox/Skole/Master/Data/Model_5.ods'#$r.P28])" office:value-type="float" office:value="94.444" calcext:value-type="float">
            <text:p>94.44</text:p>
          </table:table-cell>
        </table:table-row>
        <table:table-row table:style-name="ro1">
          <table:table-cell office:value-type="string" calcext:value-type="string">
            <text:p>300k</text:p>
          </table:table-cell>
          <table:table-cell table:formula="of:=AVERAGE(['file:///home/runejen/Dropbox/Skole/Master/Data/Model_1.ods'#$r.F41]; ['file:///home/runejen/Dropbox/Skole/Master/Data/Model_2.ods'#$r.F41]; ['file:///home/runejen/Dropbox/Skole/Master/Data/Model_3.ods'#$r.F41]; ['file:///home/runejen/Dropbox/Skole/Master/Data/Model_4.ods'#$r.F41]; ['file:///home/runejen/Dropbox/Skole/Master/Data/Model_5.ods'#$r.F41])" office:value-type="percentage" office:value="0.322052735545599" calcext:value-type="percentage">
            <text:p>32.21%</text:p>
          </table:table-cell>
          <table:table-cell table:formula="of:=AVERAGE(['file:///home/runejen/Dropbox/Skole/Master/Data/Model_1.ods'#$r.G41]; ['file:///home/runejen/Dropbox/Skole/Master/Data/Model_2.ods'#$r.G41]; ['file:///home/runejen/Dropbox/Skole/Master/Data/Model_3.ods'#$r.G41]; ['file:///home/runejen/Dropbox/Skole/Master/Data/Model_4.ods'#$r.G41]; ['file:///home/runejen/Dropbox/Skole/Master/Data/Model_5.ods'#$r.G41])" office:value-type="float" office:value="37.324" calcext:value-type="float">
            <text:p>37.32</text:p>
          </table:table-cell>
          <table:table-cell table:formula="of:=AVERAGE(['file:///home/runejen/Dropbox/Skole/Master/Data/Model_1.ods'#$r.H41]; ['file:///home/runejen/Dropbox/Skole/Master/Data/Model_2.ods'#$r.H41]; ['file:///home/runejen/Dropbox/Skole/Master/Data/Model_3.ods'#$r.H41]; ['file:///home/runejen/Dropbox/Skole/Master/Data/Model_4.ods'#$r.H41]; ['file:///home/runejen/Dropbox/Skole/Master/Data/Model_5.ods'#$r.H41])" office:value-type="float" office:value="32.208" calcext:value-type="float">
            <text:p>32.21</text:p>
          </table:table-cell>
          <table:table-cell table:formula="of:=AVERAGE(['file:///home/runejen/Dropbox/Skole/Master/Data/Model_1.ods'#$r.I41]; ['file:///home/runejen/Dropbox/Skole/Master/Data/Model_2.ods'#$r.I41]; ['file:///home/runejen/Dropbox/Skole/Master/Data/Model_3.ods'#$r.I41]; ['file:///home/runejen/Dropbox/Skole/Master/Data/Model_4.ods'#$r.I41]; ['file:///home/runejen/Dropbox/Skole/Master/Data/Model_5.ods'#$r.I41])" office:value-type="float" office:value="34.246" calcext:value-type="float">
            <text:p>34.25</text:p>
          </table:table-cell>
          <table:table-cell table:formula="of:=AVERAGE(['file:///home/runejen/Dropbox/Skole/Master/Data/Model_1.ods'#$r.J41]; ['file:///home/runejen/Dropbox/Skole/Master/Data/Model_2.ods'#$r.J41]; ['file:///home/runejen/Dropbox/Skole/Master/Data/Model_3.ods'#$r.J41]; ['file:///home/runejen/Dropbox/Skole/Master/Data/Model_4.ods'#$r.J41]; ['file:///home/runejen/Dropbox/Skole/Master/Data/Model_5.ods'#$r.J41])" office:value-type="percentage" office:value="0.974386347256709" calcext:value-type="percentage">
            <text:p>97.44%</text:p>
          </table:table-cell>
          <table:table-cell table:formula="of:=AVERAGE(['file:///home/runejen/Dropbox/Skole/Master/Data/Model_1.ods'#$r.K41]; ['file:///home/runejen/Dropbox/Skole/Master/Data/Model_2.ods'#$r.K41]; ['file:///home/runejen/Dropbox/Skole/Master/Data/Model_3.ods'#$r.K41]; ['file:///home/runejen/Dropbox/Skole/Master/Data/Model_4.ods'#$r.K41]; ['file:///home/runejen/Dropbox/Skole/Master/Data/Model_5.ods'#$r.K41])" office:value-type="float" office:value="96.374" calcext:value-type="float">
            <text:p>96.37</text:p>
          </table:table-cell>
          <table:table-cell table:formula="of:=AVERAGE(['file:///home/runejen/Dropbox/Skole/Master/Data/Model_1.ods'#$r.L41]; ['file:///home/runejen/Dropbox/Skole/Master/Data/Model_2.ods'#$r.L41]; ['file:///home/runejen/Dropbox/Skole/Master/Data/Model_3.ods'#$r.L41]; ['file:///home/runejen/Dropbox/Skole/Master/Data/Model_4.ods'#$r.L41]; ['file:///home/runejen/Dropbox/Skole/Master/Data/Model_5.ods'#$r.L41])" office:value-type="float" office:value="97.436" calcext:value-type="float">
            <text:p>97.44</text:p>
          </table:table-cell>
          <table:table-cell table:formula="of:=AVERAGE(['file:///home/runejen/Dropbox/Skole/Master/Data/Model_1.ods'#$r.M41]; ['file:///home/runejen/Dropbox/Skole/Master/Data/Model_2.ods'#$r.M41]; ['file:///home/runejen/Dropbox/Skole/Master/Data/Model_3.ods'#$r.M41]; ['file:///home/runejen/Dropbox/Skole/Master/Data/Model_4.ods'#$r.M41]; ['file:///home/runejen/Dropbox/Skole/Master/Data/Model_5.ods'#$r.M41])" office:value-type="float" office:value="96.898" calcext:value-type="float">
            <text:p>96.90</text:p>
          </table:table-cell>
          <table:table-cell table:formula="of:=AVERAGE(['file:///home/runejen/Dropbox/Skole/Master/Data/Model_1.ods'#$r.N41]; ['file:///home/runejen/Dropbox/Skole/Master/Data/Model_2.ods'#$r.N41]; ['file:///home/runejen/Dropbox/Skole/Master/Data/Model_3.ods'#$r.N41]; ['file:///home/runejen/Dropbox/Skole/Master/Data/Model_4.ods'#$r.N41]; ['file:///home/runejen/Dropbox/Skole/Master/Data/Model_5.ods'#$r.N41])" office:value-type="float" office:value="93.662" calcext:value-type="float">
            <text:p>93.66</text:p>
          </table:table-cell>
          <table:table-cell table:formula="of:=AVERAGE(['file:///home/runejen/Dropbox/Skole/Master/Data/Model_1.ods'#$r.O41]; ['file:///home/runejen/Dropbox/Skole/Master/Data/Model_2.ods'#$r.O41]; ['file:///home/runejen/Dropbox/Skole/Master/Data/Model_3.ods'#$r.O41]; ['file:///home/runejen/Dropbox/Skole/Master/Data/Model_4.ods'#$r.O41]; ['file:///home/runejen/Dropbox/Skole/Master/Data/Model_5.ods'#$r.O41])" office:value-type="float" office:value="93.282" calcext:value-type="float">
            <text:p>93.28</text:p>
          </table:table-cell>
          <table:table-cell table:formula="of:=AVERAGE(['file:///home/runejen/Dropbox/Skole/Master/Data/Model_1.ods'#$r.P41]; ['file:///home/runejen/Dropbox/Skole/Master/Data/Model_2.ods'#$r.P41]; ['file:///home/runejen/Dropbox/Skole/Master/Data/Model_3.ods'#$r.P41]; ['file:///home/runejen/Dropbox/Skole/Master/Data/Model_4.ods'#$r.P41]; ['file:///home/runejen/Dropbox/Skole/Master/Data/Model_5.ods'#$r.P41])" office:value-type="float" office:value="94.104" calcext:value-type="float">
            <text:p>94.10</text:p>
          </table:table-cell>
        </table:table-row>
        <table:table-row table:style-name="ro1">
          <table:table-cell office:value-type="string" calcext:value-type="string">
            <text:p>400k</text:p>
          </table:table-cell>
          <table:table-cell table:formula="of:=AVERAGE(['file:///home/runejen/Dropbox/Skole/Master/Data/Model_1.ods'#$r.F54]; ['file:///home/runejen/Dropbox/Skole/Master/Data/Model_2.ods'#$r.F54]; ['file:///home/runejen/Dropbox/Skole/Master/Data/Model_3.ods'#$r.F54]; ['file:///home/runejen/Dropbox/Skole/Master/Data/Model_4.ods'#$r.F54]; ['file:///home/runejen/Dropbox/Skole/Master/Data/Model_5.ods'#$r.F54])" office:value-type="percentage" office:value="0.318158372624078" calcext:value-type="percentage">
            <text:p>31.82%</text:p>
          </table:table-cell>
          <table:table-cell table:formula="of:=AVERAGE(['file:///home/runejen/Dropbox/Skole/Master/Data/Model_1.ods'#$r.G54]; ['file:///home/runejen/Dropbox/Skole/Master/Data/Model_2.ods'#$r.G54]; ['file:///home/runejen/Dropbox/Skole/Master/Data/Model_3.ods'#$r.G54]; ['file:///home/runejen/Dropbox/Skole/Master/Data/Model_4.ods'#$r.G54]; ['file:///home/runejen/Dropbox/Skole/Master/Data/Model_5.ods'#$r.G54])" office:value-type="float" office:value="36.546" calcext:value-type="float">
            <text:p>36.55</text:p>
          </table:table-cell>
          <table:table-cell table:formula="of:=AVERAGE(['file:///home/runejen/Dropbox/Skole/Master/Data/Model_1.ods'#$r.H54]; ['file:///home/runejen/Dropbox/Skole/Master/Data/Model_2.ods'#$r.H54]; ['file:///home/runejen/Dropbox/Skole/Master/Data/Model_3.ods'#$r.H54]; ['file:///home/runejen/Dropbox/Skole/Master/Data/Model_4.ods'#$r.H54]; ['file:///home/runejen/Dropbox/Skole/Master/Data/Model_5.ods'#$r.H54])" office:value-type="float" office:value="31.814" calcext:value-type="float">
            <text:p>31.81</text:p>
          </table:table-cell>
          <table:table-cell table:formula="of:=AVERAGE(['file:///home/runejen/Dropbox/Skole/Master/Data/Model_1.ods'#$r.I54]; ['file:///home/runejen/Dropbox/Skole/Master/Data/Model_2.ods'#$r.I54]; ['file:///home/runejen/Dropbox/Skole/Master/Data/Model_3.ods'#$r.I54]; ['file:///home/runejen/Dropbox/Skole/Master/Data/Model_4.ods'#$r.I54]; ['file:///home/runejen/Dropbox/Skole/Master/Data/Model_5.ods'#$r.I54])" office:value-type="float" office:value="33.7" calcext:value-type="float">
            <text:p>33.70</text:p>
          </table:table-cell>
          <table:table-cell table:formula="of:=AVERAGE(['file:///home/runejen/Dropbox/Skole/Master/Data/Model_1.ods'#$r.J54]; ['file:///home/runejen/Dropbox/Skole/Master/Data/Model_2.ods'#$r.J54]; ['file:///home/runejen/Dropbox/Skole/Master/Data/Model_3.ods'#$r.J54]; ['file:///home/runejen/Dropbox/Skole/Master/Data/Model_4.ods'#$r.J54]; ['file:///home/runejen/Dropbox/Skole/Master/Data/Model_5.ods'#$r.J54])" office:value-type="percentage" office:value="0.97426537467834" calcext:value-type="percentage">
            <text:p>97.43%</text:p>
          </table:table-cell>
          <table:table-cell table:formula="of:=AVERAGE(['file:///home/runejen/Dropbox/Skole/Master/Data/Model_1.ods'#$r.K54]; ['file:///home/runejen/Dropbox/Skole/Master/Data/Model_2.ods'#$r.K54]; ['file:///home/runejen/Dropbox/Skole/Master/Data/Model_3.ods'#$r.K54]; ['file:///home/runejen/Dropbox/Skole/Master/Data/Model_4.ods'#$r.K54]; ['file:///home/runejen/Dropbox/Skole/Master/Data/Model_5.ods'#$r.K54])" office:value-type="float" office:value="96.354" calcext:value-type="float">
            <text:p>96.35</text:p>
          </table:table-cell>
          <table:table-cell table:formula="of:=AVERAGE(['file:///home/runejen/Dropbox/Skole/Master/Data/Model_1.ods'#$r.L54]; ['file:///home/runejen/Dropbox/Skole/Master/Data/Model_2.ods'#$r.L54]; ['file:///home/runejen/Dropbox/Skole/Master/Data/Model_3.ods'#$r.L54]; ['file:///home/runejen/Dropbox/Skole/Master/Data/Model_4.ods'#$r.L54]; ['file:///home/runejen/Dropbox/Skole/Master/Data/Model_5.ods'#$r.L54])" office:value-type="float" office:value="97.426" calcext:value-type="float">
            <text:p>97.43</text:p>
          </table:table-cell>
          <table:table-cell table:formula="of:=AVERAGE(['file:///home/runejen/Dropbox/Skole/Master/Data/Model_1.ods'#$r.M54]; ['file:///home/runejen/Dropbox/Skole/Master/Data/Model_2.ods'#$r.M54]; ['file:///home/runejen/Dropbox/Skole/Master/Data/Model_3.ods'#$r.M54]; ['file:///home/runejen/Dropbox/Skole/Master/Data/Model_4.ods'#$r.M54]; ['file:///home/runejen/Dropbox/Skole/Master/Data/Model_5.ods'#$r.M54])" office:value-type="float" office:value="96.884" calcext:value-type="float">
            <text:p>96.88</text:p>
          </table:table-cell>
          <table:table-cell table:formula="of:=AVERAGE(['file:///home/runejen/Dropbox/Skole/Master/Data/Model_1.ods'#$r.N54]; ['file:///home/runejen/Dropbox/Skole/Master/Data/Model_2.ods'#$r.N54]; ['file:///home/runejen/Dropbox/Skole/Master/Data/Model_3.ods'#$r.N54]; ['file:///home/runejen/Dropbox/Skole/Master/Data/Model_4.ods'#$r.N54]; ['file:///home/runejen/Dropbox/Skole/Master/Data/Model_5.ods'#$r.N54])" office:value-type="float" office:value="93.622" calcext:value-type="float">
            <text:p>93.62</text:p>
          </table:table-cell>
          <table:table-cell table:formula="of:=AVERAGE(['file:///home/runejen/Dropbox/Skole/Master/Data/Model_1.ods'#$r.O54]; ['file:///home/runejen/Dropbox/Skole/Master/Data/Model_2.ods'#$r.O54]; ['file:///home/runejen/Dropbox/Skole/Master/Data/Model_3.ods'#$r.O54]; ['file:///home/runejen/Dropbox/Skole/Master/Data/Model_4.ods'#$r.O54]; ['file:///home/runejen/Dropbox/Skole/Master/Data/Model_5.ods'#$r.O54])" office:value-type="float" office:value="93.226" calcext:value-type="float">
            <text:p>93.23</text:p>
          </table:table-cell>
          <table:table-cell table:formula="of:=AVERAGE(['file:///home/runejen/Dropbox/Skole/Master/Data/Model_1.ods'#$r.P54]; ['file:///home/runejen/Dropbox/Skole/Master/Data/Model_2.ods'#$r.P54]; ['file:///home/runejen/Dropbox/Skole/Master/Data/Model_3.ods'#$r.P54]; ['file:///home/runejen/Dropbox/Skole/Master/Data/Model_4.ods'#$r.P54]; ['file:///home/runejen/Dropbox/Skole/Master/Data/Model_5.ods'#$r.P54])" office:value-type="float" office:value="94.076" calcext:value-type="float">
            <text:p>94.08</text:p>
          </table:table-cell>
        </table:table-row>
        <table:table-row table:style-name="ro1">
          <table:table-cell office:value-type="string" calcext:value-type="string">
            <text:p>500k</text:p>
          </table:table-cell>
          <table:table-cell table:formula="of:=AVERAGE(['file:///home/runejen/Dropbox/Skole/Master/Data/Model_1.ods'#$r.F67]; ['file:///home/runejen/Dropbox/Skole/Master/Data/Model_2.ods'#$r.F67]; ['file:///home/runejen/Dropbox/Skole/Master/Data/Model_3.ods'#$r.F67]; ['file:///home/runejen/Dropbox/Skole/Master/Data/Model_4.ods'#$r.F67]; ['file:///home/runejen/Dropbox/Skole/Master/Data/Model_5.ods'#$r.F67])" office:value-type="percentage" office:value="0.317985283158175" calcext:value-type="percentage">
            <text:p>31.80%</text:p>
          </table:table-cell>
          <table:table-cell table:formula="of:=AVERAGE(['file:///home/runejen/Dropbox/Skole/Master/Data/Model_1.ods'#$r.G67]; ['file:///home/runejen/Dropbox/Skole/Master/Data/Model_2.ods'#$r.G67]; ['file:///home/runejen/Dropbox/Skole/Master/Data/Model_3.ods'#$r.G67]; ['file:///home/runejen/Dropbox/Skole/Master/Data/Model_4.ods'#$r.G67]; ['file:///home/runejen/Dropbox/Skole/Master/Data/Model_5.ods'#$r.G67])" office:value-type="float" office:value="36.506" calcext:value-type="float">
            <text:p>36.51</text:p>
          </table:table-cell>
          <table:table-cell table:formula="of:=AVERAGE(['file:///home/runejen/Dropbox/Skole/Master/Data/Model_1.ods'#$r.H67]; ['file:///home/runejen/Dropbox/Skole/Master/Data/Model_2.ods'#$r.H67]; ['file:///home/runejen/Dropbox/Skole/Master/Data/Model_3.ods'#$r.H67]; ['file:///home/runejen/Dropbox/Skole/Master/Data/Model_4.ods'#$r.H67]; ['file:///home/runejen/Dropbox/Skole/Master/Data/Model_5.ods'#$r.H67])" office:value-type="float" office:value="31.8" calcext:value-type="float">
            <text:p>31.80</text:p>
          </table:table-cell>
          <table:table-cell table:formula="of:=AVERAGE(['file:///home/runejen/Dropbox/Skole/Master/Data/Model_1.ods'#$r.I67]; ['file:///home/runejen/Dropbox/Skole/Master/Data/Model_2.ods'#$r.I67]; ['file:///home/runejen/Dropbox/Skole/Master/Data/Model_3.ods'#$r.I67]; ['file:///home/runejen/Dropbox/Skole/Master/Data/Model_4.ods'#$r.I67]; ['file:///home/runejen/Dropbox/Skole/Master/Data/Model_5.ods'#$r.I67])" office:value-type="float" office:value="33.674" calcext:value-type="float">
            <text:p>33.67</text:p>
          </table:table-cell>
          <table:table-cell table:formula="of:=AVERAGE(['file:///home/runejen/Dropbox/Skole/Master/Data/Model_1.ods'#$r.J67]; ['file:///home/runejen/Dropbox/Skole/Master/Data/Model_2.ods'#$r.J67]; ['file:///home/runejen/Dropbox/Skole/Master/Data/Model_3.ods'#$r.J67]; ['file:///home/runejen/Dropbox/Skole/Master/Data/Model_4.ods'#$r.J67]; ['file:///home/runejen/Dropbox/Skole/Master/Data/Model_5.ods'#$r.J67])" office:value-type="percentage" office:value="0.974136287482259" calcext:value-type="percentage">
            <text:p>97.41%</text:p>
          </table:table-cell>
          <table:table-cell table:formula="of:=AVERAGE(['file:///home/runejen/Dropbox/Skole/Master/Data/Model_1.ods'#$r.K67]; ['file:///home/runejen/Dropbox/Skole/Master/Data/Model_2.ods'#$r.K67]; ['file:///home/runejen/Dropbox/Skole/Master/Data/Model_3.ods'#$r.K67]; ['file:///home/runejen/Dropbox/Skole/Master/Data/Model_4.ods'#$r.K67]; ['file:///home/runejen/Dropbox/Skole/Master/Data/Model_5.ods'#$r.K67])" office:value-type="float" office:value="96.354" calcext:value-type="float">
            <text:p>96.35</text:p>
          </table:table-cell>
          <table:table-cell table:formula="of:=AVERAGE(['file:///home/runejen/Dropbox/Skole/Master/Data/Model_1.ods'#$r.L67]; ['file:///home/runejen/Dropbox/Skole/Master/Data/Model_2.ods'#$r.L67]; ['file:///home/runejen/Dropbox/Skole/Master/Data/Model_3.ods'#$r.L67]; ['file:///home/runejen/Dropbox/Skole/Master/Data/Model_4.ods'#$r.L67]; ['file:///home/runejen/Dropbox/Skole/Master/Data/Model_5.ods'#$r.L67])" office:value-type="float" office:value="97.412" calcext:value-type="float">
            <text:p>97.41</text:p>
          </table:table-cell>
          <table:table-cell table:formula="of:=AVERAGE(['file:///home/runejen/Dropbox/Skole/Master/Data/Model_1.ods'#$r.M67]; ['file:///home/runejen/Dropbox/Skole/Master/Data/Model_2.ods'#$r.M67]; ['file:///home/runejen/Dropbox/Skole/Master/Data/Model_3.ods'#$r.M67]; ['file:///home/runejen/Dropbox/Skole/Master/Data/Model_4.ods'#$r.M67]; ['file:///home/runejen/Dropbox/Skole/Master/Data/Model_5.ods'#$r.M67])" office:value-type="float" office:value="96.878" calcext:value-type="float">
            <text:p>96.88</text:p>
          </table:table-cell>
          <table:table-cell table:formula="of:=AVERAGE(['file:///home/runejen/Dropbox/Skole/Master/Data/Model_1.ods'#$r.N67]; ['file:///home/runejen/Dropbox/Skole/Master/Data/Model_2.ods'#$r.N67]; ['file:///home/runejen/Dropbox/Skole/Master/Data/Model_3.ods'#$r.N67]; ['file:///home/runejen/Dropbox/Skole/Master/Data/Model_4.ods'#$r.N67]; ['file:///home/runejen/Dropbox/Skole/Master/Data/Model_5.ods'#$r.N67])" office:value-type="float" office:value="93.616" calcext:value-type="float">
            <text:p>93.62</text:p>
          </table:table-cell>
          <table:table-cell table:formula="of:=AVERAGE(['file:///home/runejen/Dropbox/Skole/Master/Data/Model_1.ods'#$r.O67]; ['file:///home/runejen/Dropbox/Skole/Master/Data/Model_2.ods'#$r.O67]; ['file:///home/runejen/Dropbox/Skole/Master/Data/Model_3.ods'#$r.O67]; ['file:///home/runejen/Dropbox/Skole/Master/Data/Model_4.ods'#$r.O67]; ['file:///home/runejen/Dropbox/Skole/Master/Data/Model_5.ods'#$r.O67])" office:value-type="float" office:value="93.222" calcext:value-type="float">
            <text:p>93.22</text:p>
          </table:table-cell>
          <table:table-cell table:formula="of:=AVERAGE(['file:///home/runejen/Dropbox/Skole/Master/Data/Model_1.ods'#$r.P67]; ['file:///home/runejen/Dropbox/Skole/Master/Data/Model_2.ods'#$r.P67]; ['file:///home/runejen/Dropbox/Skole/Master/Data/Model_3.ods'#$r.P67]; ['file:///home/runejen/Dropbox/Skole/Master/Data/Model_4.ods'#$r.P67]; ['file:///home/runejen/Dropbox/Skole/Master/Data/Model_5.ods'#$r.P67])" office:value-type="float" office:value="94.062" calcext:value-type="float">
            <text:p>94.0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Pos %</text:p>
          </table:table-cell>
          <table:table-cell table:style-name="Default" office:value-type="string" calcext:value-type="string">
            <text:p>Pos prec</text:p>
          </table:table-cell>
          <table:table-cell table:style-name="Default" office:value-type="string" calcext:value-type="string">
            <text:p>Pos recall</text:p>
          </table:table-cell>
          <table:table-cell table:style-name="Default" office:value-type="string" calcext:value-type="string">
            <text:p>Pos F1</text:p>
          </table:table-cell>
          <table:table-cell table:style-name="Default" office:value-type="string" calcext:value-type="string">
            <text:p>Neg %</text:p>
          </table:table-cell>
          <table:table-cell table:style-name="Default" office:value-type="string" calcext:value-type="string">
            <text:p>Neg prec</text:p>
          </table:table-cell>
          <table:table-cell table:style-name="Default" office:value-type="string" calcext:value-type="string">
            <text:p>Neg recall</text:p>
          </table:table-cell>
          <table:table-cell table:style-name="Default" office:value-type="string" calcext:value-type="string">
            <text:p>Neg F1</text:p>
          </table:table-cell>
          <table:table-cell table:style-name="Default" office:value-type="string" calcext:value-type="string">
            <text:p>Weighted F1</text:p>
          </table:table-cell>
          <table:table-cell table:style-name="Default" office:value-type="string" calcext:value-type="string">
            <text:p>Weighted Precision</text:p>
          </table:table-cell>
          <table:table-cell table:style-name="Default" office:value-type="string" calcext:value-type="string">
            <text:p>Weighted recall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 table:formula="of:=AVERAGE(['file:///home/runejen/Dropbox/Skole/Master/Data/Model_1.ods'#$b.F15]; ['file:///home/runejen/Dropbox/Skole/Master/Data/Model_2.ods'#$b.F15]; ['file:///home/runejen/Dropbox/Skole/Master/Data/Model_3.ods'#$b.F15]; ['file:///home/runejen/Dropbox/Skole/Master/Data/Model_4.ods'#$b.F15]; ['file:///home/runejen/Dropbox/Skole/Master/Data/Model_5.ods'#$b.F15])" office:value-type="percentage" office:value="0.223874796941619" calcext:value-type="percentage">
            <text:p>22.39%</text:p>
          </table:table-cell>
          <table:table-cell table:formula="of:=AVERAGE(['file:///home/runejen/Dropbox/Skole/Master/Data/Model_1.ods'#$b.G15]; ['file:///home/runejen/Dropbox/Skole/Master/Data/Model_2.ods'#$b.G15]; ['file:///home/runejen/Dropbox/Skole/Master/Data/Model_3.ods'#$b.G15]; ['file:///home/runejen/Dropbox/Skole/Master/Data/Model_4.ods'#$b.G15]; ['file:///home/runejen/Dropbox/Skole/Master/Data/Model_5.ods'#$b.G15])" office:value-type="float" office:value="16.31" calcext:value-type="float">
            <text:p>16.31</text:p>
          </table:table-cell>
          <table:table-cell table:formula="of:=AVERAGE(['file:///home/runejen/Dropbox/Skole/Master/Data/Model_1.ods'#$b.H15]; ['file:///home/runejen/Dropbox/Skole/Master/Data/Model_2.ods'#$b.H15]; ['file:///home/runejen/Dropbox/Skole/Master/Data/Model_3.ods'#$b.H15]; ['file:///home/runejen/Dropbox/Skole/Master/Data/Model_4.ods'#$b.H15]; ['file:///home/runejen/Dropbox/Skole/Master/Data/Model_5.ods'#$b.H15])" office:value-type="float" office:value="22.388" calcext:value-type="float">
            <text:p>22.39</text:p>
          </table:table-cell>
          <table:table-cell table:formula="of:=AVERAGE(['file:///home/runejen/Dropbox/Skole/Master/Data/Model_1.ods'#$b.I15]; ['file:///home/runejen/Dropbox/Skole/Master/Data/Model_2.ods'#$b.I15]; ['file:///home/runejen/Dropbox/Skole/Master/Data/Model_3.ods'#$b.I15]; ['file:///home/runejen/Dropbox/Skole/Master/Data/Model_4.ods'#$b.I15]; ['file:///home/runejen/Dropbox/Skole/Master/Data/Model_5.ods'#$b.I15])" office:value-type="float" office:value="18.274" calcext:value-type="float">
            <text:p>18.27</text:p>
          </table:table-cell>
          <table:table-cell table:formula="of:=AVERAGE(['file:///home/runejen/Dropbox/Skole/Master/Data/Model_1.ods'#$b.J15]; ['file:///home/runejen/Dropbox/Skole/Master/Data/Model_2.ods'#$b.J15]; ['file:///home/runejen/Dropbox/Skole/Master/Data/Model_3.ods'#$b.J15]; ['file:///home/runejen/Dropbox/Skole/Master/Data/Model_4.ods'#$b.J15]; ['file:///home/runejen/Dropbox/Skole/Master/Data/Model_5.ods'#$b.J15])" office:value-type="percentage" office:value="0.943348384499604" calcext:value-type="percentage">
            <text:p>94.33%</text:p>
          </table:table-cell>
          <table:table-cell table:formula="of:=AVERAGE(['file:///home/runejen/Dropbox/Skole/Master/Data/Model_1.ods'#$b.K15]; ['file:///home/runejen/Dropbox/Skole/Master/Data/Model_2.ods'#$b.K15]; ['file:///home/runejen/Dropbox/Skole/Master/Data/Model_3.ods'#$b.K15]; ['file:///home/runejen/Dropbox/Skole/Master/Data/Model_4.ods'#$b.K15]; ['file:///home/runejen/Dropbox/Skole/Master/Data/Model_5.ods'#$b.K15])" office:value-type="float" office:value="95.698" calcext:value-type="float">
            <text:p>95.70</text:p>
          </table:table-cell>
          <table:table-cell table:formula="of:=AVERAGE(['file:///home/runejen/Dropbox/Skole/Master/Data/Model_1.ods'#$b.L15]; ['file:///home/runejen/Dropbox/Skole/Master/Data/Model_2.ods'#$b.L15]; ['file:///home/runejen/Dropbox/Skole/Master/Data/Model_3.ods'#$b.L15]; ['file:///home/runejen/Dropbox/Skole/Master/Data/Model_4.ods'#$b.L15]; ['file:///home/runejen/Dropbox/Skole/Master/Data/Model_5.ods'#$b.L15])" office:value-type="float" office:value="94.336" calcext:value-type="float">
            <text:p>94.34</text:p>
          </table:table-cell>
          <table:table-cell table:formula="of:=AVERAGE(['file:///home/runejen/Dropbox/Skole/Master/Data/Model_1.ods'#$b.M15]; ['file:///home/runejen/Dropbox/Skole/Master/Data/Model_2.ods'#$b.M15]; ['file:///home/runejen/Dropbox/Skole/Master/Data/Model_3.ods'#$b.M15]; ['file:///home/runejen/Dropbox/Skole/Master/Data/Model_4.ods'#$b.M15]; ['file:///home/runejen/Dropbox/Skole/Master/Data/Model_5.ods'#$b.M15])" office:value-type="float" office:value="94.992" calcext:value-type="float">
            <text:p>94.99</text:p>
          </table:table-cell>
          <table:table-cell table:formula="of:=AVERAGE(['file:///home/runejen/Dropbox/Skole/Master/Data/Model_1.ods'#$b.N15]; ['file:///home/runejen/Dropbox/Skole/Master/Data/Model_2.ods'#$b.N15]; ['file:///home/runejen/Dropbox/Skole/Master/Data/Model_3.ods'#$b.N15]; ['file:///home/runejen/Dropbox/Skole/Master/Data/Model_4.ods'#$b.N15]; ['file:///home/runejen/Dropbox/Skole/Master/Data/Model_5.ods'#$b.N15])" office:value-type="float" office:value="91.062" calcext:value-type="float">
            <text:p>91.06</text:p>
          </table:table-cell>
          <table:table-cell table:formula="of:=AVERAGE(['file:///home/runejen/Dropbox/Skole/Master/Data/Model_1.ods'#$b.O15]; ['file:///home/runejen/Dropbox/Skole/Master/Data/Model_2.ods'#$b.O15]; ['file:///home/runejen/Dropbox/Skole/Master/Data/Model_3.ods'#$b.O15]; ['file:///home/runejen/Dropbox/Skole/Master/Data/Model_4.ods'#$b.O15]; ['file:///home/runejen/Dropbox/Skole/Master/Data/Model_5.ods'#$b.O15])" office:value-type="float" office:value="91.658" calcext:value-type="float">
            <text:p>91.66</text:p>
          </table:table-cell>
          <table:table-cell table:formula="of:=AVERAGE(['file:///home/runejen/Dropbox/Skole/Master/Data/Model_1.ods'#$b.P15]; ['file:///home/runejen/Dropbox/Skole/Master/Data/Model_2.ods'#$b.P15]; ['file:///home/runejen/Dropbox/Skole/Master/Data/Model_3.ods'#$b.P15]; ['file:///home/runejen/Dropbox/Skole/Master/Data/Model_4.ods'#$b.P15]; ['file:///home/runejen/Dropbox/Skole/Master/Data/Model_5.ods'#$b.P15])" office:value-type="float" office:value="90.604" calcext:value-type="float">
            <text:p>90.60</text:p>
          </table:table-cell>
        </table:table-row>
        <table:table-row table:style-name="ro1">
          <table:table-cell office:value-type="string" calcext:value-type="string">
            <text:p>200k</text:p>
          </table:table-cell>
          <table:table-cell table:formula="of:=AVERAGE(['file:///home/runejen/Dropbox/Skole/Master/Data/Model_1.ods'#$b.F28]; ['file:///home/runejen/Dropbox/Skole/Master/Data/Model_2.ods'#$b.F28]; ['file:///home/runejen/Dropbox/Skole/Master/Data/Model_3.ods'#$b.F28]; ['file:///home/runejen/Dropbox/Skole/Master/Data/Model_4.ods'#$b.F28]; ['file:///home/runejen/Dropbox/Skole/Master/Data/Model_5.ods'#$b.F28])" office:value-type="percentage" office:value="0.20162454195932" calcext:value-type="percentage">
            <text:p>20.16%</text:p>
          </table:table-cell>
          <table:table-cell table:formula="of:=AVERAGE(['file:///home/runejen/Dropbox/Skole/Master/Data/Model_1.ods'#$b.G28]; ['file:///home/runejen/Dropbox/Skole/Master/Data/Model_2.ods'#$b.G28]; ['file:///home/runejen/Dropbox/Skole/Master/Data/Model_3.ods'#$b.G28]; ['file:///home/runejen/Dropbox/Skole/Master/Data/Model_4.ods'#$b.G28]; ['file:///home/runejen/Dropbox/Skole/Master/Data/Model_5.ods'#$b.G28])" office:value-type="float" office:value="19.754" calcext:value-type="float">
            <text:p>19.75</text:p>
          </table:table-cell>
          <table:table-cell table:formula="of:=AVERAGE(['file:///home/runejen/Dropbox/Skole/Master/Data/Model_1.ods'#$b.H28]; ['file:///home/runejen/Dropbox/Skole/Master/Data/Model_2.ods'#$b.H28]; ['file:///home/runejen/Dropbox/Skole/Master/Data/Model_3.ods'#$b.H28]; ['file:///home/runejen/Dropbox/Skole/Master/Data/Model_4.ods'#$b.H28]; ['file:///home/runejen/Dropbox/Skole/Master/Data/Model_5.ods'#$b.H28])" office:value-type="float" office:value="20.164" calcext:value-type="float">
            <text:p>20.16</text:p>
          </table:table-cell>
          <table:table-cell table:formula="of:=AVERAGE(['file:///home/runejen/Dropbox/Skole/Master/Data/Model_1.ods'#$b.I28]; ['file:///home/runejen/Dropbox/Skole/Master/Data/Model_2.ods'#$b.I28]; ['file:///home/runejen/Dropbox/Skole/Master/Data/Model_3.ods'#$b.I28]; ['file:///home/runejen/Dropbox/Skole/Master/Data/Model_4.ods'#$b.I28]; ['file:///home/runejen/Dropbox/Skole/Master/Data/Model_5.ods'#$b.I28])" office:value-type="float" office:value="19.432" calcext:value-type="float">
            <text:p>19.43</text:p>
          </table:table-cell>
          <table:table-cell table:formula="of:=AVERAGE(['file:///home/runejen/Dropbox/Skole/Master/Data/Model_1.ods'#$b.J28]; ['file:///home/runejen/Dropbox/Skole/Master/Data/Model_2.ods'#$b.J28]; ['file:///home/runejen/Dropbox/Skole/Master/Data/Model_3.ods'#$b.J28]; ['file:///home/runejen/Dropbox/Skole/Master/Data/Model_4.ods'#$b.J28]; ['file:///home/runejen/Dropbox/Skole/Master/Data/Model_5.ods'#$b.J28])" office:value-type="percentage" office:value="0.959290761942529" calcext:value-type="percentage">
            <text:p>95.93%</text:p>
          </table:table-cell>
          <table:table-cell table:formula="of:=AVERAGE(['file:///home/runejen/Dropbox/Skole/Master/Data/Model_1.ods'#$b.K28]; ['file:///home/runejen/Dropbox/Skole/Master/Data/Model_2.ods'#$b.K28]; ['file:///home/runejen/Dropbox/Skole/Master/Data/Model_3.ods'#$b.K28]; ['file:///home/runejen/Dropbox/Skole/Master/Data/Model_4.ods'#$b.K28]; ['file:///home/runejen/Dropbox/Skole/Master/Data/Model_5.ods'#$b.K28])" office:value-type="float" office:value="95.598" calcext:value-type="float">
            <text:p>95.60</text:p>
          </table:table-cell>
          <table:table-cell table:formula="of:=AVERAGE(['file:///home/runejen/Dropbox/Skole/Master/Data/Model_1.ods'#$b.L28]; ['file:///home/runejen/Dropbox/Skole/Master/Data/Model_2.ods'#$b.L28]; ['file:///home/runejen/Dropbox/Skole/Master/Data/Model_3.ods'#$b.L28]; ['file:///home/runejen/Dropbox/Skole/Master/Data/Model_4.ods'#$b.L28]; ['file:///home/runejen/Dropbox/Skole/Master/Data/Model_5.ods'#$b.L28])" office:value-type="float" office:value="95.928" calcext:value-type="float">
            <text:p>95.93</text:p>
          </table:table-cell>
          <table:table-cell table:formula="of:=AVERAGE(['file:///home/runejen/Dropbox/Skole/Master/Data/Model_1.ods'#$b.M28]; ['file:///home/runejen/Dropbox/Skole/Master/Data/Model_2.ods'#$b.M28]; ['file:///home/runejen/Dropbox/Skole/Master/Data/Model_3.ods'#$b.M28]; ['file:///home/runejen/Dropbox/Skole/Master/Data/Model_4.ods'#$b.M28]; ['file:///home/runejen/Dropbox/Skole/Master/Data/Model_5.ods'#$b.M28])" office:value-type="float" office:value="95.746" calcext:value-type="float">
            <text:p>95.75</text:p>
          </table:table-cell>
          <table:table-cell table:formula="of:=AVERAGE(['file:///home/runejen/Dropbox/Skole/Master/Data/Model_1.ods'#$b.N28]; ['file:///home/runejen/Dropbox/Skole/Master/Data/Model_2.ods'#$b.N28]; ['file:///home/runejen/Dropbox/Skole/Master/Data/Model_3.ods'#$b.N28]; ['file:///home/runejen/Dropbox/Skole/Master/Data/Model_4.ods'#$b.N28]; ['file:///home/runejen/Dropbox/Skole/Master/Data/Model_5.ods'#$b.N28])" office:value-type="float" office:value="91.786" calcext:value-type="float">
            <text:p>91.79</text:p>
          </table:table-cell>
          <table:table-cell table:formula="of:=AVERAGE(['file:///home/runejen/Dropbox/Skole/Master/Data/Model_1.ods'#$b.O28]; ['file:///home/runejen/Dropbox/Skole/Master/Data/Model_2.ods'#$b.O28]; ['file:///home/runejen/Dropbox/Skole/Master/Data/Model_3.ods'#$b.O28]; ['file:///home/runejen/Dropbox/Skole/Master/Data/Model_4.ods'#$b.O28]; ['file:///home/runejen/Dropbox/Skole/Master/Data/Model_5.ods'#$b.O28])" office:value-type="float" office:value="91.692" calcext:value-type="float">
            <text:p>91.69</text:p>
          </table:table-cell>
          <table:table-cell table:formula="of:=AVERAGE(['file:///home/runejen/Dropbox/Skole/Master/Data/Model_1.ods'#$b.P28]; ['file:///home/runejen/Dropbox/Skole/Master/Data/Model_2.ods'#$b.P28]; ['file:///home/runejen/Dropbox/Skole/Master/Data/Model_3.ods'#$b.P28]; ['file:///home/runejen/Dropbox/Skole/Master/Data/Model_4.ods'#$b.P28]; ['file:///home/runejen/Dropbox/Skole/Master/Data/Model_5.ods'#$b.P28])" office:value-type="float" office:value="91.96" calcext:value-type="float">
            <text:p>91.96</text:p>
          </table:table-cell>
        </table:table-row>
        <table:table-row table:style-name="ro1">
          <table:table-cell office:value-type="string" calcext:value-type="string">
            <text:p>300k</text:p>
          </table:table-cell>
          <table:table-cell table:formula="of:=AVERAGE(['file:///home/runejen/Dropbox/Skole/Master/Data/Model_1.ods'#$b.F41]; ['file:///home/runejen/Dropbox/Skole/Master/Data/Model_2.ods'#$b.F41]; ['file:///home/runejen/Dropbox/Skole/Master/Data/Model_3.ods'#$b.F41]; ['file:///home/runejen/Dropbox/Skole/Master/Data/Model_4.ods'#$b.F41]; ['file:///home/runejen/Dropbox/Skole/Master/Data/Model_5.ods'#$b.F41])" office:value-type="percentage" office:value="0.20660510281401" calcext:value-type="percentage">
            <text:p>20.66%</text:p>
          </table:table-cell>
          <table:table-cell table:formula="of:=AVERAGE(['file:///home/runejen/Dropbox/Skole/Master/Data/Model_1.ods'#$b.G41]; ['file:///home/runejen/Dropbox/Skole/Master/Data/Model_2.ods'#$b.G41]; ['file:///home/runejen/Dropbox/Skole/Master/Data/Model_3.ods'#$b.G41]; ['file:///home/runejen/Dropbox/Skole/Master/Data/Model_4.ods'#$b.G41]; ['file:///home/runejen/Dropbox/Skole/Master/Data/Model_5.ods'#$b.G41])" office:value-type="float" office:value="20.076" calcext:value-type="float">
            <text:p>20.08</text:p>
          </table:table-cell>
          <table:table-cell table:formula="of:=AVERAGE(['file:///home/runejen/Dropbox/Skole/Master/Data/Model_1.ods'#$b.H41]; ['file:///home/runejen/Dropbox/Skole/Master/Data/Model_2.ods'#$b.H41]; ['file:///home/runejen/Dropbox/Skole/Master/Data/Model_3.ods'#$b.H41]; ['file:///home/runejen/Dropbox/Skole/Master/Data/Model_4.ods'#$b.H41]; ['file:///home/runejen/Dropbox/Skole/Master/Data/Model_5.ods'#$b.H41])" office:value-type="float" office:value="20.66" calcext:value-type="float">
            <text:p>20.66</text:p>
          </table:table-cell>
          <table:table-cell table:formula="of:=AVERAGE(['file:///home/runejen/Dropbox/Skole/Master/Data/Model_1.ods'#$b.I41]; ['file:///home/runejen/Dropbox/Skole/Master/Data/Model_2.ods'#$b.I41]; ['file:///home/runejen/Dropbox/Skole/Master/Data/Model_3.ods'#$b.I41]; ['file:///home/runejen/Dropbox/Skole/Master/Data/Model_4.ods'#$b.I41]; ['file:///home/runejen/Dropbox/Skole/Master/Data/Model_5.ods'#$b.I41])" office:value-type="float" office:value="19.8" calcext:value-type="float">
            <text:p>19.80</text:p>
          </table:table-cell>
          <table:table-cell table:formula="of:=AVERAGE(['file:///home/runejen/Dropbox/Skole/Master/Data/Model_1.ods'#$b.J41]; ['file:///home/runejen/Dropbox/Skole/Master/Data/Model_2.ods'#$b.J41]; ['file:///home/runejen/Dropbox/Skole/Master/Data/Model_3.ods'#$b.J41]; ['file:///home/runejen/Dropbox/Skole/Master/Data/Model_4.ods'#$b.J41]; ['file:///home/runejen/Dropbox/Skole/Master/Data/Model_5.ods'#$b.J41])" office:value-type="percentage" office:value="0.960028795595424" calcext:value-type="percentage">
            <text:p>96.00%</text:p>
          </table:table-cell>
          <table:table-cell table:formula="of:=AVERAGE(['file:///home/runejen/Dropbox/Skole/Master/Data/Model_1.ods'#$b.K41]; ['file:///home/runejen/Dropbox/Skole/Master/Data/Model_2.ods'#$b.K41]; ['file:///home/runejen/Dropbox/Skole/Master/Data/Model_3.ods'#$b.K41]; ['file:///home/runejen/Dropbox/Skole/Master/Data/Model_4.ods'#$b.K41]; ['file:///home/runejen/Dropbox/Skole/Master/Data/Model_5.ods'#$b.K41])" office:value-type="float" office:value="95.62" calcext:value-type="float">
            <text:p>95.62</text:p>
          </table:table-cell>
          <table:table-cell table:formula="of:=AVERAGE(['file:///home/runejen/Dropbox/Skole/Master/Data/Model_1.ods'#$b.L41]; ['file:///home/runejen/Dropbox/Skole/Master/Data/Model_2.ods'#$b.L41]; ['file:///home/runejen/Dropbox/Skole/Master/Data/Model_3.ods'#$b.L41]; ['file:///home/runejen/Dropbox/Skole/Master/Data/Model_4.ods'#$b.L41]; ['file:///home/runejen/Dropbox/Skole/Master/Data/Model_5.ods'#$b.L41])" office:value-type="float" office:value="96.002" calcext:value-type="float">
            <text:p>96.00</text:p>
          </table:table-cell>
          <table:table-cell table:formula="of:=AVERAGE(['file:///home/runejen/Dropbox/Skole/Master/Data/Model_1.ods'#$b.M41]; ['file:///home/runejen/Dropbox/Skole/Master/Data/Model_2.ods'#$b.M41]; ['file:///home/runejen/Dropbox/Skole/Master/Data/Model_3.ods'#$b.M41]; ['file:///home/runejen/Dropbox/Skole/Master/Data/Model_4.ods'#$b.M41]; ['file:///home/runejen/Dropbox/Skole/Master/Data/Model_5.ods'#$b.M41])" office:value-type="float" office:value="95.798" calcext:value-type="float">
            <text:p>95.80</text:p>
          </table:table-cell>
          <table:table-cell table:formula="of:=AVERAGE(['file:///home/runejen/Dropbox/Skole/Master/Data/Model_1.ods'#$b.N41]; ['file:///home/runejen/Dropbox/Skole/Master/Data/Model_2.ods'#$b.N41]; ['file:///home/runejen/Dropbox/Skole/Master/Data/Model_3.ods'#$b.N41]; ['file:///home/runejen/Dropbox/Skole/Master/Data/Model_4.ods'#$b.N41]; ['file:///home/runejen/Dropbox/Skole/Master/Data/Model_5.ods'#$b.N41])" office:value-type="float" office:value="91.846" calcext:value-type="float">
            <text:p>91.85</text:p>
          </table:table-cell>
          <table:table-cell table:formula="of:=AVERAGE(['file:///home/runejen/Dropbox/Skole/Master/Data/Model_1.ods'#$b.O41]; ['file:///home/runejen/Dropbox/Skole/Master/Data/Model_2.ods'#$b.O41]; ['file:///home/runejen/Dropbox/Skole/Master/Data/Model_3.ods'#$b.O41]; ['file:///home/runejen/Dropbox/Skole/Master/Data/Model_4.ods'#$b.O41]; ['file:///home/runejen/Dropbox/Skole/Master/Data/Model_5.ods'#$b.O41])" office:value-type="float" office:value="91.718" calcext:value-type="float">
            <text:p>91.72</text:p>
          </table:table-cell>
          <table:table-cell table:formula="of:=AVERAGE(['file:///home/runejen/Dropbox/Skole/Master/Data/Model_1.ods'#$b.P41]; ['file:///home/runejen/Dropbox/Skole/Master/Data/Model_2.ods'#$b.P41]; ['file:///home/runejen/Dropbox/Skole/Master/Data/Model_3.ods'#$b.P41]; ['file:///home/runejen/Dropbox/Skole/Master/Data/Model_4.ods'#$b.P41]; ['file:///home/runejen/Dropbox/Skole/Master/Data/Model_5.ods'#$b.P41])" office:value-type="float" office:value="92.048" calcext:value-type="float">
            <text:p>92.05</text:p>
          </table:table-cell>
        </table:table-row>
        <table:table-row table:style-name="ro1">
          <table:table-cell office:value-type="string" calcext:value-type="string">
            <text:p>400k</text:p>
          </table:table-cell>
          <table:table-cell table:formula="of:=AVERAGE(['file:///home/runejen/Dropbox/Skole/Master/Data/Model_1.ods'#$b.F54]; ['file:///home/runejen/Dropbox/Skole/Master/Data/Model_2.ods'#$b.F54]; ['file:///home/runejen/Dropbox/Skole/Master/Data/Model_3.ods'#$b.F54]; ['file:///home/runejen/Dropbox/Skole/Master/Data/Model_4.ods'#$b.F54]; ['file:///home/runejen/Dropbox/Skole/Master/Data/Model_5.ods'#$b.F54])" office:value-type="percentage" office:value="0.206796133740638" calcext:value-type="percentage">
            <text:p>20.68%</text:p>
          </table:table-cell>
          <table:table-cell table:formula="of:=AVERAGE(['file:///home/runejen/Dropbox/Skole/Master/Data/Model_1.ods'#$b.G54]; ['file:///home/runejen/Dropbox/Skole/Master/Data/Model_2.ods'#$b.G54]; ['file:///home/runejen/Dropbox/Skole/Master/Data/Model_3.ods'#$b.G54]; ['file:///home/runejen/Dropbox/Skole/Master/Data/Model_4.ods'#$b.G54]; ['file:///home/runejen/Dropbox/Skole/Master/Data/Model_5.ods'#$b.G54])" office:value-type="float" office:value="20.18" calcext:value-type="float">
            <text:p>20.18</text:p>
          </table:table-cell>
          <table:table-cell table:formula="of:=AVERAGE(['file:///home/runejen/Dropbox/Skole/Master/Data/Model_1.ods'#$b.H54]; ['file:///home/runejen/Dropbox/Skole/Master/Data/Model_2.ods'#$b.H54]; ['file:///home/runejen/Dropbox/Skole/Master/Data/Model_3.ods'#$b.H54]; ['file:///home/runejen/Dropbox/Skole/Master/Data/Model_4.ods'#$b.H54]; ['file:///home/runejen/Dropbox/Skole/Master/Data/Model_5.ods'#$b.H54])" office:value-type="float" office:value="20.678" calcext:value-type="float">
            <text:p>20.68</text:p>
          </table:table-cell>
          <table:table-cell table:formula="of:=AVERAGE(['file:///home/runejen/Dropbox/Skole/Master/Data/Model_1.ods'#$b.I54]; ['file:///home/runejen/Dropbox/Skole/Master/Data/Model_2.ods'#$b.I54]; ['file:///home/runejen/Dropbox/Skole/Master/Data/Model_3.ods'#$b.I54]; ['file:///home/runejen/Dropbox/Skole/Master/Data/Model_4.ods'#$b.I54]; ['file:///home/runejen/Dropbox/Skole/Master/Data/Model_5.ods'#$b.I54])" office:value-type="float" office:value="19.828" calcext:value-type="float">
            <text:p>19.83</text:p>
          </table:table-cell>
          <table:table-cell table:formula="of:=AVERAGE(['file:///home/runejen/Dropbox/Skole/Master/Data/Model_1.ods'#$b.J54]; ['file:///home/runejen/Dropbox/Skole/Master/Data/Model_2.ods'#$b.J54]; ['file:///home/runejen/Dropbox/Skole/Master/Data/Model_3.ods'#$b.J54]; ['file:///home/runejen/Dropbox/Skole/Master/Data/Model_4.ods'#$b.J54]; ['file:///home/runejen/Dropbox/Skole/Master/Data/Model_5.ods'#$b.J54])" office:value-type="percentage" office:value="0.960018573668963" calcext:value-type="percentage">
            <text:p>96.00%</text:p>
          </table:table-cell>
          <table:table-cell table:formula="of:=AVERAGE(['file:///home/runejen/Dropbox/Skole/Master/Data/Model_1.ods'#$b.K54]; ['file:///home/runejen/Dropbox/Skole/Master/Data/Model_2.ods'#$b.K54]; ['file:///home/runejen/Dropbox/Skole/Master/Data/Model_3.ods'#$b.K54]; ['file:///home/runejen/Dropbox/Skole/Master/Data/Model_4.ods'#$b.K54]; ['file:///home/runejen/Dropbox/Skole/Master/Data/Model_5.ods'#$b.K54])" office:value-type="float" office:value="95.618" calcext:value-type="float">
            <text:p>95.62</text:p>
          </table:table-cell>
          <table:table-cell table:formula="of:=AVERAGE(['file:///home/runejen/Dropbox/Skole/Master/Data/Model_1.ods'#$b.L54]; ['file:///home/runejen/Dropbox/Skole/Master/Data/Model_2.ods'#$b.L54]; ['file:///home/runejen/Dropbox/Skole/Master/Data/Model_3.ods'#$b.L54]; ['file:///home/runejen/Dropbox/Skole/Master/Data/Model_4.ods'#$b.L54]; ['file:///home/runejen/Dropbox/Skole/Master/Data/Model_5.ods'#$b.L54])" office:value-type="float" office:value="96.002" calcext:value-type="float">
            <text:p>96.00</text:p>
          </table:table-cell>
          <table:table-cell table:formula="of:=AVERAGE(['file:///home/runejen/Dropbox/Skole/Master/Data/Model_1.ods'#$b.M54]; ['file:///home/runejen/Dropbox/Skole/Master/Data/Model_2.ods'#$b.M54]; ['file:///home/runejen/Dropbox/Skole/Master/Data/Model_3.ods'#$b.M54]; ['file:///home/runejen/Dropbox/Skole/Master/Data/Model_4.ods'#$b.M54]; ['file:///home/runejen/Dropbox/Skole/Master/Data/Model_5.ods'#$b.M54])" office:value-type="float" office:value="95.796" calcext:value-type="float">
            <text:p>95.80</text:p>
          </table:table-cell>
          <table:table-cell table:formula="of:=AVERAGE(['file:///home/runejen/Dropbox/Skole/Master/Data/Model_1.ods'#$b.N54]; ['file:///home/runejen/Dropbox/Skole/Master/Data/Model_2.ods'#$b.N54]; ['file:///home/runejen/Dropbox/Skole/Master/Data/Model_3.ods'#$b.N54]; ['file:///home/runejen/Dropbox/Skole/Master/Data/Model_4.ods'#$b.N54]; ['file:///home/runejen/Dropbox/Skole/Master/Data/Model_5.ods'#$b.N54])" office:value-type="float" office:value="91.844" calcext:value-type="float">
            <text:p>91.84</text:p>
          </table:table-cell>
          <table:table-cell table:formula="of:=AVERAGE(['file:///home/runejen/Dropbox/Skole/Master/Data/Model_1.ods'#$b.O54]; ['file:///home/runejen/Dropbox/Skole/Master/Data/Model_2.ods'#$b.O54]; ['file:///home/runejen/Dropbox/Skole/Master/Data/Model_3.ods'#$b.O54]; ['file:///home/runejen/Dropbox/Skole/Master/Data/Model_4.ods'#$b.O54]; ['file:///home/runejen/Dropbox/Skole/Master/Data/Model_5.ods'#$b.O54])" office:value-type="float" office:value="91.724" calcext:value-type="float">
            <text:p>91.72</text:p>
          </table:table-cell>
          <table:table-cell table:formula="of:=AVERAGE(['file:///home/runejen/Dropbox/Skole/Master/Data/Model_1.ods'#$b.P54]; ['file:///home/runejen/Dropbox/Skole/Master/Data/Model_2.ods'#$b.P54]; ['file:///home/runejen/Dropbox/Skole/Master/Data/Model_3.ods'#$b.P54]; ['file:///home/runejen/Dropbox/Skole/Master/Data/Model_4.ods'#$b.P54]; ['file:///home/runejen/Dropbox/Skole/Master/Data/Model_5.ods'#$b.P54])" office:value-type="float" office:value="92.046" calcext:value-type="float">
            <text:p>92.05</text:p>
          </table:table-cell>
        </table:table-row>
        <table:table-row table:style-name="ro1">
          <table:table-cell office:value-type="string" calcext:value-type="string">
            <text:p>500k</text:p>
          </table:table-cell>
          <table:table-cell table:formula="of:=AVERAGE(['file:///home/runejen/Dropbox/Skole/Master/Data/Model_1.ods'#$b.F67]; ['file:///home/runejen/Dropbox/Skole/Master/Data/Model_2.ods'#$b.F67]; ['file:///home/runejen/Dropbox/Skole/Master/Data/Model_3.ods'#$b.F67]; ['file:///home/runejen/Dropbox/Skole/Master/Data/Model_4.ods'#$b.F67]; ['file:///home/runejen/Dropbox/Skole/Master/Data/Model_5.ods'#$b.F67])" office:value-type="percentage" office:value="0.207007509070912" calcext:value-type="percentage">
            <text:p>20.70%</text:p>
          </table:table-cell>
          <table:table-cell table:formula="of:=AVERAGE(['file:///home/runejen/Dropbox/Skole/Master/Data/Model_1.ods'#$b.G67]; ['file:///home/runejen/Dropbox/Skole/Master/Data/Model_2.ods'#$b.G67]; ['file:///home/runejen/Dropbox/Skole/Master/Data/Model_3.ods'#$b.G67]; ['file:///home/runejen/Dropbox/Skole/Master/Data/Model_4.ods'#$b.G67]; ['file:///home/runejen/Dropbox/Skole/Master/Data/Model_5.ods'#$b.G67])" office:value-type="float" office:value="20.24" calcext:value-type="float">
            <text:p>20.24</text:p>
          </table:table-cell>
          <table:table-cell table:formula="of:=AVERAGE(['file:///home/runejen/Dropbox/Skole/Master/Data/Model_1.ods'#$b.H67]; ['file:///home/runejen/Dropbox/Skole/Master/Data/Model_2.ods'#$b.H67]; ['file:///home/runejen/Dropbox/Skole/Master/Data/Model_3.ods'#$b.H67]; ['file:///home/runejen/Dropbox/Skole/Master/Data/Model_4.ods'#$b.H67]; ['file:///home/runejen/Dropbox/Skole/Master/Data/Model_5.ods'#$b.H67])" office:value-type="float" office:value="20.7" calcext:value-type="float">
            <text:p>20.70</text:p>
          </table:table-cell>
          <table:table-cell table:formula="of:=AVERAGE(['file:///home/runejen/Dropbox/Skole/Master/Data/Model_1.ods'#$b.I67]; ['file:///home/runejen/Dropbox/Skole/Master/Data/Model_2.ods'#$b.I67]; ['file:///home/runejen/Dropbox/Skole/Master/Data/Model_3.ods'#$b.I67]; ['file:///home/runejen/Dropbox/Skole/Master/Data/Model_4.ods'#$b.I67]; ['file:///home/runejen/Dropbox/Skole/Master/Data/Model_5.ods'#$b.I67])" office:value-type="float" office:value="19.872" calcext:value-type="float">
            <text:p>19.87</text:p>
          </table:table-cell>
          <table:table-cell table:formula="of:=AVERAGE(['file:///home/runejen/Dropbox/Skole/Master/Data/Model_1.ods'#$b.J67]; ['file:///home/runejen/Dropbox/Skole/Master/Data/Model_2.ods'#$b.J67]; ['file:///home/runejen/Dropbox/Skole/Master/Data/Model_3.ods'#$b.J67]; ['file:///home/runejen/Dropbox/Skole/Master/Data/Model_4.ods'#$b.J67]; ['file:///home/runejen/Dropbox/Skole/Master/Data/Model_5.ods'#$b.J67])" office:value-type="percentage" office:value="0.960093001999356" calcext:value-type="percentage">
            <text:p>96.01%</text:p>
          </table:table-cell>
          <table:table-cell table:formula="of:=AVERAGE(['file:///home/runejen/Dropbox/Skole/Master/Data/Model_1.ods'#$b.K67]; ['file:///home/runejen/Dropbox/Skole/Master/Data/Model_2.ods'#$b.K67]; ['file:///home/runejen/Dropbox/Skole/Master/Data/Model_3.ods'#$b.K67]; ['file:///home/runejen/Dropbox/Skole/Master/Data/Model_4.ods'#$b.K67]; ['file:///home/runejen/Dropbox/Skole/Master/Data/Model_5.ods'#$b.K67])" office:value-type="float" office:value="95.618" calcext:value-type="float">
            <text:p>95.62</text:p>
          </table:table-cell>
          <table:table-cell table:formula="of:=AVERAGE(['file:///home/runejen/Dropbox/Skole/Master/Data/Model_1.ods'#$b.L67]; ['file:///home/runejen/Dropbox/Skole/Master/Data/Model_2.ods'#$b.L67]; ['file:///home/runejen/Dropbox/Skole/Master/Data/Model_3.ods'#$b.L67]; ['file:///home/runejen/Dropbox/Skole/Master/Data/Model_4.ods'#$b.L67]; ['file:///home/runejen/Dropbox/Skole/Master/Data/Model_5.ods'#$b.L67])" office:value-type="float" office:value="96.01" calcext:value-type="float">
            <text:p>96.01</text:p>
          </table:table-cell>
          <table:table-cell table:formula="of:=AVERAGE(['file:///home/runejen/Dropbox/Skole/Master/Data/Model_1.ods'#$b.M67]; ['file:///home/runejen/Dropbox/Skole/Master/Data/Model_2.ods'#$b.M67]; ['file:///home/runejen/Dropbox/Skole/Master/Data/Model_3.ods'#$b.M67]; ['file:///home/runejen/Dropbox/Skole/Master/Data/Model_4.ods'#$b.M67]; ['file:///home/runejen/Dropbox/Skole/Master/Data/Model_5.ods'#$b.M67])" office:value-type="float" office:value="95.8" calcext:value-type="float">
            <text:p>95.80</text:p>
          </table:table-cell>
          <table:table-cell table:formula="of:=AVERAGE(['file:///home/runejen/Dropbox/Skole/Master/Data/Model_1.ods'#$b.N67]; ['file:///home/runejen/Dropbox/Skole/Master/Data/Model_2.ods'#$b.N67]; ['file:///home/runejen/Dropbox/Skole/Master/Data/Model_3.ods'#$b.N67]; ['file:///home/runejen/Dropbox/Skole/Master/Data/Model_4.ods'#$b.N67]; ['file:///home/runejen/Dropbox/Skole/Master/Data/Model_5.ods'#$b.N67])" office:value-type="float" office:value="91.848" calcext:value-type="float">
            <text:p>91.85</text:p>
          </table:table-cell>
          <table:table-cell table:formula="of:=AVERAGE(['file:///home/runejen/Dropbox/Skole/Master/Data/Model_1.ods'#$b.O67]; ['file:///home/runejen/Dropbox/Skole/Master/Data/Model_2.ods'#$b.O67]; ['file:///home/runejen/Dropbox/Skole/Master/Data/Model_3.ods'#$b.O67]; ['file:///home/runejen/Dropbox/Skole/Master/Data/Model_4.ods'#$b.O67]; ['file:///home/runejen/Dropbox/Skole/Master/Data/Model_5.ods'#$b.O67])" office:value-type="float" office:value="91.726" calcext:value-type="float">
            <text:p>91.73</text:p>
          </table:table-cell>
          <table:table-cell table:formula="of:=AVERAGE(['file:///home/runejen/Dropbox/Skole/Master/Data/Model_1.ods'#$b.P67]; ['file:///home/runejen/Dropbox/Skole/Master/Data/Model_2.ods'#$b.P67]; ['file:///home/runejen/Dropbox/Skole/Master/Data/Model_3.ods'#$b.P67]; ['file:///home/runejen/Dropbox/Skole/Master/Data/Model_4.ods'#$b.P67]; ['file:///home/runejen/Dropbox/Skole/Master/Data/Model_5.ods'#$b.P67])" office:value-type="float" office:value="92.054" calcext:value-type="float">
            <text:p>92.0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Pos %</text:p>
          </table:table-cell>
          <table:table-cell table:style-name="Default" office:value-type="string" calcext:value-type="string">
            <text:p>Pos prec</text:p>
          </table:table-cell>
          <table:table-cell table:style-name="Default" office:value-type="string" calcext:value-type="string">
            <text:p>Pos recall</text:p>
          </table:table-cell>
          <table:table-cell table:style-name="Default" office:value-type="string" calcext:value-type="string">
            <text:p>Pos F1</text:p>
          </table:table-cell>
          <table:table-cell table:style-name="Default" office:value-type="string" calcext:value-type="string">
            <text:p>Neg %</text:p>
          </table:table-cell>
          <table:table-cell table:style-name="Default" office:value-type="string" calcext:value-type="string">
            <text:p>Neg prec</text:p>
          </table:table-cell>
          <table:table-cell table:style-name="Default" office:value-type="string" calcext:value-type="string">
            <text:p>Neg recall</text:p>
          </table:table-cell>
          <table:table-cell table:style-name="Default" office:value-type="string" calcext:value-type="string">
            <text:p>Neg F1</text:p>
          </table:table-cell>
          <table:table-cell table:style-name="Default" office:value-type="string" calcext:value-type="string">
            <text:p>Weighted F1</text:p>
          </table:table-cell>
          <table:table-cell table:style-name="Default" office:value-type="string" calcext:value-type="string">
            <text:p>Weighted Precision</text:p>
          </table:table-cell>
          <table:table-cell table:style-name="Default" office:value-type="string" calcext:value-type="string">
            <text:p>Weighted recall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 table:formula="of:=AVERAGE(['file:///home/runejen/Dropbox/Skole/Master/Data/Model_1.ods'#$rb.$F$15]; ['file:///home/runejen/Dropbox/Skole/Master/Data/Model_2.ods'#$rb.$F$15]; ['file:///home/runejen/Dropbox/Skole/Master/Data/Model_3.ods'#$rb.$F$15]; ['file:///home/runejen/Dropbox/Skole/Master/Data/Model_4.ods'#$rb.$F$15]; ['file:///home/runejen/Dropbox/Skole/Master/Data/Model_5.ods'#$rb.$F$15])" office:value-type="percentage" office:value="0.269009329258473" calcext:value-type="percentage">
            <text:p>26.90%</text:p>
          </table:table-cell>
          <table:table-cell table:formula="of:=AVERAGE(['file:///home/runejen/Dropbox/Skole/Master/Data/Model_1.ods'#$rb.G15]; ['file:///home/runejen/Dropbox/Skole/Master/Data/Model_2.ods'#$rb.G15]; ['file:///home/runejen/Dropbox/Skole/Master/Data/Model_3.ods'#$rb.G15]; ['file:///home/runejen/Dropbox/Skole/Master/Data/Model_4.ods'#$rb.G15]; ['file:///home/runejen/Dropbox/Skole/Master/Data/Model_5.ods'#$rb.G15])" office:value-type="float" office:value="27.696" calcext:value-type="float">
            <text:p>27.70</text:p>
          </table:table-cell>
          <table:table-cell table:formula="of:=AVERAGE(['file:///home/runejen/Dropbox/Skole/Master/Data/Model_1.ods'#$rb.H15]; ['file:///home/runejen/Dropbox/Skole/Master/Data/Model_2.ods'#$rb.H15]; ['file:///home/runejen/Dropbox/Skole/Master/Data/Model_3.ods'#$rb.H15]; ['file:///home/runejen/Dropbox/Skole/Master/Data/Model_4.ods'#$rb.H15]; ['file:///home/runejen/Dropbox/Skole/Master/Data/Model_5.ods'#$rb.H15])" office:value-type="float" office:value="26.902" calcext:value-type="float">
            <text:p>26.90</text:p>
          </table:table-cell>
          <table:table-cell table:formula="of:=AVERAGE(['file:///home/runejen/Dropbox/Skole/Master/Data/Model_1.ods'#$rb.I15]; ['file:///home/runejen/Dropbox/Skole/Master/Data/Model_2.ods'#$rb.I15]; ['file:///home/runejen/Dropbox/Skole/Master/Data/Model_3.ods'#$rb.I15]; ['file:///home/runejen/Dropbox/Skole/Master/Data/Model_4.ods'#$rb.I15]; ['file:///home/runejen/Dropbox/Skole/Master/Data/Model_5.ods'#$rb.I15])" office:value-type="float" office:value="26.776" calcext:value-type="float">
            <text:p>26.78</text:p>
          </table:table-cell>
          <table:table-cell table:formula="of:=AVERAGE(['file:///home/runejen/Dropbox/Skole/Master/Data/Model_1.ods'#$rb.J15]; ['file:///home/runejen/Dropbox/Skole/Master/Data/Model_2.ods'#$rb.J15]; ['file:///home/runejen/Dropbox/Skole/Master/Data/Model_3.ods'#$rb.J15]; ['file:///home/runejen/Dropbox/Skole/Master/Data/Model_4.ods'#$rb.J15]; ['file:///home/runejen/Dropbox/Skole/Master/Data/Model_5.ods'#$rb.J15])" office:value-type="percentage" office:value="0.966887878776545" calcext:value-type="percentage">
            <text:p>96.69%</text:p>
          </table:table-cell>
          <table:table-cell table:formula="of:=AVERAGE(['file:///home/runejen/Dropbox/Skole/Master/Data/Model_1.ods'#$rb.K15]; ['file:///home/runejen/Dropbox/Skole/Master/Data/Model_2.ods'#$rb.K15]; ['file:///home/runejen/Dropbox/Skole/Master/Data/Model_3.ods'#$rb.K15]; ['file:///home/runejen/Dropbox/Skole/Master/Data/Model_4.ods'#$rb.K15]; ['file:///home/runejen/Dropbox/Skole/Master/Data/Model_5.ods'#$rb.K15])" office:value-type="float" office:value="96.006" calcext:value-type="float">
            <text:p>96.01</text:p>
          </table:table-cell>
          <table:table-cell table:formula="of:=AVERAGE(['file:///home/runejen/Dropbox/Skole/Master/Data/Model_1.ods'#$rb.L15]; ['file:///home/runejen/Dropbox/Skole/Master/Data/Model_2.ods'#$rb.L15]; ['file:///home/runejen/Dropbox/Skole/Master/Data/Model_3.ods'#$rb.L15]; ['file:///home/runejen/Dropbox/Skole/Master/Data/Model_4.ods'#$rb.L15]; ['file:///home/runejen/Dropbox/Skole/Master/Data/Model_5.ods'#$rb.L15])" office:value-type="float" office:value="96.688" calcext:value-type="float">
            <text:p>96.69</text:p>
          </table:table-cell>
          <table:table-cell table:formula="of:=AVERAGE(['file:///home/runejen/Dropbox/Skole/Master/Data/Model_1.ods'#$rb.M15]; ['file:///home/runejen/Dropbox/Skole/Master/Data/Model_2.ods'#$rb.M15]; ['file:///home/runejen/Dropbox/Skole/Master/Data/Model_3.ods'#$rb.M15]; ['file:///home/runejen/Dropbox/Skole/Master/Data/Model_4.ods'#$rb.M15]; ['file:///home/runejen/Dropbox/Skole/Master/Data/Model_5.ods'#$rb.M15])" office:value-type="float" office:value="96.336" calcext:value-type="float">
            <text:p>96.34</text:p>
          </table:table-cell>
          <table:table-cell table:formula="of:=AVERAGE(['file:///home/runejen/Dropbox/Skole/Master/Data/Model_1.ods'#$rb.N15]; ['file:///home/runejen/Dropbox/Skole/Master/Data/Model_2.ods'#$rb.N15]; ['file:///home/runejen/Dropbox/Skole/Master/Data/Model_3.ods'#$rb.N15]; ['file:///home/runejen/Dropbox/Skole/Master/Data/Model_4.ods'#$rb.N15]; ['file:///home/runejen/Dropbox/Skole/Master/Data/Model_5.ods'#$rb.N15])" office:value-type="float" office:value="92.774" calcext:value-type="float">
            <text:p>92.77</text:p>
          </table:table-cell>
          <table:table-cell table:formula="of:=AVERAGE(['file:///home/runejen/Dropbox/Skole/Master/Data/Model_1.ods'#$rb.O15]; ['file:///home/runejen/Dropbox/Skole/Master/Data/Model_2.ods'#$rb.O15]; ['file:///home/runejen/Dropbox/Skole/Master/Data/Model_3.ods'#$rb.O15]; ['file:///home/runejen/Dropbox/Skole/Master/Data/Model_4.ods'#$rb.O15]; ['file:///home/runejen/Dropbox/Skole/Master/Data/Model_5.ods'#$rb.O15])" office:value-type="float" office:value="92.57" calcext:value-type="float">
            <text:p>92.57</text:p>
          </table:table-cell>
          <table:table-cell table:formula="of:=AVERAGE(['file:///home/runejen/Dropbox/Skole/Master/Data/Model_1.ods'#$rb.P15]; ['file:///home/runejen/Dropbox/Skole/Master/Data/Model_2.ods'#$rb.P15]; ['file:///home/runejen/Dropbox/Skole/Master/Data/Model_3.ods'#$rb.P15]; ['file:///home/runejen/Dropbox/Skole/Master/Data/Model_4.ods'#$rb.P15]; ['file:///home/runejen/Dropbox/Skole/Master/Data/Model_5.ods'#$rb.P15])" office:value-type="float" office:value="93.056" calcext:value-type="float">
            <text:p>93.06</text:p>
          </table:table-cell>
        </table:table-row>
        <table:table-row table:style-name="ro1">
          <table:table-cell office:value-type="string" calcext:value-type="string">
            <text:p>200k</text:p>
          </table:table-cell>
          <table:table-cell table:formula="of:=AVERAGE(['file:///home/runejen/Dropbox/Skole/Master/Data/Model_1.ods'#$rb.$F$28]; ['file:///home/runejen/Dropbox/Skole/Master/Data/Model_2.ods'#$rb.$F$28]; ['file:///home/runejen/Dropbox/Skole/Master/Data/Model_3.ods'#$rb.$F$28]; ['file:///home/runejen/Dropbox/Skole/Master/Data/Model_4.ods'#$rb.$F$28]; ['file:///home/runejen/Dropbox/Skole/Master/Data/Model_5.ods'#$rb.$F$28])" office:value-type="percentage" office:value="0.28328674635718" calcext:value-type="percentage">
            <text:p>28.33%</text:p>
          </table:table-cell>
          <table:table-cell table:formula="of:=AVERAGE(['file:///home/runejen/Dropbox/Skole/Master/Data/Model_1.ods'#$rb.G28]; ['file:///home/runejen/Dropbox/Skole/Master/Data/Model_2.ods'#$rb.G28]; ['file:///home/runejen/Dropbox/Skole/Master/Data/Model_3.ods'#$rb.G28]; ['file:///home/runejen/Dropbox/Skole/Master/Data/Model_4.ods'#$rb.G28]; ['file:///home/runejen/Dropbox/Skole/Master/Data/Model_5.ods'#$rb.G28])" office:value-type="float" office:value="26.062" calcext:value-type="float">
            <text:p>26.06</text:p>
          </table:table-cell>
          <table:table-cell table:formula="of:=AVERAGE(['file:///home/runejen/Dropbox/Skole/Master/Data/Model_1.ods'#$rb.H28]; ['file:///home/runejen/Dropbox/Skole/Master/Data/Model_2.ods'#$rb.H28]; ['file:///home/runejen/Dropbox/Skole/Master/Data/Model_3.ods'#$rb.H28]; ['file:///home/runejen/Dropbox/Skole/Master/Data/Model_4.ods'#$rb.H28]; ['file:///home/runejen/Dropbox/Skole/Master/Data/Model_5.ods'#$rb.H28])" office:value-type="float" office:value="28.332" calcext:value-type="float">
            <text:p>28.33</text:p>
          </table:table-cell>
          <table:table-cell table:formula="of:=AVERAGE(['file:///home/runejen/Dropbox/Skole/Master/Data/Model_1.ods'#$rb.I28]; ['file:///home/runejen/Dropbox/Skole/Master/Data/Model_2.ods'#$rb.I28]; ['file:///home/runejen/Dropbox/Skole/Master/Data/Model_3.ods'#$rb.I28]; ['file:///home/runejen/Dropbox/Skole/Master/Data/Model_4.ods'#$rb.I28]; ['file:///home/runejen/Dropbox/Skole/Master/Data/Model_5.ods'#$rb.I28])" office:value-type="float" office:value="26.55" calcext:value-type="float">
            <text:p>26.55</text:p>
          </table:table-cell>
          <table:table-cell table:formula="of:=AVERAGE(['file:///home/runejen/Dropbox/Skole/Master/Data/Model_1.ods'#$rb.J28]; ['file:///home/runejen/Dropbox/Skole/Master/Data/Model_2.ods'#$rb.J28]; ['file:///home/runejen/Dropbox/Skole/Master/Data/Model_3.ods'#$rb.J28]; ['file:///home/runejen/Dropbox/Skole/Master/Data/Model_4.ods'#$rb.J28]; ['file:///home/runejen/Dropbox/Skole/Master/Data/Model_5.ods'#$rb.J28])" office:value-type="percentage" office:value="0.966602893851429" calcext:value-type="percentage">
            <text:p>96.66%</text:p>
          </table:table-cell>
          <table:table-cell table:formula="of:=AVERAGE(['file:///home/runejen/Dropbox/Skole/Master/Data/Model_1.ods'#$rb.K28]; ['file:///home/runejen/Dropbox/Skole/Master/Data/Model_2.ods'#$rb.K28]; ['file:///home/runejen/Dropbox/Skole/Master/Data/Model_3.ods'#$rb.K28]; ['file:///home/runejen/Dropbox/Skole/Master/Data/Model_4.ods'#$rb.K28]; ['file:///home/runejen/Dropbox/Skole/Master/Data/Model_5.ods'#$rb.K28])" office:value-type="float" office:value="96.176" calcext:value-type="float">
            <text:p>96.18</text:p>
          </table:table-cell>
          <table:table-cell table:formula="of:=AVERAGE(['file:///home/runejen/Dropbox/Skole/Master/Data/Model_1.ods'#$rb.L28]; ['file:///home/runejen/Dropbox/Skole/Master/Data/Model_2.ods'#$rb.L28]; ['file:///home/runejen/Dropbox/Skole/Master/Data/Model_3.ods'#$rb.L28]; ['file:///home/runejen/Dropbox/Skole/Master/Data/Model_4.ods'#$rb.L28]; ['file:///home/runejen/Dropbox/Skole/Master/Data/Model_5.ods'#$rb.L28])" office:value-type="float" office:value="96.658" calcext:value-type="float">
            <text:p>96.66</text:p>
          </table:table-cell>
          <table:table-cell table:formula="of:=AVERAGE(['file:///home/runejen/Dropbox/Skole/Master/Data/Model_1.ods'#$rb.M28]; ['file:///home/runejen/Dropbox/Skole/Master/Data/Model_2.ods'#$rb.M28]; ['file:///home/runejen/Dropbox/Skole/Master/Data/Model_3.ods'#$rb.M28]; ['file:///home/runejen/Dropbox/Skole/Master/Data/Model_4.ods'#$rb.M28]; ['file:///home/runejen/Dropbox/Skole/Master/Data/Model_5.ods'#$rb.M28])" office:value-type="float" office:value="96.41" calcext:value-type="float">
            <text:p>96.41</text:p>
          </table:table-cell>
          <table:table-cell table:formula="of:=AVERAGE(['file:///home/runejen/Dropbox/Skole/Master/Data/Model_1.ods'#$rb.N28]; ['file:///home/runejen/Dropbox/Skole/Master/Data/Model_2.ods'#$rb.N28]; ['file:///home/runejen/Dropbox/Skole/Master/Data/Model_3.ods'#$rb.N28]; ['file:///home/runejen/Dropbox/Skole/Master/Data/Model_4.ods'#$rb.N28]; ['file:///home/runejen/Dropbox/Skole/Master/Data/Model_5.ods'#$rb.N28])" office:value-type="float" office:value="92.846" calcext:value-type="float">
            <text:p>92.85</text:p>
          </table:table-cell>
          <table:table-cell table:formula="of:=AVERAGE(['file:///home/runejen/Dropbox/Skole/Master/Data/Model_1.ods'#$rb.O28]; ['file:///home/runejen/Dropbox/Skole/Master/Data/Model_2.ods'#$rb.O28]; ['file:///home/runejen/Dropbox/Skole/Master/Data/Model_3.ods'#$rb.O28]; ['file:///home/runejen/Dropbox/Skole/Master/Data/Model_4.ods'#$rb.O28]; ['file:///home/runejen/Dropbox/Skole/Master/Data/Model_5.ods'#$rb.O28])" office:value-type="float" office:value="92.582" calcext:value-type="float">
            <text:p>92.58</text:p>
          </table:table-cell>
          <table:table-cell table:formula="of:=AVERAGE(['file:///home/runejen/Dropbox/Skole/Master/Data/Model_1.ods'#$rb.P28]; ['file:///home/runejen/Dropbox/Skole/Master/Data/Model_2.ods'#$rb.P28]; ['file:///home/runejen/Dropbox/Skole/Master/Data/Model_3.ods'#$rb.P28]; ['file:///home/runejen/Dropbox/Skole/Master/Data/Model_4.ods'#$rb.P28]; ['file:///home/runejen/Dropbox/Skole/Master/Data/Model_5.ods'#$rb.P28])" office:value-type="float" office:value="93.19" calcext:value-type="float">
            <text:p>93.19</text:p>
          </table:table-cell>
        </table:table-row>
        <table:table-row table:style-name="ro1">
          <table:table-cell office:value-type="string" calcext:value-type="string">
            <text:p>300k</text:p>
          </table:table-cell>
          <table:table-cell table:formula="of:=AVERAGE(['file:///home/runejen/Dropbox/Skole/Master/Data/Model_1.ods'#$rb.$F$41]; ['file:///home/runejen/Dropbox/Skole/Master/Data/Model_2.ods'#$rb.$F$41]; ['file:///home/runejen/Dropbox/Skole/Master/Data/Model_3.ods'#$rb.$F$41]; ['file:///home/runejen/Dropbox/Skole/Master/Data/Model_4.ods'#$rb.$F$41]; ['file:///home/runejen/Dropbox/Skole/Master/Data/Model_5.ods'#$rb.$F$41])" office:value-type="percentage" office:value="0.277970490592741" calcext:value-type="percentage">
            <text:p>27.80%</text:p>
          </table:table-cell>
          <table:table-cell table:formula="of:=AVERAGE(['file:///home/runejen/Dropbox/Skole/Master/Data/Model_1.ods'#$rb.G41]; ['file:///home/runejen/Dropbox/Skole/Master/Data/Model_2.ods'#$rb.G41]; ['file:///home/runejen/Dropbox/Skole/Master/Data/Model_3.ods'#$rb.G41]; ['file:///home/runejen/Dropbox/Skole/Master/Data/Model_4.ods'#$rb.G41]; ['file:///home/runejen/Dropbox/Skole/Master/Data/Model_5.ods'#$rb.G41])" office:value-type="float" office:value="25.172" calcext:value-type="float">
            <text:p>25.17</text:p>
          </table:table-cell>
          <table:table-cell table:formula="of:=AVERAGE(['file:///home/runejen/Dropbox/Skole/Master/Data/Model_1.ods'#$rb.H41]; ['file:///home/runejen/Dropbox/Skole/Master/Data/Model_2.ods'#$rb.H41]; ['file:///home/runejen/Dropbox/Skole/Master/Data/Model_3.ods'#$rb.H41]; ['file:///home/runejen/Dropbox/Skole/Master/Data/Model_4.ods'#$rb.H41]; ['file:///home/runejen/Dropbox/Skole/Master/Data/Model_5.ods'#$rb.H41])" office:value-type="float" office:value="27.8" calcext:value-type="float">
            <text:p>27.80</text:p>
          </table:table-cell>
          <table:table-cell table:formula="of:=AVERAGE(['file:///home/runejen/Dropbox/Skole/Master/Data/Model_1.ods'#$rb.I41]; ['file:///home/runejen/Dropbox/Skole/Master/Data/Model_2.ods'#$rb.I41]; ['file:///home/runejen/Dropbox/Skole/Master/Data/Model_3.ods'#$rb.I41]; ['file:///home/runejen/Dropbox/Skole/Master/Data/Model_4.ods'#$rb.I41]; ['file:///home/runejen/Dropbox/Skole/Master/Data/Model_5.ods'#$rb.I41])" office:value-type="float" office:value="25.854" calcext:value-type="float">
            <text:p>25.85</text:p>
          </table:table-cell>
          <table:table-cell table:formula="of:=AVERAGE(['file:///home/runejen/Dropbox/Skole/Master/Data/Model_1.ods'#$rb.J41]; ['file:///home/runejen/Dropbox/Skole/Master/Data/Model_2.ods'#$rb.J41]; ['file:///home/runejen/Dropbox/Skole/Master/Data/Model_3.ods'#$rb.J41]; ['file:///home/runejen/Dropbox/Skole/Master/Data/Model_4.ods'#$rb.J41]; ['file:///home/runejen/Dropbox/Skole/Master/Data/Model_5.ods'#$rb.J41])" office:value-type="percentage" office:value="0.966241271772439" calcext:value-type="percentage">
            <text:p>96.62%</text:p>
          </table:table-cell>
          <table:table-cell table:formula="of:=AVERAGE(['file:///home/runejen/Dropbox/Skole/Master/Data/Model_1.ods'#$rb.K41]; ['file:///home/runejen/Dropbox/Skole/Master/Data/Model_2.ods'#$rb.K41]; ['file:///home/runejen/Dropbox/Skole/Master/Data/Model_3.ods'#$rb.K41]; ['file:///home/runejen/Dropbox/Skole/Master/Data/Model_4.ods'#$rb.K41]; ['file:///home/runejen/Dropbox/Skole/Master/Data/Model_5.ods'#$rb.K41])" office:value-type="float" office:value="96.176" calcext:value-type="float">
            <text:p>96.18</text:p>
          </table:table-cell>
          <table:table-cell table:formula="of:=AVERAGE(['file:///home/runejen/Dropbox/Skole/Master/Data/Model_1.ods'#$rb.L41]; ['file:///home/runejen/Dropbox/Skole/Master/Data/Model_2.ods'#$rb.L41]; ['file:///home/runejen/Dropbox/Skole/Master/Data/Model_3.ods'#$rb.L41]; ['file:///home/runejen/Dropbox/Skole/Master/Data/Model_4.ods'#$rb.L41]; ['file:///home/runejen/Dropbox/Skole/Master/Data/Model_5.ods'#$rb.L41])" office:value-type="float" office:value="96.624" calcext:value-type="float">
            <text:p>96.62</text:p>
          </table:table-cell>
          <table:table-cell table:formula="of:=AVERAGE(['file:///home/runejen/Dropbox/Skole/Master/Data/Model_1.ods'#$rb.M41]; ['file:///home/runejen/Dropbox/Skole/Master/Data/Model_2.ods'#$rb.M41]; ['file:///home/runejen/Dropbox/Skole/Master/Data/Model_3.ods'#$rb.M41]; ['file:///home/runejen/Dropbox/Skole/Master/Data/Model_4.ods'#$rb.M41]; ['file:///home/runejen/Dropbox/Skole/Master/Data/Model_5.ods'#$rb.M41])" office:value-type="float" office:value="96.392" calcext:value-type="float">
            <text:p>96.39</text:p>
          </table:table-cell>
          <table:table-cell table:formula="of:=AVERAGE(['file:///home/runejen/Dropbox/Skole/Master/Data/Model_1.ods'#$rb.N41]; ['file:///home/runejen/Dropbox/Skole/Master/Data/Model_2.ods'#$rb.N41]; ['file:///home/runejen/Dropbox/Skole/Master/Data/Model_3.ods'#$rb.N41]; ['file:///home/runejen/Dropbox/Skole/Master/Data/Model_4.ods'#$rb.N41]; ['file:///home/runejen/Dropbox/Skole/Master/Data/Model_5.ods'#$rb.N41])" office:value-type="float" office:value="92.8" calcext:value-type="float">
            <text:p>92.80</text:p>
          </table:table-cell>
          <table:table-cell table:formula="of:=AVERAGE(['file:///home/runejen/Dropbox/Skole/Master/Data/Model_1.ods'#$rb.O41]; ['file:///home/runejen/Dropbox/Skole/Master/Data/Model_2.ods'#$rb.O41]; ['file:///home/runejen/Dropbox/Skole/Master/Data/Model_3.ods'#$rb.O41]; ['file:///home/runejen/Dropbox/Skole/Master/Data/Model_4.ods'#$rb.O41]; ['file:///home/runejen/Dropbox/Skole/Master/Data/Model_5.ods'#$rb.O41])" office:value-type="float" office:value="92.528" calcext:value-type="float">
            <text:p>92.53</text:p>
          </table:table-cell>
          <table:table-cell table:formula="of:=AVERAGE(['file:///home/runejen/Dropbox/Skole/Master/Data/Model_1.ods'#$rb.P41]; ['file:///home/runejen/Dropbox/Skole/Master/Data/Model_2.ods'#$rb.P41]; ['file:///home/runejen/Dropbox/Skole/Master/Data/Model_3.ods'#$rb.P41]; ['file:///home/runejen/Dropbox/Skole/Master/Data/Model_4.ods'#$rb.P41]; ['file:///home/runejen/Dropbox/Skole/Master/Data/Model_5.ods'#$rb.P41])" office:value-type="float" office:value="93.16" calcext:value-type="float">
            <text:p>93.16</text:p>
          </table:table-cell>
        </table:table-row>
        <table:table-row table:style-name="ro1">
          <table:table-cell office:value-type="string" calcext:value-type="string">
            <text:p>400k</text:p>
          </table:table-cell>
          <table:table-cell table:formula="of:=AVERAGE(['file:///home/runejen/Dropbox/Skole/Master/Data/Model_1.ods'#$rb.$F$54]; ['file:///home/runejen/Dropbox/Skole/Master/Data/Model_2.ods'#$rb.$F$54]; ['file:///home/runejen/Dropbox/Skole/Master/Data/Model_3.ods'#$rb.$F$54]; ['file:///home/runejen/Dropbox/Skole/Master/Data/Model_4.ods'#$rb.$F$54]; ['file:///home/runejen/Dropbox/Skole/Master/Data/Model_5.ods'#$rb.$F$54])" office:value-type="percentage" office:value="0.27630774230705" calcext:value-type="percentage">
            <text:p>27.63%</text:p>
          </table:table-cell>
          <table:table-cell table:formula="of:=AVERAGE(['file:///home/runejen/Dropbox/Skole/Master/Data/Model_1.ods'#$rb.G54]; ['file:///home/runejen/Dropbox/Skole/Master/Data/Model_2.ods'#$rb.G54]; ['file:///home/runejen/Dropbox/Skole/Master/Data/Model_3.ods'#$rb.G54]; ['file:///home/runejen/Dropbox/Skole/Master/Data/Model_4.ods'#$rb.G54]; ['file:///home/runejen/Dropbox/Skole/Master/Data/Model_5.ods'#$rb.G54])" office:value-type="float" office:value="24.992" calcext:value-type="float">
            <text:p>24.99</text:p>
          </table:table-cell>
          <table:table-cell table:formula="of:=AVERAGE(['file:///home/runejen/Dropbox/Skole/Master/Data/Model_1.ods'#$rb.H54]; ['file:///home/runejen/Dropbox/Skole/Master/Data/Model_2.ods'#$rb.H54]; ['file:///home/runejen/Dropbox/Skole/Master/Data/Model_3.ods'#$rb.H54]; ['file:///home/runejen/Dropbox/Skole/Master/Data/Model_4.ods'#$rb.H54]; ['file:///home/runejen/Dropbox/Skole/Master/Data/Model_5.ods'#$rb.H54])" office:value-type="float" office:value="27.634" calcext:value-type="float">
            <text:p>27.63</text:p>
          </table:table-cell>
          <table:table-cell table:formula="of:=AVERAGE(['file:///home/runejen/Dropbox/Skole/Master/Data/Model_1.ods'#$rb.I54]; ['file:///home/runejen/Dropbox/Skole/Master/Data/Model_2.ods'#$rb.I54]; ['file:///home/runejen/Dropbox/Skole/Master/Data/Model_3.ods'#$rb.I54]; ['file:///home/runejen/Dropbox/Skole/Master/Data/Model_4.ods'#$rb.I54]; ['file:///home/runejen/Dropbox/Skole/Master/Data/Model_5.ods'#$rb.I54])" office:value-type="float" office:value="25.73" calcext:value-type="float">
            <text:p>25.73</text:p>
          </table:table-cell>
          <table:table-cell table:formula="of:=AVERAGE(['file:///home/runejen/Dropbox/Skole/Master/Data/Model_1.ods'#$rb.J54]; ['file:///home/runejen/Dropbox/Skole/Master/Data/Model_2.ods'#$rb.J54]; ['file:///home/runejen/Dropbox/Skole/Master/Data/Model_3.ods'#$rb.J54]; ['file:///home/runejen/Dropbox/Skole/Master/Data/Model_4.ods'#$rb.J54]; ['file:///home/runejen/Dropbox/Skole/Master/Data/Model_5.ods'#$rb.J54])" office:value-type="percentage" office:value="0.966066542293711" calcext:value-type="percentage">
            <text:p>96.61%</text:p>
          </table:table-cell>
          <table:table-cell table:formula="of:=AVERAGE(['file:///home/runejen/Dropbox/Skole/Master/Data/Model_1.ods'#$rb.K54]; ['file:///home/runejen/Dropbox/Skole/Master/Data/Model_2.ods'#$rb.K54]; ['file:///home/runejen/Dropbox/Skole/Master/Data/Model_3.ods'#$rb.K54]; ['file:///home/runejen/Dropbox/Skole/Master/Data/Model_4.ods'#$rb.K54]; ['file:///home/runejen/Dropbox/Skole/Master/Data/Model_5.ods'#$rb.K54])" office:value-type="float" office:value="96.164" calcext:value-type="float">
            <text:p>96.16</text:p>
          </table:table-cell>
          <table:table-cell table:formula="of:=AVERAGE(['file:///home/runejen/Dropbox/Skole/Master/Data/Model_1.ods'#$rb.L54]; ['file:///home/runejen/Dropbox/Skole/Master/Data/Model_2.ods'#$rb.L54]; ['file:///home/runejen/Dropbox/Skole/Master/Data/Model_3.ods'#$rb.L54]; ['file:///home/runejen/Dropbox/Skole/Master/Data/Model_4.ods'#$rb.L54]; ['file:///home/runejen/Dropbox/Skole/Master/Data/Model_5.ods'#$rb.L54])" office:value-type="float" office:value="96.604" calcext:value-type="float">
            <text:p>96.60</text:p>
          </table:table-cell>
          <table:table-cell table:formula="of:=AVERAGE(['file:///home/runejen/Dropbox/Skole/Master/Data/Model_1.ods'#$rb.M54]; ['file:///home/runejen/Dropbox/Skole/Master/Data/Model_2.ods'#$rb.M54]; ['file:///home/runejen/Dropbox/Skole/Master/Data/Model_3.ods'#$rb.M54]; ['file:///home/runejen/Dropbox/Skole/Master/Data/Model_4.ods'#$rb.M54]; ['file:///home/runejen/Dropbox/Skole/Master/Data/Model_5.ods'#$rb.M54])" office:value-type="float" office:value="96.374" calcext:value-type="float">
            <text:p>96.37</text:p>
          </table:table-cell>
          <table:table-cell table:formula="of:=AVERAGE(['file:///home/runejen/Dropbox/Skole/Master/Data/Model_1.ods'#$rb.N54]; ['file:///home/runejen/Dropbox/Skole/Master/Data/Model_2.ods'#$rb.N54]; ['file:///home/runejen/Dropbox/Skole/Master/Data/Model_3.ods'#$rb.N54]; ['file:///home/runejen/Dropbox/Skole/Master/Data/Model_4.ods'#$rb.N54]; ['file:///home/runejen/Dropbox/Skole/Master/Data/Model_5.ods'#$rb.N54])" office:value-type="float" office:value="92.78" calcext:value-type="float">
            <text:p>92.78</text:p>
          </table:table-cell>
          <table:table-cell table:formula="of:=AVERAGE(['file:///home/runejen/Dropbox/Skole/Master/Data/Model_1.ods'#$rb.O54]; ['file:///home/runejen/Dropbox/Skole/Master/Data/Model_2.ods'#$rb.O54]; ['file:///home/runejen/Dropbox/Skole/Master/Data/Model_3.ods'#$rb.O54]; ['file:///home/runejen/Dropbox/Skole/Master/Data/Model_4.ods'#$rb.O54]; ['file:///home/runejen/Dropbox/Skole/Master/Data/Model_5.ods'#$rb.O54])" office:value-type="float" office:value="92.514" calcext:value-type="float">
            <text:p>92.51</text:p>
          </table:table-cell>
          <table:table-cell table:formula="of:=AVERAGE(['file:///home/runejen/Dropbox/Skole/Master/Data/Model_1.ods'#$rb.P54]; ['file:///home/runejen/Dropbox/Skole/Master/Data/Model_2.ods'#$rb.P54]; ['file:///home/runejen/Dropbox/Skole/Master/Data/Model_3.ods'#$rb.P54]; ['file:///home/runejen/Dropbox/Skole/Master/Data/Model_4.ods'#$rb.P54]; ['file:///home/runejen/Dropbox/Skole/Master/Data/Model_5.ods'#$rb.P54])" office:value-type="float" office:value="93.13" calcext:value-type="float">
            <text:p>93.13</text:p>
          </table:table-cell>
        </table:table-row>
        <table:table-row table:style-name="ro1">
          <table:table-cell office:value-type="string" calcext:value-type="string">
            <text:p>500k</text:p>
          </table:table-cell>
          <table:table-cell table:formula="of:=AVERAGE(['file:///home/runejen/Dropbox/Skole/Master/Data/Model_1.ods'#$rb.$F$67]; ['file:///home/runejen/Dropbox/Skole/Master/Data/Model_2.ods'#$rb.$F$67]; ['file:///home/runejen/Dropbox/Skole/Master/Data/Model_3.ods'#$rb.$F$67]; ['file:///home/runejen/Dropbox/Skole/Master/Data/Model_4.ods'#$rb.$F$67]; ['file:///home/runejen/Dropbox/Skole/Master/Data/Model_5.ods'#$rb.$F$67])" office:value-type="percentage" office:value="0.276531706472783" calcext:value-type="percentage">
            <text:p>27.65%</text:p>
          </table:table-cell>
          <table:table-cell table:formula="of:=AVERAGE(['file:///home/runejen/Dropbox/Skole/Master/Data/Model_1.ods'#$rb.G67]; ['file:///home/runejen/Dropbox/Skole/Master/Data/Model_2.ods'#$rb.G67]; ['file:///home/runejen/Dropbox/Skole/Master/Data/Model_3.ods'#$rb.G67]; ['file:///home/runejen/Dropbox/Skole/Master/Data/Model_4.ods'#$rb.G67]; ['file:///home/runejen/Dropbox/Skole/Master/Data/Model_5.ods'#$rb.G67])" office:value-type="float" office:value="25.088" calcext:value-type="float">
            <text:p>25.09</text:p>
          </table:table-cell>
          <table:table-cell table:formula="of:=AVERAGE(['file:///home/runejen/Dropbox/Skole/Master/Data/Model_1.ods'#$rb.H67]; ['file:///home/runejen/Dropbox/Skole/Master/Data/Model_2.ods'#$rb.H67]; ['file:///home/runejen/Dropbox/Skole/Master/Data/Model_3.ods'#$rb.H67]; ['file:///home/runejen/Dropbox/Skole/Master/Data/Model_4.ods'#$rb.H67]; ['file:///home/runejen/Dropbox/Skole/Master/Data/Model_5.ods'#$rb.H67])" office:value-type="float" office:value="27.656" calcext:value-type="float">
            <text:p>27.66</text:p>
          </table:table-cell>
          <table:table-cell table:formula="of:=AVERAGE(['file:///home/runejen/Dropbox/Skole/Master/Data/Model_1.ods'#$rb.I67]; ['file:///home/runejen/Dropbox/Skole/Master/Data/Model_2.ods'#$rb.I67]; ['file:///home/runejen/Dropbox/Skole/Master/Data/Model_3.ods'#$rb.I67]; ['file:///home/runejen/Dropbox/Skole/Master/Data/Model_4.ods'#$rb.I67]; ['file:///home/runejen/Dropbox/Skole/Master/Data/Model_5.ods'#$rb.I67])" office:value-type="float" office:value="25.786" calcext:value-type="float">
            <text:p>25.79</text:p>
          </table:table-cell>
          <table:table-cell table:formula="of:=AVERAGE(['file:///home/runejen/Dropbox/Skole/Master/Data/Model_1.ods'#$rb.J67]; ['file:///home/runejen/Dropbox/Skole/Master/Data/Model_2.ods'#$rb.J67]; ['file:///home/runejen/Dropbox/Skole/Master/Data/Model_3.ods'#$rb.J67]; ['file:///home/runejen/Dropbox/Skole/Master/Data/Model_4.ods'#$rb.J67]; ['file:///home/runejen/Dropbox/Skole/Master/Data/Model_5.ods'#$rb.J67])" office:value-type="percentage" office:value="0.966026774814103" calcext:value-type="percentage">
            <text:p>96.60%</text:p>
          </table:table-cell>
          <table:table-cell table:formula="of:=AVERAGE(['file:///home/runejen/Dropbox/Skole/Master/Data/Model_1.ods'#$rb.K67]; ['file:///home/runejen/Dropbox/Skole/Master/Data/Model_2.ods'#$rb.K67]; ['file:///home/runejen/Dropbox/Skole/Master/Data/Model_3.ods'#$rb.K67]; ['file:///home/runejen/Dropbox/Skole/Master/Data/Model_4.ods'#$rb.K67]; ['file:///home/runejen/Dropbox/Skole/Master/Data/Model_5.ods'#$rb.K67])" office:value-type="float" office:value="96.166" calcext:value-type="float">
            <text:p>96.17</text:p>
          </table:table-cell>
          <table:table-cell table:formula="of:=AVERAGE(['file:///home/runejen/Dropbox/Skole/Master/Data/Model_1.ods'#$rb.L67]; ['file:///home/runejen/Dropbox/Skole/Master/Data/Model_2.ods'#$rb.L67]; ['file:///home/runejen/Dropbox/Skole/Master/Data/Model_3.ods'#$rb.L67]; ['file:///home/runejen/Dropbox/Skole/Master/Data/Model_4.ods'#$rb.L67]; ['file:///home/runejen/Dropbox/Skole/Master/Data/Model_5.ods'#$rb.L67])" office:value-type="float" office:value="96.604" calcext:value-type="float">
            <text:p>96.60</text:p>
          </table:table-cell>
          <table:table-cell table:formula="of:=AVERAGE(['file:///home/runejen/Dropbox/Skole/Master/Data/Model_1.ods'#$rb.M67]; ['file:///home/runejen/Dropbox/Skole/Master/Data/Model_2.ods'#$rb.M67]; ['file:///home/runejen/Dropbox/Skole/Master/Data/Model_3.ods'#$rb.M67]; ['file:///home/runejen/Dropbox/Skole/Master/Data/Model_4.ods'#$rb.M67]; ['file:///home/runejen/Dropbox/Skole/Master/Data/Model_5.ods'#$rb.M67])" office:value-type="float" office:value="96.376" calcext:value-type="float">
            <text:p>96.38</text:p>
          </table:table-cell>
          <table:table-cell table:formula="of:=AVERAGE(['file:///home/runejen/Dropbox/Skole/Master/Data/Model_1.ods'#$rb.N67]; ['file:///home/runejen/Dropbox/Skole/Master/Data/Model_2.ods'#$rb.N67]; ['file:///home/runejen/Dropbox/Skole/Master/Data/Model_3.ods'#$rb.N67]; ['file:///home/runejen/Dropbox/Skole/Master/Data/Model_4.ods'#$rb.N67]; ['file:///home/runejen/Dropbox/Skole/Master/Data/Model_5.ods'#$rb.N67])" office:value-type="float" office:value="92.784" calcext:value-type="float">
            <text:p>92.78</text:p>
          </table:table-cell>
          <table:table-cell table:formula="of:=AVERAGE(['file:///home/runejen/Dropbox/Skole/Master/Data/Model_1.ods'#$rb.O67]; ['file:///home/runejen/Dropbox/Skole/Master/Data/Model_2.ods'#$rb.O67]; ['file:///home/runejen/Dropbox/Skole/Master/Data/Model_3.ods'#$rb.O67]; ['file:///home/runejen/Dropbox/Skole/Master/Data/Model_4.ods'#$rb.O67]; ['file:///home/runejen/Dropbox/Skole/Master/Data/Model_5.ods'#$rb.O67])" office:value-type="float" office:value="92.522" calcext:value-type="float">
            <text:p>92.52</text:p>
          </table:table-cell>
          <table:table-cell table:formula="of:=AVERAGE(['file:///home/runejen/Dropbox/Skole/Master/Data/Model_1.ods'#$rb.P67]; ['file:///home/runejen/Dropbox/Skole/Master/Data/Model_2.ods'#$rb.P67]; ['file:///home/runejen/Dropbox/Skole/Master/Data/Model_3.ods'#$rb.P67]; ['file:///home/runejen/Dropbox/Skole/Master/Data/Model_4.ods'#$rb.P67]; ['file:///home/runejen/Dropbox/Skole/Master/Data/Model_5.ods'#$rb.P67])" office:value-type="float" office:value="93.134" calcext:value-type="float">
            <text:p>93.1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Pos %</text:p>
          </table:table-cell>
          <table:table-cell table:style-name="Default" office:value-type="string" calcext:value-type="string">
            <text:p>Pos prec</text:p>
          </table:table-cell>
          <table:table-cell table:style-name="Default" office:value-type="string" calcext:value-type="string">
            <text:p>Pos recall</text:p>
          </table:table-cell>
          <table:table-cell table:style-name="Default" office:value-type="string" calcext:value-type="string">
            <text:p>Pos F1</text:p>
          </table:table-cell>
          <table:table-cell table:style-name="Default" office:value-type="string" calcext:value-type="string">
            <text:p>Neg %</text:p>
          </table:table-cell>
          <table:table-cell table:style-name="Default" office:value-type="string" calcext:value-type="string">
            <text:p>Neg prec</text:p>
          </table:table-cell>
          <table:table-cell table:style-name="Default" office:value-type="string" calcext:value-type="string">
            <text:p>Neg recall</text:p>
          </table:table-cell>
          <table:table-cell table:style-name="Default" office:value-type="string" calcext:value-type="string">
            <text:p>Neg F1</text:p>
          </table:table-cell>
          <table:table-cell table:style-name="Default" office:value-type="string" calcext:value-type="string">
            <text:p>Weighted F1</text:p>
          </table:table-cell>
          <table:table-cell table:style-name="Default" office:value-type="string" calcext:value-type="string">
            <text:p>Weighted Precision</text:p>
          </table:table-cell>
          <table:table-cell table:style-name="Default" office:value-type="string" calcext:value-type="string">
            <text:p>Weighted recall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 table:formula="of:=AVERAGE(['file:///home/runejen/Dropbox/Skole/Master/Data/Model_1.ods'#$m.F$15]; ['file:///home/runejen/Dropbox/Skole/Master/Data/Model_2.ods'#$m.F$15]; ['file:///home/runejen/Dropbox/Skole/Master/Data/Model_3.ods'#$m.F$15]; ['file:///home/runejen/Dropbox/Skole/Master/Data/Model_4.ods'#$m.F$15]; ['file:///home/runejen/Dropbox/Skole/Master/Data/Model_5.ods'#$m.F$15])" office:value-type="percentage" office:value="0.258004488212176" calcext:value-type="percentage">
            <text:p>25.80%</text:p>
          </table:table-cell>
          <table:table-cell table:formula="of:=AVERAGE(['file:///home/runejen/Dropbox/Skole/Master/Data/Model_1.ods'#$m.G$15]; ['file:///home/runejen/Dropbox/Skole/Master/Data/Model_2.ods'#$m.G$15]; ['file:///home/runejen/Dropbox/Skole/Master/Data/Model_3.ods'#$m.G$15]; ['file:///home/runejen/Dropbox/Skole/Master/Data/Model_4.ods'#$m.G$15]; ['file:///home/runejen/Dropbox/Skole/Master/Data/Model_5.ods'#$m.G$15])" office:value-type="float" office:value="22.418" calcext:value-type="float">
            <text:p>22.42</text:p>
          </table:table-cell>
          <table:table-cell table:formula="of:=AVERAGE(['file:///home/runejen/Dropbox/Skole/Master/Data/Model_1.ods'#$m.H$15]; ['file:///home/runejen/Dropbox/Skole/Master/Data/Model_2.ods'#$m.H$15]; ['file:///home/runejen/Dropbox/Skole/Master/Data/Model_3.ods'#$m.H$15]; ['file:///home/runejen/Dropbox/Skole/Master/Data/Model_4.ods'#$m.H$15]; ['file:///home/runejen/Dropbox/Skole/Master/Data/Model_5.ods'#$m.H$15])" office:value-type="float" office:value="25.8" calcext:value-type="float">
            <text:p>25.80</text:p>
          </table:table-cell>
          <table:table-cell table:formula="of:=AVERAGE(['file:///home/runejen/Dropbox/Skole/Master/Data/Model_1.ods'#$m.I$15]; ['file:///home/runejen/Dropbox/Skole/Master/Data/Model_2.ods'#$m.I$15]; ['file:///home/runejen/Dropbox/Skole/Master/Data/Model_3.ods'#$m.I$15]; ['file:///home/runejen/Dropbox/Skole/Master/Data/Model_4.ods'#$m.I$15]; ['file:///home/runejen/Dropbox/Skole/Master/Data/Model_5.ods'#$m.I$15])" office:value-type="float" office:value="23.098" calcext:value-type="float">
            <text:p>23.10</text:p>
          </table:table-cell>
          <table:table-cell table:formula="of:=AVERAGE(['file:///home/runejen/Dropbox/Skole/Master/Data/Model_1.ods'#$m.J$15]; ['file:///home/runejen/Dropbox/Skole/Master/Data/Model_2.ods'#$m.J$15]; ['file:///home/runejen/Dropbox/Skole/Master/Data/Model_3.ods'#$m.J$15]; ['file:///home/runejen/Dropbox/Skole/Master/Data/Model_4.ods'#$m.J$15]; ['file:///home/runejen/Dropbox/Skole/Master/Data/Model_5.ods'#$m.J$15])" office:value-type="percentage" office:value="0.954268757401845" calcext:value-type="percentage">
            <text:p>95.43%</text:p>
          </table:table-cell>
          <table:table-cell table:formula="of:=AVERAGE(['file:///home/runejen/Dropbox/Skole/Master/Data/Model_1.ods'#$m.K$15]; ['file:///home/runejen/Dropbox/Skole/Master/Data/Model_2.ods'#$m.K$15]; ['file:///home/runejen/Dropbox/Skole/Master/Data/Model_3.ods'#$m.K$15]; ['file:///home/runejen/Dropbox/Skole/Master/Data/Model_4.ods'#$m.K$15]; ['file:///home/runejen/Dropbox/Skole/Master/Data/Model_5.ods'#$m.K$15])" office:value-type="float" office:value="96.044" calcext:value-type="float">
            <text:p>96.04</text:p>
          </table:table-cell>
          <table:table-cell table:formula="of:=AVERAGE(['file:///home/runejen/Dropbox/Skole/Master/Data/Model_1.ods'#$m.L$15]; ['file:///home/runejen/Dropbox/Skole/Master/Data/Model_2.ods'#$m.L$15]; ['file:///home/runejen/Dropbox/Skole/Master/Data/Model_3.ods'#$m.L$15]; ['file:///home/runejen/Dropbox/Skole/Master/Data/Model_4.ods'#$m.L$15]; ['file:///home/runejen/Dropbox/Skole/Master/Data/Model_5.ods'#$m.L$15])" office:value-type="float" office:value="95.426" calcext:value-type="float">
            <text:p>95.43</text:p>
          </table:table-cell>
          <table:table-cell table:formula="of:=AVERAGE(['file:///home/runejen/Dropbox/Skole/Master/Data/Model_1.ods'#$m.M$15]; ['file:///home/runejen/Dropbox/Skole/Master/Data/Model_2.ods'#$m.M$15]; ['file:///home/runejen/Dropbox/Skole/Master/Data/Model_3.ods'#$m.M$15]; ['file:///home/runejen/Dropbox/Skole/Master/Data/Model_4.ods'#$m.M$15]; ['file:///home/runejen/Dropbox/Skole/Master/Data/Model_5.ods'#$m.M$15])" office:value-type="float" office:value="95.72" calcext:value-type="float">
            <text:p>95.72</text:p>
          </table:table-cell>
          <table:table-cell table:formula="of:=AVERAGE(['file:///home/runejen/Dropbox/Skole/Master/Data/Model_1.ods'#$m.N$15]; ['file:///home/runejen/Dropbox/Skole/Master/Data/Model_2.ods'#$m.N$15]; ['file:///home/runejen/Dropbox/Skole/Master/Data/Model_3.ods'#$m.N$15]; ['file:///home/runejen/Dropbox/Skole/Master/Data/Model_4.ods'#$m.N$15]; ['file:///home/runejen/Dropbox/Skole/Master/Data/Model_5.ods'#$m.N$15])" office:value-type="float" office:value="92.15" calcext:value-type="float">
            <text:p>92.15</text:p>
          </table:table-cell>
          <table:table-cell table:formula="of:=AVERAGE(['file:///home/runejen/Dropbox/Skole/Master/Data/Model_1.ods'#$m.O$15]; ['file:///home/runejen/Dropbox/Skole/Master/Data/Model_2.ods'#$m.O$15]; ['file:///home/runejen/Dropbox/Skole/Master/Data/Model_3.ods'#$m.O$15]; ['file:///home/runejen/Dropbox/Skole/Master/Data/Model_4.ods'#$m.O$15]; ['file:///home/runejen/Dropbox/Skole/Master/Data/Model_5.ods'#$m.O$15])" office:value-type="float" office:value="92.484" calcext:value-type="float">
            <text:p>92.48</text:p>
          </table:table-cell>
          <table:table-cell table:formula="of:=AVERAGE(['file:///home/runejen/Dropbox/Skole/Master/Data/Model_1.ods'#$m.P$15]; ['file:///home/runejen/Dropbox/Skole/Master/Data/Model_2.ods'#$m.P$15]; ['file:///home/runejen/Dropbox/Skole/Master/Data/Model_3.ods'#$m.P$15]; ['file:///home/runejen/Dropbox/Skole/Master/Data/Model_4.ods'#$m.P$15]; ['file:///home/runejen/Dropbox/Skole/Master/Data/Model_5.ods'#$m.P$15])" office:value-type="float" office:value="91.912" calcext:value-type="float">
            <text:p>91.91</text:p>
          </table:table-cell>
        </table:table-row>
        <table:table-row table:style-name="ro1">
          <table:table-cell office:value-type="string" calcext:value-type="string">
            <text:p>200k</text:p>
          </table:table-cell>
          <table:table-cell table:formula="of:=AVERAGE(['file:///home/runejen/Dropbox/Skole/Master/Data/Model_1.ods'#$m.F$28]; ['file:///home/runejen/Dropbox/Skole/Master/Data/Model_2.ods'#$m.F$28]; ['file:///home/runejen/Dropbox/Skole/Master/Data/Model_3.ods'#$m.F$28]; ['file:///home/runejen/Dropbox/Skole/Master/Data/Model_4.ods'#$m.F$28]; ['file:///home/runejen/Dropbox/Skole/Master/Data/Model_5.ods'#$m.F$28])" office:value-type="percentage" office:value="0.221923065241921" calcext:value-type="percentage">
            <text:p>22.19%</text:p>
          </table:table-cell>
          <table:table-cell table:formula="of:=AVERAGE(['file:///home/runejen/Dropbox/Skole/Master/Data/Model_1.ods'#$m.G$28]; ['file:///home/runejen/Dropbox/Skole/Master/Data/Model_2.ods'#$m.G$28]; ['file:///home/runejen/Dropbox/Skole/Master/Data/Model_3.ods'#$m.G$28]; ['file:///home/runejen/Dropbox/Skole/Master/Data/Model_4.ods'#$m.G$28]; ['file:///home/runejen/Dropbox/Skole/Master/Data/Model_5.ods'#$m.G$28])" office:value-type="float" office:value="25.102" calcext:value-type="float">
            <text:p>25.10</text:p>
          </table:table-cell>
          <table:table-cell table:formula="of:=AVERAGE(['file:///home/runejen/Dropbox/Skole/Master/Data/Model_1.ods'#$m.H$28]; ['file:///home/runejen/Dropbox/Skole/Master/Data/Model_2.ods'#$m.H$28]; ['file:///home/runejen/Dropbox/Skole/Master/Data/Model_3.ods'#$m.H$28]; ['file:///home/runejen/Dropbox/Skole/Master/Data/Model_4.ods'#$m.H$28]; ['file:///home/runejen/Dropbox/Skole/Master/Data/Model_5.ods'#$m.H$28])" office:value-type="float" office:value="22.192" calcext:value-type="float">
            <text:p>22.19</text:p>
          </table:table-cell>
          <table:table-cell table:formula="of:=AVERAGE(['file:///home/runejen/Dropbox/Skole/Master/Data/Model_1.ods'#$m.I$28]; ['file:///home/runejen/Dropbox/Skole/Master/Data/Model_2.ods'#$m.I$28]; ['file:///home/runejen/Dropbox/Skole/Master/Data/Model_3.ods'#$m.I$28]; ['file:///home/runejen/Dropbox/Skole/Master/Data/Model_4.ods'#$m.I$28]; ['file:///home/runejen/Dropbox/Skole/Master/Data/Model_5.ods'#$m.I$28])" office:value-type="float" office:value="22.982" calcext:value-type="float">
            <text:p>22.98</text:p>
          </table:table-cell>
          <table:table-cell table:formula="of:=AVERAGE(['file:///home/runejen/Dropbox/Skole/Master/Data/Model_1.ods'#$m.J$28]; ['file:///home/runejen/Dropbox/Skole/Master/Data/Model_2.ods'#$m.J$28]; ['file:///home/runejen/Dropbox/Skole/Master/Data/Model_3.ods'#$m.J$28]; ['file:///home/runejen/Dropbox/Skole/Master/Data/Model_4.ods'#$m.J$28]; ['file:///home/runejen/Dropbox/Skole/Master/Data/Model_5.ods'#$m.J$28])" office:value-type="percentage" office:value="0.978110554225371" calcext:value-type="percentage">
            <text:p>97.81%</text:p>
          </table:table-cell>
          <table:table-cell table:formula="of:=AVERAGE(['file:///home/runejen/Dropbox/Skole/Master/Data/Model_1.ods'#$m.K$28]; ['file:///home/runejen/Dropbox/Skole/Master/Data/Model_2.ods'#$m.K$28]; ['file:///home/runejen/Dropbox/Skole/Master/Data/Model_3.ods'#$m.K$28]; ['file:///home/runejen/Dropbox/Skole/Master/Data/Model_4.ods'#$m.K$28]; ['file:///home/runejen/Dropbox/Skole/Master/Data/Model_5.ods'#$m.K$28])" office:value-type="float" office:value="95.998" calcext:value-type="float">
            <text:p>96.00</text:p>
          </table:table-cell>
          <table:table-cell table:formula="of:=AVERAGE(['file:///home/runejen/Dropbox/Skole/Master/Data/Model_1.ods'#$m.L$28]; ['file:///home/runejen/Dropbox/Skole/Master/Data/Model_2.ods'#$m.L$28]; ['file:///home/runejen/Dropbox/Skole/Master/Data/Model_3.ods'#$m.L$28]; ['file:///home/runejen/Dropbox/Skole/Master/Data/Model_4.ods'#$m.L$28]; ['file:///home/runejen/Dropbox/Skole/Master/Data/Model_5.ods'#$m.L$28])" office:value-type="float" office:value="97.81" calcext:value-type="float">
            <text:p>97.81</text:p>
          </table:table-cell>
          <table:table-cell table:formula="of:=AVERAGE(['file:///home/runejen/Dropbox/Skole/Master/Data/Model_1.ods'#$m.M$28]; ['file:///home/runejen/Dropbox/Skole/Master/Data/Model_2.ods'#$m.M$28]; ['file:///home/runejen/Dropbox/Skole/Master/Data/Model_3.ods'#$m.M$28]; ['file:///home/runejen/Dropbox/Skole/Master/Data/Model_4.ods'#$m.M$28]; ['file:///home/runejen/Dropbox/Skole/Master/Data/Model_5.ods'#$m.M$28])" office:value-type="float" office:value="96.884" calcext:value-type="float">
            <text:p>96.88</text:p>
          </table:table-cell>
          <table:table-cell table:formula="of:=AVERAGE(['file:///home/runejen/Dropbox/Skole/Master/Data/Model_1.ods'#$m.N$28]; ['file:///home/runejen/Dropbox/Skole/Master/Data/Model_2.ods'#$m.N$28]; ['file:///home/runejen/Dropbox/Skole/Master/Data/Model_3.ods'#$m.N$28]; ['file:///home/runejen/Dropbox/Skole/Master/Data/Model_4.ods'#$m.N$28]; ['file:///home/runejen/Dropbox/Skole/Master/Data/Model_5.ods'#$m.N$28])" office:value-type="float" office:value="93.224" calcext:value-type="float">
            <text:p>93.22</text:p>
          </table:table-cell>
          <table:table-cell table:formula="of:=AVERAGE(['file:///home/runejen/Dropbox/Skole/Master/Data/Model_1.ods'#$m.O$28]; ['file:///home/runejen/Dropbox/Skole/Master/Data/Model_2.ods'#$m.O$28]; ['file:///home/runejen/Dropbox/Skole/Master/Data/Model_3.ods'#$m.O$28]; ['file:///home/runejen/Dropbox/Skole/Master/Data/Model_4.ods'#$m.O$28]; ['file:///home/runejen/Dropbox/Skole/Master/Data/Model_5.ods'#$m.O$28])" office:value-type="float" office:value="92.524" calcext:value-type="float">
            <text:p>92.52</text:p>
          </table:table-cell>
          <table:table-cell table:formula="of:=AVERAGE(['file:///home/runejen/Dropbox/Skole/Master/Data/Model_1.ods'#$m.P$28]; ['file:///home/runejen/Dropbox/Skole/Master/Data/Model_2.ods'#$m.P$28]; ['file:///home/runejen/Dropbox/Skole/Master/Data/Model_3.ods'#$m.P$28]; ['file:///home/runejen/Dropbox/Skole/Master/Data/Model_4.ods'#$m.P$28]; ['file:///home/runejen/Dropbox/Skole/Master/Data/Model_5.ods'#$m.P$28])" office:value-type="float" office:value="94.03" calcext:value-type="float">
            <text:p>94.03</text:p>
          </table:table-cell>
        </table:table-row>
        <table:table-row table:style-name="ro1">
          <table:table-cell office:value-type="string" calcext:value-type="string">
            <text:p>300k</text:p>
          </table:table-cell>
          <table:table-cell table:formula="of:=AVERAGE(['file:///home/runejen/Dropbox/Skole/Master/Data/Model_1.ods'#$m.F$41]; ['file:///home/runejen/Dropbox/Skole/Master/Data/Model_2.ods'#$m.F$41]; ['file:///home/runejen/Dropbox/Skole/Master/Data/Model_3.ods'#$m.F$41]; ['file:///home/runejen/Dropbox/Skole/Master/Data/Model_4.ods'#$m.F$41]; ['file:///home/runejen/Dropbox/Skole/Master/Data/Model_5.ods'#$m.F$41])" office:value-type="percentage" office:value="0.223917920795257" calcext:value-type="percentage">
            <text:p>22.39%</text:p>
          </table:table-cell>
          <table:table-cell table:formula="of:=AVERAGE(['file:///home/runejen/Dropbox/Skole/Master/Data/Model_1.ods'#$m.G$41]; ['file:///home/runejen/Dropbox/Skole/Master/Data/Model_2.ods'#$m.G$41]; ['file:///home/runejen/Dropbox/Skole/Master/Data/Model_3.ods'#$m.G$41]; ['file:///home/runejen/Dropbox/Skole/Master/Data/Model_4.ods'#$m.G$41]; ['file:///home/runejen/Dropbox/Skole/Master/Data/Model_5.ods'#$m.G$41])" office:value-type="float" office:value="24.882" calcext:value-type="float">
            <text:p>24.88</text:p>
          </table:table-cell>
          <table:table-cell table:formula="of:=AVERAGE(['file:///home/runejen/Dropbox/Skole/Master/Data/Model_1.ods'#$m.H$41]; ['file:///home/runejen/Dropbox/Skole/Master/Data/Model_2.ods'#$m.H$41]; ['file:///home/runejen/Dropbox/Skole/Master/Data/Model_3.ods'#$m.H$41]; ['file:///home/runejen/Dropbox/Skole/Master/Data/Model_4.ods'#$m.H$41]; ['file:///home/runejen/Dropbox/Skole/Master/Data/Model_5.ods'#$m.H$41])" office:value-type="float" office:value="22.392" calcext:value-type="float">
            <text:p>22.39</text:p>
          </table:table-cell>
          <table:table-cell table:formula="of:=AVERAGE(['file:///home/runejen/Dropbox/Skole/Master/Data/Model_1.ods'#$m.I$41]; ['file:///home/runejen/Dropbox/Skole/Master/Data/Model_2.ods'#$m.I$41]; ['file:///home/runejen/Dropbox/Skole/Master/Data/Model_3.ods'#$m.I$41]; ['file:///home/runejen/Dropbox/Skole/Master/Data/Model_4.ods'#$m.I$41]; ['file:///home/runejen/Dropbox/Skole/Master/Data/Model_5.ods'#$m.I$41])" office:value-type="float" office:value="22.982" calcext:value-type="float">
            <text:p>22.98</text:p>
          </table:table-cell>
          <table:table-cell table:formula="of:=AVERAGE(['file:///home/runejen/Dropbox/Skole/Master/Data/Model_1.ods'#$m.J$41]; ['file:///home/runejen/Dropbox/Skole/Master/Data/Model_2.ods'#$m.J$41]; ['file:///home/runejen/Dropbox/Skole/Master/Data/Model_3.ods'#$m.J$41]; ['file:///home/runejen/Dropbox/Skole/Master/Data/Model_4.ods'#$m.J$41]; ['file:///home/runejen/Dropbox/Skole/Master/Data/Model_5.ods'#$m.J$41])" office:value-type="percentage" office:value="0.97782051177145" calcext:value-type="percentage">
            <text:p>97.78%</text:p>
          </table:table-cell>
          <table:table-cell table:formula="of:=AVERAGE(['file:///home/runejen/Dropbox/Skole/Master/Data/Model_1.ods'#$m.K$41]; ['file:///home/runejen/Dropbox/Skole/Master/Data/Model_2.ods'#$m.K$41]; ['file:///home/runejen/Dropbox/Skole/Master/Data/Model_3.ods'#$m.K$41]; ['file:///home/runejen/Dropbox/Skole/Master/Data/Model_4.ods'#$m.K$41]; ['file:///home/runejen/Dropbox/Skole/Master/Data/Model_5.ods'#$m.K$41])" office:value-type="float" office:value="96.008" calcext:value-type="float">
            <text:p>96.01</text:p>
          </table:table-cell>
          <table:table-cell table:formula="of:=AVERAGE(['file:///home/runejen/Dropbox/Skole/Master/Data/Model_1.ods'#$m.L$41]; ['file:///home/runejen/Dropbox/Skole/Master/Data/Model_2.ods'#$m.L$41]; ['file:///home/runejen/Dropbox/Skole/Master/Data/Model_3.ods'#$m.L$41]; ['file:///home/runejen/Dropbox/Skole/Master/Data/Model_4.ods'#$m.L$41]; ['file:///home/runejen/Dropbox/Skole/Master/Data/Model_5.ods'#$m.L$41])" office:value-type="float" office:value="97.782" calcext:value-type="float">
            <text:p>97.78</text:p>
          </table:table-cell>
          <table:table-cell table:formula="of:=AVERAGE(['file:///home/runejen/Dropbox/Skole/Master/Data/Model_1.ods'#$m.M$41]; ['file:///home/runejen/Dropbox/Skole/Master/Data/Model_2.ods'#$m.M$41]; ['file:///home/runejen/Dropbox/Skole/Master/Data/Model_3.ods'#$m.M$41]; ['file:///home/runejen/Dropbox/Skole/Master/Data/Model_4.ods'#$m.M$41]; ['file:///home/runejen/Dropbox/Skole/Master/Data/Model_5.ods'#$m.M$41])" office:value-type="float" office:value="96.878" calcext:value-type="float">
            <text:p>96.88</text:p>
          </table:table-cell>
          <table:table-cell table:formula="of:=AVERAGE(['file:///home/runejen/Dropbox/Skole/Master/Data/Model_1.ods'#$m.N$41]; ['file:///home/runejen/Dropbox/Skole/Master/Data/Model_2.ods'#$m.N$41]; ['file:///home/runejen/Dropbox/Skole/Master/Data/Model_3.ods'#$m.N$41]; ['file:///home/runejen/Dropbox/Skole/Master/Data/Model_4.ods'#$m.N$41]; ['file:///home/runejen/Dropbox/Skole/Master/Data/Model_5.ods'#$m.N$41])" office:value-type="float" office:value="93.22" calcext:value-type="float">
            <text:p>93.22</text:p>
          </table:table-cell>
          <table:table-cell table:formula="of:=AVERAGE(['file:///home/runejen/Dropbox/Skole/Master/Data/Model_1.ods'#$m.O$41]; ['file:///home/runejen/Dropbox/Skole/Master/Data/Model_2.ods'#$m.O$41]; ['file:///home/runejen/Dropbox/Skole/Master/Data/Model_3.ods'#$m.O$41]; ['file:///home/runejen/Dropbox/Skole/Master/Data/Model_4.ods'#$m.O$41]; ['file:///home/runejen/Dropbox/Skole/Master/Data/Model_5.ods'#$m.O$41])" office:value-type="float" office:value="92.524" calcext:value-type="float">
            <text:p>92.52</text:p>
          </table:table-cell>
          <table:table-cell table:formula="of:=AVERAGE(['file:///home/runejen/Dropbox/Skole/Master/Data/Model_1.ods'#$m.P$41]; ['file:///home/runejen/Dropbox/Skole/Master/Data/Model_2.ods'#$m.P$41]; ['file:///home/runejen/Dropbox/Skole/Master/Data/Model_3.ods'#$m.P$41]; ['file:///home/runejen/Dropbox/Skole/Master/Data/Model_4.ods'#$m.P$41]; ['file:///home/runejen/Dropbox/Skole/Master/Data/Model_5.ods'#$m.P$41])" office:value-type="float" office:value="94.014" calcext:value-type="float">
            <text:p>94.01</text:p>
          </table:table-cell>
        </table:table-row>
        <table:table-row table:style-name="ro1">
          <table:table-cell office:value-type="string" calcext:value-type="string">
            <text:p>400k</text:p>
          </table:table-cell>
          <table:table-cell table:formula="of:=AVERAGE(['file:///home/runejen/Dropbox/Skole/Master/Data/Model_1.ods'#$m.F$54]; ['file:///home/runejen/Dropbox/Skole/Master/Data/Model_2.ods'#$m.F$54]; ['file:///home/runejen/Dropbox/Skole/Master/Data/Model_3.ods'#$m.F$54]; ['file:///home/runejen/Dropbox/Skole/Master/Data/Model_4.ods'#$m.F$54]; ['file:///home/runejen/Dropbox/Skole/Master/Data/Model_5.ods'#$m.F$54])" office:value-type="percentage" office:value="0.222903511579063" calcext:value-type="percentage">
            <text:p>22.29%</text:p>
          </table:table-cell>
          <table:table-cell table:formula="of:=AVERAGE(['file:///home/runejen/Dropbox/Skole/Master/Data/Model_1.ods'#$m.G$54]; ['file:///home/runejen/Dropbox/Skole/Master/Data/Model_2.ods'#$m.G$54]; ['file:///home/runejen/Dropbox/Skole/Master/Data/Model_3.ods'#$m.G$54]; ['file:///home/runejen/Dropbox/Skole/Master/Data/Model_4.ods'#$m.G$54]; ['file:///home/runejen/Dropbox/Skole/Master/Data/Model_5.ods'#$m.G$54])" office:value-type="float" office:value="24.756" calcext:value-type="float">
            <text:p>24.76</text:p>
          </table:table-cell>
          <table:table-cell table:formula="of:=AVERAGE(['file:///home/runejen/Dropbox/Skole/Master/Data/Model_1.ods'#$m.H$54]; ['file:///home/runejen/Dropbox/Skole/Master/Data/Model_2.ods'#$m.H$54]; ['file:///home/runejen/Dropbox/Skole/Master/Data/Model_3.ods'#$m.H$54]; ['file:///home/runejen/Dropbox/Skole/Master/Data/Model_4.ods'#$m.H$54]; ['file:///home/runejen/Dropbox/Skole/Master/Data/Model_5.ods'#$m.H$54])" office:value-type="float" office:value="22.29" calcext:value-type="float">
            <text:p>22.29</text:p>
          </table:table-cell>
          <table:table-cell table:formula="of:=AVERAGE(['file:///home/runejen/Dropbox/Skole/Master/Data/Model_1.ods'#$m.I$54]; ['file:///home/runejen/Dropbox/Skole/Master/Data/Model_2.ods'#$m.I$54]; ['file:///home/runejen/Dropbox/Skole/Master/Data/Model_3.ods'#$m.I$54]; ['file:///home/runejen/Dropbox/Skole/Master/Data/Model_4.ods'#$m.I$54]; ['file:///home/runejen/Dropbox/Skole/Master/Data/Model_5.ods'#$m.I$54])" office:value-type="float" office:value="22.85" calcext:value-type="float">
            <text:p>22.85</text:p>
          </table:table-cell>
          <table:table-cell table:formula="of:=AVERAGE(['file:///home/runejen/Dropbox/Skole/Master/Data/Model_1.ods'#$m.J$54]; ['file:///home/runejen/Dropbox/Skole/Master/Data/Model_2.ods'#$m.J$54]; ['file:///home/runejen/Dropbox/Skole/Master/Data/Model_3.ods'#$m.J$54]; ['file:///home/runejen/Dropbox/Skole/Master/Data/Model_4.ods'#$m.J$54]; ['file:///home/runejen/Dropbox/Skole/Master/Data/Model_5.ods'#$m.J$54])" office:value-type="percentage" office:value="0.977563134793424" calcext:value-type="percentage">
            <text:p>97.76%</text:p>
          </table:table-cell>
          <table:table-cell table:formula="of:=AVERAGE(['file:///home/runejen/Dropbox/Skole/Master/Data/Model_1.ods'#$m.K$54]; ['file:///home/runejen/Dropbox/Skole/Master/Data/Model_2.ods'#$m.K$54]; ['file:///home/runejen/Dropbox/Skole/Master/Data/Model_3.ods'#$m.K$54]; ['file:///home/runejen/Dropbox/Skole/Master/Data/Model_4.ods'#$m.K$54]; ['file:///home/runejen/Dropbox/Skole/Master/Data/Model_5.ods'#$m.K$54])" office:value-type="float" office:value="96" calcext:value-type="float">
            <text:p>96.00</text:p>
          </table:table-cell>
          <table:table-cell table:formula="of:=AVERAGE(['file:///home/runejen/Dropbox/Skole/Master/Data/Model_1.ods'#$m.L$54]; ['file:///home/runejen/Dropbox/Skole/Master/Data/Model_2.ods'#$m.L$54]; ['file:///home/runejen/Dropbox/Skole/Master/Data/Model_3.ods'#$m.L$54]; ['file:///home/runejen/Dropbox/Skole/Master/Data/Model_4.ods'#$m.L$54]; ['file:///home/runejen/Dropbox/Skole/Master/Data/Model_5.ods'#$m.L$54])" office:value-type="float" office:value="97.756" calcext:value-type="float">
            <text:p>97.76</text:p>
          </table:table-cell>
          <table:table-cell table:formula="of:=AVERAGE(['file:///home/runejen/Dropbox/Skole/Master/Data/Model_1.ods'#$m.M$54]; ['file:///home/runejen/Dropbox/Skole/Master/Data/Model_2.ods'#$m.M$54]; ['file:///home/runejen/Dropbox/Skole/Master/Data/Model_3.ods'#$m.M$54]; ['file:///home/runejen/Dropbox/Skole/Master/Data/Model_4.ods'#$m.M$54]; ['file:///home/runejen/Dropbox/Skole/Master/Data/Model_5.ods'#$m.M$54])" office:value-type="float" office:value="96.86" calcext:value-type="float">
            <text:p>96.86</text:p>
          </table:table-cell>
          <table:table-cell table:formula="of:=AVERAGE(['file:///home/runejen/Dropbox/Skole/Master/Data/Model_1.ods'#$m.N$54]; ['file:///home/runejen/Dropbox/Skole/Master/Data/Model_2.ods'#$m.N$54]; ['file:///home/runejen/Dropbox/Skole/Master/Data/Model_3.ods'#$m.N$54]; ['file:///home/runejen/Dropbox/Skole/Master/Data/Model_4.ods'#$m.N$54]; ['file:///home/runejen/Dropbox/Skole/Master/Data/Model_5.ods'#$m.N$54])" office:value-type="float" office:value="93.198" calcext:value-type="float">
            <text:p>93.20</text:p>
          </table:table-cell>
          <table:table-cell table:formula="of:=AVERAGE(['file:///home/runejen/Dropbox/Skole/Master/Data/Model_1.ods'#$m.O$54]; ['file:///home/runejen/Dropbox/Skole/Master/Data/Model_2.ods'#$m.O$54]; ['file:///home/runejen/Dropbox/Skole/Master/Data/Model_3.ods'#$m.O$54]; ['file:///home/runejen/Dropbox/Skole/Master/Data/Model_4.ods'#$m.O$54]; ['file:///home/runejen/Dropbox/Skole/Master/Data/Model_5.ods'#$m.O$54])" office:value-type="float" office:value="92.516" calcext:value-type="float">
            <text:p>92.52</text:p>
          </table:table-cell>
          <table:table-cell table:formula="of:=AVERAGE(['file:///home/runejen/Dropbox/Skole/Master/Data/Model_1.ods'#$m.P$54]; ['file:///home/runejen/Dropbox/Skole/Master/Data/Model_2.ods'#$m.P$54]; ['file:///home/runejen/Dropbox/Skole/Master/Data/Model_3.ods'#$m.P$54]; ['file:///home/runejen/Dropbox/Skole/Master/Data/Model_4.ods'#$m.P$54]; ['file:///home/runejen/Dropbox/Skole/Master/Data/Model_5.ods'#$m.P$54])" office:value-type="float" office:value="93.98" calcext:value-type="float">
            <text:p>93.98</text:p>
          </table:table-cell>
        </table:table-row>
        <table:table-row table:style-name="ro1">
          <table:table-cell office:value-type="string" calcext:value-type="string">
            <text:p>500k</text:p>
          </table:table-cell>
          <table:table-cell table:formula="of:=AVERAGE(['file:///home/runejen/Dropbox/Skole/Master/Data/Model_1.ods'#$m.F$67]; ['file:///home/runejen/Dropbox/Skole/Master/Data/Model_2.ods'#$m.F$67]; ['file:///home/runejen/Dropbox/Skole/Master/Data/Model_3.ods'#$m.F$67]; ['file:///home/runejen/Dropbox/Skole/Master/Data/Model_4.ods'#$m.F$67]; ['file:///home/runejen/Dropbox/Skole/Master/Data/Model_5.ods'#$m.F$67])" office:value-type="percentage" office:value="0.222603858513453" calcext:value-type="percentage">
            <text:p>22.26%</text:p>
          </table:table-cell>
          <table:table-cell table:formula="of:=AVERAGE(['file:///home/runejen/Dropbox/Skole/Master/Data/Model_1.ods'#$m.G$67]; ['file:///home/runejen/Dropbox/Skole/Master/Data/Model_2.ods'#$m.G$67]; ['file:///home/runejen/Dropbox/Skole/Master/Data/Model_3.ods'#$m.G$67]; ['file:///home/runejen/Dropbox/Skole/Master/Data/Model_4.ods'#$m.G$67]; ['file:///home/runejen/Dropbox/Skole/Master/Data/Model_5.ods'#$m.G$67])" office:value-type="float" office:value="24.742" calcext:value-type="float">
            <text:p>24.74</text:p>
          </table:table-cell>
          <table:table-cell table:formula="of:=AVERAGE(['file:///home/runejen/Dropbox/Skole/Master/Data/Model_1.ods'#$m.H$67]; ['file:///home/runejen/Dropbox/Skole/Master/Data/Model_2.ods'#$m.H$67]; ['file:///home/runejen/Dropbox/Skole/Master/Data/Model_3.ods'#$m.H$67]; ['file:///home/runejen/Dropbox/Skole/Master/Data/Model_4.ods'#$m.H$67]; ['file:///home/runejen/Dropbox/Skole/Master/Data/Model_5.ods'#$m.H$67])" office:value-type="float" office:value="22.262" calcext:value-type="float">
            <text:p>22.26</text:p>
          </table:table-cell>
          <table:table-cell table:formula="of:=AVERAGE(['file:///home/runejen/Dropbox/Skole/Master/Data/Model_1.ods'#$m.I$67]; ['file:///home/runejen/Dropbox/Skole/Master/Data/Model_2.ods'#$m.I$67]; ['file:///home/runejen/Dropbox/Skole/Master/Data/Model_3.ods'#$m.I$67]; ['file:///home/runejen/Dropbox/Skole/Master/Data/Model_4.ods'#$m.I$67]; ['file:///home/runejen/Dropbox/Skole/Master/Data/Model_5.ods'#$m.I$67])" office:value-type="float" office:value="22.848" calcext:value-type="float">
            <text:p>22.85</text:p>
          </table:table-cell>
          <table:table-cell table:formula="of:=AVERAGE(['file:///home/runejen/Dropbox/Skole/Master/Data/Model_1.ods'#$m.J$67]; ['file:///home/runejen/Dropbox/Skole/Master/Data/Model_2.ods'#$m.J$67]; ['file:///home/runejen/Dropbox/Skole/Master/Data/Model_3.ods'#$m.J$67]; ['file:///home/runejen/Dropbox/Skole/Master/Data/Model_4.ods'#$m.J$67]; ['file:///home/runejen/Dropbox/Skole/Master/Data/Model_5.ods'#$m.J$67])" office:value-type="percentage" office:value="0.977592220413644" calcext:value-type="percentage">
            <text:p>97.76%</text:p>
          </table:table-cell>
          <table:table-cell table:formula="of:=AVERAGE(['file:///home/runejen/Dropbox/Skole/Master/Data/Model_1.ods'#$m.K$67]; ['file:///home/runejen/Dropbox/Skole/Master/Data/Model_2.ods'#$m.K$67]; ['file:///home/runejen/Dropbox/Skole/Master/Data/Model_3.ods'#$m.K$67]; ['file:///home/runejen/Dropbox/Skole/Master/Data/Model_4.ods'#$m.K$67]; ['file:///home/runejen/Dropbox/Skole/Master/Data/Model_5.ods'#$m.K$67])" office:value-type="float" office:value="96" calcext:value-type="float">
            <text:p>96.00</text:p>
          </table:table-cell>
          <table:table-cell table:formula="of:=AVERAGE(['file:///home/runejen/Dropbox/Skole/Master/Data/Model_1.ods'#$m.L$67]; ['file:///home/runejen/Dropbox/Skole/Master/Data/Model_2.ods'#$m.L$67]; ['file:///home/runejen/Dropbox/Skole/Master/Data/Model_3.ods'#$m.L$67]; ['file:///home/runejen/Dropbox/Skole/Master/Data/Model_4.ods'#$m.L$67]; ['file:///home/runejen/Dropbox/Skole/Master/Data/Model_5.ods'#$m.L$67])" office:value-type="float" office:value="97.758" calcext:value-type="float">
            <text:p>97.76</text:p>
          </table:table-cell>
          <table:table-cell table:formula="of:=AVERAGE(['file:///home/runejen/Dropbox/Skole/Master/Data/Model_1.ods'#$m.M$67]; ['file:///home/runejen/Dropbox/Skole/Master/Data/Model_2.ods'#$m.M$67]; ['file:///home/runejen/Dropbox/Skole/Master/Data/Model_3.ods'#$m.M$67]; ['file:///home/runejen/Dropbox/Skole/Master/Data/Model_4.ods'#$m.M$67]; ['file:///home/runejen/Dropbox/Skole/Master/Data/Model_5.ods'#$m.M$67])" office:value-type="float" office:value="96.862" calcext:value-type="float">
            <text:p>96.86</text:p>
          </table:table-cell>
          <table:table-cell table:formula="of:=AVERAGE(['file:///home/runejen/Dropbox/Skole/Master/Data/Model_1.ods'#$m.N$67]; ['file:///home/runejen/Dropbox/Skole/Master/Data/Model_2.ods'#$m.N$67]; ['file:///home/runejen/Dropbox/Skole/Master/Data/Model_3.ods'#$m.N$67]; ['file:///home/runejen/Dropbox/Skole/Master/Data/Model_4.ods'#$m.N$67]; ['file:///home/runejen/Dropbox/Skole/Master/Data/Model_5.ods'#$m.N$67])" office:value-type="float" office:value="93.198" calcext:value-type="float">
            <text:p>93.20</text:p>
          </table:table-cell>
          <table:table-cell table:formula="of:=AVERAGE(['file:///home/runejen/Dropbox/Skole/Master/Data/Model_1.ods'#$m.O$67]; ['file:///home/runejen/Dropbox/Skole/Master/Data/Model_2.ods'#$m.O$67]; ['file:///home/runejen/Dropbox/Skole/Master/Data/Model_3.ods'#$m.O$67]; ['file:///home/runejen/Dropbox/Skole/Master/Data/Model_4.ods'#$m.O$67]; ['file:///home/runejen/Dropbox/Skole/Master/Data/Model_5.ods'#$m.O$67])" office:value-type="float" office:value="92.516" calcext:value-type="float">
            <text:p>92.52</text:p>
          </table:table-cell>
          <table:table-cell table:formula="of:=AVERAGE(['file:///home/runejen/Dropbox/Skole/Master/Data/Model_1.ods'#$m.P$67]; ['file:///home/runejen/Dropbox/Skole/Master/Data/Model_2.ods'#$m.P$67]; ['file:///home/runejen/Dropbox/Skole/Master/Data/Model_3.ods'#$m.P$67]; ['file:///home/runejen/Dropbox/Skole/Master/Data/Model_4.ods'#$m.P$67]; ['file:///home/runejen/Dropbox/Skole/Master/Data/Model_5.ods'#$m.P$67])" office:value-type="float" office:value="93.982" calcext:value-type="float">
            <text:p>93.9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Pos %</text:p>
          </table:table-cell>
          <table:table-cell table:style-name="Default" office:value-type="string" calcext:value-type="string">
            <text:p>Pos prec</text:p>
          </table:table-cell>
          <table:table-cell table:style-name="Default" office:value-type="string" calcext:value-type="string">
            <text:p>Pos recall</text:p>
          </table:table-cell>
          <table:table-cell table:style-name="Default" office:value-type="string" calcext:value-type="string">
            <text:p>Pos F1</text:p>
          </table:table-cell>
          <table:table-cell table:style-name="Default" office:value-type="string" calcext:value-type="string">
            <text:p>Neg %</text:p>
          </table:table-cell>
          <table:table-cell table:style-name="Default" office:value-type="string" calcext:value-type="string">
            <text:p>Neg prec</text:p>
          </table:table-cell>
          <table:table-cell table:style-name="Default" office:value-type="string" calcext:value-type="string">
            <text:p>Neg recall</text:p>
          </table:table-cell>
          <table:table-cell table:style-name="Default" office:value-type="string" calcext:value-type="string">
            <text:p>Neg F1</text:p>
          </table:table-cell>
          <table:table-cell table:style-name="Default" office:value-type="string" calcext:value-type="string">
            <text:p>Weighted F1</text:p>
          </table:table-cell>
          <table:table-cell table:style-name="Default" office:value-type="string" calcext:value-type="string">
            <text:p>Weighted Precision</text:p>
          </table:table-cell>
          <table:table-cell table:style-name="Default" office:value-type="string" calcext:value-type="string">
            <text:p>Weighted recall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 table:formula="of:=AVERAGE(['file:///home/runejen/Dropbox/Skole/Master/Data/Model_1.ods'#$f.F$15]; ['file:///home/runejen/Dropbox/Skole/Master/Data/Model_2.ods'#$f.F$15]; ['file:///home/runejen/Dropbox/Skole/Master/Data/Model_3.ods'#$f.F$15]; ['file:///home/runejen/Dropbox/Skole/Master/Data/Model_4.ods'#$f.F$15]; ['file:///home/runejen/Dropbox/Skole/Master/Data/Model_5.ods'#$f.F$15])" office:value-type="percentage" office:value="0.246709001211446" calcext:value-type="percentage">
            <text:p>24.67%</text:p>
          </table:table-cell>
          <table:table-cell table:formula="of:=AVERAGE(['file:///home/runejen/Dropbox/Skole/Master/Data/Model_1.ods'#$f.G$15]; ['file:///home/runejen/Dropbox/Skole/Master/Data/Model_2.ods'#$f.G$15]; ['file:///home/runejen/Dropbox/Skole/Master/Data/Model_3.ods'#$f.G$15]; ['file:///home/runejen/Dropbox/Skole/Master/Data/Model_4.ods'#$f.G$15]; ['file:///home/runejen/Dropbox/Skole/Master/Data/Model_5.ods'#$f.G$15])" office:value-type="float" office:value="25.358" calcext:value-type="float">
            <text:p>25.36</text:p>
          </table:table-cell>
          <table:table-cell table:formula="of:=AVERAGE(['file:///home/runejen/Dropbox/Skole/Master/Data/Model_1.ods'#$f.H$15]; ['file:///home/runejen/Dropbox/Skole/Master/Data/Model_2.ods'#$f.H$15]; ['file:///home/runejen/Dropbox/Skole/Master/Data/Model_3.ods'#$f.H$15]; ['file:///home/runejen/Dropbox/Skole/Master/Data/Model_4.ods'#$f.H$15]; ['file:///home/runejen/Dropbox/Skole/Master/Data/Model_5.ods'#$f.H$15])" office:value-type="float" office:value="24.672" calcext:value-type="float">
            <text:p>24.67</text:p>
          </table:table-cell>
          <table:table-cell table:formula="of:=AVERAGE(['file:///home/runejen/Dropbox/Skole/Master/Data/Model_1.ods'#$f.I$15]; ['file:///home/runejen/Dropbox/Skole/Master/Data/Model_2.ods'#$f.I$15]; ['file:///home/runejen/Dropbox/Skole/Master/Data/Model_3.ods'#$f.I$15]; ['file:///home/runejen/Dropbox/Skole/Master/Data/Model_4.ods'#$f.I$15]; ['file:///home/runejen/Dropbox/Skole/Master/Data/Model_5.ods'#$f.I$15])" office:value-type="float" office:value="24.388" calcext:value-type="float">
            <text:p>24.39</text:p>
          </table:table-cell>
          <table:table-cell table:formula="of:=AVERAGE(['file:///home/runejen/Dropbox/Skole/Master/Data/Model_1.ods'#$f.J$15]; ['file:///home/runejen/Dropbox/Skole/Master/Data/Model_2.ods'#$f.J$15]; ['file:///home/runejen/Dropbox/Skole/Master/Data/Model_3.ods'#$f.J$15]; ['file:///home/runejen/Dropbox/Skole/Master/Data/Model_4.ods'#$f.J$15]; ['file:///home/runejen/Dropbox/Skole/Master/Data/Model_5.ods'#$f.J$15])" office:value-type="percentage" office:value="0.971852200675802" calcext:value-type="percentage">
            <text:p>97.19%</text:p>
          </table:table-cell>
          <table:table-cell table:formula="of:=AVERAGE(['file:///home/runejen/Dropbox/Skole/Master/Data/Model_1.ods'#$f.K$15]; ['file:///home/runejen/Dropbox/Skole/Master/Data/Model_2.ods'#$f.K$15]; ['file:///home/runejen/Dropbox/Skole/Master/Data/Model_3.ods'#$f.K$15]; ['file:///home/runejen/Dropbox/Skole/Master/Data/Model_4.ods'#$f.K$15]; ['file:///home/runejen/Dropbox/Skole/Master/Data/Model_5.ods'#$f.K$15])" office:value-type="float" office:value="96.12" calcext:value-type="float">
            <text:p>96.12</text:p>
          </table:table-cell>
          <table:table-cell table:formula="of:=AVERAGE(['file:///home/runejen/Dropbox/Skole/Master/Data/Model_1.ods'#$f.L$15]; ['file:///home/runejen/Dropbox/Skole/Master/Data/Model_2.ods'#$f.L$15]; ['file:///home/runejen/Dropbox/Skole/Master/Data/Model_3.ods'#$f.L$15]; ['file:///home/runejen/Dropbox/Skole/Master/Data/Model_4.ods'#$f.L$15]; ['file:///home/runejen/Dropbox/Skole/Master/Data/Model_5.ods'#$f.L$15])" office:value-type="float" office:value="97.186" calcext:value-type="float">
            <text:p>97.19</text:p>
          </table:table-cell>
          <table:table-cell table:formula="of:=AVERAGE(['file:///home/runejen/Dropbox/Skole/Master/Data/Model_1.ods'#$f.M$15]; ['file:///home/runejen/Dropbox/Skole/Master/Data/Model_2.ods'#$f.M$15]; ['file:///home/runejen/Dropbox/Skole/Master/Data/Model_3.ods'#$f.M$15]; ['file:///home/runejen/Dropbox/Skole/Master/Data/Model_4.ods'#$f.M$15]; ['file:///home/runejen/Dropbox/Skole/Master/Data/Model_5.ods'#$f.M$15])" office:value-type="float" office:value="96.642" calcext:value-type="float">
            <text:p>96.64</text:p>
          </table:table-cell>
          <table:table-cell table:formula="of:=AVERAGE(['file:///home/runejen/Dropbox/Skole/Master/Data/Model_1.ods'#$f.N$15]; ['file:///home/runejen/Dropbox/Skole/Master/Data/Model_2.ods'#$f.N$15]; ['file:///home/runejen/Dropbox/Skole/Master/Data/Model_3.ods'#$f.N$15]; ['file:///home/runejen/Dropbox/Skole/Master/Data/Model_4.ods'#$f.N$15]; ['file:///home/runejen/Dropbox/Skole/Master/Data/Model_5.ods'#$f.N$15])" office:value-type="float" office:value="93.042" calcext:value-type="float">
            <text:p>93.04</text:p>
          </table:table-cell>
          <table:table-cell table:formula="of:=AVERAGE(['file:///home/runejen/Dropbox/Skole/Master/Data/Model_1.ods'#$f.O$15]; ['file:///home/runejen/Dropbox/Skole/Master/Data/Model_2.ods'#$f.O$15]; ['file:///home/runejen/Dropbox/Skole/Master/Data/Model_3.ods'#$f.O$15]; ['file:///home/runejen/Dropbox/Skole/Master/Data/Model_4.ods'#$f.O$15]; ['file:///home/runejen/Dropbox/Skole/Master/Data/Model_5.ods'#$f.O$15])" office:value-type="float" office:value="92.568" calcext:value-type="float">
            <text:p>92.57</text:p>
          </table:table-cell>
          <table:table-cell table:formula="of:=AVERAGE(['file:///home/runejen/Dropbox/Skole/Master/Data/Model_1.ods'#$f.P$15]; ['file:///home/runejen/Dropbox/Skole/Master/Data/Model_2.ods'#$f.P$15]; ['file:///home/runejen/Dropbox/Skole/Master/Data/Model_3.ods'#$f.P$15]; ['file:///home/runejen/Dropbox/Skole/Master/Data/Model_4.ods'#$f.P$15]; ['file:///home/runejen/Dropbox/Skole/Master/Data/Model_5.ods'#$f.P$15])" office:value-type="float" office:value="93.598" calcext:value-type="float">
            <text:p>93.60</text:p>
          </table:table-cell>
        </table:table-row>
        <table:table-row table:style-name="ro1">
          <table:table-cell office:value-type="string" calcext:value-type="string">
            <text:p>200k</text:p>
          </table:table-cell>
          <table:table-cell table:formula="of:=AVERAGE(['file:///home/runejen/Dropbox/Skole/Master/Data/Model_1.ods'#$f.F$28]; ['file:///home/runejen/Dropbox/Skole/Master/Data/Model_2.ods'#$f.F$28]; ['file:///home/runejen/Dropbox/Skole/Master/Data/Model_3.ods'#$f.F$28]; ['file:///home/runejen/Dropbox/Skole/Master/Data/Model_4.ods'#$f.F$28]; ['file:///home/runejen/Dropbox/Skole/Master/Data/Model_5.ods'#$f.F$28])" office:value-type="percentage" office:value="0.244156408188804" calcext:value-type="percentage">
            <text:p>24.42%</text:p>
          </table:table-cell>
          <table:table-cell table:formula="of:=AVERAGE(['file:///home/runejen/Dropbox/Skole/Master/Data/Model_1.ods'#$f.G$28]; ['file:///home/runejen/Dropbox/Skole/Master/Data/Model_2.ods'#$f.G$28]; ['file:///home/runejen/Dropbox/Skole/Master/Data/Model_3.ods'#$f.G$28]; ['file:///home/runejen/Dropbox/Skole/Master/Data/Model_4.ods'#$f.G$28]; ['file:///home/runejen/Dropbox/Skole/Master/Data/Model_5.ods'#$f.G$28])" office:value-type="float" office:value="26.946" calcext:value-type="float">
            <text:p>26.95</text:p>
          </table:table-cell>
          <table:table-cell table:formula="of:=AVERAGE(['file:///home/runejen/Dropbox/Skole/Master/Data/Model_1.ods'#$f.H$28]; ['file:///home/runejen/Dropbox/Skole/Master/Data/Model_2.ods'#$f.H$28]; ['file:///home/runejen/Dropbox/Skole/Master/Data/Model_3.ods'#$f.H$28]; ['file:///home/runejen/Dropbox/Skole/Master/Data/Model_4.ods'#$f.H$28]; ['file:///home/runejen/Dropbox/Skole/Master/Data/Model_5.ods'#$f.H$28])" office:value-type="float" office:value="24.416" calcext:value-type="float">
            <text:p>24.42</text:p>
          </table:table-cell>
          <table:table-cell table:formula="of:=AVERAGE(['file:///home/runejen/Dropbox/Skole/Master/Data/Model_1.ods'#$f.I$28]; ['file:///home/runejen/Dropbox/Skole/Master/Data/Model_2.ods'#$f.I$28]; ['file:///home/runejen/Dropbox/Skole/Master/Data/Model_3.ods'#$f.I$28]; ['file:///home/runejen/Dropbox/Skole/Master/Data/Model_4.ods'#$f.I$28]; ['file:///home/runejen/Dropbox/Skole/Master/Data/Model_5.ods'#$f.I$28])" office:value-type="float" office:value="24.892" calcext:value-type="float">
            <text:p>24.89</text:p>
          </table:table-cell>
          <table:table-cell table:formula="of:=AVERAGE(['file:///home/runejen/Dropbox/Skole/Master/Data/Model_1.ods'#$f.J$28]; ['file:///home/runejen/Dropbox/Skole/Master/Data/Model_2.ods'#$f.J$28]; ['file:///home/runejen/Dropbox/Skole/Master/Data/Model_3.ods'#$f.J$28]; ['file:///home/runejen/Dropbox/Skole/Master/Data/Model_4.ods'#$f.J$28]; ['file:///home/runejen/Dropbox/Skole/Master/Data/Model_5.ods'#$f.J$28])" office:value-type="percentage" office:value="0.975735974975355" calcext:value-type="percentage">
            <text:p>97.57%</text:p>
          </table:table-cell>
          <table:table-cell table:formula="of:=AVERAGE(['file:///home/runejen/Dropbox/Skole/Master/Data/Model_1.ods'#$f.K$28]; ['file:///home/runejen/Dropbox/Skole/Master/Data/Model_2.ods'#$f.K$28]; ['file:///home/runejen/Dropbox/Skole/Master/Data/Model_3.ods'#$f.K$28]; ['file:///home/runejen/Dropbox/Skole/Master/Data/Model_4.ods'#$f.K$28]; ['file:///home/runejen/Dropbox/Skole/Master/Data/Model_5.ods'#$f.K$28])" office:value-type="float" office:value="96.134" calcext:value-type="float">
            <text:p>96.13</text:p>
          </table:table-cell>
          <table:table-cell table:formula="of:=AVERAGE(['file:///home/runejen/Dropbox/Skole/Master/Data/Model_1.ods'#$f.L$28]; ['file:///home/runejen/Dropbox/Skole/Master/Data/Model_2.ods'#$f.L$28]; ['file:///home/runejen/Dropbox/Skole/Master/Data/Model_3.ods'#$f.L$28]; ['file:///home/runejen/Dropbox/Skole/Master/Data/Model_4.ods'#$f.L$28]; ['file:///home/runejen/Dropbox/Skole/Master/Data/Model_5.ods'#$f.L$28])" office:value-type="float" office:value="97.574" calcext:value-type="float">
            <text:p>97.57</text:p>
          </table:table-cell>
          <table:table-cell table:formula="of:=AVERAGE(['file:///home/runejen/Dropbox/Skole/Master/Data/Model_1.ods'#$f.M$28]; ['file:///home/runejen/Dropbox/Skole/Master/Data/Model_2.ods'#$f.M$28]; ['file:///home/runejen/Dropbox/Skole/Master/Data/Model_3.ods'#$f.M$28]; ['file:///home/runejen/Dropbox/Skole/Master/Data/Model_4.ods'#$f.M$28]; ['file:///home/runejen/Dropbox/Skole/Master/Data/Model_5.ods'#$f.M$28])" office:value-type="float" office:value="96.838" calcext:value-type="float">
            <text:p>96.84</text:p>
          </table:table-cell>
          <table:table-cell table:formula="of:=AVERAGE(['file:///home/runejen/Dropbox/Skole/Master/Data/Model_1.ods'#$f.N$28]; ['file:///home/runejen/Dropbox/Skole/Master/Data/Model_2.ods'#$f.N$28]; ['file:///home/runejen/Dropbox/Skole/Master/Data/Model_3.ods'#$f.N$28]; ['file:///home/runejen/Dropbox/Skole/Master/Data/Model_4.ods'#$f.N$28]; ['file:///home/runejen/Dropbox/Skole/Master/Data/Model_5.ods'#$f.N$28])" office:value-type="float" office:value="93.258" calcext:value-type="float">
            <text:p>93.26</text:p>
          </table:table-cell>
          <table:table-cell table:formula="of:=AVERAGE(['file:///home/runejen/Dropbox/Skole/Master/Data/Model_1.ods'#$f.O$28]; ['file:///home/runejen/Dropbox/Skole/Master/Data/Model_2.ods'#$f.O$28]; ['file:///home/runejen/Dropbox/Skole/Master/Data/Model_3.ods'#$f.O$28]; ['file:///home/runejen/Dropbox/Skole/Master/Data/Model_4.ods'#$f.O$28]; ['file:///home/runejen/Dropbox/Skole/Master/Data/Model_5.ods'#$f.O$28])" office:value-type="float" office:value="92.664" calcext:value-type="float">
            <text:p>92.66</text:p>
          </table:table-cell>
          <table:table-cell table:formula="of:=AVERAGE(['file:///home/runejen/Dropbox/Skole/Master/Data/Model_1.ods'#$f.P$28]; ['file:///home/runejen/Dropbox/Skole/Master/Data/Model_2.ods'#$f.P$28]; ['file:///home/runejen/Dropbox/Skole/Master/Data/Model_3.ods'#$f.P$28]; ['file:///home/runejen/Dropbox/Skole/Master/Data/Model_4.ods'#$f.P$28]; ['file:///home/runejen/Dropbox/Skole/Master/Data/Model_5.ods'#$f.P$28])" office:value-type="float" office:value="93.958" calcext:value-type="float">
            <text:p>93.96</text:p>
          </table:table-cell>
        </table:table-row>
        <table:table-row table:style-name="ro1">
          <table:table-cell office:value-type="string" calcext:value-type="string">
            <text:p>300k</text:p>
          </table:table-cell>
          <table:table-cell table:formula="of:=AVERAGE(['file:///home/runejen/Dropbox/Skole/Master/Data/Model_1.ods'#$f.F$41]; ['file:///home/runejen/Dropbox/Skole/Master/Data/Model_2.ods'#$f.F$41]; ['file:///home/runejen/Dropbox/Skole/Master/Data/Model_3.ods'#$f.F$41]; ['file:///home/runejen/Dropbox/Skole/Master/Data/Model_4.ods'#$f.F$41]; ['file:///home/runejen/Dropbox/Skole/Master/Data/Model_5.ods'#$f.F$41])" office:value-type="percentage" office:value="0.244365084776975" calcext:value-type="percentage">
            <text:p>24.44%</text:p>
          </table:table-cell>
          <table:table-cell table:formula="of:=AVERAGE(['file:///home/runejen/Dropbox/Skole/Master/Data/Model_1.ods'#$f.G$41]; ['file:///home/runejen/Dropbox/Skole/Master/Data/Model_2.ods'#$f.G$41]; ['file:///home/runejen/Dropbox/Skole/Master/Data/Model_3.ods'#$f.G$41]; ['file:///home/runejen/Dropbox/Skole/Master/Data/Model_4.ods'#$f.G$41]; ['file:///home/runejen/Dropbox/Skole/Master/Data/Model_5.ods'#$f.G$41])" office:value-type="float" office:value="27.414" calcext:value-type="float">
            <text:p>27.41</text:p>
          </table:table-cell>
          <table:table-cell table:formula="of:=AVERAGE(['file:///home/runejen/Dropbox/Skole/Master/Data/Model_1.ods'#$f.H$41]; ['file:///home/runejen/Dropbox/Skole/Master/Data/Model_2.ods'#$f.H$41]; ['file:///home/runejen/Dropbox/Skole/Master/Data/Model_3.ods'#$f.H$41]; ['file:///home/runejen/Dropbox/Skole/Master/Data/Model_4.ods'#$f.H$41]; ['file:///home/runejen/Dropbox/Skole/Master/Data/Model_5.ods'#$f.H$41])" office:value-type="float" office:value="24.436" calcext:value-type="float">
            <text:p>24.44</text:p>
          </table:table-cell>
          <table:table-cell table:formula="of:=AVERAGE(['file:///home/runejen/Dropbox/Skole/Master/Data/Model_1.ods'#$f.I$41]; ['file:///home/runejen/Dropbox/Skole/Master/Data/Model_2.ods'#$f.I$41]; ['file:///home/runejen/Dropbox/Skole/Master/Data/Model_3.ods'#$f.I$41]; ['file:///home/runejen/Dropbox/Skole/Master/Data/Model_4.ods'#$f.I$41]; ['file:///home/runejen/Dropbox/Skole/Master/Data/Model_5.ods'#$f.I$41])" office:value-type="float" office:value="25.108" calcext:value-type="float">
            <text:p>25.11</text:p>
          </table:table-cell>
          <table:table-cell table:formula="of:=AVERAGE(['file:///home/runejen/Dropbox/Skole/Master/Data/Model_1.ods'#$f.J$41]; ['file:///home/runejen/Dropbox/Skole/Master/Data/Model_2.ods'#$f.J$41]; ['file:///home/runejen/Dropbox/Skole/Master/Data/Model_3.ods'#$f.J$41]; ['file:///home/runejen/Dropbox/Skole/Master/Data/Model_4.ods'#$f.J$41]; ['file:///home/runejen/Dropbox/Skole/Master/Data/Model_5.ods'#$f.J$41])" office:value-type="percentage" office:value="0.976595020039746" calcext:value-type="percentage">
            <text:p>97.66%</text:p>
          </table:table-cell>
          <table:table-cell table:formula="of:=AVERAGE(['file:///home/runejen/Dropbox/Skole/Master/Data/Model_1.ods'#$f.K$41]; ['file:///home/runejen/Dropbox/Skole/Master/Data/Model_2.ods'#$f.K$41]; ['file:///home/runejen/Dropbox/Skole/Master/Data/Model_3.ods'#$f.K$41]; ['file:///home/runejen/Dropbox/Skole/Master/Data/Model_4.ods'#$f.K$41]; ['file:///home/runejen/Dropbox/Skole/Master/Data/Model_5.ods'#$f.K$41])" office:value-type="float" office:value="96.14" calcext:value-type="float">
            <text:p>96.14</text:p>
          </table:table-cell>
          <table:table-cell table:formula="of:=AVERAGE(['file:///home/runejen/Dropbox/Skole/Master/Data/Model_1.ods'#$f.L$41]; ['file:///home/runejen/Dropbox/Skole/Master/Data/Model_2.ods'#$f.L$41]; ['file:///home/runejen/Dropbox/Skole/Master/Data/Model_3.ods'#$f.L$41]; ['file:///home/runejen/Dropbox/Skole/Master/Data/Model_4.ods'#$f.L$41]; ['file:///home/runejen/Dropbox/Skole/Master/Data/Model_5.ods'#$f.L$41])" office:value-type="float" office:value="97.658" calcext:value-type="float">
            <text:p>97.66</text:p>
          </table:table-cell>
          <table:table-cell table:formula="of:=AVERAGE(['file:///home/runejen/Dropbox/Skole/Master/Data/Model_1.ods'#$f.M$41]; ['file:///home/runejen/Dropbox/Skole/Master/Data/Model_2.ods'#$f.M$41]; ['file:///home/runejen/Dropbox/Skole/Master/Data/Model_3.ods'#$f.M$41]; ['file:///home/runejen/Dropbox/Skole/Master/Data/Model_4.ods'#$f.M$41]; ['file:///home/runejen/Dropbox/Skole/Master/Data/Model_5.ods'#$f.M$41])" office:value-type="float" office:value="96.882" calcext:value-type="float">
            <text:p>96.88</text:p>
          </table:table-cell>
          <table:table-cell table:formula="of:=AVERAGE(['file:///home/runejen/Dropbox/Skole/Master/Data/Model_1.ods'#$f.N$41]; ['file:///home/runejen/Dropbox/Skole/Master/Data/Model_2.ods'#$f.N$41]; ['file:///home/runejen/Dropbox/Skole/Master/Data/Model_3.ods'#$f.N$41]; ['file:///home/runejen/Dropbox/Skole/Master/Data/Model_4.ods'#$f.N$41]; ['file:///home/runejen/Dropbox/Skole/Master/Data/Model_5.ods'#$f.N$41])" office:value-type="float" office:value="93.31" calcext:value-type="float">
            <text:p>93.31</text:p>
          </table:table-cell>
          <table:table-cell table:formula="of:=AVERAGE(['file:///home/runejen/Dropbox/Skole/Master/Data/Model_1.ods'#$f.O$41]; ['file:///home/runejen/Dropbox/Skole/Master/Data/Model_2.ods'#$f.O$41]; ['file:///home/runejen/Dropbox/Skole/Master/Data/Model_3.ods'#$f.O$41]; ['file:///home/runejen/Dropbox/Skole/Master/Data/Model_4.ods'#$f.O$41]; ['file:///home/runejen/Dropbox/Skole/Master/Data/Model_5.ods'#$f.O$41])" office:value-type="float" office:value="92.69" calcext:value-type="float">
            <text:p>92.69</text:p>
          </table:table-cell>
          <table:table-cell table:formula="of:=AVERAGE(['file:///home/runejen/Dropbox/Skole/Master/Data/Model_1.ods'#$f.P$41]; ['file:///home/runejen/Dropbox/Skole/Master/Data/Model_2.ods'#$f.P$41]; ['file:///home/runejen/Dropbox/Skole/Master/Data/Model_3.ods'#$f.P$41]; ['file:///home/runejen/Dropbox/Skole/Master/Data/Model_4.ods'#$f.P$41]; ['file:///home/runejen/Dropbox/Skole/Master/Data/Model_5.ods'#$f.P$41])" office:value-type="float" office:value="94.042" calcext:value-type="float">
            <text:p>94.04</text:p>
          </table:table-cell>
        </table:table-row>
        <table:table-row table:style-name="ro1">
          <table:table-cell office:value-type="string" calcext:value-type="string">
            <text:p>400k</text:p>
          </table:table-cell>
          <table:table-cell table:formula="of:=AVERAGE(['file:///home/runejen/Dropbox/Skole/Master/Data/Model_1.ods'#$f.F$54]; ['file:///home/runejen/Dropbox/Skole/Master/Data/Model_2.ods'#$f.F$54]; ['file:///home/runejen/Dropbox/Skole/Master/Data/Model_3.ods'#$f.F$54]; ['file:///home/runejen/Dropbox/Skole/Master/Data/Model_4.ods'#$f.F$54]; ['file:///home/runejen/Dropbox/Skole/Master/Data/Model_5.ods'#$f.F$54])" office:value-type="percentage" office:value="0.246044150280175" calcext:value-type="percentage">
            <text:p>24.60%</text:p>
          </table:table-cell>
          <table:table-cell table:formula="of:=AVERAGE(['file:///home/runejen/Dropbox/Skole/Master/Data/Model_1.ods'#$f.G$54]; ['file:///home/runejen/Dropbox/Skole/Master/Data/Model_2.ods'#$f.G$54]; ['file:///home/runejen/Dropbox/Skole/Master/Data/Model_3.ods'#$f.G$54]; ['file:///home/runejen/Dropbox/Skole/Master/Data/Model_4.ods'#$f.G$54]; ['file:///home/runejen/Dropbox/Skole/Master/Data/Model_5.ods'#$f.G$54])" office:value-type="float" office:value="27.264" calcext:value-type="float">
            <text:p>27.26</text:p>
          </table:table-cell>
          <table:table-cell table:formula="of:=AVERAGE(['file:///home/runejen/Dropbox/Skole/Master/Data/Model_1.ods'#$f.H$54]; ['file:///home/runejen/Dropbox/Skole/Master/Data/Model_2.ods'#$f.H$54]; ['file:///home/runejen/Dropbox/Skole/Master/Data/Model_3.ods'#$f.H$54]; ['file:///home/runejen/Dropbox/Skole/Master/Data/Model_4.ods'#$f.H$54]; ['file:///home/runejen/Dropbox/Skole/Master/Data/Model_5.ods'#$f.H$54])" office:value-type="float" office:value="24.602" calcext:value-type="float">
            <text:p>24.60</text:p>
          </table:table-cell>
          <table:table-cell table:formula="of:=AVERAGE(['file:///home/runejen/Dropbox/Skole/Master/Data/Model_1.ods'#$f.I$54]; ['file:///home/runejen/Dropbox/Skole/Master/Data/Model_2.ods'#$f.I$54]; ['file:///home/runejen/Dropbox/Skole/Master/Data/Model_3.ods'#$f.I$54]; ['file:///home/runejen/Dropbox/Skole/Master/Data/Model_4.ods'#$f.I$54]; ['file:///home/runejen/Dropbox/Skole/Master/Data/Model_5.ods'#$f.I$54])" office:value-type="float" office:value="25.144" calcext:value-type="float">
            <text:p>25.14</text:p>
          </table:table-cell>
          <table:table-cell table:formula="of:=AVERAGE(['file:///home/runejen/Dropbox/Skole/Master/Data/Model_1.ods'#$f.J$54]; ['file:///home/runejen/Dropbox/Skole/Master/Data/Model_2.ods'#$f.J$54]; ['file:///home/runejen/Dropbox/Skole/Master/Data/Model_3.ods'#$f.J$54]; ['file:///home/runejen/Dropbox/Skole/Master/Data/Model_4.ods'#$f.J$54]; ['file:///home/runejen/Dropbox/Skole/Master/Data/Model_5.ods'#$f.J$54])" office:value-type="percentage" office:value="0.976031987493131" calcext:value-type="percentage">
            <text:p>97.60%</text:p>
          </table:table-cell>
          <table:table-cell table:formula="of:=AVERAGE(['file:///home/runejen/Dropbox/Skole/Master/Data/Model_1.ods'#$f.K$54]; ['file:///home/runejen/Dropbox/Skole/Master/Data/Model_2.ods'#$f.K$54]; ['file:///home/runejen/Dropbox/Skole/Master/Data/Model_3.ods'#$f.K$54]; ['file:///home/runejen/Dropbox/Skole/Master/Data/Model_4.ods'#$f.K$54]; ['file:///home/runejen/Dropbox/Skole/Master/Data/Model_5.ods'#$f.K$54])" office:value-type="float" office:value="96.144" calcext:value-type="float">
            <text:p>96.14</text:p>
          </table:table-cell>
          <table:table-cell table:formula="of:=AVERAGE(['file:///home/runejen/Dropbox/Skole/Master/Data/Model_1.ods'#$f.L$54]; ['file:///home/runejen/Dropbox/Skole/Master/Data/Model_2.ods'#$f.L$54]; ['file:///home/runejen/Dropbox/Skole/Master/Data/Model_3.ods'#$f.L$54]; ['file:///home/runejen/Dropbox/Skole/Master/Data/Model_4.ods'#$f.L$54]; ['file:///home/runejen/Dropbox/Skole/Master/Data/Model_5.ods'#$f.L$54])" office:value-type="float" office:value="97.604" calcext:value-type="float">
            <text:p>97.60</text:p>
          </table:table-cell>
          <table:table-cell table:formula="of:=AVERAGE(['file:///home/runejen/Dropbox/Skole/Master/Data/Model_1.ods'#$f.M$54]; ['file:///home/runejen/Dropbox/Skole/Master/Data/Model_2.ods'#$f.M$54]; ['file:///home/runejen/Dropbox/Skole/Master/Data/Model_3.ods'#$f.M$54]; ['file:///home/runejen/Dropbox/Skole/Master/Data/Model_4.ods'#$f.M$54]; ['file:///home/runejen/Dropbox/Skole/Master/Data/Model_5.ods'#$f.M$54])" office:value-type="float" office:value="96.856" calcext:value-type="float">
            <text:p>96.86</text:p>
          </table:table-cell>
          <table:table-cell table:formula="of:=AVERAGE(['file:///home/runejen/Dropbox/Skole/Master/Data/Model_1.ods'#$f.N$54]; ['file:///home/runejen/Dropbox/Skole/Master/Data/Model_2.ods'#$f.N$54]; ['file:///home/runejen/Dropbox/Skole/Master/Data/Model_3.ods'#$f.N$54]; ['file:///home/runejen/Dropbox/Skole/Master/Data/Model_4.ods'#$f.N$54]; ['file:///home/runejen/Dropbox/Skole/Master/Data/Model_5.ods'#$f.N$54])" office:value-type="float" office:value="93.284" calcext:value-type="float">
            <text:p>93.28</text:p>
          </table:table-cell>
          <table:table-cell table:formula="of:=AVERAGE(['file:///home/runejen/Dropbox/Skole/Master/Data/Model_1.ods'#$f.O$54]; ['file:///home/runejen/Dropbox/Skole/Master/Data/Model_2.ods'#$f.O$54]; ['file:///home/runejen/Dropbox/Skole/Master/Data/Model_3.ods'#$f.O$54]; ['file:///home/runejen/Dropbox/Skole/Master/Data/Model_4.ods'#$f.O$54]; ['file:///home/runejen/Dropbox/Skole/Master/Data/Model_5.ods'#$f.O$54])" office:value-type="float" office:value="92.688" calcext:value-type="float">
            <text:p>92.69</text:p>
          </table:table-cell>
          <table:table-cell table:formula="of:=AVERAGE(['file:///home/runejen/Dropbox/Skole/Master/Data/Model_1.ods'#$f.P$54]; ['file:///home/runejen/Dropbox/Skole/Master/Data/Model_2.ods'#$f.P$54]; ['file:///home/runejen/Dropbox/Skole/Master/Data/Model_3.ods'#$f.P$54]; ['file:///home/runejen/Dropbox/Skole/Master/Data/Model_4.ods'#$f.P$54]; ['file:///home/runejen/Dropbox/Skole/Master/Data/Model_5.ods'#$f.P$54])" office:value-type="float" office:value="93.996" calcext:value-type="float">
            <text:p>94.00</text:p>
          </table:table-cell>
        </table:table-row>
        <table:table-row table:style-name="ro1">
          <table:table-cell office:value-type="string" calcext:value-type="string">
            <text:p>500k</text:p>
          </table:table-cell>
          <table:table-cell table:formula="of:=AVERAGE(['file:///home/runejen/Dropbox/Skole/Master/Data/Model_1.ods'#$f.F$67]; ['file:///home/runejen/Dropbox/Skole/Master/Data/Model_2.ods'#$f.F$67]; ['file:///home/runejen/Dropbox/Skole/Master/Data/Model_3.ods'#$f.F$67]; ['file:///home/runejen/Dropbox/Skole/Master/Data/Model_4.ods'#$f.F$67]; ['file:///home/runejen/Dropbox/Skole/Master/Data/Model_5.ods'#$f.F$67])" office:value-type="percentage" office:value="0.246217310453335" calcext:value-type="percentage">
            <text:p>24.62%</text:p>
          </table:table-cell>
          <table:table-cell table:formula="of:=AVERAGE(['file:///home/runejen/Dropbox/Skole/Master/Data/Model_1.ods'#$f.G$67]; ['file:///home/runejen/Dropbox/Skole/Master/Data/Model_2.ods'#$f.G$67]; ['file:///home/runejen/Dropbox/Skole/Master/Data/Model_3.ods'#$f.G$67]; ['file:///home/runejen/Dropbox/Skole/Master/Data/Model_4.ods'#$f.G$67]; ['file:///home/runejen/Dropbox/Skole/Master/Data/Model_5.ods'#$f.G$67])" office:value-type="float" office:value="27.256" calcext:value-type="float">
            <text:p>27.26</text:p>
          </table:table-cell>
          <table:table-cell table:formula="of:=AVERAGE(['file:///home/runejen/Dropbox/Skole/Master/Data/Model_1.ods'#$f.H$67]; ['file:///home/runejen/Dropbox/Skole/Master/Data/Model_2.ods'#$f.H$67]; ['file:///home/runejen/Dropbox/Skole/Master/Data/Model_3.ods'#$f.H$67]; ['file:///home/runejen/Dropbox/Skole/Master/Data/Model_4.ods'#$f.H$67]; ['file:///home/runejen/Dropbox/Skole/Master/Data/Model_5.ods'#$f.H$67])" office:value-type="float" office:value="24.62" calcext:value-type="float">
            <text:p>24.62</text:p>
          </table:table-cell>
          <table:table-cell table:formula="of:=AVERAGE(['file:///home/runejen/Dropbox/Skole/Master/Data/Model_1.ods'#$f.I$67]; ['file:///home/runejen/Dropbox/Skole/Master/Data/Model_2.ods'#$f.I$67]; ['file:///home/runejen/Dropbox/Skole/Master/Data/Model_3.ods'#$f.I$67]; ['file:///home/runejen/Dropbox/Skole/Master/Data/Model_4.ods'#$f.I$67]; ['file:///home/runejen/Dropbox/Skole/Master/Data/Model_5.ods'#$f.I$67])" office:value-type="float" office:value="25.142" calcext:value-type="float">
            <text:p>25.14</text:p>
          </table:table-cell>
          <table:table-cell table:formula="of:=AVERAGE(['file:///home/runejen/Dropbox/Skole/Master/Data/Model_1.ods'#$f.J$67]; ['file:///home/runejen/Dropbox/Skole/Master/Data/Model_2.ods'#$f.J$67]; ['file:///home/runejen/Dropbox/Skole/Master/Data/Model_3.ods'#$f.J$67]; ['file:///home/runejen/Dropbox/Skole/Master/Data/Model_4.ods'#$f.J$67]; ['file:///home/runejen/Dropbox/Skole/Master/Data/Model_5.ods'#$f.J$67])" office:value-type="percentage" office:value="0.976002043979027" calcext:value-type="percentage">
            <text:p>97.60%</text:p>
          </table:table-cell>
          <table:table-cell table:formula="of:=AVERAGE(['file:///home/runejen/Dropbox/Skole/Master/Data/Model_1.ods'#$f.K$67]; ['file:///home/runejen/Dropbox/Skole/Master/Data/Model_2.ods'#$f.K$67]; ['file:///home/runejen/Dropbox/Skole/Master/Data/Model_3.ods'#$f.K$67]; ['file:///home/runejen/Dropbox/Skole/Master/Data/Model_4.ods'#$f.K$67]; ['file:///home/runejen/Dropbox/Skole/Master/Data/Model_5.ods'#$f.K$67])" office:value-type="float" office:value="96.146" calcext:value-type="float">
            <text:p>96.15</text:p>
          </table:table-cell>
          <table:table-cell table:formula="of:=AVERAGE(['file:///home/runejen/Dropbox/Skole/Master/Data/Model_1.ods'#$f.L$67]; ['file:///home/runejen/Dropbox/Skole/Master/Data/Model_2.ods'#$f.L$67]; ['file:///home/runejen/Dropbox/Skole/Master/Data/Model_3.ods'#$f.L$67]; ['file:///home/runejen/Dropbox/Skole/Master/Data/Model_4.ods'#$f.L$67]; ['file:///home/runejen/Dropbox/Skole/Master/Data/Model_5.ods'#$f.L$67])" office:value-type="float" office:value="97.6" calcext:value-type="float">
            <text:p>97.60</text:p>
          </table:table-cell>
          <table:table-cell table:formula="of:=AVERAGE(['file:///home/runejen/Dropbox/Skole/Master/Data/Model_1.ods'#$f.M$67]; ['file:///home/runejen/Dropbox/Skole/Master/Data/Model_2.ods'#$f.M$67]; ['file:///home/runejen/Dropbox/Skole/Master/Data/Model_3.ods'#$f.M$67]; ['file:///home/runejen/Dropbox/Skole/Master/Data/Model_4.ods'#$f.M$67]; ['file:///home/runejen/Dropbox/Skole/Master/Data/Model_5.ods'#$f.M$67])" office:value-type="float" office:value="96.856" calcext:value-type="float">
            <text:p>96.86</text:p>
          </table:table-cell>
          <table:table-cell table:formula="of:=AVERAGE(['file:///home/runejen/Dropbox/Skole/Master/Data/Model_1.ods'#$f.N$67]; ['file:///home/runejen/Dropbox/Skole/Master/Data/Model_2.ods'#$f.N$67]; ['file:///home/runejen/Dropbox/Skole/Master/Data/Model_3.ods'#$f.N$67]; ['file:///home/runejen/Dropbox/Skole/Master/Data/Model_4.ods'#$f.N$67]; ['file:///home/runejen/Dropbox/Skole/Master/Data/Model_5.ods'#$f.N$67])" office:value-type="float" office:value="93.284" calcext:value-type="float">
            <text:p>93.28</text:p>
          </table:table-cell>
          <table:table-cell table:formula="of:=AVERAGE(['file:///home/runejen/Dropbox/Skole/Master/Data/Model_1.ods'#$f.O$67]; ['file:///home/runejen/Dropbox/Skole/Master/Data/Model_2.ods'#$f.O$67]; ['file:///home/runejen/Dropbox/Skole/Master/Data/Model_3.ods'#$f.O$67]; ['file:///home/runejen/Dropbox/Skole/Master/Data/Model_4.ods'#$f.O$67]; ['file:///home/runejen/Dropbox/Skole/Master/Data/Model_5.ods'#$f.O$67])" office:value-type="float" office:value="92.688" calcext:value-type="float">
            <text:p>92.69</text:p>
          </table:table-cell>
          <table:table-cell table:formula="of:=AVERAGE(['file:///home/runejen/Dropbox/Skole/Master/Data/Model_1.ods'#$f.P$67]; ['file:///home/runejen/Dropbox/Skole/Master/Data/Model_2.ods'#$f.P$67]; ['file:///home/runejen/Dropbox/Skole/Master/Data/Model_3.ods'#$f.P$67]; ['file:///home/runejen/Dropbox/Skole/Master/Data/Model_4.ods'#$f.P$67]; ['file:///home/runejen/Dropbox/Skole/Master/Data/Model_5.ods'#$f.P$67])" office:value-type="float" office:value="93.992" calcext:value-type="float">
            <text:p>93.9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Pos %</text:p>
          </table:table-cell>
          <table:table-cell table:style-name="Default" office:value-type="string" calcext:value-type="string">
            <text:p>Pos prec</text:p>
          </table:table-cell>
          <table:table-cell table:style-name="Default" office:value-type="string" calcext:value-type="string">
            <text:p>Pos recall</text:p>
          </table:table-cell>
          <table:table-cell table:style-name="Default" office:value-type="string" calcext:value-type="string">
            <text:p>Pos F1</text:p>
          </table:table-cell>
          <table:table-cell table:style-name="Default" office:value-type="string" calcext:value-type="string">
            <text:p>Neg %</text:p>
          </table:table-cell>
          <table:table-cell table:style-name="Default" office:value-type="string" calcext:value-type="string">
            <text:p>Neg prec</text:p>
          </table:table-cell>
          <table:table-cell table:style-name="Default" office:value-type="string" calcext:value-type="string">
            <text:p>Neg recall</text:p>
          </table:table-cell>
          <table:table-cell table:style-name="Default" office:value-type="string" calcext:value-type="string">
            <text:p>Neg F1</text:p>
          </table:table-cell>
          <table:table-cell table:style-name="Default" office:value-type="string" calcext:value-type="string">
            <text:p>Weighted F1</text:p>
          </table:table-cell>
          <table:table-cell table:style-name="Default" office:value-type="string" calcext:value-type="string">
            <text:p>Weighted Precision</text:p>
          </table:table-cell>
          <table:table-cell table:style-name="Default" office:value-type="string" calcext:value-type="string">
            <text:p>Weighted recall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 table:formula="of:=AVERAGE(['file:///home/runejen/Dropbox/Skole/Master/Data/Model_1.ods'#$mf.F$15]; ['file:///home/runejen/Dropbox/Skole/Master/Data/Model_2.ods'#$mf.F$15]; ['file:///home/runejen/Dropbox/Skole/Master/Data/Model_3.ods'#$mf.F$15]; ['file:///home/runejen/Dropbox/Skole/Master/Data/Model_4.ods'#$mf.F$15]; ['file:///home/runejen/Dropbox/Skole/Master/Data/Model_5.ods'#$mf.F$15])" office:value-type="percentage" office:value="0.274159832983447" calcext:value-type="percentage">
            <text:p>27.42%</text:p>
          </table:table-cell>
          <table:table-cell table:formula="of:=AVERAGE(['file:///home/runejen/Dropbox/Skole/Master/Data/Model_1.ods'#$mf.G$15]; ['file:///home/runejen/Dropbox/Skole/Master/Data/Model_2.ods'#$mf.G$15]; ['file:///home/runejen/Dropbox/Skole/Master/Data/Model_3.ods'#$mf.G$15]; ['file:///home/runejen/Dropbox/Skole/Master/Data/Model_4.ods'#$mf.G$15]; ['file:///home/runejen/Dropbox/Skole/Master/Data/Model_5.ods'#$mf.G$15])" office:value-type="float" office:value="27.464" calcext:value-type="float">
            <text:p>27.46</text:p>
          </table:table-cell>
          <table:table-cell table:formula="of:=AVERAGE(['file:///home/runejen/Dropbox/Skole/Master/Data/Model_1.ods'#$mf.H$15]; ['file:///home/runejen/Dropbox/Skole/Master/Data/Model_2.ods'#$mf.H$15]; ['file:///home/runejen/Dropbox/Skole/Master/Data/Model_3.ods'#$mf.H$15]; ['file:///home/runejen/Dropbox/Skole/Master/Data/Model_4.ods'#$mf.H$15]; ['file:///home/runejen/Dropbox/Skole/Master/Data/Model_5.ods'#$mf.H$15])" office:value-type="float" office:value="27.416" calcext:value-type="float">
            <text:p>27.42</text:p>
          </table:table-cell>
          <table:table-cell table:formula="of:=AVERAGE(['file:///home/runejen/Dropbox/Skole/Master/Data/Model_1.ods'#$mf.I$15]; ['file:///home/runejen/Dropbox/Skole/Master/Data/Model_2.ods'#$mf.I$15]; ['file:///home/runejen/Dropbox/Skole/Master/Data/Model_3.ods'#$mf.I$15]; ['file:///home/runejen/Dropbox/Skole/Master/Data/Model_4.ods'#$mf.I$15]; ['file:///home/runejen/Dropbox/Skole/Master/Data/Model_5.ods'#$mf.I$15])" office:value-type="float" office:value="26.724" calcext:value-type="float">
            <text:p>26.72</text:p>
          </table:table-cell>
          <table:table-cell table:formula="of:=AVERAGE(['file:///home/runejen/Dropbox/Skole/Master/Data/Model_1.ods'#$mf.J$15]; ['file:///home/runejen/Dropbox/Skole/Master/Data/Model_2.ods'#$mf.J$15]; ['file:///home/runejen/Dropbox/Skole/Master/Data/Model_3.ods'#$mf.J$15]; ['file:///home/runejen/Dropbox/Skole/Master/Data/Model_4.ods'#$mf.J$15]; ['file:///home/runejen/Dropbox/Skole/Master/Data/Model_5.ods'#$mf.J$15])" office:value-type="percentage" office:value="0.967159771244389" calcext:value-type="percentage">
            <text:p>96.72%</text:p>
          </table:table-cell>
          <table:table-cell table:formula="of:=AVERAGE(['file:///home/runejen/Dropbox/Skole/Master/Data/Model_1.ods'#$mf.K$15]; ['file:///home/runejen/Dropbox/Skole/Master/Data/Model_2.ods'#$mf.K$15]; ['file:///home/runejen/Dropbox/Skole/Master/Data/Model_3.ods'#$mf.K$15]; ['file:///home/runejen/Dropbox/Skole/Master/Data/Model_4.ods'#$mf.K$15]; ['file:///home/runejen/Dropbox/Skole/Master/Data/Model_5.ods'#$mf.K$15])" office:value-type="float" office:value="96.126" calcext:value-type="float">
            <text:p>96.13</text:p>
          </table:table-cell>
          <table:table-cell table:formula="of:=AVERAGE(['file:///home/runejen/Dropbox/Skole/Master/Data/Model_1.ods'#$mf.L$15]; ['file:///home/runejen/Dropbox/Skole/Master/Data/Model_2.ods'#$mf.L$15]; ['file:///home/runejen/Dropbox/Skole/Master/Data/Model_3.ods'#$mf.L$15]; ['file:///home/runejen/Dropbox/Skole/Master/Data/Model_4.ods'#$mf.L$15]; ['file:///home/runejen/Dropbox/Skole/Master/Data/Model_5.ods'#$mf.L$15])" office:value-type="float" office:value="96.716" calcext:value-type="float">
            <text:p>96.72</text:p>
          </table:table-cell>
          <table:table-cell table:formula="of:=AVERAGE(['file:///home/runejen/Dropbox/Skole/Master/Data/Model_1.ods'#$mf.M$15]; ['file:///home/runejen/Dropbox/Skole/Master/Data/Model_2.ods'#$mf.M$15]; ['file:///home/runejen/Dropbox/Skole/Master/Data/Model_3.ods'#$mf.M$15]; ['file:///home/runejen/Dropbox/Skole/Master/Data/Model_4.ods'#$mf.M$15]; ['file:///home/runejen/Dropbox/Skole/Master/Data/Model_5.ods'#$mf.M$15])" office:value-type="float" office:value="96.41" calcext:value-type="float">
            <text:p>96.41</text:p>
          </table:table-cell>
          <table:table-cell table:formula="of:=AVERAGE(['file:///home/runejen/Dropbox/Skole/Master/Data/Model_1.ods'#$mf.N$15]; ['file:///home/runejen/Dropbox/Skole/Master/Data/Model_2.ods'#$mf.N$15]; ['file:///home/runejen/Dropbox/Skole/Master/Data/Model_3.ods'#$mf.N$15]; ['file:///home/runejen/Dropbox/Skole/Master/Data/Model_4.ods'#$mf.N$15]; ['file:///home/runejen/Dropbox/Skole/Master/Data/Model_5.ods'#$mf.N$15])" office:value-type="float" office:value="92.912" calcext:value-type="float">
            <text:p>92.91</text:p>
          </table:table-cell>
          <table:table-cell table:formula="of:=AVERAGE(['file:///home/runejen/Dropbox/Skole/Master/Data/Model_1.ods'#$mf.O$15]; ['file:///home/runejen/Dropbox/Skole/Master/Data/Model_2.ods'#$mf.O$15]; ['file:///home/runejen/Dropbox/Skole/Master/Data/Model_3.ods'#$mf.O$15]; ['file:///home/runejen/Dropbox/Skole/Master/Data/Model_4.ods'#$mf.O$15]; ['file:///home/runejen/Dropbox/Skole/Master/Data/Model_5.ods'#$mf.O$15])" office:value-type="float" office:value="92.734" calcext:value-type="float">
            <text:p>92.73</text:p>
          </table:table-cell>
          <table:table-cell table:formula="of:=AVERAGE(['file:///home/runejen/Dropbox/Skole/Master/Data/Model_1.ods'#$mf.P$15]; ['file:///home/runejen/Dropbox/Skole/Master/Data/Model_2.ods'#$mf.P$15]; ['file:///home/runejen/Dropbox/Skole/Master/Data/Model_3.ods'#$mf.P$15]; ['file:///home/runejen/Dropbox/Skole/Master/Data/Model_4.ods'#$mf.P$15]; ['file:///home/runejen/Dropbox/Skole/Master/Data/Model_5.ods'#$mf.P$15])" office:value-type="float" office:value="93.176" calcext:value-type="float">
            <text:p>93.18</text:p>
          </table:table-cell>
        </table:table-row>
        <table:table-row table:style-name="ro1">
          <table:table-cell office:value-type="string" calcext:value-type="string">
            <text:p>200k</text:p>
          </table:table-cell>
          <table:table-cell table:formula="of:=AVERAGE(['file:///home/runejen/Dropbox/Skole/Master/Data/Model_1.ods'#$mf.F$28]; ['file:///home/runejen/Dropbox/Skole/Master/Data/Model_2.ods'#$mf.F$28]; ['file:///home/runejen/Dropbox/Skole/Master/Data/Model_3.ods'#$mf.F$28]; ['file:///home/runejen/Dropbox/Skole/Master/Data/Model_4.ods'#$mf.F$28]; ['file:///home/runejen/Dropbox/Skole/Master/Data/Model_5.ods'#$mf.F$28])" office:value-type="percentage" office:value="0.246168312531402" calcext:value-type="percentage">
            <text:p>24.62%</text:p>
          </table:table-cell>
          <table:table-cell table:formula="of:=AVERAGE(['file:///home/runejen/Dropbox/Skole/Master/Data/Model_1.ods'#$mf.G$28]; ['file:///home/runejen/Dropbox/Skole/Master/Data/Model_2.ods'#$mf.G$28]; ['file:///home/runejen/Dropbox/Skole/Master/Data/Model_3.ods'#$mf.G$28]; ['file:///home/runejen/Dropbox/Skole/Master/Data/Model_4.ods'#$mf.G$28]; ['file:///home/runejen/Dropbox/Skole/Master/Data/Model_5.ods'#$mf.G$28])" office:value-type="float" office:value="28.094" calcext:value-type="float">
            <text:p>28.09</text:p>
          </table:table-cell>
          <table:table-cell table:formula="of:=AVERAGE(['file:///home/runejen/Dropbox/Skole/Master/Data/Model_1.ods'#$mf.H$28]; ['file:///home/runejen/Dropbox/Skole/Master/Data/Model_2.ods'#$mf.H$28]; ['file:///home/runejen/Dropbox/Skole/Master/Data/Model_3.ods'#$mf.H$28]; ['file:///home/runejen/Dropbox/Skole/Master/Data/Model_4.ods'#$mf.H$28]; ['file:///home/runejen/Dropbox/Skole/Master/Data/Model_5.ods'#$mf.H$28])" office:value-type="float" office:value="24.614" calcext:value-type="float">
            <text:p>24.61</text:p>
          </table:table-cell>
          <table:table-cell table:formula="of:=AVERAGE(['file:///home/runejen/Dropbox/Skole/Master/Data/Model_1.ods'#$mf.I$28]; ['file:///home/runejen/Dropbox/Skole/Master/Data/Model_2.ods'#$mf.I$28]; ['file:///home/runejen/Dropbox/Skole/Master/Data/Model_3.ods'#$mf.I$28]; ['file:///home/runejen/Dropbox/Skole/Master/Data/Model_4.ods'#$mf.I$28]; ['file:///home/runejen/Dropbox/Skole/Master/Data/Model_5.ods'#$mf.I$28])" office:value-type="float" office:value="25.952" calcext:value-type="float">
            <text:p>25.95</text:p>
          </table:table-cell>
          <table:table-cell table:formula="of:=AVERAGE(['file:///home/runejen/Dropbox/Skole/Master/Data/Model_1.ods'#$mf.J$28]; ['file:///home/runejen/Dropbox/Skole/Master/Data/Model_2.ods'#$mf.J$28]; ['file:///home/runejen/Dropbox/Skole/Master/Data/Model_3.ods'#$mf.J$28]; ['file:///home/runejen/Dropbox/Skole/Master/Data/Model_4.ods'#$mf.J$28]; ['file:///home/runejen/Dropbox/Skole/Master/Data/Model_5.ods'#$mf.J$28])" office:value-type="percentage" office:value="0.978693410779682" calcext:value-type="percentage">
            <text:p>97.87%</text:p>
          </table:table-cell>
          <table:table-cell table:formula="of:=AVERAGE(['file:///home/runejen/Dropbox/Skole/Master/Data/Model_1.ods'#$mf.K$28]; ['file:///home/runejen/Dropbox/Skole/Master/Data/Model_2.ods'#$mf.K$28]; ['file:///home/runejen/Dropbox/Skole/Master/Data/Model_3.ods'#$mf.K$28]; ['file:///home/runejen/Dropbox/Skole/Master/Data/Model_4.ods'#$mf.K$28]; ['file:///home/runejen/Dropbox/Skole/Master/Data/Model_5.ods'#$mf.K$28])" office:value-type="float" office:value="96.112" calcext:value-type="float">
            <text:p>96.11</text:p>
          </table:table-cell>
          <table:table-cell table:formula="of:=AVERAGE(['file:///home/runejen/Dropbox/Skole/Master/Data/Model_1.ods'#$mf.L$28]; ['file:///home/runejen/Dropbox/Skole/Master/Data/Model_2.ods'#$mf.L$28]; ['file:///home/runejen/Dropbox/Skole/Master/Data/Model_3.ods'#$mf.L$28]; ['file:///home/runejen/Dropbox/Skole/Master/Data/Model_4.ods'#$mf.L$28]; ['file:///home/runejen/Dropbox/Skole/Master/Data/Model_5.ods'#$mf.L$28])" office:value-type="float" office:value="97.87" calcext:value-type="float">
            <text:p>97.87</text:p>
          </table:table-cell>
          <table:table-cell table:formula="of:=AVERAGE(['file:///home/runejen/Dropbox/Skole/Master/Data/Model_1.ods'#$mf.M$28]; ['file:///home/runejen/Dropbox/Skole/Master/Data/Model_2.ods'#$mf.M$28]; ['file:///home/runejen/Dropbox/Skole/Master/Data/Model_3.ods'#$mf.M$28]; ['file:///home/runejen/Dropbox/Skole/Master/Data/Model_4.ods'#$mf.M$28]; ['file:///home/runejen/Dropbox/Skole/Master/Data/Model_5.ods'#$mf.M$28])" office:value-type="float" office:value="96.974" calcext:value-type="float">
            <text:p>96.97</text:p>
          </table:table-cell>
          <table:table-cell table:formula="of:=AVERAGE(['file:///home/runejen/Dropbox/Skole/Master/Data/Model_1.ods'#$mf.N$28]; ['file:///home/runejen/Dropbox/Skole/Master/Data/Model_2.ods'#$mf.N$28]; ['file:///home/runejen/Dropbox/Skole/Master/Data/Model_3.ods'#$mf.N$28]; ['file:///home/runejen/Dropbox/Skole/Master/Data/Model_4.ods'#$mf.N$28]; ['file:///home/runejen/Dropbox/Skole/Master/Data/Model_5.ods'#$mf.N$28])" office:value-type="float" office:value="93.436" calcext:value-type="float">
            <text:p>93.44</text:p>
          </table:table-cell>
          <table:table-cell table:formula="of:=AVERAGE(['file:///home/runejen/Dropbox/Skole/Master/Data/Model_1.ods'#$mf.O$28]; ['file:///home/runejen/Dropbox/Skole/Master/Data/Model_2.ods'#$mf.O$28]; ['file:///home/runejen/Dropbox/Skole/Master/Data/Model_3.ods'#$mf.O$28]; ['file:///home/runejen/Dropbox/Skole/Master/Data/Model_4.ods'#$mf.O$28]; ['file:///home/runejen/Dropbox/Skole/Master/Data/Model_5.ods'#$mf.O$28])" office:value-type="float" office:value="92.742" calcext:value-type="float">
            <text:p>92.74</text:p>
          </table:table-cell>
          <table:table-cell table:formula="of:=AVERAGE(['file:///home/runejen/Dropbox/Skole/Master/Data/Model_1.ods'#$mf.P$28]; ['file:///home/runejen/Dropbox/Skole/Master/Data/Model_2.ods'#$mf.P$28]; ['file:///home/runejen/Dropbox/Skole/Master/Data/Model_3.ods'#$mf.P$28]; ['file:///home/runejen/Dropbox/Skole/Master/Data/Model_4.ods'#$mf.P$28]; ['file:///home/runejen/Dropbox/Skole/Master/Data/Model_5.ods'#$mf.P$28])" office:value-type="float" office:value="94.206" calcext:value-type="float">
            <text:p>94.21</text:p>
          </table:table-cell>
        </table:table-row>
        <table:table-row table:style-name="ro1">
          <table:table-cell office:value-type="string" calcext:value-type="string">
            <text:p>300k</text:p>
          </table:table-cell>
          <table:table-cell table:formula="of:=AVERAGE(['file:///home/runejen/Dropbox/Skole/Master/Data/Model_1.ods'#$mf.F$41]; ['file:///home/runejen/Dropbox/Skole/Master/Data/Model_2.ods'#$mf.F$41]; ['file:///home/runejen/Dropbox/Skole/Master/Data/Model_3.ods'#$mf.F$41]; ['file:///home/runejen/Dropbox/Skole/Master/Data/Model_4.ods'#$mf.F$41]; ['file:///home/runejen/Dropbox/Skole/Master/Data/Model_5.ods'#$mf.F$41])" office:value-type="percentage" office:value="0.251669907441532" calcext:value-type="percentage">
            <text:p>25.17%</text:p>
          </table:table-cell>
          <table:table-cell table:formula="of:=AVERAGE(['file:///home/runejen/Dropbox/Skole/Master/Data/Model_1.ods'#$mf.G$41]; ['file:///home/runejen/Dropbox/Skole/Master/Data/Model_2.ods'#$mf.G$41]; ['file:///home/runejen/Dropbox/Skole/Master/Data/Model_3.ods'#$mf.G$41]; ['file:///home/runejen/Dropbox/Skole/Master/Data/Model_4.ods'#$mf.G$41]; ['file:///home/runejen/Dropbox/Skole/Master/Data/Model_5.ods'#$mf.G$41])" office:value-type="float" office:value="27.866" calcext:value-type="float">
            <text:p>27.87</text:p>
          </table:table-cell>
          <table:table-cell table:formula="of:=AVERAGE(['file:///home/runejen/Dropbox/Skole/Master/Data/Model_1.ods'#$mf.H$41]; ['file:///home/runejen/Dropbox/Skole/Master/Data/Model_2.ods'#$mf.H$41]; ['file:///home/runejen/Dropbox/Skole/Master/Data/Model_3.ods'#$mf.H$41]; ['file:///home/runejen/Dropbox/Skole/Master/Data/Model_4.ods'#$mf.H$41]; ['file:///home/runejen/Dropbox/Skole/Master/Data/Model_5.ods'#$mf.H$41])" office:value-type="float" office:value="25.166" calcext:value-type="float">
            <text:p>25.17</text:p>
          </table:table-cell>
          <table:table-cell table:formula="of:=AVERAGE(['file:///home/runejen/Dropbox/Skole/Master/Data/Model_1.ods'#$mf.I$41]; ['file:///home/runejen/Dropbox/Skole/Master/Data/Model_2.ods'#$mf.I$41]; ['file:///home/runejen/Dropbox/Skole/Master/Data/Model_3.ods'#$mf.I$41]; ['file:///home/runejen/Dropbox/Skole/Master/Data/Model_4.ods'#$mf.I$41]; ['file:///home/runejen/Dropbox/Skole/Master/Data/Model_5.ods'#$mf.I$41])" office:value-type="float" office:value="26.132" calcext:value-type="float">
            <text:p>26.13</text:p>
          </table:table-cell>
          <table:table-cell table:formula="of:=AVERAGE(['file:///home/runejen/Dropbox/Skole/Master/Data/Model_1.ods'#$mf.J$41]; ['file:///home/runejen/Dropbox/Skole/Master/Data/Model_2.ods'#$mf.J$41]; ['file:///home/runejen/Dropbox/Skole/Master/Data/Model_3.ods'#$mf.J$41]; ['file:///home/runejen/Dropbox/Skole/Master/Data/Model_4.ods'#$mf.J$41]; ['file:///home/runejen/Dropbox/Skole/Master/Data/Model_5.ods'#$mf.J$41])" office:value-type="percentage" office:value="0.978345389691312" calcext:value-type="percentage">
            <text:p>97.83%</text:p>
          </table:table-cell>
          <table:table-cell table:formula="of:=AVERAGE(['file:///home/runejen/Dropbox/Skole/Master/Data/Model_1.ods'#$mf.K$41]; ['file:///home/runejen/Dropbox/Skole/Master/Data/Model_2.ods'#$mf.K$41]; ['file:///home/runejen/Dropbox/Skole/Master/Data/Model_3.ods'#$mf.K$41]; ['file:///home/runejen/Dropbox/Skole/Master/Data/Model_4.ods'#$mf.K$41]; ['file:///home/runejen/Dropbox/Skole/Master/Data/Model_5.ods'#$mf.K$41])" office:value-type="float" office:value="96.13" calcext:value-type="float">
            <text:p>96.13</text:p>
          </table:table-cell>
          <table:table-cell table:formula="of:=AVERAGE(['file:///home/runejen/Dropbox/Skole/Master/Data/Model_1.ods'#$mf.L$41]; ['file:///home/runejen/Dropbox/Skole/Master/Data/Model_2.ods'#$mf.L$41]; ['file:///home/runejen/Dropbox/Skole/Master/Data/Model_3.ods'#$mf.L$41]; ['file:///home/runejen/Dropbox/Skole/Master/Data/Model_4.ods'#$mf.L$41]; ['file:///home/runejen/Dropbox/Skole/Master/Data/Model_5.ods'#$mf.L$41])" office:value-type="float" office:value="97.832" calcext:value-type="float">
            <text:p>97.83</text:p>
          </table:table-cell>
          <table:table-cell table:formula="of:=AVERAGE(['file:///home/runejen/Dropbox/Skole/Master/Data/Model_1.ods'#$mf.M$41]; ['file:///home/runejen/Dropbox/Skole/Master/Data/Model_2.ods'#$mf.M$41]; ['file:///home/runejen/Dropbox/Skole/Master/Data/Model_3.ods'#$mf.M$41]; ['file:///home/runejen/Dropbox/Skole/Master/Data/Model_4.ods'#$mf.M$41]; ['file:///home/runejen/Dropbox/Skole/Master/Data/Model_5.ods'#$mf.M$41])" office:value-type="float" office:value="96.962" calcext:value-type="float">
            <text:p>96.96</text:p>
          </table:table-cell>
          <table:table-cell table:formula="of:=AVERAGE(['file:///home/runejen/Dropbox/Skole/Master/Data/Model_1.ods'#$mf.N$41]; ['file:///home/runejen/Dropbox/Skole/Master/Data/Model_2.ods'#$mf.N$41]; ['file:///home/runejen/Dropbox/Skole/Master/Data/Model_3.ods'#$mf.N$41]; ['file:///home/runejen/Dropbox/Skole/Master/Data/Model_4.ods'#$mf.N$41]; ['file:///home/runejen/Dropbox/Skole/Master/Data/Model_5.ods'#$mf.N$41])" office:value-type="float" office:value="93.436" calcext:value-type="float">
            <text:p>93.44</text:p>
          </table:table-cell>
          <table:table-cell table:formula="of:=AVERAGE(['file:///home/runejen/Dropbox/Skole/Master/Data/Model_1.ods'#$mf.O$41]; ['file:///home/runejen/Dropbox/Skole/Master/Data/Model_2.ods'#$mf.O$41]; ['file:///home/runejen/Dropbox/Skole/Master/Data/Model_3.ods'#$mf.O$41]; ['file:///home/runejen/Dropbox/Skole/Master/Data/Model_4.ods'#$mf.O$41]; ['file:///home/runejen/Dropbox/Skole/Master/Data/Model_5.ods'#$mf.O$41])" office:value-type="float" office:value="92.756" calcext:value-type="float">
            <text:p>92.76</text:p>
          </table:table-cell>
          <table:table-cell table:formula="of:=AVERAGE(['file:///home/runejen/Dropbox/Skole/Master/Data/Model_1.ods'#$mf.P$41]; ['file:///home/runejen/Dropbox/Skole/Master/Data/Model_2.ods'#$mf.P$41]; ['file:///home/runejen/Dropbox/Skole/Master/Data/Model_3.ods'#$mf.P$41]; ['file:///home/runejen/Dropbox/Skole/Master/Data/Model_4.ods'#$mf.P$41]; ['file:///home/runejen/Dropbox/Skole/Master/Data/Model_5.ods'#$mf.P$41])" office:value-type="float" office:value="94.192" calcext:value-type="float">
            <text:p>94.19</text:p>
          </table:table-cell>
        </table:table-row>
        <table:table-row table:style-name="ro1">
          <table:table-cell office:value-type="string" calcext:value-type="string">
            <text:p>400k</text:p>
          </table:table-cell>
          <table:table-cell table:formula="of:=AVERAGE(['file:///home/runejen/Dropbox/Skole/Master/Data/Model_1.ods'#$mf.F$54]; ['file:///home/runejen/Dropbox/Skole/Master/Data/Model_2.ods'#$mf.F$54]; ['file:///home/runejen/Dropbox/Skole/Master/Data/Model_3.ods'#$mf.F$54]; ['file:///home/runejen/Dropbox/Skole/Master/Data/Model_4.ods'#$mf.F$54]; ['file:///home/runejen/Dropbox/Skole/Master/Data/Model_5.ods'#$mf.F$54])" office:value-type="percentage" office:value="0.248488331905804" calcext:value-type="percentage">
            <text:p>24.85%</text:p>
          </table:table-cell>
          <table:table-cell table:formula="of:=AVERAGE(['file:///home/runejen/Dropbox/Skole/Master/Data/Model_1.ods'#$mf.G$54]; ['file:///home/runejen/Dropbox/Skole/Master/Data/Model_2.ods'#$mf.G$54]; ['file:///home/runejen/Dropbox/Skole/Master/Data/Model_3.ods'#$mf.G$54]; ['file:///home/runejen/Dropbox/Skole/Master/Data/Model_4.ods'#$mf.G$54]; ['file:///home/runejen/Dropbox/Skole/Master/Data/Model_5.ods'#$mf.G$54])" office:value-type="float" office:value="27.892" calcext:value-type="float">
            <text:p>27.89</text:p>
          </table:table-cell>
          <table:table-cell table:formula="of:=AVERAGE(['file:///home/runejen/Dropbox/Skole/Master/Data/Model_1.ods'#$mf.H$54]; ['file:///home/runejen/Dropbox/Skole/Master/Data/Model_2.ods'#$mf.H$54]; ['file:///home/runejen/Dropbox/Skole/Master/Data/Model_3.ods'#$mf.H$54]; ['file:///home/runejen/Dropbox/Skole/Master/Data/Model_4.ods'#$mf.H$54]; ['file:///home/runejen/Dropbox/Skole/Master/Data/Model_5.ods'#$mf.H$54])" office:value-type="float" office:value="24.848" calcext:value-type="float">
            <text:p>24.85</text:p>
          </table:table-cell>
          <table:table-cell table:formula="of:=AVERAGE(['file:///home/runejen/Dropbox/Skole/Master/Data/Model_1.ods'#$mf.I$54]; ['file:///home/runejen/Dropbox/Skole/Master/Data/Model_2.ods'#$mf.I$54]; ['file:///home/runejen/Dropbox/Skole/Master/Data/Model_3.ods'#$mf.I$54]; ['file:///home/runejen/Dropbox/Skole/Master/Data/Model_4.ods'#$mf.I$54]; ['file:///home/runejen/Dropbox/Skole/Master/Data/Model_5.ods'#$mf.I$54])" office:value-type="float" office:value="25.964" calcext:value-type="float">
            <text:p>25.96</text:p>
          </table:table-cell>
          <table:table-cell table:formula="of:=AVERAGE(['file:///home/runejen/Dropbox/Skole/Master/Data/Model_1.ods'#$mf.J$54]; ['file:///home/runejen/Dropbox/Skole/Master/Data/Model_2.ods'#$mf.J$54]; ['file:///home/runejen/Dropbox/Skole/Master/Data/Model_3.ods'#$mf.J$54]; ['file:///home/runejen/Dropbox/Skole/Master/Data/Model_4.ods'#$mf.J$54]; ['file:///home/runejen/Dropbox/Skole/Master/Data/Model_5.ods'#$mf.J$54])" office:value-type="percentage" office:value="0.97881993348647" calcext:value-type="percentage">
            <text:p>97.88%</text:p>
          </table:table-cell>
          <table:table-cell table:formula="of:=AVERAGE(['file:///home/runejen/Dropbox/Skole/Master/Data/Model_1.ods'#$mf.K$54]; ['file:///home/runejen/Dropbox/Skole/Master/Data/Model_2.ods'#$mf.K$54]; ['file:///home/runejen/Dropbox/Skole/Master/Data/Model_3.ods'#$mf.K$54]; ['file:///home/runejen/Dropbox/Skole/Master/Data/Model_4.ods'#$mf.K$54]; ['file:///home/runejen/Dropbox/Skole/Master/Data/Model_5.ods'#$mf.K$54])" office:value-type="float" office:value="96.122" calcext:value-type="float">
            <text:p>96.12</text:p>
          </table:table-cell>
          <table:table-cell table:formula="of:=AVERAGE(['file:///home/runejen/Dropbox/Skole/Master/Data/Model_1.ods'#$mf.L$54]; ['file:///home/runejen/Dropbox/Skole/Master/Data/Model_2.ods'#$mf.L$54]; ['file:///home/runejen/Dropbox/Skole/Master/Data/Model_3.ods'#$mf.L$54]; ['file:///home/runejen/Dropbox/Skole/Master/Data/Model_4.ods'#$mf.L$54]; ['file:///home/runejen/Dropbox/Skole/Master/Data/Model_5.ods'#$mf.L$54])" office:value-type="float" office:value="97.882" calcext:value-type="float">
            <text:p>97.88</text:p>
          </table:table-cell>
          <table:table-cell table:formula="of:=AVERAGE(['file:///home/runejen/Dropbox/Skole/Master/Data/Model_1.ods'#$mf.M$54]; ['file:///home/runejen/Dropbox/Skole/Master/Data/Model_2.ods'#$mf.M$54]; ['file:///home/runejen/Dropbox/Skole/Master/Data/Model_3.ods'#$mf.M$54]; ['file:///home/runejen/Dropbox/Skole/Master/Data/Model_4.ods'#$mf.M$54]; ['file:///home/runejen/Dropbox/Skole/Master/Data/Model_5.ods'#$mf.M$54])" office:value-type="float" office:value="96.984" calcext:value-type="float">
            <text:p>96.98</text:p>
          </table:table-cell>
          <table:table-cell table:formula="of:=AVERAGE(['file:///home/runejen/Dropbox/Skole/Master/Data/Model_1.ods'#$mf.N$54]; ['file:///home/runejen/Dropbox/Skole/Master/Data/Model_2.ods'#$mf.N$54]; ['file:///home/runejen/Dropbox/Skole/Master/Data/Model_3.ods'#$mf.N$54]; ['file:///home/runejen/Dropbox/Skole/Master/Data/Model_4.ods'#$mf.N$54]; ['file:///home/runejen/Dropbox/Skole/Master/Data/Model_5.ods'#$mf.N$54])" office:value-type="float" office:value="93.448" calcext:value-type="float">
            <text:p>93.45</text:p>
          </table:table-cell>
          <table:table-cell table:formula="of:=AVERAGE(['file:///home/runejen/Dropbox/Skole/Master/Data/Model_1.ods'#$mf.O$54]; ['file:///home/runejen/Dropbox/Skole/Master/Data/Model_2.ods'#$mf.O$54]; ['file:///home/runejen/Dropbox/Skole/Master/Data/Model_3.ods'#$mf.O$54]; ['file:///home/runejen/Dropbox/Skole/Master/Data/Model_4.ods'#$mf.O$54]; ['file:///home/runejen/Dropbox/Skole/Master/Data/Model_5.ods'#$mf.O$54])" office:value-type="float" office:value="92.746" calcext:value-type="float">
            <text:p>92.75</text:p>
          </table:table-cell>
          <table:table-cell table:formula="of:=AVERAGE(['file:///home/runejen/Dropbox/Skole/Master/Data/Model_1.ods'#$mf.P$54]; ['file:///home/runejen/Dropbox/Skole/Master/Data/Model_2.ods'#$mf.P$54]; ['file:///home/runejen/Dropbox/Skole/Master/Data/Model_3.ods'#$mf.P$54]; ['file:///home/runejen/Dropbox/Skole/Master/Data/Model_4.ods'#$mf.P$54]; ['file:///home/runejen/Dropbox/Skole/Master/Data/Model_5.ods'#$mf.P$54])" office:value-type="float" office:value="94.224" calcext:value-type="float">
            <text:p>94.22</text:p>
          </table:table-cell>
        </table:table-row>
        <table:table-row table:style-name="ro1">
          <table:table-cell office:value-type="string" calcext:value-type="string">
            <text:p>500k</text:p>
          </table:table-cell>
          <table:table-cell table:formula="of:=AVERAGE(['file:///home/runejen/Dropbox/Skole/Master/Data/Model_1.ods'#$mf.F$67]; ['file:///home/runejen/Dropbox/Skole/Master/Data/Model_2.ods'#$mf.F$67]; ['file:///home/runejen/Dropbox/Skole/Master/Data/Model_3.ods'#$mf.F$67]; ['file:///home/runejen/Dropbox/Skole/Master/Data/Model_4.ods'#$mf.F$67]; ['file:///home/runejen/Dropbox/Skole/Master/Data/Model_5.ods'#$mf.F$67])" office:value-type="percentage" office:value="0.248165751260643" calcext:value-type="percentage">
            <text:p>24.82%</text:p>
          </table:table-cell>
          <table:table-cell table:formula="of:=AVERAGE(['file:///home/runejen/Dropbox/Skole/Master/Data/Model_1.ods'#$mf.G$67]; ['file:///home/runejen/Dropbox/Skole/Master/Data/Model_2.ods'#$mf.G$67]; ['file:///home/runejen/Dropbox/Skole/Master/Data/Model_3.ods'#$mf.G$67]; ['file:///home/runejen/Dropbox/Skole/Master/Data/Model_4.ods'#$mf.G$67]; ['file:///home/runejen/Dropbox/Skole/Master/Data/Model_5.ods'#$mf.G$67])" office:value-type="float" office:value="27.836" calcext:value-type="float">
            <text:p>27.84</text:p>
          </table:table-cell>
          <table:table-cell table:formula="of:=AVERAGE(['file:///home/runejen/Dropbox/Skole/Master/Data/Model_1.ods'#$mf.H$67]; ['file:///home/runejen/Dropbox/Skole/Master/Data/Model_2.ods'#$mf.H$67]; ['file:///home/runejen/Dropbox/Skole/Master/Data/Model_3.ods'#$mf.H$67]; ['file:///home/runejen/Dropbox/Skole/Master/Data/Model_4.ods'#$mf.H$67]; ['file:///home/runejen/Dropbox/Skole/Master/Data/Model_5.ods'#$mf.H$67])" office:value-type="float" office:value="24.816" calcext:value-type="float">
            <text:p>24.82</text:p>
          </table:table-cell>
          <table:table-cell table:formula="of:=AVERAGE(['file:///home/runejen/Dropbox/Skole/Master/Data/Model_1.ods'#$mf.I$67]; ['file:///home/runejen/Dropbox/Skole/Master/Data/Model_2.ods'#$mf.I$67]; ['file:///home/runejen/Dropbox/Skole/Master/Data/Model_3.ods'#$mf.I$67]; ['file:///home/runejen/Dropbox/Skole/Master/Data/Model_4.ods'#$mf.I$67]; ['file:///home/runejen/Dropbox/Skole/Master/Data/Model_5.ods'#$mf.I$67])" office:value-type="float" office:value="25.92" calcext:value-type="float">
            <text:p>25.92</text:p>
          </table:table-cell>
          <table:table-cell table:formula="of:=AVERAGE(['file:///home/runejen/Dropbox/Skole/Master/Data/Model_1.ods'#$mf.J$67]; ['file:///home/runejen/Dropbox/Skole/Master/Data/Model_2.ods'#$mf.J$67]; ['file:///home/runejen/Dropbox/Skole/Master/Data/Model_3.ods'#$mf.J$67]; ['file:///home/runejen/Dropbox/Skole/Master/Data/Model_4.ods'#$mf.J$67]; ['file:///home/runejen/Dropbox/Skole/Master/Data/Model_5.ods'#$mf.J$67])" office:value-type="percentage" office:value="0.978748162001207" calcext:value-type="percentage">
            <text:p>97.87%</text:p>
          </table:table-cell>
          <table:table-cell table:formula="of:=AVERAGE(['file:///home/runejen/Dropbox/Skole/Master/Data/Model_1.ods'#$mf.K$67]; ['file:///home/runejen/Dropbox/Skole/Master/Data/Model_2.ods'#$mf.K$67]; ['file:///home/runejen/Dropbox/Skole/Master/Data/Model_3.ods'#$mf.K$67]; ['file:///home/runejen/Dropbox/Skole/Master/Data/Model_4.ods'#$mf.K$67]; ['file:///home/runejen/Dropbox/Skole/Master/Data/Model_5.ods'#$mf.K$67])" office:value-type="float" office:value="96.122" calcext:value-type="float">
            <text:p>96.12</text:p>
          </table:table-cell>
          <table:table-cell table:formula="of:=AVERAGE(['file:///home/runejen/Dropbox/Skole/Master/Data/Model_1.ods'#$mf.L$67]; ['file:///home/runejen/Dropbox/Skole/Master/Data/Model_2.ods'#$mf.L$67]; ['file:///home/runejen/Dropbox/Skole/Master/Data/Model_3.ods'#$mf.L$67]; ['file:///home/runejen/Dropbox/Skole/Master/Data/Model_4.ods'#$mf.L$67]; ['file:///home/runejen/Dropbox/Skole/Master/Data/Model_5.ods'#$mf.L$67])" office:value-type="float" office:value="97.878" calcext:value-type="float">
            <text:p>97.88</text:p>
          </table:table-cell>
          <table:table-cell table:formula="of:=AVERAGE(['file:///home/runejen/Dropbox/Skole/Master/Data/Model_1.ods'#$mf.M$67]; ['file:///home/runejen/Dropbox/Skole/Master/Data/Model_2.ods'#$mf.M$67]; ['file:///home/runejen/Dropbox/Skole/Master/Data/Model_3.ods'#$mf.M$67]; ['file:///home/runejen/Dropbox/Skole/Master/Data/Model_4.ods'#$mf.M$67]; ['file:///home/runejen/Dropbox/Skole/Master/Data/Model_5.ods'#$mf.M$67])" office:value-type="float" office:value="96.984" calcext:value-type="float">
            <text:p>96.98</text:p>
          </table:table-cell>
          <table:table-cell table:formula="of:=AVERAGE(['file:///home/runejen/Dropbox/Skole/Master/Data/Model_1.ods'#$mf.N$67]; ['file:///home/runejen/Dropbox/Skole/Master/Data/Model_2.ods'#$mf.N$67]; ['file:///home/runejen/Dropbox/Skole/Master/Data/Model_3.ods'#$mf.N$67]; ['file:///home/runejen/Dropbox/Skole/Master/Data/Model_4.ods'#$mf.N$67]; ['file:///home/runejen/Dropbox/Skole/Master/Data/Model_5.ods'#$mf.N$67])" office:value-type="float" office:value="93.446" calcext:value-type="float">
            <text:p>93.45</text:p>
          </table:table-cell>
          <table:table-cell table:formula="of:=AVERAGE(['file:///home/runejen/Dropbox/Skole/Master/Data/Model_1.ods'#$mf.O$67]; ['file:///home/runejen/Dropbox/Skole/Master/Data/Model_2.ods'#$mf.O$67]; ['file:///home/runejen/Dropbox/Skole/Master/Data/Model_3.ods'#$mf.O$67]; ['file:///home/runejen/Dropbox/Skole/Master/Data/Model_4.ods'#$mf.O$67]; ['file:///home/runejen/Dropbox/Skole/Master/Data/Model_5.ods'#$mf.O$67])" office:value-type="float" office:value="92.744" calcext:value-type="float">
            <text:p>92.74</text:p>
          </table:table-cell>
          <table:table-cell table:formula="of:=AVERAGE(['file:///home/runejen/Dropbox/Skole/Master/Data/Model_1.ods'#$mf.P$67]; ['file:///home/runejen/Dropbox/Skole/Master/Data/Model_2.ods'#$mf.P$67]; ['file:///home/runejen/Dropbox/Skole/Master/Data/Model_3.ods'#$mf.P$67]; ['file:///home/runejen/Dropbox/Skole/Master/Data/Model_4.ods'#$mf.P$67]; ['file:///home/runejen/Dropbox/Skole/Master/Data/Model_5.ods'#$mf.P$67])" office:value-type="float" office:value="94.22" calcext:value-type="float">
            <text:p>94.2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b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Pos %</text:p>
          </table:table-cell>
          <table:table-cell table:style-name="Default" office:value-type="string" calcext:value-type="string">
            <text:p>Pos prec</text:p>
          </table:table-cell>
          <table:table-cell table:style-name="Default" office:value-type="string" calcext:value-type="string">
            <text:p>Pos recall</text:p>
          </table:table-cell>
          <table:table-cell table:style-name="Default" office:value-type="string" calcext:value-type="string">
            <text:p>Pos F1</text:p>
          </table:table-cell>
          <table:table-cell table:style-name="Default" office:value-type="string" calcext:value-type="string">
            <text:p>Neg %</text:p>
          </table:table-cell>
          <table:table-cell table:style-name="Default" office:value-type="string" calcext:value-type="string">
            <text:p>Neg prec</text:p>
          </table:table-cell>
          <table:table-cell table:style-name="Default" office:value-type="string" calcext:value-type="string">
            <text:p>Neg recall</text:p>
          </table:table-cell>
          <table:table-cell table:style-name="Default" office:value-type="string" calcext:value-type="string">
            <text:p>Neg F1</text:p>
          </table:table-cell>
          <table:table-cell table:style-name="Default" office:value-type="string" calcext:value-type="string">
            <text:p>Weighted F1</text:p>
          </table:table-cell>
          <table:table-cell table:style-name="Default" office:value-type="string" calcext:value-type="string">
            <text:p>Weighted Precision</text:p>
          </table:table-cell>
          <table:table-cell table:style-name="Default" office:value-type="string" calcext:value-type="string">
            <text:p>Weighted recall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 table:formula="of:=AVERAGE(['file:///home/runejen/Dropbox/Skole/Master/Data/Model_1.ods'#$rbm.F$15]; ['file:///home/runejen/Dropbox/Skole/Master/Data/Model_2.ods'#$rbm.F$15]; ['file:///home/runejen/Dropbox/Skole/Master/Data/Model_3.ods'#$rbm.F$15]; ['file:///home/runejen/Dropbox/Skole/Master/Data/Model_4.ods'#$rbm.F$15]; ['file:///home/runejen/Dropbox/Skole/Master/Data/Model_5.ods'#$rbm.F$15])" office:value-type="percentage" office:value="0.2953263381104" calcext:value-type="percentage">
            <text:p>29.53%</text:p>
          </table:table-cell>
          <table:table-cell table:formula="of:=AVERAGE(['file:///home/runejen/Dropbox/Skole/Master/Data/Model_1.ods'#$rbm.G$15]; ['file:///home/runejen/Dropbox/Skole/Master/Data/Model_2.ods'#$rbm.G$15]; ['file:///home/runejen/Dropbox/Skole/Master/Data/Model_3.ods'#$rbm.G$15]; ['file:///home/runejen/Dropbox/Skole/Master/Data/Model_4.ods'#$rbm.G$15]; ['file:///home/runejen/Dropbox/Skole/Master/Data/Model_5.ods'#$rbm.G$15])" office:value-type="float" office:value="27.618" calcext:value-type="float">
            <text:p>27.62</text:p>
          </table:table-cell>
          <table:table-cell table:formula="of:=AVERAGE(['file:///home/runejen/Dropbox/Skole/Master/Data/Model_1.ods'#$rbm.H$15]; ['file:///home/runejen/Dropbox/Skole/Master/Data/Model_2.ods'#$rbm.H$15]; ['file:///home/runejen/Dropbox/Skole/Master/Data/Model_3.ods'#$rbm.H$15]; ['file:///home/runejen/Dropbox/Skole/Master/Data/Model_4.ods'#$rbm.H$15]; ['file:///home/runejen/Dropbox/Skole/Master/Data/Model_5.ods'#$rbm.H$15])" office:value-type="float" office:value="29.532" calcext:value-type="float">
            <text:p>29.53</text:p>
          </table:table-cell>
          <table:table-cell table:formula="of:=AVERAGE(['file:///home/runejen/Dropbox/Skole/Master/Data/Model_1.ods'#$rbm.I$15]; ['file:///home/runejen/Dropbox/Skole/Master/Data/Model_2.ods'#$rbm.I$15]; ['file:///home/runejen/Dropbox/Skole/Master/Data/Model_3.ods'#$rbm.I$15]; ['file:///home/runejen/Dropbox/Skole/Master/Data/Model_4.ods'#$rbm.I$15]; ['file:///home/runejen/Dropbox/Skole/Master/Data/Model_5.ods'#$rbm.I$15])" office:value-type="float" office:value="28.206" calcext:value-type="float">
            <text:p>28.21</text:p>
          </table:table-cell>
          <table:table-cell table:formula="of:=AVERAGE(['file:///home/runejen/Dropbox/Skole/Master/Data/Model_1.ods'#$rbm.J$15]; ['file:///home/runejen/Dropbox/Skole/Master/Data/Model_2.ods'#$rbm.J$15]; ['file:///home/runejen/Dropbox/Skole/Master/Data/Model_3.ods'#$rbm.J$15]; ['file:///home/runejen/Dropbox/Skole/Master/Data/Model_4.ods'#$rbm.J$15]; ['file:///home/runejen/Dropbox/Skole/Master/Data/Model_5.ods'#$rbm.J$15])" office:value-type="percentage" office:value="0.969145415187776" calcext:value-type="percentage">
            <text:p>96.91%</text:p>
          </table:table-cell>
          <table:table-cell table:formula="of:=AVERAGE(['file:///home/runejen/Dropbox/Skole/Master/Data/Model_1.ods'#$rbm.K$15]; ['file:///home/runejen/Dropbox/Skole/Master/Data/Model_2.ods'#$rbm.K$15]; ['file:///home/runejen/Dropbox/Skole/Master/Data/Model_3.ods'#$rbm.K$15]; ['file:///home/runejen/Dropbox/Skole/Master/Data/Model_4.ods'#$rbm.K$15]; ['file:///home/runejen/Dropbox/Skole/Master/Data/Model_5.ods'#$rbm.K$15])" office:value-type="float" office:value="96.258" calcext:value-type="float">
            <text:p>96.26</text:p>
          </table:table-cell>
          <table:table-cell table:formula="of:=AVERAGE(['file:///home/runejen/Dropbox/Skole/Master/Data/Model_1.ods'#$rbm.L$15]; ['file:///home/runejen/Dropbox/Skole/Master/Data/Model_2.ods'#$rbm.L$15]; ['file:///home/runejen/Dropbox/Skole/Master/Data/Model_3.ods'#$rbm.L$15]; ['file:///home/runejen/Dropbox/Skole/Master/Data/Model_4.ods'#$rbm.L$15]; ['file:///home/runejen/Dropbox/Skole/Master/Data/Model_5.ods'#$rbm.L$15])" office:value-type="float" office:value="96.914" calcext:value-type="float">
            <text:p>96.91</text:p>
          </table:table-cell>
          <table:table-cell table:formula="of:=AVERAGE(['file:///home/runejen/Dropbox/Skole/Master/Data/Model_1.ods'#$rbm.M$15]; ['file:///home/runejen/Dropbox/Skole/Master/Data/Model_2.ods'#$rbm.M$15]; ['file:///home/runejen/Dropbox/Skole/Master/Data/Model_3.ods'#$rbm.M$15]; ['file:///home/runejen/Dropbox/Skole/Master/Data/Model_4.ods'#$rbm.M$15]; ['file:///home/runejen/Dropbox/Skole/Master/Data/Model_5.ods'#$rbm.M$15])" office:value-type="float" office:value="96.58" calcext:value-type="float">
            <text:p>96.58</text:p>
          </table:table-cell>
          <table:table-cell table:formula="of:=AVERAGE(['file:///home/runejen/Dropbox/Skole/Master/Data/Model_1.ods'#$rbm.N$15]; ['file:///home/runejen/Dropbox/Skole/Master/Data/Model_2.ods'#$rbm.N$15]; ['file:///home/runejen/Dropbox/Skole/Master/Data/Model_3.ods'#$rbm.N$15]; ['file:///home/runejen/Dropbox/Skole/Master/Data/Model_4.ods'#$rbm.N$15]; ['file:///home/runejen/Dropbox/Skole/Master/Data/Model_5.ods'#$rbm.N$15])" office:value-type="float" office:value="93.108" calcext:value-type="float">
            <text:p>93.11</text:p>
          </table:table-cell>
          <table:table-cell table:formula="of:=AVERAGE(['file:///home/runejen/Dropbox/Skole/Master/Data/Model_1.ods'#$rbm.O$15]; ['file:///home/runejen/Dropbox/Skole/Master/Data/Model_2.ods'#$rbm.O$15]; ['file:///home/runejen/Dropbox/Skole/Master/Data/Model_3.ods'#$rbm.O$15]; ['file:///home/runejen/Dropbox/Skole/Master/Data/Model_4.ods'#$rbm.O$15]; ['file:///home/runejen/Dropbox/Skole/Master/Data/Model_5.ods'#$rbm.O$15])" office:value-type="float" office:value="92.762" calcext:value-type="float">
            <text:p>92.76</text:p>
          </table:table-cell>
          <table:table-cell table:formula="of:=AVERAGE(['file:///home/runejen/Dropbox/Skole/Master/Data/Model_1.ods'#$rbm.P$15]; ['file:///home/runejen/Dropbox/Skole/Master/Data/Model_2.ods'#$rbm.P$15]; ['file:///home/runejen/Dropbox/Skole/Master/Data/Model_3.ods'#$rbm.P$15]; ['file:///home/runejen/Dropbox/Skole/Master/Data/Model_4.ods'#$rbm.P$15]; ['file:///home/runejen/Dropbox/Skole/Master/Data/Model_5.ods'#$rbm.P$15])" office:value-type="float" office:value="93.502" calcext:value-type="float">
            <text:p>93.50</text:p>
          </table:table-cell>
        </table:table-row>
        <table:table-row table:style-name="ro1">
          <table:table-cell office:value-type="string" calcext:value-type="string">
            <text:p>200k</text:p>
          </table:table-cell>
          <table:table-cell table:formula="of:=AVERAGE(['file:///home/runejen/Dropbox/Skole/Master/Data/Model_1.ods'#$rbm.F$28]; ['file:///home/runejen/Dropbox/Skole/Master/Data/Model_2.ods'#$rbm.F$28]; ['file:///home/runejen/Dropbox/Skole/Master/Data/Model_3.ods'#$rbm.F$28]; ['file:///home/runejen/Dropbox/Skole/Master/Data/Model_4.ods'#$rbm.F$28]; ['file:///home/runejen/Dropbox/Skole/Master/Data/Model_5.ods'#$rbm.F$28])" office:value-type="percentage" office:value="0.298705950417109" calcext:value-type="percentage">
            <text:p>29.87%</text:p>
          </table:table-cell>
          <table:table-cell table:formula="of:=AVERAGE(['file:///home/runejen/Dropbox/Skole/Master/Data/Model_1.ods'#$rbm.G$28]; ['file:///home/runejen/Dropbox/Skole/Master/Data/Model_2.ods'#$rbm.G$28]; ['file:///home/runejen/Dropbox/Skole/Master/Data/Model_3.ods'#$rbm.G$28]; ['file:///home/runejen/Dropbox/Skole/Master/Data/Model_4.ods'#$rbm.G$28]; ['file:///home/runejen/Dropbox/Skole/Master/Data/Model_5.ods'#$rbm.G$28])" office:value-type="float" office:value="28.682" calcext:value-type="float">
            <text:p>28.68</text:p>
          </table:table-cell>
          <table:table-cell table:formula="of:=AVERAGE(['file:///home/runejen/Dropbox/Skole/Master/Data/Model_1.ods'#$rbm.H$28]; ['file:///home/runejen/Dropbox/Skole/Master/Data/Model_2.ods'#$rbm.H$28]; ['file:///home/runejen/Dropbox/Skole/Master/Data/Model_3.ods'#$rbm.H$28]; ['file:///home/runejen/Dropbox/Skole/Master/Data/Model_4.ods'#$rbm.H$28]; ['file:///home/runejen/Dropbox/Skole/Master/Data/Model_5.ods'#$rbm.H$28])" office:value-type="float" office:value="29.87" calcext:value-type="float">
            <text:p>29.87</text:p>
          </table:table-cell>
          <table:table-cell table:formula="of:=AVERAGE(['file:///home/runejen/Dropbox/Skole/Master/Data/Model_1.ods'#$rbm.I$28]; ['file:///home/runejen/Dropbox/Skole/Master/Data/Model_2.ods'#$rbm.I$28]; ['file:///home/runejen/Dropbox/Skole/Master/Data/Model_3.ods'#$rbm.I$28]; ['file:///home/runejen/Dropbox/Skole/Master/Data/Model_4.ods'#$rbm.I$28]; ['file:///home/runejen/Dropbox/Skole/Master/Data/Model_5.ods'#$rbm.I$28])" office:value-type="float" office:value="29.128" calcext:value-type="float">
            <text:p>29.13</text:p>
          </table:table-cell>
          <table:table-cell table:formula="of:=AVERAGE(['file:///home/runejen/Dropbox/Skole/Master/Data/Model_1.ods'#$rbm.J$28]; ['file:///home/runejen/Dropbox/Skole/Master/Data/Model_2.ods'#$rbm.J$28]; ['file:///home/runejen/Dropbox/Skole/Master/Data/Model_3.ods'#$rbm.J$28]; ['file:///home/runejen/Dropbox/Skole/Master/Data/Model_4.ods'#$rbm.J$28]; ['file:///home/runejen/Dropbox/Skole/Master/Data/Model_5.ods'#$rbm.J$28])" office:value-type="percentage" office:value="0.960310119561762" calcext:value-type="percentage">
            <text:p>96.03%</text:p>
          </table:table-cell>
          <table:table-cell table:formula="of:=AVERAGE(['file:///home/runejen/Dropbox/Skole/Master/Data/Model_1.ods'#$rbm.K$28]; ['file:///home/runejen/Dropbox/Skole/Master/Data/Model_2.ods'#$rbm.K$28]; ['file:///home/runejen/Dropbox/Skole/Master/Data/Model_3.ods'#$rbm.K$28]; ['file:///home/runejen/Dropbox/Skole/Master/Data/Model_4.ods'#$rbm.K$28]; ['file:///home/runejen/Dropbox/Skole/Master/Data/Model_5.ods'#$rbm.K$28])" office:value-type="float" office:value="96.222" calcext:value-type="float">
            <text:p>96.22</text:p>
          </table:table-cell>
          <table:table-cell table:formula="of:=AVERAGE(['file:///home/runejen/Dropbox/Skole/Master/Data/Model_1.ods'#$rbm.L$28]; ['file:///home/runejen/Dropbox/Skole/Master/Data/Model_2.ods'#$rbm.L$28]; ['file:///home/runejen/Dropbox/Skole/Master/Data/Model_3.ods'#$rbm.L$28]; ['file:///home/runejen/Dropbox/Skole/Master/Data/Model_4.ods'#$rbm.L$28]; ['file:///home/runejen/Dropbox/Skole/Master/Data/Model_5.ods'#$rbm.L$28])" office:value-type="float" office:value="96.032" calcext:value-type="float">
            <text:p>96.03</text:p>
          </table:table-cell>
          <table:table-cell table:formula="of:=AVERAGE(['file:///home/runejen/Dropbox/Skole/Master/Data/Model_1.ods'#$rbm.M$28]; ['file:///home/runejen/Dropbox/Skole/Master/Data/Model_2.ods'#$rbm.M$28]; ['file:///home/runejen/Dropbox/Skole/Master/Data/Model_3.ods'#$rbm.M$28]; ['file:///home/runejen/Dropbox/Skole/Master/Data/Model_4.ods'#$rbm.M$28]; ['file:///home/runejen/Dropbox/Skole/Master/Data/Model_5.ods'#$rbm.M$28])" office:value-type="float" office:value="96.124" calcext:value-type="float">
            <text:p>96.12</text:p>
          </table:table-cell>
          <table:table-cell table:formula="of:=AVERAGE(['file:///home/runejen/Dropbox/Skole/Master/Data/Model_1.ods'#$rbm.N$28]; ['file:///home/runejen/Dropbox/Skole/Master/Data/Model_2.ods'#$rbm.N$28]; ['file:///home/runejen/Dropbox/Skole/Master/Data/Model_3.ods'#$rbm.N$28]; ['file:///home/runejen/Dropbox/Skole/Master/Data/Model_4.ods'#$rbm.N$28]; ['file:///home/runejen/Dropbox/Skole/Master/Data/Model_5.ods'#$rbm.N$28])" office:value-type="float" office:value="92.7" calcext:value-type="float">
            <text:p>92.70</text:p>
          </table:table-cell>
          <table:table-cell table:formula="of:=AVERAGE(['file:///home/runejen/Dropbox/Skole/Master/Data/Model_1.ods'#$rbm.O$28]; ['file:///home/runejen/Dropbox/Skole/Master/Data/Model_2.ods'#$rbm.O$28]; ['file:///home/runejen/Dropbox/Skole/Master/Data/Model_3.ods'#$rbm.O$28]; ['file:///home/runejen/Dropbox/Skole/Master/Data/Model_4.ods'#$rbm.O$28]; ['file:///home/runejen/Dropbox/Skole/Master/Data/Model_5.ods'#$rbm.O$28])" office:value-type="float" office:value="92.746" calcext:value-type="float">
            <text:p>92.75</text:p>
          </table:table-cell>
          <table:table-cell table:formula="of:=AVERAGE(['file:///home/runejen/Dropbox/Skole/Master/Data/Model_1.ods'#$rbm.P$28]; ['file:///home/runejen/Dropbox/Skole/Master/Data/Model_2.ods'#$rbm.P$28]; ['file:///home/runejen/Dropbox/Skole/Master/Data/Model_3.ods'#$rbm.P$28]; ['file:///home/runejen/Dropbox/Skole/Master/Data/Model_4.ods'#$rbm.P$28]; ['file:///home/runejen/Dropbox/Skole/Master/Data/Model_5.ods'#$rbm.P$28])" office:value-type="float" office:value="92.68" calcext:value-type="float">
            <text:p>92.68</text:p>
          </table:table-cell>
        </table:table-row>
        <table:table-row table:style-name="ro1">
          <table:table-cell office:value-type="string" calcext:value-type="string">
            <text:p>300k</text:p>
          </table:table-cell>
          <table:table-cell table:formula="of:=AVERAGE(['file:///home/runejen/Dropbox/Skole/Master/Data/Model_1.ods'#$rbm.F$41]; ['file:///home/runejen/Dropbox/Skole/Master/Data/Model_2.ods'#$rbm.F$41]; ['file:///home/runejen/Dropbox/Skole/Master/Data/Model_3.ods'#$rbm.F$41]; ['file:///home/runejen/Dropbox/Skole/Master/Data/Model_4.ods'#$rbm.F$41]; ['file:///home/runejen/Dropbox/Skole/Master/Data/Model_5.ods'#$rbm.F$41])" office:value-type="percentage" office:value="0.298398981388669" calcext:value-type="percentage">
            <text:p>29.84%</text:p>
          </table:table-cell>
          <table:table-cell table:formula="of:=AVERAGE(['file:///home/runejen/Dropbox/Skole/Master/Data/Model_1.ods'#$rbm.G$41]; ['file:///home/runejen/Dropbox/Skole/Master/Data/Model_2.ods'#$rbm.G$41]; ['file:///home/runejen/Dropbox/Skole/Master/Data/Model_3.ods'#$rbm.G$41]; ['file:///home/runejen/Dropbox/Skole/Master/Data/Model_4.ods'#$rbm.G$41]; ['file:///home/runejen/Dropbox/Skole/Master/Data/Model_5.ods'#$rbm.G$41])" office:value-type="float" office:value="25.42" calcext:value-type="float">
            <text:p>25.42</text:p>
          </table:table-cell>
          <table:table-cell table:formula="of:=AVERAGE(['file:///home/runejen/Dropbox/Skole/Master/Data/Model_1.ods'#$rbm.H$41]; ['file:///home/runejen/Dropbox/Skole/Master/Data/Model_2.ods'#$rbm.H$41]; ['file:///home/runejen/Dropbox/Skole/Master/Data/Model_3.ods'#$rbm.H$41]; ['file:///home/runejen/Dropbox/Skole/Master/Data/Model_4.ods'#$rbm.H$41]; ['file:///home/runejen/Dropbox/Skole/Master/Data/Model_5.ods'#$rbm.H$41])" office:value-type="float" office:value="29.84" calcext:value-type="float">
            <text:p>29.84</text:p>
          </table:table-cell>
          <table:table-cell table:formula="of:=AVERAGE(['file:///home/runejen/Dropbox/Skole/Master/Data/Model_1.ods'#$rbm.I$41]; ['file:///home/runejen/Dropbox/Skole/Master/Data/Model_2.ods'#$rbm.I$41]; ['file:///home/runejen/Dropbox/Skole/Master/Data/Model_3.ods'#$rbm.I$41]; ['file:///home/runejen/Dropbox/Skole/Master/Data/Model_4.ods'#$rbm.I$41]; ['file:///home/runejen/Dropbox/Skole/Master/Data/Model_5.ods'#$rbm.I$41])" office:value-type="float" office:value="27.204" calcext:value-type="float">
            <text:p>27.20</text:p>
          </table:table-cell>
          <table:table-cell table:formula="of:=AVERAGE(['file:///home/runejen/Dropbox/Skole/Master/Data/Model_1.ods'#$rbm.J$41]; ['file:///home/runejen/Dropbox/Skole/Master/Data/Model_2.ods'#$rbm.J$41]; ['file:///home/runejen/Dropbox/Skole/Master/Data/Model_3.ods'#$rbm.J$41]; ['file:///home/runejen/Dropbox/Skole/Master/Data/Model_4.ods'#$rbm.J$41]; ['file:///home/runejen/Dropbox/Skole/Master/Data/Model_5.ods'#$rbm.J$41])" office:value-type="percentage" office:value="0.954321453108683" calcext:value-type="percentage">
            <text:p>95.43%</text:p>
          </table:table-cell>
          <table:table-cell table:formula="of:=AVERAGE(['file:///home/runejen/Dropbox/Skole/Master/Data/Model_1.ods'#$rbm.K$41]; ['file:///home/runejen/Dropbox/Skole/Master/Data/Model_2.ods'#$rbm.K$41]; ['file:///home/runejen/Dropbox/Skole/Master/Data/Model_3.ods'#$rbm.K$41]; ['file:///home/runejen/Dropbox/Skole/Master/Data/Model_4.ods'#$rbm.K$41]; ['file:///home/runejen/Dropbox/Skole/Master/Data/Model_5.ods'#$rbm.K$41])" office:value-type="float" office:value="96.208" calcext:value-type="float">
            <text:p>96.21</text:p>
          </table:table-cell>
          <table:table-cell table:formula="of:=AVERAGE(['file:///home/runejen/Dropbox/Skole/Master/Data/Model_1.ods'#$rbm.L$41]; ['file:///home/runejen/Dropbox/Skole/Master/Data/Model_2.ods'#$rbm.L$41]; ['file:///home/runejen/Dropbox/Skole/Master/Data/Model_3.ods'#$rbm.L$41]; ['file:///home/runejen/Dropbox/Skole/Master/Data/Model_4.ods'#$rbm.L$41]; ['file:///home/runejen/Dropbox/Skole/Master/Data/Model_5.ods'#$rbm.L$41])" office:value-type="float" office:value="95.43" calcext:value-type="float">
            <text:p>95.43</text:p>
          </table:table-cell>
          <table:table-cell table:formula="of:=AVERAGE(['file:///home/runejen/Dropbox/Skole/Master/Data/Model_1.ods'#$rbm.M$41]; ['file:///home/runejen/Dropbox/Skole/Master/Data/Model_2.ods'#$rbm.M$41]; ['file:///home/runejen/Dropbox/Skole/Master/Data/Model_3.ods'#$rbm.M$41]; ['file:///home/runejen/Dropbox/Skole/Master/Data/Model_4.ods'#$rbm.M$41]; ['file:///home/runejen/Dropbox/Skole/Master/Data/Model_5.ods'#$rbm.M$41])" office:value-type="float" office:value="95.812" calcext:value-type="float">
            <text:p>95.81</text:p>
          </table:table-cell>
          <table:table-cell table:formula="of:=AVERAGE(['file:///home/runejen/Dropbox/Skole/Master/Data/Model_1.ods'#$rbm.N$41]; ['file:///home/runejen/Dropbox/Skole/Master/Data/Model_2.ods'#$rbm.N$41]; ['file:///home/runejen/Dropbox/Skole/Master/Data/Model_3.ods'#$rbm.N$41]; ['file:///home/runejen/Dropbox/Skole/Master/Data/Model_4.ods'#$rbm.N$41]; ['file:///home/runejen/Dropbox/Skole/Master/Data/Model_5.ods'#$rbm.N$41])" office:value-type="float" office:value="92.306" calcext:value-type="float">
            <text:p>92.31</text:p>
          </table:table-cell>
          <table:table-cell table:formula="of:=AVERAGE(['file:///home/runejen/Dropbox/Skole/Master/Data/Model_1.ods'#$rbm.O$41]; ['file:///home/runejen/Dropbox/Skole/Master/Data/Model_2.ods'#$rbm.O$41]; ['file:///home/runejen/Dropbox/Skole/Master/Data/Model_3.ods'#$rbm.O$41]; ['file:///home/runejen/Dropbox/Skole/Master/Data/Model_4.ods'#$rbm.O$41]; ['file:///home/runejen/Dropbox/Skole/Master/Data/Model_5.ods'#$rbm.O$41])" office:value-type="float" office:value="92.568" calcext:value-type="float">
            <text:p>92.57</text:p>
          </table:table-cell>
          <table:table-cell table:formula="of:=AVERAGE(['file:///home/runejen/Dropbox/Skole/Master/Data/Model_1.ods'#$rbm.P$41]; ['file:///home/runejen/Dropbox/Skole/Master/Data/Model_2.ods'#$rbm.P$41]; ['file:///home/runejen/Dropbox/Skole/Master/Data/Model_3.ods'#$rbm.P$41]; ['file:///home/runejen/Dropbox/Skole/Master/Data/Model_4.ods'#$rbm.P$41]; ['file:///home/runejen/Dropbox/Skole/Master/Data/Model_5.ods'#$rbm.P$41])" office:value-type="float" office:value="92.118" calcext:value-type="float">
            <text:p>92.12</text:p>
          </table:table-cell>
        </table:table-row>
        <table:table-row table:style-name="ro1">
          <table:table-cell office:value-type="string" calcext:value-type="string">
            <text:p>400k</text:p>
          </table:table-cell>
          <table:table-cell table:formula="of:=AVERAGE(['file:///home/runejen/Dropbox/Skole/Master/Data/Model_1.ods'#$rbm.F$54]; ['file:///home/runejen/Dropbox/Skole/Master/Data/Model_2.ods'#$rbm.F$54]; ['file:///home/runejen/Dropbox/Skole/Master/Data/Model_3.ods'#$rbm.F$54]; ['file:///home/runejen/Dropbox/Skole/Master/Data/Model_4.ods'#$rbm.F$54]; ['file:///home/runejen/Dropbox/Skole/Master/Data/Model_5.ods'#$rbm.F$54])" office:value-type="percentage" office:value="0.303124619582459" calcext:value-type="percentage">
            <text:p>30.31%</text:p>
          </table:table-cell>
          <table:table-cell table:formula="of:=AVERAGE(['file:///home/runejen/Dropbox/Skole/Master/Data/Model_1.ods'#$rbm.G$54]; ['file:///home/runejen/Dropbox/Skole/Master/Data/Model_2.ods'#$rbm.G$54]; ['file:///home/runejen/Dropbox/Skole/Master/Data/Model_3.ods'#$rbm.G$54]; ['file:///home/runejen/Dropbox/Skole/Master/Data/Model_4.ods'#$rbm.G$54]; ['file:///home/runejen/Dropbox/Skole/Master/Data/Model_5.ods'#$rbm.G$54])" office:value-type="float" office:value="24.958" calcext:value-type="float">
            <text:p>24.96</text:p>
          </table:table-cell>
          <table:table-cell table:formula="of:=AVERAGE(['file:///home/runejen/Dropbox/Skole/Master/Data/Model_1.ods'#$rbm.H$54]; ['file:///home/runejen/Dropbox/Skole/Master/Data/Model_2.ods'#$rbm.H$54]; ['file:///home/runejen/Dropbox/Skole/Master/Data/Model_3.ods'#$rbm.H$54]; ['file:///home/runejen/Dropbox/Skole/Master/Data/Model_4.ods'#$rbm.H$54]; ['file:///home/runejen/Dropbox/Skole/Master/Data/Model_5.ods'#$rbm.H$54])" office:value-type="float" office:value="30.312" calcext:value-type="float">
            <text:p>30.31</text:p>
          </table:table-cell>
          <table:table-cell table:formula="of:=AVERAGE(['file:///home/runejen/Dropbox/Skole/Master/Data/Model_1.ods'#$rbm.I$54]; ['file:///home/runejen/Dropbox/Skole/Master/Data/Model_2.ods'#$rbm.I$54]; ['file:///home/runejen/Dropbox/Skole/Master/Data/Model_3.ods'#$rbm.I$54]; ['file:///home/runejen/Dropbox/Skole/Master/Data/Model_4.ods'#$rbm.I$54]; ['file:///home/runejen/Dropbox/Skole/Master/Data/Model_5.ods'#$rbm.I$54])" office:value-type="float" office:value="27.15" calcext:value-type="float">
            <text:p>27.15</text:p>
          </table:table-cell>
          <table:table-cell table:formula="of:=AVERAGE(['file:///home/runejen/Dropbox/Skole/Master/Data/Model_1.ods'#$rbm.J$54]; ['file:///home/runejen/Dropbox/Skole/Master/Data/Model_2.ods'#$rbm.J$54]; ['file:///home/runejen/Dropbox/Skole/Master/Data/Model_3.ods'#$rbm.J$54]; ['file:///home/runejen/Dropbox/Skole/Master/Data/Model_4.ods'#$rbm.J$54]; ['file:///home/runejen/Dropbox/Skole/Master/Data/Model_5.ods'#$rbm.J$54])" office:value-type="percentage" office:value="0.952992266238324" calcext:value-type="percentage">
            <text:p>95.30%</text:p>
          </table:table-cell>
          <table:table-cell table:formula="of:=AVERAGE(['file:///home/runejen/Dropbox/Skole/Master/Data/Model_1.ods'#$rbm.K$54]; ['file:///home/runejen/Dropbox/Skole/Master/Data/Model_2.ods'#$rbm.K$54]; ['file:///home/runejen/Dropbox/Skole/Master/Data/Model_3.ods'#$rbm.K$54]; ['file:///home/runejen/Dropbox/Skole/Master/Data/Model_4.ods'#$rbm.K$54]; ['file:///home/runejen/Dropbox/Skole/Master/Data/Model_5.ods'#$rbm.K$54])" office:value-type="float" office:value="96.238" calcext:value-type="float">
            <text:p>96.24</text:p>
          </table:table-cell>
          <table:table-cell table:formula="of:=AVERAGE(['file:///home/runejen/Dropbox/Skole/Master/Data/Model_1.ods'#$rbm.L$54]; ['file:///home/runejen/Dropbox/Skole/Master/Data/Model_2.ods'#$rbm.L$54]; ['file:///home/runejen/Dropbox/Skole/Master/Data/Model_3.ods'#$rbm.L$54]; ['file:///home/runejen/Dropbox/Skole/Master/Data/Model_4.ods'#$rbm.L$54]; ['file:///home/runejen/Dropbox/Skole/Master/Data/Model_5.ods'#$rbm.L$54])" office:value-type="float" office:value="95.3" calcext:value-type="float">
            <text:p>95.30</text:p>
          </table:table-cell>
          <table:table-cell table:formula="of:=AVERAGE(['file:///home/runejen/Dropbox/Skole/Master/Data/Model_1.ods'#$rbm.M$54]; ['file:///home/runejen/Dropbox/Skole/Master/Data/Model_2.ods'#$rbm.M$54]; ['file:///home/runejen/Dropbox/Skole/Master/Data/Model_3.ods'#$rbm.M$54]; ['file:///home/runejen/Dropbox/Skole/Master/Data/Model_4.ods'#$rbm.M$54]; ['file:///home/runejen/Dropbox/Skole/Master/Data/Model_5.ods'#$rbm.M$54])" office:value-type="float" office:value="95.76" calcext:value-type="float">
            <text:p>95.76</text:p>
          </table:table-cell>
          <table:table-cell table:formula="of:=AVERAGE(['file:///home/runejen/Dropbox/Skole/Master/Data/Model_1.ods'#$rbm.N$54]; ['file:///home/runejen/Dropbox/Skole/Master/Data/Model_2.ods'#$rbm.N$54]; ['file:///home/runejen/Dropbox/Skole/Master/Data/Model_3.ods'#$rbm.N$54]; ['file:///home/runejen/Dropbox/Skole/Master/Data/Model_4.ods'#$rbm.N$54]; ['file:///home/runejen/Dropbox/Skole/Master/Data/Model_5.ods'#$rbm.N$54])" office:value-type="float" office:value="92.26" calcext:value-type="float">
            <text:p>92.26</text:p>
          </table:table-cell>
          <table:table-cell table:formula="of:=AVERAGE(['file:///home/runejen/Dropbox/Skole/Master/Data/Model_1.ods'#$rbm.O$54]; ['file:///home/runejen/Dropbox/Skole/Master/Data/Model_2.ods'#$rbm.O$54]; ['file:///home/runejen/Dropbox/Skole/Master/Data/Model_3.ods'#$rbm.O$54]; ['file:///home/runejen/Dropbox/Skole/Master/Data/Model_4.ods'#$rbm.O$54]; ['file:///home/runejen/Dropbox/Skole/Master/Data/Model_5.ods'#$rbm.O$54])" office:value-type="float" office:value="92.57" calcext:value-type="float">
            <text:p>92.57</text:p>
          </table:table-cell>
          <table:table-cell table:formula="of:=AVERAGE(['file:///home/runejen/Dropbox/Skole/Master/Data/Model_1.ods'#$rbm.P$54]; ['file:///home/runejen/Dropbox/Skole/Master/Data/Model_2.ods'#$rbm.P$54]; ['file:///home/runejen/Dropbox/Skole/Master/Data/Model_3.ods'#$rbm.P$54]; ['file:///home/runejen/Dropbox/Skole/Master/Data/Model_4.ods'#$rbm.P$54]; ['file:///home/runejen/Dropbox/Skole/Master/Data/Model_5.ods'#$rbm.P$54])" office:value-type="float" office:value="92.03" calcext:value-type="float">
            <text:p>92.03</text:p>
          </table:table-cell>
        </table:table-row>
        <table:table-row table:style-name="ro1">
          <table:table-cell office:value-type="string" calcext:value-type="string">
            <text:p>500k</text:p>
          </table:table-cell>
          <table:table-cell table:formula="of:=AVERAGE(['file:///home/runejen/Dropbox/Skole/Master/Data/Model_1.ods'#$rbm.F$67]; ['file:///home/runejen/Dropbox/Skole/Master/Data/Model_2.ods'#$rbm.F$67]; ['file:///home/runejen/Dropbox/Skole/Master/Data/Model_3.ods'#$rbm.F$67]; ['file:///home/runejen/Dropbox/Skole/Master/Data/Model_4.ods'#$rbm.F$67]; ['file:///home/runejen/Dropbox/Skole/Master/Data/Model_5.ods'#$rbm.F$67])" office:value-type="percentage" office:value="0.30236744085564" calcext:value-type="percentage">
            <text:p>30.24%</text:p>
          </table:table-cell>
          <table:table-cell table:formula="of:=AVERAGE(['file:///home/runejen/Dropbox/Skole/Master/Data/Model_1.ods'#$rbm.G$67]; ['file:///home/runejen/Dropbox/Skole/Master/Data/Model_2.ods'#$rbm.G$67]; ['file:///home/runejen/Dropbox/Skole/Master/Data/Model_3.ods'#$rbm.G$67]; ['file:///home/runejen/Dropbox/Skole/Master/Data/Model_4.ods'#$rbm.G$67]; ['file:///home/runejen/Dropbox/Skole/Master/Data/Model_5.ods'#$rbm.G$67])" office:value-type="float" office:value="24.864" calcext:value-type="float">
            <text:p>24.86</text:p>
          </table:table-cell>
          <table:table-cell table:formula="of:=AVERAGE(['file:///home/runejen/Dropbox/Skole/Master/Data/Model_1.ods'#$rbm.H$67]; ['file:///home/runejen/Dropbox/Skole/Master/Data/Model_2.ods'#$rbm.H$67]; ['file:///home/runejen/Dropbox/Skole/Master/Data/Model_3.ods'#$rbm.H$67]; ['file:///home/runejen/Dropbox/Skole/Master/Data/Model_4.ods'#$rbm.H$67]; ['file:///home/runejen/Dropbox/Skole/Master/Data/Model_5.ods'#$rbm.H$67])" office:value-type="float" office:value="30.238" calcext:value-type="float">
            <text:p>30.24</text:p>
          </table:table-cell>
          <table:table-cell table:formula="of:=AVERAGE(['file:///home/runejen/Dropbox/Skole/Master/Data/Model_1.ods'#$rbm.I$67]; ['file:///home/runejen/Dropbox/Skole/Master/Data/Model_2.ods'#$rbm.I$67]; ['file:///home/runejen/Dropbox/Skole/Master/Data/Model_3.ods'#$rbm.I$67]; ['file:///home/runejen/Dropbox/Skole/Master/Data/Model_4.ods'#$rbm.I$67]; ['file:///home/runejen/Dropbox/Skole/Master/Data/Model_5.ods'#$rbm.I$67])" office:value-type="float" office:value="27.062" calcext:value-type="float">
            <text:p>27.06</text:p>
          </table:table-cell>
          <table:table-cell table:formula="of:=AVERAGE(['file:///home/runejen/Dropbox/Skole/Master/Data/Model_1.ods'#$rbm.J$67]; ['file:///home/runejen/Dropbox/Skole/Master/Data/Model_2.ods'#$rbm.J$67]; ['file:///home/runejen/Dropbox/Skole/Master/Data/Model_3.ods'#$rbm.J$67]; ['file:///home/runejen/Dropbox/Skole/Master/Data/Model_4.ods'#$rbm.J$67]; ['file:///home/runejen/Dropbox/Skole/Master/Data/Model_5.ods'#$rbm.J$67])" office:value-type="percentage" office:value="0.952894767691715" calcext:value-type="percentage">
            <text:p>95.29%</text:p>
          </table:table-cell>
          <table:table-cell table:formula="of:=AVERAGE(['file:///home/runejen/Dropbox/Skole/Master/Data/Model_1.ods'#$rbm.K$67]; ['file:///home/runejen/Dropbox/Skole/Master/Data/Model_2.ods'#$rbm.K$67]; ['file:///home/runejen/Dropbox/Skole/Master/Data/Model_3.ods'#$rbm.K$67]; ['file:///home/runejen/Dropbox/Skole/Master/Data/Model_4.ods'#$rbm.K$67]; ['file:///home/runejen/Dropbox/Skole/Master/Data/Model_5.ods'#$rbm.K$67])" office:value-type="float" office:value="96.232" calcext:value-type="float">
            <text:p>96.23</text:p>
          </table:table-cell>
          <table:table-cell table:formula="of:=AVERAGE(['file:///home/runejen/Dropbox/Skole/Master/Data/Model_1.ods'#$rbm.L$67]; ['file:///home/runejen/Dropbox/Skole/Master/Data/Model_2.ods'#$rbm.L$67]; ['file:///home/runejen/Dropbox/Skole/Master/Data/Model_3.ods'#$rbm.L$67]; ['file:///home/runejen/Dropbox/Skole/Master/Data/Model_4.ods'#$rbm.L$67]; ['file:///home/runejen/Dropbox/Skole/Master/Data/Model_5.ods'#$rbm.L$67])" office:value-type="float" office:value="95.288" calcext:value-type="float">
            <text:p>95.29</text:p>
          </table:table-cell>
          <table:table-cell table:formula="of:=AVERAGE(['file:///home/runejen/Dropbox/Skole/Master/Data/Model_1.ods'#$rbm.M$67]; ['file:///home/runejen/Dropbox/Skole/Master/Data/Model_2.ods'#$rbm.M$67]; ['file:///home/runejen/Dropbox/Skole/Master/Data/Model_3.ods'#$rbm.M$67]; ['file:///home/runejen/Dropbox/Skole/Master/Data/Model_4.ods'#$rbm.M$67]; ['file:///home/runejen/Dropbox/Skole/Master/Data/Model_5.ods'#$rbm.M$67])" office:value-type="float" office:value="95.754" calcext:value-type="float">
            <text:p>95.75</text:p>
          </table:table-cell>
          <table:table-cell table:formula="of:=AVERAGE(['file:///home/runejen/Dropbox/Skole/Master/Data/Model_1.ods'#$rbm.N$67]; ['file:///home/runejen/Dropbox/Skole/Master/Data/Model_2.ods'#$rbm.N$67]; ['file:///home/runejen/Dropbox/Skole/Master/Data/Model_3.ods'#$rbm.N$67]; ['file:///home/runejen/Dropbox/Skole/Master/Data/Model_4.ods'#$rbm.N$67]; ['file:///home/runejen/Dropbox/Skole/Master/Data/Model_5.ods'#$rbm.N$67])" office:value-type="float" office:value="92.252" calcext:value-type="float">
            <text:p>92.25</text:p>
          </table:table-cell>
          <table:table-cell table:formula="of:=AVERAGE(['file:///home/runejen/Dropbox/Skole/Master/Data/Model_1.ods'#$rbm.O$67]; ['file:///home/runejen/Dropbox/Skole/Master/Data/Model_2.ods'#$rbm.O$67]; ['file:///home/runejen/Dropbox/Skole/Master/Data/Model_3.ods'#$rbm.O$67]; ['file:///home/runejen/Dropbox/Skole/Master/Data/Model_4.ods'#$rbm.O$67]; ['file:///home/runejen/Dropbox/Skole/Master/Data/Model_5.ods'#$rbm.O$67])" office:value-type="float" office:value="92.562" calcext:value-type="float">
            <text:p>92.56</text:p>
          </table:table-cell>
          <table:table-cell table:formula="of:=AVERAGE(['file:///home/runejen/Dropbox/Skole/Master/Data/Model_1.ods'#$rbm.P$67]; ['file:///home/runejen/Dropbox/Skole/Master/Data/Model_2.ods'#$rbm.P$67]; ['file:///home/runejen/Dropbox/Skole/Master/Data/Model_3.ods'#$rbm.P$67]; ['file:///home/runejen/Dropbox/Skole/Master/Data/Model_4.ods'#$rbm.P$67]; ['file:///home/runejen/Dropbox/Skole/Master/Data/Model_5.ods'#$rbm.P$67])" office:value-type="float" office:value="92.012" calcext:value-type="float">
            <text:p>92.0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b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Pos %</text:p>
          </table:table-cell>
          <table:table-cell table:style-name="Default" office:value-type="string" calcext:value-type="string">
            <text:p>Pos prec</text:p>
          </table:table-cell>
          <table:table-cell table:style-name="Default" office:value-type="string" calcext:value-type="string">
            <text:p>Pos recall</text:p>
          </table:table-cell>
          <table:table-cell table:style-name="Default" office:value-type="string" calcext:value-type="string">
            <text:p>Pos F1</text:p>
          </table:table-cell>
          <table:table-cell table:style-name="Default" office:value-type="string" calcext:value-type="string">
            <text:p>Neg %</text:p>
          </table:table-cell>
          <table:table-cell table:style-name="Default" office:value-type="string" calcext:value-type="string">
            <text:p>Neg prec</text:p>
          </table:table-cell>
          <table:table-cell table:style-name="Default" office:value-type="string" calcext:value-type="string">
            <text:p>Neg recall</text:p>
          </table:table-cell>
          <table:table-cell table:style-name="Default" office:value-type="string" calcext:value-type="string">
            <text:p>Neg F1</text:p>
          </table:table-cell>
          <table:table-cell table:style-name="Default" office:value-type="string" calcext:value-type="string">
            <text:p>Weighted F1</text:p>
          </table:table-cell>
          <table:table-cell table:style-name="Default" office:value-type="string" calcext:value-type="string">
            <text:p>Weighted Precision</text:p>
          </table:table-cell>
          <table:table-cell table:style-name="Default" office:value-type="string" calcext:value-type="string">
            <text:p>Weighted recall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 table:formula="of:=AVERAGE(['file:///home/runejen/Dropbox/Skole/Master/Data/Model_1.ods'#$rbf.F$15]; ['file:///home/runejen/Dropbox/Skole/Master/Data/Model_2.ods'#$rbf.F$15]; ['file:///home/runejen/Dropbox/Skole/Master/Data/Model_3.ods'#$rbf.F$15]; ['file:///home/runejen/Dropbox/Skole/Master/Data/Model_4.ods'#$rbf.F$15]; ['file:///home/runejen/Dropbox/Skole/Master/Data/Model_5.ods'#$rbf.F$15])" office:value-type="percentage" office:value="0.31841572625324" calcext:value-type="percentage">
            <text:p>31.84%</text:p>
          </table:table-cell>
          <table:table-cell table:formula="of:=AVERAGE(['file:///home/runejen/Dropbox/Skole/Master/Data/Model_1.ods'#$rbf.G$15]; ['file:///home/runejen/Dropbox/Skole/Master/Data/Model_2.ods'#$rbf.G$15]; ['file:///home/runejen/Dropbox/Skole/Master/Data/Model_3.ods'#$rbf.G$15]; ['file:///home/runejen/Dropbox/Skole/Master/Data/Model_4.ods'#$rbf.G$15]; ['file:///home/runejen/Dropbox/Skole/Master/Data/Model_5.ods'#$rbf.G$15])" office:value-type="float" office:value="22.786" calcext:value-type="float">
            <text:p>22.79</text:p>
          </table:table-cell>
          <table:table-cell table:formula="of:=AVERAGE(['file:///home/runejen/Dropbox/Skole/Master/Data/Model_1.ods'#$rbf.H$15]; ['file:///home/runejen/Dropbox/Skole/Master/Data/Model_2.ods'#$rbf.H$15]; ['file:///home/runejen/Dropbox/Skole/Master/Data/Model_3.ods'#$rbf.H$15]; ['file:///home/runejen/Dropbox/Skole/Master/Data/Model_4.ods'#$rbf.H$15]; ['file:///home/runejen/Dropbox/Skole/Master/Data/Model_5.ods'#$rbf.H$15])" office:value-type="float" office:value="31.842" calcext:value-type="float">
            <text:p>31.84</text:p>
          </table:table-cell>
          <table:table-cell table:formula="of:=AVERAGE(['file:///home/runejen/Dropbox/Skole/Master/Data/Model_1.ods'#$rbf.I$15]; ['file:///home/runejen/Dropbox/Skole/Master/Data/Model_2.ods'#$rbf.I$15]; ['file:///home/runejen/Dropbox/Skole/Master/Data/Model_3.ods'#$rbf.I$15]; ['file:///home/runejen/Dropbox/Skole/Master/Data/Model_4.ods'#$rbf.I$15]; ['file:///home/runejen/Dropbox/Skole/Master/Data/Model_5.ods'#$rbf.I$15])" office:value-type="float" office:value="24.562" calcext:value-type="float">
            <text:p>24.56</text:p>
          </table:table-cell>
          <table:table-cell table:formula="of:=AVERAGE(['file:///home/runejen/Dropbox/Skole/Master/Data/Model_1.ods'#$rbf.J$15]; ['file:///home/runejen/Dropbox/Skole/Master/Data/Model_2.ods'#$rbf.J$15]; ['file:///home/runejen/Dropbox/Skole/Master/Data/Model_3.ods'#$rbf.J$15]; ['file:///home/runejen/Dropbox/Skole/Master/Data/Model_4.ods'#$rbf.J$15]; ['file:///home/runejen/Dropbox/Skole/Master/Data/Model_5.ods'#$rbf.J$15])" office:value-type="percentage" office:value="0.944683216247187" calcext:value-type="percentage">
            <text:p>94.47%</text:p>
          </table:table-cell>
          <table:table-cell table:formula="of:=AVERAGE(['file:///home/runejen/Dropbox/Skole/Master/Data/Model_1.ods'#$rbf.K$15]; ['file:///home/runejen/Dropbox/Skole/Master/Data/Model_2.ods'#$rbf.K$15]; ['file:///home/runejen/Dropbox/Skole/Master/Data/Model_3.ods'#$rbf.K$15]; ['file:///home/runejen/Dropbox/Skole/Master/Data/Model_4.ods'#$rbf.K$15]; ['file:///home/runejen/Dropbox/Skole/Master/Data/Model_5.ods'#$rbf.K$15])" office:value-type="float" office:value="96.406" calcext:value-type="float">
            <text:p>96.41</text:p>
          </table:table-cell>
          <table:table-cell table:formula="of:=AVERAGE(['file:///home/runejen/Dropbox/Skole/Master/Data/Model_1.ods'#$rbf.L$15]; ['file:///home/runejen/Dropbox/Skole/Master/Data/Model_2.ods'#$rbf.L$15]; ['file:///home/runejen/Dropbox/Skole/Master/Data/Model_3.ods'#$rbf.L$15]; ['file:///home/runejen/Dropbox/Skole/Master/Data/Model_4.ods'#$rbf.L$15]; ['file:///home/runejen/Dropbox/Skole/Master/Data/Model_5.ods'#$rbf.L$15])" office:value-type="float" office:value="94.468" calcext:value-type="float">
            <text:p>94.47</text:p>
          </table:table-cell>
          <table:table-cell table:formula="of:=AVERAGE(['file:///home/runejen/Dropbox/Skole/Master/Data/Model_1.ods'#$rbf.M$15]; ['file:///home/runejen/Dropbox/Skole/Master/Data/Model_2.ods'#$rbf.M$15]; ['file:///home/runejen/Dropbox/Skole/Master/Data/Model_3.ods'#$rbf.M$15]; ['file:///home/runejen/Dropbox/Skole/Master/Data/Model_4.ods'#$rbf.M$15]; ['file:///home/runejen/Dropbox/Skole/Master/Data/Model_5.ods'#$rbf.M$15])" office:value-type="float" office:value="95.37" calcext:value-type="float">
            <text:p>95.37</text:p>
          </table:table-cell>
          <table:table-cell table:formula="of:=AVERAGE(['file:///home/runejen/Dropbox/Skole/Master/Data/Model_1.ods'#$rbf.N$15]; ['file:///home/runejen/Dropbox/Skole/Master/Data/Model_2.ods'#$rbf.N$15]; ['file:///home/runejen/Dropbox/Skole/Master/Data/Model_3.ods'#$rbf.N$15]; ['file:///home/runejen/Dropbox/Skole/Master/Data/Model_4.ods'#$rbf.N$15]; ['file:///home/runejen/Dropbox/Skole/Master/Data/Model_5.ods'#$rbf.N$15])" office:value-type="float" office:value="91.726" calcext:value-type="float">
            <text:p>91.73</text:p>
          </table:table-cell>
          <table:table-cell table:formula="of:=AVERAGE(['file:///home/runejen/Dropbox/Skole/Master/Data/Model_1.ods'#$rbf.O$15]; ['file:///home/runejen/Dropbox/Skole/Master/Data/Model_2.ods'#$rbf.O$15]; ['file:///home/runejen/Dropbox/Skole/Master/Data/Model_3.ods'#$rbf.O$15]; ['file:///home/runejen/Dropbox/Skole/Master/Data/Model_4.ods'#$rbf.O$15]; ['file:///home/runejen/Dropbox/Skole/Master/Data/Model_5.ods'#$rbf.O$15])" office:value-type="float" office:value="92.536" calcext:value-type="float">
            <text:p>92.54</text:p>
          </table:table-cell>
          <table:table-cell table:formula="of:=AVERAGE(['file:///home/runejen/Dropbox/Skole/Master/Data/Model_1.ods'#$rbf.P$15]; ['file:///home/runejen/Dropbox/Skole/Master/Data/Model_2.ods'#$rbf.P$15]; ['file:///home/runejen/Dropbox/Skole/Master/Data/Model_3.ods'#$rbf.P$15]; ['file:///home/runejen/Dropbox/Skole/Master/Data/Model_4.ods'#$rbf.P$15]; ['file:///home/runejen/Dropbox/Skole/Master/Data/Model_5.ods'#$rbf.P$15])" office:value-type="float" office:value="91.414" calcext:value-type="float">
            <text:p>91.41</text:p>
          </table:table-cell>
        </table:table-row>
        <table:table-row table:style-name="ro1">
          <table:table-cell office:value-type="string" calcext:value-type="string">
            <text:p>200k</text:p>
          </table:table-cell>
          <table:table-cell table:formula="of:=AVERAGE(['file:///home/runejen/Dropbox/Skole/Master/Data/Model_1.ods'#$rbf.F$28]; ['file:///home/runejen/Dropbox/Skole/Master/Data/Model_2.ods'#$rbf.F$28]; ['file:///home/runejen/Dropbox/Skole/Master/Data/Model_3.ods'#$rbf.F$28]; ['file:///home/runejen/Dropbox/Skole/Master/Data/Model_4.ods'#$rbf.F$28]; ['file:///home/runejen/Dropbox/Skole/Master/Data/Model_5.ods'#$rbf.F$28])" office:value-type="percentage" office:value="0.317402391842556" calcext:value-type="percentage">
            <text:p>31.74%</text:p>
          </table:table-cell>
          <table:table-cell table:formula="of:=AVERAGE(['file:///home/runejen/Dropbox/Skole/Master/Data/Model_1.ods'#$rbf.G$28]; ['file:///home/runejen/Dropbox/Skole/Master/Data/Model_2.ods'#$rbf.G$28]; ['file:///home/runejen/Dropbox/Skole/Master/Data/Model_3.ods'#$rbf.G$28]; ['file:///home/runejen/Dropbox/Skole/Master/Data/Model_4.ods'#$rbf.G$28]; ['file:///home/runejen/Dropbox/Skole/Master/Data/Model_5.ods'#$rbf.G$28])" office:value-type="float" office:value="23.958" calcext:value-type="float">
            <text:p>23.96</text:p>
          </table:table-cell>
          <table:table-cell table:formula="of:=AVERAGE(['file:///home/runejen/Dropbox/Skole/Master/Data/Model_1.ods'#$rbf.H$28]; ['file:///home/runejen/Dropbox/Skole/Master/Data/Model_2.ods'#$rbf.H$28]; ['file:///home/runejen/Dropbox/Skole/Master/Data/Model_3.ods'#$rbf.H$28]; ['file:///home/runejen/Dropbox/Skole/Master/Data/Model_4.ods'#$rbf.H$28]; ['file:///home/runejen/Dropbox/Skole/Master/Data/Model_5.ods'#$rbf.H$28])" office:value-type="float" office:value="31.74" calcext:value-type="float">
            <text:p>31.74</text:p>
          </table:table-cell>
          <table:table-cell table:formula="of:=AVERAGE(['file:///home/runejen/Dropbox/Skole/Master/Data/Model_1.ods'#$rbf.I$28]; ['file:///home/runejen/Dropbox/Skole/Master/Data/Model_2.ods'#$rbf.I$28]; ['file:///home/runejen/Dropbox/Skole/Master/Data/Model_3.ods'#$rbf.I$28]; ['file:///home/runejen/Dropbox/Skole/Master/Data/Model_4.ods'#$rbf.I$28]; ['file:///home/runejen/Dropbox/Skole/Master/Data/Model_5.ods'#$rbf.I$28])" office:value-type="float" office:value="26.79" calcext:value-type="float">
            <text:p>26.79</text:p>
          </table:table-cell>
          <table:table-cell table:formula="of:=AVERAGE(['file:///home/runejen/Dropbox/Skole/Master/Data/Model_1.ods'#$rbf.J$28]; ['file:///home/runejen/Dropbox/Skole/Master/Data/Model_2.ods'#$rbf.J$28]; ['file:///home/runejen/Dropbox/Skole/Master/Data/Model_3.ods'#$rbf.J$28]; ['file:///home/runejen/Dropbox/Skole/Master/Data/Model_4.ods'#$rbf.J$28]; ['file:///home/runejen/Dropbox/Skole/Master/Data/Model_5.ods'#$rbf.J$28])" office:value-type="percentage" office:value="0.944432196267167" calcext:value-type="percentage">
            <text:p>94.44%</text:p>
          </table:table-cell>
          <table:table-cell table:formula="of:=AVERAGE(['file:///home/runejen/Dropbox/Skole/Master/Data/Model_1.ods'#$rbf.K$28]; ['file:///home/runejen/Dropbox/Skole/Master/Data/Model_2.ods'#$rbf.K$28]; ['file:///home/runejen/Dropbox/Skole/Master/Data/Model_3.ods'#$rbf.K$28]; ['file:///home/runejen/Dropbox/Skole/Master/Data/Model_4.ods'#$rbf.K$28]; ['file:///home/runejen/Dropbox/Skole/Master/Data/Model_5.ods'#$rbf.K$28])" office:value-type="float" office:value="96.336" calcext:value-type="float">
            <text:p>96.34</text:p>
          </table:table-cell>
          <table:table-cell table:formula="of:=AVERAGE(['file:///home/runejen/Dropbox/Skole/Master/Data/Model_1.ods'#$rbf.L$28]; ['file:///home/runejen/Dropbox/Skole/Master/Data/Model_2.ods'#$rbf.L$28]; ['file:///home/runejen/Dropbox/Skole/Master/Data/Model_3.ods'#$rbf.L$28]; ['file:///home/runejen/Dropbox/Skole/Master/Data/Model_4.ods'#$rbf.L$28]; ['file:///home/runejen/Dropbox/Skole/Master/Data/Model_5.ods'#$rbf.L$28])" office:value-type="float" office:value="94.444" calcext:value-type="float">
            <text:p>94.44</text:p>
          </table:table-cell>
          <table:table-cell table:formula="of:=AVERAGE(['file:///home/runejen/Dropbox/Skole/Master/Data/Model_1.ods'#$rbf.M$28]; ['file:///home/runejen/Dropbox/Skole/Master/Data/Model_2.ods'#$rbf.M$28]; ['file:///home/runejen/Dropbox/Skole/Master/Data/Model_3.ods'#$rbf.M$28]; ['file:///home/runejen/Dropbox/Skole/Master/Data/Model_4.ods'#$rbf.M$28]; ['file:///home/runejen/Dropbox/Skole/Master/Data/Model_5.ods'#$rbf.M$28])" office:value-type="float" office:value="95.366" calcext:value-type="float">
            <text:p>95.37</text:p>
          </table:table-cell>
          <table:table-cell table:formula="of:=AVERAGE(['file:///home/runejen/Dropbox/Skole/Master/Data/Model_1.ods'#$rbf.N$28]; ['file:///home/runejen/Dropbox/Skole/Master/Data/Model_2.ods'#$rbf.N$28]; ['file:///home/runejen/Dropbox/Skole/Master/Data/Model_3.ods'#$rbf.N$28]; ['file:///home/runejen/Dropbox/Skole/Master/Data/Model_4.ods'#$rbf.N$28]; ['file:///home/runejen/Dropbox/Skole/Master/Data/Model_5.ods'#$rbf.N$28])" office:value-type="float" office:value="91.872" calcext:value-type="float">
            <text:p>91.87</text:p>
          </table:table-cell>
          <table:table-cell table:formula="of:=AVERAGE(['file:///home/runejen/Dropbox/Skole/Master/Data/Model_1.ods'#$rbf.O$28]; ['file:///home/runejen/Dropbox/Skole/Master/Data/Model_2.ods'#$rbf.O$28]; ['file:///home/runejen/Dropbox/Skole/Master/Data/Model_3.ods'#$rbf.O$28]; ['file:///home/runejen/Dropbox/Skole/Master/Data/Model_4.ods'#$rbf.O$28]; ['file:///home/runejen/Dropbox/Skole/Master/Data/Model_5.ods'#$rbf.O$28])" office:value-type="float" office:value="92.586" calcext:value-type="float">
            <text:p>92.59</text:p>
          </table:table-cell>
          <table:table-cell table:formula="of:=AVERAGE(['file:///home/runejen/Dropbox/Skole/Master/Data/Model_1.ods'#$rbf.P$28]; ['file:///home/runejen/Dropbox/Skole/Master/Data/Model_2.ods'#$rbf.P$28]; ['file:///home/runejen/Dropbox/Skole/Master/Data/Model_3.ods'#$rbf.P$28]; ['file:///home/runejen/Dropbox/Skole/Master/Data/Model_4.ods'#$rbf.P$28]; ['file:///home/runejen/Dropbox/Skole/Master/Data/Model_5.ods'#$rbf.P$28])" office:value-type="float" office:value="91.354" calcext:value-type="float">
            <text:p>91.35</text:p>
          </table:table-cell>
        </table:table-row>
        <table:table-row table:style-name="ro1">
          <table:table-cell office:value-type="string" calcext:value-type="string">
            <text:p>300k</text:p>
          </table:table-cell>
          <table:table-cell table:formula="of:=AVERAGE(['file:///home/runejen/Dropbox/Skole/Master/Data/Model_1.ods'#$rbf.F$41]; ['file:///home/runejen/Dropbox/Skole/Master/Data/Model_2.ods'#$rbf.F$41]; ['file:///home/runejen/Dropbox/Skole/Master/Data/Model_3.ods'#$rbf.F$41]; ['file:///home/runejen/Dropbox/Skole/Master/Data/Model_4.ods'#$rbf.F$41]; ['file:///home/runejen/Dropbox/Skole/Master/Data/Model_5.ods'#$rbf.F$41])" office:value-type="percentage" office:value="0.31333606335098" calcext:value-type="percentage">
            <text:p>31.33%</text:p>
          </table:table-cell>
          <table:table-cell table:formula="of:=AVERAGE(['file:///home/runejen/Dropbox/Skole/Master/Data/Model_1.ods'#$rbf.G$41]; ['file:///home/runejen/Dropbox/Skole/Master/Data/Model_2.ods'#$rbf.G$41]; ['file:///home/runejen/Dropbox/Skole/Master/Data/Model_3.ods'#$rbf.G$41]; ['file:///home/runejen/Dropbox/Skole/Master/Data/Model_4.ods'#$rbf.G$41]; ['file:///home/runejen/Dropbox/Skole/Master/Data/Model_5.ods'#$rbf.G$41])" office:value-type="float" office:value="21.072" calcext:value-type="float">
            <text:p>21.07</text:p>
          </table:table-cell>
          <table:table-cell table:formula="of:=AVERAGE(['file:///home/runejen/Dropbox/Skole/Master/Data/Model_1.ods'#$rbf.H$41]; ['file:///home/runejen/Dropbox/Skole/Master/Data/Model_2.ods'#$rbf.H$41]; ['file:///home/runejen/Dropbox/Skole/Master/Data/Model_3.ods'#$rbf.H$41]; ['file:///home/runejen/Dropbox/Skole/Master/Data/Model_4.ods'#$rbf.H$41]; ['file:///home/runejen/Dropbox/Skole/Master/Data/Model_5.ods'#$rbf.H$41])" office:value-type="float" office:value="31.332" calcext:value-type="float">
            <text:p>31.33</text:p>
          </table:table-cell>
          <table:table-cell table:formula="of:=AVERAGE(['file:///home/runejen/Dropbox/Skole/Master/Data/Model_1.ods'#$rbf.I$41]; ['file:///home/runejen/Dropbox/Skole/Master/Data/Model_2.ods'#$rbf.I$41]; ['file:///home/runejen/Dropbox/Skole/Master/Data/Model_3.ods'#$rbf.I$41]; ['file:///home/runejen/Dropbox/Skole/Master/Data/Model_4.ods'#$rbf.I$41]; ['file:///home/runejen/Dropbox/Skole/Master/Data/Model_5.ods'#$rbf.I$41])" office:value-type="float" office:value="24.68" calcext:value-type="float">
            <text:p>24.68</text:p>
          </table:table-cell>
          <table:table-cell table:formula="of:=AVERAGE(['file:///home/runejen/Dropbox/Skole/Master/Data/Model_1.ods'#$rbf.J$41]; ['file:///home/runejen/Dropbox/Skole/Master/Data/Model_2.ods'#$rbf.J$41]; ['file:///home/runejen/Dropbox/Skole/Master/Data/Model_3.ods'#$rbf.J$41]; ['file:///home/runejen/Dropbox/Skole/Master/Data/Model_4.ods'#$rbf.J$41]; ['file:///home/runejen/Dropbox/Skole/Master/Data/Model_5.ods'#$rbf.J$41])" office:value-type="percentage" office:value="0.938252855457191" calcext:value-type="percentage">
            <text:p>93.83%</text:p>
          </table:table-cell>
          <table:table-cell table:formula="of:=AVERAGE(['file:///home/runejen/Dropbox/Skole/Master/Data/Model_1.ods'#$rbf.K$41]; ['file:///home/runejen/Dropbox/Skole/Master/Data/Model_2.ods'#$rbf.K$41]; ['file:///home/runejen/Dropbox/Skole/Master/Data/Model_3.ods'#$rbf.K$41]; ['file:///home/runejen/Dropbox/Skole/Master/Data/Model_4.ods'#$rbf.K$41]; ['file:///home/runejen/Dropbox/Skole/Master/Data/Model_5.ods'#$rbf.K$41])" office:value-type="float" office:value="96.292" calcext:value-type="float">
            <text:p>96.29</text:p>
          </table:table-cell>
          <table:table-cell table:formula="of:=AVERAGE(['file:///home/runejen/Dropbox/Skole/Master/Data/Model_1.ods'#$rbf.L$41]; ['file:///home/runejen/Dropbox/Skole/Master/Data/Model_2.ods'#$rbf.L$41]; ['file:///home/runejen/Dropbox/Skole/Master/Data/Model_3.ods'#$rbf.L$41]; ['file:///home/runejen/Dropbox/Skole/Master/Data/Model_4.ods'#$rbf.L$41]; ['file:///home/runejen/Dropbox/Skole/Master/Data/Model_5.ods'#$rbf.L$41])" office:value-type="float" office:value="93.824" calcext:value-type="float">
            <text:p>93.82</text:p>
          </table:table-cell>
          <table:table-cell table:formula="of:=AVERAGE(['file:///home/runejen/Dropbox/Skole/Master/Data/Model_1.ods'#$rbf.M$41]; ['file:///home/runejen/Dropbox/Skole/Master/Data/Model_2.ods'#$rbf.M$41]; ['file:///home/runejen/Dropbox/Skole/Master/Data/Model_3.ods'#$rbf.M$41]; ['file:///home/runejen/Dropbox/Skole/Master/Data/Model_4.ods'#$rbf.M$41]; ['file:///home/runejen/Dropbox/Skole/Master/Data/Model_5.ods'#$rbf.M$41])" office:value-type="float" office:value="95.028" calcext:value-type="float">
            <text:p>95.03</text:p>
          </table:table-cell>
          <table:table-cell table:formula="of:=AVERAGE(['file:///home/runejen/Dropbox/Skole/Master/Data/Model_1.ods'#$rbf.N$41]; ['file:///home/runejen/Dropbox/Skole/Master/Data/Model_2.ods'#$rbf.N$41]; ['file:///home/runejen/Dropbox/Skole/Master/Data/Model_3.ods'#$rbf.N$41]; ['file:///home/runejen/Dropbox/Skole/Master/Data/Model_4.ods'#$rbf.N$41]; ['file:///home/runejen/Dropbox/Skole/Master/Data/Model_5.ods'#$rbf.N$41])" office:value-type="float" office:value="91.46" calcext:value-type="float">
            <text:p>91.46</text:p>
          </table:table-cell>
          <table:table-cell table:formula="of:=AVERAGE(['file:///home/runejen/Dropbox/Skole/Master/Data/Model_1.ods'#$rbf.O$41]; ['file:///home/runejen/Dropbox/Skole/Master/Data/Model_2.ods'#$rbf.O$41]; ['file:///home/runejen/Dropbox/Skole/Master/Data/Model_3.ods'#$rbf.O$41]; ['file:///home/runejen/Dropbox/Skole/Master/Data/Model_4.ods'#$rbf.O$41]; ['file:///home/runejen/Dropbox/Skole/Master/Data/Model_5.ods'#$rbf.O$41])" office:value-type="float" office:value="92.424" calcext:value-type="float">
            <text:p>92.42</text:p>
          </table:table-cell>
          <table:table-cell table:formula="of:=AVERAGE(['file:///home/runejen/Dropbox/Skole/Master/Data/Model_1.ods'#$rbf.P$41]; ['file:///home/runejen/Dropbox/Skole/Master/Data/Model_2.ods'#$rbf.P$41]; ['file:///home/runejen/Dropbox/Skole/Master/Data/Model_3.ods'#$rbf.P$41]; ['file:///home/runejen/Dropbox/Skole/Master/Data/Model_4.ods'#$rbf.P$41]; ['file:///home/runejen/Dropbox/Skole/Master/Data/Model_5.ods'#$rbf.P$41])" office:value-type="float" office:value="90.738" calcext:value-type="float">
            <text:p>90.74</text:p>
          </table:table-cell>
        </table:table-row>
        <table:table-row table:style-name="ro1">
          <table:table-cell office:value-type="string" calcext:value-type="string">
            <text:p>400k</text:p>
          </table:table-cell>
          <table:table-cell table:formula="of:=AVERAGE(['file:///home/runejen/Dropbox/Skole/Master/Data/Model_1.ods'#$rbf.F$54]; ['file:///home/runejen/Dropbox/Skole/Master/Data/Model_2.ods'#$rbf.F$54]; ['file:///home/runejen/Dropbox/Skole/Master/Data/Model_3.ods'#$rbf.F$54]; ['file:///home/runejen/Dropbox/Skole/Master/Data/Model_4.ods'#$rbf.F$54]; ['file:///home/runejen/Dropbox/Skole/Master/Data/Model_5.ods'#$rbf.F$54])" office:value-type="percentage" office:value="0.311955475320909" calcext:value-type="percentage">
            <text:p>31.20%</text:p>
          </table:table-cell>
          <table:table-cell table:formula="of:=AVERAGE(['file:///home/runejen/Dropbox/Skole/Master/Data/Model_1.ods'#$rbf.G$54]; ['file:///home/runejen/Dropbox/Skole/Master/Data/Model_2.ods'#$rbf.G$54]; ['file:///home/runejen/Dropbox/Skole/Master/Data/Model_3.ods'#$rbf.G$54]; ['file:///home/runejen/Dropbox/Skole/Master/Data/Model_4.ods'#$rbf.G$54]; ['file:///home/runejen/Dropbox/Skole/Master/Data/Model_5.ods'#$rbf.G$54])" office:value-type="float" office:value="20.95" calcext:value-type="float">
            <text:p>20.95</text:p>
          </table:table-cell>
          <table:table-cell table:formula="of:=AVERAGE(['file:///home/runejen/Dropbox/Skole/Master/Data/Model_1.ods'#$rbf.H$54]; ['file:///home/runejen/Dropbox/Skole/Master/Data/Model_2.ods'#$rbf.H$54]; ['file:///home/runejen/Dropbox/Skole/Master/Data/Model_3.ods'#$rbf.H$54]; ['file:///home/runejen/Dropbox/Skole/Master/Data/Model_4.ods'#$rbf.H$54]; ['file:///home/runejen/Dropbox/Skole/Master/Data/Model_5.ods'#$rbf.H$54])" office:value-type="float" office:value="31.196" calcext:value-type="float">
            <text:p>31.20</text:p>
          </table:table-cell>
          <table:table-cell table:formula="of:=AVERAGE(['file:///home/runejen/Dropbox/Skole/Master/Data/Model_1.ods'#$rbf.I$54]; ['file:///home/runejen/Dropbox/Skole/Master/Data/Model_2.ods'#$rbf.I$54]; ['file:///home/runejen/Dropbox/Skole/Master/Data/Model_3.ods'#$rbf.I$54]; ['file:///home/runejen/Dropbox/Skole/Master/Data/Model_4.ods'#$rbf.I$54]; ['file:///home/runejen/Dropbox/Skole/Master/Data/Model_5.ods'#$rbf.I$54])" office:value-type="float" office:value="24.504" calcext:value-type="float">
            <text:p>24.50</text:p>
          </table:table-cell>
          <table:table-cell table:formula="of:=AVERAGE(['file:///home/runejen/Dropbox/Skole/Master/Data/Model_1.ods'#$rbf.J$54]; ['file:///home/runejen/Dropbox/Skole/Master/Data/Model_2.ods'#$rbf.J$54]; ['file:///home/runejen/Dropbox/Skole/Master/Data/Model_3.ods'#$rbf.J$54]; ['file:///home/runejen/Dropbox/Skole/Master/Data/Model_4.ods'#$rbf.J$54]; ['file:///home/runejen/Dropbox/Skole/Master/Data/Model_5.ods'#$rbf.J$54])" office:value-type="percentage" office:value="0.938316048950616" calcext:value-type="percentage">
            <text:p>93.83%</text:p>
          </table:table-cell>
          <table:table-cell table:formula="of:=AVERAGE(['file:///home/runejen/Dropbox/Skole/Master/Data/Model_1.ods'#$rbf.K$54]; ['file:///home/runejen/Dropbox/Skole/Master/Data/Model_2.ods'#$rbf.K$54]; ['file:///home/runejen/Dropbox/Skole/Master/Data/Model_3.ods'#$rbf.K$54]; ['file:///home/runejen/Dropbox/Skole/Master/Data/Model_4.ods'#$rbf.K$54]; ['file:///home/runejen/Dropbox/Skole/Master/Data/Model_5.ods'#$rbf.K$54])" office:value-type="float" office:value="96.28" calcext:value-type="float">
            <text:p>96.28</text:p>
          </table:table-cell>
          <table:table-cell table:formula="of:=AVERAGE(['file:///home/runejen/Dropbox/Skole/Master/Data/Model_1.ods'#$rbf.L$54]; ['file:///home/runejen/Dropbox/Skole/Master/Data/Model_2.ods'#$rbf.L$54]; ['file:///home/runejen/Dropbox/Skole/Master/Data/Model_3.ods'#$rbf.L$54]; ['file:///home/runejen/Dropbox/Skole/Master/Data/Model_4.ods'#$rbf.L$54]; ['file:///home/runejen/Dropbox/Skole/Master/Data/Model_5.ods'#$rbf.L$54])" office:value-type="float" office:value="93.832" calcext:value-type="float">
            <text:p>93.83</text:p>
          </table:table-cell>
          <table:table-cell table:formula="of:=AVERAGE(['file:///home/runejen/Dropbox/Skole/Master/Data/Model_1.ods'#$rbf.M$54]; ['file:///home/runejen/Dropbox/Skole/Master/Data/Model_2.ods'#$rbf.M$54]; ['file:///home/runejen/Dropbox/Skole/Master/Data/Model_3.ods'#$rbf.M$54]; ['file:///home/runejen/Dropbox/Skole/Master/Data/Model_4.ods'#$rbf.M$54]; ['file:///home/runejen/Dropbox/Skole/Master/Data/Model_5.ods'#$rbf.M$54])" office:value-type="float" office:value="95.024" calcext:value-type="float">
            <text:p>95.02</text:p>
          </table:table-cell>
          <table:table-cell table:formula="of:=AVERAGE(['file:///home/runejen/Dropbox/Skole/Master/Data/Model_1.ods'#$rbf.N$54]; ['file:///home/runejen/Dropbox/Skole/Master/Data/Model_2.ods'#$rbf.N$54]; ['file:///home/runejen/Dropbox/Skole/Master/Data/Model_3.ods'#$rbf.N$54]; ['file:///home/runejen/Dropbox/Skole/Master/Data/Model_4.ods'#$rbf.N$54]; ['file:///home/runejen/Dropbox/Skole/Master/Data/Model_5.ods'#$rbf.N$54])" office:value-type="float" office:value="91.446" calcext:value-type="float">
            <text:p>91.45</text:p>
          </table:table-cell>
          <table:table-cell table:formula="of:=AVERAGE(['file:///home/runejen/Dropbox/Skole/Master/Data/Model_1.ods'#$rbf.O$54]; ['file:///home/runejen/Dropbox/Skole/Master/Data/Model_2.ods'#$rbf.O$54]; ['file:///home/runejen/Dropbox/Skole/Master/Data/Model_3.ods'#$rbf.O$54]; ['file:///home/runejen/Dropbox/Skole/Master/Data/Model_4.ods'#$rbf.O$54]; ['file:///home/runejen/Dropbox/Skole/Master/Data/Model_5.ods'#$rbf.O$54])" office:value-type="float" office:value="92.412" calcext:value-type="float">
            <text:p>92.41</text:p>
          </table:table-cell>
          <table:table-cell table:formula="of:=AVERAGE(['file:///home/runejen/Dropbox/Skole/Master/Data/Model_1.ods'#$rbf.P$54]; ['file:///home/runejen/Dropbox/Skole/Master/Data/Model_2.ods'#$rbf.P$54]; ['file:///home/runejen/Dropbox/Skole/Master/Data/Model_3.ods'#$rbf.P$54]; ['file:///home/runejen/Dropbox/Skole/Master/Data/Model_4.ods'#$rbf.P$54]; ['file:///home/runejen/Dropbox/Skole/Master/Data/Model_5.ods'#$rbf.P$54])" office:value-type="float" office:value="90.732" calcext:value-type="float">
            <text:p>90.73</text:p>
          </table:table-cell>
        </table:table-row>
        <table:table-row table:style-name="ro1">
          <table:table-cell office:value-type="string" calcext:value-type="string">
            <text:p>500k</text:p>
          </table:table-cell>
          <table:table-cell table:formula="of:=AVERAGE(['file:///home/runejen/Dropbox/Skole/Master/Data/Model_1.ods'#$rbf.F$67]; ['file:///home/runejen/Dropbox/Skole/Master/Data/Model_2.ods'#$rbf.F$67]; ['file:///home/runejen/Dropbox/Skole/Master/Data/Model_3.ods'#$rbf.F$67]; ['file:///home/runejen/Dropbox/Skole/Master/Data/Model_4.ods'#$rbf.F$67]; ['file:///home/runejen/Dropbox/Skole/Master/Data/Model_5.ods'#$rbf.F$67])" office:value-type="percentage" office:value="0.31119829659409" calcext:value-type="percentage">
            <text:p>31.12%</text:p>
          </table:table-cell>
          <table:table-cell table:formula="of:=AVERAGE(['file:///home/runejen/Dropbox/Skole/Master/Data/Model_1.ods'#$rbf.G$67]; ['file:///home/runejen/Dropbox/Skole/Master/Data/Model_2.ods'#$rbf.G$67]; ['file:///home/runejen/Dropbox/Skole/Master/Data/Model_3.ods'#$rbf.G$67]; ['file:///home/runejen/Dropbox/Skole/Master/Data/Model_4.ods'#$rbf.G$67]; ['file:///home/runejen/Dropbox/Skole/Master/Data/Model_5.ods'#$rbf.G$67])" office:value-type="float" office:value="20.858" calcext:value-type="float">
            <text:p>20.86</text:p>
          </table:table-cell>
          <table:table-cell table:formula="of:=AVERAGE(['file:///home/runejen/Dropbox/Skole/Master/Data/Model_1.ods'#$rbf.H$67]; ['file:///home/runejen/Dropbox/Skole/Master/Data/Model_2.ods'#$rbf.H$67]; ['file:///home/runejen/Dropbox/Skole/Master/Data/Model_3.ods'#$rbf.H$67]; ['file:///home/runejen/Dropbox/Skole/Master/Data/Model_4.ods'#$rbf.H$67]; ['file:///home/runejen/Dropbox/Skole/Master/Data/Model_5.ods'#$rbf.H$67])" office:value-type="float" office:value="31.12" calcext:value-type="float">
            <text:p>31.12</text:p>
          </table:table-cell>
          <table:table-cell table:formula="of:=AVERAGE(['file:///home/runejen/Dropbox/Skole/Master/Data/Model_1.ods'#$rbf.I$67]; ['file:///home/runejen/Dropbox/Skole/Master/Data/Model_2.ods'#$rbf.I$67]; ['file:///home/runejen/Dropbox/Skole/Master/Data/Model_3.ods'#$rbf.I$67]; ['file:///home/runejen/Dropbox/Skole/Master/Data/Model_4.ods'#$rbf.I$67]; ['file:///home/runejen/Dropbox/Skole/Master/Data/Model_5.ods'#$rbf.I$67])" office:value-type="float" office:value="24.404" calcext:value-type="float">
            <text:p>24.40</text:p>
          </table:table-cell>
          <table:table-cell table:formula="of:=AVERAGE(['file:///home/runejen/Dropbox/Skole/Master/Data/Model_1.ods'#$rbf.J$67]; ['file:///home/runejen/Dropbox/Skole/Master/Data/Model_2.ods'#$rbf.J$67]; ['file:///home/runejen/Dropbox/Skole/Master/Data/Model_3.ods'#$rbf.J$67]; ['file:///home/runejen/Dropbox/Skole/Master/Data/Model_4.ods'#$rbf.J$67]; ['file:///home/runejen/Dropbox/Skole/Master/Data/Model_5.ods'#$rbf.J$67])" office:value-type="percentage" office:value="0.938039054194699" calcext:value-type="percentage">
            <text:p>93.80%</text:p>
          </table:table-cell>
          <table:table-cell table:formula="of:=AVERAGE(['file:///home/runejen/Dropbox/Skole/Master/Data/Model_1.ods'#$rbf.K$67]; ['file:///home/runejen/Dropbox/Skole/Master/Data/Model_2.ods'#$rbf.K$67]; ['file:///home/runejen/Dropbox/Skole/Master/Data/Model_3.ods'#$rbf.K$67]; ['file:///home/runejen/Dropbox/Skole/Master/Data/Model_4.ods'#$rbf.K$67]; ['file:///home/runejen/Dropbox/Skole/Master/Data/Model_5.ods'#$rbf.K$67])" office:value-type="float" office:value="96.276" calcext:value-type="float">
            <text:p>96.28</text:p>
          </table:table-cell>
          <table:table-cell table:formula="of:=AVERAGE(['file:///home/runejen/Dropbox/Skole/Master/Data/Model_1.ods'#$rbf.L$67]; ['file:///home/runejen/Dropbox/Skole/Master/Data/Model_2.ods'#$rbf.L$67]; ['file:///home/runejen/Dropbox/Skole/Master/Data/Model_3.ods'#$rbf.L$67]; ['file:///home/runejen/Dropbox/Skole/Master/Data/Model_4.ods'#$rbf.L$67]; ['file:///home/runejen/Dropbox/Skole/Master/Data/Model_5.ods'#$rbf.L$67])" office:value-type="float" office:value="93.802" calcext:value-type="float">
            <text:p>93.80</text:p>
          </table:table-cell>
          <table:table-cell table:formula="of:=AVERAGE(['file:///home/runejen/Dropbox/Skole/Master/Data/Model_1.ods'#$rbf.M$67]; ['file:///home/runejen/Dropbox/Skole/Master/Data/Model_2.ods'#$rbf.M$67]; ['file:///home/runejen/Dropbox/Skole/Master/Data/Model_3.ods'#$rbf.M$67]; ['file:///home/runejen/Dropbox/Skole/Master/Data/Model_4.ods'#$rbf.M$67]; ['file:///home/runejen/Dropbox/Skole/Master/Data/Model_5.ods'#$rbf.M$67])" office:value-type="float" office:value="95.01" calcext:value-type="float">
            <text:p>95.01</text:p>
          </table:table-cell>
          <table:table-cell table:formula="of:=AVERAGE(['file:///home/runejen/Dropbox/Skole/Master/Data/Model_1.ods'#$rbf.N$67]; ['file:///home/runejen/Dropbox/Skole/Master/Data/Model_2.ods'#$rbf.N$67]; ['file:///home/runejen/Dropbox/Skole/Master/Data/Model_3.ods'#$rbf.N$67]; ['file:///home/runejen/Dropbox/Skole/Master/Data/Model_4.ods'#$rbf.N$67]; ['file:///home/runejen/Dropbox/Skole/Master/Data/Model_5.ods'#$rbf.N$67])" office:value-type="float" office:value="91.426" calcext:value-type="float">
            <text:p>91.43</text:p>
          </table:table-cell>
          <table:table-cell table:formula="of:=AVERAGE(['file:///home/runejen/Dropbox/Skole/Master/Data/Model_1.ods'#$rbf.O$67]; ['file:///home/runejen/Dropbox/Skole/Master/Data/Model_2.ods'#$rbf.O$67]; ['file:///home/runejen/Dropbox/Skole/Master/Data/Model_3.ods'#$rbf.O$67]; ['file:///home/runejen/Dropbox/Skole/Master/Data/Model_4.ods'#$rbf.O$67]; ['file:///home/runejen/Dropbox/Skole/Master/Data/Model_5.ods'#$rbf.O$67])" office:value-type="float" office:value="92.4" calcext:value-type="float">
            <text:p>92.40</text:p>
          </table:table-cell>
          <table:table-cell table:formula="of:=AVERAGE(['file:///home/runejen/Dropbox/Skole/Master/Data/Model_1.ods'#$rbf.P$67]; ['file:///home/runejen/Dropbox/Skole/Master/Data/Model_2.ods'#$rbf.P$67]; ['file:///home/runejen/Dropbox/Skole/Master/Data/Model_3.ods'#$rbf.P$67]; ['file:///home/runejen/Dropbox/Skole/Master/Data/Model_4.ods'#$rbf.P$67]; ['file:///home/runejen/Dropbox/Skole/Master/Data/Model_5.ods'#$rbf.P$67])" office:value-type="float" office:value="90.704" calcext:value-type="float">
            <text:p>90.7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bm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Pos %</text:p>
          </table:table-cell>
          <table:table-cell table:style-name="Default" office:value-type="string" calcext:value-type="string">
            <text:p>Pos prec</text:p>
          </table:table-cell>
          <table:table-cell table:style-name="Default" office:value-type="string" calcext:value-type="string">
            <text:p>Pos recall</text:p>
          </table:table-cell>
          <table:table-cell table:style-name="Default" office:value-type="string" calcext:value-type="string">
            <text:p>Pos F1</text:p>
          </table:table-cell>
          <table:table-cell table:style-name="Default" office:value-type="string" calcext:value-type="string">
            <text:p>Neg %</text:p>
          </table:table-cell>
          <table:table-cell table:style-name="Default" office:value-type="string" calcext:value-type="string">
            <text:p>Neg prec</text:p>
          </table:table-cell>
          <table:table-cell table:style-name="Default" office:value-type="string" calcext:value-type="string">
            <text:p>Neg recall</text:p>
          </table:table-cell>
          <table:table-cell table:style-name="Default" office:value-type="string" calcext:value-type="string">
            <text:p>Neg F1</text:p>
          </table:table-cell>
          <table:table-cell table:style-name="Default" office:value-type="string" calcext:value-type="string">
            <text:p>Weighted F1</text:p>
          </table:table-cell>
          <table:table-cell table:style-name="Default" office:value-type="string" calcext:value-type="string">
            <text:p>Weighted Precision</text:p>
          </table:table-cell>
          <table:table-cell table:style-name="Default" office:value-type="string" calcext:value-type="string">
            <text:p>Weighted recall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 table:formula="of:=AVERAGE(['file:///home/runejen/Dropbox/Skole/Master/Data/Model_1.ods'#$rbmf.F$15]; ['file:///home/runejen/Dropbox/Skole/Master/Data/Model_2.ods'#$rbmf.F$15]; ['file:///home/runejen/Dropbox/Skole/Master/Data/Model_3.ods'#$rbmf.F$15]; ['file:///home/runejen/Dropbox/Skole/Master/Data/Model_4.ods'#$rbmf.F$15]; ['file:///home/runejen/Dropbox/Skole/Master/Data/Model_5.ods'#$rbmf.F$15])" office:value-type="percentage" office:value="0.234576462866855" calcext:value-type="percentage">
            <text:p>23.46%</text:p>
          </table:table-cell>
          <table:table-cell table:formula="of:=AVERAGE(['file:///home/runejen/Dropbox/Skole/Master/Data/Model_1.ods'#$rbmf.G$15]; ['file:///home/runejen/Dropbox/Skole/Master/Data/Model_2.ods'#$rbmf.G$15]; ['file:///home/runejen/Dropbox/Skole/Master/Data/Model_3.ods'#$rbmf.G$15]; ['file:///home/runejen/Dropbox/Skole/Master/Data/Model_4.ods'#$rbmf.G$15]; ['file:///home/runejen/Dropbox/Skole/Master/Data/Model_5.ods'#$rbmf.G$15])" office:value-type="float" office:value="21.636" calcext:value-type="float">
            <text:p>21.64</text:p>
          </table:table-cell>
          <table:table-cell table:formula="of:=AVERAGE(['file:///home/runejen/Dropbox/Skole/Master/Data/Model_1.ods'#$rbmf.H$15]; ['file:///home/runejen/Dropbox/Skole/Master/Data/Model_2.ods'#$rbmf.H$15]; ['file:///home/runejen/Dropbox/Skole/Master/Data/Model_3.ods'#$rbmf.H$15]; ['file:///home/runejen/Dropbox/Skole/Master/Data/Model_4.ods'#$rbmf.H$15]; ['file:///home/runejen/Dropbox/Skole/Master/Data/Model_5.ods'#$rbmf.H$15])" office:value-type="float" office:value="23.456" calcext:value-type="float">
            <text:p>23.46</text:p>
          </table:table-cell>
          <table:table-cell table:formula="of:=AVERAGE(['file:///home/runejen/Dropbox/Skole/Master/Data/Model_1.ods'#$rbmf.I$15]; ['file:///home/runejen/Dropbox/Skole/Master/Data/Model_2.ods'#$rbmf.I$15]; ['file:///home/runejen/Dropbox/Skole/Master/Data/Model_3.ods'#$rbmf.I$15]; ['file:///home/runejen/Dropbox/Skole/Master/Data/Model_4.ods'#$rbmf.I$15]; ['file:///home/runejen/Dropbox/Skole/Master/Data/Model_5.ods'#$rbmf.I$15])" office:value-type="float" office:value="21.3" calcext:value-type="float">
            <text:p>21.30</text:p>
          </table:table-cell>
          <table:table-cell table:formula="of:=AVERAGE(['file:///home/runejen/Dropbox/Skole/Master/Data/Model_1.ods'#$rbmf.J$15]; ['file:///home/runejen/Dropbox/Skole/Master/Data/Model_2.ods'#$rbmf.J$15]; ['file:///home/runejen/Dropbox/Skole/Master/Data/Model_3.ods'#$rbmf.J$15]; ['file:///home/runejen/Dropbox/Skole/Master/Data/Model_4.ods'#$rbmf.J$15]; ['file:///home/runejen/Dropbox/Skole/Master/Data/Model_5.ods'#$rbmf.J$15])" office:value-type="percentage" office:value="0.955975751865708" calcext:value-type="percentage">
            <text:p>95.60%</text:p>
          </table:table-cell>
          <table:table-cell table:formula="of:=AVERAGE(['file:///home/runejen/Dropbox/Skole/Master/Data/Model_1.ods'#$rbmf.K$15]; ['file:///home/runejen/Dropbox/Skole/Master/Data/Model_2.ods'#$rbmf.K$15]; ['file:///home/runejen/Dropbox/Skole/Master/Data/Model_3.ods'#$rbmf.K$15]; ['file:///home/runejen/Dropbox/Skole/Master/Data/Model_4.ods'#$rbmf.K$15]; ['file:///home/runejen/Dropbox/Skole/Master/Data/Model_5.ods'#$rbmf.K$15])" office:value-type="float" office:value="95.962" calcext:value-type="float">
            <text:p>95.96</text:p>
          </table:table-cell>
          <table:table-cell table:formula="of:=AVERAGE(['file:///home/runejen/Dropbox/Skole/Master/Data/Model_1.ods'#$rbmf.L$15]; ['file:///home/runejen/Dropbox/Skole/Master/Data/Model_2.ods'#$rbmf.L$15]; ['file:///home/runejen/Dropbox/Skole/Master/Data/Model_3.ods'#$rbmf.L$15]; ['file:///home/runejen/Dropbox/Skole/Master/Data/Model_4.ods'#$rbmf.L$15]; ['file:///home/runejen/Dropbox/Skole/Master/Data/Model_5.ods'#$rbmf.L$15])" office:value-type="float" office:value="95.598" calcext:value-type="float">
            <text:p>95.60</text:p>
          </table:table-cell>
          <table:table-cell table:formula="of:=AVERAGE(['file:///home/runejen/Dropbox/Skole/Master/Data/Model_1.ods'#$rbmf.M$15]; ['file:///home/runejen/Dropbox/Skole/Master/Data/Model_2.ods'#$rbmf.M$15]; ['file:///home/runejen/Dropbox/Skole/Master/Data/Model_3.ods'#$rbmf.M$15]; ['file:///home/runejen/Dropbox/Skole/Master/Data/Model_4.ods'#$rbmf.M$15]; ['file:///home/runejen/Dropbox/Skole/Master/Data/Model_5.ods'#$rbmf.M$15])" office:value-type="float" office:value="95.754" calcext:value-type="float">
            <text:p>95.75</text:p>
          </table:table-cell>
          <table:table-cell table:formula="of:=AVERAGE(['file:///home/runejen/Dropbox/Skole/Master/Data/Model_1.ods'#$rbmf.N$15]; ['file:///home/runejen/Dropbox/Skole/Master/Data/Model_2.ods'#$rbmf.N$15]; ['file:///home/runejen/Dropbox/Skole/Master/Data/Model_3.ods'#$rbmf.N$15]; ['file:///home/runejen/Dropbox/Skole/Master/Data/Model_4.ods'#$rbmf.N$15]; ['file:///home/runejen/Dropbox/Skole/Master/Data/Model_5.ods'#$rbmf.N$15])" office:value-type="float" office:value="91.944" calcext:value-type="float">
            <text:p>91.94</text:p>
          </table:table-cell>
          <table:table-cell table:formula="of:=AVERAGE(['file:///home/runejen/Dropbox/Skole/Master/Data/Model_1.ods'#$rbmf.O$15]; ['file:///home/runejen/Dropbox/Skole/Master/Data/Model_2.ods'#$rbmf.O$15]; ['file:///home/runejen/Dropbox/Skole/Master/Data/Model_3.ods'#$rbmf.O$15]; ['file:///home/runejen/Dropbox/Skole/Master/Data/Model_4.ods'#$rbmf.O$15]; ['file:///home/runejen/Dropbox/Skole/Master/Data/Model_5.ods'#$rbmf.O$15])" office:value-type="float" office:value="92.054" calcext:value-type="float">
            <text:p>92.05</text:p>
          </table:table-cell>
          <table:table-cell table:formula="of:=AVERAGE(['file:///home/runejen/Dropbox/Skole/Master/Data/Model_1.ods'#$rbmf.P$15]; ['file:///home/runejen/Dropbox/Skole/Master/Data/Model_2.ods'#$rbmf.P$15]; ['file:///home/runejen/Dropbox/Skole/Master/Data/Model_3.ods'#$rbmf.P$15]; ['file:///home/runejen/Dropbox/Skole/Master/Data/Model_4.ods'#$rbmf.P$15]; ['file:///home/runejen/Dropbox/Skole/Master/Data/Model_5.ods'#$rbmf.P$15])" office:value-type="float" office:value="92.042" calcext:value-type="float">
            <text:p>92.04</text:p>
          </table:table-cell>
        </table:table-row>
        <table:table-row table:style-name="ro1">
          <table:table-cell office:value-type="string" calcext:value-type="string">
            <text:p>200k</text:p>
          </table:table-cell>
          <table:table-cell table:formula="of:=AVERAGE(['file:///home/runejen/Dropbox/Skole/Master/Data/Model_1.ods'#$rbmf.F$28]; ['file:///home/runejen/Dropbox/Skole/Master/Data/Model_2.ods'#$rbmf.F$28]; ['file:///home/runejen/Dropbox/Skole/Master/Data/Model_3.ods'#$rbmf.F$28]; ['file:///home/runejen/Dropbox/Skole/Master/Data/Model_4.ods'#$rbmf.F$28]; ['file:///home/runejen/Dropbox/Skole/Master/Data/Model_5.ods'#$rbmf.F$28])" office:value-type="percentage" office:value="0.261816819522972" calcext:value-type="percentage">
            <text:p>26.18%</text:p>
          </table:table-cell>
          <table:table-cell table:formula="of:=AVERAGE(['file:///home/runejen/Dropbox/Skole/Master/Data/Model_1.ods'#$rbmf.G$28]; ['file:///home/runejen/Dropbox/Skole/Master/Data/Model_2.ods'#$rbmf.G$28]; ['file:///home/runejen/Dropbox/Skole/Master/Data/Model_3.ods'#$rbmf.G$28]; ['file:///home/runejen/Dropbox/Skole/Master/Data/Model_4.ods'#$rbmf.G$28]; ['file:///home/runejen/Dropbox/Skole/Master/Data/Model_5.ods'#$rbmf.G$28])" office:value-type="float" office:value="21.49" calcext:value-type="float">
            <text:p>21.49</text:p>
          </table:table-cell>
          <table:table-cell table:formula="of:=AVERAGE(['file:///home/runejen/Dropbox/Skole/Master/Data/Model_1.ods'#$rbmf.H$28]; ['file:///home/runejen/Dropbox/Skole/Master/Data/Model_2.ods'#$rbmf.H$28]; ['file:///home/runejen/Dropbox/Skole/Master/Data/Model_3.ods'#$rbmf.H$28]; ['file:///home/runejen/Dropbox/Skole/Master/Data/Model_4.ods'#$rbmf.H$28]; ['file:///home/runejen/Dropbox/Skole/Master/Data/Model_5.ods'#$rbmf.H$28])" office:value-type="float" office:value="26.182" calcext:value-type="float">
            <text:p>26.18</text:p>
          </table:table-cell>
          <table:table-cell table:formula="of:=AVERAGE(['file:///home/runejen/Dropbox/Skole/Master/Data/Model_1.ods'#$rbmf.I$28]; ['file:///home/runejen/Dropbox/Skole/Master/Data/Model_2.ods'#$rbmf.I$28]; ['file:///home/runejen/Dropbox/Skole/Master/Data/Model_3.ods'#$rbmf.I$28]; ['file:///home/runejen/Dropbox/Skole/Master/Data/Model_4.ods'#$rbmf.I$28]; ['file:///home/runejen/Dropbox/Skole/Master/Data/Model_5.ods'#$rbmf.I$28])" office:value-type="float" office:value="22.634" calcext:value-type="float">
            <text:p>22.63</text:p>
          </table:table-cell>
          <table:table-cell table:formula="of:=AVERAGE(['file:///home/runejen/Dropbox/Skole/Master/Data/Model_1.ods'#$rbmf.J$28]; ['file:///home/runejen/Dropbox/Skole/Master/Data/Model_2.ods'#$rbmf.J$28]; ['file:///home/runejen/Dropbox/Skole/Master/Data/Model_3.ods'#$rbmf.J$28]; ['file:///home/runejen/Dropbox/Skole/Master/Data/Model_4.ods'#$rbmf.J$28]; ['file:///home/runejen/Dropbox/Skole/Master/Data/Model_5.ods'#$rbmf.J$28])" office:value-type="percentage" office:value="0.954377953216859" calcext:value-type="percentage">
            <text:p>95.44%</text:p>
          </table:table-cell>
          <table:table-cell table:formula="of:=AVERAGE(['file:///home/runejen/Dropbox/Skole/Master/Data/Model_1.ods'#$rbmf.K$28]; ['file:///home/runejen/Dropbox/Skole/Master/Data/Model_2.ods'#$rbmf.K$28]; ['file:///home/runejen/Dropbox/Skole/Master/Data/Model_3.ods'#$rbmf.K$28]; ['file:///home/runejen/Dropbox/Skole/Master/Data/Model_4.ods'#$rbmf.K$28]; ['file:///home/runejen/Dropbox/Skole/Master/Data/Model_5.ods'#$rbmf.K$28])" office:value-type="float" office:value="96.064" calcext:value-type="float">
            <text:p>96.06</text:p>
          </table:table-cell>
          <table:table-cell table:formula="of:=AVERAGE(['file:///home/runejen/Dropbox/Skole/Master/Data/Model_1.ods'#$rbmf.L$28]; ['file:///home/runejen/Dropbox/Skole/Master/Data/Model_2.ods'#$rbmf.L$28]; ['file:///home/runejen/Dropbox/Skole/Master/Data/Model_3.ods'#$rbmf.L$28]; ['file:///home/runejen/Dropbox/Skole/Master/Data/Model_4.ods'#$rbmf.L$28]; ['file:///home/runejen/Dropbox/Skole/Master/Data/Model_5.ods'#$rbmf.L$28])" office:value-type="float" office:value="95.436" calcext:value-type="float">
            <text:p>95.44</text:p>
          </table:table-cell>
          <table:table-cell table:formula="of:=AVERAGE(['file:///home/runejen/Dropbox/Skole/Master/Data/Model_1.ods'#$rbmf.M$28]; ['file:///home/runejen/Dropbox/Skole/Master/Data/Model_2.ods'#$rbmf.M$28]; ['file:///home/runejen/Dropbox/Skole/Master/Data/Model_3.ods'#$rbmf.M$28]; ['file:///home/runejen/Dropbox/Skole/Master/Data/Model_4.ods'#$rbmf.M$28]; ['file:///home/runejen/Dropbox/Skole/Master/Data/Model_5.ods'#$rbmf.M$28])" office:value-type="float" office:value="95.732" calcext:value-type="float">
            <text:p>95.73</text:p>
          </table:table-cell>
          <table:table-cell table:formula="of:=AVERAGE(['file:///home/runejen/Dropbox/Skole/Master/Data/Model_1.ods'#$rbmf.N$28]; ['file:///home/runejen/Dropbox/Skole/Master/Data/Model_2.ods'#$rbmf.N$28]; ['file:///home/runejen/Dropbox/Skole/Master/Data/Model_3.ods'#$rbmf.N$28]; ['file:///home/runejen/Dropbox/Skole/Master/Data/Model_4.ods'#$rbmf.N$28]; ['file:///home/runejen/Dropbox/Skole/Master/Data/Model_5.ods'#$rbmf.N$28])" office:value-type="float" office:value="92.014" calcext:value-type="float">
            <text:p>92.01</text:p>
          </table:table-cell>
          <table:table-cell table:formula="of:=AVERAGE(['file:///home/runejen/Dropbox/Skole/Master/Data/Model_1.ods'#$rbmf.O$28]; ['file:///home/runejen/Dropbox/Skole/Master/Data/Model_2.ods'#$rbmf.O$28]; ['file:///home/runejen/Dropbox/Skole/Master/Data/Model_3.ods'#$rbmf.O$28]; ['file:///home/runejen/Dropbox/Skole/Master/Data/Model_4.ods'#$rbmf.O$28]; ['file:///home/runejen/Dropbox/Skole/Master/Data/Model_5.ods'#$rbmf.O$28])" office:value-type="float" office:value="92.228" calcext:value-type="float">
            <text:p>92.23</text:p>
          </table:table-cell>
          <table:table-cell table:formula="of:=AVERAGE(['file:///home/runejen/Dropbox/Skole/Master/Data/Model_1.ods'#$rbmf.P$28]; ['file:///home/runejen/Dropbox/Skole/Master/Data/Model_2.ods'#$rbmf.P$28]; ['file:///home/runejen/Dropbox/Skole/Master/Data/Model_3.ods'#$rbmf.P$28]; ['file:///home/runejen/Dropbox/Skole/Master/Data/Model_4.ods'#$rbmf.P$28]; ['file:///home/runejen/Dropbox/Skole/Master/Data/Model_5.ods'#$rbmf.P$28])" office:value-type="float" office:value="91.978" calcext:value-type="float">
            <text:p>91.98</text:p>
          </table:table-cell>
        </table:table-row>
        <table:table-row table:style-name="ro1">
          <table:table-cell office:value-type="string" calcext:value-type="string">
            <text:p>300k</text:p>
          </table:table-cell>
          <table:table-cell table:formula="of:=AVERAGE(['file:///home/runejen/Dropbox/Skole/Master/Data/Model_1.ods'#$rbmf.F$41]; ['file:///home/runejen/Dropbox/Skole/Master/Data/Model_2.ods'#$rbmf.F$41]; ['file:///home/runejen/Dropbox/Skole/Master/Data/Model_3.ods'#$rbmf.F$41]; ['file:///home/runejen/Dropbox/Skole/Master/Data/Model_4.ods'#$rbmf.F$41]; ['file:///home/runejen/Dropbox/Skole/Master/Data/Model_5.ods'#$rbmf.F$41])" office:value-type="percentage" office:value="0.252306191904778" calcext:value-type="percentage">
            <text:p>25.23%</text:p>
          </table:table-cell>
          <table:table-cell table:formula="of:=AVERAGE(['file:///home/runejen/Dropbox/Skole/Master/Data/Model_1.ods'#$rbmf.G$41]; ['file:///home/runejen/Dropbox/Skole/Master/Data/Model_2.ods'#$rbmf.G$41]; ['file:///home/runejen/Dropbox/Skole/Master/Data/Model_3.ods'#$rbmf.G$41]; ['file:///home/runejen/Dropbox/Skole/Master/Data/Model_4.ods'#$rbmf.G$41]; ['file:///home/runejen/Dropbox/Skole/Master/Data/Model_5.ods'#$rbmf.G$41])" office:value-type="float" office:value="19.698" calcext:value-type="float">
            <text:p>19.70</text:p>
          </table:table-cell>
          <table:table-cell table:formula="of:=AVERAGE(['file:///home/runejen/Dropbox/Skole/Master/Data/Model_1.ods'#$rbmf.H$41]; ['file:///home/runejen/Dropbox/Skole/Master/Data/Model_2.ods'#$rbmf.H$41]; ['file:///home/runejen/Dropbox/Skole/Master/Data/Model_3.ods'#$rbmf.H$41]; ['file:///home/runejen/Dropbox/Skole/Master/Data/Model_4.ods'#$rbmf.H$41]; ['file:///home/runejen/Dropbox/Skole/Master/Data/Model_5.ods'#$rbmf.H$41])" office:value-type="float" office:value="25.23" calcext:value-type="float">
            <text:p>25.23</text:p>
          </table:table-cell>
          <table:table-cell table:formula="of:=AVERAGE(['file:///home/runejen/Dropbox/Skole/Master/Data/Model_1.ods'#$rbmf.I$41]; ['file:///home/runejen/Dropbox/Skole/Master/Data/Model_2.ods'#$rbmf.I$41]; ['file:///home/runejen/Dropbox/Skole/Master/Data/Model_3.ods'#$rbmf.I$41]; ['file:///home/runejen/Dropbox/Skole/Master/Data/Model_4.ods'#$rbmf.I$41]; ['file:///home/runejen/Dropbox/Skole/Master/Data/Model_5.ods'#$rbmf.I$41])" office:value-type="float" office:value="21.312" calcext:value-type="float">
            <text:p>21.31</text:p>
          </table:table-cell>
          <table:table-cell table:formula="of:=AVERAGE(['file:///home/runejen/Dropbox/Skole/Master/Data/Model_1.ods'#$rbmf.J$41]; ['file:///home/runejen/Dropbox/Skole/Master/Data/Model_2.ods'#$rbmf.J$41]; ['file:///home/runejen/Dropbox/Skole/Master/Data/Model_3.ods'#$rbmf.J$41]; ['file:///home/runejen/Dropbox/Skole/Master/Data/Model_4.ods'#$rbmf.J$41]; ['file:///home/runejen/Dropbox/Skole/Master/Data/Model_5.ods'#$rbmf.J$41])" office:value-type="percentage" office:value="0.952225426925805" calcext:value-type="percentage">
            <text:p>95.22%</text:p>
          </table:table-cell>
          <table:table-cell table:formula="of:=AVERAGE(['file:///home/runejen/Dropbox/Skole/Master/Data/Model_1.ods'#$rbmf.K$41]; ['file:///home/runejen/Dropbox/Skole/Master/Data/Model_2.ods'#$rbmf.K$41]; ['file:///home/runejen/Dropbox/Skole/Master/Data/Model_3.ods'#$rbmf.K$41]; ['file:///home/runejen/Dropbox/Skole/Master/Data/Model_4.ods'#$rbmf.K$41]; ['file:///home/runejen/Dropbox/Skole/Master/Data/Model_5.ods'#$rbmf.K$41])" office:value-type="float" office:value="95.996" calcext:value-type="float">
            <text:p>96.00</text:p>
          </table:table-cell>
          <table:table-cell table:formula="of:=AVERAGE(['file:///home/runejen/Dropbox/Skole/Master/Data/Model_1.ods'#$rbmf.L$41]; ['file:///home/runejen/Dropbox/Skole/Master/Data/Model_2.ods'#$rbmf.L$41]; ['file:///home/runejen/Dropbox/Skole/Master/Data/Model_3.ods'#$rbmf.L$41]; ['file:///home/runejen/Dropbox/Skole/Master/Data/Model_4.ods'#$rbmf.L$41]; ['file:///home/runejen/Dropbox/Skole/Master/Data/Model_5.ods'#$rbmf.L$41])" office:value-type="float" office:value="95.222" calcext:value-type="float">
            <text:p>95.22</text:p>
          </table:table-cell>
          <table:table-cell table:formula="of:=AVERAGE(['file:///home/runejen/Dropbox/Skole/Master/Data/Model_1.ods'#$rbmf.M$41]; ['file:///home/runejen/Dropbox/Skole/Master/Data/Model_2.ods'#$rbmf.M$41]; ['file:///home/runejen/Dropbox/Skole/Master/Data/Model_3.ods'#$rbmf.M$41]; ['file:///home/runejen/Dropbox/Skole/Master/Data/Model_4.ods'#$rbmf.M$41]; ['file:///home/runejen/Dropbox/Skole/Master/Data/Model_5.ods'#$rbmf.M$41])" office:value-type="float" office:value="95.59" calcext:value-type="float">
            <text:p>95.59</text:p>
          </table:table-cell>
          <table:table-cell table:formula="of:=AVERAGE(['file:///home/runejen/Dropbox/Skole/Master/Data/Model_1.ods'#$rbmf.N$41]; ['file:///home/runejen/Dropbox/Skole/Master/Data/Model_2.ods'#$rbmf.N$41]; ['file:///home/runejen/Dropbox/Skole/Master/Data/Model_3.ods'#$rbmf.N$41]; ['file:///home/runejen/Dropbox/Skole/Master/Data/Model_4.ods'#$rbmf.N$41]; ['file:///home/runejen/Dropbox/Skole/Master/Data/Model_5.ods'#$rbmf.N$41])" office:value-type="float" office:value="91.8" calcext:value-type="float">
            <text:p>91.80</text:p>
          </table:table-cell>
          <table:table-cell table:formula="of:=AVERAGE(['file:///home/runejen/Dropbox/Skole/Master/Data/Model_1.ods'#$rbmf.O$41]; ['file:///home/runejen/Dropbox/Skole/Master/Data/Model_2.ods'#$rbmf.O$41]; ['file:///home/runejen/Dropbox/Skole/Master/Data/Model_3.ods'#$rbmf.O$41]; ['file:///home/runejen/Dropbox/Skole/Master/Data/Model_4.ods'#$rbmf.O$41]; ['file:///home/runejen/Dropbox/Skole/Master/Data/Model_5.ods'#$rbmf.O$41])" office:value-type="float" office:value="92.056" calcext:value-type="float">
            <text:p>92.06</text:p>
          </table:table-cell>
          <table:table-cell table:formula="of:=AVERAGE(['file:///home/runejen/Dropbox/Skole/Master/Data/Model_1.ods'#$rbmf.P$41]; ['file:///home/runejen/Dropbox/Skole/Master/Data/Model_2.ods'#$rbmf.P$41]; ['file:///home/runejen/Dropbox/Skole/Master/Data/Model_3.ods'#$rbmf.P$41]; ['file:///home/runejen/Dropbox/Skole/Master/Data/Model_4.ods'#$rbmf.P$41]; ['file:///home/runejen/Dropbox/Skole/Master/Data/Model_5.ods'#$rbmf.P$41])" office:value-type="float" office:value="91.722" calcext:value-type="float">
            <text:p>91.72</text:p>
          </table:table-cell>
        </table:table-row>
        <table:table-row table:style-name="ro1">
          <table:table-cell office:value-type="string" calcext:value-type="string">
            <text:p>400k</text:p>
          </table:table-cell>
          <table:table-cell table:formula="of:=AVERAGE(['file:///home/runejen/Dropbox/Skole/Master/Data/Model_1.ods'#$rbmf.F$54]; ['file:///home/runejen/Dropbox/Skole/Master/Data/Model_2.ods'#$rbmf.F$54]; ['file:///home/runejen/Dropbox/Skole/Master/Data/Model_3.ods'#$rbmf.F$54]; ['file:///home/runejen/Dropbox/Skole/Master/Data/Model_4.ods'#$rbmf.F$54]; ['file:///home/runejen/Dropbox/Skole/Master/Data/Model_5.ods'#$rbmf.F$54])" office:value-type="percentage" office:value="0.250636545031449" calcext:value-type="percentage">
            <text:p>25.06%</text:p>
          </table:table-cell>
          <table:table-cell table:formula="of:=AVERAGE(['file:///home/runejen/Dropbox/Skole/Master/Data/Model_1.ods'#$rbmf.G$54]; ['file:///home/runejen/Dropbox/Skole/Master/Data/Model_2.ods'#$rbmf.G$54]; ['file:///home/runejen/Dropbox/Skole/Master/Data/Model_3.ods'#$rbmf.G$54]; ['file:///home/runejen/Dropbox/Skole/Master/Data/Model_4.ods'#$rbmf.G$54]; ['file:///home/runejen/Dropbox/Skole/Master/Data/Model_5.ods'#$rbmf.G$54])" office:value-type="float" office:value="19.48" calcext:value-type="float">
            <text:p>19.48</text:p>
          </table:table-cell>
          <table:table-cell table:formula="of:=AVERAGE(['file:///home/runejen/Dropbox/Skole/Master/Data/Model_1.ods'#$rbmf.H$54]; ['file:///home/runejen/Dropbox/Skole/Master/Data/Model_2.ods'#$rbmf.H$54]; ['file:///home/runejen/Dropbox/Skole/Master/Data/Model_3.ods'#$rbmf.H$54]; ['file:///home/runejen/Dropbox/Skole/Master/Data/Model_4.ods'#$rbmf.H$54]; ['file:///home/runejen/Dropbox/Skole/Master/Data/Model_5.ods'#$rbmf.H$54])" office:value-type="float" office:value="25.062" calcext:value-type="float">
            <text:p>25.06</text:p>
          </table:table-cell>
          <table:table-cell table:formula="of:=AVERAGE(['file:///home/runejen/Dropbox/Skole/Master/Data/Model_1.ods'#$rbmf.I$54]; ['file:///home/runejen/Dropbox/Skole/Master/Data/Model_2.ods'#$rbmf.I$54]; ['file:///home/runejen/Dropbox/Skole/Master/Data/Model_3.ods'#$rbmf.I$54]; ['file:///home/runejen/Dropbox/Skole/Master/Data/Model_4.ods'#$rbmf.I$54]; ['file:///home/runejen/Dropbox/Skole/Master/Data/Model_5.ods'#$rbmf.I$54])" office:value-type="float" office:value="21.106" calcext:value-type="float">
            <text:p>21.11</text:p>
          </table:table-cell>
          <table:table-cell table:formula="of:=AVERAGE(['file:///home/runejen/Dropbox/Skole/Master/Data/Model_1.ods'#$rbmf.J$54]; ['file:///home/runejen/Dropbox/Skole/Master/Data/Model_2.ods'#$rbmf.J$54]; ['file:///home/runejen/Dropbox/Skole/Master/Data/Model_3.ods'#$rbmf.J$54]; ['file:///home/runejen/Dropbox/Skole/Master/Data/Model_4.ods'#$rbmf.J$54]; ['file:///home/runejen/Dropbox/Skole/Master/Data/Model_5.ods'#$rbmf.J$54])" office:value-type="percentage" office:value="0.951996794922479" calcext:value-type="percentage">
            <text:p>95.20%</text:p>
          </table:table-cell>
          <table:table-cell table:formula="of:=AVERAGE(['file:///home/runejen/Dropbox/Skole/Master/Data/Model_1.ods'#$rbmf.K$54]; ['file:///home/runejen/Dropbox/Skole/Master/Data/Model_2.ods'#$rbmf.K$54]; ['file:///home/runejen/Dropbox/Skole/Master/Data/Model_3.ods'#$rbmf.K$54]; ['file:///home/runejen/Dropbox/Skole/Master/Data/Model_4.ods'#$rbmf.K$54]; ['file:///home/runejen/Dropbox/Skole/Master/Data/Model_5.ods'#$rbmf.K$54])" office:value-type="float" office:value="95.98" calcext:value-type="float">
            <text:p>95.98</text:p>
          </table:table-cell>
          <table:table-cell table:formula="of:=AVERAGE(['file:///home/runejen/Dropbox/Skole/Master/Data/Model_1.ods'#$rbmf.L$54]; ['file:///home/runejen/Dropbox/Skole/Master/Data/Model_2.ods'#$rbmf.L$54]; ['file:///home/runejen/Dropbox/Skole/Master/Data/Model_3.ods'#$rbmf.L$54]; ['file:///home/runejen/Dropbox/Skole/Master/Data/Model_4.ods'#$rbmf.L$54]; ['file:///home/runejen/Dropbox/Skole/Master/Data/Model_5.ods'#$rbmf.L$54])" office:value-type="float" office:value="95.2" calcext:value-type="float">
            <text:p>95.20</text:p>
          </table:table-cell>
          <table:table-cell table:formula="of:=AVERAGE(['file:///home/runejen/Dropbox/Skole/Master/Data/Model_1.ods'#$rbmf.M$54]; ['file:///home/runejen/Dropbox/Skole/Master/Data/Model_2.ods'#$rbmf.M$54]; ['file:///home/runejen/Dropbox/Skole/Master/Data/Model_3.ods'#$rbmf.M$54]; ['file:///home/runejen/Dropbox/Skole/Master/Data/Model_4.ods'#$rbmf.M$54]; ['file:///home/runejen/Dropbox/Skole/Master/Data/Model_5.ods'#$rbmf.M$54])" office:value-type="float" office:value="95.572" calcext:value-type="float">
            <text:p>95.57</text:p>
          </table:table-cell>
          <table:table-cell table:formula="of:=AVERAGE(['file:///home/runejen/Dropbox/Skole/Master/Data/Model_1.ods'#$rbmf.N$54]; ['file:///home/runejen/Dropbox/Skole/Master/Data/Model_2.ods'#$rbmf.N$54]; ['file:///home/runejen/Dropbox/Skole/Master/Data/Model_3.ods'#$rbmf.N$54]; ['file:///home/runejen/Dropbox/Skole/Master/Data/Model_4.ods'#$rbmf.N$54]; ['file:///home/runejen/Dropbox/Skole/Master/Data/Model_5.ods'#$rbmf.N$54])" office:value-type="float" office:value="91.772" calcext:value-type="float">
            <text:p>91.77</text:p>
          </table:table-cell>
          <table:table-cell table:formula="of:=AVERAGE(['file:///home/runejen/Dropbox/Skole/Master/Data/Model_1.ods'#$rbmf.O$54]; ['file:///home/runejen/Dropbox/Skole/Master/Data/Model_2.ods'#$rbmf.O$54]; ['file:///home/runejen/Dropbox/Skole/Master/Data/Model_3.ods'#$rbmf.O$54]; ['file:///home/runejen/Dropbox/Skole/Master/Data/Model_4.ods'#$rbmf.O$54]; ['file:///home/runejen/Dropbox/Skole/Master/Data/Model_5.ods'#$rbmf.O$54])" office:value-type="float" office:value="92.032" calcext:value-type="float">
            <text:p>92.03</text:p>
          </table:table-cell>
          <table:table-cell table:formula="of:=AVERAGE(['file:///home/runejen/Dropbox/Skole/Master/Data/Model_1.ods'#$rbmf.P$54]; ['file:///home/runejen/Dropbox/Skole/Master/Data/Model_2.ods'#$rbmf.P$54]; ['file:///home/runejen/Dropbox/Skole/Master/Data/Model_3.ods'#$rbmf.P$54]; ['file:///home/runejen/Dropbox/Skole/Master/Data/Model_4.ods'#$rbmf.P$54]; ['file:///home/runejen/Dropbox/Skole/Master/Data/Model_5.ods'#$rbmf.P$54])" office:value-type="float" office:value="91.688" calcext:value-type="float">
            <text:p>91.69</text:p>
          </table:table-cell>
        </table:table-row>
        <table:table-row table:style-name="ro1">
          <table:table-cell office:value-type="string" calcext:value-type="string">
            <text:p>500k</text:p>
          </table:table-cell>
          <table:table-cell table:formula="of:=AVERAGE(['file:///home/runejen/Dropbox/Skole/Master/Data/Model_1.ods'#$rbmf.F$67]; ['file:///home/runejen/Dropbox/Skole/Master/Data/Model_2.ods'#$rbmf.F$67]; ['file:///home/runejen/Dropbox/Skole/Master/Data/Model_3.ods'#$rbmf.F$67]; ['file:///home/runejen/Dropbox/Skole/Master/Data/Model_4.ods'#$rbmf.F$67]; ['file:///home/runejen/Dropbox/Skole/Master/Data/Model_5.ods'#$rbmf.F$67])" office:value-type="percentage" office:value="0.249963436620846" calcext:value-type="percentage">
            <text:p>25.00%</text:p>
          </table:table-cell>
          <table:table-cell table:formula="of:=AVERAGE(['file:///home/runejen/Dropbox/Skole/Master/Data/Model_1.ods'#$rbmf.G$67]; ['file:///home/runejen/Dropbox/Skole/Master/Data/Model_2.ods'#$rbmf.G$67]; ['file:///home/runejen/Dropbox/Skole/Master/Data/Model_3.ods'#$rbmf.G$67]; ['file:///home/runejen/Dropbox/Skole/Master/Data/Model_4.ods'#$rbmf.G$67]; ['file:///home/runejen/Dropbox/Skole/Master/Data/Model_5.ods'#$rbmf.G$67])" office:value-type="float" office:value="19.422" calcext:value-type="float">
            <text:p>19.42</text:p>
          </table:table-cell>
          <table:table-cell table:formula="of:=AVERAGE(['file:///home/runejen/Dropbox/Skole/Master/Data/Model_1.ods'#$rbmf.H$67]; ['file:///home/runejen/Dropbox/Skole/Master/Data/Model_2.ods'#$rbmf.H$67]; ['file:///home/runejen/Dropbox/Skole/Master/Data/Model_3.ods'#$rbmf.H$67]; ['file:///home/runejen/Dropbox/Skole/Master/Data/Model_4.ods'#$rbmf.H$67]; ['file:///home/runejen/Dropbox/Skole/Master/Data/Model_5.ods'#$rbmf.H$67])" office:value-type="float" office:value="24.996" calcext:value-type="float">
            <text:p>25.00</text:p>
          </table:table-cell>
          <table:table-cell table:formula="of:=AVERAGE(['file:///home/runejen/Dropbox/Skole/Master/Data/Model_1.ods'#$rbmf.I$67]; ['file:///home/runejen/Dropbox/Skole/Master/Data/Model_2.ods'#$rbmf.I$67]; ['file:///home/runejen/Dropbox/Skole/Master/Data/Model_3.ods'#$rbmf.I$67]; ['file:///home/runejen/Dropbox/Skole/Master/Data/Model_4.ods'#$rbmf.I$67]; ['file:///home/runejen/Dropbox/Skole/Master/Data/Model_5.ods'#$rbmf.I$67])" office:value-type="float" office:value="21.048" calcext:value-type="float">
            <text:p>21.05</text:p>
          </table:table-cell>
          <table:table-cell table:formula="of:=AVERAGE(['file:///home/runejen/Dropbox/Skole/Master/Data/Model_1.ods'#$rbmf.J$67]; ['file:///home/runejen/Dropbox/Skole/Master/Data/Model_2.ods'#$rbmf.J$67]; ['file:///home/runejen/Dropbox/Skole/Master/Data/Model_3.ods'#$rbmf.J$67]; ['file:///home/runejen/Dropbox/Skole/Master/Data/Model_4.ods'#$rbmf.J$67]; ['file:///home/runejen/Dropbox/Skole/Master/Data/Model_5.ods'#$rbmf.J$67])" office:value-type="percentage" office:value="0.951997026302078" calcext:value-type="percentage">
            <text:p>95.20%</text:p>
          </table:table-cell>
          <table:table-cell table:formula="of:=AVERAGE(['file:///home/runejen/Dropbox/Skole/Master/Data/Model_1.ods'#$rbmf.K$67]; ['file:///home/runejen/Dropbox/Skole/Master/Data/Model_2.ods'#$rbmf.K$67]; ['file:///home/runejen/Dropbox/Skole/Master/Data/Model_3.ods'#$rbmf.K$67]; ['file:///home/runejen/Dropbox/Skole/Master/Data/Model_4.ods'#$rbmf.K$67]; ['file:///home/runejen/Dropbox/Skole/Master/Data/Model_5.ods'#$rbmf.K$67])" office:value-type="float" office:value="95.978" calcext:value-type="float">
            <text:p>95.98</text:p>
          </table:table-cell>
          <table:table-cell table:formula="of:=AVERAGE(['file:///home/runejen/Dropbox/Skole/Master/Data/Model_1.ods'#$rbmf.L$67]; ['file:///home/runejen/Dropbox/Skole/Master/Data/Model_2.ods'#$rbmf.L$67]; ['file:///home/runejen/Dropbox/Skole/Master/Data/Model_3.ods'#$rbmf.L$67]; ['file:///home/runejen/Dropbox/Skole/Master/Data/Model_4.ods'#$rbmf.L$67]; ['file:///home/runejen/Dropbox/Skole/Master/Data/Model_5.ods'#$rbmf.L$67])" office:value-type="float" office:value="95.202" calcext:value-type="float">
            <text:p>95.20</text:p>
          </table:table-cell>
          <table:table-cell table:formula="of:=AVERAGE(['file:///home/runejen/Dropbox/Skole/Master/Data/Model_1.ods'#$rbmf.M$67]; ['file:///home/runejen/Dropbox/Skole/Master/Data/Model_2.ods'#$rbmf.M$67]; ['file:///home/runejen/Dropbox/Skole/Master/Data/Model_3.ods'#$rbmf.M$67]; ['file:///home/runejen/Dropbox/Skole/Master/Data/Model_4.ods'#$rbmf.M$67]; ['file:///home/runejen/Dropbox/Skole/Master/Data/Model_5.ods'#$rbmf.M$67])" office:value-type="float" office:value="95.572" calcext:value-type="float">
            <text:p>95.57</text:p>
          </table:table-cell>
          <table:table-cell table:formula="of:=AVERAGE(['file:///home/runejen/Dropbox/Skole/Master/Data/Model_1.ods'#$rbmf.N$67]; ['file:///home/runejen/Dropbox/Skole/Master/Data/Model_2.ods'#$rbmf.N$67]; ['file:///home/runejen/Dropbox/Skole/Master/Data/Model_3.ods'#$rbmf.N$67]; ['file:///home/runejen/Dropbox/Skole/Master/Data/Model_4.ods'#$rbmf.N$67]; ['file:///home/runejen/Dropbox/Skole/Master/Data/Model_5.ods'#$rbmf.N$67])" office:value-type="float" office:value="91.766" calcext:value-type="float">
            <text:p>91.77</text:p>
          </table:table-cell>
          <table:table-cell table:formula="of:=AVERAGE(['file:///home/runejen/Dropbox/Skole/Master/Data/Model_1.ods'#$rbmf.O$67]; ['file:///home/runejen/Dropbox/Skole/Master/Data/Model_2.ods'#$rbmf.O$67]; ['file:///home/runejen/Dropbox/Skole/Master/Data/Model_3.ods'#$rbmf.O$67]; ['file:///home/runejen/Dropbox/Skole/Master/Data/Model_4.ods'#$rbmf.O$67]; ['file:///home/runejen/Dropbox/Skole/Master/Data/Model_5.ods'#$rbmf.O$67])" office:value-type="float" office:value="92.028" calcext:value-type="float">
            <text:p>92.03</text:p>
          </table:table-cell>
          <table:table-cell table:formula="of:=AVERAGE(['file:///home/runejen/Dropbox/Skole/Master/Data/Model_1.ods'#$rbmf.P$67]; ['file:///home/runejen/Dropbox/Skole/Master/Data/Model_2.ods'#$rbmf.P$67]; ['file:///home/runejen/Dropbox/Skole/Master/Data/Model_3.ods'#$rbmf.P$67]; ['file:///home/runejen/Dropbox/Skole/Master/Data/Model_4.ods'#$rbmf.P$67]; ['file:///home/runejen/Dropbox/Skole/Master/Data/Model_5.ods'#$rbmf.P$67])" office:value-type="float" office:value="91.688" calcext:value-type="float">
            <text:p>91.6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Pos %</text:p>
          </table:table-cell>
          <table:table-cell table:style-name="Default" office:value-type="string" calcext:value-type="string">
            <text:p>Pos prec</text:p>
          </table:table-cell>
          <table:table-cell table:style-name="Default" office:value-type="string" calcext:value-type="string">
            <text:p>Pos recall</text:p>
          </table:table-cell>
          <table:table-cell table:style-name="Default" office:value-type="string" calcext:value-type="string">
            <text:p>Pos F1</text:p>
          </table:table-cell>
          <table:table-cell table:style-name="Default" office:value-type="string" calcext:value-type="string">
            <text:p>Neg %</text:p>
          </table:table-cell>
          <table:table-cell table:style-name="Default" office:value-type="string" calcext:value-type="string">
            <text:p>Neg prec</text:p>
          </table:table-cell>
          <table:table-cell table:style-name="Default" office:value-type="string" calcext:value-type="string">
            <text:p>Neg recall</text:p>
          </table:table-cell>
          <table:table-cell table:style-name="Default" office:value-type="string" calcext:value-type="string">
            <text:p>Neg F1</text:p>
          </table:table-cell>
          <table:table-cell table:style-name="Default" office:value-type="string" calcext:value-type="string">
            <text:p>Weighted F1</text:p>
          </table:table-cell>
          <table:table-cell table:style-name="Default" office:value-type="string" calcext:value-type="string">
            <text:p>Weighted Precision</text:p>
          </table:table-cell>
          <table:table-cell table:style-name="Default" office:value-type="string" calcext:value-type="string">
            <text:p>Weighted recall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 table:formula="of:=AVERAGE(['file:///home/runejen/Dropbox/Skole/Master/Data/Model_1.ods'#$rm.F$15]; ['file:///home/runejen/Dropbox/Skole/Master/Data/Model_2.ods'#$rm.F$15]; ['file:///home/runejen/Dropbox/Skole/Master/Data/Model_3.ods'#$rm.F$15]; ['file:///home/runejen/Dropbox/Skole/Master/Data/Model_4.ods'#$rm.F$15]; ['file:///home/runejen/Dropbox/Skole/Master/Data/Model_5.ods'#$rm.F$15])" office:value-type="percentage" office:value="0.289215528823613" calcext:value-type="percentage">
            <text:p>28.92%</text:p>
          </table:table-cell>
          <table:table-cell table:formula="of:=AVERAGE(['file:///home/runejen/Dropbox/Skole/Master/Data/Model_1.ods'#$rm.G$15]; ['file:///home/runejen/Dropbox/Skole/Master/Data/Model_2.ods'#$rm.G$15]; ['file:///home/runejen/Dropbox/Skole/Master/Data/Model_3.ods'#$rm.G$15]; ['file:///home/runejen/Dropbox/Skole/Master/Data/Model_4.ods'#$rm.G$15]; ['file:///home/runejen/Dropbox/Skole/Master/Data/Model_5.ods'#$rm.G$15])" office:value-type="float" office:value="30.29" calcext:value-type="float">
            <text:p>30.29</text:p>
          </table:table-cell>
          <table:table-cell table:formula="of:=AVERAGE(['file:///home/runejen/Dropbox/Skole/Master/Data/Model_1.ods'#$rm.H$15]; ['file:///home/runejen/Dropbox/Skole/Master/Data/Model_2.ods'#$rm.H$15]; ['file:///home/runejen/Dropbox/Skole/Master/Data/Model_3.ods'#$rm.H$15]; ['file:///home/runejen/Dropbox/Skole/Master/Data/Model_4.ods'#$rm.H$15]; ['file:///home/runejen/Dropbox/Skole/Master/Data/Model_5.ods'#$rm.H$15])" office:value-type="float" office:value="28.92" calcext:value-type="float">
            <text:p>28.92</text:p>
          </table:table-cell>
          <table:table-cell table:formula="of:=AVERAGE(['file:///home/runejen/Dropbox/Skole/Master/Data/Model_1.ods'#$rm.I$15]; ['file:///home/runejen/Dropbox/Skole/Master/Data/Model_2.ods'#$rm.I$15]; ['file:///home/runejen/Dropbox/Skole/Master/Data/Model_3.ods'#$rm.I$15]; ['file:///home/runejen/Dropbox/Skole/Master/Data/Model_4.ods'#$rm.I$15]; ['file:///home/runejen/Dropbox/Skole/Master/Data/Model_5.ods'#$rm.I$15])" office:value-type="float" office:value="28.602" calcext:value-type="float">
            <text:p>28.60</text:p>
          </table:table-cell>
          <table:table-cell table:formula="of:=AVERAGE(['file:///home/runejen/Dropbox/Skole/Master/Data/Model_1.ods'#$rm.J$15]; ['file:///home/runejen/Dropbox/Skole/Master/Data/Model_2.ods'#$rm.J$15]; ['file:///home/runejen/Dropbox/Skole/Master/Data/Model_3.ods'#$rm.J$15]; ['file:///home/runejen/Dropbox/Skole/Master/Data/Model_4.ods'#$rm.J$15]; ['file:///home/runejen/Dropbox/Skole/Master/Data/Model_5.ods'#$rm.J$15])" office:value-type="percentage" office:value="0.960444878780506" calcext:value-type="percentage">
            <text:p>96.04%</text:p>
          </table:table-cell>
          <table:table-cell table:formula="of:=AVERAGE(['file:///home/runejen/Dropbox/Skole/Master/Data/Model_1.ods'#$rm.K$15]; ['file:///home/runejen/Dropbox/Skole/Master/Data/Model_2.ods'#$rm.K$15]; ['file:///home/runejen/Dropbox/Skole/Master/Data/Model_3.ods'#$rm.K$15]; ['file:///home/runejen/Dropbox/Skole/Master/Data/Model_4.ods'#$rm.K$15]; ['file:///home/runejen/Dropbox/Skole/Master/Data/Model_5.ods'#$rm.K$15])" office:value-type="float" office:value="96.24" calcext:value-type="float">
            <text:p>96.24</text:p>
          </table:table-cell>
          <table:table-cell table:formula="of:=AVERAGE(['file:///home/runejen/Dropbox/Skole/Master/Data/Model_1.ods'#$rm.L$15]; ['file:///home/runejen/Dropbox/Skole/Master/Data/Model_2.ods'#$rm.L$15]; ['file:///home/runejen/Dropbox/Skole/Master/Data/Model_3.ods'#$rm.L$15]; ['file:///home/runejen/Dropbox/Skole/Master/Data/Model_4.ods'#$rm.L$15]; ['file:///home/runejen/Dropbox/Skole/Master/Data/Model_5.ods'#$rm.L$15])" office:value-type="float" office:value="96.046" calcext:value-type="float">
            <text:p>96.05</text:p>
          </table:table-cell>
          <table:table-cell table:formula="of:=AVERAGE(['file:///home/runejen/Dropbox/Skole/Master/Data/Model_1.ods'#$rm.M$15]; ['file:///home/runejen/Dropbox/Skole/Master/Data/Model_2.ods'#$rm.M$15]; ['file:///home/runejen/Dropbox/Skole/Master/Data/Model_3.ods'#$rm.M$15]; ['file:///home/runejen/Dropbox/Skole/Master/Data/Model_4.ods'#$rm.M$15]; ['file:///home/runejen/Dropbox/Skole/Master/Data/Model_5.ods'#$rm.M$15])" office:value-type="float" office:value="96.128" calcext:value-type="float">
            <text:p>96.13</text:p>
          </table:table-cell>
          <table:table-cell table:formula="of:=AVERAGE(['file:///home/runejen/Dropbox/Skole/Master/Data/Model_1.ods'#$rm.N$15]; ['file:///home/runejen/Dropbox/Skole/Master/Data/Model_2.ods'#$rm.N$15]; ['file:///home/runejen/Dropbox/Skole/Master/Data/Model_3.ods'#$rm.N$15]; ['file:///home/runejen/Dropbox/Skole/Master/Data/Model_4.ods'#$rm.N$15]; ['file:///home/runejen/Dropbox/Skole/Master/Data/Model_5.ods'#$rm.N$15])" office:value-type="float" office:value="92.724" calcext:value-type="float">
            <text:p>92.72</text:p>
          </table:table-cell>
          <table:table-cell table:formula="of:=AVERAGE(['file:///home/runejen/Dropbox/Skole/Master/Data/Model_1.ods'#$rm.O$15]; ['file:///home/runejen/Dropbox/Skole/Master/Data/Model_2.ods'#$rm.O$15]; ['file:///home/runejen/Dropbox/Skole/Master/Data/Model_3.ods'#$rm.O$15]; ['file:///home/runejen/Dropbox/Skole/Master/Data/Model_4.ods'#$rm.O$15]; ['file:///home/runejen/Dropbox/Skole/Master/Data/Model_5.ods'#$rm.O$15])" office:value-type="float" office:value="92.846" calcext:value-type="float">
            <text:p>92.85</text:p>
          </table:table-cell>
          <table:table-cell table:formula="of:=AVERAGE(['file:///home/runejen/Dropbox/Skole/Master/Data/Model_1.ods'#$rm.P$15]; ['file:///home/runejen/Dropbox/Skole/Master/Data/Model_2.ods'#$rm.P$15]; ['file:///home/runejen/Dropbox/Skole/Master/Data/Model_3.ods'#$rm.P$15]; ['file:///home/runejen/Dropbox/Skole/Master/Data/Model_4.ods'#$rm.P$15]; ['file:///home/runejen/Dropbox/Skole/Master/Data/Model_5.ods'#$rm.P$15])" office:value-type="float" office:value="92.738" calcext:value-type="float">
            <text:p>92.74</text:p>
          </table:table-cell>
        </table:table-row>
        <table:table-row table:style-name="ro1">
          <table:table-cell office:value-type="string" calcext:value-type="string">
            <text:p>200k</text:p>
          </table:table-cell>
          <table:table-cell table:formula="of:=AVERAGE(['file:///home/runejen/Dropbox/Skole/Master/Data/Model_1.ods'#$rm.F$28]; ['file:///home/runejen/Dropbox/Skole/Master/Data/Model_2.ods'#$rm.F$28]; ['file:///home/runejen/Dropbox/Skole/Master/Data/Model_3.ods'#$rm.F$28]; ['file:///home/runejen/Dropbox/Skole/Master/Data/Model_4.ods'#$rm.F$28]; ['file:///home/runejen/Dropbox/Skole/Master/Data/Model_5.ods'#$rm.F$28])" office:value-type="percentage" office:value="0.317530516613135" calcext:value-type="percentage">
            <text:p>31.75%</text:p>
          </table:table-cell>
          <table:table-cell table:formula="of:=AVERAGE(['file:///home/runejen/Dropbox/Skole/Master/Data/Model_1.ods'#$rm.G$28]; ['file:///home/runejen/Dropbox/Skole/Master/Data/Model_2.ods'#$rm.G$28]; ['file:///home/runejen/Dropbox/Skole/Master/Data/Model_3.ods'#$rm.G$28]; ['file:///home/runejen/Dropbox/Skole/Master/Data/Model_4.ods'#$rm.G$28]; ['file:///home/runejen/Dropbox/Skole/Master/Data/Model_5.ods'#$rm.G$28])" office:value-type="float" office:value="35.04" calcext:value-type="float">
            <text:p>35.04</text:p>
          </table:table-cell>
          <table:table-cell table:formula="of:=AVERAGE(['file:///home/runejen/Dropbox/Skole/Master/Data/Model_1.ods'#$rm.H$28]; ['file:///home/runejen/Dropbox/Skole/Master/Data/Model_2.ods'#$rm.H$28]; ['file:///home/runejen/Dropbox/Skole/Master/Data/Model_3.ods'#$rm.H$28]; ['file:///home/runejen/Dropbox/Skole/Master/Data/Model_4.ods'#$rm.H$28]; ['file:///home/runejen/Dropbox/Skole/Master/Data/Model_5.ods'#$rm.H$28])" office:value-type="float" office:value="31.754" calcext:value-type="float">
            <text:p>31.75</text:p>
          </table:table-cell>
          <table:table-cell table:formula="of:=AVERAGE(['file:///home/runejen/Dropbox/Skole/Master/Data/Model_1.ods'#$rm.I$28]; ['file:///home/runejen/Dropbox/Skole/Master/Data/Model_2.ods'#$rm.I$28]; ['file:///home/runejen/Dropbox/Skole/Master/Data/Model_3.ods'#$rm.I$28]; ['file:///home/runejen/Dropbox/Skole/Master/Data/Model_4.ods'#$rm.I$28]; ['file:///home/runejen/Dropbox/Skole/Master/Data/Model_5.ods'#$rm.I$28])" office:value-type="float" office:value="32.606" calcext:value-type="float">
            <text:p>32.61</text:p>
          </table:table-cell>
          <table:table-cell table:formula="of:=AVERAGE(['file:///home/runejen/Dropbox/Skole/Master/Data/Model_1.ods'#$rm.J$28]; ['file:///home/runejen/Dropbox/Skole/Master/Data/Model_2.ods'#$rm.J$28]; ['file:///home/runejen/Dropbox/Skole/Master/Data/Model_3.ods'#$rm.J$28]; ['file:///home/runejen/Dropbox/Skole/Master/Data/Model_4.ods'#$rm.J$28]; ['file:///home/runejen/Dropbox/Skole/Master/Data/Model_5.ods'#$rm.J$28])" office:value-type="percentage" office:value="0.971739047330412" calcext:value-type="percentage">
            <text:p>97.17%</text:p>
          </table:table-cell>
          <table:table-cell table:formula="of:=AVERAGE(['file:///home/runejen/Dropbox/Skole/Master/Data/Model_1.ods'#$rm.K$28]; ['file:///home/runejen/Dropbox/Skole/Master/Data/Model_2.ods'#$rm.K$28]; ['file:///home/runejen/Dropbox/Skole/Master/Data/Model_3.ods'#$rm.K$28]; ['file:///home/runejen/Dropbox/Skole/Master/Data/Model_4.ods'#$rm.K$28]; ['file:///home/runejen/Dropbox/Skole/Master/Data/Model_5.ods'#$rm.K$28])" office:value-type="float" office:value="96.396" calcext:value-type="float">
            <text:p>96.40</text:p>
          </table:table-cell>
          <table:table-cell table:formula="of:=AVERAGE(['file:///home/runejen/Dropbox/Skole/Master/Data/Model_1.ods'#$rm.L$28]; ['file:///home/runejen/Dropbox/Skole/Master/Data/Model_2.ods'#$rm.L$28]; ['file:///home/runejen/Dropbox/Skole/Master/Data/Model_3.ods'#$rm.L$28]; ['file:///home/runejen/Dropbox/Skole/Master/Data/Model_4.ods'#$rm.L$28]; ['file:///home/runejen/Dropbox/Skole/Master/Data/Model_5.ods'#$rm.L$28])" office:value-type="float" office:value="97.174" calcext:value-type="float">
            <text:p>97.17</text:p>
          </table:table-cell>
          <table:table-cell table:formula="of:=AVERAGE(['file:///home/runejen/Dropbox/Skole/Master/Data/Model_1.ods'#$rm.M$28]; ['file:///home/runejen/Dropbox/Skole/Master/Data/Model_2.ods'#$rm.M$28]; ['file:///home/runejen/Dropbox/Skole/Master/Data/Model_3.ods'#$rm.M$28]; ['file:///home/runejen/Dropbox/Skole/Master/Data/Model_4.ods'#$rm.M$28]; ['file:///home/runejen/Dropbox/Skole/Master/Data/Model_5.ods'#$rm.M$28])" office:value-type="float" office:value="96.778" calcext:value-type="float">
            <text:p>96.78</text:p>
          </table:table-cell>
          <table:table-cell table:formula="of:=AVERAGE(['file:///home/runejen/Dropbox/Skole/Master/Data/Model_1.ods'#$rm.N$28]; ['file:///home/runejen/Dropbox/Skole/Master/Data/Model_2.ods'#$rm.N$28]; ['file:///home/runejen/Dropbox/Skole/Master/Data/Model_3.ods'#$rm.N$28]; ['file:///home/runejen/Dropbox/Skole/Master/Data/Model_4.ods'#$rm.N$28]; ['file:///home/runejen/Dropbox/Skole/Master/Data/Model_5.ods'#$rm.N$28])" office:value-type="float" office:value="93.49" calcext:value-type="float">
            <text:p>93.49</text:p>
          </table:table-cell>
          <table:table-cell table:formula="of:=AVERAGE(['file:///home/runejen/Dropbox/Skole/Master/Data/Model_1.ods'#$rm.O$28]; ['file:///home/runejen/Dropbox/Skole/Master/Data/Model_2.ods'#$rm.O$28]; ['file:///home/runejen/Dropbox/Skole/Master/Data/Model_3.ods'#$rm.O$28]; ['file:///home/runejen/Dropbox/Skole/Master/Data/Model_4.ods'#$rm.O$28]; ['file:///home/runejen/Dropbox/Skole/Master/Data/Model_5.ods'#$rm.O$28])" office:value-type="float" office:value="93.192" calcext:value-type="float">
            <text:p>93.19</text:p>
          </table:table-cell>
          <table:table-cell table:formula="of:=AVERAGE(['file:///home/runejen/Dropbox/Skole/Master/Data/Model_1.ods'#$rm.P$28]; ['file:///home/runejen/Dropbox/Skole/Master/Data/Model_2.ods'#$rm.P$28]; ['file:///home/runejen/Dropbox/Skole/Master/Data/Model_3.ods'#$rm.P$28]; ['file:///home/runejen/Dropbox/Skole/Master/Data/Model_4.ods'#$rm.P$28]; ['file:///home/runejen/Dropbox/Skole/Master/Data/Model_5.ods'#$rm.P$28])" office:value-type="float" office:value="93.886" calcext:value-type="float">
            <text:p>93.89</text:p>
          </table:table-cell>
        </table:table-row>
        <table:table-row table:style-name="ro1">
          <table:table-cell office:value-type="string" calcext:value-type="string">
            <text:p>300k</text:p>
          </table:table-cell>
          <table:table-cell table:formula="of:=AVERAGE(['file:///home/runejen/Dropbox/Skole/Master/Data/Model_1.ods'#$rm.F$41]; ['file:///home/runejen/Dropbox/Skole/Master/Data/Model_2.ods'#$rm.F$41]; ['file:///home/runejen/Dropbox/Skole/Master/Data/Model_3.ods'#$rm.F$41]; ['file:///home/runejen/Dropbox/Skole/Master/Data/Model_4.ods'#$rm.F$41]; ['file:///home/runejen/Dropbox/Skole/Master/Data/Model_5.ods'#$rm.F$41])" office:value-type="percentage" office:value="0.319942954359511" calcext:value-type="percentage">
            <text:p>31.99%</text:p>
          </table:table-cell>
          <table:table-cell table:formula="of:=AVERAGE(['file:///home/runejen/Dropbox/Skole/Master/Data/Model_1.ods'#$rm.G$41]; ['file:///home/runejen/Dropbox/Skole/Master/Data/Model_2.ods'#$rm.G$41]; ['file:///home/runejen/Dropbox/Skole/Master/Data/Model_3.ods'#$rm.G$41]; ['file:///home/runejen/Dropbox/Skole/Master/Data/Model_4.ods'#$rm.G$41]; ['file:///home/runejen/Dropbox/Skole/Master/Data/Model_5.ods'#$rm.G$41])" office:value-type="float" office:value="31.308" calcext:value-type="float">
            <text:p>31.31</text:p>
          </table:table-cell>
          <table:table-cell table:formula="of:=AVERAGE(['file:///home/runejen/Dropbox/Skole/Master/Data/Model_1.ods'#$rm.H$41]; ['file:///home/runejen/Dropbox/Skole/Master/Data/Model_2.ods'#$rm.H$41]; ['file:///home/runejen/Dropbox/Skole/Master/Data/Model_3.ods'#$rm.H$41]; ['file:///home/runejen/Dropbox/Skole/Master/Data/Model_4.ods'#$rm.H$41]; ['file:///home/runejen/Dropbox/Skole/Master/Data/Model_5.ods'#$rm.H$41])" office:value-type="float" office:value="31.992" calcext:value-type="float">
            <text:p>31.99</text:p>
          </table:table-cell>
          <table:table-cell table:formula="of:=AVERAGE(['file:///home/runejen/Dropbox/Skole/Master/Data/Model_1.ods'#$rm.I$41]; ['file:///home/runejen/Dropbox/Skole/Master/Data/Model_2.ods'#$rm.I$41]; ['file:///home/runejen/Dropbox/Skole/Master/Data/Model_3.ods'#$rm.I$41]; ['file:///home/runejen/Dropbox/Skole/Master/Data/Model_4.ods'#$rm.I$41]; ['file:///home/runejen/Dropbox/Skole/Master/Data/Model_5.ods'#$rm.I$41])" office:value-type="float" office:value="31.122" calcext:value-type="float">
            <text:p>31.12</text:p>
          </table:table-cell>
          <table:table-cell table:formula="of:=AVERAGE(['file:///home/runejen/Dropbox/Skole/Master/Data/Model_1.ods'#$rm.J$41]; ['file:///home/runejen/Dropbox/Skole/Master/Data/Model_2.ods'#$rm.J$41]; ['file:///home/runejen/Dropbox/Skole/Master/Data/Model_3.ods'#$rm.J$41]; ['file:///home/runejen/Dropbox/Skole/Master/Data/Model_4.ods'#$rm.J$41]; ['file:///home/runejen/Dropbox/Skole/Master/Data/Model_5.ods'#$rm.J$41])" office:value-type="percentage" office:value="0.96863872828086" calcext:value-type="percentage">
            <text:p>96.86%</text:p>
          </table:table-cell>
          <table:table-cell table:formula="of:=AVERAGE(['file:///home/runejen/Dropbox/Skole/Master/Data/Model_1.ods'#$rm.K$41]; ['file:///home/runejen/Dropbox/Skole/Master/Data/Model_2.ods'#$rm.K$41]; ['file:///home/runejen/Dropbox/Skole/Master/Data/Model_3.ods'#$rm.K$41]; ['file:///home/runejen/Dropbox/Skole/Master/Data/Model_4.ods'#$rm.K$41]; ['file:///home/runejen/Dropbox/Skole/Master/Data/Model_5.ods'#$rm.K$41])" office:value-type="float" office:value="96.394" calcext:value-type="float">
            <text:p>96.39</text:p>
          </table:table-cell>
          <table:table-cell table:formula="of:=AVERAGE(['file:///home/runejen/Dropbox/Skole/Master/Data/Model_1.ods'#$rm.L$41]; ['file:///home/runejen/Dropbox/Skole/Master/Data/Model_2.ods'#$rm.L$41]; ['file:///home/runejen/Dropbox/Skole/Master/Data/Model_3.ods'#$rm.L$41]; ['file:///home/runejen/Dropbox/Skole/Master/Data/Model_4.ods'#$rm.L$41]; ['file:///home/runejen/Dropbox/Skole/Master/Data/Model_5.ods'#$rm.L$41])" office:value-type="float" office:value="96.864" calcext:value-type="float">
            <text:p>96.86</text:p>
          </table:table-cell>
          <table:table-cell table:formula="of:=AVERAGE(['file:///home/runejen/Dropbox/Skole/Master/Data/Model_1.ods'#$rm.M$41]; ['file:///home/runejen/Dropbox/Skole/Master/Data/Model_2.ods'#$rm.M$41]; ['file:///home/runejen/Dropbox/Skole/Master/Data/Model_3.ods'#$rm.M$41]; ['file:///home/runejen/Dropbox/Skole/Master/Data/Model_4.ods'#$rm.M$41]; ['file:///home/runejen/Dropbox/Skole/Master/Data/Model_5.ods'#$rm.M$41])" office:value-type="float" office:value="96.622" calcext:value-type="float">
            <text:p>96.62</text:p>
          </table:table-cell>
          <table:table-cell table:formula="of:=AVERAGE(['file:///home/runejen/Dropbox/Skole/Master/Data/Model_1.ods'#$rm.N$41]; ['file:///home/runejen/Dropbox/Skole/Master/Data/Model_2.ods'#$rm.N$41]; ['file:///home/runejen/Dropbox/Skole/Master/Data/Model_3.ods'#$rm.N$41]; ['file:///home/runejen/Dropbox/Skole/Master/Data/Model_4.ods'#$rm.N$41]; ['file:///home/runejen/Dropbox/Skole/Master/Data/Model_5.ods'#$rm.N$41])" office:value-type="float" office:value="93.278" calcext:value-type="float">
            <text:p>93.28</text:p>
          </table:table-cell>
          <table:table-cell table:formula="of:=AVERAGE(['file:///home/runejen/Dropbox/Skole/Master/Data/Model_1.ods'#$rm.O$41]; ['file:///home/runejen/Dropbox/Skole/Master/Data/Model_2.ods'#$rm.O$41]; ['file:///home/runejen/Dropbox/Skole/Master/Data/Model_3.ods'#$rm.O$41]; ['file:///home/runejen/Dropbox/Skole/Master/Data/Model_4.ods'#$rm.O$41]; ['file:///home/runejen/Dropbox/Skole/Master/Data/Model_5.ods'#$rm.O$41])" office:value-type="float" office:value="93.04" calcext:value-type="float">
            <text:p>93.04</text:p>
          </table:table-cell>
          <table:table-cell table:formula="of:=AVERAGE(['file:///home/runejen/Dropbox/Skole/Master/Data/Model_1.ods'#$rm.P$41]; ['file:///home/runejen/Dropbox/Skole/Master/Data/Model_2.ods'#$rm.P$41]; ['file:///home/runejen/Dropbox/Skole/Master/Data/Model_3.ods'#$rm.P$41]; ['file:///home/runejen/Dropbox/Skole/Master/Data/Model_4.ods'#$rm.P$41]; ['file:///home/runejen/Dropbox/Skole/Master/Data/Model_5.ods'#$rm.P$41])" office:value-type="float" office:value="93.592" calcext:value-type="float">
            <text:p>93.59</text:p>
          </table:table-cell>
        </table:table-row>
        <table:table-row table:style-name="ro1">
          <table:table-cell office:value-type="string" calcext:value-type="string">
            <text:p>400k</text:p>
          </table:table-cell>
          <table:table-cell table:formula="of:=AVERAGE(['file:///home/runejen/Dropbox/Skole/Master/Data/Model_1.ods'#$rm.F$54]; ['file:///home/runejen/Dropbox/Skole/Master/Data/Model_2.ods'#$rm.F$54]; ['file:///home/runejen/Dropbox/Skole/Master/Data/Model_3.ods'#$rm.F$54]; ['file:///home/runejen/Dropbox/Skole/Master/Data/Model_4.ods'#$rm.F$54]; ['file:///home/runejen/Dropbox/Skole/Master/Data/Model_5.ods'#$rm.F$54])" office:value-type="percentage" office:value="0.315071469691102" calcext:value-type="percentage">
            <text:p>31.51%</text:p>
          </table:table-cell>
          <table:table-cell table:formula="of:=AVERAGE(['file:///home/runejen/Dropbox/Skole/Master/Data/Model_1.ods'#$rm.G$54]; ['file:///home/runejen/Dropbox/Skole/Master/Data/Model_2.ods'#$rm.G$54]; ['file:///home/runejen/Dropbox/Skole/Master/Data/Model_3.ods'#$rm.G$54]; ['file:///home/runejen/Dropbox/Skole/Master/Data/Model_4.ods'#$rm.G$54]; ['file:///home/runejen/Dropbox/Skole/Master/Data/Model_5.ods'#$rm.G$54])" office:value-type="float" office:value="30.732" calcext:value-type="float">
            <text:p>30.73</text:p>
          </table:table-cell>
          <table:table-cell table:formula="of:=AVERAGE(['file:///home/runejen/Dropbox/Skole/Master/Data/Model_1.ods'#$rm.H$54]; ['file:///home/runejen/Dropbox/Skole/Master/Data/Model_2.ods'#$rm.H$54]; ['file:///home/runejen/Dropbox/Skole/Master/Data/Model_3.ods'#$rm.H$54]; ['file:///home/runejen/Dropbox/Skole/Master/Data/Model_4.ods'#$rm.H$54]; ['file:///home/runejen/Dropbox/Skole/Master/Data/Model_5.ods'#$rm.H$54])" office:value-type="float" office:value="31.504" calcext:value-type="float">
            <text:p>31.50</text:p>
          </table:table-cell>
          <table:table-cell table:formula="of:=AVERAGE(['file:///home/runejen/Dropbox/Skole/Master/Data/Model_1.ods'#$rm.I$54]; ['file:///home/runejen/Dropbox/Skole/Master/Data/Model_2.ods'#$rm.I$54]; ['file:///home/runejen/Dropbox/Skole/Master/Data/Model_3.ods'#$rm.I$54]; ['file:///home/runejen/Dropbox/Skole/Master/Data/Model_4.ods'#$rm.I$54]; ['file:///home/runejen/Dropbox/Skole/Master/Data/Model_5.ods'#$rm.I$54])" office:value-type="float" office:value="30.564" calcext:value-type="float">
            <text:p>30.56</text:p>
          </table:table-cell>
          <table:table-cell table:formula="of:=AVERAGE(['file:///home/runejen/Dropbox/Skole/Master/Data/Model_1.ods'#$rm.J$54]; ['file:///home/runejen/Dropbox/Skole/Master/Data/Model_2.ods'#$rm.J$54]; ['file:///home/runejen/Dropbox/Skole/Master/Data/Model_3.ods'#$rm.J$54]; ['file:///home/runejen/Dropbox/Skole/Master/Data/Model_4.ods'#$rm.J$54]; ['file:///home/runejen/Dropbox/Skole/Master/Data/Model_5.ods'#$rm.J$54])" office:value-type="percentage" office:value="0.968397382945164" calcext:value-type="percentage">
            <text:p>96.84%</text:p>
          </table:table-cell>
          <table:table-cell table:formula="of:=AVERAGE(['file:///home/runejen/Dropbox/Skole/Master/Data/Model_1.ods'#$rm.K$54]; ['file:///home/runejen/Dropbox/Skole/Master/Data/Model_2.ods'#$rm.K$54]; ['file:///home/runejen/Dropbox/Skole/Master/Data/Model_3.ods'#$rm.K$54]; ['file:///home/runejen/Dropbox/Skole/Master/Data/Model_4.ods'#$rm.K$54]; ['file:///home/runejen/Dropbox/Skole/Master/Data/Model_5.ods'#$rm.K$54])" office:value-type="float" office:value="96.368" calcext:value-type="float">
            <text:p>96.37</text:p>
          </table:table-cell>
          <table:table-cell table:formula="of:=AVERAGE(['file:///home/runejen/Dropbox/Skole/Master/Data/Model_1.ods'#$rm.L$54]; ['file:///home/runejen/Dropbox/Skole/Master/Data/Model_2.ods'#$rm.L$54]; ['file:///home/runejen/Dropbox/Skole/Master/Data/Model_3.ods'#$rm.L$54]; ['file:///home/runejen/Dropbox/Skole/Master/Data/Model_4.ods'#$rm.L$54]; ['file:///home/runejen/Dropbox/Skole/Master/Data/Model_5.ods'#$rm.L$54])" office:value-type="float" office:value="96.842" calcext:value-type="float">
            <text:p>96.84</text:p>
          </table:table-cell>
          <table:table-cell table:formula="of:=AVERAGE(['file:///home/runejen/Dropbox/Skole/Master/Data/Model_1.ods'#$rm.M$54]; ['file:///home/runejen/Dropbox/Skole/Master/Data/Model_2.ods'#$rm.M$54]; ['file:///home/runejen/Dropbox/Skole/Master/Data/Model_3.ods'#$rm.M$54]; ['file:///home/runejen/Dropbox/Skole/Master/Data/Model_4.ods'#$rm.M$54]; ['file:///home/runejen/Dropbox/Skole/Master/Data/Model_5.ods'#$rm.M$54])" office:value-type="float" office:value="96.6" calcext:value-type="float">
            <text:p>96.60</text:p>
          </table:table-cell>
          <table:table-cell table:formula="of:=AVERAGE(['file:///home/runejen/Dropbox/Skole/Master/Data/Model_1.ods'#$rm.N$54]; ['file:///home/runejen/Dropbox/Skole/Master/Data/Model_2.ods'#$rm.N$54]; ['file:///home/runejen/Dropbox/Skole/Master/Data/Model_3.ods'#$rm.N$54]; ['file:///home/runejen/Dropbox/Skole/Master/Data/Model_4.ods'#$rm.N$54]; ['file:///home/runejen/Dropbox/Skole/Master/Data/Model_5.ods'#$rm.N$54])" office:value-type="float" office:value="93.234" calcext:value-type="float">
            <text:p>93.23</text:p>
          </table:table-cell>
          <table:table-cell table:formula="of:=AVERAGE(['file:///home/runejen/Dropbox/Skole/Master/Data/Model_1.ods'#$rm.O$54]; ['file:///home/runejen/Dropbox/Skole/Master/Data/Model_2.ods'#$rm.O$54]; ['file:///home/runejen/Dropbox/Skole/Master/Data/Model_3.ods'#$rm.O$54]; ['file:///home/runejen/Dropbox/Skole/Master/Data/Model_4.ods'#$rm.O$54]; ['file:///home/runejen/Dropbox/Skole/Master/Data/Model_5.ods'#$rm.O$54])" office:value-type="float" office:value="92.998" calcext:value-type="float">
            <text:p>93.00</text:p>
          </table:table-cell>
          <table:table-cell table:formula="of:=AVERAGE(['file:///home/runejen/Dropbox/Skole/Master/Data/Model_1.ods'#$rm.P$54]; ['file:///home/runejen/Dropbox/Skole/Master/Data/Model_2.ods'#$rm.P$54]; ['file:///home/runejen/Dropbox/Skole/Master/Data/Model_3.ods'#$rm.P$54]; ['file:///home/runejen/Dropbox/Skole/Master/Data/Model_4.ods'#$rm.P$54]; ['file:///home/runejen/Dropbox/Skole/Master/Data/Model_5.ods'#$rm.P$54])" office:value-type="float" office:value="93.546" calcext:value-type="float">
            <text:p>93.55</text:p>
          </table:table-cell>
        </table:table-row>
        <table:table-row table:style-name="ro1">
          <table:table-cell office:value-type="string" calcext:value-type="string">
            <text:p>500k</text:p>
          </table:table-cell>
          <table:table-cell table:formula="of:=AVERAGE(['file:///home/runejen/Dropbox/Skole/Master/Data/Model_1.ods'#$rm.F$67]; ['file:///home/runejen/Dropbox/Skole/Master/Data/Model_2.ods'#$rm.F$67]; ['file:///home/runejen/Dropbox/Skole/Master/Data/Model_3.ods'#$rm.F$67]; ['file:///home/runejen/Dropbox/Skole/Master/Data/Model_4.ods'#$rm.F$67]; ['file:///home/runejen/Dropbox/Skole/Master/Data/Model_5.ods'#$rm.F$67])" office:value-type="percentage" office:value="0.316178364061754" calcext:value-type="percentage">
            <text:p>31.62%</text:p>
          </table:table-cell>
          <table:table-cell table:formula="of:=AVERAGE(['file:///home/runejen/Dropbox/Skole/Master/Data/Model_1.ods'#$rm.G$67]; ['file:///home/runejen/Dropbox/Skole/Master/Data/Model_2.ods'#$rm.G$67]; ['file:///home/runejen/Dropbox/Skole/Master/Data/Model_3.ods'#$rm.G$67]; ['file:///home/runejen/Dropbox/Skole/Master/Data/Model_4.ods'#$rm.G$67]; ['file:///home/runejen/Dropbox/Skole/Master/Data/Model_5.ods'#$rm.G$67])" office:value-type="float" office:value="30.844" calcext:value-type="float">
            <text:p>30.84</text:p>
          </table:table-cell>
          <table:table-cell table:formula="of:=AVERAGE(['file:///home/runejen/Dropbox/Skole/Master/Data/Model_1.ods'#$rm.H$67]; ['file:///home/runejen/Dropbox/Skole/Master/Data/Model_2.ods'#$rm.H$67]; ['file:///home/runejen/Dropbox/Skole/Master/Data/Model_3.ods'#$rm.H$67]; ['file:///home/runejen/Dropbox/Skole/Master/Data/Model_4.ods'#$rm.H$67]; ['file:///home/runejen/Dropbox/Skole/Master/Data/Model_5.ods'#$rm.H$67])" office:value-type="float" office:value="31.614" calcext:value-type="float">
            <text:p>31.61</text:p>
          </table:table-cell>
          <table:table-cell table:formula="of:=AVERAGE(['file:///home/runejen/Dropbox/Skole/Master/Data/Model_1.ods'#$rm.I$67]; ['file:///home/runejen/Dropbox/Skole/Master/Data/Model_2.ods'#$rm.I$67]; ['file:///home/runejen/Dropbox/Skole/Master/Data/Model_3.ods'#$rm.I$67]; ['file:///home/runejen/Dropbox/Skole/Master/Data/Model_4.ods'#$rm.I$67]; ['file:///home/runejen/Dropbox/Skole/Master/Data/Model_5.ods'#$rm.I$67])" office:value-type="float" office:value="30.666" calcext:value-type="float">
            <text:p>30.67</text:p>
          </table:table-cell>
          <table:table-cell table:formula="of:=AVERAGE(['file:///home/runejen/Dropbox/Skole/Master/Data/Model_1.ods'#$rm.J$67]; ['file:///home/runejen/Dropbox/Skole/Master/Data/Model_2.ods'#$rm.J$67]; ['file:///home/runejen/Dropbox/Skole/Master/Data/Model_3.ods'#$rm.J$67]; ['file:///home/runejen/Dropbox/Skole/Master/Data/Model_4.ods'#$rm.J$67]; ['file:///home/runejen/Dropbox/Skole/Master/Data/Model_5.ods'#$rm.J$67])" office:value-type="percentage" office:value="0.968482601017706" calcext:value-type="percentage">
            <text:p>96.85%</text:p>
          </table:table-cell>
          <table:table-cell table:formula="of:=AVERAGE(['file:///home/runejen/Dropbox/Skole/Master/Data/Model_1.ods'#$rm.K$67]; ['file:///home/runejen/Dropbox/Skole/Master/Data/Model_2.ods'#$rm.K$67]; ['file:///home/runejen/Dropbox/Skole/Master/Data/Model_3.ods'#$rm.K$67]; ['file:///home/runejen/Dropbox/Skole/Master/Data/Model_4.ods'#$rm.K$67]; ['file:///home/runejen/Dropbox/Skole/Master/Data/Model_5.ods'#$rm.K$67])" office:value-type="float" office:value="96.374" calcext:value-type="float">
            <text:p>96.37</text:p>
          </table:table-cell>
          <table:table-cell table:formula="of:=AVERAGE(['file:///home/runejen/Dropbox/Skole/Master/Data/Model_1.ods'#$rm.L$67]; ['file:///home/runejen/Dropbox/Skole/Master/Data/Model_2.ods'#$rm.L$67]; ['file:///home/runejen/Dropbox/Skole/Master/Data/Model_3.ods'#$rm.L$67]; ['file:///home/runejen/Dropbox/Skole/Master/Data/Model_4.ods'#$rm.L$67]; ['file:///home/runejen/Dropbox/Skole/Master/Data/Model_5.ods'#$rm.L$67])" office:value-type="float" office:value="96.848" calcext:value-type="float">
            <text:p>96.85</text:p>
          </table:table-cell>
          <table:table-cell table:formula="of:=AVERAGE(['file:///home/runejen/Dropbox/Skole/Master/Data/Model_1.ods'#$rm.M$67]; ['file:///home/runejen/Dropbox/Skole/Master/Data/Model_2.ods'#$rm.M$67]; ['file:///home/runejen/Dropbox/Skole/Master/Data/Model_3.ods'#$rm.M$67]; ['file:///home/runejen/Dropbox/Skole/Master/Data/Model_4.ods'#$rm.M$67]; ['file:///home/runejen/Dropbox/Skole/Master/Data/Model_5.ods'#$rm.M$67])" office:value-type="float" office:value="96.604" calcext:value-type="float">
            <text:p>96.60</text:p>
          </table:table-cell>
          <table:table-cell table:formula="of:=AVERAGE(['file:///home/runejen/Dropbox/Skole/Master/Data/Model_1.ods'#$rm.N$67]; ['file:///home/runejen/Dropbox/Skole/Master/Data/Model_2.ods'#$rm.N$67]; ['file:///home/runejen/Dropbox/Skole/Master/Data/Model_3.ods'#$rm.N$67]; ['file:///home/runejen/Dropbox/Skole/Master/Data/Model_4.ods'#$rm.N$67]; ['file:///home/runejen/Dropbox/Skole/Master/Data/Model_5.ods'#$rm.N$67])" office:value-type="float" office:value="93.244" calcext:value-type="float">
            <text:p>93.24</text:p>
          </table:table-cell>
          <table:table-cell table:formula="of:=AVERAGE(['file:///home/runejen/Dropbox/Skole/Master/Data/Model_1.ods'#$rm.O$67]; ['file:///home/runejen/Dropbox/Skole/Master/Data/Model_2.ods'#$rm.O$67]; ['file:///home/runejen/Dropbox/Skole/Master/Data/Model_3.ods'#$rm.O$67]; ['file:///home/runejen/Dropbox/Skole/Master/Data/Model_4.ods'#$rm.O$67]; ['file:///home/runejen/Dropbox/Skole/Master/Data/Model_5.ods'#$rm.O$67])" office:value-type="float" office:value="93.012" calcext:value-type="float">
            <text:p>93.01</text:p>
          </table:table-cell>
          <table:table-cell table:formula="of:=AVERAGE(['file:///home/runejen/Dropbox/Skole/Master/Data/Model_1.ods'#$rm.P$67]; ['file:///home/runejen/Dropbox/Skole/Master/Data/Model_2.ods'#$rm.P$67]; ['file:///home/runejen/Dropbox/Skole/Master/Data/Model_3.ods'#$rm.P$67]; ['file:///home/runejen/Dropbox/Skole/Master/Data/Model_4.ods'#$rm.P$67]; ['file:///home/runejen/Dropbox/Skole/Master/Data/Model_5.ods'#$rm.P$67])" office:value-type="float" office:value="93.558" calcext:value-type="float">
            <text:p>93.5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Pos %</text:p>
          </table:table-cell>
          <table:table-cell table:style-name="Default" office:value-type="string" calcext:value-type="string">
            <text:p>Pos prec</text:p>
          </table:table-cell>
          <table:table-cell table:style-name="Default" office:value-type="string" calcext:value-type="string">
            <text:p>Pos recall</text:p>
          </table:table-cell>
          <table:table-cell table:style-name="Default" office:value-type="string" calcext:value-type="string">
            <text:p>Pos F1</text:p>
          </table:table-cell>
          <table:table-cell table:style-name="Default" office:value-type="string" calcext:value-type="string">
            <text:p>Neg %</text:p>
          </table:table-cell>
          <table:table-cell table:style-name="Default" office:value-type="string" calcext:value-type="string">
            <text:p>Neg prec</text:p>
          </table:table-cell>
          <table:table-cell table:style-name="Default" office:value-type="string" calcext:value-type="string">
            <text:p>Neg recall</text:p>
          </table:table-cell>
          <table:table-cell table:style-name="Default" office:value-type="string" calcext:value-type="string">
            <text:p>Neg F1</text:p>
          </table:table-cell>
          <table:table-cell table:style-name="Default" office:value-type="string" calcext:value-type="string">
            <text:p>Weighted F1</text:p>
          </table:table-cell>
          <table:table-cell table:style-name="Default" office:value-type="string" calcext:value-type="string">
            <text:p>Weighted Precision</text:p>
          </table:table-cell>
          <table:table-cell table:style-name="Default" office:value-type="string" calcext:value-type="string">
            <text:p>Weighted recall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 table:formula="of:=AVERAGE(['file:///home/runejen/Dropbox/Skole/Master/Data/Model_1.ods'#$rf.F$15]; ['file:///home/runejen/Dropbox/Skole/Master/Data/Model_2.ods'#$rf.F$15]; ['file:///home/runejen/Dropbox/Skole/Master/Data/Model_3.ods'#$rf.F$15]; ['file:///home/runejen/Dropbox/Skole/Master/Data/Model_4.ods'#$rf.F$15]; ['file:///home/runejen/Dropbox/Skole/Master/Data/Model_5.ods'#$rf.F$15])" office:value-type="percentage" office:value="0.328186674629788" calcext:value-type="percentage">
            <text:p>32.82%</text:p>
          </table:table-cell>
          <table:table-cell table:formula="of:=AVERAGE(['file:///home/runejen/Dropbox/Skole/Master/Data/Model_1.ods'#$rf.G$15]; ['file:///home/runejen/Dropbox/Skole/Master/Data/Model_2.ods'#$rf.G$15]; ['file:///home/runejen/Dropbox/Skole/Master/Data/Model_3.ods'#$rf.G$15]; ['file:///home/runejen/Dropbox/Skole/Master/Data/Model_4.ods'#$rf.G$15]; ['file:///home/runejen/Dropbox/Skole/Master/Data/Model_5.ods'#$rf.G$15])" office:value-type="float" office:value="36.798" calcext:value-type="float">
            <text:p>36.80</text:p>
          </table:table-cell>
          <table:table-cell table:formula="of:=AVERAGE(['file:///home/runejen/Dropbox/Skole/Master/Data/Model_1.ods'#$rf.H$15]; ['file:///home/runejen/Dropbox/Skole/Master/Data/Model_2.ods'#$rf.H$15]; ['file:///home/runejen/Dropbox/Skole/Master/Data/Model_3.ods'#$rf.H$15]; ['file:///home/runejen/Dropbox/Skole/Master/Data/Model_4.ods'#$rf.H$15]; ['file:///home/runejen/Dropbox/Skole/Master/Data/Model_5.ods'#$rf.H$15])" office:value-type="float" office:value="32.82" calcext:value-type="float">
            <text:p>32.82</text:p>
          </table:table-cell>
          <table:table-cell table:formula="of:=AVERAGE(['file:///home/runejen/Dropbox/Skole/Master/Data/Model_1.ods'#$rf.I$15]; ['file:///home/runejen/Dropbox/Skole/Master/Data/Model_2.ods'#$rf.I$15]; ['file:///home/runejen/Dropbox/Skole/Master/Data/Model_3.ods'#$rf.I$15]; ['file:///home/runejen/Dropbox/Skole/Master/Data/Model_4.ods'#$rf.I$15]; ['file:///home/runejen/Dropbox/Skole/Master/Data/Model_5.ods'#$rf.I$15])" office:value-type="float" office:value="33.172" calcext:value-type="float">
            <text:p>33.17</text:p>
          </table:table-cell>
          <table:table-cell table:formula="of:=AVERAGE(['file:///home/runejen/Dropbox/Skole/Master/Data/Model_1.ods'#$rf.J$15]; ['file:///home/runejen/Dropbox/Skole/Master/Data/Model_2.ods'#$rf.J$15]; ['file:///home/runejen/Dropbox/Skole/Master/Data/Model_3.ods'#$rf.J$15]; ['file:///home/runejen/Dropbox/Skole/Master/Data/Model_4.ods'#$rf.J$15]; ['file:///home/runejen/Dropbox/Skole/Master/Data/Model_5.ods'#$rf.J$15])" office:value-type="percentage" office:value="0.972670127039324" calcext:value-type="percentage">
            <text:p>97.27%</text:p>
          </table:table-cell>
          <table:table-cell table:formula="of:=AVERAGE(['file:///home/runejen/Dropbox/Skole/Master/Data/Model_1.ods'#$rf.K$15]; ['file:///home/runejen/Dropbox/Skole/Master/Data/Model_2.ods'#$rf.K$15]; ['file:///home/runejen/Dropbox/Skole/Master/Data/Model_3.ods'#$rf.K$15]; ['file:///home/runejen/Dropbox/Skole/Master/Data/Model_4.ods'#$rf.K$15]; ['file:///home/runejen/Dropbox/Skole/Master/Data/Model_5.ods'#$rf.K$15])" office:value-type="float" office:value="96.464" calcext:value-type="float">
            <text:p>96.46</text:p>
          </table:table-cell>
          <table:table-cell table:formula="of:=AVERAGE(['file:///home/runejen/Dropbox/Skole/Master/Data/Model_1.ods'#$rf.L$15]; ['file:///home/runejen/Dropbox/Skole/Master/Data/Model_2.ods'#$rf.L$15]; ['file:///home/runejen/Dropbox/Skole/Master/Data/Model_3.ods'#$rf.L$15]; ['file:///home/runejen/Dropbox/Skole/Master/Data/Model_4.ods'#$rf.L$15]; ['file:///home/runejen/Dropbox/Skole/Master/Data/Model_5.ods'#$rf.L$15])" office:value-type="float" office:value="97.268" calcext:value-type="float">
            <text:p>97.27</text:p>
          </table:table-cell>
          <table:table-cell table:formula="of:=AVERAGE(['file:///home/runejen/Dropbox/Skole/Master/Data/Model_1.ods'#$rf.M$15]; ['file:///home/runejen/Dropbox/Skole/Master/Data/Model_2.ods'#$rf.M$15]; ['file:///home/runejen/Dropbox/Skole/Master/Data/Model_3.ods'#$rf.M$15]; ['file:///home/runejen/Dropbox/Skole/Master/Data/Model_4.ods'#$rf.M$15]; ['file:///home/runejen/Dropbox/Skole/Master/Data/Model_5.ods'#$rf.M$15])" office:value-type="float" office:value="96.858" calcext:value-type="float">
            <text:p>96.86</text:p>
          </table:table-cell>
          <table:table-cell table:formula="of:=AVERAGE(['file:///home/runejen/Dropbox/Skole/Master/Data/Model_1.ods'#$rf.N$15]; ['file:///home/runejen/Dropbox/Skole/Master/Data/Model_2.ods'#$rf.N$15]; ['file:///home/runejen/Dropbox/Skole/Master/Data/Model_3.ods'#$rf.N$15]; ['file:///home/runejen/Dropbox/Skole/Master/Data/Model_4.ods'#$rf.N$15]; ['file:///home/runejen/Dropbox/Skole/Master/Data/Model_5.ods'#$rf.N$15])" office:value-type="float" office:value="93.626" calcext:value-type="float">
            <text:p>93.63</text:p>
          </table:table-cell>
          <table:table-cell table:formula="of:=AVERAGE(['file:///home/runejen/Dropbox/Skole/Master/Data/Model_1.ods'#$rf.O$15]; ['file:///home/runejen/Dropbox/Skole/Master/Data/Model_2.ods'#$rf.O$15]; ['file:///home/runejen/Dropbox/Skole/Master/Data/Model_3.ods'#$rf.O$15]; ['file:///home/runejen/Dropbox/Skole/Master/Data/Model_4.ods'#$rf.O$15]; ['file:///home/runejen/Dropbox/Skole/Master/Data/Model_5.ods'#$rf.O$15])" office:value-type="float" office:value="93.42" calcext:value-type="float">
            <text:p>93.42</text:p>
          </table:table-cell>
          <table:table-cell table:formula="of:=AVERAGE(['file:///home/runejen/Dropbox/Skole/Master/Data/Model_1.ods'#$rf.P$15]; ['file:///home/runejen/Dropbox/Skole/Master/Data/Model_2.ods'#$rf.P$15]; ['file:///home/runejen/Dropbox/Skole/Master/Data/Model_3.ods'#$rf.P$15]; ['file:///home/runejen/Dropbox/Skole/Master/Data/Model_4.ods'#$rf.P$15]; ['file:///home/runejen/Dropbox/Skole/Master/Data/Model_5.ods'#$rf.P$15])" office:value-type="float" office:value="94.026" calcext:value-type="float">
            <text:p>94.03</text:p>
          </table:table-cell>
        </table:table-row>
        <table:table-row table:style-name="ro1">
          <table:table-cell office:value-type="string" calcext:value-type="string">
            <text:p>200k</text:p>
          </table:table-cell>
          <table:table-cell table:formula="of:=AVERAGE(['file:///home/runejen/Dropbox/Skole/Master/Data/Model_1.ods'#$rf.F$28]; ['file:///home/runejen/Dropbox/Skole/Master/Data/Model_2.ods'#$rf.F$28]; ['file:///home/runejen/Dropbox/Skole/Master/Data/Model_3.ods'#$rf.F$28]; ['file:///home/runejen/Dropbox/Skole/Master/Data/Model_4.ods'#$rf.F$28]; ['file:///home/runejen/Dropbox/Skole/Master/Data/Model_5.ods'#$rf.F$28])" office:value-type="percentage" office:value="0.377053107831883" calcext:value-type="percentage">
            <text:p>37.71%</text:p>
          </table:table-cell>
          <table:table-cell table:formula="of:=AVERAGE(['file:///home/runejen/Dropbox/Skole/Master/Data/Model_1.ods'#$rf.G$28]; ['file:///home/runejen/Dropbox/Skole/Master/Data/Model_2.ods'#$rf.G$28]; ['file:///home/runejen/Dropbox/Skole/Master/Data/Model_3.ods'#$rf.G$28]; ['file:///home/runejen/Dropbox/Skole/Master/Data/Model_4.ods'#$rf.G$28]; ['file:///home/runejen/Dropbox/Skole/Master/Data/Model_5.ods'#$rf.G$28])" office:value-type="float" office:value="31.418" calcext:value-type="float">
            <text:p>31.42</text:p>
          </table:table-cell>
          <table:table-cell table:formula="of:=AVERAGE(['file:///home/runejen/Dropbox/Skole/Master/Data/Model_1.ods'#$rf.H$28]; ['file:///home/runejen/Dropbox/Skole/Master/Data/Model_2.ods'#$rf.H$28]; ['file:///home/runejen/Dropbox/Skole/Master/Data/Model_3.ods'#$rf.H$28]; ['file:///home/runejen/Dropbox/Skole/Master/Data/Model_4.ods'#$rf.H$28]; ['file:///home/runejen/Dropbox/Skole/Master/Data/Model_5.ods'#$rf.H$28])" office:value-type="float" office:value="37.706" calcext:value-type="float">
            <text:p>37.71</text:p>
          </table:table-cell>
          <table:table-cell table:formula="of:=AVERAGE(['file:///home/runejen/Dropbox/Skole/Master/Data/Model_1.ods'#$rf.I$28]; ['file:///home/runejen/Dropbox/Skole/Master/Data/Model_2.ods'#$rf.I$28]; ['file:///home/runejen/Dropbox/Skole/Master/Data/Model_3.ods'#$rf.I$28]; ['file:///home/runejen/Dropbox/Skole/Master/Data/Model_4.ods'#$rf.I$28]; ['file:///home/runejen/Dropbox/Skole/Master/Data/Model_5.ods'#$rf.I$28])" office:value-type="float" office:value="33.734" calcext:value-type="float">
            <text:p>33.73</text:p>
          </table:table-cell>
          <table:table-cell table:formula="of:=AVERAGE(['file:///home/runejen/Dropbox/Skole/Master/Data/Model_1.ods'#$rf.J$28]; ['file:///home/runejen/Dropbox/Skole/Master/Data/Model_2.ods'#$rf.J$28]; ['file:///home/runejen/Dropbox/Skole/Master/Data/Model_3.ods'#$rf.J$28]; ['file:///home/runejen/Dropbox/Skole/Master/Data/Model_4.ods'#$rf.J$28]; ['file:///home/runejen/Dropbox/Skole/Master/Data/Model_5.ods'#$rf.J$28])" office:value-type="percentage" office:value="0.961332211783027" calcext:value-type="percentage">
            <text:p>96.13%</text:p>
          </table:table-cell>
          <table:table-cell table:formula="of:=AVERAGE(['file:///home/runejen/Dropbox/Skole/Master/Data/Model_1.ods'#$rf.K$28]; ['file:///home/runejen/Dropbox/Skole/Master/Data/Model_2.ods'#$rf.K$28]; ['file:///home/runejen/Dropbox/Skole/Master/Data/Model_3.ods'#$rf.K$28]; ['file:///home/runejen/Dropbox/Skole/Master/Data/Model_4.ods'#$rf.K$28]; ['file:///home/runejen/Dropbox/Skole/Master/Data/Model_5.ods'#$rf.K$28])" office:value-type="float" office:value="96.648" calcext:value-type="float">
            <text:p>96.65</text:p>
          </table:table-cell>
          <table:table-cell table:formula="of:=AVERAGE(['file:///home/runejen/Dropbox/Skole/Master/Data/Model_1.ods'#$rf.L$28]; ['file:///home/runejen/Dropbox/Skole/Master/Data/Model_2.ods'#$rf.L$28]; ['file:///home/runejen/Dropbox/Skole/Master/Data/Model_3.ods'#$rf.L$28]; ['file:///home/runejen/Dropbox/Skole/Master/Data/Model_4.ods'#$rf.L$28]; ['file:///home/runejen/Dropbox/Skole/Master/Data/Model_5.ods'#$rf.L$28])" office:value-type="float" office:value="96.132" calcext:value-type="float">
            <text:p>96.13</text:p>
          </table:table-cell>
          <table:table-cell table:formula="of:=AVERAGE(['file:///home/runejen/Dropbox/Skole/Master/Data/Model_1.ods'#$rf.M$28]; ['file:///home/runejen/Dropbox/Skole/Master/Data/Model_2.ods'#$rf.M$28]; ['file:///home/runejen/Dropbox/Skole/Master/Data/Model_3.ods'#$rf.M$28]; ['file:///home/runejen/Dropbox/Skole/Master/Data/Model_4.ods'#$rf.M$28]; ['file:///home/runejen/Dropbox/Skole/Master/Data/Model_5.ods'#$rf.M$28])" office:value-type="float" office:value="96.386" calcext:value-type="float">
            <text:p>96.39</text:p>
          </table:table-cell>
          <table:table-cell table:formula="of:=AVERAGE(['file:///home/runejen/Dropbox/Skole/Master/Data/Model_1.ods'#$rf.N$28]; ['file:///home/runejen/Dropbox/Skole/Master/Data/Model_2.ods'#$rf.N$28]; ['file:///home/runejen/Dropbox/Skole/Master/Data/Model_3.ods'#$rf.N$28]; ['file:///home/runejen/Dropbox/Skole/Master/Data/Model_4.ods'#$rf.N$28]; ['file:///home/runejen/Dropbox/Skole/Master/Data/Model_5.ods'#$rf.N$28])" office:value-type="float" office:value="93.208" calcext:value-type="float">
            <text:p>93.21</text:p>
          </table:table-cell>
          <table:table-cell table:formula="of:=AVERAGE(['file:///home/runejen/Dropbox/Skole/Master/Data/Model_1.ods'#$rf.O$28]; ['file:///home/runejen/Dropbox/Skole/Master/Data/Model_2.ods'#$rf.O$28]; ['file:///home/runejen/Dropbox/Skole/Master/Data/Model_3.ods'#$rf.O$28]; ['file:///home/runejen/Dropbox/Skole/Master/Data/Model_4.ods'#$rf.O$28]; ['file:///home/runejen/Dropbox/Skole/Master/Data/Model_5.ods'#$rf.O$28])" office:value-type="float" office:value="93.33" calcext:value-type="float">
            <text:p>93.33</text:p>
          </table:table-cell>
          <table:table-cell table:formula="of:=AVERAGE(['file:///home/runejen/Dropbox/Skole/Master/Data/Model_1.ods'#$rf.P$28]; ['file:///home/runejen/Dropbox/Skole/Master/Data/Model_2.ods'#$rf.P$28]; ['file:///home/runejen/Dropbox/Skole/Master/Data/Model_3.ods'#$rf.P$28]; ['file:///home/runejen/Dropbox/Skole/Master/Data/Model_4.ods'#$rf.P$28]; ['file:///home/runejen/Dropbox/Skole/Master/Data/Model_5.ods'#$rf.P$28])" office:value-type="float" office:value="93.168" calcext:value-type="float">
            <text:p>93.17</text:p>
          </table:table-cell>
        </table:table-row>
        <table:table-row table:style-name="ro1">
          <table:table-cell office:value-type="string" calcext:value-type="string">
            <text:p>300k</text:p>
          </table:table-cell>
          <table:table-cell table:formula="of:=AVERAGE(['file:///home/runejen/Dropbox/Skole/Master/Data/Model_1.ods'#$rf.F$41]; ['file:///home/runejen/Dropbox/Skole/Master/Data/Model_2.ods'#$rf.F$41]; ['file:///home/runejen/Dropbox/Skole/Master/Data/Model_3.ods'#$rf.F$41]; ['file:///home/runejen/Dropbox/Skole/Master/Data/Model_4.ods'#$rf.F$41]; ['file:///home/runejen/Dropbox/Skole/Master/Data/Model_5.ods'#$rf.F$41])" office:value-type="percentage" office:value="0.379196567872162" calcext:value-type="percentage">
            <text:p>37.92%</text:p>
          </table:table-cell>
          <table:table-cell table:formula="of:=AVERAGE(['file:///home/runejen/Dropbox/Skole/Master/Data/Model_1.ods'#$rf.G$41]; ['file:///home/runejen/Dropbox/Skole/Master/Data/Model_2.ods'#$rf.G$41]; ['file:///home/runejen/Dropbox/Skole/Master/Data/Model_3.ods'#$rf.G$41]; ['file:///home/runejen/Dropbox/Skole/Master/Data/Model_4.ods'#$rf.G$41]; ['file:///home/runejen/Dropbox/Skole/Master/Data/Model_5.ods'#$rf.G$41])" office:value-type="float" office:value="31.054" calcext:value-type="float">
            <text:p>31.05</text:p>
          </table:table-cell>
          <table:table-cell table:formula="of:=AVERAGE(['file:///home/runejen/Dropbox/Skole/Master/Data/Model_1.ods'#$rf.H$41]; ['file:///home/runejen/Dropbox/Skole/Master/Data/Model_2.ods'#$rf.H$41]; ['file:///home/runejen/Dropbox/Skole/Master/Data/Model_3.ods'#$rf.H$41]; ['file:///home/runejen/Dropbox/Skole/Master/Data/Model_4.ods'#$rf.H$41]; ['file:///home/runejen/Dropbox/Skole/Master/Data/Model_5.ods'#$rf.H$41])" office:value-type="float" office:value="37.918" calcext:value-type="float">
            <text:p>37.92</text:p>
          </table:table-cell>
          <table:table-cell table:formula="of:=AVERAGE(['file:///home/runejen/Dropbox/Skole/Master/Data/Model_1.ods'#$rf.I$41]; ['file:///home/runejen/Dropbox/Skole/Master/Data/Model_2.ods'#$rf.I$41]; ['file:///home/runejen/Dropbox/Skole/Master/Data/Model_3.ods'#$rf.I$41]; ['file:///home/runejen/Dropbox/Skole/Master/Data/Model_4.ods'#$rf.I$41]; ['file:///home/runejen/Dropbox/Skole/Master/Data/Model_5.ods'#$rf.I$41])" office:value-type="float" office:value="33.688" calcext:value-type="float">
            <text:p>33.69</text:p>
          </table:table-cell>
          <table:table-cell table:formula="of:=AVERAGE(['file:///home/runejen/Dropbox/Skole/Master/Data/Model_1.ods'#$rf.J$41]; ['file:///home/runejen/Dropbox/Skole/Master/Data/Model_2.ods'#$rf.J$41]; ['file:///home/runejen/Dropbox/Skole/Master/Data/Model_3.ods'#$rf.J$41]; ['file:///home/runejen/Dropbox/Skole/Master/Data/Model_4.ods'#$rf.J$41]; ['file:///home/runejen/Dropbox/Skole/Master/Data/Model_5.ods'#$rf.J$41])" office:value-type="percentage" office:value="0.96014905194406" calcext:value-type="percentage">
            <text:p>96.01%</text:p>
          </table:table-cell>
          <table:table-cell table:formula="of:=AVERAGE(['file:///home/runejen/Dropbox/Skole/Master/Data/Model_1.ods'#$rf.K$41]; ['file:///home/runejen/Dropbox/Skole/Master/Data/Model_2.ods'#$rf.K$41]; ['file:///home/runejen/Dropbox/Skole/Master/Data/Model_3.ods'#$rf.K$41]; ['file:///home/runejen/Dropbox/Skole/Master/Data/Model_4.ods'#$rf.K$41]; ['file:///home/runejen/Dropbox/Skole/Master/Data/Model_5.ods'#$rf.K$41])" office:value-type="float" office:value="96.636" calcext:value-type="float">
            <text:p>96.64</text:p>
          </table:table-cell>
          <table:table-cell table:formula="of:=AVERAGE(['file:///home/runejen/Dropbox/Skole/Master/Data/Model_1.ods'#$rf.L$41]; ['file:///home/runejen/Dropbox/Skole/Master/Data/Model_2.ods'#$rf.L$41]; ['file:///home/runejen/Dropbox/Skole/Master/Data/Model_3.ods'#$rf.L$41]; ['file:///home/runejen/Dropbox/Skole/Master/Data/Model_4.ods'#$rf.L$41]; ['file:///home/runejen/Dropbox/Skole/Master/Data/Model_5.ods'#$rf.L$41])" office:value-type="float" office:value="96.014" calcext:value-type="float">
            <text:p>96.01</text:p>
          </table:table-cell>
          <table:table-cell table:formula="of:=AVERAGE(['file:///home/runejen/Dropbox/Skole/Master/Data/Model_1.ods'#$rf.M$41]; ['file:///home/runejen/Dropbox/Skole/Master/Data/Model_2.ods'#$rf.M$41]; ['file:///home/runejen/Dropbox/Skole/Master/Data/Model_3.ods'#$rf.M$41]; ['file:///home/runejen/Dropbox/Skole/Master/Data/Model_4.ods'#$rf.M$41]; ['file:///home/runejen/Dropbox/Skole/Master/Data/Model_5.ods'#$rf.M$41])" office:value-type="float" office:value="96.32" calcext:value-type="float">
            <text:p>96.32</text:p>
          </table:table-cell>
          <table:table-cell table:formula="of:=AVERAGE(['file:///home/runejen/Dropbox/Skole/Master/Data/Model_1.ods'#$rf.N$41]; ['file:///home/runejen/Dropbox/Skole/Master/Data/Model_2.ods'#$rf.N$41]; ['file:///home/runejen/Dropbox/Skole/Master/Data/Model_3.ods'#$rf.N$41]; ['file:///home/runejen/Dropbox/Skole/Master/Data/Model_4.ods'#$rf.N$41]; ['file:///home/runejen/Dropbox/Skole/Master/Data/Model_5.ods'#$rf.N$41])" office:value-type="float" office:value="93.138" calcext:value-type="float">
            <text:p>93.14</text:p>
          </table:table-cell>
          <table:table-cell table:formula="of:=AVERAGE(['file:///home/runejen/Dropbox/Skole/Master/Data/Model_1.ods'#$rf.O$41]; ['file:///home/runejen/Dropbox/Skole/Master/Data/Model_2.ods'#$rf.O$41]; ['file:///home/runejen/Dropbox/Skole/Master/Data/Model_3.ods'#$rf.O$41]; ['file:///home/runejen/Dropbox/Skole/Master/Data/Model_4.ods'#$rf.O$41]; ['file:///home/runejen/Dropbox/Skole/Master/Data/Model_5.ods'#$rf.O$41])" office:value-type="float" office:value="93.298" calcext:value-type="float">
            <text:p>93.30</text:p>
          </table:table-cell>
          <table:table-cell table:formula="of:=AVERAGE(['file:///home/runejen/Dropbox/Skole/Master/Data/Model_1.ods'#$rf.P$41]; ['file:///home/runejen/Dropbox/Skole/Master/Data/Model_2.ods'#$rf.P$41]; ['file:///home/runejen/Dropbox/Skole/Master/Data/Model_3.ods'#$rf.P$41]; ['file:///home/runejen/Dropbox/Skole/Master/Data/Model_4.ods'#$rf.P$41]; ['file:///home/runejen/Dropbox/Skole/Master/Data/Model_5.ods'#$rf.P$41])" office:value-type="float" office:value="93.054" calcext:value-type="float">
            <text:p>93.05</text:p>
          </table:table-cell>
        </table:table-row>
        <table:table-row table:style-name="ro1">
          <table:table-cell office:value-type="string" calcext:value-type="string">
            <text:p>400k</text:p>
          </table:table-cell>
          <table:table-cell table:formula="of:=AVERAGE(['file:///home/runejen/Dropbox/Skole/Master/Data/Model_1.ods'#$rf.F$54]; ['file:///home/runejen/Dropbox/Skole/Master/Data/Model_2.ods'#$rf.F$54]; ['file:///home/runejen/Dropbox/Skole/Master/Data/Model_3.ods'#$rf.F$54]; ['file:///home/runejen/Dropbox/Skole/Master/Data/Model_4.ods'#$rf.F$54]; ['file:///home/runejen/Dropbox/Skole/Master/Data/Model_5.ods'#$rf.F$54])" office:value-type="percentage" office:value="0.378028530764846" calcext:value-type="percentage">
            <text:p>37.80%</text:p>
          </table:table-cell>
          <table:table-cell table:formula="of:=AVERAGE(['file:///home/runejen/Dropbox/Skole/Master/Data/Model_1.ods'#$rf.G$54]; ['file:///home/runejen/Dropbox/Skole/Master/Data/Model_2.ods'#$rf.G$54]; ['file:///home/runejen/Dropbox/Skole/Master/Data/Model_3.ods'#$rf.G$54]; ['file:///home/runejen/Dropbox/Skole/Master/Data/Model_4.ods'#$rf.G$54]; ['file:///home/runejen/Dropbox/Skole/Master/Data/Model_5.ods'#$rf.G$54])" office:value-type="float" office:value="30.756" calcext:value-type="float">
            <text:p>30.76</text:p>
          </table:table-cell>
          <table:table-cell table:formula="of:=AVERAGE(['file:///home/runejen/Dropbox/Skole/Master/Data/Model_1.ods'#$rf.H$54]; ['file:///home/runejen/Dropbox/Skole/Master/Data/Model_2.ods'#$rf.H$54]; ['file:///home/runejen/Dropbox/Skole/Master/Data/Model_3.ods'#$rf.H$54]; ['file:///home/runejen/Dropbox/Skole/Master/Data/Model_4.ods'#$rf.H$54]; ['file:///home/runejen/Dropbox/Skole/Master/Data/Model_5.ods'#$rf.H$54])" office:value-type="float" office:value="37.802" calcext:value-type="float">
            <text:p>37.80</text:p>
          </table:table-cell>
          <table:table-cell table:formula="of:=AVERAGE(['file:///home/runejen/Dropbox/Skole/Master/Data/Model_1.ods'#$rf.I$54]; ['file:///home/runejen/Dropbox/Skole/Master/Data/Model_2.ods'#$rf.I$54]; ['file:///home/runejen/Dropbox/Skole/Master/Data/Model_3.ods'#$rf.I$54]; ['file:///home/runejen/Dropbox/Skole/Master/Data/Model_4.ods'#$rf.I$54]; ['file:///home/runejen/Dropbox/Skole/Master/Data/Model_5.ods'#$rf.I$54])" office:value-type="float" office:value="33.432" calcext:value-type="float">
            <text:p>33.43</text:p>
          </table:table-cell>
          <table:table-cell table:formula="of:=AVERAGE(['file:///home/runejen/Dropbox/Skole/Master/Data/Model_1.ods'#$rf.J$54]; ['file:///home/runejen/Dropbox/Skole/Master/Data/Model_2.ods'#$rf.J$54]; ['file:///home/runejen/Dropbox/Skole/Master/Data/Model_3.ods'#$rf.J$54]; ['file:///home/runejen/Dropbox/Skole/Master/Data/Model_4.ods'#$rf.J$54]; ['file:///home/runejen/Dropbox/Skole/Master/Data/Model_5.ods'#$rf.J$54])" office:value-type="percentage" office:value="0.959240709437288" calcext:value-type="percentage">
            <text:p>95.92%</text:p>
          </table:table-cell>
          <table:table-cell table:formula="of:=AVERAGE(['file:///home/runejen/Dropbox/Skole/Master/Data/Model_1.ods'#$rf.K$54]; ['file:///home/runejen/Dropbox/Skole/Master/Data/Model_2.ods'#$rf.K$54]; ['file:///home/runejen/Dropbox/Skole/Master/Data/Model_3.ods'#$rf.K$54]; ['file:///home/runejen/Dropbox/Skole/Master/Data/Model_4.ods'#$rf.K$54]; ['file:///home/runejen/Dropbox/Skole/Master/Data/Model_5.ods'#$rf.K$54])" office:value-type="float" office:value="96.63" calcext:value-type="float">
            <text:p>96.63</text:p>
          </table:table-cell>
          <table:table-cell table:formula="of:=AVERAGE(['file:///home/runejen/Dropbox/Skole/Master/Data/Model_1.ods'#$rf.L$54]; ['file:///home/runejen/Dropbox/Skole/Master/Data/Model_2.ods'#$rf.L$54]; ['file:///home/runejen/Dropbox/Skole/Master/Data/Model_3.ods'#$rf.L$54]; ['file:///home/runejen/Dropbox/Skole/Master/Data/Model_4.ods'#$rf.L$54]; ['file:///home/runejen/Dropbox/Skole/Master/Data/Model_5.ods'#$rf.L$54])" office:value-type="float" office:value="95.922" calcext:value-type="float">
            <text:p>95.92</text:p>
          </table:table-cell>
          <table:table-cell table:formula="of:=AVERAGE(['file:///home/runejen/Dropbox/Skole/Master/Data/Model_1.ods'#$rf.M$54]; ['file:///home/runejen/Dropbox/Skole/Master/Data/Model_2.ods'#$rf.M$54]; ['file:///home/runejen/Dropbox/Skole/Master/Data/Model_3.ods'#$rf.M$54]; ['file:///home/runejen/Dropbox/Skole/Master/Data/Model_4.ods'#$rf.M$54]; ['file:///home/runejen/Dropbox/Skole/Master/Data/Model_5.ods'#$rf.M$54])" office:value-type="float" office:value="96.27" calcext:value-type="float">
            <text:p>96.27</text:p>
          </table:table-cell>
          <table:table-cell table:formula="of:=AVERAGE(['file:///home/runejen/Dropbox/Skole/Master/Data/Model_1.ods'#$rf.N$54]; ['file:///home/runejen/Dropbox/Skole/Master/Data/Model_2.ods'#$rf.N$54]; ['file:///home/runejen/Dropbox/Skole/Master/Data/Model_3.ods'#$rf.N$54]; ['file:///home/runejen/Dropbox/Skole/Master/Data/Model_4.ods'#$rf.N$54]; ['file:///home/runejen/Dropbox/Skole/Master/Data/Model_5.ods'#$rf.N$54])" office:value-type="float" office:value="93.078" calcext:value-type="float">
            <text:p>93.08</text:p>
          </table:table-cell>
          <table:table-cell table:formula="of:=AVERAGE(['file:///home/runejen/Dropbox/Skole/Master/Data/Model_1.ods'#$rf.O$54]; ['file:///home/runejen/Dropbox/Skole/Master/Data/Model_2.ods'#$rf.O$54]; ['file:///home/runejen/Dropbox/Skole/Master/Data/Model_3.ods'#$rf.O$54]; ['file:///home/runejen/Dropbox/Skole/Master/Data/Model_4.ods'#$rf.O$54]; ['file:///home/runejen/Dropbox/Skole/Master/Data/Model_5.ods'#$rf.O$54])" office:value-type="float" office:value="93.276" calcext:value-type="float">
            <text:p>93.28</text:p>
          </table:table-cell>
          <table:table-cell table:formula="of:=AVERAGE(['file:///home/runejen/Dropbox/Skole/Master/Data/Model_1.ods'#$rf.P$54]; ['file:///home/runejen/Dropbox/Skole/Master/Data/Model_2.ods'#$rf.P$54]; ['file:///home/runejen/Dropbox/Skole/Master/Data/Model_3.ods'#$rf.P$54]; ['file:///home/runejen/Dropbox/Skole/Master/Data/Model_4.ods'#$rf.P$54]; ['file:///home/runejen/Dropbox/Skole/Master/Data/Model_5.ods'#$rf.P$54])" office:value-type="float" office:value="92.96" calcext:value-type="float">
            <text:p>92.96</text:p>
          </table:table-cell>
        </table:table-row>
        <table:table-row table:style-name="ro1">
          <table:table-cell office:value-type="string" calcext:value-type="string">
            <text:p>500k</text:p>
          </table:table-cell>
          <table:table-cell table:formula="of:=AVERAGE(['file:///home/runejen/Dropbox/Skole/Master/Data/Model_1.ods'#$rf.F$67]; ['file:///home/runejen/Dropbox/Skole/Master/Data/Model_2.ods'#$rf.F$67]; ['file:///home/runejen/Dropbox/Skole/Master/Data/Model_3.ods'#$rf.F$67]; ['file:///home/runejen/Dropbox/Skole/Master/Data/Model_4.ods'#$rf.F$67]; ['file:///home/runejen/Dropbox/Skole/Master/Data/Model_5.ods'#$rf.F$67])" office:value-type="percentage" office:value="0.377940253029509" calcext:value-type="percentage">
            <text:p>37.79%</text:p>
          </table:table-cell>
          <table:table-cell table:formula="of:=AVERAGE(['file:///home/runejen/Dropbox/Skole/Master/Data/Model_1.ods'#$rf.G$67]; ['file:///home/runejen/Dropbox/Skole/Master/Data/Model_2.ods'#$rf.G$67]; ['file:///home/runejen/Dropbox/Skole/Master/Data/Model_3.ods'#$rf.G$67]; ['file:///home/runejen/Dropbox/Skole/Master/Data/Model_4.ods'#$rf.G$67]; ['file:///home/runejen/Dropbox/Skole/Master/Data/Model_5.ods'#$rf.G$67])" office:value-type="float" office:value="30.798" calcext:value-type="float">
            <text:p>30.80</text:p>
          </table:table-cell>
          <table:table-cell table:formula="of:=AVERAGE(['file:///home/runejen/Dropbox/Skole/Master/Data/Model_1.ods'#$rf.H$67]; ['file:///home/runejen/Dropbox/Skole/Master/Data/Model_2.ods'#$rf.H$67]; ['file:///home/runejen/Dropbox/Skole/Master/Data/Model_3.ods'#$rf.H$67]; ['file:///home/runejen/Dropbox/Skole/Master/Data/Model_4.ods'#$rf.H$67]; ['file:///home/runejen/Dropbox/Skole/Master/Data/Model_5.ods'#$rf.H$67])" office:value-type="float" office:value="37.794" calcext:value-type="float">
            <text:p>37.79</text:p>
          </table:table-cell>
          <table:table-cell table:formula="of:=AVERAGE(['file:///home/runejen/Dropbox/Skole/Master/Data/Model_1.ods'#$rf.I$67]; ['file:///home/runejen/Dropbox/Skole/Master/Data/Model_2.ods'#$rf.I$67]; ['file:///home/runejen/Dropbox/Skole/Master/Data/Model_3.ods'#$rf.I$67]; ['file:///home/runejen/Dropbox/Skole/Master/Data/Model_4.ods'#$rf.I$67]; ['file:///home/runejen/Dropbox/Skole/Master/Data/Model_5.ods'#$rf.I$67])" office:value-type="float" office:value="33.436" calcext:value-type="float">
            <text:p>33.44</text:p>
          </table:table-cell>
          <table:table-cell table:formula="of:=AVERAGE(['file:///home/runejen/Dropbox/Skole/Master/Data/Model_1.ods'#$rf.J$67]; ['file:///home/runejen/Dropbox/Skole/Master/Data/Model_2.ods'#$rf.J$67]; ['file:///home/runejen/Dropbox/Skole/Master/Data/Model_3.ods'#$rf.J$67]; ['file:///home/runejen/Dropbox/Skole/Master/Data/Model_4.ods'#$rf.J$67]; ['file:///home/runejen/Dropbox/Skole/Master/Data/Model_5.ods'#$rf.J$67])" office:value-type="percentage" office:value="0.959327245147061" calcext:value-type="percentage">
            <text:p>95.93%</text:p>
          </table:table-cell>
          <table:table-cell table:formula="of:=AVERAGE(['file:///home/runejen/Dropbox/Skole/Master/Data/Model_1.ods'#$rf.K$67]; ['file:///home/runejen/Dropbox/Skole/Master/Data/Model_2.ods'#$rf.K$67]; ['file:///home/runejen/Dropbox/Skole/Master/Data/Model_3.ods'#$rf.K$67]; ['file:///home/runejen/Dropbox/Skole/Master/Data/Model_4.ods'#$rf.K$67]; ['file:///home/runejen/Dropbox/Skole/Master/Data/Model_5.ods'#$rf.K$67])" office:value-type="float" office:value="96.632" calcext:value-type="float">
            <text:p>96.63</text:p>
          </table:table-cell>
          <table:table-cell table:formula="of:=AVERAGE(['file:///home/runejen/Dropbox/Skole/Master/Data/Model_1.ods'#$rf.L$67]; ['file:///home/runejen/Dropbox/Skole/Master/Data/Model_2.ods'#$rf.L$67]; ['file:///home/runejen/Dropbox/Skole/Master/Data/Model_3.ods'#$rf.L$67]; ['file:///home/runejen/Dropbox/Skole/Master/Data/Model_4.ods'#$rf.L$67]; ['file:///home/runejen/Dropbox/Skole/Master/Data/Model_5.ods'#$rf.L$67])" office:value-type="float" office:value="95.934" calcext:value-type="float">
            <text:p>95.93</text:p>
          </table:table-cell>
          <table:table-cell table:formula="of:=AVERAGE(['file:///home/runejen/Dropbox/Skole/Master/Data/Model_1.ods'#$rf.M$67]; ['file:///home/runejen/Dropbox/Skole/Master/Data/Model_2.ods'#$rf.M$67]; ['file:///home/runejen/Dropbox/Skole/Master/Data/Model_3.ods'#$rf.M$67]; ['file:///home/runejen/Dropbox/Skole/Master/Data/Model_4.ods'#$rf.M$67]; ['file:///home/runejen/Dropbox/Skole/Master/Data/Model_5.ods'#$rf.M$67])" office:value-type="float" office:value="96.274" calcext:value-type="float">
            <text:p>96.27</text:p>
          </table:table-cell>
          <table:table-cell table:formula="of:=AVERAGE(['file:///home/runejen/Dropbox/Skole/Master/Data/Model_1.ods'#$rf.N$67]; ['file:///home/runejen/Dropbox/Skole/Master/Data/Model_2.ods'#$rf.N$67]; ['file:///home/runejen/Dropbox/Skole/Master/Data/Model_3.ods'#$rf.N$67]; ['file:///home/runejen/Dropbox/Skole/Master/Data/Model_4.ods'#$rf.N$67]; ['file:///home/runejen/Dropbox/Skole/Master/Data/Model_5.ods'#$rf.N$67])" office:value-type="float" office:value="93.082" calcext:value-type="float">
            <text:p>93.08</text:p>
          </table:table-cell>
          <table:table-cell table:formula="of:=AVERAGE(['file:///home/runejen/Dropbox/Skole/Master/Data/Model_1.ods'#$rf.O$67]; ['file:///home/runejen/Dropbox/Skole/Master/Data/Model_2.ods'#$rf.O$67]; ['file:///home/runejen/Dropbox/Skole/Master/Data/Model_3.ods'#$rf.O$67]; ['file:///home/runejen/Dropbox/Skole/Master/Data/Model_4.ods'#$rf.O$67]; ['file:///home/runejen/Dropbox/Skole/Master/Data/Model_5.ods'#$rf.O$67])" office:value-type="float" office:value="93.28" calcext:value-type="float">
            <text:p>93.28</text:p>
          </table:table-cell>
          <table:table-cell table:formula="of:=AVERAGE(['file:///home/runejen/Dropbox/Skole/Master/Data/Model_1.ods'#$rf.P$67]; ['file:///home/runejen/Dropbox/Skole/Master/Data/Model_2.ods'#$rf.P$67]; ['file:///home/runejen/Dropbox/Skole/Master/Data/Model_3.ods'#$rf.P$67]; ['file:///home/runejen/Dropbox/Skole/Master/Data/Model_4.ods'#$rf.P$67]; ['file:///home/runejen/Dropbox/Skole/Master/Data/Model_5.ods'#$rf.P$67])" office:value-type="float" office:value="92.972" calcext:value-type="float">
            <text:p>92.9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m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Pos %</text:p>
          </table:table-cell>
          <table:table-cell table:style-name="Default" office:value-type="string" calcext:value-type="string">
            <text:p>Pos prec</text:p>
          </table:table-cell>
          <table:table-cell table:style-name="Default" office:value-type="string" calcext:value-type="string">
            <text:p>Pos recall</text:p>
          </table:table-cell>
          <table:table-cell table:style-name="Default" office:value-type="string" calcext:value-type="string">
            <text:p>Pos F1</text:p>
          </table:table-cell>
          <table:table-cell table:style-name="Default" office:value-type="string" calcext:value-type="string">
            <text:p>Neg %</text:p>
          </table:table-cell>
          <table:table-cell table:style-name="Default" office:value-type="string" calcext:value-type="string">
            <text:p>Neg prec</text:p>
          </table:table-cell>
          <table:table-cell table:style-name="Default" office:value-type="string" calcext:value-type="string">
            <text:p>Neg recall</text:p>
          </table:table-cell>
          <table:table-cell table:style-name="Default" office:value-type="string" calcext:value-type="string">
            <text:p>Neg F1</text:p>
          </table:table-cell>
          <table:table-cell table:style-name="Default" office:value-type="string" calcext:value-type="string">
            <text:p>Weighted F1</text:p>
          </table:table-cell>
          <table:table-cell table:style-name="Default" office:value-type="string" calcext:value-type="string">
            <text:p>Weighted Precision</text:p>
          </table:table-cell>
          <table:table-cell table:style-name="Default" office:value-type="string" calcext:value-type="string">
            <text:p>Weighted recall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 table:formula="of:=AVERAGE(['file:///home/runejen/Dropbox/Skole/Master/Data/Model_1.ods'#$rmf.F$15]; ['file:///home/runejen/Dropbox/Skole/Master/Data/Model_2.ods'#$rmf.F$15]; ['file:///home/runejen/Dropbox/Skole/Master/Data/Model_3.ods'#$rmf.F$15]; ['file:///home/runejen/Dropbox/Skole/Master/Data/Model_4.ods'#$rmf.F$15]; ['file:///home/runejen/Dropbox/Skole/Master/Data/Model_5.ods'#$rmf.F$15])" office:value-type="percentage" office:value="0.328320201667892" calcext:value-type="percentage">
            <text:p>32.83%</text:p>
          </table:table-cell>
          <table:table-cell table:formula="of:=AVERAGE(['file:///home/runejen/Dropbox/Skole/Master/Data/Model_1.ods'#$rmf.G$15]; ['file:///home/runejen/Dropbox/Skole/Master/Data/Model_2.ods'#$rmf.G$15]; ['file:///home/runejen/Dropbox/Skole/Master/Data/Model_3.ods'#$rmf.G$15]; ['file:///home/runejen/Dropbox/Skole/Master/Data/Model_4.ods'#$rmf.G$15]; ['file:///home/runejen/Dropbox/Skole/Master/Data/Model_5.ods'#$rmf.G$15])" office:value-type="float" office:value="27.71" calcext:value-type="float">
            <text:p>27.71</text:p>
          </table:table-cell>
          <table:table-cell table:formula="of:=AVERAGE(['file:///home/runejen/Dropbox/Skole/Master/Data/Model_1.ods'#$rmf.H$15]; ['file:///home/runejen/Dropbox/Skole/Master/Data/Model_2.ods'#$rmf.H$15]; ['file:///home/runejen/Dropbox/Skole/Master/Data/Model_3.ods'#$rmf.H$15]; ['file:///home/runejen/Dropbox/Skole/Master/Data/Model_4.ods'#$rmf.H$15]; ['file:///home/runejen/Dropbox/Skole/Master/Data/Model_5.ods'#$rmf.H$15])" office:value-type="float" office:value="32.83" calcext:value-type="float">
            <text:p>32.83</text:p>
          </table:table-cell>
          <table:table-cell table:formula="of:=AVERAGE(['file:///home/runejen/Dropbox/Skole/Master/Data/Model_1.ods'#$rmf.I$15]; ['file:///home/runejen/Dropbox/Skole/Master/Data/Model_2.ods'#$rmf.I$15]; ['file:///home/runejen/Dropbox/Skole/Master/Data/Model_3.ods'#$rmf.I$15]; ['file:///home/runejen/Dropbox/Skole/Master/Data/Model_4.ods'#$rmf.I$15]; ['file:///home/runejen/Dropbox/Skole/Master/Data/Model_5.ods'#$rmf.I$15])" office:value-type="float" office:value="28.758" calcext:value-type="float">
            <text:p>28.76</text:p>
          </table:table-cell>
          <table:table-cell table:formula="of:=AVERAGE(['file:///home/runejen/Dropbox/Skole/Master/Data/Model_1.ods'#$rmf.J$15]; ['file:///home/runejen/Dropbox/Skole/Master/Data/Model_2.ods'#$rmf.J$15]; ['file:///home/runejen/Dropbox/Skole/Master/Data/Model_3.ods'#$rmf.J$15]; ['file:///home/runejen/Dropbox/Skole/Master/Data/Model_4.ods'#$rmf.J$15]; ['file:///home/runejen/Dropbox/Skole/Master/Data/Model_5.ods'#$rmf.J$15])" office:value-type="percentage" office:value="0.9605817744546" calcext:value-type="percentage">
            <text:p>96.06%</text:p>
          </table:table-cell>
          <table:table-cell table:formula="of:=AVERAGE(['file:///home/runejen/Dropbox/Skole/Master/Data/Model_1.ods'#$rmf.K$15]; ['file:///home/runejen/Dropbox/Skole/Master/Data/Model_2.ods'#$rmf.K$15]; ['file:///home/runejen/Dropbox/Skole/Master/Data/Model_3.ods'#$rmf.K$15]; ['file:///home/runejen/Dropbox/Skole/Master/Data/Model_4.ods'#$rmf.K$15]; ['file:///home/runejen/Dropbox/Skole/Master/Data/Model_5.ods'#$rmf.K$15])" office:value-type="float" office:value="96.392" calcext:value-type="float">
            <text:p>96.39</text:p>
          </table:table-cell>
          <table:table-cell table:formula="of:=AVERAGE(['file:///home/runejen/Dropbox/Skole/Master/Data/Model_1.ods'#$rmf.L$15]; ['file:///home/runejen/Dropbox/Skole/Master/Data/Model_2.ods'#$rmf.L$15]; ['file:///home/runejen/Dropbox/Skole/Master/Data/Model_3.ods'#$rmf.L$15]; ['file:///home/runejen/Dropbox/Skole/Master/Data/Model_4.ods'#$rmf.L$15]; ['file:///home/runejen/Dropbox/Skole/Master/Data/Model_5.ods'#$rmf.L$15])" office:value-type="float" office:value="96.06" calcext:value-type="float">
            <text:p>96.06</text:p>
          </table:table-cell>
          <table:table-cell table:formula="of:=AVERAGE(['file:///home/runejen/Dropbox/Skole/Master/Data/Model_1.ods'#$rmf.M$15]; ['file:///home/runejen/Dropbox/Skole/Master/Data/Model_2.ods'#$rmf.M$15]; ['file:///home/runejen/Dropbox/Skole/Master/Data/Model_3.ods'#$rmf.M$15]; ['file:///home/runejen/Dropbox/Skole/Master/Data/Model_4.ods'#$rmf.M$15]; ['file:///home/runejen/Dropbox/Skole/Master/Data/Model_5.ods'#$rmf.M$15])" office:value-type="float" office:value="96.212" calcext:value-type="float">
            <text:p>96.21</text:p>
          </table:table-cell>
          <table:table-cell table:formula="of:=AVERAGE(['file:///home/runejen/Dropbox/Skole/Master/Data/Model_1.ods'#$rmf.N$15]; ['file:///home/runejen/Dropbox/Skole/Master/Data/Model_2.ods'#$rmf.N$15]; ['file:///home/runejen/Dropbox/Skole/Master/Data/Model_3.ods'#$rmf.N$15]; ['file:///home/runejen/Dropbox/Skole/Master/Data/Model_4.ods'#$rmf.N$15]; ['file:///home/runejen/Dropbox/Skole/Master/Data/Model_5.ods'#$rmf.N$15])" office:value-type="float" office:value="92.786" calcext:value-type="float">
            <text:p>92.79</text:p>
          </table:table-cell>
          <table:table-cell table:formula="of:=AVERAGE(['file:///home/runejen/Dropbox/Skole/Master/Data/Model_1.ods'#$rmf.O$15]; ['file:///home/runejen/Dropbox/Skole/Master/Data/Model_2.ods'#$rmf.O$15]; ['file:///home/runejen/Dropbox/Skole/Master/Data/Model_3.ods'#$rmf.O$15]; ['file:///home/runejen/Dropbox/Skole/Master/Data/Model_4.ods'#$rmf.O$15]; ['file:///home/runejen/Dropbox/Skole/Master/Data/Model_5.ods'#$rmf.O$15])" office:value-type="float" office:value="92.888" calcext:value-type="float">
            <text:p>92.89</text:p>
          </table:table-cell>
          <table:table-cell table:formula="of:=AVERAGE(['file:///home/runejen/Dropbox/Skole/Master/Data/Model_1.ods'#$rmf.P$15]; ['file:///home/runejen/Dropbox/Skole/Master/Data/Model_2.ods'#$rmf.P$15]; ['file:///home/runejen/Dropbox/Skole/Master/Data/Model_3.ods'#$rmf.P$15]; ['file:///home/runejen/Dropbox/Skole/Master/Data/Model_4.ods'#$rmf.P$15]; ['file:///home/runejen/Dropbox/Skole/Master/Data/Model_5.ods'#$rmf.P$15])" office:value-type="float" office:value="92.844" calcext:value-type="float">
            <text:p>92.84</text:p>
          </table:table-cell>
        </table:table-row>
        <table:table-row table:style-name="ro1">
          <table:table-cell office:value-type="string" calcext:value-type="string">
            <text:p>200k</text:p>
          </table:table-cell>
          <table:table-cell table:formula="of:=AVERAGE(['file:///home/runejen/Dropbox/Skole/Master/Data/Model_1.ods'#$rmf.F$28]; ['file:///home/runejen/Dropbox/Skole/Master/Data/Model_2.ods'#$rmf.F$28]; ['file:///home/runejen/Dropbox/Skole/Master/Data/Model_3.ods'#$rmf.F$28]; ['file:///home/runejen/Dropbox/Skole/Master/Data/Model_4.ods'#$rmf.F$28]; ['file:///home/runejen/Dropbox/Skole/Master/Data/Model_5.ods'#$rmf.F$28])" office:value-type="percentage" office:value="0.293186332637854" calcext:value-type="percentage">
            <text:p>29.32%</text:p>
          </table:table-cell>
          <table:table-cell table:formula="of:=AVERAGE(['file:///home/runejen/Dropbox/Skole/Master/Data/Model_1.ods'#$rmf.G$28]; ['file:///home/runejen/Dropbox/Skole/Master/Data/Model_2.ods'#$rmf.G$28]; ['file:///home/runejen/Dropbox/Skole/Master/Data/Model_3.ods'#$rmf.G$28]; ['file:///home/runejen/Dropbox/Skole/Master/Data/Model_4.ods'#$rmf.G$28]; ['file:///home/runejen/Dropbox/Skole/Master/Data/Model_5.ods'#$rmf.G$28])" office:value-type="float" office:value="25.006" calcext:value-type="float">
            <text:p>25.01</text:p>
          </table:table-cell>
          <table:table-cell table:formula="of:=AVERAGE(['file:///home/runejen/Dropbox/Skole/Master/Data/Model_1.ods'#$rmf.H$28]; ['file:///home/runejen/Dropbox/Skole/Master/Data/Model_2.ods'#$rmf.H$28]; ['file:///home/runejen/Dropbox/Skole/Master/Data/Model_3.ods'#$rmf.H$28]; ['file:///home/runejen/Dropbox/Skole/Master/Data/Model_4.ods'#$rmf.H$28]; ['file:///home/runejen/Dropbox/Skole/Master/Data/Model_5.ods'#$rmf.H$28])" office:value-type="float" office:value="29.32" calcext:value-type="float">
            <text:p>29.32</text:p>
          </table:table-cell>
          <table:table-cell table:formula="of:=AVERAGE(['file:///home/runejen/Dropbox/Skole/Master/Data/Model_1.ods'#$rmf.I$28]; ['file:///home/runejen/Dropbox/Skole/Master/Data/Model_2.ods'#$rmf.I$28]; ['file:///home/runejen/Dropbox/Skole/Master/Data/Model_3.ods'#$rmf.I$28]; ['file:///home/runejen/Dropbox/Skole/Master/Data/Model_4.ods'#$rmf.I$28]; ['file:///home/runejen/Dropbox/Skole/Master/Data/Model_5.ods'#$rmf.I$28])" office:value-type="float" office:value="25.702" calcext:value-type="float">
            <text:p>25.70</text:p>
          </table:table-cell>
          <table:table-cell table:formula="of:=AVERAGE(['file:///home/runejen/Dropbox/Skole/Master/Data/Model_1.ods'#$rmf.J$28]; ['file:///home/runejen/Dropbox/Skole/Master/Data/Model_2.ods'#$rmf.J$28]; ['file:///home/runejen/Dropbox/Skole/Master/Data/Model_3.ods'#$rmf.J$28]; ['file:///home/runejen/Dropbox/Skole/Master/Data/Model_4.ods'#$rmf.J$28]; ['file:///home/runejen/Dropbox/Skole/Master/Data/Model_5.ods'#$rmf.J$28])" office:value-type="percentage" office:value="0.959973415651747" calcext:value-type="percentage">
            <text:p>96.00%</text:p>
          </table:table-cell>
          <table:table-cell table:formula="of:=AVERAGE(['file:///home/runejen/Dropbox/Skole/Master/Data/Model_1.ods'#$rmf.K$28]; ['file:///home/runejen/Dropbox/Skole/Master/Data/Model_2.ods'#$rmf.K$28]; ['file:///home/runejen/Dropbox/Skole/Master/Data/Model_3.ods'#$rmf.K$28]; ['file:///home/runejen/Dropbox/Skole/Master/Data/Model_4.ods'#$rmf.K$28]; ['file:///home/runejen/Dropbox/Skole/Master/Data/Model_5.ods'#$rmf.K$28])" office:value-type="float" office:value="96.228" calcext:value-type="float">
            <text:p>96.23</text:p>
          </table:table-cell>
          <table:table-cell table:formula="of:=AVERAGE(['file:///home/runejen/Dropbox/Skole/Master/Data/Model_1.ods'#$rmf.L$28]; ['file:///home/runejen/Dropbox/Skole/Master/Data/Model_2.ods'#$rmf.L$28]; ['file:///home/runejen/Dropbox/Skole/Master/Data/Model_3.ods'#$rmf.L$28]; ['file:///home/runejen/Dropbox/Skole/Master/Data/Model_4.ods'#$rmf.L$28]; ['file:///home/runejen/Dropbox/Skole/Master/Data/Model_5.ods'#$rmf.L$28])" office:value-type="float" office:value="95.998" calcext:value-type="float">
            <text:p>96.00</text:p>
          </table:table-cell>
          <table:table-cell table:formula="of:=AVERAGE(['file:///home/runejen/Dropbox/Skole/Master/Data/Model_1.ods'#$rmf.M$28]; ['file:///home/runejen/Dropbox/Skole/Master/Data/Model_2.ods'#$rmf.M$28]; ['file:///home/runejen/Dropbox/Skole/Master/Data/Model_3.ods'#$rmf.M$28]; ['file:///home/runejen/Dropbox/Skole/Master/Data/Model_4.ods'#$rmf.M$28]; ['file:///home/runejen/Dropbox/Skole/Master/Data/Model_5.ods'#$rmf.M$28])" office:value-type="float" office:value="96.098" calcext:value-type="float">
            <text:p>96.10</text:p>
          </table:table-cell>
          <table:table-cell table:formula="of:=AVERAGE(['file:///home/runejen/Dropbox/Skole/Master/Data/Model_1.ods'#$rmf.N$28]; ['file:///home/runejen/Dropbox/Skole/Master/Data/Model_2.ods'#$rmf.N$28]; ['file:///home/runejen/Dropbox/Skole/Master/Data/Model_3.ods'#$rmf.N$28]; ['file:///home/runejen/Dropbox/Skole/Master/Data/Model_4.ods'#$rmf.N$28]; ['file:///home/runejen/Dropbox/Skole/Master/Data/Model_5.ods'#$rmf.N$28])" office:value-type="float" office:value="92.514" calcext:value-type="float">
            <text:p>92.51</text:p>
          </table:table-cell>
          <table:table-cell table:formula="of:=AVERAGE(['file:///home/runejen/Dropbox/Skole/Master/Data/Model_1.ods'#$rmf.O$28]; ['file:///home/runejen/Dropbox/Skole/Master/Data/Model_2.ods'#$rmf.O$28]; ['file:///home/runejen/Dropbox/Skole/Master/Data/Model_3.ods'#$rmf.O$28]; ['file:///home/runejen/Dropbox/Skole/Master/Data/Model_4.ods'#$rmf.O$28]; ['file:///home/runejen/Dropbox/Skole/Master/Data/Model_5.ods'#$rmf.O$28])" office:value-type="float" office:value="92.576" calcext:value-type="float">
            <text:p>92.58</text:p>
          </table:table-cell>
          <table:table-cell table:formula="of:=AVERAGE(['file:///home/runejen/Dropbox/Skole/Master/Data/Model_1.ods'#$rmf.P$28]; ['file:///home/runejen/Dropbox/Skole/Master/Data/Model_2.ods'#$rmf.P$28]; ['file:///home/runejen/Dropbox/Skole/Master/Data/Model_3.ods'#$rmf.P$28]; ['file:///home/runejen/Dropbox/Skole/Master/Data/Model_4.ods'#$rmf.P$28]; ['file:///home/runejen/Dropbox/Skole/Master/Data/Model_5.ods'#$rmf.P$28])" office:value-type="float" office:value="92.642" calcext:value-type="float">
            <text:p>92.64</text:p>
          </table:table-cell>
        </table:table-row>
        <table:table-row table:style-name="ro1">
          <table:table-cell office:value-type="string" calcext:value-type="string">
            <text:p>300k</text:p>
          </table:table-cell>
          <table:table-cell table:formula="of:=AVERAGE(['file:///home/runejen/Dropbox/Skole/Master/Data/Model_1.ods'#$rmf.F$41]; ['file:///home/runejen/Dropbox/Skole/Master/Data/Model_2.ods'#$rmf.F$41]; ['file:///home/runejen/Dropbox/Skole/Master/Data/Model_3.ods'#$rmf.F$41]; ['file:///home/runejen/Dropbox/Skole/Master/Data/Model_4.ods'#$rmf.F$41]; ['file:///home/runejen/Dropbox/Skole/Master/Data/Model_5.ods'#$rmf.F$41])" office:value-type="percentage" office:value="0.298237468411816" calcext:value-type="percentage">
            <text:p>29.82%</text:p>
          </table:table-cell>
          <table:table-cell table:formula="of:=AVERAGE(['file:///home/runejen/Dropbox/Skole/Master/Data/Model_1.ods'#$rmf.G$41]; ['file:///home/runejen/Dropbox/Skole/Master/Data/Model_2.ods'#$rmf.G$41]; ['file:///home/runejen/Dropbox/Skole/Master/Data/Model_3.ods'#$rmf.G$41]; ['file:///home/runejen/Dropbox/Skole/Master/Data/Model_4.ods'#$rmf.G$41]; ['file:///home/runejen/Dropbox/Skole/Master/Data/Model_5.ods'#$rmf.G$41])" office:value-type="float" office:value="24.952" calcext:value-type="float">
            <text:p>24.95</text:p>
          </table:table-cell>
          <table:table-cell table:formula="of:=AVERAGE(['file:///home/runejen/Dropbox/Skole/Master/Data/Model_1.ods'#$rmf.H$41]; ['file:///home/runejen/Dropbox/Skole/Master/Data/Model_2.ods'#$rmf.H$41]; ['file:///home/runejen/Dropbox/Skole/Master/Data/Model_3.ods'#$rmf.H$41]; ['file:///home/runejen/Dropbox/Skole/Master/Data/Model_4.ods'#$rmf.H$41]; ['file:///home/runejen/Dropbox/Skole/Master/Data/Model_5.ods'#$rmf.H$41])" office:value-type="float" office:value="29.824" calcext:value-type="float">
            <text:p>29.82</text:p>
          </table:table-cell>
          <table:table-cell table:formula="of:=AVERAGE(['file:///home/runejen/Dropbox/Skole/Master/Data/Model_1.ods'#$rmf.I$41]; ['file:///home/runejen/Dropbox/Skole/Master/Data/Model_2.ods'#$rmf.I$41]; ['file:///home/runejen/Dropbox/Skole/Master/Data/Model_3.ods'#$rmf.I$41]; ['file:///home/runejen/Dropbox/Skole/Master/Data/Model_4.ods'#$rmf.I$41]; ['file:///home/runejen/Dropbox/Skole/Master/Data/Model_5.ods'#$rmf.I$41])" office:value-type="float" office:value="25.93" calcext:value-type="float">
            <text:p>25.93</text:p>
          </table:table-cell>
          <table:table-cell table:formula="of:=AVERAGE(['file:///home/runejen/Dropbox/Skole/Master/Data/Model_1.ods'#$rmf.J$41]; ['file:///home/runejen/Dropbox/Skole/Master/Data/Model_2.ods'#$rmf.J$41]; ['file:///home/runejen/Dropbox/Skole/Master/Data/Model_3.ods'#$rmf.J$41]; ['file:///home/runejen/Dropbox/Skole/Master/Data/Model_4.ods'#$rmf.J$41]; ['file:///home/runejen/Dropbox/Skole/Master/Data/Model_5.ods'#$rmf.J$41])" office:value-type="percentage" office:value="0.957310592771068" calcext:value-type="percentage">
            <text:p>95.73%</text:p>
          </table:table-cell>
          <table:table-cell table:formula="of:=AVERAGE(['file:///home/runejen/Dropbox/Skole/Master/Data/Model_1.ods'#$rmf.K$41]; ['file:///home/runejen/Dropbox/Skole/Master/Data/Model_2.ods'#$rmf.K$41]; ['file:///home/runejen/Dropbox/Skole/Master/Data/Model_3.ods'#$rmf.K$41]; ['file:///home/runejen/Dropbox/Skole/Master/Data/Model_4.ods'#$rmf.K$41]; ['file:///home/runejen/Dropbox/Skole/Master/Data/Model_5.ods'#$rmf.K$41])" office:value-type="float" office:value="96.236" calcext:value-type="float">
            <text:p>96.24</text:p>
          </table:table-cell>
          <table:table-cell table:formula="of:=AVERAGE(['file:///home/runejen/Dropbox/Skole/Master/Data/Model_1.ods'#$rmf.L$41]; ['file:///home/runejen/Dropbox/Skole/Master/Data/Model_2.ods'#$rmf.L$41]; ['file:///home/runejen/Dropbox/Skole/Master/Data/Model_3.ods'#$rmf.L$41]; ['file:///home/runejen/Dropbox/Skole/Master/Data/Model_4.ods'#$rmf.L$41]; ['file:///home/runejen/Dropbox/Skole/Master/Data/Model_5.ods'#$rmf.L$41])" office:value-type="float" office:value="95.73" calcext:value-type="float">
            <text:p>95.73</text:p>
          </table:table-cell>
          <table:table-cell table:formula="of:=AVERAGE(['file:///home/runejen/Dropbox/Skole/Master/Data/Model_1.ods'#$rmf.M$41]; ['file:///home/runejen/Dropbox/Skole/Master/Data/Model_2.ods'#$rmf.M$41]; ['file:///home/runejen/Dropbox/Skole/Master/Data/Model_3.ods'#$rmf.M$41]; ['file:///home/runejen/Dropbox/Skole/Master/Data/Model_4.ods'#$rmf.M$41]; ['file:///home/runejen/Dropbox/Skole/Master/Data/Model_5.ods'#$rmf.M$41])" office:value-type="float" office:value="95.968" calcext:value-type="float">
            <text:p>95.97</text:p>
          </table:table-cell>
          <table:table-cell table:formula="of:=AVERAGE(['file:///home/runejen/Dropbox/Skole/Master/Data/Model_1.ods'#$rmf.N$41]; ['file:///home/runejen/Dropbox/Skole/Master/Data/Model_2.ods'#$rmf.N$41]; ['file:///home/runejen/Dropbox/Skole/Master/Data/Model_3.ods'#$rmf.N$41]; ['file:///home/runejen/Dropbox/Skole/Master/Data/Model_4.ods'#$rmf.N$41]; ['file:///home/runejen/Dropbox/Skole/Master/Data/Model_5.ods'#$rmf.N$41])" office:value-type="float" office:value="92.412" calcext:value-type="float">
            <text:p>92.41</text:p>
          </table:table-cell>
          <table:table-cell table:formula="of:=AVERAGE(['file:///home/runejen/Dropbox/Skole/Master/Data/Model_1.ods'#$rmf.O$41]; ['file:///home/runejen/Dropbox/Skole/Master/Data/Model_2.ods'#$rmf.O$41]; ['file:///home/runejen/Dropbox/Skole/Master/Data/Model_3.ods'#$rmf.O$41]; ['file:///home/runejen/Dropbox/Skole/Master/Data/Model_4.ods'#$rmf.O$41]; ['file:///home/runejen/Dropbox/Skole/Master/Data/Model_5.ods'#$rmf.O$41])" office:value-type="float" office:value="92.602" calcext:value-type="float">
            <text:p>92.60</text:p>
          </table:table-cell>
          <table:table-cell table:formula="of:=AVERAGE(['file:///home/runejen/Dropbox/Skole/Master/Data/Model_1.ods'#$rmf.P$41]; ['file:///home/runejen/Dropbox/Skole/Master/Data/Model_2.ods'#$rmf.P$41]; ['file:///home/runejen/Dropbox/Skole/Master/Data/Model_3.ods'#$rmf.P$41]; ['file:///home/runejen/Dropbox/Skole/Master/Data/Model_4.ods'#$rmf.P$41]; ['file:///home/runejen/Dropbox/Skole/Master/Data/Model_5.ods'#$rmf.P$41])" office:value-type="float" office:value="92.402" calcext:value-type="float">
            <text:p>92.40</text:p>
          </table:table-cell>
        </table:table-row>
        <table:table-row table:style-name="ro1">
          <table:table-cell office:value-type="string" calcext:value-type="string">
            <text:p>400k</text:p>
          </table:table-cell>
          <table:table-cell table:formula="of:=AVERAGE(['file:///home/runejen/Dropbox/Skole/Master/Data/Model_1.ods'#$rmf.F$54]; ['file:///home/runejen/Dropbox/Skole/Master/Data/Model_2.ods'#$rmf.F$54]; ['file:///home/runejen/Dropbox/Skole/Master/Data/Model_3.ods'#$rmf.F$54]; ['file:///home/runejen/Dropbox/Skole/Master/Data/Model_4.ods'#$rmf.F$54]; ['file:///home/runejen/Dropbox/Skole/Master/Data/Model_5.ods'#$rmf.F$54])" office:value-type="percentage" office:value="0.299866471336794" calcext:value-type="percentage">
            <text:p>29.99%</text:p>
          </table:table-cell>
          <table:table-cell table:formula="of:=AVERAGE(['file:///home/runejen/Dropbox/Skole/Master/Data/Model_1.ods'#$rmf.G$54]; ['file:///home/runejen/Dropbox/Skole/Master/Data/Model_2.ods'#$rmf.G$54]; ['file:///home/runejen/Dropbox/Skole/Master/Data/Model_3.ods'#$rmf.G$54]; ['file:///home/runejen/Dropbox/Skole/Master/Data/Model_4.ods'#$rmf.G$54]; ['file:///home/runejen/Dropbox/Skole/Master/Data/Model_5.ods'#$rmf.G$54])" office:value-type="float" office:value="24.79" calcext:value-type="float">
            <text:p>24.79</text:p>
          </table:table-cell>
          <table:table-cell table:formula="of:=AVERAGE(['file:///home/runejen/Dropbox/Skole/Master/Data/Model_1.ods'#$rmf.H$54]; ['file:///home/runejen/Dropbox/Skole/Master/Data/Model_2.ods'#$rmf.H$54]; ['file:///home/runejen/Dropbox/Skole/Master/Data/Model_3.ods'#$rmf.H$54]; ['file:///home/runejen/Dropbox/Skole/Master/Data/Model_4.ods'#$rmf.H$54]; ['file:///home/runejen/Dropbox/Skole/Master/Data/Model_5.ods'#$rmf.H$54])" office:value-type="float" office:value="29.988" calcext:value-type="float">
            <text:p>29.99</text:p>
          </table:table-cell>
          <table:table-cell table:formula="of:=AVERAGE(['file:///home/runejen/Dropbox/Skole/Master/Data/Model_1.ods'#$rmf.I$54]; ['file:///home/runejen/Dropbox/Skole/Master/Data/Model_2.ods'#$rmf.I$54]; ['file:///home/runejen/Dropbox/Skole/Master/Data/Model_3.ods'#$rmf.I$54]; ['file:///home/runejen/Dropbox/Skole/Master/Data/Model_4.ods'#$rmf.I$54]; ['file:///home/runejen/Dropbox/Skole/Master/Data/Model_5.ods'#$rmf.I$54])" office:value-type="float" office:value="25.842" calcext:value-type="float">
            <text:p>25.84</text:p>
          </table:table-cell>
          <table:table-cell table:formula="of:=AVERAGE(['file:///home/runejen/Dropbox/Skole/Master/Data/Model_1.ods'#$rmf.J$54]; ['file:///home/runejen/Dropbox/Skole/Master/Data/Model_2.ods'#$rmf.J$54]; ['file:///home/runejen/Dropbox/Skole/Master/Data/Model_3.ods'#$rmf.J$54]; ['file:///home/runejen/Dropbox/Skole/Master/Data/Model_4.ods'#$rmf.J$54]; ['file:///home/runejen/Dropbox/Skole/Master/Data/Model_5.ods'#$rmf.J$54])" office:value-type="percentage" office:value="0.956888170009316" calcext:value-type="percentage">
            <text:p>95.69%</text:p>
          </table:table-cell>
          <table:table-cell table:formula="of:=AVERAGE(['file:///home/runejen/Dropbox/Skole/Master/Data/Model_1.ods'#$rmf.K$54]; ['file:///home/runejen/Dropbox/Skole/Master/Data/Model_2.ods'#$rmf.K$54]; ['file:///home/runejen/Dropbox/Skole/Master/Data/Model_3.ods'#$rmf.K$54]; ['file:///home/runejen/Dropbox/Skole/Master/Data/Model_4.ods'#$rmf.K$54]; ['file:///home/runejen/Dropbox/Skole/Master/Data/Model_5.ods'#$rmf.K$54])" office:value-type="float" office:value="96.24" calcext:value-type="float">
            <text:p>96.24</text:p>
          </table:table-cell>
          <table:table-cell table:formula="of:=AVERAGE(['file:///home/runejen/Dropbox/Skole/Master/Data/Model_1.ods'#$rmf.L$54]; ['file:///home/runejen/Dropbox/Skole/Master/Data/Model_2.ods'#$rmf.L$54]; ['file:///home/runejen/Dropbox/Skole/Master/Data/Model_3.ods'#$rmf.L$54]; ['file:///home/runejen/Dropbox/Skole/Master/Data/Model_4.ods'#$rmf.L$54]; ['file:///home/runejen/Dropbox/Skole/Master/Data/Model_5.ods'#$rmf.L$54])" office:value-type="float" office:value="95.69" calcext:value-type="float">
            <text:p>95.69</text:p>
          </table:table-cell>
          <table:table-cell table:formula="of:=AVERAGE(['file:///home/runejen/Dropbox/Skole/Master/Data/Model_1.ods'#$rmf.M$54]; ['file:///home/runejen/Dropbox/Skole/Master/Data/Model_2.ods'#$rmf.M$54]; ['file:///home/runejen/Dropbox/Skole/Master/Data/Model_3.ods'#$rmf.M$54]; ['file:///home/runejen/Dropbox/Skole/Master/Data/Model_4.ods'#$rmf.M$54]; ['file:///home/runejen/Dropbox/Skole/Master/Data/Model_5.ods'#$rmf.M$54])" office:value-type="float" office:value="95.95" calcext:value-type="float">
            <text:p>95.95</text:p>
          </table:table-cell>
          <table:table-cell table:formula="of:=AVERAGE(['file:///home/runejen/Dropbox/Skole/Master/Data/Model_1.ods'#$rmf.N$54]; ['file:///home/runejen/Dropbox/Skole/Master/Data/Model_2.ods'#$rmf.N$54]; ['file:///home/runejen/Dropbox/Skole/Master/Data/Model_3.ods'#$rmf.N$54]; ['file:///home/runejen/Dropbox/Skole/Master/Data/Model_4.ods'#$rmf.N$54]; ['file:///home/runejen/Dropbox/Skole/Master/Data/Model_5.ods'#$rmf.N$54])" office:value-type="float" office:value="92.392" calcext:value-type="float">
            <text:p>92.39</text:p>
          </table:table-cell>
          <table:table-cell table:formula="of:=AVERAGE(['file:///home/runejen/Dropbox/Skole/Master/Data/Model_1.ods'#$rmf.O$54]; ['file:///home/runejen/Dropbox/Skole/Master/Data/Model_2.ods'#$rmf.O$54]; ['file:///home/runejen/Dropbox/Skole/Master/Data/Model_3.ods'#$rmf.O$54]; ['file:///home/runejen/Dropbox/Skole/Master/Data/Model_4.ods'#$rmf.O$54]; ['file:///home/runejen/Dropbox/Skole/Master/Data/Model_5.ods'#$rmf.O$54])" office:value-type="float" office:value="92.6" calcext:value-type="float">
            <text:p>92.60</text:p>
          </table:table-cell>
          <table:table-cell table:formula="of:=AVERAGE(['file:///home/runejen/Dropbox/Skole/Master/Data/Model_1.ods'#$rmf.P$54]; ['file:///home/runejen/Dropbox/Skole/Master/Data/Model_2.ods'#$rmf.P$54]; ['file:///home/runejen/Dropbox/Skole/Master/Data/Model_3.ods'#$rmf.P$54]; ['file:///home/runejen/Dropbox/Skole/Master/Data/Model_4.ods'#$rmf.P$54]; ['file:///home/runejen/Dropbox/Skole/Master/Data/Model_5.ods'#$rmf.P$54])" office:value-type="float" office:value="92.368" calcext:value-type="float">
            <text:p>92.37</text:p>
          </table:table-cell>
        </table:table-row>
        <table:table-row table:style-name="ro1">
          <table:table-cell office:value-type="string" calcext:value-type="string">
            <text:p>500k</text:p>
          </table:table-cell>
          <table:table-cell table:formula="of:=AVERAGE(['file:///home/runejen/Dropbox/Skole/Master/Data/Model_1.ods'#$rmf.F$67]; ['file:///home/runejen/Dropbox/Skole/Master/Data/Model_2.ods'#$rmf.F$67]; ['file:///home/runejen/Dropbox/Skole/Master/Data/Model_3.ods'#$rmf.F$67]; ['file:///home/runejen/Dropbox/Skole/Master/Data/Model_4.ods'#$rmf.F$67]; ['file:///home/runejen/Dropbox/Skole/Master/Data/Model_5.ods'#$rmf.F$67])" office:value-type="percentage" office:value="0.299893606335466" calcext:value-type="percentage">
            <text:p>29.99%</text:p>
          </table:table-cell>
          <table:table-cell table:formula="of:=AVERAGE(['file:///home/runejen/Dropbox/Skole/Master/Data/Model_1.ods'#$rmf.G$67]; ['file:///home/runejen/Dropbox/Skole/Master/Data/Model_2.ods'#$rmf.G$67]; ['file:///home/runejen/Dropbox/Skole/Master/Data/Model_3.ods'#$rmf.G$67]; ['file:///home/runejen/Dropbox/Skole/Master/Data/Model_4.ods'#$rmf.G$67]; ['file:///home/runejen/Dropbox/Skole/Master/Data/Model_5.ods'#$rmf.G$67])" office:value-type="float" office:value="24.968" calcext:value-type="float">
            <text:p>24.97</text:p>
          </table:table-cell>
          <table:table-cell table:formula="of:=AVERAGE(['file:///home/runejen/Dropbox/Skole/Master/Data/Model_1.ods'#$rmf.H$67]; ['file:///home/runejen/Dropbox/Skole/Master/Data/Model_2.ods'#$rmf.H$67]; ['file:///home/runejen/Dropbox/Skole/Master/Data/Model_3.ods'#$rmf.H$67]; ['file:///home/runejen/Dropbox/Skole/Master/Data/Model_4.ods'#$rmf.H$67]; ['file:///home/runejen/Dropbox/Skole/Master/Data/Model_5.ods'#$rmf.H$67])" office:value-type="float" office:value="29.99" calcext:value-type="float">
            <text:p>29.99</text:p>
          </table:table-cell>
          <table:table-cell table:formula="of:=AVERAGE(['file:///home/runejen/Dropbox/Skole/Master/Data/Model_1.ods'#$rmf.I$67]; ['file:///home/runejen/Dropbox/Skole/Master/Data/Model_2.ods'#$rmf.I$67]; ['file:///home/runejen/Dropbox/Skole/Master/Data/Model_3.ods'#$rmf.I$67]; ['file:///home/runejen/Dropbox/Skole/Master/Data/Model_4.ods'#$rmf.I$67]; ['file:///home/runejen/Dropbox/Skole/Master/Data/Model_5.ods'#$rmf.I$67])" office:value-type="float" office:value="25.954" calcext:value-type="float">
            <text:p>25.95</text:p>
          </table:table-cell>
          <table:table-cell table:formula="of:=AVERAGE(['file:///home/runejen/Dropbox/Skole/Master/Data/Model_1.ods'#$rmf.J$67]; ['file:///home/runejen/Dropbox/Skole/Master/Data/Model_2.ods'#$rmf.J$67]; ['file:///home/runejen/Dropbox/Skole/Master/Data/Model_3.ods'#$rmf.J$67]; ['file:///home/runejen/Dropbox/Skole/Master/Data/Model_4.ods'#$rmf.J$67]; ['file:///home/runejen/Dropbox/Skole/Master/Data/Model_5.ods'#$rmf.J$67])" office:value-type="percentage" office:value="0.957249068588013" calcext:value-type="percentage">
            <text:p>95.72%</text:p>
          </table:table-cell>
          <table:table-cell table:formula="of:=AVERAGE(['file:///home/runejen/Dropbox/Skole/Master/Data/Model_1.ods'#$rmf.K$67]; ['file:///home/runejen/Dropbox/Skole/Master/Data/Model_2.ods'#$rmf.K$67]; ['file:///home/runejen/Dropbox/Skole/Master/Data/Model_3.ods'#$rmf.K$67]; ['file:///home/runejen/Dropbox/Skole/Master/Data/Model_4.ods'#$rmf.K$67]; ['file:///home/runejen/Dropbox/Skole/Master/Data/Model_5.ods'#$rmf.K$67])" office:value-type="float" office:value="96.24" calcext:value-type="float">
            <text:p>96.24</text:p>
          </table:table-cell>
          <table:table-cell table:formula="of:=AVERAGE(['file:///home/runejen/Dropbox/Skole/Master/Data/Model_1.ods'#$rmf.L$67]; ['file:///home/runejen/Dropbox/Skole/Master/Data/Model_2.ods'#$rmf.L$67]; ['file:///home/runejen/Dropbox/Skole/Master/Data/Model_3.ods'#$rmf.L$67]; ['file:///home/runejen/Dropbox/Skole/Master/Data/Model_4.ods'#$rmf.L$67]; ['file:///home/runejen/Dropbox/Skole/Master/Data/Model_5.ods'#$rmf.L$67])" office:value-type="float" office:value="95.726" calcext:value-type="float">
            <text:p>95.73</text:p>
          </table:table-cell>
          <table:table-cell table:formula="of:=AVERAGE(['file:///home/runejen/Dropbox/Skole/Master/Data/Model_1.ods'#$rmf.M$67]; ['file:///home/runejen/Dropbox/Skole/Master/Data/Model_2.ods'#$rmf.M$67]; ['file:///home/runejen/Dropbox/Skole/Master/Data/Model_3.ods'#$rmf.M$67]; ['file:///home/runejen/Dropbox/Skole/Master/Data/Model_4.ods'#$rmf.M$67]; ['file:///home/runejen/Dropbox/Skole/Master/Data/Model_5.ods'#$rmf.M$67])" office:value-type="float" office:value="95.968" calcext:value-type="float">
            <text:p>95.97</text:p>
          </table:table-cell>
          <table:table-cell table:formula="of:=AVERAGE(['file:///home/runejen/Dropbox/Skole/Master/Data/Model_1.ods'#$rmf.N$67]; ['file:///home/runejen/Dropbox/Skole/Master/Data/Model_2.ods'#$rmf.N$67]; ['file:///home/runejen/Dropbox/Skole/Master/Data/Model_3.ods'#$rmf.N$67]; ['file:///home/runejen/Dropbox/Skole/Master/Data/Model_4.ods'#$rmf.N$67]; ['file:///home/runejen/Dropbox/Skole/Master/Data/Model_5.ods'#$rmf.N$67])" office:value-type="float" office:value="92.414" calcext:value-type="float">
            <text:p>92.41</text:p>
          </table:table-cell>
          <table:table-cell table:formula="of:=AVERAGE(['file:///home/runejen/Dropbox/Skole/Master/Data/Model_1.ods'#$rmf.O$67]; ['file:///home/runejen/Dropbox/Skole/Master/Data/Model_2.ods'#$rmf.O$67]; ['file:///home/runejen/Dropbox/Skole/Master/Data/Model_3.ods'#$rmf.O$67]; ['file:///home/runejen/Dropbox/Skole/Master/Data/Model_4.ods'#$rmf.O$67]; ['file:///home/runejen/Dropbox/Skole/Master/Data/Model_5.ods'#$rmf.O$67])" office:value-type="float" office:value="92.61" calcext:value-type="float">
            <text:p>92.61</text:p>
          </table:table-cell>
          <table:table-cell table:formula="of:=AVERAGE(['file:///home/runejen/Dropbox/Skole/Master/Data/Model_1.ods'#$rmf.P$67]; ['file:///home/runejen/Dropbox/Skole/Master/Data/Model_2.ods'#$rmf.P$67]; ['file:///home/runejen/Dropbox/Skole/Master/Data/Model_3.ods'#$rmf.P$67]; ['file:///home/runejen/Dropbox/Skole/Master/Data/Model_4.ods'#$rmf.P$67]; ['file:///home/runejen/Dropbox/Skole/Master/Data/Model_5.ods'#$rmf.P$67])" office:value-type="float" office:value="92.402" calcext:value-type="float">
            <text:p>92.4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s</text:p>
          </table:table-cell>
          <table:table-cell office:value-type="string" calcext:value-type="string">
            <text:p>Pos %</text:p>
          </table:table-cell>
          <table:table-cell office:value-type="string" calcext:value-type="string">
            <text:p>Pos prec</text:p>
          </table:table-cell>
          <table:table-cell office:value-type="string" calcext:value-type="string">
            <text:p>Pos recall</text:p>
          </table:table-cell>
          <table:table-cell office:value-type="string" calcext:value-type="string">
            <text:p>Pos F1</text:p>
          </table:table-cell>
          <table:table-cell office:value-type="string" calcext:value-type="string">
            <text:p>Neg %</text:p>
          </table:table-cell>
          <table:table-cell office:value-type="string" calcext:value-type="string">
            <text:p>Neg prec</text:p>
          </table:table-cell>
          <table:table-cell office:value-type="string" calcext:value-type="string">
            <text:p>Neg recall</text:p>
          </table:table-cell>
          <table:table-cell office:value-type="string" calcext:value-type="string">
            <text:p>Neg F1</text:p>
          </table:table-cell>
          <table:table-cell office:value-type="string" calcext:value-type="string">
            <text:p>Baseline F1</text:p>
          </table:table-cell>
          <table:table-cell office:value-type="string" calcext:value-type="string">
            <text:p>Baseline Precision</text:p>
          </table:table-cell>
          <table:table-cell office:value-type="string" calcext:value-type="string">
            <text:p>Baseline Recall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 table:formula="of:=AVERAGE(['file:///home/runejen/Dropbox/Skole/Master/Data/Model_1.ods'#$Common.G23]; ['file:///home/runejen/Dropbox/Skole/Master/Data/Model_2.ods'#$Common.G23]; ['file:///home/runejen/Dropbox/Skole/Master/Data/Model_3.ods'#$Common.G23]; ['file:///home/runejen/Dropbox/Skole/Master/Data/Model_4.ods'#$Common.G23]; ['file:///home/runejen/Dropbox/Skole/Master/Data/Model_5.ods'#$Common.G23])" office:value-type="percentage" office:value="0.00145157993773336" calcext:value-type="percentage">
            <text:p>0.15%</text:p>
          </table:table-cell>
          <table:table-cell table:formula="of:=AVERAGE(['file:///home/runejen/Dropbox/Skole/Master/Data/Model_1.ods'#$Common.H23]; ['file:///home/runejen/Dropbox/Skole/Master/Data/Model_2.ods'#$Common.H23]; ['file:///home/runejen/Dropbox/Skole/Master/Data/Model_3.ods'#$Common.H23]; ['file:///home/runejen/Dropbox/Skole/Master/Data/Model_4.ods'#$Common.H23]; ['file:///home/runejen/Dropbox/Skole/Master/Data/Model_5.ods'#$Common.H23])" office:value-type="float" office:value="100" calcext:value-type="float">
            <text:p>100.00</text:p>
          </table:table-cell>
          <table:table-cell table:formula="of:=AVERAGE(['file:///home/runejen/Dropbox/Skole/Master/Data/Model_1.ods'#$Common.I23]; ['file:///home/runejen/Dropbox/Skole/Master/Data/Model_2.ods'#$Common.I23]; ['file:///home/runejen/Dropbox/Skole/Master/Data/Model_3.ods'#$Common.I23]; ['file:///home/runejen/Dropbox/Skole/Master/Data/Model_4.ods'#$Common.I23]; ['file:///home/runejen/Dropbox/Skole/Master/Data/Model_5.ods'#$Common.I23])" office:value-type="float" office:value="0.146" calcext:value-type="float">
            <text:p>0.15</text:p>
          </table:table-cell>
          <table:table-cell table:formula="of:=AVERAGE(['file:///home/runejen/Dropbox/Skole/Master/Data/Model_1.ods'#$Common.J23]; ['file:///home/runejen/Dropbox/Skole/Master/Data/Model_2.ods'#$Common.J23]; ['file:///home/runejen/Dropbox/Skole/Master/Data/Model_3.ods'#$Common.J23]; ['file:///home/runejen/Dropbox/Skole/Master/Data/Model_4.ods'#$Common.J23]; ['file:///home/runejen/Dropbox/Skole/Master/Data/Model_5.ods'#$Common.J23])" office:value-type="float" office:value="0.292" calcext:value-type="float">
            <text:p>0.29</text:p>
          </table:table-cell>
          <table:table-cell table:formula="of:=AVERAGE(['file:///home/runejen/Dropbox/Skole/Master/Data/Model_1.ods'#$Common.K23]; ['file:///home/runejen/Dropbox/Skole/Master/Data/Model_2.ods'#$Common.K23]; ['file:///home/runejen/Dropbox/Skole/Master/Data/Model_3.ods'#$Common.K23]; ['file:///home/runejen/Dropbox/Skole/Master/Data/Model_4.ods'#$Common.K23]; ['file:///home/runejen/Dropbox/Skole/Master/Data/Model_5.ods'#$Common.K23])" office:value-type="percentage" office:value="1" calcext:value-type="percentage">
            <text:p>100.00%</text:p>
          </table:table-cell>
          <table:table-cell table:formula="of:=AVERAGE(['file:///home/runejen/Dropbox/Skole/Master/Data/Model_1.ods'#$Common.L23]; ['file:///home/runejen/Dropbox/Skole/Master/Data/Model_2.ods'#$Common.L23]; ['file:///home/runejen/Dropbox/Skole/Master/Data/Model_3.ods'#$Common.L23]; ['file:///home/runejen/Dropbox/Skole/Master/Data/Model_4.ods'#$Common.L23]; ['file:///home/runejen/Dropbox/Skole/Master/Data/Model_5.ods'#$Common.L23])" office:value-type="float" office:value="94.732" calcext:value-type="float">
            <text:p>94.73</text:p>
          </table:table-cell>
          <table:table-cell table:formula="of:=AVERAGE(['file:///home/runejen/Dropbox/Skole/Master/Data/Model_1.ods'#$Common.M23]; ['file:///home/runejen/Dropbox/Skole/Master/Data/Model_2.ods'#$Common.M23]; ['file:///home/runejen/Dropbox/Skole/Master/Data/Model_3.ods'#$Common.M23]; ['file:///home/runejen/Dropbox/Skole/Master/Data/Model_4.ods'#$Common.M23]; ['file:///home/runejen/Dropbox/Skole/Master/Data/Model_5.ods'#$Common.M23])" office:value-type="float" office:value="100" calcext:value-type="float">
            <text:p>100.00</text:p>
          </table:table-cell>
          <table:table-cell table:formula="of:=AVERAGE(['file:///home/runejen/Dropbox/Skole/Master/Data/Model_1.ods'#$Common.N23]; ['file:///home/runejen/Dropbox/Skole/Master/Data/Model_2.ods'#$Common.N23]; ['file:///home/runejen/Dropbox/Skole/Master/Data/Model_3.ods'#$Common.N23]; ['file:///home/runejen/Dropbox/Skole/Master/Data/Model_4.ods'#$Common.N23]; ['file:///home/runejen/Dropbox/Skole/Master/Data/Model_5.ods'#$Common.N23])" office:value-type="float" office:value="97.288" calcext:value-type="float">
            <text:p>97.29</text:p>
          </table:table-cell>
          <table:table-cell table:formula="of:=AVERAGE(['file:///home/runejen/Dropbox/Skole/Master/Data/Model_1.ods'#$Common.O23]; ['file:///home/runejen/Dropbox/Skole/Master/Data/Model_2.ods'#$Common.O23]; ['file:///home/runejen/Dropbox/Skole/Master/Data/Model_3.ods'#$Common.O23]; ['file:///home/runejen/Dropbox/Skole/Master/Data/Model_4.ods'#$Common.O23]; ['file:///home/runejen/Dropbox/Skole/Master/Data/Model_5.ods'#$Common.O23])" office:value-type="float" office:value="92.192" calcext:value-type="float">
            <text:p>92.19</text:p>
          </table:table-cell>
          <table:table-cell table:formula="of:=AVERAGE(['file:///home/runejen/Dropbox/Skole/Master/Data/Model_1.ods'#$Common.P23]; ['file:///home/runejen/Dropbox/Skole/Master/Data/Model_2.ods'#$Common.P23]; ['file:///home/runejen/Dropbox/Skole/Master/Data/Model_3.ods'#$Common.P23]; ['file:///home/runejen/Dropbox/Skole/Master/Data/Model_4.ods'#$Common.P23]; ['file:///home/runejen/Dropbox/Skole/Master/Data/Model_5.ods'#$Common.P23])" office:value-type="float" office:value="95.036" calcext:value-type="float">
            <text:p>95.04</text:p>
          </table:table-cell>
          <table:table-cell table:formula="of:=AVERAGE(['file:///home/runejen/Dropbox/Skole/Master/Data/Model_1.ods'#$Common.Q23]; ['file:///home/runejen/Dropbox/Skole/Master/Data/Model_2.ods'#$Common.Q23]; ['file:///home/runejen/Dropbox/Skole/Master/Data/Model_3.ods'#$Common.Q23]; ['file:///home/runejen/Dropbox/Skole/Master/Data/Model_4.ods'#$Common.Q23]; ['file:///home/runejen/Dropbox/Skole/Master/Data/Model_5.ods'#$Common.Q23])" office:value-type="float" office:value="94.74" calcext:value-type="float">
            <text:p>94.74</text:p>
          </table:table-cell>
        </table:table-row>
        <table:table-row table:style-name="ro1">
          <table:table-cell office:value-type="string" calcext:value-type="string">
            <text:p>200k</text:p>
          </table:table-cell>
          <table:table-cell table:formula="of:=[.B122]" office:value-type="percentage" office:value="0.00145157993773336" calcext:value-type="percentage">
            <text:p>0.15%</text:p>
          </table:table-cell>
          <table:table-cell table:formula="of:=[.C122]" office:value-type="float" office:value="100" calcext:value-type="float">
            <text:p>100.00</text:p>
          </table:table-cell>
          <table:table-cell table:formula="of:=[.D122]" office:value-type="float" office:value="0.146" calcext:value-type="float">
            <text:p>0.15</text:p>
          </table:table-cell>
          <table:table-cell table:formula="of:=[.E122]" office:value-type="float" office:value="0.292" calcext:value-type="float">
            <text:p>0.29</text:p>
          </table:table-cell>
          <table:table-cell table:formula="of:=[.F122]" office:value-type="percentage" office:value="1" calcext:value-type="percentage">
            <text:p>100.00%</text:p>
          </table:table-cell>
          <table:table-cell table:formula="of:=[.G122]" office:value-type="float" office:value="94.732" calcext:value-type="float">
            <text:p>94.73</text:p>
          </table:table-cell>
          <table:table-cell table:formula="of:=[.H122]" office:value-type="float" office:value="100" calcext:value-type="float">
            <text:p>100.00</text:p>
          </table:table-cell>
          <table:table-cell table:formula="of:=[.I122]" office:value-type="float" office:value="97.288" calcext:value-type="float">
            <text:p>97.29</text:p>
          </table:table-cell>
          <table:table-cell table:formula="of:=[.J122]" office:value-type="float" office:value="92.192" calcext:value-type="float">
            <text:p>92.19</text:p>
          </table:table-cell>
          <table:table-cell table:formula="of:=[.K122]" office:value-type="float" office:value="95.036" calcext:value-type="float">
            <text:p>95.04</text:p>
          </table:table-cell>
          <table:table-cell table:formula="of:=[.L122]" office:value-type="float" office:value="94.74" calcext:value-type="float">
            <text:p>94.74</text:p>
          </table:table-cell>
        </table:table-row>
        <table:table-row table:style-name="ro1">
          <table:table-cell office:value-type="string" calcext:value-type="string">
            <text:p>300k</text:p>
          </table:table-cell>
          <table:table-cell table:formula="of:=[.B123]" office:value-type="percentage" office:value="0.00145157993773336" calcext:value-type="percentage">
            <text:p>0.15%</text:p>
          </table:table-cell>
          <table:table-cell table:formula="of:=[.C123]" office:value-type="float" office:value="100" calcext:value-type="float">
            <text:p>100.00</text:p>
          </table:table-cell>
          <table:table-cell table:formula="of:=[.D123]" office:value-type="float" office:value="0.146" calcext:value-type="float">
            <text:p>0.15</text:p>
          </table:table-cell>
          <table:table-cell table:formula="of:=[.E123]" office:value-type="float" office:value="0.292" calcext:value-type="float">
            <text:p>0.29</text:p>
          </table:table-cell>
          <table:table-cell table:formula="of:=[.F123]" office:value-type="percentage" office:value="1" calcext:value-type="percentage">
            <text:p>100.00%</text:p>
          </table:table-cell>
          <table:table-cell table:formula="of:=[.G123]" office:value-type="float" office:value="94.732" calcext:value-type="float">
            <text:p>94.73</text:p>
          </table:table-cell>
          <table:table-cell table:formula="of:=[.H123]" office:value-type="float" office:value="100" calcext:value-type="float">
            <text:p>100.00</text:p>
          </table:table-cell>
          <table:table-cell table:formula="of:=[.I123]" office:value-type="float" office:value="97.288" calcext:value-type="float">
            <text:p>97.29</text:p>
          </table:table-cell>
          <table:table-cell table:formula="of:=[.J123]" office:value-type="float" office:value="92.192" calcext:value-type="float">
            <text:p>92.19</text:p>
          </table:table-cell>
          <table:table-cell table:formula="of:=[.K123]" office:value-type="float" office:value="95.036" calcext:value-type="float">
            <text:p>95.04</text:p>
          </table:table-cell>
          <table:table-cell table:formula="of:=[.L123]" office:value-type="float" office:value="94.74" calcext:value-type="float">
            <text:p>94.74</text:p>
          </table:table-cell>
        </table:table-row>
        <table:table-row table:style-name="ro1">
          <table:table-cell office:value-type="string" calcext:value-type="string">
            <text:p>400k</text:p>
          </table:table-cell>
          <table:table-cell table:formula="of:=[.B124]" office:value-type="percentage" office:value="0.00145157993773336" calcext:value-type="percentage">
            <text:p>0.15%</text:p>
          </table:table-cell>
          <table:table-cell table:formula="of:=[.C124]" office:value-type="float" office:value="100" calcext:value-type="float">
            <text:p>100.00</text:p>
          </table:table-cell>
          <table:table-cell table:formula="of:=[.D124]" office:value-type="float" office:value="0.146" calcext:value-type="float">
            <text:p>0.15</text:p>
          </table:table-cell>
          <table:table-cell table:formula="of:=[.E124]" office:value-type="float" office:value="0.292" calcext:value-type="float">
            <text:p>0.29</text:p>
          </table:table-cell>
          <table:table-cell table:formula="of:=[.F124]" office:value-type="percentage" office:value="1" calcext:value-type="percentage">
            <text:p>100.00%</text:p>
          </table:table-cell>
          <table:table-cell table:formula="of:=[.G124]" office:value-type="float" office:value="94.732" calcext:value-type="float">
            <text:p>94.73</text:p>
          </table:table-cell>
          <table:table-cell table:formula="of:=[.H124]" office:value-type="float" office:value="100" calcext:value-type="float">
            <text:p>100.00</text:p>
          </table:table-cell>
          <table:table-cell table:formula="of:=[.I124]" office:value-type="float" office:value="97.288" calcext:value-type="float">
            <text:p>97.29</text:p>
          </table:table-cell>
          <table:table-cell table:formula="of:=[.J124]" office:value-type="float" office:value="92.192" calcext:value-type="float">
            <text:p>92.19</text:p>
          </table:table-cell>
          <table:table-cell table:formula="of:=[.K124]" office:value-type="float" office:value="95.036" calcext:value-type="float">
            <text:p>95.04</text:p>
          </table:table-cell>
          <table:table-cell table:formula="of:=[.L124]" office:value-type="float" office:value="94.74" calcext:value-type="float">
            <text:p>94.74</text:p>
          </table:table-cell>
        </table:table-row>
        <table:table-row table:style-name="ro1">
          <table:table-cell office:value-type="string" calcext:value-type="string">
            <text:p>500k</text:p>
          </table:table-cell>
          <table:table-cell table:formula="of:=[.B125]" office:value-type="percentage" office:value="0.00145157993773336" calcext:value-type="percentage">
            <text:p>0.15%</text:p>
          </table:table-cell>
          <table:table-cell table:formula="of:=[.C125]" office:value-type="float" office:value="100" calcext:value-type="float">
            <text:p>100.00</text:p>
          </table:table-cell>
          <table:table-cell table:formula="of:=[.D125]" office:value-type="float" office:value="0.146" calcext:value-type="float">
            <text:p>0.15</text:p>
          </table:table-cell>
          <table:table-cell table:formula="of:=[.E125]" office:value-type="float" office:value="0.292" calcext:value-type="float">
            <text:p>0.29</text:p>
          </table:table-cell>
          <table:table-cell table:formula="of:=[.F125]" office:value-type="percentage" office:value="1" calcext:value-type="percentage">
            <text:p>100.00%</text:p>
          </table:table-cell>
          <table:table-cell table:formula="of:=[.G125]" office:value-type="float" office:value="94.732" calcext:value-type="float">
            <text:p>94.73</text:p>
          </table:table-cell>
          <table:table-cell table:formula="of:=[.H125]" office:value-type="float" office:value="100" calcext:value-type="float">
            <text:p>100.00</text:p>
          </table:table-cell>
          <table:table-cell table:formula="of:=[.I125]" office:value-type="float" office:value="97.288" calcext:value-type="float">
            <text:p>97.29</text:p>
          </table:table-cell>
          <table:table-cell table:formula="of:=[.J125]" office:value-type="float" office:value="92.192" calcext:value-type="float">
            <text:p>92.19</text:p>
          </table:table-cell>
          <table:table-cell table:formula="of:=[.K125]" office:value-type="float" office:value="95.036" calcext:value-type="float">
            <text:p>95.04</text:p>
          </table:table-cell>
          <table:table-cell table:formula="of:=[.L125]" office:value-type="float" office:value="94.74" calcext:value-type="float">
            <text:p>94.74</text:p>
          </table:table-cell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string" calcext:value-type="string">
            <text:p>l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Pos %</text:p>
          </table:table-cell>
          <table:table-cell office:value-type="string" calcext:value-type="string">
            <text:p>Pos prec</text:p>
          </table:table-cell>
          <table:table-cell office:value-type="string" calcext:value-type="string">
            <text:p>Pos recall</text:p>
          </table:table-cell>
          <table:table-cell office:value-type="string" calcext:value-type="string">
            <text:p>Pos F1</text:p>
          </table:table-cell>
          <table:table-cell office:value-type="string" calcext:value-type="string">
            <text:p>Neg %</text:p>
          </table:table-cell>
          <table:table-cell office:value-type="string" calcext:value-type="string">
            <text:p>Neg prec</text:p>
          </table:table-cell>
          <table:table-cell office:value-type="string" calcext:value-type="string">
            <text:p>Neg recall</text:p>
          </table:table-cell>
          <table:table-cell office:value-type="string" calcext:value-type="string">
            <text:p>Neg F1</text:p>
          </table:table-cell>
          <table:table-cell office:value-type="string" calcext:value-type="string">
            <text:p>Baseline F1</text:p>
          </table:table-cell>
          <table:table-cell office:value-type="string" calcext:value-type="string">
            <text:p>Baseline Precision</text:p>
          </table:table-cell>
          <table:table-cell office:value-type="string" calcext:value-type="string">
            <text:p>Baseline Recall</text:p>
          </table:table-cell>
        </table:table-row>
        <table:table-row table:style-name="ro1">
          <table:table-cell table:style-name="ce3" office:value-type="string" calcext:value-type="string">
            <text:p>100k</text:p>
          </table:table-cell>
          <table:table-cell table:formula="of:=AVERAGE(['file:///home/runejen/Dropbox/Skole/Master/Data/Model_1.ods'#$plain_ln.F$15]; ['file:///home/runejen/Dropbox/Skole/Master/Data/Model_2.ods'#$plain_ln.F$15]; ['file:///home/runejen/Dropbox/Skole/Master/Data/Model_3.ods'#$plain_ln.F$15]; ['file:///home/runejen/Dropbox/Skole/Master/Data/Model_4.ods'#$plain_ln.F$15]; ['file:///home/runejen/Dropbox/Skole/Master/Data/Model_5.ods'#$plain_ln.F$15])" office:value-type="percentage" office:value="0.313764910504128" calcext:value-type="percentage">
            <text:p>31.38%</text:p>
          </table:table-cell>
          <table:table-cell table:formula="of:=AVERAGE(['file:///home/runejen/Dropbox/Skole/Master/Data/Model_1.ods'#$plain_ln.G$15]; ['file:///home/runejen/Dropbox/Skole/Master/Data/Model_2.ods'#$plain_ln.G$15]; ['file:///home/runejen/Dropbox/Skole/Master/Data/Model_3.ods'#$plain_ln.G$15]; ['file:///home/runejen/Dropbox/Skole/Master/Data/Model_4.ods'#$plain_ln.G$15]; ['file:///home/runejen/Dropbox/Skole/Master/Data/Model_5.ods'#$plain_ln.G$15])" office:value-type="float" office:value="31.654" calcext:value-type="float">
            <text:p>31.65</text:p>
          </table:table-cell>
          <table:table-cell table:formula="of:=AVERAGE(['file:///home/runejen/Dropbox/Skole/Master/Data/Model_1.ods'#$plain_ln.H$15]; ['file:///home/runejen/Dropbox/Skole/Master/Data/Model_2.ods'#$plain_ln.H$15]; ['file:///home/runejen/Dropbox/Skole/Master/Data/Model_3.ods'#$plain_ln.H$15]; ['file:///home/runejen/Dropbox/Skole/Master/Data/Model_4.ods'#$plain_ln.H$15]; ['file:///home/runejen/Dropbox/Skole/Master/Data/Model_5.ods'#$plain_ln.H$15])" office:value-type="float" office:value="31.376" calcext:value-type="float">
            <text:p>31.38</text:p>
          </table:table-cell>
          <table:table-cell table:formula="of:=AVERAGE(['file:///home/runejen/Dropbox/Skole/Master/Data/Model_1.ods'#$plain_ln.I$15]; ['file:///home/runejen/Dropbox/Skole/Master/Data/Model_2.ods'#$plain_ln.I$15]; ['file:///home/runejen/Dropbox/Skole/Master/Data/Model_3.ods'#$plain_ln.I$15]; ['file:///home/runejen/Dropbox/Skole/Master/Data/Model_4.ods'#$plain_ln.I$15]; ['file:///home/runejen/Dropbox/Skole/Master/Data/Model_5.ods'#$plain_ln.I$15])" office:value-type="float" office:value="30.66" calcext:value-type="float">
            <text:p>30.66</text:p>
          </table:table-cell>
          <table:table-cell table:formula="of:=AVERAGE(['file:///home/runejen/Dropbox/Skole/Master/Data/Model_1.ods'#$plain_ln.J$15]; ['file:///home/runejen/Dropbox/Skole/Master/Data/Model_2.ods'#$plain_ln.J$15]; ['file:///home/runejen/Dropbox/Skole/Master/Data/Model_3.ods'#$plain_ln.J$15]; ['file:///home/runejen/Dropbox/Skole/Master/Data/Model_4.ods'#$plain_ln.J$15]; ['file:///home/runejen/Dropbox/Skole/Master/Data/Model_5.ods'#$plain_ln.J$15])" office:value-type="percentage" office:value="0.974836041426223" calcext:value-type="percentage">
            <text:p>97.48%</text:p>
          </table:table-cell>
          <table:table-cell table:formula="of:=AVERAGE(['file:///home/runejen/Dropbox/Skole/Master/Data/Model_1.ods'#$plain_ln.K$15]; ['file:///home/runejen/Dropbox/Skole/Master/Data/Model_2.ods'#$plain_ln.K$15]; ['file:///home/runejen/Dropbox/Skole/Master/Data/Model_3.ods'#$plain_ln.K$15]; ['file:///home/runejen/Dropbox/Skole/Master/Data/Model_4.ods'#$plain_ln.K$15]; ['file:///home/runejen/Dropbox/Skole/Master/Data/Model_5.ods'#$plain_ln.K$15])" office:value-type="float" office:value="96.33" calcext:value-type="float">
            <text:p>96.33</text:p>
          </table:table-cell>
          <table:table-cell table:formula="of:=AVERAGE(['file:///home/runejen/Dropbox/Skole/Master/Data/Model_1.ods'#$plain_ln.L$15]; ['file:///home/runejen/Dropbox/Skole/Master/Data/Model_2.ods'#$plain_ln.L$15]; ['file:///home/runejen/Dropbox/Skole/Master/Data/Model_3.ods'#$plain_ln.L$15]; ['file:///home/runejen/Dropbox/Skole/Master/Data/Model_4.ods'#$plain_ln.L$15]; ['file:///home/runejen/Dropbox/Skole/Master/Data/Model_5.ods'#$plain_ln.L$15])" office:value-type="float" office:value="97.484" calcext:value-type="float">
            <text:p>97.48</text:p>
          </table:table-cell>
          <table:table-cell table:formula="of:=AVERAGE(['file:///home/runejen/Dropbox/Skole/Master/Data/Model_1.ods'#$plain_ln.M$15]; ['file:///home/runejen/Dropbox/Skole/Master/Data/Model_2.ods'#$plain_ln.M$15]; ['file:///home/runejen/Dropbox/Skole/Master/Data/Model_3.ods'#$plain_ln.M$15]; ['file:///home/runejen/Dropbox/Skole/Master/Data/Model_4.ods'#$plain_ln.M$15]; ['file:///home/runejen/Dropbox/Skole/Master/Data/Model_5.ods'#$plain_ln.M$15])" office:value-type="float" office:value="96.89" calcext:value-type="float">
            <text:p>96.89</text:p>
          </table:table-cell>
          <table:table-cell table:formula="of:=AVERAGE(['file:///home/runejen/Dropbox/Skole/Master/Data/Model_1.ods'#$plain_ln.N$15]; ['file:///home/runejen/Dropbox/Skole/Master/Data/Model_2.ods'#$plain_ln.N$15]; ['file:///home/runejen/Dropbox/Skole/Master/Data/Model_3.ods'#$plain_ln.N$15]; ['file:///home/runejen/Dropbox/Skole/Master/Data/Model_4.ods'#$plain_ln.N$15]; ['file:///home/runejen/Dropbox/Skole/Master/Data/Model_5.ods'#$plain_ln.N$15])" office:value-type="float" office:value="93.464" calcext:value-type="float">
            <text:p>93.46</text:p>
          </table:table-cell>
          <table:table-cell table:formula="of:=AVERAGE(['file:///home/runejen/Dropbox/Skole/Master/Data/Model_1.ods'#$plain_ln.O$15]; ['file:///home/runejen/Dropbox/Skole/Master/Data/Model_2.ods'#$plain_ln.O$15]; ['file:///home/runejen/Dropbox/Skole/Master/Data/Model_3.ods'#$plain_ln.O$15]; ['file:///home/runejen/Dropbox/Skole/Master/Data/Model_4.ods'#$plain_ln.O$15]; ['file:///home/runejen/Dropbox/Skole/Master/Data/Model_5.ods'#$plain_ln.O$15])" office:value-type="float" office:value="92.97" calcext:value-type="float">
            <text:p>92.97</text:p>
          </table:table-cell>
          <table:table-cell table:formula="of:=AVERAGE(['file:///home/runejen/Dropbox/Skole/Master/Data/Model_1.ods'#$plain_ln.P$15]; ['file:///home/runejen/Dropbox/Skole/Master/Data/Model_2.ods'#$plain_ln.P$15]; ['file:///home/runejen/Dropbox/Skole/Master/Data/Model_3.ods'#$plain_ln.P$15]; ['file:///home/runejen/Dropbox/Skole/Master/Data/Model_4.ods'#$plain_ln.P$15]; ['file:///home/runejen/Dropbox/Skole/Master/Data/Model_5.ods'#$plain_ln.P$15])" office:value-type="float" office:value="94.08" calcext:value-type="float">
            <text:p>94.08</text:p>
          </table:table-cell>
        </table:table-row>
        <table:table-row table:style-name="ro1">
          <table:table-cell table:style-name="ce3" office:value-type="string" calcext:value-type="string">
            <text:p>200k</text:p>
          </table:table-cell>
          <table:table-cell table:formula="of:=AVERAGE(['file:///home/runejen/Dropbox/Skole/Master/Data/Model_1.ods'#$plain_ln.F$28]; ['file:///home/runejen/Dropbox/Skole/Master/Data/Model_2.ods'#$plain_ln.F$28]; ['file:///home/runejen/Dropbox/Skole/Master/Data/Model_3.ods'#$plain_ln.F$28]; ['file:///home/runejen/Dropbox/Skole/Master/Data/Model_4.ods'#$plain_ln.F$28]; ['file:///home/runejen/Dropbox/Skole/Master/Data/Model_5.ods'#$plain_ln.F$28])" office:value-type="percentage" office:value="0.290699694186204" calcext:value-type="percentage">
            <text:p>29.07%</text:p>
          </table:table-cell>
          <table:table-cell table:formula="of:=AVERAGE(['file:///home/runejen/Dropbox/Skole/Master/Data/Model_1.ods'#$plain_ln.G$28]; ['file:///home/runejen/Dropbox/Skole/Master/Data/Model_2.ods'#$plain_ln.G$28]; ['file:///home/runejen/Dropbox/Skole/Master/Data/Model_3.ods'#$plain_ln.G$28]; ['file:///home/runejen/Dropbox/Skole/Master/Data/Model_4.ods'#$plain_ln.G$28]; ['file:///home/runejen/Dropbox/Skole/Master/Data/Model_5.ods'#$plain_ln.G$28])" office:value-type="float" office:value="33.074" calcext:value-type="float">
            <text:p>33.07</text:p>
          </table:table-cell>
          <table:table-cell table:formula="of:=AVERAGE(['file:///home/runejen/Dropbox/Skole/Master/Data/Model_1.ods'#$plain_ln.H$28]; ['file:///home/runejen/Dropbox/Skole/Master/Data/Model_2.ods'#$plain_ln.H$28]; ['file:///home/runejen/Dropbox/Skole/Master/Data/Model_3.ods'#$plain_ln.H$28]; ['file:///home/runejen/Dropbox/Skole/Master/Data/Model_4.ods'#$plain_ln.H$28]; ['file:///home/runejen/Dropbox/Skole/Master/Data/Model_5.ods'#$plain_ln.H$28])" office:value-type="float" office:value="29.072" calcext:value-type="float">
            <text:p>29.07</text:p>
          </table:table-cell>
          <table:table-cell table:formula="of:=AVERAGE(['file:///home/runejen/Dropbox/Skole/Master/Data/Model_1.ods'#$plain_ln.I$28]; ['file:///home/runejen/Dropbox/Skole/Master/Data/Model_2.ods'#$plain_ln.I$28]; ['file:///home/runejen/Dropbox/Skole/Master/Data/Model_3.ods'#$plain_ln.I$28]; ['file:///home/runejen/Dropbox/Skole/Master/Data/Model_4.ods'#$plain_ln.I$28]; ['file:///home/runejen/Dropbox/Skole/Master/Data/Model_5.ods'#$plain_ln.I$28])" office:value-type="float" office:value="30.15" calcext:value-type="float">
            <text:p>30.15</text:p>
          </table:table-cell>
          <table:table-cell table:formula="of:=AVERAGE(['file:///home/runejen/Dropbox/Skole/Master/Data/Model_1.ods'#$plain_ln.J$28]; ['file:///home/runejen/Dropbox/Skole/Master/Data/Model_2.ods'#$plain_ln.J$28]; ['file:///home/runejen/Dropbox/Skole/Master/Data/Model_3.ods'#$plain_ln.J$28]; ['file:///home/runejen/Dropbox/Skole/Master/Data/Model_4.ods'#$plain_ln.J$28]; ['file:///home/runejen/Dropbox/Skole/Master/Data/Model_5.ods'#$plain_ln.J$28])" office:value-type="percentage" office:value="0.980022683267188" calcext:value-type="percentage">
            <text:p>98.00%</text:p>
          </table:table-cell>
          <table:table-cell table:formula="of:=AVERAGE(['file:///home/runejen/Dropbox/Skole/Master/Data/Model_1.ods'#$plain_ln.K$28]; ['file:///home/runejen/Dropbox/Skole/Master/Data/Model_2.ods'#$plain_ln.K$28]; ['file:///home/runejen/Dropbox/Skole/Master/Data/Model_3.ods'#$plain_ln.K$28]; ['file:///home/runejen/Dropbox/Skole/Master/Data/Model_4.ods'#$plain_ln.K$28]; ['file:///home/runejen/Dropbox/Skole/Master/Data/Model_5.ods'#$plain_ln.K$28])" office:value-type="float" office:value="96.228" calcext:value-type="float">
            <text:p>96.23</text:p>
          </table:table-cell>
          <table:table-cell table:formula="of:=AVERAGE(['file:///home/runejen/Dropbox/Skole/Master/Data/Model_1.ods'#$plain_ln.L$28]; ['file:///home/runejen/Dropbox/Skole/Master/Data/Model_2.ods'#$plain_ln.L$28]; ['file:///home/runejen/Dropbox/Skole/Master/Data/Model_3.ods'#$plain_ln.L$28]; ['file:///home/runejen/Dropbox/Skole/Master/Data/Model_4.ods'#$plain_ln.L$28]; ['file:///home/runejen/Dropbox/Skole/Master/Data/Model_5.ods'#$plain_ln.L$28])" office:value-type="float" office:value="98.002" calcext:value-type="float">
            <text:p>98.00</text:p>
          </table:table-cell>
          <table:table-cell table:formula="of:=AVERAGE(['file:///home/runejen/Dropbox/Skole/Master/Data/Model_1.ods'#$plain_ln.M$28]; ['file:///home/runejen/Dropbox/Skole/Master/Data/Model_2.ods'#$plain_ln.M$28]; ['file:///home/runejen/Dropbox/Skole/Master/Data/Model_3.ods'#$plain_ln.M$28]; ['file:///home/runejen/Dropbox/Skole/Master/Data/Model_4.ods'#$plain_ln.M$28]; ['file:///home/runejen/Dropbox/Skole/Master/Data/Model_5.ods'#$plain_ln.M$28])" office:value-type="float" office:value="97.094" calcext:value-type="float">
            <text:p>97.09</text:p>
          </table:table-cell>
          <table:table-cell table:formula="of:=AVERAGE(['file:///home/runejen/Dropbox/Skole/Master/Data/Model_1.ods'#$plain_ln.N$28]; ['file:///home/runejen/Dropbox/Skole/Master/Data/Model_2.ods'#$plain_ln.N$28]; ['file:///home/runejen/Dropbox/Skole/Master/Data/Model_3.ods'#$plain_ln.N$28]; ['file:///home/runejen/Dropbox/Skole/Master/Data/Model_4.ods'#$plain_ln.N$28]; ['file:///home/runejen/Dropbox/Skole/Master/Data/Model_5.ods'#$plain_ln.N$28])" office:value-type="float" office:value="93.65" calcext:value-type="float">
            <text:p>93.65</text:p>
          </table:table-cell>
          <table:table-cell table:formula="of:=AVERAGE(['file:///home/runejen/Dropbox/Skole/Master/Data/Model_1.ods'#$plain_ln.O$28]; ['file:///home/runejen/Dropbox/Skole/Master/Data/Model_2.ods'#$plain_ln.O$28]; ['file:///home/runejen/Dropbox/Skole/Master/Data/Model_3.ods'#$plain_ln.O$28]; ['file:///home/runejen/Dropbox/Skole/Master/Data/Model_4.ods'#$plain_ln.O$28]; ['file:///home/runejen/Dropbox/Skole/Master/Data/Model_5.ods'#$plain_ln.O$28])" office:value-type="float" office:value="92.994" calcext:value-type="float">
            <text:p>92.99</text:p>
          </table:table-cell>
          <table:table-cell table:formula="of:=AVERAGE(['file:///home/runejen/Dropbox/Skole/Master/Data/Model_1.ods'#$plain_ln.P$28]; ['file:///home/runejen/Dropbox/Skole/Master/Data/Model_2.ods'#$plain_ln.P$28]; ['file:///home/runejen/Dropbox/Skole/Master/Data/Model_3.ods'#$plain_ln.P$28]; ['file:///home/runejen/Dropbox/Skole/Master/Data/Model_4.ods'#$plain_ln.P$28]; ['file:///home/runejen/Dropbox/Skole/Master/Data/Model_5.ods'#$plain_ln.P$28])" office:value-type="float" office:value="94.446" calcext:value-type="float">
            <text:p>94.45</text:p>
          </table:table-cell>
        </table:table-row>
        <table:table-row table:style-name="ro1">
          <table:table-cell table:style-name="ce3" office:value-type="string" calcext:value-type="string">
            <text:p>300k</text:p>
          </table:table-cell>
          <table:table-cell table:formula="of:=AVERAGE(['file:///home/runejen/Dropbox/Skole/Master/Data/Model_1.ods'#$plain_ln.F$41]; ['file:///home/runejen/Dropbox/Skole/Master/Data/Model_2.ods'#$plain_ln.F$41]; ['file:///home/runejen/Dropbox/Skole/Master/Data/Model_3.ods'#$plain_ln.F$41]; ['file:///home/runejen/Dropbox/Skole/Master/Data/Model_4.ods'#$plain_ln.F$41]; ['file:///home/runejen/Dropbox/Skole/Master/Data/Model_5.ods'#$plain_ln.F$41])" office:value-type="percentage" office:value="0.285604129785864" calcext:value-type="percentage">
            <text:p>28.56%</text:p>
          </table:table-cell>
          <table:table-cell table:formula="of:=AVERAGE(['file:///home/runejen/Dropbox/Skole/Master/Data/Model_1.ods'#$plain_ln.G$41]; ['file:///home/runejen/Dropbox/Skole/Master/Data/Model_2.ods'#$plain_ln.G$41]; ['file:///home/runejen/Dropbox/Skole/Master/Data/Model_3.ods'#$plain_ln.G$41]; ['file:///home/runejen/Dropbox/Skole/Master/Data/Model_4.ods'#$plain_ln.G$41]; ['file:///home/runejen/Dropbox/Skole/Master/Data/Model_5.ods'#$plain_ln.G$41])" office:value-type="float" office:value="32.118" calcext:value-type="float">
            <text:p>32.12</text:p>
          </table:table-cell>
          <table:table-cell table:formula="of:=AVERAGE(['file:///home/runejen/Dropbox/Skole/Master/Data/Model_1.ods'#$plain_ln.H$41]; ['file:///home/runejen/Dropbox/Skole/Master/Data/Model_2.ods'#$plain_ln.H$41]; ['file:///home/runejen/Dropbox/Skole/Master/Data/Model_3.ods'#$plain_ln.H$41]; ['file:///home/runejen/Dropbox/Skole/Master/Data/Model_4.ods'#$plain_ln.H$41]; ['file:///home/runejen/Dropbox/Skole/Master/Data/Model_5.ods'#$plain_ln.H$41])" office:value-type="float" office:value="28.56" calcext:value-type="float">
            <text:p>28.56</text:p>
          </table:table-cell>
          <table:table-cell table:formula="of:=AVERAGE(['file:///home/runejen/Dropbox/Skole/Master/Data/Model_1.ods'#$plain_ln.I$41]; ['file:///home/runejen/Dropbox/Skole/Master/Data/Model_2.ods'#$plain_ln.I$41]; ['file:///home/runejen/Dropbox/Skole/Master/Data/Model_3.ods'#$plain_ln.I$41]; ['file:///home/runejen/Dropbox/Skole/Master/Data/Model_4.ods'#$plain_ln.I$41]; ['file:///home/runejen/Dropbox/Skole/Master/Data/Model_5.ods'#$plain_ln.I$41])" office:value-type="float" office:value="29.574" calcext:value-type="float">
            <text:p>29.57</text:p>
          </table:table-cell>
          <table:table-cell table:formula="of:=AVERAGE(['file:///home/runejen/Dropbox/Skole/Master/Data/Model_1.ods'#$plain_ln.J$41]; ['file:///home/runejen/Dropbox/Skole/Master/Data/Model_2.ods'#$plain_ln.J$41]; ['file:///home/runejen/Dropbox/Skole/Master/Data/Model_3.ods'#$plain_ln.J$41]; ['file:///home/runejen/Dropbox/Skole/Master/Data/Model_4.ods'#$plain_ln.J$41]; ['file:///home/runejen/Dropbox/Skole/Master/Data/Model_5.ods'#$plain_ln.J$41])" office:value-type="percentage" office:value="0.979739805980359" calcext:value-type="percentage">
            <text:p>97.97%</text:p>
          </table:table-cell>
          <table:table-cell table:formula="of:=AVERAGE(['file:///home/runejen/Dropbox/Skole/Master/Data/Model_1.ods'#$plain_ln.K$41]; ['file:///home/runejen/Dropbox/Skole/Master/Data/Model_2.ods'#$plain_ln.K$41]; ['file:///home/runejen/Dropbox/Skole/Master/Data/Model_3.ods'#$plain_ln.K$41]; ['file:///home/runejen/Dropbox/Skole/Master/Data/Model_4.ods'#$plain_ln.K$41]; ['file:///home/runejen/Dropbox/Skole/Master/Data/Model_5.ods'#$plain_ln.K$41])" office:value-type="float" office:value="96.204" calcext:value-type="float">
            <text:p>96.20</text:p>
          </table:table-cell>
          <table:table-cell table:formula="of:=AVERAGE(['file:///home/runejen/Dropbox/Skole/Master/Data/Model_1.ods'#$plain_ln.L$41]; ['file:///home/runejen/Dropbox/Skole/Master/Data/Model_2.ods'#$plain_ln.L$41]; ['file:///home/runejen/Dropbox/Skole/Master/Data/Model_3.ods'#$plain_ln.L$41]; ['file:///home/runejen/Dropbox/Skole/Master/Data/Model_4.ods'#$plain_ln.L$41]; ['file:///home/runejen/Dropbox/Skole/Master/Data/Model_5.ods'#$plain_ln.L$41])" office:value-type="float" office:value="97.972" calcext:value-type="float">
            <text:p>97.97</text:p>
          </table:table-cell>
          <table:table-cell table:formula="of:=AVERAGE(['file:///home/runejen/Dropbox/Skole/Master/Data/Model_1.ods'#$plain_ln.M$41]; ['file:///home/runejen/Dropbox/Skole/Master/Data/Model_2.ods'#$plain_ln.M$41]; ['file:///home/runejen/Dropbox/Skole/Master/Data/Model_3.ods'#$plain_ln.M$41]; ['file:///home/runejen/Dropbox/Skole/Master/Data/Model_4.ods'#$plain_ln.M$41]; ['file:///home/runejen/Dropbox/Skole/Master/Data/Model_5.ods'#$plain_ln.M$41])" office:value-type="float" office:value="97.066" calcext:value-type="float">
            <text:p>97.07</text:p>
          </table:table-cell>
          <table:table-cell table:formula="of:=AVERAGE(['file:///home/runejen/Dropbox/Skole/Master/Data/Model_1.ods'#$plain_ln.N$41]; ['file:///home/runejen/Dropbox/Skole/Master/Data/Model_2.ods'#$plain_ln.N$41]; ['file:///home/runejen/Dropbox/Skole/Master/Data/Model_3.ods'#$plain_ln.N$41]; ['file:///home/runejen/Dropbox/Skole/Master/Data/Model_4.ods'#$plain_ln.N$41]; ['file:///home/runejen/Dropbox/Skole/Master/Data/Model_5.ods'#$plain_ln.N$41])" office:value-type="float" office:value="93.598" calcext:value-type="float">
            <text:p>93.60</text:p>
          </table:table-cell>
          <table:table-cell table:formula="of:=AVERAGE(['file:///home/runejen/Dropbox/Skole/Master/Data/Model_1.ods'#$plain_ln.O$41]; ['file:///home/runejen/Dropbox/Skole/Master/Data/Model_2.ods'#$plain_ln.O$41]; ['file:///home/runejen/Dropbox/Skole/Master/Data/Model_3.ods'#$plain_ln.O$41]; ['file:///home/runejen/Dropbox/Skole/Master/Data/Model_4.ods'#$plain_ln.O$41]; ['file:///home/runejen/Dropbox/Skole/Master/Data/Model_5.ods'#$plain_ln.O$41])" office:value-type="float" office:value="92.92" calcext:value-type="float">
            <text:p>92.92</text:p>
          </table:table-cell>
          <table:table-cell table:formula="of:=AVERAGE(['file:///home/runejen/Dropbox/Skole/Master/Data/Model_1.ods'#$plain_ln.P$41]; ['file:///home/runejen/Dropbox/Skole/Master/Data/Model_2.ods'#$plain_ln.P$41]; ['file:///home/runejen/Dropbox/Skole/Master/Data/Model_3.ods'#$plain_ln.P$41]; ['file:///home/runejen/Dropbox/Skole/Master/Data/Model_4.ods'#$plain_ln.P$41]; ['file:///home/runejen/Dropbox/Skole/Master/Data/Model_5.ods'#$plain_ln.P$41])" office:value-type="float" office:value="94.394" calcext:value-type="float">
            <text:p>94.39</text:p>
          </table:table-cell>
        </table:table-row>
        <table:table-row table:style-name="ro1">
          <table:table-cell table:style-name="ce3" office:value-type="string" calcext:value-type="string">
            <text:p>400k</text:p>
          </table:table-cell>
          <table:table-cell table:formula="of:=AVERAGE(['file:///home/runejen/Dropbox/Skole/Master/Data/Model_1.ods'#$plain_ln.F$54]; ['file:///home/runejen/Dropbox/Skole/Master/Data/Model_2.ods'#$plain_ln.F$54]; ['file:///home/runejen/Dropbox/Skole/Master/Data/Model_3.ods'#$plain_ln.F$54]; ['file:///home/runejen/Dropbox/Skole/Master/Data/Model_4.ods'#$plain_ln.F$54]; ['file:///home/runejen/Dropbox/Skole/Master/Data/Model_5.ods'#$plain_ln.F$54])" office:value-type="percentage" office:value="0.288671871971858" calcext:value-type="percentage">
            <text:p>28.87%</text:p>
          </table:table-cell>
          <table:table-cell table:formula="of:=AVERAGE(['file:///home/runejen/Dropbox/Skole/Master/Data/Model_1.ods'#$plain_ln.G$54]; ['file:///home/runejen/Dropbox/Skole/Master/Data/Model_2.ods'#$plain_ln.G$54]; ['file:///home/runejen/Dropbox/Skole/Master/Data/Model_3.ods'#$plain_ln.G$54]; ['file:///home/runejen/Dropbox/Skole/Master/Data/Model_4.ods'#$plain_ln.G$54]; ['file:///home/runejen/Dropbox/Skole/Master/Data/Model_5.ods'#$plain_ln.G$54])" office:value-type="float" office:value="32.294" calcext:value-type="float">
            <text:p>32.29</text:p>
          </table:table-cell>
          <table:table-cell table:formula="of:=AVERAGE(['file:///home/runejen/Dropbox/Skole/Master/Data/Model_1.ods'#$plain_ln.H$54]; ['file:///home/runejen/Dropbox/Skole/Master/Data/Model_2.ods'#$plain_ln.H$54]; ['file:///home/runejen/Dropbox/Skole/Master/Data/Model_3.ods'#$plain_ln.H$54]; ['file:///home/runejen/Dropbox/Skole/Master/Data/Model_4.ods'#$plain_ln.H$54]; ['file:///home/runejen/Dropbox/Skole/Master/Data/Model_5.ods'#$plain_ln.H$54])" office:value-type="float" office:value="28.866" calcext:value-type="float">
            <text:p>28.87</text:p>
          </table:table-cell>
          <table:table-cell table:formula="of:=AVERAGE(['file:///home/runejen/Dropbox/Skole/Master/Data/Model_1.ods'#$plain_ln.I$54]; ['file:///home/runejen/Dropbox/Skole/Master/Data/Model_2.ods'#$plain_ln.I$54]; ['file:///home/runejen/Dropbox/Skole/Master/Data/Model_3.ods'#$plain_ln.I$54]; ['file:///home/runejen/Dropbox/Skole/Master/Data/Model_4.ods'#$plain_ln.I$54]; ['file:///home/runejen/Dropbox/Skole/Master/Data/Model_5.ods'#$plain_ln.I$54])" office:value-type="float" office:value="29.832" calcext:value-type="float">
            <text:p>29.83</text:p>
          </table:table-cell>
          <table:table-cell table:formula="of:=AVERAGE(['file:///home/runejen/Dropbox/Skole/Master/Data/Model_1.ods'#$plain_ln.J$54]; ['file:///home/runejen/Dropbox/Skole/Master/Data/Model_2.ods'#$plain_ln.J$54]; ['file:///home/runejen/Dropbox/Skole/Master/Data/Model_3.ods'#$plain_ln.J$54]; ['file:///home/runejen/Dropbox/Skole/Master/Data/Model_4.ods'#$plain_ln.J$54]; ['file:///home/runejen/Dropbox/Skole/Master/Data/Model_5.ods'#$plain_ln.J$54])" office:value-type="percentage" office:value="0.979666789294122" calcext:value-type="percentage">
            <text:p>97.97%</text:p>
          </table:table-cell>
          <table:table-cell table:formula="of:=AVERAGE(['file:///home/runejen/Dropbox/Skole/Master/Data/Model_1.ods'#$plain_ln.K$54]; ['file:///home/runejen/Dropbox/Skole/Master/Data/Model_2.ods'#$plain_ln.K$54]; ['file:///home/runejen/Dropbox/Skole/Master/Data/Model_3.ods'#$plain_ln.K$54]; ['file:///home/runejen/Dropbox/Skole/Master/Data/Model_4.ods'#$plain_ln.K$54]; ['file:///home/runejen/Dropbox/Skole/Master/Data/Model_5.ods'#$plain_ln.K$54])" office:value-type="float" office:value="96.22" calcext:value-type="float">
            <text:p>96.22</text:p>
          </table:table-cell>
          <table:table-cell table:formula="of:=AVERAGE(['file:///home/runejen/Dropbox/Skole/Master/Data/Model_1.ods'#$plain_ln.L$54]; ['file:///home/runejen/Dropbox/Skole/Master/Data/Model_2.ods'#$plain_ln.L$54]; ['file:///home/runejen/Dropbox/Skole/Master/Data/Model_3.ods'#$plain_ln.L$54]; ['file:///home/runejen/Dropbox/Skole/Master/Data/Model_4.ods'#$plain_ln.L$54]; ['file:///home/runejen/Dropbox/Skole/Master/Data/Model_5.ods'#$plain_ln.L$54])" office:value-type="float" office:value="97.966" calcext:value-type="float">
            <text:p>97.97</text:p>
          </table:table-cell>
          <table:table-cell table:formula="of:=AVERAGE(['file:///home/runejen/Dropbox/Skole/Master/Data/Model_1.ods'#$plain_ln.M$54]; ['file:///home/runejen/Dropbox/Skole/Master/Data/Model_2.ods'#$plain_ln.M$54]; ['file:///home/runejen/Dropbox/Skole/Master/Data/Model_3.ods'#$plain_ln.M$54]; ['file:///home/runejen/Dropbox/Skole/Master/Data/Model_4.ods'#$plain_ln.M$54]; ['file:///home/runejen/Dropbox/Skole/Master/Data/Model_5.ods'#$plain_ln.M$54])" office:value-type="float" office:value="97.072" calcext:value-type="float">
            <text:p>97.07</text:p>
          </table:table-cell>
          <table:table-cell table:formula="of:=AVERAGE(['file:///home/runejen/Dropbox/Skole/Master/Data/Model_1.ods'#$plain_ln.N$54]; ['file:///home/runejen/Dropbox/Skole/Master/Data/Model_2.ods'#$plain_ln.N$54]; ['file:///home/runejen/Dropbox/Skole/Master/Data/Model_3.ods'#$plain_ln.N$54]; ['file:///home/runejen/Dropbox/Skole/Master/Data/Model_4.ods'#$plain_ln.N$54]; ['file:///home/runejen/Dropbox/Skole/Master/Data/Model_5.ods'#$plain_ln.N$54])" office:value-type="float" office:value="93.614" calcext:value-type="float">
            <text:p>93.61</text:p>
          </table:table-cell>
          <table:table-cell table:formula="of:=AVERAGE(['file:///home/runejen/Dropbox/Skole/Master/Data/Model_1.ods'#$plain_ln.O$54]; ['file:///home/runejen/Dropbox/Skole/Master/Data/Model_2.ods'#$plain_ln.O$54]; ['file:///home/runejen/Dropbox/Skole/Master/Data/Model_3.ods'#$plain_ln.O$54]; ['file:///home/runejen/Dropbox/Skole/Master/Data/Model_4.ods'#$plain_ln.O$54]; ['file:///home/runejen/Dropbox/Skole/Master/Data/Model_5.ods'#$plain_ln.O$54])" office:value-type="float" office:value="92.946" calcext:value-type="float">
            <text:p>92.95</text:p>
          </table:table-cell>
          <table:table-cell table:formula="of:=AVERAGE(['file:///home/runejen/Dropbox/Skole/Master/Data/Model_1.ods'#$plain_ln.P$54]; ['file:///home/runejen/Dropbox/Skole/Master/Data/Model_2.ods'#$plain_ln.P$54]; ['file:///home/runejen/Dropbox/Skole/Master/Data/Model_3.ods'#$plain_ln.P$54]; ['file:///home/runejen/Dropbox/Skole/Master/Data/Model_4.ods'#$plain_ln.P$54]; ['file:///home/runejen/Dropbox/Skole/Master/Data/Model_5.ods'#$plain_ln.P$54])" office:value-type="float" office:value="94.406" calcext:value-type="float">
            <text:p>94.41</text:p>
          </table:table-cell>
        </table:table-row>
        <table:table-row table:style-name="ro1">
          <table:table-cell table:style-name="ce3" office:value-type="string" calcext:value-type="string">
            <text:p>500k</text:p>
          </table:table-cell>
          <table:table-cell table:formula="of:=AVERAGE(['file:///home/runejen/Dropbox/Skole/Master/Data/Model_1.ods'#$plain_ln.F$67]; ['file:///home/runejen/Dropbox/Skole/Master/Data/Model_2.ods'#$plain_ln.F$67]; ['file:///home/runejen/Dropbox/Skole/Master/Data/Model_3.ods'#$plain_ln.F$67]; ['file:///home/runejen/Dropbox/Skole/Master/Data/Model_4.ods'#$plain_ln.F$67]; ['file:///home/runejen/Dropbox/Skole/Master/Data/Model_5.ods'#$plain_ln.F$67])" office:value-type="percentage" office:value="0.287067683246927" calcext:value-type="percentage">
            <text:p>28.71%</text:p>
          </table:table-cell>
          <table:table-cell table:formula="of:=AVERAGE(['file:///home/runejen/Dropbox/Skole/Master/Data/Model_1.ods'#$plain_ln.G$67]; ['file:///home/runejen/Dropbox/Skole/Master/Data/Model_2.ods'#$plain_ln.G$67]; ['file:///home/runejen/Dropbox/Skole/Master/Data/Model_3.ods'#$plain_ln.G$67]; ['file:///home/runejen/Dropbox/Skole/Master/Data/Model_4.ods'#$plain_ln.G$67]; ['file:///home/runejen/Dropbox/Skole/Master/Data/Model_5.ods'#$plain_ln.G$67])" office:value-type="float" office:value="32.076" calcext:value-type="float">
            <text:p>32.08</text:p>
          </table:table-cell>
          <table:table-cell table:formula="of:=AVERAGE(['file:///home/runejen/Dropbox/Skole/Master/Data/Model_1.ods'#$plain_ln.H$67]; ['file:///home/runejen/Dropbox/Skole/Master/Data/Model_2.ods'#$plain_ln.H$67]; ['file:///home/runejen/Dropbox/Skole/Master/Data/Model_3.ods'#$plain_ln.H$67]; ['file:///home/runejen/Dropbox/Skole/Master/Data/Model_4.ods'#$plain_ln.H$67]; ['file:///home/runejen/Dropbox/Skole/Master/Data/Model_5.ods'#$plain_ln.H$67])" office:value-type="float" office:value="28.706" calcext:value-type="float">
            <text:p>28.71</text:p>
          </table:table-cell>
          <table:table-cell table:formula="of:=AVERAGE(['file:///home/runejen/Dropbox/Skole/Master/Data/Model_1.ods'#$plain_ln.I$67]; ['file:///home/runejen/Dropbox/Skole/Master/Data/Model_2.ods'#$plain_ln.I$67]; ['file:///home/runejen/Dropbox/Skole/Master/Data/Model_3.ods'#$plain_ln.I$67]; ['file:///home/runejen/Dropbox/Skole/Master/Data/Model_4.ods'#$plain_ln.I$67]; ['file:///home/runejen/Dropbox/Skole/Master/Data/Model_5.ods'#$plain_ln.I$67])" office:value-type="float" office:value="29.658" calcext:value-type="float">
            <text:p>29.66</text:p>
          </table:table-cell>
          <table:table-cell table:formula="of:=AVERAGE(['file:///home/runejen/Dropbox/Skole/Master/Data/Model_1.ods'#$plain_ln.J$67]; ['file:///home/runejen/Dropbox/Skole/Master/Data/Model_2.ods'#$plain_ln.J$67]; ['file:///home/runejen/Dropbox/Skole/Master/Data/Model_3.ods'#$plain_ln.J$67]; ['file:///home/runejen/Dropbox/Skole/Master/Data/Model_4.ods'#$plain_ln.J$67]; ['file:///home/runejen/Dropbox/Skole/Master/Data/Model_5.ods'#$plain_ln.J$67])" office:value-type="percentage" office:value="0.979667599784993" calcext:value-type="percentage">
            <text:p>97.97%</text:p>
          </table:table-cell>
          <table:table-cell table:formula="of:=AVERAGE(['file:///home/runejen/Dropbox/Skole/Master/Data/Model_1.ods'#$plain_ln.K$67]; ['file:///home/runejen/Dropbox/Skole/Master/Data/Model_2.ods'#$plain_ln.K$67]; ['file:///home/runejen/Dropbox/Skole/Master/Data/Model_3.ods'#$plain_ln.K$67]; ['file:///home/runejen/Dropbox/Skole/Master/Data/Model_4.ods'#$plain_ln.K$67]; ['file:///home/runejen/Dropbox/Skole/Master/Data/Model_5.ods'#$plain_ln.K$67])" office:value-type="float" office:value="96.214" calcext:value-type="float">
            <text:p>96.21</text:p>
          </table:table-cell>
          <table:table-cell table:formula="of:=AVERAGE(['file:///home/runejen/Dropbox/Skole/Master/Data/Model_1.ods'#$plain_ln.L$67]; ['file:///home/runejen/Dropbox/Skole/Master/Data/Model_2.ods'#$plain_ln.L$67]; ['file:///home/runejen/Dropbox/Skole/Master/Data/Model_3.ods'#$plain_ln.L$67]; ['file:///home/runejen/Dropbox/Skole/Master/Data/Model_4.ods'#$plain_ln.L$67]; ['file:///home/runejen/Dropbox/Skole/Master/Data/Model_5.ods'#$plain_ln.L$67])" office:value-type="float" office:value="97.968" calcext:value-type="float">
            <text:p>97.97</text:p>
          </table:table-cell>
          <table:table-cell table:formula="of:=AVERAGE(['file:///home/runejen/Dropbox/Skole/Master/Data/Model_1.ods'#$plain_ln.M$67]; ['file:///home/runejen/Dropbox/Skole/Master/Data/Model_2.ods'#$plain_ln.M$67]; ['file:///home/runejen/Dropbox/Skole/Master/Data/Model_3.ods'#$plain_ln.M$67]; ['file:///home/runejen/Dropbox/Skole/Master/Data/Model_4.ods'#$plain_ln.M$67]; ['file:///home/runejen/Dropbox/Skole/Master/Data/Model_5.ods'#$plain_ln.M$67])" office:value-type="float" office:value="97.07" calcext:value-type="float">
            <text:p>97.07</text:p>
          </table:table-cell>
          <table:table-cell table:formula="of:=AVERAGE(['file:///home/runejen/Dropbox/Skole/Master/Data/Model_1.ods'#$plain_ln.N$67]; ['file:///home/runejen/Dropbox/Skole/Master/Data/Model_2.ods'#$plain_ln.N$67]; ['file:///home/runejen/Dropbox/Skole/Master/Data/Model_3.ods'#$plain_ln.N$67]; ['file:///home/runejen/Dropbox/Skole/Master/Data/Model_4.ods'#$plain_ln.N$67]; ['file:///home/runejen/Dropbox/Skole/Master/Data/Model_5.ods'#$plain_ln.N$67])" office:value-type="float" office:value="93.606" calcext:value-type="float">
            <text:p>93.61</text:p>
          </table:table-cell>
          <table:table-cell table:formula="of:=AVERAGE(['file:///home/runejen/Dropbox/Skole/Master/Data/Model_1.ods'#$plain_ln.O$67]; ['file:///home/runejen/Dropbox/Skole/Master/Data/Model_2.ods'#$plain_ln.O$67]; ['file:///home/runejen/Dropbox/Skole/Master/Data/Model_3.ods'#$plain_ln.O$67]; ['file:///home/runejen/Dropbox/Skole/Master/Data/Model_4.ods'#$plain_ln.O$67]; ['file:///home/runejen/Dropbox/Skole/Master/Data/Model_5.ods'#$plain_ln.O$67])" office:value-type="float" office:value="92.93" calcext:value-type="float">
            <text:p>92.93</text:p>
          </table:table-cell>
          <table:table-cell table:formula="of:=AVERAGE(['file:///home/runejen/Dropbox/Skole/Master/Data/Model_1.ods'#$plain_ln.P$67]; ['file:///home/runejen/Dropbox/Skole/Master/Data/Model_2.ods'#$plain_ln.P$67]; ['file:///home/runejen/Dropbox/Skole/Master/Data/Model_3.ods'#$plain_ln.P$67]; ['file:///home/runejen/Dropbox/Skole/Master/Data/Model_4.ods'#$plain_ln.P$67]; ['file:///home/runejen/Dropbox/Skole/Master/Data/Model_5.ods'#$plain_ln.P$67])" office:value-type="float" office:value="94.4" calcext:value-type="float">
            <text:p>94.40</text:p>
          </table:table-cell>
        </table:table-row>
        <table:table-row table:style-name="ro1">
          <table:table-cell office:value-type="string" calcext:value-type="string">
            <text:p>conf</text:p>
          </table:table-cell>
          <table:table-cell table:number-columns-repeated="11"/>
        </table:table-row>
        <table:table-row table:style-name="ro1">
          <table:table-cell table:style-name="ce3" office:value-type="float" office:value="0.1" calcext:value-type="float">
            <text:p>0.1</text:p>
          </table:table-cell>
          <table:table-cell table:formula="of:=AVERAGE(['file:///home/runejen/Dropbox/Skole/Master/Data/Model_1.ods'#$plain_ln.F59]; ['file:///home/runejen/Dropbox/Skole/Master/Data/Model_2.ods'#$plain_ln.F59]; ['file:///home/runejen/Dropbox/Skole/Master/Data/Model_3.ods'#$plain_ln.F59]; ['file:///home/runejen/Dropbox/Skole/Master/Data/Model_4.ods'#$plain_ln.F59]; ['file:///home/runejen/Dropbox/Skole/Master/Data/Model_5.ods'#$plain_ln.F59])" office:value-type="percentage" office:value="0.314366242738635" calcext:value-type="percentage">
            <text:p>31.44%</text:p>
          </table:table-cell>
          <table:table-cell table:formula="of:=AVERAGE(['file:///home/runejen/Dropbox/Skole/Master/Data/Model_1.ods'#$plain_ln.G59]; ['file:///home/runejen/Dropbox/Skole/Master/Data/Model_2.ods'#$plain_ln.G59]; ['file:///home/runejen/Dropbox/Skole/Master/Data/Model_3.ods'#$plain_ln.G59]; ['file:///home/runejen/Dropbox/Skole/Master/Data/Model_4.ods'#$plain_ln.G59]; ['file:///home/runejen/Dropbox/Skole/Master/Data/Model_5.ods'#$plain_ln.G59])" office:value-type="float" office:value="27.884" calcext:value-type="float">
            <text:p>27.88</text:p>
          </table:table-cell>
          <table:table-cell table:formula="of:=AVERAGE(['file:///home/runejen/Dropbox/Skole/Master/Data/Model_1.ods'#$plain_ln.H59]; ['file:///home/runejen/Dropbox/Skole/Master/Data/Model_2.ods'#$plain_ln.H59]; ['file:///home/runejen/Dropbox/Skole/Master/Data/Model_3.ods'#$plain_ln.H59]; ['file:///home/runejen/Dropbox/Skole/Master/Data/Model_4.ods'#$plain_ln.H59]; ['file:///home/runejen/Dropbox/Skole/Master/Data/Model_5.ods'#$plain_ln.H59])" office:value-type="float" office:value="31.436" calcext:value-type="float">
            <text:p>31.44</text:p>
          </table:table-cell>
          <table:table-cell table:formula="of:=AVERAGE(['file:///home/runejen/Dropbox/Skole/Master/Data/Model_1.ods'#$plain_ln.I59]; ['file:///home/runejen/Dropbox/Skole/Master/Data/Model_2.ods'#$plain_ln.I59]; ['file:///home/runejen/Dropbox/Skole/Master/Data/Model_3.ods'#$plain_ln.I59]; ['file:///home/runejen/Dropbox/Skole/Master/Data/Model_4.ods'#$plain_ln.I59]; ['file:///home/runejen/Dropbox/Skole/Master/Data/Model_5.ods'#$plain_ln.I59])" office:value-type="float" office:value="28.878" calcext:value-type="float">
            <text:p>28.88</text:p>
          </table:table-cell>
          <table:table-cell table:formula="of:=AVERAGE(['file:///home/runejen/Dropbox/Skole/Master/Data/Model_1.ods'#$plain_ln.J59]; ['file:///home/runejen/Dropbox/Skole/Master/Data/Model_2.ods'#$plain_ln.J59]; ['file:///home/runejen/Dropbox/Skole/Master/Data/Model_3.ods'#$plain_ln.J59]; ['file:///home/runejen/Dropbox/Skole/Master/Data/Model_4.ods'#$plain_ln.J59]; ['file:///home/runejen/Dropbox/Skole/Master/Data/Model_5.ods'#$plain_ln.J59])" office:value-type="percentage" office:value="0.968672145289824" calcext:value-type="percentage">
            <text:p>96.87%</text:p>
          </table:table-cell>
          <table:table-cell table:formula="of:=AVERAGE(['file:///home/runejen/Dropbox/Skole/Master/Data/Model_1.ods'#$plain_ln.K59]; ['file:///home/runejen/Dropbox/Skole/Master/Data/Model_2.ods'#$plain_ln.K59]; ['file:///home/runejen/Dropbox/Skole/Master/Data/Model_3.ods'#$plain_ln.K59]; ['file:///home/runejen/Dropbox/Skole/Master/Data/Model_4.ods'#$plain_ln.K59]; ['file:///home/runejen/Dropbox/Skole/Master/Data/Model_5.ods'#$plain_ln.K59])" office:value-type="float" office:value="96.312" calcext:value-type="float">
            <text:p>96.31</text:p>
          </table:table-cell>
          <table:table-cell table:formula="of:=AVERAGE(['file:///home/runejen/Dropbox/Skole/Master/Data/Model_1.ods'#$plain_ln.L59]; ['file:///home/runejen/Dropbox/Skole/Master/Data/Model_2.ods'#$plain_ln.L59]; ['file:///home/runejen/Dropbox/Skole/Master/Data/Model_3.ods'#$plain_ln.L59]; ['file:///home/runejen/Dropbox/Skole/Master/Data/Model_4.ods'#$plain_ln.L59]; ['file:///home/runejen/Dropbox/Skole/Master/Data/Model_5.ods'#$plain_ln.L59])" office:value-type="float" office:value="96.866" calcext:value-type="float">
            <text:p>96.87</text:p>
          </table:table-cell>
          <table:table-cell table:formula="of:=AVERAGE(['file:///home/runejen/Dropbox/Skole/Master/Data/Model_1.ods'#$plain_ln.M59]; ['file:///home/runejen/Dropbox/Skole/Master/Data/Model_2.ods'#$plain_ln.M59]; ['file:///home/runejen/Dropbox/Skole/Master/Data/Model_3.ods'#$plain_ln.M59]; ['file:///home/runejen/Dropbox/Skole/Master/Data/Model_4.ods'#$plain_ln.M59]; ['file:///home/runejen/Dropbox/Skole/Master/Data/Model_5.ods'#$plain_ln.M59])" office:value-type="float" office:value="96.57" calcext:value-type="float">
            <text:p>96.57</text:p>
          </table:table-cell>
          <table:table-cell table:formula="of:=AVERAGE(['file:///home/runejen/Dropbox/Skole/Master/Data/Model_1.ods'#$plain_ln.N59]; ['file:///home/runejen/Dropbox/Skole/Master/Data/Model_2.ods'#$plain_ln.N59]; ['file:///home/runejen/Dropbox/Skole/Master/Data/Model_3.ods'#$plain_ln.N59]; ['file:///home/runejen/Dropbox/Skole/Master/Data/Model_4.ods'#$plain_ln.N59]; ['file:///home/runejen/Dropbox/Skole/Master/Data/Model_5.ods'#$plain_ln.N59])" office:value-type="float" office:value="93.106" calcext:value-type="float">
            <text:p>93.11</text:p>
          </table:table-cell>
          <table:table-cell table:formula="of:=AVERAGE(['file:///home/runejen/Dropbox/Skole/Master/Data/Model_1.ods'#$plain_ln.O59]; ['file:///home/runejen/Dropbox/Skole/Master/Data/Model_2.ods'#$plain_ln.O59]; ['file:///home/runejen/Dropbox/Skole/Master/Data/Model_3.ods'#$plain_ln.O59]; ['file:///home/runejen/Dropbox/Skole/Master/Data/Model_4.ods'#$plain_ln.O59]; ['file:///home/runejen/Dropbox/Skole/Master/Data/Model_5.ods'#$plain_ln.O59])" office:value-type="float" office:value="92.836" calcext:value-type="float">
            <text:p>92.84</text:p>
          </table:table-cell>
          <table:table-cell table:formula="of:=AVERAGE(['file:///home/runejen/Dropbox/Skole/Master/Data/Model_1.ods'#$plain_ln.P59]; ['file:///home/runejen/Dropbox/Skole/Master/Data/Model_2.ods'#$plain_ln.P59]; ['file:///home/runejen/Dropbox/Skole/Master/Data/Model_3.ods'#$plain_ln.P59]; ['file:///home/runejen/Dropbox/Skole/Master/Data/Model_4.ods'#$plain_ln.P59]; ['file:///home/runejen/Dropbox/Skole/Master/Data/Model_5.ods'#$plain_ln.P59])" office:value-type="float" office:value="93.486" calcext:value-type="float">
            <text:p>93.49</text:p>
          </table:table-cell>
        </table:table-row>
        <table:table-row table:style-name="ro1">
          <table:table-cell table:style-name="ce3" office:value-type="float" office:value="0.2" calcext:value-type="float">
            <text:p>0.2</text:p>
          </table:table-cell>
          <table:table-cell table:formula="of:=AVERAGE(['file:///home/runejen/Dropbox/Skole/Master/Data/Model_1.ods'#$plain_ln.F60]; ['file:///home/runejen/Dropbox/Skole/Master/Data/Model_2.ods'#$plain_ln.F60]; ['file:///home/runejen/Dropbox/Skole/Master/Data/Model_3.ods'#$plain_ln.F60]; ['file:///home/runejen/Dropbox/Skole/Master/Data/Model_4.ods'#$plain_ln.F60]; ['file:///home/runejen/Dropbox/Skole/Master/Data/Model_5.ods'#$plain_ln.F60])" office:value-type="percentage" office:value="0.309324801524559" calcext:value-type="percentage">
            <text:p>30.93%</text:p>
          </table:table-cell>
          <table:table-cell table:formula="of:=AVERAGE(['file:///home/runejen/Dropbox/Skole/Master/Data/Model_1.ods'#$plain_ln.G60]; ['file:///home/runejen/Dropbox/Skole/Master/Data/Model_2.ods'#$plain_ln.G60]; ['file:///home/runejen/Dropbox/Skole/Master/Data/Model_3.ods'#$plain_ln.G60]; ['file:///home/runejen/Dropbox/Skole/Master/Data/Model_4.ods'#$plain_ln.G60]; ['file:///home/runejen/Dropbox/Skole/Master/Data/Model_5.ods'#$plain_ln.G60])" office:value-type="float" office:value="28.62" calcext:value-type="float">
            <text:p>28.62</text:p>
          </table:table-cell>
          <table:table-cell table:formula="of:=AVERAGE(['file:///home/runejen/Dropbox/Skole/Master/Data/Model_1.ods'#$plain_ln.H60]; ['file:///home/runejen/Dropbox/Skole/Master/Data/Model_2.ods'#$plain_ln.H60]; ['file:///home/runejen/Dropbox/Skole/Master/Data/Model_3.ods'#$plain_ln.H60]; ['file:///home/runejen/Dropbox/Skole/Master/Data/Model_4.ods'#$plain_ln.H60]; ['file:///home/runejen/Dropbox/Skole/Master/Data/Model_5.ods'#$plain_ln.H60])" office:value-type="float" office:value="30.93" calcext:value-type="float">
            <text:p>30.93</text:p>
          </table:table-cell>
          <table:table-cell table:formula="of:=AVERAGE(['file:///home/runejen/Dropbox/Skole/Master/Data/Model_1.ods'#$plain_ln.I60]; ['file:///home/runejen/Dropbox/Skole/Master/Data/Model_2.ods'#$plain_ln.I60]; ['file:///home/runejen/Dropbox/Skole/Master/Data/Model_3.ods'#$plain_ln.I60]; ['file:///home/runejen/Dropbox/Skole/Master/Data/Model_4.ods'#$plain_ln.I60]; ['file:///home/runejen/Dropbox/Skole/Master/Data/Model_5.ods'#$plain_ln.I60])" office:value-type="float" office:value="29.052" calcext:value-type="float">
            <text:p>29.05</text:p>
          </table:table-cell>
          <table:table-cell table:formula="of:=AVERAGE(['file:///home/runejen/Dropbox/Skole/Master/Data/Model_1.ods'#$plain_ln.J60]; ['file:///home/runejen/Dropbox/Skole/Master/Data/Model_2.ods'#$plain_ln.J60]; ['file:///home/runejen/Dropbox/Skole/Master/Data/Model_3.ods'#$plain_ln.J60]; ['file:///home/runejen/Dropbox/Skole/Master/Data/Model_4.ods'#$plain_ln.J60]; ['file:///home/runejen/Dropbox/Skole/Master/Data/Model_5.ods'#$plain_ln.J60])" office:value-type="percentage" office:value="0.970710543777784" calcext:value-type="percentage">
            <text:p>97.07%</text:p>
          </table:table-cell>
          <table:table-cell table:formula="of:=AVERAGE(['file:///home/runejen/Dropbox/Skole/Master/Data/Model_1.ods'#$plain_ln.K60]; ['file:///home/runejen/Dropbox/Skole/Master/Data/Model_2.ods'#$plain_ln.K60]; ['file:///home/runejen/Dropbox/Skole/Master/Data/Model_3.ods'#$plain_ln.K60]; ['file:///home/runejen/Dropbox/Skole/Master/Data/Model_4.ods'#$plain_ln.K60]; ['file:///home/runejen/Dropbox/Skole/Master/Data/Model_5.ods'#$plain_ln.K60])" office:value-type="float" office:value="96.296" calcext:value-type="float">
            <text:p>96.30</text:p>
          </table:table-cell>
          <table:table-cell table:formula="of:=AVERAGE(['file:///home/runejen/Dropbox/Skole/Master/Data/Model_1.ods'#$plain_ln.L60]; ['file:///home/runejen/Dropbox/Skole/Master/Data/Model_2.ods'#$plain_ln.L60]; ['file:///home/runejen/Dropbox/Skole/Master/Data/Model_3.ods'#$plain_ln.L60]; ['file:///home/runejen/Dropbox/Skole/Master/Data/Model_4.ods'#$plain_ln.L60]; ['file:///home/runejen/Dropbox/Skole/Master/Data/Model_5.ods'#$plain_ln.L60])" office:value-type="float" office:value="97.07" calcext:value-type="float">
            <text:p>97.07</text:p>
          </table:table-cell>
          <table:table-cell table:formula="of:=AVERAGE(['file:///home/runejen/Dropbox/Skole/Master/Data/Model_1.ods'#$plain_ln.M60]; ['file:///home/runejen/Dropbox/Skole/Master/Data/Model_2.ods'#$plain_ln.M60]; ['file:///home/runejen/Dropbox/Skole/Master/Data/Model_3.ods'#$plain_ln.M60]; ['file:///home/runejen/Dropbox/Skole/Master/Data/Model_4.ods'#$plain_ln.M60]; ['file:///home/runejen/Dropbox/Skole/Master/Data/Model_5.ods'#$plain_ln.M60])" office:value-type="float" office:value="96.668" calcext:value-type="float">
            <text:p>96.67</text:p>
          </table:table-cell>
          <table:table-cell table:formula="of:=AVERAGE(['file:///home/runejen/Dropbox/Skole/Master/Data/Model_1.ods'#$plain_ln.N60]; ['file:///home/runejen/Dropbox/Skole/Master/Data/Model_2.ods'#$plain_ln.N60]; ['file:///home/runejen/Dropbox/Skole/Master/Data/Model_3.ods'#$plain_ln.N60]; ['file:///home/runejen/Dropbox/Skole/Master/Data/Model_4.ods'#$plain_ln.N60]; ['file:///home/runejen/Dropbox/Skole/Master/Data/Model_5.ods'#$plain_ln.N60])" office:value-type="float" office:value="93.206" calcext:value-type="float">
            <text:p>93.21</text:p>
          </table:table-cell>
          <table:table-cell table:formula="of:=AVERAGE(['file:///home/runejen/Dropbox/Skole/Master/Data/Model_1.ods'#$plain_ln.O60]; ['file:///home/runejen/Dropbox/Skole/Master/Data/Model_2.ods'#$plain_ln.O60]; ['file:///home/runejen/Dropbox/Skole/Master/Data/Model_3.ods'#$plain_ln.O60]; ['file:///home/runejen/Dropbox/Skole/Master/Data/Model_4.ods'#$plain_ln.O60]; ['file:///home/runejen/Dropbox/Skole/Master/Data/Model_5.ods'#$plain_ln.O60])" office:value-type="float" office:value="92.852" calcext:value-type="float">
            <text:p>92.85</text:p>
          </table:table-cell>
          <table:table-cell table:formula="of:=AVERAGE(['file:///home/runejen/Dropbox/Skole/Master/Data/Model_1.ods'#$plain_ln.P60]; ['file:///home/runejen/Dropbox/Skole/Master/Data/Model_2.ods'#$plain_ln.P60]; ['file:///home/runejen/Dropbox/Skole/Master/Data/Model_3.ods'#$plain_ln.P60]; ['file:///home/runejen/Dropbox/Skole/Master/Data/Model_4.ods'#$plain_ln.P60]; ['file:///home/runejen/Dropbox/Skole/Master/Data/Model_5.ods'#$plain_ln.P60])" office:value-type="float" office:value="93.658" calcext:value-type="float">
            <text:p>93.66</text:p>
          </table:table-cell>
        </table:table-row>
        <table:table-row table:style-name="ro1">
          <table:table-cell table:style-name="ce3" office:value-type="float" office:value="0.3" calcext:value-type="float">
            <text:p>0.3</text:p>
          </table:table-cell>
          <table:table-cell table:formula="of:=AVERAGE(['file:///home/runejen/Dropbox/Skole/Master/Data/Model_1.ods'#$plain_ln.F61]; ['file:///home/runejen/Dropbox/Skole/Master/Data/Model_2.ods'#$plain_ln.F61]; ['file:///home/runejen/Dropbox/Skole/Master/Data/Model_3.ods'#$plain_ln.F61]; ['file:///home/runejen/Dropbox/Skole/Master/Data/Model_4.ods'#$plain_ln.F61]; ['file:///home/runejen/Dropbox/Skole/Master/Data/Model_5.ods'#$plain_ln.F61])" office:value-type="percentage" office:value="0.30670280828592" calcext:value-type="percentage">
            <text:p>30.67%</text:p>
          </table:table-cell>
          <table:table-cell table:formula="of:=AVERAGE(['file:///home/runejen/Dropbox/Skole/Master/Data/Model_1.ods'#$plain_ln.G61]; ['file:///home/runejen/Dropbox/Skole/Master/Data/Model_2.ods'#$plain_ln.G61]; ['file:///home/runejen/Dropbox/Skole/Master/Data/Model_3.ods'#$plain_ln.G61]; ['file:///home/runejen/Dropbox/Skole/Master/Data/Model_4.ods'#$plain_ln.G61]; ['file:///home/runejen/Dropbox/Skole/Master/Data/Model_5.ods'#$plain_ln.G61])" office:value-type="float" office:value="28.828" calcext:value-type="float">
            <text:p>28.83</text:p>
          </table:table-cell>
          <table:table-cell table:formula="of:=AVERAGE(['file:///home/runejen/Dropbox/Skole/Master/Data/Model_1.ods'#$plain_ln.H61]; ['file:///home/runejen/Dropbox/Skole/Master/Data/Model_2.ods'#$plain_ln.H61]; ['file:///home/runejen/Dropbox/Skole/Master/Data/Model_3.ods'#$plain_ln.H61]; ['file:///home/runejen/Dropbox/Skole/Master/Data/Model_4.ods'#$plain_ln.H61]; ['file:///home/runejen/Dropbox/Skole/Master/Data/Model_5.ods'#$plain_ln.H61])" office:value-type="float" office:value="30.67" calcext:value-type="float">
            <text:p>30.67</text:p>
          </table:table-cell>
          <table:table-cell table:formula="of:=AVERAGE(['file:///home/runejen/Dropbox/Skole/Master/Data/Model_1.ods'#$plain_ln.I61]; ['file:///home/runejen/Dropbox/Skole/Master/Data/Model_2.ods'#$plain_ln.I61]; ['file:///home/runejen/Dropbox/Skole/Master/Data/Model_3.ods'#$plain_ln.I61]; ['file:///home/runejen/Dropbox/Skole/Master/Data/Model_4.ods'#$plain_ln.I61]; ['file:///home/runejen/Dropbox/Skole/Master/Data/Model_5.ods'#$plain_ln.I61])" office:value-type="float" office:value="29.084" calcext:value-type="float">
            <text:p>29.08</text:p>
          </table:table-cell>
          <table:table-cell table:formula="of:=AVERAGE(['file:///home/runejen/Dropbox/Skole/Master/Data/Model_1.ods'#$plain_ln.J61]; ['file:///home/runejen/Dropbox/Skole/Master/Data/Model_2.ods'#$plain_ln.J61]; ['file:///home/runejen/Dropbox/Skole/Master/Data/Model_3.ods'#$plain_ln.J61]; ['file:///home/runejen/Dropbox/Skole/Master/Data/Model_4.ods'#$plain_ln.J61]; ['file:///home/runejen/Dropbox/Skole/Master/Data/Model_5.ods'#$plain_ln.J61])" office:value-type="percentage" office:value="0.971866568159282" calcext:value-type="percentage">
            <text:p>97.19%</text:p>
          </table:table-cell>
          <table:table-cell table:formula="of:=AVERAGE(['file:///home/runejen/Dropbox/Skole/Master/Data/Model_1.ods'#$plain_ln.K61]; ['file:///home/runejen/Dropbox/Skole/Master/Data/Model_2.ods'#$plain_ln.K61]; ['file:///home/runejen/Dropbox/Skole/Master/Data/Model_3.ods'#$plain_ln.K61]; ['file:///home/runejen/Dropbox/Skole/Master/Data/Model_4.ods'#$plain_ln.K61]; ['file:///home/runejen/Dropbox/Skole/Master/Data/Model_5.ods'#$plain_ln.K61])" office:value-type="float" office:value="96.29" calcext:value-type="float">
            <text:p>96.29</text:p>
          </table:table-cell>
          <table:table-cell table:formula="of:=AVERAGE(['file:///home/runejen/Dropbox/Skole/Master/Data/Model_1.ods'#$plain_ln.L61]; ['file:///home/runejen/Dropbox/Skole/Master/Data/Model_2.ods'#$plain_ln.L61]; ['file:///home/runejen/Dropbox/Skole/Master/Data/Model_3.ods'#$plain_ln.L61]; ['file:///home/runejen/Dropbox/Skole/Master/Data/Model_4.ods'#$plain_ln.L61]; ['file:///home/runejen/Dropbox/Skole/Master/Data/Model_5.ods'#$plain_ln.L61])" office:value-type="float" office:value="97.188" calcext:value-type="float">
            <text:p>97.19</text:p>
          </table:table-cell>
          <table:table-cell table:formula="of:=AVERAGE(['file:///home/runejen/Dropbox/Skole/Master/Data/Model_1.ods'#$plain_ln.M61]; ['file:///home/runejen/Dropbox/Skole/Master/Data/Model_2.ods'#$plain_ln.M61]; ['file:///home/runejen/Dropbox/Skole/Master/Data/Model_3.ods'#$plain_ln.M61]; ['file:///home/runejen/Dropbox/Skole/Master/Data/Model_4.ods'#$plain_ln.M61]; ['file:///home/runejen/Dropbox/Skole/Master/Data/Model_5.ods'#$plain_ln.M61])" office:value-type="float" office:value="96.722" calcext:value-type="float">
            <text:p>96.72</text:p>
          </table:table-cell>
          <table:table-cell table:formula="of:=AVERAGE(['file:///home/runejen/Dropbox/Skole/Master/Data/Model_1.ods'#$plain_ln.N61]; ['file:///home/runejen/Dropbox/Skole/Master/Data/Model_2.ods'#$plain_ln.N61]; ['file:///home/runejen/Dropbox/Skole/Master/Data/Model_3.ods'#$plain_ln.N61]; ['file:///home/runejen/Dropbox/Skole/Master/Data/Model_4.ods'#$plain_ln.N61]; ['file:///home/runejen/Dropbox/Skole/Master/Data/Model_5.ods'#$plain_ln.N61])" office:value-type="float" office:value="93.26" calcext:value-type="float">
            <text:p>93.26</text:p>
          </table:table-cell>
          <table:table-cell table:formula="of:=AVERAGE(['file:///home/runejen/Dropbox/Skole/Master/Data/Model_1.ods'#$plain_ln.O61]; ['file:///home/runejen/Dropbox/Skole/Master/Data/Model_2.ods'#$plain_ln.O61]; ['file:///home/runejen/Dropbox/Skole/Master/Data/Model_3.ods'#$plain_ln.O61]; ['file:///home/runejen/Dropbox/Skole/Master/Data/Model_4.ods'#$plain_ln.O61]; ['file:///home/runejen/Dropbox/Skole/Master/Data/Model_5.ods'#$plain_ln.O61])" office:value-type="float" office:value="92.856" calcext:value-type="float">
            <text:p>92.86</text:p>
          </table:table-cell>
          <table:table-cell table:formula="of:=AVERAGE(['file:///home/runejen/Dropbox/Skole/Master/Data/Model_1.ods'#$plain_ln.P61]; ['file:///home/runejen/Dropbox/Skole/Master/Data/Model_2.ods'#$plain_ln.P61]; ['file:///home/runejen/Dropbox/Skole/Master/Data/Model_3.ods'#$plain_ln.P61]; ['file:///home/runejen/Dropbox/Skole/Master/Data/Model_4.ods'#$plain_ln.P61]; ['file:///home/runejen/Dropbox/Skole/Master/Data/Model_5.ods'#$plain_ln.P61])" office:value-type="float" office:value="93.758" calcext:value-type="float">
            <text:p>93.76</text:p>
          </table:table-cell>
        </table:table-row>
        <table:table-row table:style-name="ro1">
          <table:table-cell table:style-name="ce3" office:value-type="float" office:value="0.4" calcext:value-type="float">
            <text:p>0.4</text:p>
          </table:table-cell>
          <table:table-cell table:formula="of:=AVERAGE(['file:///home/runejen/Dropbox/Skole/Master/Data/Model_1.ods'#$plain_ln.F62]; ['file:///home/runejen/Dropbox/Skole/Master/Data/Model_2.ods'#$plain_ln.F62]; ['file:///home/runejen/Dropbox/Skole/Master/Data/Model_3.ods'#$plain_ln.F62]; ['file:///home/runejen/Dropbox/Skole/Master/Data/Model_4.ods'#$plain_ln.F62]; ['file:///home/runejen/Dropbox/Skole/Master/Data/Model_5.ods'#$plain_ln.F62])" office:value-type="percentage" office:value="0.304692710013963" calcext:value-type="percentage">
            <text:p>30.47%</text:p>
          </table:table-cell>
          <table:table-cell table:formula="of:=AVERAGE(['file:///home/runejen/Dropbox/Skole/Master/Data/Model_1.ods'#$plain_ln.G62]; ['file:///home/runejen/Dropbox/Skole/Master/Data/Model_2.ods'#$plain_ln.G62]; ['file:///home/runejen/Dropbox/Skole/Master/Data/Model_3.ods'#$plain_ln.G62]; ['file:///home/runejen/Dropbox/Skole/Master/Data/Model_4.ods'#$plain_ln.G62]; ['file:///home/runejen/Dropbox/Skole/Master/Data/Model_5.ods'#$plain_ln.G62])" office:value-type="float" office:value="29.158" calcext:value-type="float">
            <text:p>29.16</text:p>
          </table:table-cell>
          <table:table-cell table:formula="of:=AVERAGE(['file:///home/runejen/Dropbox/Skole/Master/Data/Model_1.ods'#$plain_ln.H62]; ['file:///home/runejen/Dropbox/Skole/Master/Data/Model_2.ods'#$plain_ln.H62]; ['file:///home/runejen/Dropbox/Skole/Master/Data/Model_3.ods'#$plain_ln.H62]; ['file:///home/runejen/Dropbox/Skole/Master/Data/Model_4.ods'#$plain_ln.H62]; ['file:///home/runejen/Dropbox/Skole/Master/Data/Model_5.ods'#$plain_ln.H62])" office:value-type="float" office:value="30.47" calcext:value-type="float">
            <text:p>30.47</text:p>
          </table:table-cell>
          <table:table-cell table:formula="of:=AVERAGE(['file:///home/runejen/Dropbox/Skole/Master/Data/Model_1.ods'#$plain_ln.I62]; ['file:///home/runejen/Dropbox/Skole/Master/Data/Model_2.ods'#$plain_ln.I62]; ['file:///home/runejen/Dropbox/Skole/Master/Data/Model_3.ods'#$plain_ln.I62]; ['file:///home/runejen/Dropbox/Skole/Master/Data/Model_4.ods'#$plain_ln.I62]; ['file:///home/runejen/Dropbox/Skole/Master/Data/Model_5.ods'#$plain_ln.I62])" office:value-type="float" office:value="29.172" calcext:value-type="float">
            <text:p>29.17</text:p>
          </table:table-cell>
          <table:table-cell table:formula="of:=AVERAGE(['file:///home/runejen/Dropbox/Skole/Master/Data/Model_1.ods'#$plain_ln.J62]; ['file:///home/runejen/Dropbox/Skole/Master/Data/Model_2.ods'#$plain_ln.J62]; ['file:///home/runejen/Dropbox/Skole/Master/Data/Model_3.ods'#$plain_ln.J62]; ['file:///home/runejen/Dropbox/Skole/Master/Data/Model_4.ods'#$plain_ln.J62]; ['file:///home/runejen/Dropbox/Skole/Master/Data/Model_5.ods'#$plain_ln.J62])" office:value-type="percentage" office:value="0.972849356459205" calcext:value-type="percentage">
            <text:p>97.28%</text:p>
          </table:table-cell>
          <table:table-cell table:formula="of:=AVERAGE(['file:///home/runejen/Dropbox/Skole/Master/Data/Model_1.ods'#$plain_ln.K62]; ['file:///home/runejen/Dropbox/Skole/Master/Data/Model_2.ods'#$plain_ln.K62]; ['file:///home/runejen/Dropbox/Skole/Master/Data/Model_3.ods'#$plain_ln.K62]; ['file:///home/runejen/Dropbox/Skole/Master/Data/Model_4.ods'#$plain_ln.K62]; ['file:///home/runejen/Dropbox/Skole/Master/Data/Model_5.ods'#$plain_ln.K62])" office:value-type="float" office:value="96.282" calcext:value-type="float">
            <text:p>96.28</text:p>
          </table:table-cell>
          <table:table-cell table:formula="of:=AVERAGE(['file:///home/runejen/Dropbox/Skole/Master/Data/Model_1.ods'#$plain_ln.L62]; ['file:///home/runejen/Dropbox/Skole/Master/Data/Model_2.ods'#$plain_ln.L62]; ['file:///home/runejen/Dropbox/Skole/Master/Data/Model_3.ods'#$plain_ln.L62]; ['file:///home/runejen/Dropbox/Skole/Master/Data/Model_4.ods'#$plain_ln.L62]; ['file:///home/runejen/Dropbox/Skole/Master/Data/Model_5.ods'#$plain_ln.L62])" office:value-type="float" office:value="97.284" calcext:value-type="float">
            <text:p>97.28</text:p>
          </table:table-cell>
          <table:table-cell table:formula="of:=AVERAGE(['file:///home/runejen/Dropbox/Skole/Master/Data/Model_1.ods'#$plain_ln.M62]; ['file:///home/runejen/Dropbox/Skole/Master/Data/Model_2.ods'#$plain_ln.M62]; ['file:///home/runejen/Dropbox/Skole/Master/Data/Model_3.ods'#$plain_ln.M62]; ['file:///home/runejen/Dropbox/Skole/Master/Data/Model_4.ods'#$plain_ln.M62]; ['file:///home/runejen/Dropbox/Skole/Master/Data/Model_5.ods'#$plain_ln.M62])" office:value-type="float" office:value="96.766" calcext:value-type="float">
            <text:p>96.77</text:p>
          </table:table-cell>
          <table:table-cell table:formula="of:=AVERAGE(['file:///home/runejen/Dropbox/Skole/Master/Data/Model_1.ods'#$plain_ln.N62]; ['file:///home/runejen/Dropbox/Skole/Master/Data/Model_2.ods'#$plain_ln.N62]; ['file:///home/runejen/Dropbox/Skole/Master/Data/Model_3.ods'#$plain_ln.N62]; ['file:///home/runejen/Dropbox/Skole/Master/Data/Model_4.ods'#$plain_ln.N62]; ['file:///home/runejen/Dropbox/Skole/Master/Data/Model_5.ods'#$plain_ln.N62])" office:value-type="float" office:value="93.304" calcext:value-type="float">
            <text:p>93.30</text:p>
          </table:table-cell>
          <table:table-cell table:formula="of:=AVERAGE(['file:///home/runejen/Dropbox/Skole/Master/Data/Model_1.ods'#$plain_ln.O62]; ['file:///home/runejen/Dropbox/Skole/Master/Data/Model_2.ods'#$plain_ln.O62]; ['file:///home/runejen/Dropbox/Skole/Master/Data/Model_3.ods'#$plain_ln.O62]; ['file:///home/runejen/Dropbox/Skole/Master/Data/Model_4.ods'#$plain_ln.O62]; ['file:///home/runejen/Dropbox/Skole/Master/Data/Model_5.ods'#$plain_ln.O62])" office:value-type="float" office:value="92.864" calcext:value-type="float">
            <text:p>92.86</text:p>
          </table:table-cell>
          <table:table-cell table:formula="of:=AVERAGE(['file:///home/runejen/Dropbox/Skole/Master/Data/Model_1.ods'#$plain_ln.P62]; ['file:///home/runejen/Dropbox/Skole/Master/Data/Model_2.ods'#$plain_ln.P62]; ['file:///home/runejen/Dropbox/Skole/Master/Data/Model_3.ods'#$plain_ln.P62]; ['file:///home/runejen/Dropbox/Skole/Master/Data/Model_4.ods'#$plain_ln.P62]; ['file:///home/runejen/Dropbox/Skole/Master/Data/Model_5.ods'#$plain_ln.P62])" office:value-type="float" office:value="93.84" calcext:value-type="float">
            <text:p>93.84</text:p>
          </table:table-cell>
        </table:table-row>
        <table:table-row table:style-name="ro1">
          <table:table-cell table:style-name="ce3" office:value-type="float" office:value="0.5" calcext:value-type="float">
            <text:p>0.5</text:p>
          </table:table-cell>
          <table:table-cell table:formula="of:=AVERAGE(['file:///home/runejen/Dropbox/Skole/Master/Data/Model_1.ods'#$plain_ln.F63]; ['file:///home/runejen/Dropbox/Skole/Master/Data/Model_2.ods'#$plain_ln.F63]; ['file:///home/runejen/Dropbox/Skole/Master/Data/Model_3.ods'#$plain_ln.F63]; ['file:///home/runejen/Dropbox/Skole/Master/Data/Model_4.ods'#$plain_ln.F63]; ['file:///home/runejen/Dropbox/Skole/Master/Data/Model_5.ods'#$plain_ln.F63])" office:value-type="percentage" office:value="0.303438978347215" calcext:value-type="percentage">
            <text:p>30.34%</text:p>
          </table:table-cell>
          <table:table-cell table:formula="of:=AVERAGE(['file:///home/runejen/Dropbox/Skole/Master/Data/Model_1.ods'#$plain_ln.G63]; ['file:///home/runejen/Dropbox/Skole/Master/Data/Model_2.ods'#$plain_ln.G63]; ['file:///home/runejen/Dropbox/Skole/Master/Data/Model_3.ods'#$plain_ln.G63]; ['file:///home/runejen/Dropbox/Skole/Master/Data/Model_4.ods'#$plain_ln.G63]; ['file:///home/runejen/Dropbox/Skole/Master/Data/Model_5.ods'#$plain_ln.G63])" office:value-type="float" office:value="29.6" calcext:value-type="float">
            <text:p>29.60</text:p>
          </table:table-cell>
          <table:table-cell table:formula="of:=AVERAGE(['file:///home/runejen/Dropbox/Skole/Master/Data/Model_1.ods'#$plain_ln.H63]; ['file:///home/runejen/Dropbox/Skole/Master/Data/Model_2.ods'#$plain_ln.H63]; ['file:///home/runejen/Dropbox/Skole/Master/Data/Model_3.ods'#$plain_ln.H63]; ['file:///home/runejen/Dropbox/Skole/Master/Data/Model_4.ods'#$plain_ln.H63]; ['file:///home/runejen/Dropbox/Skole/Master/Data/Model_5.ods'#$plain_ln.H63])" office:value-type="float" office:value="30.346" calcext:value-type="float">
            <text:p>30.35</text:p>
          </table:table-cell>
          <table:table-cell table:formula="of:=AVERAGE(['file:///home/runejen/Dropbox/Skole/Master/Data/Model_1.ods'#$plain_ln.I63]; ['file:///home/runejen/Dropbox/Skole/Master/Data/Model_2.ods'#$plain_ln.I63]; ['file:///home/runejen/Dropbox/Skole/Master/Data/Model_3.ods'#$plain_ln.I63]; ['file:///home/runejen/Dropbox/Skole/Master/Data/Model_4.ods'#$plain_ln.I63]; ['file:///home/runejen/Dropbox/Skole/Master/Data/Model_5.ods'#$plain_ln.I63])" office:value-type="float" office:value="29.34" calcext:value-type="float">
            <text:p>29.34</text:p>
          </table:table-cell>
          <table:table-cell table:formula="of:=AVERAGE(['file:///home/runejen/Dropbox/Skole/Master/Data/Model_1.ods'#$plain_ln.J63]; ['file:///home/runejen/Dropbox/Skole/Master/Data/Model_2.ods'#$plain_ln.J63]; ['file:///home/runejen/Dropbox/Skole/Master/Data/Model_3.ods'#$plain_ln.J63]; ['file:///home/runejen/Dropbox/Skole/Master/Data/Model_4.ods'#$plain_ln.J63]; ['file:///home/runejen/Dropbox/Skole/Master/Data/Model_5.ods'#$plain_ln.J63])" office:value-type="percentage" office:value="0.973674321536171" calcext:value-type="percentage">
            <text:p>97.37%</text:p>
          </table:table-cell>
          <table:table-cell table:formula="of:=AVERAGE(['file:///home/runejen/Dropbox/Skole/Master/Data/Model_1.ods'#$plain_ln.K63]; ['file:///home/runejen/Dropbox/Skole/Master/Data/Model_2.ods'#$plain_ln.K63]; ['file:///home/runejen/Dropbox/Skole/Master/Data/Model_3.ods'#$plain_ln.K63]; ['file:///home/runejen/Dropbox/Skole/Master/Data/Model_4.ods'#$plain_ln.K63]; ['file:///home/runejen/Dropbox/Skole/Master/Data/Model_5.ods'#$plain_ln.K63])" office:value-type="float" office:value="96.278" calcext:value-type="float">
            <text:p>96.28</text:p>
          </table:table-cell>
          <table:table-cell table:formula="of:=AVERAGE(['file:///home/runejen/Dropbox/Skole/Master/Data/Model_1.ods'#$plain_ln.L63]; ['file:///home/runejen/Dropbox/Skole/Master/Data/Model_2.ods'#$plain_ln.L63]; ['file:///home/runejen/Dropbox/Skole/Master/Data/Model_3.ods'#$plain_ln.L63]; ['file:///home/runejen/Dropbox/Skole/Master/Data/Model_4.ods'#$plain_ln.L63]; ['file:///home/runejen/Dropbox/Skole/Master/Data/Model_5.ods'#$plain_ln.L63])" office:value-type="float" office:value="97.37" calcext:value-type="float">
            <text:p>97.37</text:p>
          </table:table-cell>
          <table:table-cell table:formula="of:=AVERAGE(['file:///home/runejen/Dropbox/Skole/Master/Data/Model_1.ods'#$plain_ln.M63]; ['file:///home/runejen/Dropbox/Skole/Master/Data/Model_2.ods'#$plain_ln.M63]; ['file:///home/runejen/Dropbox/Skole/Master/Data/Model_3.ods'#$plain_ln.M63]; ['file:///home/runejen/Dropbox/Skole/Master/Data/Model_4.ods'#$plain_ln.M63]; ['file:///home/runejen/Dropbox/Skole/Master/Data/Model_5.ods'#$plain_ln.M63])" office:value-type="float" office:value="96.808" calcext:value-type="float">
            <text:p>96.81</text:p>
          </table:table-cell>
          <table:table-cell table:formula="of:=AVERAGE(['file:///home/runejen/Dropbox/Skole/Master/Data/Model_1.ods'#$plain_ln.N63]; ['file:///home/runejen/Dropbox/Skole/Master/Data/Model_2.ods'#$plain_ln.N63]; ['file:///home/runejen/Dropbox/Skole/Master/Data/Model_3.ods'#$plain_ln.N63]; ['file:///home/runejen/Dropbox/Skole/Master/Data/Model_4.ods'#$plain_ln.N63]; ['file:///home/runejen/Dropbox/Skole/Master/Data/Model_5.ods'#$plain_ln.N63])" office:value-type="float" office:value="93.348" calcext:value-type="float">
            <text:p>93.35</text:p>
          </table:table-cell>
          <table:table-cell table:formula="of:=AVERAGE(['file:///home/runejen/Dropbox/Skole/Master/Data/Model_1.ods'#$plain_ln.O63]; ['file:///home/runejen/Dropbox/Skole/Master/Data/Model_2.ods'#$plain_ln.O63]; ['file:///home/runejen/Dropbox/Skole/Master/Data/Model_3.ods'#$plain_ln.O63]; ['file:///home/runejen/Dropbox/Skole/Master/Data/Model_4.ods'#$plain_ln.O63]; ['file:///home/runejen/Dropbox/Skole/Master/Data/Model_5.ods'#$plain_ln.O63])" office:value-type="float" office:value="92.88" calcext:value-type="float">
            <text:p>92.88</text:p>
          </table:table-cell>
          <table:table-cell table:formula="of:=AVERAGE(['file:///home/runejen/Dropbox/Skole/Master/Data/Model_1.ods'#$plain_ln.P63]; ['file:///home/runejen/Dropbox/Skole/Master/Data/Model_2.ods'#$plain_ln.P63]; ['file:///home/runejen/Dropbox/Skole/Master/Data/Model_3.ods'#$plain_ln.P63]; ['file:///home/runejen/Dropbox/Skole/Master/Data/Model_4.ods'#$plain_ln.P63]; ['file:///home/runejen/Dropbox/Skole/Master/Data/Model_5.ods'#$plain_ln.P63])" office:value-type="float" office:value="93.916" calcext:value-type="float">
            <text:p>93.92</text:p>
          </table:table-cell>
        </table:table-row>
        <table:table-row table:style-name="ro1">
          <table:table-cell table:style-name="ce3" office:value-type="float" office:value="0.6" calcext:value-type="float">
            <text:p>0.6</text:p>
          </table:table-cell>
          <table:table-cell table:formula="of:=AVERAGE(['file:///home/runejen/Dropbox/Skole/Master/Data/Model_1.ods'#$plain_ln.F64]; ['file:///home/runejen/Dropbox/Skole/Master/Data/Model_2.ods'#$plain_ln.F64]; ['file:///home/runejen/Dropbox/Skole/Master/Data/Model_3.ods'#$plain_ln.F64]; ['file:///home/runejen/Dropbox/Skole/Master/Data/Model_4.ods'#$plain_ln.F64]; ['file:///home/runejen/Dropbox/Skole/Master/Data/Model_5.ods'#$plain_ln.F64])" office:value-type="percentage" office:value="0.301232050908195" calcext:value-type="percentage">
            <text:p>30.12%</text:p>
          </table:table-cell>
          <table:table-cell table:formula="of:=AVERAGE(['file:///home/runejen/Dropbox/Skole/Master/Data/Model_1.ods'#$plain_ln.G64]; ['file:///home/runejen/Dropbox/Skole/Master/Data/Model_2.ods'#$plain_ln.G64]; ['file:///home/runejen/Dropbox/Skole/Master/Data/Model_3.ods'#$plain_ln.G64]; ['file:///home/runejen/Dropbox/Skole/Master/Data/Model_4.ods'#$plain_ln.G64]; ['file:///home/runejen/Dropbox/Skole/Master/Data/Model_5.ods'#$plain_ln.G64])" office:value-type="float" office:value="29.926" calcext:value-type="float">
            <text:p>29.93</text:p>
          </table:table-cell>
          <table:table-cell table:formula="of:=AVERAGE(['file:///home/runejen/Dropbox/Skole/Master/Data/Model_1.ods'#$plain_ln.H64]; ['file:///home/runejen/Dropbox/Skole/Master/Data/Model_2.ods'#$plain_ln.H64]; ['file:///home/runejen/Dropbox/Skole/Master/Data/Model_3.ods'#$plain_ln.H64]; ['file:///home/runejen/Dropbox/Skole/Master/Data/Model_4.ods'#$plain_ln.H64]; ['file:///home/runejen/Dropbox/Skole/Master/Data/Model_5.ods'#$plain_ln.H64])" office:value-type="float" office:value="30.124" calcext:value-type="float">
            <text:p>30.12</text:p>
          </table:table-cell>
          <table:table-cell table:formula="of:=AVERAGE(['file:///home/runejen/Dropbox/Skole/Master/Data/Model_1.ods'#$plain_ln.I64]; ['file:///home/runejen/Dropbox/Skole/Master/Data/Model_2.ods'#$plain_ln.I64]; ['file:///home/runejen/Dropbox/Skole/Master/Data/Model_3.ods'#$plain_ln.I64]; ['file:///home/runejen/Dropbox/Skole/Master/Data/Model_4.ods'#$plain_ln.I64]; ['file:///home/runejen/Dropbox/Skole/Master/Data/Model_5.ods'#$plain_ln.I64])" office:value-type="float" office:value="29.396" calcext:value-type="float">
            <text:p>29.40</text:p>
          </table:table-cell>
          <table:table-cell table:formula="of:=AVERAGE(['file:///home/runejen/Dropbox/Skole/Master/Data/Model_1.ods'#$plain_ln.J64]; ['file:///home/runejen/Dropbox/Skole/Master/Data/Model_2.ods'#$plain_ln.J64]; ['file:///home/runejen/Dropbox/Skole/Master/Data/Model_3.ods'#$plain_ln.J64]; ['file:///home/runejen/Dropbox/Skole/Master/Data/Model_4.ods'#$plain_ln.J64]; ['file:///home/runejen/Dropbox/Skole/Master/Data/Model_5.ods'#$plain_ln.J64])" office:value-type="percentage" office:value="0.974527180928568" calcext:value-type="percentage">
            <text:p>97.45%</text:p>
          </table:table-cell>
          <table:table-cell table:formula="of:=AVERAGE(['file:///home/runejen/Dropbox/Skole/Master/Data/Model_1.ods'#$plain_ln.K64]; ['file:///home/runejen/Dropbox/Skole/Master/Data/Model_2.ods'#$plain_ln.K64]; ['file:///home/runejen/Dropbox/Skole/Master/Data/Model_3.ods'#$plain_ln.K64]; ['file:///home/runejen/Dropbox/Skole/Master/Data/Model_4.ods'#$plain_ln.K64]; ['file:///home/runejen/Dropbox/Skole/Master/Data/Model_5.ods'#$plain_ln.K64])" office:value-type="float" office:value="96.268" calcext:value-type="float">
            <text:p>96.27</text:p>
          </table:table-cell>
          <table:table-cell table:formula="of:=AVERAGE(['file:///home/runejen/Dropbox/Skole/Master/Data/Model_1.ods'#$plain_ln.L64]; ['file:///home/runejen/Dropbox/Skole/Master/Data/Model_2.ods'#$plain_ln.L64]; ['file:///home/runejen/Dropbox/Skole/Master/Data/Model_3.ods'#$plain_ln.L64]; ['file:///home/runejen/Dropbox/Skole/Master/Data/Model_4.ods'#$plain_ln.L64]; ['file:///home/runejen/Dropbox/Skole/Master/Data/Model_5.ods'#$plain_ln.L64])" office:value-type="float" office:value="97.452" calcext:value-type="float">
            <text:p>97.45</text:p>
          </table:table-cell>
          <table:table-cell table:formula="of:=AVERAGE(['file:///home/runejen/Dropbox/Skole/Master/Data/Model_1.ods'#$plain_ln.M64]; ['file:///home/runejen/Dropbox/Skole/Master/Data/Model_2.ods'#$plain_ln.M64]; ['file:///home/runejen/Dropbox/Skole/Master/Data/Model_3.ods'#$plain_ln.M64]; ['file:///home/runejen/Dropbox/Skole/Master/Data/Model_4.ods'#$plain_ln.M64]; ['file:///home/runejen/Dropbox/Skole/Master/Data/Model_5.ods'#$plain_ln.M64])" office:value-type="float" office:value="96.842" calcext:value-type="float">
            <text:p>96.84</text:p>
          </table:table-cell>
          <table:table-cell table:formula="of:=AVERAGE(['file:///home/runejen/Dropbox/Skole/Master/Data/Model_1.ods'#$plain_ln.N64]; ['file:///home/runejen/Dropbox/Skole/Master/Data/Model_2.ods'#$plain_ln.N64]; ['file:///home/runejen/Dropbox/Skole/Master/Data/Model_3.ods'#$plain_ln.N64]; ['file:///home/runejen/Dropbox/Skole/Master/Data/Model_4.ods'#$plain_ln.N64]; ['file:///home/runejen/Dropbox/Skole/Master/Data/Model_5.ods'#$plain_ln.N64])" office:value-type="float" office:value="93.382" calcext:value-type="float">
            <text:p>93.38</text:p>
          </table:table-cell>
          <table:table-cell table:formula="of:=AVERAGE(['file:///home/runejen/Dropbox/Skole/Master/Data/Model_1.ods'#$plain_ln.O64]; ['file:///home/runejen/Dropbox/Skole/Master/Data/Model_2.ods'#$plain_ln.O64]; ['file:///home/runejen/Dropbox/Skole/Master/Data/Model_3.ods'#$plain_ln.O64]; ['file:///home/runejen/Dropbox/Skole/Master/Data/Model_4.ods'#$plain_ln.O64]; ['file:///home/runejen/Dropbox/Skole/Master/Data/Model_5.ods'#$plain_ln.O64])" office:value-type="float" office:value="92.884" calcext:value-type="float">
            <text:p>92.88</text:p>
          </table:table-cell>
          <table:table-cell table:formula="of:=AVERAGE(['file:///home/runejen/Dropbox/Skole/Master/Data/Model_1.ods'#$plain_ln.P64]; ['file:///home/runejen/Dropbox/Skole/Master/Data/Model_2.ods'#$plain_ln.P64]; ['file:///home/runejen/Dropbox/Skole/Master/Data/Model_3.ods'#$plain_ln.P64]; ['file:///home/runejen/Dropbox/Skole/Master/Data/Model_4.ods'#$plain_ln.P64]; ['file:///home/runejen/Dropbox/Skole/Master/Data/Model_5.ods'#$plain_ln.P64])" office:value-type="float" office:value="93.98" calcext:value-type="float">
            <text:p>93.98</text:p>
          </table:table-cell>
        </table:table-row>
        <table:table-row table:style-name="ro1">
          <table:table-cell table:style-name="ce3" office:value-type="float" office:value="0.7" calcext:value-type="float">
            <text:p>0.7</text:p>
          </table:table-cell>
          <table:table-cell table:formula="of:=AVERAGE(['file:///home/runejen/Dropbox/Skole/Master/Data/Model_1.ods'#$plain_ln.F65]; ['file:///home/runejen/Dropbox/Skole/Master/Data/Model_2.ods'#$plain_ln.F65]; ['file:///home/runejen/Dropbox/Skole/Master/Data/Model_3.ods'#$plain_ln.F65]; ['file:///home/runejen/Dropbox/Skole/Master/Data/Model_4.ods'#$plain_ln.F65]; ['file:///home/runejen/Dropbox/Skole/Master/Data/Model_5.ods'#$plain_ln.F65])" office:value-type="percentage" office:value="0.29747166802956" calcext:value-type="percentage">
            <text:p>29.75%</text:p>
          </table:table-cell>
          <table:table-cell table:formula="of:=AVERAGE(['file:///home/runejen/Dropbox/Skole/Master/Data/Model_1.ods'#$plain_ln.G65]; ['file:///home/runejen/Dropbox/Skole/Master/Data/Model_2.ods'#$plain_ln.G65]; ['file:///home/runejen/Dropbox/Skole/Master/Data/Model_3.ods'#$plain_ln.G65]; ['file:///home/runejen/Dropbox/Skole/Master/Data/Model_4.ods'#$plain_ln.G65]; ['file:///home/runejen/Dropbox/Skole/Master/Data/Model_5.ods'#$plain_ln.G65])" office:value-type="float" office:value="30.38" calcext:value-type="float">
            <text:p>30.38</text:p>
          </table:table-cell>
          <table:table-cell table:formula="of:=AVERAGE(['file:///home/runejen/Dropbox/Skole/Master/Data/Model_1.ods'#$plain_ln.H65]; ['file:///home/runejen/Dropbox/Skole/Master/Data/Model_2.ods'#$plain_ln.H65]; ['file:///home/runejen/Dropbox/Skole/Master/Data/Model_3.ods'#$plain_ln.H65]; ['file:///home/runejen/Dropbox/Skole/Master/Data/Model_4.ods'#$plain_ln.H65]; ['file:///home/runejen/Dropbox/Skole/Master/Data/Model_5.ods'#$plain_ln.H65])" office:value-type="float" office:value="29.748" calcext:value-type="float">
            <text:p>29.75</text:p>
          </table:table-cell>
          <table:table-cell table:formula="of:=AVERAGE(['file:///home/runejen/Dropbox/Skole/Master/Data/Model_1.ods'#$plain_ln.I65]; ['file:///home/runejen/Dropbox/Skole/Master/Data/Model_2.ods'#$plain_ln.I65]; ['file:///home/runejen/Dropbox/Skole/Master/Data/Model_3.ods'#$plain_ln.I65]; ['file:///home/runejen/Dropbox/Skole/Master/Data/Model_4.ods'#$plain_ln.I65]; ['file:///home/runejen/Dropbox/Skole/Master/Data/Model_5.ods'#$plain_ln.I65])" office:value-type="float" office:value="29.426" calcext:value-type="float">
            <text:p>29.43</text:p>
          </table:table-cell>
          <table:table-cell table:formula="of:=AVERAGE(['file:///home/runejen/Dropbox/Skole/Master/Data/Model_1.ods'#$plain_ln.J65]; ['file:///home/runejen/Dropbox/Skole/Master/Data/Model_2.ods'#$plain_ln.J65]; ['file:///home/runejen/Dropbox/Skole/Master/Data/Model_3.ods'#$plain_ln.J65]; ['file:///home/runejen/Dropbox/Skole/Master/Data/Model_4.ods'#$plain_ln.J65]; ['file:///home/runejen/Dropbox/Skole/Master/Data/Model_5.ods'#$plain_ln.J65])" office:value-type="percentage" office:value="0.975684456520829" calcext:value-type="percentage">
            <text:p>97.57%</text:p>
          </table:table-cell>
          <table:table-cell table:formula="of:=AVERAGE(['file:///home/runejen/Dropbox/Skole/Master/Data/Model_1.ods'#$plain_ln.K65]; ['file:///home/runejen/Dropbox/Skole/Master/Data/Model_2.ods'#$plain_ln.K65]; ['file:///home/runejen/Dropbox/Skole/Master/Data/Model_3.ods'#$plain_ln.K65]; ['file:///home/runejen/Dropbox/Skole/Master/Data/Model_4.ods'#$plain_ln.K65]; ['file:///home/runejen/Dropbox/Skole/Master/Data/Model_5.ods'#$plain_ln.K65])" office:value-type="float" office:value="96.25" calcext:value-type="float">
            <text:p>96.25</text:p>
          </table:table-cell>
          <table:table-cell table:formula="of:=AVERAGE(['file:///home/runejen/Dropbox/Skole/Master/Data/Model_1.ods'#$plain_ln.L65]; ['file:///home/runejen/Dropbox/Skole/Master/Data/Model_2.ods'#$plain_ln.L65]; ['file:///home/runejen/Dropbox/Skole/Master/Data/Model_3.ods'#$plain_ln.L65]; ['file:///home/runejen/Dropbox/Skole/Master/Data/Model_4.ods'#$plain_ln.L65]; ['file:///home/runejen/Dropbox/Skole/Master/Data/Model_5.ods'#$plain_ln.L65])" office:value-type="float" office:value="97.568" calcext:value-type="float">
            <text:p>97.57</text:p>
          </table:table-cell>
          <table:table-cell table:formula="of:=AVERAGE(['file:///home/runejen/Dropbox/Skole/Master/Data/Model_1.ods'#$plain_ln.M65]; ['file:///home/runejen/Dropbox/Skole/Master/Data/Model_2.ods'#$plain_ln.M65]; ['file:///home/runejen/Dropbox/Skole/Master/Data/Model_3.ods'#$plain_ln.M65]; ['file:///home/runejen/Dropbox/Skole/Master/Data/Model_4.ods'#$plain_ln.M65]; ['file:///home/runejen/Dropbox/Skole/Master/Data/Model_5.ods'#$plain_ln.M65])" office:value-type="float" office:value="96.89" calcext:value-type="float">
            <text:p>96.89</text:p>
          </table:table-cell>
          <table:table-cell table:formula="of:=AVERAGE(['file:///home/runejen/Dropbox/Skole/Master/Data/Model_1.ods'#$plain_ln.N65]; ['file:///home/runejen/Dropbox/Skole/Master/Data/Model_2.ods'#$plain_ln.N65]; ['file:///home/runejen/Dropbox/Skole/Master/Data/Model_3.ods'#$plain_ln.N65]; ['file:///home/runejen/Dropbox/Skole/Master/Data/Model_4.ods'#$plain_ln.N65]; ['file:///home/runejen/Dropbox/Skole/Master/Data/Model_5.ods'#$plain_ln.N65])" office:value-type="float" office:value="93.428" calcext:value-type="float">
            <text:p>93.43</text:p>
          </table:table-cell>
          <table:table-cell table:formula="of:=AVERAGE(['file:///home/runejen/Dropbox/Skole/Master/Data/Model_1.ods'#$plain_ln.O65]; ['file:///home/runejen/Dropbox/Skole/Master/Data/Model_2.ods'#$plain_ln.O65]; ['file:///home/runejen/Dropbox/Skole/Master/Data/Model_3.ods'#$plain_ln.O65]; ['file:///home/runejen/Dropbox/Skole/Master/Data/Model_4.ods'#$plain_ln.O65]; ['file:///home/runejen/Dropbox/Skole/Master/Data/Model_5.ods'#$plain_ln.O65])" office:value-type="float" office:value="92.884" calcext:value-type="float">
            <text:p>92.88</text:p>
          </table:table-cell>
          <table:table-cell table:formula="of:=AVERAGE(['file:///home/runejen/Dropbox/Skole/Master/Data/Model_1.ods'#$plain_ln.P65]; ['file:///home/runejen/Dropbox/Skole/Master/Data/Model_2.ods'#$plain_ln.P65]; ['file:///home/runejen/Dropbox/Skole/Master/Data/Model_3.ods'#$plain_ln.P65]; ['file:///home/runejen/Dropbox/Skole/Master/Data/Model_4.ods'#$plain_ln.P65]; ['file:///home/runejen/Dropbox/Skole/Master/Data/Model_5.ods'#$plain_ln.P65])" office:value-type="float" office:value="94.072" calcext:value-type="float">
            <text:p>94.07</text:p>
          </table:table-cell>
        </table:table-row>
        <table:table-row table:style-name="ro1">
          <table:table-cell table:style-name="ce3" office:value-type="float" office:value="0.8" calcext:value-type="float">
            <text:p>0.8</text:p>
          </table:table-cell>
          <table:table-cell table:formula="of:=AVERAGE(['file:///home/runejen/Dropbox/Skole/Master/Data/Model_1.ods'#$plain_ln.F66]; ['file:///home/runejen/Dropbox/Skole/Master/Data/Model_2.ods'#$plain_ln.F66]; ['file:///home/runejen/Dropbox/Skole/Master/Data/Model_3.ods'#$plain_ln.F66]; ['file:///home/runejen/Dropbox/Skole/Master/Data/Model_4.ods'#$plain_ln.F66]; ['file:///home/runejen/Dropbox/Skole/Master/Data/Model_5.ods'#$plain_ln.F66])" office:value-type="percentage" office:value="0.295400427020937" calcext:value-type="percentage">
            <text:p>29.54%</text:p>
          </table:table-cell>
          <table:table-cell table:formula="of:=AVERAGE(['file:///home/runejen/Dropbox/Skole/Master/Data/Model_1.ods'#$plain_ln.G66]; ['file:///home/runejen/Dropbox/Skole/Master/Data/Model_2.ods'#$plain_ln.G66]; ['file:///home/runejen/Dropbox/Skole/Master/Data/Model_3.ods'#$plain_ln.G66]; ['file:///home/runejen/Dropbox/Skole/Master/Data/Model_4.ods'#$plain_ln.G66]; ['file:///home/runejen/Dropbox/Skole/Master/Data/Model_5.ods'#$plain_ln.G66])" office:value-type="float" office:value="31.332" calcext:value-type="float">
            <text:p>31.33</text:p>
          </table:table-cell>
          <table:table-cell table:formula="of:=AVERAGE(['file:///home/runejen/Dropbox/Skole/Master/Data/Model_1.ods'#$plain_ln.H66]; ['file:///home/runejen/Dropbox/Skole/Master/Data/Model_2.ods'#$plain_ln.H66]; ['file:///home/runejen/Dropbox/Skole/Master/Data/Model_3.ods'#$plain_ln.H66]; ['file:///home/runejen/Dropbox/Skole/Master/Data/Model_4.ods'#$plain_ln.H66]; ['file:///home/runejen/Dropbox/Skole/Master/Data/Model_5.ods'#$plain_ln.H66])" office:value-type="float" office:value="29.54" calcext:value-type="float">
            <text:p>29.54</text:p>
          </table:table-cell>
          <table:table-cell table:formula="of:=AVERAGE(['file:///home/runejen/Dropbox/Skole/Master/Data/Model_1.ods'#$plain_ln.I66]; ['file:///home/runejen/Dropbox/Skole/Master/Data/Model_2.ods'#$plain_ln.I66]; ['file:///home/runejen/Dropbox/Skole/Master/Data/Model_3.ods'#$plain_ln.I66]; ['file:///home/runejen/Dropbox/Skole/Master/Data/Model_4.ods'#$plain_ln.I66]; ['file:///home/runejen/Dropbox/Skole/Master/Data/Model_5.ods'#$plain_ln.I66])" office:value-type="float" office:value="29.746" calcext:value-type="float">
            <text:p>29.75</text:p>
          </table:table-cell>
          <table:table-cell table:formula="of:=AVERAGE(['file:///home/runejen/Dropbox/Skole/Master/Data/Model_1.ods'#$plain_ln.J66]; ['file:///home/runejen/Dropbox/Skole/Master/Data/Model_2.ods'#$plain_ln.J66]; ['file:///home/runejen/Dropbox/Skole/Master/Data/Model_3.ods'#$plain_ln.J66]; ['file:///home/runejen/Dropbox/Skole/Master/Data/Model_4.ods'#$plain_ln.J66]; ['file:///home/runejen/Dropbox/Skole/Master/Data/Model_5.ods'#$plain_ln.J66])" office:value-type="percentage" office:value="0.977248214215473" calcext:value-type="percentage">
            <text:p>97.72%</text:p>
          </table:table-cell>
          <table:table-cell table:formula="of:=AVERAGE(['file:///home/runejen/Dropbox/Skole/Master/Data/Model_1.ods'#$plain_ln.K66]; ['file:///home/runejen/Dropbox/Skole/Master/Data/Model_2.ods'#$plain_ln.K66]; ['file:///home/runejen/Dropbox/Skole/Master/Data/Model_3.ods'#$plain_ln.K66]; ['file:///home/runejen/Dropbox/Skole/Master/Data/Model_4.ods'#$plain_ln.K66]; ['file:///home/runejen/Dropbox/Skole/Master/Data/Model_5.ods'#$plain_ln.K66])" office:value-type="float" office:value="96.246" calcext:value-type="float">
            <text:p>96.25</text:p>
          </table:table-cell>
          <table:table-cell table:formula="of:=AVERAGE(['file:///home/runejen/Dropbox/Skole/Master/Data/Model_1.ods'#$plain_ln.L66]; ['file:///home/runejen/Dropbox/Skole/Master/Data/Model_2.ods'#$plain_ln.L66]; ['file:///home/runejen/Dropbox/Skole/Master/Data/Model_3.ods'#$plain_ln.L66]; ['file:///home/runejen/Dropbox/Skole/Master/Data/Model_4.ods'#$plain_ln.L66]; ['file:///home/runejen/Dropbox/Skole/Master/Data/Model_5.ods'#$plain_ln.L66])" office:value-type="float" office:value="97.726" calcext:value-type="float">
            <text:p>97.73</text:p>
          </table:table-cell>
          <table:table-cell table:formula="of:=AVERAGE(['file:///home/runejen/Dropbox/Skole/Master/Data/Model_1.ods'#$plain_ln.M66]; ['file:///home/runejen/Dropbox/Skole/Master/Data/Model_2.ods'#$plain_ln.M66]; ['file:///home/runejen/Dropbox/Skole/Master/Data/Model_3.ods'#$plain_ln.M66]; ['file:///home/runejen/Dropbox/Skole/Master/Data/Model_4.ods'#$plain_ln.M66]; ['file:///home/runejen/Dropbox/Skole/Master/Data/Model_5.ods'#$plain_ln.M66])" office:value-type="float" office:value="96.968" calcext:value-type="float">
            <text:p>96.97</text:p>
          </table:table-cell>
          <table:table-cell table:formula="of:=AVERAGE(['file:///home/runejen/Dropbox/Skole/Master/Data/Model_1.ods'#$plain_ln.N66]; ['file:///home/runejen/Dropbox/Skole/Master/Data/Model_2.ods'#$plain_ln.N66]; ['file:///home/runejen/Dropbox/Skole/Master/Data/Model_3.ods'#$plain_ln.N66]; ['file:///home/runejen/Dropbox/Skole/Master/Data/Model_4.ods'#$plain_ln.N66]; ['file:///home/runejen/Dropbox/Skole/Master/Data/Model_5.ods'#$plain_ln.N66])" office:value-type="float" office:value="93.512" calcext:value-type="float">
            <text:p>93.51</text:p>
          </table:table-cell>
          <table:table-cell table:formula="of:=AVERAGE(['file:///home/runejen/Dropbox/Skole/Master/Data/Model_1.ods'#$plain_ln.O66]; ['file:///home/runejen/Dropbox/Skole/Master/Data/Model_2.ods'#$plain_ln.O66]; ['file:///home/runejen/Dropbox/Skole/Master/Data/Model_3.ods'#$plain_ln.O66]; ['file:///home/runejen/Dropbox/Skole/Master/Data/Model_4.ods'#$plain_ln.O66]; ['file:///home/runejen/Dropbox/Skole/Master/Data/Model_5.ods'#$plain_ln.O66])" office:value-type="float" office:value="92.924" calcext:value-type="float">
            <text:p>92.92</text:p>
          </table:table-cell>
          <table:table-cell table:formula="of:=AVERAGE(['file:///home/runejen/Dropbox/Skole/Master/Data/Model_1.ods'#$plain_ln.P66]; ['file:///home/runejen/Dropbox/Skole/Master/Data/Model_2.ods'#$plain_ln.P66]; ['file:///home/runejen/Dropbox/Skole/Master/Data/Model_3.ods'#$plain_ln.P66]; ['file:///home/runejen/Dropbox/Skole/Master/Data/Model_4.ods'#$plain_ln.P66]; ['file:///home/runejen/Dropbox/Skole/Master/Data/Model_5.ods'#$plain_ln.P66])" office:value-type="float" office:value="94.21" calcext:value-type="float">
            <text:p>94.21</text:p>
          </table:table-cell>
        </table:table-row>
        <table:table-row table:style-name="ro1">
          <table:table-cell table:style-name="ce3" office:value-type="float" office:value="0.9" calcext:value-type="float">
            <text:p>0.9</text:p>
          </table:table-cell>
          <table:table-cell table:formula="of:=AVERAGE(['file:///home/runejen/Dropbox/Skole/Master/Data/Model_1.ods'#$plain_ln.F67]; ['file:///home/runejen/Dropbox/Skole/Master/Data/Model_2.ods'#$plain_ln.F67]; ['file:///home/runejen/Dropbox/Skole/Master/Data/Model_3.ods'#$plain_ln.F67]; ['file:///home/runejen/Dropbox/Skole/Master/Data/Model_4.ods'#$plain_ln.F67]; ['file:///home/runejen/Dropbox/Skole/Master/Data/Model_5.ods'#$plain_ln.F67])" office:value-type="percentage" office:value="0.287067683246927" calcext:value-type="percentage">
            <text:p>28.71%</text:p>
          </table:table-cell>
          <table:table-cell table:formula="of:=AVERAGE(['file:///home/runejen/Dropbox/Skole/Master/Data/Model_1.ods'#$plain_ln.G67]; ['file:///home/runejen/Dropbox/Skole/Master/Data/Model_2.ods'#$plain_ln.G67]; ['file:///home/runejen/Dropbox/Skole/Master/Data/Model_3.ods'#$plain_ln.G67]; ['file:///home/runejen/Dropbox/Skole/Master/Data/Model_4.ods'#$plain_ln.G67]; ['file:///home/runejen/Dropbox/Skole/Master/Data/Model_5.ods'#$plain_ln.G67])" office:value-type="float" office:value="32.076" calcext:value-type="float">
            <text:p>32.08</text:p>
          </table:table-cell>
          <table:table-cell table:formula="of:=AVERAGE(['file:///home/runejen/Dropbox/Skole/Master/Data/Model_1.ods'#$plain_ln.H67]; ['file:///home/runejen/Dropbox/Skole/Master/Data/Model_2.ods'#$plain_ln.H67]; ['file:///home/runejen/Dropbox/Skole/Master/Data/Model_3.ods'#$plain_ln.H67]; ['file:///home/runejen/Dropbox/Skole/Master/Data/Model_4.ods'#$plain_ln.H67]; ['file:///home/runejen/Dropbox/Skole/Master/Data/Model_5.ods'#$plain_ln.H67])" office:value-type="float" office:value="28.706" calcext:value-type="float">
            <text:p>28.71</text:p>
          </table:table-cell>
          <table:table-cell table:formula="of:=AVERAGE(['file:///home/runejen/Dropbox/Skole/Master/Data/Model_1.ods'#$plain_ln.I67]; ['file:///home/runejen/Dropbox/Skole/Master/Data/Model_2.ods'#$plain_ln.I67]; ['file:///home/runejen/Dropbox/Skole/Master/Data/Model_3.ods'#$plain_ln.I67]; ['file:///home/runejen/Dropbox/Skole/Master/Data/Model_4.ods'#$plain_ln.I67]; ['file:///home/runejen/Dropbox/Skole/Master/Data/Model_5.ods'#$plain_ln.I67])" office:value-type="float" office:value="29.658" calcext:value-type="float">
            <text:p>29.66</text:p>
          </table:table-cell>
          <table:table-cell table:formula="of:=AVERAGE(['file:///home/runejen/Dropbox/Skole/Master/Data/Model_1.ods'#$plain_ln.J67]; ['file:///home/runejen/Dropbox/Skole/Master/Data/Model_2.ods'#$plain_ln.J67]; ['file:///home/runejen/Dropbox/Skole/Master/Data/Model_3.ods'#$plain_ln.J67]; ['file:///home/runejen/Dropbox/Skole/Master/Data/Model_4.ods'#$plain_ln.J67]; ['file:///home/runejen/Dropbox/Skole/Master/Data/Model_5.ods'#$plain_ln.J67])" office:value-type="percentage" office:value="0.979667599784993" calcext:value-type="percentage">
            <text:p>97.97%</text:p>
          </table:table-cell>
          <table:table-cell table:formula="of:=AVERAGE(['file:///home/runejen/Dropbox/Skole/Master/Data/Model_1.ods'#$plain_ln.K67]; ['file:///home/runejen/Dropbox/Skole/Master/Data/Model_2.ods'#$plain_ln.K67]; ['file:///home/runejen/Dropbox/Skole/Master/Data/Model_3.ods'#$plain_ln.K67]; ['file:///home/runejen/Dropbox/Skole/Master/Data/Model_4.ods'#$plain_ln.K67]; ['file:///home/runejen/Dropbox/Skole/Master/Data/Model_5.ods'#$plain_ln.K67])" office:value-type="float" office:value="96.214" calcext:value-type="float">
            <text:p>96.21</text:p>
          </table:table-cell>
          <table:table-cell table:formula="of:=AVERAGE(['file:///home/runejen/Dropbox/Skole/Master/Data/Model_1.ods'#$plain_ln.L67]; ['file:///home/runejen/Dropbox/Skole/Master/Data/Model_2.ods'#$plain_ln.L67]; ['file:///home/runejen/Dropbox/Skole/Master/Data/Model_3.ods'#$plain_ln.L67]; ['file:///home/runejen/Dropbox/Skole/Master/Data/Model_4.ods'#$plain_ln.L67]; ['file:///home/runejen/Dropbox/Skole/Master/Data/Model_5.ods'#$plain_ln.L67])" office:value-type="float" office:value="97.968" calcext:value-type="float">
            <text:p>97.97</text:p>
          </table:table-cell>
          <table:table-cell table:formula="of:=AVERAGE(['file:///home/runejen/Dropbox/Skole/Master/Data/Model_1.ods'#$plain_ln.M67]; ['file:///home/runejen/Dropbox/Skole/Master/Data/Model_2.ods'#$plain_ln.M67]; ['file:///home/runejen/Dropbox/Skole/Master/Data/Model_3.ods'#$plain_ln.M67]; ['file:///home/runejen/Dropbox/Skole/Master/Data/Model_4.ods'#$plain_ln.M67]; ['file:///home/runejen/Dropbox/Skole/Master/Data/Model_5.ods'#$plain_ln.M67])" office:value-type="float" office:value="97.07" calcext:value-type="float">
            <text:p>97.07</text:p>
          </table:table-cell>
          <table:table-cell table:formula="of:=AVERAGE(['file:///home/runejen/Dropbox/Skole/Master/Data/Model_1.ods'#$plain_ln.N67]; ['file:///home/runejen/Dropbox/Skole/Master/Data/Model_2.ods'#$plain_ln.N67]; ['file:///home/runejen/Dropbox/Skole/Master/Data/Model_3.ods'#$plain_ln.N67]; ['file:///home/runejen/Dropbox/Skole/Master/Data/Model_4.ods'#$plain_ln.N67]; ['file:///home/runejen/Dropbox/Skole/Master/Data/Model_5.ods'#$plain_ln.N67])" office:value-type="float" office:value="93.606" calcext:value-type="float">
            <text:p>93.61</text:p>
          </table:table-cell>
          <table:table-cell table:formula="of:=AVERAGE(['file:///home/runejen/Dropbox/Skole/Master/Data/Model_1.ods'#$plain_ln.O67]; ['file:///home/runejen/Dropbox/Skole/Master/Data/Model_2.ods'#$plain_ln.O67]; ['file:///home/runejen/Dropbox/Skole/Master/Data/Model_3.ods'#$plain_ln.O67]; ['file:///home/runejen/Dropbox/Skole/Master/Data/Model_4.ods'#$plain_ln.O67]; ['file:///home/runejen/Dropbox/Skole/Master/Data/Model_5.ods'#$plain_ln.O67])" office:value-type="float" office:value="92.93" calcext:value-type="float">
            <text:p>92.93</text:p>
          </table:table-cell>
          <table:table-cell table:formula="of:=AVERAGE(['file:///home/runejen/Dropbox/Skole/Master/Data/Model_1.ods'#$plain_ln.P67]; ['file:///home/runejen/Dropbox/Skole/Master/Data/Model_2.ods'#$plain_ln.P67]; ['file:///home/runejen/Dropbox/Skole/Master/Data/Model_3.ods'#$plain_ln.P67]; ['file:///home/runejen/Dropbox/Skole/Master/Data/Model_4.ods'#$plain_ln.P67]; ['file:///home/runejen/Dropbox/Skole/Master/Data/Model_5.ods'#$plain_ln.P67])" office:value-type="float" office:value="94.4" calcext:value-type="float">
            <text:p>94.40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Pos %</text:p>
          </table:table-cell>
          <table:table-cell office:value-type="string" calcext:value-type="string">
            <text:p>Pos prec</text:p>
          </table:table-cell>
          <table:table-cell office:value-type="string" calcext:value-type="string">
            <text:p>Pos recall</text:p>
          </table:table-cell>
          <table:table-cell office:value-type="string" calcext:value-type="string">
            <text:p>Pos F1</text:p>
          </table:table-cell>
          <table:table-cell office:value-type="string" calcext:value-type="string">
            <text:p>Neg %</text:p>
          </table:table-cell>
          <table:table-cell office:value-type="string" calcext:value-type="string">
            <text:p>Neg prec</text:p>
          </table:table-cell>
          <table:table-cell office:value-type="string" calcext:value-type="string">
            <text:p>Neg recall</text:p>
          </table:table-cell>
          <table:table-cell office:value-type="string" calcext:value-type="string">
            <text:p>Neg F1</text:p>
          </table:table-cell>
          <table:table-cell office:value-type="string" calcext:value-type="string">
            <text:p>Baseline F1</text:p>
          </table:table-cell>
          <table:table-cell office:value-type="string" calcext:value-type="string">
            <text:p>Baseline Precision</text:p>
          </table:table-cell>
          <table:table-cell office:value-type="string" calcext:value-type="string">
            <text:p>Baseline Recall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 table:formula="of:=AVERAGE(['file:///home/runejen/Dropbox/Skole/Master/Data/Model_1.ods'#$plain_nn.F$15]; ['file:///home/runejen/Dropbox/Skole/Master/Data/Model_2.ods'#$plain_nn.F$15]; ['file:///home/runejen/Dropbox/Skole/Master/Data/Model_3.ods'#$plain_nn.F$15]; ['file:///home/runejen/Dropbox/Skole/Master/Data/Model_4.ods'#$plain_nn.F$15]; ['file:///home/runejen/Dropbox/Skole/Master/Data/Model_5.ods'#$plain_nn.F$15])" office:value-type="percentage" office:value="0.281001519338298" calcext:value-type="percentage">
            <text:p>28.10%</text:p>
          </table:table-cell>
          <table:table-cell table:formula="of:=AVERAGE(['file:///home/runejen/Dropbox/Skole/Master/Data/Model_1.ods'#$plain_nn.G$15]; ['file:///home/runejen/Dropbox/Skole/Master/Data/Model_2.ods'#$plain_nn.G$15]; ['file:///home/runejen/Dropbox/Skole/Master/Data/Model_3.ods'#$plain_nn.G$15]; ['file:///home/runejen/Dropbox/Skole/Master/Data/Model_4.ods'#$plain_nn.G$15]; ['file:///home/runejen/Dropbox/Skole/Master/Data/Model_5.ods'#$plain_nn.G$15])" office:value-type="float" office:value="26.69" calcext:value-type="float">
            <text:p>26.69</text:p>
          </table:table-cell>
          <table:table-cell table:formula="of:=AVERAGE(['file:///home/runejen/Dropbox/Skole/Master/Data/Model_1.ods'#$plain_nn.H$15]; ['file:///home/runejen/Dropbox/Skole/Master/Data/Model_2.ods'#$plain_nn.H$15]; ['file:///home/runejen/Dropbox/Skole/Master/Data/Model_3.ods'#$plain_nn.H$15]; ['file:///home/runejen/Dropbox/Skole/Master/Data/Model_4.ods'#$plain_nn.H$15]; ['file:///home/runejen/Dropbox/Skole/Master/Data/Model_5.ods'#$plain_nn.H$15])" office:value-type="float" office:value="28.098" calcext:value-type="float">
            <text:p>28.10</text:p>
          </table:table-cell>
          <table:table-cell table:formula="of:=AVERAGE(['file:///home/runejen/Dropbox/Skole/Master/Data/Model_1.ods'#$plain_nn.I$15]; ['file:///home/runejen/Dropbox/Skole/Master/Data/Model_2.ods'#$plain_nn.I$15]; ['file:///home/runejen/Dropbox/Skole/Master/Data/Model_3.ods'#$plain_nn.I$15]; ['file:///home/runejen/Dropbox/Skole/Master/Data/Model_4.ods'#$plain_nn.I$15]; ['file:///home/runejen/Dropbox/Skole/Master/Data/Model_5.ods'#$plain_nn.I$15])" office:value-type="float" office:value="26.46" calcext:value-type="float">
            <text:p>26.46</text:p>
          </table:table-cell>
          <table:table-cell table:formula="of:=AVERAGE(['file:///home/runejen/Dropbox/Skole/Master/Data/Model_1.ods'#$plain_nn.J$15]; ['file:///home/runejen/Dropbox/Skole/Master/Data/Model_2.ods'#$plain_nn.J$15]; ['file:///home/runejen/Dropbox/Skole/Master/Data/Model_3.ods'#$plain_nn.J$15]; ['file:///home/runejen/Dropbox/Skole/Master/Data/Model_4.ods'#$plain_nn.J$15]; ['file:///home/runejen/Dropbox/Skole/Master/Data/Model_5.ods'#$plain_nn.J$15])" office:value-type="percentage" office:value="0.968215181630523" calcext:value-type="percentage">
            <text:p>96.82%</text:p>
          </table:table-cell>
          <table:table-cell table:formula="of:=AVERAGE(['file:///home/runejen/Dropbox/Skole/Master/Data/Model_1.ods'#$plain_nn.K$15]; ['file:///home/runejen/Dropbox/Skole/Master/Data/Model_2.ods'#$plain_nn.K$15]; ['file:///home/runejen/Dropbox/Skole/Master/Data/Model_3.ods'#$plain_nn.K$15]; ['file:///home/runejen/Dropbox/Skole/Master/Data/Model_4.ods'#$plain_nn.K$15]; ['file:///home/runejen/Dropbox/Skole/Master/Data/Model_5.ods'#$plain_nn.K$15])" office:value-type="float" office:value="96.084" calcext:value-type="float">
            <text:p>96.08</text:p>
          </table:table-cell>
          <table:table-cell table:formula="of:=AVERAGE(['file:///home/runejen/Dropbox/Skole/Master/Data/Model_1.ods'#$plain_nn.L$15]; ['file:///home/runejen/Dropbox/Skole/Master/Data/Model_2.ods'#$plain_nn.L$15]; ['file:///home/runejen/Dropbox/Skole/Master/Data/Model_3.ods'#$plain_nn.L$15]; ['file:///home/runejen/Dropbox/Skole/Master/Data/Model_4.ods'#$plain_nn.L$15]; ['file:///home/runejen/Dropbox/Skole/Master/Data/Model_5.ods'#$plain_nn.L$15])" office:value-type="float" office:value="96.822" calcext:value-type="float">
            <text:p>96.82</text:p>
          </table:table-cell>
          <table:table-cell table:formula="of:=AVERAGE(['file:///home/runejen/Dropbox/Skole/Master/Data/Model_1.ods'#$plain_nn.M$15]; ['file:///home/runejen/Dropbox/Skole/Master/Data/Model_2.ods'#$plain_nn.M$15]; ['file:///home/runejen/Dropbox/Skole/Master/Data/Model_3.ods'#$plain_nn.M$15]; ['file:///home/runejen/Dropbox/Skole/Master/Data/Model_4.ods'#$plain_nn.M$15]; ['file:///home/runejen/Dropbox/Skole/Master/Data/Model_5.ods'#$plain_nn.M$15])" office:value-type="float" office:value="96.432" calcext:value-type="float">
            <text:p>96.43</text:p>
          </table:table-cell>
          <table:table-cell table:formula="of:=AVERAGE(['file:///home/runejen/Dropbox/Skole/Master/Data/Model_1.ods'#$plain_nn.N$15]; ['file:///home/runejen/Dropbox/Skole/Master/Data/Model_2.ods'#$plain_nn.N$15]; ['file:///home/runejen/Dropbox/Skole/Master/Data/Model_3.ods'#$plain_nn.N$15]; ['file:///home/runejen/Dropbox/Skole/Master/Data/Model_4.ods'#$plain_nn.N$15]; ['file:///home/runejen/Dropbox/Skole/Master/Data/Model_5.ods'#$plain_nn.N$15])" office:value-type="float" office:value="92.804" calcext:value-type="float">
            <text:p>92.80</text:p>
          </table:table-cell>
          <table:table-cell table:formula="of:=AVERAGE(['file:///home/runejen/Dropbox/Skole/Master/Data/Model_1.ods'#$plain_nn.O$15]; ['file:///home/runejen/Dropbox/Skole/Master/Data/Model_2.ods'#$plain_nn.O$15]; ['file:///home/runejen/Dropbox/Skole/Master/Data/Model_3.ods'#$plain_nn.O$15]; ['file:///home/runejen/Dropbox/Skole/Master/Data/Model_4.ods'#$plain_nn.O$15]; ['file:///home/runejen/Dropbox/Skole/Master/Data/Model_5.ods'#$plain_nn.O$15])" office:value-type="float" office:value="92.508" calcext:value-type="float">
            <text:p>92.51</text:p>
          </table:table-cell>
          <table:table-cell table:formula="of:=AVERAGE(['file:///home/runejen/Dropbox/Skole/Master/Data/Model_1.ods'#$plain_nn.P$15]; ['file:///home/runejen/Dropbox/Skole/Master/Data/Model_2.ods'#$plain_nn.P$15]; ['file:///home/runejen/Dropbox/Skole/Master/Data/Model_3.ods'#$plain_nn.P$15]; ['file:///home/runejen/Dropbox/Skole/Master/Data/Model_4.ods'#$plain_nn.P$15]; ['file:///home/runejen/Dropbox/Skole/Master/Data/Model_5.ods'#$plain_nn.P$15])" office:value-type="float" office:value="93.23" calcext:value-type="float">
            <text:p>93.23</text:p>
          </table:table-cell>
        </table:table-row>
        <table:table-row table:style-name="ro1">
          <table:table-cell office:value-type="string" calcext:value-type="string">
            <text:p>200k</text:p>
          </table:table-cell>
          <table:table-cell table:formula="of:=AVERAGE(['file:///home/runejen/Dropbox/Skole/Master/Data/Model_1.ods'#$plain_nn.F$28]; ['file:///home/runejen/Dropbox/Skole/Master/Data/Model_2.ods'#$plain_nn.F$28]; ['file:///home/runejen/Dropbox/Skole/Master/Data/Model_3.ods'#$plain_nn.F$28]; ['file:///home/runejen/Dropbox/Skole/Master/Data/Model_4.ods'#$plain_nn.F$28]; ['file:///home/runejen/Dropbox/Skole/Master/Data/Model_5.ods'#$plain_nn.F$28])" office:value-type="percentage" office:value="0.292182952956649" calcext:value-type="percentage">
            <text:p>29.22%</text:p>
          </table:table-cell>
          <table:table-cell table:formula="of:=AVERAGE(['file:///home/runejen/Dropbox/Skole/Master/Data/Model_1.ods'#$plain_nn.G$28]; ['file:///home/runejen/Dropbox/Skole/Master/Data/Model_2.ods'#$plain_nn.G$28]; ['file:///home/runejen/Dropbox/Skole/Master/Data/Model_3.ods'#$plain_nn.G$28]; ['file:///home/runejen/Dropbox/Skole/Master/Data/Model_4.ods'#$plain_nn.G$28]; ['file:///home/runejen/Dropbox/Skole/Master/Data/Model_5.ods'#$plain_nn.G$28])" office:value-type="float" office:value="32.892" calcext:value-type="float">
            <text:p>32.89</text:p>
          </table:table-cell>
          <table:table-cell table:formula="of:=AVERAGE(['file:///home/runejen/Dropbox/Skole/Master/Data/Model_1.ods'#$plain_nn.H$28]; ['file:///home/runejen/Dropbox/Skole/Master/Data/Model_2.ods'#$plain_nn.H$28]; ['file:///home/runejen/Dropbox/Skole/Master/Data/Model_3.ods'#$plain_nn.H$28]; ['file:///home/runejen/Dropbox/Skole/Master/Data/Model_4.ods'#$plain_nn.H$28]; ['file:///home/runejen/Dropbox/Skole/Master/Data/Model_5.ods'#$plain_nn.H$28])" office:value-type="float" office:value="29.218" calcext:value-type="float">
            <text:p>29.22</text:p>
          </table:table-cell>
          <table:table-cell table:formula="of:=AVERAGE(['file:///home/runejen/Dropbox/Skole/Master/Data/Model_1.ods'#$plain_nn.I$28]; ['file:///home/runejen/Dropbox/Skole/Master/Data/Model_2.ods'#$plain_nn.I$28]; ['file:///home/runejen/Dropbox/Skole/Master/Data/Model_3.ods'#$plain_nn.I$28]; ['file:///home/runejen/Dropbox/Skole/Master/Data/Model_4.ods'#$plain_nn.I$28]; ['file:///home/runejen/Dropbox/Skole/Master/Data/Model_5.ods'#$plain_nn.I$28])" office:value-type="float" office:value="30.142" calcext:value-type="float">
            <text:p>30.14</text:p>
          </table:table-cell>
          <table:table-cell table:formula="of:=AVERAGE(['file:///home/runejen/Dropbox/Skole/Master/Data/Model_1.ods'#$plain_nn.J$28]; ['file:///home/runejen/Dropbox/Skole/Master/Data/Model_2.ods'#$plain_nn.J$28]; ['file:///home/runejen/Dropbox/Skole/Master/Data/Model_3.ods'#$plain_nn.J$28]; ['file:///home/runejen/Dropbox/Skole/Master/Data/Model_4.ods'#$plain_nn.J$28]; ['file:///home/runejen/Dropbox/Skole/Master/Data/Model_5.ods'#$plain_nn.J$28])" office:value-type="percentage" office:value="0.981910469488721" calcext:value-type="percentage">
            <text:p>98.19%</text:p>
          </table:table-cell>
          <table:table-cell table:formula="of:=AVERAGE(['file:///home/runejen/Dropbox/Skole/Master/Data/Model_1.ods'#$plain_nn.K$28]; ['file:///home/runejen/Dropbox/Skole/Master/Data/Model_2.ods'#$plain_nn.K$28]; ['file:///home/runejen/Dropbox/Skole/Master/Data/Model_3.ods'#$plain_nn.K$28]; ['file:///home/runejen/Dropbox/Skole/Master/Data/Model_4.ods'#$plain_nn.K$28]; ['file:///home/runejen/Dropbox/Skole/Master/Data/Model_5.ods'#$plain_nn.K$28])" office:value-type="float" office:value="96.276" calcext:value-type="float">
            <text:p>96.28</text:p>
          </table:table-cell>
          <table:table-cell table:formula="of:=AVERAGE(['file:///home/runejen/Dropbox/Skole/Master/Data/Model_1.ods'#$plain_nn.L$28]; ['file:///home/runejen/Dropbox/Skole/Master/Data/Model_2.ods'#$plain_nn.L$28]; ['file:///home/runejen/Dropbox/Skole/Master/Data/Model_3.ods'#$plain_nn.L$28]; ['file:///home/runejen/Dropbox/Skole/Master/Data/Model_4.ods'#$plain_nn.L$28]; ['file:///home/runejen/Dropbox/Skole/Master/Data/Model_5.ods'#$plain_nn.L$28])" office:value-type="float" office:value="98.192" calcext:value-type="float">
            <text:p>98.19</text:p>
          </table:table-cell>
          <table:table-cell table:formula="of:=AVERAGE(['file:///home/runejen/Dropbox/Skole/Master/Data/Model_1.ods'#$plain_nn.M$28]; ['file:///home/runejen/Dropbox/Skole/Master/Data/Model_2.ods'#$plain_nn.M$28]; ['file:///home/runejen/Dropbox/Skole/Master/Data/Model_3.ods'#$plain_nn.M$28]; ['file:///home/runejen/Dropbox/Skole/Master/Data/Model_4.ods'#$plain_nn.M$28]; ['file:///home/runejen/Dropbox/Skole/Master/Data/Model_5.ods'#$plain_nn.M$28])" office:value-type="float" office:value="97.208" calcext:value-type="float">
            <text:p>97.21</text:p>
          </table:table-cell>
          <table:table-cell table:formula="of:=AVERAGE(['file:///home/runejen/Dropbox/Skole/Master/Data/Model_1.ods'#$plain_nn.N$28]; ['file:///home/runejen/Dropbox/Skole/Master/Data/Model_2.ods'#$plain_nn.N$28]; ['file:///home/runejen/Dropbox/Skole/Master/Data/Model_3.ods'#$plain_nn.N$28]; ['file:///home/runejen/Dropbox/Skole/Master/Data/Model_4.ods'#$plain_nn.N$28]; ['file:///home/runejen/Dropbox/Skole/Master/Data/Model_5.ods'#$plain_nn.N$28])" office:value-type="float" office:value="93.784" calcext:value-type="float">
            <text:p>93.78</text:p>
          </table:table-cell>
          <table:table-cell table:formula="of:=AVERAGE(['file:///home/runejen/Dropbox/Skole/Master/Data/Model_1.ods'#$plain_nn.O$28]; ['file:///home/runejen/Dropbox/Skole/Master/Data/Model_2.ods'#$plain_nn.O$28]; ['file:///home/runejen/Dropbox/Skole/Master/Data/Model_3.ods'#$plain_nn.O$28]; ['file:///home/runejen/Dropbox/Skole/Master/Data/Model_4.ods'#$plain_nn.O$28]; ['file:///home/runejen/Dropbox/Skole/Master/Data/Model_5.ods'#$plain_nn.O$28])" office:value-type="float" office:value="93.056" calcext:value-type="float">
            <text:p>93.06</text:p>
          </table:table-cell>
          <table:table-cell table:formula="of:=AVERAGE(['file:///home/runejen/Dropbox/Skole/Master/Data/Model_1.ods'#$plain_nn.P$28]; ['file:///home/runejen/Dropbox/Skole/Master/Data/Model_2.ods'#$plain_nn.P$28]; ['file:///home/runejen/Dropbox/Skole/Master/Data/Model_3.ods'#$plain_nn.P$28]; ['file:///home/runejen/Dropbox/Skole/Master/Data/Model_4.ods'#$plain_nn.P$28]; ['file:///home/runejen/Dropbox/Skole/Master/Data/Model_5.ods'#$plain_nn.P$28])" office:value-type="float" office:value="94.66" calcext:value-type="float">
            <text:p>94.66</text:p>
          </table:table-cell>
        </table:table-row>
        <table:table-row table:style-name="ro1">
          <table:table-cell office:value-type="string" calcext:value-type="string">
            <text:p>300k</text:p>
          </table:table-cell>
          <table:table-cell table:formula="of:=AVERAGE(['file:///home/runejen/Dropbox/Skole/Master/Data/Model_1.ods'#$plain_nn.F$41]; ['file:///home/runejen/Dropbox/Skole/Master/Data/Model_2.ods'#$plain_nn.F$41]; ['file:///home/runejen/Dropbox/Skole/Master/Data/Model_3.ods'#$plain_nn.F$41]; ['file:///home/runejen/Dropbox/Skole/Master/Data/Model_4.ods'#$plain_nn.F$41]; ['file:///home/runejen/Dropbox/Skole/Master/Data/Model_5.ods'#$plain_nn.F$41])" office:value-type="percentage" office:value="0.284944721627013" calcext:value-type="percentage">
            <text:p>28.49%</text:p>
          </table:table-cell>
          <table:table-cell table:formula="of:=AVERAGE(['file:///home/runejen/Dropbox/Skole/Master/Data/Model_1.ods'#$plain_nn.G$41]; ['file:///home/runejen/Dropbox/Skole/Master/Data/Model_2.ods'#$plain_nn.G$41]; ['file:///home/runejen/Dropbox/Skole/Master/Data/Model_3.ods'#$plain_nn.G$41]; ['file:///home/runejen/Dropbox/Skole/Master/Data/Model_4.ods'#$plain_nn.G$41]; ['file:///home/runejen/Dropbox/Skole/Master/Data/Model_5.ods'#$plain_nn.G$41])" office:value-type="float" office:value="33.274" calcext:value-type="float">
            <text:p>33.27</text:p>
          </table:table-cell>
          <table:table-cell table:formula="of:=AVERAGE(['file:///home/runejen/Dropbox/Skole/Master/Data/Model_1.ods'#$plain_nn.H$41]; ['file:///home/runejen/Dropbox/Skole/Master/Data/Model_2.ods'#$plain_nn.H$41]; ['file:///home/runejen/Dropbox/Skole/Master/Data/Model_3.ods'#$plain_nn.H$41]; ['file:///home/runejen/Dropbox/Skole/Master/Data/Model_4.ods'#$plain_nn.H$41]; ['file:///home/runejen/Dropbox/Skole/Master/Data/Model_5.ods'#$plain_nn.H$41])" office:value-type="float" office:value="28.492" calcext:value-type="float">
            <text:p>28.49</text:p>
          </table:table-cell>
          <table:table-cell table:formula="of:=AVERAGE(['file:///home/runejen/Dropbox/Skole/Master/Data/Model_1.ods'#$plain_nn.I$41]; ['file:///home/runejen/Dropbox/Skole/Master/Data/Model_2.ods'#$plain_nn.I$41]; ['file:///home/runejen/Dropbox/Skole/Master/Data/Model_3.ods'#$plain_nn.I$41]; ['file:///home/runejen/Dropbox/Skole/Master/Data/Model_4.ods'#$plain_nn.I$41]; ['file:///home/runejen/Dropbox/Skole/Master/Data/Model_5.ods'#$plain_nn.I$41])" office:value-type="float" office:value="29.838" calcext:value-type="float">
            <text:p>29.84</text:p>
          </table:table-cell>
          <table:table-cell table:formula="of:=AVERAGE(['file:///home/runejen/Dropbox/Skole/Master/Data/Model_1.ods'#$plain_nn.J$41]; ['file:///home/runejen/Dropbox/Skole/Master/Data/Model_2.ods'#$plain_nn.J$41]; ['file:///home/runejen/Dropbox/Skole/Master/Data/Model_3.ods'#$plain_nn.J$41]; ['file:///home/runejen/Dropbox/Skole/Master/Data/Model_4.ods'#$plain_nn.J$41]; ['file:///home/runejen/Dropbox/Skole/Master/Data/Model_5.ods'#$plain_nn.J$41])" office:value-type="percentage" office:value="0.982046838486159" calcext:value-type="percentage">
            <text:p>98.20%</text:p>
          </table:table-cell>
          <table:table-cell table:formula="of:=AVERAGE(['file:///home/runejen/Dropbox/Skole/Master/Data/Model_1.ods'#$plain_nn.K$41]; ['file:///home/runejen/Dropbox/Skole/Master/Data/Model_2.ods'#$plain_nn.K$41]; ['file:///home/runejen/Dropbox/Skole/Master/Data/Model_3.ods'#$plain_nn.K$41]; ['file:///home/runejen/Dropbox/Skole/Master/Data/Model_4.ods'#$plain_nn.K$41]; ['file:///home/runejen/Dropbox/Skole/Master/Data/Model_5.ods'#$plain_nn.K$41])" office:value-type="float" office:value="96.262" calcext:value-type="float">
            <text:p>96.26</text:p>
          </table:table-cell>
          <table:table-cell table:formula="of:=AVERAGE(['file:///home/runejen/Dropbox/Skole/Master/Data/Model_1.ods'#$plain_nn.L$41]; ['file:///home/runejen/Dropbox/Skole/Master/Data/Model_2.ods'#$plain_nn.L$41]; ['file:///home/runejen/Dropbox/Skole/Master/Data/Model_3.ods'#$plain_nn.L$41]; ['file:///home/runejen/Dropbox/Skole/Master/Data/Model_4.ods'#$plain_nn.L$41]; ['file:///home/runejen/Dropbox/Skole/Master/Data/Model_5.ods'#$plain_nn.L$41])" office:value-type="float" office:value="98.206" calcext:value-type="float">
            <text:p>98.21</text:p>
          </table:table-cell>
          <table:table-cell table:formula="of:=AVERAGE(['file:///home/runejen/Dropbox/Skole/Master/Data/Model_1.ods'#$plain_nn.M$41]; ['file:///home/runejen/Dropbox/Skole/Master/Data/Model_2.ods'#$plain_nn.M$41]; ['file:///home/runejen/Dropbox/Skole/Master/Data/Model_3.ods'#$plain_nn.M$41]; ['file:///home/runejen/Dropbox/Skole/Master/Data/Model_4.ods'#$plain_nn.M$41]; ['file:///home/runejen/Dropbox/Skole/Master/Data/Model_5.ods'#$plain_nn.M$41])" office:value-type="float" office:value="97.208" calcext:value-type="float">
            <text:p>97.21</text:p>
          </table:table-cell>
          <table:table-cell table:formula="of:=AVERAGE(['file:///home/runejen/Dropbox/Skole/Master/Data/Model_1.ods'#$plain_nn.N$41]; ['file:///home/runejen/Dropbox/Skole/Master/Data/Model_2.ods'#$plain_nn.N$41]; ['file:///home/runejen/Dropbox/Skole/Master/Data/Model_3.ods'#$plain_nn.N$41]; ['file:///home/runejen/Dropbox/Skole/Master/Data/Model_4.ods'#$plain_nn.N$41]; ['file:///home/runejen/Dropbox/Skole/Master/Data/Model_5.ods'#$plain_nn.N$41])" office:value-type="float" office:value="93.782" calcext:value-type="float">
            <text:p>93.78</text:p>
          </table:table-cell>
          <table:table-cell table:formula="of:=AVERAGE(['file:///home/runejen/Dropbox/Skole/Master/Data/Model_1.ods'#$plain_nn.O$41]; ['file:///home/runejen/Dropbox/Skole/Master/Data/Model_2.ods'#$plain_nn.O$41]; ['file:///home/runejen/Dropbox/Skole/Master/Data/Model_3.ods'#$plain_nn.O$41]; ['file:///home/runejen/Dropbox/Skole/Master/Data/Model_4.ods'#$plain_nn.O$41]; ['file:///home/runejen/Dropbox/Skole/Master/Data/Model_5.ods'#$plain_nn.O$41])" office:value-type="float" office:value="93.062" calcext:value-type="float">
            <text:p>93.06</text:p>
          </table:table-cell>
          <table:table-cell table:formula="of:=AVERAGE(['file:///home/runejen/Dropbox/Skole/Master/Data/Model_1.ods'#$plain_nn.P$41]; ['file:///home/runejen/Dropbox/Skole/Master/Data/Model_2.ods'#$plain_nn.P$41]; ['file:///home/runejen/Dropbox/Skole/Master/Data/Model_3.ods'#$plain_nn.P$41]; ['file:///home/runejen/Dropbox/Skole/Master/Data/Model_4.ods'#$plain_nn.P$41]; ['file:///home/runejen/Dropbox/Skole/Master/Data/Model_5.ods'#$plain_nn.P$41])" office:value-type="float" office:value="94.66" calcext:value-type="float">
            <text:p>94.66</text:p>
          </table:table-cell>
        </table:table-row>
        <table:table-row table:style-name="ro1">
          <table:table-cell office:value-type="string" calcext:value-type="string">
            <text:p>400k</text:p>
          </table:table-cell>
          <table:table-cell table:formula="of:=AVERAGE(['file:///home/runejen/Dropbox/Skole/Master/Data/Model_1.ods'#$plain_nn.F$54]; ['file:///home/runejen/Dropbox/Skole/Master/Data/Model_2.ods'#$plain_nn.F$54]; ['file:///home/runejen/Dropbox/Skole/Master/Data/Model_3.ods'#$plain_nn.F$54]; ['file:///home/runejen/Dropbox/Skole/Master/Data/Model_4.ods'#$plain_nn.F$54]; ['file:///home/runejen/Dropbox/Skole/Master/Data/Model_5.ods'#$plain_nn.F$54])" office:value-type="percentage" office:value="0.285778330668059" calcext:value-type="percentage">
            <text:p>28.58%</text:p>
          </table:table-cell>
          <table:table-cell table:formula="of:=AVERAGE(['file:///home/runejen/Dropbox/Skole/Master/Data/Model_1.ods'#$plain_nn.G$54]; ['file:///home/runejen/Dropbox/Skole/Master/Data/Model_2.ods'#$plain_nn.G$54]; ['file:///home/runejen/Dropbox/Skole/Master/Data/Model_3.ods'#$plain_nn.G$54]; ['file:///home/runejen/Dropbox/Skole/Master/Data/Model_4.ods'#$plain_nn.G$54]; ['file:///home/runejen/Dropbox/Skole/Master/Data/Model_5.ods'#$plain_nn.G$54])" office:value-type="float" office:value="33.024" calcext:value-type="float">
            <text:p>33.02</text:p>
          </table:table-cell>
          <table:table-cell table:formula="of:=AVERAGE(['file:///home/runejen/Dropbox/Skole/Master/Data/Model_1.ods'#$plain_nn.H$54]; ['file:///home/runejen/Dropbox/Skole/Master/Data/Model_2.ods'#$plain_nn.H$54]; ['file:///home/runejen/Dropbox/Skole/Master/Data/Model_3.ods'#$plain_nn.H$54]; ['file:///home/runejen/Dropbox/Skole/Master/Data/Model_4.ods'#$plain_nn.H$54]; ['file:///home/runejen/Dropbox/Skole/Master/Data/Model_5.ods'#$plain_nn.H$54])" office:value-type="float" office:value="28.576" calcext:value-type="float">
            <text:p>28.58</text:p>
          </table:table-cell>
          <table:table-cell table:formula="of:=AVERAGE(['file:///home/runejen/Dropbox/Skole/Master/Data/Model_1.ods'#$plain_nn.I$54]; ['file:///home/runejen/Dropbox/Skole/Master/Data/Model_2.ods'#$plain_nn.I$54]; ['file:///home/runejen/Dropbox/Skole/Master/Data/Model_3.ods'#$plain_nn.I$54]; ['file:///home/runejen/Dropbox/Skole/Master/Data/Model_4.ods'#$plain_nn.I$54]; ['file:///home/runejen/Dropbox/Skole/Master/Data/Model_5.ods'#$plain_nn.I$54])" office:value-type="float" office:value="29.75" calcext:value-type="float">
            <text:p>29.75</text:p>
          </table:table-cell>
          <table:table-cell table:formula="of:=AVERAGE(['file:///home/runejen/Dropbox/Skole/Master/Data/Model_1.ods'#$plain_nn.J$54]; ['file:///home/runejen/Dropbox/Skole/Master/Data/Model_2.ods'#$plain_nn.J$54]; ['file:///home/runejen/Dropbox/Skole/Master/Data/Model_3.ods'#$plain_nn.J$54]; ['file:///home/runejen/Dropbox/Skole/Master/Data/Model_4.ods'#$plain_nn.J$54]; ['file:///home/runejen/Dropbox/Skole/Master/Data/Model_5.ods'#$plain_nn.J$54])" office:value-type="percentage" office:value="0.981855494984383" calcext:value-type="percentage">
            <text:p>98.19%</text:p>
          </table:table-cell>
          <table:table-cell table:formula="of:=AVERAGE(['file:///home/runejen/Dropbox/Skole/Master/Data/Model_1.ods'#$plain_nn.K$54]; ['file:///home/runejen/Dropbox/Skole/Master/Data/Model_2.ods'#$plain_nn.K$54]; ['file:///home/runejen/Dropbox/Skole/Master/Data/Model_3.ods'#$plain_nn.K$54]; ['file:///home/runejen/Dropbox/Skole/Master/Data/Model_4.ods'#$plain_nn.K$54]; ['file:///home/runejen/Dropbox/Skole/Master/Data/Model_5.ods'#$plain_nn.K$54])" office:value-type="float" office:value="96.264" calcext:value-type="float">
            <text:p>96.26</text:p>
          </table:table-cell>
          <table:table-cell table:formula="of:=AVERAGE(['file:///home/runejen/Dropbox/Skole/Master/Data/Model_1.ods'#$plain_nn.L$54]; ['file:///home/runejen/Dropbox/Skole/Master/Data/Model_2.ods'#$plain_nn.L$54]; ['file:///home/runejen/Dropbox/Skole/Master/Data/Model_3.ods'#$plain_nn.L$54]; ['file:///home/runejen/Dropbox/Skole/Master/Data/Model_4.ods'#$plain_nn.L$54]; ['file:///home/runejen/Dropbox/Skole/Master/Data/Model_5.ods'#$plain_nn.L$54])" office:value-type="float" office:value="98.186" calcext:value-type="float">
            <text:p>98.19</text:p>
          </table:table-cell>
          <table:table-cell table:formula="of:=AVERAGE(['file:///home/runejen/Dropbox/Skole/Master/Data/Model_1.ods'#$plain_nn.M$54]; ['file:///home/runejen/Dropbox/Skole/Master/Data/Model_2.ods'#$plain_nn.M$54]; ['file:///home/runejen/Dropbox/Skole/Master/Data/Model_3.ods'#$plain_nn.M$54]; ['file:///home/runejen/Dropbox/Skole/Master/Data/Model_4.ods'#$plain_nn.M$54]; ['file:///home/runejen/Dropbox/Skole/Master/Data/Model_5.ods'#$plain_nn.M$54])" office:value-type="float" office:value="97.2" calcext:value-type="float">
            <text:p>97.20</text:p>
          </table:table-cell>
          <table:table-cell table:formula="of:=AVERAGE(['file:///home/runejen/Dropbox/Skole/Master/Data/Model_1.ods'#$plain_nn.N$54]; ['file:///home/runejen/Dropbox/Skole/Master/Data/Model_2.ods'#$plain_nn.N$54]; ['file:///home/runejen/Dropbox/Skole/Master/Data/Model_3.ods'#$plain_nn.N$54]; ['file:///home/runejen/Dropbox/Skole/Master/Data/Model_4.ods'#$plain_nn.N$54]; ['file:///home/runejen/Dropbox/Skole/Master/Data/Model_5.ods'#$plain_nn.N$54])" office:value-type="float" office:value="93.768" calcext:value-type="float">
            <text:p>93.77</text:p>
          </table:table-cell>
          <table:table-cell table:formula="of:=AVERAGE(['file:///home/runejen/Dropbox/Skole/Master/Data/Model_1.ods'#$plain_nn.O$54]; ['file:///home/runejen/Dropbox/Skole/Master/Data/Model_2.ods'#$plain_nn.O$54]; ['file:///home/runejen/Dropbox/Skole/Master/Data/Model_3.ods'#$plain_nn.O$54]; ['file:///home/runejen/Dropbox/Skole/Master/Data/Model_4.ods'#$plain_nn.O$54]; ['file:///home/runejen/Dropbox/Skole/Master/Data/Model_5.ods'#$plain_nn.O$54])" office:value-type="float" office:value="93.05" calcext:value-type="float">
            <text:p>93.05</text:p>
          </table:table-cell>
          <table:table-cell table:formula="of:=AVERAGE(['file:///home/runejen/Dropbox/Skole/Master/Data/Model_1.ods'#$plain_nn.P$54]; ['file:///home/runejen/Dropbox/Skole/Master/Data/Model_2.ods'#$plain_nn.P$54]; ['file:///home/runejen/Dropbox/Skole/Master/Data/Model_3.ods'#$plain_nn.P$54]; ['file:///home/runejen/Dropbox/Skole/Master/Data/Model_4.ods'#$plain_nn.P$54]; ['file:///home/runejen/Dropbox/Skole/Master/Data/Model_5.ods'#$plain_nn.P$54])" office:value-type="float" office:value="94.644" calcext:value-type="float">
            <text:p>94.64</text:p>
          </table:table-cell>
        </table:table-row>
        <table:table-row table:style-name="ro1">
          <table:table-cell office:value-type="string" calcext:value-type="string">
            <text:p>500k</text:p>
          </table:table-cell>
          <table:table-cell table:formula="of:=AVERAGE(['file:///home/runejen/Dropbox/Skole/Master/Data/Model_1.ods'#$plain_nn.F$67]; ['file:///home/runejen/Dropbox/Skole/Master/Data/Model_2.ods'#$plain_nn.F$67]; ['file:///home/runejen/Dropbox/Skole/Master/Data/Model_3.ods'#$plain_nn.F$67]; ['file:///home/runejen/Dropbox/Skole/Master/Data/Model_4.ods'#$plain_nn.F$67]; ['file:///home/runejen/Dropbox/Skole/Master/Data/Model_5.ods'#$plain_nn.F$67])" office:value-type="percentage" office:value="0.285455750022898" calcext:value-type="percentage">
            <text:p>28.55%</text:p>
          </table:table-cell>
          <table:table-cell table:formula="of:=AVERAGE(['file:///home/runejen/Dropbox/Skole/Master/Data/Model_1.ods'#$plain_nn.G$67]; ['file:///home/runejen/Dropbox/Skole/Master/Data/Model_2.ods'#$plain_nn.G$67]; ['file:///home/runejen/Dropbox/Skole/Master/Data/Model_3.ods'#$plain_nn.G$67]; ['file:///home/runejen/Dropbox/Skole/Master/Data/Model_4.ods'#$plain_nn.G$67]; ['file:///home/runejen/Dropbox/Skole/Master/Data/Model_5.ods'#$plain_nn.G$67])" office:value-type="float" office:value="32.996" calcext:value-type="float">
            <text:p>33.00</text:p>
          </table:table-cell>
          <table:table-cell table:formula="of:=AVERAGE(['file:///home/runejen/Dropbox/Skole/Master/Data/Model_1.ods'#$plain_nn.H$67]; ['file:///home/runejen/Dropbox/Skole/Master/Data/Model_2.ods'#$plain_nn.H$67]; ['file:///home/runejen/Dropbox/Skole/Master/Data/Model_3.ods'#$plain_nn.H$67]; ['file:///home/runejen/Dropbox/Skole/Master/Data/Model_4.ods'#$plain_nn.H$67]; ['file:///home/runejen/Dropbox/Skole/Master/Data/Model_5.ods'#$plain_nn.H$67])" office:value-type="float" office:value="28.544" calcext:value-type="float">
            <text:p>28.54</text:p>
          </table:table-cell>
          <table:table-cell table:formula="of:=AVERAGE(['file:///home/runejen/Dropbox/Skole/Master/Data/Model_1.ods'#$plain_nn.I$67]; ['file:///home/runejen/Dropbox/Skole/Master/Data/Model_2.ods'#$plain_nn.I$67]; ['file:///home/runejen/Dropbox/Skole/Master/Data/Model_3.ods'#$plain_nn.I$67]; ['file:///home/runejen/Dropbox/Skole/Master/Data/Model_4.ods'#$plain_nn.I$67]; ['file:///home/runejen/Dropbox/Skole/Master/Data/Model_5.ods'#$plain_nn.I$67])" office:value-type="float" office:value="29.736" calcext:value-type="float">
            <text:p>29.74</text:p>
          </table:table-cell>
          <table:table-cell table:formula="of:=AVERAGE(['file:///home/runejen/Dropbox/Skole/Master/Data/Model_1.ods'#$plain_nn.J$67]; ['file:///home/runejen/Dropbox/Skole/Master/Data/Model_2.ods'#$plain_nn.J$67]; ['file:///home/runejen/Dropbox/Skole/Master/Data/Model_3.ods'#$plain_nn.J$67]; ['file:///home/runejen/Dropbox/Skole/Master/Data/Model_4.ods'#$plain_nn.J$67]; ['file:///home/runejen/Dropbox/Skole/Master/Data/Model_5.ods'#$plain_nn.J$67])" office:value-type="percentage" office:value="0.981855684499413" calcext:value-type="percentage">
            <text:p>98.19%</text:p>
          </table:table-cell>
          <table:table-cell table:formula="of:=AVERAGE(['file:///home/runejen/Dropbox/Skole/Master/Data/Model_1.ods'#$plain_nn.K$67]; ['file:///home/runejen/Dropbox/Skole/Master/Data/Model_2.ods'#$plain_nn.K$67]; ['file:///home/runejen/Dropbox/Skole/Master/Data/Model_3.ods'#$plain_nn.K$67]; ['file:///home/runejen/Dropbox/Skole/Master/Data/Model_4.ods'#$plain_nn.K$67]; ['file:///home/runejen/Dropbox/Skole/Master/Data/Model_5.ods'#$plain_nn.K$67])" office:value-type="float" office:value="96.262" calcext:value-type="float">
            <text:p>96.26</text:p>
          </table:table-cell>
          <table:table-cell table:formula="of:=AVERAGE(['file:///home/runejen/Dropbox/Skole/Master/Data/Model_1.ods'#$plain_nn.L$67]; ['file:///home/runejen/Dropbox/Skole/Master/Data/Model_2.ods'#$plain_nn.L$67]; ['file:///home/runejen/Dropbox/Skole/Master/Data/Model_3.ods'#$plain_nn.L$67]; ['file:///home/runejen/Dropbox/Skole/Master/Data/Model_4.ods'#$plain_nn.L$67]; ['file:///home/runejen/Dropbox/Skole/Master/Data/Model_5.ods'#$plain_nn.L$67])" office:value-type="float" office:value="98.186" calcext:value-type="float">
            <text:p>98.19</text:p>
          </table:table-cell>
          <table:table-cell table:formula="of:=AVERAGE(['file:///home/runejen/Dropbox/Skole/Master/Data/Model_1.ods'#$plain_nn.M$67]; ['file:///home/runejen/Dropbox/Skole/Master/Data/Model_2.ods'#$plain_nn.M$67]; ['file:///home/runejen/Dropbox/Skole/Master/Data/Model_3.ods'#$plain_nn.M$67]; ['file:///home/runejen/Dropbox/Skole/Master/Data/Model_4.ods'#$plain_nn.M$67]; ['file:///home/runejen/Dropbox/Skole/Master/Data/Model_5.ods'#$plain_nn.M$67])" office:value-type="float" office:value="97.198" calcext:value-type="float">
            <text:p>97.20</text:p>
          </table:table-cell>
          <table:table-cell table:formula="of:=AVERAGE(['file:///home/runejen/Dropbox/Skole/Master/Data/Model_1.ods'#$plain_nn.N$67]; ['file:///home/runejen/Dropbox/Skole/Master/Data/Model_2.ods'#$plain_nn.N$67]; ['file:///home/runejen/Dropbox/Skole/Master/Data/Model_3.ods'#$plain_nn.N$67]; ['file:///home/runejen/Dropbox/Skole/Master/Data/Model_4.ods'#$plain_nn.N$67]; ['file:///home/runejen/Dropbox/Skole/Master/Data/Model_5.ods'#$plain_nn.N$67])" office:value-type="float" office:value="93.766" calcext:value-type="float">
            <text:p>93.77</text:p>
          </table:table-cell>
          <table:table-cell table:formula="of:=AVERAGE(['file:///home/runejen/Dropbox/Skole/Master/Data/Model_1.ods'#$plain_nn.O$67]; ['file:///home/runejen/Dropbox/Skole/Master/Data/Model_2.ods'#$plain_nn.O$67]; ['file:///home/runejen/Dropbox/Skole/Master/Data/Model_3.ods'#$plain_nn.O$67]; ['file:///home/runejen/Dropbox/Skole/Master/Data/Model_4.ods'#$plain_nn.O$67]; ['file:///home/runejen/Dropbox/Skole/Master/Data/Model_5.ods'#$plain_nn.O$67])" office:value-type="float" office:value="93.048" calcext:value-type="float">
            <text:p>93.05</text:p>
          </table:table-cell>
          <table:table-cell table:formula="of:=AVERAGE(['file:///home/runejen/Dropbox/Skole/Master/Data/Model_1.ods'#$plain_nn.P$67]; ['file:///home/runejen/Dropbox/Skole/Master/Data/Model_2.ods'#$plain_nn.P$67]; ['file:///home/runejen/Dropbox/Skole/Master/Data/Model_3.ods'#$plain_nn.P$67]; ['file:///home/runejen/Dropbox/Skole/Master/Data/Model_4.ods'#$plain_nn.P$67]; ['file:///home/runejen/Dropbox/Skole/Master/Data/Model_5.ods'#$plain_nn.P$67])" office:value-type="float" office:value="94.642" calcext:value-type="float">
            <text:p>94.64</text:p>
          </table:table-cell>
        </table:table-row>
        <table:table-row table:style-name="ro1">
          <table:table-cell office:value-type="string" calcext:value-type="string">
            <text:p>conf</text:p>
          </table:table-cell>
          <table:table-cell table:number-columns-repeated="11"/>
        </table:table-row>
        <table:table-row table:style-name="ro1">
          <table:table-cell table:style-name="ce3" office:value-type="float" office:value="0.1" calcext:value-type="float">
            <text:p>0.1</text:p>
          </table:table-cell>
          <table:table-cell table:formula="of:=AVERAGE(['file:///home/runejen/Dropbox/Skole/Master/Data/Model_1.ods'#$plain_nn.F59]; ['file:///home/runejen/Dropbox/Skole/Master/Data/Model_2.ods'#$plain_nn.F59]; ['file:///home/runejen/Dropbox/Skole/Master/Data/Model_3.ods'#$plain_nn.F59]; ['file:///home/runejen/Dropbox/Skole/Master/Data/Model_4.ods'#$plain_nn.F59]; ['file:///home/runejen/Dropbox/Skole/Master/Data/Model_5.ods'#$plain_nn.F59])" office:value-type="percentage" office:value="0.323847213353536" calcext:value-type="percentage">
            <text:p>32.38%</text:p>
          </table:table-cell>
          <table:table-cell table:formula="of:=AVERAGE(['file:///home/runejen/Dropbox/Skole/Master/Data/Model_1.ods'#$plain_nn.G59]; ['file:///home/runejen/Dropbox/Skole/Master/Data/Model_2.ods'#$plain_nn.G59]; ['file:///home/runejen/Dropbox/Skole/Master/Data/Model_3.ods'#$plain_nn.G59]; ['file:///home/runejen/Dropbox/Skole/Master/Data/Model_4.ods'#$plain_nn.G59]; ['file:///home/runejen/Dropbox/Skole/Master/Data/Model_5.ods'#$plain_nn.G59])" office:value-type="float" office:value="28.816" calcext:value-type="float">
            <text:p>28.82</text:p>
          </table:table-cell>
          <table:table-cell table:formula="of:=AVERAGE(['file:///home/runejen/Dropbox/Skole/Master/Data/Model_1.ods'#$plain_nn.H59]; ['file:///home/runejen/Dropbox/Skole/Master/Data/Model_2.ods'#$plain_nn.H59]; ['file:///home/runejen/Dropbox/Skole/Master/Data/Model_3.ods'#$plain_nn.H59]; ['file:///home/runejen/Dropbox/Skole/Master/Data/Model_4.ods'#$plain_nn.H59]; ['file:///home/runejen/Dropbox/Skole/Master/Data/Model_5.ods'#$plain_nn.H59])" office:value-type="float" office:value="32.384" calcext:value-type="float">
            <text:p>32.38</text:p>
          </table:table-cell>
          <table:table-cell table:formula="of:=AVERAGE(['file:///home/runejen/Dropbox/Skole/Master/Data/Model_1.ods'#$plain_nn.I59]; ['file:///home/runejen/Dropbox/Skole/Master/Data/Model_2.ods'#$plain_nn.I59]; ['file:///home/runejen/Dropbox/Skole/Master/Data/Model_3.ods'#$plain_nn.I59]; ['file:///home/runejen/Dropbox/Skole/Master/Data/Model_4.ods'#$plain_nn.I59]; ['file:///home/runejen/Dropbox/Skole/Master/Data/Model_5.ods'#$plain_nn.I59])" office:value-type="float" office:value="29.54" calcext:value-type="float">
            <text:p>29.54</text:p>
          </table:table-cell>
          <table:table-cell table:formula="of:=AVERAGE(['file:///home/runejen/Dropbox/Skole/Master/Data/Model_1.ods'#$plain_nn.J59]; ['file:///home/runejen/Dropbox/Skole/Master/Data/Model_2.ods'#$plain_nn.J59]; ['file:///home/runejen/Dropbox/Skole/Master/Data/Model_3.ods'#$plain_nn.J59]; ['file:///home/runejen/Dropbox/Skole/Master/Data/Model_4.ods'#$plain_nn.J59]; ['file:///home/runejen/Dropbox/Skole/Master/Data/Model_5.ods'#$plain_nn.J59])" office:value-type="percentage" office:value="0.97070227652468" calcext:value-type="percentage">
            <text:p>97.07%</text:p>
          </table:table-cell>
          <table:table-cell table:formula="of:=AVERAGE(['file:///home/runejen/Dropbox/Skole/Master/Data/Model_1.ods'#$plain_nn.K59]; ['file:///home/runejen/Dropbox/Skole/Master/Data/Model_2.ods'#$plain_nn.K59]; ['file:///home/runejen/Dropbox/Skole/Master/Data/Model_3.ods'#$plain_nn.K59]; ['file:///home/runejen/Dropbox/Skole/Master/Data/Model_4.ods'#$plain_nn.K59]; ['file:///home/runejen/Dropbox/Skole/Master/Data/Model_5.ods'#$plain_nn.K59])" office:value-type="float" office:value="96.388" calcext:value-type="float">
            <text:p>96.39</text:p>
          </table:table-cell>
          <table:table-cell table:formula="of:=AVERAGE(['file:///home/runejen/Dropbox/Skole/Master/Data/Model_1.ods'#$plain_nn.L59]; ['file:///home/runejen/Dropbox/Skole/Master/Data/Model_2.ods'#$plain_nn.L59]; ['file:///home/runejen/Dropbox/Skole/Master/Data/Model_3.ods'#$plain_nn.L59]; ['file:///home/runejen/Dropbox/Skole/Master/Data/Model_4.ods'#$plain_nn.L59]; ['file:///home/runejen/Dropbox/Skole/Master/Data/Model_5.ods'#$plain_nn.L59])" office:value-type="float" office:value="97.068" calcext:value-type="float">
            <text:p>97.07</text:p>
          </table:table-cell>
          <table:table-cell table:formula="of:=AVERAGE(['file:///home/runejen/Dropbox/Skole/Master/Data/Model_1.ods'#$plain_nn.M59]; ['file:///home/runejen/Dropbox/Skole/Master/Data/Model_2.ods'#$plain_nn.M59]; ['file:///home/runejen/Dropbox/Skole/Master/Data/Model_3.ods'#$plain_nn.M59]; ['file:///home/runejen/Dropbox/Skole/Master/Data/Model_4.ods'#$plain_nn.M59]; ['file:///home/runejen/Dropbox/Skole/Master/Data/Model_5.ods'#$plain_nn.M59])" office:value-type="float" office:value="96.708" calcext:value-type="float">
            <text:p>96.71</text:p>
          </table:table-cell>
          <table:table-cell table:formula="of:=AVERAGE(['file:///home/runejen/Dropbox/Skole/Master/Data/Model_1.ods'#$plain_nn.N59]; ['file:///home/runejen/Dropbox/Skole/Master/Data/Model_2.ods'#$plain_nn.N59]; ['file:///home/runejen/Dropbox/Skole/Master/Data/Model_3.ods'#$plain_nn.N59]; ['file:///home/runejen/Dropbox/Skole/Master/Data/Model_4.ods'#$plain_nn.N59]; ['file:///home/runejen/Dropbox/Skole/Master/Data/Model_5.ods'#$plain_nn.N59])" office:value-type="float" office:value="93.278" calcext:value-type="float">
            <text:p>93.28</text:p>
          </table:table-cell>
          <table:table-cell table:formula="of:=AVERAGE(['file:///home/runejen/Dropbox/Skole/Master/Data/Model_1.ods'#$plain_nn.O59]; ['file:///home/runejen/Dropbox/Skole/Master/Data/Model_2.ods'#$plain_nn.O59]; ['file:///home/runejen/Dropbox/Skole/Master/Data/Model_3.ods'#$plain_nn.O59]; ['file:///home/runejen/Dropbox/Skole/Master/Data/Model_4.ods'#$plain_nn.O59]; ['file:///home/runejen/Dropbox/Skole/Master/Data/Model_5.ods'#$plain_nn.O59])" office:value-type="float" office:value="92.958" calcext:value-type="float">
            <text:p>92.96</text:p>
          </table:table-cell>
          <table:table-cell table:formula="of:=AVERAGE(['file:///home/runejen/Dropbox/Skole/Master/Data/Model_1.ods'#$plain_nn.P59]; ['file:///home/runejen/Dropbox/Skole/Master/Data/Model_2.ods'#$plain_nn.P59]; ['file:///home/runejen/Dropbox/Skole/Master/Data/Model_3.ods'#$plain_nn.P59]; ['file:///home/runejen/Dropbox/Skole/Master/Data/Model_4.ods'#$plain_nn.P59]; ['file:///home/runejen/Dropbox/Skole/Master/Data/Model_5.ods'#$plain_nn.P59])" office:value-type="float" office:value="93.742" calcext:value-type="float">
            <text:p>93.74</text:p>
          </table:table-cell>
        </table:table-row>
        <table:table-row table:style-name="ro1">
          <table:table-cell table:style-name="ce3" office:value-type="float" office:value="0.2" calcext:value-type="float">
            <text:p>0.2</text:p>
          </table:table-cell>
          <table:table-cell table:formula="of:=AVERAGE(['file:///home/runejen/Dropbox/Skole/Master/Data/Model_1.ods'#$plain_nn.F60]; ['file:///home/runejen/Dropbox/Skole/Master/Data/Model_2.ods'#$plain_nn.F60]; ['file:///home/runejen/Dropbox/Skole/Master/Data/Model_3.ods'#$plain_nn.F60]; ['file:///home/runejen/Dropbox/Skole/Master/Data/Model_4.ods'#$plain_nn.F60]; ['file:///home/runejen/Dropbox/Skole/Master/Data/Model_5.ods'#$plain_nn.F60])" office:value-type="percentage" office:value="0.316466706419109" calcext:value-type="percentage">
            <text:p>31.65%</text:p>
          </table:table-cell>
          <table:table-cell table:formula="of:=AVERAGE(['file:///home/runejen/Dropbox/Skole/Master/Data/Model_1.ods'#$plain_nn.G60]; ['file:///home/runejen/Dropbox/Skole/Master/Data/Model_2.ods'#$plain_nn.G60]; ['file:///home/runejen/Dropbox/Skole/Master/Data/Model_3.ods'#$plain_nn.G60]; ['file:///home/runejen/Dropbox/Skole/Master/Data/Model_4.ods'#$plain_nn.G60]; ['file:///home/runejen/Dropbox/Skole/Master/Data/Model_5.ods'#$plain_nn.G60])" office:value-type="float" office:value="29.116" calcext:value-type="float">
            <text:p>29.12</text:p>
          </table:table-cell>
          <table:table-cell table:formula="of:=AVERAGE(['file:///home/runejen/Dropbox/Skole/Master/Data/Model_1.ods'#$plain_nn.H60]; ['file:///home/runejen/Dropbox/Skole/Master/Data/Model_2.ods'#$plain_nn.H60]; ['file:///home/runejen/Dropbox/Skole/Master/Data/Model_3.ods'#$plain_nn.H60]; ['file:///home/runejen/Dropbox/Skole/Master/Data/Model_4.ods'#$plain_nn.H60]; ['file:///home/runejen/Dropbox/Skole/Master/Data/Model_5.ods'#$plain_nn.H60])" office:value-type="float" office:value="31.648" calcext:value-type="float">
            <text:p>31.65</text:p>
          </table:table-cell>
          <table:table-cell table:formula="of:=AVERAGE(['file:///home/runejen/Dropbox/Skole/Master/Data/Model_1.ods'#$plain_nn.I60]; ['file:///home/runejen/Dropbox/Skole/Master/Data/Model_2.ods'#$plain_nn.I60]; ['file:///home/runejen/Dropbox/Skole/Master/Data/Model_3.ods'#$plain_nn.I60]; ['file:///home/runejen/Dropbox/Skole/Master/Data/Model_4.ods'#$plain_nn.I60]; ['file:///home/runejen/Dropbox/Skole/Master/Data/Model_5.ods'#$plain_nn.I60])" office:value-type="float" office:value="29.464" calcext:value-type="float">
            <text:p>29.46</text:p>
          </table:table-cell>
          <table:table-cell table:formula="of:=AVERAGE(['file:///home/runejen/Dropbox/Skole/Master/Data/Model_1.ods'#$plain_nn.J60]; ['file:///home/runejen/Dropbox/Skole/Master/Data/Model_2.ods'#$plain_nn.J60]; ['file:///home/runejen/Dropbox/Skole/Master/Data/Model_3.ods'#$plain_nn.J60]; ['file:///home/runejen/Dropbox/Skole/Master/Data/Model_4.ods'#$plain_nn.J60]; ['file:///home/runejen/Dropbox/Skole/Master/Data/Model_5.ods'#$plain_nn.J60])" office:value-type="percentage" office:value="0.972672161678713" calcext:value-type="percentage">
            <text:p>97.27%</text:p>
          </table:table-cell>
          <table:table-cell table:formula="of:=AVERAGE(['file:///home/runejen/Dropbox/Skole/Master/Data/Model_1.ods'#$plain_nn.K60]; ['file:///home/runejen/Dropbox/Skole/Master/Data/Model_2.ods'#$plain_nn.K60]; ['file:///home/runejen/Dropbox/Skole/Master/Data/Model_3.ods'#$plain_nn.K60]; ['file:///home/runejen/Dropbox/Skole/Master/Data/Model_4.ods'#$plain_nn.K60]; ['file:///home/runejen/Dropbox/Skole/Master/Data/Model_5.ods'#$plain_nn.K60])" office:value-type="float" office:value="96.36" calcext:value-type="float">
            <text:p>96.36</text:p>
          </table:table-cell>
          <table:table-cell table:formula="of:=AVERAGE(['file:///home/runejen/Dropbox/Skole/Master/Data/Model_1.ods'#$plain_nn.L60]; ['file:///home/runejen/Dropbox/Skole/Master/Data/Model_2.ods'#$plain_nn.L60]; ['file:///home/runejen/Dropbox/Skole/Master/Data/Model_3.ods'#$plain_nn.L60]; ['file:///home/runejen/Dropbox/Skole/Master/Data/Model_4.ods'#$plain_nn.L60]; ['file:///home/runejen/Dropbox/Skole/Master/Data/Model_5.ods'#$plain_nn.L60])" office:value-type="float" office:value="97.268" calcext:value-type="float">
            <text:p>97.27</text:p>
          </table:table-cell>
          <table:table-cell table:formula="of:=AVERAGE(['file:///home/runejen/Dropbox/Skole/Master/Data/Model_1.ods'#$plain_nn.M60]; ['file:///home/runejen/Dropbox/Skole/Master/Data/Model_2.ods'#$plain_nn.M60]; ['file:///home/runejen/Dropbox/Skole/Master/Data/Model_3.ods'#$plain_nn.M60]; ['file:///home/runejen/Dropbox/Skole/Master/Data/Model_4.ods'#$plain_nn.M60]; ['file:///home/runejen/Dropbox/Skole/Master/Data/Model_5.ods'#$plain_nn.M60])" office:value-type="float" office:value="96.794" calcext:value-type="float">
            <text:p>96.79</text:p>
          </table:table-cell>
          <table:table-cell table:formula="of:=AVERAGE(['file:///home/runejen/Dropbox/Skole/Master/Data/Model_1.ods'#$plain_nn.N60]; ['file:///home/runejen/Dropbox/Skole/Master/Data/Model_2.ods'#$plain_nn.N60]; ['file:///home/runejen/Dropbox/Skole/Master/Data/Model_3.ods'#$plain_nn.N60]; ['file:///home/runejen/Dropbox/Skole/Master/Data/Model_4.ods'#$plain_nn.N60]; ['file:///home/runejen/Dropbox/Skole/Master/Data/Model_5.ods'#$plain_nn.N60])" office:value-type="float" office:value="93.356" calcext:value-type="float">
            <text:p>93.36</text:p>
          </table:table-cell>
          <table:table-cell table:formula="of:=AVERAGE(['file:///home/runejen/Dropbox/Skole/Master/Data/Model_1.ods'#$plain_nn.O60]; ['file:///home/runejen/Dropbox/Skole/Master/Data/Model_2.ods'#$plain_nn.O60]; ['file:///home/runejen/Dropbox/Skole/Master/Data/Model_3.ods'#$plain_nn.O60]; ['file:///home/runejen/Dropbox/Skole/Master/Data/Model_4.ods'#$plain_nn.O60]; ['file:///home/runejen/Dropbox/Skole/Master/Data/Model_5.ods'#$plain_nn.O60])" office:value-type="float" office:value="92.942" calcext:value-type="float">
            <text:p>92.94</text:p>
          </table:table-cell>
          <table:table-cell table:formula="of:=AVERAGE(['file:///home/runejen/Dropbox/Skole/Master/Data/Model_1.ods'#$plain_nn.P60]; ['file:///home/runejen/Dropbox/Skole/Master/Data/Model_2.ods'#$plain_nn.P60]; ['file:///home/runejen/Dropbox/Skole/Master/Data/Model_3.ods'#$plain_nn.P60]; ['file:///home/runejen/Dropbox/Skole/Master/Data/Model_4.ods'#$plain_nn.P60]; ['file:///home/runejen/Dropbox/Skole/Master/Data/Model_5.ods'#$plain_nn.P60])" office:value-type="float" office:value="93.9" calcext:value-type="float">
            <text:p>93.90</text:p>
          </table:table-cell>
        </table:table-row>
        <table:table-row table:style-name="ro1">
          <table:table-cell table:style-name="ce3" office:value-type="float" office:value="0.3" calcext:value-type="float">
            <text:p>0.3</text:p>
          </table:table-cell>
          <table:table-cell table:formula="of:=AVERAGE(['file:///home/runejen/Dropbox/Skole/Master/Data/Model_1.ods'#$plain_nn.F61]; ['file:///home/runejen/Dropbox/Skole/Master/Data/Model_2.ods'#$plain_nn.F61]; ['file:///home/runejen/Dropbox/Skole/Master/Data/Model_3.ods'#$plain_nn.F61]; ['file:///home/runejen/Dropbox/Skole/Master/Data/Model_4.ods'#$plain_nn.F61]; ['file:///home/runejen/Dropbox/Skole/Master/Data/Model_5.ods'#$plain_nn.F61])" office:value-type="percentage" office:value="0.314029650067482" calcext:value-type="percentage">
            <text:p>31.40%</text:p>
          </table:table-cell>
          <table:table-cell table:formula="of:=AVERAGE(['file:///home/runejen/Dropbox/Skole/Master/Data/Model_1.ods'#$plain_nn.G61]; ['file:///home/runejen/Dropbox/Skole/Master/Data/Model_2.ods'#$plain_nn.G61]; ['file:///home/runejen/Dropbox/Skole/Master/Data/Model_3.ods'#$plain_nn.G61]; ['file:///home/runejen/Dropbox/Skole/Master/Data/Model_4.ods'#$plain_nn.G61]; ['file:///home/runejen/Dropbox/Skole/Master/Data/Model_5.ods'#$plain_nn.G61])" office:value-type="float" office:value="29.624" calcext:value-type="float">
            <text:p>29.62</text:p>
          </table:table-cell>
          <table:table-cell table:formula="of:=AVERAGE(['file:///home/runejen/Dropbox/Skole/Master/Data/Model_1.ods'#$plain_nn.H61]; ['file:///home/runejen/Dropbox/Skole/Master/Data/Model_2.ods'#$plain_nn.H61]; ['file:///home/runejen/Dropbox/Skole/Master/Data/Model_3.ods'#$plain_nn.H61]; ['file:///home/runejen/Dropbox/Skole/Master/Data/Model_4.ods'#$plain_nn.H61]; ['file:///home/runejen/Dropbox/Skole/Master/Data/Model_5.ods'#$plain_nn.H61])" office:value-type="float" office:value="31.402" calcext:value-type="float">
            <text:p>31.40</text:p>
          </table:table-cell>
          <table:table-cell table:formula="of:=AVERAGE(['file:///home/runejen/Dropbox/Skole/Master/Data/Model_1.ods'#$plain_nn.I61]; ['file:///home/runejen/Dropbox/Skole/Master/Data/Model_2.ods'#$plain_nn.I61]; ['file:///home/runejen/Dropbox/Skole/Master/Data/Model_3.ods'#$plain_nn.I61]; ['file:///home/runejen/Dropbox/Skole/Master/Data/Model_4.ods'#$plain_nn.I61]; ['file:///home/runejen/Dropbox/Skole/Master/Data/Model_5.ods'#$plain_nn.I61])" office:value-type="float" office:value="29.576" calcext:value-type="float">
            <text:p>29.58</text:p>
          </table:table-cell>
          <table:table-cell table:formula="of:=AVERAGE(['file:///home/runejen/Dropbox/Skole/Master/Data/Model_1.ods'#$plain_nn.J61]; ['file:///home/runejen/Dropbox/Skole/Master/Data/Model_2.ods'#$plain_nn.J61]; ['file:///home/runejen/Dropbox/Skole/Master/Data/Model_3.ods'#$plain_nn.J61]; ['file:///home/runejen/Dropbox/Skole/Master/Data/Model_4.ods'#$plain_nn.J61]; ['file:///home/runejen/Dropbox/Skole/Master/Data/Model_5.ods'#$plain_nn.J61])" office:value-type="percentage" office:value="0.973844181670222" calcext:value-type="percentage">
            <text:p>97.38%</text:p>
          </table:table-cell>
          <table:table-cell table:formula="of:=AVERAGE(['file:///home/runejen/Dropbox/Skole/Master/Data/Model_1.ods'#$plain_nn.K61]; ['file:///home/runejen/Dropbox/Skole/Master/Data/Model_2.ods'#$plain_nn.K61]; ['file:///home/runejen/Dropbox/Skole/Master/Data/Model_3.ods'#$plain_nn.K61]; ['file:///home/runejen/Dropbox/Skole/Master/Data/Model_4.ods'#$plain_nn.K61]; ['file:///home/runejen/Dropbox/Skole/Master/Data/Model_5.ods'#$plain_nn.K61])" office:value-type="float" office:value="96.354" calcext:value-type="float">
            <text:p>96.35</text:p>
          </table:table-cell>
          <table:table-cell table:formula="of:=AVERAGE(['file:///home/runejen/Dropbox/Skole/Master/Data/Model_1.ods'#$plain_nn.L61]; ['file:///home/runejen/Dropbox/Skole/Master/Data/Model_2.ods'#$plain_nn.L61]; ['file:///home/runejen/Dropbox/Skole/Master/Data/Model_3.ods'#$plain_nn.L61]; ['file:///home/runejen/Dropbox/Skole/Master/Data/Model_4.ods'#$plain_nn.L61]; ['file:///home/runejen/Dropbox/Skole/Master/Data/Model_5.ods'#$plain_nn.L61])" office:value-type="float" office:value="97.384" calcext:value-type="float">
            <text:p>97.38</text:p>
          </table:table-cell>
          <table:table-cell table:formula="of:=AVERAGE(['file:///home/runejen/Dropbox/Skole/Master/Data/Model_1.ods'#$plain_nn.M61]; ['file:///home/runejen/Dropbox/Skole/Master/Data/Model_2.ods'#$plain_nn.M61]; ['file:///home/runejen/Dropbox/Skole/Master/Data/Model_3.ods'#$plain_nn.M61]; ['file:///home/runejen/Dropbox/Skole/Master/Data/Model_4.ods'#$plain_nn.M61]; ['file:///home/runejen/Dropbox/Skole/Master/Data/Model_5.ods'#$plain_nn.M61])" office:value-type="float" office:value="96.848" calcext:value-type="float">
            <text:p>96.85</text:p>
          </table:table-cell>
          <table:table-cell table:formula="of:=AVERAGE(['file:///home/runejen/Dropbox/Skole/Master/Data/Model_1.ods'#$plain_nn.N61]; ['file:///home/runejen/Dropbox/Skole/Master/Data/Model_2.ods'#$plain_nn.N61]; ['file:///home/runejen/Dropbox/Skole/Master/Data/Model_3.ods'#$plain_nn.N61]; ['file:///home/runejen/Dropbox/Skole/Master/Data/Model_4.ods'#$plain_nn.N61]; ['file:///home/runejen/Dropbox/Skole/Master/Data/Model_5.ods'#$plain_nn.N61])" office:value-type="float" office:value="93.416" calcext:value-type="float">
            <text:p>93.42</text:p>
          </table:table-cell>
          <table:table-cell table:formula="of:=AVERAGE(['file:///home/runejen/Dropbox/Skole/Master/Data/Model_1.ods'#$plain_nn.O61]; ['file:///home/runejen/Dropbox/Skole/Master/Data/Model_2.ods'#$plain_nn.O61]; ['file:///home/runejen/Dropbox/Skole/Master/Data/Model_3.ods'#$plain_nn.O61]; ['file:///home/runejen/Dropbox/Skole/Master/Data/Model_4.ods'#$plain_nn.O61]; ['file:///home/runejen/Dropbox/Skole/Master/Data/Model_5.ods'#$plain_nn.O61])" office:value-type="float" office:value="92.964" calcext:value-type="float">
            <text:p>92.96</text:p>
          </table:table-cell>
          <table:table-cell table:formula="of:=AVERAGE(['file:///home/runejen/Dropbox/Skole/Master/Data/Model_1.ods'#$plain_nn.P61]; ['file:///home/runejen/Dropbox/Skole/Master/Data/Model_2.ods'#$plain_nn.P61]; ['file:///home/runejen/Dropbox/Skole/Master/Data/Model_3.ods'#$plain_nn.P61]; ['file:///home/runejen/Dropbox/Skole/Master/Data/Model_4.ods'#$plain_nn.P61]; ['file:///home/runejen/Dropbox/Skole/Master/Data/Model_5.ods'#$plain_nn.P61])" office:value-type="float" office:value="93.998" calcext:value-type="float">
            <text:p>94.00</text:p>
          </table:table-cell>
        </table:table-row>
        <table:table-row table:style-name="ro1">
          <table:table-cell table:style-name="ce3" office:value-type="float" office:value="0.4" calcext:value-type="float">
            <text:p>0.4</text:p>
          </table:table-cell>
          <table:table-cell table:formula="of:=AVERAGE(['file:///home/runejen/Dropbox/Skole/Master/Data/Model_1.ods'#$plain_nn.F62]; ['file:///home/runejen/Dropbox/Skole/Master/Data/Model_2.ods'#$plain_nn.F62]; ['file:///home/runejen/Dropbox/Skole/Master/Data/Model_3.ods'#$plain_nn.F62]; ['file:///home/runejen/Dropbox/Skole/Master/Data/Model_4.ods'#$plain_nn.F62]; ['file:///home/runejen/Dropbox/Skole/Master/Data/Model_5.ods'#$plain_nn.F62])" office:value-type="percentage" office:value="0.310347314172703" calcext:value-type="percentage">
            <text:p>31.03%</text:p>
          </table:table-cell>
          <table:table-cell table:formula="of:=AVERAGE(['file:///home/runejen/Dropbox/Skole/Master/Data/Model_1.ods'#$plain_nn.G62]; ['file:///home/runejen/Dropbox/Skole/Master/Data/Model_2.ods'#$plain_nn.G62]; ['file:///home/runejen/Dropbox/Skole/Master/Data/Model_3.ods'#$plain_nn.G62]; ['file:///home/runejen/Dropbox/Skole/Master/Data/Model_4.ods'#$plain_nn.G62]; ['file:///home/runejen/Dropbox/Skole/Master/Data/Model_5.ods'#$plain_nn.G62])" office:value-type="float" office:value="29.908" calcext:value-type="float">
            <text:p>29.91</text:p>
          </table:table-cell>
          <table:table-cell table:formula="of:=AVERAGE(['file:///home/runejen/Dropbox/Skole/Master/Data/Model_1.ods'#$plain_nn.H62]; ['file:///home/runejen/Dropbox/Skole/Master/Data/Model_2.ods'#$plain_nn.H62]; ['file:///home/runejen/Dropbox/Skole/Master/Data/Model_3.ods'#$plain_nn.H62]; ['file:///home/runejen/Dropbox/Skole/Master/Data/Model_4.ods'#$plain_nn.H62]; ['file:///home/runejen/Dropbox/Skole/Master/Data/Model_5.ods'#$plain_nn.H62])" office:value-type="float" office:value="31.036" calcext:value-type="float">
            <text:p>31.04</text:p>
          </table:table-cell>
          <table:table-cell table:formula="of:=AVERAGE(['file:///home/runejen/Dropbox/Skole/Master/Data/Model_1.ods'#$plain_nn.I62]; ['file:///home/runejen/Dropbox/Skole/Master/Data/Model_2.ods'#$plain_nn.I62]; ['file:///home/runejen/Dropbox/Skole/Master/Data/Model_3.ods'#$plain_nn.I62]; ['file:///home/runejen/Dropbox/Skole/Master/Data/Model_4.ods'#$plain_nn.I62]; ['file:///home/runejen/Dropbox/Skole/Master/Data/Model_5.ods'#$plain_nn.I62])" office:value-type="float" office:value="29.544" calcext:value-type="float">
            <text:p>29.54</text:p>
          </table:table-cell>
          <table:table-cell table:formula="of:=AVERAGE(['file:///home/runejen/Dropbox/Skole/Master/Data/Model_1.ods'#$plain_nn.J62]; ['file:///home/runejen/Dropbox/Skole/Master/Data/Model_2.ods'#$plain_nn.J62]; ['file:///home/runejen/Dropbox/Skole/Master/Data/Model_3.ods'#$plain_nn.J62]; ['file:///home/runejen/Dropbox/Skole/Master/Data/Model_4.ods'#$plain_nn.J62]; ['file:///home/runejen/Dropbox/Skole/Master/Data/Model_5.ods'#$plain_nn.J62])" office:value-type="percentage" office:value="0.974741864747737" calcext:value-type="percentage">
            <text:p>97.47%</text:p>
          </table:table-cell>
          <table:table-cell table:formula="of:=AVERAGE(['file:///home/runejen/Dropbox/Skole/Master/Data/Model_1.ods'#$plain_nn.K62]; ['file:///home/runejen/Dropbox/Skole/Master/Data/Model_2.ods'#$plain_nn.K62]; ['file:///home/runejen/Dropbox/Skole/Master/Data/Model_3.ods'#$plain_nn.K62]; ['file:///home/runejen/Dropbox/Skole/Master/Data/Model_4.ods'#$plain_nn.K62]; ['file:///home/runejen/Dropbox/Skole/Master/Data/Model_5.ods'#$plain_nn.K62])" office:value-type="float" office:value="96.346" calcext:value-type="float">
            <text:p>96.35</text:p>
          </table:table-cell>
          <table:table-cell table:formula="of:=AVERAGE(['file:///home/runejen/Dropbox/Skole/Master/Data/Model_1.ods'#$plain_nn.L62]; ['file:///home/runejen/Dropbox/Skole/Master/Data/Model_2.ods'#$plain_nn.L62]; ['file:///home/runejen/Dropbox/Skole/Master/Data/Model_3.ods'#$plain_nn.L62]; ['file:///home/runejen/Dropbox/Skole/Master/Data/Model_4.ods'#$plain_nn.L62]; ['file:///home/runejen/Dropbox/Skole/Master/Data/Model_5.ods'#$plain_nn.L62])" office:value-type="float" office:value="97.476" calcext:value-type="float">
            <text:p>97.48</text:p>
          </table:table-cell>
          <table:table-cell table:formula="of:=AVERAGE(['file:///home/runejen/Dropbox/Skole/Master/Data/Model_1.ods'#$plain_nn.M62]; ['file:///home/runejen/Dropbox/Skole/Master/Data/Model_2.ods'#$plain_nn.M62]; ['file:///home/runejen/Dropbox/Skole/Master/Data/Model_3.ods'#$plain_nn.M62]; ['file:///home/runejen/Dropbox/Skole/Master/Data/Model_4.ods'#$plain_nn.M62]; ['file:///home/runejen/Dropbox/Skole/Master/Data/Model_5.ods'#$plain_nn.M62])" office:value-type="float" office:value="96.892" calcext:value-type="float">
            <text:p>96.89</text:p>
          </table:table-cell>
          <table:table-cell table:formula="of:=AVERAGE(['file:///home/runejen/Dropbox/Skole/Master/Data/Model_1.ods'#$plain_nn.N62]; ['file:///home/runejen/Dropbox/Skole/Master/Data/Model_2.ods'#$plain_nn.N62]; ['file:///home/runejen/Dropbox/Skole/Master/Data/Model_3.ods'#$plain_nn.N62]; ['file:///home/runejen/Dropbox/Skole/Master/Data/Model_4.ods'#$plain_nn.N62]; ['file:///home/runejen/Dropbox/Skole/Master/Data/Model_5.ods'#$plain_nn.N62])" office:value-type="float" office:value="93.456" calcext:value-type="float">
            <text:p>93.46</text:p>
          </table:table-cell>
          <table:table-cell table:formula="of:=AVERAGE(['file:///home/runejen/Dropbox/Skole/Master/Data/Model_1.ods'#$plain_nn.O62]; ['file:///home/runejen/Dropbox/Skole/Master/Data/Model_2.ods'#$plain_nn.O62]; ['file:///home/runejen/Dropbox/Skole/Master/Data/Model_3.ods'#$plain_nn.O62]; ['file:///home/runejen/Dropbox/Skole/Master/Data/Model_4.ods'#$plain_nn.O62]; ['file:///home/runejen/Dropbox/Skole/Master/Data/Model_5.ods'#$plain_nn.O62])" office:value-type="float" office:value="92.974" calcext:value-type="float">
            <text:p>92.97</text:p>
          </table:table-cell>
          <table:table-cell table:formula="of:=AVERAGE(['file:///home/runejen/Dropbox/Skole/Master/Data/Model_1.ods'#$plain_nn.P62]; ['file:///home/runejen/Dropbox/Skole/Master/Data/Model_2.ods'#$plain_nn.P62]; ['file:///home/runejen/Dropbox/Skole/Master/Data/Model_3.ods'#$plain_nn.P62]; ['file:///home/runejen/Dropbox/Skole/Master/Data/Model_4.ods'#$plain_nn.P62]; ['file:///home/runejen/Dropbox/Skole/Master/Data/Model_5.ods'#$plain_nn.P62])" office:value-type="float" office:value="94.076" calcext:value-type="float">
            <text:p>94.08</text:p>
          </table:table-cell>
        </table:table-row>
        <table:table-row table:style-name="ro1">
          <table:table-cell table:style-name="ce3" office:value-type="float" office:value="0.5" calcext:value-type="float">
            <text:p>0.5</text:p>
          </table:table-cell>
          <table:table-cell table:formula="of:=AVERAGE(['file:///home/runejen/Dropbox/Skole/Master/Data/Model_1.ods'#$plain_nn.F63]; ['file:///home/runejen/Dropbox/Skole/Master/Data/Model_2.ods'#$plain_nn.F63]; ['file:///home/runejen/Dropbox/Skole/Master/Data/Model_3.ods'#$plain_nn.F63]; ['file:///home/runejen/Dropbox/Skole/Master/Data/Model_4.ods'#$plain_nn.F63]; ['file:///home/runejen/Dropbox/Skole/Master/Data/Model_5.ods'#$plain_nn.F63])" office:value-type="percentage" office:value="0.306919921390578" calcext:value-type="percentage">
            <text:p>30.69%</text:p>
          </table:table-cell>
          <table:table-cell table:formula="of:=AVERAGE(['file:///home/runejen/Dropbox/Skole/Master/Data/Model_1.ods'#$plain_nn.G63]; ['file:///home/runejen/Dropbox/Skole/Master/Data/Model_2.ods'#$plain_nn.G63]; ['file:///home/runejen/Dropbox/Skole/Master/Data/Model_3.ods'#$plain_nn.G63]; ['file:///home/runejen/Dropbox/Skole/Master/Data/Model_4.ods'#$plain_nn.G63]; ['file:///home/runejen/Dropbox/Skole/Master/Data/Model_5.ods'#$plain_nn.G63])" office:value-type="float" office:value="30.13" calcext:value-type="float">
            <text:p>30.13</text:p>
          </table:table-cell>
          <table:table-cell table:formula="of:=AVERAGE(['file:///home/runejen/Dropbox/Skole/Master/Data/Model_1.ods'#$plain_nn.H63]; ['file:///home/runejen/Dropbox/Skole/Master/Data/Model_2.ods'#$plain_nn.H63]; ['file:///home/runejen/Dropbox/Skole/Master/Data/Model_3.ods'#$plain_nn.H63]; ['file:///home/runejen/Dropbox/Skole/Master/Data/Model_4.ods'#$plain_nn.H63]; ['file:///home/runejen/Dropbox/Skole/Master/Data/Model_5.ods'#$plain_nn.H63])" office:value-type="float" office:value="30.692" calcext:value-type="float">
            <text:p>30.69</text:p>
          </table:table-cell>
          <table:table-cell table:formula="of:=AVERAGE(['file:///home/runejen/Dropbox/Skole/Master/Data/Model_1.ods'#$plain_nn.I63]; ['file:///home/runejen/Dropbox/Skole/Master/Data/Model_2.ods'#$plain_nn.I63]; ['file:///home/runejen/Dropbox/Skole/Master/Data/Model_3.ods'#$plain_nn.I63]; ['file:///home/runejen/Dropbox/Skole/Master/Data/Model_4.ods'#$plain_nn.I63]; ['file:///home/runejen/Dropbox/Skole/Master/Data/Model_5.ods'#$plain_nn.I63])" office:value-type="float" office:value="29.572" calcext:value-type="float">
            <text:p>29.57</text:p>
          </table:table-cell>
          <table:table-cell table:formula="of:=AVERAGE(['file:///home/runejen/Dropbox/Skole/Master/Data/Model_1.ods'#$plain_nn.J63]; ['file:///home/runejen/Dropbox/Skole/Master/Data/Model_2.ods'#$plain_nn.J63]; ['file:///home/runejen/Dropbox/Skole/Master/Data/Model_3.ods'#$plain_nn.J63]; ['file:///home/runejen/Dropbox/Skole/Master/Data/Model_4.ods'#$plain_nn.J63]; ['file:///home/runejen/Dropbox/Skole/Master/Data/Model_5.ods'#$plain_nn.J63])" office:value-type="percentage" office:value="0.975812462751648" calcext:value-type="percentage">
            <text:p>97.58%</text:p>
          </table:table-cell>
          <table:table-cell table:formula="of:=AVERAGE(['file:///home/runejen/Dropbox/Skole/Master/Data/Model_1.ods'#$plain_nn.K63]; ['file:///home/runejen/Dropbox/Skole/Master/Data/Model_2.ods'#$plain_nn.K63]; ['file:///home/runejen/Dropbox/Skole/Master/Data/Model_3.ods'#$plain_nn.K63]; ['file:///home/runejen/Dropbox/Skole/Master/Data/Model_4.ods'#$plain_nn.K63]; ['file:///home/runejen/Dropbox/Skole/Master/Data/Model_5.ods'#$plain_nn.K63])" office:value-type="float" office:value="96.332" calcext:value-type="float">
            <text:p>96.33</text:p>
          </table:table-cell>
          <table:table-cell table:formula="of:=AVERAGE(['file:///home/runejen/Dropbox/Skole/Master/Data/Model_1.ods'#$plain_nn.L63]; ['file:///home/runejen/Dropbox/Skole/Master/Data/Model_2.ods'#$plain_nn.L63]; ['file:///home/runejen/Dropbox/Skole/Master/Data/Model_3.ods'#$plain_nn.L63]; ['file:///home/runejen/Dropbox/Skole/Master/Data/Model_4.ods'#$plain_nn.L63]; ['file:///home/runejen/Dropbox/Skole/Master/Data/Model_5.ods'#$plain_nn.L63])" office:value-type="float" office:value="97.58" calcext:value-type="float">
            <text:p>97.58</text:p>
          </table:table-cell>
          <table:table-cell table:formula="of:=AVERAGE(['file:///home/runejen/Dropbox/Skole/Master/Data/Model_1.ods'#$plain_nn.M63]; ['file:///home/runejen/Dropbox/Skole/Master/Data/Model_2.ods'#$plain_nn.M63]; ['file:///home/runejen/Dropbox/Skole/Master/Data/Model_3.ods'#$plain_nn.M63]; ['file:///home/runejen/Dropbox/Skole/Master/Data/Model_4.ods'#$plain_nn.M63]; ['file:///home/runejen/Dropbox/Skole/Master/Data/Model_5.ods'#$plain_nn.M63])" office:value-type="float" office:value="96.932" calcext:value-type="float">
            <text:p>96.93</text:p>
          </table:table-cell>
          <table:table-cell table:formula="of:=AVERAGE(['file:///home/runejen/Dropbox/Skole/Master/Data/Model_1.ods'#$plain_nn.N63]; ['file:///home/runejen/Dropbox/Skole/Master/Data/Model_2.ods'#$plain_nn.N63]; ['file:///home/runejen/Dropbox/Skole/Master/Data/Model_3.ods'#$plain_nn.N63]; ['file:///home/runejen/Dropbox/Skole/Master/Data/Model_4.ods'#$plain_nn.N63]; ['file:///home/runejen/Dropbox/Skole/Master/Data/Model_5.ods'#$plain_nn.N63])" office:value-type="float" office:value="93.492" calcext:value-type="float">
            <text:p>93.49</text:p>
          </table:table-cell>
          <table:table-cell table:formula="of:=AVERAGE(['file:///home/runejen/Dropbox/Skole/Master/Data/Model_1.ods'#$plain_nn.O63]; ['file:///home/runejen/Dropbox/Skole/Master/Data/Model_2.ods'#$plain_nn.O63]; ['file:///home/runejen/Dropbox/Skole/Master/Data/Model_3.ods'#$plain_nn.O63]; ['file:///home/runejen/Dropbox/Skole/Master/Data/Model_4.ods'#$plain_nn.O63]; ['file:///home/runejen/Dropbox/Skole/Master/Data/Model_5.ods'#$plain_nn.O63])" office:value-type="float" office:value="92.962" calcext:value-type="float">
            <text:p>92.96</text:p>
          </table:table-cell>
          <table:table-cell table:formula="of:=AVERAGE(['file:///home/runejen/Dropbox/Skole/Master/Data/Model_1.ods'#$plain_nn.P63]; ['file:///home/runejen/Dropbox/Skole/Master/Data/Model_2.ods'#$plain_nn.P63]; ['file:///home/runejen/Dropbox/Skole/Master/Data/Model_3.ods'#$plain_nn.P63]; ['file:///home/runejen/Dropbox/Skole/Master/Data/Model_4.ods'#$plain_nn.P63]; ['file:///home/runejen/Dropbox/Skole/Master/Data/Model_5.ods'#$plain_nn.P63])" office:value-type="float" office:value="94.158" calcext:value-type="float">
            <text:p>94.16</text:p>
          </table:table-cell>
        </table:table-row>
        <table:table-row table:style-name="ro1">
          <table:table-cell table:style-name="ce3" office:value-type="float" office:value="0.6" calcext:value-type="float">
            <text:p>0.6</text:p>
          </table:table-cell>
          <table:table-cell table:formula="of:=AVERAGE(['file:///home/runejen/Dropbox/Skole/Master/Data/Model_1.ods'#$plain_nn.F64]; ['file:///home/runejen/Dropbox/Skole/Master/Data/Model_2.ods'#$plain_nn.F64]; ['file:///home/runejen/Dropbox/Skole/Master/Data/Model_3.ods'#$plain_nn.F64]; ['file:///home/runejen/Dropbox/Skole/Master/Data/Model_4.ods'#$plain_nn.F64]; ['file:///home/runejen/Dropbox/Skole/Master/Data/Model_5.ods'#$plain_nn.F64])" office:value-type="percentage" office:value="0.303206205792652" calcext:value-type="percentage">
            <text:p>30.32%</text:p>
          </table:table-cell>
          <table:table-cell table:formula="of:=AVERAGE(['file:///home/runejen/Dropbox/Skole/Master/Data/Model_1.ods'#$plain_nn.G64]; ['file:///home/runejen/Dropbox/Skole/Master/Data/Model_2.ods'#$plain_nn.G64]; ['file:///home/runejen/Dropbox/Skole/Master/Data/Model_3.ods'#$plain_nn.G64]; ['file:///home/runejen/Dropbox/Skole/Master/Data/Model_4.ods'#$plain_nn.G64]; ['file:///home/runejen/Dropbox/Skole/Master/Data/Model_5.ods'#$plain_nn.G64])" office:value-type="float" office:value="30.546" calcext:value-type="float">
            <text:p>30.55</text:p>
          </table:table-cell>
          <table:table-cell table:formula="of:=AVERAGE(['file:///home/runejen/Dropbox/Skole/Master/Data/Model_1.ods'#$plain_nn.H64]; ['file:///home/runejen/Dropbox/Skole/Master/Data/Model_2.ods'#$plain_nn.H64]; ['file:///home/runejen/Dropbox/Skole/Master/Data/Model_3.ods'#$plain_nn.H64]; ['file:///home/runejen/Dropbox/Skole/Master/Data/Model_4.ods'#$plain_nn.H64]; ['file:///home/runejen/Dropbox/Skole/Master/Data/Model_5.ods'#$plain_nn.H64])" office:value-type="float" office:value="30.318" calcext:value-type="float">
            <text:p>30.32</text:p>
          </table:table-cell>
          <table:table-cell table:formula="of:=AVERAGE(['file:///home/runejen/Dropbox/Skole/Master/Data/Model_1.ods'#$plain_nn.I64]; ['file:///home/runejen/Dropbox/Skole/Master/Data/Model_2.ods'#$plain_nn.I64]; ['file:///home/runejen/Dropbox/Skole/Master/Data/Model_3.ods'#$plain_nn.I64]; ['file:///home/runejen/Dropbox/Skole/Master/Data/Model_4.ods'#$plain_nn.I64]; ['file:///home/runejen/Dropbox/Skole/Master/Data/Model_5.ods'#$plain_nn.I64])" office:value-type="float" office:value="29.588" calcext:value-type="float">
            <text:p>29.59</text:p>
          </table:table-cell>
          <table:table-cell table:formula="of:=AVERAGE(['file:///home/runejen/Dropbox/Skole/Master/Data/Model_1.ods'#$plain_nn.J64]; ['file:///home/runejen/Dropbox/Skole/Master/Data/Model_2.ods'#$plain_nn.J64]; ['file:///home/runejen/Dropbox/Skole/Master/Data/Model_3.ods'#$plain_nn.J64]; ['file:///home/runejen/Dropbox/Skole/Master/Data/Model_4.ods'#$plain_nn.J64]; ['file:///home/runejen/Dropbox/Skole/Master/Data/Model_5.ods'#$plain_nn.J64])" office:value-type="percentage" office:value="0.97688523744356" calcext:value-type="percentage">
            <text:p>97.69%</text:p>
          </table:table-cell>
          <table:table-cell table:formula="of:=AVERAGE(['file:///home/runejen/Dropbox/Skole/Master/Data/Model_1.ods'#$plain_nn.K64]; ['file:///home/runejen/Dropbox/Skole/Master/Data/Model_2.ods'#$plain_nn.K64]; ['file:///home/runejen/Dropbox/Skole/Master/Data/Model_3.ods'#$plain_nn.K64]; ['file:///home/runejen/Dropbox/Skole/Master/Data/Model_4.ods'#$plain_nn.K64]; ['file:///home/runejen/Dropbox/Skole/Master/Data/Model_5.ods'#$plain_nn.K64])" office:value-type="float" office:value="96.316" calcext:value-type="float">
            <text:p>96.32</text:p>
          </table:table-cell>
          <table:table-cell table:formula="of:=AVERAGE(['file:///home/runejen/Dropbox/Skole/Master/Data/Model_1.ods'#$plain_nn.L64]; ['file:///home/runejen/Dropbox/Skole/Master/Data/Model_2.ods'#$plain_nn.L64]; ['file:///home/runejen/Dropbox/Skole/Master/Data/Model_3.ods'#$plain_nn.L64]; ['file:///home/runejen/Dropbox/Skole/Master/Data/Model_4.ods'#$plain_nn.L64]; ['file:///home/runejen/Dropbox/Skole/Master/Data/Model_5.ods'#$plain_nn.L64])" office:value-type="float" office:value="97.688" calcext:value-type="float">
            <text:p>97.69</text:p>
          </table:table-cell>
          <table:table-cell table:formula="of:=AVERAGE(['file:///home/runejen/Dropbox/Skole/Master/Data/Model_1.ods'#$plain_nn.M64]; ['file:///home/runejen/Dropbox/Skole/Master/Data/Model_2.ods'#$plain_nn.M64]; ['file:///home/runejen/Dropbox/Skole/Master/Data/Model_3.ods'#$plain_nn.M64]; ['file:///home/runejen/Dropbox/Skole/Master/Data/Model_4.ods'#$plain_nn.M64]; ['file:///home/runejen/Dropbox/Skole/Master/Data/Model_5.ods'#$plain_nn.M64])" office:value-type="float" office:value="96.982" calcext:value-type="float">
            <text:p>96.98</text:p>
          </table:table-cell>
          <table:table-cell table:formula="of:=AVERAGE(['file:///home/runejen/Dropbox/Skole/Master/Data/Model_1.ods'#$plain_nn.N64]; ['file:///home/runejen/Dropbox/Skole/Master/Data/Model_2.ods'#$plain_nn.N64]; ['file:///home/runejen/Dropbox/Skole/Master/Data/Model_3.ods'#$plain_nn.N64]; ['file:///home/runejen/Dropbox/Skole/Master/Data/Model_4.ods'#$plain_nn.N64]; ['file:///home/runejen/Dropbox/Skole/Master/Data/Model_5.ods'#$plain_nn.N64])" office:value-type="float" office:value="93.542" calcext:value-type="float">
            <text:p>93.54</text:p>
          </table:table-cell>
          <table:table-cell table:formula="of:=AVERAGE(['file:///home/runejen/Dropbox/Skole/Master/Data/Model_1.ods'#$plain_nn.O64]; ['file:///home/runejen/Dropbox/Skole/Master/Data/Model_2.ods'#$plain_nn.O64]; ['file:///home/runejen/Dropbox/Skole/Master/Data/Model_3.ods'#$plain_nn.O64]; ['file:///home/runejen/Dropbox/Skole/Master/Data/Model_4.ods'#$plain_nn.O64]; ['file:///home/runejen/Dropbox/Skole/Master/Data/Model_5.ods'#$plain_nn.O64])" office:value-type="float" office:value="92.968" calcext:value-type="float">
            <text:p>92.97</text:p>
          </table:table-cell>
          <table:table-cell table:formula="of:=AVERAGE(['file:///home/runejen/Dropbox/Skole/Master/Data/Model_1.ods'#$plain_nn.P64]; ['file:///home/runejen/Dropbox/Skole/Master/Data/Model_2.ods'#$plain_nn.P64]; ['file:///home/runejen/Dropbox/Skole/Master/Data/Model_3.ods'#$plain_nn.P64]; ['file:///home/runejen/Dropbox/Skole/Master/Data/Model_4.ods'#$plain_nn.P64]; ['file:///home/runejen/Dropbox/Skole/Master/Data/Model_5.ods'#$plain_nn.P64])" office:value-type="float" office:value="94.24" calcext:value-type="float">
            <text:p>94.24</text:p>
          </table:table-cell>
        </table:table-row>
        <table:table-row table:style-name="ro1">
          <table:table-cell table:style-name="ce3" office:value-type="float" office:value="0.7" calcext:value-type="float">
            <text:p>0.7</text:p>
          </table:table-cell>
          <table:table-cell table:formula="of:=AVERAGE(['file:///home/runejen/Dropbox/Skole/Master/Data/Model_1.ods'#$plain_nn.F65]; ['file:///home/runejen/Dropbox/Skole/Master/Data/Model_2.ods'#$plain_nn.F65]; ['file:///home/runejen/Dropbox/Skole/Master/Data/Model_3.ods'#$plain_nn.F65]; ['file:///home/runejen/Dropbox/Skole/Master/Data/Model_4.ods'#$plain_nn.F65]; ['file:///home/runejen/Dropbox/Skole/Master/Data/Model_5.ods'#$plain_nn.F65])" office:value-type="percentage" office:value="0.299005201500001" calcext:value-type="percentage">
            <text:p>29.90%</text:p>
          </table:table-cell>
          <table:table-cell table:formula="of:=AVERAGE(['file:///home/runejen/Dropbox/Skole/Master/Data/Model_1.ods'#$plain_nn.G65]; ['file:///home/runejen/Dropbox/Skole/Master/Data/Model_2.ods'#$plain_nn.G65]; ['file:///home/runejen/Dropbox/Skole/Master/Data/Model_3.ods'#$plain_nn.G65]; ['file:///home/runejen/Dropbox/Skole/Master/Data/Model_4.ods'#$plain_nn.G65]; ['file:///home/runejen/Dropbox/Skole/Master/Data/Model_5.ods'#$plain_nn.G65])" office:value-type="float" office:value="31.086" calcext:value-type="float">
            <text:p>31.09</text:p>
          </table:table-cell>
          <table:table-cell table:formula="of:=AVERAGE(['file:///home/runejen/Dropbox/Skole/Master/Data/Model_1.ods'#$plain_nn.H65]; ['file:///home/runejen/Dropbox/Skole/Master/Data/Model_2.ods'#$plain_nn.H65]; ['file:///home/runejen/Dropbox/Skole/Master/Data/Model_3.ods'#$plain_nn.H65]; ['file:///home/runejen/Dropbox/Skole/Master/Data/Model_4.ods'#$plain_nn.H65]; ['file:///home/runejen/Dropbox/Skole/Master/Data/Model_5.ods'#$plain_nn.H65])" office:value-type="float" office:value="29.9" calcext:value-type="float">
            <text:p>29.90</text:p>
          </table:table-cell>
          <table:table-cell table:formula="of:=AVERAGE(['file:///home/runejen/Dropbox/Skole/Master/Data/Model_1.ods'#$plain_nn.I65]; ['file:///home/runejen/Dropbox/Skole/Master/Data/Model_2.ods'#$plain_nn.I65]; ['file:///home/runejen/Dropbox/Skole/Master/Data/Model_3.ods'#$plain_nn.I65]; ['file:///home/runejen/Dropbox/Skole/Master/Data/Model_4.ods'#$plain_nn.I65]; ['file:///home/runejen/Dropbox/Skole/Master/Data/Model_5.ods'#$plain_nn.I65])" office:value-type="float" office:value="29.606" calcext:value-type="float">
            <text:p>29.61</text:p>
          </table:table-cell>
          <table:table-cell table:formula="of:=AVERAGE(['file:///home/runejen/Dropbox/Skole/Master/Data/Model_1.ods'#$plain_nn.J65]; ['file:///home/runejen/Dropbox/Skole/Master/Data/Model_2.ods'#$plain_nn.J65]; ['file:///home/runejen/Dropbox/Skole/Master/Data/Model_3.ods'#$plain_nn.J65]; ['file:///home/runejen/Dropbox/Skole/Master/Data/Model_4.ods'#$plain_nn.J65]; ['file:///home/runejen/Dropbox/Skole/Master/Data/Model_5.ods'#$plain_nn.J65])" office:value-type="percentage" office:value="0.977987886129443" calcext:value-type="percentage">
            <text:p>97.80%</text:p>
          </table:table-cell>
          <table:table-cell table:formula="of:=AVERAGE(['file:///home/runejen/Dropbox/Skole/Master/Data/Model_1.ods'#$plain_nn.K65]; ['file:///home/runejen/Dropbox/Skole/Master/Data/Model_2.ods'#$plain_nn.K65]; ['file:///home/runejen/Dropbox/Skole/Master/Data/Model_3.ods'#$plain_nn.K65]; ['file:///home/runejen/Dropbox/Skole/Master/Data/Model_4.ods'#$plain_nn.K65]; ['file:///home/runejen/Dropbox/Skole/Master/Data/Model_5.ods'#$plain_nn.K65])" office:value-type="float" office:value="96.302" calcext:value-type="float">
            <text:p>96.30</text:p>
          </table:table-cell>
          <table:table-cell table:formula="of:=AVERAGE(['file:///home/runejen/Dropbox/Skole/Master/Data/Model_1.ods'#$plain_nn.L65]; ['file:///home/runejen/Dropbox/Skole/Master/Data/Model_2.ods'#$plain_nn.L65]; ['file:///home/runejen/Dropbox/Skole/Master/Data/Model_3.ods'#$plain_nn.L65]; ['file:///home/runejen/Dropbox/Skole/Master/Data/Model_4.ods'#$plain_nn.L65]; ['file:///home/runejen/Dropbox/Skole/Master/Data/Model_5.ods'#$plain_nn.L65])" office:value-type="float" office:value="97.798" calcext:value-type="float">
            <text:p>97.80</text:p>
          </table:table-cell>
          <table:table-cell table:formula="of:=AVERAGE(['file:///home/runejen/Dropbox/Skole/Master/Data/Model_1.ods'#$plain_nn.M65]; ['file:///home/runejen/Dropbox/Skole/Master/Data/Model_2.ods'#$plain_nn.M65]; ['file:///home/runejen/Dropbox/Skole/Master/Data/Model_3.ods'#$plain_nn.M65]; ['file:///home/runejen/Dropbox/Skole/Master/Data/Model_4.ods'#$plain_nn.M65]; ['file:///home/runejen/Dropbox/Skole/Master/Data/Model_5.ods'#$plain_nn.M65])" office:value-type="float" office:value="97.028" calcext:value-type="float">
            <text:p>97.03</text:p>
          </table:table-cell>
          <table:table-cell table:formula="of:=AVERAGE(['file:///home/runejen/Dropbox/Skole/Master/Data/Model_1.ods'#$plain_nn.N65]; ['file:///home/runejen/Dropbox/Skole/Master/Data/Model_2.ods'#$plain_nn.N65]; ['file:///home/runejen/Dropbox/Skole/Master/Data/Model_3.ods'#$plain_nn.N65]; ['file:///home/runejen/Dropbox/Skole/Master/Data/Model_4.ods'#$plain_nn.N65]; ['file:///home/runejen/Dropbox/Skole/Master/Data/Model_5.ods'#$plain_nn.N65])" office:value-type="float" office:value="93.59" calcext:value-type="float">
            <text:p>93.59</text:p>
          </table:table-cell>
          <table:table-cell table:formula="of:=AVERAGE(['file:///home/runejen/Dropbox/Skole/Master/Data/Model_1.ods'#$plain_nn.O65]; ['file:///home/runejen/Dropbox/Skole/Master/Data/Model_2.ods'#$plain_nn.O65]; ['file:///home/runejen/Dropbox/Skole/Master/Data/Model_3.ods'#$plain_nn.O65]; ['file:///home/runejen/Dropbox/Skole/Master/Data/Model_4.ods'#$plain_nn.O65]; ['file:///home/runejen/Dropbox/Skole/Master/Data/Model_5.ods'#$plain_nn.O65])" office:value-type="float" office:value="92.984" calcext:value-type="float">
            <text:p>92.98</text:p>
          </table:table-cell>
          <table:table-cell table:formula="of:=AVERAGE(['file:///home/runejen/Dropbox/Skole/Master/Data/Model_1.ods'#$plain_nn.P65]; ['file:///home/runejen/Dropbox/Skole/Master/Data/Model_2.ods'#$plain_nn.P65]; ['file:///home/runejen/Dropbox/Skole/Master/Data/Model_3.ods'#$plain_nn.P65]; ['file:///home/runejen/Dropbox/Skole/Master/Data/Model_4.ods'#$plain_nn.P65]; ['file:///home/runejen/Dropbox/Skole/Master/Data/Model_5.ods'#$plain_nn.P65])" office:value-type="float" office:value="94.328" calcext:value-type="float">
            <text:p>94.33</text:p>
          </table:table-cell>
        </table:table-row>
        <table:table-row table:style-name="ro1">
          <table:table-cell table:style-name="ce3" office:value-type="float" office:value="0.8" calcext:value-type="float">
            <text:p>0.8</text:p>
          </table:table-cell>
          <table:table-cell table:formula="of:=AVERAGE(['file:///home/runejen/Dropbox/Skole/Master/Data/Model_1.ods'#$plain_nn.F66]; ['file:///home/runejen/Dropbox/Skole/Master/Data/Model_2.ods'#$plain_nn.F66]; ['file:///home/runejen/Dropbox/Skole/Master/Data/Model_3.ods'#$plain_nn.F66]; ['file:///home/runejen/Dropbox/Skole/Master/Data/Model_4.ods'#$plain_nn.F66]; ['file:///home/runejen/Dropbox/Skole/Master/Data/Model_5.ods'#$plain_nn.F66])" office:value-type="percentage" office:value="0.293747365414921" calcext:value-type="percentage">
            <text:p>29.37%</text:p>
          </table:table-cell>
          <table:table-cell table:formula="of:=AVERAGE(['file:///home/runejen/Dropbox/Skole/Master/Data/Model_1.ods'#$plain_nn.G66]; ['file:///home/runejen/Dropbox/Skole/Master/Data/Model_2.ods'#$plain_nn.G66]; ['file:///home/runejen/Dropbox/Skole/Master/Data/Model_3.ods'#$plain_nn.G66]; ['file:///home/runejen/Dropbox/Skole/Master/Data/Model_4.ods'#$plain_nn.G66]; ['file:///home/runejen/Dropbox/Skole/Master/Data/Model_5.ods'#$plain_nn.G66])" office:value-type="float" office:value="31.698" calcext:value-type="float">
            <text:p>31.70</text:p>
          </table:table-cell>
          <table:table-cell table:formula="of:=AVERAGE(['file:///home/runejen/Dropbox/Skole/Master/Data/Model_1.ods'#$plain_nn.H66]; ['file:///home/runejen/Dropbox/Skole/Master/Data/Model_2.ods'#$plain_nn.H66]; ['file:///home/runejen/Dropbox/Skole/Master/Data/Model_3.ods'#$plain_nn.H66]; ['file:///home/runejen/Dropbox/Skole/Master/Data/Model_4.ods'#$plain_nn.H66]; ['file:///home/runejen/Dropbox/Skole/Master/Data/Model_5.ods'#$plain_nn.H66])" office:value-type="float" office:value="29.376" calcext:value-type="float">
            <text:p>29.38</text:p>
          </table:table-cell>
          <table:table-cell table:formula="of:=AVERAGE(['file:///home/runejen/Dropbox/Skole/Master/Data/Model_1.ods'#$plain_nn.I66]; ['file:///home/runejen/Dropbox/Skole/Master/Data/Model_2.ods'#$plain_nn.I66]; ['file:///home/runejen/Dropbox/Skole/Master/Data/Model_3.ods'#$plain_nn.I66]; ['file:///home/runejen/Dropbox/Skole/Master/Data/Model_4.ods'#$plain_nn.I66]; ['file:///home/runejen/Dropbox/Skole/Master/Data/Model_5.ods'#$plain_nn.I66])" office:value-type="float" office:value="29.594" calcext:value-type="float">
            <text:p>29.59</text:p>
          </table:table-cell>
          <table:table-cell table:formula="of:=AVERAGE(['file:///home/runejen/Dropbox/Skole/Master/Data/Model_1.ods'#$plain_nn.J66]; ['file:///home/runejen/Dropbox/Skole/Master/Data/Model_2.ods'#$plain_nn.J66]; ['file:///home/runejen/Dropbox/Skole/Master/Data/Model_3.ods'#$plain_nn.J66]; ['file:///home/runejen/Dropbox/Skole/Master/Data/Model_4.ods'#$plain_nn.J66]; ['file:///home/runejen/Dropbox/Skole/Master/Data/Model_5.ods'#$plain_nn.J66])" office:value-type="percentage" office:value="0.979435414276567" calcext:value-type="percentage">
            <text:p>97.94%</text:p>
          </table:table-cell>
          <table:table-cell table:formula="of:=AVERAGE(['file:///home/runejen/Dropbox/Skole/Master/Data/Model_1.ods'#$plain_nn.K66]; ['file:///home/runejen/Dropbox/Skole/Master/Data/Model_2.ods'#$plain_nn.K66]; ['file:///home/runejen/Dropbox/Skole/Master/Data/Model_3.ods'#$plain_nn.K66]; ['file:///home/runejen/Dropbox/Skole/Master/Data/Model_4.ods'#$plain_nn.K66]; ['file:///home/runejen/Dropbox/Skole/Master/Data/Model_5.ods'#$plain_nn.K66])" office:value-type="float" office:value="96.286" calcext:value-type="float">
            <text:p>96.29</text:p>
          </table:table-cell>
          <table:table-cell table:formula="of:=AVERAGE(['file:///home/runejen/Dropbox/Skole/Master/Data/Model_1.ods'#$plain_nn.L66]; ['file:///home/runejen/Dropbox/Skole/Master/Data/Model_2.ods'#$plain_nn.L66]; ['file:///home/runejen/Dropbox/Skole/Master/Data/Model_3.ods'#$plain_nn.L66]; ['file:///home/runejen/Dropbox/Skole/Master/Data/Model_4.ods'#$plain_nn.L66]; ['file:///home/runejen/Dropbox/Skole/Master/Data/Model_5.ods'#$plain_nn.L66])" office:value-type="float" office:value="97.942" calcext:value-type="float">
            <text:p>97.94</text:p>
          </table:table-cell>
          <table:table-cell table:formula="of:=AVERAGE(['file:///home/runejen/Dropbox/Skole/Master/Data/Model_1.ods'#$plain_nn.M66]; ['file:///home/runejen/Dropbox/Skole/Master/Data/Model_2.ods'#$plain_nn.M66]; ['file:///home/runejen/Dropbox/Skole/Master/Data/Model_3.ods'#$plain_nn.M66]; ['file:///home/runejen/Dropbox/Skole/Master/Data/Model_4.ods'#$plain_nn.M66]; ['file:///home/runejen/Dropbox/Skole/Master/Data/Model_5.ods'#$plain_nn.M66])" office:value-type="float" office:value="97.09" calcext:value-type="float">
            <text:p>97.09</text:p>
          </table:table-cell>
          <table:table-cell table:formula="of:=AVERAGE(['file:///home/runejen/Dropbox/Skole/Master/Data/Model_1.ods'#$plain_nn.N66]; ['file:///home/runejen/Dropbox/Skole/Master/Data/Model_2.ods'#$plain_nn.N66]; ['file:///home/runejen/Dropbox/Skole/Master/Data/Model_3.ods'#$plain_nn.N66]; ['file:///home/runejen/Dropbox/Skole/Master/Data/Model_4.ods'#$plain_nn.N66]; ['file:///home/runejen/Dropbox/Skole/Master/Data/Model_5.ods'#$plain_nn.N66])" office:value-type="float" office:value="93.65" calcext:value-type="float">
            <text:p>93.65</text:p>
          </table:table-cell>
          <table:table-cell table:formula="of:=AVERAGE(['file:///home/runejen/Dropbox/Skole/Master/Data/Model_1.ods'#$plain_nn.O66]; ['file:///home/runejen/Dropbox/Skole/Master/Data/Model_2.ods'#$plain_nn.O66]; ['file:///home/runejen/Dropbox/Skole/Master/Data/Model_3.ods'#$plain_nn.O66]; ['file:///home/runejen/Dropbox/Skole/Master/Data/Model_4.ods'#$plain_nn.O66]; ['file:///home/runejen/Dropbox/Skole/Master/Data/Model_5.ods'#$plain_nn.O66])" office:value-type="float" office:value="93" calcext:value-type="float">
            <text:p>93.00</text:p>
          </table:table-cell>
          <table:table-cell table:formula="of:=AVERAGE(['file:///home/runejen/Dropbox/Skole/Master/Data/Model_1.ods'#$plain_nn.P66]; ['file:///home/runejen/Dropbox/Skole/Master/Data/Model_2.ods'#$plain_nn.P66]; ['file:///home/runejen/Dropbox/Skole/Master/Data/Model_3.ods'#$plain_nn.P66]; ['file:///home/runejen/Dropbox/Skole/Master/Data/Model_4.ods'#$plain_nn.P66]; ['file:///home/runejen/Dropbox/Skole/Master/Data/Model_5.ods'#$plain_nn.P66])" office:value-type="float" office:value="94.444" calcext:value-type="float">
            <text:p>94.44</text:p>
          </table:table-cell>
        </table:table-row>
        <table:table-row table:style-name="ro1">
          <table:table-cell table:style-name="ce3" office:value-type="float" office:value="0.9" calcext:value-type="float">
            <text:p>0.9</text:p>
          </table:table-cell>
          <table:table-cell table:formula="of:=AVERAGE(['file:///home/runejen/Dropbox/Skole/Master/Data/Model_1.ods'#$plain_nn.F67]; ['file:///home/runejen/Dropbox/Skole/Master/Data/Model_2.ods'#$plain_nn.F67]; ['file:///home/runejen/Dropbox/Skole/Master/Data/Model_3.ods'#$plain_nn.F67]; ['file:///home/runejen/Dropbox/Skole/Master/Data/Model_4.ods'#$plain_nn.F67]; ['file:///home/runejen/Dropbox/Skole/Master/Data/Model_5.ods'#$plain_nn.F67])" office:value-type="percentage" office:value="0.285455750022898" calcext:value-type="percentage">
            <text:p>28.55%</text:p>
          </table:table-cell>
          <table:table-cell table:formula="of:=AVERAGE(['file:///home/runejen/Dropbox/Skole/Master/Data/Model_1.ods'#$plain_nn.G67]; ['file:///home/runejen/Dropbox/Skole/Master/Data/Model_2.ods'#$plain_nn.G67]; ['file:///home/runejen/Dropbox/Skole/Master/Data/Model_3.ods'#$plain_nn.G67]; ['file:///home/runejen/Dropbox/Skole/Master/Data/Model_4.ods'#$plain_nn.G67]; ['file:///home/runejen/Dropbox/Skole/Master/Data/Model_5.ods'#$plain_nn.G67])" office:value-type="float" office:value="32.996" calcext:value-type="float">
            <text:p>33.00</text:p>
          </table:table-cell>
          <table:table-cell table:formula="of:=AVERAGE(['file:///home/runejen/Dropbox/Skole/Master/Data/Model_1.ods'#$plain_nn.H67]; ['file:///home/runejen/Dropbox/Skole/Master/Data/Model_2.ods'#$plain_nn.H67]; ['file:///home/runejen/Dropbox/Skole/Master/Data/Model_3.ods'#$plain_nn.H67]; ['file:///home/runejen/Dropbox/Skole/Master/Data/Model_4.ods'#$plain_nn.H67]; ['file:///home/runejen/Dropbox/Skole/Master/Data/Model_5.ods'#$plain_nn.H67])" office:value-type="float" office:value="28.544" calcext:value-type="float">
            <text:p>28.54</text:p>
          </table:table-cell>
          <table:table-cell table:formula="of:=AVERAGE(['file:///home/runejen/Dropbox/Skole/Master/Data/Model_1.ods'#$plain_nn.I67]; ['file:///home/runejen/Dropbox/Skole/Master/Data/Model_2.ods'#$plain_nn.I67]; ['file:///home/runejen/Dropbox/Skole/Master/Data/Model_3.ods'#$plain_nn.I67]; ['file:///home/runejen/Dropbox/Skole/Master/Data/Model_4.ods'#$plain_nn.I67]; ['file:///home/runejen/Dropbox/Skole/Master/Data/Model_5.ods'#$plain_nn.I67])" office:value-type="float" office:value="29.736" calcext:value-type="float">
            <text:p>29.74</text:p>
          </table:table-cell>
          <table:table-cell table:formula="of:=AVERAGE(['file:///home/runejen/Dropbox/Skole/Master/Data/Model_1.ods'#$plain_nn.J67]; ['file:///home/runejen/Dropbox/Skole/Master/Data/Model_2.ods'#$plain_nn.J67]; ['file:///home/runejen/Dropbox/Skole/Master/Data/Model_3.ods'#$plain_nn.J67]; ['file:///home/runejen/Dropbox/Skole/Master/Data/Model_4.ods'#$plain_nn.J67]; ['file:///home/runejen/Dropbox/Skole/Master/Data/Model_5.ods'#$plain_nn.J67])" office:value-type="percentage" office:value="0.981855684499413" calcext:value-type="percentage">
            <text:p>98.19%</text:p>
          </table:table-cell>
          <table:table-cell table:formula="of:=AVERAGE(['file:///home/runejen/Dropbox/Skole/Master/Data/Model_1.ods'#$plain_nn.K67]; ['file:///home/runejen/Dropbox/Skole/Master/Data/Model_2.ods'#$plain_nn.K67]; ['file:///home/runejen/Dropbox/Skole/Master/Data/Model_3.ods'#$plain_nn.K67]; ['file:///home/runejen/Dropbox/Skole/Master/Data/Model_4.ods'#$plain_nn.K67]; ['file:///home/runejen/Dropbox/Skole/Master/Data/Model_5.ods'#$plain_nn.K67])" office:value-type="float" office:value="96.262" calcext:value-type="float">
            <text:p>96.26</text:p>
          </table:table-cell>
          <table:table-cell table:formula="of:=AVERAGE(['file:///home/runejen/Dropbox/Skole/Master/Data/Model_1.ods'#$plain_nn.L67]; ['file:///home/runejen/Dropbox/Skole/Master/Data/Model_2.ods'#$plain_nn.L67]; ['file:///home/runejen/Dropbox/Skole/Master/Data/Model_3.ods'#$plain_nn.L67]; ['file:///home/runejen/Dropbox/Skole/Master/Data/Model_4.ods'#$plain_nn.L67]; ['file:///home/runejen/Dropbox/Skole/Master/Data/Model_5.ods'#$plain_nn.L67])" office:value-type="float" office:value="98.186" calcext:value-type="float">
            <text:p>98.19</text:p>
          </table:table-cell>
          <table:table-cell table:formula="of:=AVERAGE(['file:///home/runejen/Dropbox/Skole/Master/Data/Model_1.ods'#$plain_nn.M67]; ['file:///home/runejen/Dropbox/Skole/Master/Data/Model_2.ods'#$plain_nn.M67]; ['file:///home/runejen/Dropbox/Skole/Master/Data/Model_3.ods'#$plain_nn.M67]; ['file:///home/runejen/Dropbox/Skole/Master/Data/Model_4.ods'#$plain_nn.M67]; ['file:///home/runejen/Dropbox/Skole/Master/Data/Model_5.ods'#$plain_nn.M67])" office:value-type="float" office:value="97.198" calcext:value-type="float">
            <text:p>97.20</text:p>
          </table:table-cell>
          <table:table-cell table:formula="of:=AVERAGE(['file:///home/runejen/Dropbox/Skole/Master/Data/Model_1.ods'#$plain_nn.N67]; ['file:///home/runejen/Dropbox/Skole/Master/Data/Model_2.ods'#$plain_nn.N67]; ['file:///home/runejen/Dropbox/Skole/Master/Data/Model_3.ods'#$plain_nn.N67]; ['file:///home/runejen/Dropbox/Skole/Master/Data/Model_4.ods'#$plain_nn.N67]; ['file:///home/runejen/Dropbox/Skole/Master/Data/Model_5.ods'#$plain_nn.N67])" office:value-type="float" office:value="93.766" calcext:value-type="float">
            <text:p>93.77</text:p>
          </table:table-cell>
          <table:table-cell table:formula="of:=AVERAGE(['file:///home/runejen/Dropbox/Skole/Master/Data/Model_1.ods'#$plain_nn.O67]; ['file:///home/runejen/Dropbox/Skole/Master/Data/Model_2.ods'#$plain_nn.O67]; ['file:///home/runejen/Dropbox/Skole/Master/Data/Model_3.ods'#$plain_nn.O67]; ['file:///home/runejen/Dropbox/Skole/Master/Data/Model_4.ods'#$plain_nn.O67]; ['file:///home/runejen/Dropbox/Skole/Master/Data/Model_5.ods'#$plain_nn.O67])" office:value-type="float" office:value="93.048" calcext:value-type="float">
            <text:p>93.05</text:p>
          </table:table-cell>
          <table:table-cell table:formula="of:=AVERAGE(['file:///home/runejen/Dropbox/Skole/Master/Data/Model_1.ods'#$plain_nn.P67]; ['file:///home/runejen/Dropbox/Skole/Master/Data/Model_2.ods'#$plain_nn.P67]; ['file:///home/runejen/Dropbox/Skole/Master/Data/Model_3.ods'#$plain_nn.P67]; ['file:///home/runejen/Dropbox/Skole/Master/Data/Model_4.ods'#$plain_nn.P67]; ['file:///home/runejen/Dropbox/Skole/Master/Data/Model_5.ods'#$plain_nn.P67])" office:value-type="float" office:value="94.642" calcext:value-type="float">
            <text:p>94.64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Nn – lst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Pos %</text:p>
          </table:table-cell>
          <table:table-cell office:value-type="string" calcext:value-type="string">
            <text:p>Pos prec</text:p>
          </table:table-cell>
          <table:table-cell office:value-type="string" calcext:value-type="string">
            <text:p>Pos recall</text:p>
          </table:table-cell>
          <table:table-cell office:value-type="string" calcext:value-type="string">
            <text:p>Pos F1</text:p>
          </table:table-cell>
          <table:table-cell office:value-type="string" calcext:value-type="string">
            <text:p>Neg %</text:p>
          </table:table-cell>
          <table:table-cell office:value-type="string" calcext:value-type="string">
            <text:p>Neg prec</text:p>
          </table:table-cell>
          <table:table-cell office:value-type="string" calcext:value-type="string">
            <text:p>Neg recall</text:p>
          </table:table-cell>
          <table:table-cell office:value-type="string" calcext:value-type="string">
            <text:p>Neg F1</text:p>
          </table:table-cell>
          <table:table-cell office:value-type="string" calcext:value-type="string">
            <text:p>Baseline F1</text:p>
          </table:table-cell>
          <table:table-cell office:value-type="string" calcext:value-type="string">
            <text:p>Baseline Precision</text:p>
          </table:table-cell>
          <table:table-cell office:value-type="string" calcext:value-type="string">
            <text:p>Baseline Recall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 table:formula="of:=AVERAGE(['file:///home/runejen/Dropbox/Skole/Master/Data/Model_1.ods'#$plain_nn_lstm.F$15]; ['file:///home/runejen/Dropbox/Skole/Master/Data/Model_2.ods'#$plain_nn_lstm.F$15]; ['file:///home/runejen/Dropbox/Skole/Master/Data/Model_3.ods'#$plain_nn_lstm.F$15]; ['file:///home/runejen/Dropbox/Skole/Master/Data/Model_4.ods'#$plain_nn_lstm.F$15]; ['file:///home/runejen/Dropbox/Skole/Master/Data/Model_5.ods'#$plain_nn_lstm.F$15])" office:value-type="percentage" office:value="0.36456355643132" calcext:value-type="percentage">
            <text:p>36.46%</text:p>
          </table:table-cell>
          <table:table-cell table:formula="of:=AVERAGE(['file:///home/runejen/Dropbox/Skole/Master/Data/Model_1.ods'#$plain_nn_lstm.G$15]; ['file:///home/runejen/Dropbox/Skole/Master/Data/Model_2.ods'#$plain_nn_lstm.G$15]; ['file:///home/runejen/Dropbox/Skole/Master/Data/Model_3.ods'#$plain_nn_lstm.G$15]; ['file:///home/runejen/Dropbox/Skole/Master/Data/Model_4.ods'#$plain_nn_lstm.G$15]; ['file:///home/runejen/Dropbox/Skole/Master/Data/Model_5.ods'#$plain_nn_lstm.G$15])" office:value-type="float" office:value="27.796" calcext:value-type="float">
            <text:p>27.80</text:p>
          </table:table-cell>
          <table:table-cell table:formula="of:=AVERAGE(['file:///home/runejen/Dropbox/Skole/Master/Data/Model_1.ods'#$plain_nn_lstm.H$15]; ['file:///home/runejen/Dropbox/Skole/Master/Data/Model_2.ods'#$plain_nn_lstm.H$15]; ['file:///home/runejen/Dropbox/Skole/Master/Data/Model_3.ods'#$plain_nn_lstm.H$15]; ['file:///home/runejen/Dropbox/Skole/Master/Data/Model_4.ods'#$plain_nn_lstm.H$15]; ['file:///home/runejen/Dropbox/Skole/Master/Data/Model_5.ods'#$plain_nn_lstm.H$15])" office:value-type="float" office:value="36.456" calcext:value-type="float">
            <text:p>36.46</text:p>
          </table:table-cell>
          <table:table-cell table:formula="of:=AVERAGE(['file:///home/runejen/Dropbox/Skole/Master/Data/Model_1.ods'#$plain_nn_lstm.I$15]; ['file:///home/runejen/Dropbox/Skole/Master/Data/Model_2.ods'#$plain_nn_lstm.I$15]; ['file:///home/runejen/Dropbox/Skole/Master/Data/Model_3.ods'#$plain_nn_lstm.I$15]; ['file:///home/runejen/Dropbox/Skole/Master/Data/Model_4.ods'#$plain_nn_lstm.I$15]; ['file:///home/runejen/Dropbox/Skole/Master/Data/Model_5.ods'#$plain_nn_lstm.I$15])" office:value-type="float" office:value="30.864" calcext:value-type="float">
            <text:p>30.86</text:p>
          </table:table-cell>
          <table:table-cell table:formula="of:=AVERAGE(['file:///home/runejen/Dropbox/Skole/Master/Data/Model_1.ods'#$plain_nn_lstm.J$15]; ['file:///home/runejen/Dropbox/Skole/Master/Data/Model_2.ods'#$plain_nn_lstm.J$15]; ['file:///home/runejen/Dropbox/Skole/Master/Data/Model_3.ods'#$plain_nn_lstm.J$15]; ['file:///home/runejen/Dropbox/Skole/Master/Data/Model_4.ods'#$plain_nn_lstm.J$15]; ['file:///home/runejen/Dropbox/Skole/Master/Data/Model_5.ods'#$plain_nn_lstm.J$15])" office:value-type="percentage" office:value="0.944278787068037" calcext:value-type="percentage">
            <text:p>94.43%</text:p>
          </table:table-cell>
          <table:table-cell table:formula="of:=AVERAGE(['file:///home/runejen/Dropbox/Skole/Master/Data/Model_1.ods'#$plain_nn_lstm.K$15]; ['file:///home/runejen/Dropbox/Skole/Master/Data/Model_2.ods'#$plain_nn_lstm.K$15]; ['file:///home/runejen/Dropbox/Skole/Master/Data/Model_3.ods'#$plain_nn_lstm.K$15]; ['file:///home/runejen/Dropbox/Skole/Master/Data/Model_4.ods'#$plain_nn_lstm.K$15]; ['file:///home/runejen/Dropbox/Skole/Master/Data/Model_5.ods'#$plain_nn_lstm.K$15])" office:value-type="float" office:value="96.498" calcext:value-type="float">
            <text:p>96.50</text:p>
          </table:table-cell>
          <table:table-cell table:formula="of:=AVERAGE(['file:///home/runejen/Dropbox/Skole/Master/Data/Model_1.ods'#$plain_nn_lstm.L$15]; ['file:///home/runejen/Dropbox/Skole/Master/Data/Model_2.ods'#$plain_nn_lstm.L$15]; ['file:///home/runejen/Dropbox/Skole/Master/Data/Model_3.ods'#$plain_nn_lstm.L$15]; ['file:///home/runejen/Dropbox/Skole/Master/Data/Model_4.ods'#$plain_nn_lstm.L$15]; ['file:///home/runejen/Dropbox/Skole/Master/Data/Model_5.ods'#$plain_nn_lstm.L$15])" office:value-type="float" office:value="94.428" calcext:value-type="float">
            <text:p>94.43</text:p>
          </table:table-cell>
          <table:table-cell table:formula="of:=AVERAGE(['file:///home/runejen/Dropbox/Skole/Master/Data/Model_1.ods'#$plain_nn_lstm.M$15]; ['file:///home/runejen/Dropbox/Skole/Master/Data/Model_2.ods'#$plain_nn_lstm.M$15]; ['file:///home/runejen/Dropbox/Skole/Master/Data/Model_3.ods'#$plain_nn_lstm.M$15]; ['file:///home/runejen/Dropbox/Skole/Master/Data/Model_4.ods'#$plain_nn_lstm.M$15]; ['file:///home/runejen/Dropbox/Skole/Master/Data/Model_5.ods'#$plain_nn_lstm.M$15])" office:value-type="float" office:value="95.426" calcext:value-type="float">
            <text:p>95.43</text:p>
          </table:table-cell>
          <table:table-cell table:formula="of:=AVERAGE(['file:///home/runejen/Dropbox/Skole/Master/Data/Model_1.ods'#$plain_nn_lstm.N$15]; ['file:///home/runejen/Dropbox/Skole/Master/Data/Model_2.ods'#$plain_nn_lstm.N$15]; ['file:///home/runejen/Dropbox/Skole/Master/Data/Model_3.ods'#$plain_nn_lstm.N$15]; ['file:///home/runejen/Dropbox/Skole/Master/Data/Model_4.ods'#$plain_nn_lstm.N$15]; ['file:///home/runejen/Dropbox/Skole/Master/Data/Model_5.ods'#$plain_nn_lstm.N$15])" office:value-type="float" office:value="92.12" calcext:value-type="float">
            <text:p>92.12</text:p>
          </table:table-cell>
          <table:table-cell table:formula="of:=AVERAGE(['file:///home/runejen/Dropbox/Skole/Master/Data/Model_1.ods'#$plain_nn_lstm.O$15]; ['file:///home/runejen/Dropbox/Skole/Master/Data/Model_2.ods'#$plain_nn_lstm.O$15]; ['file:///home/runejen/Dropbox/Skole/Master/Data/Model_3.ods'#$plain_nn_lstm.O$15]; ['file:///home/runejen/Dropbox/Skole/Master/Data/Model_4.ods'#$plain_nn_lstm.O$15]; ['file:///home/runejen/Dropbox/Skole/Master/Data/Model_5.ods'#$plain_nn_lstm.O$15])" office:value-type="float" office:value="92.962" calcext:value-type="float">
            <text:p>92.96</text:p>
          </table:table-cell>
          <table:table-cell table:formula="of:=AVERAGE(['file:///home/runejen/Dropbox/Skole/Master/Data/Model_1.ods'#$plain_nn_lstm.P$15]; ['file:///home/runejen/Dropbox/Skole/Master/Data/Model_2.ods'#$plain_nn_lstm.P$15]; ['file:///home/runejen/Dropbox/Skole/Master/Data/Model_3.ods'#$plain_nn_lstm.P$15]; ['file:///home/runejen/Dropbox/Skole/Master/Data/Model_4.ods'#$plain_nn_lstm.P$15]; ['file:///home/runejen/Dropbox/Skole/Master/Data/Model_5.ods'#$plain_nn_lstm.P$15])" office:value-type="float" office:value="91.466" calcext:value-type="float">
            <text:p>91.47</text:p>
          </table:table-cell>
        </table:table-row>
        <table:table-row table:style-name="ro1">
          <table:table-cell office:value-type="string" calcext:value-type="string">
            <text:p>200k</text:p>
          </table:table-cell>
          <table:table-cell table:formula="of:=AVERAGE(['file:///home/runejen/Dropbox/Skole/Master/Data/Model_1.ods'#$plain_nn_lstm.F$28]; ['file:///home/runejen/Dropbox/Skole/Master/Data/Model_2.ods'#$plain_nn_lstm.F$28]; ['file:///home/runejen/Dropbox/Skole/Master/Data/Model_3.ods'#$plain_nn_lstm.F$28]; ['file:///home/runejen/Dropbox/Skole/Master/Data/Model_4.ods'#$plain_nn_lstm.F$28]; ['file:///home/runejen/Dropbox/Skole/Master/Data/Model_5.ods'#$plain_nn_lstm.F$28])" office:value-type="percentage" office:value="0.329874876945685" calcext:value-type="percentage">
            <text:p>32.99%</text:p>
          </table:table-cell>
          <table:table-cell table:formula="of:=AVERAGE(['file:///home/runejen/Dropbox/Skole/Master/Data/Model_1.ods'#$plain_nn_lstm.G$28]; ['file:///home/runejen/Dropbox/Skole/Master/Data/Model_2.ods'#$plain_nn_lstm.G$28]; ['file:///home/runejen/Dropbox/Skole/Master/Data/Model_3.ods'#$plain_nn_lstm.G$28]; ['file:///home/runejen/Dropbox/Skole/Master/Data/Model_4.ods'#$plain_nn_lstm.G$28]; ['file:///home/runejen/Dropbox/Skole/Master/Data/Model_5.ods'#$plain_nn_lstm.G$28])" office:value-type="float" office:value="25.854" calcext:value-type="float">
            <text:p>25.85</text:p>
          </table:table-cell>
          <table:table-cell table:formula="of:=AVERAGE(['file:///home/runejen/Dropbox/Skole/Master/Data/Model_1.ods'#$plain_nn_lstm.H$28]; ['file:///home/runejen/Dropbox/Skole/Master/Data/Model_2.ods'#$plain_nn_lstm.H$28]; ['file:///home/runejen/Dropbox/Skole/Master/Data/Model_3.ods'#$plain_nn_lstm.H$28]; ['file:///home/runejen/Dropbox/Skole/Master/Data/Model_4.ods'#$plain_nn_lstm.H$28]; ['file:///home/runejen/Dropbox/Skole/Master/Data/Model_5.ods'#$plain_nn_lstm.H$28])" office:value-type="float" office:value="32.988" calcext:value-type="float">
            <text:p>32.99</text:p>
          </table:table-cell>
          <table:table-cell table:formula="of:=AVERAGE(['file:///home/runejen/Dropbox/Skole/Master/Data/Model_1.ods'#$plain_nn_lstm.I$28]; ['file:///home/runejen/Dropbox/Skole/Master/Data/Model_2.ods'#$plain_nn_lstm.I$28]; ['file:///home/runejen/Dropbox/Skole/Master/Data/Model_3.ods'#$plain_nn_lstm.I$28]; ['file:///home/runejen/Dropbox/Skole/Master/Data/Model_4.ods'#$plain_nn_lstm.I$28]; ['file:///home/runejen/Dropbox/Skole/Master/Data/Model_5.ods'#$plain_nn_lstm.I$28])" office:value-type="float" office:value="28.692" calcext:value-type="float">
            <text:p>28.69</text:p>
          </table:table-cell>
          <table:table-cell table:formula="of:=AVERAGE(['file:///home/runejen/Dropbox/Skole/Master/Data/Model_1.ods'#$plain_nn_lstm.J$28]; ['file:///home/runejen/Dropbox/Skole/Master/Data/Model_2.ods'#$plain_nn_lstm.J$28]; ['file:///home/runejen/Dropbox/Skole/Master/Data/Model_3.ods'#$plain_nn_lstm.J$28]; ['file:///home/runejen/Dropbox/Skole/Master/Data/Model_4.ods'#$plain_nn_lstm.J$28]; ['file:///home/runejen/Dropbox/Skole/Master/Data/Model_5.ods'#$plain_nn_lstm.J$28])" office:value-type="percentage" office:value="0.962412713470436" calcext:value-type="percentage">
            <text:p>96.24%</text:p>
          </table:table-cell>
          <table:table-cell table:formula="of:=AVERAGE(['file:///home/runejen/Dropbox/Skole/Master/Data/Model_1.ods'#$plain_nn_lstm.K$28]; ['file:///home/runejen/Dropbox/Skole/Master/Data/Model_2.ods'#$plain_nn_lstm.K$28]; ['file:///home/runejen/Dropbox/Skole/Master/Data/Model_3.ods'#$plain_nn_lstm.K$28]; ['file:///home/runejen/Dropbox/Skole/Master/Data/Model_4.ods'#$plain_nn_lstm.K$28]; ['file:///home/runejen/Dropbox/Skole/Master/Data/Model_5.ods'#$plain_nn_lstm.K$28])" office:value-type="float" office:value="96.406" calcext:value-type="float">
            <text:p>96.41</text:p>
          </table:table-cell>
          <table:table-cell table:formula="of:=AVERAGE(['file:///home/runejen/Dropbox/Skole/Master/Data/Model_1.ods'#$plain_nn_lstm.L$28]; ['file:///home/runejen/Dropbox/Skole/Master/Data/Model_2.ods'#$plain_nn_lstm.L$28]; ['file:///home/runejen/Dropbox/Skole/Master/Data/Model_3.ods'#$plain_nn_lstm.L$28]; ['file:///home/runejen/Dropbox/Skole/Master/Data/Model_4.ods'#$plain_nn_lstm.L$28]; ['file:///home/runejen/Dropbox/Skole/Master/Data/Model_5.ods'#$plain_nn_lstm.L$28])" office:value-type="float" office:value="96.242" calcext:value-type="float">
            <text:p>96.24</text:p>
          </table:table-cell>
          <table:table-cell table:formula="of:=AVERAGE(['file:///home/runejen/Dropbox/Skole/Master/Data/Model_1.ods'#$plain_nn_lstm.M$28]; ['file:///home/runejen/Dropbox/Skole/Master/Data/Model_2.ods'#$plain_nn_lstm.M$28]; ['file:///home/runejen/Dropbox/Skole/Master/Data/Model_3.ods'#$plain_nn_lstm.M$28]; ['file:///home/runejen/Dropbox/Skole/Master/Data/Model_4.ods'#$plain_nn_lstm.M$28]; ['file:///home/runejen/Dropbox/Skole/Master/Data/Model_5.ods'#$plain_nn_lstm.M$28])" office:value-type="float" office:value="96.312" calcext:value-type="float">
            <text:p>96.31</text:p>
          </table:table-cell>
          <table:table-cell table:formula="of:=AVERAGE(['file:///home/runejen/Dropbox/Skole/Master/Data/Model_1.ods'#$plain_nn_lstm.N$28]; ['file:///home/runejen/Dropbox/Skole/Master/Data/Model_2.ods'#$plain_nn_lstm.N$28]; ['file:///home/runejen/Dropbox/Skole/Master/Data/Model_3.ods'#$plain_nn_lstm.N$28]; ['file:///home/runejen/Dropbox/Skole/Master/Data/Model_4.ods'#$plain_nn_lstm.N$28]; ['file:///home/runejen/Dropbox/Skole/Master/Data/Model_5.ods'#$plain_nn_lstm.N$28])" office:value-type="float" office:value="92.878" calcext:value-type="float">
            <text:p>92.88</text:p>
          </table:table-cell>
          <table:table-cell table:formula="of:=AVERAGE(['file:///home/runejen/Dropbox/Skole/Master/Data/Model_1.ods'#$plain_nn_lstm.O$28]; ['file:///home/runejen/Dropbox/Skole/Master/Data/Model_2.ods'#$plain_nn_lstm.O$28]; ['file:///home/runejen/Dropbox/Skole/Master/Data/Model_3.ods'#$plain_nn_lstm.O$28]; ['file:///home/runejen/Dropbox/Skole/Master/Data/Model_4.ods'#$plain_nn_lstm.O$28]; ['file:///home/runejen/Dropbox/Skole/Master/Data/Model_5.ods'#$plain_nn_lstm.O$28])" office:value-type="float" office:value="92.828" calcext:value-type="float">
            <text:p>92.83</text:p>
          </table:table-cell>
          <table:table-cell table:formula="of:=AVERAGE(['file:///home/runejen/Dropbox/Skole/Master/Data/Model_1.ods'#$plain_nn_lstm.P$28]; ['file:///home/runejen/Dropbox/Skole/Master/Data/Model_2.ods'#$plain_nn_lstm.P$28]; ['file:///home/runejen/Dropbox/Skole/Master/Data/Model_3.ods'#$plain_nn_lstm.P$28]; ['file:///home/runejen/Dropbox/Skole/Master/Data/Model_4.ods'#$plain_nn_lstm.P$28]; ['file:///home/runejen/Dropbox/Skole/Master/Data/Model_5.ods'#$plain_nn_lstm.P$28])" office:value-type="float" office:value="93.012" calcext:value-type="float">
            <text:p>93.01</text:p>
          </table:table-cell>
        </table:table-row>
        <table:table-row table:style-name="ro1">
          <table:table-cell office:value-type="string" calcext:value-type="string">
            <text:p>300k</text:p>
          </table:table-cell>
          <table:table-cell table:formula="of:=AVERAGE(['file:///home/runejen/Dropbox/Skole/Master/Data/Model_1.ods'#$plain_nn_lstm.F$41]; ['file:///home/runejen/Dropbox/Skole/Master/Data/Model_2.ods'#$plain_nn_lstm.F$41]; ['file:///home/runejen/Dropbox/Skole/Master/Data/Model_3.ods'#$plain_nn_lstm.F$41]; ['file:///home/runejen/Dropbox/Skole/Master/Data/Model_4.ods'#$plain_nn_lstm.F$41]; ['file:///home/runejen/Dropbox/Skole/Master/Data/Model_5.ods'#$plain_nn_lstm.F$41])" office:value-type="percentage" office:value="0.326650923692663" calcext:value-type="percentage">
            <text:p>32.67%</text:p>
          </table:table-cell>
          <table:table-cell table:formula="of:=AVERAGE(['file:///home/runejen/Dropbox/Skole/Master/Data/Model_1.ods'#$plain_nn_lstm.G$41]; ['file:///home/runejen/Dropbox/Skole/Master/Data/Model_2.ods'#$plain_nn_lstm.G$41]; ['file:///home/runejen/Dropbox/Skole/Master/Data/Model_3.ods'#$plain_nn_lstm.G$41]; ['file:///home/runejen/Dropbox/Skole/Master/Data/Model_4.ods'#$plain_nn_lstm.G$41]; ['file:///home/runejen/Dropbox/Skole/Master/Data/Model_5.ods'#$plain_nn_lstm.G$41])" office:value-type="float" office:value="25.918" calcext:value-type="float">
            <text:p>25.92</text:p>
          </table:table-cell>
          <table:table-cell table:formula="of:=AVERAGE(['file:///home/runejen/Dropbox/Skole/Master/Data/Model_1.ods'#$plain_nn_lstm.H$41]; ['file:///home/runejen/Dropbox/Skole/Master/Data/Model_2.ods'#$plain_nn_lstm.H$41]; ['file:///home/runejen/Dropbox/Skole/Master/Data/Model_3.ods'#$plain_nn_lstm.H$41]; ['file:///home/runejen/Dropbox/Skole/Master/Data/Model_4.ods'#$plain_nn_lstm.H$41]; ['file:///home/runejen/Dropbox/Skole/Master/Data/Model_5.ods'#$plain_nn_lstm.H$41])" office:value-type="float" office:value="32.664" calcext:value-type="float">
            <text:p>32.66</text:p>
          </table:table-cell>
          <table:table-cell table:formula="of:=AVERAGE(['file:///home/runejen/Dropbox/Skole/Master/Data/Model_1.ods'#$plain_nn_lstm.I$41]; ['file:///home/runejen/Dropbox/Skole/Master/Data/Model_2.ods'#$plain_nn_lstm.I$41]; ['file:///home/runejen/Dropbox/Skole/Master/Data/Model_3.ods'#$plain_nn_lstm.I$41]; ['file:///home/runejen/Dropbox/Skole/Master/Data/Model_4.ods'#$plain_nn_lstm.I$41]; ['file:///home/runejen/Dropbox/Skole/Master/Data/Model_5.ods'#$plain_nn_lstm.I$41])" office:value-type="float" office:value="28.626" calcext:value-type="float">
            <text:p>28.63</text:p>
          </table:table-cell>
          <table:table-cell table:formula="of:=AVERAGE(['file:///home/runejen/Dropbox/Skole/Master/Data/Model_1.ods'#$plain_nn_lstm.J$41]; ['file:///home/runejen/Dropbox/Skole/Master/Data/Model_2.ods'#$plain_nn_lstm.J$41]; ['file:///home/runejen/Dropbox/Skole/Master/Data/Model_3.ods'#$plain_nn_lstm.J$41]; ['file:///home/runejen/Dropbox/Skole/Master/Data/Model_4.ods'#$plain_nn_lstm.J$41]; ['file:///home/runejen/Dropbox/Skole/Master/Data/Model_5.ods'#$plain_nn_lstm.J$41])" office:value-type="percentage" office:value="0.963502555725723" calcext:value-type="percentage">
            <text:p>96.35%</text:p>
          </table:table-cell>
          <table:table-cell table:formula="of:=AVERAGE(['file:///home/runejen/Dropbox/Skole/Master/Data/Model_1.ods'#$plain_nn_lstm.K$41]; ['file:///home/runejen/Dropbox/Skole/Master/Data/Model_2.ods'#$plain_nn_lstm.K$41]; ['file:///home/runejen/Dropbox/Skole/Master/Data/Model_3.ods'#$plain_nn_lstm.K$41]; ['file:///home/runejen/Dropbox/Skole/Master/Data/Model_4.ods'#$plain_nn_lstm.K$41]; ['file:///home/runejen/Dropbox/Skole/Master/Data/Model_5.ods'#$plain_nn_lstm.K$41])" office:value-type="float" office:value="96.396" calcext:value-type="float">
            <text:p>96.40</text:p>
          </table:table-cell>
          <table:table-cell table:formula="of:=AVERAGE(['file:///home/runejen/Dropbox/Skole/Master/Data/Model_1.ods'#$plain_nn_lstm.L$41]; ['file:///home/runejen/Dropbox/Skole/Master/Data/Model_2.ods'#$plain_nn_lstm.L$41]; ['file:///home/runejen/Dropbox/Skole/Master/Data/Model_3.ods'#$plain_nn_lstm.L$41]; ['file:///home/runejen/Dropbox/Skole/Master/Data/Model_4.ods'#$plain_nn_lstm.L$41]; ['file:///home/runejen/Dropbox/Skole/Master/Data/Model_5.ods'#$plain_nn_lstm.L$41])" office:value-type="float" office:value="96.35" calcext:value-type="float">
            <text:p>96.35</text:p>
          </table:table-cell>
          <table:table-cell table:formula="of:=AVERAGE(['file:///home/runejen/Dropbox/Skole/Master/Data/Model_1.ods'#$plain_nn_lstm.M$41]; ['file:///home/runejen/Dropbox/Skole/Master/Data/Model_2.ods'#$plain_nn_lstm.M$41]; ['file:///home/runejen/Dropbox/Skole/Master/Data/Model_3.ods'#$plain_nn_lstm.M$41]; ['file:///home/runejen/Dropbox/Skole/Master/Data/Model_4.ods'#$plain_nn_lstm.M$41]; ['file:///home/runejen/Dropbox/Skole/Master/Data/Model_5.ods'#$plain_nn_lstm.M$41])" office:value-type="float" office:value="96.362" calcext:value-type="float">
            <text:p>96.36</text:p>
          </table:table-cell>
          <table:table-cell table:formula="of:=AVERAGE(['file:///home/runejen/Dropbox/Skole/Master/Data/Model_1.ods'#$plain_nn_lstm.N$41]; ['file:///home/runejen/Dropbox/Skole/Master/Data/Model_2.ods'#$plain_nn_lstm.N$41]; ['file:///home/runejen/Dropbox/Skole/Master/Data/Model_3.ods'#$plain_nn_lstm.N$41]; ['file:///home/runejen/Dropbox/Skole/Master/Data/Model_4.ods'#$plain_nn_lstm.N$41]; ['file:///home/runejen/Dropbox/Skole/Master/Data/Model_5.ods'#$plain_nn_lstm.N$41])" office:value-type="float" office:value="92.922" calcext:value-type="float">
            <text:p>92.92</text:p>
          </table:table-cell>
          <table:table-cell table:formula="of:=AVERAGE(['file:///home/runejen/Dropbox/Skole/Master/Data/Model_1.ods'#$plain_nn_lstm.O$41]; ['file:///home/runejen/Dropbox/Skole/Master/Data/Model_2.ods'#$plain_nn_lstm.O$41]; ['file:///home/runejen/Dropbox/Skole/Master/Data/Model_3.ods'#$plain_nn_lstm.O$41]; ['file:///home/runejen/Dropbox/Skole/Master/Data/Model_4.ods'#$plain_nn_lstm.O$41]; ['file:///home/runejen/Dropbox/Skole/Master/Data/Model_5.ods'#$plain_nn_lstm.O$41])" office:value-type="float" office:value="92.826" calcext:value-type="float">
            <text:p>92.83</text:p>
          </table:table-cell>
          <table:table-cell table:formula="of:=AVERAGE(['file:///home/runejen/Dropbox/Skole/Master/Data/Model_1.ods'#$plain_nn_lstm.P$41]; ['file:///home/runejen/Dropbox/Skole/Master/Data/Model_2.ods'#$plain_nn_lstm.P$41]; ['file:///home/runejen/Dropbox/Skole/Master/Data/Model_3.ods'#$plain_nn_lstm.P$41]; ['file:///home/runejen/Dropbox/Skole/Master/Data/Model_4.ods'#$plain_nn_lstm.P$41]; ['file:///home/runejen/Dropbox/Skole/Master/Data/Model_5.ods'#$plain_nn_lstm.P$41])" office:value-type="float" office:value="93.1" calcext:value-type="float">
            <text:p>93.10</text:p>
          </table:table-cell>
        </table:table-row>
        <table:table-row table:style-name="ro1">
          <table:table-cell office:value-type="string" calcext:value-type="string">
            <text:p>400k</text:p>
          </table:table-cell>
          <table:table-cell table:formula="of:=AVERAGE(['file:///home/runejen/Dropbox/Skole/Master/Data/Model_1.ods'#$plain_nn_lstm.F$54]; ['file:///home/runejen/Dropbox/Skole/Master/Data/Model_2.ods'#$plain_nn_lstm.F$54]; ['file:///home/runejen/Dropbox/Skole/Master/Data/Model_3.ods'#$plain_nn_lstm.F$54]; ['file:///home/runejen/Dropbox/Skole/Master/Data/Model_4.ods'#$plain_nn_lstm.F$54]; ['file:///home/runejen/Dropbox/Skole/Master/Data/Model_5.ods'#$plain_nn_lstm.F$54])" office:value-type="percentage" office:value="0.326516049383874" calcext:value-type="percentage">
            <text:p>32.65%</text:p>
          </table:table-cell>
          <table:table-cell table:formula="of:=AVERAGE(['file:///home/runejen/Dropbox/Skole/Master/Data/Model_1.ods'#$plain_nn_lstm.G$54]; ['file:///home/runejen/Dropbox/Skole/Master/Data/Model_2.ods'#$plain_nn_lstm.G$54]; ['file:///home/runejen/Dropbox/Skole/Master/Data/Model_3.ods'#$plain_nn_lstm.G$54]; ['file:///home/runejen/Dropbox/Skole/Master/Data/Model_4.ods'#$plain_nn_lstm.G$54]; ['file:///home/runejen/Dropbox/Skole/Master/Data/Model_5.ods'#$plain_nn_lstm.G$54])" office:value-type="float" office:value="25.742" calcext:value-type="float">
            <text:p>25.74</text:p>
          </table:table-cell>
          <table:table-cell table:formula="of:=AVERAGE(['file:///home/runejen/Dropbox/Skole/Master/Data/Model_1.ods'#$plain_nn_lstm.H$54]; ['file:///home/runejen/Dropbox/Skole/Master/Data/Model_2.ods'#$plain_nn_lstm.H$54]; ['file:///home/runejen/Dropbox/Skole/Master/Data/Model_3.ods'#$plain_nn_lstm.H$54]; ['file:///home/runejen/Dropbox/Skole/Master/Data/Model_4.ods'#$plain_nn_lstm.H$54]; ['file:///home/runejen/Dropbox/Skole/Master/Data/Model_5.ods'#$plain_nn_lstm.H$54])" office:value-type="float" office:value="32.652" calcext:value-type="float">
            <text:p>32.65</text:p>
          </table:table-cell>
          <table:table-cell table:formula="of:=AVERAGE(['file:///home/runejen/Dropbox/Skole/Master/Data/Model_1.ods'#$plain_nn_lstm.I$54]; ['file:///home/runejen/Dropbox/Skole/Master/Data/Model_2.ods'#$plain_nn_lstm.I$54]; ['file:///home/runejen/Dropbox/Skole/Master/Data/Model_3.ods'#$plain_nn_lstm.I$54]; ['file:///home/runejen/Dropbox/Skole/Master/Data/Model_4.ods'#$plain_nn_lstm.I$54]; ['file:///home/runejen/Dropbox/Skole/Master/Data/Model_5.ods'#$plain_nn_lstm.I$54])" office:value-type="float" office:value="28.526" calcext:value-type="float">
            <text:p>28.53</text:p>
          </table:table-cell>
          <table:table-cell table:formula="of:=AVERAGE(['file:///home/runejen/Dropbox/Skole/Master/Data/Model_1.ods'#$plain_nn_lstm.J$54]; ['file:///home/runejen/Dropbox/Skole/Master/Data/Model_2.ods'#$plain_nn_lstm.J$54]; ['file:///home/runejen/Dropbox/Skole/Master/Data/Model_3.ods'#$plain_nn_lstm.J$54]; ['file:///home/runejen/Dropbox/Skole/Master/Data/Model_4.ods'#$plain_nn_lstm.J$54]; ['file:///home/runejen/Dropbox/Skole/Master/Data/Model_5.ods'#$plain_nn_lstm.J$54])" office:value-type="percentage" office:value="0.963237022204628" calcext:value-type="percentage">
            <text:p>96.32%</text:p>
          </table:table-cell>
          <table:table-cell table:formula="of:=AVERAGE(['file:///home/runejen/Dropbox/Skole/Master/Data/Model_1.ods'#$plain_nn_lstm.K$54]; ['file:///home/runejen/Dropbox/Skole/Master/Data/Model_2.ods'#$plain_nn_lstm.K$54]; ['file:///home/runejen/Dropbox/Skole/Master/Data/Model_3.ods'#$plain_nn_lstm.K$54]; ['file:///home/runejen/Dropbox/Skole/Master/Data/Model_4.ods'#$plain_nn_lstm.K$54]; ['file:///home/runejen/Dropbox/Skole/Master/Data/Model_5.ods'#$plain_nn_lstm.K$54])" office:value-type="float" office:value="96.396" calcext:value-type="float">
            <text:p>96.40</text:p>
          </table:table-cell>
          <table:table-cell table:formula="of:=AVERAGE(['file:///home/runejen/Dropbox/Skole/Master/Data/Model_1.ods'#$plain_nn_lstm.L$54]; ['file:///home/runejen/Dropbox/Skole/Master/Data/Model_2.ods'#$plain_nn_lstm.L$54]; ['file:///home/runejen/Dropbox/Skole/Master/Data/Model_3.ods'#$plain_nn_lstm.L$54]; ['file:///home/runejen/Dropbox/Skole/Master/Data/Model_4.ods'#$plain_nn_lstm.L$54]; ['file:///home/runejen/Dropbox/Skole/Master/Data/Model_5.ods'#$plain_nn_lstm.L$54])" office:value-type="float" office:value="96.326" calcext:value-type="float">
            <text:p>96.33</text:p>
          </table:table-cell>
          <table:table-cell table:formula="of:=AVERAGE(['file:///home/runejen/Dropbox/Skole/Master/Data/Model_1.ods'#$plain_nn_lstm.M$54]; ['file:///home/runejen/Dropbox/Skole/Master/Data/Model_2.ods'#$plain_nn_lstm.M$54]; ['file:///home/runejen/Dropbox/Skole/Master/Data/Model_3.ods'#$plain_nn_lstm.M$54]; ['file:///home/runejen/Dropbox/Skole/Master/Data/Model_4.ods'#$plain_nn_lstm.M$54]; ['file:///home/runejen/Dropbox/Skole/Master/Data/Model_5.ods'#$plain_nn_lstm.M$54])" office:value-type="float" office:value="96.35" calcext:value-type="float">
            <text:p>96.35</text:p>
          </table:table-cell>
          <table:table-cell table:formula="of:=AVERAGE(['file:///home/runejen/Dropbox/Skole/Master/Data/Model_1.ods'#$plain_nn_lstm.N$54]; ['file:///home/runejen/Dropbox/Skole/Master/Data/Model_2.ods'#$plain_nn_lstm.N$54]; ['file:///home/runejen/Dropbox/Skole/Master/Data/Model_3.ods'#$plain_nn_lstm.N$54]; ['file:///home/runejen/Dropbox/Skole/Master/Data/Model_4.ods'#$plain_nn_lstm.N$54]; ['file:///home/runejen/Dropbox/Skole/Master/Data/Model_5.ods'#$plain_nn_lstm.N$54])" office:value-type="float" office:value="92.906" calcext:value-type="float">
            <text:p>92.91</text:p>
          </table:table-cell>
          <table:table-cell table:formula="of:=AVERAGE(['file:///home/runejen/Dropbox/Skole/Master/Data/Model_1.ods'#$plain_nn_lstm.O$54]; ['file:///home/runejen/Dropbox/Skole/Master/Data/Model_2.ods'#$plain_nn_lstm.O$54]; ['file:///home/runejen/Dropbox/Skole/Master/Data/Model_3.ods'#$plain_nn_lstm.O$54]; ['file:///home/runejen/Dropbox/Skole/Master/Data/Model_4.ods'#$plain_nn_lstm.O$54]; ['file:///home/runejen/Dropbox/Skole/Master/Data/Model_5.ods'#$plain_nn_lstm.O$54])" office:value-type="float" office:value="92.816" calcext:value-type="float">
            <text:p>92.82</text:p>
          </table:table-cell>
          <table:table-cell table:formula="of:=AVERAGE(['file:///home/runejen/Dropbox/Skole/Master/Data/Model_1.ods'#$plain_nn_lstm.P$54]; ['file:///home/runejen/Dropbox/Skole/Master/Data/Model_2.ods'#$plain_nn_lstm.P$54]; ['file:///home/runejen/Dropbox/Skole/Master/Data/Model_3.ods'#$plain_nn_lstm.P$54]; ['file:///home/runejen/Dropbox/Skole/Master/Data/Model_4.ods'#$plain_nn_lstm.P$54]; ['file:///home/runejen/Dropbox/Skole/Master/Data/Model_5.ods'#$plain_nn_lstm.P$54])" office:value-type="float" office:value="93.076" calcext:value-type="float">
            <text:p>93.08</text:p>
          </table:table-cell>
        </table:table-row>
        <table:table-row table:style-name="ro1">
          <table:table-cell office:value-type="string" calcext:value-type="string">
            <text:p>500k</text:p>
          </table:table-cell>
          <table:table-cell table:formula="of:=AVERAGE(['file:///home/runejen/Dropbox/Skole/Master/Data/Model_1.ods'#$plain_nn_lstm.F$67]; ['file:///home/runejen/Dropbox/Skole/Master/Data/Model_2.ods'#$plain_nn_lstm.F$67]; ['file:///home/runejen/Dropbox/Skole/Master/Data/Model_3.ods'#$plain_nn_lstm.F$67]; ['file:///home/runejen/Dropbox/Skole/Master/Data/Model_4.ods'#$plain_nn_lstm.F$67]; ['file:///home/runejen/Dropbox/Skole/Master/Data/Model_5.ods'#$plain_nn_lstm.F$67])" office:value-type="percentage" office:value="0.326666281977484" calcext:value-type="percentage">
            <text:p>32.67%</text:p>
          </table:table-cell>
          <table:table-cell table:formula="of:=AVERAGE(['file:///home/runejen/Dropbox/Skole/Master/Data/Model_1.ods'#$plain_nn_lstm.G$67]; ['file:///home/runejen/Dropbox/Skole/Master/Data/Model_2.ods'#$plain_nn_lstm.G$67]; ['file:///home/runejen/Dropbox/Skole/Master/Data/Model_3.ods'#$plain_nn_lstm.G$67]; ['file:///home/runejen/Dropbox/Skole/Master/Data/Model_4.ods'#$plain_nn_lstm.G$67]; ['file:///home/runejen/Dropbox/Skole/Master/Data/Model_5.ods'#$plain_nn_lstm.G$67])" office:value-type="float" office:value="25.808" calcext:value-type="float">
            <text:p>25.81</text:p>
          </table:table-cell>
          <table:table-cell table:formula="of:=AVERAGE(['file:///home/runejen/Dropbox/Skole/Master/Data/Model_1.ods'#$plain_nn_lstm.H$67]; ['file:///home/runejen/Dropbox/Skole/Master/Data/Model_2.ods'#$plain_nn_lstm.H$67]; ['file:///home/runejen/Dropbox/Skole/Master/Data/Model_3.ods'#$plain_nn_lstm.H$67]; ['file:///home/runejen/Dropbox/Skole/Master/Data/Model_4.ods'#$plain_nn_lstm.H$67]; ['file:///home/runejen/Dropbox/Skole/Master/Data/Model_5.ods'#$plain_nn_lstm.H$67])" office:value-type="float" office:value="32.666" calcext:value-type="float">
            <text:p>32.67</text:p>
          </table:table-cell>
          <table:table-cell table:formula="of:=AVERAGE(['file:///home/runejen/Dropbox/Skole/Master/Data/Model_1.ods'#$plain_nn_lstm.I$67]; ['file:///home/runejen/Dropbox/Skole/Master/Data/Model_2.ods'#$plain_nn_lstm.I$67]; ['file:///home/runejen/Dropbox/Skole/Master/Data/Model_3.ods'#$plain_nn_lstm.I$67]; ['file:///home/runejen/Dropbox/Skole/Master/Data/Model_4.ods'#$plain_nn_lstm.I$67]; ['file:///home/runejen/Dropbox/Skole/Master/Data/Model_5.ods'#$plain_nn_lstm.I$67])" office:value-type="float" office:value="28.576" calcext:value-type="float">
            <text:p>28.58</text:p>
          </table:table-cell>
          <table:table-cell table:formula="of:=AVERAGE(['file:///home/runejen/Dropbox/Skole/Master/Data/Model_1.ods'#$plain_nn_lstm.J$67]; ['file:///home/runejen/Dropbox/Skole/Master/Data/Model_2.ods'#$plain_nn_lstm.J$67]; ['file:///home/runejen/Dropbox/Skole/Master/Data/Model_3.ods'#$plain_nn_lstm.J$67]; ['file:///home/runejen/Dropbox/Skole/Master/Data/Model_4.ods'#$plain_nn_lstm.J$67]; ['file:///home/runejen/Dropbox/Skole/Master/Data/Model_5.ods'#$plain_nn_lstm.J$67])" office:value-type="percentage" office:value="0.963324327522754" calcext:value-type="percentage">
            <text:p>96.33%</text:p>
          </table:table-cell>
          <table:table-cell table:formula="of:=AVERAGE(['file:///home/runejen/Dropbox/Skole/Master/Data/Model_1.ods'#$plain_nn_lstm.K$67]; ['file:///home/runejen/Dropbox/Skole/Master/Data/Model_2.ods'#$plain_nn_lstm.K$67]; ['file:///home/runejen/Dropbox/Skole/Master/Data/Model_3.ods'#$plain_nn_lstm.K$67]; ['file:///home/runejen/Dropbox/Skole/Master/Data/Model_4.ods'#$plain_nn_lstm.K$67]; ['file:///home/runejen/Dropbox/Skole/Master/Data/Model_5.ods'#$plain_nn_lstm.K$67])" office:value-type="float" office:value="96.398" calcext:value-type="float">
            <text:p>96.40</text:p>
          </table:table-cell>
          <table:table-cell table:formula="of:=AVERAGE(['file:///home/runejen/Dropbox/Skole/Master/Data/Model_1.ods'#$plain_nn_lstm.L$67]; ['file:///home/runejen/Dropbox/Skole/Master/Data/Model_2.ods'#$plain_nn_lstm.L$67]; ['file:///home/runejen/Dropbox/Skole/Master/Data/Model_3.ods'#$plain_nn_lstm.L$67]; ['file:///home/runejen/Dropbox/Skole/Master/Data/Model_4.ods'#$plain_nn_lstm.L$67]; ['file:///home/runejen/Dropbox/Skole/Master/Data/Model_5.ods'#$plain_nn_lstm.L$67])" office:value-type="float" office:value="96.332" calcext:value-type="float">
            <text:p>96.33</text:p>
          </table:table-cell>
          <table:table-cell table:formula="of:=AVERAGE(['file:///home/runejen/Dropbox/Skole/Master/Data/Model_1.ods'#$plain_nn_lstm.M$67]; ['file:///home/runejen/Dropbox/Skole/Master/Data/Model_2.ods'#$plain_nn_lstm.M$67]; ['file:///home/runejen/Dropbox/Skole/Master/Data/Model_3.ods'#$plain_nn_lstm.M$67]; ['file:///home/runejen/Dropbox/Skole/Master/Data/Model_4.ods'#$plain_nn_lstm.M$67]; ['file:///home/runejen/Dropbox/Skole/Master/Data/Model_5.ods'#$plain_nn_lstm.M$67])" office:value-type="float" office:value="96.352" calcext:value-type="float">
            <text:p>96.35</text:p>
          </table:table-cell>
          <table:table-cell table:formula="of:=AVERAGE(['file:///home/runejen/Dropbox/Skole/Master/Data/Model_1.ods'#$plain_nn_lstm.N$67]; ['file:///home/runejen/Dropbox/Skole/Master/Data/Model_2.ods'#$plain_nn_lstm.N$67]; ['file:///home/runejen/Dropbox/Skole/Master/Data/Model_3.ods'#$plain_nn_lstm.N$67]; ['file:///home/runejen/Dropbox/Skole/Master/Data/Model_4.ods'#$plain_nn_lstm.N$67]; ['file:///home/runejen/Dropbox/Skole/Master/Data/Model_5.ods'#$plain_nn_lstm.N$67])" office:value-type="float" office:value="92.91" calcext:value-type="float">
            <text:p>92.91</text:p>
          </table:table-cell>
          <table:table-cell table:formula="of:=AVERAGE(['file:///home/runejen/Dropbox/Skole/Master/Data/Model_1.ods'#$plain_nn_lstm.O$67]; ['file:///home/runejen/Dropbox/Skole/Master/Data/Model_2.ods'#$plain_nn_lstm.O$67]; ['file:///home/runejen/Dropbox/Skole/Master/Data/Model_3.ods'#$plain_nn_lstm.O$67]; ['file:///home/runejen/Dropbox/Skole/Master/Data/Model_4.ods'#$plain_nn_lstm.O$67]; ['file:///home/runejen/Dropbox/Skole/Master/Data/Model_5.ods'#$plain_nn_lstm.O$67])" office:value-type="float" office:value="92.822" calcext:value-type="float">
            <text:p>92.82</text:p>
          </table:table-cell>
          <table:table-cell table:formula="of:=AVERAGE(['file:///home/runejen/Dropbox/Skole/Master/Data/Model_1.ods'#$plain_nn_lstm.P$67]; ['file:///home/runejen/Dropbox/Skole/Master/Data/Model_2.ods'#$plain_nn_lstm.P$67]; ['file:///home/runejen/Dropbox/Skole/Master/Data/Model_3.ods'#$plain_nn_lstm.P$67]; ['file:///home/runejen/Dropbox/Skole/Master/Data/Model_4.ods'#$plain_nn_lstm.P$67]; ['file:///home/runejen/Dropbox/Skole/Master/Data/Model_5.ods'#$plain_nn_lstm.P$67])" office:value-type="float" office:value="93.084" calcext:value-type="float">
            <text:p>93.08</text:p>
          </table:table-cell>
        </table:table-row>
        <table:table-row table:style-name="ro1">
          <table:table-cell office:value-type="string" calcext:value-type="string">
            <text:p>conf</text:p>
          </table:table-cell>
          <table:table-cell table:number-columns-repeated="11"/>
        </table:table-row>
        <table:table-row table:style-name="ro1">
          <table:table-cell table:style-name="ce3" office:value-type="float" office:value="0.1" calcext:value-type="float">
            <text:p>0.1</text:p>
          </table:table-cell>
          <table:table-cell table:formula="of:=AVERAGE(['file:///home/runejen/Dropbox/Skole/Master/Data/Model_1.ods'#$plain_nn_lstm.F59]; ['file:///home/runejen/Dropbox/Skole/Master/Data/Model_2.ods'#$plain_nn_lstm.F59]; ['file:///home/runejen/Dropbox/Skole/Master/Data/Model_3.ods'#$plain_nn_lstm.F59]; ['file:///home/runejen/Dropbox/Skole/Master/Data/Model_4.ods'#$plain_nn_lstm.F59]; ['file:///home/runejen/Dropbox/Skole/Master/Data/Model_5.ods'#$plain_nn_lstm.F59])" office:value-type="percentage" office:value="0.360252663248195" calcext:value-type="percentage">
            <text:p>36.03%</text:p>
          </table:table-cell>
          <table:table-cell table:formula="of:=AVERAGE(['file:///home/runejen/Dropbox/Skole/Master/Data/Model_1.ods'#$plain_nn_lstm.G59]; ['file:///home/runejen/Dropbox/Skole/Master/Data/Model_2.ods'#$plain_nn_lstm.G59]; ['file:///home/runejen/Dropbox/Skole/Master/Data/Model_3.ods'#$plain_nn_lstm.G59]; ['file:///home/runejen/Dropbox/Skole/Master/Data/Model_4.ods'#$plain_nn_lstm.G59]; ['file:///home/runejen/Dropbox/Skole/Master/Data/Model_5.ods'#$plain_nn_lstm.G59])" office:value-type="float" office:value="21.14" calcext:value-type="float">
            <text:p>21.14</text:p>
          </table:table-cell>
          <table:table-cell table:formula="of:=AVERAGE(['file:///home/runejen/Dropbox/Skole/Master/Data/Model_1.ods'#$plain_nn_lstm.H59]; ['file:///home/runejen/Dropbox/Skole/Master/Data/Model_2.ods'#$plain_nn_lstm.H59]; ['file:///home/runejen/Dropbox/Skole/Master/Data/Model_3.ods'#$plain_nn_lstm.H59]; ['file:///home/runejen/Dropbox/Skole/Master/Data/Model_4.ods'#$plain_nn_lstm.H59]; ['file:///home/runejen/Dropbox/Skole/Master/Data/Model_5.ods'#$plain_nn_lstm.H59])" office:value-type="float" office:value="36.026" calcext:value-type="float">
            <text:p>36.03</text:p>
          </table:table-cell>
          <table:table-cell table:formula="of:=AVERAGE(['file:///home/runejen/Dropbox/Skole/Master/Data/Model_1.ods'#$plain_nn_lstm.I59]; ['file:///home/runejen/Dropbox/Skole/Master/Data/Model_2.ods'#$plain_nn_lstm.I59]; ['file:///home/runejen/Dropbox/Skole/Master/Data/Model_3.ods'#$plain_nn_lstm.I59]; ['file:///home/runejen/Dropbox/Skole/Master/Data/Model_4.ods'#$plain_nn_lstm.I59]; ['file:///home/runejen/Dropbox/Skole/Master/Data/Model_5.ods'#$plain_nn_lstm.I59])" office:value-type="float" office:value="26.192" calcext:value-type="float">
            <text:p>26.19</text:p>
          </table:table-cell>
          <table:table-cell table:formula="of:=AVERAGE(['file:///home/runejen/Dropbox/Skole/Master/Data/Model_1.ods'#$plain_nn_lstm.J59]; ['file:///home/runejen/Dropbox/Skole/Master/Data/Model_2.ods'#$plain_nn_lstm.J59]; ['file:///home/runejen/Dropbox/Skole/Master/Data/Model_3.ods'#$plain_nn_lstm.J59]; ['file:///home/runejen/Dropbox/Skole/Master/Data/Model_4.ods'#$plain_nn_lstm.J59]; ['file:///home/runejen/Dropbox/Skole/Master/Data/Model_5.ods'#$plain_nn_lstm.J59])" office:value-type="percentage" office:value="0.941246153019568" calcext:value-type="percentage">
            <text:p>94.12%</text:p>
          </table:table-cell>
          <table:table-cell table:formula="of:=AVERAGE(['file:///home/runejen/Dropbox/Skole/Master/Data/Model_1.ods'#$plain_nn_lstm.K59]; ['file:///home/runejen/Dropbox/Skole/Master/Data/Model_2.ods'#$plain_nn_lstm.K59]; ['file:///home/runejen/Dropbox/Skole/Master/Data/Model_3.ods'#$plain_nn_lstm.K59]; ['file:///home/runejen/Dropbox/Skole/Master/Data/Model_4.ods'#$plain_nn_lstm.K59]; ['file:///home/runejen/Dropbox/Skole/Master/Data/Model_5.ods'#$plain_nn_lstm.K59])" office:value-type="float" office:value="96.476" calcext:value-type="float">
            <text:p>96.48</text:p>
          </table:table-cell>
          <table:table-cell table:formula="of:=AVERAGE(['file:///home/runejen/Dropbox/Skole/Master/Data/Model_1.ods'#$plain_nn_lstm.L59]; ['file:///home/runejen/Dropbox/Skole/Master/Data/Model_2.ods'#$plain_nn_lstm.L59]; ['file:///home/runejen/Dropbox/Skole/Master/Data/Model_3.ods'#$plain_nn_lstm.L59]; ['file:///home/runejen/Dropbox/Skole/Master/Data/Model_4.ods'#$plain_nn_lstm.L59]; ['file:///home/runejen/Dropbox/Skole/Master/Data/Model_5.ods'#$plain_nn_lstm.L59])" office:value-type="float" office:value="94.124" calcext:value-type="float">
            <text:p>94.12</text:p>
          </table:table-cell>
          <table:table-cell table:formula="of:=AVERAGE(['file:///home/runejen/Dropbox/Skole/Master/Data/Model_1.ods'#$plain_nn_lstm.M59]; ['file:///home/runejen/Dropbox/Skole/Master/Data/Model_2.ods'#$plain_nn_lstm.M59]; ['file:///home/runejen/Dropbox/Skole/Master/Data/Model_3.ods'#$plain_nn_lstm.M59]; ['file:///home/runejen/Dropbox/Skole/Master/Data/Model_4.ods'#$plain_nn_lstm.M59]; ['file:///home/runejen/Dropbox/Skole/Master/Data/Model_5.ods'#$plain_nn_lstm.M59])" office:value-type="float" office:value="95.27" calcext:value-type="float">
            <text:p>95.27</text:p>
          </table:table-cell>
          <table:table-cell table:formula="of:=AVERAGE(['file:///home/runejen/Dropbox/Skole/Master/Data/Model_1.ods'#$plain_nn_lstm.N59]; ['file:///home/runejen/Dropbox/Skole/Master/Data/Model_2.ods'#$plain_nn_lstm.N59]; ['file:///home/runejen/Dropbox/Skole/Master/Data/Model_3.ods'#$plain_nn_lstm.N59]; ['file:///home/runejen/Dropbox/Skole/Master/Data/Model_4.ods'#$plain_nn_lstm.N59]; ['file:///home/runejen/Dropbox/Skole/Master/Data/Model_5.ods'#$plain_nn_lstm.N59])" office:value-type="float" office:value="91.77" calcext:value-type="float">
            <text:p>91.77</text:p>
          </table:table-cell>
          <table:table-cell table:formula="of:=AVERAGE(['file:///home/runejen/Dropbox/Skole/Master/Data/Model_1.ods'#$plain_nn_lstm.O59]; ['file:///home/runejen/Dropbox/Skole/Master/Data/Model_2.ods'#$plain_nn_lstm.O59]; ['file:///home/runejen/Dropbox/Skole/Master/Data/Model_3.ods'#$plain_nn_lstm.O59]; ['file:///home/runejen/Dropbox/Skole/Master/Data/Model_4.ods'#$plain_nn_lstm.O59]; ['file:///home/runejen/Dropbox/Skole/Master/Data/Model_5.ods'#$plain_nn_lstm.O59])" office:value-type="float" office:value="92.658" calcext:value-type="float">
            <text:p>92.66</text:p>
          </table:table-cell>
          <table:table-cell table:formula="of:=AVERAGE(['file:///home/runejen/Dropbox/Skole/Master/Data/Model_1.ods'#$plain_nn_lstm.P59]; ['file:///home/runejen/Dropbox/Skole/Master/Data/Model_2.ods'#$plain_nn_lstm.P59]; ['file:///home/runejen/Dropbox/Skole/Master/Data/Model_3.ods'#$plain_nn_lstm.P59]; ['file:///home/runejen/Dropbox/Skole/Master/Data/Model_4.ods'#$plain_nn_lstm.P59]; ['file:///home/runejen/Dropbox/Skole/Master/Data/Model_5.ods'#$plain_nn_lstm.P59])" office:value-type="float" office:value="91.138" calcext:value-type="float">
            <text:p>91.14</text:p>
          </table:table-cell>
        </table:table-row>
        <table:table-row table:style-name="ro1">
          <table:table-cell table:style-name="ce3" office:value-type="float" office:value="0.2" calcext:value-type="float">
            <text:p>0.2</text:p>
          </table:table-cell>
          <table:table-cell table:formula="of:=AVERAGE(['file:///home/runejen/Dropbox/Skole/Master/Data/Model_1.ods'#$plain_nn_lstm.F60]; ['file:///home/runejen/Dropbox/Skole/Master/Data/Model_2.ods'#$plain_nn_lstm.F60]; ['file:///home/runejen/Dropbox/Skole/Master/Data/Model_3.ods'#$plain_nn_lstm.F60]; ['file:///home/runejen/Dropbox/Skole/Master/Data/Model_4.ods'#$plain_nn_lstm.F60]; ['file:///home/runejen/Dropbox/Skole/Master/Data/Model_5.ods'#$plain_nn_lstm.F60])" office:value-type="percentage" office:value="0.355371722664561" calcext:value-type="percentage">
            <text:p>35.54%</text:p>
          </table:table-cell>
          <table:table-cell table:formula="of:=AVERAGE(['file:///home/runejen/Dropbox/Skole/Master/Data/Model_1.ods'#$plain_nn_lstm.G60]; ['file:///home/runejen/Dropbox/Skole/Master/Data/Model_2.ods'#$plain_nn_lstm.G60]; ['file:///home/runejen/Dropbox/Skole/Master/Data/Model_3.ods'#$plain_nn_lstm.G60]; ['file:///home/runejen/Dropbox/Skole/Master/Data/Model_4.ods'#$plain_nn_lstm.G60]; ['file:///home/runejen/Dropbox/Skole/Master/Data/Model_5.ods'#$plain_nn_lstm.G60])" office:value-type="float" office:value="21.966" calcext:value-type="float">
            <text:p>21.97</text:p>
          </table:table-cell>
          <table:table-cell table:formula="of:=AVERAGE(['file:///home/runejen/Dropbox/Skole/Master/Data/Model_1.ods'#$plain_nn_lstm.H60]; ['file:///home/runejen/Dropbox/Skole/Master/Data/Model_2.ods'#$plain_nn_lstm.H60]; ['file:///home/runejen/Dropbox/Skole/Master/Data/Model_3.ods'#$plain_nn_lstm.H60]; ['file:///home/runejen/Dropbox/Skole/Master/Data/Model_4.ods'#$plain_nn_lstm.H60]; ['file:///home/runejen/Dropbox/Skole/Master/Data/Model_5.ods'#$plain_nn_lstm.H60])" office:value-type="float" office:value="35.538" calcext:value-type="float">
            <text:p>35.54</text:p>
          </table:table-cell>
          <table:table-cell table:formula="of:=AVERAGE(['file:///home/runejen/Dropbox/Skole/Master/Data/Model_1.ods'#$plain_nn_lstm.I60]; ['file:///home/runejen/Dropbox/Skole/Master/Data/Model_2.ods'#$plain_nn_lstm.I60]; ['file:///home/runejen/Dropbox/Skole/Master/Data/Model_3.ods'#$plain_nn_lstm.I60]; ['file:///home/runejen/Dropbox/Skole/Master/Data/Model_4.ods'#$plain_nn_lstm.I60]; ['file:///home/runejen/Dropbox/Skole/Master/Data/Model_5.ods'#$plain_nn_lstm.I60])" office:value-type="float" office:value="26.7" calcext:value-type="float">
            <text:p>26.70</text:p>
          </table:table-cell>
          <table:table-cell table:formula="of:=AVERAGE(['file:///home/runejen/Dropbox/Skole/Master/Data/Model_1.ods'#$plain_nn_lstm.J60]; ['file:///home/runejen/Dropbox/Skole/Master/Data/Model_2.ods'#$plain_nn_lstm.J60]; ['file:///home/runejen/Dropbox/Skole/Master/Data/Model_3.ods'#$plain_nn_lstm.J60]; ['file:///home/runejen/Dropbox/Skole/Master/Data/Model_4.ods'#$plain_nn_lstm.J60]; ['file:///home/runejen/Dropbox/Skole/Master/Data/Model_5.ods'#$plain_nn_lstm.J60])" office:value-type="percentage" office:value="0.945677616355092" calcext:value-type="percentage">
            <text:p>94.57%</text:p>
          </table:table-cell>
          <table:table-cell table:formula="of:=AVERAGE(['file:///home/runejen/Dropbox/Skole/Master/Data/Model_1.ods'#$plain_nn_lstm.K60]; ['file:///home/runejen/Dropbox/Skole/Master/Data/Model_2.ods'#$plain_nn_lstm.K60]; ['file:///home/runejen/Dropbox/Skole/Master/Data/Model_3.ods'#$plain_nn_lstm.K60]; ['file:///home/runejen/Dropbox/Skole/Master/Data/Model_4.ods'#$plain_nn_lstm.K60]; ['file:///home/runejen/Dropbox/Skole/Master/Data/Model_5.ods'#$plain_nn_lstm.K60])" office:value-type="float" office:value="96.47" calcext:value-type="float">
            <text:p>96.47</text:p>
          </table:table-cell>
          <table:table-cell table:formula="of:=AVERAGE(['file:///home/runejen/Dropbox/Skole/Master/Data/Model_1.ods'#$plain_nn_lstm.L60]; ['file:///home/runejen/Dropbox/Skole/Master/Data/Model_2.ods'#$plain_nn_lstm.L60]; ['file:///home/runejen/Dropbox/Skole/Master/Data/Model_3.ods'#$plain_nn_lstm.L60]; ['file:///home/runejen/Dropbox/Skole/Master/Data/Model_4.ods'#$plain_nn_lstm.L60]; ['file:///home/runejen/Dropbox/Skole/Master/Data/Model_5.ods'#$plain_nn_lstm.L60])" office:value-type="float" office:value="94.568" calcext:value-type="float">
            <text:p>94.57</text:p>
          </table:table-cell>
          <table:table-cell table:formula="of:=AVERAGE(['file:///home/runejen/Dropbox/Skole/Master/Data/Model_1.ods'#$plain_nn_lstm.M60]; ['file:///home/runejen/Dropbox/Skole/Master/Data/Model_2.ods'#$plain_nn_lstm.M60]; ['file:///home/runejen/Dropbox/Skole/Master/Data/Model_3.ods'#$plain_nn_lstm.M60]; ['file:///home/runejen/Dropbox/Skole/Master/Data/Model_4.ods'#$plain_nn_lstm.M60]; ['file:///home/runejen/Dropbox/Skole/Master/Data/Model_5.ods'#$plain_nn_lstm.M60])" office:value-type="float" office:value="95.494" calcext:value-type="float">
            <text:p>95.49</text:p>
          </table:table-cell>
          <table:table-cell table:formula="of:=AVERAGE(['file:///home/runejen/Dropbox/Skole/Master/Data/Model_1.ods'#$plain_nn_lstm.N60]; ['file:///home/runejen/Dropbox/Skole/Master/Data/Model_2.ods'#$plain_nn_lstm.N60]; ['file:///home/runejen/Dropbox/Skole/Master/Data/Model_3.ods'#$plain_nn_lstm.N60]; ['file:///home/runejen/Dropbox/Skole/Master/Data/Model_4.ods'#$plain_nn_lstm.N60]; ['file:///home/runejen/Dropbox/Skole/Master/Data/Model_5.ods'#$plain_nn_lstm.N60])" office:value-type="float" office:value="92.008" calcext:value-type="float">
            <text:p>92.01</text:p>
          </table:table-cell>
          <table:table-cell table:formula="of:=AVERAGE(['file:///home/runejen/Dropbox/Skole/Master/Data/Model_1.ods'#$plain_nn_lstm.O60]; ['file:///home/runejen/Dropbox/Skole/Master/Data/Model_2.ods'#$plain_nn_lstm.O60]; ['file:///home/runejen/Dropbox/Skole/Master/Data/Model_3.ods'#$plain_nn_lstm.O60]; ['file:///home/runejen/Dropbox/Skole/Master/Data/Model_4.ods'#$plain_nn_lstm.O60]; ['file:///home/runejen/Dropbox/Skole/Master/Data/Model_5.ods'#$plain_nn_lstm.O60])" office:value-type="float" office:value="92.7" calcext:value-type="float">
            <text:p>92.70</text:p>
          </table:table-cell>
          <table:table-cell table:formula="of:=AVERAGE(['file:///home/runejen/Dropbox/Skole/Master/Data/Model_1.ods'#$plain_nn_lstm.P60]; ['file:///home/runejen/Dropbox/Skole/Master/Data/Model_2.ods'#$plain_nn_lstm.P60]; ['file:///home/runejen/Dropbox/Skole/Master/Data/Model_3.ods'#$plain_nn_lstm.P60]; ['file:///home/runejen/Dropbox/Skole/Master/Data/Model_4.ods'#$plain_nn_lstm.P60]; ['file:///home/runejen/Dropbox/Skole/Master/Data/Model_5.ods'#$plain_nn_lstm.P60])" office:value-type="float" office:value="91.538" calcext:value-type="float">
            <text:p>91.54</text:p>
          </table:table-cell>
        </table:table-row>
        <table:table-row table:style-name="ro1">
          <table:table-cell table:style-name="ce3" office:value-type="float" office:value="0.3" calcext:value-type="float">
            <text:p>0.3</text:p>
          </table:table-cell>
          <table:table-cell table:formula="of:=AVERAGE(['file:///home/runejen/Dropbox/Skole/Master/Data/Model_1.ods'#$plain_nn_lstm.F61]; ['file:///home/runejen/Dropbox/Skole/Master/Data/Model_2.ods'#$plain_nn_lstm.F61]; ['file:///home/runejen/Dropbox/Skole/Master/Data/Model_3.ods'#$plain_nn_lstm.F61]; ['file:///home/runejen/Dropbox/Skole/Master/Data/Model_4.ods'#$plain_nn_lstm.F61]; ['file:///home/runejen/Dropbox/Skole/Master/Data/Model_5.ods'#$plain_nn_lstm.F61])" office:value-type="percentage" office:value="0.351396639865396" calcext:value-type="percentage">
            <text:p>35.14%</text:p>
          </table:table-cell>
          <table:table-cell table:formula="of:=AVERAGE(['file:///home/runejen/Dropbox/Skole/Master/Data/Model_1.ods'#$plain_nn_lstm.G61]; ['file:///home/runejen/Dropbox/Skole/Master/Data/Model_2.ods'#$plain_nn_lstm.G61]; ['file:///home/runejen/Dropbox/Skole/Master/Data/Model_3.ods'#$plain_nn_lstm.G61]; ['file:///home/runejen/Dropbox/Skole/Master/Data/Model_4.ods'#$plain_nn_lstm.G61]; ['file:///home/runejen/Dropbox/Skole/Master/Data/Model_5.ods'#$plain_nn_lstm.G61])" office:value-type="float" office:value="22.52" calcext:value-type="float">
            <text:p>22.52</text:p>
          </table:table-cell>
          <table:table-cell table:formula="of:=AVERAGE(['file:///home/runejen/Dropbox/Skole/Master/Data/Model_1.ods'#$plain_nn_lstm.H61]; ['file:///home/runejen/Dropbox/Skole/Master/Data/Model_2.ods'#$plain_nn_lstm.H61]; ['file:///home/runejen/Dropbox/Skole/Master/Data/Model_3.ods'#$plain_nn_lstm.H61]; ['file:///home/runejen/Dropbox/Skole/Master/Data/Model_4.ods'#$plain_nn_lstm.H61]; ['file:///home/runejen/Dropbox/Skole/Master/Data/Model_5.ods'#$plain_nn_lstm.H61])" office:value-type="float" office:value="35.138" calcext:value-type="float">
            <text:p>35.14</text:p>
          </table:table-cell>
          <table:table-cell table:formula="of:=AVERAGE(['file:///home/runejen/Dropbox/Skole/Master/Data/Model_1.ods'#$plain_nn_lstm.I61]; ['file:///home/runejen/Dropbox/Skole/Master/Data/Model_2.ods'#$plain_nn_lstm.I61]; ['file:///home/runejen/Dropbox/Skole/Master/Data/Model_3.ods'#$plain_nn_lstm.I61]; ['file:///home/runejen/Dropbox/Skole/Master/Data/Model_4.ods'#$plain_nn_lstm.I61]; ['file:///home/runejen/Dropbox/Skole/Master/Data/Model_5.ods'#$plain_nn_lstm.I61])" office:value-type="float" office:value="27.012" calcext:value-type="float">
            <text:p>27.01</text:p>
          </table:table-cell>
          <table:table-cell table:formula="of:=AVERAGE(['file:///home/runejen/Dropbox/Skole/Master/Data/Model_1.ods'#$plain_nn_lstm.J61]; ['file:///home/runejen/Dropbox/Skole/Master/Data/Model_2.ods'#$plain_nn_lstm.J61]; ['file:///home/runejen/Dropbox/Skole/Master/Data/Model_3.ods'#$plain_nn_lstm.J61]; ['file:///home/runejen/Dropbox/Skole/Master/Data/Model_4.ods'#$plain_nn_lstm.J61]; ['file:///home/runejen/Dropbox/Skole/Master/Data/Model_5.ods'#$plain_nn_lstm.J61])" office:value-type="percentage" office:value="0.948487905061065" calcext:value-type="percentage">
            <text:p>94.85%</text:p>
          </table:table-cell>
          <table:table-cell table:formula="of:=AVERAGE(['file:///home/runejen/Dropbox/Skole/Master/Data/Model_1.ods'#$plain_nn_lstm.K61]; ['file:///home/runejen/Dropbox/Skole/Master/Data/Model_2.ods'#$plain_nn_lstm.K61]; ['file:///home/runejen/Dropbox/Skole/Master/Data/Model_3.ods'#$plain_nn_lstm.K61]; ['file:///home/runejen/Dropbox/Skole/Master/Data/Model_4.ods'#$plain_nn_lstm.K61]; ['file:///home/runejen/Dropbox/Skole/Master/Data/Model_5.ods'#$plain_nn_lstm.K61])" office:value-type="float" office:value="96.46" calcext:value-type="float">
            <text:p>96.46</text:p>
          </table:table-cell>
          <table:table-cell table:formula="of:=AVERAGE(['file:///home/runejen/Dropbox/Skole/Master/Data/Model_1.ods'#$plain_nn_lstm.L61]; ['file:///home/runejen/Dropbox/Skole/Master/Data/Model_2.ods'#$plain_nn_lstm.L61]; ['file:///home/runejen/Dropbox/Skole/Master/Data/Model_3.ods'#$plain_nn_lstm.L61]; ['file:///home/runejen/Dropbox/Skole/Master/Data/Model_4.ods'#$plain_nn_lstm.L61]; ['file:///home/runejen/Dropbox/Skole/Master/Data/Model_5.ods'#$plain_nn_lstm.L61])" office:value-type="float" office:value="94.85" calcext:value-type="float">
            <text:p>94.85</text:p>
          </table:table-cell>
          <table:table-cell table:formula="of:=AVERAGE(['file:///home/runejen/Dropbox/Skole/Master/Data/Model_1.ods'#$plain_nn_lstm.M61]; ['file:///home/runejen/Dropbox/Skole/Master/Data/Model_2.ods'#$plain_nn_lstm.M61]; ['file:///home/runejen/Dropbox/Skole/Master/Data/Model_3.ods'#$plain_nn_lstm.M61]; ['file:///home/runejen/Dropbox/Skole/Master/Data/Model_4.ods'#$plain_nn_lstm.M61]; ['file:///home/runejen/Dropbox/Skole/Master/Data/Model_5.ods'#$plain_nn_lstm.M61])" office:value-type="float" office:value="95.632" calcext:value-type="float">
            <text:p>95.63</text:p>
          </table:table-cell>
          <table:table-cell table:formula="of:=AVERAGE(['file:///home/runejen/Dropbox/Skole/Master/Data/Model_1.ods'#$plain_nn_lstm.N61]; ['file:///home/runejen/Dropbox/Skole/Master/Data/Model_2.ods'#$plain_nn_lstm.N61]; ['file:///home/runejen/Dropbox/Skole/Master/Data/Model_3.ods'#$plain_nn_lstm.N61]; ['file:///home/runejen/Dropbox/Skole/Master/Data/Model_4.ods'#$plain_nn_lstm.N61]; ['file:///home/runejen/Dropbox/Skole/Master/Data/Model_5.ods'#$plain_nn_lstm.N61])" office:value-type="float" office:value="92.156" calcext:value-type="float">
            <text:p>92.16</text:p>
          </table:table-cell>
          <table:table-cell table:formula="of:=AVERAGE(['file:///home/runejen/Dropbox/Skole/Master/Data/Model_1.ods'#$plain_nn_lstm.O61]; ['file:///home/runejen/Dropbox/Skole/Master/Data/Model_2.ods'#$plain_nn_lstm.O61]; ['file:///home/runejen/Dropbox/Skole/Master/Data/Model_3.ods'#$plain_nn_lstm.O61]; ['file:///home/runejen/Dropbox/Skole/Master/Data/Model_4.ods'#$plain_nn_lstm.O61]; ['file:///home/runejen/Dropbox/Skole/Master/Data/Model_5.ods'#$plain_nn_lstm.O61])" office:value-type="float" office:value="92.722" calcext:value-type="float">
            <text:p>92.72</text:p>
          </table:table-cell>
          <table:table-cell table:formula="of:=AVERAGE(['file:///home/runejen/Dropbox/Skole/Master/Data/Model_1.ods'#$plain_nn_lstm.P61]; ['file:///home/runejen/Dropbox/Skole/Master/Data/Model_2.ods'#$plain_nn_lstm.P61]; ['file:///home/runejen/Dropbox/Skole/Master/Data/Model_3.ods'#$plain_nn_lstm.P61]; ['file:///home/runejen/Dropbox/Skole/Master/Data/Model_4.ods'#$plain_nn_lstm.P61]; ['file:///home/runejen/Dropbox/Skole/Master/Data/Model_5.ods'#$plain_nn_lstm.P61])" office:value-type="float" office:value="91.788" calcext:value-type="float">
            <text:p>91.79</text:p>
          </table:table-cell>
        </table:table-row>
        <table:table-row table:style-name="ro1">
          <table:table-cell table:style-name="ce3" office:value-type="float" office:value="0.4" calcext:value-type="float">
            <text:p>0.4</text:p>
          </table:table-cell>
          <table:table-cell table:formula="of:=AVERAGE(['file:///home/runejen/Dropbox/Skole/Master/Data/Model_1.ods'#$plain_nn_lstm.F62]; ['file:///home/runejen/Dropbox/Skole/Master/Data/Model_2.ods'#$plain_nn_lstm.F62]; ['file:///home/runejen/Dropbox/Skole/Master/Data/Model_3.ods'#$plain_nn_lstm.F62]; ['file:///home/runejen/Dropbox/Skole/Master/Data/Model_4.ods'#$plain_nn_lstm.F62]; ['file:///home/runejen/Dropbox/Skole/Master/Data/Model_5.ods'#$plain_nn_lstm.F62])" office:value-type="percentage" office:value="0.347459030808995" calcext:value-type="percentage">
            <text:p>34.75%</text:p>
          </table:table-cell>
          <table:table-cell table:formula="of:=AVERAGE(['file:///home/runejen/Dropbox/Skole/Master/Data/Model_1.ods'#$plain_nn_lstm.G62]; ['file:///home/runejen/Dropbox/Skole/Master/Data/Model_2.ods'#$plain_nn_lstm.G62]; ['file:///home/runejen/Dropbox/Skole/Master/Data/Model_3.ods'#$plain_nn_lstm.G62]; ['file:///home/runejen/Dropbox/Skole/Master/Data/Model_4.ods'#$plain_nn_lstm.G62]; ['file:///home/runejen/Dropbox/Skole/Master/Data/Model_5.ods'#$plain_nn_lstm.G62])" office:value-type="float" office:value="22.878" calcext:value-type="float">
            <text:p>22.88</text:p>
          </table:table-cell>
          <table:table-cell table:formula="of:=AVERAGE(['file:///home/runejen/Dropbox/Skole/Master/Data/Model_1.ods'#$plain_nn_lstm.H62]; ['file:///home/runejen/Dropbox/Skole/Master/Data/Model_2.ods'#$plain_nn_lstm.H62]; ['file:///home/runejen/Dropbox/Skole/Master/Data/Model_3.ods'#$plain_nn_lstm.H62]; ['file:///home/runejen/Dropbox/Skole/Master/Data/Model_4.ods'#$plain_nn_lstm.H62]; ['file:///home/runejen/Dropbox/Skole/Master/Data/Model_5.ods'#$plain_nn_lstm.H62])" office:value-type="float" office:value="34.748" calcext:value-type="float">
            <text:p>34.75</text:p>
          </table:table-cell>
          <table:table-cell table:formula="of:=AVERAGE(['file:///home/runejen/Dropbox/Skole/Master/Data/Model_1.ods'#$plain_nn_lstm.I62]; ['file:///home/runejen/Dropbox/Skole/Master/Data/Model_2.ods'#$plain_nn_lstm.I62]; ['file:///home/runejen/Dropbox/Skole/Master/Data/Model_3.ods'#$plain_nn_lstm.I62]; ['file:///home/runejen/Dropbox/Skole/Master/Data/Model_4.ods'#$plain_nn_lstm.I62]; ['file:///home/runejen/Dropbox/Skole/Master/Data/Model_5.ods'#$plain_nn_lstm.I62])" office:value-type="float" office:value="27.186" calcext:value-type="float">
            <text:p>27.19</text:p>
          </table:table-cell>
          <table:table-cell table:formula="of:=AVERAGE(['file:///home/runejen/Dropbox/Skole/Master/Data/Model_1.ods'#$plain_nn_lstm.J62]; ['file:///home/runejen/Dropbox/Skole/Master/Data/Model_2.ods'#$plain_nn_lstm.J62]; ['file:///home/runejen/Dropbox/Skole/Master/Data/Model_3.ods'#$plain_nn_lstm.J62]; ['file:///home/runejen/Dropbox/Skole/Master/Data/Model_4.ods'#$plain_nn_lstm.J62]; ['file:///home/runejen/Dropbox/Skole/Master/Data/Model_5.ods'#$plain_nn_lstm.J62])" office:value-type="percentage" office:value="0.950457136631063" calcext:value-type="percentage">
            <text:p>95.05%</text:p>
          </table:table-cell>
          <table:table-cell table:formula="of:=AVERAGE(['file:///home/runejen/Dropbox/Skole/Master/Data/Model_1.ods'#$plain_nn_lstm.K62]; ['file:///home/runejen/Dropbox/Skole/Master/Data/Model_2.ods'#$plain_nn_lstm.K62]; ['file:///home/runejen/Dropbox/Skole/Master/Data/Model_3.ods'#$plain_nn_lstm.K62]; ['file:///home/runejen/Dropbox/Skole/Master/Data/Model_4.ods'#$plain_nn_lstm.K62]; ['file:///home/runejen/Dropbox/Skole/Master/Data/Model_5.ods'#$plain_nn_lstm.K62])" office:value-type="float" office:value="96.448" calcext:value-type="float">
            <text:p>96.45</text:p>
          </table:table-cell>
          <table:table-cell table:formula="of:=AVERAGE(['file:///home/runejen/Dropbox/Skole/Master/Data/Model_1.ods'#$plain_nn_lstm.L62]; ['file:///home/runejen/Dropbox/Skole/Master/Data/Model_2.ods'#$plain_nn_lstm.L62]; ['file:///home/runejen/Dropbox/Skole/Master/Data/Model_3.ods'#$plain_nn_lstm.L62]; ['file:///home/runejen/Dropbox/Skole/Master/Data/Model_4.ods'#$plain_nn_lstm.L62]; ['file:///home/runejen/Dropbox/Skole/Master/Data/Model_5.ods'#$plain_nn_lstm.L62])" office:value-type="float" office:value="95.044" calcext:value-type="float">
            <text:p>95.04</text:p>
          </table:table-cell>
          <table:table-cell table:formula="of:=AVERAGE(['file:///home/runejen/Dropbox/Skole/Master/Data/Model_1.ods'#$plain_nn_lstm.M62]; ['file:///home/runejen/Dropbox/Skole/Master/Data/Model_2.ods'#$plain_nn_lstm.M62]; ['file:///home/runejen/Dropbox/Skole/Master/Data/Model_3.ods'#$plain_nn_lstm.M62]; ['file:///home/runejen/Dropbox/Skole/Master/Data/Model_4.ods'#$plain_nn_lstm.M62]; ['file:///home/runejen/Dropbox/Skole/Master/Data/Model_5.ods'#$plain_nn_lstm.M62])" office:value-type="float" office:value="95.726" calcext:value-type="float">
            <text:p>95.73</text:p>
          </table:table-cell>
          <table:table-cell table:formula="of:=AVERAGE(['file:///home/runejen/Dropbox/Skole/Master/Data/Model_1.ods'#$plain_nn_lstm.N62]; ['file:///home/runejen/Dropbox/Skole/Master/Data/Model_2.ods'#$plain_nn_lstm.N62]; ['file:///home/runejen/Dropbox/Skole/Master/Data/Model_3.ods'#$plain_nn_lstm.N62]; ['file:///home/runejen/Dropbox/Skole/Master/Data/Model_4.ods'#$plain_nn_lstm.N62]; ['file:///home/runejen/Dropbox/Skole/Master/Data/Model_5.ods'#$plain_nn_lstm.N62])" office:value-type="float" office:value="92.254" calcext:value-type="float">
            <text:p>92.25</text:p>
          </table:table-cell>
          <table:table-cell table:formula="of:=AVERAGE(['file:///home/runejen/Dropbox/Skole/Master/Data/Model_1.ods'#$plain_nn_lstm.O62]; ['file:///home/runejen/Dropbox/Skole/Master/Data/Model_2.ods'#$plain_nn_lstm.O62]; ['file:///home/runejen/Dropbox/Skole/Master/Data/Model_3.ods'#$plain_nn_lstm.O62]; ['file:///home/runejen/Dropbox/Skole/Master/Data/Model_4.ods'#$plain_nn_lstm.O62]; ['file:///home/runejen/Dropbox/Skole/Master/Data/Model_5.ods'#$plain_nn_lstm.O62])" office:value-type="float" office:value="92.726" calcext:value-type="float">
            <text:p>92.73</text:p>
          </table:table-cell>
          <table:table-cell table:formula="of:=AVERAGE(['file:///home/runejen/Dropbox/Skole/Master/Data/Model_1.ods'#$plain_nn_lstm.P62]; ['file:///home/runejen/Dropbox/Skole/Master/Data/Model_2.ods'#$plain_nn_lstm.P62]; ['file:///home/runejen/Dropbox/Skole/Master/Data/Model_3.ods'#$plain_nn_lstm.P62]; ['file:///home/runejen/Dropbox/Skole/Master/Data/Model_4.ods'#$plain_nn_lstm.P62]; ['file:///home/runejen/Dropbox/Skole/Master/Data/Model_5.ods'#$plain_nn_lstm.P62])" office:value-type="float" office:value="91.954" calcext:value-type="float">
            <text:p>91.95</text:p>
          </table:table-cell>
        </table:table-row>
        <table:table-row table:style-name="ro1">
          <table:table-cell table:style-name="ce3" office:value-type="float" office:value="0.5" calcext:value-type="float">
            <text:p>0.5</text:p>
          </table:table-cell>
          <table:table-cell table:formula="of:=AVERAGE(['file:///home/runejen/Dropbox/Skole/Master/Data/Model_1.ods'#$plain_nn_lstm.F63]; ['file:///home/runejen/Dropbox/Skole/Master/Data/Model_2.ods'#$plain_nn_lstm.F63]; ['file:///home/runejen/Dropbox/Skole/Master/Data/Model_3.ods'#$plain_nn_lstm.F63]; ['file:///home/runejen/Dropbox/Skole/Master/Data/Model_4.ods'#$plain_nn_lstm.F63]; ['file:///home/runejen/Dropbox/Skole/Master/Data/Model_5.ods'#$plain_nn_lstm.F63])" office:value-type="percentage" office:value="0.345544153718952" calcext:value-type="percentage">
            <text:p>34.55%</text:p>
          </table:table-cell>
          <table:table-cell table:formula="of:=AVERAGE(['file:///home/runejen/Dropbox/Skole/Master/Data/Model_1.ods'#$plain_nn_lstm.G63]; ['file:///home/runejen/Dropbox/Skole/Master/Data/Model_2.ods'#$plain_nn_lstm.G63]; ['file:///home/runejen/Dropbox/Skole/Master/Data/Model_3.ods'#$plain_nn_lstm.G63]; ['file:///home/runejen/Dropbox/Skole/Master/Data/Model_4.ods'#$plain_nn_lstm.G63]; ['file:///home/runejen/Dropbox/Skole/Master/Data/Model_5.ods'#$plain_nn_lstm.G63])" office:value-type="float" office:value="23.328" calcext:value-type="float">
            <text:p>23.33</text:p>
          </table:table-cell>
          <table:table-cell table:formula="of:=AVERAGE(['file:///home/runejen/Dropbox/Skole/Master/Data/Model_1.ods'#$plain_nn_lstm.H63]; ['file:///home/runejen/Dropbox/Skole/Master/Data/Model_2.ods'#$plain_nn_lstm.H63]; ['file:///home/runejen/Dropbox/Skole/Master/Data/Model_3.ods'#$plain_nn_lstm.H63]; ['file:///home/runejen/Dropbox/Skole/Master/Data/Model_4.ods'#$plain_nn_lstm.H63]; ['file:///home/runejen/Dropbox/Skole/Master/Data/Model_5.ods'#$plain_nn_lstm.H63])" office:value-type="float" office:value="34.556" calcext:value-type="float">
            <text:p>34.56</text:p>
          </table:table-cell>
          <table:table-cell table:formula="of:=AVERAGE(['file:///home/runejen/Dropbox/Skole/Master/Data/Model_1.ods'#$plain_nn_lstm.I63]; ['file:///home/runejen/Dropbox/Skole/Master/Data/Model_2.ods'#$plain_nn_lstm.I63]; ['file:///home/runejen/Dropbox/Skole/Master/Data/Model_3.ods'#$plain_nn_lstm.I63]; ['file:///home/runejen/Dropbox/Skole/Master/Data/Model_4.ods'#$plain_nn_lstm.I63]; ['file:///home/runejen/Dropbox/Skole/Master/Data/Model_5.ods'#$plain_nn_lstm.I63])" office:value-type="float" office:value="27.478" calcext:value-type="float">
            <text:p>27.48</text:p>
          </table:table-cell>
          <table:table-cell table:formula="of:=AVERAGE(['file:///home/runejen/Dropbox/Skole/Master/Data/Model_1.ods'#$plain_nn_lstm.J63]; ['file:///home/runejen/Dropbox/Skole/Master/Data/Model_2.ods'#$plain_nn_lstm.J63]; ['file:///home/runejen/Dropbox/Skole/Master/Data/Model_3.ods'#$plain_nn_lstm.J63]; ['file:///home/runejen/Dropbox/Skole/Master/Data/Model_4.ods'#$plain_nn_lstm.J63]; ['file:///home/runejen/Dropbox/Skole/Master/Data/Model_5.ods'#$plain_nn_lstm.J63])" office:value-type="percentage" office:value="0.952470735782949" calcext:value-type="percentage">
            <text:p>95.25%</text:p>
          </table:table-cell>
          <table:table-cell table:formula="of:=AVERAGE(['file:///home/runejen/Dropbox/Skole/Master/Data/Model_1.ods'#$plain_nn_lstm.K63]; ['file:///home/runejen/Dropbox/Skole/Master/Data/Model_2.ods'#$plain_nn_lstm.K63]; ['file:///home/runejen/Dropbox/Skole/Master/Data/Model_3.ods'#$plain_nn_lstm.K63]; ['file:///home/runejen/Dropbox/Skole/Master/Data/Model_4.ods'#$plain_nn_lstm.K63]; ['file:///home/runejen/Dropbox/Skole/Master/Data/Model_5.ods'#$plain_nn_lstm.K63])" office:value-type="float" office:value="96.446" calcext:value-type="float">
            <text:p>96.45</text:p>
          </table:table-cell>
          <table:table-cell table:formula="of:=AVERAGE(['file:///home/runejen/Dropbox/Skole/Master/Data/Model_1.ods'#$plain_nn_lstm.L63]; ['file:///home/runejen/Dropbox/Skole/Master/Data/Model_2.ods'#$plain_nn_lstm.L63]; ['file:///home/runejen/Dropbox/Skole/Master/Data/Model_3.ods'#$plain_nn_lstm.L63]; ['file:///home/runejen/Dropbox/Skole/Master/Data/Model_4.ods'#$plain_nn_lstm.L63]; ['file:///home/runejen/Dropbox/Skole/Master/Data/Model_5.ods'#$plain_nn_lstm.L63])" office:value-type="float" office:value="95.246" calcext:value-type="float">
            <text:p>95.25</text:p>
          </table:table-cell>
          <table:table-cell table:formula="of:=AVERAGE(['file:///home/runejen/Dropbox/Skole/Master/Data/Model_1.ods'#$plain_nn_lstm.M63]; ['file:///home/runejen/Dropbox/Skole/Master/Data/Model_2.ods'#$plain_nn_lstm.M63]; ['file:///home/runejen/Dropbox/Skole/Master/Data/Model_3.ods'#$plain_nn_lstm.M63]; ['file:///home/runejen/Dropbox/Skole/Master/Data/Model_4.ods'#$plain_nn_lstm.M63]; ['file:///home/runejen/Dropbox/Skole/Master/Data/Model_5.ods'#$plain_nn_lstm.M63])" office:value-type="float" office:value="95.828" calcext:value-type="float">
            <text:p>95.83</text:p>
          </table:table-cell>
          <table:table-cell table:formula="of:=AVERAGE(['file:///home/runejen/Dropbox/Skole/Master/Data/Model_1.ods'#$plain_nn_lstm.N63]; ['file:///home/runejen/Dropbox/Skole/Master/Data/Model_2.ods'#$plain_nn_lstm.N63]; ['file:///home/runejen/Dropbox/Skole/Master/Data/Model_3.ods'#$plain_nn_lstm.N63]; ['file:///home/runejen/Dropbox/Skole/Master/Data/Model_4.ods'#$plain_nn_lstm.N63]; ['file:///home/runejen/Dropbox/Skole/Master/Data/Model_5.ods'#$plain_nn_lstm.N63])" office:value-type="float" office:value="92.364" calcext:value-type="float">
            <text:p>92.36</text:p>
          </table:table-cell>
          <table:table-cell table:formula="of:=AVERAGE(['file:///home/runejen/Dropbox/Skole/Master/Data/Model_1.ods'#$plain_nn_lstm.O63]; ['file:///home/runejen/Dropbox/Skole/Master/Data/Model_2.ods'#$plain_nn_lstm.O63]; ['file:///home/runejen/Dropbox/Skole/Master/Data/Model_3.ods'#$plain_nn_lstm.O63]; ['file:///home/runejen/Dropbox/Skole/Master/Data/Model_4.ods'#$plain_nn_lstm.O63]; ['file:///home/runejen/Dropbox/Skole/Master/Data/Model_5.ods'#$plain_nn_lstm.O63])" office:value-type="float" office:value="92.748" calcext:value-type="float">
            <text:p>92.75</text:p>
          </table:table-cell>
          <table:table-cell table:formula="of:=AVERAGE(['file:///home/runejen/Dropbox/Skole/Master/Data/Model_1.ods'#$plain_nn_lstm.P63]; ['file:///home/runejen/Dropbox/Skole/Master/Data/Model_2.ods'#$plain_nn_lstm.P63]; ['file:///home/runejen/Dropbox/Skole/Master/Data/Model_3.ods'#$plain_nn_lstm.P63]; ['file:///home/runejen/Dropbox/Skole/Master/Data/Model_4.ods'#$plain_nn_lstm.P63]; ['file:///home/runejen/Dropbox/Skole/Master/Data/Model_5.ods'#$plain_nn_lstm.P63])" office:value-type="float" office:value="92.136" calcext:value-type="float">
            <text:p>92.14</text:p>
          </table:table-cell>
        </table:table-row>
        <table:table-row table:style-name="ro1">
          <table:table-cell table:style-name="ce3" office:value-type="float" office:value="0.6" calcext:value-type="float">
            <text:p>0.6</text:p>
          </table:table-cell>
          <table:table-cell table:formula="of:=AVERAGE(['file:///home/runejen/Dropbox/Skole/Master/Data/Model_1.ods'#$plain_nn_lstm.F64]; ['file:///home/runejen/Dropbox/Skole/Master/Data/Model_2.ods'#$plain_nn_lstm.F64]; ['file:///home/runejen/Dropbox/Skole/Master/Data/Model_3.ods'#$plain_nn_lstm.F64]; ['file:///home/runejen/Dropbox/Skole/Master/Data/Model_4.ods'#$plain_nn_lstm.F64]; ['file:///home/runejen/Dropbox/Skole/Master/Data/Model_5.ods'#$plain_nn_lstm.F64])" office:value-type="percentage" office:value="0.3403627479481" calcext:value-type="percentage">
            <text:p>34.04%</text:p>
          </table:table-cell>
          <table:table-cell table:formula="of:=AVERAGE(['file:///home/runejen/Dropbox/Skole/Master/Data/Model_1.ods'#$plain_nn_lstm.G64]; ['file:///home/runejen/Dropbox/Skole/Master/Data/Model_2.ods'#$plain_nn_lstm.G64]; ['file:///home/runejen/Dropbox/Skole/Master/Data/Model_3.ods'#$plain_nn_lstm.G64]; ['file:///home/runejen/Dropbox/Skole/Master/Data/Model_4.ods'#$plain_nn_lstm.G64]; ['file:///home/runejen/Dropbox/Skole/Master/Data/Model_5.ods'#$plain_nn_lstm.G64])" office:value-type="float" office:value="23.684" calcext:value-type="float">
            <text:p>23.68</text:p>
          </table:table-cell>
          <table:table-cell table:formula="of:=AVERAGE(['file:///home/runejen/Dropbox/Skole/Master/Data/Model_1.ods'#$plain_nn_lstm.H64]; ['file:///home/runejen/Dropbox/Skole/Master/Data/Model_2.ods'#$plain_nn_lstm.H64]; ['file:///home/runejen/Dropbox/Skole/Master/Data/Model_3.ods'#$plain_nn_lstm.H64]; ['file:///home/runejen/Dropbox/Skole/Master/Data/Model_4.ods'#$plain_nn_lstm.H64]; ['file:///home/runejen/Dropbox/Skole/Master/Data/Model_5.ods'#$plain_nn_lstm.H64])" office:value-type="float" office:value="34.036" calcext:value-type="float">
            <text:p>34.04</text:p>
          </table:table-cell>
          <table:table-cell table:formula="of:=AVERAGE(['file:///home/runejen/Dropbox/Skole/Master/Data/Model_1.ods'#$plain_nn_lstm.I64]; ['file:///home/runejen/Dropbox/Skole/Master/Data/Model_2.ods'#$plain_nn_lstm.I64]; ['file:///home/runejen/Dropbox/Skole/Master/Data/Model_3.ods'#$plain_nn_lstm.I64]; ['file:///home/runejen/Dropbox/Skole/Master/Data/Model_4.ods'#$plain_nn_lstm.I64]; ['file:///home/runejen/Dropbox/Skole/Master/Data/Model_5.ods'#$plain_nn_lstm.I64])" office:value-type="float" office:value="27.592" calcext:value-type="float">
            <text:p>27.59</text:p>
          </table:table-cell>
          <table:table-cell table:formula="of:=AVERAGE(['file:///home/runejen/Dropbox/Skole/Master/Data/Model_1.ods'#$plain_nn_lstm.J64]; ['file:///home/runejen/Dropbox/Skole/Master/Data/Model_2.ods'#$plain_nn_lstm.J64]; ['file:///home/runejen/Dropbox/Skole/Master/Data/Model_3.ods'#$plain_nn_lstm.J64]; ['file:///home/runejen/Dropbox/Skole/Master/Data/Model_4.ods'#$plain_nn_lstm.J64]; ['file:///home/runejen/Dropbox/Skole/Master/Data/Model_5.ods'#$plain_nn_lstm.J64])" office:value-type="percentage" office:value="0.954482264678906" calcext:value-type="percentage">
            <text:p>95.45%</text:p>
          </table:table-cell>
          <table:table-cell table:formula="of:=AVERAGE(['file:///home/runejen/Dropbox/Skole/Master/Data/Model_1.ods'#$plain_nn_lstm.K64]; ['file:///home/runejen/Dropbox/Skole/Master/Data/Model_2.ods'#$plain_nn_lstm.K64]; ['file:///home/runejen/Dropbox/Skole/Master/Data/Model_3.ods'#$plain_nn_lstm.K64]; ['file:///home/runejen/Dropbox/Skole/Master/Data/Model_4.ods'#$plain_nn_lstm.K64]; ['file:///home/runejen/Dropbox/Skole/Master/Data/Model_5.ods'#$plain_nn_lstm.K64])" office:value-type="float" office:value="96.428" calcext:value-type="float">
            <text:p>96.43</text:p>
          </table:table-cell>
          <table:table-cell table:formula="of:=AVERAGE(['file:///home/runejen/Dropbox/Skole/Master/Data/Model_1.ods'#$plain_nn_lstm.L64]; ['file:///home/runejen/Dropbox/Skole/Master/Data/Model_2.ods'#$plain_nn_lstm.L64]; ['file:///home/runejen/Dropbox/Skole/Master/Data/Model_3.ods'#$plain_nn_lstm.L64]; ['file:///home/runejen/Dropbox/Skole/Master/Data/Model_4.ods'#$plain_nn_lstm.L64]; ['file:///home/runejen/Dropbox/Skole/Master/Data/Model_5.ods'#$plain_nn_lstm.L64])" office:value-type="float" office:value="95.45" calcext:value-type="float">
            <text:p>95.45</text:p>
          </table:table-cell>
          <table:table-cell table:formula="of:=AVERAGE(['file:///home/runejen/Dropbox/Skole/Master/Data/Model_1.ods'#$plain_nn_lstm.M64]; ['file:///home/runejen/Dropbox/Skole/Master/Data/Model_2.ods'#$plain_nn_lstm.M64]; ['file:///home/runejen/Dropbox/Skole/Master/Data/Model_3.ods'#$plain_nn_lstm.M64]; ['file:///home/runejen/Dropbox/Skole/Master/Data/Model_4.ods'#$plain_nn_lstm.M64]; ['file:///home/runejen/Dropbox/Skole/Master/Data/Model_5.ods'#$plain_nn_lstm.M64])" office:value-type="float" office:value="95.926" calcext:value-type="float">
            <text:p>95.93</text:p>
          </table:table-cell>
          <table:table-cell table:formula="of:=AVERAGE(['file:///home/runejen/Dropbox/Skole/Master/Data/Model_1.ods'#$plain_nn_lstm.N64]; ['file:///home/runejen/Dropbox/Skole/Master/Data/Model_2.ods'#$plain_nn_lstm.N64]; ['file:///home/runejen/Dropbox/Skole/Master/Data/Model_3.ods'#$plain_nn_lstm.N64]; ['file:///home/runejen/Dropbox/Skole/Master/Data/Model_4.ods'#$plain_nn_lstm.N64]; ['file:///home/runejen/Dropbox/Skole/Master/Data/Model_5.ods'#$plain_nn_lstm.N64])" office:value-type="float" office:value="92.462" calcext:value-type="float">
            <text:p>92.46</text:p>
          </table:table-cell>
          <table:table-cell table:formula="of:=AVERAGE(['file:///home/runejen/Dropbox/Skole/Master/Data/Model_1.ods'#$plain_nn_lstm.O64]; ['file:///home/runejen/Dropbox/Skole/Master/Data/Model_2.ods'#$plain_nn_lstm.O64]; ['file:///home/runejen/Dropbox/Skole/Master/Data/Model_3.ods'#$plain_nn_lstm.O64]; ['file:///home/runejen/Dropbox/Skole/Master/Data/Model_4.ods'#$plain_nn_lstm.O64]; ['file:///home/runejen/Dropbox/Skole/Master/Data/Model_5.ods'#$plain_nn_lstm.O64])" office:value-type="float" office:value="92.744" calcext:value-type="float">
            <text:p>92.74</text:p>
          </table:table-cell>
          <table:table-cell table:formula="of:=AVERAGE(['file:///home/runejen/Dropbox/Skole/Master/Data/Model_1.ods'#$plain_nn_lstm.P64]; ['file:///home/runejen/Dropbox/Skole/Master/Data/Model_2.ods'#$plain_nn_lstm.P64]; ['file:///home/runejen/Dropbox/Skole/Master/Data/Model_3.ods'#$plain_nn_lstm.P64]; ['file:///home/runejen/Dropbox/Skole/Master/Data/Model_4.ods'#$plain_nn_lstm.P64]; ['file:///home/runejen/Dropbox/Skole/Master/Data/Model_5.ods'#$plain_nn_lstm.P64])" office:value-type="float" office:value="92.306" calcext:value-type="float">
            <text:p>92.31</text:p>
          </table:table-cell>
        </table:table-row>
        <table:table-row table:style-name="ro1">
          <table:table-cell table:style-name="ce3" office:value-type="float" office:value="0.7" calcext:value-type="float">
            <text:p>0.7</text:p>
          </table:table-cell>
          <table:table-cell table:formula="of:=AVERAGE(['file:///home/runejen/Dropbox/Skole/Master/Data/Model_1.ods'#$plain_nn_lstm.F65]; ['file:///home/runejen/Dropbox/Skole/Master/Data/Model_2.ods'#$plain_nn_lstm.F65]; ['file:///home/runejen/Dropbox/Skole/Master/Data/Model_3.ods'#$plain_nn_lstm.F65]; ['file:///home/runejen/Dropbox/Skole/Master/Data/Model_4.ods'#$plain_nn_lstm.F65]; ['file:///home/runejen/Dropbox/Skole/Master/Data/Model_5.ods'#$plain_nn_lstm.F65])" office:value-type="percentage" office:value="0.337317191927305" calcext:value-type="percentage">
            <text:p>33.73%</text:p>
          </table:table-cell>
          <table:table-cell table:formula="of:=AVERAGE(['file:///home/runejen/Dropbox/Skole/Master/Data/Model_1.ods'#$plain_nn_lstm.G65]; ['file:///home/runejen/Dropbox/Skole/Master/Data/Model_2.ods'#$plain_nn_lstm.G65]; ['file:///home/runejen/Dropbox/Skole/Master/Data/Model_3.ods'#$plain_nn_lstm.G65]; ['file:///home/runejen/Dropbox/Skole/Master/Data/Model_4.ods'#$plain_nn_lstm.G65]; ['file:///home/runejen/Dropbox/Skole/Master/Data/Model_5.ods'#$plain_nn_lstm.G65])" office:value-type="float" office:value="24.226" calcext:value-type="float">
            <text:p>24.23</text:p>
          </table:table-cell>
          <table:table-cell table:formula="of:=AVERAGE(['file:///home/runejen/Dropbox/Skole/Master/Data/Model_1.ods'#$plain_nn_lstm.H65]; ['file:///home/runejen/Dropbox/Skole/Master/Data/Model_2.ods'#$plain_nn_lstm.H65]; ['file:///home/runejen/Dropbox/Skole/Master/Data/Model_3.ods'#$plain_nn_lstm.H65]; ['file:///home/runejen/Dropbox/Skole/Master/Data/Model_4.ods'#$plain_nn_lstm.H65]; ['file:///home/runejen/Dropbox/Skole/Master/Data/Model_5.ods'#$plain_nn_lstm.H65])" office:value-type="float" office:value="33.732" calcext:value-type="float">
            <text:p>33.73</text:p>
          </table:table-cell>
          <table:table-cell table:formula="of:=AVERAGE(['file:///home/runejen/Dropbox/Skole/Master/Data/Model_1.ods'#$plain_nn_lstm.I65]; ['file:///home/runejen/Dropbox/Skole/Master/Data/Model_2.ods'#$plain_nn_lstm.I65]; ['file:///home/runejen/Dropbox/Skole/Master/Data/Model_3.ods'#$plain_nn_lstm.I65]; ['file:///home/runejen/Dropbox/Skole/Master/Data/Model_4.ods'#$plain_nn_lstm.I65]; ['file:///home/runejen/Dropbox/Skole/Master/Data/Model_5.ods'#$plain_nn_lstm.I65])" office:value-type="float" office:value="27.882" calcext:value-type="float">
            <text:p>27.88</text:p>
          </table:table-cell>
          <table:table-cell table:formula="of:=AVERAGE(['file:///home/runejen/Dropbox/Skole/Master/Data/Model_1.ods'#$plain_nn_lstm.J65]; ['file:///home/runejen/Dropbox/Skole/Master/Data/Model_2.ods'#$plain_nn_lstm.J65]; ['file:///home/runejen/Dropbox/Skole/Master/Data/Model_3.ods'#$plain_nn_lstm.J65]; ['file:///home/runejen/Dropbox/Skole/Master/Data/Model_4.ods'#$plain_nn_lstm.J65]; ['file:///home/runejen/Dropbox/Skole/Master/Data/Model_5.ods'#$plain_nn_lstm.J65])" office:value-type="percentage" office:value="0.956781642523258" calcext:value-type="percentage">
            <text:p>95.68%</text:p>
          </table:table-cell>
          <table:table-cell table:formula="of:=AVERAGE(['file:///home/runejen/Dropbox/Skole/Master/Data/Model_1.ods'#$plain_nn_lstm.K65]; ['file:///home/runejen/Dropbox/Skole/Master/Data/Model_2.ods'#$plain_nn_lstm.K65]; ['file:///home/runejen/Dropbox/Skole/Master/Data/Model_3.ods'#$plain_nn_lstm.K65]; ['file:///home/runejen/Dropbox/Skole/Master/Data/Model_4.ods'#$plain_nn_lstm.K65]; ['file:///home/runejen/Dropbox/Skole/Master/Data/Model_5.ods'#$plain_nn_lstm.K65])" office:value-type="float" office:value="96.42" calcext:value-type="float">
            <text:p>96.42</text:p>
          </table:table-cell>
          <table:table-cell table:formula="of:=AVERAGE(['file:///home/runejen/Dropbox/Skole/Master/Data/Model_1.ods'#$plain_nn_lstm.L65]; ['file:///home/runejen/Dropbox/Skole/Master/Data/Model_2.ods'#$plain_nn_lstm.L65]; ['file:///home/runejen/Dropbox/Skole/Master/Data/Model_3.ods'#$plain_nn_lstm.L65]; ['file:///home/runejen/Dropbox/Skole/Master/Data/Model_4.ods'#$plain_nn_lstm.L65]; ['file:///home/runejen/Dropbox/Skole/Master/Data/Model_5.ods'#$plain_nn_lstm.L65])" office:value-type="float" office:value="95.678" calcext:value-type="float">
            <text:p>95.68</text:p>
          </table:table-cell>
          <table:table-cell table:formula="of:=AVERAGE(['file:///home/runejen/Dropbox/Skole/Master/Data/Model_1.ods'#$plain_nn_lstm.M65]; ['file:///home/runejen/Dropbox/Skole/Master/Data/Model_2.ods'#$plain_nn_lstm.M65]; ['file:///home/runejen/Dropbox/Skole/Master/Data/Model_3.ods'#$plain_nn_lstm.M65]; ['file:///home/runejen/Dropbox/Skole/Master/Data/Model_4.ods'#$plain_nn_lstm.M65]; ['file:///home/runejen/Dropbox/Skole/Master/Data/Model_5.ods'#$plain_nn_lstm.M65])" office:value-type="float" office:value="96.034" calcext:value-type="float">
            <text:p>96.03</text:p>
          </table:table-cell>
          <table:table-cell table:formula="of:=AVERAGE(['file:///home/runejen/Dropbox/Skole/Master/Data/Model_1.ods'#$plain_nn_lstm.N65]; ['file:///home/runejen/Dropbox/Skole/Master/Data/Model_2.ods'#$plain_nn_lstm.N65]; ['file:///home/runejen/Dropbox/Skole/Master/Data/Model_3.ods'#$plain_nn_lstm.N65]; ['file:///home/runejen/Dropbox/Skole/Master/Data/Model_4.ods'#$plain_nn_lstm.N65]; ['file:///home/runejen/Dropbox/Skole/Master/Data/Model_5.ods'#$plain_nn_lstm.N65])" office:value-type="float" office:value="92.578" calcext:value-type="float">
            <text:p>92.58</text:p>
          </table:table-cell>
          <table:table-cell table:formula="of:=AVERAGE(['file:///home/runejen/Dropbox/Skole/Master/Data/Model_1.ods'#$plain_nn_lstm.O65]; ['file:///home/runejen/Dropbox/Skole/Master/Data/Model_2.ods'#$plain_nn_lstm.O65]; ['file:///home/runejen/Dropbox/Skole/Master/Data/Model_3.ods'#$plain_nn_lstm.O65]; ['file:///home/runejen/Dropbox/Skole/Master/Data/Model_4.ods'#$plain_nn_lstm.O65]; ['file:///home/runejen/Dropbox/Skole/Master/Data/Model_5.ods'#$plain_nn_lstm.O65])" office:value-type="float" office:value="92.764" calcext:value-type="float">
            <text:p>92.76</text:p>
          </table:table-cell>
          <table:table-cell table:formula="of:=AVERAGE(['file:///home/runejen/Dropbox/Skole/Master/Data/Model_1.ods'#$plain_nn_lstm.P65]; ['file:///home/runejen/Dropbox/Skole/Master/Data/Model_2.ods'#$plain_nn_lstm.P65]; ['file:///home/runejen/Dropbox/Skole/Master/Data/Model_3.ods'#$plain_nn_lstm.P65]; ['file:///home/runejen/Dropbox/Skole/Master/Data/Model_4.ods'#$plain_nn_lstm.P65]; ['file:///home/runejen/Dropbox/Skole/Master/Data/Model_5.ods'#$plain_nn_lstm.P65])" office:value-type="float" office:value="92.512" calcext:value-type="float">
            <text:p>92.51</text:p>
          </table:table-cell>
        </table:table-row>
        <table:table-row table:style-name="ro1">
          <table:table-cell table:style-name="ce3" office:value-type="float" office:value="0.8" calcext:value-type="float">
            <text:p>0.8</text:p>
          </table:table-cell>
          <table:table-cell table:formula="of:=AVERAGE(['file:///home/runejen/Dropbox/Skole/Master/Data/Model_1.ods'#$plain_nn_lstm.F66]; ['file:///home/runejen/Dropbox/Skole/Master/Data/Model_2.ods'#$plain_nn_lstm.F66]; ['file:///home/runejen/Dropbox/Skole/Master/Data/Model_3.ods'#$plain_nn_lstm.F66]; ['file:///home/runejen/Dropbox/Skole/Master/Data/Model_4.ods'#$plain_nn_lstm.F66]; ['file:///home/runejen/Dropbox/Skole/Master/Data/Model_5.ods'#$plain_nn_lstm.F66])" office:value-type="percentage" office:value="0.333862734853766" calcext:value-type="percentage">
            <text:p>33.39%</text:p>
          </table:table-cell>
          <table:table-cell table:formula="of:=AVERAGE(['file:///home/runejen/Dropbox/Skole/Master/Data/Model_1.ods'#$plain_nn_lstm.G66]; ['file:///home/runejen/Dropbox/Skole/Master/Data/Model_2.ods'#$plain_nn_lstm.G66]; ['file:///home/runejen/Dropbox/Skole/Master/Data/Model_3.ods'#$plain_nn_lstm.G66]; ['file:///home/runejen/Dropbox/Skole/Master/Data/Model_4.ods'#$plain_nn_lstm.G66]; ['file:///home/runejen/Dropbox/Skole/Master/Data/Model_5.ods'#$plain_nn_lstm.G66])" office:value-type="float" office:value="24.782" calcext:value-type="float">
            <text:p>24.78</text:p>
          </table:table-cell>
          <table:table-cell table:formula="of:=AVERAGE(['file:///home/runejen/Dropbox/Skole/Master/Data/Model_1.ods'#$plain_nn_lstm.H66]; ['file:///home/runejen/Dropbox/Skole/Master/Data/Model_2.ods'#$plain_nn_lstm.H66]; ['file:///home/runejen/Dropbox/Skole/Master/Data/Model_3.ods'#$plain_nn_lstm.H66]; ['file:///home/runejen/Dropbox/Skole/Master/Data/Model_4.ods'#$plain_nn_lstm.H66]; ['file:///home/runejen/Dropbox/Skole/Master/Data/Model_5.ods'#$plain_nn_lstm.H66])" office:value-type="float" office:value="33.386" calcext:value-type="float">
            <text:p>33.39</text:p>
          </table:table-cell>
          <table:table-cell table:formula="of:=AVERAGE(['file:///home/runejen/Dropbox/Skole/Master/Data/Model_1.ods'#$plain_nn_lstm.I66]; ['file:///home/runejen/Dropbox/Skole/Master/Data/Model_2.ods'#$plain_nn_lstm.I66]; ['file:///home/runejen/Dropbox/Skole/Master/Data/Model_3.ods'#$plain_nn_lstm.I66]; ['file:///home/runejen/Dropbox/Skole/Master/Data/Model_4.ods'#$plain_nn_lstm.I66]; ['file:///home/runejen/Dropbox/Skole/Master/Data/Model_5.ods'#$plain_nn_lstm.I66])" office:value-type="float" office:value="28.156" calcext:value-type="float">
            <text:p>28.16</text:p>
          </table:table-cell>
          <table:table-cell table:formula="of:=AVERAGE(['file:///home/runejen/Dropbox/Skole/Master/Data/Model_1.ods'#$plain_nn_lstm.J66]; ['file:///home/runejen/Dropbox/Skole/Master/Data/Model_2.ods'#$plain_nn_lstm.J66]; ['file:///home/runejen/Dropbox/Skole/Master/Data/Model_3.ods'#$plain_nn_lstm.J66]; ['file:///home/runejen/Dropbox/Skole/Master/Data/Model_4.ods'#$plain_nn_lstm.J66]; ['file:///home/runejen/Dropbox/Skole/Master/Data/Model_5.ods'#$plain_nn_lstm.J66])" office:value-type="percentage" office:value="0.959370764208249" calcext:value-type="percentage">
            <text:p>95.94%</text:p>
          </table:table-cell>
          <table:table-cell table:formula="of:=AVERAGE(['file:///home/runejen/Dropbox/Skole/Master/Data/Model_1.ods'#$plain_nn_lstm.K66]; ['file:///home/runejen/Dropbox/Skole/Master/Data/Model_2.ods'#$plain_nn_lstm.K66]; ['file:///home/runejen/Dropbox/Skole/Master/Data/Model_3.ods'#$plain_nn_lstm.K66]; ['file:///home/runejen/Dropbox/Skole/Master/Data/Model_4.ods'#$plain_nn_lstm.K66]; ['file:///home/runejen/Dropbox/Skole/Master/Data/Model_5.ods'#$plain_nn_lstm.K66])" office:value-type="float" office:value="96.414" calcext:value-type="float">
            <text:p>96.41</text:p>
          </table:table-cell>
          <table:table-cell table:formula="of:=AVERAGE(['file:///home/runejen/Dropbox/Skole/Master/Data/Model_1.ods'#$plain_nn_lstm.L66]; ['file:///home/runejen/Dropbox/Skole/Master/Data/Model_2.ods'#$plain_nn_lstm.L66]; ['file:///home/runejen/Dropbox/Skole/Master/Data/Model_3.ods'#$plain_nn_lstm.L66]; ['file:///home/runejen/Dropbox/Skole/Master/Data/Model_4.ods'#$plain_nn_lstm.L66]; ['file:///home/runejen/Dropbox/Skole/Master/Data/Model_5.ods'#$plain_nn_lstm.L66])" office:value-type="float" office:value="95.938" calcext:value-type="float">
            <text:p>95.94</text:p>
          </table:table-cell>
          <table:table-cell table:formula="of:=AVERAGE(['file:///home/runejen/Dropbox/Skole/Master/Data/Model_1.ods'#$plain_nn_lstm.M66]; ['file:///home/runejen/Dropbox/Skole/Master/Data/Model_2.ods'#$plain_nn_lstm.M66]; ['file:///home/runejen/Dropbox/Skole/Master/Data/Model_3.ods'#$plain_nn_lstm.M66]; ['file:///home/runejen/Dropbox/Skole/Master/Data/Model_4.ods'#$plain_nn_lstm.M66]; ['file:///home/runejen/Dropbox/Skole/Master/Data/Model_5.ods'#$plain_nn_lstm.M66])" office:value-type="float" office:value="96.164" calcext:value-type="float">
            <text:p>96.16</text:p>
          </table:table-cell>
          <table:table-cell table:formula="of:=AVERAGE(['file:///home/runejen/Dropbox/Skole/Master/Data/Model_1.ods'#$plain_nn_lstm.N66]; ['file:///home/runejen/Dropbox/Skole/Master/Data/Model_2.ods'#$plain_nn_lstm.N66]; ['file:///home/runejen/Dropbox/Skole/Master/Data/Model_3.ods'#$plain_nn_lstm.N66]; ['file:///home/runejen/Dropbox/Skole/Master/Data/Model_4.ods'#$plain_nn_lstm.N66]; ['file:///home/runejen/Dropbox/Skole/Master/Data/Model_5.ods'#$plain_nn_lstm.N66])" office:value-type="float" office:value="92.71" calcext:value-type="float">
            <text:p>92.71</text:p>
          </table:table-cell>
          <table:table-cell table:formula="of:=AVERAGE(['file:///home/runejen/Dropbox/Skole/Master/Data/Model_1.ods'#$plain_nn_lstm.O66]; ['file:///home/runejen/Dropbox/Skole/Master/Data/Model_2.ods'#$plain_nn_lstm.O66]; ['file:///home/runejen/Dropbox/Skole/Master/Data/Model_3.ods'#$plain_nn_lstm.O66]; ['file:///home/runejen/Dropbox/Skole/Master/Data/Model_4.ods'#$plain_nn_lstm.O66]; ['file:///home/runejen/Dropbox/Skole/Master/Data/Model_5.ods'#$plain_nn_lstm.O66])" office:value-type="float" office:value="92.786" calcext:value-type="float">
            <text:p>92.79</text:p>
          </table:table-cell>
          <table:table-cell table:formula="of:=AVERAGE(['file:///home/runejen/Dropbox/Skole/Master/Data/Model_1.ods'#$plain_nn_lstm.P66]; ['file:///home/runejen/Dropbox/Skole/Master/Data/Model_2.ods'#$plain_nn_lstm.P66]; ['file:///home/runejen/Dropbox/Skole/Master/Data/Model_3.ods'#$plain_nn_lstm.P66]; ['file:///home/runejen/Dropbox/Skole/Master/Data/Model_4.ods'#$plain_nn_lstm.P66]; ['file:///home/runejen/Dropbox/Skole/Master/Data/Model_5.ods'#$plain_nn_lstm.P66])" office:value-type="float" office:value="92.74" calcext:value-type="float">
            <text:p>92.74</text:p>
          </table:table-cell>
        </table:table-row>
        <table:table-row table:style-name="ro1">
          <table:table-cell table:style-name="ce3" office:value-type="float" office:value="0.9" calcext:value-type="float">
            <text:p>0.9</text:p>
          </table:table-cell>
          <table:table-cell table:formula="of:=AVERAGE(['file:///home/runejen/Dropbox/Skole/Master/Data/Model_1.ods'#$plain_nn_lstm.F67]; ['file:///home/runejen/Dropbox/Skole/Master/Data/Model_2.ods'#$plain_nn_lstm.F67]; ['file:///home/runejen/Dropbox/Skole/Master/Data/Model_3.ods'#$plain_nn_lstm.F67]; ['file:///home/runejen/Dropbox/Skole/Master/Data/Model_4.ods'#$plain_nn_lstm.F67]; ['file:///home/runejen/Dropbox/Skole/Master/Data/Model_5.ods'#$plain_nn_lstm.F67])" office:value-type="percentage" office:value="0.326666281977484" calcext:value-type="percentage">
            <text:p>32.67%</text:p>
          </table:table-cell>
          <table:table-cell table:formula="of:=AVERAGE(['file:///home/runejen/Dropbox/Skole/Master/Data/Model_1.ods'#$plain_nn_lstm.G67]; ['file:///home/runejen/Dropbox/Skole/Master/Data/Model_2.ods'#$plain_nn_lstm.G67]; ['file:///home/runejen/Dropbox/Skole/Master/Data/Model_3.ods'#$plain_nn_lstm.G67]; ['file:///home/runejen/Dropbox/Skole/Master/Data/Model_4.ods'#$plain_nn_lstm.G67]; ['file:///home/runejen/Dropbox/Skole/Master/Data/Model_5.ods'#$plain_nn_lstm.G67])" office:value-type="float" office:value="25.808" calcext:value-type="float">
            <text:p>25.81</text:p>
          </table:table-cell>
          <table:table-cell table:formula="of:=AVERAGE(['file:///home/runejen/Dropbox/Skole/Master/Data/Model_1.ods'#$plain_nn_lstm.H67]; ['file:///home/runejen/Dropbox/Skole/Master/Data/Model_2.ods'#$plain_nn_lstm.H67]; ['file:///home/runejen/Dropbox/Skole/Master/Data/Model_3.ods'#$plain_nn_lstm.H67]; ['file:///home/runejen/Dropbox/Skole/Master/Data/Model_4.ods'#$plain_nn_lstm.H67]; ['file:///home/runejen/Dropbox/Skole/Master/Data/Model_5.ods'#$plain_nn_lstm.H67])" office:value-type="float" office:value="32.666" calcext:value-type="float">
            <text:p>32.67</text:p>
          </table:table-cell>
          <table:table-cell table:formula="of:=AVERAGE(['file:///home/runejen/Dropbox/Skole/Master/Data/Model_1.ods'#$plain_nn_lstm.I67]; ['file:///home/runejen/Dropbox/Skole/Master/Data/Model_2.ods'#$plain_nn_lstm.I67]; ['file:///home/runejen/Dropbox/Skole/Master/Data/Model_3.ods'#$plain_nn_lstm.I67]; ['file:///home/runejen/Dropbox/Skole/Master/Data/Model_4.ods'#$plain_nn_lstm.I67]; ['file:///home/runejen/Dropbox/Skole/Master/Data/Model_5.ods'#$plain_nn_lstm.I67])" office:value-type="float" office:value="28.576" calcext:value-type="float">
            <text:p>28.58</text:p>
          </table:table-cell>
          <table:table-cell table:formula="of:=AVERAGE(['file:///home/runejen/Dropbox/Skole/Master/Data/Model_1.ods'#$plain_nn_lstm.J67]; ['file:///home/runejen/Dropbox/Skole/Master/Data/Model_2.ods'#$plain_nn_lstm.J67]; ['file:///home/runejen/Dropbox/Skole/Master/Data/Model_3.ods'#$plain_nn_lstm.J67]; ['file:///home/runejen/Dropbox/Skole/Master/Data/Model_4.ods'#$plain_nn_lstm.J67]; ['file:///home/runejen/Dropbox/Skole/Master/Data/Model_5.ods'#$plain_nn_lstm.J67])" office:value-type="percentage" office:value="0.963324327522754" calcext:value-type="percentage">
            <text:p>96.33%</text:p>
          </table:table-cell>
          <table:table-cell table:formula="of:=AVERAGE(['file:///home/runejen/Dropbox/Skole/Master/Data/Model_1.ods'#$plain_nn_lstm.K67]; ['file:///home/runejen/Dropbox/Skole/Master/Data/Model_2.ods'#$plain_nn_lstm.K67]; ['file:///home/runejen/Dropbox/Skole/Master/Data/Model_3.ods'#$plain_nn_lstm.K67]; ['file:///home/runejen/Dropbox/Skole/Master/Data/Model_4.ods'#$plain_nn_lstm.K67]; ['file:///home/runejen/Dropbox/Skole/Master/Data/Model_5.ods'#$plain_nn_lstm.K67])" office:value-type="float" office:value="96.398" calcext:value-type="float">
            <text:p>96.40</text:p>
          </table:table-cell>
          <table:table-cell table:formula="of:=AVERAGE(['file:///home/runejen/Dropbox/Skole/Master/Data/Model_1.ods'#$plain_nn_lstm.L67]; ['file:///home/runejen/Dropbox/Skole/Master/Data/Model_2.ods'#$plain_nn_lstm.L67]; ['file:///home/runejen/Dropbox/Skole/Master/Data/Model_3.ods'#$plain_nn_lstm.L67]; ['file:///home/runejen/Dropbox/Skole/Master/Data/Model_4.ods'#$plain_nn_lstm.L67]; ['file:///home/runejen/Dropbox/Skole/Master/Data/Model_5.ods'#$plain_nn_lstm.L67])" office:value-type="float" office:value="96.332" calcext:value-type="float">
            <text:p>96.33</text:p>
          </table:table-cell>
          <table:table-cell table:formula="of:=AVERAGE(['file:///home/runejen/Dropbox/Skole/Master/Data/Model_1.ods'#$plain_nn_lstm.M67]; ['file:///home/runejen/Dropbox/Skole/Master/Data/Model_2.ods'#$plain_nn_lstm.M67]; ['file:///home/runejen/Dropbox/Skole/Master/Data/Model_3.ods'#$plain_nn_lstm.M67]; ['file:///home/runejen/Dropbox/Skole/Master/Data/Model_4.ods'#$plain_nn_lstm.M67]; ['file:///home/runejen/Dropbox/Skole/Master/Data/Model_5.ods'#$plain_nn_lstm.M67])" office:value-type="float" office:value="96.352" calcext:value-type="float">
            <text:p>96.35</text:p>
          </table:table-cell>
          <table:table-cell table:formula="of:=AVERAGE(['file:///home/runejen/Dropbox/Skole/Master/Data/Model_1.ods'#$plain_nn_lstm.N67]; ['file:///home/runejen/Dropbox/Skole/Master/Data/Model_2.ods'#$plain_nn_lstm.N67]; ['file:///home/runejen/Dropbox/Skole/Master/Data/Model_3.ods'#$plain_nn_lstm.N67]; ['file:///home/runejen/Dropbox/Skole/Master/Data/Model_4.ods'#$plain_nn_lstm.N67]; ['file:///home/runejen/Dropbox/Skole/Master/Data/Model_5.ods'#$plain_nn_lstm.N67])" office:value-type="float" office:value="92.91" calcext:value-type="float">
            <text:p>92.91</text:p>
          </table:table-cell>
          <table:table-cell table:formula="of:=AVERAGE(['file:///home/runejen/Dropbox/Skole/Master/Data/Model_1.ods'#$plain_nn_lstm.O67]; ['file:///home/runejen/Dropbox/Skole/Master/Data/Model_2.ods'#$plain_nn_lstm.O67]; ['file:///home/runejen/Dropbox/Skole/Master/Data/Model_3.ods'#$plain_nn_lstm.O67]; ['file:///home/runejen/Dropbox/Skole/Master/Data/Model_4.ods'#$plain_nn_lstm.O67]; ['file:///home/runejen/Dropbox/Skole/Master/Data/Model_5.ods'#$plain_nn_lstm.O67])" office:value-type="float" office:value="92.822" calcext:value-type="float">
            <text:p>92.82</text:p>
          </table:table-cell>
          <table:table-cell table:formula="of:=AVERAGE(['file:///home/runejen/Dropbox/Skole/Master/Data/Model_1.ods'#$plain_nn_lstm.P67]; ['file:///home/runejen/Dropbox/Skole/Master/Data/Model_2.ods'#$plain_nn_lstm.P67]; ['file:///home/runejen/Dropbox/Skole/Master/Data/Model_3.ods'#$plain_nn_lstm.P67]; ['file:///home/runejen/Dropbox/Skole/Master/Data/Model_4.ods'#$plain_nn_lstm.P67]; ['file:///home/runejen/Dropbox/Skole/Master/Data/Model_5.ods'#$plain_nn_lstm.P67])" office:value-type="float" office:value="93.084" calcext:value-type="float">
            <text:p>93.08</text:p>
          </table:table-cell>
        </table:table-row>
        <table:table-row table:style-name="ro1" table:number-rows-repeated="2">
          <table:table-cell table:style-name="ce3"/>
          <table:table-cell table:number-columns-repeated="11"/>
        </table:table-row>
        <table:table-row table:style-name="ro1">
          <table:table-cell office:value-type="string" calcext:value-type="string">
            <text:p>plain nn lstm sg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Pos 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0k</text:p>
          </table:table-cell>
          <table:table-cell table:formula="of:=AVERAGE(['file:///home/runejen/Dropbox/Skole/Master/Data/Model_1.ods'#$plain_nn_lstm_sdg.F$15]; ['file:///home/runejen/Dropbox/Skole/Master/Data/Model_2.ods'#$plain_nn_lstm_sdg.F$15]; ['file:///home/runejen/Dropbox/Skole/Master/Data/Model_3.ods'#$plain_nn_lstm_sdg.F$15]; ['file:///home/runejen/Dropbox/Skole/Master/Data/Model_4.ods'#$plain_nn_lstm_sdg.F$15]; ['file:///home/runejen/Dropbox/Skole/Master/Data/Model_5.ods'#$plain_nn_lstm_sdg.F$15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0k</text:p>
          </table:table-cell>
          <table:table-cell table:formula="of:=AVERAGE(['file:///home/runejen/Dropbox/Skole/Master/Data/Model_1.ods'#$rb.$F$28]; ['file:///home/runejen/Dropbox/Skole/Master/Data/Model_2.ods'#$rb.$F$28]; ['file:///home/runejen/Dropbox/Skole/Master/Data/Model_3.ods'#$rb.$F$28]; ['file:///home/runejen/Dropbox/Skole/Master/Data/Model_4.ods'#$rb.$F$28]; ['file:///home/runejen/Dropbox/Skole/Master/Data/Model_5.ods'#$rb.$F$28])" office:value-type="percentage" office:value="0.28328674635718" calcext:value-type="percentage">
            <text:p>28.33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0k</text:p>
          </table:table-cell>
          <table:table-cell table:formula="of:=AVERAGE(['file:///home/runejen/Dropbox/Skole/Master/Data/Model_1.ods'#$rb.$F$41]; ['file:///home/runejen/Dropbox/Skole/Master/Data/Model_2.ods'#$rb.$F$41]; ['file:///home/runejen/Dropbox/Skole/Master/Data/Model_3.ods'#$rb.$F$41]; ['file:///home/runejen/Dropbox/Skole/Master/Data/Model_4.ods'#$rb.$F$41]; ['file:///home/runejen/Dropbox/Skole/Master/Data/Model_5.ods'#$rb.$F$41])" office:value-type="percentage" office:value="0.277970490592741" calcext:value-type="percentage">
            <text:p>27.80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00k</text:p>
          </table:table-cell>
          <table:table-cell table:formula="of:=AVERAGE(['file:///home/runejen/Dropbox/Skole/Master/Data/Model_1.ods'#$rb.$F$54]; ['file:///home/runejen/Dropbox/Skole/Master/Data/Model_2.ods'#$rb.$F$54]; ['file:///home/runejen/Dropbox/Skole/Master/Data/Model_3.ods'#$rb.$F$54]; ['file:///home/runejen/Dropbox/Skole/Master/Data/Model_4.ods'#$rb.$F$54]; ['file:///home/runejen/Dropbox/Skole/Master/Data/Model_5.ods'#$rb.$F$54])" office:value-type="percentage" office:value="0.27630774230705" calcext:value-type="percentage">
            <text:p>27.63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00k</text:p>
          </table:table-cell>
          <table:table-cell table:formula="of:=AVERAGE(['file:///home/runejen/Dropbox/Skole/Master/Data/Model_1.ods'#$rb.$F$67]; ['file:///home/runejen/Dropbox/Skole/Master/Data/Model_2.ods'#$rb.$F$67]; ['file:///home/runejen/Dropbox/Skole/Master/Data/Model_3.ods'#$rb.$F$67]; ['file:///home/runejen/Dropbox/Skole/Master/Data/Model_4.ods'#$rb.$F$67]; ['file:///home/runejen/Dropbox/Skole/Master/Data/Model_5.ods'#$rb.$F$67])" office:value-type="percentage" office:value="0.276531706472783" calcext:value-type="percentage">
            <text:p>27.65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f</text:p>
          </table:table-cell>
          <table:table-cell table:style-name="Default" office:value-type="string" calcext:value-type="string">
            <text:p>Pos %</text:p>
          </table:table-cell>
          <table:table-cell office:value-type="string" calcext:value-type="string">
            <text:p>Pos prec</text:p>
          </table:table-cell>
          <table:table-cell office:value-type="string" calcext:value-type="string">
            <text:p>Pos recall</text:p>
          </table:table-cell>
          <table:table-cell office:value-type="string" calcext:value-type="string">
            <text:p>Pos F1</text:p>
          </table:table-cell>
          <table:table-cell office:value-type="string" calcext:value-type="string">
            <text:p>Neg %</text:p>
          </table:table-cell>
          <table:table-cell office:value-type="string" calcext:value-type="string">
            <text:p>Neg prec</text:p>
          </table:table-cell>
          <table:table-cell office:value-type="string" calcext:value-type="string">
            <text:p>Neg recall</text:p>
          </table:table-cell>
          <table:table-cell office:value-type="string" calcext:value-type="string">
            <text:p>Neg F1</text:p>
          </table:table-cell>
          <table:table-cell office:value-type="string" calcext:value-type="string">
            <text:p>Baseline F1</text:p>
          </table:table-cell>
          <table:table-cell office:value-type="string" calcext:value-type="string">
            <text:p>Baseline Precision</text:p>
          </table:table-cell>
          <table:table-cell office:value-type="string" calcext:value-type="string">
            <text:p>Baseline Recall</text:p>
          </table:table-cell>
        </table:table-row>
        <table:table-row table:style-name="ro1">
          <table:table-cell table:style-name="ce3" office:value-type="float" office:value="0.1" calcext:value-type="float">
            <text:p>0.1</text:p>
          </table:table-cell>
          <table:table-cell table:formula="of:=AVERAGE(['file:///home/runejen/Dropbox/Skole/Master/Data/Model_1.ods'#$plain_nn_lstm_sgd.F59]; ['file:///home/runejen/Dropbox/Skole/Master/Data/Model_2.ods'#$plain_nn_lstm_sgd.F59]; ['file:///home/runejen/Dropbox/Skole/Master/Data/Model_3.ods'#$plain_nn_lstm_sgd.F59]; ['file:///home/runejen/Dropbox/Skole/Master/Data/Model_4.ods'#$plain_nn_lstm_sgd.F59]; ['file:///home/runejen/Dropbox/Skole/Master/Data/Model_5.ods'#$plain_nn_lstm_sgd.F59])" office:value-type="percentage" office:value="0.762965659947095" calcext:value-type="percentage">
            <text:p>76.30%</text:p>
          </table:table-cell>
          <table:table-cell table:formula="of:=AVERAGE(['file:///home/runejen/Dropbox/Skole/Master/Data/Model_1.ods'#$plain_nn_lstm_sgd.G59]; ['file:///home/runejen/Dropbox/Skole/Master/Data/Model_2.ods'#$plain_nn_lstm_sgd.G59]; ['file:///home/runejen/Dropbox/Skole/Master/Data/Model_3.ods'#$plain_nn_lstm_sgd.G59]; ['file:///home/runejen/Dropbox/Skole/Master/Data/Model_4.ods'#$plain_nn_lstm_sgd.G59]; ['file:///home/runejen/Dropbox/Skole/Master/Data/Model_5.ods'#$plain_nn_lstm_sgd.G59])" office:value-type="float" office:value="7.532" calcext:value-type="float">
            <text:p>7.53</text:p>
          </table:table-cell>
          <table:table-cell table:formula="of:=AVERAGE(['file:///home/runejen/Dropbox/Skole/Master/Data/Model_1.ods'#$plain_nn_lstm_sgd.H59]; ['file:///home/runejen/Dropbox/Skole/Master/Data/Model_2.ods'#$plain_nn_lstm_sgd.H59]; ['file:///home/runejen/Dropbox/Skole/Master/Data/Model_3.ods'#$plain_nn_lstm_sgd.H59]; ['file:///home/runejen/Dropbox/Skole/Master/Data/Model_4.ods'#$plain_nn_lstm_sgd.H59]; ['file:///home/runejen/Dropbox/Skole/Master/Data/Model_5.ods'#$plain_nn_lstm_sgd.H59])" office:value-type="float" office:value="76.298" calcext:value-type="float">
            <text:p>76.30</text:p>
          </table:table-cell>
          <table:table-cell table:formula="of:=AVERAGE(['file:///home/runejen/Dropbox/Skole/Master/Data/Model_1.ods'#$plain_nn_lstm_sgd.I59]; ['file:///home/runejen/Dropbox/Skole/Master/Data/Model_2.ods'#$plain_nn_lstm_sgd.I59]; ['file:///home/runejen/Dropbox/Skole/Master/Data/Model_3.ods'#$plain_nn_lstm_sgd.I59]; ['file:///home/runejen/Dropbox/Skole/Master/Data/Model_4.ods'#$plain_nn_lstm_sgd.I59]; ['file:///home/runejen/Dropbox/Skole/Master/Data/Model_5.ods'#$plain_nn_lstm_sgd.I59])" office:value-type="float" office:value="13.568" calcext:value-type="float">
            <text:p>13.57</text:p>
          </table:table-cell>
          <table:table-cell table:formula="of:=AVERAGE(['file:///home/runejen/Dropbox/Skole/Master/Data/Model_1.ods'#$plain_nn_lstm_sgd.J59]; ['file:///home/runejen/Dropbox/Skole/Master/Data/Model_2.ods'#$plain_nn_lstm_sgd.J59]; ['file:///home/runejen/Dropbox/Skole/Master/Data/Model_3.ods'#$plain_nn_lstm_sgd.J59]; ['file:///home/runejen/Dropbox/Skole/Master/Data/Model_4.ods'#$plain_nn_lstm_sgd.J59]; ['file:///home/runejen/Dropbox/Skole/Master/Data/Model_5.ods'#$plain_nn_lstm_sgd.J59])" office:value-type="percentage" office:value="0.498152996587309" calcext:value-type="percentage">
            <text:p>49.82%</text:p>
          </table:table-cell>
          <table:table-cell table:formula="of:=AVERAGE(['file:///home/runejen/Dropbox/Skole/Master/Data/Model_1.ods'#$plain_nn_lstm_sgd.K59]; ['file:///home/runejen/Dropbox/Skole/Master/Data/Model_2.ods'#$plain_nn_lstm_sgd.K59]; ['file:///home/runejen/Dropbox/Skole/Master/Data/Model_3.ods'#$plain_nn_lstm_sgd.K59]; ['file:///home/runejen/Dropbox/Skole/Master/Data/Model_4.ods'#$plain_nn_lstm_sgd.K59]; ['file:///home/runejen/Dropbox/Skole/Master/Data/Model_5.ods'#$plain_nn_lstm_sgd.K59])" office:value-type="float" office:value="97.526" calcext:value-type="float">
            <text:p>97.53</text:p>
          </table:table-cell>
          <table:table-cell table:formula="of:=AVERAGE(['file:///home/runejen/Dropbox/Skole/Master/Data/Model_1.ods'#$plain_nn_lstm_sgd.L59]; ['file:///home/runejen/Dropbox/Skole/Master/Data/Model_2.ods'#$plain_nn_lstm_sgd.L59]; ['file:///home/runejen/Dropbox/Skole/Master/Data/Model_3.ods'#$plain_nn_lstm_sgd.L59]; ['file:///home/runejen/Dropbox/Skole/Master/Data/Model_4.ods'#$plain_nn_lstm_sgd.L59]; ['file:///home/runejen/Dropbox/Skole/Master/Data/Model_5.ods'#$plain_nn_lstm_sgd.L59])" office:value-type="float" office:value="49.814" calcext:value-type="float">
            <text:p>49.81</text:p>
          </table:table-cell>
          <table:table-cell table:formula="of:=AVERAGE(['file:///home/runejen/Dropbox/Skole/Master/Data/Model_1.ods'#$plain_nn_lstm_sgd.M59]; ['file:///home/runejen/Dropbox/Skole/Master/Data/Model_2.ods'#$plain_nn_lstm_sgd.M59]; ['file:///home/runejen/Dropbox/Skole/Master/Data/Model_3.ods'#$plain_nn_lstm_sgd.M59]; ['file:///home/runejen/Dropbox/Skole/Master/Data/Model_4.ods'#$plain_nn_lstm_sgd.M59]; ['file:///home/runejen/Dropbox/Skole/Master/Data/Model_5.ods'#$plain_nn_lstm_sgd.M59])" office:value-type="float" office:value="65.558" calcext:value-type="float">
            <text:p>65.56</text:p>
          </table:table-cell>
          <table:table-cell table:formula="of:=AVERAGE(['file:///home/runejen/Dropbox/Skole/Master/Data/Model_1.ods'#$plain_nn_lstm_sgd.N59]; ['file:///home/runejen/Dropbox/Skole/Master/Data/Model_2.ods'#$plain_nn_lstm_sgd.N59]; ['file:///home/runejen/Dropbox/Skole/Master/Data/Model_3.ods'#$plain_nn_lstm_sgd.N59]; ['file:///home/runejen/Dropbox/Skole/Master/Data/Model_4.ods'#$plain_nn_lstm_sgd.N59]; ['file:///home/runejen/Dropbox/Skole/Master/Data/Model_5.ods'#$plain_nn_lstm_sgd.N59])" office:value-type="float" office:value="62.864" calcext:value-type="float">
            <text:p>62.86</text:p>
          </table:table-cell>
          <table:table-cell table:formula="of:=AVERAGE(['file:///home/runejen/Dropbox/Skole/Master/Data/Model_1.ods'#$plain_nn_lstm_sgd.O59]; ['file:///home/runejen/Dropbox/Skole/Master/Data/Model_2.ods'#$plain_nn_lstm_sgd.O59]; ['file:///home/runejen/Dropbox/Skole/Master/Data/Model_3.ods'#$plain_nn_lstm_sgd.O59]; ['file:///home/runejen/Dropbox/Skole/Master/Data/Model_4.ods'#$plain_nn_lstm_sgd.O59]; ['file:///home/runejen/Dropbox/Skole/Master/Data/Model_5.ods'#$plain_nn_lstm_sgd.O59])" office:value-type="float" office:value="92.836" calcext:value-type="float">
            <text:p>92.84</text:p>
          </table:table-cell>
          <table:table-cell table:formula="of:=AVERAGE(['file:///home/runejen/Dropbox/Skole/Master/Data/Model_1.ods'#$plain_nn_lstm_sgd.P59]; ['file:///home/runejen/Dropbox/Skole/Master/Data/Model_2.ods'#$plain_nn_lstm_sgd.P59]; ['file:///home/runejen/Dropbox/Skole/Master/Data/Model_3.ods'#$plain_nn_lstm_sgd.P59]; ['file:///home/runejen/Dropbox/Skole/Master/Data/Model_4.ods'#$plain_nn_lstm_sgd.P59]; ['file:///home/runejen/Dropbox/Skole/Master/Data/Model_5.ods'#$plain_nn_lstm_sgd.P59])" office:value-type="float" office:value="51.116" calcext:value-type="float">
            <text:p>51.12</text:p>
          </table:table-cell>
        </table:table-row>
        <table:table-row table:style-name="ro1">
          <table:table-cell table:style-name="ce3" office:value-type="float" office:value="0.2" calcext:value-type="float">
            <text:p>0.2</text:p>
          </table:table-cell>
          <table:table-cell table:formula="of:=AVERAGE(['file:///home/runejen/Dropbox/Skole/Master/Data/Model_1.ods'#$plain_nn_lstm_sgd.F60]; ['file:///home/runejen/Dropbox/Skole/Master/Data/Model_2.ods'#$plain_nn_lstm_sgd.F60]; ['file:///home/runejen/Dropbox/Skole/Master/Data/Model_3.ods'#$plain_nn_lstm_sgd.F60]; ['file:///home/runejen/Dropbox/Skole/Master/Data/Model_4.ods'#$plain_nn_lstm_sgd.F60]; ['file:///home/runejen/Dropbox/Skole/Master/Data/Model_5.ods'#$plain_nn_lstm_sgd.F60])" office:value-type="percentage" office:value="0.664776029563827" calcext:value-type="percentage">
            <text:p>66.48%</text:p>
          </table:table-cell>
          <table:table-cell table:formula="of:=AVERAGE(['file:///home/runejen/Dropbox/Skole/Master/Data/Model_1.ods'#$plain_nn_lstm_sgd.G60]; ['file:///home/runejen/Dropbox/Skole/Master/Data/Model_2.ods'#$plain_nn_lstm_sgd.G60]; ['file:///home/runejen/Dropbox/Skole/Master/Data/Model_3.ods'#$plain_nn_lstm_sgd.G60]; ['file:///home/runejen/Dropbox/Skole/Master/Data/Model_4.ods'#$plain_nn_lstm_sgd.G60]; ['file:///home/runejen/Dropbox/Skole/Master/Data/Model_5.ods'#$plain_nn_lstm_sgd.G60])" office:value-type="float" office:value="8.742" calcext:value-type="float">
            <text:p>8.74</text:p>
          </table:table-cell>
          <table:table-cell table:formula="of:=AVERAGE(['file:///home/runejen/Dropbox/Skole/Master/Data/Model_1.ods'#$plain_nn_lstm_sgd.H60]; ['file:///home/runejen/Dropbox/Skole/Master/Data/Model_2.ods'#$plain_nn_lstm_sgd.H60]; ['file:///home/runejen/Dropbox/Skole/Master/Data/Model_3.ods'#$plain_nn_lstm_sgd.H60]; ['file:///home/runejen/Dropbox/Skole/Master/Data/Model_4.ods'#$plain_nn_lstm_sgd.H60]; ['file:///home/runejen/Dropbox/Skole/Master/Data/Model_5.ods'#$plain_nn_lstm_sgd.H60])" office:value-type="float" office:value="66.478" calcext:value-type="float">
            <text:p>66.48</text:p>
          </table:table-cell>
          <table:table-cell table:formula="of:=AVERAGE(['file:///home/runejen/Dropbox/Skole/Master/Data/Model_1.ods'#$plain_nn_lstm_sgd.I60]; ['file:///home/runejen/Dropbox/Skole/Master/Data/Model_2.ods'#$plain_nn_lstm_sgd.I60]; ['file:///home/runejen/Dropbox/Skole/Master/Data/Model_3.ods'#$plain_nn_lstm_sgd.I60]; ['file:///home/runejen/Dropbox/Skole/Master/Data/Model_4.ods'#$plain_nn_lstm_sgd.I60]; ['file:///home/runejen/Dropbox/Skole/Master/Data/Model_5.ods'#$plain_nn_lstm_sgd.I60])" office:value-type="float" office:value="15.14" calcext:value-type="float">
            <text:p>15.14</text:p>
          </table:table-cell>
          <table:table-cell table:formula="of:=AVERAGE(['file:///home/runejen/Dropbox/Skole/Master/Data/Model_1.ods'#$plain_nn_lstm_sgd.J60]; ['file:///home/runejen/Dropbox/Skole/Master/Data/Model_2.ods'#$plain_nn_lstm_sgd.J60]; ['file:///home/runejen/Dropbox/Skole/Master/Data/Model_3.ods'#$plain_nn_lstm_sgd.J60]; ['file:///home/runejen/Dropbox/Skole/Master/Data/Model_4.ods'#$plain_nn_lstm_sgd.J60]; ['file:///home/runejen/Dropbox/Skole/Master/Data/Model_5.ods'#$plain_nn_lstm_sgd.J60])" office:value-type="percentage" office:value="0.627158649779158" calcext:value-type="percentage">
            <text:p>62.72%</text:p>
          </table:table-cell>
          <table:table-cell table:formula="of:=AVERAGE(['file:///home/runejen/Dropbox/Skole/Master/Data/Model_1.ods'#$plain_nn_lstm_sgd.K60]; ['file:///home/runejen/Dropbox/Skole/Master/Data/Model_2.ods'#$plain_nn_lstm_sgd.K60]; ['file:///home/runejen/Dropbox/Skole/Master/Data/Model_3.ods'#$plain_nn_lstm_sgd.K60]; ['file:///home/runejen/Dropbox/Skole/Master/Data/Model_4.ods'#$plain_nn_lstm_sgd.K60]; ['file:///home/runejen/Dropbox/Skole/Master/Data/Model_5.ods'#$plain_nn_lstm_sgd.K60])" office:value-type="float" office:value="97.076" calcext:value-type="float">
            <text:p>97.08</text:p>
          </table:table-cell>
          <table:table-cell table:formula="of:=AVERAGE(['file:///home/runejen/Dropbox/Skole/Master/Data/Model_1.ods'#$plain_nn_lstm_sgd.L60]; ['file:///home/runejen/Dropbox/Skole/Master/Data/Model_2.ods'#$plain_nn_lstm_sgd.L60]; ['file:///home/runejen/Dropbox/Skole/Master/Data/Model_3.ods'#$plain_nn_lstm_sgd.L60]; ['file:///home/runejen/Dropbox/Skole/Master/Data/Model_4.ods'#$plain_nn_lstm_sgd.L60]; ['file:///home/runejen/Dropbox/Skole/Master/Data/Model_5.ods'#$plain_nn_lstm_sgd.L60])" office:value-type="float" office:value="62.716" calcext:value-type="float">
            <text:p>62.72</text:p>
          </table:table-cell>
          <table:table-cell table:formula="of:=AVERAGE(['file:///home/runejen/Dropbox/Skole/Master/Data/Model_1.ods'#$plain_nn_lstm_sgd.M60]; ['file:///home/runejen/Dropbox/Skole/Master/Data/Model_2.ods'#$plain_nn_lstm_sgd.M60]; ['file:///home/runejen/Dropbox/Skole/Master/Data/Model_3.ods'#$plain_nn_lstm_sgd.M60]; ['file:///home/runejen/Dropbox/Skole/Master/Data/Model_4.ods'#$plain_nn_lstm_sgd.M60]; ['file:///home/runejen/Dropbox/Skole/Master/Data/Model_5.ods'#$plain_nn_lstm_sgd.M60])" office:value-type="float" office:value="75.894" calcext:value-type="float">
            <text:p>75.89</text:p>
          </table:table-cell>
          <table:table-cell table:formula="of:=AVERAGE(['file:///home/runejen/Dropbox/Skole/Master/Data/Model_1.ods'#$plain_nn_lstm_sgd.N60]; ['file:///home/runejen/Dropbox/Skole/Master/Data/Model_2.ods'#$plain_nn_lstm_sgd.N60]; ['file:///home/runejen/Dropbox/Skole/Master/Data/Model_3.ods'#$plain_nn_lstm_sgd.N60]; ['file:///home/runejen/Dropbox/Skole/Master/Data/Model_4.ods'#$plain_nn_lstm_sgd.N60]; ['file:///home/runejen/Dropbox/Skole/Master/Data/Model_5.ods'#$plain_nn_lstm_sgd.N60])" office:value-type="float" office:value="72.72" calcext:value-type="float">
            <text:p>72.72</text:p>
          </table:table-cell>
          <table:table-cell table:formula="of:=AVERAGE(['file:///home/runejen/Dropbox/Skole/Master/Data/Model_1.ods'#$plain_nn_lstm_sgd.O60]; ['file:///home/runejen/Dropbox/Skole/Master/Data/Model_2.ods'#$plain_nn_lstm_sgd.O60]; ['file:///home/runejen/Dropbox/Skole/Master/Data/Model_3.ods'#$plain_nn_lstm_sgd.O60]; ['file:///home/runejen/Dropbox/Skole/Master/Data/Model_4.ods'#$plain_nn_lstm_sgd.O60]; ['file:///home/runejen/Dropbox/Skole/Master/Data/Model_5.ods'#$plain_nn_lstm_sgd.O60])" office:value-type="float" office:value="92.492" calcext:value-type="float">
            <text:p>92.49</text:p>
          </table:table-cell>
          <table:table-cell table:formula="of:=AVERAGE(['file:///home/runejen/Dropbox/Skole/Master/Data/Model_1.ods'#$plain_nn_lstm_sgd.P60]; ['file:///home/runejen/Dropbox/Skole/Master/Data/Model_2.ods'#$plain_nn_lstm_sgd.P60]; ['file:///home/runejen/Dropbox/Skole/Master/Data/Model_3.ods'#$plain_nn_lstm_sgd.P60]; ['file:///home/runejen/Dropbox/Skole/Master/Data/Model_4.ods'#$plain_nn_lstm_sgd.P60]; ['file:///home/runejen/Dropbox/Skole/Master/Data/Model_5.ods'#$plain_nn_lstm_sgd.P60])" office:value-type="float" office:value="62.716" calcext:value-type="float">
            <text:p>62.72</text:p>
          </table:table-cell>
        </table:table-row>
        <table:table-row table:style-name="ro1">
          <table:table-cell table:style-name="ce3" office:value-type="float" office:value="0.3" calcext:value-type="float">
            <text:p>0.3</text:p>
          </table:table-cell>
          <table:table-cell table:formula="of:=AVERAGE(['file:///home/runejen/Dropbox/Skole/Master/Data/Model_1.ods'#$plain_nn_lstm_sgd.F61]; ['file:///home/runejen/Dropbox/Skole/Master/Data/Model_2.ods'#$plain_nn_lstm_sgd.F61]; ['file:///home/runejen/Dropbox/Skole/Master/Data/Model_3.ods'#$plain_nn_lstm_sgd.F61]; ['file:///home/runejen/Dropbox/Skole/Master/Data/Model_4.ods'#$plain_nn_lstm_sgd.F61]; ['file:///home/runejen/Dropbox/Skole/Master/Data/Model_5.ods'#$plain_nn_lstm_sgd.F61])" office:value-type="percentage" office:value="0.565943771577193" calcext:value-type="percentage">
            <text:p>56.59%</text:p>
          </table:table-cell>
          <table:table-cell table:formula="of:=AVERAGE(['file:///home/runejen/Dropbox/Skole/Master/Data/Model_1.ods'#$plain_nn_lstm_sgd.G61]; ['file:///home/runejen/Dropbox/Skole/Master/Data/Model_2.ods'#$plain_nn_lstm_sgd.G61]; ['file:///home/runejen/Dropbox/Skole/Master/Data/Model_3.ods'#$plain_nn_lstm_sgd.G61]; ['file:///home/runejen/Dropbox/Skole/Master/Data/Model_4.ods'#$plain_nn_lstm_sgd.G61]; ['file:///home/runejen/Dropbox/Skole/Master/Data/Model_5.ods'#$plain_nn_lstm_sgd.G61])" office:value-type="float" office:value="10.05" calcext:value-type="float">
            <text:p>10.05</text:p>
          </table:table-cell>
          <table:table-cell table:formula="of:=AVERAGE(['file:///home/runejen/Dropbox/Skole/Master/Data/Model_1.ods'#$plain_nn_lstm_sgd.H61]; ['file:///home/runejen/Dropbox/Skole/Master/Data/Model_2.ods'#$plain_nn_lstm_sgd.H61]; ['file:///home/runejen/Dropbox/Skole/Master/Data/Model_3.ods'#$plain_nn_lstm_sgd.H61]; ['file:///home/runejen/Dropbox/Skole/Master/Data/Model_4.ods'#$plain_nn_lstm_sgd.H61]; ['file:///home/runejen/Dropbox/Skole/Master/Data/Model_5.ods'#$plain_nn_lstm_sgd.H61])" office:value-type="float" office:value="56.592" calcext:value-type="float">
            <text:p>56.59</text:p>
          </table:table-cell>
          <table:table-cell table:formula="of:=AVERAGE(['file:///home/runejen/Dropbox/Skole/Master/Data/Model_1.ods'#$plain_nn_lstm_sgd.I61]; ['file:///home/runejen/Dropbox/Skole/Master/Data/Model_2.ods'#$plain_nn_lstm_sgd.I61]; ['file:///home/runejen/Dropbox/Skole/Master/Data/Model_3.ods'#$plain_nn_lstm_sgd.I61]; ['file:///home/runejen/Dropbox/Skole/Master/Data/Model_4.ods'#$plain_nn_lstm_sgd.I61]; ['file:///home/runejen/Dropbox/Skole/Master/Data/Model_5.ods'#$plain_nn_lstm_sgd.I61])" office:value-type="float" office:value="16.296" calcext:value-type="float">
            <text:p>16.30</text:p>
          </table:table-cell>
          <table:table-cell table:formula="of:=AVERAGE(['file:///home/runejen/Dropbox/Skole/Master/Data/Model_1.ods'#$plain_nn_lstm_sgd.J61]; ['file:///home/runejen/Dropbox/Skole/Master/Data/Model_2.ods'#$plain_nn_lstm_sgd.J61]; ['file:///home/runejen/Dropbox/Skole/Master/Data/Model_3.ods'#$plain_nn_lstm_sgd.J61]; ['file:///home/runejen/Dropbox/Skole/Master/Data/Model_4.ods'#$plain_nn_lstm_sgd.J61]; ['file:///home/runejen/Dropbox/Skole/Master/Data/Model_5.ods'#$plain_nn_lstm_sgd.J61])" office:value-type="percentage" office:value="0.721364830677778" calcext:value-type="percentage">
            <text:p>72.14%</text:p>
          </table:table-cell>
          <table:table-cell table:formula="of:=AVERAGE(['file:///home/runejen/Dropbox/Skole/Master/Data/Model_1.ods'#$plain_nn_lstm_sgd.K61]; ['file:///home/runejen/Dropbox/Skole/Master/Data/Model_2.ods'#$plain_nn_lstm_sgd.K61]; ['file:///home/runejen/Dropbox/Skole/Master/Data/Model_3.ods'#$plain_nn_lstm_sgd.K61]; ['file:///home/runejen/Dropbox/Skole/Master/Data/Model_4.ods'#$plain_nn_lstm_sgd.K61]; ['file:///home/runejen/Dropbox/Skole/Master/Data/Model_5.ods'#$plain_nn_lstm_sgd.K61])" office:value-type="float" office:value="96.59" calcext:value-type="float">
            <text:p>96.59</text:p>
          </table:table-cell>
          <table:table-cell table:formula="of:=AVERAGE(['file:///home/runejen/Dropbox/Skole/Master/Data/Model_1.ods'#$plain_nn_lstm_sgd.L61]; ['file:///home/runejen/Dropbox/Skole/Master/Data/Model_2.ods'#$plain_nn_lstm_sgd.L61]; ['file:///home/runejen/Dropbox/Skole/Master/Data/Model_3.ods'#$plain_nn_lstm_sgd.L61]; ['file:///home/runejen/Dropbox/Skole/Master/Data/Model_4.ods'#$plain_nn_lstm_sgd.L61]; ['file:///home/runejen/Dropbox/Skole/Master/Data/Model_5.ods'#$plain_nn_lstm_sgd.L61])" office:value-type="float" office:value="72.138" calcext:value-type="float">
            <text:p>72.14</text:p>
          </table:table-cell>
          <table:table-cell table:formula="of:=AVERAGE(['file:///home/runejen/Dropbox/Skole/Master/Data/Model_1.ods'#$plain_nn_lstm_sgd.M61]; ['file:///home/runejen/Dropbox/Skole/Master/Data/Model_2.ods'#$plain_nn_lstm_sgd.M61]; ['file:///home/runejen/Dropbox/Skole/Master/Data/Model_3.ods'#$plain_nn_lstm_sgd.M61]; ['file:///home/runejen/Dropbox/Skole/Master/Data/Model_4.ods'#$plain_nn_lstm_sgd.M61]; ['file:///home/runejen/Dropbox/Skole/Master/Data/Model_5.ods'#$plain_nn_lstm_sgd.M61])" office:value-type="float" office:value="82.298" calcext:value-type="float">
            <text:p>82.30</text:p>
          </table:table-cell>
          <table:table-cell table:formula="of:=AVERAGE(['file:///home/runejen/Dropbox/Skole/Master/Data/Model_1.ods'#$plain_nn_lstm_sgd.N61]; ['file:///home/runejen/Dropbox/Skole/Master/Data/Model_2.ods'#$plain_nn_lstm_sgd.N61]; ['file:///home/runejen/Dropbox/Skole/Master/Data/Model_3.ods'#$plain_nn_lstm_sgd.N61]; ['file:///home/runejen/Dropbox/Skole/Master/Data/Model_4.ods'#$plain_nn_lstm_sgd.N61]; ['file:///home/runejen/Dropbox/Skole/Master/Data/Model_5.ods'#$plain_nn_lstm_sgd.N61])" office:value-type="float" office:value="78.84" calcext:value-type="float">
            <text:p>78.84</text:p>
          </table:table-cell>
          <table:table-cell table:formula="of:=AVERAGE(['file:///home/runejen/Dropbox/Skole/Master/Data/Model_1.ods'#$plain_nn_lstm_sgd.O61]; ['file:///home/runejen/Dropbox/Skole/Master/Data/Model_2.ods'#$plain_nn_lstm_sgd.O61]; ['file:///home/runejen/Dropbox/Skole/Master/Data/Model_3.ods'#$plain_nn_lstm_sgd.O61]; ['file:///home/runejen/Dropbox/Skole/Master/Data/Model_4.ods'#$plain_nn_lstm_sgd.O61]; ['file:///home/runejen/Dropbox/Skole/Master/Data/Model_5.ods'#$plain_nn_lstm_sgd.O61])" office:value-type="float" office:value="92.122" calcext:value-type="float">
            <text:p>92.12</text:p>
          </table:table-cell>
          <table:table-cell table:formula="of:=AVERAGE(['file:///home/runejen/Dropbox/Skole/Master/Data/Model_1.ods'#$plain_nn_lstm_sgd.P61]; ['file:///home/runejen/Dropbox/Skole/Master/Data/Model_2.ods'#$plain_nn_lstm_sgd.P61]; ['file:///home/runejen/Dropbox/Skole/Master/Data/Model_3.ods'#$plain_nn_lstm_sgd.P61]; ['file:///home/runejen/Dropbox/Skole/Master/Data/Model_4.ods'#$plain_nn_lstm_sgd.P61]; ['file:///home/runejen/Dropbox/Skole/Master/Data/Model_5.ods'#$plain_nn_lstm_sgd.P61])" office:value-type="float" office:value="70.988" calcext:value-type="float">
            <text:p>70.99</text:p>
          </table:table-cell>
        </table:table-row>
        <table:table-row table:style-name="ro1">
          <table:table-cell table:style-name="ce3" office:value-type="float" office:value="0.4" calcext:value-type="float">
            <text:p>0.4</text:p>
          </table:table-cell>
          <table:table-cell table:formula="of:=AVERAGE(['file:///home/runejen/Dropbox/Skole/Master/Data/Model_1.ods'#$plain_nn_lstm_sgd.F62]; ['file:///home/runejen/Dropbox/Skole/Master/Data/Model_2.ods'#$plain_nn_lstm_sgd.F62]; ['file:///home/runejen/Dropbox/Skole/Master/Data/Model_3.ods'#$plain_nn_lstm_sgd.F62]; ['file:///home/runejen/Dropbox/Skole/Master/Data/Model_4.ods'#$plain_nn_lstm_sgd.F62]; ['file:///home/runejen/Dropbox/Skole/Master/Data/Model_5.ods'#$plain_nn_lstm_sgd.F62])" office:value-type="percentage" office:value="0.471455651204446" calcext:value-type="percentage">
            <text:p>47.15%</text:p>
          </table:table-cell>
          <table:table-cell table:formula="of:=AVERAGE(['file:///home/runejen/Dropbox/Skole/Master/Data/Model_1.ods'#$plain_nn_lstm_sgd.G62]; ['file:///home/runejen/Dropbox/Skole/Master/Data/Model_2.ods'#$plain_nn_lstm_sgd.G62]; ['file:///home/runejen/Dropbox/Skole/Master/Data/Model_3.ods'#$plain_nn_lstm_sgd.G62]; ['file:///home/runejen/Dropbox/Skole/Master/Data/Model_4.ods'#$plain_nn_lstm_sgd.G62]; ['file:///home/runejen/Dropbox/Skole/Master/Data/Model_5.ods'#$plain_nn_lstm_sgd.G62])" office:value-type="float" office:value="12.928" calcext:value-type="float">
            <text:p>12.93</text:p>
          </table:table-cell>
          <table:table-cell table:formula="of:=AVERAGE(['file:///home/runejen/Dropbox/Skole/Master/Data/Model_1.ods'#$plain_nn_lstm_sgd.H62]; ['file:///home/runejen/Dropbox/Skole/Master/Data/Model_2.ods'#$plain_nn_lstm_sgd.H62]; ['file:///home/runejen/Dropbox/Skole/Master/Data/Model_3.ods'#$plain_nn_lstm_sgd.H62]; ['file:///home/runejen/Dropbox/Skole/Master/Data/Model_4.ods'#$plain_nn_lstm_sgd.H62]; ['file:///home/runejen/Dropbox/Skole/Master/Data/Model_5.ods'#$plain_nn_lstm_sgd.H62])" office:value-type="float" office:value="47.146" calcext:value-type="float">
            <text:p>47.15</text:p>
          </table:table-cell>
          <table:table-cell table:formula="of:=AVERAGE(['file:///home/runejen/Dropbox/Skole/Master/Data/Model_1.ods'#$plain_nn_lstm_sgd.I62]; ['file:///home/runejen/Dropbox/Skole/Master/Data/Model_2.ods'#$plain_nn_lstm_sgd.I62]; ['file:///home/runejen/Dropbox/Skole/Master/Data/Model_3.ods'#$plain_nn_lstm_sgd.I62]; ['file:///home/runejen/Dropbox/Skole/Master/Data/Model_4.ods'#$plain_nn_lstm_sgd.I62]; ['file:///home/runejen/Dropbox/Skole/Master/Data/Model_5.ods'#$plain_nn_lstm_sgd.I62])" office:value-type="float" office:value="17.448" calcext:value-type="float">
            <text:p>17.45</text:p>
          </table:table-cell>
          <table:table-cell table:formula="of:=AVERAGE(['file:///home/runejen/Dropbox/Skole/Master/Data/Model_1.ods'#$plain_nn_lstm_sgd.J62]; ['file:///home/runejen/Dropbox/Skole/Master/Data/Model_2.ods'#$plain_nn_lstm_sgd.J62]; ['file:///home/runejen/Dropbox/Skole/Master/Data/Model_3.ods'#$plain_nn_lstm_sgd.J62]; ['file:///home/runejen/Dropbox/Skole/Master/Data/Model_4.ods'#$plain_nn_lstm_sgd.J62]; ['file:///home/runejen/Dropbox/Skole/Master/Data/Model_5.ods'#$plain_nn_lstm_sgd.J62])" office:value-type="percentage" office:value="0.802212182982295" calcext:value-type="percentage">
            <text:p>80.22%</text:p>
          </table:table-cell>
          <table:table-cell table:formula="of:=AVERAGE(['file:///home/runejen/Dropbox/Skole/Master/Data/Model_1.ods'#$plain_nn_lstm_sgd.K62]; ['file:///home/runejen/Dropbox/Skole/Master/Data/Model_2.ods'#$plain_nn_lstm_sgd.K62]; ['file:///home/runejen/Dropbox/Skole/Master/Data/Model_3.ods'#$plain_nn_lstm_sgd.K62]; ['file:///home/runejen/Dropbox/Skole/Master/Data/Model_4.ods'#$plain_nn_lstm_sgd.K62]; ['file:///home/runejen/Dropbox/Skole/Master/Data/Model_5.ods'#$plain_nn_lstm_sgd.K62])" office:value-type="float" office:value="96.226" calcext:value-type="float">
            <text:p>96.23</text:p>
          </table:table-cell>
          <table:table-cell table:formula="of:=AVERAGE(['file:///home/runejen/Dropbox/Skole/Master/Data/Model_1.ods'#$plain_nn_lstm_sgd.L62]; ['file:///home/runejen/Dropbox/Skole/Master/Data/Model_2.ods'#$plain_nn_lstm_sgd.L62]; ['file:///home/runejen/Dropbox/Skole/Master/Data/Model_3.ods'#$plain_nn_lstm_sgd.L62]; ['file:///home/runejen/Dropbox/Skole/Master/Data/Model_4.ods'#$plain_nn_lstm_sgd.L62]; ['file:///home/runejen/Dropbox/Skole/Master/Data/Model_5.ods'#$plain_nn_lstm_sgd.L62])" office:value-type="float" office:value="80.22" calcext:value-type="float">
            <text:p>80.22</text:p>
          </table:table-cell>
          <table:table-cell table:formula="of:=AVERAGE(['file:///home/runejen/Dropbox/Skole/Master/Data/Model_1.ods'#$plain_nn_lstm_sgd.M62]; ['file:///home/runejen/Dropbox/Skole/Master/Data/Model_2.ods'#$plain_nn_lstm_sgd.M62]; ['file:///home/runejen/Dropbox/Skole/Master/Data/Model_3.ods'#$plain_nn_lstm_sgd.M62]; ['file:///home/runejen/Dropbox/Skole/Master/Data/Model_4.ods'#$plain_nn_lstm_sgd.M62]; ['file:///home/runejen/Dropbox/Skole/Master/Data/Model_5.ods'#$plain_nn_lstm_sgd.M62])" office:value-type="float" office:value="87.188" calcext:value-type="float">
            <text:p>87.19</text:p>
          </table:table-cell>
          <table:table-cell table:formula="of:=AVERAGE(['file:///home/runejen/Dropbox/Skole/Master/Data/Model_1.ods'#$plain_nn_lstm_sgd.N62]; ['file:///home/runejen/Dropbox/Skole/Master/Data/Model_2.ods'#$plain_nn_lstm_sgd.N62]; ['file:///home/runejen/Dropbox/Skole/Master/Data/Model_3.ods'#$plain_nn_lstm_sgd.N62]; ['file:///home/runejen/Dropbox/Skole/Master/Data/Model_4.ods'#$plain_nn_lstm_sgd.N62]; ['file:///home/runejen/Dropbox/Skole/Master/Data/Model_5.ods'#$plain_nn_lstm_sgd.N62])" office:value-type="float" office:value="83.522" calcext:value-type="float">
            <text:p>83.52</text:p>
          </table:table-cell>
          <table:table-cell table:formula="of:=AVERAGE(['file:///home/runejen/Dropbox/Skole/Master/Data/Model_1.ods'#$plain_nn_lstm_sgd.O62]; ['file:///home/runejen/Dropbox/Skole/Master/Data/Model_2.ods'#$plain_nn_lstm_sgd.O62]; ['file:///home/runejen/Dropbox/Skole/Master/Data/Model_3.ods'#$plain_nn_lstm_sgd.O62]; ['file:///home/runejen/Dropbox/Skole/Master/Data/Model_4.ods'#$plain_nn_lstm_sgd.O62]; ['file:///home/runejen/Dropbox/Skole/Master/Data/Model_5.ods'#$plain_nn_lstm_sgd.O62])" office:value-type="float" office:value="91.98" calcext:value-type="float">
            <text:p>91.98</text:p>
          </table:table-cell>
          <table:table-cell table:formula="of:=AVERAGE(['file:///home/runejen/Dropbox/Skole/Master/Data/Model_1.ods'#$plain_nn_lstm_sgd.P62]; ['file:///home/runejen/Dropbox/Skole/Master/Data/Model_2.ods'#$plain_nn_lstm_sgd.P62]; ['file:///home/runejen/Dropbox/Skole/Master/Data/Model_3.ods'#$plain_nn_lstm_sgd.P62]; ['file:///home/runejen/Dropbox/Skole/Master/Data/Model_4.ods'#$plain_nn_lstm_sgd.P62]; ['file:///home/runejen/Dropbox/Skole/Master/Data/Model_5.ods'#$plain_nn_lstm_sgd.P62])" office:value-type="float" office:value="78.02" calcext:value-type="float">
            <text:p>78.02</text:p>
          </table:table-cell>
        </table:table-row>
        <table:table-row table:style-name="ro1">
          <table:table-cell table:style-name="ce3" office:value-type="float" office:value="0.5" calcext:value-type="float">
            <text:p>0.5</text:p>
          </table:table-cell>
          <table:table-cell table:formula="of:=AVERAGE(['file:///home/runejen/Dropbox/Skole/Master/Data/Model_1.ods'#$plain_nn_lstm_sgd.F63]; ['file:///home/runejen/Dropbox/Skole/Master/Data/Model_2.ods'#$plain_nn_lstm_sgd.F63]; ['file:///home/runejen/Dropbox/Skole/Master/Data/Model_3.ods'#$plain_nn_lstm_sgd.F63]; ['file:///home/runejen/Dropbox/Skole/Master/Data/Model_4.ods'#$plain_nn_lstm_sgd.F63]; ['file:///home/runejen/Dropbox/Skole/Master/Data/Model_5.ods'#$plain_nn_lstm_sgd.F63])" office:value-type="percentage" office:value="0.409696353200819" calcext:value-type="percentage">
            <text:p>40.97%</text:p>
          </table:table-cell>
          <table:table-cell table:formula="of:=AVERAGE(['file:///home/runejen/Dropbox/Skole/Master/Data/Model_1.ods'#$plain_nn_lstm_sgd.G63]; ['file:///home/runejen/Dropbox/Skole/Master/Data/Model_2.ods'#$plain_nn_lstm_sgd.G63]; ['file:///home/runejen/Dropbox/Skole/Master/Data/Model_3.ods'#$plain_nn_lstm_sgd.G63]; ['file:///home/runejen/Dropbox/Skole/Master/Data/Model_4.ods'#$plain_nn_lstm_sgd.G63]; ['file:///home/runejen/Dropbox/Skole/Master/Data/Model_5.ods'#$plain_nn_lstm_sgd.G63])" office:value-type="float" office:value="24.918" calcext:value-type="float">
            <text:p>24.92</text:p>
          </table:table-cell>
          <table:table-cell table:formula="of:=AVERAGE(['file:///home/runejen/Dropbox/Skole/Master/Data/Model_1.ods'#$plain_nn_lstm_sgd.H63]; ['file:///home/runejen/Dropbox/Skole/Master/Data/Model_2.ods'#$plain_nn_lstm_sgd.H63]; ['file:///home/runejen/Dropbox/Skole/Master/Data/Model_3.ods'#$plain_nn_lstm_sgd.H63]; ['file:///home/runejen/Dropbox/Skole/Master/Data/Model_4.ods'#$plain_nn_lstm_sgd.H63]; ['file:///home/runejen/Dropbox/Skole/Master/Data/Model_5.ods'#$plain_nn_lstm_sgd.H63])" office:value-type="float" office:value="40.968" calcext:value-type="float">
            <text:p>40.97</text:p>
          </table:table-cell>
          <table:table-cell table:formula="of:=AVERAGE(['file:///home/runejen/Dropbox/Skole/Master/Data/Model_1.ods'#$plain_nn_lstm_sgd.I63]; ['file:///home/runejen/Dropbox/Skole/Master/Data/Model_2.ods'#$plain_nn_lstm_sgd.I63]; ['file:///home/runejen/Dropbox/Skole/Master/Data/Model_3.ods'#$plain_nn_lstm_sgd.I63]; ['file:///home/runejen/Dropbox/Skole/Master/Data/Model_4.ods'#$plain_nn_lstm_sgd.I63]; ['file:///home/runejen/Dropbox/Skole/Master/Data/Model_5.ods'#$plain_nn_lstm_sgd.I63])" office:value-type="float" office:value="20.418" calcext:value-type="float">
            <text:p>20.42</text:p>
          </table:table-cell>
          <table:table-cell table:formula="of:=AVERAGE(['file:///home/runejen/Dropbox/Skole/Master/Data/Model_1.ods'#$plain_nn_lstm_sgd.J63]; ['file:///home/runejen/Dropbox/Skole/Master/Data/Model_2.ods'#$plain_nn_lstm_sgd.J63]; ['file:///home/runejen/Dropbox/Skole/Master/Data/Model_3.ods'#$plain_nn_lstm_sgd.J63]; ['file:///home/runejen/Dropbox/Skole/Master/Data/Model_4.ods'#$plain_nn_lstm_sgd.J63]; ['file:///home/runejen/Dropbox/Skole/Master/Data/Model_5.ods'#$plain_nn_lstm_sgd.J63])" office:value-type="percentage" office:value="0.867352746869313" calcext:value-type="percentage">
            <text:p>86.74%</text:p>
          </table:table-cell>
          <table:table-cell table:formula="of:=AVERAGE(['file:///home/runejen/Dropbox/Skole/Master/Data/Model_1.ods'#$plain_nn_lstm_sgd.K63]; ['file:///home/runejen/Dropbox/Skole/Master/Data/Model_2.ods'#$plain_nn_lstm_sgd.K63]; ['file:///home/runejen/Dropbox/Skole/Master/Data/Model_3.ods'#$plain_nn_lstm_sgd.K63]; ['file:///home/runejen/Dropbox/Skole/Master/Data/Model_4.ods'#$plain_nn_lstm_sgd.K63]; ['file:///home/runejen/Dropbox/Skole/Master/Data/Model_5.ods'#$plain_nn_lstm_sgd.K63])" office:value-type="float" office:value="96.106" calcext:value-type="float">
            <text:p>96.11</text:p>
          </table:table-cell>
          <table:table-cell table:formula="of:=AVERAGE(['file:///home/runejen/Dropbox/Skole/Master/Data/Model_1.ods'#$plain_nn_lstm_sgd.L63]; ['file:///home/runejen/Dropbox/Skole/Master/Data/Model_2.ods'#$plain_nn_lstm_sgd.L63]; ['file:///home/runejen/Dropbox/Skole/Master/Data/Model_3.ods'#$plain_nn_lstm_sgd.L63]; ['file:///home/runejen/Dropbox/Skole/Master/Data/Model_4.ods'#$plain_nn_lstm_sgd.L63]; ['file:///home/runejen/Dropbox/Skole/Master/Data/Model_5.ods'#$plain_nn_lstm_sgd.L63])" office:value-type="float" office:value="86.736" calcext:value-type="float">
            <text:p>86.74</text:p>
          </table:table-cell>
          <table:table-cell table:formula="of:=AVERAGE(['file:///home/runejen/Dropbox/Skole/Master/Data/Model_1.ods'#$plain_nn_lstm_sgd.M63]; ['file:///home/runejen/Dropbox/Skole/Master/Data/Model_2.ods'#$plain_nn_lstm_sgd.M63]; ['file:///home/runejen/Dropbox/Skole/Master/Data/Model_3.ods'#$plain_nn_lstm_sgd.M63]; ['file:///home/runejen/Dropbox/Skole/Master/Data/Model_4.ods'#$plain_nn_lstm_sgd.M63]; ['file:///home/runejen/Dropbox/Skole/Master/Data/Model_5.ods'#$plain_nn_lstm_sgd.M63])" office:value-type="float" office:value="90.958" calcext:value-type="float">
            <text:p>90.96</text:p>
          </table:table-cell>
          <table:table-cell table:formula="of:=AVERAGE(['file:///home/runejen/Dropbox/Skole/Master/Data/Model_1.ods'#$plain_nn_lstm_sgd.N63]; ['file:///home/runejen/Dropbox/Skole/Master/Data/Model_2.ods'#$plain_nn_lstm_sgd.N63]; ['file:///home/runejen/Dropbox/Skole/Master/Data/Model_3.ods'#$plain_nn_lstm_sgd.N63]; ['file:///home/runejen/Dropbox/Skole/Master/Data/Model_4.ods'#$plain_nn_lstm_sgd.N63]; ['file:///home/runejen/Dropbox/Skole/Master/Data/Model_5.ods'#$plain_nn_lstm_sgd.N63])" office:value-type="float" office:value="87.292" calcext:value-type="float">
            <text:p>87.29</text:p>
          </table:table-cell>
          <table:table-cell table:formula="of:=AVERAGE(['file:///home/runejen/Dropbox/Skole/Master/Data/Model_1.ods'#$plain_nn_lstm_sgd.O63]; ['file:///home/runejen/Dropbox/Skole/Master/Data/Model_2.ods'#$plain_nn_lstm_sgd.O63]; ['file:///home/runejen/Dropbox/Skole/Master/Data/Model_3.ods'#$plain_nn_lstm_sgd.O63]; ['file:///home/runejen/Dropbox/Skole/Master/Data/Model_4.ods'#$plain_nn_lstm_sgd.O63]; ['file:///home/runejen/Dropbox/Skole/Master/Data/Model_5.ods'#$plain_nn_lstm_sgd.O63])" office:value-type="float" office:value="92.768" calcext:value-type="float">
            <text:p>92.77</text:p>
          </table:table-cell>
          <table:table-cell table:formula="of:=AVERAGE(['file:///home/runejen/Dropbox/Skole/Master/Data/Model_1.ods'#$plain_nn_lstm_sgd.P63]; ['file:///home/runejen/Dropbox/Skole/Master/Data/Model_2.ods'#$plain_nn_lstm_sgd.P63]; ['file:///home/runejen/Dropbox/Skole/Master/Data/Model_3.ods'#$plain_nn_lstm_sgd.P63]; ['file:///home/runejen/Dropbox/Skole/Master/Data/Model_4.ods'#$plain_nn_lstm_sgd.P63]; ['file:///home/runejen/Dropbox/Skole/Master/Data/Model_5.ods'#$plain_nn_lstm_sgd.P63])" office:value-type="float" office:value="83.878" calcext:value-type="float">
            <text:p>83.88</text:p>
          </table:table-cell>
        </table:table-row>
        <table:table-row table:style-name="ro1">
          <table:table-cell table:style-name="ce3" office:value-type="float" office:value="0.6" calcext:value-type="float">
            <text:p>0.6</text:p>
          </table:table-cell>
          <table:table-cell table:formula="of:=AVERAGE(['file:///home/runejen/Dropbox/Skole/Master/Data/Model_1.ods'#$plain_nn_lstm_sgd.F64]; ['file:///home/runejen/Dropbox/Skole/Master/Data/Model_2.ods'#$plain_nn_lstm_sgd.F64]; ['file:///home/runejen/Dropbox/Skole/Master/Data/Model_3.ods'#$plain_nn_lstm_sgd.F64]; ['file:///home/runejen/Dropbox/Skole/Master/Data/Model_4.ods'#$plain_nn_lstm_sgd.F64]; ['file:///home/runejen/Dropbox/Skole/Master/Data/Model_5.ods'#$plain_nn_lstm_sgd.F64])" office:value-type="percentage" office:value="0.296727762122069" calcext:value-type="percentage">
            <text:p>29.67%</text:p>
          </table:table-cell>
          <table:table-cell table:formula="of:=AVERAGE(['file:///home/runejen/Dropbox/Skole/Master/Data/Model_1.ods'#$plain_nn_lstm_sgd.G64]; ['file:///home/runejen/Dropbox/Skole/Master/Data/Model_2.ods'#$plain_nn_lstm_sgd.G64]; ['file:///home/runejen/Dropbox/Skole/Master/Data/Model_3.ods'#$plain_nn_lstm_sgd.G64]; ['file:///home/runejen/Dropbox/Skole/Master/Data/Model_4.ods'#$plain_nn_lstm_sgd.G64]; ['file:///home/runejen/Dropbox/Skole/Master/Data/Model_5.ods'#$plain_nn_lstm_sgd.G64])" office:value-type="float" office:value="28.984" calcext:value-type="float">
            <text:p>28.98</text:p>
          </table:table-cell>
          <table:table-cell table:formula="of:=AVERAGE(['file:///home/runejen/Dropbox/Skole/Master/Data/Model_1.ods'#$plain_nn_lstm_sgd.H64]; ['file:///home/runejen/Dropbox/Skole/Master/Data/Model_2.ods'#$plain_nn_lstm_sgd.H64]; ['file:///home/runejen/Dropbox/Skole/Master/Data/Model_3.ods'#$plain_nn_lstm_sgd.H64]; ['file:///home/runejen/Dropbox/Skole/Master/Data/Model_4.ods'#$plain_nn_lstm_sgd.H64]; ['file:///home/runejen/Dropbox/Skole/Master/Data/Model_5.ods'#$plain_nn_lstm_sgd.H64])" office:value-type="float" office:value="29.674" calcext:value-type="float">
            <text:p>29.67</text:p>
          </table:table-cell>
          <table:table-cell table:formula="of:=AVERAGE(['file:///home/runejen/Dropbox/Skole/Master/Data/Model_1.ods'#$plain_nn_lstm_sgd.I64]; ['file:///home/runejen/Dropbox/Skole/Master/Data/Model_2.ods'#$plain_nn_lstm_sgd.I64]; ['file:///home/runejen/Dropbox/Skole/Master/Data/Model_3.ods'#$plain_nn_lstm_sgd.I64]; ['file:///home/runejen/Dropbox/Skole/Master/Data/Model_4.ods'#$plain_nn_lstm_sgd.I64]; ['file:///home/runejen/Dropbox/Skole/Master/Data/Model_5.ods'#$plain_nn_lstm_sgd.I64])" office:value-type="float" office:value="13.382" calcext:value-type="float">
            <text:p>13.38</text:p>
          </table:table-cell>
          <table:table-cell table:formula="of:=AVERAGE(['file:///home/runejen/Dropbox/Skole/Master/Data/Model_1.ods'#$plain_nn_lstm_sgd.J64]; ['file:///home/runejen/Dropbox/Skole/Master/Data/Model_2.ods'#$plain_nn_lstm_sgd.J64]; ['file:///home/runejen/Dropbox/Skole/Master/Data/Model_3.ods'#$plain_nn_lstm_sgd.J64]; ['file:///home/runejen/Dropbox/Skole/Master/Data/Model_4.ods'#$plain_nn_lstm_sgd.J64]; ['file:///home/runejen/Dropbox/Skole/Master/Data/Model_5.ods'#$plain_nn_lstm_sgd.J64])" office:value-type="percentage" office:value="0.92032382067189" calcext:value-type="percentage">
            <text:p>92.03%</text:p>
          </table:table-cell>
          <table:table-cell table:formula="of:=AVERAGE(['file:///home/runejen/Dropbox/Skole/Master/Data/Model_1.ods'#$plain_nn_lstm_sgd.K64]; ['file:///home/runejen/Dropbox/Skole/Master/Data/Model_2.ods'#$plain_nn_lstm_sgd.K64]; ['file:///home/runejen/Dropbox/Skole/Master/Data/Model_3.ods'#$plain_nn_lstm_sgd.K64]; ['file:///home/runejen/Dropbox/Skole/Master/Data/Model_4.ods'#$plain_nn_lstm_sgd.K64]; ['file:///home/runejen/Dropbox/Skole/Master/Data/Model_5.ods'#$plain_nn_lstm_sgd.K64])" office:value-type="float" office:value="95.584" calcext:value-type="float">
            <text:p>95.58</text:p>
          </table:table-cell>
          <table:table-cell table:formula="of:=AVERAGE(['file:///home/runejen/Dropbox/Skole/Master/Data/Model_1.ods'#$plain_nn_lstm_sgd.L64]; ['file:///home/runejen/Dropbox/Skole/Master/Data/Model_2.ods'#$plain_nn_lstm_sgd.L64]; ['file:///home/runejen/Dropbox/Skole/Master/Data/Model_3.ods'#$plain_nn_lstm_sgd.L64]; ['file:///home/runejen/Dropbox/Skole/Master/Data/Model_4.ods'#$plain_nn_lstm_sgd.L64]; ['file:///home/runejen/Dropbox/Skole/Master/Data/Model_5.ods'#$plain_nn_lstm_sgd.L64])" office:value-type="float" office:value="92.032" calcext:value-type="float">
            <text:p>92.03</text:p>
          </table:table-cell>
          <table:table-cell table:formula="of:=AVERAGE(['file:///home/runejen/Dropbox/Skole/Master/Data/Model_1.ods'#$plain_nn_lstm_sgd.M64]; ['file:///home/runejen/Dropbox/Skole/Master/Data/Model_2.ods'#$plain_nn_lstm_sgd.M64]; ['file:///home/runejen/Dropbox/Skole/Master/Data/Model_3.ods'#$plain_nn_lstm_sgd.M64]; ['file:///home/runejen/Dropbox/Skole/Master/Data/Model_4.ods'#$plain_nn_lstm_sgd.M64]; ['file:///home/runejen/Dropbox/Skole/Master/Data/Model_5.ods'#$plain_nn_lstm_sgd.M64])" office:value-type="float" office:value="93.648" calcext:value-type="float">
            <text:p>93.65</text:p>
          </table:table-cell>
          <table:table-cell table:formula="of:=AVERAGE(['file:///home/runejen/Dropbox/Skole/Master/Data/Model_1.ods'#$plain_nn_lstm_sgd.N64]; ['file:///home/runejen/Dropbox/Skole/Master/Data/Model_2.ods'#$plain_nn_lstm_sgd.N64]; ['file:///home/runejen/Dropbox/Skole/Master/Data/Model_3.ods'#$plain_nn_lstm_sgd.N64]; ['file:///home/runejen/Dropbox/Skole/Master/Data/Model_4.ods'#$plain_nn_lstm_sgd.N64]; ['file:///home/runejen/Dropbox/Skole/Master/Data/Model_5.ods'#$plain_nn_lstm_sgd.N64])" office:value-type="float" office:value="89.238" calcext:value-type="float">
            <text:p>89.24</text:p>
          </table:table-cell>
          <table:table-cell table:formula="of:=AVERAGE(['file:///home/runejen/Dropbox/Skole/Master/Data/Model_1.ods'#$plain_nn_lstm_sgd.O64]; ['file:///home/runejen/Dropbox/Skole/Master/Data/Model_2.ods'#$plain_nn_lstm_sgd.O64]; ['file:///home/runejen/Dropbox/Skole/Master/Data/Model_3.ods'#$plain_nn_lstm_sgd.O64]; ['file:///home/runejen/Dropbox/Skole/Master/Data/Model_4.ods'#$plain_nn_lstm_sgd.O64]; ['file:///home/runejen/Dropbox/Skole/Master/Data/Model_5.ods'#$plain_nn_lstm_sgd.O64])" office:value-type="float" office:value="92.53" calcext:value-type="float">
            <text:p>92.53</text:p>
          </table:table-cell>
          <table:table-cell table:formula="of:=AVERAGE(['file:///home/runejen/Dropbox/Skole/Master/Data/Model_1.ods'#$plain_nn_lstm_sgd.P64]; ['file:///home/runejen/Dropbox/Skole/Master/Data/Model_2.ods'#$plain_nn_lstm_sgd.P64]; ['file:///home/runejen/Dropbox/Skole/Master/Data/Model_3.ods'#$plain_nn_lstm_sgd.P64]; ['file:///home/runejen/Dropbox/Skole/Master/Data/Model_4.ods'#$plain_nn_lstm_sgd.P64]; ['file:///home/runejen/Dropbox/Skole/Master/Data/Model_5.ods'#$plain_nn_lstm_sgd.P64])" office:value-type="float" office:value="88.226" calcext:value-type="float">
            <text:p>88.23</text:p>
          </table:table-cell>
        </table:table-row>
        <table:table-row table:style-name="ro1">
          <table:table-cell table:style-name="ce3" office:value-type="float" office:value="0.7" calcext:value-type="float">
            <text:p>0.7</text:p>
          </table:table-cell>
          <table:table-cell table:formula="of:=AVERAGE(['file:///home/runejen/Dropbox/Skole/Master/Data/Model_1.ods'#$plain_nn_lstm_sgd.F65]; ['file:///home/runejen/Dropbox/Skole/Master/Data/Model_2.ods'#$plain_nn_lstm_sgd.F65]; ['file:///home/runejen/Dropbox/Skole/Master/Data/Model_3.ods'#$plain_nn_lstm_sgd.F65]; ['file:///home/runejen/Dropbox/Skole/Master/Data/Model_4.ods'#$plain_nn_lstm_sgd.F65]; ['file:///home/runejen/Dropbox/Skole/Master/Data/Model_5.ods'#$plain_nn_lstm_sgd.F65])" office:value-type="percentage" office:value="0.210372201655639" calcext:value-type="percentage">
            <text:p>21.04%</text:p>
          </table:table-cell>
          <table:table-cell table:formula="of:=AVERAGE(['file:///home/runejen/Dropbox/Skole/Master/Data/Model_1.ods'#$plain_nn_lstm_sgd.G65]; ['file:///home/runejen/Dropbox/Skole/Master/Data/Model_2.ods'#$plain_nn_lstm_sgd.G65]; ['file:///home/runejen/Dropbox/Skole/Master/Data/Model_3.ods'#$plain_nn_lstm_sgd.G65]; ['file:///home/runejen/Dropbox/Skole/Master/Data/Model_4.ods'#$plain_nn_lstm_sgd.G65]; ['file:///home/runejen/Dropbox/Skole/Master/Data/Model_5.ods'#$plain_nn_lstm_sgd.G65])" office:value-type="float" office:value="30.764" calcext:value-type="float">
            <text:p>30.76</text:p>
          </table:table-cell>
          <table:table-cell table:formula="of:=AVERAGE(['file:///home/runejen/Dropbox/Skole/Master/Data/Model_1.ods'#$plain_nn_lstm_sgd.H65]; ['file:///home/runejen/Dropbox/Skole/Master/Data/Model_2.ods'#$plain_nn_lstm_sgd.H65]; ['file:///home/runejen/Dropbox/Skole/Master/Data/Model_3.ods'#$plain_nn_lstm_sgd.H65]; ['file:///home/runejen/Dropbox/Skole/Master/Data/Model_4.ods'#$plain_nn_lstm_sgd.H65]; ['file:///home/runejen/Dropbox/Skole/Master/Data/Model_5.ods'#$plain_nn_lstm_sgd.H65])" office:value-type="float" office:value="21.038" calcext:value-type="float">
            <text:p>21.04</text:p>
          </table:table-cell>
          <table:table-cell table:formula="of:=AVERAGE(['file:///home/runejen/Dropbox/Skole/Master/Data/Model_1.ods'#$plain_nn_lstm_sgd.I65]; ['file:///home/runejen/Dropbox/Skole/Master/Data/Model_2.ods'#$plain_nn_lstm_sgd.I65]; ['file:///home/runejen/Dropbox/Skole/Master/Data/Model_3.ods'#$plain_nn_lstm_sgd.I65]; ['file:///home/runejen/Dropbox/Skole/Master/Data/Model_4.ods'#$plain_nn_lstm_sgd.I65]; ['file:///home/runejen/Dropbox/Skole/Master/Data/Model_5.ods'#$plain_nn_lstm_sgd.I65])" office:value-type="float" office:value="13.388" calcext:value-type="float">
            <text:p>13.39</text:p>
          </table:table-cell>
          <table:table-cell table:formula="of:=AVERAGE(['file:///home/runejen/Dropbox/Skole/Master/Data/Model_1.ods'#$plain_nn_lstm_sgd.J65]; ['file:///home/runejen/Dropbox/Skole/Master/Data/Model_2.ods'#$plain_nn_lstm_sgd.J65]; ['file:///home/runejen/Dropbox/Skole/Master/Data/Model_3.ods'#$plain_nn_lstm_sgd.J65]; ['file:///home/runejen/Dropbox/Skole/Master/Data/Model_4.ods'#$plain_nn_lstm_sgd.J65]; ['file:///home/runejen/Dropbox/Skole/Master/Data/Model_5.ods'#$plain_nn_lstm_sgd.J65])" office:value-type="percentage" office:value="0.964398804464358" calcext:value-type="percentage">
            <text:p>96.44%</text:p>
          </table:table-cell>
          <table:table-cell table:formula="of:=AVERAGE(['file:///home/runejen/Dropbox/Skole/Master/Data/Model_1.ods'#$plain_nn_lstm_sgd.K65]; ['file:///home/runejen/Dropbox/Skole/Master/Data/Model_2.ods'#$plain_nn_lstm_sgd.K65]; ['file:///home/runejen/Dropbox/Skole/Master/Data/Model_3.ods'#$plain_nn_lstm_sgd.K65]; ['file:///home/runejen/Dropbox/Skole/Master/Data/Model_4.ods'#$plain_nn_lstm_sgd.K65]; ['file:///home/runejen/Dropbox/Skole/Master/Data/Model_5.ods'#$plain_nn_lstm_sgd.K65])" office:value-type="float" office:value="95.318" calcext:value-type="float">
            <text:p>95.32</text:p>
          </table:table-cell>
          <table:table-cell table:formula="of:=AVERAGE(['file:///home/runejen/Dropbox/Skole/Master/Data/Model_1.ods'#$plain_nn_lstm_sgd.L65]; ['file:///home/runejen/Dropbox/Skole/Master/Data/Model_2.ods'#$plain_nn_lstm_sgd.L65]; ['file:///home/runejen/Dropbox/Skole/Master/Data/Model_3.ods'#$plain_nn_lstm_sgd.L65]; ['file:///home/runejen/Dropbox/Skole/Master/Data/Model_4.ods'#$plain_nn_lstm_sgd.L65]; ['file:///home/runejen/Dropbox/Skole/Master/Data/Model_5.ods'#$plain_nn_lstm_sgd.L65])" office:value-type="float" office:value="96.438" calcext:value-type="float">
            <text:p>96.44</text:p>
          </table:table-cell>
          <table:table-cell table:formula="of:=AVERAGE(['file:///home/runejen/Dropbox/Skole/Master/Data/Model_1.ods'#$plain_nn_lstm_sgd.M65]; ['file:///home/runejen/Dropbox/Skole/Master/Data/Model_2.ods'#$plain_nn_lstm_sgd.M65]; ['file:///home/runejen/Dropbox/Skole/Master/Data/Model_3.ods'#$plain_nn_lstm_sgd.M65]; ['file:///home/runejen/Dropbox/Skole/Master/Data/Model_4.ods'#$plain_nn_lstm_sgd.M65]; ['file:///home/runejen/Dropbox/Skole/Master/Data/Model_5.ods'#$plain_nn_lstm_sgd.M65])" office:value-type="float" office:value="95.824" calcext:value-type="float">
            <text:p>95.82</text:p>
          </table:table-cell>
          <table:table-cell table:formula="of:=AVERAGE(['file:///home/runejen/Dropbox/Skole/Master/Data/Model_1.ods'#$plain_nn_lstm_sgd.N65]; ['file:///home/runejen/Dropbox/Skole/Master/Data/Model_2.ods'#$plain_nn_lstm_sgd.N65]; ['file:///home/runejen/Dropbox/Skole/Master/Data/Model_3.ods'#$plain_nn_lstm_sgd.N65]; ['file:///home/runejen/Dropbox/Skole/Master/Data/Model_4.ods'#$plain_nn_lstm_sgd.N65]; ['file:///home/runejen/Dropbox/Skole/Master/Data/Model_5.ods'#$plain_nn_lstm_sgd.N65])" office:value-type="float" office:value="91.268" calcext:value-type="float">
            <text:p>91.27</text:p>
          </table:table-cell>
          <table:table-cell table:formula="of:=AVERAGE(['file:///home/runejen/Dropbox/Skole/Master/Data/Model_1.ods'#$plain_nn_lstm_sgd.O65]; ['file:///home/runejen/Dropbox/Skole/Master/Data/Model_2.ods'#$plain_nn_lstm_sgd.O65]; ['file:///home/runejen/Dropbox/Skole/Master/Data/Model_3.ods'#$plain_nn_lstm_sgd.O65]; ['file:///home/runejen/Dropbox/Skole/Master/Data/Model_4.ods'#$plain_nn_lstm_sgd.O65]; ['file:///home/runejen/Dropbox/Skole/Master/Data/Model_5.ods'#$plain_nn_lstm_sgd.O65])" office:value-type="float" office:value="92.32" calcext:value-type="float">
            <text:p>92.32</text:p>
          </table:table-cell>
          <table:table-cell table:formula="of:=AVERAGE(['file:///home/runejen/Dropbox/Skole/Master/Data/Model_1.ods'#$plain_nn_lstm_sgd.P65]; ['file:///home/runejen/Dropbox/Skole/Master/Data/Model_2.ods'#$plain_nn_lstm_sgd.P65]; ['file:///home/runejen/Dropbox/Skole/Master/Data/Model_3.ods'#$plain_nn_lstm_sgd.P65]; ['file:///home/runejen/Dropbox/Skole/Master/Data/Model_4.ods'#$plain_nn_lstm_sgd.P65]; ['file:///home/runejen/Dropbox/Skole/Master/Data/Model_5.ods'#$plain_nn_lstm_sgd.P65])" office:value-type="float" office:value="92.038" calcext:value-type="float">
            <text:p>92.04</text:p>
          </table:table-cell>
        </table:table-row>
        <table:table-row table:style-name="ro1">
          <table:table-cell table:style-name="ce3" office:value-type="float" office:value="0.8" calcext:value-type="float">
            <text:p>0.8</text:p>
          </table:table-cell>
          <table:table-cell table:formula="of:=AVERAGE(['file:///home/runejen/Dropbox/Skole/Master/Data/Model_1.ods'#$plain_nn_lstm_sgd.F66]; ['file:///home/runejen/Dropbox/Skole/Master/Data/Model_2.ods'#$plain_nn_lstm_sgd.F66]; ['file:///home/runejen/Dropbox/Skole/Master/Data/Model_3.ods'#$plain_nn_lstm_sgd.F66]; ['file:///home/runejen/Dropbox/Skole/Master/Data/Model_4.ods'#$plain_nn_lstm_sgd.F66]; ['file:///home/runejen/Dropbox/Skole/Master/Data/Model_5.ods'#$plain_nn_lstm_sgd.F66])" office:value-type="percentage" office:value="0.103805579871524" calcext:value-type="percentage">
            <text:p>10.38%</text:p>
          </table:table-cell>
          <table:table-cell table:formula="of:=AVERAGE(['file:///home/runejen/Dropbox/Skole/Master/Data/Model_1.ods'#$plain_nn_lstm_sgd.G66]; ['file:///home/runejen/Dropbox/Skole/Master/Data/Model_2.ods'#$plain_nn_lstm_sgd.G66]; ['file:///home/runejen/Dropbox/Skole/Master/Data/Model_3.ods'#$plain_nn_lstm_sgd.G66]; ['file:///home/runejen/Dropbox/Skole/Master/Data/Model_4.ods'#$plain_nn_lstm_sgd.G66]; ['file:///home/runejen/Dropbox/Skole/Master/Data/Model_5.ods'#$plain_nn_lstm_sgd.G66])" office:value-type="float" office:value="54.694" calcext:value-type="float">
            <text:p>54.69</text:p>
          </table:table-cell>
          <table:table-cell table:formula="of:=AVERAGE(['file:///home/runejen/Dropbox/Skole/Master/Data/Model_1.ods'#$plain_nn_lstm_sgd.H66]; ['file:///home/runejen/Dropbox/Skole/Master/Data/Model_2.ods'#$plain_nn_lstm_sgd.H66]; ['file:///home/runejen/Dropbox/Skole/Master/Data/Model_3.ods'#$plain_nn_lstm_sgd.H66]; ['file:///home/runejen/Dropbox/Skole/Master/Data/Model_4.ods'#$plain_nn_lstm_sgd.H66]; ['file:///home/runejen/Dropbox/Skole/Master/Data/Model_5.ods'#$plain_nn_lstm_sgd.H66])" office:value-type="float" office:value="10.38" calcext:value-type="float">
            <text:p>10.38</text:p>
          </table:table-cell>
          <table:table-cell table:formula="of:=AVERAGE(['file:///home/runejen/Dropbox/Skole/Master/Data/Model_1.ods'#$plain_nn_lstm_sgd.I66]; ['file:///home/runejen/Dropbox/Skole/Master/Data/Model_2.ods'#$plain_nn_lstm_sgd.I66]; ['file:///home/runejen/Dropbox/Skole/Master/Data/Model_3.ods'#$plain_nn_lstm_sgd.I66]; ['file:///home/runejen/Dropbox/Skole/Master/Data/Model_4.ods'#$plain_nn_lstm_sgd.I66]; ['file:///home/runejen/Dropbox/Skole/Master/Data/Model_5.ods'#$plain_nn_lstm_sgd.I66])" office:value-type="float" office:value="11.79" calcext:value-type="float">
            <text:p>11.79</text:p>
          </table:table-cell>
          <table:table-cell table:formula="of:=AVERAGE(['file:///home/runejen/Dropbox/Skole/Master/Data/Model_1.ods'#$plain_nn_lstm_sgd.J66]; ['file:///home/runejen/Dropbox/Skole/Master/Data/Model_2.ods'#$plain_nn_lstm_sgd.J66]; ['file:///home/runejen/Dropbox/Skole/Master/Data/Model_3.ods'#$plain_nn_lstm_sgd.J66]; ['file:///home/runejen/Dropbox/Skole/Master/Data/Model_4.ods'#$plain_nn_lstm_sgd.J66]; ['file:///home/runejen/Dropbox/Skole/Master/Data/Model_5.ods'#$plain_nn_lstm_sgd.J66])" office:value-type="percentage" office:value="0.996796032553157" calcext:value-type="percentage">
            <text:p>99.68%</text:p>
          </table:table-cell>
          <table:table-cell table:formula="of:=AVERAGE(['file:///home/runejen/Dropbox/Skole/Master/Data/Model_1.ods'#$plain_nn_lstm_sgd.K66]; ['file:///home/runejen/Dropbox/Skole/Master/Data/Model_2.ods'#$plain_nn_lstm_sgd.K66]; ['file:///home/runejen/Dropbox/Skole/Master/Data/Model_3.ods'#$plain_nn_lstm_sgd.K66]; ['file:///home/runejen/Dropbox/Skole/Master/Data/Model_4.ods'#$plain_nn_lstm_sgd.K66]; ['file:///home/runejen/Dropbox/Skole/Master/Data/Model_5.ods'#$plain_nn_lstm_sgd.K66])" office:value-type="float" office:value="95.03" calcext:value-type="float">
            <text:p>95.03</text:p>
          </table:table-cell>
          <table:table-cell table:formula="of:=AVERAGE(['file:///home/runejen/Dropbox/Skole/Master/Data/Model_1.ods'#$plain_nn_lstm_sgd.L66]; ['file:///home/runejen/Dropbox/Skole/Master/Data/Model_2.ods'#$plain_nn_lstm_sgd.L66]; ['file:///home/runejen/Dropbox/Skole/Master/Data/Model_3.ods'#$plain_nn_lstm_sgd.L66]; ['file:///home/runejen/Dropbox/Skole/Master/Data/Model_4.ods'#$plain_nn_lstm_sgd.L66]; ['file:///home/runejen/Dropbox/Skole/Master/Data/Model_5.ods'#$plain_nn_lstm_sgd.L66])" office:value-type="float" office:value="99.68" calcext:value-type="float">
            <text:p>99.68</text:p>
          </table:table-cell>
          <table:table-cell table:formula="of:=AVERAGE(['file:///home/runejen/Dropbox/Skole/Master/Data/Model_1.ods'#$plain_nn_lstm_sgd.M66]; ['file:///home/runejen/Dropbox/Skole/Master/Data/Model_2.ods'#$plain_nn_lstm_sgd.M66]; ['file:///home/runejen/Dropbox/Skole/Master/Data/Model_3.ods'#$plain_nn_lstm_sgd.M66]; ['file:///home/runejen/Dropbox/Skole/Master/Data/Model_4.ods'#$plain_nn_lstm_sgd.M66]; ['file:///home/runejen/Dropbox/Skole/Master/Data/Model_5.ods'#$plain_nn_lstm_sgd.M66])" office:value-type="float" office:value="97.284" calcext:value-type="float">
            <text:p>97.28</text:p>
          </table:table-cell>
          <table:table-cell table:formula="of:=AVERAGE(['file:///home/runejen/Dropbox/Skole/Master/Data/Model_1.ods'#$plain_nn_lstm_sgd.N66]; ['file:///home/runejen/Dropbox/Skole/Master/Data/Model_2.ods'#$plain_nn_lstm_sgd.N66]; ['file:///home/runejen/Dropbox/Skole/Master/Data/Model_3.ods'#$plain_nn_lstm_sgd.N66]; ['file:///home/runejen/Dropbox/Skole/Master/Data/Model_4.ods'#$plain_nn_lstm_sgd.N66]; ['file:///home/runejen/Dropbox/Skole/Master/Data/Model_5.ods'#$plain_nn_lstm_sgd.N66])" office:value-type="float" office:value="92.532" calcext:value-type="float">
            <text:p>92.53</text:p>
          </table:table-cell>
          <table:table-cell table:formula="of:=AVERAGE(['file:///home/runejen/Dropbox/Skole/Master/Data/Model_1.ods'#$plain_nn_lstm_sgd.O66]; ['file:///home/runejen/Dropbox/Skole/Master/Data/Model_2.ods'#$plain_nn_lstm_sgd.O66]; ['file:///home/runejen/Dropbox/Skole/Master/Data/Model_3.ods'#$plain_nn_lstm_sgd.O66]; ['file:///home/runejen/Dropbox/Skole/Master/Data/Model_4.ods'#$plain_nn_lstm_sgd.O66]; ['file:///home/runejen/Dropbox/Skole/Master/Data/Model_5.ods'#$plain_nn_lstm_sgd.O66])" office:value-type="float" office:value="92.958" calcext:value-type="float">
            <text:p>92.96</text:p>
          </table:table-cell>
          <table:table-cell table:formula="of:=AVERAGE(['file:///home/runejen/Dropbox/Skole/Master/Data/Model_1.ods'#$plain_nn_lstm_sgd.P66]; ['file:///home/runejen/Dropbox/Skole/Master/Data/Model_2.ods'#$plain_nn_lstm_sgd.P66]; ['file:///home/runejen/Dropbox/Skole/Master/Data/Model_3.ods'#$plain_nn_lstm_sgd.P66]; ['file:///home/runejen/Dropbox/Skole/Master/Data/Model_4.ods'#$plain_nn_lstm_sgd.P66]; ['file:///home/runejen/Dropbox/Skole/Master/Data/Model_5.ods'#$plain_nn_lstm_sgd.P66])" office:value-type="float" office:value="94.74" calcext:value-type="float">
            <text:p>94.74</text:p>
          </table:table-cell>
        </table:table-row>
        <table:table-row table:style-name="ro1">
          <table:table-cell table:style-name="ce3" office:value-type="float" office:value="0.9" calcext:value-type="float">
            <text:p>0.9</text:p>
          </table:table-cell>
          <table:table-cell table:formula="of:=AVERAGE(['file:///home/runejen/Dropbox/Skole/Master/Data/Model_1.ods'#$plain_nn_lstm_sgd.F67]; ['file:///home/runejen/Dropbox/Skole/Master/Data/Model_2.ods'#$plain_nn_lstm_sgd.F67]; ['file:///home/runejen/Dropbox/Skole/Master/Data/Model_3.ods'#$plain_nn_lstm_sgd.F67]; ['file:///home/runejen/Dropbox/Skole/Master/Data/Model_4.ods'#$plain_nn_lstm_sgd.F67]; ['file:///home/runejen/Dropbox/Skole/Master/Data/Model_5.ods'#$plain_nn_lstm_sgd.F67])" office:value-type="percentage" office:value="0.00145395613132236" calcext:value-type="percentage">
            <text:p>0.15%</text:p>
          </table:table-cell>
          <table:table-cell table:formula="of:=AVERAGE(['file:///home/runejen/Dropbox/Skole/Master/Data/Model_1.ods'#$plain_nn_lstm_sgd.G67]; ['file:///home/runejen/Dropbox/Skole/Master/Data/Model_2.ods'#$plain_nn_lstm_sgd.G67]; ['file:///home/runejen/Dropbox/Skole/Master/Data/Model_3.ods'#$plain_nn_lstm_sgd.G67]; ['file:///home/runejen/Dropbox/Skole/Master/Data/Model_4.ods'#$plain_nn_lstm_sgd.G67]; ['file:///home/runejen/Dropbox/Skole/Master/Data/Model_5.ods'#$plain_nn_lstm_sgd.G67])" office:value-type="float" office:value="100" calcext:value-type="float">
            <text:p>100.00</text:p>
          </table:table-cell>
          <table:table-cell table:formula="of:=AVERAGE(['file:///home/runejen/Dropbox/Skole/Master/Data/Model_1.ods'#$plain_nn_lstm_sgd.H67]; ['file:///home/runejen/Dropbox/Skole/Master/Data/Model_2.ods'#$plain_nn_lstm_sgd.H67]; ['file:///home/runejen/Dropbox/Skole/Master/Data/Model_3.ods'#$plain_nn_lstm_sgd.H67]; ['file:///home/runejen/Dropbox/Skole/Master/Data/Model_4.ods'#$plain_nn_lstm_sgd.H67]; ['file:///home/runejen/Dropbox/Skole/Master/Data/Model_5.ods'#$plain_nn_lstm_sgd.H67])" office:value-type="float" office:value="0.146" calcext:value-type="float">
            <text:p>0.15</text:p>
          </table:table-cell>
          <table:table-cell table:formula="of:=AVERAGE(['file:///home/runejen/Dropbox/Skole/Master/Data/Model_1.ods'#$plain_nn_lstm_sgd.I67]; ['file:///home/runejen/Dropbox/Skole/Master/Data/Model_2.ods'#$plain_nn_lstm_sgd.I67]; ['file:///home/runejen/Dropbox/Skole/Master/Data/Model_3.ods'#$plain_nn_lstm_sgd.I67]; ['file:///home/runejen/Dropbox/Skole/Master/Data/Model_4.ods'#$plain_nn_lstm_sgd.I67]; ['file:///home/runejen/Dropbox/Skole/Master/Data/Model_5.ods'#$plain_nn_lstm_sgd.I67])" office:value-type="float" office:value="0.292" calcext:value-type="float">
            <text:p>0.29</text:p>
          </table:table-cell>
          <table:table-cell table:formula="of:=AVERAGE(['file:///home/runejen/Dropbox/Skole/Master/Data/Model_1.ods'#$plain_nn_lstm_sgd.J67]; ['file:///home/runejen/Dropbox/Skole/Master/Data/Model_2.ods'#$plain_nn_lstm_sgd.J67]; ['file:///home/runejen/Dropbox/Skole/Master/Data/Model_3.ods'#$plain_nn_lstm_sgd.J67]; ['file:///home/runejen/Dropbox/Skole/Master/Data/Model_4.ods'#$plain_nn_lstm_sgd.J67]; ['file:///home/runejen/Dropbox/Skole/Master/Data/Model_5.ods'#$plain_nn_lstm_sgd.J67])" office:value-type="percentage" office:value="1" calcext:value-type="percentage">
            <text:p>100.00%</text:p>
          </table:table-cell>
          <table:table-cell table:formula="of:=AVERAGE(['file:///home/runejen/Dropbox/Skole/Master/Data/Model_1.ods'#$plain_nn_lstm_sgd.K67]; ['file:///home/runejen/Dropbox/Skole/Master/Data/Model_2.ods'#$plain_nn_lstm_sgd.K67]; ['file:///home/runejen/Dropbox/Skole/Master/Data/Model_3.ods'#$plain_nn_lstm_sgd.K67]; ['file:///home/runejen/Dropbox/Skole/Master/Data/Model_4.ods'#$plain_nn_lstm_sgd.K67]; ['file:///home/runejen/Dropbox/Skole/Master/Data/Model_5.ods'#$plain_nn_lstm_sgd.K67])" office:value-type="float" office:value="94.74" calcext:value-type="float">
            <text:p>94.74</text:p>
          </table:table-cell>
          <table:table-cell table:formula="of:=AVERAGE(['file:///home/runejen/Dropbox/Skole/Master/Data/Model_1.ods'#$plain_nn_lstm_sgd.L67]; ['file:///home/runejen/Dropbox/Skole/Master/Data/Model_2.ods'#$plain_nn_lstm_sgd.L67]; ['file:///home/runejen/Dropbox/Skole/Master/Data/Model_3.ods'#$plain_nn_lstm_sgd.L67]; ['file:///home/runejen/Dropbox/Skole/Master/Data/Model_4.ods'#$plain_nn_lstm_sgd.L67]; ['file:///home/runejen/Dropbox/Skole/Master/Data/Model_5.ods'#$plain_nn_lstm_sgd.L67])" office:value-type="float" office:value="100" calcext:value-type="float">
            <text:p>100.00</text:p>
          </table:table-cell>
          <table:table-cell table:formula="of:=AVERAGE(['file:///home/runejen/Dropbox/Skole/Master/Data/Model_1.ods'#$plain_nn_lstm_sgd.M67]; ['file:///home/runejen/Dropbox/Skole/Master/Data/Model_2.ods'#$plain_nn_lstm_sgd.M67]; ['file:///home/runejen/Dropbox/Skole/Master/Data/Model_3.ods'#$plain_nn_lstm_sgd.M67]; ['file:///home/runejen/Dropbox/Skole/Master/Data/Model_4.ods'#$plain_nn_lstm_sgd.M67]; ['file:///home/runejen/Dropbox/Skole/Master/Data/Model_5.ods'#$plain_nn_lstm_sgd.M67])" office:value-type="float" office:value="97.292" calcext:value-type="float">
            <text:p>97.29</text:p>
          </table:table-cell>
          <table:table-cell table:formula="of:=AVERAGE(['file:///home/runejen/Dropbox/Skole/Master/Data/Model_1.ods'#$plain_nn_lstm_sgd.N67]; ['file:///home/runejen/Dropbox/Skole/Master/Data/Model_2.ods'#$plain_nn_lstm_sgd.N67]; ['file:///home/runejen/Dropbox/Skole/Master/Data/Model_3.ods'#$plain_nn_lstm_sgd.N67]; ['file:///home/runejen/Dropbox/Skole/Master/Data/Model_4.ods'#$plain_nn_lstm_sgd.N67]; ['file:///home/runejen/Dropbox/Skole/Master/Data/Model_5.ods'#$plain_nn_lstm_sgd.N67])" office:value-type="float" office:value="92.196" calcext:value-type="float">
            <text:p>92.20</text:p>
          </table:table-cell>
          <table:table-cell table:formula="of:=AVERAGE(['file:///home/runejen/Dropbox/Skole/Master/Data/Model_1.ods'#$plain_nn_lstm_sgd.O67]; ['file:///home/runejen/Dropbox/Skole/Master/Data/Model_2.ods'#$plain_nn_lstm_sgd.O67]; ['file:///home/runejen/Dropbox/Skole/Master/Data/Model_3.ods'#$plain_nn_lstm_sgd.O67]; ['file:///home/runejen/Dropbox/Skole/Master/Data/Model_4.ods'#$plain_nn_lstm_sgd.O67]; ['file:///home/runejen/Dropbox/Skole/Master/Data/Model_5.ods'#$plain_nn_lstm_sgd.O67])" office:value-type="float" office:value="95.044" calcext:value-type="float">
            <text:p>95.04</text:p>
          </table:table-cell>
          <table:table-cell table:formula="of:=AVERAGE(['file:///home/runejen/Dropbox/Skole/Master/Data/Model_1.ods'#$plain_nn_lstm_sgd.P67]; ['file:///home/runejen/Dropbox/Skole/Master/Data/Model_2.ods'#$plain_nn_lstm_sgd.P67]; ['file:///home/runejen/Dropbox/Skole/Master/Data/Model_3.ods'#$plain_nn_lstm_sgd.P67]; ['file:///home/runejen/Dropbox/Skole/Master/Data/Model_4.ods'#$plain_nn_lstm_sgd.P67]; ['file:///home/runejen/Dropbox/Skole/Master/Data/Model_5.ods'#$plain_nn_lstm_sgd.P67])" office:value-type="float" office:value="94.74" calcext:value-type="float">
            <text:p>94.74</text:p>
          </table:table-cell>
        </table:table-row>
        <table:table-row table:style-name="ro1" table:number-rows-repeated="2">
          <table:table-cell table:style-name="ce3"/>
          <table:table-cell table:number-columns-repeated="11"/>
        </table:table-row>
        <table:table-row table:style-name="ro1">
          <table:table-cell office:value-type="string" calcext:value-type="string">
            <text:p>Nn – rezoom – sg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Pos %</text:p>
          </table:table-cell>
          <table:table-cell office:value-type="string" calcext:value-type="string">
            <text:p>Pos prec</text:p>
          </table:table-cell>
          <table:table-cell office:value-type="string" calcext:value-type="string">
            <text:p>Pos recall</text:p>
          </table:table-cell>
          <table:table-cell office:value-type="string" calcext:value-type="string">
            <text:p>Pos F1</text:p>
          </table:table-cell>
          <table:table-cell office:value-type="string" calcext:value-type="string">
            <text:p>Neg %</text:p>
          </table:table-cell>
          <table:table-cell office:value-type="string" calcext:value-type="string">
            <text:p>Neg prec</text:p>
          </table:table-cell>
          <table:table-cell office:value-type="string" calcext:value-type="string">
            <text:p>Neg recall</text:p>
          </table:table-cell>
          <table:table-cell office:value-type="string" calcext:value-type="string">
            <text:p>Neg F1</text:p>
          </table:table-cell>
          <table:table-cell office:value-type="string" calcext:value-type="string">
            <text:p>Baseline F1</text:p>
          </table:table-cell>
          <table:table-cell office:value-type="string" calcext:value-type="string">
            <text:p>Baseline Precision</text:p>
          </table:table-cell>
          <table:table-cell office:value-type="string" calcext:value-type="string">
            <text:p>Baseline Recall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 table:formula="of:=AVERAGE(['file:///home/runejen/Dropbox/Skole/Master/Data/Model_1.ods'#$plain_nn_sgd.F$15]; ['file:///home/runejen/Dropbox/Skole/Master/Data/Model_2.ods'#$plain_nn_sgd.F$15]; ['file:///home/runejen/Dropbox/Skole/Master/Data/Model_3.ods'#$plain_nn_sgd.F$15]; ['file:///home/runejen/Dropbox/Skole/Master/Data/Model_4.ods'#$plain_nn_sgd.F$15]; ['file:///home/runejen/Dropbox/Skole/Master/Data/Model_5.ods'#$plain_nn_sgd.F$15])" office:value-type="percentage" office:value="0.27384158498223" calcext:value-type="percentage">
            <text:p>27.38%</text:p>
          </table:table-cell>
          <table:table-cell table:formula="of:=AVERAGE(['file:///home/runejen/Dropbox/Skole/Master/Data/Model_1.ods'#$plain_nn_sgd.G$15]; ['file:///home/runejen/Dropbox/Skole/Master/Data/Model_2.ods'#$plain_nn_sgd.G$15]; ['file:///home/runejen/Dropbox/Skole/Master/Data/Model_3.ods'#$plain_nn_sgd.G$15]; ['file:///home/runejen/Dropbox/Skole/Master/Data/Model_4.ods'#$plain_nn_sgd.G$15]; ['file:///home/runejen/Dropbox/Skole/Master/Data/Model_5.ods'#$plain_nn_sgd.G$15])" office:value-type="float" office:value="57.136" calcext:value-type="float">
            <text:p>57.14</text:p>
          </table:table-cell>
          <table:table-cell table:formula="of:=AVERAGE(['file:///home/runejen/Dropbox/Skole/Master/Data/Model_1.ods'#$plain_nn_sgd.H$15]; ['file:///home/runejen/Dropbox/Skole/Master/Data/Model_2.ods'#$plain_nn_sgd.H$15]; ['file:///home/runejen/Dropbox/Skole/Master/Data/Model_3.ods'#$plain_nn_sgd.H$15]; ['file:///home/runejen/Dropbox/Skole/Master/Data/Model_4.ods'#$plain_nn_sgd.H$15]; ['file:///home/runejen/Dropbox/Skole/Master/Data/Model_5.ods'#$plain_nn_sgd.H$15])" office:value-type="float" office:value="27.384" calcext:value-type="float">
            <text:p>27.38</text:p>
          </table:table-cell>
          <table:table-cell table:formula="of:=AVERAGE(['file:///home/runejen/Dropbox/Skole/Master/Data/Model_1.ods'#$plain_nn_sgd.I$15]; ['file:///home/runejen/Dropbox/Skole/Master/Data/Model_2.ods'#$plain_nn_sgd.I$15]; ['file:///home/runejen/Dropbox/Skole/Master/Data/Model_3.ods'#$plain_nn_sgd.I$15]; ['file:///home/runejen/Dropbox/Skole/Master/Data/Model_4.ods'#$plain_nn_sgd.I$15]; ['file:///home/runejen/Dropbox/Skole/Master/Data/Model_5.ods'#$plain_nn_sgd.I$15])" office:value-type="float" office:value="35.31" calcext:value-type="float">
            <text:p>35.31</text:p>
          </table:table-cell>
          <table:table-cell table:formula="of:=AVERAGE(['file:///home/runejen/Dropbox/Skole/Master/Data/Model_1.ods'#$plain_nn_sgd.J$15]; ['file:///home/runejen/Dropbox/Skole/Master/Data/Model_2.ods'#$plain_nn_sgd.J$15]; ['file:///home/runejen/Dropbox/Skole/Master/Data/Model_3.ods'#$plain_nn_sgd.J$15]; ['file:///home/runejen/Dropbox/Skole/Master/Data/Model_4.ods'#$plain_nn_sgd.J$15]; ['file:///home/runejen/Dropbox/Skole/Master/Data/Model_5.ods'#$plain_nn_sgd.J$15])" office:value-type="percentage" office:value="0.994280818339619" calcext:value-type="percentage">
            <text:p>99.43%</text:p>
          </table:table-cell>
          <table:table-cell table:formula="of:=AVERAGE(['file:///home/runejen/Dropbox/Skole/Master/Data/Model_1.ods'#$plain_nn_sgd.K$15]; ['file:///home/runejen/Dropbox/Skole/Master/Data/Model_2.ods'#$plain_nn_sgd.K$15]; ['file:///home/runejen/Dropbox/Skole/Master/Data/Model_3.ods'#$plain_nn_sgd.K$15]; ['file:///home/runejen/Dropbox/Skole/Master/Data/Model_4.ods'#$plain_nn_sgd.K$15]; ['file:///home/runejen/Dropbox/Skole/Master/Data/Model_5.ods'#$plain_nn_sgd.K$15])" office:value-type="float" office:value="96.014" calcext:value-type="float">
            <text:p>96.01</text:p>
          </table:table-cell>
          <table:table-cell table:formula="of:=AVERAGE(['file:///home/runejen/Dropbox/Skole/Master/Data/Model_1.ods'#$plain_nn_sgd.L$15]; ['file:///home/runejen/Dropbox/Skole/Master/Data/Model_2.ods'#$plain_nn_sgd.L$15]; ['file:///home/runejen/Dropbox/Skole/Master/Data/Model_3.ods'#$plain_nn_sgd.L$15]; ['file:///home/runejen/Dropbox/Skole/Master/Data/Model_4.ods'#$plain_nn_sgd.L$15]; ['file:///home/runejen/Dropbox/Skole/Master/Data/Model_5.ods'#$plain_nn_sgd.L$15])" office:value-type="float" office:value="99.428" calcext:value-type="float">
            <text:p>99.43</text:p>
          </table:table-cell>
          <table:table-cell table:formula="of:=AVERAGE(['file:///home/runejen/Dropbox/Skole/Master/Data/Model_1.ods'#$plain_nn_sgd.M$15]; ['file:///home/runejen/Dropbox/Skole/Master/Data/Model_2.ods'#$plain_nn_sgd.M$15]; ['file:///home/runejen/Dropbox/Skole/Master/Data/Model_3.ods'#$plain_nn_sgd.M$15]; ['file:///home/runejen/Dropbox/Skole/Master/Data/Model_4.ods'#$plain_nn_sgd.M$15]; ['file:///home/runejen/Dropbox/Skole/Master/Data/Model_5.ods'#$plain_nn_sgd.M$15])" office:value-type="float" office:value="97.682" calcext:value-type="float">
            <text:p>97.68</text:p>
          </table:table-cell>
          <table:table-cell table:formula="of:=AVERAGE(['file:///home/runejen/Dropbox/Skole/Master/Data/Model_1.ods'#$plain_nn_sgd.N$15]; ['file:///home/runejen/Dropbox/Skole/Master/Data/Model_2.ods'#$plain_nn_sgd.N$15]; ['file:///home/runejen/Dropbox/Skole/Master/Data/Model_3.ods'#$plain_nn_sgd.N$15]; ['file:///home/runejen/Dropbox/Skole/Master/Data/Model_4.ods'#$plain_nn_sgd.N$15]; ['file:///home/runejen/Dropbox/Skole/Master/Data/Model_5.ods'#$plain_nn_sgd.N$15])" office:value-type="float" office:value="94.356" calcext:value-type="float">
            <text:p>94.36</text:p>
          </table:table-cell>
          <table:table-cell table:formula="of:=AVERAGE(['file:///home/runejen/Dropbox/Skole/Master/Data/Model_1.ods'#$plain_nn_sgd.O$15]; ['file:///home/runejen/Dropbox/Skole/Master/Data/Model_2.ods'#$plain_nn_sgd.O$15]; ['file:///home/runejen/Dropbox/Skole/Master/Data/Model_3.ods'#$plain_nn_sgd.O$15]; ['file:///home/runejen/Dropbox/Skole/Master/Data/Model_4.ods'#$plain_nn_sgd.O$15]; ['file:///home/runejen/Dropbox/Skole/Master/Data/Model_5.ods'#$plain_nn_sgd.O$15])" office:value-type="float" office:value="94.06" calcext:value-type="float">
            <text:p>94.06</text:p>
          </table:table-cell>
          <table:table-cell table:formula="of:=AVERAGE(['file:///home/runejen/Dropbox/Skole/Master/Data/Model_1.ods'#$plain_nn_sgd.P$15]; ['file:///home/runejen/Dropbox/Skole/Master/Data/Model_2.ods'#$plain_nn_sgd.P$15]; ['file:///home/runejen/Dropbox/Skole/Master/Data/Model_3.ods'#$plain_nn_sgd.P$15]; ['file:///home/runejen/Dropbox/Skole/Master/Data/Model_4.ods'#$plain_nn_sgd.P$15]; ['file:///home/runejen/Dropbox/Skole/Master/Data/Model_5.ods'#$plain_nn_sgd.P$15])" office:value-type="float" office:value="95.534" calcext:value-type="float">
            <text:p>95.53</text:p>
          </table:table-cell>
        </table:table-row>
        <table:table-row table:style-name="ro1">
          <table:table-cell office:value-type="string" calcext:value-type="string">
            <text:p>200k</text:p>
          </table:table-cell>
          <table:table-cell table:formula="of:=AVERAGE(['file:///home/runejen/Dropbox/Skole/Master/Data/Model_1.ods'#$plain_nn_sgd.F$28]; ['file:///home/runejen/Dropbox/Skole/Master/Data/Model_2.ods'#$plain_nn_sgd.F$28]; ['file:///home/runejen/Dropbox/Skole/Master/Data/Model_3.ods'#$plain_nn_sgd.F$28]; ['file:///home/runejen/Dropbox/Skole/Master/Data/Model_4.ods'#$plain_nn_sgd.F$28]; ['file:///home/runejen/Dropbox/Skole/Master/Data/Model_5.ods'#$plain_nn_sgd.F$28])" office:value-type="percentage" office:value="0.287144709758864" calcext:value-type="percentage">
            <text:p>28.71%</text:p>
          </table:table-cell>
          <table:table-cell table:formula="of:=AVERAGE(['file:///home/runejen/Dropbox/Skole/Master/Data/Model_1.ods'#$plain_nn_sgd.G$28]; ['file:///home/runejen/Dropbox/Skole/Master/Data/Model_2.ods'#$plain_nn_sgd.G$28]; ['file:///home/runejen/Dropbox/Skole/Master/Data/Model_3.ods'#$plain_nn_sgd.G$28]; ['file:///home/runejen/Dropbox/Skole/Master/Data/Model_4.ods'#$plain_nn_sgd.G$28]; ['file:///home/runejen/Dropbox/Skole/Master/Data/Model_5.ods'#$plain_nn_sgd.G$28])" office:value-type="float" office:value="54.698" calcext:value-type="float">
            <text:p>54.70</text:p>
          </table:table-cell>
          <table:table-cell table:formula="of:=AVERAGE(['file:///home/runejen/Dropbox/Skole/Master/Data/Model_1.ods'#$plain_nn_sgd.H$28]; ['file:///home/runejen/Dropbox/Skole/Master/Data/Model_2.ods'#$plain_nn_sgd.H$28]; ['file:///home/runejen/Dropbox/Skole/Master/Data/Model_3.ods'#$plain_nn_sgd.H$28]; ['file:///home/runejen/Dropbox/Skole/Master/Data/Model_4.ods'#$plain_nn_sgd.H$28]; ['file:///home/runejen/Dropbox/Skole/Master/Data/Model_5.ods'#$plain_nn_sgd.H$28])" office:value-type="float" office:value="28.716" calcext:value-type="float">
            <text:p>28.72</text:p>
          </table:table-cell>
          <table:table-cell table:formula="of:=AVERAGE(['file:///home/runejen/Dropbox/Skole/Master/Data/Model_1.ods'#$plain_nn_sgd.I$28]; ['file:///home/runejen/Dropbox/Skole/Master/Data/Model_2.ods'#$plain_nn_sgd.I$28]; ['file:///home/runejen/Dropbox/Skole/Master/Data/Model_3.ods'#$plain_nn_sgd.I$28]; ['file:///home/runejen/Dropbox/Skole/Master/Data/Model_4.ods'#$plain_nn_sgd.I$28]; ['file:///home/runejen/Dropbox/Skole/Master/Data/Model_5.ods'#$plain_nn_sgd.I$28])" office:value-type="float" office:value="36.068" calcext:value-type="float">
            <text:p>36.07</text:p>
          </table:table-cell>
          <table:table-cell table:formula="of:=AVERAGE(['file:///home/runejen/Dropbox/Skole/Master/Data/Model_1.ods'#$plain_nn_sgd.J$28]; ['file:///home/runejen/Dropbox/Skole/Master/Data/Model_2.ods'#$plain_nn_sgd.J$28]; ['file:///home/runejen/Dropbox/Skole/Master/Data/Model_3.ods'#$plain_nn_sgd.J$28]; ['file:///home/runejen/Dropbox/Skole/Master/Data/Model_4.ods'#$plain_nn_sgd.J$28]; ['file:///home/runejen/Dropbox/Skole/Master/Data/Model_5.ods'#$plain_nn_sgd.J$28])" office:value-type="percentage" office:value="0.993086256909284" calcext:value-type="percentage">
            <text:p>99.31%</text:p>
          </table:table-cell>
          <table:table-cell table:formula="of:=AVERAGE(['file:///home/runejen/Dropbox/Skole/Master/Data/Model_1.ods'#$plain_nn_sgd.K$28]; ['file:///home/runejen/Dropbox/Skole/Master/Data/Model_2.ods'#$plain_nn_sgd.K$28]; ['file:///home/runejen/Dropbox/Skole/Master/Data/Model_3.ods'#$plain_nn_sgd.K$28]; ['file:///home/runejen/Dropbox/Skole/Master/Data/Model_4.ods'#$plain_nn_sgd.K$28]; ['file:///home/runejen/Dropbox/Skole/Master/Data/Model_5.ods'#$plain_nn_sgd.K$28])" office:value-type="float" office:value="96.076" calcext:value-type="float">
            <text:p>96.08</text:p>
          </table:table-cell>
          <table:table-cell table:formula="of:=AVERAGE(['file:///home/runejen/Dropbox/Skole/Master/Data/Model_1.ods'#$plain_nn_sgd.L$28]; ['file:///home/runejen/Dropbox/Skole/Master/Data/Model_2.ods'#$plain_nn_sgd.L$28]; ['file:///home/runejen/Dropbox/Skole/Master/Data/Model_3.ods'#$plain_nn_sgd.L$28]; ['file:///home/runejen/Dropbox/Skole/Master/Data/Model_4.ods'#$plain_nn_sgd.L$28]; ['file:///home/runejen/Dropbox/Skole/Master/Data/Model_5.ods'#$plain_nn_sgd.L$28])" office:value-type="float" office:value="99.306" calcext:value-type="float">
            <text:p>99.31</text:p>
          </table:table-cell>
          <table:table-cell table:formula="of:=AVERAGE(['file:///home/runejen/Dropbox/Skole/Master/Data/Model_1.ods'#$plain_nn_sgd.M$28]; ['file:///home/runejen/Dropbox/Skole/Master/Data/Model_2.ods'#$plain_nn_sgd.M$28]; ['file:///home/runejen/Dropbox/Skole/Master/Data/Model_3.ods'#$plain_nn_sgd.M$28]; ['file:///home/runejen/Dropbox/Skole/Master/Data/Model_4.ods'#$plain_nn_sgd.M$28]; ['file:///home/runejen/Dropbox/Skole/Master/Data/Model_5.ods'#$plain_nn_sgd.M$28])" office:value-type="float" office:value="97.656" calcext:value-type="float">
            <text:p>97.66</text:p>
          </table:table-cell>
          <table:table-cell table:formula="of:=AVERAGE(['file:///home/runejen/Dropbox/Skole/Master/Data/Model_1.ods'#$plain_nn_sgd.N$28]; ['file:///home/runejen/Dropbox/Skole/Master/Data/Model_2.ods'#$plain_nn_sgd.N$28]; ['file:///home/runejen/Dropbox/Skole/Master/Data/Model_3.ods'#$plain_nn_sgd.N$28]; ['file:///home/runejen/Dropbox/Skole/Master/Data/Model_4.ods'#$plain_nn_sgd.N$28]; ['file:///home/runejen/Dropbox/Skole/Master/Data/Model_5.ods'#$plain_nn_sgd.N$28])" office:value-type="float" office:value="94.372" calcext:value-type="float">
            <text:p>94.37</text:p>
          </table:table-cell>
          <table:table-cell table:formula="of:=AVERAGE(['file:///home/runejen/Dropbox/Skole/Master/Data/Model_1.ods'#$plain_nn_sgd.O$28]; ['file:///home/runejen/Dropbox/Skole/Master/Data/Model_2.ods'#$plain_nn_sgd.O$28]; ['file:///home/runejen/Dropbox/Skole/Master/Data/Model_3.ods'#$plain_nn_sgd.O$28]; ['file:///home/runejen/Dropbox/Skole/Master/Data/Model_4.ods'#$plain_nn_sgd.O$28]; ['file:///home/runejen/Dropbox/Skole/Master/Data/Model_5.ods'#$plain_nn_sgd.O$28])" office:value-type="float" office:value="93.986" calcext:value-type="float">
            <text:p>93.99</text:p>
          </table:table-cell>
          <table:table-cell table:formula="of:=AVERAGE(['file:///home/runejen/Dropbox/Skole/Master/Data/Model_1.ods'#$plain_nn_sgd.P$28]; ['file:///home/runejen/Dropbox/Skole/Master/Data/Model_2.ods'#$plain_nn_sgd.P$28]; ['file:///home/runejen/Dropbox/Skole/Master/Data/Model_3.ods'#$plain_nn_sgd.P$28]; ['file:///home/runejen/Dropbox/Skole/Master/Data/Model_4.ods'#$plain_nn_sgd.P$28]; ['file:///home/runejen/Dropbox/Skole/Master/Data/Model_5.ods'#$plain_nn_sgd.P$28])" office:value-type="float" office:value="95.486" calcext:value-type="float">
            <text:p>95.49</text:p>
          </table:table-cell>
        </table:table-row>
        <table:table-row table:style-name="ro1">
          <table:table-cell office:value-type="string" calcext:value-type="string">
            <text:p>300k</text:p>
          </table:table-cell>
          <table:table-cell table:formula="of:=AVERAGE(['file:///home/runejen/Dropbox/Skole/Master/Data/Model_1.ods'#$plain_nn_sgd.F$41]; ['file:///home/runejen/Dropbox/Skole/Master/Data/Model_2.ods'#$plain_nn_sgd.F$41]; ['file:///home/runejen/Dropbox/Skole/Master/Data/Model_3.ods'#$plain_nn_sgd.F$41]; ['file:///home/runejen/Dropbox/Skole/Master/Data/Model_4.ods'#$plain_nn_sgd.F$41]; ['file:///home/runejen/Dropbox/Skole/Master/Data/Model_5.ods'#$plain_nn_sgd.F$41])" office:value-type="percentage" office:value="0.291175571232391" calcext:value-type="percentage">
            <text:p>29.12%</text:p>
          </table:table-cell>
          <table:table-cell table:formula="of:=AVERAGE(['file:///home/runejen/Dropbox/Skole/Master/Data/Model_1.ods'#$plain_nn_sgd.G$41]; ['file:///home/runejen/Dropbox/Skole/Master/Data/Model_2.ods'#$plain_nn_sgd.G$41]; ['file:///home/runejen/Dropbox/Skole/Master/Data/Model_3.ods'#$plain_nn_sgd.G$41]; ['file:///home/runejen/Dropbox/Skole/Master/Data/Model_4.ods'#$plain_nn_sgd.G$41]; ['file:///home/runejen/Dropbox/Skole/Master/Data/Model_5.ods'#$plain_nn_sgd.G$41])" office:value-type="float" office:value="54.81" calcext:value-type="float">
            <text:p>54.81</text:p>
          </table:table-cell>
          <table:table-cell table:formula="of:=AVERAGE(['file:///home/runejen/Dropbox/Skole/Master/Data/Model_1.ods'#$plain_nn_sgd.H$41]; ['file:///home/runejen/Dropbox/Skole/Master/Data/Model_2.ods'#$plain_nn_sgd.H$41]; ['file:///home/runejen/Dropbox/Skole/Master/Data/Model_3.ods'#$plain_nn_sgd.H$41]; ['file:///home/runejen/Dropbox/Skole/Master/Data/Model_4.ods'#$plain_nn_sgd.H$41]; ['file:///home/runejen/Dropbox/Skole/Master/Data/Model_5.ods'#$plain_nn_sgd.H$41])" office:value-type="float" office:value="29.118" calcext:value-type="float">
            <text:p>29.12</text:p>
          </table:table-cell>
          <table:table-cell table:formula="of:=AVERAGE(['file:///home/runejen/Dropbox/Skole/Master/Data/Model_1.ods'#$plain_nn_sgd.I$41]; ['file:///home/runejen/Dropbox/Skole/Master/Data/Model_2.ods'#$plain_nn_sgd.I$41]; ['file:///home/runejen/Dropbox/Skole/Master/Data/Model_3.ods'#$plain_nn_sgd.I$41]; ['file:///home/runejen/Dropbox/Skole/Master/Data/Model_4.ods'#$plain_nn_sgd.I$41]; ['file:///home/runejen/Dropbox/Skole/Master/Data/Model_5.ods'#$plain_nn_sgd.I$41])" office:value-type="float" office:value="36.442" calcext:value-type="float">
            <text:p>36.44</text:p>
          </table:table-cell>
          <table:table-cell table:formula="of:=AVERAGE(['file:///home/runejen/Dropbox/Skole/Master/Data/Model_1.ods'#$plain_nn_sgd.J$41]; ['file:///home/runejen/Dropbox/Skole/Master/Data/Model_2.ods'#$plain_nn_sgd.J$41]; ['file:///home/runejen/Dropbox/Skole/Master/Data/Model_3.ods'#$plain_nn_sgd.J$41]; ['file:///home/runejen/Dropbox/Skole/Master/Data/Model_4.ods'#$plain_nn_sgd.J$41]; ['file:///home/runejen/Dropbox/Skole/Master/Data/Model_5.ods'#$plain_nn_sgd.J$41])" office:value-type="percentage" office:value="0.992752747616682" calcext:value-type="percentage">
            <text:p>99.28%</text:p>
          </table:table-cell>
          <table:table-cell table:formula="of:=AVERAGE(['file:///home/runejen/Dropbox/Skole/Master/Data/Model_1.ods'#$plain_nn_sgd.K$41]; ['file:///home/runejen/Dropbox/Skole/Master/Data/Model_2.ods'#$plain_nn_sgd.K$41]; ['file:///home/runejen/Dropbox/Skole/Master/Data/Model_3.ods'#$plain_nn_sgd.K$41]; ['file:///home/runejen/Dropbox/Skole/Master/Data/Model_4.ods'#$plain_nn_sgd.K$41]; ['file:///home/runejen/Dropbox/Skole/Master/Data/Model_5.ods'#$plain_nn_sgd.K$41])" office:value-type="float" office:value="96.094" calcext:value-type="float">
            <text:p>96.09</text:p>
          </table:table-cell>
          <table:table-cell table:formula="of:=AVERAGE(['file:///home/runejen/Dropbox/Skole/Master/Data/Model_1.ods'#$plain_nn_sgd.L$41]; ['file:///home/runejen/Dropbox/Skole/Master/Data/Model_2.ods'#$plain_nn_sgd.L$41]; ['file:///home/runejen/Dropbox/Skole/Master/Data/Model_3.ods'#$plain_nn_sgd.L$41]; ['file:///home/runejen/Dropbox/Skole/Master/Data/Model_4.ods'#$plain_nn_sgd.L$41]; ['file:///home/runejen/Dropbox/Skole/Master/Data/Model_5.ods'#$plain_nn_sgd.L$41])" office:value-type="float" office:value="99.274" calcext:value-type="float">
            <text:p>99.27</text:p>
          </table:table-cell>
          <table:table-cell table:formula="of:=AVERAGE(['file:///home/runejen/Dropbox/Skole/Master/Data/Model_1.ods'#$plain_nn_sgd.M$41]; ['file:///home/runejen/Dropbox/Skole/Master/Data/Model_2.ods'#$plain_nn_sgd.M$41]; ['file:///home/runejen/Dropbox/Skole/Master/Data/Model_3.ods'#$plain_nn_sgd.M$41]; ['file:///home/runejen/Dropbox/Skole/Master/Data/Model_4.ods'#$plain_nn_sgd.M$41]; ['file:///home/runejen/Dropbox/Skole/Master/Data/Model_5.ods'#$plain_nn_sgd.M$41])" office:value-type="float" office:value="97.648" calcext:value-type="float">
            <text:p>97.65</text:p>
          </table:table-cell>
          <table:table-cell table:formula="of:=AVERAGE(['file:///home/runejen/Dropbox/Skole/Master/Data/Model_1.ods'#$plain_nn_sgd.N$41]; ['file:///home/runejen/Dropbox/Skole/Master/Data/Model_2.ods'#$plain_nn_sgd.N$41]; ['file:///home/runejen/Dropbox/Skole/Master/Data/Model_3.ods'#$plain_nn_sgd.N$41]; ['file:///home/runejen/Dropbox/Skole/Master/Data/Model_4.ods'#$plain_nn_sgd.N$41]; ['file:///home/runejen/Dropbox/Skole/Master/Data/Model_5.ods'#$plain_nn_sgd.N$41])" office:value-type="float" office:value="94.386" calcext:value-type="float">
            <text:p>94.39</text:p>
          </table:table-cell>
          <table:table-cell table:formula="of:=AVERAGE(['file:///home/runejen/Dropbox/Skole/Master/Data/Model_1.ods'#$plain_nn_sgd.O$41]; ['file:///home/runejen/Dropbox/Skole/Master/Data/Model_2.ods'#$plain_nn_sgd.O$41]; ['file:///home/runejen/Dropbox/Skole/Master/Data/Model_3.ods'#$plain_nn_sgd.O$41]; ['file:///home/runejen/Dropbox/Skole/Master/Data/Model_4.ods'#$plain_nn_sgd.O$41]; ['file:///home/runejen/Dropbox/Skole/Master/Data/Model_5.ods'#$plain_nn_sgd.O$41])" office:value-type="float" office:value="94.016" calcext:value-type="float">
            <text:p>94.02</text:p>
          </table:table-cell>
          <table:table-cell table:formula="of:=AVERAGE(['file:///home/runejen/Dropbox/Skole/Master/Data/Model_1.ods'#$plain_nn_sgd.P$41]; ['file:///home/runejen/Dropbox/Skole/Master/Data/Model_2.ods'#$plain_nn_sgd.P$41]; ['file:///home/runejen/Dropbox/Skole/Master/Data/Model_3.ods'#$plain_nn_sgd.P$41]; ['file:///home/runejen/Dropbox/Skole/Master/Data/Model_4.ods'#$plain_nn_sgd.P$41]; ['file:///home/runejen/Dropbox/Skole/Master/Data/Model_5.ods'#$plain_nn_sgd.P$41])" office:value-type="float" office:value="95.48" calcext:value-type="float">
            <text:p>95.48</text:p>
          </table:table-cell>
        </table:table-row>
        <table:table-row table:style-name="ro1">
          <table:table-cell office:value-type="string" calcext:value-type="string">
            <text:p>400k</text:p>
          </table:table-cell>
          <table:table-cell table:formula="of:=AVERAGE(['file:///home/runejen/Dropbox/Skole/Master/Data/Model_1.ods'#$plain_nn_sgd.F$54]; ['file:///home/runejen/Dropbox/Skole/Master/Data/Model_2.ods'#$plain_nn_sgd.F$54]; ['file:///home/runejen/Dropbox/Skole/Master/Data/Model_3.ods'#$plain_nn_sgd.F$54]; ['file:///home/runejen/Dropbox/Skole/Master/Data/Model_4.ods'#$plain_nn_sgd.F$54]; ['file:///home/runejen/Dropbox/Skole/Master/Data/Model_5.ods'#$plain_nn_sgd.F$54])" office:value-type="percentage" office:value="0.292992055401817" calcext:value-type="percentage">
            <text:p>29.30%</text:p>
          </table:table-cell>
          <table:table-cell table:formula="of:=AVERAGE(['file:///home/runejen/Dropbox/Skole/Master/Data/Model_1.ods'#$plain_nn_sgd.G$54]; ['file:///home/runejen/Dropbox/Skole/Master/Data/Model_2.ods'#$plain_nn_sgd.G$54]; ['file:///home/runejen/Dropbox/Skole/Master/Data/Model_3.ods'#$plain_nn_sgd.G$54]; ['file:///home/runejen/Dropbox/Skole/Master/Data/Model_4.ods'#$plain_nn_sgd.G$54]; ['file:///home/runejen/Dropbox/Skole/Master/Data/Model_5.ods'#$plain_nn_sgd.G$54])" office:value-type="float" office:value="54.744" calcext:value-type="float">
            <text:p>54.74</text:p>
          </table:table-cell>
          <table:table-cell table:formula="of:=AVERAGE(['file:///home/runejen/Dropbox/Skole/Master/Data/Model_1.ods'#$plain_nn_sgd.H$54]; ['file:///home/runejen/Dropbox/Skole/Master/Data/Model_2.ods'#$plain_nn_sgd.H$54]; ['file:///home/runejen/Dropbox/Skole/Master/Data/Model_3.ods'#$plain_nn_sgd.H$54]; ['file:///home/runejen/Dropbox/Skole/Master/Data/Model_4.ods'#$plain_nn_sgd.H$54]; ['file:///home/runejen/Dropbox/Skole/Master/Data/Model_5.ods'#$plain_nn_sgd.H$54])" office:value-type="float" office:value="29.3" calcext:value-type="float">
            <text:p>29.30</text:p>
          </table:table-cell>
          <table:table-cell table:formula="of:=AVERAGE(['file:///home/runejen/Dropbox/Skole/Master/Data/Model_1.ods'#$plain_nn_sgd.I$54]; ['file:///home/runejen/Dropbox/Skole/Master/Data/Model_2.ods'#$plain_nn_sgd.I$54]; ['file:///home/runejen/Dropbox/Skole/Master/Data/Model_3.ods'#$plain_nn_sgd.I$54]; ['file:///home/runejen/Dropbox/Skole/Master/Data/Model_4.ods'#$plain_nn_sgd.I$54]; ['file:///home/runejen/Dropbox/Skole/Master/Data/Model_5.ods'#$plain_nn_sgd.I$54])" office:value-type="float" office:value="36.58" calcext:value-type="float">
            <text:p>36.58</text:p>
          </table:table-cell>
          <table:table-cell table:formula="of:=AVERAGE(['file:///home/runejen/Dropbox/Skole/Master/Data/Model_1.ods'#$plain_nn_sgd.J$54]; ['file:///home/runejen/Dropbox/Skole/Master/Data/Model_2.ods'#$plain_nn_sgd.J$54]; ['file:///home/runejen/Dropbox/Skole/Master/Data/Model_3.ods'#$plain_nn_sgd.J$54]; ['file:///home/runejen/Dropbox/Skole/Master/Data/Model_4.ods'#$plain_nn_sgd.J$54]; ['file:///home/runejen/Dropbox/Skole/Master/Data/Model_5.ods'#$plain_nn_sgd.J$54])" office:value-type="percentage" office:value="0.992738513710106" calcext:value-type="percentage">
            <text:p>99.27%</text:p>
          </table:table-cell>
          <table:table-cell table:formula="of:=AVERAGE(['file:///home/runejen/Dropbox/Skole/Master/Data/Model_1.ods'#$plain_nn_sgd.K$54]; ['file:///home/runejen/Dropbox/Skole/Master/Data/Model_2.ods'#$plain_nn_sgd.K$54]; ['file:///home/runejen/Dropbox/Skole/Master/Data/Model_3.ods'#$plain_nn_sgd.K$54]; ['file:///home/runejen/Dropbox/Skole/Master/Data/Model_4.ods'#$plain_nn_sgd.K$54]; ['file:///home/runejen/Dropbox/Skole/Master/Data/Model_5.ods'#$plain_nn_sgd.K$54])" office:value-type="float" office:value="96.11" calcext:value-type="float">
            <text:p>96.11</text:p>
          </table:table-cell>
          <table:table-cell table:formula="of:=AVERAGE(['file:///home/runejen/Dropbox/Skole/Master/Data/Model_1.ods'#$plain_nn_sgd.L$54]; ['file:///home/runejen/Dropbox/Skole/Master/Data/Model_2.ods'#$plain_nn_sgd.L$54]; ['file:///home/runejen/Dropbox/Skole/Master/Data/Model_3.ods'#$plain_nn_sgd.L$54]; ['file:///home/runejen/Dropbox/Skole/Master/Data/Model_4.ods'#$plain_nn_sgd.L$54]; ['file:///home/runejen/Dropbox/Skole/Master/Data/Model_5.ods'#$plain_nn_sgd.L$54])" office:value-type="float" office:value="99.272" calcext:value-type="float">
            <text:p>99.27</text:p>
          </table:table-cell>
          <table:table-cell table:formula="of:=AVERAGE(['file:///home/runejen/Dropbox/Skole/Master/Data/Model_1.ods'#$plain_nn_sgd.M$54]; ['file:///home/runejen/Dropbox/Skole/Master/Data/Model_2.ods'#$plain_nn_sgd.M$54]; ['file:///home/runejen/Dropbox/Skole/Master/Data/Model_3.ods'#$plain_nn_sgd.M$54]; ['file:///home/runejen/Dropbox/Skole/Master/Data/Model_4.ods'#$plain_nn_sgd.M$54]; ['file:///home/runejen/Dropbox/Skole/Master/Data/Model_5.ods'#$plain_nn_sgd.M$54])" office:value-type="float" office:value="97.658" calcext:value-type="float">
            <text:p>97.66</text:p>
          </table:table-cell>
          <table:table-cell table:formula="of:=AVERAGE(['file:///home/runejen/Dropbox/Skole/Master/Data/Model_1.ods'#$plain_nn_sgd.N$54]; ['file:///home/runejen/Dropbox/Skole/Master/Data/Model_2.ods'#$plain_nn_sgd.N$54]; ['file:///home/runejen/Dropbox/Skole/Master/Data/Model_3.ods'#$plain_nn_sgd.N$54]; ['file:///home/runejen/Dropbox/Skole/Master/Data/Model_4.ods'#$plain_nn_sgd.N$54]; ['file:///home/runejen/Dropbox/Skole/Master/Data/Model_5.ods'#$plain_nn_sgd.N$54])" office:value-type="float" office:value="94.408" calcext:value-type="float">
            <text:p>94.41</text:p>
          </table:table-cell>
          <table:table-cell table:formula="of:=AVERAGE(['file:///home/runejen/Dropbox/Skole/Master/Data/Model_1.ods'#$plain_nn_sgd.O$54]; ['file:///home/runejen/Dropbox/Skole/Master/Data/Model_2.ods'#$plain_nn_sgd.O$54]; ['file:///home/runejen/Dropbox/Skole/Master/Data/Model_3.ods'#$plain_nn_sgd.O$54]; ['file:///home/runejen/Dropbox/Skole/Master/Data/Model_4.ods'#$plain_nn_sgd.O$54]; ['file:///home/runejen/Dropbox/Skole/Master/Data/Model_5.ods'#$plain_nn_sgd.O$54])" office:value-type="float" office:value="94.03" calcext:value-type="float">
            <text:p>94.03</text:p>
          </table:table-cell>
          <table:table-cell table:formula="of:=AVERAGE(['file:///home/runejen/Dropbox/Skole/Master/Data/Model_1.ods'#$plain_nn_sgd.P$54]; ['file:///home/runejen/Dropbox/Skole/Master/Data/Model_2.ods'#$plain_nn_sgd.P$54]; ['file:///home/runejen/Dropbox/Skole/Master/Data/Model_3.ods'#$plain_nn_sgd.P$54]; ['file:///home/runejen/Dropbox/Skole/Master/Data/Model_4.ods'#$plain_nn_sgd.P$54]; ['file:///home/runejen/Dropbox/Skole/Master/Data/Model_5.ods'#$plain_nn_sgd.P$54])" office:value-type="float" office:value="95.492" calcext:value-type="float">
            <text:p>95.49</text:p>
          </table:table-cell>
        </table:table-row>
        <table:table-row table:style-name="ro1">
          <table:table-cell office:value-type="string" calcext:value-type="string">
            <text:p>500k</text:p>
          </table:table-cell>
          <table:table-cell table:formula="of:=AVERAGE(['file:///home/runejen/Dropbox/Skole/Master/Data/Model_1.ods'#$plain_nn_sgd.F$67]; ['file:///home/runejen/Dropbox/Skole/Master/Data/Model_2.ods'#$plain_nn_sgd.F$67]; ['file:///home/runejen/Dropbox/Skole/Master/Data/Model_3.ods'#$plain_nn_sgd.F$67]; ['file:///home/runejen/Dropbox/Skole/Master/Data/Model_4.ods'#$plain_nn_sgd.F$67]; ['file:///home/runejen/Dropbox/Skole/Master/Data/Model_5.ods'#$plain_nn_sgd.F$67])" office:value-type="percentage" office:value="0.292818895228656" calcext:value-type="percentage">
            <text:p>29.28%</text:p>
          </table:table-cell>
          <table:table-cell table:formula="of:=AVERAGE(['file:///home/runejen/Dropbox/Skole/Master/Data/Model_1.ods'#$plain_nn_sgd.G$67]; ['file:///home/runejen/Dropbox/Skole/Master/Data/Model_2.ods'#$plain_nn_sgd.G$67]; ['file:///home/runejen/Dropbox/Skole/Master/Data/Model_3.ods'#$plain_nn_sgd.G$67]; ['file:///home/runejen/Dropbox/Skole/Master/Data/Model_4.ods'#$plain_nn_sgd.G$67]; ['file:///home/runejen/Dropbox/Skole/Master/Data/Model_5.ods'#$plain_nn_sgd.G$67])" office:value-type="float" office:value="54.698" calcext:value-type="float">
            <text:p>54.70</text:p>
          </table:table-cell>
          <table:table-cell table:formula="of:=AVERAGE(['file:///home/runejen/Dropbox/Skole/Master/Data/Model_1.ods'#$plain_nn_sgd.H$67]; ['file:///home/runejen/Dropbox/Skole/Master/Data/Model_2.ods'#$plain_nn_sgd.H$67]; ['file:///home/runejen/Dropbox/Skole/Master/Data/Model_3.ods'#$plain_nn_sgd.H$67]; ['file:///home/runejen/Dropbox/Skole/Master/Data/Model_4.ods'#$plain_nn_sgd.H$67]; ['file:///home/runejen/Dropbox/Skole/Master/Data/Model_5.ods'#$plain_nn_sgd.H$67])" office:value-type="float" office:value="29.282" calcext:value-type="float">
            <text:p>29.28</text:p>
          </table:table-cell>
          <table:table-cell table:formula="of:=AVERAGE(['file:///home/runejen/Dropbox/Skole/Master/Data/Model_1.ods'#$plain_nn_sgd.I$67]; ['file:///home/runejen/Dropbox/Skole/Master/Data/Model_2.ods'#$plain_nn_sgd.I$67]; ['file:///home/runejen/Dropbox/Skole/Master/Data/Model_3.ods'#$plain_nn_sgd.I$67]; ['file:///home/runejen/Dropbox/Skole/Master/Data/Model_4.ods'#$plain_nn_sgd.I$67]; ['file:///home/runejen/Dropbox/Skole/Master/Data/Model_5.ods'#$plain_nn_sgd.I$67])" office:value-type="float" office:value="36.582" calcext:value-type="float">
            <text:p>36.58</text:p>
          </table:table-cell>
          <table:table-cell table:formula="of:=AVERAGE(['file:///home/runejen/Dropbox/Skole/Master/Data/Model_1.ods'#$plain_nn_sgd.J$67]; ['file:///home/runejen/Dropbox/Skole/Master/Data/Model_2.ods'#$plain_nn_sgd.J$67]; ['file:///home/runejen/Dropbox/Skole/Master/Data/Model_3.ods'#$plain_nn_sgd.J$67]; ['file:///home/runejen/Dropbox/Skole/Master/Data/Model_4.ods'#$plain_nn_sgd.J$67]; ['file:///home/runejen/Dropbox/Skole/Master/Data/Model_5.ods'#$plain_nn_sgd.J$67])" office:value-type="percentage" office:value="0.992724291429577" calcext:value-type="percentage">
            <text:p>99.27%</text:p>
          </table:table-cell>
          <table:table-cell table:formula="of:=AVERAGE(['file:///home/runejen/Dropbox/Skole/Master/Data/Model_1.ods'#$plain_nn_sgd.K$67]; ['file:///home/runejen/Dropbox/Skole/Master/Data/Model_2.ods'#$plain_nn_sgd.K$67]; ['file:///home/runejen/Dropbox/Skole/Master/Data/Model_3.ods'#$plain_nn_sgd.K$67]; ['file:///home/runejen/Dropbox/Skole/Master/Data/Model_4.ods'#$plain_nn_sgd.K$67]; ['file:///home/runejen/Dropbox/Skole/Master/Data/Model_5.ods'#$plain_nn_sgd.K$67])" office:value-type="float" office:value="96.108" calcext:value-type="float">
            <text:p>96.11</text:p>
          </table:table-cell>
          <table:table-cell table:formula="of:=AVERAGE(['file:///home/runejen/Dropbox/Skole/Master/Data/Model_1.ods'#$plain_nn_sgd.L$67]; ['file:///home/runejen/Dropbox/Skole/Master/Data/Model_2.ods'#$plain_nn_sgd.L$67]; ['file:///home/runejen/Dropbox/Skole/Master/Data/Model_3.ods'#$plain_nn_sgd.L$67]; ['file:///home/runejen/Dropbox/Skole/Master/Data/Model_4.ods'#$plain_nn_sgd.L$67]; ['file:///home/runejen/Dropbox/Skole/Master/Data/Model_5.ods'#$plain_nn_sgd.L$67])" office:value-type="float" office:value="99.272" calcext:value-type="float">
            <text:p>99.27</text:p>
          </table:table-cell>
          <table:table-cell table:formula="of:=AVERAGE(['file:///home/runejen/Dropbox/Skole/Master/Data/Model_1.ods'#$plain_nn_sgd.M$67]; ['file:///home/runejen/Dropbox/Skole/Master/Data/Model_2.ods'#$plain_nn_sgd.M$67]; ['file:///home/runejen/Dropbox/Skole/Master/Data/Model_3.ods'#$plain_nn_sgd.M$67]; ['file:///home/runejen/Dropbox/Skole/Master/Data/Model_4.ods'#$plain_nn_sgd.M$67]; ['file:///home/runejen/Dropbox/Skole/Master/Data/Model_5.ods'#$plain_nn_sgd.M$67])" office:value-type="float" office:value="97.66" calcext:value-type="float">
            <text:p>97.66</text:p>
          </table:table-cell>
          <table:table-cell table:formula="of:=AVERAGE(['file:///home/runejen/Dropbox/Skole/Master/Data/Model_1.ods'#$plain_nn_sgd.N$67]; ['file:///home/runejen/Dropbox/Skole/Master/Data/Model_2.ods'#$plain_nn_sgd.N$67]; ['file:///home/runejen/Dropbox/Skole/Master/Data/Model_3.ods'#$plain_nn_sgd.N$67]; ['file:///home/runejen/Dropbox/Skole/Master/Data/Model_4.ods'#$plain_nn_sgd.N$67]; ['file:///home/runejen/Dropbox/Skole/Master/Data/Model_5.ods'#$plain_nn_sgd.N$67])" office:value-type="float" office:value="94.41" calcext:value-type="float">
            <text:p>94.41</text:p>
          </table:table-cell>
          <table:table-cell table:formula="of:=AVERAGE(['file:///home/runejen/Dropbox/Skole/Master/Data/Model_1.ods'#$plain_nn_sgd.O$67]; ['file:///home/runejen/Dropbox/Skole/Master/Data/Model_2.ods'#$plain_nn_sgd.O$67]; ['file:///home/runejen/Dropbox/Skole/Master/Data/Model_3.ods'#$plain_nn_sgd.O$67]; ['file:///home/runejen/Dropbox/Skole/Master/Data/Model_4.ods'#$plain_nn_sgd.O$67]; ['file:///home/runejen/Dropbox/Skole/Master/Data/Model_5.ods'#$plain_nn_sgd.O$67])" office:value-type="float" office:value="94.024" calcext:value-type="float">
            <text:p>94.02</text:p>
          </table:table-cell>
          <table:table-cell table:formula="of:=AVERAGE(['file:///home/runejen/Dropbox/Skole/Master/Data/Model_1.ods'#$plain_nn_sgd.P$67]; ['file:///home/runejen/Dropbox/Skole/Master/Data/Model_2.ods'#$plain_nn_sgd.P$67]; ['file:///home/runejen/Dropbox/Skole/Master/Data/Model_3.ods'#$plain_nn_sgd.P$67]; ['file:///home/runejen/Dropbox/Skole/Master/Data/Model_4.ods'#$plain_nn_sgd.P$67]; ['file:///home/runejen/Dropbox/Skole/Master/Data/Model_5.ods'#$plain_nn_sgd.P$67])" office:value-type="float" office:value="95.492" calcext:value-type="float">
            <text:p>95.49</text:p>
          </table:table-cell>
        </table:table-row>
        <table:table-row table:style-name="ro1">
          <table:table-cell office:value-type="string" calcext:value-type="string">
            <text:p>conf</text:p>
          </table:table-cell>
          <table:table-cell table:number-columns-repeated="11"/>
        </table:table-row>
        <table:table-row table:style-name="ro1">
          <table:table-cell table:style-name="ce3" office:value-type="float" office:value="0.1" calcext:value-type="float">
            <text:p>0.1</text:p>
          </table:table-cell>
          <table:table-cell table:formula="of:=AVERAGE(['file:///home/runejen/Dropbox/Skole/Master/Data/Model_1.ods'#$plain_nn_sgd.F59]; ['file:///home/runejen/Dropbox/Skole/Master/Data/Model_2.ods'#$plain_nn_sgd.F59]; ['file:///home/runejen/Dropbox/Skole/Master/Data/Model_3.ods'#$plain_nn_sgd.F59]; ['file:///home/runejen/Dropbox/Skole/Master/Data/Model_4.ods'#$plain_nn_sgd.F59]; ['file:///home/runejen/Dropbox/Skole/Master/Data/Model_5.ods'#$plain_nn_sgd.F59])" office:value-type="percentage" office:value="0.600379156907202" calcext:value-type="percentage">
            <text:p>60.04%</text:p>
          </table:table-cell>
          <table:table-cell table:formula="of:=AVERAGE(['file:///home/runejen/Dropbox/Skole/Master/Data/Model_1.ods'#$plain_nn_sgd.G59]; ['file:///home/runejen/Dropbox/Skole/Master/Data/Model_2.ods'#$plain_nn_sgd.G59]; ['file:///home/runejen/Dropbox/Skole/Master/Data/Model_3.ods'#$plain_nn_sgd.G59]; ['file:///home/runejen/Dropbox/Skole/Master/Data/Model_4.ods'#$plain_nn_sgd.G59]; ['file:///home/runejen/Dropbox/Skole/Master/Data/Model_5.ods'#$plain_nn_sgd.G59])" office:value-type="float" office:value="21.464" calcext:value-type="float">
            <text:p>21.46</text:p>
          </table:table-cell>
          <table:table-cell table:formula="of:=AVERAGE(['file:///home/runejen/Dropbox/Skole/Master/Data/Model_1.ods'#$plain_nn_sgd.H59]; ['file:///home/runejen/Dropbox/Skole/Master/Data/Model_2.ods'#$plain_nn_sgd.H59]; ['file:///home/runejen/Dropbox/Skole/Master/Data/Model_3.ods'#$plain_nn_sgd.H59]; ['file:///home/runejen/Dropbox/Skole/Master/Data/Model_4.ods'#$plain_nn_sgd.H59]; ['file:///home/runejen/Dropbox/Skole/Master/Data/Model_5.ods'#$plain_nn_sgd.H59])" office:value-type="float" office:value="60.04" calcext:value-type="float">
            <text:p>60.04</text:p>
          </table:table-cell>
          <table:table-cell table:formula="of:=AVERAGE(['file:///home/runejen/Dropbox/Skole/Master/Data/Model_1.ods'#$plain_nn_sgd.I59]; ['file:///home/runejen/Dropbox/Skole/Master/Data/Model_2.ods'#$plain_nn_sgd.I59]; ['file:///home/runejen/Dropbox/Skole/Master/Data/Model_3.ods'#$plain_nn_sgd.I59]; ['file:///home/runejen/Dropbox/Skole/Master/Data/Model_4.ods'#$plain_nn_sgd.I59]; ['file:///home/runejen/Dropbox/Skole/Master/Data/Model_5.ods'#$plain_nn_sgd.I59])" office:value-type="float" office:value="30.642" calcext:value-type="float">
            <text:p>30.64</text:p>
          </table:table-cell>
          <table:table-cell table:formula="of:=AVERAGE(['file:///home/runejen/Dropbox/Skole/Master/Data/Model_1.ods'#$plain_nn_sgd.J59]; ['file:///home/runejen/Dropbox/Skole/Master/Data/Model_2.ods'#$plain_nn_sgd.J59]; ['file:///home/runejen/Dropbox/Skole/Master/Data/Model_3.ods'#$plain_nn_sgd.J59]; ['file:///home/runejen/Dropbox/Skole/Master/Data/Model_4.ods'#$plain_nn_sgd.J59]; ['file:///home/runejen/Dropbox/Skole/Master/Data/Model_5.ods'#$plain_nn_sgd.J59])" office:value-type="percentage" office:value="0.886006406694043" calcext:value-type="percentage">
            <text:p>88.60%</text:p>
          </table:table-cell>
          <table:table-cell table:formula="of:=AVERAGE(['file:///home/runejen/Dropbox/Skole/Master/Data/Model_1.ods'#$plain_nn_sgd.K59]; ['file:///home/runejen/Dropbox/Skole/Master/Data/Model_2.ods'#$plain_nn_sgd.K59]; ['file:///home/runejen/Dropbox/Skole/Master/Data/Model_3.ods'#$plain_nn_sgd.K59]; ['file:///home/runejen/Dropbox/Skole/Master/Data/Model_4.ods'#$plain_nn_sgd.K59]; ['file:///home/runejen/Dropbox/Skole/Master/Data/Model_5.ods'#$plain_nn_sgd.K59])" office:value-type="float" office:value="97.482" calcext:value-type="float">
            <text:p>97.48</text:p>
          </table:table-cell>
          <table:table-cell table:formula="of:=AVERAGE(['file:///home/runejen/Dropbox/Skole/Master/Data/Model_1.ods'#$plain_nn_sgd.L59]; ['file:///home/runejen/Dropbox/Skole/Master/Data/Model_2.ods'#$plain_nn_sgd.L59]; ['file:///home/runejen/Dropbox/Skole/Master/Data/Model_3.ods'#$plain_nn_sgd.L59]; ['file:///home/runejen/Dropbox/Skole/Master/Data/Model_4.ods'#$plain_nn_sgd.L59]; ['file:///home/runejen/Dropbox/Skole/Master/Data/Model_5.ods'#$plain_nn_sgd.L59])" office:value-type="float" office:value="88.6" calcext:value-type="float">
            <text:p>88.60</text:p>
          </table:table-cell>
          <table:table-cell table:formula="of:=AVERAGE(['file:///home/runejen/Dropbox/Skole/Master/Data/Model_1.ods'#$plain_nn_sgd.M59]; ['file:///home/runejen/Dropbox/Skole/Master/Data/Model_2.ods'#$plain_nn_sgd.M59]; ['file:///home/runejen/Dropbox/Skole/Master/Data/Model_3.ods'#$plain_nn_sgd.M59]; ['file:///home/runejen/Dropbox/Skole/Master/Data/Model_4.ods'#$plain_nn_sgd.M59]; ['file:///home/runejen/Dropbox/Skole/Master/Data/Model_5.ods'#$plain_nn_sgd.M59])" office:value-type="float" office:value="92.81" calcext:value-type="float">
            <text:p>92.81</text:p>
          </table:table-cell>
          <table:table-cell table:formula="of:=AVERAGE(['file:///home/runejen/Dropbox/Skole/Master/Data/Model_1.ods'#$plain_nn_sgd.N59]; ['file:///home/runejen/Dropbox/Skole/Master/Data/Model_2.ods'#$plain_nn_sgd.N59]; ['file:///home/runejen/Dropbox/Skole/Master/Data/Model_3.ods'#$plain_nn_sgd.N59]; ['file:///home/runejen/Dropbox/Skole/Master/Data/Model_4.ods'#$plain_nn_sgd.N59]; ['file:///home/runejen/Dropbox/Skole/Master/Data/Model_5.ods'#$plain_nn_sgd.N59])" office:value-type="float" office:value="89.654" calcext:value-type="float">
            <text:p>89.65</text:p>
          </table:table-cell>
          <table:table-cell table:formula="of:=AVERAGE(['file:///home/runejen/Dropbox/Skole/Master/Data/Model_1.ods'#$plain_nn_sgd.O59]; ['file:///home/runejen/Dropbox/Skole/Master/Data/Model_2.ods'#$plain_nn_sgd.O59]; ['file:///home/runejen/Dropbox/Skole/Master/Data/Model_3.ods'#$plain_nn_sgd.O59]; ['file:///home/runejen/Dropbox/Skole/Master/Data/Model_4.ods'#$plain_nn_sgd.O59]; ['file:///home/runejen/Dropbox/Skole/Master/Data/Model_5.ods'#$plain_nn_sgd.O59])" office:value-type="float" office:value="93.622" calcext:value-type="float">
            <text:p>93.62</text:p>
          </table:table-cell>
          <table:table-cell table:formula="of:=AVERAGE(['file:///home/runejen/Dropbox/Skole/Master/Data/Model_1.ods'#$plain_nn_sgd.P59]; ['file:///home/runejen/Dropbox/Skole/Master/Data/Model_2.ods'#$plain_nn_sgd.P59]; ['file:///home/runejen/Dropbox/Skole/Master/Data/Model_3.ods'#$plain_nn_sgd.P59]; ['file:///home/runejen/Dropbox/Skole/Master/Data/Model_4.ods'#$plain_nn_sgd.P59]; ['file:///home/runejen/Dropbox/Skole/Master/Data/Model_5.ods'#$plain_nn_sgd.P59])" office:value-type="float" office:value="86.98" calcext:value-type="float">
            <text:p>86.98</text:p>
          </table:table-cell>
        </table:table-row>
        <table:table-row table:style-name="ro1">
          <table:table-cell table:style-name="ce3" office:value-type="float" office:value="0.2" calcext:value-type="float">
            <text:p>0.2</text:p>
          </table:table-cell>
          <table:table-cell table:formula="of:=AVERAGE(['file:///home/runejen/Dropbox/Skole/Master/Data/Model_1.ods'#$plain_nn_sgd.F60]; ['file:///home/runejen/Dropbox/Skole/Master/Data/Model_2.ods'#$plain_nn_sgd.F60]; ['file:///home/runejen/Dropbox/Skole/Master/Data/Model_3.ods'#$plain_nn_sgd.F60]; ['file:///home/runejen/Dropbox/Skole/Master/Data/Model_4.ods'#$plain_nn_sgd.F60]; ['file:///home/runejen/Dropbox/Skole/Master/Data/Model_5.ods'#$plain_nn_sgd.F60])" office:value-type="percentage" office:value="0.564280269949517" calcext:value-type="percentage">
            <text:p>56.43%</text:p>
          </table:table-cell>
          <table:table-cell table:formula="of:=AVERAGE(['file:///home/runejen/Dropbox/Skole/Master/Data/Model_1.ods'#$plain_nn_sgd.G60]; ['file:///home/runejen/Dropbox/Skole/Master/Data/Model_2.ods'#$plain_nn_sgd.G60]; ['file:///home/runejen/Dropbox/Skole/Master/Data/Model_3.ods'#$plain_nn_sgd.G60]; ['file:///home/runejen/Dropbox/Skole/Master/Data/Model_4.ods'#$plain_nn_sgd.G60]; ['file:///home/runejen/Dropbox/Skole/Master/Data/Model_5.ods'#$plain_nn_sgd.G60])" office:value-type="float" office:value="24.598" calcext:value-type="float">
            <text:p>24.60</text:p>
          </table:table-cell>
          <table:table-cell table:formula="of:=AVERAGE(['file:///home/runejen/Dropbox/Skole/Master/Data/Model_1.ods'#$plain_nn_sgd.H60]; ['file:///home/runejen/Dropbox/Skole/Master/Data/Model_2.ods'#$plain_nn_sgd.H60]; ['file:///home/runejen/Dropbox/Skole/Master/Data/Model_3.ods'#$plain_nn_sgd.H60]; ['file:///home/runejen/Dropbox/Skole/Master/Data/Model_4.ods'#$plain_nn_sgd.H60]; ['file:///home/runejen/Dropbox/Skole/Master/Data/Model_5.ods'#$plain_nn_sgd.H60])" office:value-type="float" office:value="56.428" calcext:value-type="float">
            <text:p>56.43</text:p>
          </table:table-cell>
          <table:table-cell table:formula="of:=AVERAGE(['file:///home/runejen/Dropbox/Skole/Master/Data/Model_1.ods'#$plain_nn_sgd.I60]; ['file:///home/runejen/Dropbox/Skole/Master/Data/Model_2.ods'#$plain_nn_sgd.I60]; ['file:///home/runejen/Dropbox/Skole/Master/Data/Model_3.ods'#$plain_nn_sgd.I60]; ['file:///home/runejen/Dropbox/Skole/Master/Data/Model_4.ods'#$plain_nn_sgd.I60]; ['file:///home/runejen/Dropbox/Skole/Master/Data/Model_5.ods'#$plain_nn_sgd.I60])" office:value-type="float" office:value="33.156" calcext:value-type="float">
            <text:p>33.16</text:p>
          </table:table-cell>
          <table:table-cell table:formula="of:=AVERAGE(['file:///home/runejen/Dropbox/Skole/Master/Data/Model_1.ods'#$plain_nn_sgd.J60]; ['file:///home/runejen/Dropbox/Skole/Master/Data/Model_2.ods'#$plain_nn_sgd.J60]; ['file:///home/runejen/Dropbox/Skole/Master/Data/Model_3.ods'#$plain_nn_sgd.J60]; ['file:///home/runejen/Dropbox/Skole/Master/Data/Model_4.ods'#$plain_nn_sgd.J60]; ['file:///home/runejen/Dropbox/Skole/Master/Data/Model_5.ods'#$plain_nn_sgd.J60])" office:value-type="percentage" office:value="0.912697109664023" calcext:value-type="percentage">
            <text:p>91.27%</text:p>
          </table:table-cell>
          <table:table-cell table:formula="of:=AVERAGE(['file:///home/runejen/Dropbox/Skole/Master/Data/Model_1.ods'#$plain_nn_sgd.K60]; ['file:///home/runejen/Dropbox/Skole/Master/Data/Model_2.ods'#$plain_nn_sgd.K60]; ['file:///home/runejen/Dropbox/Skole/Master/Data/Model_3.ods'#$plain_nn_sgd.K60]; ['file:///home/runejen/Dropbox/Skole/Master/Data/Model_4.ods'#$plain_nn_sgd.K60]; ['file:///home/runejen/Dropbox/Skole/Master/Data/Model_5.ods'#$plain_nn_sgd.K60])" office:value-type="float" office:value="97.354" calcext:value-type="float">
            <text:p>97.35</text:p>
          </table:table-cell>
          <table:table-cell table:formula="of:=AVERAGE(['file:///home/runejen/Dropbox/Skole/Master/Data/Model_1.ods'#$plain_nn_sgd.L60]; ['file:///home/runejen/Dropbox/Skole/Master/Data/Model_2.ods'#$plain_nn_sgd.L60]; ['file:///home/runejen/Dropbox/Skole/Master/Data/Model_3.ods'#$plain_nn_sgd.L60]; ['file:///home/runejen/Dropbox/Skole/Master/Data/Model_4.ods'#$plain_nn_sgd.L60]; ['file:///home/runejen/Dropbox/Skole/Master/Data/Model_5.ods'#$plain_nn_sgd.L60])" office:value-type="float" office:value="91.266" calcext:value-type="float">
            <text:p>91.27</text:p>
          </table:table-cell>
          <table:table-cell table:formula="of:=AVERAGE(['file:///home/runejen/Dropbox/Skole/Master/Data/Model_1.ods'#$plain_nn_sgd.M60]; ['file:///home/runejen/Dropbox/Skole/Master/Data/Model_2.ods'#$plain_nn_sgd.M60]; ['file:///home/runejen/Dropbox/Skole/Master/Data/Model_3.ods'#$plain_nn_sgd.M60]; ['file:///home/runejen/Dropbox/Skole/Master/Data/Model_4.ods'#$plain_nn_sgd.M60]; ['file:///home/runejen/Dropbox/Skole/Master/Data/Model_5.ods'#$plain_nn_sgd.M60])" office:value-type="float" office:value="94.194" calcext:value-type="float">
            <text:p>94.19</text:p>
          </table:table-cell>
          <table:table-cell table:formula="of:=AVERAGE(['file:///home/runejen/Dropbox/Skole/Master/Data/Model_1.ods'#$plain_nn_sgd.N60]; ['file:///home/runejen/Dropbox/Skole/Master/Data/Model_2.ods'#$plain_nn_sgd.N60]; ['file:///home/runejen/Dropbox/Skole/Master/Data/Model_3.ods'#$plain_nn_sgd.N60]; ['file:///home/runejen/Dropbox/Skole/Master/Data/Model_4.ods'#$plain_nn_sgd.N60]; ['file:///home/runejen/Dropbox/Skole/Master/Data/Model_5.ods'#$plain_nn_sgd.N60])" office:value-type="float" office:value="91.098" calcext:value-type="float">
            <text:p>91.10</text:p>
          </table:table-cell>
          <table:table-cell table:formula="of:=AVERAGE(['file:///home/runejen/Dropbox/Skole/Master/Data/Model_1.ods'#$plain_nn_sgd.O60]; ['file:///home/runejen/Dropbox/Skole/Master/Data/Model_2.ods'#$plain_nn_sgd.O60]; ['file:///home/runejen/Dropbox/Skole/Master/Data/Model_3.ods'#$plain_nn_sgd.O60]; ['file:///home/runejen/Dropbox/Skole/Master/Data/Model_4.ods'#$plain_nn_sgd.O60]; ['file:///home/runejen/Dropbox/Skole/Master/Data/Model_5.ods'#$plain_nn_sgd.O60])" office:value-type="float" office:value="93.68" calcext:value-type="float">
            <text:p>93.68</text:p>
          </table:table-cell>
          <table:table-cell table:formula="of:=AVERAGE(['file:///home/runejen/Dropbox/Skole/Master/Data/Model_1.ods'#$plain_nn_sgd.P60]; ['file:///home/runejen/Dropbox/Skole/Master/Data/Model_2.ods'#$plain_nn_sgd.P60]; ['file:///home/runejen/Dropbox/Skole/Master/Data/Model_3.ods'#$plain_nn_sgd.P60]; ['file:///home/runejen/Dropbox/Skole/Master/Data/Model_4.ods'#$plain_nn_sgd.P60]; ['file:///home/runejen/Dropbox/Skole/Master/Data/Model_5.ods'#$plain_nn_sgd.P60])" office:value-type="float" office:value="89.326" calcext:value-type="float">
            <text:p>89.33</text:p>
          </table:table-cell>
        </table:table-row>
        <table:table-row table:style-name="ro1">
          <table:table-cell table:style-name="ce3" office:value-type="float" office:value="0.3" calcext:value-type="float">
            <text:p>0.3</text:p>
          </table:table-cell>
          <table:table-cell table:formula="of:=AVERAGE(['file:///home/runejen/Dropbox/Skole/Master/Data/Model_1.ods'#$plain_nn_sgd.F61]; ['file:///home/runejen/Dropbox/Skole/Master/Data/Model_2.ods'#$plain_nn_sgd.F61]; ['file:///home/runejen/Dropbox/Skole/Master/Data/Model_3.ods'#$plain_nn_sgd.F61]; ['file:///home/runejen/Dropbox/Skole/Master/Data/Model_4.ods'#$plain_nn_sgd.F61]; ['file:///home/runejen/Dropbox/Skole/Master/Data/Model_5.ods'#$plain_nn_sgd.F61])" office:value-type="percentage" office:value="0.537774680916405" calcext:value-type="percentage">
            <text:p>53.78%</text:p>
          </table:table-cell>
          <table:table-cell table:formula="of:=AVERAGE(['file:///home/runejen/Dropbox/Skole/Master/Data/Model_1.ods'#$plain_nn_sgd.G61]; ['file:///home/runejen/Dropbox/Skole/Master/Data/Model_2.ods'#$plain_nn_sgd.G61]; ['file:///home/runejen/Dropbox/Skole/Master/Data/Model_3.ods'#$plain_nn_sgd.G61]; ['file:///home/runejen/Dropbox/Skole/Master/Data/Model_4.ods'#$plain_nn_sgd.G61]; ['file:///home/runejen/Dropbox/Skole/Master/Data/Model_5.ods'#$plain_nn_sgd.G61])" office:value-type="float" office:value="27.024" calcext:value-type="float">
            <text:p>27.02</text:p>
          </table:table-cell>
          <table:table-cell table:formula="of:=AVERAGE(['file:///home/runejen/Dropbox/Skole/Master/Data/Model_1.ods'#$plain_nn_sgd.H61]; ['file:///home/runejen/Dropbox/Skole/Master/Data/Model_2.ods'#$plain_nn_sgd.H61]; ['file:///home/runejen/Dropbox/Skole/Master/Data/Model_3.ods'#$plain_nn_sgd.H61]; ['file:///home/runejen/Dropbox/Skole/Master/Data/Model_4.ods'#$plain_nn_sgd.H61]; ['file:///home/runejen/Dropbox/Skole/Master/Data/Model_5.ods'#$plain_nn_sgd.H61])" office:value-type="float" office:value="53.778" calcext:value-type="float">
            <text:p>53.78</text:p>
          </table:table-cell>
          <table:table-cell table:formula="of:=AVERAGE(['file:///home/runejen/Dropbox/Skole/Master/Data/Model_1.ods'#$plain_nn_sgd.I61]; ['file:///home/runejen/Dropbox/Skole/Master/Data/Model_2.ods'#$plain_nn_sgd.I61]; ['file:///home/runejen/Dropbox/Skole/Master/Data/Model_3.ods'#$plain_nn_sgd.I61]; ['file:///home/runejen/Dropbox/Skole/Master/Data/Model_4.ods'#$plain_nn_sgd.I61]; ['file:///home/runejen/Dropbox/Skole/Master/Data/Model_5.ods'#$plain_nn_sgd.I61])" office:value-type="float" office:value="34.806" calcext:value-type="float">
            <text:p>34.81</text:p>
          </table:table-cell>
          <table:table-cell table:formula="of:=AVERAGE(['file:///home/runejen/Dropbox/Skole/Master/Data/Model_1.ods'#$plain_nn_sgd.J61]; ['file:///home/runejen/Dropbox/Skole/Master/Data/Model_2.ods'#$plain_nn_sgd.J61]; ['file:///home/runejen/Dropbox/Skole/Master/Data/Model_3.ods'#$plain_nn_sgd.J61]; ['file:///home/runejen/Dropbox/Skole/Master/Data/Model_4.ods'#$plain_nn_sgd.J61]; ['file:///home/runejen/Dropbox/Skole/Master/Data/Model_5.ods'#$plain_nn_sgd.J61])" office:value-type="percentage" office:value="0.92911604779696" calcext:value-type="percentage">
            <text:p>92.91%</text:p>
          </table:table-cell>
          <table:table-cell table:formula="of:=AVERAGE(['file:///home/runejen/Dropbox/Skole/Master/Data/Model_1.ods'#$plain_nn_sgd.K61]; ['file:///home/runejen/Dropbox/Skole/Master/Data/Model_2.ods'#$plain_nn_sgd.K61]; ['file:///home/runejen/Dropbox/Skole/Master/Data/Model_3.ods'#$plain_nn_sgd.K61]; ['file:///home/runejen/Dropbox/Skole/Master/Data/Model_4.ods'#$plain_nn_sgd.K61]; ['file:///home/runejen/Dropbox/Skole/Master/Data/Model_5.ods'#$plain_nn_sgd.K61])" office:value-type="float" office:value="97.26" calcext:value-type="float">
            <text:p>97.26</text:p>
          </table:table-cell>
          <table:table-cell table:formula="of:=AVERAGE(['file:///home/runejen/Dropbox/Skole/Master/Data/Model_1.ods'#$plain_nn_sgd.L61]; ['file:///home/runejen/Dropbox/Skole/Master/Data/Model_2.ods'#$plain_nn_sgd.L61]; ['file:///home/runejen/Dropbox/Skole/Master/Data/Model_3.ods'#$plain_nn_sgd.L61]; ['file:///home/runejen/Dropbox/Skole/Master/Data/Model_4.ods'#$plain_nn_sgd.L61]; ['file:///home/runejen/Dropbox/Skole/Master/Data/Model_5.ods'#$plain_nn_sgd.L61])" office:value-type="float" office:value="92.912" calcext:value-type="float">
            <text:p>92.91</text:p>
          </table:table-cell>
          <table:table-cell table:formula="of:=AVERAGE(['file:///home/runejen/Dropbox/Skole/Master/Data/Model_1.ods'#$plain_nn_sgd.M61]; ['file:///home/runejen/Dropbox/Skole/Master/Data/Model_2.ods'#$plain_nn_sgd.M61]; ['file:///home/runejen/Dropbox/Skole/Master/Data/Model_3.ods'#$plain_nn_sgd.M61]; ['file:///home/runejen/Dropbox/Skole/Master/Data/Model_4.ods'#$plain_nn_sgd.M61]; ['file:///home/runejen/Dropbox/Skole/Master/Data/Model_5.ods'#$plain_nn_sgd.M61])" office:value-type="float" office:value="95.022" calcext:value-type="float">
            <text:p>95.02</text:p>
          </table:table-cell>
          <table:table-cell table:formula="of:=AVERAGE(['file:///home/runejen/Dropbox/Skole/Master/Data/Model_1.ods'#$plain_nn_sgd.N61]; ['file:///home/runejen/Dropbox/Skole/Master/Data/Model_2.ods'#$plain_nn_sgd.N61]; ['file:///home/runejen/Dropbox/Skole/Master/Data/Model_3.ods'#$plain_nn_sgd.N61]; ['file:///home/runejen/Dropbox/Skole/Master/Data/Model_4.ods'#$plain_nn_sgd.N61]; ['file:///home/runejen/Dropbox/Skole/Master/Data/Model_5.ods'#$plain_nn_sgd.N61])" office:value-type="float" office:value="91.966" calcext:value-type="float">
            <text:p>91.97</text:p>
          </table:table-cell>
          <table:table-cell table:formula="of:=AVERAGE(['file:///home/runejen/Dropbox/Skole/Master/Data/Model_1.ods'#$plain_nn_sgd.O61]; ['file:///home/runejen/Dropbox/Skole/Master/Data/Model_2.ods'#$plain_nn_sgd.O61]; ['file:///home/runejen/Dropbox/Skole/Master/Data/Model_3.ods'#$plain_nn_sgd.O61]; ['file:///home/runejen/Dropbox/Skole/Master/Data/Model_4.ods'#$plain_nn_sgd.O61]; ['file:///home/runejen/Dropbox/Skole/Master/Data/Model_5.ods'#$plain_nn_sgd.O61])" office:value-type="float" office:value="93.726" calcext:value-type="float">
            <text:p>93.73</text:p>
          </table:table-cell>
          <table:table-cell table:formula="of:=AVERAGE(['file:///home/runejen/Dropbox/Skole/Master/Data/Model_1.ods'#$plain_nn_sgd.P61]; ['file:///home/runejen/Dropbox/Skole/Master/Data/Model_2.ods'#$plain_nn_sgd.P61]; ['file:///home/runejen/Dropbox/Skole/Master/Data/Model_3.ods'#$plain_nn_sgd.P61]; ['file:///home/runejen/Dropbox/Skole/Master/Data/Model_4.ods'#$plain_nn_sgd.P61]; ['file:///home/runejen/Dropbox/Skole/Master/Data/Model_5.ods'#$plain_nn_sgd.P61])" office:value-type="float" office:value="90.758" calcext:value-type="float">
            <text:p>90.76</text:p>
          </table:table-cell>
        </table:table-row>
        <table:table-row table:style-name="ro1">
          <table:table-cell table:style-name="ce3" office:value-type="float" office:value="0.4" calcext:value-type="float">
            <text:p>0.4</text:p>
          </table:table-cell>
          <table:table-cell table:formula="of:=AVERAGE(['file:///home/runejen/Dropbox/Skole/Master/Data/Model_1.ods'#$plain_nn_sgd.F62]; ['file:///home/runejen/Dropbox/Skole/Master/Data/Model_2.ods'#$plain_nn_sgd.F62]; ['file:///home/runejen/Dropbox/Skole/Master/Data/Model_3.ods'#$plain_nn_sgd.F62]; ['file:///home/runejen/Dropbox/Skole/Master/Data/Model_4.ods'#$plain_nn_sgd.F62]; ['file:///home/runejen/Dropbox/Skole/Master/Data/Model_5.ods'#$plain_nn_sgd.F62])" office:value-type="percentage" office:value="0.514607497435183" calcext:value-type="percentage">
            <text:p>51.46%</text:p>
          </table:table-cell>
          <table:table-cell table:formula="of:=AVERAGE(['file:///home/runejen/Dropbox/Skole/Master/Data/Model_1.ods'#$plain_nn_sgd.G62]; ['file:///home/runejen/Dropbox/Skole/Master/Data/Model_2.ods'#$plain_nn_sgd.G62]; ['file:///home/runejen/Dropbox/Skole/Master/Data/Model_3.ods'#$plain_nn_sgd.G62]; ['file:///home/runejen/Dropbox/Skole/Master/Data/Model_4.ods'#$plain_nn_sgd.G62]; ['file:///home/runejen/Dropbox/Skole/Master/Data/Model_5.ods'#$plain_nn_sgd.G62])" office:value-type="float" office:value="29.832" calcext:value-type="float">
            <text:p>29.83</text:p>
          </table:table-cell>
          <table:table-cell table:formula="of:=AVERAGE(['file:///home/runejen/Dropbox/Skole/Master/Data/Model_1.ods'#$plain_nn_sgd.H62]; ['file:///home/runejen/Dropbox/Skole/Master/Data/Model_2.ods'#$plain_nn_sgd.H62]; ['file:///home/runejen/Dropbox/Skole/Master/Data/Model_3.ods'#$plain_nn_sgd.H62]; ['file:///home/runejen/Dropbox/Skole/Master/Data/Model_4.ods'#$plain_nn_sgd.H62]; ['file:///home/runejen/Dropbox/Skole/Master/Data/Model_5.ods'#$plain_nn_sgd.H62])" office:value-type="float" office:value="51.46" calcext:value-type="float">
            <text:p>51.46</text:p>
          </table:table-cell>
          <table:table-cell table:formula="of:=AVERAGE(['file:///home/runejen/Dropbox/Skole/Master/Data/Model_1.ods'#$plain_nn_sgd.I62]; ['file:///home/runejen/Dropbox/Skole/Master/Data/Model_2.ods'#$plain_nn_sgd.I62]; ['file:///home/runejen/Dropbox/Skole/Master/Data/Model_3.ods'#$plain_nn_sgd.I62]; ['file:///home/runejen/Dropbox/Skole/Master/Data/Model_4.ods'#$plain_nn_sgd.I62]; ['file:///home/runejen/Dropbox/Skole/Master/Data/Model_5.ods'#$plain_nn_sgd.I62])" office:value-type="float" office:value="36.55" calcext:value-type="float">
            <text:p>36.55</text:p>
          </table:table-cell>
          <table:table-cell table:formula="of:=AVERAGE(['file:///home/runejen/Dropbox/Skole/Master/Data/Model_1.ods'#$plain_nn_sgd.J62]; ['file:///home/runejen/Dropbox/Skole/Master/Data/Model_2.ods'#$plain_nn_sgd.J62]; ['file:///home/runejen/Dropbox/Skole/Master/Data/Model_3.ods'#$plain_nn_sgd.J62]; ['file:///home/runejen/Dropbox/Skole/Master/Data/Model_4.ods'#$plain_nn_sgd.J62]; ['file:///home/runejen/Dropbox/Skole/Master/Data/Model_5.ods'#$plain_nn_sgd.J62])" office:value-type="percentage" office:value="0.942691237674001" calcext:value-type="percentage">
            <text:p>94.27%</text:p>
          </table:table-cell>
          <table:table-cell table:formula="of:=AVERAGE(['file:///home/runejen/Dropbox/Skole/Master/Data/Model_1.ods'#$plain_nn_sgd.K62]; ['file:///home/runejen/Dropbox/Skole/Master/Data/Model_2.ods'#$plain_nn_sgd.K62]; ['file:///home/runejen/Dropbox/Skole/Master/Data/Model_3.ods'#$plain_nn_sgd.K62]; ['file:///home/runejen/Dropbox/Skole/Master/Data/Model_4.ods'#$plain_nn_sgd.K62]; ['file:///home/runejen/Dropbox/Skole/Master/Data/Model_5.ods'#$plain_nn_sgd.K62])" office:value-type="float" office:value="97.17" calcext:value-type="float">
            <text:p>97.17</text:p>
          </table:table-cell>
          <table:table-cell table:formula="of:=AVERAGE(['file:///home/runejen/Dropbox/Skole/Master/Data/Model_1.ods'#$plain_nn_sgd.L62]; ['file:///home/runejen/Dropbox/Skole/Master/Data/Model_2.ods'#$plain_nn_sgd.L62]; ['file:///home/runejen/Dropbox/Skole/Master/Data/Model_3.ods'#$plain_nn_sgd.L62]; ['file:///home/runejen/Dropbox/Skole/Master/Data/Model_4.ods'#$plain_nn_sgd.L62]; ['file:///home/runejen/Dropbox/Skole/Master/Data/Model_5.ods'#$plain_nn_sgd.L62])" office:value-type="float" office:value="94.266" calcext:value-type="float">
            <text:p>94.27</text:p>
          </table:table-cell>
          <table:table-cell table:formula="of:=AVERAGE(['file:///home/runejen/Dropbox/Skole/Master/Data/Model_1.ods'#$plain_nn_sgd.M62]; ['file:///home/runejen/Dropbox/Skole/Master/Data/Model_2.ods'#$plain_nn_sgd.M62]; ['file:///home/runejen/Dropbox/Skole/Master/Data/Model_3.ods'#$plain_nn_sgd.M62]; ['file:///home/runejen/Dropbox/Skole/Master/Data/Model_4.ods'#$plain_nn_sgd.M62]; ['file:///home/runejen/Dropbox/Skole/Master/Data/Model_5.ods'#$plain_nn_sgd.M62])" office:value-type="float" office:value="95.68" calcext:value-type="float">
            <text:p>95.68</text:p>
          </table:table-cell>
          <table:table-cell table:formula="of:=AVERAGE(['file:///home/runejen/Dropbox/Skole/Master/Data/Model_1.ods'#$plain_nn_sgd.N62]; ['file:///home/runejen/Dropbox/Skole/Master/Data/Model_2.ods'#$plain_nn_sgd.N62]; ['file:///home/runejen/Dropbox/Skole/Master/Data/Model_3.ods'#$plain_nn_sgd.N62]; ['file:///home/runejen/Dropbox/Skole/Master/Data/Model_4.ods'#$plain_nn_sgd.N62]; ['file:///home/runejen/Dropbox/Skole/Master/Data/Model_5.ods'#$plain_nn_sgd.N62])" office:value-type="float" office:value="92.676" calcext:value-type="float">
            <text:p>92.68</text:p>
          </table:table-cell>
          <table:table-cell table:formula="of:=AVERAGE(['file:///home/runejen/Dropbox/Skole/Master/Data/Model_1.ods'#$plain_nn_sgd.O62]; ['file:///home/runejen/Dropbox/Skole/Master/Data/Model_2.ods'#$plain_nn_sgd.O62]; ['file:///home/runejen/Dropbox/Skole/Master/Data/Model_3.ods'#$plain_nn_sgd.O62]; ['file:///home/runejen/Dropbox/Skole/Master/Data/Model_4.ods'#$plain_nn_sgd.O62]; ['file:///home/runejen/Dropbox/Skole/Master/Data/Model_5.ods'#$plain_nn_sgd.O62])" office:value-type="float" office:value="93.794" calcext:value-type="float">
            <text:p>93.79</text:p>
          </table:table-cell>
          <table:table-cell table:formula="of:=AVERAGE(['file:///home/runejen/Dropbox/Skole/Master/Data/Model_1.ods'#$plain_nn_sgd.P62]; ['file:///home/runejen/Dropbox/Skole/Master/Data/Model_2.ods'#$plain_nn_sgd.P62]; ['file:///home/runejen/Dropbox/Skole/Master/Data/Model_3.ods'#$plain_nn_sgd.P62]; ['file:///home/runejen/Dropbox/Skole/Master/Data/Model_4.ods'#$plain_nn_sgd.P62]; ['file:///home/runejen/Dropbox/Skole/Master/Data/Model_5.ods'#$plain_nn_sgd.P62])" office:value-type="float" office:value="91.926" calcext:value-type="float">
            <text:p>91.93</text:p>
          </table:table-cell>
        </table:table-row>
        <table:table-row table:style-name="ro1">
          <table:table-cell table:style-name="ce3" office:value-type="float" office:value="0.5" calcext:value-type="float">
            <text:p>0.5</text:p>
          </table:table-cell>
          <table:table-cell table:formula="of:=AVERAGE(['file:///home/runejen/Dropbox/Skole/Master/Data/Model_1.ods'#$plain_nn_sgd.F63]; ['file:///home/runejen/Dropbox/Skole/Master/Data/Model_2.ods'#$plain_nn_sgd.F63]; ['file:///home/runejen/Dropbox/Skole/Master/Data/Model_3.ods'#$plain_nn_sgd.F63]; ['file:///home/runejen/Dropbox/Skole/Master/Data/Model_4.ods'#$plain_nn_sgd.F63]; ['file:///home/runejen/Dropbox/Skole/Master/Data/Model_5.ods'#$plain_nn_sgd.F63])" office:value-type="percentage" office:value="0.496292711955499" calcext:value-type="percentage">
            <text:p>49.63%</text:p>
          </table:table-cell>
          <table:table-cell table:formula="of:=AVERAGE(['file:///home/runejen/Dropbox/Skole/Master/Data/Model_1.ods'#$plain_nn_sgd.G63]; ['file:///home/runejen/Dropbox/Skole/Master/Data/Model_2.ods'#$plain_nn_sgd.G63]; ['file:///home/runejen/Dropbox/Skole/Master/Data/Model_3.ods'#$plain_nn_sgd.G63]; ['file:///home/runejen/Dropbox/Skole/Master/Data/Model_4.ods'#$plain_nn_sgd.G63]; ['file:///home/runejen/Dropbox/Skole/Master/Data/Model_5.ods'#$plain_nn_sgd.G63])" office:value-type="float" office:value="32.664" calcext:value-type="float">
            <text:p>32.66</text:p>
          </table:table-cell>
          <table:table-cell table:formula="of:=AVERAGE(['file:///home/runejen/Dropbox/Skole/Master/Data/Model_1.ods'#$plain_nn_sgd.H63]; ['file:///home/runejen/Dropbox/Skole/Master/Data/Model_2.ods'#$plain_nn_sgd.H63]; ['file:///home/runejen/Dropbox/Skole/Master/Data/Model_3.ods'#$plain_nn_sgd.H63]; ['file:///home/runejen/Dropbox/Skole/Master/Data/Model_4.ods'#$plain_nn_sgd.H63]; ['file:///home/runejen/Dropbox/Skole/Master/Data/Model_5.ods'#$plain_nn_sgd.H63])" office:value-type="float" office:value="49.63" calcext:value-type="float">
            <text:p>49.63</text:p>
          </table:table-cell>
          <table:table-cell table:formula="of:=AVERAGE(['file:///home/runejen/Dropbox/Skole/Master/Data/Model_1.ods'#$plain_nn_sgd.I63]; ['file:///home/runejen/Dropbox/Skole/Master/Data/Model_2.ods'#$plain_nn_sgd.I63]; ['file:///home/runejen/Dropbox/Skole/Master/Data/Model_3.ods'#$plain_nn_sgd.I63]; ['file:///home/runejen/Dropbox/Skole/Master/Data/Model_4.ods'#$plain_nn_sgd.I63]; ['file:///home/runejen/Dropbox/Skole/Master/Data/Model_5.ods'#$plain_nn_sgd.I63])" office:value-type="float" office:value="38.216" calcext:value-type="float">
            <text:p>38.22</text:p>
          </table:table-cell>
          <table:table-cell table:formula="of:=AVERAGE(['file:///home/runejen/Dropbox/Skole/Master/Data/Model_1.ods'#$plain_nn_sgd.J63]; ['file:///home/runejen/Dropbox/Skole/Master/Data/Model_2.ods'#$plain_nn_sgd.J63]; ['file:///home/runejen/Dropbox/Skole/Master/Data/Model_3.ods'#$plain_nn_sgd.J63]; ['file:///home/runejen/Dropbox/Skole/Master/Data/Model_4.ods'#$plain_nn_sgd.J63]; ['file:///home/runejen/Dropbox/Skole/Master/Data/Model_5.ods'#$plain_nn_sgd.J63])" office:value-type="percentage" office:value="0.953278230981677" calcext:value-type="percentage">
            <text:p>95.33%</text:p>
          </table:table-cell>
          <table:table-cell table:formula="of:=AVERAGE(['file:///home/runejen/Dropbox/Skole/Master/Data/Model_1.ods'#$plain_nn_sgd.K63]; ['file:///home/runejen/Dropbox/Skole/Master/Data/Model_2.ods'#$plain_nn_sgd.K63]; ['file:///home/runejen/Dropbox/Skole/Master/Data/Model_3.ods'#$plain_nn_sgd.K63]; ['file:///home/runejen/Dropbox/Skole/Master/Data/Model_4.ods'#$plain_nn_sgd.K63]; ['file:///home/runejen/Dropbox/Skole/Master/Data/Model_5.ods'#$plain_nn_sgd.K63])" office:value-type="float" office:value="97.11" calcext:value-type="float">
            <text:p>97.11</text:p>
          </table:table-cell>
          <table:table-cell table:formula="of:=AVERAGE(['file:///home/runejen/Dropbox/Skole/Master/Data/Model_1.ods'#$plain_nn_sgd.L63]; ['file:///home/runejen/Dropbox/Skole/Master/Data/Model_2.ods'#$plain_nn_sgd.L63]; ['file:///home/runejen/Dropbox/Skole/Master/Data/Model_3.ods'#$plain_nn_sgd.L63]; ['file:///home/runejen/Dropbox/Skole/Master/Data/Model_4.ods'#$plain_nn_sgd.L63]; ['file:///home/runejen/Dropbox/Skole/Master/Data/Model_5.ods'#$plain_nn_sgd.L63])" office:value-type="float" office:value="95.326" calcext:value-type="float">
            <text:p>95.33</text:p>
          </table:table-cell>
          <table:table-cell table:formula="of:=AVERAGE(['file:///home/runejen/Dropbox/Skole/Master/Data/Model_1.ods'#$plain_nn_sgd.M63]; ['file:///home/runejen/Dropbox/Skole/Master/Data/Model_2.ods'#$plain_nn_sgd.M63]; ['file:///home/runejen/Dropbox/Skole/Master/Data/Model_3.ods'#$plain_nn_sgd.M63]; ['file:///home/runejen/Dropbox/Skole/Master/Data/Model_4.ods'#$plain_nn_sgd.M63]; ['file:///home/runejen/Dropbox/Skole/Master/Data/Model_5.ods'#$plain_nn_sgd.M63])" office:value-type="float" office:value="96.198" calcext:value-type="float">
            <text:p>96.20</text:p>
          </table:table-cell>
          <table:table-cell table:formula="of:=AVERAGE(['file:///home/runejen/Dropbox/Skole/Master/Data/Model_1.ods'#$plain_nn_sgd.N63]; ['file:///home/runejen/Dropbox/Skole/Master/Data/Model_2.ods'#$plain_nn_sgd.N63]; ['file:///home/runejen/Dropbox/Skole/Master/Data/Model_3.ods'#$plain_nn_sgd.N63]; ['file:///home/runejen/Dropbox/Skole/Master/Data/Model_4.ods'#$plain_nn_sgd.N63]; ['file:///home/runejen/Dropbox/Skole/Master/Data/Model_5.ods'#$plain_nn_sgd.N63])" office:value-type="float" office:value="93.246" calcext:value-type="float">
            <text:p>93.25</text:p>
          </table:table-cell>
          <table:table-cell table:formula="of:=AVERAGE(['file:///home/runejen/Dropbox/Skole/Master/Data/Model_1.ods'#$plain_nn_sgd.O63]; ['file:///home/runejen/Dropbox/Skole/Master/Data/Model_2.ods'#$plain_nn_sgd.O63]; ['file:///home/runejen/Dropbox/Skole/Master/Data/Model_3.ods'#$plain_nn_sgd.O63]; ['file:///home/runejen/Dropbox/Skole/Master/Data/Model_4.ods'#$plain_nn_sgd.O63]; ['file:///home/runejen/Dropbox/Skole/Master/Data/Model_5.ods'#$plain_nn_sgd.O63])" office:value-type="float" office:value="93.886" calcext:value-type="float">
            <text:p>93.89</text:p>
          </table:table-cell>
          <table:table-cell table:formula="of:=AVERAGE(['file:///home/runejen/Dropbox/Skole/Master/Data/Model_1.ods'#$plain_nn_sgd.P63]; ['file:///home/runejen/Dropbox/Skole/Master/Data/Model_2.ods'#$plain_nn_sgd.P63]; ['file:///home/runejen/Dropbox/Skole/Master/Data/Model_3.ods'#$plain_nn_sgd.P63]; ['file:///home/runejen/Dropbox/Skole/Master/Data/Model_4.ods'#$plain_nn_sgd.P63]; ['file:///home/runejen/Dropbox/Skole/Master/Data/Model_5.ods'#$plain_nn_sgd.P63])" office:value-type="float" office:value="92.848" calcext:value-type="float">
            <text:p>92.85</text:p>
          </table:table-cell>
        </table:table-row>
        <table:table-row table:style-name="ro1">
          <table:table-cell table:style-name="ce3" office:value-type="float" office:value="0.6" calcext:value-type="float">
            <text:p>0.6</text:p>
          </table:table-cell>
          <table:table-cell table:formula="of:=AVERAGE(['file:///home/runejen/Dropbox/Skole/Master/Data/Model_1.ods'#$plain_nn_sgd.F64]; ['file:///home/runejen/Dropbox/Skole/Master/Data/Model_2.ods'#$plain_nn_sgd.F64]; ['file:///home/runejen/Dropbox/Skole/Master/Data/Model_3.ods'#$plain_nn_sgd.F64]; ['file:///home/runejen/Dropbox/Skole/Master/Data/Model_4.ods'#$plain_nn_sgd.F64]; ['file:///home/runejen/Dropbox/Skole/Master/Data/Model_5.ods'#$plain_nn_sgd.F64])" office:value-type="percentage" office:value="0.472837136444001" calcext:value-type="percentage">
            <text:p>47.28%</text:p>
          </table:table-cell>
          <table:table-cell table:formula="of:=AVERAGE(['file:///home/runejen/Dropbox/Skole/Master/Data/Model_1.ods'#$plain_nn_sgd.G64]; ['file:///home/runejen/Dropbox/Skole/Master/Data/Model_2.ods'#$plain_nn_sgd.G64]; ['file:///home/runejen/Dropbox/Skole/Master/Data/Model_3.ods'#$plain_nn_sgd.G64]; ['file:///home/runejen/Dropbox/Skole/Master/Data/Model_4.ods'#$plain_nn_sgd.G64]; ['file:///home/runejen/Dropbox/Skole/Master/Data/Model_5.ods'#$plain_nn_sgd.G64])" office:value-type="float" office:value="35.664" calcext:value-type="float">
            <text:p>35.66</text:p>
          </table:table-cell>
          <table:table-cell table:formula="of:=AVERAGE(['file:///home/runejen/Dropbox/Skole/Master/Data/Model_1.ods'#$plain_nn_sgd.H64]; ['file:///home/runejen/Dropbox/Skole/Master/Data/Model_2.ods'#$plain_nn_sgd.H64]; ['file:///home/runejen/Dropbox/Skole/Master/Data/Model_3.ods'#$plain_nn_sgd.H64]; ['file:///home/runejen/Dropbox/Skole/Master/Data/Model_4.ods'#$plain_nn_sgd.H64]; ['file:///home/runejen/Dropbox/Skole/Master/Data/Model_5.ods'#$plain_nn_sgd.H64])" office:value-type="float" office:value="47.284" calcext:value-type="float">
            <text:p>47.28</text:p>
          </table:table-cell>
          <table:table-cell table:formula="of:=AVERAGE(['file:///home/runejen/Dropbox/Skole/Master/Data/Model_1.ods'#$plain_nn_sgd.I64]; ['file:///home/runejen/Dropbox/Skole/Master/Data/Model_2.ods'#$plain_nn_sgd.I64]; ['file:///home/runejen/Dropbox/Skole/Master/Data/Model_3.ods'#$plain_nn_sgd.I64]; ['file:///home/runejen/Dropbox/Skole/Master/Data/Model_4.ods'#$plain_nn_sgd.I64]; ['file:///home/runejen/Dropbox/Skole/Master/Data/Model_5.ods'#$plain_nn_sgd.I64])" office:value-type="float" office:value="39.43" calcext:value-type="float">
            <text:p>39.43</text:p>
          </table:table-cell>
          <table:table-cell table:formula="of:=AVERAGE(['file:///home/runejen/Dropbox/Skole/Master/Data/Model_1.ods'#$plain_nn_sgd.J64]; ['file:///home/runejen/Dropbox/Skole/Master/Data/Model_2.ods'#$plain_nn_sgd.J64]; ['file:///home/runejen/Dropbox/Skole/Master/Data/Model_3.ods'#$plain_nn_sgd.J64]; ['file:///home/runejen/Dropbox/Skole/Master/Data/Model_4.ods'#$plain_nn_sgd.J64]; ['file:///home/runejen/Dropbox/Skole/Master/Data/Model_5.ods'#$plain_nn_sgd.J64])" office:value-type="percentage" office:value="0.962776333015372" calcext:value-type="percentage">
            <text:p>96.28%</text:p>
          </table:table-cell>
          <table:table-cell table:formula="of:=AVERAGE(['file:///home/runejen/Dropbox/Skole/Master/Data/Model_1.ods'#$plain_nn_sgd.K64]; ['file:///home/runejen/Dropbox/Skole/Master/Data/Model_2.ods'#$plain_nn_sgd.K64]; ['file:///home/runejen/Dropbox/Skole/Master/Data/Model_3.ods'#$plain_nn_sgd.K64]; ['file:///home/runejen/Dropbox/Skole/Master/Data/Model_4.ods'#$plain_nn_sgd.K64]; ['file:///home/runejen/Dropbox/Skole/Master/Data/Model_5.ods'#$plain_nn_sgd.K64])" office:value-type="float" office:value="97.016" calcext:value-type="float">
            <text:p>97.02</text:p>
          </table:table-cell>
          <table:table-cell table:formula="of:=AVERAGE(['file:///home/runejen/Dropbox/Skole/Master/Data/Model_1.ods'#$plain_nn_sgd.L64]; ['file:///home/runejen/Dropbox/Skole/Master/Data/Model_2.ods'#$plain_nn_sgd.L64]; ['file:///home/runejen/Dropbox/Skole/Master/Data/Model_3.ods'#$plain_nn_sgd.L64]; ['file:///home/runejen/Dropbox/Skole/Master/Data/Model_4.ods'#$plain_nn_sgd.L64]; ['file:///home/runejen/Dropbox/Skole/Master/Data/Model_5.ods'#$plain_nn_sgd.L64])" office:value-type="float" office:value="96.276" calcext:value-type="float">
            <text:p>96.28</text:p>
          </table:table-cell>
          <table:table-cell table:formula="of:=AVERAGE(['file:///home/runejen/Dropbox/Skole/Master/Data/Model_1.ods'#$plain_nn_sgd.M64]; ['file:///home/runejen/Dropbox/Skole/Master/Data/Model_2.ods'#$plain_nn_sgd.M64]; ['file:///home/runejen/Dropbox/Skole/Master/Data/Model_3.ods'#$plain_nn_sgd.M64]; ['file:///home/runejen/Dropbox/Skole/Master/Data/Model_4.ods'#$plain_nn_sgd.M64]; ['file:///home/runejen/Dropbox/Skole/Master/Data/Model_5.ods'#$plain_nn_sgd.M64])" office:value-type="float" office:value="96.632" calcext:value-type="float">
            <text:p>96.63</text:p>
          </table:table-cell>
          <table:table-cell table:formula="of:=AVERAGE(['file:///home/runejen/Dropbox/Skole/Master/Data/Model_1.ods'#$plain_nn_sgd.N64]; ['file:///home/runejen/Dropbox/Skole/Master/Data/Model_2.ods'#$plain_nn_sgd.N64]; ['file:///home/runejen/Dropbox/Skole/Master/Data/Model_3.ods'#$plain_nn_sgd.N64]; ['file:///home/runejen/Dropbox/Skole/Master/Data/Model_4.ods'#$plain_nn_sgd.N64]; ['file:///home/runejen/Dropbox/Skole/Master/Data/Model_5.ods'#$plain_nn_sgd.N64])" office:value-type="float" office:value="93.716" calcext:value-type="float">
            <text:p>93.72</text:p>
          </table:table-cell>
          <table:table-cell table:formula="of:=AVERAGE(['file:///home/runejen/Dropbox/Skole/Master/Data/Model_1.ods'#$plain_nn_sgd.O64]; ['file:///home/runejen/Dropbox/Skole/Master/Data/Model_2.ods'#$plain_nn_sgd.O64]; ['file:///home/runejen/Dropbox/Skole/Master/Data/Model_3.ods'#$plain_nn_sgd.O64]; ['file:///home/runejen/Dropbox/Skole/Master/Data/Model_4.ods'#$plain_nn_sgd.O64]; ['file:///home/runejen/Dropbox/Skole/Master/Data/Model_5.ods'#$plain_nn_sgd.O64])" office:value-type="float" office:value="93.962" calcext:value-type="float">
            <text:p>93.96</text:p>
          </table:table-cell>
          <table:table-cell table:formula="of:=AVERAGE(['file:///home/runejen/Dropbox/Skole/Master/Data/Model_1.ods'#$plain_nn_sgd.P64]; ['file:///home/runejen/Dropbox/Skole/Master/Data/Model_2.ods'#$plain_nn_sgd.P64]; ['file:///home/runejen/Dropbox/Skole/Master/Data/Model_3.ods'#$plain_nn_sgd.P64]; ['file:///home/runejen/Dropbox/Skole/Master/Data/Model_4.ods'#$plain_nn_sgd.P64]; ['file:///home/runejen/Dropbox/Skole/Master/Data/Model_5.ods'#$plain_nn_sgd.P64])" office:value-type="float" office:value="93.628" calcext:value-type="float">
            <text:p>93.63</text:p>
          </table:table-cell>
        </table:table-row>
        <table:table-row table:style-name="ro1">
          <table:table-cell table:style-name="ce3" office:value-type="float" office:value="0.7" calcext:value-type="float">
            <text:p>0.7</text:p>
          </table:table-cell>
          <table:table-cell table:formula="of:=AVERAGE(['file:///home/runejen/Dropbox/Skole/Master/Data/Model_1.ods'#$plain_nn_sgd.F65]; ['file:///home/runejen/Dropbox/Skole/Master/Data/Model_2.ods'#$plain_nn_sgd.F65]; ['file:///home/runejen/Dropbox/Skole/Master/Data/Model_3.ods'#$plain_nn_sgd.F65]; ['file:///home/runejen/Dropbox/Skole/Master/Data/Model_4.ods'#$plain_nn_sgd.F65]; ['file:///home/runejen/Dropbox/Skole/Master/Data/Model_5.ods'#$plain_nn_sgd.F65])" office:value-type="percentage" office:value="0.436016133801778" calcext:value-type="percentage">
            <text:p>43.60%</text:p>
          </table:table-cell>
          <table:table-cell table:formula="of:=AVERAGE(['file:///home/runejen/Dropbox/Skole/Master/Data/Model_1.ods'#$plain_nn_sgd.G65]; ['file:///home/runejen/Dropbox/Skole/Master/Data/Model_2.ods'#$plain_nn_sgd.G65]; ['file:///home/runejen/Dropbox/Skole/Master/Data/Model_3.ods'#$plain_nn_sgd.G65]; ['file:///home/runejen/Dropbox/Skole/Master/Data/Model_4.ods'#$plain_nn_sgd.G65]; ['file:///home/runejen/Dropbox/Skole/Master/Data/Model_5.ods'#$plain_nn_sgd.G65])" office:value-type="float" office:value="39.632" calcext:value-type="float">
            <text:p>39.63</text:p>
          </table:table-cell>
          <table:table-cell table:formula="of:=AVERAGE(['file:///home/runejen/Dropbox/Skole/Master/Data/Model_1.ods'#$plain_nn_sgd.H65]; ['file:///home/runejen/Dropbox/Skole/Master/Data/Model_2.ods'#$plain_nn_sgd.H65]; ['file:///home/runejen/Dropbox/Skole/Master/Data/Model_3.ods'#$plain_nn_sgd.H65]; ['file:///home/runejen/Dropbox/Skole/Master/Data/Model_4.ods'#$plain_nn_sgd.H65]; ['file:///home/runejen/Dropbox/Skole/Master/Data/Model_5.ods'#$plain_nn_sgd.H65])" office:value-type="float" office:value="43.602" calcext:value-type="float">
            <text:p>43.60</text:p>
          </table:table-cell>
          <table:table-cell table:formula="of:=AVERAGE(['file:///home/runejen/Dropbox/Skole/Master/Data/Model_1.ods'#$plain_nn_sgd.I65]; ['file:///home/runejen/Dropbox/Skole/Master/Data/Model_2.ods'#$plain_nn_sgd.I65]; ['file:///home/runejen/Dropbox/Skole/Master/Data/Model_3.ods'#$plain_nn_sgd.I65]; ['file:///home/runejen/Dropbox/Skole/Master/Data/Model_4.ods'#$plain_nn_sgd.I65]; ['file:///home/runejen/Dropbox/Skole/Master/Data/Model_5.ods'#$plain_nn_sgd.I65])" office:value-type="float" office:value="40.304" calcext:value-type="float">
            <text:p>40.30</text:p>
          </table:table-cell>
          <table:table-cell table:formula="of:=AVERAGE(['file:///home/runejen/Dropbox/Skole/Master/Data/Model_1.ods'#$plain_nn_sgd.J65]; ['file:///home/runejen/Dropbox/Skole/Master/Data/Model_2.ods'#$plain_nn_sgd.J65]; ['file:///home/runejen/Dropbox/Skole/Master/Data/Model_3.ods'#$plain_nn_sgd.J65]; ['file:///home/runejen/Dropbox/Skole/Master/Data/Model_4.ods'#$plain_nn_sgd.J65]; ['file:///home/runejen/Dropbox/Skole/Master/Data/Model_5.ods'#$plain_nn_sgd.J65])" office:value-type="percentage" office:value="0.972837537745491" calcext:value-type="percentage">
            <text:p>97.28%</text:p>
          </table:table-cell>
          <table:table-cell table:formula="of:=AVERAGE(['file:///home/runejen/Dropbox/Skole/Master/Data/Model_1.ods'#$plain_nn_sgd.K65]; ['file:///home/runejen/Dropbox/Skole/Master/Data/Model_2.ods'#$plain_nn_sgd.K65]; ['file:///home/runejen/Dropbox/Skole/Master/Data/Model_3.ods'#$plain_nn_sgd.K65]; ['file:///home/runejen/Dropbox/Skole/Master/Data/Model_4.ods'#$plain_nn_sgd.K65]; ['file:///home/runejen/Dropbox/Skole/Master/Data/Model_5.ods'#$plain_nn_sgd.K65])" office:value-type="float" office:value="96.854" calcext:value-type="float">
            <text:p>96.85</text:p>
          </table:table-cell>
          <table:table-cell table:formula="of:=AVERAGE(['file:///home/runejen/Dropbox/Skole/Master/Data/Model_1.ods'#$plain_nn_sgd.L65]; ['file:///home/runejen/Dropbox/Skole/Master/Data/Model_2.ods'#$plain_nn_sgd.L65]; ['file:///home/runejen/Dropbox/Skole/Master/Data/Model_3.ods'#$plain_nn_sgd.L65]; ['file:///home/runejen/Dropbox/Skole/Master/Data/Model_4.ods'#$plain_nn_sgd.L65]; ['file:///home/runejen/Dropbox/Skole/Master/Data/Model_5.ods'#$plain_nn_sgd.L65])" office:value-type="float" office:value="97.284" calcext:value-type="float">
            <text:p>97.28</text:p>
          </table:table-cell>
          <table:table-cell table:formula="of:=AVERAGE(['file:///home/runejen/Dropbox/Skole/Master/Data/Model_1.ods'#$plain_nn_sgd.M65]; ['file:///home/runejen/Dropbox/Skole/Master/Data/Model_2.ods'#$plain_nn_sgd.M65]; ['file:///home/runejen/Dropbox/Skole/Master/Data/Model_3.ods'#$plain_nn_sgd.M65]; ['file:///home/runejen/Dropbox/Skole/Master/Data/Model_4.ods'#$plain_nn_sgd.M65]; ['file:///home/runejen/Dropbox/Skole/Master/Data/Model_5.ods'#$plain_nn_sgd.M65])" office:value-type="float" office:value="97.06" calcext:value-type="float">
            <text:p>97.06</text:p>
          </table:table-cell>
          <table:table-cell table:formula="of:=AVERAGE(['file:///home/runejen/Dropbox/Skole/Master/Data/Model_1.ods'#$plain_nn_sgd.N65]; ['file:///home/runejen/Dropbox/Skole/Master/Data/Model_2.ods'#$plain_nn_sgd.N65]; ['file:///home/runejen/Dropbox/Skole/Master/Data/Model_3.ods'#$plain_nn_sgd.N65]; ['file:///home/runejen/Dropbox/Skole/Master/Data/Model_4.ods'#$plain_nn_sgd.N65]; ['file:///home/runejen/Dropbox/Skole/Master/Data/Model_5.ods'#$plain_nn_sgd.N65])" office:value-type="float" office:value="94.152" calcext:value-type="float">
            <text:p>94.15</text:p>
          </table:table-cell>
          <table:table-cell table:formula="of:=AVERAGE(['file:///home/runejen/Dropbox/Skole/Master/Data/Model_1.ods'#$plain_nn_sgd.O65]; ['file:///home/runejen/Dropbox/Skole/Master/Data/Model_2.ods'#$plain_nn_sgd.O65]; ['file:///home/runejen/Dropbox/Skole/Master/Data/Model_3.ods'#$plain_nn_sgd.O65]; ['file:///home/runejen/Dropbox/Skole/Master/Data/Model_4.ods'#$plain_nn_sgd.O65]; ['file:///home/runejen/Dropbox/Skole/Master/Data/Model_5.ods'#$plain_nn_sgd.O65])" office:value-type="float" office:value="94.014" calcext:value-type="float">
            <text:p>94.01</text:p>
          </table:table-cell>
          <table:table-cell table:formula="of:=AVERAGE(['file:///home/runejen/Dropbox/Skole/Master/Data/Model_1.ods'#$plain_nn_sgd.P65]; ['file:///home/runejen/Dropbox/Skole/Master/Data/Model_2.ods'#$plain_nn_sgd.P65]; ['file:///home/runejen/Dropbox/Skole/Master/Data/Model_3.ods'#$plain_nn_sgd.P65]; ['file:///home/runejen/Dropbox/Skole/Master/Data/Model_4.ods'#$plain_nn_sgd.P65]; ['file:///home/runejen/Dropbox/Skole/Master/Data/Model_5.ods'#$plain_nn_sgd.P65])" office:value-type="float" office:value="94.404" calcext:value-type="float">
            <text:p>94.40</text:p>
          </table:table-cell>
        </table:table-row>
        <table:table-row table:style-name="ro1">
          <table:table-cell table:style-name="ce3" office:value-type="float" office:value="0.8" calcext:value-type="float">
            <text:p>0.8</text:p>
          </table:table-cell>
          <table:table-cell table:formula="of:=AVERAGE(['file:///home/runejen/Dropbox/Skole/Master/Data/Model_1.ods'#$plain_nn_sgd.F66]; ['file:///home/runejen/Dropbox/Skole/Master/Data/Model_2.ods'#$plain_nn_sgd.F66]; ['file:///home/runejen/Dropbox/Skole/Master/Data/Model_3.ods'#$plain_nn_sgd.F66]; ['file:///home/runejen/Dropbox/Skole/Master/Data/Model_4.ods'#$plain_nn_sgd.F66]; ['file:///home/runejen/Dropbox/Skole/Master/Data/Model_5.ods'#$plain_nn_sgd.F66])" office:value-type="percentage" office:value="0.391812298060601" calcext:value-type="percentage">
            <text:p>39.18%</text:p>
          </table:table-cell>
          <table:table-cell table:formula="of:=AVERAGE(['file:///home/runejen/Dropbox/Skole/Master/Data/Model_1.ods'#$plain_nn_sgd.G66]; ['file:///home/runejen/Dropbox/Skole/Master/Data/Model_2.ods'#$plain_nn_sgd.G66]; ['file:///home/runejen/Dropbox/Skole/Master/Data/Model_3.ods'#$plain_nn_sgd.G66]; ['file:///home/runejen/Dropbox/Skole/Master/Data/Model_4.ods'#$plain_nn_sgd.G66]; ['file:///home/runejen/Dropbox/Skole/Master/Data/Model_5.ods'#$plain_nn_sgd.G66])" office:value-type="float" office:value="45.356" calcext:value-type="float">
            <text:p>45.36</text:p>
          </table:table-cell>
          <table:table-cell table:formula="of:=AVERAGE(['file:///home/runejen/Dropbox/Skole/Master/Data/Model_1.ods'#$plain_nn_sgd.H66]; ['file:///home/runejen/Dropbox/Skole/Master/Data/Model_2.ods'#$plain_nn_sgd.H66]; ['file:///home/runejen/Dropbox/Skole/Master/Data/Model_3.ods'#$plain_nn_sgd.H66]; ['file:///home/runejen/Dropbox/Skole/Master/Data/Model_4.ods'#$plain_nn_sgd.H66]; ['file:///home/runejen/Dropbox/Skole/Master/Data/Model_5.ods'#$plain_nn_sgd.H66])" office:value-type="float" office:value="39.18" calcext:value-type="float">
            <text:p>39.18</text:p>
          </table:table-cell>
          <table:table-cell table:formula="of:=AVERAGE(['file:///home/runejen/Dropbox/Skole/Master/Data/Model_1.ods'#$plain_nn_sgd.I66]; ['file:///home/runejen/Dropbox/Skole/Master/Data/Model_2.ods'#$plain_nn_sgd.I66]; ['file:///home/runejen/Dropbox/Skole/Master/Data/Model_3.ods'#$plain_nn_sgd.I66]; ['file:///home/runejen/Dropbox/Skole/Master/Data/Model_4.ods'#$plain_nn_sgd.I66]; ['file:///home/runejen/Dropbox/Skole/Master/Data/Model_5.ods'#$plain_nn_sgd.I66])" office:value-type="float" office:value="40.702" calcext:value-type="float">
            <text:p>40.70</text:p>
          </table:table-cell>
          <table:table-cell table:formula="of:=AVERAGE(['file:///home/runejen/Dropbox/Skole/Master/Data/Model_1.ods'#$plain_nn_sgd.J66]; ['file:///home/runejen/Dropbox/Skole/Master/Data/Model_2.ods'#$plain_nn_sgd.J66]; ['file:///home/runejen/Dropbox/Skole/Master/Data/Model_3.ods'#$plain_nn_sgd.J66]; ['file:///home/runejen/Dropbox/Skole/Master/Data/Model_4.ods'#$plain_nn_sgd.J66]; ['file:///home/runejen/Dropbox/Skole/Master/Data/Model_5.ods'#$plain_nn_sgd.J66])" office:value-type="percentage" office:value="0.982579613971281" calcext:value-type="percentage">
            <text:p>98.26%</text:p>
          </table:table-cell>
          <table:table-cell table:formula="of:=AVERAGE(['file:///home/runejen/Dropbox/Skole/Master/Data/Model_1.ods'#$plain_nn_sgd.K66]; ['file:///home/runejen/Dropbox/Skole/Master/Data/Model_2.ods'#$plain_nn_sgd.K66]; ['file:///home/runejen/Dropbox/Skole/Master/Data/Model_3.ods'#$plain_nn_sgd.K66]; ['file:///home/runejen/Dropbox/Skole/Master/Data/Model_4.ods'#$plain_nn_sgd.K66]; ['file:///home/runejen/Dropbox/Skole/Master/Data/Model_5.ods'#$plain_nn_sgd.K66])" office:value-type="float" office:value="96.642" calcext:value-type="float">
            <text:p>96.64</text:p>
          </table:table-cell>
          <table:table-cell table:formula="of:=AVERAGE(['file:///home/runejen/Dropbox/Skole/Master/Data/Model_1.ods'#$plain_nn_sgd.L66]; ['file:///home/runejen/Dropbox/Skole/Master/Data/Model_2.ods'#$plain_nn_sgd.L66]; ['file:///home/runejen/Dropbox/Skole/Master/Data/Model_3.ods'#$plain_nn_sgd.L66]; ['file:///home/runejen/Dropbox/Skole/Master/Data/Model_4.ods'#$plain_nn_sgd.L66]; ['file:///home/runejen/Dropbox/Skole/Master/Data/Model_5.ods'#$plain_nn_sgd.L66])" office:value-type="float" office:value="98.256" calcext:value-type="float">
            <text:p>98.26</text:p>
          </table:table-cell>
          <table:table-cell table:formula="of:=AVERAGE(['file:///home/runejen/Dropbox/Skole/Master/Data/Model_1.ods'#$plain_nn_sgd.M66]; ['file:///home/runejen/Dropbox/Skole/Master/Data/Model_2.ods'#$plain_nn_sgd.M66]; ['file:///home/runejen/Dropbox/Skole/Master/Data/Model_3.ods'#$plain_nn_sgd.M66]; ['file:///home/runejen/Dropbox/Skole/Master/Data/Model_4.ods'#$plain_nn_sgd.M66]; ['file:///home/runejen/Dropbox/Skole/Master/Data/Model_5.ods'#$plain_nn_sgd.M66])" office:value-type="float" office:value="97.438" calcext:value-type="float">
            <text:p>97.44</text:p>
          </table:table-cell>
          <table:table-cell table:formula="of:=AVERAGE(['file:///home/runejen/Dropbox/Skole/Master/Data/Model_1.ods'#$plain_nn_sgd.N66]; ['file:///home/runejen/Dropbox/Skole/Master/Data/Model_2.ods'#$plain_nn_sgd.N66]; ['file:///home/runejen/Dropbox/Skole/Master/Data/Model_3.ods'#$plain_nn_sgd.N66]; ['file:///home/runejen/Dropbox/Skole/Master/Data/Model_4.ods'#$plain_nn_sgd.N66]; ['file:///home/runejen/Dropbox/Skole/Master/Data/Model_5.ods'#$plain_nn_sgd.N66])" office:value-type="float" office:value="94.506" calcext:value-type="float">
            <text:p>94.51</text:p>
          </table:table-cell>
          <table:table-cell table:formula="of:=AVERAGE(['file:///home/runejen/Dropbox/Skole/Master/Data/Model_1.ods'#$plain_nn_sgd.O66]; ['file:///home/runejen/Dropbox/Skole/Master/Data/Model_2.ods'#$plain_nn_sgd.O66]; ['file:///home/runejen/Dropbox/Skole/Master/Data/Model_3.ods'#$plain_nn_sgd.O66]; ['file:///home/runejen/Dropbox/Skole/Master/Data/Model_4.ods'#$plain_nn_sgd.O66]; ['file:///home/runejen/Dropbox/Skole/Master/Data/Model_5.ods'#$plain_nn_sgd.O66])" office:value-type="float" office:value="94.1" calcext:value-type="float">
            <text:p>94.10</text:p>
          </table:table-cell>
          <table:table-cell table:formula="of:=AVERAGE(['file:///home/runejen/Dropbox/Skole/Master/Data/Model_1.ods'#$plain_nn_sgd.P66]; ['file:///home/runejen/Dropbox/Skole/Master/Data/Model_2.ods'#$plain_nn_sgd.P66]; ['file:///home/runejen/Dropbox/Skole/Master/Data/Model_3.ods'#$plain_nn_sgd.P66]; ['file:///home/runejen/Dropbox/Skole/Master/Data/Model_4.ods'#$plain_nn_sgd.P66]; ['file:///home/runejen/Dropbox/Skole/Master/Data/Model_5.ods'#$plain_nn_sgd.P66])" office:value-type="float" office:value="95.088" calcext:value-type="float">
            <text:p>95.09</text:p>
          </table:table-cell>
        </table:table-row>
        <table:table-row table:style-name="ro1">
          <table:table-cell table:style-name="ce3" office:value-type="float" office:value="0.9" calcext:value-type="float">
            <text:p>0.9</text:p>
          </table:table-cell>
          <table:table-cell table:formula="of:=AVERAGE(['file:///home/runejen/Dropbox/Skole/Master/Data/Model_1.ods'#$plain_nn_sgd.F67]; ['file:///home/runejen/Dropbox/Skole/Master/Data/Model_2.ods'#$plain_nn_sgd.F67]; ['file:///home/runejen/Dropbox/Skole/Master/Data/Model_3.ods'#$plain_nn_sgd.F67]; ['file:///home/runejen/Dropbox/Skole/Master/Data/Model_4.ods'#$plain_nn_sgd.F67]; ['file:///home/runejen/Dropbox/Skole/Master/Data/Model_5.ods'#$plain_nn_sgd.F67])" office:value-type="percentage" office:value="0.292818895228656" calcext:value-type="percentage">
            <text:p>29.28%</text:p>
          </table:table-cell>
          <table:table-cell table:formula="of:=AVERAGE(['file:///home/runejen/Dropbox/Skole/Master/Data/Model_1.ods'#$plain_nn_sgd.G67]; ['file:///home/runejen/Dropbox/Skole/Master/Data/Model_2.ods'#$plain_nn_sgd.G67]; ['file:///home/runejen/Dropbox/Skole/Master/Data/Model_3.ods'#$plain_nn_sgd.G67]; ['file:///home/runejen/Dropbox/Skole/Master/Data/Model_4.ods'#$plain_nn_sgd.G67]; ['file:///home/runejen/Dropbox/Skole/Master/Data/Model_5.ods'#$plain_nn_sgd.G67])" office:value-type="float" office:value="54.698" calcext:value-type="float">
            <text:p>54.70</text:p>
          </table:table-cell>
          <table:table-cell table:formula="of:=AVERAGE(['file:///home/runejen/Dropbox/Skole/Master/Data/Model_1.ods'#$plain_nn_sgd.H67]; ['file:///home/runejen/Dropbox/Skole/Master/Data/Model_2.ods'#$plain_nn_sgd.H67]; ['file:///home/runejen/Dropbox/Skole/Master/Data/Model_3.ods'#$plain_nn_sgd.H67]; ['file:///home/runejen/Dropbox/Skole/Master/Data/Model_4.ods'#$plain_nn_sgd.H67]; ['file:///home/runejen/Dropbox/Skole/Master/Data/Model_5.ods'#$plain_nn_sgd.H67])" office:value-type="float" office:value="29.282" calcext:value-type="float">
            <text:p>29.28</text:p>
          </table:table-cell>
          <table:table-cell table:formula="of:=AVERAGE(['file:///home/runejen/Dropbox/Skole/Master/Data/Model_1.ods'#$plain_nn_sgd.I67]; ['file:///home/runejen/Dropbox/Skole/Master/Data/Model_2.ods'#$plain_nn_sgd.I67]; ['file:///home/runejen/Dropbox/Skole/Master/Data/Model_3.ods'#$plain_nn_sgd.I67]; ['file:///home/runejen/Dropbox/Skole/Master/Data/Model_4.ods'#$plain_nn_sgd.I67]; ['file:///home/runejen/Dropbox/Skole/Master/Data/Model_5.ods'#$plain_nn_sgd.I67])" office:value-type="float" office:value="36.582" calcext:value-type="float">
            <text:p>36.58</text:p>
          </table:table-cell>
          <table:table-cell table:formula="of:=AVERAGE(['file:///home/runejen/Dropbox/Skole/Master/Data/Model_1.ods'#$plain_nn_sgd.J67]; ['file:///home/runejen/Dropbox/Skole/Master/Data/Model_2.ods'#$plain_nn_sgd.J67]; ['file:///home/runejen/Dropbox/Skole/Master/Data/Model_3.ods'#$plain_nn_sgd.J67]; ['file:///home/runejen/Dropbox/Skole/Master/Data/Model_4.ods'#$plain_nn_sgd.J67]; ['file:///home/runejen/Dropbox/Skole/Master/Data/Model_5.ods'#$plain_nn_sgd.J67])" office:value-type="percentage" office:value="0.992724291429577" calcext:value-type="percentage">
            <text:p>99.27%</text:p>
          </table:table-cell>
          <table:table-cell table:formula="of:=AVERAGE(['file:///home/runejen/Dropbox/Skole/Master/Data/Model_1.ods'#$plain_nn_sgd.K67]; ['file:///home/runejen/Dropbox/Skole/Master/Data/Model_2.ods'#$plain_nn_sgd.K67]; ['file:///home/runejen/Dropbox/Skole/Master/Data/Model_3.ods'#$plain_nn_sgd.K67]; ['file:///home/runejen/Dropbox/Skole/Master/Data/Model_4.ods'#$plain_nn_sgd.K67]; ['file:///home/runejen/Dropbox/Skole/Master/Data/Model_5.ods'#$plain_nn_sgd.K67])" office:value-type="float" office:value="96.108" calcext:value-type="float">
            <text:p>96.11</text:p>
          </table:table-cell>
          <table:table-cell table:formula="of:=AVERAGE(['file:///home/runejen/Dropbox/Skole/Master/Data/Model_1.ods'#$plain_nn_sgd.L67]; ['file:///home/runejen/Dropbox/Skole/Master/Data/Model_2.ods'#$plain_nn_sgd.L67]; ['file:///home/runejen/Dropbox/Skole/Master/Data/Model_3.ods'#$plain_nn_sgd.L67]; ['file:///home/runejen/Dropbox/Skole/Master/Data/Model_4.ods'#$plain_nn_sgd.L67]; ['file:///home/runejen/Dropbox/Skole/Master/Data/Model_5.ods'#$plain_nn_sgd.L67])" office:value-type="float" office:value="99.272" calcext:value-type="float">
            <text:p>99.27</text:p>
          </table:table-cell>
          <table:table-cell table:formula="of:=AVERAGE(['file:///home/runejen/Dropbox/Skole/Master/Data/Model_1.ods'#$plain_nn_sgd.M67]; ['file:///home/runejen/Dropbox/Skole/Master/Data/Model_2.ods'#$plain_nn_sgd.M67]; ['file:///home/runejen/Dropbox/Skole/Master/Data/Model_3.ods'#$plain_nn_sgd.M67]; ['file:///home/runejen/Dropbox/Skole/Master/Data/Model_4.ods'#$plain_nn_sgd.M67]; ['file:///home/runejen/Dropbox/Skole/Master/Data/Model_5.ods'#$plain_nn_sgd.M67])" office:value-type="float" office:value="97.66" calcext:value-type="float">
            <text:p>97.66</text:p>
          </table:table-cell>
          <table:table-cell table:formula="of:=AVERAGE(['file:///home/runejen/Dropbox/Skole/Master/Data/Model_1.ods'#$plain_nn_sgd.N67]; ['file:///home/runejen/Dropbox/Skole/Master/Data/Model_2.ods'#$plain_nn_sgd.N67]; ['file:///home/runejen/Dropbox/Skole/Master/Data/Model_3.ods'#$plain_nn_sgd.N67]; ['file:///home/runejen/Dropbox/Skole/Master/Data/Model_4.ods'#$plain_nn_sgd.N67]; ['file:///home/runejen/Dropbox/Skole/Master/Data/Model_5.ods'#$plain_nn_sgd.N67])" office:value-type="float" office:value="94.41" calcext:value-type="float">
            <text:p>94.41</text:p>
          </table:table-cell>
          <table:table-cell table:formula="of:=AVERAGE(['file:///home/runejen/Dropbox/Skole/Master/Data/Model_1.ods'#$plain_nn_sgd.O67]; ['file:///home/runejen/Dropbox/Skole/Master/Data/Model_2.ods'#$plain_nn_sgd.O67]; ['file:///home/runejen/Dropbox/Skole/Master/Data/Model_3.ods'#$plain_nn_sgd.O67]; ['file:///home/runejen/Dropbox/Skole/Master/Data/Model_4.ods'#$plain_nn_sgd.O67]; ['file:///home/runejen/Dropbox/Skole/Master/Data/Model_5.ods'#$plain_nn_sgd.O67])" office:value-type="float" office:value="94.024" calcext:value-type="float">
            <text:p>94.02</text:p>
          </table:table-cell>
          <table:table-cell table:formula="of:=AVERAGE(['file:///home/runejen/Dropbox/Skole/Master/Data/Model_1.ods'#$plain_nn_sgd.P67]; ['file:///home/runejen/Dropbox/Skole/Master/Data/Model_2.ods'#$plain_nn_sgd.P67]; ['file:///home/runejen/Dropbox/Skole/Master/Data/Model_3.ods'#$plain_nn_sgd.P67]; ['file:///home/runejen/Dropbox/Skole/Master/Data/Model_4.ods'#$plain_nn_sgd.P67]; ['file:///home/runejen/Dropbox/Skole/Master/Data/Model_5.ods'#$plain_nn_sgd.P67])" office:value-type="float" office:value="95.492" calcext:value-type="float">
            <text:p>95.49</text:p>
          </table:table-cell>
        </table:table-row>
        <table:table-row table:style-name="ro1" table:number-rows-repeated="4">
          <table:table-cell table:style-name="ce3"/>
          <table:table-cell table:number-columns-repeated="11"/>
        </table:table-row>
        <table:table-row table:style-name="ro1">
          <table:table-cell office:value-type="string" calcext:value-type="string">
            <text:p>Nn – rezoom – ada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Pos %</text:p>
          </table:table-cell>
          <table:table-cell office:value-type="string" calcext:value-type="string">
            <text:p>Pos prec</text:p>
          </table:table-cell>
          <table:table-cell office:value-type="string" calcext:value-type="string">
            <text:p>Pos recall</text:p>
          </table:table-cell>
          <table:table-cell office:value-type="string" calcext:value-type="string">
            <text:p>Pos F1</text:p>
          </table:table-cell>
          <table:table-cell office:value-type="string" calcext:value-type="string">
            <text:p>Neg %</text:p>
          </table:table-cell>
          <table:table-cell office:value-type="string" calcext:value-type="string">
            <text:p>Neg prec</text:p>
          </table:table-cell>
          <table:table-cell office:value-type="string" calcext:value-type="string">
            <text:p>Neg recall</text:p>
          </table:table-cell>
          <table:table-cell office:value-type="string" calcext:value-type="string">
            <text:p>Neg F1</text:p>
          </table:table-cell>
          <table:table-cell office:value-type="string" calcext:value-type="string">
            <text:p>Baseline F1</text:p>
          </table:table-cell>
          <table:table-cell office:value-type="string" calcext:value-type="string">
            <text:p>Baseline Precision</text:p>
          </table:table-cell>
          <table:table-cell office:value-type="string" calcext:value-type="string">
            <text:p>Baseline Recall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 table:formula="of:=AVERAGE(['file:///home/runejen/Dropbox/Skole/Master/Data/Model_1.ods'#$plain_nn_adam.F$15]; ['file:///home/runejen/Dropbox/Skole/Master/Data/Model_2.ods'#$plain_nn_adam.F$15]; ['file:///home/runejen/Dropbox/Skole/Master/Data/Model_3.ods'#$plain_nn_adam.F$15]; ['file:///home/runejen/Dropbox/Skole/Master/Data/Model_4.ods'#$plain_nn_adam.F$15]; ['file:///home/runejen/Dropbox/Skole/Master/Data/Model_5.ods'#$plain_nn_adam.F$15])" office:value-type="percentage" office:value="0.256662132479442" calcext:value-type="percentage">
            <text:p>25.67%</text:p>
          </table:table-cell>
          <table:table-cell table:formula="of:=AVERAGE(['file:///home/runejen/Dropbox/Skole/Master/Data/Model_1.ods'#$plain_nn_adam.G$15]; ['file:///home/runejen/Dropbox/Skole/Master/Data/Model_2.ods'#$plain_nn_adam.G$15]; ['file:///home/runejen/Dropbox/Skole/Master/Data/Model_3.ods'#$plain_nn_adam.G$15]; ['file:///home/runejen/Dropbox/Skole/Master/Data/Model_4.ods'#$plain_nn_adam.G$15]; ['file:///home/runejen/Dropbox/Skole/Master/Data/Model_5.ods'#$plain_nn_adam.G$15])" office:value-type="float" office:value="21.466" calcext:value-type="float">
            <text:p>21.47</text:p>
          </table:table-cell>
          <table:table-cell table:formula="of:=AVERAGE(['file:///home/runejen/Dropbox/Skole/Master/Data/Model_1.ods'#$plain_nn_adam.H$15]; ['file:///home/runejen/Dropbox/Skole/Master/Data/Model_2.ods'#$plain_nn_adam.H$15]; ['file:///home/runejen/Dropbox/Skole/Master/Data/Model_3.ods'#$plain_nn_adam.H$15]; ['file:///home/runejen/Dropbox/Skole/Master/Data/Model_4.ods'#$plain_nn_adam.H$15]; ['file:///home/runejen/Dropbox/Skole/Master/Data/Model_5.ods'#$plain_nn_adam.H$15])" office:value-type="float" office:value="25.668" calcext:value-type="float">
            <text:p>25.67</text:p>
          </table:table-cell>
          <table:table-cell table:formula="of:=AVERAGE(['file:///home/runejen/Dropbox/Skole/Master/Data/Model_1.ods'#$plain_nn_adam.I$15]; ['file:///home/runejen/Dropbox/Skole/Master/Data/Model_2.ods'#$plain_nn_adam.I$15]; ['file:///home/runejen/Dropbox/Skole/Master/Data/Model_3.ods'#$plain_nn_adam.I$15]; ['file:///home/runejen/Dropbox/Skole/Master/Data/Model_4.ods'#$plain_nn_adam.I$15]; ['file:///home/runejen/Dropbox/Skole/Master/Data/Model_5.ods'#$plain_nn_adam.I$15])" office:value-type="float" office:value="21.688" calcext:value-type="float">
            <text:p>21.69</text:p>
          </table:table-cell>
          <table:table-cell table:formula="of:=AVERAGE(['file:///home/runejen/Dropbox/Skole/Master/Data/Model_1.ods'#$plain_nn_adam.J$15]; ['file:///home/runejen/Dropbox/Skole/Master/Data/Model_2.ods'#$plain_nn_adam.J$15]; ['file:///home/runejen/Dropbox/Skole/Master/Data/Model_3.ods'#$plain_nn_adam.J$15]; ['file:///home/runejen/Dropbox/Skole/Master/Data/Model_4.ods'#$plain_nn_adam.J$15]; ['file:///home/runejen/Dropbox/Skole/Master/Data/Model_5.ods'#$plain_nn_adam.J$15])" office:value-type="percentage" office:value="0.950615803299713" calcext:value-type="percentage">
            <text:p>95.06%</text:p>
          </table:table-cell>
          <table:table-cell table:formula="of:=AVERAGE(['file:///home/runejen/Dropbox/Skole/Master/Data/Model_1.ods'#$plain_nn_adam.K$15]; ['file:///home/runejen/Dropbox/Skole/Master/Data/Model_2.ods'#$plain_nn_adam.K$15]; ['file:///home/runejen/Dropbox/Skole/Master/Data/Model_3.ods'#$plain_nn_adam.K$15]; ['file:///home/runejen/Dropbox/Skole/Master/Data/Model_4.ods'#$plain_nn_adam.K$15]; ['file:///home/runejen/Dropbox/Skole/Master/Data/Model_5.ods'#$plain_nn_adam.K$15])" office:value-type="float" office:value="96.016" calcext:value-type="float">
            <text:p>96.02</text:p>
          </table:table-cell>
          <table:table-cell table:formula="of:=AVERAGE(['file:///home/runejen/Dropbox/Skole/Master/Data/Model_1.ods'#$plain_nn_adam.L$15]; ['file:///home/runejen/Dropbox/Skole/Master/Data/Model_2.ods'#$plain_nn_adam.L$15]; ['file:///home/runejen/Dropbox/Skole/Master/Data/Model_3.ods'#$plain_nn_adam.L$15]; ['file:///home/runejen/Dropbox/Skole/Master/Data/Model_4.ods'#$plain_nn_adam.L$15]; ['file:///home/runejen/Dropbox/Skole/Master/Data/Model_5.ods'#$plain_nn_adam.L$15])" office:value-type="float" office:value="95.062" calcext:value-type="float">
            <text:p>95.06</text:p>
          </table:table-cell>
          <table:table-cell table:formula="of:=AVERAGE(['file:///home/runejen/Dropbox/Skole/Master/Data/Model_1.ods'#$plain_nn_adam.M$15]; ['file:///home/runejen/Dropbox/Skole/Master/Data/Model_2.ods'#$plain_nn_adam.M$15]; ['file:///home/runejen/Dropbox/Skole/Master/Data/Model_3.ods'#$plain_nn_adam.M$15]; ['file:///home/runejen/Dropbox/Skole/Master/Data/Model_4.ods'#$plain_nn_adam.M$15]; ['file:///home/runejen/Dropbox/Skole/Master/Data/Model_5.ods'#$plain_nn_adam.M$15])" office:value-type="float" office:value="95.494" calcext:value-type="float">
            <text:p>95.49</text:p>
          </table:table-cell>
          <table:table-cell table:formula="of:=AVERAGE(['file:///home/runejen/Dropbox/Skole/Master/Data/Model_1.ods'#$plain_nn_adam.N$15]; ['file:///home/runejen/Dropbox/Skole/Master/Data/Model_2.ods'#$plain_nn_adam.N$15]; ['file:///home/runejen/Dropbox/Skole/Master/Data/Model_3.ods'#$plain_nn_adam.N$15]; ['file:///home/runejen/Dropbox/Skole/Master/Data/Model_4.ods'#$plain_nn_adam.N$15]; ['file:///home/runejen/Dropbox/Skole/Master/Data/Model_5.ods'#$plain_nn_adam.N$15])" office:value-type="float" office:value="91.838" calcext:value-type="float">
            <text:p>91.84</text:p>
          </table:table-cell>
          <table:table-cell table:formula="of:=AVERAGE(['file:///home/runejen/Dropbox/Skole/Master/Data/Model_1.ods'#$plain_nn_adam.O$15]; ['file:///home/runejen/Dropbox/Skole/Master/Data/Model_2.ods'#$plain_nn_adam.O$15]; ['file:///home/runejen/Dropbox/Skole/Master/Data/Model_3.ods'#$plain_nn_adam.O$15]; ['file:///home/runejen/Dropbox/Skole/Master/Data/Model_4.ods'#$plain_nn_adam.O$15]; ['file:///home/runejen/Dropbox/Skole/Master/Data/Model_5.ods'#$plain_nn_adam.O$15])" office:value-type="float" office:value="92.386" calcext:value-type="float">
            <text:p>92.39</text:p>
          </table:table-cell>
          <table:table-cell table:formula="of:=AVERAGE(['file:///home/runejen/Dropbox/Skole/Master/Data/Model_1.ods'#$plain_nn_adam.P$15]; ['file:///home/runejen/Dropbox/Skole/Master/Data/Model_2.ods'#$plain_nn_adam.P$15]; ['file:///home/runejen/Dropbox/Skole/Master/Data/Model_3.ods'#$plain_nn_adam.P$15]; ['file:///home/runejen/Dropbox/Skole/Master/Data/Model_4.ods'#$plain_nn_adam.P$15]; ['file:///home/runejen/Dropbox/Skole/Master/Data/Model_5.ods'#$plain_nn_adam.P$15])" office:value-type="float" office:value="91.522" calcext:value-type="float">
            <text:p>91.52</text:p>
          </table:table-cell>
        </table:table-row>
        <table:table-row table:style-name="ro1">
          <table:table-cell office:value-type="string" calcext:value-type="string">
            <text:p>200k</text:p>
          </table:table-cell>
          <table:table-cell table:formula="of:=AVERAGE(['file:///home/runejen/Dropbox/Skole/Master/Data/Model_1.ods'#$plain_nn_adam.F$28]; ['file:///home/runejen/Dropbox/Skole/Master/Data/Model_2.ods'#$plain_nn_adam.F$28]; ['file:///home/runejen/Dropbox/Skole/Master/Data/Model_3.ods'#$plain_nn_adam.F$28]; ['file:///home/runejen/Dropbox/Skole/Master/Data/Model_4.ods'#$plain_nn_adam.F$28]; ['file:///home/runejen/Dropbox/Skole/Master/Data/Model_5.ods'#$plain_nn_adam.F$28])" office:value-type="percentage" office:value="0.317675852775139" calcext:value-type="percentage">
            <text:p>31.77%</text:p>
          </table:table-cell>
          <table:table-cell table:formula="of:=AVERAGE(['file:///home/runejen/Dropbox/Skole/Master/Data/Model_1.ods'#$plain_nn_adam.G$28]; ['file:///home/runejen/Dropbox/Skole/Master/Data/Model_2.ods'#$plain_nn_adam.G$28]; ['file:///home/runejen/Dropbox/Skole/Master/Data/Model_3.ods'#$plain_nn_adam.G$28]; ['file:///home/runejen/Dropbox/Skole/Master/Data/Model_4.ods'#$plain_nn_adam.G$28]; ['file:///home/runejen/Dropbox/Skole/Master/Data/Model_5.ods'#$plain_nn_adam.G$28])" office:value-type="float" office:value="17.362" calcext:value-type="float">
            <text:p>17.36</text:p>
          </table:table-cell>
          <table:table-cell table:formula="of:=AVERAGE(['file:///home/runejen/Dropbox/Skole/Master/Data/Model_1.ods'#$plain_nn_adam.H$28]; ['file:///home/runejen/Dropbox/Skole/Master/Data/Model_2.ods'#$plain_nn_adam.H$28]; ['file:///home/runejen/Dropbox/Skole/Master/Data/Model_3.ods'#$plain_nn_adam.H$28]; ['file:///home/runejen/Dropbox/Skole/Master/Data/Model_4.ods'#$plain_nn_adam.H$28]; ['file:///home/runejen/Dropbox/Skole/Master/Data/Model_5.ods'#$plain_nn_adam.H$28])" office:value-type="float" office:value="31.768" calcext:value-type="float">
            <text:p>31.77</text:p>
          </table:table-cell>
          <table:table-cell table:formula="of:=AVERAGE(['file:///home/runejen/Dropbox/Skole/Master/Data/Model_1.ods'#$plain_nn_adam.I$28]; ['file:///home/runejen/Dropbox/Skole/Master/Data/Model_2.ods'#$plain_nn_adam.I$28]; ['file:///home/runejen/Dropbox/Skole/Master/Data/Model_3.ods'#$plain_nn_adam.I$28]; ['file:///home/runejen/Dropbox/Skole/Master/Data/Model_4.ods'#$plain_nn_adam.I$28]; ['file:///home/runejen/Dropbox/Skole/Master/Data/Model_5.ods'#$plain_nn_adam.I$28])" office:value-type="float" office:value="21.132" calcext:value-type="float">
            <text:p>21.13</text:p>
          </table:table-cell>
          <table:table-cell table:formula="of:=AVERAGE(['file:///home/runejen/Dropbox/Skole/Master/Data/Model_1.ods'#$plain_nn_adam.J$28]; ['file:///home/runejen/Dropbox/Skole/Master/Data/Model_2.ods'#$plain_nn_adam.J$28]; ['file:///home/runejen/Dropbox/Skole/Master/Data/Model_3.ods'#$plain_nn_adam.J$28]; ['file:///home/runejen/Dropbox/Skole/Master/Data/Model_4.ods'#$plain_nn_adam.J$28]; ['file:///home/runejen/Dropbox/Skole/Master/Data/Model_5.ods'#$plain_nn_adam.J$28])" office:value-type="percentage" office:value="0.897913187876807" calcext:value-type="percentage">
            <text:p>89.79%</text:p>
          </table:table-cell>
          <table:table-cell table:formula="of:=AVERAGE(['file:///home/runejen/Dropbox/Skole/Master/Data/Model_1.ods'#$plain_nn_adam.K$28]; ['file:///home/runejen/Dropbox/Skole/Master/Data/Model_2.ods'#$plain_nn_adam.K$28]; ['file:///home/runejen/Dropbox/Skole/Master/Data/Model_3.ods'#$plain_nn_adam.K$28]; ['file:///home/runejen/Dropbox/Skole/Master/Data/Model_4.ods'#$plain_nn_adam.K$28]; ['file:///home/runejen/Dropbox/Skole/Master/Data/Model_5.ods'#$plain_nn_adam.K$28])" office:value-type="float" office:value="96.068" calcext:value-type="float">
            <text:p>96.07</text:p>
          </table:table-cell>
          <table:table-cell table:formula="of:=AVERAGE(['file:///home/runejen/Dropbox/Skole/Master/Data/Model_1.ods'#$plain_nn_adam.L$28]; ['file:///home/runejen/Dropbox/Skole/Master/Data/Model_2.ods'#$plain_nn_adam.L$28]; ['file:///home/runejen/Dropbox/Skole/Master/Data/Model_3.ods'#$plain_nn_adam.L$28]; ['file:///home/runejen/Dropbox/Skole/Master/Data/Model_4.ods'#$plain_nn_adam.L$28]; ['file:///home/runejen/Dropbox/Skole/Master/Data/Model_5.ods'#$plain_nn_adam.L$28])" office:value-type="float" office:value="89.792" calcext:value-type="float">
            <text:p>89.79</text:p>
          </table:table-cell>
          <table:table-cell table:formula="of:=AVERAGE(['file:///home/runejen/Dropbox/Skole/Master/Data/Model_1.ods'#$plain_nn_adam.M$28]; ['file:///home/runejen/Dropbox/Skole/Master/Data/Model_2.ods'#$plain_nn_adam.M$28]; ['file:///home/runejen/Dropbox/Skole/Master/Data/Model_3.ods'#$plain_nn_adam.M$28]; ['file:///home/runejen/Dropbox/Skole/Master/Data/Model_4.ods'#$plain_nn_adam.M$28]; ['file:///home/runejen/Dropbox/Skole/Master/Data/Model_5.ods'#$plain_nn_adam.M$28])" office:value-type="float" office:value="92.792" calcext:value-type="float">
            <text:p>92.79</text:p>
          </table:table-cell>
          <table:table-cell table:formula="of:=AVERAGE(['file:///home/runejen/Dropbox/Skole/Master/Data/Model_1.ods'#$plain_nn_adam.N$28]; ['file:///home/runejen/Dropbox/Skole/Master/Data/Model_2.ods'#$plain_nn_adam.N$28]; ['file:///home/runejen/Dropbox/Skole/Master/Data/Model_3.ods'#$plain_nn_adam.N$28]; ['file:///home/runejen/Dropbox/Skole/Master/Data/Model_4.ods'#$plain_nn_adam.N$28]; ['file:///home/runejen/Dropbox/Skole/Master/Data/Model_5.ods'#$plain_nn_adam.N$28])" office:value-type="float" office:value="89.22" calcext:value-type="float">
            <text:p>89.22</text:p>
          </table:table-cell>
          <table:table-cell table:formula="of:=AVERAGE(['file:///home/runejen/Dropbox/Skole/Master/Data/Model_1.ods'#$plain_nn_adam.O$28]; ['file:///home/runejen/Dropbox/Skole/Master/Data/Model_2.ods'#$plain_nn_adam.O$28]; ['file:///home/runejen/Dropbox/Skole/Master/Data/Model_3.ods'#$plain_nn_adam.O$28]; ['file:///home/runejen/Dropbox/Skole/Master/Data/Model_4.ods'#$plain_nn_adam.O$28]; ['file:///home/runejen/Dropbox/Skole/Master/Data/Model_5.ods'#$plain_nn_adam.O$28])" office:value-type="float" office:value="92.162" calcext:value-type="float">
            <text:p>92.16</text:p>
          </table:table-cell>
          <table:table-cell table:formula="of:=AVERAGE(['file:///home/runejen/Dropbox/Skole/Master/Data/Model_1.ods'#$plain_nn_adam.P$28]; ['file:///home/runejen/Dropbox/Skole/Master/Data/Model_2.ods'#$plain_nn_adam.P$28]; ['file:///home/runejen/Dropbox/Skole/Master/Data/Model_3.ods'#$plain_nn_adam.P$28]; ['file:///home/runejen/Dropbox/Skole/Master/Data/Model_4.ods'#$plain_nn_adam.P$28]; ['file:///home/runejen/Dropbox/Skole/Master/Data/Model_5.ods'#$plain_nn_adam.P$28])" office:value-type="float" office:value="86.796" calcext:value-type="float">
            <text:p>86.80</text:p>
          </table:table-cell>
        </table:table-row>
        <table:table-row table:style-name="ro1">
          <table:table-cell office:value-type="string" calcext:value-type="string">
            <text:p>300k</text:p>
          </table:table-cell>
          <table:table-cell table:formula="of:=AVERAGE(['file:///home/runejen/Dropbox/Skole/Master/Data/Model_1.ods'#$plain_nn_adam.F$41]; ['file:///home/runejen/Dropbox/Skole/Master/Data/Model_2.ods'#$plain_nn_adam.F$41]; ['file:///home/runejen/Dropbox/Skole/Master/Data/Model_3.ods'#$plain_nn_adam.F$41]; ['file:///home/runejen/Dropbox/Skole/Master/Data/Model_4.ods'#$plain_nn_adam.F$41]; ['file:///home/runejen/Dropbox/Skole/Master/Data/Model_5.ods'#$plain_nn_adam.F$41])" office:value-type="percentage" office:value="0.356490275147298" calcext:value-type="percentage">
            <text:p>35.65%</text:p>
          </table:table-cell>
          <table:table-cell table:formula="of:=AVERAGE(['file:///home/runejen/Dropbox/Skole/Master/Data/Model_1.ods'#$plain_nn_adam.G$41]; ['file:///home/runejen/Dropbox/Skole/Master/Data/Model_2.ods'#$plain_nn_adam.G$41]; ['file:///home/runejen/Dropbox/Skole/Master/Data/Model_3.ods'#$plain_nn_adam.G$41]; ['file:///home/runejen/Dropbox/Skole/Master/Data/Model_4.ods'#$plain_nn_adam.G$41]; ['file:///home/runejen/Dropbox/Skole/Master/Data/Model_5.ods'#$plain_nn_adam.G$41])" office:value-type="float" office:value="15.766" calcext:value-type="float">
            <text:p>15.77</text:p>
          </table:table-cell>
          <table:table-cell table:formula="of:=AVERAGE(['file:///home/runejen/Dropbox/Skole/Master/Data/Model_1.ods'#$plain_nn_adam.H$41]; ['file:///home/runejen/Dropbox/Skole/Master/Data/Model_2.ods'#$plain_nn_adam.H$41]; ['file:///home/runejen/Dropbox/Skole/Master/Data/Model_3.ods'#$plain_nn_adam.H$41]; ['file:///home/runejen/Dropbox/Skole/Master/Data/Model_4.ods'#$plain_nn_adam.H$41]; ['file:///home/runejen/Dropbox/Skole/Master/Data/Model_5.ods'#$plain_nn_adam.H$41])" office:value-type="float" office:value="35.65" calcext:value-type="float">
            <text:p>35.65</text:p>
          </table:table-cell>
          <table:table-cell table:formula="of:=AVERAGE(['file:///home/runejen/Dropbox/Skole/Master/Data/Model_1.ods'#$plain_nn_adam.I$41]; ['file:///home/runejen/Dropbox/Skole/Master/Data/Model_2.ods'#$plain_nn_adam.I$41]; ['file:///home/runejen/Dropbox/Skole/Master/Data/Model_3.ods'#$plain_nn_adam.I$41]; ['file:///home/runejen/Dropbox/Skole/Master/Data/Model_4.ods'#$plain_nn_adam.I$41]; ['file:///home/runejen/Dropbox/Skole/Master/Data/Model_5.ods'#$plain_nn_adam.I$41])" office:value-type="float" office:value="20.684" calcext:value-type="float">
            <text:p>20.68</text:p>
          </table:table-cell>
          <table:table-cell table:formula="of:=AVERAGE(['file:///home/runejen/Dropbox/Skole/Master/Data/Model_1.ods'#$plain_nn_adam.J$41]; ['file:///home/runejen/Dropbox/Skole/Master/Data/Model_2.ods'#$plain_nn_adam.J$41]; ['file:///home/runejen/Dropbox/Skole/Master/Data/Model_3.ods'#$plain_nn_adam.J$41]; ['file:///home/runejen/Dropbox/Skole/Master/Data/Model_4.ods'#$plain_nn_adam.J$41]; ['file:///home/runejen/Dropbox/Skole/Master/Data/Model_5.ods'#$plain_nn_adam.J$41])" office:value-type="percentage" office:value="0.871609621700356" calcext:value-type="percentage">
            <text:p>87.16%</text:p>
          </table:table-cell>
          <table:table-cell table:formula="of:=AVERAGE(['file:///home/runejen/Dropbox/Skole/Master/Data/Model_1.ods'#$plain_nn_adam.K$41]; ['file:///home/runejen/Dropbox/Skole/Master/Data/Model_2.ods'#$plain_nn_adam.K$41]; ['file:///home/runejen/Dropbox/Skole/Master/Data/Model_3.ods'#$plain_nn_adam.K$41]; ['file:///home/runejen/Dropbox/Skole/Master/Data/Model_4.ods'#$plain_nn_adam.K$41]; ['file:///home/runejen/Dropbox/Skole/Master/Data/Model_5.ods'#$plain_nn_adam.K$41])" office:value-type="float" office:value="96.146" calcext:value-type="float">
            <text:p>96.15</text:p>
          </table:table-cell>
          <table:table-cell table:formula="of:=AVERAGE(['file:///home/runejen/Dropbox/Skole/Master/Data/Model_1.ods'#$plain_nn_adam.L$41]; ['file:///home/runejen/Dropbox/Skole/Master/Data/Model_2.ods'#$plain_nn_adam.L$41]; ['file:///home/runejen/Dropbox/Skole/Master/Data/Model_3.ods'#$plain_nn_adam.L$41]; ['file:///home/runejen/Dropbox/Skole/Master/Data/Model_4.ods'#$plain_nn_adam.L$41]; ['file:///home/runejen/Dropbox/Skole/Master/Data/Model_5.ods'#$plain_nn_adam.L$41])" office:value-type="float" office:value="87.16" calcext:value-type="float">
            <text:p>87.16</text:p>
          </table:table-cell>
          <table:table-cell table:formula="of:=AVERAGE(['file:///home/runejen/Dropbox/Skole/Master/Data/Model_1.ods'#$plain_nn_adam.M$41]; ['file:///home/runejen/Dropbox/Skole/Master/Data/Model_2.ods'#$plain_nn_adam.M$41]; ['file:///home/runejen/Dropbox/Skole/Master/Data/Model_3.ods'#$plain_nn_adam.M$41]; ['file:///home/runejen/Dropbox/Skole/Master/Data/Model_4.ods'#$plain_nn_adam.M$41]; ['file:///home/runejen/Dropbox/Skole/Master/Data/Model_5.ods'#$plain_nn_adam.M$41])" office:value-type="float" office:value="91.382" calcext:value-type="float">
            <text:p>91.38</text:p>
          </table:table-cell>
          <table:table-cell table:formula="of:=AVERAGE(['file:///home/runejen/Dropbox/Skole/Master/Data/Model_1.ods'#$plain_nn_adam.N$41]; ['file:///home/runejen/Dropbox/Skole/Master/Data/Model_2.ods'#$plain_nn_adam.N$41]; ['file:///home/runejen/Dropbox/Skole/Master/Data/Model_3.ods'#$plain_nn_adam.N$41]; ['file:///home/runejen/Dropbox/Skole/Master/Data/Model_4.ods'#$plain_nn_adam.N$41]; ['file:///home/runejen/Dropbox/Skole/Master/Data/Model_5.ods'#$plain_nn_adam.N$41])" office:value-type="float" office:value="87.836" calcext:value-type="float">
            <text:p>87.84</text:p>
          </table:table-cell>
          <table:table-cell table:formula="of:=AVERAGE(['file:///home/runejen/Dropbox/Skole/Master/Data/Model_1.ods'#$plain_nn_adam.O$41]; ['file:///home/runejen/Dropbox/Skole/Master/Data/Model_2.ods'#$plain_nn_adam.O$41]; ['file:///home/runejen/Dropbox/Skole/Master/Data/Model_3.ods'#$plain_nn_adam.O$41]; ['file:///home/runejen/Dropbox/Skole/Master/Data/Model_4.ods'#$plain_nn_adam.O$41]; ['file:///home/runejen/Dropbox/Skole/Master/Data/Model_5.ods'#$plain_nn_adam.O$41])" office:value-type="float" office:value="92.112" calcext:value-type="float">
            <text:p>92.11</text:p>
          </table:table-cell>
          <table:table-cell table:formula="of:=AVERAGE(['file:///home/runejen/Dropbox/Skole/Master/Data/Model_1.ods'#$plain_nn_adam.P$41]; ['file:///home/runejen/Dropbox/Skole/Master/Data/Model_2.ods'#$plain_nn_adam.P$41]; ['file:///home/runejen/Dropbox/Skole/Master/Data/Model_3.ods'#$plain_nn_adam.P$41]; ['file:///home/runejen/Dropbox/Skole/Master/Data/Model_4.ods'#$plain_nn_adam.P$41]; ['file:///home/runejen/Dropbox/Skole/Master/Data/Model_5.ods'#$plain_nn_adam.P$41])" office:value-type="float" office:value="84.486" calcext:value-type="float">
            <text:p>84.49</text:p>
          </table:table-cell>
        </table:table-row>
        <table:table-row table:style-name="ro1">
          <table:table-cell office:value-type="string" calcext:value-type="string">
            <text:p>400k</text:p>
          </table:table-cell>
          <table:table-cell table:formula="of:=AVERAGE(['file:///home/runejen/Dropbox/Skole/Master/Data/Model_1.ods'#$plain_nn_adam.F$54]; ['file:///home/runejen/Dropbox/Skole/Master/Data/Model_2.ods'#$plain_nn_adam.F$54]; ['file:///home/runejen/Dropbox/Skole/Master/Data/Model_3.ods'#$plain_nn_adam.F$54]; ['file:///home/runejen/Dropbox/Skole/Master/Data/Model_4.ods'#$plain_nn_adam.F$54]; ['file:///home/runejen/Dropbox/Skole/Master/Data/Model_5.ods'#$plain_nn_adam.F$54])" office:value-type="percentage" office:value="0.358579936653717" calcext:value-type="percentage">
            <text:p>35.86%</text:p>
          </table:table-cell>
          <table:table-cell table:formula="of:=AVERAGE(['file:///home/runejen/Dropbox/Skole/Master/Data/Model_1.ods'#$plain_nn_adam.G$54]; ['file:///home/runejen/Dropbox/Skole/Master/Data/Model_2.ods'#$plain_nn_adam.G$54]; ['file:///home/runejen/Dropbox/Skole/Master/Data/Model_3.ods'#$plain_nn_adam.G$54]; ['file:///home/runejen/Dropbox/Skole/Master/Data/Model_4.ods'#$plain_nn_adam.G$54]; ['file:///home/runejen/Dropbox/Skole/Master/Data/Model_5.ods'#$plain_nn_adam.G$54])" office:value-type="float" office:value="15.77" calcext:value-type="float">
            <text:p>15.77</text:p>
          </table:table-cell>
          <table:table-cell table:formula="of:=AVERAGE(['file:///home/runejen/Dropbox/Skole/Master/Data/Model_1.ods'#$plain_nn_adam.H$54]; ['file:///home/runejen/Dropbox/Skole/Master/Data/Model_2.ods'#$plain_nn_adam.H$54]; ['file:///home/runejen/Dropbox/Skole/Master/Data/Model_3.ods'#$plain_nn_adam.H$54]; ['file:///home/runejen/Dropbox/Skole/Master/Data/Model_4.ods'#$plain_nn_adam.H$54]; ['file:///home/runejen/Dropbox/Skole/Master/Data/Model_5.ods'#$plain_nn_adam.H$54])" office:value-type="float" office:value="35.858" calcext:value-type="float">
            <text:p>35.86</text:p>
          </table:table-cell>
          <table:table-cell table:formula="of:=AVERAGE(['file:///home/runejen/Dropbox/Skole/Master/Data/Model_1.ods'#$plain_nn_adam.I$54]; ['file:///home/runejen/Dropbox/Skole/Master/Data/Model_2.ods'#$plain_nn_adam.I$54]; ['file:///home/runejen/Dropbox/Skole/Master/Data/Model_3.ods'#$plain_nn_adam.I$54]; ['file:///home/runejen/Dropbox/Skole/Master/Data/Model_4.ods'#$plain_nn_adam.I$54]; ['file:///home/runejen/Dropbox/Skole/Master/Data/Model_5.ods'#$plain_nn_adam.I$54])" office:value-type="float" office:value="20.658" calcext:value-type="float">
            <text:p>20.66</text:p>
          </table:table-cell>
          <table:table-cell table:formula="of:=AVERAGE(['file:///home/runejen/Dropbox/Skole/Master/Data/Model_1.ods'#$plain_nn_adam.J$54]; ['file:///home/runejen/Dropbox/Skole/Master/Data/Model_2.ods'#$plain_nn_adam.J$54]; ['file:///home/runejen/Dropbox/Skole/Master/Data/Model_3.ods'#$plain_nn_adam.J$54]; ['file:///home/runejen/Dropbox/Skole/Master/Data/Model_4.ods'#$plain_nn_adam.J$54]; ['file:///home/runejen/Dropbox/Skole/Master/Data/Model_5.ods'#$plain_nn_adam.J$54])" office:value-type="percentage" office:value="0.8688895011973" calcext:value-type="percentage">
            <text:p>86.89%</text:p>
          </table:table-cell>
          <table:table-cell table:formula="of:=AVERAGE(['file:///home/runejen/Dropbox/Skole/Master/Data/Model_1.ods'#$plain_nn_adam.K$54]; ['file:///home/runejen/Dropbox/Skole/Master/Data/Model_2.ods'#$plain_nn_adam.K$54]; ['file:///home/runejen/Dropbox/Skole/Master/Data/Model_3.ods'#$plain_nn_adam.K$54]; ['file:///home/runejen/Dropbox/Skole/Master/Data/Model_4.ods'#$plain_nn_adam.K$54]; ['file:///home/runejen/Dropbox/Skole/Master/Data/Model_5.ods'#$plain_nn_adam.K$54])" office:value-type="float" office:value="96.146" calcext:value-type="float">
            <text:p>96.15</text:p>
          </table:table-cell>
          <table:table-cell table:formula="of:=AVERAGE(['file:///home/runejen/Dropbox/Skole/Master/Data/Model_1.ods'#$plain_nn_adam.L$54]; ['file:///home/runejen/Dropbox/Skole/Master/Data/Model_2.ods'#$plain_nn_adam.L$54]; ['file:///home/runejen/Dropbox/Skole/Master/Data/Model_3.ods'#$plain_nn_adam.L$54]; ['file:///home/runejen/Dropbox/Skole/Master/Data/Model_4.ods'#$plain_nn_adam.L$54]; ['file:///home/runejen/Dropbox/Skole/Master/Data/Model_5.ods'#$plain_nn_adam.L$54])" office:value-type="float" office:value="86.89" calcext:value-type="float">
            <text:p>86.89</text:p>
          </table:table-cell>
          <table:table-cell table:formula="of:=AVERAGE(['file:///home/runejen/Dropbox/Skole/Master/Data/Model_1.ods'#$plain_nn_adam.M$54]; ['file:///home/runejen/Dropbox/Skole/Master/Data/Model_2.ods'#$plain_nn_adam.M$54]; ['file:///home/runejen/Dropbox/Skole/Master/Data/Model_3.ods'#$plain_nn_adam.M$54]; ['file:///home/runejen/Dropbox/Skole/Master/Data/Model_4.ods'#$plain_nn_adam.M$54]; ['file:///home/runejen/Dropbox/Skole/Master/Data/Model_5.ods'#$plain_nn_adam.M$54])" office:value-type="float" office:value="91.228" calcext:value-type="float">
            <text:p>91.23</text:p>
          </table:table-cell>
          <table:table-cell table:formula="of:=AVERAGE(['file:///home/runejen/Dropbox/Skole/Master/Data/Model_1.ods'#$plain_nn_adam.N$54]; ['file:///home/runejen/Dropbox/Skole/Master/Data/Model_2.ods'#$plain_nn_adam.N$54]; ['file:///home/runejen/Dropbox/Skole/Master/Data/Model_3.ods'#$plain_nn_adam.N$54]; ['file:///home/runejen/Dropbox/Skole/Master/Data/Model_4.ods'#$plain_nn_adam.N$54]; ['file:///home/runejen/Dropbox/Skole/Master/Data/Model_5.ods'#$plain_nn_adam.N$54])" office:value-type="float" office:value="87.69" calcext:value-type="float">
            <text:p>87.69</text:p>
          </table:table-cell>
          <table:table-cell table:formula="of:=AVERAGE(['file:///home/runejen/Dropbox/Skole/Master/Data/Model_1.ods'#$plain_nn_adam.O$54]; ['file:///home/runejen/Dropbox/Skole/Master/Data/Model_2.ods'#$plain_nn_adam.O$54]; ['file:///home/runejen/Dropbox/Skole/Master/Data/Model_3.ods'#$plain_nn_adam.O$54]; ['file:///home/runejen/Dropbox/Skole/Master/Data/Model_4.ods'#$plain_nn_adam.O$54]; ['file:///home/runejen/Dropbox/Skole/Master/Data/Model_5.ods'#$plain_nn_adam.O$54])" office:value-type="float" office:value="92.118" calcext:value-type="float">
            <text:p>92.12</text:p>
          </table:table-cell>
          <table:table-cell table:formula="of:=AVERAGE(['file:///home/runejen/Dropbox/Skole/Master/Data/Model_1.ods'#$plain_nn_adam.P$54]; ['file:///home/runejen/Dropbox/Skole/Master/Data/Model_2.ods'#$plain_nn_adam.P$54]; ['file:///home/runejen/Dropbox/Skole/Master/Data/Model_3.ods'#$plain_nn_adam.P$54]; ['file:///home/runejen/Dropbox/Skole/Master/Data/Model_4.ods'#$plain_nn_adam.P$54]; ['file:///home/runejen/Dropbox/Skole/Master/Data/Model_5.ods'#$plain_nn_adam.P$54])" office:value-type="float" office:value="84.24" calcext:value-type="float">
            <text:p>84.24</text:p>
          </table:table-cell>
        </table:table-row>
        <table:table-row table:style-name="ro1">
          <table:table-cell office:value-type="string" calcext:value-type="string">
            <text:p>500k</text:p>
          </table:table-cell>
          <table:table-cell table:formula="of:=AVERAGE(['file:///home/runejen/Dropbox/Skole/Master/Data/Model_1.ods'#$plain_nn_adam.F$67]; ['file:///home/runejen/Dropbox/Skole/Master/Data/Model_2.ods'#$plain_nn_adam.F$67]; ['file:///home/runejen/Dropbox/Skole/Master/Data/Model_3.ods'#$plain_nn_adam.F$67]; ['file:///home/runejen/Dropbox/Skole/Master/Data/Model_4.ods'#$plain_nn_adam.F$67]; ['file:///home/runejen/Dropbox/Skole/Master/Data/Model_5.ods'#$plain_nn_adam.F$67])" office:value-type="percentage" office:value="0.359450207315918" calcext:value-type="percentage">
            <text:p>35.95%</text:p>
          </table:table-cell>
          <table:table-cell table:formula="of:=AVERAGE(['file:///home/runejen/Dropbox/Skole/Master/Data/Model_1.ods'#$plain_nn_adam.G$67]; ['file:///home/runejen/Dropbox/Skole/Master/Data/Model_2.ods'#$plain_nn_adam.G$67]; ['file:///home/runejen/Dropbox/Skole/Master/Data/Model_3.ods'#$plain_nn_adam.G$67]; ['file:///home/runejen/Dropbox/Skole/Master/Data/Model_4.ods'#$plain_nn_adam.G$67]; ['file:///home/runejen/Dropbox/Skole/Master/Data/Model_5.ods'#$plain_nn_adam.G$67])" office:value-type="float" office:value="15.784" calcext:value-type="float">
            <text:p>15.78</text:p>
          </table:table-cell>
          <table:table-cell table:formula="of:=AVERAGE(['file:///home/runejen/Dropbox/Skole/Master/Data/Model_1.ods'#$plain_nn_adam.H$67]; ['file:///home/runejen/Dropbox/Skole/Master/Data/Model_2.ods'#$plain_nn_adam.H$67]; ['file:///home/runejen/Dropbox/Skole/Master/Data/Model_3.ods'#$plain_nn_adam.H$67]; ['file:///home/runejen/Dropbox/Skole/Master/Data/Model_4.ods'#$plain_nn_adam.H$67]; ['file:///home/runejen/Dropbox/Skole/Master/Data/Model_5.ods'#$plain_nn_adam.H$67])" office:value-type="float" office:value="35.944" calcext:value-type="float">
            <text:p>35.94</text:p>
          </table:table-cell>
          <table:table-cell table:formula="of:=AVERAGE(['file:///home/runejen/Dropbox/Skole/Master/Data/Model_1.ods'#$plain_nn_adam.I$67]; ['file:///home/runejen/Dropbox/Skole/Master/Data/Model_2.ods'#$plain_nn_adam.I$67]; ['file:///home/runejen/Dropbox/Skole/Master/Data/Model_3.ods'#$plain_nn_adam.I$67]; ['file:///home/runejen/Dropbox/Skole/Master/Data/Model_4.ods'#$plain_nn_adam.I$67]; ['file:///home/runejen/Dropbox/Skole/Master/Data/Model_5.ods'#$plain_nn_adam.I$67])" office:value-type="float" office:value="20.654" calcext:value-type="float">
            <text:p>20.65</text:p>
          </table:table-cell>
          <table:table-cell table:formula="of:=AVERAGE(['file:///home/runejen/Dropbox/Skole/Master/Data/Model_1.ods'#$plain_nn_adam.J$67]; ['file:///home/runejen/Dropbox/Skole/Master/Data/Model_2.ods'#$plain_nn_adam.J$67]; ['file:///home/runejen/Dropbox/Skole/Master/Data/Model_3.ods'#$plain_nn_adam.J$67]; ['file:///home/runejen/Dropbox/Skole/Master/Data/Model_4.ods'#$plain_nn_adam.J$67]; ['file:///home/runejen/Dropbox/Skole/Master/Data/Model_5.ods'#$plain_nn_adam.J$67])" office:value-type="percentage" office:value="0.868100933325593" calcext:value-type="percentage">
            <text:p>86.81%</text:p>
          </table:table-cell>
          <table:table-cell table:formula="of:=AVERAGE(['file:///home/runejen/Dropbox/Skole/Master/Data/Model_1.ods'#$plain_nn_adam.K$67]; ['file:///home/runejen/Dropbox/Skole/Master/Data/Model_2.ods'#$plain_nn_adam.K$67]; ['file:///home/runejen/Dropbox/Skole/Master/Data/Model_3.ods'#$plain_nn_adam.K$67]; ['file:///home/runejen/Dropbox/Skole/Master/Data/Model_4.ods'#$plain_nn_adam.K$67]; ['file:///home/runejen/Dropbox/Skole/Master/Data/Model_5.ods'#$plain_nn_adam.K$67])" office:value-type="float" office:value="96.146" calcext:value-type="float">
            <text:p>96.15</text:p>
          </table:table-cell>
          <table:table-cell table:formula="of:=AVERAGE(['file:///home/runejen/Dropbox/Skole/Master/Data/Model_1.ods'#$plain_nn_adam.L$67]; ['file:///home/runejen/Dropbox/Skole/Master/Data/Model_2.ods'#$plain_nn_adam.L$67]; ['file:///home/runejen/Dropbox/Skole/Master/Data/Model_3.ods'#$plain_nn_adam.L$67]; ['file:///home/runejen/Dropbox/Skole/Master/Data/Model_4.ods'#$plain_nn_adam.L$67]; ['file:///home/runejen/Dropbox/Skole/Master/Data/Model_5.ods'#$plain_nn_adam.L$67])" office:value-type="float" office:value="86.81" calcext:value-type="float">
            <text:p>86.81</text:p>
          </table:table-cell>
          <table:table-cell table:formula="of:=AVERAGE(['file:///home/runejen/Dropbox/Skole/Master/Data/Model_1.ods'#$plain_nn_adam.M$67]; ['file:///home/runejen/Dropbox/Skole/Master/Data/Model_2.ods'#$plain_nn_adam.M$67]; ['file:///home/runejen/Dropbox/Skole/Master/Data/Model_3.ods'#$plain_nn_adam.M$67]; ['file:///home/runejen/Dropbox/Skole/Master/Data/Model_4.ods'#$plain_nn_adam.M$67]; ['file:///home/runejen/Dropbox/Skole/Master/Data/Model_5.ods'#$plain_nn_adam.M$67])" office:value-type="float" office:value="91.184" calcext:value-type="float">
            <text:p>91.18</text:p>
          </table:table-cell>
          <table:table-cell table:formula="of:=AVERAGE(['file:///home/runejen/Dropbox/Skole/Master/Data/Model_1.ods'#$plain_nn_adam.N$67]; ['file:///home/runejen/Dropbox/Skole/Master/Data/Model_2.ods'#$plain_nn_adam.N$67]; ['file:///home/runejen/Dropbox/Skole/Master/Data/Model_3.ods'#$plain_nn_adam.N$67]; ['file:///home/runejen/Dropbox/Skole/Master/Data/Model_4.ods'#$plain_nn_adam.N$67]; ['file:///home/runejen/Dropbox/Skole/Master/Data/Model_5.ods'#$plain_nn_adam.N$67])" office:value-type="float" office:value="87.648" calcext:value-type="float">
            <text:p>87.65</text:p>
          </table:table-cell>
          <table:table-cell table:formula="of:=AVERAGE(['file:///home/runejen/Dropbox/Skole/Master/Data/Model_1.ods'#$plain_nn_adam.O$67]; ['file:///home/runejen/Dropbox/Skole/Master/Data/Model_2.ods'#$plain_nn_adam.O$67]; ['file:///home/runejen/Dropbox/Skole/Master/Data/Model_3.ods'#$plain_nn_adam.O$67]; ['file:///home/runejen/Dropbox/Skole/Master/Data/Model_4.ods'#$plain_nn_adam.O$67]; ['file:///home/runejen/Dropbox/Skole/Master/Data/Model_5.ods'#$plain_nn_adam.O$67])" office:value-type="float" office:value="92.12" calcext:value-type="float">
            <text:p>92.12</text:p>
          </table:table-cell>
          <table:table-cell table:formula="of:=AVERAGE(['file:///home/runejen/Dropbox/Skole/Master/Data/Model_1.ods'#$plain_nn_adam.P$67]; ['file:///home/runejen/Dropbox/Skole/Master/Data/Model_2.ods'#$plain_nn_adam.P$67]; ['file:///home/runejen/Dropbox/Skole/Master/Data/Model_3.ods'#$plain_nn_adam.P$67]; ['file:///home/runejen/Dropbox/Skole/Master/Data/Model_4.ods'#$plain_nn_adam.P$67]; ['file:///home/runejen/Dropbox/Skole/Master/Data/Model_5.ods'#$plain_nn_adam.P$67])" office:value-type="float" office:value="84.166" calcext:value-type="float">
            <text:p>84.17</text:p>
          </table:table-cell>
        </table:table-row>
        <table:table-row table:style-name="ro1">
          <table:table-cell office:value-type="string" calcext:value-type="string">
            <text:p>conf</text:p>
          </table:table-cell>
          <table:table-cell table:number-columns-repeated="11"/>
        </table:table-row>
        <table:table-row table:style-name="ro1">
          <table:table-cell table:style-name="ce3" office:value-type="float" office:value="0.1" calcext:value-type="float">
            <text:p>0.1</text:p>
          </table:table-cell>
          <table:table-cell table:formula="of:=AVERAGE(['file:///home/runejen/Dropbox/Skole/Master/Data/Model_1.ods'#$plain_nn_adam.F59]; ['file:///home/runejen/Dropbox/Skole/Master/Data/Model_2.ods'#$plain_nn_adam.F59]; ['file:///home/runejen/Dropbox/Skole/Master/Data/Model_3.ods'#$plain_nn_adam.F59]; ['file:///home/runejen/Dropbox/Skole/Master/Data/Model_4.ods'#$plain_nn_adam.F59]; ['file:///home/runejen/Dropbox/Skole/Master/Data/Model_5.ods'#$plain_nn_adam.F59])" office:value-type="percentage" office:value="0.432063244741401" calcext:value-type="percentage">
            <text:p>43.21%</text:p>
          </table:table-cell>
          <table:table-cell table:formula="of:=AVERAGE(['file:///home/runejen/Dropbox/Skole/Master/Data/Model_1.ods'#$plain_nn_adam.G59]; ['file:///home/runejen/Dropbox/Skole/Master/Data/Model_2.ods'#$plain_nn_adam.G59]; ['file:///home/runejen/Dropbox/Skole/Master/Data/Model_3.ods'#$plain_nn_adam.G59]; ['file:///home/runejen/Dropbox/Skole/Master/Data/Model_4.ods'#$plain_nn_adam.G59]; ['file:///home/runejen/Dropbox/Skole/Master/Data/Model_5.ods'#$plain_nn_adam.G59])" office:value-type="float" office:value="11.31" calcext:value-type="float">
            <text:p>11.31</text:p>
          </table:table-cell>
          <table:table-cell table:formula="of:=AVERAGE(['file:///home/runejen/Dropbox/Skole/Master/Data/Model_1.ods'#$plain_nn_adam.H59]; ['file:///home/runejen/Dropbox/Skole/Master/Data/Model_2.ods'#$plain_nn_adam.H59]; ['file:///home/runejen/Dropbox/Skole/Master/Data/Model_3.ods'#$plain_nn_adam.H59]; ['file:///home/runejen/Dropbox/Skole/Master/Data/Model_4.ods'#$plain_nn_adam.H59]; ['file:///home/runejen/Dropbox/Skole/Master/Data/Model_5.ods'#$plain_nn_adam.H59])" office:value-type="float" office:value="43.206" calcext:value-type="float">
            <text:p>43.21</text:p>
          </table:table-cell>
          <table:table-cell table:formula="of:=AVERAGE(['file:///home/runejen/Dropbox/Skole/Master/Data/Model_1.ods'#$plain_nn_adam.I59]; ['file:///home/runejen/Dropbox/Skole/Master/Data/Model_2.ods'#$plain_nn_adam.I59]; ['file:///home/runejen/Dropbox/Skole/Master/Data/Model_3.ods'#$plain_nn_adam.I59]; ['file:///home/runejen/Dropbox/Skole/Master/Data/Model_4.ods'#$plain_nn_adam.I59]; ['file:///home/runejen/Dropbox/Skole/Master/Data/Model_5.ods'#$plain_nn_adam.I59])" office:value-type="float" office:value="17.27" calcext:value-type="float">
            <text:p>17.27</text:p>
          </table:table-cell>
          <table:table-cell table:formula="of:=AVERAGE(['file:///home/runejen/Dropbox/Skole/Master/Data/Model_1.ods'#$plain_nn_adam.J59]; ['file:///home/runejen/Dropbox/Skole/Master/Data/Model_2.ods'#$plain_nn_adam.J59]; ['file:///home/runejen/Dropbox/Skole/Master/Data/Model_3.ods'#$plain_nn_adam.J59]; ['file:///home/runejen/Dropbox/Skole/Master/Data/Model_4.ods'#$plain_nn_adam.J59]; ['file:///home/runejen/Dropbox/Skole/Master/Data/Model_5.ods'#$plain_nn_adam.J59])" office:value-type="percentage" office:value="0.781313383347047" calcext:value-type="percentage">
            <text:p>78.13%</text:p>
          </table:table-cell>
          <table:table-cell table:formula="of:=AVERAGE(['file:///home/runejen/Dropbox/Skole/Master/Data/Model_1.ods'#$plain_nn_adam.K59]; ['file:///home/runejen/Dropbox/Skole/Master/Data/Model_2.ods'#$plain_nn_adam.K59]; ['file:///home/runejen/Dropbox/Skole/Master/Data/Model_3.ods'#$plain_nn_adam.K59]; ['file:///home/runejen/Dropbox/Skole/Master/Data/Model_4.ods'#$plain_nn_adam.K59]; ['file:///home/runejen/Dropbox/Skole/Master/Data/Model_5.ods'#$plain_nn_adam.K59])" office:value-type="float" office:value="96.182" calcext:value-type="float">
            <text:p>96.18</text:p>
          </table:table-cell>
          <table:table-cell table:formula="of:=AVERAGE(['file:///home/runejen/Dropbox/Skole/Master/Data/Model_1.ods'#$plain_nn_adam.L59]; ['file:///home/runejen/Dropbox/Skole/Master/Data/Model_2.ods'#$plain_nn_adam.L59]; ['file:///home/runejen/Dropbox/Skole/Master/Data/Model_3.ods'#$plain_nn_adam.L59]; ['file:///home/runejen/Dropbox/Skole/Master/Data/Model_4.ods'#$plain_nn_adam.L59]; ['file:///home/runejen/Dropbox/Skole/Master/Data/Model_5.ods'#$plain_nn_adam.L59])" office:value-type="float" office:value="78.132" calcext:value-type="float">
            <text:p>78.13</text:p>
          </table:table-cell>
          <table:table-cell table:formula="of:=AVERAGE(['file:///home/runejen/Dropbox/Skole/Master/Data/Model_1.ods'#$plain_nn_adam.M59]; ['file:///home/runejen/Dropbox/Skole/Master/Data/Model_2.ods'#$plain_nn_adam.M59]; ['file:///home/runejen/Dropbox/Skole/Master/Data/Model_3.ods'#$plain_nn_adam.M59]; ['file:///home/runejen/Dropbox/Skole/Master/Data/Model_4.ods'#$plain_nn_adam.M59]; ['file:///home/runejen/Dropbox/Skole/Master/Data/Model_5.ods'#$plain_nn_adam.M59])" office:value-type="float" office:value="86.156" calcext:value-type="float">
            <text:p>86.16</text:p>
          </table:table-cell>
          <table:table-cell table:formula="of:=AVERAGE(['file:///home/runejen/Dropbox/Skole/Master/Data/Model_1.ods'#$plain_nn_adam.N59]; ['file:///home/runejen/Dropbox/Skole/Master/Data/Model_2.ods'#$plain_nn_adam.N59]; ['file:///home/runejen/Dropbox/Skole/Master/Data/Model_3.ods'#$plain_nn_adam.N59]; ['file:///home/runejen/Dropbox/Skole/Master/Data/Model_4.ods'#$plain_nn_adam.N59]; ['file:///home/runejen/Dropbox/Skole/Master/Data/Model_5.ods'#$plain_nn_adam.N59])" office:value-type="float" office:value="82.66" calcext:value-type="float">
            <text:p>82.66</text:p>
          </table:table-cell>
          <table:table-cell table:formula="of:=AVERAGE(['file:///home/runejen/Dropbox/Skole/Master/Data/Model_1.ods'#$plain_nn_adam.O59]; ['file:///home/runejen/Dropbox/Skole/Master/Data/Model_2.ods'#$plain_nn_adam.O59]; ['file:///home/runejen/Dropbox/Skole/Master/Data/Model_3.ods'#$plain_nn_adam.O59]; ['file:///home/runejen/Dropbox/Skole/Master/Data/Model_4.ods'#$plain_nn_adam.O59]; ['file:///home/runejen/Dropbox/Skole/Master/Data/Model_5.ods'#$plain_nn_adam.O59])" office:value-type="float" office:value="91.842" calcext:value-type="float">
            <text:p>91.84</text:p>
          </table:table-cell>
          <table:table-cell table:formula="of:=AVERAGE(['file:///home/runejen/Dropbox/Skole/Master/Data/Model_1.ods'#$plain_nn_adam.P59]; ['file:///home/runejen/Dropbox/Skole/Master/Data/Model_2.ods'#$plain_nn_adam.P59]; ['file:///home/runejen/Dropbox/Skole/Master/Data/Model_3.ods'#$plain_nn_adam.P59]; ['file:///home/runejen/Dropbox/Skole/Master/Data/Model_4.ods'#$plain_nn_adam.P59]; ['file:///home/runejen/Dropbox/Skole/Master/Data/Model_5.ods'#$plain_nn_adam.P59])" office:value-type="float" office:value="76.324" calcext:value-type="float">
            <text:p>76.32</text:p>
          </table:table-cell>
        </table:table-row>
        <table:table-row table:style-name="ro1">
          <table:table-cell table:style-name="ce3" office:value-type="float" office:value="0.2" calcext:value-type="float">
            <text:p>0.2</text:p>
          </table:table-cell>
          <table:table-cell table:formula="of:=AVERAGE(['file:///home/runejen/Dropbox/Skole/Master/Data/Model_1.ods'#$plain_nn_adam.F60]; ['file:///home/runejen/Dropbox/Skole/Master/Data/Model_2.ods'#$plain_nn_adam.F60]; ['file:///home/runejen/Dropbox/Skole/Master/Data/Model_3.ods'#$plain_nn_adam.F60]; ['file:///home/runejen/Dropbox/Skole/Master/Data/Model_4.ods'#$plain_nn_adam.F60]; ['file:///home/runejen/Dropbox/Skole/Master/Data/Model_5.ods'#$plain_nn_adam.F60])" office:value-type="percentage" office:value="0.426474083123949" calcext:value-type="percentage">
            <text:p>42.65%</text:p>
          </table:table-cell>
          <table:table-cell table:formula="of:=AVERAGE(['file:///home/runejen/Dropbox/Skole/Master/Data/Model_1.ods'#$plain_nn_adam.G60]; ['file:///home/runejen/Dropbox/Skole/Master/Data/Model_2.ods'#$plain_nn_adam.G60]; ['file:///home/runejen/Dropbox/Skole/Master/Data/Model_3.ods'#$plain_nn_adam.G60]; ['file:///home/runejen/Dropbox/Skole/Master/Data/Model_4.ods'#$plain_nn_adam.G60]; ['file:///home/runejen/Dropbox/Skole/Master/Data/Model_5.ods'#$plain_nn_adam.G60])" office:value-type="float" office:value="11.652" calcext:value-type="float">
            <text:p>11.65</text:p>
          </table:table-cell>
          <table:table-cell table:formula="of:=AVERAGE(['file:///home/runejen/Dropbox/Skole/Master/Data/Model_1.ods'#$plain_nn_adam.H60]; ['file:///home/runejen/Dropbox/Skole/Master/Data/Model_2.ods'#$plain_nn_adam.H60]; ['file:///home/runejen/Dropbox/Skole/Master/Data/Model_3.ods'#$plain_nn_adam.H60]; ['file:///home/runejen/Dropbox/Skole/Master/Data/Model_4.ods'#$plain_nn_adam.H60]; ['file:///home/runejen/Dropbox/Skole/Master/Data/Model_5.ods'#$plain_nn_adam.H60])" office:value-type="float" office:value="42.646" calcext:value-type="float">
            <text:p>42.65</text:p>
          </table:table-cell>
          <table:table-cell table:formula="of:=AVERAGE(['file:///home/runejen/Dropbox/Skole/Master/Data/Model_1.ods'#$plain_nn_adam.I60]; ['file:///home/runejen/Dropbox/Skole/Master/Data/Model_2.ods'#$plain_nn_adam.I60]; ['file:///home/runejen/Dropbox/Skole/Master/Data/Model_3.ods'#$plain_nn_adam.I60]; ['file:///home/runejen/Dropbox/Skole/Master/Data/Model_4.ods'#$plain_nn_adam.I60]; ['file:///home/runejen/Dropbox/Skole/Master/Data/Model_5.ods'#$plain_nn_adam.I60])" office:value-type="float" office:value="17.608" calcext:value-type="float">
            <text:p>17.61</text:p>
          </table:table-cell>
          <table:table-cell table:formula="of:=AVERAGE(['file:///home/runejen/Dropbox/Skole/Master/Data/Model_1.ods'#$plain_nn_adam.J60]; ['file:///home/runejen/Dropbox/Skole/Master/Data/Model_2.ods'#$plain_nn_adam.J60]; ['file:///home/runejen/Dropbox/Skole/Master/Data/Model_3.ods'#$plain_nn_adam.J60]; ['file:///home/runejen/Dropbox/Skole/Master/Data/Model_4.ods'#$plain_nn_adam.J60]; ['file:///home/runejen/Dropbox/Skole/Master/Data/Model_5.ods'#$plain_nn_adam.J60])" office:value-type="percentage" office:value="0.790796861097068" calcext:value-type="percentage">
            <text:p>79.08%</text:p>
          </table:table-cell>
          <table:table-cell table:formula="of:=AVERAGE(['file:///home/runejen/Dropbox/Skole/Master/Data/Model_1.ods'#$plain_nn_adam.K60]; ['file:///home/runejen/Dropbox/Skole/Master/Data/Model_2.ods'#$plain_nn_adam.K60]; ['file:///home/runejen/Dropbox/Skole/Master/Data/Model_3.ods'#$plain_nn_adam.K60]; ['file:///home/runejen/Dropbox/Skole/Master/Data/Model_4.ods'#$plain_nn_adam.K60]; ['file:///home/runejen/Dropbox/Skole/Master/Data/Model_5.ods'#$plain_nn_adam.K60])" office:value-type="float" office:value="96.192" calcext:value-type="float">
            <text:p>96.19</text:p>
          </table:table-cell>
          <table:table-cell table:formula="of:=AVERAGE(['file:///home/runejen/Dropbox/Skole/Master/Data/Model_1.ods'#$plain_nn_adam.L60]; ['file:///home/runejen/Dropbox/Skole/Master/Data/Model_2.ods'#$plain_nn_adam.L60]; ['file:///home/runejen/Dropbox/Skole/Master/Data/Model_3.ods'#$plain_nn_adam.L60]; ['file:///home/runejen/Dropbox/Skole/Master/Data/Model_4.ods'#$plain_nn_adam.L60]; ['file:///home/runejen/Dropbox/Skole/Master/Data/Model_5.ods'#$plain_nn_adam.L60])" office:value-type="float" office:value="79.078" calcext:value-type="float">
            <text:p>79.08</text:p>
          </table:table-cell>
          <table:table-cell table:formula="of:=AVERAGE(['file:///home/runejen/Dropbox/Skole/Master/Data/Model_1.ods'#$plain_nn_adam.M60]; ['file:///home/runejen/Dropbox/Skole/Master/Data/Model_2.ods'#$plain_nn_adam.M60]; ['file:///home/runejen/Dropbox/Skole/Master/Data/Model_3.ods'#$plain_nn_adam.M60]; ['file:///home/runejen/Dropbox/Skole/Master/Data/Model_4.ods'#$plain_nn_adam.M60]; ['file:///home/runejen/Dropbox/Skole/Master/Data/Model_5.ods'#$plain_nn_adam.M60])" office:value-type="float" office:value="86.734" calcext:value-type="float">
            <text:p>86.73</text:p>
          </table:table-cell>
          <table:table-cell table:formula="of:=AVERAGE(['file:///home/runejen/Dropbox/Skole/Master/Data/Model_1.ods'#$plain_nn_adam.N60]; ['file:///home/runejen/Dropbox/Skole/Master/Data/Model_2.ods'#$plain_nn_adam.N60]; ['file:///home/runejen/Dropbox/Skole/Master/Data/Model_3.ods'#$plain_nn_adam.N60]; ['file:///home/runejen/Dropbox/Skole/Master/Data/Model_4.ods'#$plain_nn_adam.N60]; ['file:///home/runejen/Dropbox/Skole/Master/Data/Model_5.ods'#$plain_nn_adam.N60])" office:value-type="float" office:value="83.23" calcext:value-type="float">
            <text:p>83.23</text:p>
          </table:table-cell>
          <table:table-cell table:formula="of:=AVERAGE(['file:///home/runejen/Dropbox/Skole/Master/Data/Model_1.ods'#$plain_nn_adam.O60]; ['file:///home/runejen/Dropbox/Skole/Master/Data/Model_2.ods'#$plain_nn_adam.O60]; ['file:///home/runejen/Dropbox/Skole/Master/Data/Model_3.ods'#$plain_nn_adam.O60]; ['file:///home/runejen/Dropbox/Skole/Master/Data/Model_4.ods'#$plain_nn_adam.O60]; ['file:///home/runejen/Dropbox/Skole/Master/Data/Model_5.ods'#$plain_nn_adam.O60])" office:value-type="float" office:value="91.876" calcext:value-type="float">
            <text:p>91.88</text:p>
          </table:table-cell>
          <table:table-cell table:formula="of:=AVERAGE(['file:///home/runejen/Dropbox/Skole/Master/Data/Model_1.ods'#$plain_nn_adam.P60]; ['file:///home/runejen/Dropbox/Skole/Master/Data/Model_2.ods'#$plain_nn_adam.P60]; ['file:///home/runejen/Dropbox/Skole/Master/Data/Model_3.ods'#$plain_nn_adam.P60]; ['file:///home/runejen/Dropbox/Skole/Master/Data/Model_4.ods'#$plain_nn_adam.P60]; ['file:///home/runejen/Dropbox/Skole/Master/Data/Model_5.ods'#$plain_nn_adam.P60])" office:value-type="float" office:value="77.192" calcext:value-type="float">
            <text:p>77.19</text:p>
          </table:table-cell>
        </table:table-row>
        <table:table-row table:style-name="ro1">
          <table:table-cell table:style-name="ce3" office:value-type="float" office:value="0.3" calcext:value-type="float">
            <text:p>0.3</text:p>
          </table:table-cell>
          <table:table-cell table:formula="of:=AVERAGE(['file:///home/runejen/Dropbox/Skole/Master/Data/Model_1.ods'#$plain_nn_adam.F61]; ['file:///home/runejen/Dropbox/Skole/Master/Data/Model_2.ods'#$plain_nn_adam.F61]; ['file:///home/runejen/Dropbox/Skole/Master/Data/Model_3.ods'#$plain_nn_adam.F61]; ['file:///home/runejen/Dropbox/Skole/Master/Data/Model_4.ods'#$plain_nn_adam.F61]; ['file:///home/runejen/Dropbox/Skole/Master/Data/Model_5.ods'#$plain_nn_adam.F61])" office:value-type="percentage" office:value="0.422153421392814" calcext:value-type="percentage">
            <text:p>42.22%</text:p>
          </table:table-cell>
          <table:table-cell table:formula="of:=AVERAGE(['file:///home/runejen/Dropbox/Skole/Master/Data/Model_1.ods'#$plain_nn_adam.G61]; ['file:///home/runejen/Dropbox/Skole/Master/Data/Model_2.ods'#$plain_nn_adam.G61]; ['file:///home/runejen/Dropbox/Skole/Master/Data/Model_3.ods'#$plain_nn_adam.G61]; ['file:///home/runejen/Dropbox/Skole/Master/Data/Model_4.ods'#$plain_nn_adam.G61]; ['file:///home/runejen/Dropbox/Skole/Master/Data/Model_5.ods'#$plain_nn_adam.G61])" office:value-type="float" office:value="11.914" calcext:value-type="float">
            <text:p>11.91</text:p>
          </table:table-cell>
          <table:table-cell table:formula="of:=AVERAGE(['file:///home/runejen/Dropbox/Skole/Master/Data/Model_1.ods'#$plain_nn_adam.H61]; ['file:///home/runejen/Dropbox/Skole/Master/Data/Model_2.ods'#$plain_nn_adam.H61]; ['file:///home/runejen/Dropbox/Skole/Master/Data/Model_3.ods'#$plain_nn_adam.H61]; ['file:///home/runejen/Dropbox/Skole/Master/Data/Model_4.ods'#$plain_nn_adam.H61]; ['file:///home/runejen/Dropbox/Skole/Master/Data/Model_5.ods'#$plain_nn_adam.H61])" office:value-type="float" office:value="42.216" calcext:value-type="float">
            <text:p>42.22</text:p>
          </table:table-cell>
          <table:table-cell table:formula="of:=AVERAGE(['file:///home/runejen/Dropbox/Skole/Master/Data/Model_1.ods'#$plain_nn_adam.I61]; ['file:///home/runejen/Dropbox/Skole/Master/Data/Model_2.ods'#$plain_nn_adam.I61]; ['file:///home/runejen/Dropbox/Skole/Master/Data/Model_3.ods'#$plain_nn_adam.I61]; ['file:///home/runejen/Dropbox/Skole/Master/Data/Model_4.ods'#$plain_nn_adam.I61]; ['file:///home/runejen/Dropbox/Skole/Master/Data/Model_5.ods'#$plain_nn_adam.I61])" office:value-type="float" office:value="17.866" calcext:value-type="float">
            <text:p>17.87</text:p>
          </table:table-cell>
          <table:table-cell table:formula="of:=AVERAGE(['file:///home/runejen/Dropbox/Skole/Master/Data/Model_1.ods'#$plain_nn_adam.J61]; ['file:///home/runejen/Dropbox/Skole/Master/Data/Model_2.ods'#$plain_nn_adam.J61]; ['file:///home/runejen/Dropbox/Skole/Master/Data/Model_3.ods'#$plain_nn_adam.J61]; ['file:///home/runejen/Dropbox/Skole/Master/Data/Model_4.ods'#$plain_nn_adam.J61]; ['file:///home/runejen/Dropbox/Skole/Master/Data/Model_5.ods'#$plain_nn_adam.J61])" office:value-type="percentage" office:value="0.797893020127236" calcext:value-type="percentage">
            <text:p>79.79%</text:p>
          </table:table-cell>
          <table:table-cell table:formula="of:=AVERAGE(['file:///home/runejen/Dropbox/Skole/Master/Data/Model_1.ods'#$plain_nn_adam.K61]; ['file:///home/runejen/Dropbox/Skole/Master/Data/Model_2.ods'#$plain_nn_adam.K61]; ['file:///home/runejen/Dropbox/Skole/Master/Data/Model_3.ods'#$plain_nn_adam.K61]; ['file:///home/runejen/Dropbox/Skole/Master/Data/Model_4.ods'#$plain_nn_adam.K61]; ['file:///home/runejen/Dropbox/Skole/Master/Data/Model_5.ods'#$plain_nn_adam.K61])" office:value-type="float" office:value="96.2" calcext:value-type="float">
            <text:p>96.20</text:p>
          </table:table-cell>
          <table:table-cell table:formula="of:=AVERAGE(['file:///home/runejen/Dropbox/Skole/Master/Data/Model_1.ods'#$plain_nn_adam.L61]; ['file:///home/runejen/Dropbox/Skole/Master/Data/Model_2.ods'#$plain_nn_adam.L61]; ['file:///home/runejen/Dropbox/Skole/Master/Data/Model_3.ods'#$plain_nn_adam.L61]; ['file:///home/runejen/Dropbox/Skole/Master/Data/Model_4.ods'#$plain_nn_adam.L61]; ['file:///home/runejen/Dropbox/Skole/Master/Data/Model_5.ods'#$plain_nn_adam.L61])" office:value-type="float" office:value="79.79" calcext:value-type="float">
            <text:p>79.79</text:p>
          </table:table-cell>
          <table:table-cell table:formula="of:=AVERAGE(['file:///home/runejen/Dropbox/Skole/Master/Data/Model_1.ods'#$plain_nn_adam.M61]; ['file:///home/runejen/Dropbox/Skole/Master/Data/Model_2.ods'#$plain_nn_adam.M61]; ['file:///home/runejen/Dropbox/Skole/Master/Data/Model_3.ods'#$plain_nn_adam.M61]; ['file:///home/runejen/Dropbox/Skole/Master/Data/Model_4.ods'#$plain_nn_adam.M61]; ['file:///home/runejen/Dropbox/Skole/Master/Data/Model_5.ods'#$plain_nn_adam.M61])" office:value-type="float" office:value="87.168" calcext:value-type="float">
            <text:p>87.17</text:p>
          </table:table-cell>
          <table:table-cell table:formula="of:=AVERAGE(['file:///home/runejen/Dropbox/Skole/Master/Data/Model_1.ods'#$plain_nn_adam.N61]; ['file:///home/runejen/Dropbox/Skole/Master/Data/Model_2.ods'#$plain_nn_adam.N61]; ['file:///home/runejen/Dropbox/Skole/Master/Data/Model_3.ods'#$plain_nn_adam.N61]; ['file:///home/runejen/Dropbox/Skole/Master/Data/Model_4.ods'#$plain_nn_adam.N61]; ['file:///home/runejen/Dropbox/Skole/Master/Data/Model_5.ods'#$plain_nn_adam.N61])" office:value-type="float" office:value="83.656" calcext:value-type="float">
            <text:p>83.66</text:p>
          </table:table-cell>
          <table:table-cell table:formula="of:=AVERAGE(['file:///home/runejen/Dropbox/Skole/Master/Data/Model_1.ods'#$plain_nn_adam.O61]; ['file:///home/runejen/Dropbox/Skole/Master/Data/Model_2.ods'#$plain_nn_adam.O61]; ['file:///home/runejen/Dropbox/Skole/Master/Data/Model_3.ods'#$plain_nn_adam.O61]; ['file:///home/runejen/Dropbox/Skole/Master/Data/Model_4.ods'#$plain_nn_adam.O61]; ['file:///home/runejen/Dropbox/Skole/Master/Data/Model_5.ods'#$plain_nn_adam.O61])" office:value-type="float" office:value="91.9" calcext:value-type="float">
            <text:p>91.90</text:p>
          </table:table-cell>
          <table:table-cell table:formula="of:=AVERAGE(['file:///home/runejen/Dropbox/Skole/Master/Data/Model_1.ods'#$plain_nn_adam.P61]; ['file:///home/runejen/Dropbox/Skole/Master/Data/Model_2.ods'#$plain_nn_adam.P61]; ['file:///home/runejen/Dropbox/Skole/Master/Data/Model_3.ods'#$plain_nn_adam.P61]; ['file:///home/runejen/Dropbox/Skole/Master/Data/Model_4.ods'#$plain_nn_adam.P61]; ['file:///home/runejen/Dropbox/Skole/Master/Data/Model_5.ods'#$plain_nn_adam.P61])" office:value-type="float" office:value="77.844" calcext:value-type="float">
            <text:p>77.84</text:p>
          </table:table-cell>
        </table:table-row>
        <table:table-row table:style-name="ro1">
          <table:table-cell table:style-name="ce3" office:value-type="float" office:value="0.4" calcext:value-type="float">
            <text:p>0.4</text:p>
          </table:table-cell>
          <table:table-cell table:formula="of:=AVERAGE(['file:///home/runejen/Dropbox/Skole/Master/Data/Model_1.ods'#$plain_nn_adam.F62]; ['file:///home/runejen/Dropbox/Skole/Master/Data/Model_2.ods'#$plain_nn_adam.F62]; ['file:///home/runejen/Dropbox/Skole/Master/Data/Model_3.ods'#$plain_nn_adam.F62]; ['file:///home/runejen/Dropbox/Skole/Master/Data/Model_4.ods'#$plain_nn_adam.F62]; ['file:///home/runejen/Dropbox/Skole/Master/Data/Model_5.ods'#$plain_nn_adam.F62])" office:value-type="percentage" office:value="0.417963275202248" calcext:value-type="percentage">
            <text:p>41.80%</text:p>
          </table:table-cell>
          <table:table-cell table:formula="of:=AVERAGE(['file:///home/runejen/Dropbox/Skole/Master/Data/Model_1.ods'#$plain_nn_adam.G62]; ['file:///home/runejen/Dropbox/Skole/Master/Data/Model_2.ods'#$plain_nn_adam.G62]; ['file:///home/runejen/Dropbox/Skole/Master/Data/Model_3.ods'#$plain_nn_adam.G62]; ['file:///home/runejen/Dropbox/Skole/Master/Data/Model_4.ods'#$plain_nn_adam.G62]; ['file:///home/runejen/Dropbox/Skole/Master/Data/Model_5.ods'#$plain_nn_adam.G62])" office:value-type="float" office:value="12.16" calcext:value-type="float">
            <text:p>12.16</text:p>
          </table:table-cell>
          <table:table-cell table:formula="of:=AVERAGE(['file:///home/runejen/Dropbox/Skole/Master/Data/Model_1.ods'#$plain_nn_adam.H62]; ['file:///home/runejen/Dropbox/Skole/Master/Data/Model_2.ods'#$plain_nn_adam.H62]; ['file:///home/runejen/Dropbox/Skole/Master/Data/Model_3.ods'#$plain_nn_adam.H62]; ['file:///home/runejen/Dropbox/Skole/Master/Data/Model_4.ods'#$plain_nn_adam.H62]; ['file:///home/runejen/Dropbox/Skole/Master/Data/Model_5.ods'#$plain_nn_adam.H62])" office:value-type="float" office:value="41.796" calcext:value-type="float">
            <text:p>41.80</text:p>
          </table:table-cell>
          <table:table-cell table:formula="of:=AVERAGE(['file:///home/runejen/Dropbox/Skole/Master/Data/Model_1.ods'#$plain_nn_adam.I62]; ['file:///home/runejen/Dropbox/Skole/Master/Data/Model_2.ods'#$plain_nn_adam.I62]; ['file:///home/runejen/Dropbox/Skole/Master/Data/Model_3.ods'#$plain_nn_adam.I62]; ['file:///home/runejen/Dropbox/Skole/Master/Data/Model_4.ods'#$plain_nn_adam.I62]; ['file:///home/runejen/Dropbox/Skole/Master/Data/Model_5.ods'#$plain_nn_adam.I62])" office:value-type="float" office:value="18.104" calcext:value-type="float">
            <text:p>18.10</text:p>
          </table:table-cell>
          <table:table-cell table:formula="of:=AVERAGE(['file:///home/runejen/Dropbox/Skole/Master/Data/Model_1.ods'#$plain_nn_adam.J62]; ['file:///home/runejen/Dropbox/Skole/Master/Data/Model_2.ods'#$plain_nn_adam.J62]; ['file:///home/runejen/Dropbox/Skole/Master/Data/Model_3.ods'#$plain_nn_adam.J62]; ['file:///home/runejen/Dropbox/Skole/Master/Data/Model_4.ods'#$plain_nn_adam.J62]; ['file:///home/runejen/Dropbox/Skole/Master/Data/Model_5.ods'#$plain_nn_adam.J62])" office:value-type="percentage" office:value="0.804135186440233" calcext:value-type="percentage">
            <text:p>80.41%</text:p>
          </table:table-cell>
          <table:table-cell table:formula="of:=AVERAGE(['file:///home/runejen/Dropbox/Skole/Master/Data/Model_1.ods'#$plain_nn_adam.K62]; ['file:///home/runejen/Dropbox/Skole/Master/Data/Model_2.ods'#$plain_nn_adam.K62]; ['file:///home/runejen/Dropbox/Skole/Master/Data/Model_3.ods'#$plain_nn_adam.K62]; ['file:///home/runejen/Dropbox/Skole/Master/Data/Model_4.ods'#$plain_nn_adam.K62]; ['file:///home/runejen/Dropbox/Skole/Master/Data/Model_5.ods'#$plain_nn_adam.K62])" office:value-type="float" office:value="96.208" calcext:value-type="float">
            <text:p>96.21</text:p>
          </table:table-cell>
          <table:table-cell table:formula="of:=AVERAGE(['file:///home/runejen/Dropbox/Skole/Master/Data/Model_1.ods'#$plain_nn_adam.L62]; ['file:///home/runejen/Dropbox/Skole/Master/Data/Model_2.ods'#$plain_nn_adam.L62]; ['file:///home/runejen/Dropbox/Skole/Master/Data/Model_3.ods'#$plain_nn_adam.L62]; ['file:///home/runejen/Dropbox/Skole/Master/Data/Model_4.ods'#$plain_nn_adam.L62]; ['file:///home/runejen/Dropbox/Skole/Master/Data/Model_5.ods'#$plain_nn_adam.L62])" office:value-type="float" office:value="80.414" calcext:value-type="float">
            <text:p>80.41</text:p>
          </table:table-cell>
          <table:table-cell table:formula="of:=AVERAGE(['file:///home/runejen/Dropbox/Skole/Master/Data/Model_1.ods'#$plain_nn_adam.M62]; ['file:///home/runejen/Dropbox/Skole/Master/Data/Model_2.ods'#$plain_nn_adam.M62]; ['file:///home/runejen/Dropbox/Skole/Master/Data/Model_3.ods'#$plain_nn_adam.M62]; ['file:///home/runejen/Dropbox/Skole/Master/Data/Model_4.ods'#$plain_nn_adam.M62]; ['file:///home/runejen/Dropbox/Skole/Master/Data/Model_5.ods'#$plain_nn_adam.M62])" office:value-type="float" office:value="87.542" calcext:value-type="float">
            <text:p>87.54</text:p>
          </table:table-cell>
          <table:table-cell table:formula="of:=AVERAGE(['file:///home/runejen/Dropbox/Skole/Master/Data/Model_1.ods'#$plain_nn_adam.N62]; ['file:///home/runejen/Dropbox/Skole/Master/Data/Model_2.ods'#$plain_nn_adam.N62]; ['file:///home/runejen/Dropbox/Skole/Master/Data/Model_3.ods'#$plain_nn_adam.N62]; ['file:///home/runejen/Dropbox/Skole/Master/Data/Model_4.ods'#$plain_nn_adam.N62]; ['file:///home/runejen/Dropbox/Skole/Master/Data/Model_5.ods'#$plain_nn_adam.N62])" office:value-type="float" office:value="84.026" calcext:value-type="float">
            <text:p>84.03</text:p>
          </table:table-cell>
          <table:table-cell table:formula="of:=AVERAGE(['file:///home/runejen/Dropbox/Skole/Master/Data/Model_1.ods'#$plain_nn_adam.O62]; ['file:///home/runejen/Dropbox/Skole/Master/Data/Model_2.ods'#$plain_nn_adam.O62]; ['file:///home/runejen/Dropbox/Skole/Master/Data/Model_3.ods'#$plain_nn_adam.O62]; ['file:///home/runejen/Dropbox/Skole/Master/Data/Model_4.ods'#$plain_nn_adam.O62]; ['file:///home/runejen/Dropbox/Skole/Master/Data/Model_5.ods'#$plain_nn_adam.O62])" office:value-type="float" office:value="91.922" calcext:value-type="float">
            <text:p>91.92</text:p>
          </table:table-cell>
          <table:table-cell table:formula="of:=AVERAGE(['file:///home/runejen/Dropbox/Skole/Master/Data/Model_1.ods'#$plain_nn_adam.P62]; ['file:///home/runejen/Dropbox/Skole/Master/Data/Model_2.ods'#$plain_nn_adam.P62]; ['file:///home/runejen/Dropbox/Skole/Master/Data/Model_3.ods'#$plain_nn_adam.P62]; ['file:///home/runejen/Dropbox/Skole/Master/Data/Model_4.ods'#$plain_nn_adam.P62]; ['file:///home/runejen/Dropbox/Skole/Master/Data/Model_5.ods'#$plain_nn_adam.P62])" office:value-type="float" office:value="78.418" calcext:value-type="float">
            <text:p>78.42</text:p>
          </table:table-cell>
        </table:table-row>
        <table:table-row table:style-name="ro1">
          <table:table-cell table:style-name="ce3" office:value-type="float" office:value="0.5" calcext:value-type="float">
            <text:p>0.5</text:p>
          </table:table-cell>
          <table:table-cell table:formula="of:=AVERAGE(['file:///home/runejen/Dropbox/Skole/Master/Data/Model_1.ods'#$plain_nn_adam.F63]; ['file:///home/runejen/Dropbox/Skole/Master/Data/Model_2.ods'#$plain_nn_adam.F63]; ['file:///home/runejen/Dropbox/Skole/Master/Data/Model_3.ods'#$plain_nn_adam.F63]; ['file:///home/runejen/Dropbox/Skole/Master/Data/Model_4.ods'#$plain_nn_adam.F63]; ['file:///home/runejen/Dropbox/Skole/Master/Data/Model_5.ods'#$plain_nn_adam.F63])" office:value-type="percentage" office:value="0.414218250608433" calcext:value-type="percentage">
            <text:p>41.42%</text:p>
          </table:table-cell>
          <table:table-cell table:formula="of:=AVERAGE(['file:///home/runejen/Dropbox/Skole/Master/Data/Model_1.ods'#$plain_nn_adam.G63]; ['file:///home/runejen/Dropbox/Skole/Master/Data/Model_2.ods'#$plain_nn_adam.G63]; ['file:///home/runejen/Dropbox/Skole/Master/Data/Model_3.ods'#$plain_nn_adam.G63]; ['file:///home/runejen/Dropbox/Skole/Master/Data/Model_4.ods'#$plain_nn_adam.G63]; ['file:///home/runejen/Dropbox/Skole/Master/Data/Model_5.ods'#$plain_nn_adam.G63])" office:value-type="float" office:value="12.438" calcext:value-type="float">
            <text:p>12.44</text:p>
          </table:table-cell>
          <table:table-cell table:formula="of:=AVERAGE(['file:///home/runejen/Dropbox/Skole/Master/Data/Model_1.ods'#$plain_nn_adam.H63]; ['file:///home/runejen/Dropbox/Skole/Master/Data/Model_2.ods'#$plain_nn_adam.H63]; ['file:///home/runejen/Dropbox/Skole/Master/Data/Model_3.ods'#$plain_nn_adam.H63]; ['file:///home/runejen/Dropbox/Skole/Master/Data/Model_4.ods'#$plain_nn_adam.H63]; ['file:///home/runejen/Dropbox/Skole/Master/Data/Model_5.ods'#$plain_nn_adam.H63])" office:value-type="float" office:value="41.424" calcext:value-type="float">
            <text:p>41.42</text:p>
          </table:table-cell>
          <table:table-cell table:formula="of:=AVERAGE(['file:///home/runejen/Dropbox/Skole/Master/Data/Model_1.ods'#$plain_nn_adam.I63]; ['file:///home/runejen/Dropbox/Skole/Master/Data/Model_2.ods'#$plain_nn_adam.I63]; ['file:///home/runejen/Dropbox/Skole/Master/Data/Model_3.ods'#$plain_nn_adam.I63]; ['file:///home/runejen/Dropbox/Skole/Master/Data/Model_4.ods'#$plain_nn_adam.I63]; ['file:///home/runejen/Dropbox/Skole/Master/Data/Model_5.ods'#$plain_nn_adam.I63])" office:value-type="float" office:value="18.364" calcext:value-type="float">
            <text:p>18.36</text:p>
          </table:table-cell>
          <table:table-cell table:formula="of:=AVERAGE(['file:///home/runejen/Dropbox/Skole/Master/Data/Model_1.ods'#$plain_nn_adam.J63]; ['file:///home/runejen/Dropbox/Skole/Master/Data/Model_2.ods'#$plain_nn_adam.J63]; ['file:///home/runejen/Dropbox/Skole/Master/Data/Model_3.ods'#$plain_nn_adam.J63]; ['file:///home/runejen/Dropbox/Skole/Master/Data/Model_4.ods'#$plain_nn_adam.J63]; ['file:///home/runejen/Dropbox/Skole/Master/Data/Model_5.ods'#$plain_nn_adam.J63])" office:value-type="percentage" office:value="0.81049405020486" calcext:value-type="percentage">
            <text:p>81.05%</text:p>
          </table:table-cell>
          <table:table-cell table:formula="of:=AVERAGE(['file:///home/runejen/Dropbox/Skole/Master/Data/Model_1.ods'#$plain_nn_adam.K63]; ['file:///home/runejen/Dropbox/Skole/Master/Data/Model_2.ods'#$plain_nn_adam.K63]; ['file:///home/runejen/Dropbox/Skole/Master/Data/Model_3.ods'#$plain_nn_adam.K63]; ['file:///home/runejen/Dropbox/Skole/Master/Data/Model_4.ods'#$plain_nn_adam.K63]; ['file:///home/runejen/Dropbox/Skole/Master/Data/Model_5.ods'#$plain_nn_adam.K63])" office:value-type="float" office:value="96.212" calcext:value-type="float">
            <text:p>96.21</text:p>
          </table:table-cell>
          <table:table-cell table:formula="of:=AVERAGE(['file:///home/runejen/Dropbox/Skole/Master/Data/Model_1.ods'#$plain_nn_adam.L63]; ['file:///home/runejen/Dropbox/Skole/Master/Data/Model_2.ods'#$plain_nn_adam.L63]; ['file:///home/runejen/Dropbox/Skole/Master/Data/Model_3.ods'#$plain_nn_adam.L63]; ['file:///home/runejen/Dropbox/Skole/Master/Data/Model_4.ods'#$plain_nn_adam.L63]; ['file:///home/runejen/Dropbox/Skole/Master/Data/Model_5.ods'#$plain_nn_adam.L63])" office:value-type="float" office:value="81.05" calcext:value-type="float">
            <text:p>81.05</text:p>
          </table:table-cell>
          <table:table-cell table:formula="of:=AVERAGE(['file:///home/runejen/Dropbox/Skole/Master/Data/Model_1.ods'#$plain_nn_adam.M63]; ['file:///home/runejen/Dropbox/Skole/Master/Data/Model_2.ods'#$plain_nn_adam.M63]; ['file:///home/runejen/Dropbox/Skole/Master/Data/Model_3.ods'#$plain_nn_adam.M63]; ['file:///home/runejen/Dropbox/Skole/Master/Data/Model_4.ods'#$plain_nn_adam.M63]; ['file:///home/runejen/Dropbox/Skole/Master/Data/Model_5.ods'#$plain_nn_adam.M63])" office:value-type="float" office:value="87.92" calcext:value-type="float">
            <text:p>87.92</text:p>
          </table:table-cell>
          <table:table-cell table:formula="of:=AVERAGE(['file:///home/runejen/Dropbox/Skole/Master/Data/Model_1.ods'#$plain_nn_adam.N63]; ['file:///home/runejen/Dropbox/Skole/Master/Data/Model_2.ods'#$plain_nn_adam.N63]; ['file:///home/runejen/Dropbox/Skole/Master/Data/Model_3.ods'#$plain_nn_adam.N63]; ['file:///home/runejen/Dropbox/Skole/Master/Data/Model_4.ods'#$plain_nn_adam.N63]; ['file:///home/runejen/Dropbox/Skole/Master/Data/Model_5.ods'#$plain_nn_adam.N63])" office:value-type="float" office:value="84.398" calcext:value-type="float">
            <text:p>84.40</text:p>
          </table:table-cell>
          <table:table-cell table:formula="of:=AVERAGE(['file:///home/runejen/Dropbox/Skole/Master/Data/Model_1.ods'#$plain_nn_adam.O63]; ['file:///home/runejen/Dropbox/Skole/Master/Data/Model_2.ods'#$plain_nn_adam.O63]; ['file:///home/runejen/Dropbox/Skole/Master/Data/Model_3.ods'#$plain_nn_adam.O63]; ['file:///home/runejen/Dropbox/Skole/Master/Data/Model_4.ods'#$plain_nn_adam.O63]; ['file:///home/runejen/Dropbox/Skole/Master/Data/Model_5.ods'#$plain_nn_adam.O63])" office:value-type="float" office:value="91.942" calcext:value-type="float">
            <text:p>91.94</text:p>
          </table:table-cell>
          <table:table-cell table:formula="of:=AVERAGE(['file:///home/runejen/Dropbox/Skole/Master/Data/Model_1.ods'#$plain_nn_adam.P63]; ['file:///home/runejen/Dropbox/Skole/Master/Data/Model_2.ods'#$plain_nn_adam.P63]; ['file:///home/runejen/Dropbox/Skole/Master/Data/Model_3.ods'#$plain_nn_adam.P63]; ['file:///home/runejen/Dropbox/Skole/Master/Data/Model_4.ods'#$plain_nn_adam.P63]; ['file:///home/runejen/Dropbox/Skole/Master/Data/Model_5.ods'#$plain_nn_adam.P63])" office:value-type="float" office:value="78.996" calcext:value-type="float">
            <text:p>79.00</text:p>
          </table:table-cell>
        </table:table-row>
        <table:table-row table:style-name="ro1">
          <table:table-cell table:style-name="ce3" office:value-type="float" office:value="0.6" calcext:value-type="float">
            <text:p>0.6</text:p>
          </table:table-cell>
          <table:table-cell table:formula="of:=AVERAGE(['file:///home/runejen/Dropbox/Skole/Master/Data/Model_1.ods'#$plain_nn_adam.F64]; ['file:///home/runejen/Dropbox/Skole/Master/Data/Model_2.ods'#$plain_nn_adam.F64]; ['file:///home/runejen/Dropbox/Skole/Master/Data/Model_3.ods'#$plain_nn_adam.F64]; ['file:///home/runejen/Dropbox/Skole/Master/Data/Model_4.ods'#$plain_nn_adam.F64]; ['file:///home/runejen/Dropbox/Skole/Master/Data/Model_5.ods'#$plain_nn_adam.F64])" office:value-type="percentage" office:value="0.406524210614255" calcext:value-type="percentage">
            <text:p>40.65%</text:p>
          </table:table-cell>
          <table:table-cell table:formula="of:=AVERAGE(['file:///home/runejen/Dropbox/Skole/Master/Data/Model_1.ods'#$plain_nn_adam.G64]; ['file:///home/runejen/Dropbox/Skole/Master/Data/Model_2.ods'#$plain_nn_adam.G64]; ['file:///home/runejen/Dropbox/Skole/Master/Data/Model_3.ods'#$plain_nn_adam.G64]; ['file:///home/runejen/Dropbox/Skole/Master/Data/Model_4.ods'#$plain_nn_adam.G64]; ['file:///home/runejen/Dropbox/Skole/Master/Data/Model_5.ods'#$plain_nn_adam.G64])" office:value-type="float" office:value="12.708" calcext:value-type="float">
            <text:p>12.71</text:p>
          </table:table-cell>
          <table:table-cell table:formula="of:=AVERAGE(['file:///home/runejen/Dropbox/Skole/Master/Data/Model_1.ods'#$plain_nn_adam.H64]; ['file:///home/runejen/Dropbox/Skole/Master/Data/Model_2.ods'#$plain_nn_adam.H64]; ['file:///home/runejen/Dropbox/Skole/Master/Data/Model_3.ods'#$plain_nn_adam.H64]; ['file:///home/runejen/Dropbox/Skole/Master/Data/Model_4.ods'#$plain_nn_adam.H64]; ['file:///home/runejen/Dropbox/Skole/Master/Data/Model_5.ods'#$plain_nn_adam.H64])" office:value-type="float" office:value="40.652" calcext:value-type="float">
            <text:p>40.65</text:p>
          </table:table-cell>
          <table:table-cell table:formula="of:=AVERAGE(['file:///home/runejen/Dropbox/Skole/Master/Data/Model_1.ods'#$plain_nn_adam.I64]; ['file:///home/runejen/Dropbox/Skole/Master/Data/Model_2.ods'#$plain_nn_adam.I64]; ['file:///home/runejen/Dropbox/Skole/Master/Data/Model_3.ods'#$plain_nn_adam.I64]; ['file:///home/runejen/Dropbox/Skole/Master/Data/Model_4.ods'#$plain_nn_adam.I64]; ['file:///home/runejen/Dropbox/Skole/Master/Data/Model_5.ods'#$plain_nn_adam.I64])" office:value-type="float" office:value="18.572" calcext:value-type="float">
            <text:p>18.57</text:p>
          </table:table-cell>
          <table:table-cell table:formula="of:=AVERAGE(['file:///home/runejen/Dropbox/Skole/Master/Data/Model_1.ods'#$plain_nn_adam.J64]; ['file:///home/runejen/Dropbox/Skole/Master/Data/Model_2.ods'#$plain_nn_adam.J64]; ['file:///home/runejen/Dropbox/Skole/Master/Data/Model_3.ods'#$plain_nn_adam.J64]; ['file:///home/runejen/Dropbox/Skole/Master/Data/Model_4.ods'#$plain_nn_adam.J64]; ['file:///home/runejen/Dropbox/Skole/Master/Data/Model_5.ods'#$plain_nn_adam.J64])" office:value-type="percentage" office:value="0.818359717667705" calcext:value-type="percentage">
            <text:p>81.84%</text:p>
          </table:table-cell>
          <table:table-cell table:formula="of:=AVERAGE(['file:///home/runejen/Dropbox/Skole/Master/Data/Model_1.ods'#$plain_nn_adam.K64]; ['file:///home/runejen/Dropbox/Skole/Master/Data/Model_2.ods'#$plain_nn_adam.K64]; ['file:///home/runejen/Dropbox/Skole/Master/Data/Model_3.ods'#$plain_nn_adam.K64]; ['file:///home/runejen/Dropbox/Skole/Master/Data/Model_4.ods'#$plain_nn_adam.K64]; ['file:///home/runejen/Dropbox/Skole/Master/Data/Model_5.ods'#$plain_nn_adam.K64])" office:value-type="float" office:value="96.204" calcext:value-type="float">
            <text:p>96.20</text:p>
          </table:table-cell>
          <table:table-cell table:formula="of:=AVERAGE(['file:///home/runejen/Dropbox/Skole/Master/Data/Model_1.ods'#$plain_nn_adam.L64]; ['file:///home/runejen/Dropbox/Skole/Master/Data/Model_2.ods'#$plain_nn_adam.L64]; ['file:///home/runejen/Dropbox/Skole/Master/Data/Model_3.ods'#$plain_nn_adam.L64]; ['file:///home/runejen/Dropbox/Skole/Master/Data/Model_4.ods'#$plain_nn_adam.L64]; ['file:///home/runejen/Dropbox/Skole/Master/Data/Model_5.ods'#$plain_nn_adam.L64])" office:value-type="float" office:value="81.838" calcext:value-type="float">
            <text:p>81.84</text:p>
          </table:table-cell>
          <table:table-cell table:formula="of:=AVERAGE(['file:///home/runejen/Dropbox/Skole/Master/Data/Model_1.ods'#$plain_nn_adam.M64]; ['file:///home/runejen/Dropbox/Skole/Master/Data/Model_2.ods'#$plain_nn_adam.M64]; ['file:///home/runejen/Dropbox/Skole/Master/Data/Model_3.ods'#$plain_nn_adam.M64]; ['file:///home/runejen/Dropbox/Skole/Master/Data/Model_4.ods'#$plain_nn_adam.M64]; ['file:///home/runejen/Dropbox/Skole/Master/Data/Model_5.ods'#$plain_nn_adam.M64])" office:value-type="float" office:value="88.378" calcext:value-type="float">
            <text:p>88.38</text:p>
          </table:table-cell>
          <table:table-cell table:formula="of:=AVERAGE(['file:///home/runejen/Dropbox/Skole/Master/Data/Model_1.ods'#$plain_nn_adam.N64]; ['file:///home/runejen/Dropbox/Skole/Master/Data/Model_2.ods'#$plain_nn_adam.N64]; ['file:///home/runejen/Dropbox/Skole/Master/Data/Model_3.ods'#$plain_nn_adam.N64]; ['file:///home/runejen/Dropbox/Skole/Master/Data/Model_4.ods'#$plain_nn_adam.N64]; ['file:///home/runejen/Dropbox/Skole/Master/Data/Model_5.ods'#$plain_nn_adam.N64])" office:value-type="float" office:value="84.848" calcext:value-type="float">
            <text:p>84.85</text:p>
          </table:table-cell>
          <table:table-cell table:formula="of:=AVERAGE(['file:///home/runejen/Dropbox/Skole/Master/Data/Model_1.ods'#$plain_nn_adam.O64]; ['file:///home/runejen/Dropbox/Skole/Master/Data/Model_2.ods'#$plain_nn_adam.O64]; ['file:///home/runejen/Dropbox/Skole/Master/Data/Model_3.ods'#$plain_nn_adam.O64]; ['file:///home/runejen/Dropbox/Skole/Master/Data/Model_4.ods'#$plain_nn_adam.O64]; ['file:///home/runejen/Dropbox/Skole/Master/Data/Model_5.ods'#$plain_nn_adam.O64])" office:value-type="float" office:value="91.956" calcext:value-type="float">
            <text:p>91.96</text:p>
          </table:table-cell>
          <table:table-cell table:formula="of:=AVERAGE(['file:///home/runejen/Dropbox/Skole/Master/Data/Model_1.ods'#$plain_nn_adam.P64]; ['file:///home/runejen/Dropbox/Skole/Master/Data/Model_2.ods'#$plain_nn_adam.P64]; ['file:///home/runejen/Dropbox/Skole/Master/Data/Model_3.ods'#$plain_nn_adam.P64]; ['file:///home/runejen/Dropbox/Skole/Master/Data/Model_4.ods'#$plain_nn_adam.P64]; ['file:///home/runejen/Dropbox/Skole/Master/Data/Model_5.ods'#$plain_nn_adam.P64])" office:value-type="float" office:value="79.706" calcext:value-type="float">
            <text:p>79.71</text:p>
          </table:table-cell>
        </table:table-row>
        <table:table-row table:style-name="ro1">
          <table:table-cell table:style-name="ce3" office:value-type="float" office:value="0.7" calcext:value-type="float">
            <text:p>0.7</text:p>
          </table:table-cell>
          <table:table-cell table:formula="of:=AVERAGE(['file:///home/runejen/Dropbox/Skole/Master/Data/Model_1.ods'#$plain_nn_adam.F65]; ['file:///home/runejen/Dropbox/Skole/Master/Data/Model_2.ods'#$plain_nn_adam.F65]; ['file:///home/runejen/Dropbox/Skole/Master/Data/Model_3.ods'#$plain_nn_adam.F65]; ['file:///home/runejen/Dropbox/Skole/Master/Data/Model_4.ods'#$plain_nn_adam.F65]; ['file:///home/runejen/Dropbox/Skole/Master/Data/Model_5.ods'#$plain_nn_adam.F65])" office:value-type="percentage" office:value="0.39495327012221" calcext:value-type="percentage">
            <text:p>39.50%</text:p>
          </table:table-cell>
          <table:table-cell table:formula="of:=AVERAGE(['file:///home/runejen/Dropbox/Skole/Master/Data/Model_1.ods'#$plain_nn_adam.G65]; ['file:///home/runejen/Dropbox/Skole/Master/Data/Model_2.ods'#$plain_nn_adam.G65]; ['file:///home/runejen/Dropbox/Skole/Master/Data/Model_3.ods'#$plain_nn_adam.G65]; ['file:///home/runejen/Dropbox/Skole/Master/Data/Model_4.ods'#$plain_nn_adam.G65]; ['file:///home/runejen/Dropbox/Skole/Master/Data/Model_5.ods'#$plain_nn_adam.G65])" office:value-type="float" office:value="13.112" calcext:value-type="float">
            <text:p>13.11</text:p>
          </table:table-cell>
          <table:table-cell table:formula="of:=AVERAGE(['file:///home/runejen/Dropbox/Skole/Master/Data/Model_1.ods'#$plain_nn_adam.H65]; ['file:///home/runejen/Dropbox/Skole/Master/Data/Model_2.ods'#$plain_nn_adam.H65]; ['file:///home/runejen/Dropbox/Skole/Master/Data/Model_3.ods'#$plain_nn_adam.H65]; ['file:///home/runejen/Dropbox/Skole/Master/Data/Model_4.ods'#$plain_nn_adam.H65]; ['file:///home/runejen/Dropbox/Skole/Master/Data/Model_5.ods'#$plain_nn_adam.H65])" office:value-type="float" office:value="39.494" calcext:value-type="float">
            <text:p>39.49</text:p>
          </table:table-cell>
          <table:table-cell table:formula="of:=AVERAGE(['file:///home/runejen/Dropbox/Skole/Master/Data/Model_1.ods'#$plain_nn_adam.I65]; ['file:///home/runejen/Dropbox/Skole/Master/Data/Model_2.ods'#$plain_nn_adam.I65]; ['file:///home/runejen/Dropbox/Skole/Master/Data/Model_3.ods'#$plain_nn_adam.I65]; ['file:///home/runejen/Dropbox/Skole/Master/Data/Model_4.ods'#$plain_nn_adam.I65]; ['file:///home/runejen/Dropbox/Skole/Master/Data/Model_5.ods'#$plain_nn_adam.I65])" office:value-type="float" office:value="18.828" calcext:value-type="float">
            <text:p>18.83</text:p>
          </table:table-cell>
          <table:table-cell table:formula="of:=AVERAGE(['file:///home/runejen/Dropbox/Skole/Master/Data/Model_1.ods'#$plain_nn_adam.J65]; ['file:///home/runejen/Dropbox/Skole/Master/Data/Model_2.ods'#$plain_nn_adam.J65]; ['file:///home/runejen/Dropbox/Skole/Master/Data/Model_3.ods'#$plain_nn_adam.J65]; ['file:///home/runejen/Dropbox/Skole/Master/Data/Model_4.ods'#$plain_nn_adam.J65]; ['file:///home/runejen/Dropbox/Skole/Master/Data/Model_5.ods'#$plain_nn_adam.J65])" office:value-type="percentage" office:value="0.828376841233808" calcext:value-type="percentage">
            <text:p>82.84%</text:p>
          </table:table-cell>
          <table:table-cell table:formula="of:=AVERAGE(['file:///home/runejen/Dropbox/Skole/Master/Data/Model_1.ods'#$plain_nn_adam.K65]; ['file:///home/runejen/Dropbox/Skole/Master/Data/Model_2.ods'#$plain_nn_adam.K65]; ['file:///home/runejen/Dropbox/Skole/Master/Data/Model_3.ods'#$plain_nn_adam.K65]; ['file:///home/runejen/Dropbox/Skole/Master/Data/Model_4.ods'#$plain_nn_adam.K65]; ['file:///home/runejen/Dropbox/Skole/Master/Data/Model_5.ods'#$plain_nn_adam.K65])" office:value-type="float" office:value="96.18" calcext:value-type="float">
            <text:p>96.18</text:p>
          </table:table-cell>
          <table:table-cell table:formula="of:=AVERAGE(['file:///home/runejen/Dropbox/Skole/Master/Data/Model_1.ods'#$plain_nn_adam.L65]; ['file:///home/runejen/Dropbox/Skole/Master/Data/Model_2.ods'#$plain_nn_adam.L65]; ['file:///home/runejen/Dropbox/Skole/Master/Data/Model_3.ods'#$plain_nn_adam.L65]; ['file:///home/runejen/Dropbox/Skole/Master/Data/Model_4.ods'#$plain_nn_adam.L65]; ['file:///home/runejen/Dropbox/Skole/Master/Data/Model_5.ods'#$plain_nn_adam.L65])" office:value-type="float" office:value="82.84" calcext:value-type="float">
            <text:p>82.84</text:p>
          </table:table-cell>
          <table:table-cell table:formula="of:=AVERAGE(['file:///home/runejen/Dropbox/Skole/Master/Data/Model_1.ods'#$plain_nn_adam.M65]; ['file:///home/runejen/Dropbox/Skole/Master/Data/Model_2.ods'#$plain_nn_adam.M65]; ['file:///home/runejen/Dropbox/Skole/Master/Data/Model_3.ods'#$plain_nn_adam.M65]; ['file:///home/runejen/Dropbox/Skole/Master/Data/Model_4.ods'#$plain_nn_adam.M65]; ['file:///home/runejen/Dropbox/Skole/Master/Data/Model_5.ods'#$plain_nn_adam.M65])" office:value-type="float" office:value="88.948" calcext:value-type="float">
            <text:p>88.95</text:p>
          </table:table-cell>
          <table:table-cell table:formula="of:=AVERAGE(['file:///home/runejen/Dropbox/Skole/Master/Data/Model_1.ods'#$plain_nn_adam.N65]; ['file:///home/runejen/Dropbox/Skole/Master/Data/Model_2.ods'#$plain_nn_adam.N65]; ['file:///home/runejen/Dropbox/Skole/Master/Data/Model_3.ods'#$plain_nn_adam.N65]; ['file:///home/runejen/Dropbox/Skole/Master/Data/Model_4.ods'#$plain_nn_adam.N65]; ['file:///home/runejen/Dropbox/Skole/Master/Data/Model_5.ods'#$plain_nn_adam.N65])" office:value-type="float" office:value="85.406" calcext:value-type="float">
            <text:p>85.41</text:p>
          </table:table-cell>
          <table:table-cell table:formula="of:=AVERAGE(['file:///home/runejen/Dropbox/Skole/Master/Data/Model_1.ods'#$plain_nn_adam.O65]; ['file:///home/runejen/Dropbox/Skole/Master/Data/Model_2.ods'#$plain_nn_adam.O65]; ['file:///home/runejen/Dropbox/Skole/Master/Data/Model_3.ods'#$plain_nn_adam.O65]; ['file:///home/runejen/Dropbox/Skole/Master/Data/Model_4.ods'#$plain_nn_adam.O65]; ['file:///home/runejen/Dropbox/Skole/Master/Data/Model_5.ods'#$plain_nn_adam.O65])" office:value-type="float" office:value="91.962" calcext:value-type="float">
            <text:p>91.96</text:p>
          </table:table-cell>
          <table:table-cell table:formula="of:=AVERAGE(['file:///home/runejen/Dropbox/Skole/Master/Data/Model_1.ods'#$plain_nn_adam.P65]; ['file:///home/runejen/Dropbox/Skole/Master/Data/Model_2.ods'#$plain_nn_adam.P65]; ['file:///home/runejen/Dropbox/Skole/Master/Data/Model_3.ods'#$plain_nn_adam.P65]; ['file:///home/runejen/Dropbox/Skole/Master/Data/Model_4.ods'#$plain_nn_adam.P65]; ['file:///home/runejen/Dropbox/Skole/Master/Data/Model_5.ods'#$plain_nn_adam.P65])" office:value-type="float" office:value="80.594" calcext:value-type="float">
            <text:p>80.59</text:p>
          </table:table-cell>
        </table:table-row>
        <table:table-row table:style-name="ro1">
          <table:table-cell table:style-name="ce3" office:value-type="float" office:value="0.8" calcext:value-type="float">
            <text:p>0.8</text:p>
          </table:table-cell>
          <table:table-cell table:formula="of:=AVERAGE(['file:///home/runejen/Dropbox/Skole/Master/Data/Model_1.ods'#$plain_nn_adam.F66]; ['file:///home/runejen/Dropbox/Skole/Master/Data/Model_2.ods'#$plain_nn_adam.F66]; ['file:///home/runejen/Dropbox/Skole/Master/Data/Model_3.ods'#$plain_nn_adam.F66]; ['file:///home/runejen/Dropbox/Skole/Master/Data/Model_4.ods'#$plain_nn_adam.F66]; ['file:///home/runejen/Dropbox/Skole/Master/Data/Model_5.ods'#$plain_nn_adam.F66])" office:value-type="percentage" office:value="0.380301916464416" calcext:value-type="percentage">
            <text:p>38.03%</text:p>
          </table:table-cell>
          <table:table-cell table:formula="of:=AVERAGE(['file:///home/runejen/Dropbox/Skole/Master/Data/Model_1.ods'#$plain_nn_adam.G66]; ['file:///home/runejen/Dropbox/Skole/Master/Data/Model_2.ods'#$plain_nn_adam.G66]; ['file:///home/runejen/Dropbox/Skole/Master/Data/Model_3.ods'#$plain_nn_adam.G66]; ['file:///home/runejen/Dropbox/Skole/Master/Data/Model_4.ods'#$plain_nn_adam.G66]; ['file:///home/runejen/Dropbox/Skole/Master/Data/Model_5.ods'#$plain_nn_adam.G66])" office:value-type="float" office:value="14.292" calcext:value-type="float">
            <text:p>14.29</text:p>
          </table:table-cell>
          <table:table-cell table:formula="of:=AVERAGE(['file:///home/runejen/Dropbox/Skole/Master/Data/Model_1.ods'#$plain_nn_adam.H66]; ['file:///home/runejen/Dropbox/Skole/Master/Data/Model_2.ods'#$plain_nn_adam.H66]; ['file:///home/runejen/Dropbox/Skole/Master/Data/Model_3.ods'#$plain_nn_adam.H66]; ['file:///home/runejen/Dropbox/Skole/Master/Data/Model_4.ods'#$plain_nn_adam.H66]; ['file:///home/runejen/Dropbox/Skole/Master/Data/Model_5.ods'#$plain_nn_adam.H66])" office:value-type="float" office:value="38.032" calcext:value-type="float">
            <text:p>38.03</text:p>
          </table:table-cell>
          <table:table-cell table:formula="of:=AVERAGE(['file:///home/runejen/Dropbox/Skole/Master/Data/Model_1.ods'#$plain_nn_adam.I66]; ['file:///home/runejen/Dropbox/Skole/Master/Data/Model_2.ods'#$plain_nn_adam.I66]; ['file:///home/runejen/Dropbox/Skole/Master/Data/Model_3.ods'#$plain_nn_adam.I66]; ['file:///home/runejen/Dropbox/Skole/Master/Data/Model_4.ods'#$plain_nn_adam.I66]; ['file:///home/runejen/Dropbox/Skole/Master/Data/Model_5.ods'#$plain_nn_adam.I66])" office:value-type="float" office:value="19.672" calcext:value-type="float">
            <text:p>19.67</text:p>
          </table:table-cell>
          <table:table-cell table:formula="of:=AVERAGE(['file:///home/runejen/Dropbox/Skole/Master/Data/Model_1.ods'#$plain_nn_adam.J66]; ['file:///home/runejen/Dropbox/Skole/Master/Data/Model_2.ods'#$plain_nn_adam.J66]; ['file:///home/runejen/Dropbox/Skole/Master/Data/Model_3.ods'#$plain_nn_adam.J66]; ['file:///home/runejen/Dropbox/Skole/Master/Data/Model_4.ods'#$plain_nn_adam.J66]; ['file:///home/runejen/Dropbox/Skole/Master/Data/Model_5.ods'#$plain_nn_adam.J66])" office:value-type="percentage" office:value="0.845047591101709" calcext:value-type="percentage">
            <text:p>84.50%</text:p>
          </table:table-cell>
          <table:table-cell table:formula="of:=AVERAGE(['file:///home/runejen/Dropbox/Skole/Master/Data/Model_1.ods'#$plain_nn_adam.K66]; ['file:///home/runejen/Dropbox/Skole/Master/Data/Model_2.ods'#$plain_nn_adam.K66]; ['file:///home/runejen/Dropbox/Skole/Master/Data/Model_3.ods'#$plain_nn_adam.K66]; ['file:///home/runejen/Dropbox/Skole/Master/Data/Model_4.ods'#$plain_nn_adam.K66]; ['file:///home/runejen/Dropbox/Skole/Master/Data/Model_5.ods'#$plain_nn_adam.K66])" office:value-type="float" office:value="96.164" calcext:value-type="float">
            <text:p>96.16</text:p>
          </table:table-cell>
          <table:table-cell table:formula="of:=AVERAGE(['file:///home/runejen/Dropbox/Skole/Master/Data/Model_1.ods'#$plain_nn_adam.L66]; ['file:///home/runejen/Dropbox/Skole/Master/Data/Model_2.ods'#$plain_nn_adam.L66]; ['file:///home/runejen/Dropbox/Skole/Master/Data/Model_3.ods'#$plain_nn_adam.L66]; ['file:///home/runejen/Dropbox/Skole/Master/Data/Model_4.ods'#$plain_nn_adam.L66]; ['file:///home/runejen/Dropbox/Skole/Master/Data/Model_5.ods'#$plain_nn_adam.L66])" office:value-type="float" office:value="84.506" calcext:value-type="float">
            <text:p>84.51</text:p>
          </table:table-cell>
          <table:table-cell table:formula="of:=AVERAGE(['file:///home/runejen/Dropbox/Skole/Master/Data/Model_1.ods'#$plain_nn_adam.M66]; ['file:///home/runejen/Dropbox/Skole/Master/Data/Model_2.ods'#$plain_nn_adam.M66]; ['file:///home/runejen/Dropbox/Skole/Master/Data/Model_3.ods'#$plain_nn_adam.M66]; ['file:///home/runejen/Dropbox/Skole/Master/Data/Model_4.ods'#$plain_nn_adam.M66]; ['file:///home/runejen/Dropbox/Skole/Master/Data/Model_5.ods'#$plain_nn_adam.M66])" office:value-type="float" office:value="89.892" calcext:value-type="float">
            <text:p>89.89</text:p>
          </table:table-cell>
          <table:table-cell table:formula="of:=AVERAGE(['file:///home/runejen/Dropbox/Skole/Master/Data/Model_1.ods'#$plain_nn_adam.N66]; ['file:///home/runejen/Dropbox/Skole/Master/Data/Model_2.ods'#$plain_nn_adam.N66]; ['file:///home/runejen/Dropbox/Skole/Master/Data/Model_3.ods'#$plain_nn_adam.N66]; ['file:///home/runejen/Dropbox/Skole/Master/Data/Model_4.ods'#$plain_nn_adam.N66]; ['file:///home/runejen/Dropbox/Skole/Master/Data/Model_5.ods'#$plain_nn_adam.N66])" office:value-type="float" office:value="86.358" calcext:value-type="float">
            <text:p>86.36</text:p>
          </table:table-cell>
          <table:table-cell table:formula="of:=AVERAGE(['file:///home/runejen/Dropbox/Skole/Master/Data/Model_1.ods'#$plain_nn_adam.O66]; ['file:///home/runejen/Dropbox/Skole/Master/Data/Model_2.ods'#$plain_nn_adam.O66]; ['file:///home/runejen/Dropbox/Skole/Master/Data/Model_3.ods'#$plain_nn_adam.O66]; ['file:///home/runejen/Dropbox/Skole/Master/Data/Model_4.ods'#$plain_nn_adam.O66]; ['file:///home/runejen/Dropbox/Skole/Master/Data/Model_5.ods'#$plain_nn_adam.O66])" office:value-type="float" office:value="92.034" calcext:value-type="float">
            <text:p>92.03</text:p>
          </table:table-cell>
          <table:table-cell table:formula="of:=AVERAGE(['file:///home/runejen/Dropbox/Skole/Master/Data/Model_1.ods'#$plain_nn_adam.P66]; ['file:///home/runejen/Dropbox/Skole/Master/Data/Model_2.ods'#$plain_nn_adam.P66]; ['file:///home/runejen/Dropbox/Skole/Master/Data/Model_3.ods'#$plain_nn_adam.P66]; ['file:///home/runejen/Dropbox/Skole/Master/Data/Model_4.ods'#$plain_nn_adam.P66]; ['file:///home/runejen/Dropbox/Skole/Master/Data/Model_5.ods'#$plain_nn_adam.P66])" office:value-type="float" office:value="82.088" calcext:value-type="float">
            <text:p>82.09</text:p>
          </table:table-cell>
        </table:table-row>
        <table:table-row table:style-name="ro1">
          <table:table-cell table:style-name="ce3" office:value-type="float" office:value="0.9" calcext:value-type="float">
            <text:p>0.9</text:p>
          </table:table-cell>
          <table:table-cell table:formula="of:=AVERAGE(['file:///home/runejen/Dropbox/Skole/Master/Data/Model_1.ods'#$plain_nn_adam.F67]; ['file:///home/runejen/Dropbox/Skole/Master/Data/Model_2.ods'#$plain_nn_adam.F67]; ['file:///home/runejen/Dropbox/Skole/Master/Data/Model_3.ods'#$plain_nn_adam.F67]; ['file:///home/runejen/Dropbox/Skole/Master/Data/Model_4.ods'#$plain_nn_adam.F67]; ['file:///home/runejen/Dropbox/Skole/Master/Data/Model_5.ods'#$plain_nn_adam.F67])" office:value-type="percentage" office:value="0.359450207315918" calcext:value-type="percentage">
            <text:p>35.95%</text:p>
          </table:table-cell>
          <table:table-cell table:formula="of:=AVERAGE(['file:///home/runejen/Dropbox/Skole/Master/Data/Model_1.ods'#$plain_nn_adam.G67]; ['file:///home/runejen/Dropbox/Skole/Master/Data/Model_2.ods'#$plain_nn_adam.G67]; ['file:///home/runejen/Dropbox/Skole/Master/Data/Model_3.ods'#$plain_nn_adam.G67]; ['file:///home/runejen/Dropbox/Skole/Master/Data/Model_4.ods'#$plain_nn_adam.G67]; ['file:///home/runejen/Dropbox/Skole/Master/Data/Model_5.ods'#$plain_nn_adam.G67])" office:value-type="float" office:value="15.784" calcext:value-type="float">
            <text:p>15.78</text:p>
          </table:table-cell>
          <table:table-cell table:formula="of:=AVERAGE(['file:///home/runejen/Dropbox/Skole/Master/Data/Model_1.ods'#$plain_nn_adam.H67]; ['file:///home/runejen/Dropbox/Skole/Master/Data/Model_2.ods'#$plain_nn_adam.H67]; ['file:///home/runejen/Dropbox/Skole/Master/Data/Model_3.ods'#$plain_nn_adam.H67]; ['file:///home/runejen/Dropbox/Skole/Master/Data/Model_4.ods'#$plain_nn_adam.H67]; ['file:///home/runejen/Dropbox/Skole/Master/Data/Model_5.ods'#$plain_nn_adam.H67])" office:value-type="float" office:value="35.944" calcext:value-type="float">
            <text:p>35.94</text:p>
          </table:table-cell>
          <table:table-cell table:formula="of:=AVERAGE(['file:///home/runejen/Dropbox/Skole/Master/Data/Model_1.ods'#$plain_nn_adam.I67]; ['file:///home/runejen/Dropbox/Skole/Master/Data/Model_2.ods'#$plain_nn_adam.I67]; ['file:///home/runejen/Dropbox/Skole/Master/Data/Model_3.ods'#$plain_nn_adam.I67]; ['file:///home/runejen/Dropbox/Skole/Master/Data/Model_4.ods'#$plain_nn_adam.I67]; ['file:///home/runejen/Dropbox/Skole/Master/Data/Model_5.ods'#$plain_nn_adam.I67])" office:value-type="float" office:value="20.654" calcext:value-type="float">
            <text:p>20.65</text:p>
          </table:table-cell>
          <table:table-cell table:formula="of:=AVERAGE(['file:///home/runejen/Dropbox/Skole/Master/Data/Model_1.ods'#$plain_nn_adam.J67]; ['file:///home/runejen/Dropbox/Skole/Master/Data/Model_2.ods'#$plain_nn_adam.J67]; ['file:///home/runejen/Dropbox/Skole/Master/Data/Model_3.ods'#$plain_nn_adam.J67]; ['file:///home/runejen/Dropbox/Skole/Master/Data/Model_4.ods'#$plain_nn_adam.J67]; ['file:///home/runejen/Dropbox/Skole/Master/Data/Model_5.ods'#$plain_nn_adam.J67])" office:value-type="percentage" office:value="0.868100933325593" calcext:value-type="percentage">
            <text:p>86.81%</text:p>
          </table:table-cell>
          <table:table-cell table:formula="of:=AVERAGE(['file:///home/runejen/Dropbox/Skole/Master/Data/Model_1.ods'#$plain_nn_adam.K67]; ['file:///home/runejen/Dropbox/Skole/Master/Data/Model_2.ods'#$plain_nn_adam.K67]; ['file:///home/runejen/Dropbox/Skole/Master/Data/Model_3.ods'#$plain_nn_adam.K67]; ['file:///home/runejen/Dropbox/Skole/Master/Data/Model_4.ods'#$plain_nn_adam.K67]; ['file:///home/runejen/Dropbox/Skole/Master/Data/Model_5.ods'#$plain_nn_adam.K67])" office:value-type="float" office:value="96.146" calcext:value-type="float">
            <text:p>96.15</text:p>
          </table:table-cell>
          <table:table-cell table:formula="of:=AVERAGE(['file:///home/runejen/Dropbox/Skole/Master/Data/Model_1.ods'#$plain_nn_adam.L67]; ['file:///home/runejen/Dropbox/Skole/Master/Data/Model_2.ods'#$plain_nn_adam.L67]; ['file:///home/runejen/Dropbox/Skole/Master/Data/Model_3.ods'#$plain_nn_adam.L67]; ['file:///home/runejen/Dropbox/Skole/Master/Data/Model_4.ods'#$plain_nn_adam.L67]; ['file:///home/runejen/Dropbox/Skole/Master/Data/Model_5.ods'#$plain_nn_adam.L67])" office:value-type="float" office:value="86.81" calcext:value-type="float">
            <text:p>86.81</text:p>
          </table:table-cell>
          <table:table-cell table:formula="of:=AVERAGE(['file:///home/runejen/Dropbox/Skole/Master/Data/Model_1.ods'#$plain_nn_adam.M67]; ['file:///home/runejen/Dropbox/Skole/Master/Data/Model_2.ods'#$plain_nn_adam.M67]; ['file:///home/runejen/Dropbox/Skole/Master/Data/Model_3.ods'#$plain_nn_adam.M67]; ['file:///home/runejen/Dropbox/Skole/Master/Data/Model_4.ods'#$plain_nn_adam.M67]; ['file:///home/runejen/Dropbox/Skole/Master/Data/Model_5.ods'#$plain_nn_adam.M67])" office:value-type="float" office:value="91.184" calcext:value-type="float">
            <text:p>91.18</text:p>
          </table:table-cell>
          <table:table-cell table:formula="of:=AVERAGE(['file:///home/runejen/Dropbox/Skole/Master/Data/Model_1.ods'#$plain_nn_adam.N67]; ['file:///home/runejen/Dropbox/Skole/Master/Data/Model_2.ods'#$plain_nn_adam.N67]; ['file:///home/runejen/Dropbox/Skole/Master/Data/Model_3.ods'#$plain_nn_adam.N67]; ['file:///home/runejen/Dropbox/Skole/Master/Data/Model_4.ods'#$plain_nn_adam.N67]; ['file:///home/runejen/Dropbox/Skole/Master/Data/Model_5.ods'#$plain_nn_adam.N67])" office:value-type="float" office:value="87.648" calcext:value-type="float">
            <text:p>87.65</text:p>
          </table:table-cell>
          <table:table-cell table:formula="of:=AVERAGE(['file:///home/runejen/Dropbox/Skole/Master/Data/Model_1.ods'#$plain_nn_adam.O67]; ['file:///home/runejen/Dropbox/Skole/Master/Data/Model_2.ods'#$plain_nn_adam.O67]; ['file:///home/runejen/Dropbox/Skole/Master/Data/Model_3.ods'#$plain_nn_adam.O67]; ['file:///home/runejen/Dropbox/Skole/Master/Data/Model_4.ods'#$plain_nn_adam.O67]; ['file:///home/runejen/Dropbox/Skole/Master/Data/Model_5.ods'#$plain_nn_adam.O67])" office:value-type="float" office:value="92.12" calcext:value-type="float">
            <text:p>92.12</text:p>
          </table:table-cell>
          <table:table-cell table:formula="of:=AVERAGE(['file:///home/runejen/Dropbox/Skole/Master/Data/Model_1.ods'#$plain_nn_adam.P67]; ['file:///home/runejen/Dropbox/Skole/Master/Data/Model_2.ods'#$plain_nn_adam.P67]; ['file:///home/runejen/Dropbox/Skole/Master/Data/Model_3.ods'#$plain_nn_adam.P67]; ['file:///home/runejen/Dropbox/Skole/Master/Data/Model_4.ods'#$plain_nn_adam.P67]; ['file:///home/runejen/Dropbox/Skole/Master/Data/Model_5.ods'#$plain_nn_adam.P67])" office:value-type="float" office:value="84.166" calcext:value-type="float">
            <text:p>84.17</text:p>
          </table:table-cell>
        </table:table-row>
        <table:table-row table:style-name="ro1">
          <table:table-cell table:style-name="ce3"/>
          <table:table-cell table:number-columns-repeated="11"/>
        </table:table-row>
        <table:table-row table:style-name="ro1">
          <table:table-cell office:value-type="string" calcext:value-type="string">
            <text:p>Nn – rezoom – sgd – r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Pos %</text:p>
          </table:table-cell>
          <table:table-cell office:value-type="string" calcext:value-type="string">
            <text:p>Pos prec</text:p>
          </table:table-cell>
          <table:table-cell office:value-type="string" calcext:value-type="string">
            <text:p>Pos recall</text:p>
          </table:table-cell>
          <table:table-cell office:value-type="string" calcext:value-type="string">
            <text:p>Pos F1</text:p>
          </table:table-cell>
          <table:table-cell office:value-type="string" calcext:value-type="string">
            <text:p>Neg %</text:p>
          </table:table-cell>
          <table:table-cell office:value-type="string" calcext:value-type="string">
            <text:p>Neg prec</text:p>
          </table:table-cell>
          <table:table-cell office:value-type="string" calcext:value-type="string">
            <text:p>Neg recall</text:p>
          </table:table-cell>
          <table:table-cell office:value-type="string" calcext:value-type="string">
            <text:p>Neg F1</text:p>
          </table:table-cell>
          <table:table-cell office:value-type="string" calcext:value-type="string">
            <text:p>Baseline F1</text:p>
          </table:table-cell>
          <table:table-cell office:value-type="string" calcext:value-type="string">
            <text:p>Baseline Precision</text:p>
          </table:table-cell>
          <table:table-cell office:value-type="string" calcext:value-type="string">
            <text:p>Baseline Recall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 table:formula="of:=AVERAGE(['file:///home/runejen/Dropbox/Skole/Master/Data/Model_1.ods'#$rf_nn_sgd.F$15]; ['file:///home/runejen/Dropbox/Skole/Master/Data/Model_2.ods'#$rf_nn_sgd.F$15]; ['file:///home/runejen/Dropbox/Skole/Master/Data/Model_3.ods'#$rf_nn_sgd.F$15]; ['file:///home/runejen/Dropbox/Skole/Master/Data/Model_4.ods'#$rf_nn_sgd.F$15]; ['file:///home/runejen/Dropbox/Skole/Master/Data/Model_5.ods'#$rf_nn_sgd.F$15])" office:value-type="percentage" office:value="0.233863517570231" calcext:value-type="percentage">
            <text:p>23.39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0k</text:p>
          </table:table-cell>
          <table:table-cell table:formula="of:=AVERAGE(['file:///home/runejen/Dropbox/Skole/Master/Data/Model_1.ods'#$rb.$F$28]; ['file:///home/runejen/Dropbox/Skole/Master/Data/Model_2.ods'#$rb.$F$28]; ['file:///home/runejen/Dropbox/Skole/Master/Data/Model_3.ods'#$rb.$F$28]; ['file:///home/runejen/Dropbox/Skole/Master/Data/Model_4.ods'#$rb.$F$28]; ['file:///home/runejen/Dropbox/Skole/Master/Data/Model_5.ods'#$rb.$F$28])" office:value-type="percentage" office:value="0.28328674635718" calcext:value-type="percentage">
            <text:p>28.33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0k</text:p>
          </table:table-cell>
          <table:table-cell table:formula="of:=AVERAGE(['file:///home/runejen/Dropbox/Skole/Master/Data/Model_1.ods'#$rb.$F$41]; ['file:///home/runejen/Dropbox/Skole/Master/Data/Model_2.ods'#$rb.$F$41]; ['file:///home/runejen/Dropbox/Skole/Master/Data/Model_3.ods'#$rb.$F$41]; ['file:///home/runejen/Dropbox/Skole/Master/Data/Model_4.ods'#$rb.$F$41]; ['file:///home/runejen/Dropbox/Skole/Master/Data/Model_5.ods'#$rb.$F$41])" office:value-type="percentage" office:value="0.277970490592741" calcext:value-type="percentage">
            <text:p>27.80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00k</text:p>
          </table:table-cell>
          <table:table-cell table:formula="of:=AVERAGE(['file:///home/runejen/Dropbox/Skole/Master/Data/Model_1.ods'#$rb.$F$54]; ['file:///home/runejen/Dropbox/Skole/Master/Data/Model_2.ods'#$rb.$F$54]; ['file:///home/runejen/Dropbox/Skole/Master/Data/Model_3.ods'#$rb.$F$54]; ['file:///home/runejen/Dropbox/Skole/Master/Data/Model_4.ods'#$rb.$F$54]; ['file:///home/runejen/Dropbox/Skole/Master/Data/Model_5.ods'#$rb.$F$54])" office:value-type="percentage" office:value="0.27630774230705" calcext:value-type="percentage">
            <text:p>27.63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00k</text:p>
          </table:table-cell>
          <table:table-cell table:formula="of:=AVERAGE(['file:///home/runejen/Dropbox/Skole/Master/Data/Model_1.ods'#$rb.$F$67]; ['file:///home/runejen/Dropbox/Skole/Master/Data/Model_2.ods'#$rb.$F$67]; ['file:///home/runejen/Dropbox/Skole/Master/Data/Model_3.ods'#$rb.$F$67]; ['file:///home/runejen/Dropbox/Skole/Master/Data/Model_4.ods'#$rb.$F$67]; ['file:///home/runejen/Dropbox/Skole/Master/Data/Model_5.ods'#$rb.$F$67])" office:value-type="percentage" office:value="0.276531706472783" calcext:value-type="percentage">
            <text:p>27.65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f</text:p>
          </table:table-cell>
          <table:table-cell table:number-columns-repeated="2"/>
          <table:table-cell office:value-type="string" calcext:value-type="string">
            <text:p>RF – pos recall</text:p>
          </table:table-cell>
          <table:table-cell table:number-columns-repeated="3"/>
          <table:table-cell office:value-type="string" calcext:value-type="string">
            <text:p>RF – neg recall</text:p>
          </table:table-cell>
          <table:table-cell/>
          <table:table-cell office:value-type="string" calcext:value-type="string">
            <text:p>RF – F1-score</text:p>
          </table:table-cell>
          <table:table-cell table:number-columns-repeated="2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formula="of:=AVERAGE(['file:///home/runejen/Dropbox/Skole/Master/Data/Model_1.ods'#$rf_nn_sgd.F59]; ['file:///home/runejen/Dropbox/Skole/Master/Data/Model_2.ods'#$rf_nn_sgd.F59]; ['file:///home/runejen/Dropbox/Skole/Master/Data/Model_3.ods'#$rf_nn_sgd.F59]; ['file:///home/runejen/Dropbox/Skole/Master/Data/Model_4.ods'#$rf_nn_sgd.F59]; ['file:///home/runejen/Dropbox/Skole/Master/Data/Model_5.ods'#$rf_nn_sgd.F59])" office:value-type="percentage" office:value="0.716185553174659" calcext:value-type="percentage">
            <text:p>71.62%</text:p>
          </table:table-cell>
          <table:table-cell table:formula="of:=AVERAGE(['file:///home/runejen/Dropbox/Skole/Master/Data/Model_1.ods'#$rf_nn_sgd.G59]; ['file:///home/runejen/Dropbox/Skole/Master/Data/Model_2.ods'#$rf_nn_sgd.G59]; ['file:///home/runejen/Dropbox/Skole/Master/Data/Model_3.ods'#$rf_nn_sgd.G59]; ['file:///home/runejen/Dropbox/Skole/Master/Data/Model_4.ods'#$rf_nn_sgd.G59]; ['file:///home/runejen/Dropbox/Skole/Master/Data/Model_5.ods'#$rf_nn_sgd.G59])" office:value-type="float" office:value="13.358" calcext:value-type="float">
            <text:p>13.36</text:p>
          </table:table-cell>
          <table:table-cell table:formula="of:=AVERAGE(['file:///home/runejen/Dropbox/Skole/Master/Data/Model_1.ods'#$rf_nn_sgd.H59]; ['file:///home/runejen/Dropbox/Skole/Master/Data/Model_2.ods'#$rf_nn_sgd.H59]; ['file:///home/runejen/Dropbox/Skole/Master/Data/Model_3.ods'#$rf_nn_sgd.H59]; ['file:///home/runejen/Dropbox/Skole/Master/Data/Model_4.ods'#$rf_nn_sgd.H59]; ['file:///home/runejen/Dropbox/Skole/Master/Data/Model_5.ods'#$rf_nn_sgd.H59])" office:value-type="float" office:value="71.618" calcext:value-type="float">
            <text:p>71.62</text:p>
          </table:table-cell>
          <table:table-cell table:formula="of:=AVERAGE(['file:///home/runejen/Dropbox/Skole/Master/Data/Model_1.ods'#$rf_nn_sgd.I59]; ['file:///home/runejen/Dropbox/Skole/Master/Data/Model_2.ods'#$rf_nn_sgd.I59]; ['file:///home/runejen/Dropbox/Skole/Master/Data/Model_3.ods'#$rf_nn_sgd.I59]; ['file:///home/runejen/Dropbox/Skole/Master/Data/Model_4.ods'#$rf_nn_sgd.I59]; ['file:///home/runejen/Dropbox/Skole/Master/Data/Model_5.ods'#$rf_nn_sgd.I59])" office:value-type="float" office:value="22.234" calcext:value-type="float">
            <text:p>22.23</text:p>
          </table:table-cell>
          <table:table-cell table:formula="of:=AVERAGE(['file:///home/runejen/Dropbox/Skole/Master/Data/Model_1.ods'#$rf_nn_sgd.J59]; ['file:///home/runejen/Dropbox/Skole/Master/Data/Model_2.ods'#$rf_nn_sgd.J59]; ['file:///home/runejen/Dropbox/Skole/Master/Data/Model_3.ods'#$rf_nn_sgd.J59]; ['file:///home/runejen/Dropbox/Skole/Master/Data/Model_4.ods'#$rf_nn_sgd.J59]; ['file:///home/runejen/Dropbox/Skole/Master/Data/Model_5.ods'#$rf_nn_sgd.J59])" office:value-type="percentage" office:value="0.742216613063039" calcext:value-type="percentage">
            <text:p>74.22%</text:p>
          </table:table-cell>
          <table:table-cell table:formula="of:=AVERAGE(['file:///home/runejen/Dropbox/Skole/Master/Data/Model_1.ods'#$rf_nn_sgd.K59]; ['file:///home/runejen/Dropbox/Skole/Master/Data/Model_2.ods'#$rf_nn_sgd.K59]; ['file:///home/runejen/Dropbox/Skole/Master/Data/Model_3.ods'#$rf_nn_sgd.K59]; ['file:///home/runejen/Dropbox/Skole/Master/Data/Model_4.ods'#$rf_nn_sgd.K59]; ['file:///home/runejen/Dropbox/Skole/Master/Data/Model_5.ods'#$rf_nn_sgd.K59])" office:value-type="float" office:value="97.99" calcext:value-type="float">
            <text:p>97.99</text:p>
          </table:table-cell>
          <table:table-cell table:formula="of:=AVERAGE(['file:///home/runejen/Dropbox/Skole/Master/Data/Model_1.ods'#$rf_nn_sgd.L59]; ['file:///home/runejen/Dropbox/Skole/Master/Data/Model_2.ods'#$rf_nn_sgd.L59]; ['file:///home/runejen/Dropbox/Skole/Master/Data/Model_3.ods'#$rf_nn_sgd.L59]; ['file:///home/runejen/Dropbox/Skole/Master/Data/Model_4.ods'#$rf_nn_sgd.L59]; ['file:///home/runejen/Dropbox/Skole/Master/Data/Model_5.ods'#$rf_nn_sgd.L59])" office:value-type="float" office:value="74.222" calcext:value-type="float">
            <text:p>74.22</text:p>
          </table:table-cell>
          <table:table-cell table:formula="of:=AVERAGE(['file:///home/runejen/Dropbox/Skole/Master/Data/Model_1.ods'#$rf_nn_sgd.M59]; ['file:///home/runejen/Dropbox/Skole/Master/Data/Model_2.ods'#$rf_nn_sgd.M59]; ['file:///home/runejen/Dropbox/Skole/Master/Data/Model_3.ods'#$rf_nn_sgd.M59]; ['file:///home/runejen/Dropbox/Skole/Master/Data/Model_4.ods'#$rf_nn_sgd.M59]; ['file:///home/runejen/Dropbox/Skole/Master/Data/Model_5.ods'#$rf_nn_sgd.M59])" office:value-type="float" office:value="84.446" calcext:value-type="float">
            <text:p>84.45</text:p>
          </table:table-cell>
          <table:table-cell table:formula="of:=AVERAGE(['file:///home/runejen/Dropbox/Skole/Master/Data/Model_1.ods'#$rf_nn_sgd.N59]; ['file:///home/runejen/Dropbox/Skole/Master/Data/Model_2.ods'#$rf_nn_sgd.N59]; ['file:///home/runejen/Dropbox/Skole/Master/Data/Model_3.ods'#$rf_nn_sgd.N59]; ['file:///home/runejen/Dropbox/Skole/Master/Data/Model_4.ods'#$rf_nn_sgd.N59]; ['file:///home/runejen/Dropbox/Skole/Master/Data/Model_5.ods'#$rf_nn_sgd.N59])" office:value-type="float" office:value="81.272" calcext:value-type="float">
            <text:p>81.27</text:p>
          </table:table-cell>
          <table:table-cell table:formula="of:=AVERAGE(['file:///home/runejen/Dropbox/Skole/Master/Data/Model_1.ods'#$rf_nn_sgd.O59]; ['file:///home/runejen/Dropbox/Skole/Master/Data/Model_2.ods'#$rf_nn_sgd.O59]; ['file:///home/runejen/Dropbox/Skole/Master/Data/Model_3.ods'#$rf_nn_sgd.O59]; ['file:///home/runejen/Dropbox/Skole/Master/Data/Model_4.ods'#$rf_nn_sgd.O59]; ['file:///home/runejen/Dropbox/Skole/Master/Data/Model_5.ods'#$rf_nn_sgd.O59])" office:value-type="float" office:value="93.612" calcext:value-type="float">
            <text:p>93.61</text:p>
          </table:table-cell>
          <table:table-cell table:formula="of:=AVERAGE(['file:///home/runejen/Dropbox/Skole/Master/Data/Model_1.ods'#$rf_nn_sgd.P59]; ['file:///home/runejen/Dropbox/Skole/Master/Data/Model_2.ods'#$rf_nn_sgd.P59]; ['file:///home/runejen/Dropbox/Skole/Master/Data/Model_3.ods'#$rf_nn_sgd.P59]; ['file:///home/runejen/Dropbox/Skole/Master/Data/Model_4.ods'#$rf_nn_sgd.P59]; ['file:///home/runejen/Dropbox/Skole/Master/Data/Model_5.ods'#$rf_nn_sgd.P59])" office:value-type="float" office:value="74.11" calcext:value-type="float">
            <text:p>74.11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formula="of:=AVERAGE(['file:///home/runejen/Dropbox/Skole/Master/Data/Model_1.ods'#$rf_nn_sgd.F60]; ['file:///home/runejen/Dropbox/Skole/Master/Data/Model_2.ods'#$rf_nn_sgd.F60]; ['file:///home/runejen/Dropbox/Skole/Master/Data/Model_3.ods'#$rf_nn_sgd.F60]; ['file:///home/runejen/Dropbox/Skole/Master/Data/Model_4.ods'#$rf_nn_sgd.F60]; ['file:///home/runejen/Dropbox/Skole/Master/Data/Model_5.ods'#$rf_nn_sgd.F60])" office:value-type="percentage" office:value="0.67586117170211" calcext:value-type="percentage">
            <text:p>67.59%</text:p>
          </table:table-cell>
          <table:table-cell table:formula="of:=AVERAGE(['file:///home/runejen/Dropbox/Skole/Master/Data/Model_1.ods'#$rf_nn_sgd.G60]; ['file:///home/runejen/Dropbox/Skole/Master/Data/Model_2.ods'#$rf_nn_sgd.G60]; ['file:///home/runejen/Dropbox/Skole/Master/Data/Model_3.ods'#$rf_nn_sgd.G60]; ['file:///home/runejen/Dropbox/Skole/Master/Data/Model_4.ods'#$rf_nn_sgd.G60]; ['file:///home/runejen/Dropbox/Skole/Master/Data/Model_5.ods'#$rf_nn_sgd.G60])" office:value-type="float" office:value="15.632" calcext:value-type="float">
            <text:p>15.63</text:p>
          </table:table-cell>
          <table:table-cell table:formula="of:=AVERAGE(['file:///home/runejen/Dropbox/Skole/Master/Data/Model_1.ods'#$rf_nn_sgd.H60]; ['file:///home/runejen/Dropbox/Skole/Master/Data/Model_2.ods'#$rf_nn_sgd.H60]; ['file:///home/runejen/Dropbox/Skole/Master/Data/Model_3.ods'#$rf_nn_sgd.H60]; ['file:///home/runejen/Dropbox/Skole/Master/Data/Model_4.ods'#$rf_nn_sgd.H60]; ['file:///home/runejen/Dropbox/Skole/Master/Data/Model_5.ods'#$rf_nn_sgd.H60])" office:value-type="float" office:value="67.586" calcext:value-type="float">
            <text:p>67.59</text:p>
          </table:table-cell>
          <table:table-cell table:formula="of:=AVERAGE(['file:///home/runejen/Dropbox/Skole/Master/Data/Model_1.ods'#$rf_nn_sgd.I60]; ['file:///home/runejen/Dropbox/Skole/Master/Data/Model_2.ods'#$rf_nn_sgd.I60]; ['file:///home/runejen/Dropbox/Skole/Master/Data/Model_3.ods'#$rf_nn_sgd.I60]; ['file:///home/runejen/Dropbox/Skole/Master/Data/Model_4.ods'#$rf_nn_sgd.I60]; ['file:///home/runejen/Dropbox/Skole/Master/Data/Model_5.ods'#$rf_nn_sgd.I60])" office:value-type="float" office:value="25.006" calcext:value-type="float">
            <text:p>25.01</text:p>
          </table:table-cell>
          <table:table-cell table:formula="of:=AVERAGE(['file:///home/runejen/Dropbox/Skole/Master/Data/Model_1.ods'#$rf_nn_sgd.J60]; ['file:///home/runejen/Dropbox/Skole/Master/Data/Model_2.ods'#$rf_nn_sgd.J60]; ['file:///home/runejen/Dropbox/Skole/Master/Data/Model_3.ods'#$rf_nn_sgd.J60]; ['file:///home/runejen/Dropbox/Skole/Master/Data/Model_4.ods'#$rf_nn_sgd.J60]; ['file:///home/runejen/Dropbox/Skole/Master/Data/Model_5.ods'#$rf_nn_sgd.J60])" office:value-type="percentage" office:value="0.798368906991593" calcext:value-type="percentage">
            <text:p>79.84%</text:p>
          </table:table-cell>
          <table:table-cell table:formula="of:=AVERAGE(['file:///home/runejen/Dropbox/Skole/Master/Data/Model_1.ods'#$rf_nn_sgd.K60]; ['file:///home/runejen/Dropbox/Skole/Master/Data/Model_2.ods'#$rf_nn_sgd.K60]; ['file:///home/runejen/Dropbox/Skole/Master/Data/Model_3.ods'#$rf_nn_sgd.K60]; ['file:///home/runejen/Dropbox/Skole/Master/Data/Model_4.ods'#$rf_nn_sgd.K60]; ['file:///home/runejen/Dropbox/Skole/Master/Data/Model_5.ods'#$rf_nn_sgd.K60])" office:value-type="float" office:value="97.866" calcext:value-type="float">
            <text:p>97.87</text:p>
          </table:table-cell>
          <table:table-cell table:formula="of:=AVERAGE(['file:///home/runejen/Dropbox/Skole/Master/Data/Model_1.ods'#$rf_nn_sgd.L60]; ['file:///home/runejen/Dropbox/Skole/Master/Data/Model_2.ods'#$rf_nn_sgd.L60]; ['file:///home/runejen/Dropbox/Skole/Master/Data/Model_3.ods'#$rf_nn_sgd.L60]; ['file:///home/runejen/Dropbox/Skole/Master/Data/Model_4.ods'#$rf_nn_sgd.L60]; ['file:///home/runejen/Dropbox/Skole/Master/Data/Model_5.ods'#$rf_nn_sgd.L60])" office:value-type="float" office:value="79.84" calcext:value-type="float">
            <text:p>79.84</text:p>
          </table:table-cell>
          <table:table-cell table:formula="of:=AVERAGE(['file:///home/runejen/Dropbox/Skole/Master/Data/Model_1.ods'#$rf_nn_sgd.M60]; ['file:///home/runejen/Dropbox/Skole/Master/Data/Model_2.ods'#$rf_nn_sgd.M60]; ['file:///home/runejen/Dropbox/Skole/Master/Data/Model_3.ods'#$rf_nn_sgd.M60]; ['file:///home/runejen/Dropbox/Skole/Master/Data/Model_4.ods'#$rf_nn_sgd.M60]; ['file:///home/runejen/Dropbox/Skole/Master/Data/Model_5.ods'#$rf_nn_sgd.M60])" office:value-type="float" office:value="87.908" calcext:value-type="float">
            <text:p>87.91</text:p>
          </table:table-cell>
          <table:table-cell table:formula="of:=AVERAGE(['file:///home/runejen/Dropbox/Skole/Master/Data/Model_1.ods'#$rf_nn_sgd.N60]; ['file:///home/runejen/Dropbox/Skole/Master/Data/Model_2.ods'#$rf_nn_sgd.N60]; ['file:///home/runejen/Dropbox/Skole/Master/Data/Model_3.ods'#$rf_nn_sgd.N60]; ['file:///home/runejen/Dropbox/Skole/Master/Data/Model_4.ods'#$rf_nn_sgd.N60]; ['file:///home/runejen/Dropbox/Skole/Master/Data/Model_5.ods'#$rf_nn_sgd.N60])" office:value-type="float" office:value="84.71" calcext:value-type="float">
            <text:p>84.71</text:p>
          </table:table-cell>
          <table:table-cell table:formula="of:=AVERAGE(['file:///home/runejen/Dropbox/Skole/Master/Data/Model_1.ods'#$rf_nn_sgd.O60]; ['file:///home/runejen/Dropbox/Skole/Master/Data/Model_2.ods'#$rf_nn_sgd.O60]; ['file:///home/runejen/Dropbox/Skole/Master/Data/Model_3.ods'#$rf_nn_sgd.O60]; ['file:///home/runejen/Dropbox/Skole/Master/Data/Model_4.ods'#$rf_nn_sgd.O60]; ['file:///home/runejen/Dropbox/Skole/Master/Data/Model_5.ods'#$rf_nn_sgd.O60])" office:value-type="float" office:value="93.626" calcext:value-type="float">
            <text:p>93.63</text:p>
          </table:table-cell>
          <table:table-cell table:formula="of:=AVERAGE(['file:///home/runejen/Dropbox/Skole/Master/Data/Model_1.ods'#$rf_nn_sgd.P60]; ['file:///home/runejen/Dropbox/Skole/Master/Data/Model_2.ods'#$rf_nn_sgd.P60]; ['file:///home/runejen/Dropbox/Skole/Master/Data/Model_3.ods'#$rf_nn_sgd.P60]; ['file:///home/runejen/Dropbox/Skole/Master/Data/Model_4.ods'#$rf_nn_sgd.P60]; ['file:///home/runejen/Dropbox/Skole/Master/Data/Model_5.ods'#$rf_nn_sgd.P60])" office:value-type="float" office:value="79.222" calcext:value-type="float">
            <text:p>79.22</text:p>
          </table:table-cell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formula="of:=AVERAGE(['file:///home/runejen/Dropbox/Skole/Master/Data/Model_1.ods'#$rf_nn_sgd.F61]; ['file:///home/runejen/Dropbox/Skole/Master/Data/Model_2.ods'#$rf_nn_sgd.F61]; ['file:///home/runejen/Dropbox/Skole/Master/Data/Model_3.ods'#$rf_nn_sgd.F61]; ['file:///home/runejen/Dropbox/Skole/Master/Data/Model_4.ods'#$rf_nn_sgd.F61]; ['file:///home/runejen/Dropbox/Skole/Master/Data/Model_5.ods'#$rf_nn_sgd.F61])" office:value-type="percentage" office:value="0.646293711791692" calcext:value-type="percentage">
            <text:p>64.63%</text:p>
          </table:table-cell>
          <table:table-cell table:formula="of:=AVERAGE(['file:///home/runejen/Dropbox/Skole/Master/Data/Model_1.ods'#$rf_nn_sgd.G61]; ['file:///home/runejen/Dropbox/Skole/Master/Data/Model_2.ods'#$rf_nn_sgd.G61]; ['file:///home/runejen/Dropbox/Skole/Master/Data/Model_3.ods'#$rf_nn_sgd.G61]; ['file:///home/runejen/Dropbox/Skole/Master/Data/Model_4.ods'#$rf_nn_sgd.G61]; ['file:///home/runejen/Dropbox/Skole/Master/Data/Model_5.ods'#$rf_nn_sgd.G61])" office:value-type="float" office:value="17.88" calcext:value-type="float">
            <text:p>17.88</text:p>
          </table:table-cell>
          <table:table-cell table:formula="of:=AVERAGE(['file:///home/runejen/Dropbox/Skole/Master/Data/Model_1.ods'#$rf_nn_sgd.H61]; ['file:///home/runejen/Dropbox/Skole/Master/Data/Model_2.ods'#$rf_nn_sgd.H61]; ['file:///home/runejen/Dropbox/Skole/Master/Data/Model_3.ods'#$rf_nn_sgd.H61]; ['file:///home/runejen/Dropbox/Skole/Master/Data/Model_4.ods'#$rf_nn_sgd.H61]; ['file:///home/runejen/Dropbox/Skole/Master/Data/Model_5.ods'#$rf_nn_sgd.H61])" office:value-type="float" office:value="64.63" calcext:value-type="float">
            <text:p>64.63</text:p>
          </table:table-cell>
          <table:table-cell table:formula="of:=AVERAGE(['file:///home/runejen/Dropbox/Skole/Master/Data/Model_1.ods'#$rf_nn_sgd.I61]; ['file:///home/runejen/Dropbox/Skole/Master/Data/Model_2.ods'#$rf_nn_sgd.I61]; ['file:///home/runejen/Dropbox/Skole/Master/Data/Model_3.ods'#$rf_nn_sgd.I61]; ['file:///home/runejen/Dropbox/Skole/Master/Data/Model_4.ods'#$rf_nn_sgd.I61]; ['file:///home/runejen/Dropbox/Skole/Master/Data/Model_5.ods'#$rf_nn_sgd.I61])" office:value-type="float" office:value="27.504" calcext:value-type="float">
            <text:p>27.50</text:p>
          </table:table-cell>
          <table:table-cell table:formula="of:=AVERAGE(['file:///home/runejen/Dropbox/Skole/Master/Data/Model_1.ods'#$rf_nn_sgd.J61]; ['file:///home/runejen/Dropbox/Skole/Master/Data/Model_2.ods'#$rf_nn_sgd.J61]; ['file:///home/runejen/Dropbox/Skole/Master/Data/Model_3.ods'#$rf_nn_sgd.J61]; ['file:///home/runejen/Dropbox/Skole/Master/Data/Model_4.ods'#$rf_nn_sgd.J61]; ['file:///home/runejen/Dropbox/Skole/Master/Data/Model_5.ods'#$rf_nn_sgd.J61])" office:value-type="percentage" office:value="0.836369535033075" calcext:value-type="percentage">
            <text:p>83.64%</text:p>
          </table:table-cell>
          <table:table-cell table:formula="of:=AVERAGE(['file:///home/runejen/Dropbox/Skole/Master/Data/Model_1.ods'#$rf_nn_sgd.K61]; ['file:///home/runejen/Dropbox/Skole/Master/Data/Model_2.ods'#$rf_nn_sgd.K61]; ['file:///home/runejen/Dropbox/Skole/Master/Data/Model_3.ods'#$rf_nn_sgd.K61]; ['file:///home/runejen/Dropbox/Skole/Master/Data/Model_4.ods'#$rf_nn_sgd.K61]; ['file:///home/runejen/Dropbox/Skole/Master/Data/Model_5.ods'#$rf_nn_sgd.K61])" office:value-type="float" office:value="97.774" calcext:value-type="float">
            <text:p>97.77</text:p>
          </table:table-cell>
          <table:table-cell table:formula="of:=AVERAGE(['file:///home/runejen/Dropbox/Skole/Master/Data/Model_1.ods'#$rf_nn_sgd.L61]; ['file:///home/runejen/Dropbox/Skole/Master/Data/Model_2.ods'#$rf_nn_sgd.L61]; ['file:///home/runejen/Dropbox/Skole/Master/Data/Model_3.ods'#$rf_nn_sgd.L61]; ['file:///home/runejen/Dropbox/Skole/Master/Data/Model_4.ods'#$rf_nn_sgd.L61]; ['file:///home/runejen/Dropbox/Skole/Master/Data/Model_5.ods'#$rf_nn_sgd.L61])" office:value-type="float" office:value="83.636" calcext:value-type="float">
            <text:p>83.64</text:p>
          </table:table-cell>
          <table:table-cell table:formula="of:=AVERAGE(['file:///home/runejen/Dropbox/Skole/Master/Data/Model_1.ods'#$rf_nn_sgd.M61]; ['file:///home/runejen/Dropbox/Skole/Master/Data/Model_2.ods'#$rf_nn_sgd.M61]; ['file:///home/runejen/Dropbox/Skole/Master/Data/Model_3.ods'#$rf_nn_sgd.M61]; ['file:///home/runejen/Dropbox/Skole/Master/Data/Model_4.ods'#$rf_nn_sgd.M61]; ['file:///home/runejen/Dropbox/Skole/Master/Data/Model_5.ods'#$rf_nn_sgd.M61])" office:value-type="float" office:value="90.124" calcext:value-type="float">
            <text:p>90.12</text:p>
          </table:table-cell>
          <table:table-cell table:formula="of:=AVERAGE(['file:///home/runejen/Dropbox/Skole/Master/Data/Model_1.ods'#$rf_nn_sgd.N61]; ['file:///home/runejen/Dropbox/Skole/Master/Data/Model_2.ods'#$rf_nn_sgd.N61]; ['file:///home/runejen/Dropbox/Skole/Master/Data/Model_3.ods'#$rf_nn_sgd.N61]; ['file:///home/runejen/Dropbox/Skole/Master/Data/Model_4.ods'#$rf_nn_sgd.N61]; ['file:///home/runejen/Dropbox/Skole/Master/Data/Model_5.ods'#$rf_nn_sgd.N61])" office:value-type="float" office:value="86.95" calcext:value-type="float">
            <text:p>86.95</text:p>
          </table:table-cell>
          <table:table-cell table:formula="of:=AVERAGE(['file:///home/runejen/Dropbox/Skole/Master/Data/Model_1.ods'#$rf_nn_sgd.O61]; ['file:///home/runejen/Dropbox/Skole/Master/Data/Model_2.ods'#$rf_nn_sgd.O61]; ['file:///home/runejen/Dropbox/Skole/Master/Data/Model_3.ods'#$rf_nn_sgd.O61]; ['file:///home/runejen/Dropbox/Skole/Master/Data/Model_4.ods'#$rf_nn_sgd.O61]; ['file:///home/runejen/Dropbox/Skole/Master/Data/Model_5.ods'#$rf_nn_sgd.O61])" office:value-type="float" office:value="93.67" calcext:value-type="float">
            <text:p>93.67</text:p>
          </table:table-cell>
          <table:table-cell table:formula="of:=AVERAGE(['file:///home/runejen/Dropbox/Skole/Master/Data/Model_1.ods'#$rf_nn_sgd.P61]; ['file:///home/runejen/Dropbox/Skole/Master/Data/Model_2.ods'#$rf_nn_sgd.P61]; ['file:///home/runejen/Dropbox/Skole/Master/Data/Model_3.ods'#$rf_nn_sgd.P61]; ['file:///home/runejen/Dropbox/Skole/Master/Data/Model_4.ods'#$rf_nn_sgd.P61]; ['file:///home/runejen/Dropbox/Skole/Master/Data/Model_5.ods'#$rf_nn_sgd.P61])" office:value-type="float" office:value="82.664" calcext:value-type="float">
            <text:p>82.66</text:p>
          </table:table-cell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formula="of:=AVERAGE(['file:///home/runejen/Dropbox/Skole/Master/Data/Model_1.ods'#$rf_nn_sgd.F62]; ['file:///home/runejen/Dropbox/Skole/Master/Data/Model_2.ods'#$rf_nn_sgd.F62]; ['file:///home/runejen/Dropbox/Skole/Master/Data/Model_3.ods'#$rf_nn_sgd.F62]; ['file:///home/runejen/Dropbox/Skole/Master/Data/Model_4.ods'#$rf_nn_sgd.F62]; ['file:///home/runejen/Dropbox/Skole/Master/Data/Model_5.ods'#$rf_nn_sgd.F62])" office:value-type="percentage" office:value="0.617167680878877" calcext:value-type="percentage">
            <text:p>61.72%</text:p>
          </table:table-cell>
          <table:table-cell table:formula="of:=AVERAGE(['file:///home/runejen/Dropbox/Skole/Master/Data/Model_1.ods'#$rf_nn_sgd.G62]; ['file:///home/runejen/Dropbox/Skole/Master/Data/Model_2.ods'#$rf_nn_sgd.G62]; ['file:///home/runejen/Dropbox/Skole/Master/Data/Model_3.ods'#$rf_nn_sgd.G62]; ['file:///home/runejen/Dropbox/Skole/Master/Data/Model_4.ods'#$rf_nn_sgd.G62]; ['file:///home/runejen/Dropbox/Skole/Master/Data/Model_5.ods'#$rf_nn_sgd.G62])" office:value-type="float" office:value="20.304" calcext:value-type="float">
            <text:p>20.30</text:p>
          </table:table-cell>
          <table:table-cell table:formula="of:=AVERAGE(['file:///home/runejen/Dropbox/Skole/Master/Data/Model_1.ods'#$rf_nn_sgd.H62]; ['file:///home/runejen/Dropbox/Skole/Master/Data/Model_2.ods'#$rf_nn_sgd.H62]; ['file:///home/runejen/Dropbox/Skole/Master/Data/Model_3.ods'#$rf_nn_sgd.H62]; ['file:///home/runejen/Dropbox/Skole/Master/Data/Model_4.ods'#$rf_nn_sgd.H62]; ['file:///home/runejen/Dropbox/Skole/Master/Data/Model_5.ods'#$rf_nn_sgd.H62])" office:value-type="float" office:value="61.718" calcext:value-type="float">
            <text:p>61.72</text:p>
          </table:table-cell>
          <table:table-cell table:formula="of:=AVERAGE(['file:///home/runejen/Dropbox/Skole/Master/Data/Model_1.ods'#$rf_nn_sgd.I62]; ['file:///home/runejen/Dropbox/Skole/Master/Data/Model_2.ods'#$rf_nn_sgd.I62]; ['file:///home/runejen/Dropbox/Skole/Master/Data/Model_3.ods'#$rf_nn_sgd.I62]; ['file:///home/runejen/Dropbox/Skole/Master/Data/Model_4.ods'#$rf_nn_sgd.I62]; ['file:///home/runejen/Dropbox/Skole/Master/Data/Model_5.ods'#$rf_nn_sgd.I62])" office:value-type="float" office:value="29.88" calcext:value-type="float">
            <text:p>29.88</text:p>
          </table:table-cell>
          <table:table-cell table:formula="of:=AVERAGE(['file:///home/runejen/Dropbox/Skole/Master/Data/Model_1.ods'#$rf_nn_sgd.J62]; ['file:///home/runejen/Dropbox/Skole/Master/Data/Model_2.ods'#$rf_nn_sgd.J62]; ['file:///home/runejen/Dropbox/Skole/Master/Data/Model_3.ods'#$rf_nn_sgd.J62]; ['file:///home/runejen/Dropbox/Skole/Master/Data/Model_4.ods'#$rf_nn_sgd.J62]; ['file:///home/runejen/Dropbox/Skole/Master/Data/Model_5.ods'#$rf_nn_sgd.J62])" office:value-type="percentage" office:value="0.866970156512086" calcext:value-type="percentage">
            <text:p>86.70%</text:p>
          </table:table-cell>
          <table:table-cell table:formula="of:=AVERAGE(['file:///home/runejen/Dropbox/Skole/Master/Data/Model_1.ods'#$rf_nn_sgd.K62]; ['file:///home/runejen/Dropbox/Skole/Master/Data/Model_2.ods'#$rf_nn_sgd.K62]; ['file:///home/runejen/Dropbox/Skole/Master/Data/Model_3.ods'#$rf_nn_sgd.K62]; ['file:///home/runejen/Dropbox/Skole/Master/Data/Model_4.ods'#$rf_nn_sgd.K62]; ['file:///home/runejen/Dropbox/Skole/Master/Data/Model_5.ods'#$rf_nn_sgd.K62])" office:value-type="float" office:value="97.668" calcext:value-type="float">
            <text:p>97.67</text:p>
          </table:table-cell>
          <table:table-cell table:formula="of:=AVERAGE(['file:///home/runejen/Dropbox/Skole/Master/Data/Model_1.ods'#$rf_nn_sgd.L62]; ['file:///home/runejen/Dropbox/Skole/Master/Data/Model_2.ods'#$rf_nn_sgd.L62]; ['file:///home/runejen/Dropbox/Skole/Master/Data/Model_3.ods'#$rf_nn_sgd.L62]; ['file:///home/runejen/Dropbox/Skole/Master/Data/Model_4.ods'#$rf_nn_sgd.L62]; ['file:///home/runejen/Dropbox/Skole/Master/Data/Model_5.ods'#$rf_nn_sgd.L62])" office:value-type="float" office:value="86.696" calcext:value-type="float">
            <text:p>86.70</text:p>
          </table:table-cell>
          <table:table-cell table:formula="of:=AVERAGE(['file:///home/runejen/Dropbox/Skole/Master/Data/Model_1.ods'#$rf_nn_sgd.M62]; ['file:///home/runejen/Dropbox/Skole/Master/Data/Model_2.ods'#$rf_nn_sgd.M62]; ['file:///home/runejen/Dropbox/Skole/Master/Data/Model_3.ods'#$rf_nn_sgd.M62]; ['file:///home/runejen/Dropbox/Skole/Master/Data/Model_4.ods'#$rf_nn_sgd.M62]; ['file:///home/runejen/Dropbox/Skole/Master/Data/Model_5.ods'#$rf_nn_sgd.M62])" office:value-type="float" office:value="91.822" calcext:value-type="float">
            <text:p>91.82</text:p>
          </table:table-cell>
          <table:table-cell table:formula="of:=AVERAGE(['file:///home/runejen/Dropbox/Skole/Master/Data/Model_1.ods'#$rf_nn_sgd.N62]; ['file:///home/runejen/Dropbox/Skole/Master/Data/Model_2.ods'#$rf_nn_sgd.N62]; ['file:///home/runejen/Dropbox/Skole/Master/Data/Model_3.ods'#$rf_nn_sgd.N62]; ['file:///home/runejen/Dropbox/Skole/Master/Data/Model_4.ods'#$rf_nn_sgd.N62]; ['file:///home/runejen/Dropbox/Skole/Master/Data/Model_5.ods'#$rf_nn_sgd.N62])" office:value-type="float" office:value="88.688" calcext:value-type="float">
            <text:p>88.69</text:p>
          </table:table-cell>
          <table:table-cell table:formula="of:=AVERAGE(['file:///home/runejen/Dropbox/Skole/Master/Data/Model_1.ods'#$rf_nn_sgd.O62]; ['file:///home/runejen/Dropbox/Skole/Master/Data/Model_2.ods'#$rf_nn_sgd.O62]; ['file:///home/runejen/Dropbox/Skole/Master/Data/Model_3.ods'#$rf_nn_sgd.O62]; ['file:///home/runejen/Dropbox/Skole/Master/Data/Model_4.ods'#$rf_nn_sgd.O62]; ['file:///home/runejen/Dropbox/Skole/Master/Data/Model_5.ods'#$rf_nn_sgd.O62])" office:value-type="float" office:value="93.708" calcext:value-type="float">
            <text:p>93.71</text:p>
          </table:table-cell>
          <table:table-cell table:formula="of:=AVERAGE(['file:///home/runejen/Dropbox/Skole/Master/Data/Model_1.ods'#$rf_nn_sgd.P62]; ['file:///home/runejen/Dropbox/Skole/Master/Data/Model_2.ods'#$rf_nn_sgd.P62]; ['file:///home/runejen/Dropbox/Skole/Master/Data/Model_3.ods'#$rf_nn_sgd.P62]; ['file:///home/runejen/Dropbox/Skole/Master/Data/Model_4.ods'#$rf_nn_sgd.P62]; ['file:///home/runejen/Dropbox/Skole/Master/Data/Model_5.ods'#$rf_nn_sgd.P62])" office:value-type="float" office:value="85.398" calcext:value-type="float">
            <text:p>85.40</text:p>
          </table:table-cell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formula="of:=AVERAGE(['file:///home/runejen/Dropbox/Skole/Master/Data/Model_1.ods'#$rf_nn_sgd.F63]; ['file:///home/runejen/Dropbox/Skole/Master/Data/Model_2.ods'#$rf_nn_sgd.F63]; ['file:///home/runejen/Dropbox/Skole/Master/Data/Model_3.ods'#$rf_nn_sgd.F63]; ['file:///home/runejen/Dropbox/Skole/Master/Data/Model_4.ods'#$rf_nn_sgd.F63]; ['file:///home/runejen/Dropbox/Skole/Master/Data/Model_5.ods'#$rf_nn_sgd.F63])" office:value-type="percentage" office:value="0.586149582528375" calcext:value-type="percentage">
            <text:p>58.61%</text:p>
          </table:table-cell>
          <table:table-cell table:formula="of:=AVERAGE(['file:///home/runejen/Dropbox/Skole/Master/Data/Model_1.ods'#$rf_nn_sgd.G63]; ['file:///home/runejen/Dropbox/Skole/Master/Data/Model_2.ods'#$rf_nn_sgd.G63]; ['file:///home/runejen/Dropbox/Skole/Master/Data/Model_3.ods'#$rf_nn_sgd.G63]; ['file:///home/runejen/Dropbox/Skole/Master/Data/Model_4.ods'#$rf_nn_sgd.G63]; ['file:///home/runejen/Dropbox/Skole/Master/Data/Model_5.ods'#$rf_nn_sgd.G63])" office:value-type="float" office:value="23.246" calcext:value-type="float">
            <text:p>23.25</text:p>
          </table:table-cell>
          <table:table-cell table:formula="of:=AVERAGE(['file:///home/runejen/Dropbox/Skole/Master/Data/Model_1.ods'#$rf_nn_sgd.H63]; ['file:///home/runejen/Dropbox/Skole/Master/Data/Model_2.ods'#$rf_nn_sgd.H63]; ['file:///home/runejen/Dropbox/Skole/Master/Data/Model_3.ods'#$rf_nn_sgd.H63]; ['file:///home/runejen/Dropbox/Skole/Master/Data/Model_4.ods'#$rf_nn_sgd.H63]; ['file:///home/runejen/Dropbox/Skole/Master/Data/Model_5.ods'#$rf_nn_sgd.H63])" office:value-type="float" office:value="58.614" calcext:value-type="float">
            <text:p>58.61</text:p>
          </table:table-cell>
          <table:table-cell table:formula="of:=AVERAGE(['file:///home/runejen/Dropbox/Skole/Master/Data/Model_1.ods'#$rf_nn_sgd.I63]; ['file:///home/runejen/Dropbox/Skole/Master/Data/Model_2.ods'#$rf_nn_sgd.I63]; ['file:///home/runejen/Dropbox/Skole/Master/Data/Model_3.ods'#$rf_nn_sgd.I63]; ['file:///home/runejen/Dropbox/Skole/Master/Data/Model_4.ods'#$rf_nn_sgd.I63]; ['file:///home/runejen/Dropbox/Skole/Master/Data/Model_5.ods'#$rf_nn_sgd.I63])" office:value-type="float" office:value="32.412" calcext:value-type="float">
            <text:p>32.41</text:p>
          </table:table-cell>
          <table:table-cell table:formula="of:=AVERAGE(['file:///home/runejen/Dropbox/Skole/Master/Data/Model_1.ods'#$rf_nn_sgd.J63]; ['file:///home/runejen/Dropbox/Skole/Master/Data/Model_2.ods'#$rf_nn_sgd.J63]; ['file:///home/runejen/Dropbox/Skole/Master/Data/Model_3.ods'#$rf_nn_sgd.J63]; ['file:///home/runejen/Dropbox/Skole/Master/Data/Model_4.ods'#$rf_nn_sgd.J63]; ['file:///home/runejen/Dropbox/Skole/Master/Data/Model_5.ods'#$rf_nn_sgd.J63])" office:value-type="percentage" office:value="0.894146279548063" calcext:value-type="percentage">
            <text:p>89.41%</text:p>
          </table:table-cell>
          <table:table-cell table:formula="of:=AVERAGE(['file:///home/runejen/Dropbox/Skole/Master/Data/Model_1.ods'#$rf_nn_sgd.K63]; ['file:///home/runejen/Dropbox/Skole/Master/Data/Model_2.ods'#$rf_nn_sgd.K63]; ['file:///home/runejen/Dropbox/Skole/Master/Data/Model_3.ods'#$rf_nn_sgd.K63]; ['file:///home/runejen/Dropbox/Skole/Master/Data/Model_4.ods'#$rf_nn_sgd.K63]; ['file:///home/runejen/Dropbox/Skole/Master/Data/Model_5.ods'#$rf_nn_sgd.K63])" office:value-type="float" office:value="97.552" calcext:value-type="float">
            <text:p>97.55</text:p>
          </table:table-cell>
          <table:table-cell table:formula="of:=AVERAGE(['file:///home/runejen/Dropbox/Skole/Master/Data/Model_1.ods'#$rf_nn_sgd.L63]; ['file:///home/runejen/Dropbox/Skole/Master/Data/Model_2.ods'#$rf_nn_sgd.L63]; ['file:///home/runejen/Dropbox/Skole/Master/Data/Model_3.ods'#$rf_nn_sgd.L63]; ['file:///home/runejen/Dropbox/Skole/Master/Data/Model_4.ods'#$rf_nn_sgd.L63]; ['file:///home/runejen/Dropbox/Skole/Master/Data/Model_5.ods'#$rf_nn_sgd.L63])" office:value-type="float" office:value="89.414" calcext:value-type="float">
            <text:p>89.41</text:p>
          </table:table-cell>
          <table:table-cell table:formula="of:=AVERAGE(['file:///home/runejen/Dropbox/Skole/Master/Data/Model_1.ods'#$rf_nn_sgd.M63]; ['file:///home/runejen/Dropbox/Skole/Master/Data/Model_2.ods'#$rf_nn_sgd.M63]; ['file:///home/runejen/Dropbox/Skole/Master/Data/Model_3.ods'#$rf_nn_sgd.M63]; ['file:///home/runejen/Dropbox/Skole/Master/Data/Model_4.ods'#$rf_nn_sgd.M63]; ['file:///home/runejen/Dropbox/Skole/Master/Data/Model_5.ods'#$rf_nn_sgd.M63])" office:value-type="float" office:value="93.276" calcext:value-type="float">
            <text:p>93.28</text:p>
          </table:table-cell>
          <table:table-cell table:formula="of:=AVERAGE(['file:///home/runejen/Dropbox/Skole/Master/Data/Model_1.ods'#$rf_nn_sgd.N63]; ['file:///home/runejen/Dropbox/Skole/Master/Data/Model_2.ods'#$rf_nn_sgd.N63]; ['file:///home/runejen/Dropbox/Skole/Master/Data/Model_3.ods'#$rf_nn_sgd.N63]; ['file:///home/runejen/Dropbox/Skole/Master/Data/Model_4.ods'#$rf_nn_sgd.N63]; ['file:///home/runejen/Dropbox/Skole/Master/Data/Model_5.ods'#$rf_nn_sgd.N63])" office:value-type="float" office:value="90.206" calcext:value-type="float">
            <text:p>90.21</text:p>
          </table:table-cell>
          <table:table-cell table:formula="of:=AVERAGE(['file:///home/runejen/Dropbox/Skole/Master/Data/Model_1.ods'#$rf_nn_sgd.O63]; ['file:///home/runejen/Dropbox/Skole/Master/Data/Model_2.ods'#$rf_nn_sgd.O63]; ['file:///home/runejen/Dropbox/Skole/Master/Data/Model_3.ods'#$rf_nn_sgd.O63]; ['file:///home/runejen/Dropbox/Skole/Master/Data/Model_4.ods'#$rf_nn_sgd.O63]; ['file:///home/runejen/Dropbox/Skole/Master/Data/Model_5.ods'#$rf_nn_sgd.O63])" office:value-type="float" office:value="93.772" calcext:value-type="float">
            <text:p>93.77</text:p>
          </table:table-cell>
          <table:table-cell table:formula="of:=AVERAGE(['file:///home/runejen/Dropbox/Skole/Master/Data/Model_1.ods'#$rf_nn_sgd.P63]; ['file:///home/runejen/Dropbox/Skole/Master/Data/Model_2.ods'#$rf_nn_sgd.P63]; ['file:///home/runejen/Dropbox/Skole/Master/Data/Model_3.ods'#$rf_nn_sgd.P63]; ['file:///home/runejen/Dropbox/Skole/Master/Data/Model_4.ods'#$rf_nn_sgd.P63]; ['file:///home/runejen/Dropbox/Skole/Master/Data/Model_5.ods'#$rf_nn_sgd.P63])" office:value-type="float" office:value="87.808" calcext:value-type="float">
            <text:p>87.81</text:p>
          </table:table-cell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formula="of:=AVERAGE(['file:///home/runejen/Dropbox/Skole/Master/Data/Model_1.ods'#$rf_nn_sgd.F64]; ['file:///home/runejen/Dropbox/Skole/Master/Data/Model_2.ods'#$rf_nn_sgd.F64]; ['file:///home/runejen/Dropbox/Skole/Master/Data/Model_3.ods'#$rf_nn_sgd.F64]; ['file:///home/runejen/Dropbox/Skole/Master/Data/Model_4.ods'#$rf_nn_sgd.F64]; ['file:///home/runejen/Dropbox/Skole/Master/Data/Model_5.ods'#$rf_nn_sgd.F64])" office:value-type="percentage" office:value="0.548591561650521" calcext:value-type="percentage">
            <text:p>54.86%</text:p>
          </table:table-cell>
          <table:table-cell table:formula="of:=AVERAGE(['file:///home/runejen/Dropbox/Skole/Master/Data/Model_1.ods'#$rf_nn_sgd.G64]; ['file:///home/runejen/Dropbox/Skole/Master/Data/Model_2.ods'#$rf_nn_sgd.G64]; ['file:///home/runejen/Dropbox/Skole/Master/Data/Model_3.ods'#$rf_nn_sgd.G64]; ['file:///home/runejen/Dropbox/Skole/Master/Data/Model_4.ods'#$rf_nn_sgd.G64]; ['file:///home/runejen/Dropbox/Skole/Master/Data/Model_5.ods'#$rf_nn_sgd.G64])" office:value-type="float" office:value="26.984" calcext:value-type="float">
            <text:p>26.98</text:p>
          </table:table-cell>
          <table:table-cell table:formula="of:=AVERAGE(['file:///home/runejen/Dropbox/Skole/Master/Data/Model_1.ods'#$rf_nn_sgd.H64]; ['file:///home/runejen/Dropbox/Skole/Master/Data/Model_2.ods'#$rf_nn_sgd.H64]; ['file:///home/runejen/Dropbox/Skole/Master/Data/Model_3.ods'#$rf_nn_sgd.H64]; ['file:///home/runejen/Dropbox/Skole/Master/Data/Model_4.ods'#$rf_nn_sgd.H64]; ['file:///home/runejen/Dropbox/Skole/Master/Data/Model_5.ods'#$rf_nn_sgd.H64])" office:value-type="float" office:value="54.858" calcext:value-type="float">
            <text:p>54.86</text:p>
          </table:table-cell>
          <table:table-cell table:formula="of:=AVERAGE(['file:///home/runejen/Dropbox/Skole/Master/Data/Model_1.ods'#$rf_nn_sgd.I64]; ['file:///home/runejen/Dropbox/Skole/Master/Data/Model_2.ods'#$rf_nn_sgd.I64]; ['file:///home/runejen/Dropbox/Skole/Master/Data/Model_3.ods'#$rf_nn_sgd.I64]; ['file:///home/runejen/Dropbox/Skole/Master/Data/Model_4.ods'#$rf_nn_sgd.I64]; ['file:///home/runejen/Dropbox/Skole/Master/Data/Model_5.ods'#$rf_nn_sgd.I64])" office:value-type="float" office:value="35.144" calcext:value-type="float">
            <text:p>35.14</text:p>
          </table:table-cell>
          <table:table-cell table:formula="of:=AVERAGE(['file:///home/runejen/Dropbox/Skole/Master/Data/Model_1.ods'#$rf_nn_sgd.J64]; ['file:///home/runejen/Dropbox/Skole/Master/Data/Model_2.ods'#$rf_nn_sgd.J64]; ['file:///home/runejen/Dropbox/Skole/Master/Data/Model_3.ods'#$rf_nn_sgd.J64]; ['file:///home/runejen/Dropbox/Skole/Master/Data/Model_4.ods'#$rf_nn_sgd.J64]; ['file:///home/runejen/Dropbox/Skole/Master/Data/Model_5.ods'#$rf_nn_sgd.J64])" office:value-type="percentage" office:value="0.919524293754908" calcext:value-type="percentage">
            <text:p>91.95%</text:p>
          </table:table-cell>
          <table:table-cell table:formula="of:=AVERAGE(['file:///home/runejen/Dropbox/Skole/Master/Data/Model_1.ods'#$rf_nn_sgd.K64]; ['file:///home/runejen/Dropbox/Skole/Master/Data/Model_2.ods'#$rf_nn_sgd.K64]; ['file:///home/runejen/Dropbox/Skole/Master/Data/Model_3.ods'#$rf_nn_sgd.K64]; ['file:///home/runejen/Dropbox/Skole/Master/Data/Model_4.ods'#$rf_nn_sgd.K64]; ['file:///home/runejen/Dropbox/Skole/Master/Data/Model_5.ods'#$rf_nn_sgd.K64])" office:value-type="float" office:value="97.394" calcext:value-type="float">
            <text:p>97.39</text:p>
          </table:table-cell>
          <table:table-cell table:formula="of:=AVERAGE(['file:///home/runejen/Dropbox/Skole/Master/Data/Model_1.ods'#$rf_nn_sgd.L64]; ['file:///home/runejen/Dropbox/Skole/Master/Data/Model_2.ods'#$rf_nn_sgd.L64]; ['file:///home/runejen/Dropbox/Skole/Master/Data/Model_3.ods'#$rf_nn_sgd.L64]; ['file:///home/runejen/Dropbox/Skole/Master/Data/Model_4.ods'#$rf_nn_sgd.L64]; ['file:///home/runejen/Dropbox/Skole/Master/Data/Model_5.ods'#$rf_nn_sgd.L64])" office:value-type="float" office:value="91.952" calcext:value-type="float">
            <text:p>91.95</text:p>
          </table:table-cell>
          <table:table-cell table:formula="of:=AVERAGE(['file:///home/runejen/Dropbox/Skole/Master/Data/Model_1.ods'#$rf_nn_sgd.M64]; ['file:///home/runejen/Dropbox/Skole/Master/Data/Model_2.ods'#$rf_nn_sgd.M64]; ['file:///home/runejen/Dropbox/Skole/Master/Data/Model_3.ods'#$rf_nn_sgd.M64]; ['file:///home/runejen/Dropbox/Skole/Master/Data/Model_4.ods'#$rf_nn_sgd.M64]; ['file:///home/runejen/Dropbox/Skole/Master/Data/Model_5.ods'#$rf_nn_sgd.M64])" office:value-type="float" office:value="94.57" calcext:value-type="float">
            <text:p>94.57</text:p>
          </table:table-cell>
          <table:table-cell table:formula="of:=AVERAGE(['file:///home/runejen/Dropbox/Skole/Master/Data/Model_1.ods'#$rf_nn_sgd.N64]; ['file:///home/runejen/Dropbox/Skole/Master/Data/Model_2.ods'#$rf_nn_sgd.N64]; ['file:///home/runejen/Dropbox/Skole/Master/Data/Model_3.ods'#$rf_nn_sgd.N64]; ['file:///home/runejen/Dropbox/Skole/Master/Data/Model_4.ods'#$rf_nn_sgd.N64]; ['file:///home/runejen/Dropbox/Skole/Master/Data/Model_5.ods'#$rf_nn_sgd.N64])" office:value-type="float" office:value="91.58" calcext:value-type="float">
            <text:p>91.58</text:p>
          </table:table-cell>
          <table:table-cell table:formula="of:=AVERAGE(['file:///home/runejen/Dropbox/Skole/Master/Data/Model_1.ods'#$rf_nn_sgd.O64]; ['file:///home/runejen/Dropbox/Skole/Master/Data/Model_2.ods'#$rf_nn_sgd.O64]; ['file:///home/runejen/Dropbox/Skole/Master/Data/Model_3.ods'#$rf_nn_sgd.O64]; ['file:///home/runejen/Dropbox/Skole/Master/Data/Model_4.ods'#$rf_nn_sgd.O64]; ['file:///home/runejen/Dropbox/Skole/Master/Data/Model_5.ods'#$rf_nn_sgd.O64])" office:value-type="float" office:value="93.838" calcext:value-type="float">
            <text:p>93.84</text:p>
          </table:table-cell>
          <table:table-cell table:formula="of:=AVERAGE(['file:///home/runejen/Dropbox/Skole/Master/Data/Model_1.ods'#$rf_nn_sgd.P64]; ['file:///home/runejen/Dropbox/Skole/Master/Data/Model_2.ods'#$rf_nn_sgd.P64]; ['file:///home/runejen/Dropbox/Skole/Master/Data/Model_3.ods'#$rf_nn_sgd.P64]; ['file:///home/runejen/Dropbox/Skole/Master/Data/Model_4.ods'#$rf_nn_sgd.P64]; ['file:///home/runejen/Dropbox/Skole/Master/Data/Model_5.ods'#$rf_nn_sgd.P64])" office:value-type="float" office:value="90.01" calcext:value-type="float">
            <text:p>90.01</text:p>
          </table:table-cell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formula="of:=AVERAGE(['file:///home/runejen/Dropbox/Skole/Master/Data/Model_1.ods'#$rf_nn_sgd.F65]; ['file:///home/runejen/Dropbox/Skole/Master/Data/Model_2.ods'#$rf_nn_sgd.F65]; ['file:///home/runejen/Dropbox/Skole/Master/Data/Model_3.ods'#$rf_nn_sgd.F65]; ['file:///home/runejen/Dropbox/Skole/Master/Data/Model_4.ods'#$rf_nn_sgd.F65]; ['file:///home/runejen/Dropbox/Skole/Master/Data/Model_5.ods'#$rf_nn_sgd.F65])" office:value-type="percentage" office:value="0.497250980988845" calcext:value-type="percentage">
            <text:p>49.73%</text:p>
          </table:table-cell>
          <table:table-cell table:formula="of:=AVERAGE(['file:///home/runejen/Dropbox/Skole/Master/Data/Model_1.ods'#$rf_nn_sgd.G65]; ['file:///home/runejen/Dropbox/Skole/Master/Data/Model_2.ods'#$rf_nn_sgd.G65]; ['file:///home/runejen/Dropbox/Skole/Master/Data/Model_3.ods'#$rf_nn_sgd.G65]; ['file:///home/runejen/Dropbox/Skole/Master/Data/Model_4.ods'#$rf_nn_sgd.G65]; ['file:///home/runejen/Dropbox/Skole/Master/Data/Model_5.ods'#$rf_nn_sgd.G65])" office:value-type="float" office:value="32.192" calcext:value-type="float">
            <text:p>32.19</text:p>
          </table:table-cell>
          <table:table-cell table:formula="of:=AVERAGE(['file:///home/runejen/Dropbox/Skole/Master/Data/Model_1.ods'#$rf_nn_sgd.H65]; ['file:///home/runejen/Dropbox/Skole/Master/Data/Model_2.ods'#$rf_nn_sgd.H65]; ['file:///home/runejen/Dropbox/Skole/Master/Data/Model_3.ods'#$rf_nn_sgd.H65]; ['file:///home/runejen/Dropbox/Skole/Master/Data/Model_4.ods'#$rf_nn_sgd.H65]; ['file:///home/runejen/Dropbox/Skole/Master/Data/Model_5.ods'#$rf_nn_sgd.H65])" office:value-type="float" office:value="49.726" calcext:value-type="float">
            <text:p>49.73</text:p>
          </table:table-cell>
          <table:table-cell table:formula="of:=AVERAGE(['file:///home/runejen/Dropbox/Skole/Master/Data/Model_1.ods'#$rf_nn_sgd.I65]; ['file:///home/runejen/Dropbox/Skole/Master/Data/Model_2.ods'#$rf_nn_sgd.I65]; ['file:///home/runejen/Dropbox/Skole/Master/Data/Model_3.ods'#$rf_nn_sgd.I65]; ['file:///home/runejen/Dropbox/Skole/Master/Data/Model_4.ods'#$rf_nn_sgd.I65]; ['file:///home/runejen/Dropbox/Skole/Master/Data/Model_5.ods'#$rf_nn_sgd.I65])" office:value-type="float" office:value="37.85" calcext:value-type="float">
            <text:p>37.85</text:p>
          </table:table-cell>
          <table:table-cell table:formula="of:=AVERAGE(['file:///home/runejen/Dropbox/Skole/Master/Data/Model_1.ods'#$rf_nn_sgd.J65]; ['file:///home/runejen/Dropbox/Skole/Master/Data/Model_2.ods'#$rf_nn_sgd.J65]; ['file:///home/runejen/Dropbox/Skole/Master/Data/Model_3.ods'#$rf_nn_sgd.J65]; ['file:///home/runejen/Dropbox/Skole/Master/Data/Model_4.ods'#$rf_nn_sgd.J65]; ['file:///home/runejen/Dropbox/Skole/Master/Data/Model_5.ods'#$rf_nn_sgd.J65])" office:value-type="percentage" office:value="0.944494841971467" calcext:value-type="percentage">
            <text:p>94.45%</text:p>
          </table:table-cell>
          <table:table-cell table:formula="of:=AVERAGE(['file:///home/runejen/Dropbox/Skole/Master/Data/Model_1.ods'#$rf_nn_sgd.K65]; ['file:///home/runejen/Dropbox/Skole/Master/Data/Model_2.ods'#$rf_nn_sgd.K65]; ['file:///home/runejen/Dropbox/Skole/Master/Data/Model_3.ods'#$rf_nn_sgd.K65]; ['file:///home/runejen/Dropbox/Skole/Master/Data/Model_4.ods'#$rf_nn_sgd.K65]; ['file:///home/runejen/Dropbox/Skole/Master/Data/Model_5.ods'#$rf_nn_sgd.K65])" office:value-type="float" office:value="97.168" calcext:value-type="float">
            <text:p>97.17</text:p>
          </table:table-cell>
          <table:table-cell table:formula="of:=AVERAGE(['file:///home/runejen/Dropbox/Skole/Master/Data/Model_1.ods'#$rf_nn_sgd.L65]; ['file:///home/runejen/Dropbox/Skole/Master/Data/Model_2.ods'#$rf_nn_sgd.L65]; ['file:///home/runejen/Dropbox/Skole/Master/Data/Model_3.ods'#$rf_nn_sgd.L65]; ['file:///home/runejen/Dropbox/Skole/Master/Data/Model_4.ods'#$rf_nn_sgd.L65]; ['file:///home/runejen/Dropbox/Skole/Master/Data/Model_5.ods'#$rf_nn_sgd.L65])" office:value-type="float" office:value="94.45" calcext:value-type="float">
            <text:p>94.45</text:p>
          </table:table-cell>
          <table:table-cell table:formula="of:=AVERAGE(['file:///home/runejen/Dropbox/Skole/Master/Data/Model_1.ods'#$rf_nn_sgd.M65]; ['file:///home/runejen/Dropbox/Skole/Master/Data/Model_2.ods'#$rf_nn_sgd.M65]; ['file:///home/runejen/Dropbox/Skole/Master/Data/Model_3.ods'#$rf_nn_sgd.M65]; ['file:///home/runejen/Dropbox/Skole/Master/Data/Model_4.ods'#$rf_nn_sgd.M65]; ['file:///home/runejen/Dropbox/Skole/Master/Data/Model_5.ods'#$rf_nn_sgd.M65])" office:value-type="float" office:value="95.772" calcext:value-type="float">
            <text:p>95.77</text:p>
          </table:table-cell>
          <table:table-cell table:formula="of:=AVERAGE(['file:///home/runejen/Dropbox/Skole/Master/Data/Model_1.ods'#$rf_nn_sgd.N65]; ['file:///home/runejen/Dropbox/Skole/Master/Data/Model_2.ods'#$rf_nn_sgd.N65]; ['file:///home/runejen/Dropbox/Skole/Master/Data/Model_3.ods'#$rf_nn_sgd.N65]; ['file:///home/runejen/Dropbox/Skole/Master/Data/Model_4.ods'#$rf_nn_sgd.N65]; ['file:///home/runejen/Dropbox/Skole/Master/Data/Model_5.ods'#$rf_nn_sgd.N65])" office:value-type="float" office:value="92.862" calcext:value-type="float">
            <text:p>92.86</text:p>
          </table:table-cell>
          <table:table-cell table:formula="of:=AVERAGE(['file:///home/runejen/Dropbox/Skole/Master/Data/Model_1.ods'#$rf_nn_sgd.O65]; ['file:///home/runejen/Dropbox/Skole/Master/Data/Model_2.ods'#$rf_nn_sgd.O65]; ['file:///home/runejen/Dropbox/Skole/Master/Data/Model_3.ods'#$rf_nn_sgd.O65]; ['file:///home/runejen/Dropbox/Skole/Master/Data/Model_4.ods'#$rf_nn_sgd.O65]; ['file:///home/runejen/Dropbox/Skole/Master/Data/Model_5.ods'#$rf_nn_sgd.O65])" office:value-type="float" office:value="93.928" calcext:value-type="float">
            <text:p>93.93</text:p>
          </table:table-cell>
          <table:table-cell table:formula="of:=AVERAGE(['file:///home/runejen/Dropbox/Skole/Master/Data/Model_1.ods'#$rf_nn_sgd.P65]; ['file:///home/runejen/Dropbox/Skole/Master/Data/Model_2.ods'#$rf_nn_sgd.P65]; ['file:///home/runejen/Dropbox/Skole/Master/Data/Model_3.ods'#$rf_nn_sgd.P65]; ['file:///home/runejen/Dropbox/Skole/Master/Data/Model_4.ods'#$rf_nn_sgd.P65]; ['file:///home/runejen/Dropbox/Skole/Master/Data/Model_5.ods'#$rf_nn_sgd.P65])" office:value-type="float" office:value="92.104" calcext:value-type="float">
            <text:p>92.10</text:p>
          </table:table-cell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formula="of:=AVERAGE(['file:///home/runejen/Dropbox/Skole/Master/Data/Model_1.ods'#$rf_nn_sgd.F66]; ['file:///home/runejen/Dropbox/Skole/Master/Data/Model_2.ods'#$rf_nn_sgd.F66]; ['file:///home/runejen/Dropbox/Skole/Master/Data/Model_3.ods'#$rf_nn_sgd.F66]; ['file:///home/runejen/Dropbox/Skole/Master/Data/Model_4.ods'#$rf_nn_sgd.F66]; ['file:///home/runejen/Dropbox/Skole/Master/Data/Model_5.ods'#$rf_nn_sgd.F66])" office:value-type="percentage" office:value="0.423279295050971" calcext:value-type="percentage">
            <text:p>42.33%</text:p>
          </table:table-cell>
          <table:table-cell table:formula="of:=AVERAGE(['file:///home/runejen/Dropbox/Skole/Master/Data/Model_1.ods'#$rf_nn_sgd.G66]; ['file:///home/runejen/Dropbox/Skole/Master/Data/Model_2.ods'#$rf_nn_sgd.G66]; ['file:///home/runejen/Dropbox/Skole/Master/Data/Model_3.ods'#$rf_nn_sgd.G66]; ['file:///home/runejen/Dropbox/Skole/Master/Data/Model_4.ods'#$rf_nn_sgd.G66]; ['file:///home/runejen/Dropbox/Skole/Master/Data/Model_5.ods'#$rf_nn_sgd.G66])" office:value-type="float" office:value="39.892" calcext:value-type="float">
            <text:p>39.89</text:p>
          </table:table-cell>
          <table:table-cell table:formula="of:=AVERAGE(['file:///home/runejen/Dropbox/Skole/Master/Data/Model_1.ods'#$rf_nn_sgd.H66]; ['file:///home/runejen/Dropbox/Skole/Master/Data/Model_2.ods'#$rf_nn_sgd.H66]; ['file:///home/runejen/Dropbox/Skole/Master/Data/Model_3.ods'#$rf_nn_sgd.H66]; ['file:///home/runejen/Dropbox/Skole/Master/Data/Model_4.ods'#$rf_nn_sgd.H66]; ['file:///home/runejen/Dropbox/Skole/Master/Data/Model_5.ods'#$rf_nn_sgd.H66])" office:value-type="float" office:value="42.33" calcext:value-type="float">
            <text:p>42.33</text:p>
          </table:table-cell>
          <table:table-cell table:formula="of:=AVERAGE(['file:///home/runejen/Dropbox/Skole/Master/Data/Model_1.ods'#$rf_nn_sgd.I66]; ['file:///home/runejen/Dropbox/Skole/Master/Data/Model_2.ods'#$rf_nn_sgd.I66]; ['file:///home/runejen/Dropbox/Skole/Master/Data/Model_3.ods'#$rf_nn_sgd.I66]; ['file:///home/runejen/Dropbox/Skole/Master/Data/Model_4.ods'#$rf_nn_sgd.I66]; ['file:///home/runejen/Dropbox/Skole/Master/Data/Model_5.ods'#$rf_nn_sgd.I66])" office:value-type="float" office:value="39.902" calcext:value-type="float">
            <text:p>39.90</text:p>
          </table:table-cell>
          <table:table-cell table:formula="of:=AVERAGE(['file:///home/runejen/Dropbox/Skole/Master/Data/Model_1.ods'#$rf_nn_sgd.J66]; ['file:///home/runejen/Dropbox/Skole/Master/Data/Model_2.ods'#$rf_nn_sgd.J66]; ['file:///home/runejen/Dropbox/Skole/Master/Data/Model_3.ods'#$rf_nn_sgd.J66]; ['file:///home/runejen/Dropbox/Skole/Master/Data/Model_4.ods'#$rf_nn_sgd.J66]; ['file:///home/runejen/Dropbox/Skole/Master/Data/Model_5.ods'#$rf_nn_sgd.J66])" office:value-type="percentage" office:value="0.969148609982648" calcext:value-type="percentage">
            <text:p>96.91%</text:p>
          </table:table-cell>
          <table:table-cell table:formula="of:=AVERAGE(['file:///home/runejen/Dropbox/Skole/Master/Data/Model_1.ods'#$rf_nn_sgd.K66]; ['file:///home/runejen/Dropbox/Skole/Master/Data/Model_2.ods'#$rf_nn_sgd.K66]; ['file:///home/runejen/Dropbox/Skole/Master/Data/Model_3.ods'#$rf_nn_sgd.K66]; ['file:///home/runejen/Dropbox/Skole/Master/Data/Model_4.ods'#$rf_nn_sgd.K66]; ['file:///home/runejen/Dropbox/Skole/Master/Data/Model_5.ods'#$rf_nn_sgd.K66])" office:value-type="float" office:value="96.832" calcext:value-type="float">
            <text:p>96.83</text:p>
          </table:table-cell>
          <table:table-cell table:formula="of:=AVERAGE(['file:///home/runejen/Dropbox/Skole/Master/Data/Model_1.ods'#$rf_nn_sgd.L66]; ['file:///home/runejen/Dropbox/Skole/Master/Data/Model_2.ods'#$rf_nn_sgd.L66]; ['file:///home/runejen/Dropbox/Skole/Master/Data/Model_3.ods'#$rf_nn_sgd.L66]; ['file:///home/runejen/Dropbox/Skole/Master/Data/Model_4.ods'#$rf_nn_sgd.L66]; ['file:///home/runejen/Dropbox/Skole/Master/Data/Model_5.ods'#$rf_nn_sgd.L66])" office:value-type="float" office:value="96.914" calcext:value-type="float">
            <text:p>96.91</text:p>
          </table:table-cell>
          <table:table-cell table:formula="of:=AVERAGE(['file:///home/runejen/Dropbox/Skole/Master/Data/Model_1.ods'#$rf_nn_sgd.M66]; ['file:///home/runejen/Dropbox/Skole/Master/Data/Model_2.ods'#$rf_nn_sgd.M66]; ['file:///home/runejen/Dropbox/Skole/Master/Data/Model_3.ods'#$rf_nn_sgd.M66]; ['file:///home/runejen/Dropbox/Skole/Master/Data/Model_4.ods'#$rf_nn_sgd.M66]; ['file:///home/runejen/Dropbox/Skole/Master/Data/Model_5.ods'#$rf_nn_sgd.M66])" office:value-type="float" office:value="96.862" calcext:value-type="float">
            <text:p>96.86</text:p>
          </table:table-cell>
          <table:table-cell table:formula="of:=AVERAGE(['file:///home/runejen/Dropbox/Skole/Master/Data/Model_1.ods'#$rf_nn_sgd.N66]; ['file:///home/runejen/Dropbox/Skole/Master/Data/Model_2.ods'#$rf_nn_sgd.N66]; ['file:///home/runejen/Dropbox/Skole/Master/Data/Model_3.ods'#$rf_nn_sgd.N66]; ['file:///home/runejen/Dropbox/Skole/Master/Data/Model_4.ods'#$rf_nn_sgd.N66]; ['file:///home/runejen/Dropbox/Skole/Master/Data/Model_5.ods'#$rf_nn_sgd.N66])" office:value-type="float" office:value="93.976" calcext:value-type="float">
            <text:p>93.98</text:p>
          </table:table-cell>
          <table:table-cell table:formula="of:=AVERAGE(['file:///home/runejen/Dropbox/Skole/Master/Data/Model_1.ods'#$rf_nn_sgd.O66]; ['file:///home/runejen/Dropbox/Skole/Master/Data/Model_2.ods'#$rf_nn_sgd.O66]; ['file:///home/runejen/Dropbox/Skole/Master/Data/Model_3.ods'#$rf_nn_sgd.O66]; ['file:///home/runejen/Dropbox/Skole/Master/Data/Model_4.ods'#$rf_nn_sgd.O66]; ['file:///home/runejen/Dropbox/Skole/Master/Data/Model_5.ods'#$rf_nn_sgd.O66])" office:value-type="float" office:value="94.028" calcext:value-type="float">
            <text:p>94.03</text:p>
          </table:table-cell>
          <table:table-cell table:formula="of:=AVERAGE(['file:///home/runejen/Dropbox/Skole/Master/Data/Model_1.ods'#$rf_nn_sgd.P66]; ['file:///home/runejen/Dropbox/Skole/Master/Data/Model_2.ods'#$rf_nn_sgd.P66]; ['file:///home/runejen/Dropbox/Skole/Master/Data/Model_3.ods'#$rf_nn_sgd.P66]; ['file:///home/runejen/Dropbox/Skole/Master/Data/Model_4.ods'#$rf_nn_sgd.P66]; ['file:///home/runejen/Dropbox/Skole/Master/Data/Model_5.ods'#$rf_nn_sgd.P66])" office:value-type="float" office:value="94.05" calcext:value-type="float">
            <text:p>94.05</text:p>
          </table:table-cell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formula="of:=AVERAGE(['file:///home/runejen/Dropbox/Skole/Master/Data/Model_1.ods'#$rf_nn_sgd.F67]; ['file:///home/runejen/Dropbox/Skole/Master/Data/Model_2.ods'#$rf_nn_sgd.F67]; ['file:///home/runejen/Dropbox/Skole/Master/Data/Model_3.ods'#$rf_nn_sgd.F67]; ['file:///home/runejen/Dropbox/Skole/Master/Data/Model_4.ods'#$rf_nn_sgd.F67]; ['file:///home/runejen/Dropbox/Skole/Master/Data/Model_5.ods'#$rf_nn_sgd.F67])" office:value-type="percentage" office:value="0.264211606088592" calcext:value-type="percentage">
            <text:p>26.42%</text:p>
          </table:table-cell>
          <table:table-cell table:formula="of:=AVERAGE(['file:///home/runejen/Dropbox/Skole/Master/Data/Model_1.ods'#$rf_nn_sgd.G67]; ['file:///home/runejen/Dropbox/Skole/Master/Data/Model_2.ods'#$rf_nn_sgd.G67]; ['file:///home/runejen/Dropbox/Skole/Master/Data/Model_3.ods'#$rf_nn_sgd.G67]; ['file:///home/runejen/Dropbox/Skole/Master/Data/Model_4.ods'#$rf_nn_sgd.G67]; ['file:///home/runejen/Dropbox/Skole/Master/Data/Model_5.ods'#$rf_nn_sgd.G67])" office:value-type="float" office:value="48.086" calcext:value-type="float">
            <text:p>48.09</text:p>
          </table:table-cell>
          <table:table-cell table:formula="of:=AVERAGE(['file:///home/runejen/Dropbox/Skole/Master/Data/Model_1.ods'#$rf_nn_sgd.H67]; ['file:///home/runejen/Dropbox/Skole/Master/Data/Model_2.ods'#$rf_nn_sgd.H67]; ['file:///home/runejen/Dropbox/Skole/Master/Data/Model_3.ods'#$rf_nn_sgd.H67]; ['file:///home/runejen/Dropbox/Skole/Master/Data/Model_4.ods'#$rf_nn_sgd.H67]; ['file:///home/runejen/Dropbox/Skole/Master/Data/Model_5.ods'#$rf_nn_sgd.H67])" office:value-type="float" office:value="26.42" calcext:value-type="float">
            <text:p>26.42</text:p>
          </table:table-cell>
          <table:table-cell table:formula="of:=AVERAGE(['file:///home/runejen/Dropbox/Skole/Master/Data/Model_1.ods'#$rf_nn_sgd.I67]; ['file:///home/runejen/Dropbox/Skole/Master/Data/Model_2.ods'#$rf_nn_sgd.I67]; ['file:///home/runejen/Dropbox/Skole/Master/Data/Model_3.ods'#$rf_nn_sgd.I67]; ['file:///home/runejen/Dropbox/Skole/Master/Data/Model_4.ods'#$rf_nn_sgd.I67]; ['file:///home/runejen/Dropbox/Skole/Master/Data/Model_5.ods'#$rf_nn_sgd.I67])" office:value-type="float" office:value="32.48" calcext:value-type="float">
            <text:p>32.48</text:p>
          </table:table-cell>
          <table:table-cell table:formula="of:=AVERAGE(['file:///home/runejen/Dropbox/Skole/Master/Data/Model_1.ods'#$rf_nn_sgd.J67]; ['file:///home/runejen/Dropbox/Skole/Master/Data/Model_2.ods'#$rf_nn_sgd.J67]; ['file:///home/runejen/Dropbox/Skole/Master/Data/Model_3.ods'#$rf_nn_sgd.J67]; ['file:///home/runejen/Dropbox/Skole/Master/Data/Model_4.ods'#$rf_nn_sgd.J67]; ['file:///home/runejen/Dropbox/Skole/Master/Data/Model_5.ods'#$rf_nn_sgd.J67])" office:value-type="percentage" office:value="0.977123005277947" calcext:value-type="percentage">
            <text:p>97.71%</text:p>
          </table:table-cell>
          <table:table-cell table:formula="of:=AVERAGE(['file:///home/runejen/Dropbox/Skole/Master/Data/Model_1.ods'#$rf_nn_sgd.K67]; ['file:///home/runejen/Dropbox/Skole/Master/Data/Model_2.ods'#$rf_nn_sgd.K67]; ['file:///home/runejen/Dropbox/Skole/Master/Data/Model_3.ods'#$rf_nn_sgd.K67]; ['file:///home/runejen/Dropbox/Skole/Master/Data/Model_4.ods'#$rf_nn_sgd.K67]; ['file:///home/runejen/Dropbox/Skole/Master/Data/Model_5.ods'#$rf_nn_sgd.K67])" office:value-type="float" office:value="96.03" calcext:value-type="float">
            <text:p>96.03</text:p>
          </table:table-cell>
          <table:table-cell table:formula="of:=AVERAGE(['file:///home/runejen/Dropbox/Skole/Master/Data/Model_1.ods'#$rf_nn_sgd.L67]; ['file:///home/runejen/Dropbox/Skole/Master/Data/Model_2.ods'#$rf_nn_sgd.L67]; ['file:///home/runejen/Dropbox/Skole/Master/Data/Model_3.ods'#$rf_nn_sgd.L67]; ['file:///home/runejen/Dropbox/Skole/Master/Data/Model_4.ods'#$rf_nn_sgd.L67]; ['file:///home/runejen/Dropbox/Skole/Master/Data/Model_5.ods'#$rf_nn_sgd.L67])" office:value-type="float" office:value="97.712" calcext:value-type="float">
            <text:p>97.71</text:p>
          </table:table-cell>
          <table:table-cell table:formula="of:=AVERAGE(['file:///home/runejen/Dropbox/Skole/Master/Data/Model_1.ods'#$rf_nn_sgd.M67]; ['file:///home/runejen/Dropbox/Skole/Master/Data/Model_2.ods'#$rf_nn_sgd.M67]; ['file:///home/runejen/Dropbox/Skole/Master/Data/Model_3.ods'#$rf_nn_sgd.M67]; ['file:///home/runejen/Dropbox/Skole/Master/Data/Model_4.ods'#$rf_nn_sgd.M67]; ['file:///home/runejen/Dropbox/Skole/Master/Data/Model_5.ods'#$rf_nn_sgd.M67])" office:value-type="float" office:value="96.832" calcext:value-type="float">
            <text:p>96.83</text:p>
          </table:table-cell>
          <table:table-cell table:formula="of:=AVERAGE(['file:///home/runejen/Dropbox/Skole/Master/Data/Model_1.ods'#$rf_nn_sgd.N67]; ['file:///home/runejen/Dropbox/Skole/Master/Data/Model_2.ods'#$rf_nn_sgd.N67]; ['file:///home/runejen/Dropbox/Skole/Master/Data/Model_3.ods'#$rf_nn_sgd.N67]; ['file:///home/runejen/Dropbox/Skole/Master/Data/Model_4.ods'#$rf_nn_sgd.N67]; ['file:///home/runejen/Dropbox/Skole/Master/Data/Model_5.ods'#$rf_nn_sgd.N67])" office:value-type="float" office:value="93.542" calcext:value-type="float">
            <text:p>93.54</text:p>
          </table:table-cell>
          <table:table-cell table:formula="of:=AVERAGE(['file:///home/runejen/Dropbox/Skole/Master/Data/Model_1.ods'#$rf_nn_sgd.O67]; ['file:///home/runejen/Dropbox/Skole/Master/Data/Model_2.ods'#$rf_nn_sgd.O67]; ['file:///home/runejen/Dropbox/Skole/Master/Data/Model_3.ods'#$rf_nn_sgd.O67]; ['file:///home/runejen/Dropbox/Skole/Master/Data/Model_4.ods'#$rf_nn_sgd.O67]; ['file:///home/runejen/Dropbox/Skole/Master/Data/Model_5.ods'#$rf_nn_sgd.O67])" office:value-type="float" office:value="93.738" calcext:value-type="float">
            <text:p>93.74</text:p>
          </table:table-cell>
          <table:table-cell table:formula="of:=AVERAGE(['file:///home/runejen/Dropbox/Skole/Master/Data/Model_1.ods'#$rf_nn_sgd.P67]; ['file:///home/runejen/Dropbox/Skole/Master/Data/Model_2.ods'#$rf_nn_sgd.P67]; ['file:///home/runejen/Dropbox/Skole/Master/Data/Model_3.ods'#$rf_nn_sgd.P67]; ['file:///home/runejen/Dropbox/Skole/Master/Data/Model_4.ods'#$rf_nn_sgd.P67]; ['file:///home/runejen/Dropbox/Skole/Master/Data/Model_5.ods'#$rf_nn_sgd.P67])" office:value-type="float" office:value="93.984" calcext:value-type="float">
            <text:p>93.98</text:p>
          </table:table-cell>
        </table:table-row>
        <table:table-row table:style-name="ro1">
          <table:table-cell table:style-name="ce3"/>
          <table:table-cell table:number-columns-repeated="11"/>
        </table:table-row>
        <table:table-row table:style-name="ro1">
          <table:table-cell office:value-type="string" calcext:value-type="string">
            <text:p>Nn – rezoom – sgd – 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Pos %</text:p>
          </table:table-cell>
          <table:table-cell office:value-type="string" calcext:value-type="string">
            <text:p>Pos prec</text:p>
          </table:table-cell>
          <table:table-cell office:value-type="string" calcext:value-type="string">
            <text:p>Pos recall</text:p>
          </table:table-cell>
          <table:table-cell office:value-type="string" calcext:value-type="string">
            <text:p>Pos F1</text:p>
          </table:table-cell>
          <table:table-cell office:value-type="string" calcext:value-type="string">
            <text:p>Neg %</text:p>
          </table:table-cell>
          <table:table-cell office:value-type="string" calcext:value-type="string">
            <text:p>Neg prec</text:p>
          </table:table-cell>
          <table:table-cell office:value-type="string" calcext:value-type="string">
            <text:p>Neg recall</text:p>
          </table:table-cell>
          <table:table-cell office:value-type="string" calcext:value-type="string">
            <text:p>Neg F1</text:p>
          </table:table-cell>
          <table:table-cell office:value-type="string" calcext:value-type="string">
            <text:p>Baseline F1</text:p>
          </table:table-cell>
          <table:table-cell office:value-type="string" calcext:value-type="string">
            <text:p>Baseline Precision</text:p>
          </table:table-cell>
          <table:table-cell office:value-type="string" calcext:value-type="string">
            <text:p>Baseline Recall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 table:formula="of:=AVERAGE(['file:///home/runejen/Dropbox/Skole/Master/Data/Model_1.ods'#$rb.$F$15]; ['file:///home/runejen/Dropbox/Skole/Master/Data/Model_2.ods'#$rb.$F$15]; ['file:///home/runejen/Dropbox/Skole/Master/Data/Model_3.ods'#$rb.$F$15]; ['file:///home/runejen/Dropbox/Skole/Master/Data/Model_4.ods'#$rb.$F$15]; ['file:///home/runejen/Dropbox/Skole/Master/Data/Model_5.ods'#$rb.$F$15])" office:value-type="percentage" office:value="0.269009329258473" calcext:value-type="percentage">
            <text:p>26.90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0k</text:p>
          </table:table-cell>
          <table:table-cell table:formula="of:=AVERAGE(['file:///home/runejen/Dropbox/Skole/Master/Data/Model_1.ods'#$rb.$F$28]; ['file:///home/runejen/Dropbox/Skole/Master/Data/Model_2.ods'#$rb.$F$28]; ['file:///home/runejen/Dropbox/Skole/Master/Data/Model_3.ods'#$rb.$F$28]; ['file:///home/runejen/Dropbox/Skole/Master/Data/Model_4.ods'#$rb.$F$28]; ['file:///home/runejen/Dropbox/Skole/Master/Data/Model_5.ods'#$rb.$F$28])" office:value-type="percentage" office:value="0.28328674635718" calcext:value-type="percentage">
            <text:p>28.33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0k</text:p>
          </table:table-cell>
          <table:table-cell table:formula="of:=AVERAGE(['file:///home/runejen/Dropbox/Skole/Master/Data/Model_1.ods'#$rb.$F$41]; ['file:///home/runejen/Dropbox/Skole/Master/Data/Model_2.ods'#$rb.$F$41]; ['file:///home/runejen/Dropbox/Skole/Master/Data/Model_3.ods'#$rb.$F$41]; ['file:///home/runejen/Dropbox/Skole/Master/Data/Model_4.ods'#$rb.$F$41]; ['file:///home/runejen/Dropbox/Skole/Master/Data/Model_5.ods'#$rb.$F$41])" office:value-type="percentage" office:value="0.277970490592741" calcext:value-type="percentage">
            <text:p>27.80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00k</text:p>
          </table:table-cell>
          <table:table-cell table:formula="of:=AVERAGE(['file:///home/runejen/Dropbox/Skole/Master/Data/Model_1.ods'#$rb.$F$54]; ['file:///home/runejen/Dropbox/Skole/Master/Data/Model_2.ods'#$rb.$F$54]; ['file:///home/runejen/Dropbox/Skole/Master/Data/Model_3.ods'#$rb.$F$54]; ['file:///home/runejen/Dropbox/Skole/Master/Data/Model_4.ods'#$rb.$F$54]; ['file:///home/runejen/Dropbox/Skole/Master/Data/Model_5.ods'#$rb.$F$54])" office:value-type="percentage" office:value="0.27630774230705" calcext:value-type="percentage">
            <text:p>27.63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00k</text:p>
          </table:table-cell>
          <table:table-cell table:formula="of:=AVERAGE(['file:///home/runejen/Dropbox/Skole/Master/Data/Model_1.ods'#$rb.$F$67]; ['file:///home/runejen/Dropbox/Skole/Master/Data/Model_2.ods'#$rb.$F$67]; ['file:///home/runejen/Dropbox/Skole/Master/Data/Model_3.ods'#$rb.$F$67]; ['file:///home/runejen/Dropbox/Skole/Master/Data/Model_4.ods'#$rb.$F$67]; ['file:///home/runejen/Dropbox/Skole/Master/Data/Model_5.ods'#$rb.$F$67])" office:value-type="percentage" office:value="0.276531706472783" calcext:value-type="percentage">
            <text:p>27.65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f</text:p>
          </table:table-cell>
          <table:table-cell table:number-columns-repeated="2"/>
          <table:table-cell office:value-type="string" calcext:value-type="string">
            <text:p>R – pos recall</text:p>
          </table:table-cell>
          <table:table-cell table:number-columns-repeated="3"/>
          <table:table-cell office:value-type="string" calcext:value-type="string">
            <text:p>R – neg recall</text:p>
          </table:table-cell>
          <table:table-cell/>
          <table:table-cell office:value-type="string" calcext:value-type="string">
            <text:p>R – F1-score</text:p>
          </table:table-cell>
          <table:table-cell table:number-columns-repeated="2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formula="of:=AVERAGE(['file:///home/runejen/Dropbox/Skole/Master/Data/Model_1.ods'#$r_nn_sgd.F59]; ['file:///home/runejen/Dropbox/Skole/Master/Data/Model_2.ods'#$r_nn_sgd.F59]; ['file:///home/runejen/Dropbox/Skole/Master/Data/Model_3.ods'#$r_nn_sgd.F59]; ['file:///home/runejen/Dropbox/Skole/Master/Data/Model_4.ods'#$r_nn_sgd.F59]; ['file:///home/runejen/Dropbox/Skole/Master/Data/Model_5.ods'#$r_nn_sgd.F59])" office:value-type="percentage" office:value="0.769017361799192" calcext:value-type="percentage">
            <text:p>76.90%</text:p>
          </table:table-cell>
          <table:table-cell table:formula="of:=AVERAGE(['file:///home/runejen/Dropbox/Skole/Master/Data/Model_1.ods'#$r_nn_sgd.G59]; ['file:///home/runejen/Dropbox/Skole/Master/Data/Model_2.ods'#$r_nn_sgd.G59]; ['file:///home/runejen/Dropbox/Skole/Master/Data/Model_3.ods'#$r_nn_sgd.G59]; ['file:///home/runejen/Dropbox/Skole/Master/Data/Model_4.ods'#$r_nn_sgd.G59]; ['file:///home/runejen/Dropbox/Skole/Master/Data/Model_5.ods'#$r_nn_sgd.G59])" office:value-type="float" office:value="18.224" calcext:value-type="float">
            <text:p>18.22</text:p>
          </table:table-cell>
          <table:table-cell table:formula="of:=AVERAGE(['file:///home/runejen/Dropbox/Skole/Master/Data/Model_1.ods'#$r_nn_sgd.H59]; ['file:///home/runejen/Dropbox/Skole/Master/Data/Model_2.ods'#$r_nn_sgd.H59]; ['file:///home/runejen/Dropbox/Skole/Master/Data/Model_3.ods'#$r_nn_sgd.H59]; ['file:///home/runejen/Dropbox/Skole/Master/Data/Model_4.ods'#$r_nn_sgd.H59]; ['file:///home/runejen/Dropbox/Skole/Master/Data/Model_5.ods'#$r_nn_sgd.H59])" office:value-type="float" office:value="76.902" calcext:value-type="float">
            <text:p>76.90</text:p>
          </table:table-cell>
          <table:table-cell table:formula="of:=AVERAGE(['file:///home/runejen/Dropbox/Skole/Master/Data/Model_1.ods'#$r_nn_sgd.I59]; ['file:///home/runejen/Dropbox/Skole/Master/Data/Model_2.ods'#$r_nn_sgd.I59]; ['file:///home/runejen/Dropbox/Skole/Master/Data/Model_3.ods'#$r_nn_sgd.I59]; ['file:///home/runejen/Dropbox/Skole/Master/Data/Model_4.ods'#$r_nn_sgd.I59]; ['file:///home/runejen/Dropbox/Skole/Master/Data/Model_5.ods'#$r_nn_sgd.I59])" office:value-type="float" office:value="29.076" calcext:value-type="float">
            <text:p>29.08</text:p>
          </table:table-cell>
          <table:table-cell table:formula="of:=AVERAGE(['file:///home/runejen/Dropbox/Skole/Master/Data/Model_1.ods'#$r_nn_sgd.J59]; ['file:///home/runejen/Dropbox/Skole/Master/Data/Model_2.ods'#$r_nn_sgd.J59]; ['file:///home/runejen/Dropbox/Skole/Master/Data/Model_3.ods'#$r_nn_sgd.J59]; ['file:///home/runejen/Dropbox/Skole/Master/Data/Model_4.ods'#$r_nn_sgd.J59]; ['file:///home/runejen/Dropbox/Skole/Master/Data/Model_5.ods'#$r_nn_sgd.J59])" office:value-type="percentage" office:value="0.812139767969093" calcext:value-type="percentage">
            <text:p>81.21%</text:p>
          </table:table-cell>
          <table:table-cell table:formula="of:=AVERAGE(['file:///home/runejen/Dropbox/Skole/Master/Data/Model_1.ods'#$r_nn_sgd.K59]; ['file:///home/runejen/Dropbox/Skole/Master/Data/Model_2.ods'#$r_nn_sgd.K59]; ['file:///home/runejen/Dropbox/Skole/Master/Data/Model_3.ods'#$r_nn_sgd.K59]; ['file:///home/runejen/Dropbox/Skole/Master/Data/Model_4.ods'#$r_nn_sgd.K59]; ['file:///home/runejen/Dropbox/Skole/Master/Data/Model_5.ods'#$r_nn_sgd.K59])" office:value-type="float" office:value="98.438" calcext:value-type="float">
            <text:p>98.44</text:p>
          </table:table-cell>
          <table:table-cell table:formula="of:=AVERAGE(['file:///home/runejen/Dropbox/Skole/Master/Data/Model_1.ods'#$r_nn_sgd.L59]; ['file:///home/runejen/Dropbox/Skole/Master/Data/Model_2.ods'#$r_nn_sgd.L59]; ['file:///home/runejen/Dropbox/Skole/Master/Data/Model_3.ods'#$r_nn_sgd.L59]; ['file:///home/runejen/Dropbox/Skole/Master/Data/Model_4.ods'#$r_nn_sgd.L59]; ['file:///home/runejen/Dropbox/Skole/Master/Data/Model_5.ods'#$r_nn_sgd.L59])" office:value-type="float" office:value="81.214" calcext:value-type="float">
            <text:p>81.21</text:p>
          </table:table-cell>
          <table:table-cell table:formula="of:=AVERAGE(['file:///home/runejen/Dropbox/Skole/Master/Data/Model_1.ods'#$r_nn_sgd.M59]; ['file:///home/runejen/Dropbox/Skole/Master/Data/Model_2.ods'#$r_nn_sgd.M59]; ['file:///home/runejen/Dropbox/Skole/Master/Data/Model_3.ods'#$r_nn_sgd.M59]; ['file:///home/runejen/Dropbox/Skole/Master/Data/Model_4.ods'#$r_nn_sgd.M59]; ['file:///home/runejen/Dropbox/Skole/Master/Data/Model_5.ods'#$r_nn_sgd.M59])" office:value-type="float" office:value="88.968" calcext:value-type="float">
            <text:p>88.97</text:p>
          </table:table-cell>
          <table:table-cell table:formula="of:=AVERAGE(['file:///home/runejen/Dropbox/Skole/Master/Data/Model_1.ods'#$r_nn_sgd.N59]; ['file:///home/runejen/Dropbox/Skole/Master/Data/Model_2.ods'#$r_nn_sgd.N59]; ['file:///home/runejen/Dropbox/Skole/Master/Data/Model_3.ods'#$r_nn_sgd.N59]; ['file:///home/runejen/Dropbox/Skole/Master/Data/Model_4.ods'#$r_nn_sgd.N59]; ['file:///home/runejen/Dropbox/Skole/Master/Data/Model_5.ods'#$r_nn_sgd.N59])" office:value-type="float" office:value="85.912" calcext:value-type="float">
            <text:p>85.91</text:p>
          </table:table-cell>
          <table:table-cell table:formula="of:=AVERAGE(['file:///home/runejen/Dropbox/Skole/Master/Data/Model_1.ods'#$r_nn_sgd.O59]; ['file:///home/runejen/Dropbox/Skole/Master/Data/Model_2.ods'#$r_nn_sgd.O59]; ['file:///home/runejen/Dropbox/Skole/Master/Data/Model_3.ods'#$r_nn_sgd.O59]; ['file:///home/runejen/Dropbox/Skole/Master/Data/Model_4.ods'#$r_nn_sgd.O59]; ['file:///home/runejen/Dropbox/Skole/Master/Data/Model_5.ods'#$r_nn_sgd.O59])" office:value-type="float" office:value="94.292" calcext:value-type="float">
            <text:p>94.29</text:p>
          </table:table-cell>
          <table:table-cell table:formula="of:=AVERAGE(['file:///home/runejen/Dropbox/Skole/Master/Data/Model_1.ods'#$r_nn_sgd.P59]; ['file:///home/runejen/Dropbox/Skole/Master/Data/Model_2.ods'#$r_nn_sgd.P59]; ['file:///home/runejen/Dropbox/Skole/Master/Data/Model_3.ods'#$r_nn_sgd.P59]; ['file:///home/runejen/Dropbox/Skole/Master/Data/Model_4.ods'#$r_nn_sgd.P59]; ['file:///home/runejen/Dropbox/Skole/Master/Data/Model_5.ods'#$r_nn_sgd.P59])" office:value-type="float" office:value="80.968" calcext:value-type="float">
            <text:p>80.97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formula="of:=AVERAGE(['file:///home/runejen/Dropbox/Skole/Master/Data/Model_1.ods'#$r_nn_sgd.F60]; ['file:///home/runejen/Dropbox/Skole/Master/Data/Model_2.ods'#$r_nn_sgd.F60]; ['file:///home/runejen/Dropbox/Skole/Master/Data/Model_3.ods'#$r_nn_sgd.F60]; ['file:///home/runejen/Dropbox/Skole/Master/Data/Model_4.ods'#$r_nn_sgd.F60]; ['file:///home/runejen/Dropbox/Skole/Master/Data/Model_5.ods'#$r_nn_sgd.F60])" office:value-type="percentage" office:value="0.726411280238518" calcext:value-type="percentage">
            <text:p>72.64%</text:p>
          </table:table-cell>
          <table:table-cell table:formula="of:=AVERAGE(['file:///home/runejen/Dropbox/Skole/Master/Data/Model_1.ods'#$r_nn_sgd.G60]; ['file:///home/runejen/Dropbox/Skole/Master/Data/Model_2.ods'#$r_nn_sgd.G60]; ['file:///home/runejen/Dropbox/Skole/Master/Data/Model_3.ods'#$r_nn_sgd.G60]; ['file:///home/runejen/Dropbox/Skole/Master/Data/Model_4.ods'#$r_nn_sgd.G60]; ['file:///home/runejen/Dropbox/Skole/Master/Data/Model_5.ods'#$r_nn_sgd.G60])" office:value-type="float" office:value="22.416" calcext:value-type="float">
            <text:p>22.42</text:p>
          </table:table-cell>
          <table:table-cell table:formula="of:=AVERAGE(['file:///home/runejen/Dropbox/Skole/Master/Data/Model_1.ods'#$r_nn_sgd.H60]; ['file:///home/runejen/Dropbox/Skole/Master/Data/Model_2.ods'#$r_nn_sgd.H60]; ['file:///home/runejen/Dropbox/Skole/Master/Data/Model_3.ods'#$r_nn_sgd.H60]; ['file:///home/runejen/Dropbox/Skole/Master/Data/Model_4.ods'#$r_nn_sgd.H60]; ['file:///home/runejen/Dropbox/Skole/Master/Data/Model_5.ods'#$r_nn_sgd.H60])" office:value-type="float" office:value="72.64" calcext:value-type="float">
            <text:p>72.64</text:p>
          </table:table-cell>
          <table:table-cell table:formula="of:=AVERAGE(['file:///home/runejen/Dropbox/Skole/Master/Data/Model_1.ods'#$r_nn_sgd.I60]; ['file:///home/runejen/Dropbox/Skole/Master/Data/Model_2.ods'#$r_nn_sgd.I60]; ['file:///home/runejen/Dropbox/Skole/Master/Data/Model_3.ods'#$r_nn_sgd.I60]; ['file:///home/runejen/Dropbox/Skole/Master/Data/Model_4.ods'#$r_nn_sgd.I60]; ['file:///home/runejen/Dropbox/Skole/Master/Data/Model_5.ods'#$r_nn_sgd.I60])" office:value-type="float" office:value="33.652" calcext:value-type="float">
            <text:p>33.65</text:p>
          </table:table-cell>
          <table:table-cell table:formula="of:=AVERAGE(['file:///home/runejen/Dropbox/Skole/Master/Data/Model_1.ods'#$r_nn_sgd.J60]; ['file:///home/runejen/Dropbox/Skole/Master/Data/Model_2.ods'#$r_nn_sgd.J60]; ['file:///home/runejen/Dropbox/Skole/Master/Data/Model_3.ods'#$r_nn_sgd.J60]; ['file:///home/runejen/Dropbox/Skole/Master/Data/Model_4.ods'#$r_nn_sgd.J60]; ['file:///home/runejen/Dropbox/Skole/Master/Data/Model_5.ods'#$r_nn_sgd.J60])" office:value-type="percentage" office:value="0.864454427910443" calcext:value-type="percentage">
            <text:p>86.45%</text:p>
          </table:table-cell>
          <table:table-cell table:formula="of:=AVERAGE(['file:///home/runejen/Dropbox/Skole/Master/Data/Model_1.ods'#$r_nn_sgd.K60]; ['file:///home/runejen/Dropbox/Skole/Master/Data/Model_2.ods'#$r_nn_sgd.K60]; ['file:///home/runejen/Dropbox/Skole/Master/Data/Model_3.ods'#$r_nn_sgd.K60]; ['file:///home/runejen/Dropbox/Skole/Master/Data/Model_4.ods'#$r_nn_sgd.K60]; ['file:///home/runejen/Dropbox/Skole/Master/Data/Model_5.ods'#$r_nn_sgd.K60])" office:value-type="float" office:value="98.266" calcext:value-type="float">
            <text:p>98.27</text:p>
          </table:table-cell>
          <table:table-cell table:formula="of:=AVERAGE(['file:///home/runejen/Dropbox/Skole/Master/Data/Model_1.ods'#$r_nn_sgd.L60]; ['file:///home/runejen/Dropbox/Skole/Master/Data/Model_2.ods'#$r_nn_sgd.L60]; ['file:///home/runejen/Dropbox/Skole/Master/Data/Model_3.ods'#$r_nn_sgd.L60]; ['file:///home/runejen/Dropbox/Skole/Master/Data/Model_4.ods'#$r_nn_sgd.L60]; ['file:///home/runejen/Dropbox/Skole/Master/Data/Model_5.ods'#$r_nn_sgd.L60])" office:value-type="float" office:value="86.446" calcext:value-type="float">
            <text:p>86.45</text:p>
          </table:table-cell>
          <table:table-cell table:formula="of:=AVERAGE(['file:///home/runejen/Dropbox/Skole/Master/Data/Model_1.ods'#$r_nn_sgd.M60]; ['file:///home/runejen/Dropbox/Skole/Master/Data/Model_2.ods'#$r_nn_sgd.M60]; ['file:///home/runejen/Dropbox/Skole/Master/Data/Model_3.ods'#$r_nn_sgd.M60]; ['file:///home/runejen/Dropbox/Skole/Master/Data/Model_4.ods'#$r_nn_sgd.M60]; ['file:///home/runejen/Dropbox/Skole/Master/Data/Model_5.ods'#$r_nn_sgd.M60])" office:value-type="float" office:value="91.95" calcext:value-type="float">
            <text:p>91.95</text:p>
          </table:table-cell>
          <table:table-cell table:formula="of:=AVERAGE(['file:///home/runejen/Dropbox/Skole/Master/Data/Model_1.ods'#$r_nn_sgd.N60]; ['file:///home/runejen/Dropbox/Skole/Master/Data/Model_2.ods'#$r_nn_sgd.N60]; ['file:///home/runejen/Dropbox/Skole/Master/Data/Model_3.ods'#$r_nn_sgd.N60]; ['file:///home/runejen/Dropbox/Skole/Master/Data/Model_4.ods'#$r_nn_sgd.N60]; ['file:///home/runejen/Dropbox/Skole/Master/Data/Model_5.ods'#$r_nn_sgd.N60])" office:value-type="float" office:value="88.986" calcext:value-type="float">
            <text:p>88.99</text:p>
          </table:table-cell>
          <table:table-cell table:formula="of:=AVERAGE(['file:///home/runejen/Dropbox/Skole/Master/Data/Model_1.ods'#$r_nn_sgd.O60]; ['file:///home/runejen/Dropbox/Skole/Master/Data/Model_2.ods'#$r_nn_sgd.O60]; ['file:///home/runejen/Dropbox/Skole/Master/Data/Model_3.ods'#$r_nn_sgd.O60]; ['file:///home/runejen/Dropbox/Skole/Master/Data/Model_4.ods'#$r_nn_sgd.O60]; ['file:///home/runejen/Dropbox/Skole/Master/Data/Model_5.ods'#$r_nn_sgd.O60])" office:value-type="float" office:value="94.366" calcext:value-type="float">
            <text:p>94.37</text:p>
          </table:table-cell>
          <table:table-cell table:formula="of:=AVERAGE(['file:///home/runejen/Dropbox/Skole/Master/Data/Model_1.ods'#$r_nn_sgd.P60]; ['file:///home/runejen/Dropbox/Skole/Master/Data/Model_2.ods'#$r_nn_sgd.P60]; ['file:///home/runejen/Dropbox/Skole/Master/Data/Model_3.ods'#$r_nn_sgd.P60]; ['file:///home/runejen/Dropbox/Skole/Master/Data/Model_4.ods'#$r_nn_sgd.P60]; ['file:///home/runejen/Dropbox/Skole/Master/Data/Model_5.ods'#$r_nn_sgd.P60])" office:value-type="float" office:value="85.69" calcext:value-type="float">
            <text:p>85.69</text:p>
          </table:table-cell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formula="of:=AVERAGE(['file:///home/runejen/Dropbox/Skole/Master/Data/Model_1.ods'#$r_nn_sgd.F61]; ['file:///home/runejen/Dropbox/Skole/Master/Data/Model_2.ods'#$r_nn_sgd.F61]; ['file:///home/runejen/Dropbox/Skole/Master/Data/Model_3.ods'#$r_nn_sgd.F61]; ['file:///home/runejen/Dropbox/Skole/Master/Data/Model_4.ods'#$r_nn_sgd.F61]; ['file:///home/runejen/Dropbox/Skole/Master/Data/Model_5.ods'#$r_nn_sgd.F61])" office:value-type="percentage" office:value="0.693283645080437" calcext:value-type="percentage">
            <text:p>69.33%</text:p>
          </table:table-cell>
          <table:table-cell table:formula="of:=AVERAGE(['file:///home/runejen/Dropbox/Skole/Master/Data/Model_1.ods'#$r_nn_sgd.G61]; ['file:///home/runejen/Dropbox/Skole/Master/Data/Model_2.ods'#$r_nn_sgd.G61]; ['file:///home/runejen/Dropbox/Skole/Master/Data/Model_3.ods'#$r_nn_sgd.G61]; ['file:///home/runejen/Dropbox/Skole/Master/Data/Model_4.ods'#$r_nn_sgd.G61]; ['file:///home/runejen/Dropbox/Skole/Master/Data/Model_5.ods'#$r_nn_sgd.G61])" office:value-type="float" office:value="26.558" calcext:value-type="float">
            <text:p>26.56</text:p>
          </table:table-cell>
          <table:table-cell table:formula="of:=AVERAGE(['file:///home/runejen/Dropbox/Skole/Master/Data/Model_1.ods'#$r_nn_sgd.H61]; ['file:///home/runejen/Dropbox/Skole/Master/Data/Model_2.ods'#$r_nn_sgd.H61]; ['file:///home/runejen/Dropbox/Skole/Master/Data/Model_3.ods'#$r_nn_sgd.H61]; ['file:///home/runejen/Dropbox/Skole/Master/Data/Model_4.ods'#$r_nn_sgd.H61]; ['file:///home/runejen/Dropbox/Skole/Master/Data/Model_5.ods'#$r_nn_sgd.H61])" office:value-type="float" office:value="69.33" calcext:value-type="float">
            <text:p>69.33</text:p>
          </table:table-cell>
          <table:table-cell table:formula="of:=AVERAGE(['file:///home/runejen/Dropbox/Skole/Master/Data/Model_1.ods'#$r_nn_sgd.I61]; ['file:///home/runejen/Dropbox/Skole/Master/Data/Model_2.ods'#$r_nn_sgd.I61]; ['file:///home/runejen/Dropbox/Skole/Master/Data/Model_3.ods'#$r_nn_sgd.I61]; ['file:///home/runejen/Dropbox/Skole/Master/Data/Model_4.ods'#$r_nn_sgd.I61]; ['file:///home/runejen/Dropbox/Skole/Master/Data/Model_5.ods'#$r_nn_sgd.I61])" office:value-type="float" office:value="37.544" calcext:value-type="float">
            <text:p>37.54</text:p>
          </table:table-cell>
          <table:table-cell table:formula="of:=AVERAGE(['file:///home/runejen/Dropbox/Skole/Master/Data/Model_1.ods'#$r_nn_sgd.J61]; ['file:///home/runejen/Dropbox/Skole/Master/Data/Model_2.ods'#$r_nn_sgd.J61]; ['file:///home/runejen/Dropbox/Skole/Master/Data/Model_3.ods'#$r_nn_sgd.J61]; ['file:///home/runejen/Dropbox/Skole/Master/Data/Model_4.ods'#$r_nn_sgd.J61]; ['file:///home/runejen/Dropbox/Skole/Master/Data/Model_5.ods'#$r_nn_sgd.J61])" office:value-type="percentage" office:value="0.897286416421907" calcext:value-type="percentage">
            <text:p>89.73%</text:p>
          </table:table-cell>
          <table:table-cell table:formula="of:=AVERAGE(['file:///home/runejen/Dropbox/Skole/Master/Data/Model_1.ods'#$r_nn_sgd.K61]; ['file:///home/runejen/Dropbox/Skole/Master/Data/Model_2.ods'#$r_nn_sgd.K61]; ['file:///home/runejen/Dropbox/Skole/Master/Data/Model_3.ods'#$r_nn_sgd.K61]; ['file:///home/runejen/Dropbox/Skole/Master/Data/Model_4.ods'#$r_nn_sgd.K61]; ['file:///home/runejen/Dropbox/Skole/Master/Data/Model_5.ods'#$r_nn_sgd.K61])" office:value-type="float" office:value="98.132" calcext:value-type="float">
            <text:p>98.13</text:p>
          </table:table-cell>
          <table:table-cell table:formula="of:=AVERAGE(['file:///home/runejen/Dropbox/Skole/Master/Data/Model_1.ods'#$r_nn_sgd.L61]; ['file:///home/runejen/Dropbox/Skole/Master/Data/Model_2.ods'#$r_nn_sgd.L61]; ['file:///home/runejen/Dropbox/Skole/Master/Data/Model_3.ods'#$r_nn_sgd.L61]; ['file:///home/runejen/Dropbox/Skole/Master/Data/Model_4.ods'#$r_nn_sgd.L61]; ['file:///home/runejen/Dropbox/Skole/Master/Data/Model_5.ods'#$r_nn_sgd.L61])" office:value-type="float" office:value="89.728" calcext:value-type="float">
            <text:p>89.73</text:p>
          </table:table-cell>
          <table:table-cell table:formula="of:=AVERAGE(['file:///home/runejen/Dropbox/Skole/Master/Data/Model_1.ods'#$r_nn_sgd.M61]; ['file:///home/runejen/Dropbox/Skole/Master/Data/Model_2.ods'#$r_nn_sgd.M61]; ['file:///home/runejen/Dropbox/Skole/Master/Data/Model_3.ods'#$r_nn_sgd.M61]; ['file:///home/runejen/Dropbox/Skole/Master/Data/Model_4.ods'#$r_nn_sgd.M61]; ['file:///home/runejen/Dropbox/Skole/Master/Data/Model_5.ods'#$r_nn_sgd.M61])" office:value-type="float" office:value="93.72" calcext:value-type="float">
            <text:p>93.72</text:p>
          </table:table-cell>
          <table:table-cell table:formula="of:=AVERAGE(['file:///home/runejen/Dropbox/Skole/Master/Data/Model_1.ods'#$r_nn_sgd.N61]; ['file:///home/runejen/Dropbox/Skole/Master/Data/Model_2.ods'#$r_nn_sgd.N61]; ['file:///home/runejen/Dropbox/Skole/Master/Data/Model_3.ods'#$r_nn_sgd.N61]; ['file:///home/runejen/Dropbox/Skole/Master/Data/Model_4.ods'#$r_nn_sgd.N61]; ['file:///home/runejen/Dropbox/Skole/Master/Data/Model_5.ods'#$r_nn_sgd.N61])" office:value-type="float" office:value="90.88" calcext:value-type="float">
            <text:p>90.88</text:p>
          </table:table-cell>
          <table:table-cell table:formula="of:=AVERAGE(['file:///home/runejen/Dropbox/Skole/Master/Data/Model_1.ods'#$r_nn_sgd.O61]; ['file:///home/runejen/Dropbox/Skole/Master/Data/Model_2.ods'#$r_nn_sgd.O61]; ['file:///home/runejen/Dropbox/Skole/Master/Data/Model_3.ods'#$r_nn_sgd.O61]; ['file:///home/runejen/Dropbox/Skole/Master/Data/Model_4.ods'#$r_nn_sgd.O61]; ['file:///home/runejen/Dropbox/Skole/Master/Data/Model_5.ods'#$r_nn_sgd.O61])" office:value-type="float" office:value="94.48" calcext:value-type="float">
            <text:p>94.48</text:p>
          </table:table-cell>
          <table:table-cell table:formula="of:=AVERAGE(['file:///home/runejen/Dropbox/Skole/Master/Data/Model_1.ods'#$r_nn_sgd.P61]; ['file:///home/runejen/Dropbox/Skole/Master/Data/Model_2.ods'#$r_nn_sgd.P61]; ['file:///home/runejen/Dropbox/Skole/Master/Data/Model_3.ods'#$r_nn_sgd.P61]; ['file:///home/runejen/Dropbox/Skole/Master/Data/Model_4.ods'#$r_nn_sgd.P61]; ['file:///home/runejen/Dropbox/Skole/Master/Data/Model_5.ods'#$r_nn_sgd.P61])" office:value-type="float" office:value="88.624" calcext:value-type="float">
            <text:p>88.62</text:p>
          </table:table-cell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formula="of:=AVERAGE(['file:///home/runejen/Dropbox/Skole/Master/Data/Model_1.ods'#$r_nn_sgd.F62]; ['file:///home/runejen/Dropbox/Skole/Master/Data/Model_2.ods'#$r_nn_sgd.F62]; ['file:///home/runejen/Dropbox/Skole/Master/Data/Model_3.ods'#$r_nn_sgd.F62]; ['file:///home/runejen/Dropbox/Skole/Master/Data/Model_4.ods'#$r_nn_sgd.F62]; ['file:///home/runejen/Dropbox/Skole/Master/Data/Model_5.ods'#$r_nn_sgd.F62])" office:value-type="percentage" office:value="0.662547036278462" calcext:value-type="percentage">
            <text:p>66.25%</text:p>
          </table:table-cell>
          <table:table-cell table:formula="of:=AVERAGE(['file:///home/runejen/Dropbox/Skole/Master/Data/Model_1.ods'#$r_nn_sgd.G62]; ['file:///home/runejen/Dropbox/Skole/Master/Data/Model_2.ods'#$r_nn_sgd.G62]; ['file:///home/runejen/Dropbox/Skole/Master/Data/Model_3.ods'#$r_nn_sgd.G62]; ['file:///home/runejen/Dropbox/Skole/Master/Data/Model_4.ods'#$r_nn_sgd.G62]; ['file:///home/runejen/Dropbox/Skole/Master/Data/Model_5.ods'#$r_nn_sgd.G62])" office:value-type="float" office:value="30.66" calcext:value-type="float">
            <text:p>30.66</text:p>
          </table:table-cell>
          <table:table-cell table:formula="of:=AVERAGE(['file:///home/runejen/Dropbox/Skole/Master/Data/Model_1.ods'#$r_nn_sgd.H62]; ['file:///home/runejen/Dropbox/Skole/Master/Data/Model_2.ods'#$r_nn_sgd.H62]; ['file:///home/runejen/Dropbox/Skole/Master/Data/Model_3.ods'#$r_nn_sgd.H62]; ['file:///home/runejen/Dropbox/Skole/Master/Data/Model_4.ods'#$r_nn_sgd.H62]; ['file:///home/runejen/Dropbox/Skole/Master/Data/Model_5.ods'#$r_nn_sgd.H62])" office:value-type="float" office:value="66.254" calcext:value-type="float">
            <text:p>66.25</text:p>
          </table:table-cell>
          <table:table-cell table:formula="of:=AVERAGE(['file:///home/runejen/Dropbox/Skole/Master/Data/Model_1.ods'#$r_nn_sgd.I62]; ['file:///home/runejen/Dropbox/Skole/Master/Data/Model_2.ods'#$r_nn_sgd.I62]; ['file:///home/runejen/Dropbox/Skole/Master/Data/Model_3.ods'#$r_nn_sgd.I62]; ['file:///home/runejen/Dropbox/Skole/Master/Data/Model_4.ods'#$r_nn_sgd.I62]; ['file:///home/runejen/Dropbox/Skole/Master/Data/Model_5.ods'#$r_nn_sgd.I62])" office:value-type="float" office:value="40.79" calcext:value-type="float">
            <text:p>40.79</text:p>
          </table:table-cell>
          <table:table-cell table:formula="of:=AVERAGE(['file:///home/runejen/Dropbox/Skole/Master/Data/Model_1.ods'#$r_nn_sgd.J62]; ['file:///home/runejen/Dropbox/Skole/Master/Data/Model_2.ods'#$r_nn_sgd.J62]; ['file:///home/runejen/Dropbox/Skole/Master/Data/Model_3.ods'#$r_nn_sgd.J62]; ['file:///home/runejen/Dropbox/Skole/Master/Data/Model_4.ods'#$r_nn_sgd.J62]; ['file:///home/runejen/Dropbox/Skole/Master/Data/Model_5.ods'#$r_nn_sgd.J62])" office:value-type="percentage" office:value="0.920477876396333" calcext:value-type="percentage">
            <text:p>92.05%</text:p>
          </table:table-cell>
          <table:table-cell table:formula="of:=AVERAGE(['file:///home/runejen/Dropbox/Skole/Master/Data/Model_1.ods'#$r_nn_sgd.K62]; ['file:///home/runejen/Dropbox/Skole/Master/Data/Model_2.ods'#$r_nn_sgd.K62]; ['file:///home/runejen/Dropbox/Skole/Master/Data/Model_3.ods'#$r_nn_sgd.K62]; ['file:///home/runejen/Dropbox/Skole/Master/Data/Model_4.ods'#$r_nn_sgd.K62]; ['file:///home/runejen/Dropbox/Skole/Master/Data/Model_5.ods'#$r_nn_sgd.K62])" office:value-type="float" office:value="98" calcext:value-type="float">
            <text:p>98.00</text:p>
          </table:table-cell>
          <table:table-cell table:formula="of:=AVERAGE(['file:///home/runejen/Dropbox/Skole/Master/Data/Model_1.ods'#$r_nn_sgd.L62]; ['file:///home/runejen/Dropbox/Skole/Master/Data/Model_2.ods'#$r_nn_sgd.L62]; ['file:///home/runejen/Dropbox/Skole/Master/Data/Model_3.ods'#$r_nn_sgd.L62]; ['file:///home/runejen/Dropbox/Skole/Master/Data/Model_4.ods'#$r_nn_sgd.L62]; ['file:///home/runejen/Dropbox/Skole/Master/Data/Model_5.ods'#$r_nn_sgd.L62])" office:value-type="float" office:value="92.048" calcext:value-type="float">
            <text:p>92.05</text:p>
          </table:table-cell>
          <table:table-cell table:formula="of:=AVERAGE(['file:///home/runejen/Dropbox/Skole/Master/Data/Model_1.ods'#$r_nn_sgd.M62]; ['file:///home/runejen/Dropbox/Skole/Master/Data/Model_2.ods'#$r_nn_sgd.M62]; ['file:///home/runejen/Dropbox/Skole/Master/Data/Model_3.ods'#$r_nn_sgd.M62]; ['file:///home/runejen/Dropbox/Skole/Master/Data/Model_4.ods'#$r_nn_sgd.M62]; ['file:///home/runejen/Dropbox/Skole/Master/Data/Model_5.ods'#$r_nn_sgd.M62])" office:value-type="float" office:value="94.912" calcext:value-type="float">
            <text:p>94.91</text:p>
          </table:table-cell>
          <table:table-cell table:formula="of:=AVERAGE(['file:///home/runejen/Dropbox/Skole/Master/Data/Model_1.ods'#$r_nn_sgd.N62]; ['file:///home/runejen/Dropbox/Skole/Master/Data/Model_2.ods'#$r_nn_sgd.N62]; ['file:///home/runejen/Dropbox/Skole/Master/Data/Model_3.ods'#$r_nn_sgd.N62]; ['file:///home/runejen/Dropbox/Skole/Master/Data/Model_4.ods'#$r_nn_sgd.N62]; ['file:///home/runejen/Dropbox/Skole/Master/Data/Model_5.ods'#$r_nn_sgd.N62])" office:value-type="float" office:value="92.184" calcext:value-type="float">
            <text:p>92.18</text:p>
          </table:table-cell>
          <table:table-cell table:formula="of:=AVERAGE(['file:///home/runejen/Dropbox/Skole/Master/Data/Model_1.ods'#$r_nn_sgd.O62]; ['file:///home/runejen/Dropbox/Skole/Master/Data/Model_2.ods'#$r_nn_sgd.O62]; ['file:///home/runejen/Dropbox/Skole/Master/Data/Model_3.ods'#$r_nn_sgd.O62]; ['file:///home/runejen/Dropbox/Skole/Master/Data/Model_4.ods'#$r_nn_sgd.O62]; ['file:///home/runejen/Dropbox/Skole/Master/Data/Model_5.ods'#$r_nn_sgd.O62])" office:value-type="float" office:value="94.59" calcext:value-type="float">
            <text:p>94.59</text:p>
          </table:table-cell>
          <table:table-cell table:formula="of:=AVERAGE(['file:///home/runejen/Dropbox/Skole/Master/Data/Model_1.ods'#$r_nn_sgd.P62]; ['file:///home/runejen/Dropbox/Skole/Master/Data/Model_2.ods'#$r_nn_sgd.P62]; ['file:///home/runejen/Dropbox/Skole/Master/Data/Model_3.ods'#$r_nn_sgd.P62]; ['file:///home/runejen/Dropbox/Skole/Master/Data/Model_4.ods'#$r_nn_sgd.P62]; ['file:///home/runejen/Dropbox/Skole/Master/Data/Model_5.ods'#$r_nn_sgd.P62])" office:value-type="float" office:value="90.654" calcext:value-type="float">
            <text:p>90.65</text:p>
          </table:table-cell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formula="of:=AVERAGE(['file:///home/runejen/Dropbox/Skole/Master/Data/Model_1.ods'#$r_nn_sgd.F63]; ['file:///home/runejen/Dropbox/Skole/Master/Data/Model_2.ods'#$r_nn_sgd.F63]; ['file:///home/runejen/Dropbox/Skole/Master/Data/Model_3.ods'#$r_nn_sgd.F63]; ['file:///home/runejen/Dropbox/Skole/Master/Data/Model_4.ods'#$r_nn_sgd.F63]; ['file:///home/runejen/Dropbox/Skole/Master/Data/Model_5.ods'#$r_nn_sgd.F63])" office:value-type="percentage" office:value="0.630589516518213" calcext:value-type="percentage">
            <text:p>63.06%</text:p>
          </table:table-cell>
          <table:table-cell table:formula="of:=AVERAGE(['file:///home/runejen/Dropbox/Skole/Master/Data/Model_1.ods'#$r_nn_sgd.G63]; ['file:///home/runejen/Dropbox/Skole/Master/Data/Model_2.ods'#$r_nn_sgd.G63]; ['file:///home/runejen/Dropbox/Skole/Master/Data/Model_3.ods'#$r_nn_sgd.G63]; ['file:///home/runejen/Dropbox/Skole/Master/Data/Model_4.ods'#$r_nn_sgd.G63]; ['file:///home/runejen/Dropbox/Skole/Master/Data/Model_5.ods'#$r_nn_sgd.G63])" office:value-type="float" office:value="35.29" calcext:value-type="float">
            <text:p>35.29</text:p>
          </table:table-cell>
          <table:table-cell table:formula="of:=AVERAGE(['file:///home/runejen/Dropbox/Skole/Master/Data/Model_1.ods'#$r_nn_sgd.H63]; ['file:///home/runejen/Dropbox/Skole/Master/Data/Model_2.ods'#$r_nn_sgd.H63]; ['file:///home/runejen/Dropbox/Skole/Master/Data/Model_3.ods'#$r_nn_sgd.H63]; ['file:///home/runejen/Dropbox/Skole/Master/Data/Model_4.ods'#$r_nn_sgd.H63]; ['file:///home/runejen/Dropbox/Skole/Master/Data/Model_5.ods'#$r_nn_sgd.H63])" office:value-type="float" office:value="63.062" calcext:value-type="float">
            <text:p>63.06</text:p>
          </table:table-cell>
          <table:table-cell table:formula="of:=AVERAGE(['file:///home/runejen/Dropbox/Skole/Master/Data/Model_1.ods'#$r_nn_sgd.I63]; ['file:///home/runejen/Dropbox/Skole/Master/Data/Model_2.ods'#$r_nn_sgd.I63]; ['file:///home/runejen/Dropbox/Skole/Master/Data/Model_3.ods'#$r_nn_sgd.I63]; ['file:///home/runejen/Dropbox/Skole/Master/Data/Model_4.ods'#$r_nn_sgd.I63]; ['file:///home/runejen/Dropbox/Skole/Master/Data/Model_5.ods'#$r_nn_sgd.I63])" office:value-type="float" office:value="43.822" calcext:value-type="float">
            <text:p>43.82</text:p>
          </table:table-cell>
          <table:table-cell table:formula="of:=AVERAGE(['file:///home/runejen/Dropbox/Skole/Master/Data/Model_1.ods'#$r_nn_sgd.J63]; ['file:///home/runejen/Dropbox/Skole/Master/Data/Model_2.ods'#$r_nn_sgd.J63]; ['file:///home/runejen/Dropbox/Skole/Master/Data/Model_3.ods'#$r_nn_sgd.J63]; ['file:///home/runejen/Dropbox/Skole/Master/Data/Model_4.ods'#$r_nn_sgd.J63]; ['file:///home/runejen/Dropbox/Skole/Master/Data/Model_5.ods'#$r_nn_sgd.J63])" office:value-type="percentage" office:value="0.93958420506336" calcext:value-type="percentage">
            <text:p>93.96%</text:p>
          </table:table-cell>
          <table:table-cell table:formula="of:=AVERAGE(['file:///home/runejen/Dropbox/Skole/Master/Data/Model_1.ods'#$r_nn_sgd.K63]; ['file:///home/runejen/Dropbox/Skole/Master/Data/Model_2.ods'#$r_nn_sgd.K63]; ['file:///home/runejen/Dropbox/Skole/Master/Data/Model_3.ods'#$r_nn_sgd.K63]; ['file:///home/runejen/Dropbox/Skole/Master/Data/Model_4.ods'#$r_nn_sgd.K63]; ['file:///home/runejen/Dropbox/Skole/Master/Data/Model_5.ods'#$r_nn_sgd.K63])" office:value-type="float" office:value="97.85" calcext:value-type="float">
            <text:p>97.85</text:p>
          </table:table-cell>
          <table:table-cell table:formula="of:=AVERAGE(['file:///home/runejen/Dropbox/Skole/Master/Data/Model_1.ods'#$r_nn_sgd.L63]; ['file:///home/runejen/Dropbox/Skole/Master/Data/Model_2.ods'#$r_nn_sgd.L63]; ['file:///home/runejen/Dropbox/Skole/Master/Data/Model_3.ods'#$r_nn_sgd.L63]; ['file:///home/runejen/Dropbox/Skole/Master/Data/Model_4.ods'#$r_nn_sgd.L63]; ['file:///home/runejen/Dropbox/Skole/Master/Data/Model_5.ods'#$r_nn_sgd.L63])" office:value-type="float" office:value="93.96" calcext:value-type="float">
            <text:p>93.96</text:p>
          </table:table-cell>
          <table:table-cell table:formula="of:=AVERAGE(['file:///home/runejen/Dropbox/Skole/Master/Data/Model_1.ods'#$r_nn_sgd.M63]; ['file:///home/runejen/Dropbox/Skole/Master/Data/Model_2.ods'#$r_nn_sgd.M63]; ['file:///home/runejen/Dropbox/Skole/Master/Data/Model_3.ods'#$r_nn_sgd.M63]; ['file:///home/runejen/Dropbox/Skole/Master/Data/Model_4.ods'#$r_nn_sgd.M63]; ['file:///home/runejen/Dropbox/Skole/Master/Data/Model_5.ods'#$r_nn_sgd.M63])" office:value-type="float" office:value="95.848" calcext:value-type="float">
            <text:p>95.85</text:p>
          </table:table-cell>
          <table:table-cell table:formula="of:=AVERAGE(['file:///home/runejen/Dropbox/Skole/Master/Data/Model_1.ods'#$r_nn_sgd.N63]; ['file:///home/runejen/Dropbox/Skole/Master/Data/Model_2.ods'#$r_nn_sgd.N63]; ['file:///home/runejen/Dropbox/Skole/Master/Data/Model_3.ods'#$r_nn_sgd.N63]; ['file:///home/runejen/Dropbox/Skole/Master/Data/Model_4.ods'#$r_nn_sgd.N63]; ['file:///home/runejen/Dropbox/Skole/Master/Data/Model_5.ods'#$r_nn_sgd.N63])" office:value-type="float" office:value="93.228" calcext:value-type="float">
            <text:p>93.23</text:p>
          </table:table-cell>
          <table:table-cell table:formula="of:=AVERAGE(['file:///home/runejen/Dropbox/Skole/Master/Data/Model_1.ods'#$r_nn_sgd.O63]; ['file:///home/runejen/Dropbox/Skole/Master/Data/Model_2.ods'#$r_nn_sgd.O63]; ['file:///home/runejen/Dropbox/Skole/Master/Data/Model_3.ods'#$r_nn_sgd.O63]; ['file:///home/runejen/Dropbox/Skole/Master/Data/Model_4.ods'#$r_nn_sgd.O63]; ['file:///home/runejen/Dropbox/Skole/Master/Data/Model_5.ods'#$r_nn_sgd.O63])" office:value-type="float" office:value="94.708" calcext:value-type="float">
            <text:p>94.71</text:p>
          </table:table-cell>
          <table:table-cell table:formula="of:=AVERAGE(['file:///home/runejen/Dropbox/Skole/Master/Data/Model_1.ods'#$r_nn_sgd.P63]; ['file:///home/runejen/Dropbox/Skole/Master/Data/Model_2.ods'#$r_nn_sgd.P63]; ['file:///home/runejen/Dropbox/Skole/Master/Data/Model_3.ods'#$r_nn_sgd.P63]; ['file:///home/runejen/Dropbox/Skole/Master/Data/Model_4.ods'#$r_nn_sgd.P63]; ['file:///home/runejen/Dropbox/Skole/Master/Data/Model_5.ods'#$r_nn_sgd.P63])" office:value-type="float" office:value="92.29" calcext:value-type="float">
            <text:p>92.29</text:p>
          </table:table-cell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formula="of:=AVERAGE(['file:///home/runejen/Dropbox/Skole/Master/Data/Model_1.ods'#$r_nn_sgd.F64]; ['file:///home/runejen/Dropbox/Skole/Master/Data/Model_2.ods'#$r_nn_sgd.F64]; ['file:///home/runejen/Dropbox/Skole/Master/Data/Model_3.ods'#$r_nn_sgd.F64]; ['file:///home/runejen/Dropbox/Skole/Master/Data/Model_4.ods'#$r_nn_sgd.F64]; ['file:///home/runejen/Dropbox/Skole/Master/Data/Model_5.ods'#$r_nn_sgd.F64])" office:value-type="percentage" office:value="0.594357445664194" calcext:value-type="percentage">
            <text:p>59.44%</text:p>
          </table:table-cell>
          <table:table-cell table:formula="of:=AVERAGE(['file:///home/runejen/Dropbox/Skole/Master/Data/Model_1.ods'#$r_nn_sgd.G64]; ['file:///home/runejen/Dropbox/Skole/Master/Data/Model_2.ods'#$r_nn_sgd.G64]; ['file:///home/runejen/Dropbox/Skole/Master/Data/Model_3.ods'#$r_nn_sgd.G64]; ['file:///home/runejen/Dropbox/Skole/Master/Data/Model_4.ods'#$r_nn_sgd.G64]; ['file:///home/runejen/Dropbox/Skole/Master/Data/Model_5.ods'#$r_nn_sgd.G64])" office:value-type="float" office:value="40.3" calcext:value-type="float">
            <text:p>40.30</text:p>
          </table:table-cell>
          <table:table-cell table:formula="of:=AVERAGE(['file:///home/runejen/Dropbox/Skole/Master/Data/Model_1.ods'#$r_nn_sgd.H64]; ['file:///home/runejen/Dropbox/Skole/Master/Data/Model_2.ods'#$r_nn_sgd.H64]; ['file:///home/runejen/Dropbox/Skole/Master/Data/Model_3.ods'#$r_nn_sgd.H64]; ['file:///home/runejen/Dropbox/Skole/Master/Data/Model_4.ods'#$r_nn_sgd.H64]; ['file:///home/runejen/Dropbox/Skole/Master/Data/Model_5.ods'#$r_nn_sgd.H64])" office:value-type="float" office:value="59.436" calcext:value-type="float">
            <text:p>59.44</text:p>
          </table:table-cell>
          <table:table-cell table:formula="of:=AVERAGE(['file:///home/runejen/Dropbox/Skole/Master/Data/Model_1.ods'#$r_nn_sgd.I64]; ['file:///home/runejen/Dropbox/Skole/Master/Data/Model_2.ods'#$r_nn_sgd.I64]; ['file:///home/runejen/Dropbox/Skole/Master/Data/Model_3.ods'#$r_nn_sgd.I64]; ['file:///home/runejen/Dropbox/Skole/Master/Data/Model_4.ods'#$r_nn_sgd.I64]; ['file:///home/runejen/Dropbox/Skole/Master/Data/Model_5.ods'#$r_nn_sgd.I64])" office:value-type="float" office:value="46.25" calcext:value-type="float">
            <text:p>46.25</text:p>
          </table:table-cell>
          <table:table-cell table:formula="of:=AVERAGE(['file:///home/runejen/Dropbox/Skole/Master/Data/Model_1.ods'#$r_nn_sgd.J64]; ['file:///home/runejen/Dropbox/Skole/Master/Data/Model_2.ods'#$r_nn_sgd.J64]; ['file:///home/runejen/Dropbox/Skole/Master/Data/Model_3.ods'#$r_nn_sgd.J64]; ['file:///home/runejen/Dropbox/Skole/Master/Data/Model_4.ods'#$r_nn_sgd.J64]; ['file:///home/runejen/Dropbox/Skole/Master/Data/Model_5.ods'#$r_nn_sgd.J64])" office:value-type="percentage" office:value="0.954816515575917" calcext:value-type="percentage">
            <text:p>95.48%</text:p>
          </table:table-cell>
          <table:table-cell table:formula="of:=AVERAGE(['file:///home/runejen/Dropbox/Skole/Master/Data/Model_1.ods'#$r_nn_sgd.K64]; ['file:///home/runejen/Dropbox/Skole/Master/Data/Model_2.ods'#$r_nn_sgd.K64]; ['file:///home/runejen/Dropbox/Skole/Master/Data/Model_3.ods'#$r_nn_sgd.K64]; ['file:///home/runejen/Dropbox/Skole/Master/Data/Model_4.ods'#$r_nn_sgd.K64]; ['file:///home/runejen/Dropbox/Skole/Master/Data/Model_5.ods'#$r_nn_sgd.K64])" office:value-type="float" office:value="97.668" calcext:value-type="float">
            <text:p>97.67</text:p>
          </table:table-cell>
          <table:table-cell table:formula="of:=AVERAGE(['file:///home/runejen/Dropbox/Skole/Master/Data/Model_1.ods'#$r_nn_sgd.L64]; ['file:///home/runejen/Dropbox/Skole/Master/Data/Model_2.ods'#$r_nn_sgd.L64]; ['file:///home/runejen/Dropbox/Skole/Master/Data/Model_3.ods'#$r_nn_sgd.L64]; ['file:///home/runejen/Dropbox/Skole/Master/Data/Model_4.ods'#$r_nn_sgd.L64]; ['file:///home/runejen/Dropbox/Skole/Master/Data/Model_5.ods'#$r_nn_sgd.L64])" office:value-type="float" office:value="95.482" calcext:value-type="float">
            <text:p>95.48</text:p>
          </table:table-cell>
          <table:table-cell table:formula="of:=AVERAGE(['file:///home/runejen/Dropbox/Skole/Master/Data/Model_1.ods'#$r_nn_sgd.M64]; ['file:///home/runejen/Dropbox/Skole/Master/Data/Model_2.ods'#$r_nn_sgd.M64]; ['file:///home/runejen/Dropbox/Skole/Master/Data/Model_3.ods'#$r_nn_sgd.M64]; ['file:///home/runejen/Dropbox/Skole/Master/Data/Model_4.ods'#$r_nn_sgd.M64]; ['file:///home/runejen/Dropbox/Skole/Master/Data/Model_5.ods'#$r_nn_sgd.M64])" office:value-type="float" office:value="96.546" calcext:value-type="float">
            <text:p>96.55</text:p>
          </table:table-cell>
          <table:table-cell table:formula="of:=AVERAGE(['file:///home/runejen/Dropbox/Skole/Master/Data/Model_1.ods'#$r_nn_sgd.N64]; ['file:///home/runejen/Dropbox/Skole/Master/Data/Model_2.ods'#$r_nn_sgd.N64]; ['file:///home/runejen/Dropbox/Skole/Master/Data/Model_3.ods'#$r_nn_sgd.N64]; ['file:///home/runejen/Dropbox/Skole/Master/Data/Model_4.ods'#$r_nn_sgd.N64]; ['file:///home/runejen/Dropbox/Skole/Master/Data/Model_5.ods'#$r_nn_sgd.N64])" office:value-type="float" office:value="94.01" calcext:value-type="float">
            <text:p>94.01</text:p>
          </table:table-cell>
          <table:table-cell table:formula="of:=AVERAGE(['file:///home/runejen/Dropbox/Skole/Master/Data/Model_1.ods'#$r_nn_sgd.O64]; ['file:///home/runejen/Dropbox/Skole/Master/Data/Model_2.ods'#$r_nn_sgd.O64]; ['file:///home/runejen/Dropbox/Skole/Master/Data/Model_3.ods'#$r_nn_sgd.O64]; ['file:///home/runejen/Dropbox/Skole/Master/Data/Model_4.ods'#$r_nn_sgd.O64]; ['file:///home/runejen/Dropbox/Skole/Master/Data/Model_5.ods'#$r_nn_sgd.O64])" office:value-type="float" office:value="94.818" calcext:value-type="float">
            <text:p>94.82</text:p>
          </table:table-cell>
          <table:table-cell table:formula="of:=AVERAGE(['file:///home/runejen/Dropbox/Skole/Master/Data/Model_1.ods'#$r_nn_sgd.P64]; ['file:///home/runejen/Dropbox/Skole/Master/Data/Model_2.ods'#$r_nn_sgd.P64]; ['file:///home/runejen/Dropbox/Skole/Master/Data/Model_3.ods'#$r_nn_sgd.P64]; ['file:///home/runejen/Dropbox/Skole/Master/Data/Model_4.ods'#$r_nn_sgd.P64]; ['file:///home/runejen/Dropbox/Skole/Master/Data/Model_5.ods'#$r_nn_sgd.P64])" office:value-type="float" office:value="93.532" calcext:value-type="float">
            <text:p>93.53</text:p>
          </table:table-cell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formula="of:=AVERAGE(['file:///home/runejen/Dropbox/Skole/Master/Data/Model_1.ods'#$r_nn_sgd.F65]; ['file:///home/runejen/Dropbox/Skole/Master/Data/Model_2.ods'#$r_nn_sgd.F65]; ['file:///home/runejen/Dropbox/Skole/Master/Data/Model_3.ods'#$r_nn_sgd.F65]; ['file:///home/runejen/Dropbox/Skole/Master/Data/Model_4.ods'#$r_nn_sgd.F65]; ['file:///home/runejen/Dropbox/Skole/Master/Data/Model_5.ods'#$r_nn_sgd.F65])" office:value-type="percentage" office:value="0.536130485252351" calcext:value-type="percentage">
            <text:p>53.61%</text:p>
          </table:table-cell>
          <table:table-cell table:formula="of:=AVERAGE(['file:///home/runejen/Dropbox/Skole/Master/Data/Model_1.ods'#$r_nn_sgd.G65]; ['file:///home/runejen/Dropbox/Skole/Master/Data/Model_2.ods'#$r_nn_sgd.G65]; ['file:///home/runejen/Dropbox/Skole/Master/Data/Model_3.ods'#$r_nn_sgd.G65]; ['file:///home/runejen/Dropbox/Skole/Master/Data/Model_4.ods'#$r_nn_sgd.G65]; ['file:///home/runejen/Dropbox/Skole/Master/Data/Model_5.ods'#$r_nn_sgd.G65])" office:value-type="float" office:value="47.254" calcext:value-type="float">
            <text:p>47.25</text:p>
          </table:table-cell>
          <table:table-cell table:formula="of:=AVERAGE(['file:///home/runejen/Dropbox/Skole/Master/Data/Model_1.ods'#$r_nn_sgd.H65]; ['file:///home/runejen/Dropbox/Skole/Master/Data/Model_2.ods'#$r_nn_sgd.H65]; ['file:///home/runejen/Dropbox/Skole/Master/Data/Model_3.ods'#$r_nn_sgd.H65]; ['file:///home/runejen/Dropbox/Skole/Master/Data/Model_4.ods'#$r_nn_sgd.H65]; ['file:///home/runejen/Dropbox/Skole/Master/Data/Model_5.ods'#$r_nn_sgd.H65])" office:value-type="float" office:value="53.614" calcext:value-type="float">
            <text:p>53.61</text:p>
          </table:table-cell>
          <table:table-cell table:formula="of:=AVERAGE(['file:///home/runejen/Dropbox/Skole/Master/Data/Model_1.ods'#$r_nn_sgd.I65]; ['file:///home/runejen/Dropbox/Skole/Master/Data/Model_2.ods'#$r_nn_sgd.I65]; ['file:///home/runejen/Dropbox/Skole/Master/Data/Model_3.ods'#$r_nn_sgd.I65]; ['file:///home/runejen/Dropbox/Skole/Master/Data/Model_4.ods'#$r_nn_sgd.I65]; ['file:///home/runejen/Dropbox/Skole/Master/Data/Model_5.ods'#$r_nn_sgd.I65])" office:value-type="float" office:value="47.982" calcext:value-type="float">
            <text:p>47.98</text:p>
          </table:table-cell>
          <table:table-cell table:formula="of:=AVERAGE(['file:///home/runejen/Dropbox/Skole/Master/Data/Model_1.ods'#$r_nn_sgd.J65]; ['file:///home/runejen/Dropbox/Skole/Master/Data/Model_2.ods'#$r_nn_sgd.J65]; ['file:///home/runejen/Dropbox/Skole/Master/Data/Model_3.ods'#$r_nn_sgd.J65]; ['file:///home/runejen/Dropbox/Skole/Master/Data/Model_4.ods'#$r_nn_sgd.J65]; ['file:///home/runejen/Dropbox/Skole/Master/Data/Model_5.ods'#$r_nn_sgd.J65])" office:value-type="percentage" office:value="0.970010392769818" calcext:value-type="percentage">
            <text:p>97.00%</text:p>
          </table:table-cell>
          <table:table-cell table:formula="of:=AVERAGE(['file:///home/runejen/Dropbox/Skole/Master/Data/Model_1.ods'#$r_nn_sgd.K65]; ['file:///home/runejen/Dropbox/Skole/Master/Data/Model_2.ods'#$r_nn_sgd.K65]; ['file:///home/runejen/Dropbox/Skole/Master/Data/Model_3.ods'#$r_nn_sgd.K65]; ['file:///home/runejen/Dropbox/Skole/Master/Data/Model_4.ods'#$r_nn_sgd.K65]; ['file:///home/runejen/Dropbox/Skole/Master/Data/Model_5.ods'#$r_nn_sgd.K65])" office:value-type="float" office:value="97.376" calcext:value-type="float">
            <text:p>97.38</text:p>
          </table:table-cell>
          <table:table-cell table:formula="of:=AVERAGE(['file:///home/runejen/Dropbox/Skole/Master/Data/Model_1.ods'#$r_nn_sgd.L65]; ['file:///home/runejen/Dropbox/Skole/Master/Data/Model_2.ods'#$r_nn_sgd.L65]; ['file:///home/runejen/Dropbox/Skole/Master/Data/Model_3.ods'#$r_nn_sgd.L65]; ['file:///home/runejen/Dropbox/Skole/Master/Data/Model_4.ods'#$r_nn_sgd.L65]; ['file:///home/runejen/Dropbox/Skole/Master/Data/Model_5.ods'#$r_nn_sgd.L65])" office:value-type="float" office:value="97.002" calcext:value-type="float">
            <text:p>97.00</text:p>
          </table:table-cell>
          <table:table-cell table:formula="of:=AVERAGE(['file:///home/runejen/Dropbox/Skole/Master/Data/Model_1.ods'#$r_nn_sgd.M65]; ['file:///home/runejen/Dropbox/Skole/Master/Data/Model_2.ods'#$r_nn_sgd.M65]; ['file:///home/runejen/Dropbox/Skole/Master/Data/Model_3.ods'#$r_nn_sgd.M65]; ['file:///home/runejen/Dropbox/Skole/Master/Data/Model_4.ods'#$r_nn_sgd.M65]; ['file:///home/runejen/Dropbox/Skole/Master/Data/Model_5.ods'#$r_nn_sgd.M65])" office:value-type="float" office:value="97.176" calcext:value-type="float">
            <text:p>97.18</text:p>
          </table:table-cell>
          <table:table-cell table:formula="of:=AVERAGE(['file:///home/runejen/Dropbox/Skole/Master/Data/Model_1.ods'#$r_nn_sgd.N65]; ['file:///home/runejen/Dropbox/Skole/Master/Data/Model_2.ods'#$r_nn_sgd.N65]; ['file:///home/runejen/Dropbox/Skole/Master/Data/Model_3.ods'#$r_nn_sgd.N65]; ['file:///home/runejen/Dropbox/Skole/Master/Data/Model_4.ods'#$r_nn_sgd.N65]; ['file:///home/runejen/Dropbox/Skole/Master/Data/Model_5.ods'#$r_nn_sgd.N65])" office:value-type="float" office:value="94.684" calcext:value-type="float">
            <text:p>94.68</text:p>
          </table:table-cell>
          <table:table-cell table:formula="of:=AVERAGE(['file:///home/runejen/Dropbox/Skole/Master/Data/Model_1.ods'#$r_nn_sgd.O65]; ['file:///home/runejen/Dropbox/Skole/Master/Data/Model_2.ods'#$r_nn_sgd.O65]; ['file:///home/runejen/Dropbox/Skole/Master/Data/Model_3.ods'#$r_nn_sgd.O65]; ['file:///home/runejen/Dropbox/Skole/Master/Data/Model_4.ods'#$r_nn_sgd.O65]; ['file:///home/runejen/Dropbox/Skole/Master/Data/Model_5.ods'#$r_nn_sgd.O65])" office:value-type="float" office:value="94.934" calcext:value-type="float">
            <text:p>94.93</text:p>
          </table:table-cell>
          <table:table-cell table:formula="of:=AVERAGE(['file:///home/runejen/Dropbox/Skole/Master/Data/Model_1.ods'#$r_nn_sgd.P65]; ['file:///home/runejen/Dropbox/Skole/Master/Data/Model_2.ods'#$r_nn_sgd.P65]; ['file:///home/runejen/Dropbox/Skole/Master/Data/Model_3.ods'#$r_nn_sgd.P65]; ['file:///home/runejen/Dropbox/Skole/Master/Data/Model_4.ods'#$r_nn_sgd.P65]; ['file:///home/runejen/Dropbox/Skole/Master/Data/Model_5.ods'#$r_nn_sgd.P65])" office:value-type="float" office:value="94.658" calcext:value-type="float">
            <text:p>94.66</text:p>
          </table:table-cell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formula="of:=AVERAGE(['file:///home/runejen/Dropbox/Skole/Master/Data/Model_1.ods'#$r_nn_sgd.F66]; ['file:///home/runejen/Dropbox/Skole/Master/Data/Model_2.ods'#$r_nn_sgd.F66]; ['file:///home/runejen/Dropbox/Skole/Master/Data/Model_3.ods'#$r_nn_sgd.F66]; ['file:///home/runejen/Dropbox/Skole/Master/Data/Model_4.ods'#$r_nn_sgd.F66]; ['file:///home/runejen/Dropbox/Skole/Master/Data/Model_5.ods'#$r_nn_sgd.F66])" office:value-type="percentage" office:value="0.446605549839643" calcext:value-type="percentage">
            <text:p>44.66%</text:p>
          </table:table-cell>
          <table:table-cell table:formula="of:=AVERAGE(['file:///home/runejen/Dropbox/Skole/Master/Data/Model_1.ods'#$r_nn_sgd.G66]; ['file:///home/runejen/Dropbox/Skole/Master/Data/Model_2.ods'#$r_nn_sgd.G66]; ['file:///home/runejen/Dropbox/Skole/Master/Data/Model_3.ods'#$r_nn_sgd.G66]; ['file:///home/runejen/Dropbox/Skole/Master/Data/Model_4.ods'#$r_nn_sgd.G66]; ['file:///home/runejen/Dropbox/Skole/Master/Data/Model_5.ods'#$r_nn_sgd.G66])" office:value-type="float" office:value="55.344" calcext:value-type="float">
            <text:p>55.34</text:p>
          </table:table-cell>
          <table:table-cell table:formula="of:=AVERAGE(['file:///home/runejen/Dropbox/Skole/Master/Data/Model_1.ods'#$r_nn_sgd.H66]; ['file:///home/runejen/Dropbox/Skole/Master/Data/Model_2.ods'#$r_nn_sgd.H66]; ['file:///home/runejen/Dropbox/Skole/Master/Data/Model_3.ods'#$r_nn_sgd.H66]; ['file:///home/runejen/Dropbox/Skole/Master/Data/Model_4.ods'#$r_nn_sgd.H66]; ['file:///home/runejen/Dropbox/Skole/Master/Data/Model_5.ods'#$r_nn_sgd.H66])" office:value-type="float" office:value="44.662" calcext:value-type="float">
            <text:p>44.66</text:p>
          </table:table-cell>
          <table:table-cell table:formula="of:=AVERAGE(['file:///home/runejen/Dropbox/Skole/Master/Data/Model_1.ods'#$r_nn_sgd.I66]; ['file:///home/runejen/Dropbox/Skole/Master/Data/Model_2.ods'#$r_nn_sgd.I66]; ['file:///home/runejen/Dropbox/Skole/Master/Data/Model_3.ods'#$r_nn_sgd.I66]; ['file:///home/runejen/Dropbox/Skole/Master/Data/Model_4.ods'#$r_nn_sgd.I66]; ['file:///home/runejen/Dropbox/Skole/Master/Data/Model_5.ods'#$r_nn_sgd.I66])" office:value-type="float" office:value="46.596" calcext:value-type="float">
            <text:p>46.60</text:p>
          </table:table-cell>
          <table:table-cell table:formula="of:=AVERAGE(['file:///home/runejen/Dropbox/Skole/Master/Data/Model_1.ods'#$r_nn_sgd.J66]; ['file:///home/runejen/Dropbox/Skole/Master/Data/Model_2.ods'#$r_nn_sgd.J66]; ['file:///home/runejen/Dropbox/Skole/Master/Data/Model_3.ods'#$r_nn_sgd.J66]; ['file:///home/runejen/Dropbox/Skole/Master/Data/Model_4.ods'#$r_nn_sgd.J66]; ['file:///home/runejen/Dropbox/Skole/Master/Data/Model_5.ods'#$r_nn_sgd.J66])" office:value-type="percentage" office:value="0.98256917648107" calcext:value-type="percentage">
            <text:p>98.26%</text:p>
          </table:table-cell>
          <table:table-cell table:formula="of:=AVERAGE(['file:///home/runejen/Dropbox/Skole/Master/Data/Model_1.ods'#$r_nn_sgd.K66]; ['file:///home/runejen/Dropbox/Skole/Master/Data/Model_2.ods'#$r_nn_sgd.K66]; ['file:///home/runejen/Dropbox/Skole/Master/Data/Model_3.ods'#$r_nn_sgd.K66]; ['file:///home/runejen/Dropbox/Skole/Master/Data/Model_4.ods'#$r_nn_sgd.K66]; ['file:///home/runejen/Dropbox/Skole/Master/Data/Model_5.ods'#$r_nn_sgd.K66])" office:value-type="float" office:value="96.896" calcext:value-type="float">
            <text:p>96.90</text:p>
          </table:table-cell>
          <table:table-cell table:formula="of:=AVERAGE(['file:///home/runejen/Dropbox/Skole/Master/Data/Model_1.ods'#$r_nn_sgd.L66]; ['file:///home/runejen/Dropbox/Skole/Master/Data/Model_2.ods'#$r_nn_sgd.L66]; ['file:///home/runejen/Dropbox/Skole/Master/Data/Model_3.ods'#$r_nn_sgd.L66]; ['file:///home/runejen/Dropbox/Skole/Master/Data/Model_4.ods'#$r_nn_sgd.L66]; ['file:///home/runejen/Dropbox/Skole/Master/Data/Model_5.ods'#$r_nn_sgd.L66])" office:value-type="float" office:value="98.258" calcext:value-type="float">
            <text:p>98.26</text:p>
          </table:table-cell>
          <table:table-cell table:formula="of:=AVERAGE(['file:///home/runejen/Dropbox/Skole/Master/Data/Model_1.ods'#$r_nn_sgd.M66]; ['file:///home/runejen/Dropbox/Skole/Master/Data/Model_2.ods'#$r_nn_sgd.M66]; ['file:///home/runejen/Dropbox/Skole/Master/Data/Model_3.ods'#$r_nn_sgd.M66]; ['file:///home/runejen/Dropbox/Skole/Master/Data/Model_4.ods'#$r_nn_sgd.M66]; ['file:///home/runejen/Dropbox/Skole/Master/Data/Model_5.ods'#$r_nn_sgd.M66])" office:value-type="float" office:value="97.562" calcext:value-type="float">
            <text:p>97.56</text:p>
          </table:table-cell>
          <table:table-cell table:formula="of:=AVERAGE(['file:///home/runejen/Dropbox/Skole/Master/Data/Model_1.ods'#$r_nn_sgd.N66]; ['file:///home/runejen/Dropbox/Skole/Master/Data/Model_2.ods'#$r_nn_sgd.N66]; ['file:///home/runejen/Dropbox/Skole/Master/Data/Model_3.ods'#$r_nn_sgd.N66]; ['file:///home/runejen/Dropbox/Skole/Master/Data/Model_4.ods'#$r_nn_sgd.N66]; ['file:///home/runejen/Dropbox/Skole/Master/Data/Model_5.ods'#$r_nn_sgd.N66])" office:value-type="float" office:value="94.924" calcext:value-type="float">
            <text:p>94.92</text:p>
          </table:table-cell>
          <table:table-cell table:formula="of:=AVERAGE(['file:///home/runejen/Dropbox/Skole/Master/Data/Model_1.ods'#$r_nn_sgd.O66]; ['file:///home/runejen/Dropbox/Skole/Master/Data/Model_2.ods'#$r_nn_sgd.O66]; ['file:///home/runejen/Dropbox/Skole/Master/Data/Model_3.ods'#$r_nn_sgd.O66]; ['file:///home/runejen/Dropbox/Skole/Master/Data/Model_4.ods'#$r_nn_sgd.O66]; ['file:///home/runejen/Dropbox/Skole/Master/Data/Model_5.ods'#$r_nn_sgd.O66])" office:value-type="float" office:value="94.91" calcext:value-type="float">
            <text:p>94.91</text:p>
          </table:table-cell>
          <table:table-cell table:formula="of:=AVERAGE(['file:///home/runejen/Dropbox/Skole/Master/Data/Model_1.ods'#$r_nn_sgd.P66]; ['file:///home/runejen/Dropbox/Skole/Master/Data/Model_2.ods'#$r_nn_sgd.P66]; ['file:///home/runejen/Dropbox/Skole/Master/Data/Model_3.ods'#$r_nn_sgd.P66]; ['file:///home/runejen/Dropbox/Skole/Master/Data/Model_4.ods'#$r_nn_sgd.P66]; ['file:///home/runejen/Dropbox/Skole/Master/Data/Model_5.ods'#$r_nn_sgd.P66])" office:value-type="float" office:value="95.35" calcext:value-type="float">
            <text:p>95.35</text:p>
          </table:table-cell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formula="of:=AVERAGE(['file:///home/runejen/Dropbox/Skole/Master/Data/Model_1.ods'#$r_nn_sgd.F67]; ['file:///home/runejen/Dropbox/Skole/Master/Data/Model_2.ods'#$r_nn_sgd.F67]; ['file:///home/runejen/Dropbox/Skole/Master/Data/Model_3.ods'#$r_nn_sgd.F67]; ['file:///home/runejen/Dropbox/Skole/Master/Data/Model_4.ods'#$r_nn_sgd.F67]; ['file:///home/runejen/Dropbox/Skole/Master/Data/Model_5.ods'#$r_nn_sgd.F67])" office:value-type="percentage" office:value="0.275791132575823" calcext:value-type="percentage">
            <text:p>27.58%</text:p>
          </table:table-cell>
          <table:table-cell table:formula="of:=AVERAGE(['file:///home/runejen/Dropbox/Skole/Master/Data/Model_1.ods'#$r_nn_sgd.G67]; ['file:///home/runejen/Dropbox/Skole/Master/Data/Model_2.ods'#$r_nn_sgd.G67]; ['file:///home/runejen/Dropbox/Skole/Master/Data/Model_3.ods'#$r_nn_sgd.G67]; ['file:///home/runejen/Dropbox/Skole/Master/Data/Model_4.ods'#$r_nn_sgd.G67]; ['file:///home/runejen/Dropbox/Skole/Master/Data/Model_5.ods'#$r_nn_sgd.G67])" office:value-type="float" office:value="65.81" calcext:value-type="float">
            <text:p>65.81</text:p>
          </table:table-cell>
          <table:table-cell table:formula="of:=AVERAGE(['file:///home/runejen/Dropbox/Skole/Master/Data/Model_1.ods'#$r_nn_sgd.H67]; ['file:///home/runejen/Dropbox/Skole/Master/Data/Model_2.ods'#$r_nn_sgd.H67]; ['file:///home/runejen/Dropbox/Skole/Master/Data/Model_3.ods'#$r_nn_sgd.H67]; ['file:///home/runejen/Dropbox/Skole/Master/Data/Model_4.ods'#$r_nn_sgd.H67]; ['file:///home/runejen/Dropbox/Skole/Master/Data/Model_5.ods'#$r_nn_sgd.H67])" office:value-type="float" office:value="27.582" calcext:value-type="float">
            <text:p>27.58</text:p>
          </table:table-cell>
          <table:table-cell table:formula="of:=AVERAGE(['file:///home/runejen/Dropbox/Skole/Master/Data/Model_1.ods'#$r_nn_sgd.I67]; ['file:///home/runejen/Dropbox/Skole/Master/Data/Model_2.ods'#$r_nn_sgd.I67]; ['file:///home/runejen/Dropbox/Skole/Master/Data/Model_3.ods'#$r_nn_sgd.I67]; ['file:///home/runejen/Dropbox/Skole/Master/Data/Model_4.ods'#$r_nn_sgd.I67]; ['file:///home/runejen/Dropbox/Skole/Master/Data/Model_5.ods'#$r_nn_sgd.I67])" office:value-type="float" office:value="35.382" calcext:value-type="float">
            <text:p>35.38</text:p>
          </table:table-cell>
          <table:table-cell table:formula="of:=AVERAGE(['file:///home/runejen/Dropbox/Skole/Master/Data/Model_1.ods'#$r_nn_sgd.J67]; ['file:///home/runejen/Dropbox/Skole/Master/Data/Model_2.ods'#$r_nn_sgd.J67]; ['file:///home/runejen/Dropbox/Skole/Master/Data/Model_3.ods'#$r_nn_sgd.J67]; ['file:///home/runejen/Dropbox/Skole/Master/Data/Model_4.ods'#$r_nn_sgd.J67]; ['file:///home/runejen/Dropbox/Skole/Master/Data/Model_5.ods'#$r_nn_sgd.J67])" office:value-type="percentage" office:value="0.993805137527689" calcext:value-type="percentage">
            <text:p>99.38%</text:p>
          </table:table-cell>
          <table:table-cell table:formula="of:=AVERAGE(['file:///home/runejen/Dropbox/Skole/Master/Data/Model_1.ods'#$r_nn_sgd.K67]; ['file:///home/runejen/Dropbox/Skole/Master/Data/Model_2.ods'#$r_nn_sgd.K67]; ['file:///home/runejen/Dropbox/Skole/Master/Data/Model_3.ods'#$r_nn_sgd.K67]; ['file:///home/runejen/Dropbox/Skole/Master/Data/Model_4.ods'#$r_nn_sgd.K67]; ['file:///home/runejen/Dropbox/Skole/Master/Data/Model_5.ods'#$r_nn_sgd.K67])" office:value-type="float" office:value="95.97" calcext:value-type="float">
            <text:p>95.97</text:p>
          </table:table-cell>
          <table:table-cell table:formula="of:=AVERAGE(['file:///home/runejen/Dropbox/Skole/Master/Data/Model_1.ods'#$r_nn_sgd.L67]; ['file:///home/runejen/Dropbox/Skole/Master/Data/Model_2.ods'#$r_nn_sgd.L67]; ['file:///home/runejen/Dropbox/Skole/Master/Data/Model_3.ods'#$r_nn_sgd.L67]; ['file:///home/runejen/Dropbox/Skole/Master/Data/Model_4.ods'#$r_nn_sgd.L67]; ['file:///home/runejen/Dropbox/Skole/Master/Data/Model_5.ods'#$r_nn_sgd.L67])" office:value-type="float" office:value="99.378" calcext:value-type="float">
            <text:p>99.38</text:p>
          </table:table-cell>
          <table:table-cell table:formula="of:=AVERAGE(['file:///home/runejen/Dropbox/Skole/Master/Data/Model_1.ods'#$r_nn_sgd.M67]; ['file:///home/runejen/Dropbox/Skole/Master/Data/Model_2.ods'#$r_nn_sgd.M67]; ['file:///home/runejen/Dropbox/Skole/Master/Data/Model_3.ods'#$r_nn_sgd.M67]; ['file:///home/runejen/Dropbox/Skole/Master/Data/Model_4.ods'#$r_nn_sgd.M67]; ['file:///home/runejen/Dropbox/Skole/Master/Data/Model_5.ods'#$r_nn_sgd.M67])" office:value-type="float" office:value="97.634" calcext:value-type="float">
            <text:p>97.63</text:p>
          </table:table-cell>
          <table:table-cell table:formula="of:=AVERAGE(['file:///home/runejen/Dropbox/Skole/Master/Data/Model_1.ods'#$r_nn_sgd.N67]; ['file:///home/runejen/Dropbox/Skole/Master/Data/Model_2.ods'#$r_nn_sgd.N67]; ['file:///home/runejen/Dropbox/Skole/Master/Data/Model_3.ods'#$r_nn_sgd.N67]; ['file:///home/runejen/Dropbox/Skole/Master/Data/Model_4.ods'#$r_nn_sgd.N67]; ['file:///home/runejen/Dropbox/Skole/Master/Data/Model_5.ods'#$r_nn_sgd.N67])" office:value-type="float" office:value="94.278" calcext:value-type="float">
            <text:p>94.28</text:p>
          </table:table-cell>
          <table:table-cell table:formula="of:=AVERAGE(['file:///home/runejen/Dropbox/Skole/Master/Data/Model_1.ods'#$r_nn_sgd.O67]; ['file:///home/runejen/Dropbox/Skole/Master/Data/Model_2.ods'#$r_nn_sgd.O67]; ['file:///home/runejen/Dropbox/Skole/Master/Data/Model_3.ods'#$r_nn_sgd.O67]; ['file:///home/runejen/Dropbox/Skole/Master/Data/Model_4.ods'#$r_nn_sgd.O67]; ['file:///home/runejen/Dropbox/Skole/Master/Data/Model_5.ods'#$r_nn_sgd.O67])" office:value-type="float" office:value="94.558" calcext:value-type="float">
            <text:p>94.56</text:p>
          </table:table-cell>
          <table:table-cell table:formula="of:=AVERAGE(['file:///home/runejen/Dropbox/Skole/Master/Data/Model_1.ods'#$r_nn_sgd.P67]; ['file:///home/runejen/Dropbox/Skole/Master/Data/Model_2.ods'#$r_nn_sgd.P67]; ['file:///home/runejen/Dropbox/Skole/Master/Data/Model_3.ods'#$r_nn_sgd.P67]; ['file:///home/runejen/Dropbox/Skole/Master/Data/Model_4.ods'#$r_nn_sgd.P67]; ['file:///home/runejen/Dropbox/Skole/Master/Data/Model_5.ods'#$r_nn_sgd.P67])" office:value-type="float" office:value="95.446" calcext:value-type="float">
            <text:p>95.45</text:p>
          </table:table-cell>
        </table:table-row>
        <table:table-row table:style-name="ro1" table:number-rows-repeated="10">
          <table:table-cell table:style-name="ce3"/>
          <table:table-cell table:number-columns-repeated="11"/>
        </table:table-row>
        <table:table-row table:style-name="ro1" table:number-rows-repeated="2">
          <table:table-cell/>
          <table:table-cell table:style-name="Default" table:number-columns-repeated="11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table:style-name="Default" table:number-columns-repeated="10"/>
        </table:table-row>
        <table:table-row table:style-name="ro1"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Pos %</text:p>
          </table: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100k</text:p>
          </table:table-cell>
          <table:table-cell table:formula="of:=AVERAGE(['file:///home/runejen/Dropbox/Skole/Master/Data/Model_1.ods'#$rb.$F$15]; ['file:///home/runejen/Dropbox/Skole/Master/Data/Model_2.ods'#$rb.$F$15]; ['file:///home/runejen/Dropbox/Skole/Master/Data/Model_3.ods'#$rb.$F$15]; ['file:///home/runejen/Dropbox/Skole/Master/Data/Model_4.ods'#$rb.$F$15]; ['file:///home/runejen/Dropbox/Skole/Master/Data/Model_5.ods'#$rb.$F$15])" office:value-type="percentage" office:value="0.269009329258473" calcext:value-type="percentage">
            <text:p>26.90%</text:p>
          </table: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200k</text:p>
          </table:table-cell>
          <table:table-cell table:formula="of:=AVERAGE(['file:///home/runejen/Dropbox/Skole/Master/Data/Model_1.ods'#$rb.$F$28]; ['file:///home/runejen/Dropbox/Skole/Master/Data/Model_2.ods'#$rb.$F$28]; ['file:///home/runejen/Dropbox/Skole/Master/Data/Model_3.ods'#$rb.$F$28]; ['file:///home/runejen/Dropbox/Skole/Master/Data/Model_4.ods'#$rb.$F$28]; ['file:///home/runejen/Dropbox/Skole/Master/Data/Model_5.ods'#$rb.$F$28])" office:value-type="percentage" office:value="0.28328674635718" calcext:value-type="percentage">
            <text:p>28.33%</text:p>
          </table: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300k</text:p>
          </table:table-cell>
          <table:table-cell table:formula="of:=AVERAGE(['file:///home/runejen/Dropbox/Skole/Master/Data/Model_1.ods'#$rb.$F$41]; ['file:///home/runejen/Dropbox/Skole/Master/Data/Model_2.ods'#$rb.$F$41]; ['file:///home/runejen/Dropbox/Skole/Master/Data/Model_3.ods'#$rb.$F$41]; ['file:///home/runejen/Dropbox/Skole/Master/Data/Model_4.ods'#$rb.$F$41]; ['file:///home/runejen/Dropbox/Skole/Master/Data/Model_5.ods'#$rb.$F$41])" office:value-type="percentage" office:value="0.277970490592741" calcext:value-type="percentage">
            <text:p>27.80%</text:p>
          </table: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400k</text:p>
          </table:table-cell>
          <table:table-cell table:formula="of:=AVERAGE(['file:///home/runejen/Dropbox/Skole/Master/Data/Model_1.ods'#$rb.$F$54]; ['file:///home/runejen/Dropbox/Skole/Master/Data/Model_2.ods'#$rb.$F$54]; ['file:///home/runejen/Dropbox/Skole/Master/Data/Model_3.ods'#$rb.$F$54]; ['file:///home/runejen/Dropbox/Skole/Master/Data/Model_4.ods'#$rb.$F$54]; ['file:///home/runejen/Dropbox/Skole/Master/Data/Model_5.ods'#$rb.$F$54])" office:value-type="percentage" office:value="0.27630774230705" calcext:value-type="percentage">
            <text:p>27.63%</text:p>
          </table: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500k</text:p>
          </table:table-cell>
          <table:table-cell table:formula="of:=AVERAGE(['file:///home/runejen/Dropbox/Skole/Master/Data/Model_1.ods'#$rb.$F$67]; ['file:///home/runejen/Dropbox/Skole/Master/Data/Model_2.ods'#$rb.$F$67]; ['file:///home/runejen/Dropbox/Skole/Master/Data/Model_3.ods'#$rb.$F$67]; ['file:///home/runejen/Dropbox/Skole/Master/Data/Model_4.ods'#$rb.$F$67]; ['file:///home/runejen/Dropbox/Skole/Master/Data/Model_5.ods'#$rb.$F$67])" office:value-type="percentage" office:value="0.276531706472783" calcext:value-type="percentage">
            <text:p>27.65%</text:p>
          </table:table-cell>
          <table:table-cell table:style-name="Default" table:number-columns-repeated="10"/>
        </table:table-row>
      </table:table>
      <table:table table:name="putaway" table:style-name="ta1" table:print="false">
        <table:shapes>
          <draw:frame draw:z-index="0" draw:style-name="gr1" draw:text-style-name="P1" svg:width="6.5232in" svg:height="4.3in" svg:x="11.0551in" svg:y="0.185in">
            <draw:object draw:notify-on-update-of-ranges="rb.A3:rb.A7 rb.J2:rb.J2 rb.J3:rb.J7 rb.J121:rb.J121 rb.J122:rb.J126 rb.K121:rb.K121 rb.K122:rb.K126 rb.L121:rb.L121 rb.L122:rb.L126 rb.K2:rb.K2 rb.K3:rb.K7 rb.L2:rb.L2 rb.L3:rb.L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number-columns-repeated="3" table:default-cell-style-name="ce5"/>
        <table:table-column table:style-name="co1" table:default-cell-style-name="ce4"/>
        <table:table-column table:style-name="co1" table:number-columns-repeated="6" table:default-cell-style-name="ce5"/>
        <table:table-row table:style-name="ro1">
          <table:table-cell office:value-type="string" calcext:value-type="string">
            <text:p>Plain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Pos %</text:p>
          </table:table-cell>
          <table:table-cell table:style-name="Default" office:value-type="string" calcext:value-type="string">
            <text:p>Pos prec</text:p>
          </table:table-cell>
          <table:table-cell table:style-name="Default" office:value-type="string" calcext:value-type="string">
            <text:p>Pos recall</text:p>
          </table:table-cell>
          <table:table-cell table:style-name="Default" office:value-type="string" calcext:value-type="string">
            <text:p>Pos F1</text:p>
          </table:table-cell>
          <table:table-cell table:style-name="Default" office:value-type="string" calcext:value-type="string">
            <text:p>Neg %</text:p>
          </table:table-cell>
          <table:table-cell table:style-name="Default" office:value-type="string" calcext:value-type="string">
            <text:p>Neg prec</text:p>
          </table:table-cell>
          <table:table-cell table:style-name="Default" office:value-type="string" calcext:value-type="string">
            <text:p>Neg recall</text:p>
          </table:table-cell>
          <table:table-cell table:style-name="Default" office:value-type="string" calcext:value-type="string">
            <text:p>Neg F1</text:p>
          </table:table-cell>
          <table:table-cell table:style-name="Default" office:value-type="string" calcext:value-type="string">
            <text:p>Weighted F1</text:p>
          </table:table-cell>
          <table:table-cell table:style-name="Default" office:value-type="string" calcext:value-type="string">
            <text:p>Weighted Precision</text:p>
          </table:table-cell>
          <table:table-cell table:style-name="Default" office:value-type="string" calcext:value-type="string">
            <text:p>Weighted recall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 table:formula="of:=AVERAGE(['file:///home/runejen/Dropbox/Skole/Master/Data/Model_1.ods'#$plain.$F$15]; ['file:///home/runejen/Dropbox/Skole/Master/Data/Model_2.ods'#$plain.$F$15]; ['file:///home/runejen/Dropbox/Skole/Master/Data/Model_3.ods'#$plain.$F$15]; ['file:///home/runejen/Dropbox/Skole/Master/Data/Model_4.ods'#$plain.$F$15]; ['file:///home/runejen/Dropbox/Skole/Master/Data/Model_5.ods'#$plain.$F$15])" office:value-type="percentage" office:value="0.290810587082944" calcext:value-type="percentage">
            <text:p>29.08%</text:p>
          </table:table-cell>
          <table:table-cell table:formula="of:=AVERAGE(['file:///home/runejen/Dropbox/Skole/Master/Data/Model_1.ods'#$plain.G15]; ['file:///home/runejen/Dropbox/Skole/Master/Data/Model_2.ods'#$plain.G15]; ['file:///home/runejen/Dropbox/Skole/Master/Data/Model_3.ods'#$plain.G15]; ['file:///home/runejen/Dropbox/Skole/Master/Data/Model_4.ods'#$plain.G15]; ['file:///home/runejen/Dropbox/Skole/Master/Data/Model_5.ods'#$plain.G15])" office:value-type="float" office:value="28.5" calcext:value-type="float">
            <text:p>28.50</text:p>
          </table:table-cell>
          <table:table-cell table:formula="of:=AVERAGE(['file:///home/runejen/Dropbox/Skole/Master/Data/Model_1.ods'#$plain.H15]; ['file:///home/runejen/Dropbox/Skole/Master/Data/Model_2.ods'#$plain.H15]; ['file:///home/runejen/Dropbox/Skole/Master/Data/Model_3.ods'#$plain.H15]; ['file:///home/runejen/Dropbox/Skole/Master/Data/Model_4.ods'#$plain.H15]; ['file:///home/runejen/Dropbox/Skole/Master/Data/Model_5.ods'#$plain.H15])" office:value-type="float" office:value="29.082" calcext:value-type="float">
            <text:p>29.08</text:p>
          </table:table-cell>
          <table:table-cell table:formula="of:=AVERAGE(['file:///home/runejen/Dropbox/Skole/Master/Data/Model_1.ods'#$plain.I15]; ['file:///home/runejen/Dropbox/Skole/Master/Data/Model_2.ods'#$plain.I15]; ['file:///home/runejen/Dropbox/Skole/Master/Data/Model_3.ods'#$plain.I15]; ['file:///home/runejen/Dropbox/Skole/Master/Data/Model_4.ods'#$plain.I15]; ['file:///home/runejen/Dropbox/Skole/Master/Data/Model_5.ods'#$plain.I15])" office:value-type="float" office:value="27.522" calcext:value-type="float">
            <text:p>27.52</text:p>
          </table:table-cell>
          <table:table-cell table:formula="of:=AVERAGE(['file:///home/runejen/Dropbox/Skole/Master/Data/Model_1.ods'#$plain.J15]; ['file:///home/runejen/Dropbox/Skole/Master/Data/Model_2.ods'#$plain.J15]; ['file:///home/runejen/Dropbox/Skole/Master/Data/Model_3.ods'#$plain.J15]; ['file:///home/runejen/Dropbox/Skole/Master/Data/Model_4.ods'#$plain.J15]; ['file:///home/runejen/Dropbox/Skole/Master/Data/Model_5.ods'#$plain.J15])" office:value-type="percentage" office:value="0.967607993131015" calcext:value-type="percentage">
            <text:p>96.76%</text:p>
          </table:table-cell>
          <table:table-cell table:formula="of:=AVERAGE(['file:///home/runejen/Dropbox/Skole/Master/Data/Model_1.ods'#$plain.K15]; ['file:///home/runejen/Dropbox/Skole/Master/Data/Model_2.ods'#$plain.K15]; ['file:///home/runejen/Dropbox/Skole/Master/Data/Model_3.ods'#$plain.K15]; ['file:///home/runejen/Dropbox/Skole/Master/Data/Model_4.ods'#$plain.K15]; ['file:///home/runejen/Dropbox/Skole/Master/Data/Model_5.ods'#$plain.K15])" office:value-type="float" office:value="96.19" calcext:value-type="float">
            <text:p>96.19</text:p>
          </table:table-cell>
          <table:table-cell table:formula="of:=AVERAGE(['file:///home/runejen/Dropbox/Skole/Master/Data/Model_1.ods'#$plain.L15]; ['file:///home/runejen/Dropbox/Skole/Master/Data/Model_2.ods'#$plain.L15]; ['file:///home/runejen/Dropbox/Skole/Master/Data/Model_3.ods'#$plain.L15]; ['file:///home/runejen/Dropbox/Skole/Master/Data/Model_4.ods'#$plain.L15]; ['file:///home/runejen/Dropbox/Skole/Master/Data/Model_5.ods'#$plain.L15])" office:value-type="float" office:value="96.762" calcext:value-type="float">
            <text:p>96.76</text:p>
          </table:table-cell>
          <table:table-cell table:formula="of:=AVERAGE(['file:///home/runejen/Dropbox/Skole/Master/Data/Model_1.ods'#$plain.M15]; ['file:///home/runejen/Dropbox/Skole/Master/Data/Model_2.ods'#$plain.M15]; ['file:///home/runejen/Dropbox/Skole/Master/Data/Model_3.ods'#$plain.M15]; ['file:///home/runejen/Dropbox/Skole/Master/Data/Model_4.ods'#$plain.M15]; ['file:///home/runejen/Dropbox/Skole/Master/Data/Model_5.ods'#$plain.M15])" office:value-type="float" office:value="96.46" calcext:value-type="float">
            <text:p>96.46</text:p>
          </table:table-cell>
          <table:table-cell table:formula="of:=AVERAGE(['file:///home/runejen/Dropbox/Skole/Master/Data/Model_1.ods'#$plain.N15]; ['file:///home/runejen/Dropbox/Skole/Master/Data/Model_2.ods'#$plain.N15]; ['file:///home/runejen/Dropbox/Skole/Master/Data/Model_3.ods'#$plain.N15]; ['file:///home/runejen/Dropbox/Skole/Master/Data/Model_4.ods'#$plain.N15]; ['file:///home/runejen/Dropbox/Skole/Master/Data/Model_5.ods'#$plain.N15])" office:value-type="float" office:value="92.948" calcext:value-type="float">
            <text:p>92.95</text:p>
          </table:table-cell>
          <table:table-cell table:formula="of:=AVERAGE(['file:///home/runejen/Dropbox/Skole/Master/Data/Model_1.ods'#$plain.O15]; ['file:///home/runejen/Dropbox/Skole/Master/Data/Model_2.ods'#$plain.O15]; ['file:///home/runejen/Dropbox/Skole/Master/Data/Model_3.ods'#$plain.O15]; ['file:///home/runejen/Dropbox/Skole/Master/Data/Model_4.ods'#$plain.O15]; ['file:///home/runejen/Dropbox/Skole/Master/Data/Model_5.ods'#$plain.O15])" office:value-type="float" office:value="92.77" calcext:value-type="float">
            <text:p>92.77</text:p>
          </table:table-cell>
          <table:table-cell table:formula="of:=AVERAGE(['file:///home/runejen/Dropbox/Skole/Master/Data/Model_1.ods'#$plain.P15]; ['file:///home/runejen/Dropbox/Skole/Master/Data/Model_2.ods'#$plain.P15]; ['file:///home/runejen/Dropbox/Skole/Master/Data/Model_3.ods'#$plain.P15]; ['file:///home/runejen/Dropbox/Skole/Master/Data/Model_4.ods'#$plain.P15]; ['file:///home/runejen/Dropbox/Skole/Master/Data/Model_5.ods'#$plain.P15])" office:value-type="float" office:value="93.28" calcext:value-type="float">
            <text:p>93.28</text:p>
          </table:table-cell>
        </table:table-row>
        <table:table-row table:style-name="ro1">
          <table:table-cell office:value-type="string" calcext:value-type="string">
            <text:p>200k</text:p>
          </table:table-cell>
          <table:table-cell table:formula="of:=AVERAGE(['file:///home/runejen/Dropbox/Skole/Master/Data/Model_1.ods'#$plain.$F$28]; ['file:///home/runejen/Dropbox/Skole/Master/Data/Model_2.ods'#$plain.$F$28]; ['file:///home/runejen/Dropbox/Skole/Master/Data/Model_3.ods'#$plain.$F$28]; ['file:///home/runejen/Dropbox/Skole/Master/Data/Model_4.ods'#$plain.$F$28]; ['file:///home/runejen/Dropbox/Skole/Master/Data/Model_5.ods'#$plain.$F$28])" office:value-type="percentage" office:value="0.265987371953595" calcext:value-type="percentage">
            <text:p>26.60%</text:p>
          </table:table-cell>
          <table:table-cell table:formula="of:=AVERAGE(['file:///home/runejen/Dropbox/Skole/Master/Data/Model_1.ods'#$plain.G28]; ['file:///home/runejen/Dropbox/Skole/Master/Data/Model_2.ods'#$plain.G28]; ['file:///home/runejen/Dropbox/Skole/Master/Data/Model_3.ods'#$plain.G28]; ['file:///home/runejen/Dropbox/Skole/Master/Data/Model_4.ods'#$plain.G28]; ['file:///home/runejen/Dropbox/Skole/Master/Data/Model_5.ods'#$plain.G28])" office:value-type="float" office:value="31.27" calcext:value-type="float">
            <text:p>31.27</text:p>
          </table:table-cell>
          <table:table-cell table:formula="of:=AVERAGE(['file:///home/runejen/Dropbox/Skole/Master/Data/Model_1.ods'#$plain.H28]; ['file:///home/runejen/Dropbox/Skole/Master/Data/Model_2.ods'#$plain.H28]; ['file:///home/runejen/Dropbox/Skole/Master/Data/Model_3.ods'#$plain.H28]; ['file:///home/runejen/Dropbox/Skole/Master/Data/Model_4.ods'#$plain.H28]; ['file:///home/runejen/Dropbox/Skole/Master/Data/Model_5.ods'#$plain.H28])" office:value-type="float" office:value="26.598" calcext:value-type="float">
            <text:p>26.60</text:p>
          </table:table-cell>
          <table:table-cell table:formula="of:=AVERAGE(['file:///home/runejen/Dropbox/Skole/Master/Data/Model_1.ods'#$plain.I28]; ['file:///home/runejen/Dropbox/Skole/Master/Data/Model_2.ods'#$plain.I28]; ['file:///home/runejen/Dropbox/Skole/Master/Data/Model_3.ods'#$plain.I28]; ['file:///home/runejen/Dropbox/Skole/Master/Data/Model_4.ods'#$plain.I28]; ['file:///home/runejen/Dropbox/Skole/Master/Data/Model_5.ods'#$plain.I28])" office:value-type="float" office:value="28.03" calcext:value-type="float">
            <text:p>28.03</text:p>
          </table:table-cell>
          <table:table-cell table:formula="of:=AVERAGE(['file:///home/runejen/Dropbox/Skole/Master/Data/Model_1.ods'#$plain.J28]; ['file:///home/runejen/Dropbox/Skole/Master/Data/Model_2.ods'#$plain.J28]; ['file:///home/runejen/Dropbox/Skole/Master/Data/Model_3.ods'#$plain.J28]; ['file:///home/runejen/Dropbox/Skole/Master/Data/Model_4.ods'#$plain.J28]; ['file:///home/runejen/Dropbox/Skole/Master/Data/Model_5.ods'#$plain.J28])" office:value-type="percentage" office:value="0.980150049935746" calcext:value-type="percentage">
            <text:p>98.02%</text:p>
          </table:table-cell>
          <table:table-cell table:formula="of:=AVERAGE(['file:///home/runejen/Dropbox/Skole/Master/Data/Model_1.ods'#$plain.K28]; ['file:///home/runejen/Dropbox/Skole/Master/Data/Model_2.ods'#$plain.K28]; ['file:///home/runejen/Dropbox/Skole/Master/Data/Model_3.ods'#$plain.K28]; ['file:///home/runejen/Dropbox/Skole/Master/Data/Model_4.ods'#$plain.K28]; ['file:///home/runejen/Dropbox/Skole/Master/Data/Model_5.ods'#$plain.K28])" office:value-type="float" office:value="96.124" calcext:value-type="float">
            <text:p>96.12</text:p>
          </table:table-cell>
          <table:table-cell table:formula="of:=AVERAGE(['file:///home/runejen/Dropbox/Skole/Master/Data/Model_1.ods'#$plain.L28]; ['file:///home/runejen/Dropbox/Skole/Master/Data/Model_2.ods'#$plain.L28]; ['file:///home/runejen/Dropbox/Skole/Master/Data/Model_3.ods'#$plain.L28]; ['file:///home/runejen/Dropbox/Skole/Master/Data/Model_4.ods'#$plain.L28]; ['file:///home/runejen/Dropbox/Skole/Master/Data/Model_5.ods'#$plain.L28])" office:value-type="float" office:value="98.014" calcext:value-type="float">
            <text:p>98.01</text:p>
          </table:table-cell>
          <table:table-cell table:formula="of:=AVERAGE(['file:///home/runejen/Dropbox/Skole/Master/Data/Model_1.ods'#$plain.M28]; ['file:///home/runejen/Dropbox/Skole/Master/Data/Model_2.ods'#$plain.M28]; ['file:///home/runejen/Dropbox/Skole/Master/Data/Model_3.ods'#$plain.M28]; ['file:///home/runejen/Dropbox/Skole/Master/Data/Model_4.ods'#$plain.M28]; ['file:///home/runejen/Dropbox/Skole/Master/Data/Model_5.ods'#$plain.M28])" office:value-type="float" office:value="97.05" calcext:value-type="float">
            <text:p>97.05</text:p>
          </table:table-cell>
          <table:table-cell table:formula="of:=AVERAGE(['file:///home/runejen/Dropbox/Skole/Master/Data/Model_1.ods'#$plain.N28]; ['file:///home/runejen/Dropbox/Skole/Master/Data/Model_2.ods'#$plain.N28]; ['file:///home/runejen/Dropbox/Skole/Master/Data/Model_3.ods'#$plain.N28]; ['file:///home/runejen/Dropbox/Skole/Master/Data/Model_4.ods'#$plain.N28]; ['file:///home/runejen/Dropbox/Skole/Master/Data/Model_5.ods'#$plain.N28])" office:value-type="float" office:value="93.514" calcext:value-type="float">
            <text:p>93.51</text:p>
          </table:table-cell>
          <table:table-cell table:formula="of:=AVERAGE(['file:///home/runejen/Dropbox/Skole/Master/Data/Model_1.ods'#$plain.O28]; ['file:///home/runejen/Dropbox/Skole/Master/Data/Model_2.ods'#$plain.O28]; ['file:///home/runejen/Dropbox/Skole/Master/Data/Model_3.ods'#$plain.O28]; ['file:///home/runejen/Dropbox/Skole/Master/Data/Model_4.ods'#$plain.O28]; ['file:///home/runejen/Dropbox/Skole/Master/Data/Model_5.ods'#$plain.O28])" office:value-type="float" office:value="92.804" calcext:value-type="float">
            <text:p>92.80</text:p>
          </table:table-cell>
          <table:table-cell table:formula="of:=AVERAGE(['file:///home/runejen/Dropbox/Skole/Master/Data/Model_1.ods'#$plain.P28]; ['file:///home/runejen/Dropbox/Skole/Master/Data/Model_2.ods'#$plain.P28]; ['file:///home/runejen/Dropbox/Skole/Master/Data/Model_3.ods'#$plain.P28]; ['file:///home/runejen/Dropbox/Skole/Master/Data/Model_4.ods'#$plain.P28]; ['file:///home/runejen/Dropbox/Skole/Master/Data/Model_5.ods'#$plain.P28])" office:value-type="float" office:value="94.358" calcext:value-type="float">
            <text:p>94.36</text:p>
          </table:table-cell>
        </table:table-row>
        <table:table-row table:style-name="ro1">
          <table:table-cell office:value-type="string" calcext:value-type="string">
            <text:p>300k</text:p>
          </table:table-cell>
          <table:table-cell table:formula="of:=AVERAGE(['file:///home/runejen/Dropbox/Skole/Master/Data/Model_1.ods'#$plain.$F$41]; ['file:///home/runejen/Dropbox/Skole/Master/Data/Model_2.ods'#$plain.$F$41]; ['file:///home/runejen/Dropbox/Skole/Master/Data/Model_3.ods'#$plain.$F$41]; ['file:///home/runejen/Dropbox/Skole/Master/Data/Model_4.ods'#$plain.$F$41]; ['file:///home/runejen/Dropbox/Skole/Master/Data/Model_5.ods'#$plain.$F$41])" office:value-type="percentage" office:value="0.261641929444318" calcext:value-type="percentage">
            <text:p>26.16%</text:p>
          </table:table-cell>
          <table:table-cell table:formula="of:=AVERAGE(['file:///home/runejen/Dropbox/Skole/Master/Data/Model_1.ods'#$plain.G41]; ['file:///home/runejen/Dropbox/Skole/Master/Data/Model_2.ods'#$plain.G41]; ['file:///home/runejen/Dropbox/Skole/Master/Data/Model_3.ods'#$plain.G41]; ['file:///home/runejen/Dropbox/Skole/Master/Data/Model_4.ods'#$plain.G41]; ['file:///home/runejen/Dropbox/Skole/Master/Data/Model_5.ods'#$plain.G41])" office:value-type="float" office:value="31.502" calcext:value-type="float">
            <text:p>31.50</text:p>
          </table:table-cell>
          <table:table-cell table:formula="of:=AVERAGE(['file:///home/runejen/Dropbox/Skole/Master/Data/Model_1.ods'#$plain.H41]; ['file:///home/runejen/Dropbox/Skole/Master/Data/Model_2.ods'#$plain.H41]; ['file:///home/runejen/Dropbox/Skole/Master/Data/Model_3.ods'#$plain.H41]; ['file:///home/runejen/Dropbox/Skole/Master/Data/Model_4.ods'#$plain.H41]; ['file:///home/runejen/Dropbox/Skole/Master/Data/Model_5.ods'#$plain.H41])" office:value-type="float" office:value="26.162" calcext:value-type="float">
            <text:p>26.16</text:p>
          </table:table-cell>
          <table:table-cell table:formula="of:=AVERAGE(['file:///home/runejen/Dropbox/Skole/Master/Data/Model_1.ods'#$plain.I41]; ['file:///home/runejen/Dropbox/Skole/Master/Data/Model_2.ods'#$plain.I41]; ['file:///home/runejen/Dropbox/Skole/Master/Data/Model_3.ods'#$plain.I41]; ['file:///home/runejen/Dropbox/Skole/Master/Data/Model_4.ods'#$plain.I41]; ['file:///home/runejen/Dropbox/Skole/Master/Data/Model_5.ods'#$plain.I41])" office:value-type="float" office:value="27.734" calcext:value-type="float">
            <text:p>27.73</text:p>
          </table:table-cell>
          <table:table-cell table:formula="of:=AVERAGE(['file:///home/runejen/Dropbox/Skole/Master/Data/Model_1.ods'#$plain.J41]; ['file:///home/runejen/Dropbox/Skole/Master/Data/Model_2.ods'#$plain.J41]; ['file:///home/runejen/Dropbox/Skole/Master/Data/Model_3.ods'#$plain.J41]; ['file:///home/runejen/Dropbox/Skole/Master/Data/Model_4.ods'#$plain.J41]; ['file:///home/runejen/Dropbox/Skole/Master/Data/Model_5.ods'#$plain.J41])" office:value-type="percentage" office:value="0.9815320211343" calcext:value-type="percentage">
            <text:p>98.15%</text:p>
          </table:table-cell>
          <table:table-cell table:formula="of:=AVERAGE(['file:///home/runejen/Dropbox/Skole/Master/Data/Model_1.ods'#$plain.K41]; ['file:///home/runejen/Dropbox/Skole/Master/Data/Model_2.ods'#$plain.K41]; ['file:///home/runejen/Dropbox/Skole/Master/Data/Model_3.ods'#$plain.K41]; ['file:///home/runejen/Dropbox/Skole/Master/Data/Model_4.ods'#$plain.K41]; ['file:///home/runejen/Dropbox/Skole/Master/Data/Model_5.ods'#$plain.K41])" office:value-type="float" office:value="96.104" calcext:value-type="float">
            <text:p>96.10</text:p>
          </table:table-cell>
          <table:table-cell table:formula="of:=AVERAGE(['file:///home/runejen/Dropbox/Skole/Master/Data/Model_1.ods'#$plain.L41]; ['file:///home/runejen/Dropbox/Skole/Master/Data/Model_2.ods'#$plain.L41]; ['file:///home/runejen/Dropbox/Skole/Master/Data/Model_3.ods'#$plain.L41]; ['file:///home/runejen/Dropbox/Skole/Master/Data/Model_4.ods'#$plain.L41]; ['file:///home/runejen/Dropbox/Skole/Master/Data/Model_5.ods'#$plain.L41])" office:value-type="float" office:value="98.152" calcext:value-type="float">
            <text:p>98.15</text:p>
          </table:table-cell>
          <table:table-cell table:formula="of:=AVERAGE(['file:///home/runejen/Dropbox/Skole/Master/Data/Model_1.ods'#$plain.M41]; ['file:///home/runejen/Dropbox/Skole/Master/Data/Model_2.ods'#$plain.M41]; ['file:///home/runejen/Dropbox/Skole/Master/Data/Model_3.ods'#$plain.M41]; ['file:///home/runejen/Dropbox/Skole/Master/Data/Model_4.ods'#$plain.M41]; ['file:///home/runejen/Dropbox/Skole/Master/Data/Model_5.ods'#$plain.M41])" office:value-type="float" office:value="97.11" calcext:value-type="float">
            <text:p>97.11</text:p>
          </table:table-cell>
          <table:table-cell table:formula="of:=AVERAGE(['file:///home/runejen/Dropbox/Skole/Master/Data/Model_1.ods'#$plain.N41]; ['file:///home/runejen/Dropbox/Skole/Master/Data/Model_2.ods'#$plain.N41]; ['file:///home/runejen/Dropbox/Skole/Master/Data/Model_3.ods'#$plain.N41]; ['file:///home/runejen/Dropbox/Skole/Master/Data/Model_4.ods'#$plain.N41]; ['file:///home/runejen/Dropbox/Skole/Master/Data/Model_5.ods'#$plain.N41])" office:value-type="float" office:value="93.564" calcext:value-type="float">
            <text:p>93.56</text:p>
          </table:table-cell>
          <table:table-cell table:formula="of:=AVERAGE(['file:///home/runejen/Dropbox/Skole/Master/Data/Model_1.ods'#$plain.O41]; ['file:///home/runejen/Dropbox/Skole/Master/Data/Model_2.ods'#$plain.O41]; ['file:///home/runejen/Dropbox/Skole/Master/Data/Model_3.ods'#$plain.O41]; ['file:///home/runejen/Dropbox/Skole/Master/Data/Model_4.ods'#$plain.O41]; ['file:///home/runejen/Dropbox/Skole/Master/Data/Model_5.ods'#$plain.O41])" office:value-type="float" office:value="92.814" calcext:value-type="float">
            <text:p>92.81</text:p>
          </table:table-cell>
          <table:table-cell table:formula="of:=AVERAGE(['file:///home/runejen/Dropbox/Skole/Master/Data/Model_1.ods'#$plain.P41]; ['file:///home/runejen/Dropbox/Skole/Master/Data/Model_2.ods'#$plain.P41]; ['file:///home/runejen/Dropbox/Skole/Master/Data/Model_3.ods'#$plain.P41]; ['file:///home/runejen/Dropbox/Skole/Master/Data/Model_4.ods'#$plain.P41]; ['file:///home/runejen/Dropbox/Skole/Master/Data/Model_5.ods'#$plain.P41])" office:value-type="float" office:value="94.466" calcext:value-type="float">
            <text:p>94.47</text:p>
          </table:table-cell>
        </table:table-row>
        <table:table-row table:style-name="ro1">
          <table:table-cell office:value-type="string" calcext:value-type="string">
            <text:p>400k</text:p>
          </table:table-cell>
          <table:table-cell table:formula="of:=AVERAGE(['file:///home/runejen/Dropbox/Skole/Master/Data/Model_1.ods'#$plain.$F$54]; ['file:///home/runejen/Dropbox/Skole/Master/Data/Model_2.ods'#$plain.$F$54]; ['file:///home/runejen/Dropbox/Skole/Master/Data/Model_3.ods'#$plain.$F$54]; ['file:///home/runejen/Dropbox/Skole/Master/Data/Model_4.ods'#$plain.$F$54]; ['file:///home/runejen/Dropbox/Skole/Master/Data/Model_5.ods'#$plain.$F$54])" office:value-type="percentage" office:value="0.263144439476846" calcext:value-type="percentage">
            <text:p>26.31%</text:p>
          </table:table-cell>
          <table:table-cell table:formula="of:=AVERAGE(['file:///home/runejen/Dropbox/Skole/Master/Data/Model_1.ods'#$plain.G54]; ['file:///home/runejen/Dropbox/Skole/Master/Data/Model_2.ods'#$plain.G54]; ['file:///home/runejen/Dropbox/Skole/Master/Data/Model_3.ods'#$plain.G54]; ['file:///home/runejen/Dropbox/Skole/Master/Data/Model_4.ods'#$plain.G54]; ['file:///home/runejen/Dropbox/Skole/Master/Data/Model_5.ods'#$plain.G54])" office:value-type="float" office:value="31.64" calcext:value-type="float">
            <text:p>31.64</text:p>
          </table:table-cell>
          <table:table-cell table:formula="of:=AVERAGE(['file:///home/runejen/Dropbox/Skole/Master/Data/Model_1.ods'#$plain.H54]; ['file:///home/runejen/Dropbox/Skole/Master/Data/Model_2.ods'#$plain.H54]; ['file:///home/runejen/Dropbox/Skole/Master/Data/Model_3.ods'#$plain.H54]; ['file:///home/runejen/Dropbox/Skole/Master/Data/Model_4.ods'#$plain.H54]; ['file:///home/runejen/Dropbox/Skole/Master/Data/Model_5.ods'#$plain.H54])" office:value-type="float" office:value="26.314" calcext:value-type="float">
            <text:p>26.31</text:p>
          </table:table-cell>
          <table:table-cell table:formula="of:=AVERAGE(['file:///home/runejen/Dropbox/Skole/Master/Data/Model_1.ods'#$plain.I54]; ['file:///home/runejen/Dropbox/Skole/Master/Data/Model_2.ods'#$plain.I54]; ['file:///home/runejen/Dropbox/Skole/Master/Data/Model_3.ods'#$plain.I54]; ['file:///home/runejen/Dropbox/Skole/Master/Data/Model_4.ods'#$plain.I54]; ['file:///home/runejen/Dropbox/Skole/Master/Data/Model_5.ods'#$plain.I54])" office:value-type="float" office:value="27.846" calcext:value-type="float">
            <text:p>27.85</text:p>
          </table:table-cell>
          <table:table-cell table:formula="of:=AVERAGE(['file:///home/runejen/Dropbox/Skole/Master/Data/Model_1.ods'#$plain.J54]; ['file:///home/runejen/Dropbox/Skole/Master/Data/Model_2.ods'#$plain.J54]; ['file:///home/runejen/Dropbox/Skole/Master/Data/Model_3.ods'#$plain.J54]; ['file:///home/runejen/Dropbox/Skole/Master/Data/Model_4.ods'#$plain.J54]; ['file:///home/runejen/Dropbox/Skole/Master/Data/Model_5.ods'#$plain.J54])" office:value-type="percentage" office:value="0.981461861196865" calcext:value-type="percentage">
            <text:p>98.15%</text:p>
          </table:table-cell>
          <table:table-cell table:formula="of:=AVERAGE(['file:///home/runejen/Dropbox/Skole/Master/Data/Model_1.ods'#$plain.K54]; ['file:///home/runejen/Dropbox/Skole/Master/Data/Model_2.ods'#$plain.K54]; ['file:///home/runejen/Dropbox/Skole/Master/Data/Model_3.ods'#$plain.K54]; ['file:///home/runejen/Dropbox/Skole/Master/Data/Model_4.ods'#$plain.K54]; ['file:///home/runejen/Dropbox/Skole/Master/Data/Model_5.ods'#$plain.K54])" office:value-type="float" office:value="96.11" calcext:value-type="float">
            <text:p>96.11</text:p>
          </table:table-cell>
          <table:table-cell table:formula="of:=AVERAGE(['file:///home/runejen/Dropbox/Skole/Master/Data/Model_1.ods'#$plain.L54]; ['file:///home/runejen/Dropbox/Skole/Master/Data/Model_2.ods'#$plain.L54]; ['file:///home/runejen/Dropbox/Skole/Master/Data/Model_3.ods'#$plain.L54]; ['file:///home/runejen/Dropbox/Skole/Master/Data/Model_4.ods'#$plain.L54]; ['file:///home/runejen/Dropbox/Skole/Master/Data/Model_5.ods'#$plain.L54])" office:value-type="float" office:value="98.146" calcext:value-type="float">
            <text:p>98.15</text:p>
          </table:table-cell>
          <table:table-cell table:formula="of:=AVERAGE(['file:///home/runejen/Dropbox/Skole/Master/Data/Model_1.ods'#$plain.M54]; ['file:///home/runejen/Dropbox/Skole/Master/Data/Model_2.ods'#$plain.M54]; ['file:///home/runejen/Dropbox/Skole/Master/Data/Model_3.ods'#$plain.M54]; ['file:///home/runejen/Dropbox/Skole/Master/Data/Model_4.ods'#$plain.M54]; ['file:///home/runejen/Dropbox/Skole/Master/Data/Model_5.ods'#$plain.M54])" office:value-type="float" office:value="97.108" calcext:value-type="float">
            <text:p>97.11</text:p>
          </table:table-cell>
          <table:table-cell table:formula="of:=AVERAGE(['file:///home/runejen/Dropbox/Skole/Master/Data/Model_1.ods'#$plain.N54]; ['file:///home/runejen/Dropbox/Skole/Master/Data/Model_2.ods'#$plain.N54]; ['file:///home/runejen/Dropbox/Skole/Master/Data/Model_3.ods'#$plain.N54]; ['file:///home/runejen/Dropbox/Skole/Master/Data/Model_4.ods'#$plain.N54]; ['file:///home/runejen/Dropbox/Skole/Master/Data/Model_5.ods'#$plain.N54])" office:value-type="float" office:value="93.566" calcext:value-type="float">
            <text:p>93.57</text:p>
          </table:table-cell>
          <table:table-cell table:formula="of:=AVERAGE(['file:///home/runejen/Dropbox/Skole/Master/Data/Model_1.ods'#$plain.O54]; ['file:///home/runejen/Dropbox/Skole/Master/Data/Model_2.ods'#$plain.O54]; ['file:///home/runejen/Dropbox/Skole/Master/Data/Model_3.ods'#$plain.O54]; ['file:///home/runejen/Dropbox/Skole/Master/Data/Model_4.ods'#$plain.O54]; ['file:///home/runejen/Dropbox/Skole/Master/Data/Model_5.ods'#$plain.O54])" office:value-type="float" office:value="92.826" calcext:value-type="float">
            <text:p>92.83</text:p>
          </table:table-cell>
          <table:table-cell table:formula="of:=AVERAGE(['file:///home/runejen/Dropbox/Skole/Master/Data/Model_1.ods'#$plain.P54]; ['file:///home/runejen/Dropbox/Skole/Master/Data/Model_2.ods'#$plain.P54]; ['file:///home/runejen/Dropbox/Skole/Master/Data/Model_3.ods'#$plain.P54]; ['file:///home/runejen/Dropbox/Skole/Master/Data/Model_4.ods'#$plain.P54]; ['file:///home/runejen/Dropbox/Skole/Master/Data/Model_5.ods'#$plain.P54])" office:value-type="float" office:value="94.466" calcext:value-type="float">
            <text:p>94.47</text:p>
          </table:table-cell>
        </table:table-row>
        <table:table-row table:style-name="ro1">
          <table:table-cell office:value-type="string" calcext:value-type="string">
            <text:p>500k</text:p>
          </table:table-cell>
          <table:table-cell table:formula="of:=AVERAGE(['file:///home/runejen/Dropbox/Skole/Master/Data/Model_1.ods'#$plain.$F$67]; ['file:///home/runejen/Dropbox/Skole/Master/Data/Model_2.ods'#$plain.$F$67]; ['file:///home/runejen/Dropbox/Skole/Master/Data/Model_3.ods'#$plain.$F$67]; ['file:///home/runejen/Dropbox/Skole/Master/Data/Model_4.ods'#$plain.$F$67]; ['file:///home/runejen/Dropbox/Skole/Master/Data/Model_5.ods'#$plain.$F$67])" office:value-type="percentage" office:value="0.262947539602526" calcext:value-type="percentage">
            <text:p>26.29%</text:p>
          </table:table-cell>
          <table:table-cell table:formula="of:=AVERAGE(['file:///home/runejen/Dropbox/Skole/Master/Data/Model_1.ods'#$plain.G67]; ['file:///home/runejen/Dropbox/Skole/Master/Data/Model_2.ods'#$plain.G67]; ['file:///home/runejen/Dropbox/Skole/Master/Data/Model_3.ods'#$plain.G67]; ['file:///home/runejen/Dropbox/Skole/Master/Data/Model_4.ods'#$plain.G67]; ['file:///home/runejen/Dropbox/Skole/Master/Data/Model_5.ods'#$plain.G67])" office:value-type="float" office:value="31.598" calcext:value-type="float">
            <text:p>31.60</text:p>
          </table:table-cell>
          <table:table-cell table:formula="of:=AVERAGE(['file:///home/runejen/Dropbox/Skole/Master/Data/Model_1.ods'#$plain.H67]; ['file:///home/runejen/Dropbox/Skole/Master/Data/Model_2.ods'#$plain.H67]; ['file:///home/runejen/Dropbox/Skole/Master/Data/Model_3.ods'#$plain.H67]; ['file:///home/runejen/Dropbox/Skole/Master/Data/Model_4.ods'#$plain.H67]; ['file:///home/runejen/Dropbox/Skole/Master/Data/Model_5.ods'#$plain.H67])" office:value-type="float" office:value="26.294" calcext:value-type="float">
            <text:p>26.29</text:p>
          </table:table-cell>
          <table:table-cell table:formula="of:=AVERAGE(['file:///home/runejen/Dropbox/Skole/Master/Data/Model_1.ods'#$plain.I67]; ['file:///home/runejen/Dropbox/Skole/Master/Data/Model_2.ods'#$plain.I67]; ['file:///home/runejen/Dropbox/Skole/Master/Data/Model_3.ods'#$plain.I67]; ['file:///home/runejen/Dropbox/Skole/Master/Data/Model_4.ods'#$plain.I67]; ['file:///home/runejen/Dropbox/Skole/Master/Data/Model_5.ods'#$plain.I67])" office:value-type="float" office:value="27.846" calcext:value-type="float">
            <text:p>27.85</text:p>
          </table:table-cell>
          <table:table-cell table:formula="of:=AVERAGE(['file:///home/runejen/Dropbox/Skole/Master/Data/Model_1.ods'#$plain.J67]; ['file:///home/runejen/Dropbox/Skole/Master/Data/Model_2.ods'#$plain.J67]; ['file:///home/runejen/Dropbox/Skole/Master/Data/Model_3.ods'#$plain.J67]; ['file:///home/runejen/Dropbox/Skole/Master/Data/Model_4.ods'#$plain.J67]; ['file:///home/runejen/Dropbox/Skole/Master/Data/Model_5.ods'#$plain.J67])" office:value-type="percentage" office:value="0.981404700533919" calcext:value-type="percentage">
            <text:p>98.14%</text:p>
          </table:table-cell>
          <table:table-cell table:formula="of:=AVERAGE(['file:///home/runejen/Dropbox/Skole/Master/Data/Model_1.ods'#$plain.K67]; ['file:///home/runejen/Dropbox/Skole/Master/Data/Model_2.ods'#$plain.K67]; ['file:///home/runejen/Dropbox/Skole/Master/Data/Model_3.ods'#$plain.K67]; ['file:///home/runejen/Dropbox/Skole/Master/Data/Model_4.ods'#$plain.K67]; ['file:///home/runejen/Dropbox/Skole/Master/Data/Model_5.ods'#$plain.K67])" office:value-type="float" office:value="96.108" calcext:value-type="float">
            <text:p>96.11</text:p>
          </table:table-cell>
          <table:table-cell table:formula="of:=AVERAGE(['file:///home/runejen/Dropbox/Skole/Master/Data/Model_1.ods'#$plain.L67]; ['file:///home/runejen/Dropbox/Skole/Master/Data/Model_2.ods'#$plain.L67]; ['file:///home/runejen/Dropbox/Skole/Master/Data/Model_3.ods'#$plain.L67]; ['file:///home/runejen/Dropbox/Skole/Master/Data/Model_4.ods'#$plain.L67]; ['file:///home/runejen/Dropbox/Skole/Master/Data/Model_5.ods'#$plain.L67])" office:value-type="float" office:value="98.14" calcext:value-type="float">
            <text:p>98.14</text:p>
          </table:table-cell>
          <table:table-cell table:formula="of:=AVERAGE(['file:///home/runejen/Dropbox/Skole/Master/Data/Model_1.ods'#$plain.M67]; ['file:///home/runejen/Dropbox/Skole/Master/Data/Model_2.ods'#$plain.M67]; ['file:///home/runejen/Dropbox/Skole/Master/Data/Model_3.ods'#$plain.M67]; ['file:///home/runejen/Dropbox/Skole/Master/Data/Model_4.ods'#$plain.M67]; ['file:///home/runejen/Dropbox/Skole/Master/Data/Model_5.ods'#$plain.M67])" office:value-type="float" office:value="97.104" calcext:value-type="float">
            <text:p>97.10</text:p>
          </table:table-cell>
          <table:table-cell table:formula="of:=AVERAGE(['file:///home/runejen/Dropbox/Skole/Master/Data/Model_1.ods'#$plain.N67]; ['file:///home/runejen/Dropbox/Skole/Master/Data/Model_2.ods'#$plain.N67]; ['file:///home/runejen/Dropbox/Skole/Master/Data/Model_3.ods'#$plain.N67]; ['file:///home/runejen/Dropbox/Skole/Master/Data/Model_4.ods'#$plain.N67]; ['file:///home/runejen/Dropbox/Skole/Master/Data/Model_5.ods'#$plain.N67])" office:value-type="float" office:value="93.562" calcext:value-type="float">
            <text:p>93.56</text:p>
          </table:table-cell>
          <table:table-cell table:formula="of:=AVERAGE(['file:///home/runejen/Dropbox/Skole/Master/Data/Model_1.ods'#$plain.O67]; ['file:///home/runejen/Dropbox/Skole/Master/Data/Model_2.ods'#$plain.O67]; ['file:///home/runejen/Dropbox/Skole/Master/Data/Model_3.ods'#$plain.O67]; ['file:///home/runejen/Dropbox/Skole/Master/Data/Model_4.ods'#$plain.O67]; ['file:///home/runejen/Dropbox/Skole/Master/Data/Model_5.ods'#$plain.O67])" office:value-type="float" office:value="92.82" calcext:value-type="float">
            <text:p>92.82</text:p>
          </table:table-cell>
          <table:table-cell table:formula="of:=AVERAGE(['file:///home/runejen/Dropbox/Skole/Master/Data/Model_1.ods'#$plain.P67]; ['file:///home/runejen/Dropbox/Skole/Master/Data/Model_2.ods'#$plain.P67]; ['file:///home/runejen/Dropbox/Skole/Master/Data/Model_3.ods'#$plain.P67]; ['file:///home/runejen/Dropbox/Skole/Master/Data/Model_4.ods'#$plain.P67]; ['file:///home/runejen/Dropbox/Skole/Master/Data/Model_5.ods'#$plain.P67])" office:value-type="float" office:value="94.456" calcext:value-type="float">
            <text:p>94.46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formula="of:=AVERAGE(['file:///home/runejen/Dropbox/Skole/Master/Data/Model_1.ods'#$r.$F$15]; ['file:///home/runejen/Dropbox/Skole/Master/Data/Model_2.ods'#$r.$F$15]; ['file:///home/runejen/Dropbox/Skole/Master/Data/Model_3.ods'#$r.$F$15]; ['file:///home/runejen/Dropbox/Skole/Master/Data/Model_4.ods'#$r.$F$15]; ['file:///home/runejen/Dropbox/Skole/Master/Data/Model_5.ods'#$r.$F$15])" office:value-type="percentage" office:value="0.369093330461871" calcext:value-type="percentage">
            <text:p>36.91%</text:p>
          </table:table-cell>
          <table:table-cell table:style-name="ce4"/>
          <table:table-cell table:number-columns-repeated="9"/>
        </table:table-row>
        <table:table-row table:style-name="ro1">
          <table:table-cell/>
          <table:table-cell table:formula="of:=AVERAGE(['file:///home/runejen/Dropbox/Skole/Master/Data/Model_1.ods'#$r.$F$28]; ['file:///home/runejen/Dropbox/Skole/Master/Data/Model_2.ods'#$r.$F$28]; ['file:///home/runejen/Dropbox/Skole/Master/Data/Model_3.ods'#$r.$F$28]; ['file:///home/runejen/Dropbox/Skole/Master/Data/Model_4.ods'#$r.$F$28]; ['file:///home/runejen/Dropbox/Skole/Master/Data/Model_5.ods'#$r.$F$28])" office:value-type="percentage" office:value="0.322867575029254" calcext:value-type="percentage">
            <text:p>32.29%</text:p>
          </table:table-cell>
          <table:table-cell table:number-columns-repeated="10"/>
        </table:table-row>
        <table:table-row table:style-name="ro1">
          <table:table-cell/>
          <table:table-cell table:formula="of:=AVERAGE(['file:///home/runejen/Dropbox/Skole/Master/Data/Model_1.ods'#$r.$F$41]; ['file:///home/runejen/Dropbox/Skole/Master/Data/Model_2.ods'#$r.$F$41]; ['file:///home/runejen/Dropbox/Skole/Master/Data/Model_3.ods'#$r.$F$41]; ['file:///home/runejen/Dropbox/Skole/Master/Data/Model_4.ods'#$r.$F$41]; ['file:///home/runejen/Dropbox/Skole/Master/Data/Model_5.ods'#$r.$F$41])" office:value-type="percentage" office:value="0.322052735545599" calcext:value-type="percentage">
            <text:p>32.21%</text:p>
          </table:table-cell>
          <table:table-cell table:number-columns-repeated="10"/>
        </table:table-row>
        <table:table-row table:style-name="ro1">
          <table:table-cell/>
          <table:table-cell table:formula="of:=AVERAGE(['file:///home/runejen/Dropbox/Skole/Master/Data/Model_1.ods'#$r.$F$54]; ['file:///home/runejen/Dropbox/Skole/Master/Data/Model_2.ods'#$r.$F$54]; ['file:///home/runejen/Dropbox/Skole/Master/Data/Model_3.ods'#$r.$F$54]; ['file:///home/runejen/Dropbox/Skole/Master/Data/Model_4.ods'#$r.$F$54]; ['file:///home/runejen/Dropbox/Skole/Master/Data/Model_5.ods'#$r.$F$54])" office:value-type="percentage" office:value="0.318158372624078" calcext:value-type="percentage">
            <text:p>31.82%</text:p>
          </table:table-cell>
          <table:table-cell table:number-columns-repeated="10"/>
        </table:table-row>
        <table:table-row table:style-name="ro1">
          <table:table-cell/>
          <table:table-cell table:formula="of:=AVERAGE(['file:///home/runejen/Dropbox/Skole/Master/Data/Model_1.ods'#$r.$F$67]; ['file:///home/runejen/Dropbox/Skole/Master/Data/Model_2.ods'#$r.$F$67]; ['file:///home/runejen/Dropbox/Skole/Master/Data/Model_3.ods'#$r.$F$67]; ['file:///home/runejen/Dropbox/Skole/Master/Data/Model_4.ods'#$r.$F$67]; ['file:///home/runejen/Dropbox/Skole/Master/Data/Model_5.ods'#$r.$F$67])" office:value-type="percentage" office:value="0.317985283158175" calcext:value-type="percentage">
            <text:p>31.80%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formula="of:=AVERAGE(['file:///home/runejen/Dropbox/Skole/Master/Data/Model_1.ods'#$b.$F$15]; ['file:///home/runejen/Dropbox/Skole/Master/Data/Model_2.ods'#$b.$F$15]; ['file:///home/runejen/Dropbox/Skole/Master/Data/Model_3.ods'#$b.$F$15]; ['file:///home/runejen/Dropbox/Skole/Master/Data/Model_4.ods'#$b.$F$15]; ['file:///home/runejen/Dropbox/Skole/Master/Data/Model_5.ods'#$b.$F$15])" office:value-type="percentage" office:value="0.223874796941619" calcext:value-type="percentage">
            <text:p>22.39%</text:p>
          </table:table-cell>
          <table:table-cell table:number-columns-repeated="10"/>
        </table:table-row>
        <table:table-row table:style-name="ro1">
          <table:table-cell/>
          <table:table-cell table:formula="of:=AVERAGE(['file:///home/runejen/Dropbox/Skole/Master/Data/Model_1.ods'#$b.$F$28]; ['file:///home/runejen/Dropbox/Skole/Master/Data/Model_2.ods'#$b.$F$28]; ['file:///home/runejen/Dropbox/Skole/Master/Data/Model_3.ods'#$b.$F$28]; ['file:///home/runejen/Dropbox/Skole/Master/Data/Model_4.ods'#$b.$F$28]; ['file:///home/runejen/Dropbox/Skole/Master/Data/Model_5.ods'#$b.$F$28])" office:value-type="percentage" office:value="0.20162454195932" calcext:value-type="percentage">
            <text:p>20.16%</text:p>
          </table:table-cell>
          <table:table-cell table:number-columns-repeated="10"/>
        </table:table-row>
        <table:table-row table:style-name="ro1">
          <table:table-cell/>
          <table:table-cell table:formula="of:=AVERAGE(['file:///home/runejen/Dropbox/Skole/Master/Data/Model_1.ods'#$b.$F$41]; ['file:///home/runejen/Dropbox/Skole/Master/Data/Model_2.ods'#$b.$F$41]; ['file:///home/runejen/Dropbox/Skole/Master/Data/Model_3.ods'#$b.$F$41]; ['file:///home/runejen/Dropbox/Skole/Master/Data/Model_4.ods'#$b.$F$41]; ['file:///home/runejen/Dropbox/Skole/Master/Data/Model_5.ods'#$b.$F$41])" office:value-type="percentage" office:value="0.20660510281401" calcext:value-type="percentage">
            <text:p>20.66%</text:p>
          </table:table-cell>
          <table:table-cell table:number-columns-repeated="10"/>
        </table:table-row>
        <table:table-row table:style-name="ro1">
          <table:table-cell/>
          <table:table-cell table:formula="of:=AVERAGE(['file:///home/runejen/Dropbox/Skole/Master/Data/Model_1.ods'#$b.$F$54]; ['file:///home/runejen/Dropbox/Skole/Master/Data/Model_2.ods'#$b.$F$54]; ['file:///home/runejen/Dropbox/Skole/Master/Data/Model_3.ods'#$b.$F$54]; ['file:///home/runejen/Dropbox/Skole/Master/Data/Model_4.ods'#$b.$F$54]; ['file:///home/runejen/Dropbox/Skole/Master/Data/Model_5.ods'#$b.$F$54])" office:value-type="percentage" office:value="0.206796133740638" calcext:value-type="percentage">
            <text:p>20.68%</text:p>
          </table:table-cell>
          <table:table-cell table:number-columns-repeated="10"/>
        </table:table-row>
        <table:table-row table:style-name="ro1">
          <table:table-cell/>
          <table:table-cell table:formula="of:=AVERAGE(['file:///home/runejen/Dropbox/Skole/Master/Data/Model_1.ods'#$b.$F$67]; ['file:///home/runejen/Dropbox/Skole/Master/Data/Model_2.ods'#$b.$F$67]; ['file:///home/runejen/Dropbox/Skole/Master/Data/Model_3.ods'#$b.$F$67]; ['file:///home/runejen/Dropbox/Skole/Master/Data/Model_4.ods'#$b.$F$67]; ['file:///home/runejen/Dropbox/Skole/Master/Data/Model_5.ods'#$b.$F$67])" office:value-type="percentage" office:value="0.207007509070912" calcext:value-type="percentage">
            <text:p>20.70%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formula="of:=AVERAGE(['file:///home/runejen/Dropbox/Skole/Master/Data/Model_1.ods'#$rb.$F$15]; ['file:///home/runejen/Dropbox/Skole/Master/Data/Model_2.ods'#$rb.$F$15]; ['file:///home/runejen/Dropbox/Skole/Master/Data/Model_3.ods'#$rb.$F$15]; ['file:///home/runejen/Dropbox/Skole/Master/Data/Model_4.ods'#$rb.$F$15]; ['file:///home/runejen/Dropbox/Skole/Master/Data/Model_5.ods'#$rb.$F$15])" office:value-type="percentage" office:value="0.269009329258473" calcext:value-type="percentage">
            <text:p>26.90%</text:p>
          </table:table-cell>
          <table:table-cell table:number-columns-repeated="10"/>
        </table:table-row>
        <table:table-row table:style-name="ro1">
          <table:table-cell/>
          <table:table-cell table:formula="of:=AVERAGE(['file:///home/runejen/Dropbox/Skole/Master/Data/Model_1.ods'#$rb.$F$28]; ['file:///home/runejen/Dropbox/Skole/Master/Data/Model_2.ods'#$rb.$F$28]; ['file:///home/runejen/Dropbox/Skole/Master/Data/Model_3.ods'#$rb.$F$28]; ['file:///home/runejen/Dropbox/Skole/Master/Data/Model_4.ods'#$rb.$F$28]; ['file:///home/runejen/Dropbox/Skole/Master/Data/Model_5.ods'#$rb.$F$28])" office:value-type="percentage" office:value="0.28328674635718" calcext:value-type="percentage">
            <text:p>28.33%</text:p>
          </table:table-cell>
          <table:table-cell table:number-columns-repeated="10"/>
        </table:table-row>
        <table:table-row table:style-name="ro1">
          <table:table-cell/>
          <table:table-cell table:formula="of:=AVERAGE(['file:///home/runejen/Dropbox/Skole/Master/Data/Model_1.ods'#$rb.$F$41]; ['file:///home/runejen/Dropbox/Skole/Master/Data/Model_2.ods'#$rb.$F$41]; ['file:///home/runejen/Dropbox/Skole/Master/Data/Model_3.ods'#$rb.$F$41]; ['file:///home/runejen/Dropbox/Skole/Master/Data/Model_4.ods'#$rb.$F$41]; ['file:///home/runejen/Dropbox/Skole/Master/Data/Model_5.ods'#$rb.$F$41])" office:value-type="percentage" office:value="0.277970490592741" calcext:value-type="percentage">
            <text:p>27.80%</text:p>
          </table:table-cell>
          <table:table-cell table:number-columns-repeated="10"/>
        </table:table-row>
        <table:table-row table:style-name="ro1">
          <table:table-cell/>
          <table:table-cell table:formula="of:=AVERAGE(['file:///home/runejen/Dropbox/Skole/Master/Data/Model_1.ods'#$rb.$F$54]; ['file:///home/runejen/Dropbox/Skole/Master/Data/Model_2.ods'#$rb.$F$54]; ['file:///home/runejen/Dropbox/Skole/Master/Data/Model_3.ods'#$rb.$F$54]; ['file:///home/runejen/Dropbox/Skole/Master/Data/Model_4.ods'#$rb.$F$54]; ['file:///home/runejen/Dropbox/Skole/Master/Data/Model_5.ods'#$rb.$F$54])" office:value-type="percentage" office:value="0.27630774230705" calcext:value-type="percentage">
            <text:p>27.63%</text:p>
          </table:table-cell>
          <table:table-cell table:number-columns-repeated="10"/>
        </table:table-row>
        <table:table-row table:style-name="ro1">
          <table:table-cell/>
          <table:table-cell table:formula="of:=AVERAGE(['file:///home/runejen/Dropbox/Skole/Master/Data/Model_1.ods'#$rb.$F$67]; ['file:///home/runejen/Dropbox/Skole/Master/Data/Model_2.ods'#$rb.$F$67]; ['file:///home/runejen/Dropbox/Skole/Master/Data/Model_3.ods'#$rb.$F$67]; ['file:///home/runejen/Dropbox/Skole/Master/Data/Model_4.ods'#$rb.$F$67]; ['file:///home/runejen/Dropbox/Skole/Master/Data/Model_5.ods'#$rb.$F$67])" office:value-type="percentage" office:value="0.276531706472783" calcext:value-type="percentage">
            <text:p>27.65%</text:p>
          </table:table-cell>
          <table:table-cell table:number-columns-repeated="10"/>
        </table:table-row>
        <table:table-row table:style-name="ro1" table:number-rows-repeated="32">
          <table:table-cell table:number-columns-repeated="12"/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ations</text:p>
          </table:table-cell>
          <table:table-cell office:value-type="string" calcext:value-type="string">
            <text:p>Pos %</text:p>
          </table:table-cell>
          <table:table-cell office:value-type="string" calcext:value-type="string">
            <text:p>Pos prec</text:p>
          </table:table-cell>
          <table:table-cell office:value-type="string" calcext:value-type="string">
            <text:p>Pos recall</text:p>
          </table:table-cell>
          <table:table-cell office:value-type="string" calcext:value-type="string">
            <text:p>Pos F1</text:p>
          </table:table-cell>
          <table:table-cell office:value-type="string" calcext:value-type="string">
            <text:p>Neg %</text:p>
          </table:table-cell>
          <table:table-cell office:value-type="string" calcext:value-type="string">
            <text:p>Neg prec</text:p>
          </table:table-cell>
          <table:table-cell office:value-type="string" calcext:value-type="string">
            <text:p>Neg recall</text:p>
          </table:table-cell>
          <table:table-cell office:value-type="string" calcext:value-type="string">
            <text:p>Neg F1</text:p>
          </table:table-cell>
          <table:table-cell office:value-type="string" calcext:value-type="string">
            <text:p>Weighted F1 B</text:p>
          </table:table-cell>
          <table:table-cell office:value-type="string" calcext:value-type="string">
            <text:p>Weighted Precision B</text:p>
          </table:table-cell>
          <table:table-cell office:value-type="string" calcext:value-type="string">
            <text:p>Weighted recall B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 table:formula="of:=AVERAGE(['file:///home/runejen/Dropbox/Skole/Master/Data/Model_1.ods'#$Common.G23]; ['file:///home/runejen/Dropbox/Skole/Master/Data/Model_2.ods'#$Common.G23]; ['file:///home/runejen/Dropbox/Skole/Master/Data/Model_3.ods'#$Common.G23]; ['file:///home/runejen/Dropbox/Skole/Master/Data/Model_4.ods'#$Common.G23]; ['file:///home/runejen/Dropbox/Skole/Master/Data/Model_5.ods'#$Common.G23])" office:value-type="percentage" office:value="0.00145157993773336" calcext:value-type="percentage">
            <text:p>0.15%</text:p>
          </table:table-cell>
          <table:table-cell table:formula="of:=AVERAGE(['file:///home/runejen/Dropbox/Skole/Master/Data/Model_1.ods'#$Common.H23]; ['file:///home/runejen/Dropbox/Skole/Master/Data/Model_2.ods'#$Common.H23]; ['file:///home/runejen/Dropbox/Skole/Master/Data/Model_3.ods'#$Common.H23]; ['file:///home/runejen/Dropbox/Skole/Master/Data/Model_4.ods'#$Common.H23]; ['file:///home/runejen/Dropbox/Skole/Master/Data/Model_5.ods'#$Common.H23])" office:value-type="float" office:value="100" calcext:value-type="float">
            <text:p>100.00</text:p>
          </table:table-cell>
          <table:table-cell table:formula="of:=AVERAGE(['file:///home/runejen/Dropbox/Skole/Master/Data/Model_1.ods'#$Common.I23]; ['file:///home/runejen/Dropbox/Skole/Master/Data/Model_2.ods'#$Common.I23]; ['file:///home/runejen/Dropbox/Skole/Master/Data/Model_3.ods'#$Common.I23]; ['file:///home/runejen/Dropbox/Skole/Master/Data/Model_4.ods'#$Common.I23]; ['file:///home/runejen/Dropbox/Skole/Master/Data/Model_5.ods'#$Common.I23])" office:value-type="float" office:value="0.146" calcext:value-type="float">
            <text:p>0.15</text:p>
          </table:table-cell>
          <table:table-cell table:formula="of:=AVERAGE(['file:///home/runejen/Dropbox/Skole/Master/Data/Model_1.ods'#$Common.J23]; ['file:///home/runejen/Dropbox/Skole/Master/Data/Model_2.ods'#$Common.J23]; ['file:///home/runejen/Dropbox/Skole/Master/Data/Model_3.ods'#$Common.J23]; ['file:///home/runejen/Dropbox/Skole/Master/Data/Model_4.ods'#$Common.J23]; ['file:///home/runejen/Dropbox/Skole/Master/Data/Model_5.ods'#$Common.J23])" office:value-type="float" office:value="0.292" calcext:value-type="float">
            <text:p>0.29</text:p>
          </table:table-cell>
          <table:table-cell table:formula="of:=AVERAGE(['file:///home/runejen/Dropbox/Skole/Master/Data/Model_1.ods'#$Common.K23]; ['file:///home/runejen/Dropbox/Skole/Master/Data/Model_2.ods'#$Common.K23]; ['file:///home/runejen/Dropbox/Skole/Master/Data/Model_3.ods'#$Common.K23]; ['file:///home/runejen/Dropbox/Skole/Master/Data/Model_4.ods'#$Common.K23]; ['file:///home/runejen/Dropbox/Skole/Master/Data/Model_5.ods'#$Common.K23])" office:value-type="percentage" office:value="1" calcext:value-type="percentage">
            <text:p>100.00%</text:p>
          </table:table-cell>
          <table:table-cell table:formula="of:=AVERAGE(['file:///home/runejen/Dropbox/Skole/Master/Data/Model_1.ods'#$Common.L23]; ['file:///home/runejen/Dropbox/Skole/Master/Data/Model_2.ods'#$Common.L23]; ['file:///home/runejen/Dropbox/Skole/Master/Data/Model_3.ods'#$Common.L23]; ['file:///home/runejen/Dropbox/Skole/Master/Data/Model_4.ods'#$Common.L23]; ['file:///home/runejen/Dropbox/Skole/Master/Data/Model_5.ods'#$Common.L23])" office:value-type="float" office:value="94.732" calcext:value-type="float">
            <text:p>94.73</text:p>
          </table:table-cell>
          <table:table-cell table:formula="of:=AVERAGE(['file:///home/runejen/Dropbox/Skole/Master/Data/Model_1.ods'#$Common.M23]; ['file:///home/runejen/Dropbox/Skole/Master/Data/Model_2.ods'#$Common.M23]; ['file:///home/runejen/Dropbox/Skole/Master/Data/Model_3.ods'#$Common.M23]; ['file:///home/runejen/Dropbox/Skole/Master/Data/Model_4.ods'#$Common.M23]; ['file:///home/runejen/Dropbox/Skole/Master/Data/Model_5.ods'#$Common.M23])" office:value-type="float" office:value="100" calcext:value-type="float">
            <text:p>100.00</text:p>
          </table:table-cell>
          <table:table-cell table:formula="of:=AVERAGE(['file:///home/runejen/Dropbox/Skole/Master/Data/Model_1.ods'#$Common.N23]; ['file:///home/runejen/Dropbox/Skole/Master/Data/Model_2.ods'#$Common.N23]; ['file:///home/runejen/Dropbox/Skole/Master/Data/Model_3.ods'#$Common.N23]; ['file:///home/runejen/Dropbox/Skole/Master/Data/Model_4.ods'#$Common.N23]; ['file:///home/runejen/Dropbox/Skole/Master/Data/Model_5.ods'#$Common.N23])" office:value-type="float" office:value="97.288" calcext:value-type="float">
            <text:p>97.29</text:p>
          </table:table-cell>
          <table:table-cell table:formula="of:=AVERAGE(['file:///home/runejen/Dropbox/Skole/Master/Data/Model_1.ods'#$Common.O23]; ['file:///home/runejen/Dropbox/Skole/Master/Data/Model_2.ods'#$Common.O23]; ['file:///home/runejen/Dropbox/Skole/Master/Data/Model_3.ods'#$Common.O23]; ['file:///home/runejen/Dropbox/Skole/Master/Data/Model_4.ods'#$Common.O23]; ['file:///home/runejen/Dropbox/Skole/Master/Data/Model_5.ods'#$Common.O23])" office:value-type="float" office:value="92.192" calcext:value-type="float">
            <text:p>92.19</text:p>
          </table:table-cell>
          <table:table-cell table:formula="of:=AVERAGE(['file:///home/runejen/Dropbox/Skole/Master/Data/Model_1.ods'#$Common.P23]; ['file:///home/runejen/Dropbox/Skole/Master/Data/Model_2.ods'#$Common.P23]; ['file:///home/runejen/Dropbox/Skole/Master/Data/Model_3.ods'#$Common.P23]; ['file:///home/runejen/Dropbox/Skole/Master/Data/Model_4.ods'#$Common.P23]; ['file:///home/runejen/Dropbox/Skole/Master/Data/Model_5.ods'#$Common.P23])" office:value-type="float" office:value="95.036" calcext:value-type="float">
            <text:p>95.04</text:p>
          </table:table-cell>
          <table:table-cell table:formula="of:=AVERAGE(['file:///home/runejen/Dropbox/Skole/Master/Data/Model_1.ods'#$Common.Q23]; ['file:///home/runejen/Dropbox/Skole/Master/Data/Model_2.ods'#$Common.Q23]; ['file:///home/runejen/Dropbox/Skole/Master/Data/Model_3.ods'#$Common.Q23]; ['file:///home/runejen/Dropbox/Skole/Master/Data/Model_4.ods'#$Common.Q23]; ['file:///home/runejen/Dropbox/Skole/Master/Data/Model_5.ods'#$Common.Q23])" office:value-type="float" office:value="94.74" calcext:value-type="float">
            <text:p>94.74</text:p>
          </table:table-cell>
        </table:table-row>
        <table:table-row table:style-name="ro1">
          <table:table-cell office:value-type="string" calcext:value-type="string">
            <text:p>200k</text:p>
          </table:table-cell>
          <table:table-cell table:formula="of:=[.B66]" office:value-type="percentage" office:value="0.00145157993773336" calcext:value-type="percentage">
            <text:p>0.15%</text:p>
          </table:table-cell>
          <table:table-cell table:formula="of:=[.C66]" office:value-type="float" office:value="100" calcext:value-type="float">
            <text:p>100.00</text:p>
          </table:table-cell>
          <table:table-cell table:formula="of:=[.D66]" office:value-type="float" office:value="0.146" calcext:value-type="float">
            <text:p>0.15</text:p>
          </table:table-cell>
          <table:table-cell table:formula="of:=[.E66]" office:value-type="float" office:value="0.292" calcext:value-type="float">
            <text:p>0.29</text:p>
          </table:table-cell>
          <table:table-cell table:formula="of:=[.F66]" office:value-type="percentage" office:value="1" calcext:value-type="percentage">
            <text:p>100.00%</text:p>
          </table:table-cell>
          <table:table-cell table:formula="of:=[.G66]" office:value-type="float" office:value="94.732" calcext:value-type="float">
            <text:p>94.73</text:p>
          </table:table-cell>
          <table:table-cell table:formula="of:=[.H66]" office:value-type="float" office:value="100" calcext:value-type="float">
            <text:p>100.00</text:p>
          </table:table-cell>
          <table:table-cell table:formula="of:=[.I66]" office:value-type="float" office:value="97.288" calcext:value-type="float">
            <text:p>97.29</text:p>
          </table:table-cell>
          <table:table-cell table:formula="of:=[.J66]" office:value-type="float" office:value="92.192" calcext:value-type="float">
            <text:p>92.19</text:p>
          </table:table-cell>
          <table:table-cell table:formula="of:=[.K66]" office:value-type="float" office:value="95.036" calcext:value-type="float">
            <text:p>95.04</text:p>
          </table:table-cell>
          <table:table-cell table:formula="of:=[.L66]" office:value-type="float" office:value="94.74" calcext:value-type="float">
            <text:p>94.74</text:p>
          </table:table-cell>
        </table:table-row>
        <table:table-row table:style-name="ro1">
          <table:table-cell office:value-type="string" calcext:value-type="string">
            <text:p>300k</text:p>
          </table:table-cell>
          <table:table-cell table:formula="of:=[.B67]" office:value-type="percentage" office:value="0.00145157993773336" calcext:value-type="percentage">
            <text:p>0.15%</text:p>
          </table:table-cell>
          <table:table-cell table:formula="of:=[.C67]" office:value-type="float" office:value="100" calcext:value-type="float">
            <text:p>100.00</text:p>
          </table:table-cell>
          <table:table-cell table:formula="of:=[.D67]" office:value-type="float" office:value="0.146" calcext:value-type="float">
            <text:p>0.15</text:p>
          </table:table-cell>
          <table:table-cell table:formula="of:=[.E67]" office:value-type="float" office:value="0.292" calcext:value-type="float">
            <text:p>0.29</text:p>
          </table:table-cell>
          <table:table-cell table:formula="of:=[.F67]" office:value-type="percentage" office:value="1" calcext:value-type="percentage">
            <text:p>100.00%</text:p>
          </table:table-cell>
          <table:table-cell table:formula="of:=[.G67]" office:value-type="float" office:value="94.732" calcext:value-type="float">
            <text:p>94.73</text:p>
          </table:table-cell>
          <table:table-cell table:formula="of:=[.H67]" office:value-type="float" office:value="100" calcext:value-type="float">
            <text:p>100.00</text:p>
          </table:table-cell>
          <table:table-cell table:formula="of:=[.I67]" office:value-type="float" office:value="97.288" calcext:value-type="float">
            <text:p>97.29</text:p>
          </table:table-cell>
          <table:table-cell table:formula="of:=[.J67]" office:value-type="float" office:value="92.192" calcext:value-type="float">
            <text:p>92.19</text:p>
          </table:table-cell>
          <table:table-cell table:formula="of:=[.K67]" office:value-type="float" office:value="95.036" calcext:value-type="float">
            <text:p>95.04</text:p>
          </table:table-cell>
          <table:table-cell table:formula="of:=[.L67]" office:value-type="float" office:value="94.74" calcext:value-type="float">
            <text:p>94.74</text:p>
          </table:table-cell>
        </table:table-row>
        <table:table-row table:style-name="ro1">
          <table:table-cell office:value-type="string" calcext:value-type="string">
            <text:p>400k</text:p>
          </table:table-cell>
          <table:table-cell table:formula="of:=[.B68]" office:value-type="percentage" office:value="0.00145157993773336" calcext:value-type="percentage">
            <text:p>0.15%</text:p>
          </table:table-cell>
          <table:table-cell table:formula="of:=[.C68]" office:value-type="float" office:value="100" calcext:value-type="float">
            <text:p>100.00</text:p>
          </table:table-cell>
          <table:table-cell table:formula="of:=[.D68]" office:value-type="float" office:value="0.146" calcext:value-type="float">
            <text:p>0.15</text:p>
          </table:table-cell>
          <table:table-cell table:formula="of:=[.E68]" office:value-type="float" office:value="0.292" calcext:value-type="float">
            <text:p>0.29</text:p>
          </table:table-cell>
          <table:table-cell table:formula="of:=[.F68]" office:value-type="percentage" office:value="1" calcext:value-type="percentage">
            <text:p>100.00%</text:p>
          </table:table-cell>
          <table:table-cell table:formula="of:=[.G68]" office:value-type="float" office:value="94.732" calcext:value-type="float">
            <text:p>94.73</text:p>
          </table:table-cell>
          <table:table-cell table:formula="of:=[.H68]" office:value-type="float" office:value="100" calcext:value-type="float">
            <text:p>100.00</text:p>
          </table:table-cell>
          <table:table-cell table:formula="of:=[.I68]" office:value-type="float" office:value="97.288" calcext:value-type="float">
            <text:p>97.29</text:p>
          </table:table-cell>
          <table:table-cell table:formula="of:=[.J68]" office:value-type="float" office:value="92.192" calcext:value-type="float">
            <text:p>92.19</text:p>
          </table:table-cell>
          <table:table-cell table:formula="of:=[.K68]" office:value-type="float" office:value="95.036" calcext:value-type="float">
            <text:p>95.04</text:p>
          </table:table-cell>
          <table:table-cell table:formula="of:=[.L68]" office:value-type="float" office:value="94.74" calcext:value-type="float">
            <text:p>94.74</text:p>
          </table:table-cell>
        </table:table-row>
        <table:table-row table:style-name="ro1">
          <table:table-cell office:value-type="string" calcext:value-type="string">
            <text:p>500k</text:p>
          </table:table-cell>
          <table:table-cell table:formula="of:=[.B69]" office:value-type="percentage" office:value="0.00145157993773336" calcext:value-type="percentage">
            <text:p>0.15%</text:p>
          </table:table-cell>
          <table:table-cell table:formula="of:=[.C69]" office:value-type="float" office:value="100" calcext:value-type="float">
            <text:p>100.00</text:p>
          </table:table-cell>
          <table:table-cell table:formula="of:=[.D69]" office:value-type="float" office:value="0.146" calcext:value-type="float">
            <text:p>0.15</text:p>
          </table:table-cell>
          <table:table-cell table:formula="of:=[.E69]" office:value-type="float" office:value="0.292" calcext:value-type="float">
            <text:p>0.29</text:p>
          </table:table-cell>
          <table:table-cell table:formula="of:=[.F69]" office:value-type="percentage" office:value="1" calcext:value-type="percentage">
            <text:p>100.00%</text:p>
          </table:table-cell>
          <table:table-cell table:formula="of:=[.G69]" office:value-type="float" office:value="94.732" calcext:value-type="float">
            <text:p>94.73</text:p>
          </table:table-cell>
          <table:table-cell table:formula="of:=[.H69]" office:value-type="float" office:value="100" calcext:value-type="float">
            <text:p>100.00</text:p>
          </table:table-cell>
          <table:table-cell table:formula="of:=[.I69]" office:value-type="float" office:value="97.288" calcext:value-type="float">
            <text:p>97.29</text:p>
          </table:table-cell>
          <table:table-cell table:formula="of:=[.J69]" office:value-type="float" office:value="92.192" calcext:value-type="float">
            <text:p>92.19</text:p>
          </table:table-cell>
          <table:table-cell table:formula="of:=[.K69]" office:value-type="float" office:value="95.036" calcext:value-type="float">
            <text:p>95.04</text:p>
          </table:table-cell>
          <table:table-cell table:formula="of:=[.L69]" office:value-type="float" office:value="94.74" calcext:value-type="float">
            <text:p>94.74</text:p>
          </table:table-cell>
        </table:table-row>
      </table:table>
      <table:table table:name="'file:///home/runejen/Dropbox/Skole/Master/Data/Model_1.ods'#Common" table:print="false" table:style-name="ta_extref">
        <table:table-source xlink:type="simple" xlink:href="../Model_1.ods" table:table-name="Common" table:filter-name="calc8" table:mode="copy-results-only"/>
        <table:table-column table:number-columns-repeated="17"/>
        <table:table-row table:number-rows-repeated="22">
          <table:table-cell table:number-columns-repeated="17"/>
        </table:table-row>
        <table:table-row>
          <table:table-cell table:number-columns-repeated="6"/>
          <table:table-cell table:style-name="ce2" office:value-type="float" office:value="0.000865051903114187">
            <text:p>0.000865051903114187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0.09">
            <text:p>0.09</text:p>
          </table:table-cell>
          <table:table-cell table:style-name="ce1" office:value-type="float" office:value="0.18">
            <text:p>0.18</text:p>
          </table:table-cell>
          <table:table-cell table:style-name="ce2" office:value-type="float" office:value="1">
            <text:p>1</text:p>
          </table:table-cell>
          <table:table-cell table:style-name="ce1" office:value-type="float" office:value="92.16">
            <text:p>92.16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95.92">
            <text:p>95.92</text:p>
          </table:table-cell>
          <table:table-cell table:style-name="ce1" office:value-type="float" office:value="88.41">
            <text:p>88.41</text:p>
          </table:table-cell>
          <table:table-cell table:style-name="ce1" office:value-type="float" office:value="92.77">
            <text:p>92.77</text:p>
          </table:table-cell>
          <table:table-cell table:style-name="ce1" office:value-type="float" office:value="92.17">
            <text:p>92.17</text:p>
          </table:table-cell>
        </table:table-row>
      </table:table>
      <table:table table:name="'file:///home/runejen/Dropbox/Skole/Master/Data/Model_1.ods'#plain" table:print="false" table:style-name="ta_extref">
        <table:table-source xlink:type="simple" xlink:href="../Model_1.ods" table:table-name="plain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664069264069264">
            <text:p>0.664069264069264</text:p>
          </table:table-cell>
          <table:table-cell table:style-name="ce1" office:value-type="float" office:value="63.65">
            <text:p>63.65</text:p>
          </table:table-cell>
          <table:table-cell table:style-name="ce1" office:value-type="float" office:value="66.41">
            <text:p>66.41</text:p>
          </table:table-cell>
          <table:table-cell table:style-name="ce1" office:value-type="float" office:value="65">
            <text:p>65</text:p>
          </table:table-cell>
          <table:table-cell table:style-name="ce2" office:value-type="float" office:value="0.967744311068562">
            <text:p>0.967744311068562</text:p>
          </table:table-cell>
          <table:table-cell table:style-name="ce1" office:value-type="float" office:value="97.13">
            <text:p>97.13</text:p>
          </table:table-cell>
          <table:table-cell table:style-name="ce1" office:value-type="float" office:value="96.77">
            <text:p>96.77</text:p>
          </table:table-cell>
          <table:table-cell table:style-name="ce1" office:value-type="float" office:value="96.95">
            <text:p>96.95</text:p>
          </table:table-cell>
          <table:table-cell table:style-name="ce1" office:value-type="float" office:value="94.45">
            <text:p>94.45</text:p>
          </table:table-cell>
          <table:table-cell table:style-name="ce1" office:value-type="float" office:value="94.51">
            <text:p>94.51</text:p>
          </table:table-cell>
          <table:table-cell table:style-name="ce1" office:value-type="float" office:value="94.39">
            <text:p>94.39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673593073593074">
            <text:p>0.673593073593074</text:p>
          </table:table-cell>
          <table:table-cell table:style-name="ce1" office:value-type="float" office:value="69.59">
            <text:p>69.59</text:p>
          </table:table-cell>
          <table:table-cell table:style-name="ce1" office:value-type="float" office:value="67.36">
            <text:p>67.36</text:p>
          </table:table-cell>
          <table:table-cell table:style-name="ce1" office:value-type="float" office:value="68.46">
            <text:p>68.46</text:p>
          </table:table-cell>
          <table:table-cell table:style-name="ce2" office:value-type="float" office:value="0.974961337359158">
            <text:p>0.974961337359158</text:p>
          </table:table-cell>
          <table:table-cell table:style-name="ce1" office:value-type="float" office:value="97.23">
            <text:p>97.23</text:p>
          </table:table-cell>
          <table:table-cell table:style-name="ce1" office:value-type="float" office:value="97.5">
            <text:p>97.5</text:p>
          </table:table-cell>
          <table:table-cell table:style-name="ce1" office:value-type="float" office:value="97.36">
            <text:p>97.36</text:p>
          </table:table-cell>
          <table:table-cell table:style-name="ce1" office:value-type="float" office:value="95.09">
            <text:p>95.09</text:p>
          </table:table-cell>
          <table:table-cell table:style-name="ce1" office:value-type="float" office:value="95.06">
            <text:p>95.06</text:p>
          </table:table-cell>
          <table:table-cell table:style-name="ce1" office:value-type="float" office:value="95.14">
            <text:p>95.14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664935064935065">
            <text:p>0.664935064935065</text:p>
          </table:table-cell>
          <table:table-cell table:style-name="ce1" office:value-type="float" office:value="70.52">
            <text:p>70.52</text:p>
          </table:table-cell>
          <table:table-cell table:style-name="ce1" office:value-type="float" office:value="66.49">
            <text:p>66.49</text:p>
          </table:table-cell>
          <table:table-cell table:style-name="ce1" office:value-type="float" office:value="68.45">
            <text:p>68.45</text:p>
          </table:table-cell>
          <table:table-cell table:style-name="ce2" office:value-type="float" office:value="0.976360556742028">
            <text:p>0.976360556742028</text:p>
          </table:table-cell>
          <table:table-cell table:style-name="ce1" office:value-type="float" office:value="97.16">
            <text:p>97.16</text:p>
          </table:table-cell>
          <table:table-cell table:style-name="ce1" office:value-type="float" office:value="97.64">
            <text:p>97.64</text:p>
          </table:table-cell>
          <table:table-cell table:style-name="ce1" office:value-type="float" office:value="97.4">
            <text:p>97.4</text:p>
          </table:table-cell>
          <table:table-cell table:style-name="ce1" office:value-type="float" office:value="95.13">
            <text:p>95.13</text:p>
          </table:table-cell>
          <table:table-cell table:style-name="ce1" office:value-type="float" office:value="95.07">
            <text:p>95.07</text:p>
          </table:table-cell>
          <table:table-cell table:style-name="ce1" office:value-type="float" office:value="95.2">
            <text:p>95.2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665800865800866">
            <text:p>0.665800865800866</text:p>
          </table:table-cell>
          <table:table-cell table:style-name="ce1" office:value-type="float" office:value="70.62">
            <text:p>70.62</text:p>
          </table:table-cell>
          <table:table-cell table:style-name="ce1" office:value-type="float" office:value="66.58">
            <text:p>66.58</text:p>
          </table:table-cell>
          <table:table-cell table:style-name="ce1" office:value-type="float" office:value="68.54">
            <text:p>68.54</text:p>
          </table:table-cell>
          <table:table-cell table:style-name="ce2" office:value-type="float" office:value="0.976434199867442">
            <text:p>0.976434199867442</text:p>
          </table:table-cell>
          <table:table-cell table:style-name="ce1" office:value-type="float" office:value="97.17">
            <text:p>97.17</text:p>
          </table:table-cell>
          <table:table-cell table:style-name="ce1" office:value-type="float" office:value="97.64">
            <text:p>97.64</text:p>
          </table:table-cell>
          <table:table-cell table:style-name="ce1" office:value-type="float" office:value="97.4">
            <text:p>97.4</text:p>
          </table:table-cell>
          <table:table-cell table:style-name="ce1" office:value-type="float" office:value="95.14">
            <text:p>95.14</text:p>
          </table:table-cell>
          <table:table-cell table:style-name="ce1" office:value-type="float" office:value="95.09">
            <text:p>95.09</text:p>
          </table:table-cell>
          <table:table-cell table:style-name="ce1" office:value-type="float" office:value="95.21">
            <text:p>95.21</text:p>
          </table:table-cell>
        </table:table-row>
        <table:table-row table:number-rows-repeated="4">
          <table:table-cell table:number-columns-repeated="16"/>
        </table:table-row>
        <table:table-row>
          <table:table-cell table:number-columns-repeated="5"/>
          <table:table-cell table:style-name="ce2" office:value-type="float" office:value="0.7004329004329">
            <text:p>0.7004329004329</text:p>
          </table:table-cell>
          <table:table-cell table:style-name="ce1" office:value-type="float" office:value="63.4">
            <text:p>63.4</text:p>
          </table:table-cell>
          <table:table-cell table:style-name="ce1" office:value-type="float" office:value="70.04">
            <text:p>70.04</text:p>
          </table:table-cell>
          <table:table-cell table:style-name="ce1" office:value-type="float" office:value="66.55">
            <text:p>66.55</text:p>
          </table:table-cell>
          <table:table-cell table:style-name="ce2" office:value-type="float" office:value="0.965608660431549">
            <text:p>0.965608660431549</text:p>
          </table:table-cell>
          <table:table-cell table:style-name="ce1" office:value-type="float" office:value="97.43">
            <text:p>97.43</text:p>
          </table:table-cell>
          <table:table-cell table:style-name="ce1" office:value-type="float" office:value="96.56">
            <text:p>96.56</text:p>
          </table:table-cell>
          <table:table-cell table:style-name="ce1" office:value-type="float" office:value="96.99">
            <text:p>96.99</text:p>
          </table:table-cell>
          <table:table-cell table:style-name="ce1" office:value-type="float" office:value="94.6">
            <text:p>94.6</text:p>
          </table:table-cell>
          <table:table-cell table:style-name="ce1" office:value-type="float" office:value="94.76">
            <text:p>94.76</text:p>
          </table:table-cell>
          <table:table-cell table:style-name="ce1" office:value-type="float" office:value="94.48">
            <text:p>94.48</text:p>
          </table:table-cell>
        </table:table-row>
        <table:table-row>
          <table:table-cell table:number-columns-repeated="5"/>
          <table:table-cell table:style-name="ce2" office:value-type="float" office:value="0.694372294372294">
            <text:p>0.694372294372294</text:p>
          </table:table-cell>
          <table:table-cell table:style-name="ce1" office:value-type="float" office:value="64.57">
            <text:p>64.57</text:p>
          </table:table-cell>
          <table:table-cell table:style-name="ce1" office:value-type="float" office:value="69.44">
            <text:p>69.44</text:p>
          </table:table-cell>
          <table:table-cell table:style-name="ce1" office:value-type="float" office:value="66.92">
            <text:p>66.92</text:p>
          </table:table-cell>
          <table:table-cell table:style-name="ce2" office:value-type="float" office:value="0.967597024817733">
            <text:p>0.967597024817733</text:p>
          </table:table-cell>
          <table:table-cell table:style-name="ce1" office:value-type="float" office:value="97.38">
            <text:p>97.38</text:p>
          </table:table-cell>
          <table:table-cell table:style-name="ce1" office:value-type="float" office:value="96.76">
            <text:p>96.76</text:p>
          </table:table-cell>
          <table:table-cell table:style-name="ce1" office:value-type="float" office:value="97.07">
            <text:p>97.07</text:p>
          </table:table-cell>
          <table:table-cell table:style-name="ce1" office:value-type="float" office:value="94.71">
            <text:p>94.71</text:p>
          </table:table-cell>
          <table:table-cell table:style-name="ce1" office:value-type="float" office:value="94.81">
            <text:p>94.81</text:p>
          </table:table-cell>
          <table:table-cell table:style-name="ce1" office:value-type="float" office:value="94.62">
            <text:p>94.62</text:p>
          </table:table-cell>
        </table:table-row>
        <table:table-row>
          <table:table-cell table:number-columns-repeated="5"/>
          <table:table-cell table:style-name="ce2" office:value-type="float" office:value="0.690909090909091">
            <text:p>0.690909090909091</text:p>
          </table:table-cell>
          <table:table-cell table:style-name="ce1" office:value-type="float" office:value="65.14">
            <text:p>65.14</text:p>
          </table:table-cell>
          <table:table-cell table:style-name="ce1" office:value-type="float" office:value="69.09">
            <text:p>69.09</text:p>
          </table:table-cell>
          <table:table-cell table:style-name="ce1" office:value-type="float" office:value="67.06">
            <text:p>67.06</text:p>
          </table:table-cell>
          <table:table-cell table:style-name="ce2" office:value-type="float" office:value="0.968554385448118">
            <text:p>0.968554385448118</text:p>
          </table:table-cell>
          <table:table-cell table:style-name="ce1" office:value-type="float" office:value="97.36">
            <text:p>97.36</text:p>
          </table:table-cell>
          <table:table-cell table:style-name="ce1" office:value-type="float" office:value="96.86">
            <text:p>96.86</text:p>
          </table:table-cell>
          <table:table-cell table:style-name="ce1" office:value-type="float" office:value="97.11">
            <text:p>97.11</text:p>
          </table:table-cell>
          <table:table-cell table:style-name="ce1" office:value-type="float" office:value="94.75">
            <text:p>94.75</text:p>
          </table:table-cell>
          <table:table-cell table:style-name="ce1" office:value-type="float" office:value="94.83">
            <text:p>94.83</text:p>
          </table:table-cell>
          <table:table-cell table:style-name="ce1" office:value-type="float" office:value="94.68">
            <text:p>94.68</text:p>
          </table:table-cell>
        </table:table-row>
        <table:table-row>
          <table:table-cell table:number-columns-repeated="5"/>
          <table:table-cell table:style-name="ce2" office:value-type="float" office:value="0.688311688311688">
            <text:p>0.688311688311688</text:p>
          </table:table-cell>
          <table:table-cell table:style-name="ce1" office:value-type="float" office:value="65.92">
            <text:p>65.92</text:p>
          </table:table-cell>
          <table:table-cell table:style-name="ce1" office:value-type="float" office:value="68.83">
            <text:p>68.83</text:p>
          </table:table-cell>
          <table:table-cell table:style-name="ce1" office:value-type="float" office:value="67.34">
            <text:p>67.34</text:p>
          </table:table-cell>
          <table:table-cell table:style-name="ce2" office:value-type="float" office:value="0.969732675454746">
            <text:p>0.969732675454746</text:p>
          </table:table-cell>
          <table:table-cell table:style-name="ce1" office:value-type="float" office:value="97.34">
            <text:p>97.34</text:p>
          </table:table-cell>
          <table:table-cell table:style-name="ce1" office:value-type="float" office:value="96.97">
            <text:p>96.97</text:p>
          </table:table-cell>
          <table:table-cell table:style-name="ce1" office:value-type="float" office:value="97.15">
            <text:p>97.15</text:p>
          </table:table-cell>
          <table:table-cell table:style-name="ce1" office:value-type="float" office:value="94.81">
            <text:p>94.81</text:p>
          </table:table-cell>
          <table:table-cell table:style-name="ce1" office:value-type="float" office:value="94.88">
            <text:p>94.88</text:p>
          </table:table-cell>
          <table:table-cell table:style-name="ce1" office:value-type="float" office:value="94.76">
            <text:p>94.76</text:p>
          </table:table-cell>
        </table:table-row>
        <table:table-row>
          <table:table-cell table:number-columns-repeated="5"/>
          <table:table-cell table:style-name="ce2" office:value-type="float" office:value="0.685714285714286">
            <text:p>0.685714285714286</text:p>
          </table:table-cell>
          <table:table-cell table:style-name="ce1" office:value-type="float" office:value="66.72">
            <text:p>66.72</text:p>
          </table:table-cell>
          <table:table-cell table:style-name="ce1" office:value-type="float" office:value="68.57">
            <text:p>68.57</text:p>
          </table:table-cell>
          <table:table-cell table:style-name="ce1" office:value-type="float" office:value="67.63">
            <text:p>67.63</text:p>
          </table:table-cell>
          <table:table-cell table:style-name="ce2" office:value-type="float" office:value="0.970910965461374">
            <text:p>0.970910965461374</text:p>
          </table:table-cell>
          <table:table-cell table:style-name="ce1" office:value-type="float" office:value="97.32">
            <text:p>97.32</text:p>
          </table:table-cell>
          <table:table-cell table:style-name="ce1" office:value-type="float" office:value="97.09">
            <text:p>97.09</text:p>
          </table:table-cell>
          <table:table-cell table:style-name="ce1" office:value-type="float" office:value="97.2">
            <text:p>97.2</text:p>
          </table:table-cell>
          <table:table-cell table:style-name="ce1" office:value-type="float" office:value="94.88">
            <text:p>94.88</text:p>
          </table:table-cell>
          <table:table-cell table:style-name="ce1" office:value-type="float" office:value="94.92">
            <text:p>94.92</text:p>
          </table:table-cell>
          <table:table-cell table:style-name="ce1" office:value-type="float" office:value="94.85">
            <text:p>94.85</text:p>
          </table:table-cell>
        </table:table-row>
        <table:table-row>
          <table:table-cell table:number-columns-repeated="5"/>
          <table:table-cell table:style-name="ce2" office:value-type="float" office:value="0.683116883116883">
            <text:p>0.683116883116883</text:p>
          </table:table-cell>
          <table:table-cell table:style-name="ce1" office:value-type="float" office:value="67.61">
            <text:p>67.61</text:p>
          </table:table-cell>
          <table:table-cell table:style-name="ce1" office:value-type="float" office:value="68.31">
            <text:p>68.31</text:p>
          </table:table-cell>
          <table:table-cell table:style-name="ce1" office:value-type="float" office:value="67.96">
            <text:p>67.96</text:p>
          </table:table-cell>
          <table:table-cell table:style-name="ce2" office:value-type="float" office:value="0.972162898593416">
            <text:p>0.972162898593416</text:p>
          </table:table-cell>
          <table:table-cell table:style-name="ce1" office:value-type="float" office:value="97.3">
            <text:p>97.3</text:p>
          </table:table-cell>
          <table:table-cell table:style-name="ce1" office:value-type="float" office:value="97.22">
            <text:p>97.22</text:p>
          </table:table-cell>
          <table:table-cell table:style-name="ce1" office:value-type="float" office:value="97.26">
            <text:p>97.26</text:p>
          </table:table-cell>
          <table:table-cell table:style-name="ce1" office:value-type="float" office:value="94.96">
            <text:p>94.96</text:p>
          </table:table-cell>
          <table:table-cell table:style-name="ce1" office:value-type="float" office:value="94.97">
            <text:p>94.97</text:p>
          </table:table-cell>
          <table:table-cell table:style-name="ce1" office:value-type="float" office:value="94.95">
            <text:p>94.95</text:p>
          </table:table-cell>
        </table:table-row>
        <table:table-row>
          <table:table-cell table:number-columns-repeated="5"/>
          <table:table-cell table:style-name="ce2" office:value-type="float" office:value="0.67965367965368">
            <text:p>0.67965367965368</text:p>
          </table:table-cell>
          <table:table-cell table:style-name="ce1" office:value-type="float" office:value="68.38">
            <text:p>68.38</text:p>
          </table:table-cell>
          <table:table-cell table:style-name="ce1" office:value-type="float" office:value="67.97">
            <text:p>67.97</text:p>
          </table:table-cell>
          <table:table-cell table:style-name="ce1" office:value-type="float" office:value="68.17">
            <text:p>68.17</text:p>
          </table:table-cell>
          <table:table-cell table:style-name="ce2" office:value-type="float" office:value="0.97326754547463">
            <text:p>0.97326754547463</text:p>
          </table:table-cell>
          <table:table-cell table:style-name="ce1" office:value-type="float" office:value="97.28">
            <text:p>97.28</text:p>
          </table:table-cell>
          <table:table-cell table:style-name="ce1" office:value-type="float" office:value="97.33">
            <text:p>97.33</text:p>
          </table:table-cell>
          <table:table-cell table:style-name="ce1" office:value-type="float" office:value="97.3">
            <text:p>97.3</text:p>
          </table:table-cell>
          <table:table-cell table:style-name="ce1" office:value-type="float" office:value="95.02">
            <text:p>95.02</text:p>
          </table:table-cell>
          <table:table-cell table:style-name="ce1" office:value-type="float" office:value="95.01">
            <text:p>95.01</text:p>
          </table:table-cell>
          <table:table-cell table:style-name="ce1" office:value-type="float" office:value="95.03">
            <text:p>95.03</text:p>
          </table:table-cell>
        </table:table-row>
        <table:table-row>
          <table:table-cell table:number-columns-repeated="5"/>
          <table:table-cell table:style-name="ce2" office:value-type="float" office:value="0.674458874458874">
            <text:p>0.674458874458874</text:p>
          </table:table-cell>
          <table:table-cell table:style-name="ce1" office:value-type="float" office:value="69.43">
            <text:p>69.43</text:p>
          </table:table-cell>
          <table:table-cell table:style-name="ce1" office:value-type="float" office:value="67.45">
            <text:p>67.45</text:p>
          </table:table-cell>
          <table:table-cell table:style-name="ce1" office:value-type="float" office:value="68.43">
            <text:p>68.43</text:p>
          </table:table-cell>
          <table:table-cell table:style-name="ce2" office:value-type="float" office:value="0.974740407982915">
            <text:p>0.974740407982915</text:p>
          </table:table-cell>
          <table:table-cell table:style-name="ce1" office:value-type="float" office:value="97.24">
            <text:p>97.24</text:p>
          </table:table-cell>
          <table:table-cell table:style-name="ce1" office:value-type="float" office:value="97.47">
            <text:p>97.47</text:p>
          </table:table-cell>
          <table:table-cell table:style-name="ce1" office:value-type="float" office:value="97.35">
            <text:p>97.35</text:p>
          </table:table-cell>
          <table:table-cell table:style-name="ce1" office:value-type="float" office:value="95.08">
            <text:p>95.08</text:p>
          </table:table-cell>
          <table:table-cell table:style-name="ce1" office:value-type="float" office:value="95.06">
            <text:p>95.06</text:p>
          </table:table-cell>
          <table:table-cell table:style-name="ce1" office:value-type="float" office:value="95.12">
            <text:p>95.12</text:p>
          </table:table-cell>
        </table:table-row>
        <table:table-row>
          <table:table-cell table:number-columns-repeated="5"/>
          <table:table-cell table:style-name="ce2" office:value-type="float" office:value="0.663203463203463">
            <text:p>0.663203463203463</text:p>
          </table:table-cell>
          <table:table-cell table:style-name="ce1" office:value-type="float" office:value="70.66">
            <text:p>70.66</text:p>
          </table:table-cell>
          <table:table-cell table:style-name="ce1" office:value-type="float" office:value="66.32">
            <text:p>66.32</text:p>
          </table:table-cell>
          <table:table-cell table:style-name="ce1" office:value-type="float" office:value="68.42">
            <text:p>68.42</text:p>
          </table:table-cell>
          <table:table-cell table:style-name="ce2" office:value-type="float" office:value="0.976581486118271">
            <text:p>0.976581486118271</text:p>
          </table:table-cell>
          <table:table-cell table:style-name="ce1" office:value-type="float" office:value="97.15">
            <text:p>97.15</text:p>
          </table:table-cell>
          <table:table-cell table:style-name="ce1" office:value-type="float" office:value="97.66">
            <text:p>97.66</text:p>
          </table:table-cell>
          <table:table-cell table:style-name="ce1" office:value-type="float" office:value="97.4">
            <text:p>97.4</text:p>
          </table:table-cell>
          <table:table-cell table:style-name="ce1" office:value-type="float" office:value="95.13">
            <text:p>95.13</text:p>
          </table:table-cell>
          <table:table-cell table:style-name="ce1" office:value-type="float" office:value="95.07">
            <text:p>95.07</text:p>
          </table:table-cell>
          <table:table-cell table:style-name="ce1" office:value-type="float" office:value="95.2">
            <text:p>95.2</text:p>
          </table:table-cell>
        </table:table-row>
      </table:table>
      <table:table table:name="'file:///home/runejen/Dropbox/Skole/Master/Data/Model_1.ods'#plain_ln" table:print="false" table:style-name="ta_extref">
        <table:table-source xlink:type="simple" xlink:href="../Model_1.ods" table:table-name="plain_ln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717748917748918">
            <text:p>0.717748917748918</text:p>
          </table:table-cell>
          <table:table-cell table:style-name="ce1" office:value-type="float" office:value="60.91">
            <text:p>60.91</text:p>
          </table:table-cell>
          <table:table-cell table:style-name="ce1" office:value-type="float" office:value="71.77">
            <text:p>71.77</text:p>
          </table:table-cell>
          <table:table-cell table:style-name="ce1" office:value-type="float" office:value="65.9">
            <text:p>65.9</text:p>
          </table:table-cell>
          <table:table-cell table:style-name="ce2" office:value-type="float" office:value="0.960821857279623">
            <text:p>0.960821857279623</text:p>
          </table:table-cell>
          <table:table-cell table:style-name="ce1" office:value-type="float" office:value="97.56">
            <text:p>97.56</text:p>
          </table:table-cell>
          <table:table-cell table:style-name="ce1" office:value-type="float" office:value="96.08">
            <text:p>96.08</text:p>
          </table:table-cell>
          <table:table-cell table:style-name="ce1" office:value-type="float" office:value="96.81">
            <text:p>96.81</text:p>
          </table:table-cell>
          <table:table-cell table:style-name="ce1" office:value-type="float" office:value="94.39">
            <text:p>94.39</text:p>
          </table:table-cell>
          <table:table-cell table:style-name="ce1" office:value-type="float" office:value="94.69">
            <text:p>94.69</text:p>
          </table:table-cell>
          <table:table-cell table:style-name="ce1" office:value-type="float" office:value="94.17">
            <text:p>94.17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686580086580087">
            <text:p>0.686580086580087</text:p>
          </table:table-cell>
          <table:table-cell table:style-name="ce1" office:value-type="float" office:value="71.96">
            <text:p>71.96</text:p>
          </table:table-cell>
          <table:table-cell table:style-name="ce1" office:value-type="float" office:value="68.66">
            <text:p>68.66</text:p>
          </table:table-cell>
          <table:table-cell table:style-name="ce1" office:value-type="float" office:value="70.27">
            <text:p>70.27</text:p>
          </table:table-cell>
          <table:table-cell table:style-name="ce2" office:value-type="float" office:value="0.977244274246999">
            <text:p>0.977244274246999</text:p>
          </table:table-cell>
          <table:table-cell table:style-name="ce1" office:value-type="float" office:value="97.34">
            <text:p>97.34</text:p>
          </table:table-cell>
          <table:table-cell table:style-name="ce1" office:value-type="float" office:value="97.72">
            <text:p>97.72</text:p>
          </table:table-cell>
          <table:table-cell table:style-name="ce1" office:value-type="float" office:value="97.53">
            <text:p>97.53</text:p>
          </table:table-cell>
          <table:table-cell table:style-name="ce1" office:value-type="float" office:value="95.39">
            <text:p>95.39</text:p>
          </table:table-cell>
          <table:table-cell table:style-name="ce1" office:value-type="float" office:value="95.35">
            <text:p>95.35</text:p>
          </table:table-cell>
          <table:table-cell table:style-name="ce1" office:value-type="float" office:value="95.44">
            <text:p>95.44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67965367965368">
            <text:p>0.67965367965368</text:p>
          </table:table-cell>
          <table:table-cell table:style-name="ce1" office:value-type="float" office:value="71.04">
            <text:p>71.04</text:p>
          </table:table-cell>
          <table:table-cell table:style-name="ce1" office:value-type="float" office:value="67.97">
            <text:p>67.97</text:p>
          </table:table-cell>
          <table:table-cell table:style-name="ce1" office:value-type="float" office:value="69.47">
            <text:p>69.47</text:p>
          </table:table-cell>
          <table:table-cell table:style-name="ce2" office:value-type="float" office:value="0.976434199867442">
            <text:p>0.976434199867442</text:p>
          </table:table-cell>
          <table:table-cell table:style-name="ce1" office:value-type="float" office:value="97.29">
            <text:p>97.29</text:p>
          </table:table-cell>
          <table:table-cell table:style-name="ce1" office:value-type="float" office:value="97.64">
            <text:p>97.64</text:p>
          </table:table-cell>
          <table:table-cell table:style-name="ce1" office:value-type="float" office:value="97.46">
            <text:p>97.46</text:p>
          </table:table-cell>
          <table:table-cell table:style-name="ce1" office:value-type="float" office:value="95.27">
            <text:p>95.27</text:p>
          </table:table-cell>
          <table:table-cell table:style-name="ce1" office:value-type="float" office:value="95.23">
            <text:p>95.23</text:p>
          </table:table-cell>
          <table:table-cell table:style-name="ce1" office:value-type="float" office:value="95.31">
            <text:p>95.31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683116883116883">
            <text:p>0.683116883116883</text:p>
          </table:table-cell>
          <table:table-cell table:style-name="ce1" office:value-type="float" office:value="71.21">
            <text:p>71.21</text:p>
          </table:table-cell>
          <table:table-cell table:style-name="ce1" office:value-type="float" office:value="68.31">
            <text:p>68.31</text:p>
          </table:table-cell>
          <table:table-cell table:style-name="ce1" office:value-type="float" office:value="69.73">
            <text:p>69.73</text:p>
          </table:table-cell>
          <table:table-cell table:style-name="ce2" office:value-type="float" office:value="0.976507842992857">
            <text:p>0.976507842992857</text:p>
          </table:table-cell>
          <table:table-cell table:style-name="ce1" office:value-type="float" office:value="97.31">
            <text:p>97.31</text:p>
          </table:table-cell>
          <table:table-cell table:style-name="ce1" office:value-type="float" office:value="97.65">
            <text:p>97.65</text:p>
          </table:table-cell>
          <table:table-cell table:style-name="ce1" office:value-type="float" office:value="97.48">
            <text:p>97.48</text:p>
          </table:table-cell>
          <table:table-cell table:style-name="ce1" office:value-type="float" office:value="95.3">
            <text:p>95.3</text:p>
          </table:table-cell>
          <table:table-cell table:style-name="ce1" office:value-type="float" office:value="95.26">
            <text:p>95.26</text:p>
          </table:table-cell>
          <table:table-cell table:style-name="ce1" office:value-type="float" office:value="95.35">
            <text:p>95.35</text:p>
          </table:table-cell>
        </table:table-row>
        <table:table-row table:number-rows-repeated="4">
          <table:table-cell table:number-columns-repeated="16"/>
        </table:table-row>
        <table:table-row>
          <table:table-cell table:number-columns-repeated="5"/>
          <table:table-cell table:style-name="ce2" office:value-type="float" office:value="0.710822510822511">
            <text:p>0.710822510822511</text:p>
          </table:table-cell>
          <table:table-cell table:style-name="ce1" office:value-type="float" office:value="65.37">
            <text:p>65.37</text:p>
          </table:table-cell>
          <table:table-cell table:style-name="ce1" office:value-type="float" office:value="71.08">
            <text:p>71.08</text:p>
          </table:table-cell>
          <table:table-cell table:style-name="ce1" office:value-type="float" office:value="68.11">
            <text:p>68.11</text:p>
          </table:table-cell>
          <table:table-cell table:style-name="ce2" office:value-type="float" office:value="0.967965240444804">
            <text:p>0.967965240444804</text:p>
          </table:table-cell>
          <table:table-cell table:style-name="ce1" office:value-type="float" office:value="97.52">
            <text:p>97.52</text:p>
          </table:table-cell>
          <table:table-cell table:style-name="ce1" office:value-type="float" office:value="96.8">
            <text:p>96.8</text:p>
          </table:table-cell>
          <table:table-cell table:style-name="ce1" office:value-type="float" office:value="97.16">
            <text:p>97.16</text:p>
          </table:table-cell>
          <table:table-cell table:style-name="ce1" office:value-type="float" office:value="94.88">
            <text:p>94.88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94.78">
            <text:p>94.78</text:p>
          </table:table-cell>
        </table:table-row>
        <table:table-row>
          <table:table-cell table:number-columns-repeated="5"/>
          <table:table-cell table:style-name="ce2" office:value-type="float" office:value="0.708225108225108">
            <text:p>0.708225108225108</text:p>
          </table:table-cell>
          <table:table-cell table:style-name="ce1" office:value-type="float" office:value="66.13">
            <text:p>66.13</text:p>
          </table:table-cell>
          <table:table-cell table:style-name="ce1" office:value-type="float" office:value="70.82">
            <text:p>70.82</text:p>
          </table:table-cell>
          <table:table-cell table:style-name="ce1" office:value-type="float" office:value="68.39">
            <text:p>68.39</text:p>
          </table:table-cell>
          <table:table-cell table:style-name="ce2" office:value-type="float" office:value="0.969143530451432">
            <text:p>0.969143530451432</text:p>
          </table:table-cell>
          <table:table-cell table:style-name="ce1" office:value-type="float" office:value="97.5">
            <text:p>97.5</text:p>
          </table:table-cell>
          <table:table-cell table:style-name="ce1" office:value-type="float" office:value="96.91">
            <text:p>96.91</text:p>
          </table:table-cell>
          <table:table-cell table:style-name="ce1" office:value-type="float" office:value="97.2">
            <text:p>97.2</text:p>
          </table:table-cell>
          <table:table-cell table:style-name="ce1" office:value-type="float" office:value="94.94">
            <text:p>94.94</text:p>
          </table:table-cell>
          <table:table-cell table:style-name="ce1" office:value-type="float" office:value="95.04">
            <text:p>95.04</text:p>
          </table:table-cell>
          <table:table-cell table:style-name="ce1" office:value-type="float" office:value="94.86">
            <text:p>94.86</text:p>
          </table:table-cell>
        </table:table-row>
        <table:table-row>
          <table:table-cell table:number-columns-repeated="5"/>
          <table:table-cell table:style-name="ce2" office:value-type="float" office:value="0.707359307359307">
            <text:p>0.707359307359307</text:p>
          </table:table-cell>
          <table:table-cell table:style-name="ce1" office:value-type="float" office:value="66.86">
            <text:p>66.86</text:p>
          </table:table-cell>
          <table:table-cell table:style-name="ce1" office:value-type="float" office:value="70.74">
            <text:p>70.74</text:p>
          </table:table-cell>
          <table:table-cell table:style-name="ce1" office:value-type="float" office:value="68.75">
            <text:p>68.75</text:p>
          </table:table-cell>
          <table:table-cell table:style-name="ce2" office:value-type="float" office:value="0.970174534207232">
            <text:p>0.970174534207232</text:p>
          </table:table-cell>
          <table:table-cell table:style-name="ce1" office:value-type="float" office:value="97.5">
            <text:p>97.5</text:p>
          </table:table-cell>
          <table:table-cell table:style-name="ce1" office:value-type="float" office:value="97.02">
            <text:p>97.02</text:p>
          </table:table-cell>
          <table:table-cell table:style-name="ce1" office:value-type="float" office:value="97.26">
            <text:p>97.26</text:p>
          </table:table-cell>
          <table:table-cell table:style-name="ce1" office:value-type="float" office:value="95.03">
            <text:p>95.03</text:p>
          </table:table-cell>
          <table:table-cell table:style-name="ce1" office:value-type="float" office:value="95.1">
            <text:p>95.1</text:p>
          </table:table-cell>
          <table:table-cell table:style-name="ce1" office:value-type="float" office:value="94.96">
            <text:p>94.96</text:p>
          </table:table-cell>
        </table:table-row>
        <table:table-row>
          <table:table-cell table:number-columns-repeated="5"/>
          <table:table-cell table:style-name="ce2" office:value-type="float" office:value="0.704761904761905">
            <text:p>0.704761904761905</text:p>
          </table:table-cell>
          <table:table-cell table:style-name="ce1" office:value-type="float" office:value="67.27">
            <text:p>67.27</text:p>
          </table:table-cell>
          <table:table-cell table:style-name="ce1" office:value-type="float" office:value="70.48">
            <text:p>70.48</text:p>
          </table:table-cell>
          <table:table-cell table:style-name="ce1" office:value-type="float" office:value="68.84">
            <text:p>68.84</text:p>
          </table:table-cell>
          <table:table-cell table:style-name="ce2" office:value-type="float" office:value="0.97083732233596">
            <text:p>0.97083732233596</text:p>
          </table:table-cell>
          <table:table-cell table:style-name="ce1" office:value-type="float" office:value="97.48">
            <text:p>97.48</text:p>
          </table:table-cell>
          <table:table-cell table:style-name="ce1" office:value-type="float" office:value="97.08">
            <text:p>97.08</text:p>
          </table:table-cell>
          <table:table-cell table:style-name="ce1" office:value-type="float" office:value="97.28">
            <text:p>97.28</text:p>
          </table:table-cell>
          <table:table-cell table:style-name="ce1" office:value-type="float" office:value="95.05">
            <text:p>95.05</text:p>
          </table:table-cell>
          <table:table-cell table:style-name="ce1" office:value-type="float" office:value="95.11">
            <text:p>95.11</text:p>
          </table:table-cell>
          <table:table-cell table:style-name="ce1" office:value-type="float" office:value="94.99">
            <text:p>94.99</text:p>
          </table:table-cell>
        </table:table-row>
        <table:table-row>
          <table:table-cell table:number-columns-repeated="5"/>
          <table:table-cell table:style-name="ce2" office:value-type="float" office:value="0.702164502164502">
            <text:p>0.702164502164502</text:p>
          </table:table-cell>
          <table:table-cell table:style-name="ce1" office:value-type="float" office:value="67.58">
            <text:p>67.58</text:p>
          </table:table-cell>
          <table:table-cell table:style-name="ce1" office:value-type="float" office:value="70.22">
            <text:p>70.22</text:p>
          </table:table-cell>
          <table:table-cell table:style-name="ce1" office:value-type="float" office:value="68.87">
            <text:p>68.87</text:p>
          </table:table-cell>
          <table:table-cell table:style-name="ce2" office:value-type="float" office:value="0.97135282421386">
            <text:p>0.97135282421386</text:p>
          </table:table-cell>
          <table:table-cell table:style-name="ce1" office:value-type="float" office:value="97.46">
            <text:p>97.46</text:p>
          </table:table-cell>
          <table:table-cell table:style-name="ce1" office:value-type="float" office:value="97.14">
            <text:p>97.14</text:p>
          </table:table-cell>
          <table:table-cell table:style-name="ce1" office:value-type="float" office:value="97.3">
            <text:p>97.3</text:p>
          </table:table-cell>
          <table:table-cell table:style-name="ce1" office:value-type="float" office:value="95.07">
            <text:p>95.07</text:p>
          </table:table-cell>
          <table:table-cell table:style-name="ce1" office:value-type="float" office:value="95.12">
            <text:p>95.12</text:p>
          </table:table-cell>
          <table:table-cell table:style-name="ce1" office:value-type="float" office:value="95.03">
            <text:p>95.03</text:p>
          </table:table-cell>
        </table:table-row>
        <table:table-row>
          <table:table-cell table:number-columns-repeated="5"/>
          <table:table-cell table:style-name="ce2" office:value-type="float" office:value="0.698701298701299">
            <text:p>0.698701298701299</text:p>
          </table:table-cell>
          <table:table-cell table:style-name="ce1" office:value-type="float" office:value="67.93">
            <text:p>67.93</text:p>
          </table:table-cell>
          <table:table-cell table:style-name="ce1" office:value-type="float" office:value="69.87">
            <text:p>69.87</text:p>
          </table:table-cell>
          <table:table-cell table:style-name="ce1" office:value-type="float" office:value="68.89">
            <text:p>68.89</text:p>
          </table:table-cell>
          <table:table-cell table:style-name="ce2" office:value-type="float" office:value="0.971941969217174">
            <text:p>0.971941969217174</text:p>
          </table:table-cell>
          <table:table-cell table:style-name="ce1" office:value-type="float" office:value="97.43">
            <text:p>97.43</text:p>
          </table:table-cell>
          <table:table-cell table:style-name="ce1" office:value-type="float" office:value="97.19">
            <text:p>97.19</text:p>
          </table:table-cell>
          <table:table-cell table:style-name="ce1" office:value-type="float" office:value="97.31">
            <text:p>97.31</text:p>
          </table:table-cell>
          <table:table-cell table:style-name="ce1" office:value-type="float" office:value="95.08">
            <text:p>95.08</text:p>
          </table:table-cell>
          <table:table-cell table:style-name="ce1" office:value-type="float" office:value="95.12">
            <text:p>95.12</text:p>
          </table:table-cell>
          <table:table-cell table:style-name="ce1" office:value-type="float" office:value="95.05">
            <text:p>95.05</text:p>
          </table:table-cell>
        </table:table-row>
        <table:table-row>
          <table:table-cell table:number-columns-repeated="5"/>
          <table:table-cell table:style-name="ce2" office:value-type="float" office:value="0.691774891774892">
            <text:p>0.691774891774892</text:p>
          </table:table-cell>
          <table:table-cell table:style-name="ce1" office:value-type="float" office:value="68.23">
            <text:p>68.23</text:p>
          </table:table-cell>
          <table:table-cell table:style-name="ce1" office:value-type="float" office:value="69.18">
            <text:p>69.18</text:p>
          </table:table-cell>
          <table:table-cell table:style-name="ce1" office:value-type="float" office:value="68.7">
            <text:p>68.7</text:p>
          </table:table-cell>
          <table:table-cell table:style-name="ce2" office:value-type="float" office:value="0.972604757345902">
            <text:p>0.972604757345902</text:p>
          </table:table-cell>
          <table:table-cell table:style-name="ce1" office:value-type="float" office:value="97.38">
            <text:p>97.38</text:p>
          </table:table-cell>
          <table:table-cell table:style-name="ce1" office:value-type="float" office:value="97.26">
            <text:p>97.26</text:p>
          </table:table-cell>
          <table:table-cell table:style-name="ce1" office:value-type="float" office:value="97.32">
            <text:p>97.32</text:p>
          </table:table-cell>
          <table:table-cell table:style-name="ce1" office:value-type="float" office:value="95.08">
            <text:p>95.08</text:p>
          </table:table-cell>
          <table:table-cell table:style-name="ce1" office:value-type="float" office:value="95.09">
            <text:p>95.09</text:p>
          </table:table-cell>
          <table:table-cell table:style-name="ce1" office:value-type="float" office:value="95.06">
            <text:p>95.06</text:p>
          </table:table-cell>
        </table:table-row>
        <table:table-row>
          <table:table-cell table:number-columns-repeated="5"/>
          <table:table-cell table:style-name="ce2" office:value-type="float" office:value="0.689177489177489">
            <text:p>0.689177489177489</text:p>
          </table:table-cell>
          <table:table-cell table:style-name="ce1" office:value-type="float" office:value="69.22">
            <text:p>69.22</text:p>
          </table:table-cell>
          <table:table-cell table:style-name="ce1" office:value-type="float" office:value="68.92">
            <text:p>68.92</text:p>
          </table:table-cell>
          <table:table-cell table:style-name="ce1" office:value-type="float" office:value="69.07">
            <text:p>69.07</text:p>
          </table:table-cell>
          <table:table-cell table:style-name="ce2" office:value-type="float" office:value="0.973930333603358">
            <text:p>0.973930333603358</text:p>
          </table:table-cell>
          <table:table-cell table:style-name="ce1" office:value-type="float" office:value="97.36">
            <text:p>97.36</text:p>
          </table:table-cell>
          <table:table-cell table:style-name="ce1" office:value-type="float" office:value="97.39">
            <text:p>97.39</text:p>
          </table:table-cell>
          <table:table-cell table:style-name="ce1" office:value-type="float" office:value="97.37">
            <text:p>97.37</text:p>
          </table:table-cell>
          <table:table-cell table:style-name="ce1" office:value-type="float" office:value="95.15">
            <text:p>95.15</text:p>
          </table:table-cell>
          <table:table-cell table:style-name="ce1" office:value-type="float" office:value="95.15">
            <text:p>95.15</text:p>
          </table:table-cell>
          <table:table-cell table:style-name="ce1" office:value-type="float" office:value="95.16">
            <text:p>95.16</text:p>
          </table:table-cell>
        </table:table-row>
        <table:table-row>
          <table:table-cell table:number-columns-repeated="5"/>
          <table:table-cell table:style-name="ce2" office:value-type="float" office:value="0.682251082251082">
            <text:p>0.682251082251082</text:p>
          </table:table-cell>
          <table:table-cell table:style-name="ce1" office:value-type="float" office:value="71.25">
            <text:p>71.25</text:p>
          </table:table-cell>
          <table:table-cell table:style-name="ce1" office:value-type="float" office:value="68.23">
            <text:p>68.23</text:p>
          </table:table-cell>
          <table:table-cell table:style-name="ce1" office:value-type="float" office:value="69.71">
            <text:p>69.71</text:p>
          </table:table-cell>
          <table:table-cell table:style-name="ce2" office:value-type="float" office:value="0.976581486118271">
            <text:p>0.976581486118271</text:p>
          </table:table-cell>
          <table:table-cell table:style-name="ce1" office:value-type="float" office:value="97.31">
            <text:p>97.31</text:p>
          </table:table-cell>
          <table:table-cell table:style-name="ce1" office:value-type="float" office:value="97.66">
            <text:p>97.66</text:p>
          </table:table-cell>
          <table:table-cell table:style-name="ce1" office:value-type="float" office:value="97.48">
            <text:p>97.48</text:p>
          </table:table-cell>
          <table:table-cell table:style-name="ce1" office:value-type="float" office:value="95.3">
            <text:p>95.3</text:p>
          </table:table-cell>
          <table:table-cell table:style-name="ce1" office:value-type="float" office:value="95.27">
            <text:p>95.27</text:p>
          </table:table-cell>
          <table:table-cell table:style-name="ce1" office:value-type="float" office:value="95.35">
            <text:p>95.35</text:p>
          </table:table-cell>
        </table:table-row>
      </table:table>
      <table:table table:name="'file:///home/runejen/Dropbox/Skole/Master/Data/Model_1.ods'#plain_nn" table:print="false" table:style-name="ta_extref">
        <table:table-source xlink:type="simple" xlink:href="../Model_1.ods" table:table-name="plain_nn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586147186147186">
            <text:p>0.586147186147186</text:p>
          </table:table-cell>
          <table:table-cell table:style-name="ce1" office:value-type="float" office:value="55.04">
            <text:p>55.04</text:p>
          </table:table-cell>
          <table:table-cell table:style-name="ce1" office:value-type="float" office:value="58.61">
            <text:p>58.61</text:p>
          </table:table-cell>
          <table:table-cell table:style-name="ce1" office:value-type="float" office:value="56.77">
            <text:p>56.77</text:p>
          </table:table-cell>
          <table:table-cell table:style-name="ce2" office:value-type="float" office:value="0.959275351645924">
            <text:p>0.959275351645924</text:p>
          </table:table-cell>
          <table:table-cell table:style-name="ce1" office:value-type="float" office:value="96.46">
            <text:p>96.46</text:p>
          </table:table-cell>
          <table:table-cell table:style-name="ce1" office:value-type="float" office:value="95.93">
            <text:p>95.93</text:p>
          </table:table-cell>
          <table:table-cell table:style-name="ce1" office:value-type="float" office:value="96.19">
            <text:p>96.19</text:p>
          </table:table-cell>
          <table:table-cell table:style-name="ce1" office:value-type="float" office:value="93.1">
            <text:p>93.1</text:p>
          </table:table-cell>
          <table:table-cell table:style-name="ce1" office:value-type="float" office:value="93.21">
            <text:p>93.21</text:p>
          </table:table-cell>
          <table:table-cell table:style-name="ce1" office:value-type="float" office:value="93">
            <text:p>93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683116883116883">
            <text:p>0.683116883116883</text:p>
          </table:table-cell>
          <table:table-cell table:style-name="ce1" office:value-type="float" office:value="70.26">
            <text:p>70.26</text:p>
          </table:table-cell>
          <table:table-cell table:style-name="ce1" office:value-type="float" office:value="68.31">
            <text:p>68.31</text:p>
          </table:table-cell>
          <table:table-cell table:style-name="ce1" office:value-type="float" office:value="69.27">
            <text:p>69.27</text:p>
          </table:table-cell>
          <table:table-cell table:style-name="ce2" office:value-type="float" office:value="0.975403196111643">
            <text:p>0.975403196111643</text:p>
          </table:table-cell>
          <table:table-cell table:style-name="ce1" office:value-type="float" office:value="97.31">
            <text:p>97.31</text:p>
          </table:table-cell>
          <table:table-cell table:style-name="ce1" office:value-type="float" office:value="97.54">
            <text:p>97.54</text:p>
          </table:table-cell>
          <table:table-cell table:style-name="ce1" office:value-type="float" office:value="97.42">
            <text:p>97.42</text:p>
          </table:table-cell>
          <table:table-cell table:style-name="ce1" office:value-type="float" office:value="95.21">
            <text:p>95.21</text:p>
          </table:table-cell>
          <table:table-cell table:style-name="ce1" office:value-type="float" office:value="95.19">
            <text:p>95.19</text:p>
          </table:table-cell>
          <table:table-cell table:style-name="ce1" office:value-type="float" office:value="95.25">
            <text:p>95.25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688311688311688">
            <text:p>0.688311688311688</text:p>
          </table:table-cell>
          <table:table-cell table:style-name="ce1" office:value-type="float" office:value="70.54">
            <text:p>70.54</text:p>
          </table:table-cell>
          <table:table-cell table:style-name="ce1" office:value-type="float" office:value="68.83">
            <text:p>68.83</text:p>
          </table:table-cell>
          <table:table-cell table:style-name="ce1" office:value-type="float" office:value="69.67">
            <text:p>69.67</text:p>
          </table:table-cell>
          <table:table-cell table:style-name="ce2" office:value-type="float" office:value="0.975550482362471">
            <text:p>0.975550482362471</text:p>
          </table:table-cell>
          <table:table-cell table:style-name="ce1" office:value-type="float" office:value="97.35">
            <text:p>97.35</text:p>
          </table:table-cell>
          <table:table-cell table:style-name="ce1" office:value-type="float" office:value="97.56">
            <text:p>97.56</text:p>
          </table:table-cell>
          <table:table-cell table:style-name="ce1" office:value-type="float" office:value="97.45">
            <text:p>97.45</text:p>
          </table:table-cell>
          <table:table-cell table:style-name="ce1" office:value-type="float" office:value="95.27">
            <text:p>95.27</text:p>
          </table:table-cell>
          <table:table-cell table:style-name="ce1" office:value-type="float" office:value="95.25">
            <text:p>95.25</text:p>
          </table:table-cell>
          <table:table-cell table:style-name="ce1" office:value-type="float" office:value="95.31">
            <text:p>95.31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687445887445887">
            <text:p>0.687445887445887</text:p>
          </table:table-cell>
          <table:table-cell table:style-name="ce1" office:value-type="float" office:value="69.96">
            <text:p>69.96</text:p>
          </table:table-cell>
          <table:table-cell table:style-name="ce1" office:value-type="float" office:value="68.74">
            <text:p>68.74</text:p>
          </table:table-cell>
          <table:table-cell table:style-name="ce1" office:value-type="float" office:value="69.34">
            <text:p>69.34</text:p>
          </table:table-cell>
          <table:table-cell table:style-name="ce2" office:value-type="float" office:value="0.974887694233743">
            <text:p>0.974887694233743</text:p>
          </table:table-cell>
          <table:table-cell table:style-name="ce1" office:value-type="float" office:value="97.35">
            <text:p>97.35</text:p>
          </table:table-cell>
          <table:table-cell table:style-name="ce1" office:value-type="float" office:value="97.49">
            <text:p>97.49</text:p>
          </table:table-cell>
          <table:table-cell table:style-name="ce1" office:value-type="float" office:value="97.42">
            <text:p>97.42</text:p>
          </table:table-cell>
          <table:table-cell table:style-name="ce1" office:value-type="float" office:value="95.22">
            <text:p>95.22</text:p>
          </table:table-cell>
          <table:table-cell table:style-name="ce1" office:value-type="float" office:value="95.2">
            <text:p>95.2</text:p>
          </table:table-cell>
          <table:table-cell table:style-name="ce1" office:value-type="float" office:value="95.24">
            <text:p>95.24</text:p>
          </table:table-cell>
        </table:table-row>
        <table:table-row table:number-rows-repeated="4">
          <table:table-cell table:number-columns-repeated="16"/>
        </table:table-row>
        <table:table-row>
          <table:table-cell table:number-columns-repeated="5"/>
          <table:table-cell table:style-name="ce2" office:value-type="float" office:value="0.705627705627706">
            <text:p>0.705627705627706</text:p>
          </table:table-cell>
          <table:table-cell table:style-name="ce1" office:value-type="float" office:value="62.26">
            <text:p>62.26</text:p>
          </table:table-cell>
          <table:table-cell table:style-name="ce1" office:value-type="float" office:value="70.56">
            <text:p>70.56</text:p>
          </table:table-cell>
          <table:table-cell table:style-name="ce1" office:value-type="float" office:value="66.15">
            <text:p>66.15</text:p>
          </table:table-cell>
          <table:table-cell table:style-name="ce2" office:value-type="float" office:value="0.963620296045364">
            <text:p>0.963620296045364</text:p>
          </table:table-cell>
          <table:table-cell table:style-name="ce1" office:value-type="float" office:value="97.47">
            <text:p>97.47</text:p>
          </table:table-cell>
          <table:table-cell table:style-name="ce1" office:value-type="float" office:value="96.36">
            <text:p>96.36</text:p>
          </table:table-cell>
          <table:table-cell table:style-name="ce1" office:value-type="float" office:value="96.91">
            <text:p>96.91</text:p>
          </table:table-cell>
          <table:table-cell table:style-name="ce1" office:value-type="float" office:value="94.5">
            <text:p>94.5</text:p>
          </table:table-cell>
          <table:table-cell table:style-name="ce1" office:value-type="float" office:value="94.71">
            <text:p>94.71</text:p>
          </table:table-cell>
          <table:table-cell table:style-name="ce1" office:value-type="float" office:value="94.34">
            <text:p>94.34</text:p>
          </table:table-cell>
        </table:table-row>
        <table:table-row>
          <table:table-cell table:number-columns-repeated="5"/>
          <table:table-cell table:style-name="ce2" office:value-type="float" office:value="0.704761904761905">
            <text:p>0.704761904761905</text:p>
          </table:table-cell>
          <table:table-cell table:style-name="ce1" office:value-type="float" office:value="63.4">
            <text:p>63.4</text:p>
          </table:table-cell>
          <table:table-cell table:style-name="ce1" office:value-type="float" office:value="70.48">
            <text:p>70.48</text:p>
          </table:table-cell>
          <table:table-cell table:style-name="ce1" office:value-type="float" office:value="66.75">
            <text:p>66.75</text:p>
          </table:table-cell>
          <table:table-cell table:style-name="ce2" office:value-type="float" office:value="0.965387731055306">
            <text:p>0.965387731055306</text:p>
          </table:table-cell>
          <table:table-cell table:style-name="ce1" office:value-type="float" office:value="97.46">
            <text:p>97.46</text:p>
          </table:table-cell>
          <table:table-cell table:style-name="ce1" office:value-type="float" office:value="96.54">
            <text:p>96.54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94.63">
            <text:p>94.63</text:p>
          </table:table-cell>
          <table:table-cell table:style-name="ce1" office:value-type="float" office:value="94.79">
            <text:p>94.79</text:p>
          </table:table-cell>
          <table:table-cell table:style-name="ce1" office:value-type="float" office:value="94.5">
            <text:p>94.5</text:p>
          </table:table-cell>
        </table:table-row>
        <table:table-row>
          <table:table-cell table:number-columns-repeated="5"/>
          <table:table-cell table:style-name="ce2" office:value-type="float" office:value="0.703896103896104">
            <text:p>0.703896103896104</text:p>
          </table:table-cell>
          <table:table-cell table:style-name="ce1" office:value-type="float" office:value="63.92">
            <text:p>63.92</text:p>
          </table:table-cell>
          <table:table-cell table:style-name="ce1" office:value-type="float" office:value="70.39">
            <text:p>70.39</text:p>
          </table:table-cell>
          <table:table-cell table:style-name="ce1" office:value-type="float" office:value="67">
            <text:p>67</text:p>
          </table:table-cell>
          <table:table-cell table:style-name="ce2" office:value-type="float" office:value="0.966197805434863">
            <text:p>0.966197805434863</text:p>
          </table:table-cell>
          <table:table-cell table:style-name="ce1" office:value-type="float" office:value="97.46">
            <text:p>97.46</text:p>
          </table:table-cell>
          <table:table-cell table:style-name="ce1" office:value-type="float" office:value="96.62">
            <text:p>96.62</text:p>
          </table:table-cell>
          <table:table-cell table:style-name="ce1" office:value-type="float" office:value="97.04">
            <text:p>97.04</text:p>
          </table:table-cell>
          <table:table-cell table:style-name="ce1" office:value-type="float" office:value="94.69">
            <text:p>94.69</text:p>
          </table:table-cell>
          <table:table-cell table:style-name="ce1" office:value-type="float" office:value="94.83">
            <text:p>94.83</text:p>
          </table:table-cell>
          <table:table-cell table:style-name="ce1" office:value-type="float" office:value="94.56">
            <text:p>94.56</text:p>
          </table:table-cell>
        </table:table-row>
        <table:table-row>
          <table:table-cell table:number-columns-repeated="5"/>
          <table:table-cell table:style-name="ce2" office:value-type="float" office:value="0.703896103896104">
            <text:p>0.703896103896104</text:p>
          </table:table-cell>
          <table:table-cell table:style-name="ce1" office:value-type="float" office:value="64.52">
            <text:p>64.52</text:p>
          </table:table-cell>
          <table:table-cell table:style-name="ce1" office:value-type="float" office:value="70.39">
            <text:p>70.39</text:p>
          </table:table-cell>
          <table:table-cell table:style-name="ce1" office:value-type="float" office:value="67.33">
            <text:p>67.33</text:p>
          </table:table-cell>
          <table:table-cell table:style-name="ce2" office:value-type="float" office:value="0.967081522939833">
            <text:p>0.967081522939833</text:p>
          </table:table-cell>
          <table:table-cell table:style-name="ce1" office:value-type="float" office:value="97.46">
            <text:p>97.46</text:p>
          </table:table-cell>
          <table:table-cell table:style-name="ce1" office:value-type="float" office:value="96.71">
            <text:p>96.71</text:p>
          </table:table-cell>
          <table:table-cell table:style-name="ce1" office:value-type="float" office:value="97.08">
            <text:p>97.08</text:p>
          </table:table-cell>
          <table:table-cell table:style-name="ce1" office:value-type="float" office:value="94.75">
            <text:p>94.75</text:p>
          </table:table-cell>
          <table:table-cell table:style-name="ce1" office:value-type="float" office:value="94.88">
            <text:p>94.88</text:p>
          </table:table-cell>
          <table:table-cell table:style-name="ce1" office:value-type="float" office:value="94.65">
            <text:p>94.65</text:p>
          </table:table-cell>
        </table:table-row>
        <table:table-row>
          <table:table-cell table:number-columns-repeated="5"/>
          <table:table-cell table:style-name="ce2" office:value-type="float" office:value="0.6995670995671">
            <text:p>0.6995670995671</text:p>
          </table:table-cell>
          <table:table-cell table:style-name="ce1" office:value-type="float" office:value="64.9">
            <text:p>64.9</text:p>
          </table:table-cell>
          <table:table-cell table:style-name="ce1" office:value-type="float" office:value="69.96">
            <text:p>69.96</text:p>
          </table:table-cell>
          <table:table-cell table:style-name="ce1" office:value-type="float" office:value="67.34">
            <text:p>67.34</text:p>
          </table:table-cell>
          <table:table-cell table:style-name="ce2" office:value-type="float" office:value="0.967817954193976">
            <text:p>0.967817954193976</text:p>
          </table:table-cell>
          <table:table-cell table:style-name="ce1" office:value-type="float" office:value="97.43">
            <text:p>97.43</text:p>
          </table:table-cell>
          <table:table-cell table:style-name="ce1" office:value-type="float" office:value="96.78">
            <text:p>96.78</text:p>
          </table:table-cell>
          <table:table-cell table:style-name="ce1" office:value-type="float" office:value="97.1">
            <text:p>97.1</text:p>
          </table:table-cell>
          <table:table-cell table:style-name="ce1" office:value-type="float" office:value="94.77">
            <text:p>94.77</text:p>
          </table:table-cell>
          <table:table-cell table:style-name="ce1" office:value-type="float" office:value="94.88">
            <text:p>94.88</text:p>
          </table:table-cell>
          <table:table-cell table:style-name="ce1" office:value-type="float" office:value="94.68">
            <text:p>94.68</text:p>
          </table:table-cell>
        </table:table-row>
        <table:table-row>
          <table:table-cell table:number-columns-repeated="5"/>
          <table:table-cell table:style-name="ce2" office:value-type="float" office:value="0.695238095238095">
            <text:p>0.695238095238095</text:p>
          </table:table-cell>
          <table:table-cell table:style-name="ce1" office:value-type="float" office:value="65.66">
            <text:p>65.66</text:p>
          </table:table-cell>
          <table:table-cell table:style-name="ce1" office:value-type="float" office:value="69.52">
            <text:p>69.52</text:p>
          </table:table-cell>
          <table:table-cell table:style-name="ce1" office:value-type="float" office:value="67.53">
            <text:p>67.53</text:p>
          </table:table-cell>
          <table:table-cell table:style-name="ce2" office:value-type="float" office:value="0.969069887326018">
            <text:p>0.969069887326018</text:p>
          </table:table-cell>
          <table:table-cell table:style-name="ce1" office:value-type="float" office:value="97.39">
            <text:p>97.39</text:p>
          </table:table-cell>
          <table:table-cell table:style-name="ce1" office:value-type="float" office:value="96.91">
            <text:p>96.91</text:p>
          </table:table-cell>
          <table:table-cell table:style-name="ce1" office:value-type="float" office:value="97.15">
            <text:p>97.15</text:p>
          </table:table-cell>
          <table:table-cell table:style-name="ce1" office:value-type="float" office:value="94.83">
            <text:p>94.83</text:p>
          </table:table-cell>
          <table:table-cell table:style-name="ce1" office:value-type="float" office:value="94.9">
            <text:p>94.9</text:p>
          </table:table-cell>
          <table:table-cell table:style-name="ce1" office:value-type="float" office:value="94.76">
            <text:p>94.76</text:p>
          </table:table-cell>
        </table:table-row>
        <table:table-row>
          <table:table-cell table:number-columns-repeated="5"/>
          <table:table-cell table:style-name="ce2" office:value-type="float" office:value="0.693506493506493">
            <text:p>0.693506493506493</text:p>
          </table:table-cell>
          <table:table-cell table:style-name="ce1" office:value-type="float" office:value="66.53">
            <text:p>66.53</text:p>
          </table:table-cell>
          <table:table-cell table:style-name="ce1" office:value-type="float" office:value="69.35">
            <text:p>69.35</text:p>
          </table:table-cell>
          <table:table-cell table:style-name="ce1" office:value-type="float" office:value="67.91">
            <text:p>67.91</text:p>
          </table:table-cell>
          <table:table-cell table:style-name="ce2" office:value-type="float" office:value="0.97032182045806">
            <text:p>0.97032182045806</text:p>
          </table:table-cell>
          <table:table-cell table:style-name="ce1" office:value-type="float" office:value="97.38">
            <text:p>97.38</text:p>
          </table:table-cell>
          <table:table-cell table:style-name="ce1" office:value-type="float" office:value="97.03">
            <text:p>97.03</text:p>
          </table:table-cell>
          <table:table-cell table:style-name="ce1" office:value-type="float" office:value="97.2">
            <text:p>97.2</text:p>
          </table:table-cell>
          <table:table-cell table:style-name="ce1" office:value-type="float" office:value="94.9">
            <text:p>94.9</text:p>
          </table:table-cell>
          <table:table-cell table:style-name="ce1" office:value-type="float" office:value="94.96">
            <text:p>94.96</text:p>
          </table:table-cell>
          <table:table-cell table:style-name="ce1" office:value-type="float" office:value="94.86">
            <text:p>94.86</text:p>
          </table:table-cell>
        </table:table-row>
        <table:table-row>
          <table:table-cell table:number-columns-repeated="5"/>
          <table:table-cell table:style-name="ce2" office:value-type="float" office:value="0.691774891774892">
            <text:p>0.691774891774892</text:p>
          </table:table-cell>
          <table:table-cell table:style-name="ce1" office:value-type="float" office:value="67.6">
            <text:p>67.6</text:p>
          </table:table-cell>
          <table:table-cell table:style-name="ce1" office:value-type="float" office:value="69.18">
            <text:p>69.18</text:p>
          </table:table-cell>
          <table:table-cell table:style-name="ce1" office:value-type="float" office:value="68.38">
            <text:p>68.38</text:p>
          </table:table-cell>
          <table:table-cell table:style-name="ce2" office:value-type="float" office:value="0.971794682966345">
            <text:p>0.971794682966345</text:p>
          </table:table-cell>
          <table:table-cell table:style-name="ce1" office:value-type="float" office:value="97.37">
            <text:p>97.37</text:p>
          </table:table-cell>
          <table:table-cell table:style-name="ce1" office:value-type="float" office:value="97.18">
            <text:p>97.18</text:p>
          </table:table-cell>
          <table:table-cell table:style-name="ce1" office:value-type="float" office:value="97.27">
            <text:p>97.27</text:p>
          </table:table-cell>
          <table:table-cell table:style-name="ce1" office:value-type="float" office:value="95.01">
            <text:p>95.01</text:p>
          </table:table-cell>
          <table:table-cell table:style-name="ce1" office:value-type="float" office:value="95.04">
            <text:p>95.04</text:p>
          </table:table-cell>
          <table:table-cell table:style-name="ce1" office:value-type="float" office:value="94.99">
            <text:p>94.99</text:p>
          </table:table-cell>
        </table:table-row>
        <table:table-row>
          <table:table-cell table:number-columns-repeated="5"/>
          <table:table-cell table:style-name="ce2" office:value-type="float" office:value="0.687445887445887">
            <text:p>0.687445887445887</text:p>
          </table:table-cell>
          <table:table-cell table:style-name="ce1" office:value-type="float" office:value="70.02">
            <text:p>70.02</text:p>
          </table:table-cell>
          <table:table-cell table:style-name="ce1" office:value-type="float" office:value="68.74">
            <text:p>68.74</text:p>
          </table:table-cell>
          <table:table-cell table:style-name="ce1" office:value-type="float" office:value="69.37">
            <text:p>69.37</text:p>
          </table:table-cell>
          <table:table-cell table:style-name="ce2" office:value-type="float" office:value="0.974961337359158">
            <text:p>0.974961337359158</text:p>
          </table:table-cell>
          <table:table-cell table:style-name="ce1" office:value-type="float" office:value="97.35">
            <text:p>97.35</text:p>
          </table:table-cell>
          <table:table-cell table:style-name="ce1" office:value-type="float" office:value="97.5">
            <text:p>97.5</text:p>
          </table:table-cell>
          <table:table-cell table:style-name="ce1" office:value-type="float" office:value="97.42">
            <text:p>97.42</text:p>
          </table:table-cell>
          <table:table-cell table:style-name="ce1" office:value-type="float" office:value="95.22">
            <text:p>95.22</text:p>
          </table:table-cell>
          <table:table-cell table:style-name="ce1" office:value-type="float" office:value="95.21">
            <text:p>95.21</text:p>
          </table:table-cell>
          <table:table-cell table:style-name="ce1" office:value-type="float" office:value="95.25">
            <text:p>95.25</text:p>
          </table:table-cell>
        </table:table-row>
      </table:table>
      <table:table table:name="'file:///home/runejen/Dropbox/Skole/Master/Data/Model_1.ods'#plain_nn_sgd" table:print="false" table:style-name="ta_extref">
        <table:table-source xlink:type="simple" xlink:href="../Model_1.ods" table:table-name="plain_nn_sgd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435497835497835">
            <text:p>0.435497835497835</text:p>
          </table:table-cell>
          <table:table-cell table:style-name="ce1" office:value-type="float" office:value="97.29">
            <text:p>97.29</text:p>
          </table:table-cell>
          <table:table-cell table:style-name="ce1" office:value-type="float" office:value="43.55">
            <text:p>43.55</text:p>
          </table:table-cell>
          <table:table-cell table:style-name="ce1" office:value-type="float" office:value="60.17">
            <text:p>60.17</text:p>
          </table:table-cell>
          <table:table-cell table:style-name="ce2" office:value-type="float" office:value="0.998968996244201">
            <text:p>0.998968996244201</text:p>
          </table:table-cell>
          <table:table-cell table:style-name="ce1" office:value-type="float" office:value="95.41">
            <text:p>95.41</text:p>
          </table:table-cell>
          <table:table-cell table:style-name="ce1" office:value-type="float" office:value="99.9">
            <text:p>99.9</text:p>
          </table:table-cell>
          <table:table-cell table:style-name="ce1" office:value-type="float" office:value="97.6">
            <text:p>97.6</text:p>
          </table:table-cell>
          <table:table-cell table:style-name="ce1" office:value-type="float" office:value="94.67">
            <text:p>94.67</text:p>
          </table:table-cell>
          <table:table-cell table:style-name="ce1" office:value-type="float" office:value="95.56">
            <text:p>95.56</text:p>
          </table:table-cell>
          <table:table-cell table:style-name="ce1" office:value-type="float" office:value="95.48">
            <text:p>95.48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463203463203463">
            <text:p>0.463203463203463</text:p>
          </table:table-cell>
          <table:table-cell table:style-name="ce1" office:value-type="float" office:value="96.4">
            <text:p>96.4</text:p>
          </table:table-cell>
          <table:table-cell table:style-name="ce1" office:value-type="float" office:value="46.32">
            <text:p>46.32</text:p>
          </table:table-cell>
          <table:table-cell table:style-name="ce1" office:value-type="float" office:value="62.57">
            <text:p>62.57</text:p>
          </table:table-cell>
          <table:table-cell table:style-name="ce2" office:value-type="float" office:value="0.998527137491715">
            <text:p>0.998527137491715</text:p>
          </table:table-cell>
          <table:table-cell table:style-name="ce1" office:value-type="float" office:value="95.63">
            <text:p>95.63</text:p>
          </table:table-cell>
          <table:table-cell table:style-name="ce1" office:value-type="float" office:value="99.85">
            <text:p>99.85</text:p>
          </table:table-cell>
          <table:table-cell table:style-name="ce1" office:value-type="float" office:value="97.69">
            <text:p>97.69</text:p>
          </table:table-cell>
          <table:table-cell table:style-name="ce1" office:value-type="float" office:value="94.94">
            <text:p>94.94</text:p>
          </table:table-cell>
          <table:table-cell table:style-name="ce1" office:value-type="float" office:value="95.69">
            <text:p>95.69</text:p>
          </table:table-cell>
          <table:table-cell table:style-name="ce1" office:value-type="float" office:value="95.65">
            <text:p>95.65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464069264069264">
            <text:p>0.464069264069264</text:p>
          </table:table-cell>
          <table:table-cell table:style-name="ce1" office:value-type="float" office:value="96.4">
            <text:p>96.4</text:p>
          </table:table-cell>
          <table:table-cell table:style-name="ce1" office:value-type="float" office:value="46.41">
            <text:p>46.41</text:p>
          </table:table-cell>
          <table:table-cell table:style-name="ce1" office:value-type="float" office:value="62.66">
            <text:p>62.66</text:p>
          </table:table-cell>
          <table:table-cell table:style-name="ce2" office:value-type="float" office:value="0.998527137491715">
            <text:p>0.998527137491715</text:p>
          </table:table-cell>
          <table:table-cell table:style-name="ce1" office:value-type="float" office:value="95.63">
            <text:p>95.63</text:p>
          </table:table-cell>
          <table:table-cell table:style-name="ce1" office:value-type="float" office:value="99.85">
            <text:p>99.85</text:p>
          </table:table-cell>
          <table:table-cell table:style-name="ce1" office:value-type="float" office:value="97.69">
            <text:p>97.69</text:p>
          </table:table-cell>
          <table:table-cell table:style-name="ce1" office:value-type="float" office:value="94.94">
            <text:p>94.94</text:p>
          </table:table-cell>
          <table:table-cell table:style-name="ce1" office:value-type="float" office:value="95.69">
            <text:p>95.69</text:p>
          </table:table-cell>
          <table:table-cell table:style-name="ce1" office:value-type="float" office:value="95.66">
            <text:p>95.66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474458874458875">
            <text:p>0.474458874458875</text:p>
          </table:table-cell>
          <table:table-cell table:style-name="ce1" office:value-type="float" office:value="96.48">
            <text:p>96.48</text:p>
          </table:table-cell>
          <table:table-cell table:style-name="ce1" office:value-type="float" office:value="47.45">
            <text:p>47.45</text:p>
          </table:table-cell>
          <table:table-cell table:style-name="ce1" office:value-type="float" office:value="63.61">
            <text:p>63.61</text:p>
          </table:table-cell>
          <table:table-cell table:style-name="ce2" office:value-type="float" office:value="0.998527137491715">
            <text:p>0.998527137491715</text:p>
          </table:table-cell>
          <table:table-cell table:style-name="ce1" office:value-type="float" office:value="95.72">
            <text:p>95.72</text:p>
          </table:table-cell>
          <table:table-cell table:style-name="ce1" office:value-type="float" office:value="99.85">
            <text:p>99.85</text:p>
          </table:table-cell>
          <table:table-cell table:style-name="ce1" office:value-type="float" office:value="97.74">
            <text:p>97.74</text:p>
          </table:table-cell>
          <table:table-cell table:style-name="ce1" office:value-type="float" office:value="95.06">
            <text:p>95.06</text:p>
          </table:table-cell>
          <table:table-cell table:style-name="ce1" office:value-type="float" office:value="95.78">
            <text:p>95.78</text:p>
          </table:table-cell>
          <table:table-cell table:style-name="ce1" office:value-type="float" office:value="95.74">
            <text:p>95.74</text:p>
          </table:table-cell>
        </table:table-row>
        <table:table-row table:number-rows-repeated="4">
          <table:table-cell table:number-columns-repeated="16"/>
        </table:table-row>
        <table:table-row>
          <table:table-cell table:number-columns-repeated="5"/>
          <table:table-cell table:style-name="ce2" office:value-type="float" office:value="0.870995670995671">
            <text:p>0.870995670995671</text:p>
          </table:table-cell>
          <table:table-cell table:style-name="ce1" office:value-type="float" office:value="47.84">
            <text:p>47.84</text:p>
          </table:table-cell>
          <table:table-cell table:style-name="ce1" office:value-type="float" office:value="87.1">
            <text:p>87.1</text:p>
          </table:table-cell>
          <table:table-cell table:style-name="ce1" office:value-type="float" office:value="61.76">
            <text:p>61.76</text:p>
          </table:table-cell>
          <table:table-cell table:style-name="ce2" office:value-type="float" office:value="0.919213491420576">
            <text:p>0.919213491420576</text:p>
          </table:table-cell>
          <table:table-cell table:style-name="ce1" office:value-type="float" office:value="98.82">
            <text:p>98.82</text:p>
          </table:table-cell>
          <table:table-cell table:style-name="ce1" office:value-type="float" office:value="91.92">
            <text:p>91.92</text:p>
          </table:table-cell>
          <table:table-cell table:style-name="ce1" office:value-type="float" office:value="95.25">
            <text:p>95.25</text:p>
          </table:table-cell>
          <table:table-cell table:style-name="ce1" office:value-type="float" office:value="92.62">
            <text:p>92.62</text:p>
          </table:table-cell>
          <table:table-cell table:style-name="ce1" office:value-type="float" office:value="94.82">
            <text:p>94.82</text:p>
          </table:table-cell>
          <table:table-cell table:style-name="ce1" office:value-type="float" office:value="91.54">
            <text:p>91.54</text:p>
          </table:table-cell>
        </table:table-row>
        <table:table-row>
          <table:table-cell table:number-columns-repeated="5"/>
          <table:table-cell table:style-name="ce2" office:value-type="float" office:value="0.836363636363636">
            <text:p>0.836363636363636</text:p>
          </table:table-cell>
          <table:table-cell table:style-name="ce1" office:value-type="float" office:value="54.39">
            <text:p>54.39</text:p>
          </table:table-cell>
          <table:table-cell table:style-name="ce1" office:value-type="float" office:value="83.64">
            <text:p>83.64</text:p>
          </table:table-cell>
          <table:table-cell table:style-name="ce1" office:value-type="float" office:value="65.92">
            <text:p>65.92</text:p>
          </table:table-cell>
          <table:table-cell table:style-name="ce2" office:value-type="float" office:value="0.940349068414463">
            <text:p>0.940349068414463</text:p>
          </table:table-cell>
          <table:table-cell table:style-name="ce1" office:value-type="float" office:value="98.54">
            <text:p>98.54</text:p>
          </table:table-cell>
          <table:table-cell table:style-name="ce1" office:value-type="float" office:value="94.03">
            <text:p>94.03</text:p>
          </table:table-cell>
          <table:table-cell table:style-name="ce1" office:value-type="float" office:value="96.23">
            <text:p>96.23</text:p>
          </table:table-cell>
          <table:table-cell table:style-name="ce1" office:value-type="float" office:value="93.85">
            <text:p>93.85</text:p>
          </table:table-cell>
          <table:table-cell table:style-name="ce1" office:value-type="float" office:value="95.08">
            <text:p>95.08</text:p>
          </table:table-cell>
          <table:table-cell table:style-name="ce1" office:value-type="float" office:value="93.22">
            <text:p>93.22</text:p>
          </table:table-cell>
        </table:table-row>
        <table:table-row>
          <table:table-cell table:number-columns-repeated="5"/>
          <table:table-cell table:style-name="ce2" office:value-type="float" office:value="0.822510822510822">
            <text:p>0.822510822510822</text:p>
          </table:table-cell>
          <table:table-cell table:style-name="ce1" office:value-type="float" office:value="59.52">
            <text:p>59.52</text:p>
          </table:table-cell>
          <table:table-cell table:style-name="ce1" office:value-type="float" office:value="82.25">
            <text:p>82.25</text:p>
          </table:table-cell>
          <table:table-cell table:style-name="ce1" office:value-type="float" office:value="69.06">
            <text:p>69.06</text:p>
          </table:table-cell>
          <table:table-cell table:style-name="ce2" office:value-type="float" office:value="0.952426540982399">
            <text:p>0.952426540982399</text:p>
          </table:table-cell>
          <table:table-cell table:style-name="ce1" office:value-type="float" office:value="98.44">
            <text:p>98.44</text:p>
          </table:table-cell>
          <table:table-cell table:style-name="ce1" office:value-type="float" office:value="95.24">
            <text:p>95.24</text:p>
          </table:table-cell>
          <table:table-cell table:style-name="ce1" office:value-type="float" office:value="96.81">
            <text:p>96.81</text:p>
          </table:table-cell>
          <table:table-cell table:style-name="ce1" office:value-type="float" office:value="94.63">
            <text:p>94.63</text:p>
          </table:table-cell>
          <table:table-cell table:style-name="ce1" office:value-type="float" office:value="95.39">
            <text:p>95.39</text:p>
          </table:table-cell>
          <table:table-cell table:style-name="ce1" office:value-type="float" office:value="94.22">
            <text:p>94.22</text:p>
          </table:table-cell>
        </table:table-row>
        <table:table-row>
          <table:table-cell table:number-columns-repeated="5"/>
          <table:table-cell table:style-name="ce2" office:value-type="float" office:value="0.797402597402597">
            <text:p>0.797402597402597</text:p>
          </table:table-cell>
          <table:table-cell table:style-name="ce1" office:value-type="float" office:value="64.36">
            <text:p>64.36</text:p>
          </table:table-cell>
          <table:table-cell table:style-name="ce1" office:value-type="float" office:value="79.74">
            <text:p>79.74</text:p>
          </table:table-cell>
          <table:table-cell table:style-name="ce1" office:value-type="float" office:value="71.23">
            <text:p>71.23</text:p>
          </table:table-cell>
          <table:table-cell table:style-name="ce2" office:value-type="float" office:value="0.962442006038736">
            <text:p>0.962442006038736</text:p>
          </table:table-cell>
          <table:table-cell table:style-name="ce1" office:value-type="float" office:value="98.24">
            <text:p>98.24</text:p>
          </table:table-cell>
          <table:table-cell table:style-name="ce1" office:value-type="float" office:value="96.24">
            <text:p>96.24</text:p>
          </table:table-cell>
          <table:table-cell table:style-name="ce1" office:value-type="float" office:value="97.23">
            <text:p>97.23</text:p>
          </table:table-cell>
          <table:table-cell table:style-name="ce1" office:value-type="float" office:value="95.19">
            <text:p>95.19</text:p>
          </table:table-cell>
          <table:table-cell table:style-name="ce1" office:value-type="float" office:value="95.58">
            <text:p>95.58</text:p>
          </table:table-cell>
          <table:table-cell table:style-name="ce1" office:value-type="float" office:value="94.95">
            <text:p>94.95</text:p>
          </table:table-cell>
        </table:table-row>
        <table:table-row>
          <table:table-cell table:number-columns-repeated="5"/>
          <table:table-cell table:style-name="ce2" office:value-type="float" office:value="0.782683982683983">
            <text:p>0.782683982683983</text:p>
          </table:table-cell>
          <table:table-cell table:style-name="ce1" office:value-type="float" office:value="68.59">
            <text:p>68.59</text:p>
          </table:table-cell>
          <table:table-cell table:style-name="ce1" office:value-type="float" office:value="78.27">
            <text:p>78.27</text:p>
          </table:table-cell>
          <table:table-cell table:style-name="ce1" office:value-type="float" office:value="73.11">
            <text:p>73.11</text:p>
          </table:table-cell>
          <table:table-cell table:style-name="ce2" office:value-type="float" office:value="0.969511746078504">
            <text:p>0.969511746078504</text:p>
          </table:table-cell>
          <table:table-cell table:style-name="ce1" office:value-type="float" office:value="98.13">
            <text:p>98.13</text:p>
          </table:table-cell>
          <table:table-cell table:style-name="ce1" office:value-type="float" office:value="96.95">
            <text:p>96.95</text:p>
          </table:table-cell>
          <table:table-cell table:style-name="ce1" office:value-type="float" office:value="97.54">
            <text:p>97.54</text:p>
          </table:table-cell>
          <table:table-cell table:style-name="ce1" office:value-type="float" office:value="95.62">
            <text:p>95.62</text:p>
          </table:table-cell>
          <table:table-cell table:style-name="ce1" office:value-type="float" office:value="95.81">
            <text:p>95.81</text:p>
          </table:table-cell>
          <table:table-cell table:style-name="ce1" office:value-type="float" office:value="95.49">
            <text:p>95.49</text:p>
          </table:table-cell>
        </table:table-row>
        <table:table-row>
          <table:table-cell table:number-columns-repeated="5"/>
          <table:table-cell table:style-name="ce2" office:value-type="float" office:value="0.771428571428571">
            <text:p>0.771428571428571</text:p>
          </table:table-cell>
          <table:table-cell table:style-name="ce1" office:value-type="float" office:value="74.56">
            <text:p>74.56</text:p>
          </table:table-cell>
          <table:table-cell table:style-name="ce1" office:value-type="float" office:value="77.14">
            <text:p>77.14</text:p>
          </table:table-cell>
          <table:table-cell table:style-name="ce1" office:value-type="float" office:value="75.83">
            <text:p>75.83</text:p>
          </table:table-cell>
          <table:table-cell table:style-name="ce2" office:value-type="float" office:value="0.97761248987407">
            <text:p>0.97761248987407</text:p>
          </table:table-cell>
          <table:table-cell table:style-name="ce1" office:value-type="float" office:value="98.05">
            <text:p>98.05</text:p>
          </table:table-cell>
          <table:table-cell table:style-name="ce1" office:value-type="float" office:value="97.76">
            <text:p>97.76</text:p>
          </table:table-cell>
          <table:table-cell table:style-name="ce1" office:value-type="float" office:value="97.9">
            <text:p>97.9</text:p>
          </table:table-cell>
          <table:table-cell table:style-name="ce1" office:value-type="float" office:value="96.17">
            <text:p>96.17</text:p>
          </table:table-cell>
          <table:table-cell table:style-name="ce1" office:value-type="float" office:value="96.21">
            <text:p>96.21</text:p>
          </table:table-cell>
          <table:table-cell table:style-name="ce1" office:value-type="float" office:value="96.14">
            <text:p>96.14</text:p>
          </table:table-cell>
        </table:table-row>
        <table:table-row>
          <table:table-cell table:number-columns-repeated="5"/>
          <table:table-cell table:style-name="ce2" office:value-type="float" office:value="0.737662337662338">
            <text:p>0.737662337662338</text:p>
          </table:table-cell>
          <table:table-cell table:style-name="ce1" office:value-type="float" office:value="81.22">
            <text:p>81.22</text:p>
          </table:table-cell>
          <table:table-cell table:style-name="ce1" office:value-type="float" office:value="73.77">
            <text:p>73.77</text:p>
          </table:table-cell>
          <table:table-cell table:style-name="ce1" office:value-type="float" office:value="77.32">
            <text:p>77.32</text:p>
          </table:table-cell>
          <table:table-cell table:style-name="ce2" office:value-type="float" office:value="0.985492304293394">
            <text:p>0.985492304293394</text:p>
          </table:table-cell>
          <table:table-cell table:style-name="ce1" office:value-type="float" office:value="97.79">
            <text:p>97.79</text:p>
          </table:table-cell>
          <table:table-cell table:style-name="ce1" office:value-type="float" office:value="98.55">
            <text:p>98.55</text:p>
          </table:table-cell>
          <table:table-cell table:style-name="ce1" office:value-type="float" office:value="98.17">
            <text:p>98.17</text:p>
          </table:table-cell>
          <table:table-cell table:style-name="ce1" office:value-type="float" office:value="96.54">
            <text:p>96.54</text:p>
          </table:table-cell>
          <table:table-cell table:style-name="ce1" office:value-type="float" office:value="96.49">
            <text:p>96.49</text:p>
          </table:table-cell>
          <table:table-cell table:style-name="ce1" office:value-type="float" office:value="96.61">
            <text:p>96.61</text:p>
          </table:table-cell>
        </table:table-row>
        <table:table-row>
          <table:table-cell table:number-columns-repeated="5"/>
          <table:table-cell table:style-name="ce2" office:value-type="float" office:value="0.677922077922078">
            <text:p>0.677922077922078</text:p>
          </table:table-cell>
          <table:table-cell table:style-name="ce1" office:value-type="float" office:value="88.57">
            <text:p>88.57</text:p>
          </table:table-cell>
          <table:table-cell table:style-name="ce1" office:value-type="float" office:value="67.79">
            <text:p>67.79</text:p>
          </table:table-cell>
          <table:table-cell table:style-name="ce1" office:value-type="float" office:value="76.8">
            <text:p>76.8</text:p>
          </table:table-cell>
          <table:table-cell table:style-name="ce2" office:value-type="float" office:value="0.992562044333162">
            <text:p>0.992562044333162</text:p>
          </table:table-cell>
          <table:table-cell table:style-name="ce1" office:value-type="float" office:value="97.31">
            <text:p>97.31</text:p>
          </table:table-cell>
          <table:table-cell table:style-name="ce1" office:value-type="float" office:value="99.26">
            <text:p>99.26</text:p>
          </table:table-cell>
          <table:table-cell table:style-name="ce1" office:value-type="float" office:value="98.28">
            <text:p>98.28</text:p>
          </table:table-cell>
          <table:table-cell table:style-name="ce1" office:value-type="float" office:value="96.6">
            <text:p>96.6</text:p>
          </table:table-cell>
          <table:table-cell table:style-name="ce1" office:value-type="float" office:value="96.62">
            <text:p>96.62</text:p>
          </table:table-cell>
          <table:table-cell table:style-name="ce1" office:value-type="float" office:value="96.79">
            <text:p>96.79</text:p>
          </table:table-cell>
        </table:table-row>
        <table:table-row>
          <table:table-cell table:number-columns-repeated="5"/>
          <table:table-cell table:style-name="ce2" office:value-type="float" office:value="0.473593073593074">
            <text:p>0.473593073593074</text:p>
          </table:table-cell>
          <table:table-cell table:style-name="ce1" office:value-type="float" office:value="96.47">
            <text:p>96.47</text:p>
          </table:table-cell>
          <table:table-cell table:style-name="ce1" office:value-type="float" office:value="47.36">
            <text:p>47.36</text:p>
          </table:table-cell>
          <table:table-cell table:style-name="ce1" office:value-type="float" office:value="63.53">
            <text:p>63.53</text:p>
          </table:table-cell>
          <table:table-cell table:style-name="ce2" office:value-type="float" office:value="0.998527137491715">
            <text:p>0.998527137491715</text:p>
          </table:table-cell>
          <table:table-cell table:style-name="ce1" office:value-type="float" office:value="95.71">
            <text:p>95.71</text:p>
          </table:table-cell>
          <table:table-cell table:style-name="ce1" office:value-type="float" office:value="99.85">
            <text:p>99.85</text:p>
          </table:table-cell>
          <table:table-cell table:style-name="ce1" office:value-type="float" office:value="97.74">
            <text:p>97.74</text:p>
          </table:table-cell>
          <table:table-cell table:style-name="ce1" office:value-type="float" office:value="95.06">
            <text:p>95.06</text:p>
          </table:table-cell>
          <table:table-cell table:style-name="ce1" office:value-type="float" office:value="95.77">
            <text:p>95.77</text:p>
          </table:table-cell>
          <table:table-cell table:style-name="ce1" office:value-type="float" office:value="95.74">
            <text:p>95.74</text:p>
          </table:table-cell>
        </table:table-row>
      </table:table>
      <table:table table:name="'file:///home/runejen/Dropbox/Skole/Master/Data/Model_1.ods'#r_nn_sgd" table:print="false" table:style-name="ta_extref">
        <table:table-source xlink:type="simple" xlink:href="../Model_1.ods" table:table-name="r_nn_sgd" table:filter-name="calc8" table:mode="copy-results-only"/>
        <table:table-column table:number-columns-repeated="16"/>
        <table:table-row table:number-rows-repeated="58">
          <table:table-cell table:number-columns-repeated="16"/>
        </table:table-row>
        <table:table-row>
          <table:table-cell table:number-columns-repeated="5"/>
          <table:table-cell table:style-name="ce2" office:value-type="float" office:value="0.877056277056277">
            <text:p>0.877056277056277</text:p>
          </table:table-cell>
          <table:table-cell table:style-name="ce1" office:value-type="float" office:value="25.99">
            <text:p>25.99</text:p>
          </table:table-cell>
          <table:table-cell table:style-name="ce1" office:value-type="float" office:value="87.71">
            <text:p>87.71</text:p>
          </table:table-cell>
          <table:table-cell table:style-name="ce1" office:value-type="float" office:value="40.1">
            <text:p>40.1</text:p>
          </table:table-cell>
          <table:table-cell table:style-name="ce2" office:value-type="float" office:value="0.787613226305324">
            <text:p>0.787613226305324</text:p>
          </table:table-cell>
          <table:table-cell table:style-name="ce1" office:value-type="float" office:value="98.69">
            <text:p>98.69</text:p>
          </table:table-cell>
          <table:table-cell table:style-name="ce1" office:value-type="float" office:value="78.76">
            <text:p>78.76</text:p>
          </table:table-cell>
          <table:table-cell table:style-name="ce1" office:value-type="float" office:value="87.61">
            <text:p>87.61</text:p>
          </table:table-cell>
          <table:table-cell table:style-name="ce1" office:value-type="float" office:value="83.89">
            <text:p>83.89</text:p>
          </table:table-cell>
          <table:table-cell table:style-name="ce1" office:value-type="float" office:value="92.99">
            <text:p>92.99</text:p>
          </table:table-cell>
          <table:table-cell table:style-name="ce1" office:value-type="float" office:value="79.46">
            <text:p>79.46</text:p>
          </table:table-cell>
        </table:table-row>
        <table:table-row>
          <table:table-cell table:number-columns-repeated="5"/>
          <table:table-cell table:style-name="ce2" office:value-type="float" office:value="0.863203463203463">
            <text:p>0.863203463203463</text:p>
          </table:table-cell>
          <table:table-cell table:style-name="ce1" office:value-type="float" office:value="32.88">
            <text:p>32.88</text:p>
          </table:table-cell>
          <table:table-cell table:style-name="ce1" office:value-type="float" office:value="86.32">
            <text:p>86.32</text:p>
          </table:table-cell>
          <table:table-cell table:style-name="ce1" office:value-type="float" office:value="47.62">
            <text:p>47.62</text:p>
          </table:table-cell>
          <table:table-cell table:style-name="ce2" office:value-type="float" office:value="0.850136239782016">
            <text:p>0.850136239782016</text:p>
          </table:table-cell>
          <table:table-cell table:style-name="ce1" office:value-type="float" office:value="98.65">
            <text:p>98.65</text:p>
          </table:table-cell>
          <table:table-cell table:style-name="ce1" office:value-type="float" office:value="85.01">
            <text:p>85.01</text:p>
          </table:table-cell>
          <table:table-cell table:style-name="ce1" office:value-type="float" office:value="91.32">
            <text:p>91.32</text:p>
          </table:table-cell>
          <table:table-cell table:style-name="ce1" office:value-type="float" office:value="87.89">
            <text:p>87.89</text:p>
          </table:table-cell>
          <table:table-cell table:style-name="ce1" office:value-type="float" office:value="93.49">
            <text:p>93.49</text:p>
          </table:table-cell>
          <table:table-cell table:style-name="ce1" office:value-type="float" office:value="85.11">
            <text:p>85.11</text:p>
          </table:table-cell>
        </table:table-row>
        <table:table-row>
          <table:table-cell table:number-columns-repeated="5"/>
          <table:table-cell table:style-name="ce2" office:value-type="float" office:value="0.848484848484848">
            <text:p>0.848484848484848</text:p>
          </table:table-cell>
          <table:table-cell table:style-name="ce1" office:value-type="float" office:value="39.87">
            <text:p>39.87</text:p>
          </table:table-cell>
          <table:table-cell table:style-name="ce1" office:value-type="float" office:value="84.85">
            <text:p>84.85</text:p>
          </table:table-cell>
          <table:table-cell table:style-name="ce1" office:value-type="float" office:value="54.25">
            <text:p>54.25</text:p>
          </table:table-cell>
          <table:table-cell table:style-name="ce2" office:value-type="float" office:value="0.891155460637749">
            <text:p>0.891155460637749</text:p>
          </table:table-cell>
          <table:table-cell table:style-name="ce1" office:value-type="float" office:value="98.57">
            <text:p>98.57</text:p>
          </table:table-cell>
          <table:table-cell table:style-name="ce1" office:value-type="float" office:value="89.12">
            <text:p>89.12</text:p>
          </table:table-cell>
          <table:table-cell table:style-name="ce1" office:value-type="float" office:value="93.61">
            <text:p>93.61</text:p>
          </table:table-cell>
          <table:table-cell table:style-name="ce1" office:value-type="float" office:value="90.52">
            <text:p>90.52</text:p>
          </table:table-cell>
          <table:table-cell table:style-name="ce1" office:value-type="float" office:value="93.97">
            <text:p>93.97</text:p>
          </table:table-cell>
          <table:table-cell table:style-name="ce1" office:value-type="float" office:value="88.79">
            <text:p>88.79</text:p>
          </table:table-cell>
        </table:table-row>
        <table:table-row>
          <table:table-cell table:number-columns-repeated="5"/>
          <table:table-cell table:style-name="ce2" office:value-type="float" office:value="0.834632034632035">
            <text:p>0.834632034632035</text:p>
          </table:table-cell>
          <table:table-cell table:style-name="ce1" office:value-type="float" office:value="47.07">
            <text:p>47.07</text:p>
          </table:table-cell>
          <table:table-cell table:style-name="ce1" office:value-type="float" office:value="83.46">
            <text:p>83.46</text:p>
          </table:table-cell>
          <table:table-cell table:style-name="ce1" office:value-type="float" office:value="60.19">
            <text:p>60.19</text:p>
          </table:table-cell>
          <table:table-cell table:style-name="ce2" office:value-type="float" office:value="0.920170852050961">
            <text:p>0.920170852050961</text:p>
          </table:table-cell>
          <table:table-cell table:style-name="ce1" office:value-type="float" office:value="98.49">
            <text:p>98.49</text:p>
          </table:table-cell>
          <table:table-cell table:style-name="ce1" office:value-type="float" office:value="92.02">
            <text:p>92.02</text:p>
          </table:table-cell>
          <table:table-cell table:style-name="ce1" office:value-type="float" office:value="95.15">
            <text:p>95.15</text:p>
          </table:table-cell>
          <table:table-cell table:style-name="ce1" office:value-type="float" office:value="92.41">
            <text:p>92.41</text:p>
          </table:table-cell>
          <table:table-cell table:style-name="ce1" office:value-type="float" office:value="94.46">
            <text:p>94.46</text:p>
          </table:table-cell>
          <table:table-cell table:style-name="ce1" office:value-type="float" office:value="91.35">
            <text:p>91.35</text:p>
          </table:table-cell>
        </table:table-row>
        <table:table-row>
          <table:table-cell table:number-columns-repeated="5"/>
          <table:table-cell table:style-name="ce2" office:value-type="float" office:value="0.811255411255411">
            <text:p>0.811255411255411</text:p>
          </table:table-cell>
          <table:table-cell table:style-name="ce1" office:value-type="float" office:value="54.89">
            <text:p>54.89</text:p>
          </table:table-cell>
          <table:table-cell table:style-name="ce1" office:value-type="float" office:value="81.13">
            <text:p>81.13</text:p>
          </table:table-cell>
          <table:table-cell table:style-name="ce1" office:value-type="float" office:value="65.48">
            <text:p>65.48</text:p>
          </table:table-cell>
          <table:table-cell table:style-name="ce2" office:value-type="float" office:value="0.943294793431033">
            <text:p>0.943294793431033</text:p>
          </table:table-cell>
          <table:table-cell table:style-name="ce1" office:value-type="float" office:value="98.33">
            <text:p>98.33</text:p>
          </table:table-cell>
          <table:table-cell table:style-name="ce1" office:value-type="float" office:value="94.33">
            <text:p>94.33</text:p>
          </table:table-cell>
          <table:table-cell table:style-name="ce1" office:value-type="float" office:value="96.29">
            <text:p>96.29</text:p>
          </table:table-cell>
          <table:table-cell table:style-name="ce1" office:value-type="float" office:value="93.87">
            <text:p>93.87</text:p>
          </table:table-cell>
          <table:table-cell table:style-name="ce1" office:value-type="float" office:value="94.92">
            <text:p>94.92</text:p>
          </table:table-cell>
          <table:table-cell table:style-name="ce1" office:value-type="float" office:value="93.3">
            <text:p>93.3</text:p>
          </table:table-cell>
        </table:table-row>
        <table:table-row>
          <table:table-cell table:number-columns-repeated="5"/>
          <table:table-cell table:style-name="ce2" office:value-type="float" office:value="0.777489177489177">
            <text:p>0.777489177489177</text:p>
          </table:table-cell>
          <table:table-cell table:style-name="ce1" office:value-type="float" office:value="62.8">
            <text:p>62.8</text:p>
          </table:table-cell>
          <table:table-cell table:style-name="ce1" office:value-type="float" office:value="77.75">
            <text:p>77.75</text:p>
          </table:table-cell>
          <table:table-cell table:style-name="ce1" office:value-type="float" office:value="69.48">
            <text:p>69.48</text:p>
          </table:table-cell>
          <table:table-cell table:style-name="ce2" office:value-type="float" office:value="0.960821857279623">
            <text:p>0.960821857279623</text:p>
          </table:table-cell>
          <table:table-cell table:style-name="ce1" office:value-type="float" office:value="98.07">
            <text:p>98.07</text:p>
          </table:table-cell>
          <table:table-cell table:style-name="ce1" office:value-type="float" office:value="96.08">
            <text:p>96.08</text:p>
          </table:table-cell>
          <table:table-cell table:style-name="ce1" office:value-type="float" office:value="97.06">
            <text:p>97.06</text:p>
          </table:table-cell>
          <table:table-cell table:style-name="ce1" office:value-type="float" office:value="94.9">
            <text:p>94.9</text:p>
          </table:table-cell>
          <table:table-cell table:style-name="ce1" office:value-type="float" office:value="95.31">
            <text:p>95.31</text:p>
          </table:table-cell>
          <table:table-cell table:style-name="ce1" office:value-type="float" office:value="94.64">
            <text:p>94.64</text:p>
          </table:table-cell>
        </table:table-row>
        <table:table-row>
          <table:table-cell table:number-columns-repeated="5"/>
          <table:table-cell table:style-name="ce2" office:value-type="float" office:value="0.71948051948052">
            <text:p>0.71948051948052</text:p>
          </table:table-cell>
          <table:table-cell table:style-name="ce1" office:value-type="float" office:value="74.26">
            <text:p>74.26</text:p>
          </table:table-cell>
          <table:table-cell table:style-name="ce1" office:value-type="float" office:value="71.95">
            <text:p>71.95</text:p>
          </table:table-cell>
          <table:table-cell table:style-name="ce1" office:value-type="float" office:value="73.09">
            <text:p>73.09</text:p>
          </table:table-cell>
          <table:table-cell table:style-name="ce2" office:value-type="float" office:value="0.978790779880698">
            <text:p>0.978790779880698</text:p>
          </table:table-cell>
          <table:table-cell table:style-name="ce1" office:value-type="float" office:value="97.62">
            <text:p>97.62</text:p>
          </table:table-cell>
          <table:table-cell table:style-name="ce1" office:value-type="float" office:value="97.88">
            <text:p>97.88</text:p>
          </table:table-cell>
          <table:table-cell table:style-name="ce1" office:value-type="float" office:value="97.75">
            <text:p>97.75</text:p>
          </table:table-cell>
          <table:table-cell table:style-name="ce1" office:value-type="float" office:value="95.82">
            <text:p>95.82</text:p>
          </table:table-cell>
          <table:table-cell table:style-name="ce1" office:value-type="float" office:value="95.79">
            <text:p>95.79</text:p>
          </table:table-cell>
          <table:table-cell table:style-name="ce1" office:value-type="float" office:value="95.85">
            <text:p>95.85</text:p>
          </table:table-cell>
        </table:table-row>
        <table:table-row>
          <table:table-cell table:number-columns-repeated="5"/>
          <table:table-cell table:style-name="ce2" office:value-type="float" office:value="0.600865800865801">
            <text:p>0.600865800865801</text:p>
          </table:table-cell>
          <table:table-cell table:style-name="ce1" office:value-type="float" office:value="84.12">
            <text:p>84.12</text:p>
          </table:table-cell>
          <table:table-cell table:style-name="ce1" office:value-type="float" office:value="60.09">
            <text:p>60.09</text:p>
          </table:table-cell>
          <table:table-cell table:style-name="ce1" office:value-type="float" office:value="70.1">
            <text:p>70.1</text:p>
          </table:table-cell>
          <table:table-cell table:style-name="ce2" office:value-type="float" office:value="0.990352750570734">
            <text:p>0.990352750570734</text:p>
          </table:table-cell>
          <table:table-cell table:style-name="ce1" office:value-type="float" office:value="96.69">
            <text:p>96.69</text:p>
          </table:table-cell>
          <table:table-cell table:style-name="ce1" office:value-type="float" office:value="99.04">
            <text:p>99.04</text:p>
          </table:table-cell>
          <table:table-cell table:style-name="ce1" office:value-type="float" office:value="97.85">
            <text:p>97.85</text:p>
          </table:table-cell>
          <table:table-cell table:style-name="ce1" office:value-type="float" office:value="95.67">
            <text:p>95.67</text:p>
          </table:table-cell>
          <table:table-cell table:style-name="ce1" office:value-type="float" office:value="95.7">
            <text:p>95.7</text:p>
          </table:table-cell>
          <table:table-cell table:style-name="ce1" office:value-type="float" office:value="95.99">
            <text:p>95.99</text:p>
          </table:table-cell>
        </table:table-row>
        <table:table-row>
          <table:table-cell table:number-columns-repeated="5"/>
          <table:table-cell table:style-name="ce2" office:value-type="float" office:value="0.312554112554113">
            <text:p>0.312554112554113</text:p>
          </table:table-cell>
          <table:table-cell table:style-name="ce1" office:value-type="float" office:value="91.39">
            <text:p>91.39</text:p>
          </table:table-cell>
          <table:table-cell table:style-name="ce1" office:value-type="float" office:value="31.26">
            <text:p>31.26</text:p>
          </table:table-cell>
          <table:table-cell table:style-name="ce1" office:value-type="float" office:value="46.59">
            <text:p>46.59</text:p>
          </table:table-cell>
          <table:table-cell table:style-name="ce2" office:value-type="float" office:value="0.997496133735916">
            <text:p>0.997496133735916</text:p>
          </table:table-cell>
          <table:table-cell table:style-name="ce1" office:value-type="float" office:value="94.46">
            <text:p>94.46</text:p>
          </table:table-cell>
          <table:table-cell table:style-name="ce1" office:value-type="float" office:value="99.75">
            <text:p>99.75</text:p>
          </table:table-cell>
          <table:table-cell table:style-name="ce1" office:value-type="float" office:value="97.03">
            <text:p>97.03</text:p>
          </table:table-cell>
          <table:table-cell table:style-name="ce1" office:value-type="float" office:value="93.08">
            <text:p>93.08</text:p>
          </table:table-cell>
          <table:table-cell table:style-name="ce1" office:value-type="float" office:value="94.22">
            <text:p>94.22</text:p>
          </table:table-cell>
          <table:table-cell table:style-name="ce1" office:value-type="float" office:value="94.38">
            <text:p>94.38</text:p>
          </table:table-cell>
        </table:table-row>
      </table:table>
      <table:table table:name="'file:///home/runejen/Dropbox/Skole/Master/Data/Model_1.ods'#rf_nn_sgd" table:print="false" table:style-name="ta_extref">
        <table:table-source xlink:type="simple" xlink:href="../Model_1.ods" table:table-name="rf_nn_sgd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417316017316017">
            <text:p>0.417316017316017</text:p>
          </table:table-cell>
        </table:table-row>
        <table:table-row table:number-rows-repeated="43">
          <table:table-cell table:number-columns-repeated="16"/>
        </table:table-row>
        <table:table-row>
          <table:table-cell table:number-columns-repeated="5"/>
          <table:table-cell table:style-name="ce2" office:value-type="float" office:value="0.885714285714286">
            <text:p>0.885714285714286</text:p>
          </table:table-cell>
          <table:table-cell table:style-name="ce1" office:value-type="float" office:value="22.65">
            <text:p>22.65</text:p>
          </table:table-cell>
          <table:table-cell table:style-name="ce1" office:value-type="float" office:value="88.57">
            <text:p>88.57</text:p>
          </table:table-cell>
          <table:table-cell table:style-name="ce1" office:value-type="float" office:value="36.07">
            <text:p>36.07</text:p>
          </table:table-cell>
          <table:table-cell table:style-name="ce2" office:value-type="float" office:value="0.742690919802636">
            <text:p>0.742690919802636</text:p>
          </table:table-cell>
          <table:table-cell table:style-name="ce1" office:value-type="float" office:value="98.71">
            <text:p>98.71</text:p>
          </table:table-cell>
          <table:table-cell table:style-name="ce1" office:value-type="float" office:value="74.27">
            <text:p>74.27</text:p>
          </table:table-cell>
          <table:table-cell table:style-name="ce1" office:value-type="float" office:value="84.76">
            <text:p>84.76</text:p>
          </table:table-cell>
          <table:table-cell table:style-name="ce1" office:value-type="float" office:value="80.94">
            <text:p>80.94</text:p>
          </table:table-cell>
          <table:table-cell table:style-name="ce1" office:value-type="float" office:value="92.75">
            <text:p>92.75</text:p>
          </table:table-cell>
          <table:table-cell table:style-name="ce1" office:value-type="float" office:value="75.39">
            <text:p>75.39</text:p>
          </table:table-cell>
        </table:table-row>
        <table:table-row>
          <table:table-cell table:number-columns-repeated="5"/>
          <table:table-cell table:style-name="ce2" office:value-type="float" office:value="0.877056277056277">
            <text:p>0.877056277056277</text:p>
          </table:table-cell>
          <table:table-cell table:style-name="ce1" office:value-type="float" office:value="26.79">
            <text:p>26.79</text:p>
          </table:table-cell>
          <table:table-cell table:style-name="ce1" office:value-type="float" office:value="87.71">
            <text:p>87.71</text:p>
          </table:table-cell>
          <table:table-cell table:style-name="ce1" office:value-type="float" office:value="41.04">
            <text:p>41.04</text:p>
          </table:table-cell>
          <table:table-cell table:style-name="ce2" office:value-type="float" office:value="0.796155828853377">
            <text:p>0.796155828853377</text:p>
          </table:table-cell>
          <table:table-cell table:style-name="ce1" office:value-type="float" office:value="98.7">
            <text:p>98.7</text:p>
          </table:table-cell>
          <table:table-cell table:style-name="ce1" office:value-type="float" office:value="79.62">
            <text:p>79.62</text:p>
          </table:table-cell>
          <table:table-cell table:style-name="ce1" office:value-type="float" office:value="88.14">
            <text:p>88.14</text:p>
          </table:table-cell>
          <table:table-cell table:style-name="ce1" office:value-type="float" office:value="84.45">
            <text:p>84.45</text:p>
          </table:table-cell>
          <table:table-cell table:style-name="ce1" office:value-type="float" office:value="93.06">
            <text:p>93.06</text:p>
          </table:table-cell>
          <table:table-cell table:style-name="ce1" office:value-type="float" office:value="80.25">
            <text:p>80.25</text:p>
          </table:table-cell>
        </table:table-row>
        <table:table-row>
          <table:table-cell table:number-columns-repeated="5"/>
          <table:table-cell table:style-name="ce2" office:value-type="float" office:value="0.866666666666667">
            <text:p>0.866666666666667</text:p>
          </table:table-cell>
          <table:table-cell table:style-name="ce1" office:value-type="float" office:value="31.04">
            <text:p>31.04</text:p>
          </table:table-cell>
          <table:table-cell table:style-name="ce1" office:value-type="float" office:value="86.67">
            <text:p>86.67</text:p>
          </table:table-cell>
          <table:table-cell table:style-name="ce1" office:value-type="float" office:value="45.71">
            <text:p>45.71</text:p>
          </table:table-cell>
          <table:table-cell table:style-name="ce2" office:value-type="float" office:value="0.836217689078725">
            <text:p>0.836217689078725</text:p>
          </table:table-cell>
          <table:table-cell table:style-name="ce1" office:value-type="float" office:value="98.66">
            <text:p>98.66</text:p>
          </table:table-cell>
          <table:table-cell table:style-name="ce1" office:value-type="float" office:value="83.62">
            <text:p>83.62</text:p>
          </table:table-cell>
          <table:table-cell table:style-name="ce1" office:value-type="float" office:value="90.52">
            <text:p>90.52</text:p>
          </table:table-cell>
          <table:table-cell table:style-name="ce1" office:value-type="float" office:value="87.01">
            <text:p>87.01</text:p>
          </table:table-cell>
          <table:table-cell table:style-name="ce1" office:value-type="float" office:value="93.36">
            <text:p>93.36</text:p>
          </table:table-cell>
          <table:table-cell table:style-name="ce1" office:value-type="float" office:value="83.86">
            <text:p>83.86</text:p>
          </table:table-cell>
        </table:table-row>
        <table:table-row>
          <table:table-cell table:number-columns-repeated="5"/>
          <table:table-cell table:style-name="ce2" office:value-type="float" office:value="0.849350649350649">
            <text:p>0.849350649350649</text:p>
          </table:table-cell>
          <table:table-cell table:style-name="ce1" office:value-type="float" office:value="35.44">
            <text:p>35.44</text:p>
          </table:table-cell>
          <table:table-cell table:style-name="ce1" office:value-type="float" office:value="84.94">
            <text:p>84.94</text:p>
          </table:table-cell>
          <table:table-cell table:style-name="ce1" office:value-type="float" office:value="50.01">
            <text:p>50.01</text:p>
          </table:table-cell>
          <table:table-cell table:style-name="ce2" office:value-type="float" office:value="0.868399734884748">
            <text:p>0.868399734884748</text:p>
          </table:table-cell>
          <table:table-cell table:style-name="ce1" office:value-type="float" office:value="98.55">
            <text:p>98.55</text:p>
          </table:table-cell>
          <table:table-cell table:style-name="ce1" office:value-type="float" office:value="86.84">
            <text:p>86.84</text:p>
          </table:table-cell>
          <table:table-cell table:style-name="ce1" office:value-type="float" office:value="92.33">
            <text:p>92.33</text:p>
          </table:table-cell>
          <table:table-cell table:style-name="ce1" office:value-type="float" office:value="89.01">
            <text:p>89.01</text:p>
          </table:table-cell>
          <table:table-cell table:style-name="ce1" office:value-type="float" office:value="93.6">
            <text:p>93.6</text:p>
          </table:table-cell>
          <table:table-cell table:style-name="ce1" office:value-type="float" office:value="86.69">
            <text:p>86.69</text:p>
          </table:table-cell>
        </table:table-row>
        <table:table-row>
          <table:table-cell table:number-columns-repeated="5"/>
          <table:table-cell table:style-name="ce2" office:value-type="float" office:value="0.831168831168831">
            <text:p>0.831168831168831</text:p>
          </table:table-cell>
          <table:table-cell table:style-name="ce1" office:value-type="float" office:value="41.2">
            <text:p>41.2</text:p>
          </table:table-cell>
          <table:table-cell table:style-name="ce1" office:value-type="float" office:value="83.12">
            <text:p>83.12</text:p>
          </table:table-cell>
          <table:table-cell table:style-name="ce1" office:value-type="float" office:value="55.09">
            <text:p>55.09</text:p>
          </table:table-cell>
          <table:table-cell table:style-name="ce2" office:value-type="float" office:value="0.899108918182488">
            <text:p>0.899108918182488</text:p>
          </table:table-cell>
          <table:table-cell table:style-name="ce1" office:value-type="float" office:value="98.43">
            <text:p>98.43</text:p>
          </table:table-cell>
          <table:table-cell table:style-name="ce1" office:value-type="float" office:value="89.91">
            <text:p>89.91</text:p>
          </table:table-cell>
          <table:table-cell table:style-name="ce1" office:value-type="float" office:value="93.98">
            <text:p>93.98</text:p>
          </table:table-cell>
          <table:table-cell table:style-name="ce1" office:value-type="float" office:value="90.93">
            <text:p>90.93</text:p>
          </table:table-cell>
          <table:table-cell table:style-name="ce1" office:value-type="float" office:value="93.94">
            <text:p>93.94</text:p>
          </table:table-cell>
          <table:table-cell table:style-name="ce1" office:value-type="float" office:value="89.38">
            <text:p>89.38</text:p>
          </table:table-cell>
        </table:table-row>
        <table:table-row>
          <table:table-cell table:number-columns-repeated="5"/>
          <table:table-cell table:style-name="ce2" office:value-type="float" office:value="0.797402597402597">
            <text:p>0.797402597402597</text:p>
          </table:table-cell>
          <table:table-cell table:style-name="ce1" office:value-type="float" office:value="48.96">
            <text:p>48.96</text:p>
          </table:table-cell>
          <table:table-cell table:style-name="ce1" office:value-type="float" office:value="79.74">
            <text:p>79.74</text:p>
          </table:table-cell>
          <table:table-cell table:style-name="ce1" office:value-type="float" office:value="60.67">
            <text:p>60.67</text:p>
          </table:table-cell>
          <table:table-cell table:style-name="ce2" office:value-type="float" office:value="0.929302599602327">
            <text:p>0.929302599602327</text:p>
          </table:table-cell>
          <table:table-cell table:style-name="ce1" office:value-type="float" office:value="98.18">
            <text:p>98.18</text:p>
          </table:table-cell>
          <table:table-cell table:style-name="ce1" office:value-type="float" office:value="92.93">
            <text:p>92.93</text:p>
          </table:table-cell>
          <table:table-cell table:style-name="ce1" office:value-type="float" office:value="95.48">
            <text:p>95.48</text:p>
          </table:table-cell>
          <table:table-cell table:style-name="ce1" office:value-type="float" office:value="92.75">
            <text:p>92.75</text:p>
          </table:table-cell>
          <table:table-cell table:style-name="ce1" office:value-type="float" office:value="94.32">
            <text:p>94.32</text:p>
          </table:table-cell>
          <table:table-cell table:style-name="ce1" office:value-type="float" office:value="91.9">
            <text:p>91.9</text:p>
          </table:table-cell>
        </table:table-row>
        <table:table-row>
          <table:table-cell table:number-columns-repeated="5"/>
          <table:table-cell table:style-name="ce2" office:value-type="float" office:value="0.757575757575758">
            <text:p>0.757575757575758</text:p>
          </table:table-cell>
          <table:table-cell table:style-name="ce1" office:value-type="float" office:value="60.22">
            <text:p>60.22</text:p>
          </table:table-cell>
          <table:table-cell table:style-name="ce1" office:value-type="float" office:value="75.76">
            <text:p>75.76</text:p>
          </table:table-cell>
          <table:table-cell table:style-name="ce1" office:value-type="float" office:value="67.1">
            <text:p>67.1</text:p>
          </table:table-cell>
          <table:table-cell table:style-name="ce2" office:value-type="float" office:value="0.957434273510568">
            <text:p>0.957434273510568</text:p>
          </table:table-cell>
          <table:table-cell table:style-name="ce1" office:value-type="float" office:value="97.89">
            <text:p>97.89</text:p>
          </table:table-cell>
          <table:table-cell table:style-name="ce1" office:value-type="float" office:value="95.74">
            <text:p>95.74</text:p>
          </table:table-cell>
          <table:table-cell table:style-name="ce1" office:value-type="float" office:value="96.8">
            <text:p>96.8</text:p>
          </table:table-cell>
          <table:table-cell table:style-name="ce1" office:value-type="float" office:value="94.47">
            <text:p>94.47</text:p>
          </table:table-cell>
          <table:table-cell table:style-name="ce1" office:value-type="float" office:value="94.94">
            <text:p>94.94</text:p>
          </table:table-cell>
          <table:table-cell table:style-name="ce1" office:value-type="float" office:value="94.17">
            <text:p>94.17</text:p>
          </table:table-cell>
        </table:table-row>
        <table:table-row>
          <table:table-cell table:number-columns-repeated="5"/>
          <table:table-cell table:style-name="ce2" office:value-type="float" office:value="0.696969696969697">
            <text:p>0.696969696969697</text:p>
          </table:table-cell>
          <table:table-cell table:style-name="ce1" office:value-type="float" office:value="74.81">
            <text:p>74.81</text:p>
          </table:table-cell>
          <table:table-cell table:style-name="ce1" office:value-type="float" office:value="69.7">
            <text:p>69.7</text:p>
          </table:table-cell>
          <table:table-cell table:style-name="ce1" office:value-type="float" office:value="72.16">
            <text:p>72.16</text:p>
          </table:table-cell>
          <table:table-cell table:style-name="ce2" office:value-type="float" office:value="0.98004271301274">
            <text:p>0.98004271301274</text:p>
          </table:table-cell>
          <table:table-cell table:style-name="ce1" office:value-type="float" office:value="97.44">
            <text:p>97.44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97.72">
            <text:p>97.72</text:p>
          </table:table-cell>
          <table:table-cell table:style-name="ce1" office:value-type="float" office:value="95.72">
            <text:p>95.72</text:p>
          </table:table-cell>
          <table:table-cell table:style-name="ce1" office:value-type="float" office:value="95.67">
            <text:p>95.67</text:p>
          </table:table-cell>
          <table:table-cell table:style-name="ce1" office:value-type="float" office:value="95.78">
            <text:p>95.78</text:p>
          </table:table-cell>
        </table:table-row>
        <table:table-row>
          <table:table-cell table:number-columns-repeated="5"/>
          <table:table-cell table:style-name="ce2" office:value-type="float" office:value="0.522077922077922">
            <text:p>0.522077922077922</text:p>
          </table:table-cell>
          <table:table-cell table:style-name="ce1" office:value-type="float" office:value="92.63">
            <text:p>92.63</text:p>
          </table:table-cell>
          <table:table-cell table:style-name="ce1" office:value-type="float" office:value="52.21">
            <text:p>52.21</text:p>
          </table:table-cell>
          <table:table-cell table:style-name="ce1" office:value-type="float" office:value="66.78">
            <text:p>66.78</text:p>
          </table:table-cell>
          <table:table-cell table:style-name="ce2" office:value-type="float" office:value="0.996465129980116">
            <text:p>0.996465129980116</text:p>
          </table:table-cell>
          <table:table-cell table:style-name="ce1" office:value-type="float" office:value="96.08">
            <text:p>96.08</text:p>
          </table:table-cell>
          <table:table-cell table:style-name="ce1" office:value-type="float" office:value="99.65">
            <text:p>99.65</text:p>
          </table:table-cell>
          <table:table-cell table:style-name="ce1" office:value-type="float" office:value="97.83">
            <text:p>97.83</text:p>
          </table:table-cell>
          <table:table-cell table:style-name="ce1" office:value-type="float" office:value="95.4">
            <text:p>95.4</text:p>
          </table:table-cell>
          <table:table-cell table:style-name="ce1" office:value-type="float" office:value="95.81">
            <text:p>95.81</text:p>
          </table:table-cell>
          <table:table-cell table:style-name="ce1" office:value-type="float" office:value="95.93">
            <text:p>95.93</text:p>
          </table:table-cell>
        </table:table-row>
      </table:table>
      <table:table table:name="'file:///home/runejen/Dropbox/Skole/Master/Data/Model_1.ods'#plain_nn_adam" table:print="false" table:style-name="ta_extref">
        <table:table-source xlink:type="simple" xlink:href="../Model_1.ods" table:table-name="plain_nn_adam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715151515151515">
            <text:p>0.715151515151515</text:p>
          </table:table-cell>
          <table:table-cell table:style-name="ce1" office:value-type="float" office:value="69.47">
            <text:p>69.47</text:p>
          </table:table-cell>
          <table:table-cell table:style-name="ce1" office:value-type="float" office:value="71.52">
            <text:p>71.52</text:p>
          </table:table-cell>
          <table:table-cell table:style-name="ce1" office:value-type="float" office:value="70.48">
            <text:p>70.48</text:p>
          </table:table-cell>
          <table:table-cell table:style-name="ce2" office:value-type="float" office:value="0.97326754547463">
            <text:p>0.97326754547463</text:p>
          </table:table-cell>
          <table:table-cell table:style-name="ce1" office:value-type="float" office:value="97.57">
            <text:p>97.57</text:p>
          </table:table-cell>
          <table:table-cell table:style-name="ce1" office:value-type="float" office:value="97.33">
            <text:p>97.33</text:p>
          </table:table-cell>
          <table:table-cell table:style-name="ce1" office:value-type="float" office:value="97.45">
            <text:p>97.45</text:p>
          </table:table-cell>
          <table:table-cell table:style-name="ce1" office:value-type="float" office:value="95.34">
            <text:p>95.34</text:p>
          </table:table-cell>
          <table:table-cell table:style-name="ce1" office:value-type="float" office:value="95.37">
            <text:p>95.37</text:p>
          </table:table-cell>
          <table:table-cell table:style-name="ce1" office:value-type="float" office:value="95.31">
            <text:p>95.31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644155844155844">
            <text:p>0.644155844155844</text:p>
          </table:table-cell>
          <table:table-cell table:style-name="ce1" office:value-type="float" office:value="54.75">
            <text:p>54.75</text:p>
          </table:table-cell>
          <table:table-cell table:style-name="ce1" office:value-type="float" office:value="64.42">
            <text:p>64.42</text:p>
          </table:table-cell>
          <table:table-cell table:style-name="ce1" office:value-type="float" office:value="59.19">
            <text:p>59.19</text:p>
          </table:table-cell>
          <table:table-cell table:style-name="ce2" office:value-type="float" office:value="0.954709477870241">
            <text:p>0.954709477870241</text:p>
          </table:table-cell>
          <table:table-cell table:style-name="ce1" office:value-type="float" office:value="96.93">
            <text:p>96.93</text:p>
          </table:table-cell>
          <table:table-cell table:style-name="ce1" office:value-type="float" office:value="95.47">
            <text:p>95.47</text:p>
          </table:table-cell>
          <table:table-cell table:style-name="ce1" office:value-type="float" office:value="96.19">
            <text:p>96.19</text:p>
          </table:table-cell>
          <table:table-cell table:style-name="ce1" office:value-type="float" office:value="93.29">
            <text:p>93.29</text:p>
          </table:table-cell>
          <table:table-cell table:style-name="ce1" office:value-type="float" office:value="93.62">
            <text:p>93.62</text:p>
          </table:table-cell>
          <table:table-cell table:style-name="ce1" office:value-type="float" office:value="93.04">
            <text:p>93.04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653679653679654">
            <text:p>0.653679653679654</text:p>
          </table:table-cell>
          <table:table-cell table:style-name="ce1" office:value-type="float" office:value="46.95">
            <text:p>46.95</text:p>
          </table:table-cell>
          <table:table-cell table:style-name="ce1" office:value-type="float" office:value="65.37">
            <text:p>65.37</text:p>
          </table:table-cell>
          <table:table-cell table:style-name="ce1" office:value-type="float" office:value="54.65">
            <text:p>54.65</text:p>
          </table:table-cell>
          <table:table-cell table:style-name="ce2" office:value-type="float" office:value="0.937182414021651">
            <text:p>0.937182414021651</text:p>
          </table:table-cell>
          <table:table-cell table:style-name="ce1" office:value-type="float" office:value="96.95">
            <text:p>96.95</text:p>
          </table:table-cell>
          <table:table-cell table:style-name="ce1" office:value-type="float" office:value="93.72">
            <text:p>93.72</text:p>
          </table:table-cell>
          <table:table-cell table:style-name="ce1" office:value-type="float" office:value="95.31">
            <text:p>95.31</text:p>
          </table:table-cell>
          <table:table-cell table:style-name="ce1" office:value-type="float" office:value="92.12">
            <text:p>92.12</text:p>
          </table:table-cell>
          <table:table-cell table:style-name="ce1" office:value-type="float" office:value="93.03">
            <text:p>93.03</text:p>
          </table:table-cell>
          <table:table-cell table:style-name="ce1" office:value-type="float" office:value="91.5">
            <text:p>91.5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656277056277056">
            <text:p>0.656277056277056</text:p>
          </table:table-cell>
          <table:table-cell table:style-name="ce1" office:value-type="float" office:value="47.52">
            <text:p>47.52</text:p>
          </table:table-cell>
          <table:table-cell table:style-name="ce1" office:value-type="float" office:value="65.63">
            <text:p>65.63</text:p>
          </table:table-cell>
          <table:table-cell table:style-name="ce1" office:value-type="float" office:value="55.13">
            <text:p>55.13</text:p>
          </table:table-cell>
          <table:table-cell table:style-name="ce2" office:value-type="float" office:value="0.938360704028279">
            <text:p>0.938360704028279</text:p>
          </table:table-cell>
          <table:table-cell table:style-name="ce1" office:value-type="float" office:value="96.98">
            <text:p>96.98</text:p>
          </table:table-cell>
          <table:table-cell table:style-name="ce1" office:value-type="float" office:value="93.84">
            <text:p>93.84</text:p>
          </table:table-cell>
          <table:table-cell table:style-name="ce1" office:value-type="float" office:value="95.38">
            <text:p>95.38</text:p>
          </table:table-cell>
          <table:table-cell table:style-name="ce1" office:value-type="float" office:value="92.22">
            <text:p>92.22</text:p>
          </table:table-cell>
          <table:table-cell table:style-name="ce1" office:value-type="float" office:value="93.1">
            <text:p>93.1</text:p>
          </table:table-cell>
          <table:table-cell table:style-name="ce1" office:value-type="float" office:value="91.63">
            <text:p>91.63</text:p>
          </table:table-cell>
        </table:table-row>
        <table:table-row table:number-rows-repeated="4">
          <table:table-cell table:number-columns-repeated="16"/>
        </table:table-row>
        <table:table-row>
          <table:table-cell table:number-columns-repeated="5"/>
          <table:table-cell table:style-name="ce2" office:value-type="float" office:value="0.72987012987013">
            <text:p>0.72987012987013</text:p>
          </table:table-cell>
          <table:table-cell table:style-name="ce1" office:value-type="float" office:value="31.42">
            <text:p>31.42</text:p>
          </table:table-cell>
          <table:table-cell table:style-name="ce1" office:value-type="float" office:value="72.99">
            <text:p>72.99</text:p>
          </table:table-cell>
          <table:table-cell table:style-name="ce1" office:value-type="float" office:value="43.93">
            <text:p>43.93</text:p>
          </table:table-cell>
          <table:table-cell table:style-name="ce2" office:value-type="float" office:value="0.864496649237794">
            <text:p>0.864496649237794</text:p>
          </table:table-cell>
          <table:table-cell table:style-name="ce1" office:value-type="float" office:value="97.41">
            <text:p>97.41</text:p>
          </table:table-cell>
          <table:table-cell table:style-name="ce1" office:value-type="float" office:value="86.45">
            <text:p>86.45</text:p>
          </table:table-cell>
          <table:table-cell table:style-name="ce1" office:value-type="float" office:value="91.6">
            <text:p>91.6</text:p>
          </table:table-cell>
          <table:table-cell table:style-name="ce1" office:value-type="float" office:value="87.86">
            <text:p>87.86</text:p>
          </table:table-cell>
          <table:table-cell table:style-name="ce1" office:value-type="float" office:value="92.24">
            <text:p>92.24</text:p>
          </table:table-cell>
          <table:table-cell table:style-name="ce1" office:value-type="float" office:value="85.39">
            <text:p>85.39</text:p>
          </table:table-cell>
        </table:table-row>
        <table:table-row>
          <table:table-cell table:number-columns-repeated="5"/>
          <table:table-cell table:style-name="ce2" office:value-type="float" office:value="0.724675324675325">
            <text:p>0.724675324675325</text:p>
          </table:table-cell>
          <table:table-cell table:style-name="ce1" office:value-type="float" office:value="32.54">
            <text:p>32.54</text:p>
          </table:table-cell>
          <table:table-cell table:style-name="ce1" office:value-type="float" office:value="72.47">
            <text:p>72.47</text:p>
          </table:table-cell>
          <table:table-cell table:style-name="ce1" office:value-type="float" office:value="44.91">
            <text:p>44.91</text:p>
          </table:table-cell>
          <table:table-cell table:style-name="ce2" office:value-type="float" office:value="0.872229177406289">
            <text:p>0.872229177406289</text:p>
          </table:table-cell>
          <table:table-cell table:style-name="ce1" office:value-type="float" office:value="97.39">
            <text:p>97.39</text:p>
          </table:table-cell>
          <table:table-cell table:style-name="ce1" office:value-type="float" office:value="87.22">
            <text:p>87.22</text:p>
          </table:table-cell>
          <table:table-cell table:style-name="ce1" office:value-type="float" office:value="92.02">
            <text:p>92.02</text:p>
          </table:table-cell>
          <table:table-cell table:style-name="ce1" office:value-type="float" office:value="88.33">
            <text:p>88.33</text:p>
          </table:table-cell>
          <table:table-cell table:style-name="ce1" office:value-type="float" office:value="92.31">
            <text:p>92.31</text:p>
          </table:table-cell>
          <table:table-cell table:style-name="ce1" office:value-type="float" office:value="86.06">
            <text:p>86.06</text:p>
          </table:table-cell>
        </table:table-row>
        <table:table-row>
          <table:table-cell table:number-columns-repeated="5"/>
          <table:table-cell table:style-name="ce2" office:value-type="float" office:value="0.71948051948052">
            <text:p>0.71948051948052</text:p>
          </table:table-cell>
          <table:table-cell table:style-name="ce1" office:value-type="float" office:value="33.28">
            <text:p>33.28</text:p>
          </table:table-cell>
          <table:table-cell table:style-name="ce1" office:value-type="float" office:value="71.95">
            <text:p>71.95</text:p>
          </table:table-cell>
          <table:table-cell table:style-name="ce1" office:value-type="float" office:value="45.51">
            <text:p>45.51</text:p>
          </table:table-cell>
          <table:table-cell table:style-name="ce2" office:value-type="float" office:value="0.877310553059872">
            <text:p>0.877310553059872</text:p>
          </table:table-cell>
          <table:table-cell table:style-name="ce1" office:value-type="float" office:value="97.35">
            <text:p>97.35</text:p>
          </table:table-cell>
          <table:table-cell table:style-name="ce1" office:value-type="float" office:value="87.73">
            <text:p>87.73</text:p>
          </table:table-cell>
          <table:table-cell table:style-name="ce1" office:value-type="float" office:value="92.29">
            <text:p>92.29</text:p>
          </table:table-cell>
          <table:table-cell table:style-name="ce1" office:value-type="float" office:value="88.62">
            <text:p>88.62</text:p>
          </table:table-cell>
          <table:table-cell table:style-name="ce1" office:value-type="float" office:value="92.33">
            <text:p>92.33</text:p>
          </table:table-cell>
          <table:table-cell table:style-name="ce1" office:value-type="float" office:value="86.49">
            <text:p>86.49</text:p>
          </table:table-cell>
        </table:table-row>
        <table:table-row>
          <table:table-cell table:number-columns-repeated="5"/>
          <table:table-cell table:style-name="ce2" office:value-type="float" office:value="0.71948051948052">
            <text:p>0.71948051948052</text:p>
          </table:table-cell>
          <table:table-cell table:style-name="ce1" office:value-type="float" office:value="34.16">
            <text:p>34.16</text:p>
          </table:table-cell>
          <table:table-cell table:style-name="ce1" office:value-type="float" office:value="71.95">
            <text:p>71.95</text:p>
          </table:table-cell>
          <table:table-cell table:style-name="ce1" office:value-type="float" office:value="46.33">
            <text:p>46.33</text:p>
          </table:table-cell>
          <table:table-cell table:style-name="ce2" office:value-type="float" office:value="0.882023713086383">
            <text:p>0.882023713086383</text:p>
          </table:table-cell>
          <table:table-cell table:style-name="ce1" office:value-type="float" office:value="97.37">
            <text:p>97.37</text:p>
          </table:table-cell>
          <table:table-cell table:style-name="ce1" office:value-type="float" office:value="88.2">
            <text:p>88.2</text:p>
          </table:table-cell>
          <table:table-cell table:style-name="ce1" office:value-type="float" office:value="92.56">
            <text:p>92.56</text:p>
          </table:table-cell>
          <table:table-cell table:style-name="ce1" office:value-type="float" office:value="88.94">
            <text:p>88.94</text:p>
          </table:table-cell>
          <table:table-cell table:style-name="ce1" office:value-type="float" office:value="92.41">
            <text:p>92.41</text:p>
          </table:table-cell>
          <table:table-cell table:style-name="ce1" office:value-type="float" office:value="86.93">
            <text:p>86.93</text:p>
          </table:table-cell>
        </table:table-row>
        <table:table-row>
          <table:table-cell table:number-columns-repeated="5"/>
          <table:table-cell table:style-name="ce2" office:value-type="float" office:value="0.712554112554113">
            <text:p>0.712554112554113</text:p>
          </table:table-cell>
          <table:table-cell table:style-name="ce1" office:value-type="float" office:value="34.96">
            <text:p>34.96</text:p>
          </table:table-cell>
          <table:table-cell table:style-name="ce1" office:value-type="float" office:value="71.26">
            <text:p>71.26</text:p>
          </table:table-cell>
          <table:table-cell table:style-name="ce1" office:value-type="float" office:value="46.91">
            <text:p>46.91</text:p>
          </table:table-cell>
          <table:table-cell table:style-name="ce2" office:value-type="float" office:value="0.887252374990795">
            <text:p>0.887252374990795</text:p>
          </table:table-cell>
          <table:table-cell table:style-name="ce1" office:value-type="float" office:value="97.32">
            <text:p>97.32</text:p>
          </table:table-cell>
          <table:table-cell table:style-name="ce1" office:value-type="float" office:value="88.73">
            <text:p>88.73</text:p>
          </table:table-cell>
          <table:table-cell table:style-name="ce1" office:value-type="float" office:value="92.83">
            <text:p>92.83</text:p>
          </table:table-cell>
          <table:table-cell table:style-name="ce1" office:value-type="float" office:value="89.23">
            <text:p>89.23</text:p>
          </table:table-cell>
          <table:table-cell table:style-name="ce1" office:value-type="float" office:value="92.43">
            <text:p>92.43</text:p>
          </table:table-cell>
          <table:table-cell table:style-name="ce1" office:value-type="float" office:value="87.36">
            <text:p>87.36</text:p>
          </table:table-cell>
        </table:table-row>
        <table:table-row>
          <table:table-cell table:number-columns-repeated="5"/>
          <table:table-cell table:style-name="ce2" office:value-type="float" office:value="0.708225108225108">
            <text:p>0.708225108225108</text:p>
          </table:table-cell>
          <table:table-cell table:style-name="ce1" office:value-type="float" office:value="35.89">
            <text:p>35.89</text:p>
          </table:table-cell>
          <table:table-cell table:style-name="ce1" office:value-type="float" office:value="70.82">
            <text:p>70.82</text:p>
          </table:table-cell>
          <table:table-cell table:style-name="ce1" office:value-type="float" office:value="47.64">
            <text:p>47.64</text:p>
          </table:table-cell>
          <table:table-cell table:style-name="ce2" office:value-type="float" office:value="0.892407393769792">
            <text:p>0.892407393769792</text:p>
          </table:table-cell>
          <table:table-cell table:style-name="ce1" office:value-type="float" office:value="97.29">
            <text:p>97.29</text:p>
          </table:table-cell>
          <table:table-cell table:style-name="ce1" office:value-type="float" office:value="89.24">
            <text:p>89.24</text:p>
          </table:table-cell>
          <table:table-cell table:style-name="ce1" office:value-type="float" office:value="93.09">
            <text:p>93.09</text:p>
          </table:table-cell>
          <table:table-cell table:style-name="ce1" office:value-type="float" office:value="89.53">
            <text:p>89.53</text:p>
          </table:table-cell>
          <table:table-cell table:style-name="ce1" office:value-type="float" office:value="92.48">
            <text:p>92.48</text:p>
          </table:table-cell>
          <table:table-cell table:style-name="ce1" office:value-type="float" office:value="87.8">
            <text:p>87.8</text:p>
          </table:table-cell>
        </table:table-row>
        <table:table-row>
          <table:table-cell table:number-columns-repeated="5"/>
          <table:table-cell table:style-name="ce2" office:value-type="float" office:value="0.697835497835498">
            <text:p>0.697835497835498</text:p>
          </table:table-cell>
          <table:table-cell table:style-name="ce1" office:value-type="float" office:value="37.59">
            <text:p>37.59</text:p>
          </table:table-cell>
          <table:table-cell table:style-name="ce1" office:value-type="float" office:value="69.78">
            <text:p>69.78</text:p>
          </table:table-cell>
          <table:table-cell table:style-name="ce1" office:value-type="float" office:value="48.86">
            <text:p>48.86</text:p>
          </table:table-cell>
          <table:table-cell table:style-name="ce2" office:value-type="float" office:value="0.901465498195743">
            <text:p>0.901465498195743</text:p>
          </table:table-cell>
          <table:table-cell table:style-name="ce1" office:value-type="float" office:value="97.23">
            <text:p>97.23</text:p>
          </table:table-cell>
          <table:table-cell table:style-name="ce1" office:value-type="float" office:value="90.15">
            <text:p>90.15</text:p>
          </table:table-cell>
          <table:table-cell table:style-name="ce1" office:value-type="float" office:value="93.56">
            <text:p>93.56</text:p>
          </table:table-cell>
          <table:table-cell table:style-name="ce1" office:value-type="float" office:value="90.06">
            <text:p>90.06</text:p>
          </table:table-cell>
          <table:table-cell table:style-name="ce1" office:value-type="float" office:value="92.55">
            <text:p>92.55</text:p>
          </table:table-cell>
          <table:table-cell table:style-name="ce1" office:value-type="float" office:value="88.55">
            <text:p>88.55</text:p>
          </table:table-cell>
        </table:table-row>
        <table:table-row>
          <table:table-cell table:number-columns-repeated="5"/>
          <table:table-cell table:style-name="ce2" office:value-type="float" office:value="0.677056277056277">
            <text:p>0.677056277056277</text:p>
          </table:table-cell>
          <table:table-cell table:style-name="ce1" office:value-type="float" office:value="42.48">
            <text:p>42.48</text:p>
          </table:table-cell>
          <table:table-cell table:style-name="ce1" office:value-type="float" office:value="67.71">
            <text:p>67.71</text:p>
          </table:table-cell>
          <table:table-cell table:style-name="ce1" office:value-type="float" office:value="52.21">
            <text:p>52.21</text:p>
          </table:table-cell>
          <table:table-cell table:style-name="ce2" office:value-type="float" office:value="0.922011930186317">
            <text:p>0.922011930186317</text:p>
          </table:table-cell>
          <table:table-cell table:style-name="ce1" office:value-type="float" office:value="97.11">
            <text:p>97.11</text:p>
          </table:table-cell>
          <table:table-cell table:style-name="ce1" office:value-type="float" office:value="92.2">
            <text:p>92.2</text:p>
          </table:table-cell>
          <table:table-cell table:style-name="ce1" office:value-type="float" office:value="94.59">
            <text:p>94.59</text:p>
          </table:table-cell>
          <table:table-cell table:style-name="ce1" office:value-type="float" office:value="91.27">
            <text:p>91.27</text:p>
          </table:table-cell>
          <table:table-cell table:style-name="ce1" office:value-type="float" office:value="92.83">
            <text:p>92.83</text:p>
          </table:table-cell>
          <table:table-cell table:style-name="ce1" office:value-type="float" office:value="90.28">
            <text:p>90.28</text:p>
          </table:table-cell>
        </table:table-row>
        <table:table-row>
          <table:table-cell table:number-columns-repeated="5"/>
          <table:table-cell table:style-name="ce2" office:value-type="float" office:value="0.654545454545455">
            <text:p>0.654545454545455</text:p>
          </table:table-cell>
          <table:table-cell table:style-name="ce1" office:value-type="float" office:value="47.67">
            <text:p>47.67</text:p>
          </table:table-cell>
          <table:table-cell table:style-name="ce1" office:value-type="float" office:value="65.45">
            <text:p>65.45</text:p>
          </table:table-cell>
          <table:table-cell table:style-name="ce1" office:value-type="float" office:value="55.16">
            <text:p>55.16</text:p>
          </table:table-cell>
          <table:table-cell table:style-name="ce2" office:value-type="float" office:value="0.938876205906179">
            <text:p>0.938876205906179</text:p>
          </table:table-cell>
          <table:table-cell table:style-name="ce1" office:value-type="float" office:value="96.97">
            <text:p>96.97</text:p>
          </table:table-cell>
          <table:table-cell table:style-name="ce1" office:value-type="float" office:value="93.89">
            <text:p>93.89</text:p>
          </table:table-cell>
          <table:table-cell table:style-name="ce1" office:value-type="float" office:value="95.41">
            <text:p>95.41</text:p>
          </table:table-cell>
          <table:table-cell table:style-name="ce1" office:value-type="float" office:value="92.25">
            <text:p>92.25</text:p>
          </table:table-cell>
          <table:table-cell table:style-name="ce1" office:value-type="float" office:value="93.11">
            <text:p>93.11</text:p>
          </table:table-cell>
          <table:table-cell table:style-name="ce1" office:value-type="float" office:value="91.66">
            <text:p>91.66</text:p>
          </table:table-cell>
        </table:table-row>
      </table:table>
      <table:table table:name="'file:///home/runejen/Dropbox/Skole/Master/Data/Model_1.ods'#plain_nn_lstm" table:print="false" table:style-name="ta_extref">
        <table:table-source xlink:type="simple" xlink:href="../Model_1.ods" table:table-name="plain_nn_lstm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804329004329004">
            <text:p>0.804329004329004</text:p>
          </table:table-cell>
          <table:table-cell table:style-name="ce1" office:value-type="float" office:value="64.42">
            <text:p>64.42</text:p>
          </table:table-cell>
          <table:table-cell table:style-name="ce1" office:value-type="float" office:value="80.43">
            <text:p>80.43</text:p>
          </table:table-cell>
          <table:table-cell table:style-name="ce1" office:value-type="float" office:value="71.54">
            <text:p>71.54</text:p>
          </table:table-cell>
          <table:table-cell table:style-name="ce2" office:value-type="float" office:value="0.962221076662494">
            <text:p>0.962221076662494</text:p>
          </table:table-cell>
          <table:table-cell table:style-name="ce1" office:value-type="float" office:value="98.3">
            <text:p>98.3</text:p>
          </table:table-cell>
          <table:table-cell table:style-name="ce1" office:value-type="float" office:value="96.22">
            <text:p>96.22</text:p>
          </table:table-cell>
          <table:table-cell table:style-name="ce1" office:value-type="float" office:value="97.25">
            <text:p>97.25</text:p>
          </table:table-cell>
          <table:table-cell table:style-name="ce1" office:value-type="float" office:value="95.23">
            <text:p>95.23</text:p>
          </table:table-cell>
          <table:table-cell table:style-name="ce1" office:value-type="float" office:value="95.64">
            <text:p>95.64</text:p>
          </table:table-cell>
          <table:table-cell table:style-name="ce1" office:value-type="float" office:value="94.98">
            <text:p>94.98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761904761904762">
            <text:p>0.761904761904762</text:p>
          </table:table-cell>
          <table:table-cell table:style-name="ce1" office:value-type="float" office:value="64.28">
            <text:p>64.28</text:p>
          </table:table-cell>
          <table:table-cell table:style-name="ce1" office:value-type="float" office:value="76.19">
            <text:p>76.19</text:p>
          </table:table-cell>
          <table:table-cell table:style-name="ce1" office:value-type="float" office:value="69.73">
            <text:p>69.73</text:p>
          </table:table-cell>
          <table:table-cell table:style-name="ce2" office:value-type="float" office:value="0.963988511672435">
            <text:p>0.963988511672435</text:p>
          </table:table-cell>
          <table:table-cell table:style-name="ce1" office:value-type="float" office:value="97.94">
            <text:p>97.94</text:p>
          </table:table-cell>
          <table:table-cell table:style-name="ce1" office:value-type="float" office:value="96.4">
            <text:p>96.4</text:p>
          </table:table-cell>
          <table:table-cell table:style-name="ce1" office:value-type="float" office:value="97.16">
            <text:p>97.16</text:p>
          </table:table-cell>
          <table:table-cell table:style-name="ce1" office:value-type="float" office:value="95.01">
            <text:p>95.01</text:p>
          </table:table-cell>
          <table:table-cell table:style-name="ce1" office:value-type="float" office:value="95.3">
            <text:p>95.3</text:p>
          </table:table-cell>
          <table:table-cell table:style-name="ce1" office:value-type="float" office:value="94.82">
            <text:p>94.82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764502164502164">
            <text:p>0.764502164502164</text:p>
          </table:table-cell>
          <table:table-cell table:style-name="ce1" office:value-type="float" office:value="64.93">
            <text:p>64.93</text:p>
          </table:table-cell>
          <table:table-cell table:style-name="ce1" office:value-type="float" office:value="76.45">
            <text:p>76.45</text:p>
          </table:table-cell>
          <table:table-cell table:style-name="ce1" office:value-type="float" office:value="70.22">
            <text:p>70.22</text:p>
          </table:table-cell>
          <table:table-cell table:style-name="ce2" office:value-type="float" office:value="0.964872229177406">
            <text:p>0.964872229177406</text:p>
          </table:table-cell>
          <table:table-cell table:style-name="ce1" office:value-type="float" office:value="97.97">
            <text:p>97.97</text:p>
          </table:table-cell>
          <table:table-cell table:style-name="ce1" office:value-type="float" office:value="96.49">
            <text:p>96.49</text:p>
          </table:table-cell>
          <table:table-cell table:style-name="ce1" office:value-type="float" office:value="97.22">
            <text:p>97.22</text:p>
          </table:table-cell>
          <table:table-cell table:style-name="ce1" office:value-type="float" office:value="95.1">
            <text:p>95.1</text:p>
          </table:table-cell>
          <table:table-cell table:style-name="ce1" office:value-type="float" office:value="95.38">
            <text:p>95.38</text:p>
          </table:table-cell>
          <table:table-cell table:style-name="ce1" office:value-type="float" office:value="94.92">
            <text:p>94.92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764502164502164">
            <text:p>0.764502164502164</text:p>
          </table:table-cell>
          <table:table-cell table:style-name="ce1" office:value-type="float" office:value="64.59">
            <text:p>64.59</text:p>
          </table:table-cell>
          <table:table-cell table:style-name="ce1" office:value-type="float" office:value="76.45">
            <text:p>76.45</text:p>
          </table:table-cell>
          <table:table-cell table:style-name="ce1" office:value-type="float" office:value="70.02">
            <text:p>70.02</text:p>
          </table:table-cell>
          <table:table-cell table:style-name="ce2" office:value-type="float" office:value="0.964356727299507">
            <text:p>0.964356727299507</text:p>
          </table:table-cell>
          <table:table-cell table:style-name="ce1" office:value-type="float" office:value="97.97">
            <text:p>97.97</text:p>
          </table:table-cell>
          <table:table-cell table:style-name="ce1" office:value-type="float" office:value="96.44">
            <text:p>96.44</text:p>
          </table:table-cell>
          <table:table-cell table:style-name="ce1" office:value-type="float" office:value="97.2">
            <text:p>97.2</text:p>
          </table:table-cell>
          <table:table-cell table:style-name="ce1" office:value-type="float" office:value="95.07">
            <text:p>95.07</text:p>
          </table:table-cell>
          <table:table-cell table:style-name="ce1" office:value-type="float" office:value="95.35">
            <text:p>95.35</text:p>
          </table:table-cell>
          <table:table-cell table:style-name="ce1" office:value-type="float" office:value="94.87">
            <text:p>94.87</text:p>
          </table:table-cell>
        </table:table-row>
        <table:table-row table:number-rows-repeated="4">
          <table:table-cell table:number-columns-repeated="16"/>
        </table:table-row>
        <table:table-row>
          <table:table-cell table:number-columns-repeated="5"/>
          <table:table-cell table:style-name="ce2" office:value-type="float" office:value="0.783549783549784">
            <text:p>0.783549783549784</text:p>
          </table:table-cell>
          <table:table-cell table:style-name="ce1" office:value-type="float" office:value="54.98">
            <text:p>54.98</text:p>
          </table:table-cell>
          <table:table-cell table:style-name="ce1" office:value-type="float" office:value="78.35">
            <text:p>78.35</text:p>
          </table:table-cell>
          <table:table-cell table:style-name="ce1" office:value-type="float" office:value="64.62">
            <text:p>64.62</text:p>
          </table:table-cell>
          <table:table-cell table:style-name="ce2" office:value-type="float" office:value="0.945430444068046">
            <text:p>0.945430444068046</text:p>
          </table:table-cell>
          <table:table-cell table:style-name="ce1" office:value-type="float" office:value="98.09">
            <text:p>98.09</text:p>
          </table:table-cell>
          <table:table-cell table:style-name="ce1" office:value-type="float" office:value="94.54">
            <text:p>94.54</text:p>
          </table:table-cell>
          <table:table-cell table:style-name="ce1" office:value-type="float" office:value="96.28">
            <text:p>96.28</text:p>
          </table:table-cell>
          <table:table-cell table:style-name="ce1" office:value-type="float" office:value="93.8">
            <text:p>93.8</text:p>
          </table:table-cell>
          <table:table-cell table:style-name="ce1" office:value-type="float" office:value="94.71">
            <text:p>94.71</text:p>
          </table:table-cell>
          <table:table-cell table:style-name="ce1" office:value-type="float" office:value="93.27">
            <text:p>93.27</text:p>
          </table:table-cell>
        </table:table-row>
        <table:table-row>
          <table:table-cell table:number-columns-repeated="5"/>
          <table:table-cell table:style-name="ce2" office:value-type="float" office:value="0.78008658008658">
            <text:p>0.78008658008658</text:p>
          </table:table-cell>
          <table:table-cell table:style-name="ce1" office:value-type="float" office:value="57.03">
            <text:p>57.03</text:p>
          </table:table-cell>
          <table:table-cell table:style-name="ce1" office:value-type="float" office:value="78.01">
            <text:p>78.01</text:p>
          </table:table-cell>
          <table:table-cell table:style-name="ce1" office:value-type="float" office:value="65.89">
            <text:p>65.89</text:p>
          </table:table-cell>
          <table:table-cell table:style-name="ce2" office:value-type="float" office:value="0.949996317843729">
            <text:p>0.949996317843729</text:p>
          </table:table-cell>
          <table:table-cell table:style-name="ce1" office:value-type="float" office:value="98.07">
            <text:p>98.07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96.51">
            <text:p>96.51</text:p>
          </table:table-cell>
          <table:table-cell table:style-name="ce1" office:value-type="float" office:value="94.11">
            <text:p>94.11</text:p>
          </table:table-cell>
          <table:table-cell table:style-name="ce1" office:value-type="float" office:value="94.85">
            <text:p>94.85</text:p>
          </table:table-cell>
          <table:table-cell table:style-name="ce1" office:value-type="float" office:value="93.67">
            <text:p>93.67</text:p>
          </table:table-cell>
        </table:table-row>
        <table:table-row>
          <table:table-cell table:number-columns-repeated="5"/>
          <table:table-cell table:style-name="ce2" office:value-type="float" office:value="0.777489177489177">
            <text:p>0.777489177489177</text:p>
          </table:table-cell>
          <table:table-cell table:style-name="ce1" office:value-type="float" office:value="58.39">
            <text:p>58.39</text:p>
          </table:table-cell>
          <table:table-cell table:style-name="ce1" office:value-type="float" office:value="77.75">
            <text:p>77.75</text:p>
          </table:table-cell>
          <table:table-cell table:style-name="ce1" office:value-type="float" office:value="66.69">
            <text:p>66.69</text:p>
          </table:table-cell>
          <table:table-cell table:style-name="ce2" office:value-type="float" office:value="0.952868399734885">
            <text:p>0.952868399734885</text:p>
          </table:table-cell>
          <table:table-cell table:style-name="ce1" office:value-type="float" office:value="98.05">
            <text:p>98.05</text:p>
          </table:table-cell>
          <table:table-cell table:style-name="ce1" office:value-type="float" office:value="95.29">
            <text:p>95.29</text:p>
          </table:table-cell>
          <table:table-cell table:style-name="ce1" office:value-type="float" office:value="96.65">
            <text:p>96.65</text:p>
          </table:table-cell>
          <table:table-cell table:style-name="ce1" office:value-type="float" office:value="94.3">
            <text:p>94.3</text:p>
          </table:table-cell>
          <table:table-cell table:style-name="ce1" office:value-type="float" office:value="94.94">
            <text:p>94.94</text:p>
          </table:table-cell>
          <table:table-cell table:style-name="ce1" office:value-type="float" office:value="93.92">
            <text:p>93.92</text:p>
          </table:table-cell>
        </table:table-row>
        <table:table-row>
          <table:table-cell table:number-columns-repeated="5"/>
          <table:table-cell table:style-name="ce2" office:value-type="float" office:value="0.774891774891775">
            <text:p>0.774891774891775</text:p>
          </table:table-cell>
          <table:table-cell table:style-name="ce1" office:value-type="float" office:value="59.15">
            <text:p>59.15</text:p>
          </table:table-cell>
          <table:table-cell table:style-name="ce1" office:value-type="float" office:value="77.49">
            <text:p>77.49</text:p>
          </table:table-cell>
          <table:table-cell table:style-name="ce1" office:value-type="float" office:value="67.09">
            <text:p>67.09</text:p>
          </table:table-cell>
          <table:table-cell table:style-name="ce2" office:value-type="float" office:value="0.954488548493998">
            <text:p>0.954488548493998</text:p>
          </table:table-cell>
          <table:table-cell table:style-name="ce1" office:value-type="float" office:value="98.03">
            <text:p>98.03</text:p>
          </table:table-cell>
          <table:table-cell table:style-name="ce1" office:value-type="float" office:value="95.45">
            <text:p>95.45</text:p>
          </table:table-cell>
          <table:table-cell table:style-name="ce1" office:value-type="float" office:value="96.72">
            <text:p>96.72</text:p>
          </table:table-cell>
          <table:table-cell table:style-name="ce1" office:value-type="float" office:value="94.4">
            <text:p>94.4</text:p>
          </table:table-cell>
          <table:table-cell table:style-name="ce1" office:value-type="float" office:value="94.98">
            <text:p>94.98</text:p>
          </table:table-cell>
          <table:table-cell table:style-name="ce1" office:value-type="float" office:value="94.04">
            <text:p>94.04</text:p>
          </table:table-cell>
        </table:table-row>
        <table:table-row>
          <table:table-cell table:number-columns-repeated="5"/>
          <table:table-cell table:style-name="ce2" office:value-type="float" office:value="0.774891774891775">
            <text:p>0.774891774891775</text:p>
          </table:table-cell>
          <table:table-cell table:style-name="ce1" office:value-type="float" office:value="60.07">
            <text:p>60.07</text:p>
          </table:table-cell>
          <table:table-cell table:style-name="ce1" office:value-type="float" office:value="77.49">
            <text:p>77.49</text:p>
          </table:table-cell>
          <table:table-cell table:style-name="ce1" office:value-type="float" office:value="67.68">
            <text:p>67.68</text:p>
          </table:table-cell>
          <table:table-cell table:style-name="ce2" office:value-type="float" office:value="0.956182340378526">
            <text:p>0.956182340378526</text:p>
          </table:table-cell>
          <table:table-cell table:style-name="ce1" office:value-type="float" office:value="98.04">
            <text:p>98.04</text:p>
          </table:table-cell>
          <table:table-cell table:style-name="ce1" office:value-type="float" office:value="95.62">
            <text:p>95.62</text:p>
          </table:table-cell>
          <table:table-cell table:style-name="ce1" office:value-type="float" office:value="96.81">
            <text:p>96.81</text:p>
          </table:table-cell>
          <table:table-cell table:style-name="ce1" office:value-type="float" office:value="94.53">
            <text:p>94.53</text:p>
          </table:table-cell>
          <table:table-cell table:style-name="ce1" office:value-type="float" office:value="95.06">
            <text:p>95.06</text:p>
          </table:table-cell>
          <table:table-cell table:style-name="ce1" office:value-type="float" office:value="94.2">
            <text:p>94.2</text:p>
          </table:table-cell>
        </table:table-row>
        <table:table-row>
          <table:table-cell table:number-columns-repeated="5"/>
          <table:table-cell table:style-name="ce2" office:value-type="float" office:value="0.771428571428571">
            <text:p>0.771428571428571</text:p>
          </table:table-cell>
          <table:table-cell table:style-name="ce1" office:value-type="float" office:value="60.78">
            <text:p>60.78</text:p>
          </table:table-cell>
          <table:table-cell table:style-name="ce1" office:value-type="float" office:value="77.14">
            <text:p>77.14</text:p>
          </table:table-cell>
          <table:table-cell table:style-name="ce1" office:value-type="float" office:value="67.99">
            <text:p>67.99</text:p>
          </table:table-cell>
          <table:table-cell table:style-name="ce2" office:value-type="float" office:value="0.95765520288681">
            <text:p>0.95765520288681</text:p>
          </table:table-cell>
          <table:table-cell table:style-name="ce1" office:value-type="float" office:value="98.01">
            <text:p>98.01</text:p>
          </table:table-cell>
          <table:table-cell table:style-name="ce1" office:value-type="float" office:value="95.77">
            <text:p>95.77</text:p>
          </table:table-cell>
          <table:table-cell table:style-name="ce1" office:value-type="float" office:value="96.88">
            <text:p>96.88</text:p>
          </table:table-cell>
          <table:table-cell table:style-name="ce1" office:value-type="float" office:value="94.62">
            <text:p>94.62</text:p>
          </table:table-cell>
          <table:table-cell table:style-name="ce1" office:value-type="float" office:value="95.09">
            <text:p>95.09</text:p>
          </table:table-cell>
          <table:table-cell table:style-name="ce1" office:value-type="float" office:value="94.31">
            <text:p>94.31</text:p>
          </table:table-cell>
        </table:table-row>
        <table:table-row>
          <table:table-cell table:number-columns-repeated="5"/>
          <table:table-cell table:style-name="ce2" office:value-type="float" office:value="0.76969696969697">
            <text:p>0.76969696969697</text:p>
          </table:table-cell>
          <table:table-cell table:style-name="ce1" office:value-type="float" office:value="61.57">
            <text:p>61.57</text:p>
          </table:table-cell>
          <table:table-cell table:style-name="ce1" office:value-type="float" office:value="76.97">
            <text:p>76.97</text:p>
          </table:table-cell>
          <table:table-cell table:style-name="ce1" office:value-type="float" office:value="68.41">
            <text:p>68.41</text:p>
          </table:table-cell>
          <table:table-cell table:style-name="ce2" office:value-type="float" office:value="0.959128065395095">
            <text:p>0.959128065395095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95.91">
            <text:p>95.91</text:p>
          </table:table-cell>
          <table:table-cell table:style-name="ce1" office:value-type="float" office:value="96.94">
            <text:p>96.94</text:p>
          </table:table-cell>
          <table:table-cell table:style-name="ce1" office:value-type="float" office:value="94.7">
            <text:p>94.7</text:p>
          </table:table-cell>
          <table:table-cell table:style-name="ce1" office:value-type="float" office:value="95.14">
            <text:p>95.14</text:p>
          </table:table-cell>
          <table:table-cell table:style-name="ce1" office:value-type="float" office:value="94.43">
            <text:p>94.43</text:p>
          </table:table-cell>
        </table:table-row>
        <table:table-row>
          <table:table-cell table:number-columns-repeated="5"/>
          <table:table-cell table:style-name="ce2" office:value-type="float" office:value="0.767965367965368">
            <text:p>0.767965367965368</text:p>
          </table:table-cell>
          <table:table-cell table:style-name="ce1" office:value-type="float" office:value="62.6">
            <text:p>62.6</text:p>
          </table:table-cell>
          <table:table-cell table:style-name="ce1" office:value-type="float" office:value="76.8">
            <text:p>76.8</text:p>
          </table:table-cell>
          <table:table-cell table:style-name="ce1" office:value-type="float" office:value="68.98">
            <text:p>68.98</text:p>
          </table:table-cell>
          <table:table-cell table:style-name="ce2" office:value-type="float" office:value="0.960969143530451">
            <text:p>0.960969143530451</text:p>
          </table:table-cell>
          <table:table-cell table:style-name="ce1" office:value-type="float" office:value="97.99">
            <text:p>97.99</text:p>
          </table:table-cell>
          <table:table-cell table:style-name="ce1" office:value-type="float" office:value="96.1">
            <text:p>96.1</text:p>
          </table:table-cell>
          <table:table-cell table:style-name="ce1" office:value-type="float" office:value="97.04">
            <text:p>97.04</text:p>
          </table:table-cell>
          <table:table-cell table:style-name="ce1" office:value-type="float" office:value="94.84">
            <text:p>94.84</text:p>
          </table:table-cell>
          <table:table-cell table:style-name="ce1" office:value-type="float" office:value="95.22">
            <text:p>95.22</text:p>
          </table:table-cell>
          <table:table-cell table:style-name="ce1" office:value-type="float" office:value="94.59">
            <text:p>94.59</text:p>
          </table:table-cell>
        </table:table-row>
        <table:table-row>
          <table:table-cell table:number-columns-repeated="5"/>
          <table:table-cell table:style-name="ce2" office:value-type="float" office:value="0.764502164502164">
            <text:p>0.764502164502164</text:p>
          </table:table-cell>
          <table:table-cell table:style-name="ce1" office:value-type="float" office:value="64.69">
            <text:p>64.69</text:p>
          </table:table-cell>
          <table:table-cell table:style-name="ce1" office:value-type="float" office:value="76.45">
            <text:p>76.45</text:p>
          </table:table-cell>
          <table:table-cell table:style-name="ce1" office:value-type="float" office:value="70.08">
            <text:p>70.08</text:p>
          </table:table-cell>
          <table:table-cell table:style-name="ce2" office:value-type="float" office:value="0.964504013550335">
            <text:p>0.964504013550335</text:p>
          </table:table-cell>
          <table:table-cell table:style-name="ce1" office:value-type="float" office:value="97.97">
            <text:p>97.97</text:p>
          </table:table-cell>
          <table:table-cell table:style-name="ce1" office:value-type="float" office:value="96.45">
            <text:p>96.45</text:p>
          </table:table-cell>
          <table:table-cell table:style-name="ce1" office:value-type="float" office:value="97.2">
            <text:p>97.2</text:p>
          </table:table-cell>
          <table:table-cell table:style-name="ce1" office:value-type="float" office:value="95.07">
            <text:p>95.07</text:p>
          </table:table-cell>
          <table:table-cell table:style-name="ce1" office:value-type="float" office:value="95.36">
            <text:p>95.36</text:p>
          </table:table-cell>
          <table:table-cell table:style-name="ce1" office:value-type="float" office:value="94.88">
            <text:p>94.88</text:p>
          </table:table-cell>
        </table:table-row>
      </table:table>
      <table:table table:name="'file:///home/runejen/Dropbox/Skole/Master/Data/Model_1.ods'#plain_nn_lstm_sgd" table:print="false" table:style-name="ta_extref">
        <table:table-source xlink:type="simple" xlink:href="../Model_1.ods" table:table-name="plain_nn_lstm_sgd" table:filter-name="calc8" table:mode="copy-results-only"/>
        <table:table-column table:number-columns-repeated="16"/>
        <table:table-row table:number-rows-repeated="58">
          <table:table-cell table:number-columns-repeated="16"/>
        </table:table-row>
        <table:table-row>
          <table:table-cell table:number-columns-repeated="5"/>
          <table:table-cell table:style-name="ce2" office:value-type="float" office:value="0.934199134199134">
            <text:p>0.934199134199134</text:p>
          </table:table-cell>
          <table:table-cell table:style-name="ce1" office:value-type="float" office:value="13.21">
            <text:p>13.21</text:p>
          </table:table-cell>
          <table:table-cell table:style-name="ce1" office:value-type="float" office:value="93.42">
            <text:p>93.42</text:p>
          </table:table-cell>
          <table:table-cell table:style-name="ce1" office:value-type="float" office:value="23.15">
            <text:p>23.15</text:p>
          </table:table-cell>
          <table:table-cell table:style-name="ce2" office:value-type="float" office:value="0.477796597687606">
            <text:p>0.477796597687606</text:p>
          </table:table-cell>
          <table:table-cell table:style-name="ce1" office:value-type="float" office:value="98.84">
            <text:p>98.84</text:p>
          </table:table-cell>
          <table:table-cell table:style-name="ce1" office:value-type="float" office:value="47.78">
            <text:p>47.78</text:p>
          </table:table-cell>
          <table:table-cell table:style-name="ce1" office:value-type="float" office:value="64.42">
            <text:p>64.42</text:p>
          </table:table-cell>
          <table:table-cell table:style-name="ce1" office:value-type="float" office:value="61.18">
            <text:p>61.18</text:p>
          </table:table-cell>
          <table:table-cell table:style-name="ce1" office:value-type="float" office:value="92.13">
            <text:p>92.13</text:p>
          </table:table-cell>
          <table:table-cell table:style-name="ce1" office:value-type="float" office:value="51.36">
            <text:p>51.36</text:p>
          </table:table-cell>
        </table:table-row>
        <table:table-row>
          <table:table-cell table:number-columns-repeated="5"/>
          <table:table-cell table:style-name="ce2" office:value-type="float" office:value="0.805194805194805">
            <text:p>0.805194805194805</text:p>
          </table:table-cell>
          <table:table-cell table:style-name="ce1" office:value-type="float" office:value="17.3">
            <text:p>17.3</text:p>
          </table:table-cell>
          <table:table-cell table:style-name="ce1" office:value-type="float" office:value="80.52">
            <text:p>80.52</text:p>
          </table:table-cell>
          <table:table-cell table:style-name="ce1" office:value-type="float" office:value="28.48">
            <text:p>28.48</text:p>
          </table:table-cell>
          <table:table-cell table:style-name="ce2" office:value-type="float" office:value="0.672509021282863">
            <text:p>0.672509021282863</text:p>
          </table:table-cell>
          <table:table-cell table:style-name="ce1" office:value-type="float" office:value="97.6">
            <text:p>97.6</text:p>
          </table:table-cell>
          <table:table-cell table:style-name="ce1" office:value-type="float" office:value="67.25">
            <text:p>67.25</text:p>
          </table:table-cell>
          <table:table-cell table:style-name="ce1" office:value-type="float" office:value="79.63">
            <text:p>79.63</text:p>
          </table:table-cell>
          <table:table-cell table:style-name="ce1" office:value-type="float" office:value="75.62">
            <text:p>75.62</text:p>
          </table:table-cell>
          <table:table-cell table:style-name="ce1" office:value-type="float" office:value="91.31">
            <text:p>91.31</text:p>
          </table:table-cell>
          <table:table-cell table:style-name="ce1" office:value-type="float" office:value="68.29">
            <text:p>68.29</text:p>
          </table:table-cell>
        </table:table-row>
        <table:table-row>
          <table:table-cell table:number-columns-repeated="5"/>
          <table:table-cell table:style-name="ce2" office:value-type="float" office:value="0.571428571428571">
            <text:p>0.571428571428571</text:p>
          </table:table-cell>
          <table:table-cell table:style-name="ce1" office:value-type="float" office:value="21.51">
            <text:p>21.51</text:p>
          </table:table-cell>
          <table:table-cell table:style-name="ce1" office:value-type="float" office:value="57.14">
            <text:p>57.14</text:p>
          </table:table-cell>
          <table:table-cell table:style-name="ce1" office:value-type="float" office:value="31.25">
            <text:p>31.25</text:p>
          </table:table-cell>
          <table:table-cell table:style-name="ce2" office:value-type="float" office:value="0.822667354002504">
            <text:p>0.822667354002504</text:p>
          </table:table-cell>
          <table:table-cell table:style-name="ce1" office:value-type="float" office:value="95.76">
            <text:p>95.76</text:p>
          </table:table-cell>
          <table:table-cell table:style-name="ce1" office:value-type="float" office:value="82.27">
            <text:p>82.27</text:p>
          </table:table-cell>
          <table:table-cell table:style-name="ce1" office:value-type="float" office:value="88.5">
            <text:p>88.5</text:p>
          </table:table-cell>
          <table:table-cell table:style-name="ce1" office:value-type="float" office:value="84.01">
            <text:p>84.01</text:p>
          </table:table-cell>
          <table:table-cell table:style-name="ce1" office:value-type="float" office:value="89.94">
            <text:p>89.94</text:p>
          </table:table-cell>
          <table:table-cell table:style-name="ce1" office:value-type="float" office:value="80.3">
            <text:p>80.3</text:p>
          </table:table-cell>
        </table:table-row>
        <table:table-row>
          <table:table-cell table:number-columns-repeated="5"/>
          <table:table-cell table:style-name="ce2" office:value-type="float" office:value="0.335930735930736">
            <text:p>0.335930735930736</text:p>
          </table:table-cell>
          <table:table-cell table:style-name="ce1" office:value-type="float" office:value="32.77">
            <text:p>32.77</text:p>
          </table:table-cell>
          <table:table-cell table:style-name="ce1" office:value-type="float" office:value="33.59">
            <text:p>33.59</text:p>
          </table:table-cell>
          <table:table-cell table:style-name="ce1" office:value-type="float" office:value="33.17">
            <text:p>33.17</text:p>
          </table:table-cell>
          <table:table-cell table:style-name="ce2" office:value-type="float" office:value="0.941380072170263">
            <text:p>0.941380072170263</text:p>
          </table:table-cell>
          <table:table-cell table:style-name="ce1" office:value-type="float" office:value="94.34">
            <text:p>94.34</text:p>
          </table:table-cell>
          <table:table-cell table:style-name="ce1" office:value-type="float" office:value="94.14">
            <text:p>94.14</text:p>
          </table:table-cell>
          <table:table-cell table:style-name="ce1" office:value-type="float" office:value="94.24">
            <text:p>94.24</text:p>
          </table:table-cell>
          <table:table-cell table:style-name="ce1" office:value-type="float" office:value="89.45">
            <text:p>89.45</text:p>
          </table:table-cell>
          <table:table-cell table:style-name="ce1" office:value-type="float" office:value="89.51">
            <text:p>89.51</text:p>
          </table:table-cell>
          <table:table-cell table:style-name="ce1" office:value-type="float" office:value="89.39">
            <text:p>89.39</text:p>
          </table:table-cell>
        </table:table-row>
        <table:table-row>
          <table:table-cell table:number-columns-repeated="5"/>
          <table:table-cell table:style-name="ce2" office:value-type="float" office:value="0.285714285714286">
            <text:p>0.285714285714286</text:p>
          </table:table-cell>
          <table:table-cell table:style-name="ce1" office:value-type="float" office:value="88.24">
            <text:p>88.24</text:p>
          </table:table-cell>
          <table:table-cell table:style-name="ce1" office:value-type="float" office:value="28.57">
            <text:p>28.57</text:p>
          </table:table-cell>
          <table:table-cell table:style-name="ce1" office:value-type="float" office:value="43.16">
            <text:p>43.16</text:p>
          </table:table-cell>
          <table:table-cell table:style-name="ce2" office:value-type="float" office:value="0.996759702481773">
            <text:p>0.996759702481773</text:p>
          </table:table-cell>
          <table:table-cell table:style-name="ce1" office:value-type="float" office:value="94.25">
            <text:p>94.25</text:p>
          </table:table-cell>
          <table:table-cell table:style-name="ce1" office:value-type="float" office:value="99.68">
            <text:p>99.68</text:p>
          </table:table-cell>
          <table:table-cell table:style-name="ce1" office:value-type="float" office:value="96.89">
            <text:p>96.89</text:p>
          </table:table-cell>
          <table:table-cell table:style-name="ce1" office:value-type="float" office:value="92.68">
            <text:p>92.68</text:p>
          </table:table-cell>
          <table:table-cell table:style-name="ce1" office:value-type="float" office:value="93.78">
            <text:p>93.78</text:p>
          </table:table-cell>
          <table:table-cell table:style-name="ce1" office:value-type="float" office:value="94.11">
            <text:p>94.11</text:p>
          </table:table-cell>
        </table:table-row>
        <table:table-row>
          <table:table-cell table:number-columns-repeated="5"/>
          <table:table-cell table:style-name="ce2" office:value-type="float" office:value="0.000865800865800866">
            <text:p>0.000865800865800866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0.09">
            <text:p>0.09</text:p>
          </table:table-cell>
          <table:table-cell table:style-name="ce1" office:value-type="float" office:value="0.18">
            <text:p>0.18</text:p>
          </table:table-cell>
          <table:table-cell table:style-name="ce2" office:value-type="float" office:value="1">
            <text:p>1</text:p>
          </table:table-cell>
          <table:table-cell table:style-name="ce1" office:value-type="float" office:value="92.17">
            <text:p>92.17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95.93">
            <text:p>95.93</text:p>
          </table:table-cell>
          <table:table-cell table:style-name="ce1" office:value-type="float" office:value="88.42">
            <text:p>88.42</text:p>
          </table:table-cell>
          <table:table-cell table:style-name="ce1" office:value-type="float" office:value="92.78">
            <text:p>92.78</text:p>
          </table:table-cell>
          <table:table-cell table:style-name="ce1" office:value-type="float" office:value="92.17">
            <text:p>92.17</text:p>
          </table:table-cell>
        </table:table-row>
        <table:table-row>
          <table:table-cell table:number-columns-repeated="5"/>
          <table:table-cell table:style-name="ce2" office:value-type="float" office:value="0.000865800865800866">
            <text:p>0.000865800865800866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0.09">
            <text:p>0.09</text:p>
          </table:table-cell>
          <table:table-cell table:style-name="ce1" office:value-type="float" office:value="0.18">
            <text:p>0.18</text:p>
          </table:table-cell>
          <table:table-cell table:style-name="ce2" office:value-type="float" office:value="1">
            <text:p>1</text:p>
          </table:table-cell>
          <table:table-cell table:style-name="ce1" office:value-type="float" office:value="92.17">
            <text:p>92.17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95.93">
            <text:p>95.93</text:p>
          </table:table-cell>
          <table:table-cell table:style-name="ce1" office:value-type="float" office:value="88.42">
            <text:p>88.42</text:p>
          </table:table-cell>
          <table:table-cell table:style-name="ce1" office:value-type="float" office:value="92.78">
            <text:p>92.78</text:p>
          </table:table-cell>
          <table:table-cell table:style-name="ce1" office:value-type="float" office:value="92.17">
            <text:p>92.17</text:p>
          </table:table-cell>
        </table:table-row>
        <table:table-row>
          <table:table-cell table:number-columns-repeated="5"/>
          <table:table-cell table:style-name="ce2" office:value-type="float" office:value="0.000865800865800866">
            <text:p>0.000865800865800866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0.09">
            <text:p>0.09</text:p>
          </table:table-cell>
          <table:table-cell table:style-name="ce1" office:value-type="float" office:value="0.18">
            <text:p>0.18</text:p>
          </table:table-cell>
          <table:table-cell table:style-name="ce2" office:value-type="float" office:value="1">
            <text:p>1</text:p>
          </table:table-cell>
          <table:table-cell table:style-name="ce1" office:value-type="float" office:value="92.17">
            <text:p>92.17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95.93">
            <text:p>95.93</text:p>
          </table:table-cell>
          <table:table-cell table:style-name="ce1" office:value-type="float" office:value="88.42">
            <text:p>88.42</text:p>
          </table:table-cell>
          <table:table-cell table:style-name="ce1" office:value-type="float" office:value="92.78">
            <text:p>92.78</text:p>
          </table:table-cell>
          <table:table-cell table:style-name="ce1" office:value-type="float" office:value="92.17">
            <text:p>92.17</text:p>
          </table:table-cell>
        </table:table-row>
        <table:table-row>
          <table:table-cell table:number-columns-repeated="5"/>
          <table:table-cell table:style-name="ce2" office:value-type="float" office:value="0.000865800865800866">
            <text:p>0.000865800865800866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0.09">
            <text:p>0.09</text:p>
          </table:table-cell>
          <table:table-cell table:style-name="ce1" office:value-type="float" office:value="0.18">
            <text:p>0.18</text:p>
          </table:table-cell>
          <table:table-cell table:style-name="ce2" office:value-type="float" office:value="1">
            <text:p>1</text:p>
          </table:table-cell>
          <table:table-cell table:style-name="ce1" office:value-type="float" office:value="92.17">
            <text:p>92.17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95.93">
            <text:p>95.93</text:p>
          </table:table-cell>
          <table:table-cell table:style-name="ce1" office:value-type="float" office:value="88.42">
            <text:p>88.42</text:p>
          </table:table-cell>
          <table:table-cell table:style-name="ce1" office:value-type="float" office:value="92.78">
            <text:p>92.78</text:p>
          </table:table-cell>
          <table:table-cell table:style-name="ce1" office:value-type="float" office:value="92.17">
            <text:p>92.17</text:p>
          </table:table-cell>
        </table:table-row>
      </table:table>
      <table:table table:name="'file:///home/runejen/Dropbox/Skole/Master/Data/Model_1.ods'#r" table:print="false" table:style-name="ta_extref">
        <table:table-source xlink:type="simple" xlink:href="../Model_1.ods" table:table-name="r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793073593073593">
            <text:p>0.793073593073593</text:p>
          </table:table-cell>
          <table:table-cell table:style-name="ce1" office:value-type="float" office:value="53.13">
            <text:p>53.13</text:p>
          </table:table-cell>
          <table:table-cell table:style-name="ce1" office:value-type="float" office:value="79.31">
            <text:p>79.31</text:p>
          </table:table-cell>
          <table:table-cell table:style-name="ce1" office:value-type="float" office:value="63.63">
            <text:p>63.63</text:p>
          </table:table-cell>
          <table:table-cell table:style-name="ce2" office:value-type="float" office:value="0.940496354665292">
            <text:p>0.940496354665292</text:p>
          </table:table-cell>
          <table:table-cell table:style-name="ce1" office:value-type="float" office:value="98.16">
            <text:p>98.16</text:p>
          </table:table-cell>
          <table:table-cell table:style-name="ce1" office:value-type="float" office:value="94.05">
            <text:p>94.05</text:p>
          </table:table-cell>
          <table:table-cell table:style-name="ce1" office:value-type="float" office:value="96.06">
            <text:p>96.06</text:p>
          </table:table-cell>
          <table:table-cell table:style-name="ce1" office:value-type="float" office:value="93.52">
            <text:p>93.52</text:p>
          </table:table-cell>
          <table:table-cell table:style-name="ce1" office:value-type="float" office:value="94.63">
            <text:p>94.63</text:p>
          </table:table-cell>
          <table:table-cell table:style-name="ce1" office:value-type="float" office:value="92.89">
            <text:p>92.89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696103896103896">
            <text:p>0.696103896103896</text:p>
          </table:table-cell>
          <table:table-cell table:style-name="ce1" office:value-type="float" office:value="66.78">
            <text:p>66.78</text:p>
          </table:table-cell>
          <table:table-cell table:style-name="ce1" office:value-type="float" office:value="69.61">
            <text:p>69.61</text:p>
          </table:table-cell>
          <table:table-cell table:style-name="ce1" office:value-type="float" office:value="68.17">
            <text:p>68.17</text:p>
          </table:table-cell>
          <table:table-cell table:style-name="ce2" office:value-type="float" office:value="0.970542749834303">
            <text:p>0.970542749834303</text:p>
          </table:table-cell>
          <table:table-cell table:style-name="ce1" office:value-type="float" office:value="97.41">
            <text:p>97.41</text:p>
          </table:table-cell>
          <table:table-cell table:style-name="ce1" office:value-type="float" office:value="97.05">
            <text:p>97.05</text:p>
          </table:table-cell>
          <table:table-cell table:style-name="ce1" office:value-type="float" office:value="97.23">
            <text:p>97.23</text:p>
          </table:table-cell>
          <table:table-cell table:style-name="ce1" office:value-type="float" office:value="94.95">
            <text:p>94.95</text:p>
          </table:table-cell>
          <table:table-cell table:style-name="ce1" office:value-type="float" office:value="95.01">
            <text:p>95.01</text:p>
          </table:table-cell>
          <table:table-cell table:style-name="ce1" office:value-type="float" office:value="94.9">
            <text:p>94.9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702164502164502">
            <text:p>0.702164502164502</text:p>
          </table:table-cell>
          <table:table-cell table:style-name="ce1" office:value-type="float" office:value="66.75">
            <text:p>66.75</text:p>
          </table:table-cell>
          <table:table-cell table:style-name="ce1" office:value-type="float" office:value="70.22">
            <text:p>70.22</text:p>
          </table:table-cell>
          <table:table-cell table:style-name="ce1" office:value-type="float" office:value="68.44">
            <text:p>68.44</text:p>
          </table:table-cell>
          <table:table-cell table:style-name="ce2" office:value-type="float" office:value="0.970248177332646">
            <text:p>0.970248177332646</text:p>
          </table:table-cell>
          <table:table-cell table:style-name="ce1" office:value-type="float" office:value="97.46">
            <text:p>97.46</text:p>
          </table:table-cell>
          <table:table-cell table:style-name="ce1" office:value-type="float" office:value="97.02">
            <text:p>97.02</text:p>
          </table:table-cell>
          <table:table-cell table:style-name="ce1" office:value-type="float" office:value="97.24">
            <text:p>97.24</text:p>
          </table:table-cell>
          <table:table-cell table:style-name="ce1" office:value-type="float" office:value="94.98">
            <text:p>94.98</text:p>
          </table:table-cell>
          <table:table-cell table:style-name="ce1" office:value-type="float" office:value="95.05">
            <text:p>95.05</text:p>
          </table:table-cell>
          <table:table-cell table:style-name="ce1" office:value-type="float" office:value="94.92">
            <text:p>94.92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703030303030303">
            <text:p>0.703030303030303</text:p>
          </table:table-cell>
          <table:table-cell table:style-name="ce1" office:value-type="float" office:value="66.5">
            <text:p>66.5</text:p>
          </table:table-cell>
          <table:table-cell table:style-name="ce1" office:value-type="float" office:value="70.3">
            <text:p>70.3</text:p>
          </table:table-cell>
          <table:table-cell table:style-name="ce1" office:value-type="float" office:value="68.35">
            <text:p>68.35</text:p>
          </table:table-cell>
          <table:table-cell table:style-name="ce2" office:value-type="float" office:value="0.969879961705575">
            <text:p>0.969879961705575</text:p>
          </table:table-cell>
          <table:table-cell table:style-name="ce1" office:value-type="float" office:value="97.46">
            <text:p>97.46</text:p>
          </table:table-cell>
          <table:table-cell table:style-name="ce1" office:value-type="float" office:value="96.99">
            <text:p>96.99</text:p>
          </table:table-cell>
          <table:table-cell table:style-name="ce1" office:value-type="float" office:value="97.22">
            <text:p>97.22</text:p>
          </table:table-cell>
          <table:table-cell table:style-name="ce1" office:value-type="float" office:value="94.96">
            <text:p>94.96</text:p>
          </table:table-cell>
          <table:table-cell table:style-name="ce1" office:value-type="float" office:value="95.03">
            <text:p>95.03</text:p>
          </table:table-cell>
          <table:table-cell table:style-name="ce1" office:value-type="float" office:value="94.9">
            <text:p>94.9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703896103896104">
            <text:p>0.703896103896104</text:p>
          </table:table-cell>
          <table:table-cell table:style-name="ce1" office:value-type="float" office:value="66.42">
            <text:p>66.42</text:p>
          </table:table-cell>
          <table:table-cell table:style-name="ce1" office:value-type="float" office:value="70.39">
            <text:p>70.39</text:p>
          </table:table-cell>
          <table:table-cell table:style-name="ce1" office:value-type="float" office:value="68.35">
            <text:p>68.35</text:p>
          </table:table-cell>
          <table:table-cell table:style-name="ce2" office:value-type="float" office:value="0.969732675454746">
            <text:p>0.969732675454746</text:p>
          </table:table-cell>
          <table:table-cell table:style-name="ce1" office:value-type="float" office:value="97.47">
            <text:p>97.47</text:p>
          </table:table-cell>
          <table:table-cell table:style-name="ce1" office:value-type="float" office:value="96.97">
            <text:p>96.97</text:p>
          </table:table-cell>
          <table:table-cell table:style-name="ce1" office:value-type="float" office:value="97.22">
            <text:p>97.22</text:p>
          </table:table-cell>
          <table:table-cell table:style-name="ce1" office:value-type="float" office:value="94.96">
            <text:p>94.96</text:p>
          </table:table-cell>
          <table:table-cell table:style-name="ce1" office:value-type="float" office:value="95.04">
            <text:p>95.04</text:p>
          </table:table-cell>
          <table:table-cell table:style-name="ce1" office:value-type="float" office:value="94.89">
            <text:p>94.89</text:p>
          </table:table-cell>
        </table:table-row>
      </table:table>
      <table:table table:name="'file:///home/runejen/Dropbox/Skole/Master/Data/Model_1.ods'#b" table:print="false" table:style-name="ta_extref">
        <table:table-source xlink:type="simple" xlink:href="../Model_1.ods" table:table-name="b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504761904761905">
            <text:p>0.504761904761905</text:p>
          </table:table-cell>
          <table:table-cell table:style-name="ce1" office:value-type="float" office:value="45.55">
            <text:p>45.55</text:p>
          </table:table-cell>
          <table:table-cell table:style-name="ce1" office:value-type="float" office:value="50.48">
            <text:p>50.48</text:p>
          </table:table-cell>
          <table:table-cell table:style-name="ce1" office:value-type="float" office:value="47.89">
            <text:p>47.89</text:p>
          </table:table-cell>
          <table:table-cell table:style-name="ce2" office:value-type="float" office:value="0.948670741586273">
            <text:p>0.948670741586273</text:p>
          </table:table-cell>
          <table:table-cell table:style-name="ce1" office:value-type="float" office:value="95.75">
            <text:p>95.75</text:p>
          </table:table-cell>
          <table:table-cell table:style-name="ce1" office:value-type="float" office:value="94.87">
            <text:p>94.87</text:p>
          </table:table-cell>
          <table:table-cell table:style-name="ce1" office:value-type="float" office:value="95.31">
            <text:p>95.31</text:p>
          </table:table-cell>
          <table:table-cell table:style-name="ce1" office:value-type="float" office:value="91.59">
            <text:p>91.59</text:p>
          </table:table-cell>
          <table:table-cell table:style-name="ce1" office:value-type="float" office:value="91.81">
            <text:p>91.81</text:p>
          </table:table-cell>
          <table:table-cell table:style-name="ce1" office:value-type="float" office:value="91.39">
            <text:p>91.39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413852813852814">
            <text:p>0.413852813852814</text:p>
          </table:table-cell>
          <table:table-cell table:style-name="ce1" office:value-type="float" office:value="42.45">
            <text:p>42.45</text:p>
          </table:table-cell>
          <table:table-cell table:style-name="ce1" office:value-type="float" office:value="41.39">
            <text:p>41.39</text:p>
          </table:table-cell>
          <table:table-cell table:style-name="ce1" office:value-type="float" office:value="41.91">
            <text:p>41.91</text:p>
          </table:table-cell>
          <table:table-cell table:style-name="ce2" office:value-type="float" office:value="0.952279254731571">
            <text:p>0.952279254731571</text:p>
          </table:table-cell>
          <table:table-cell table:style-name="ce1" office:value-type="float" office:value="95.02">
            <text:p>95.02</text:p>
          </table:table-cell>
          <table:table-cell table:style-name="ce1" office:value-type="float" office:value="95.23">
            <text:p>95.23</text:p>
          </table:table-cell>
          <table:table-cell table:style-name="ce1" office:value-type="float" office:value="95.12">
            <text:p>95.12</text:p>
          </table:table-cell>
          <table:table-cell table:style-name="ce1" office:value-type="float" office:value="90.95">
            <text:p>90.95</text:p>
          </table:table-cell>
          <table:table-cell table:style-name="ce1" office:value-type="float" office:value="90.9">
            <text:p>90.9</text:p>
          </table:table-cell>
          <table:table-cell table:style-name="ce1" office:value-type="float" office:value="91.01">
            <text:p>91.01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412121212121212">
            <text:p>0.412121212121212</text:p>
          </table:table-cell>
          <table:table-cell table:style-name="ce1" office:value-type="float" office:value="41.43">
            <text:p>41.43</text:p>
          </table:table-cell>
          <table:table-cell table:style-name="ce1" office:value-type="float" office:value="41.21">
            <text:p>41.21</text:p>
          </table:table-cell>
          <table:table-cell table:style-name="ce1" office:value-type="float" office:value="41.32">
            <text:p>41.32</text:p>
          </table:table-cell>
          <table:table-cell table:style-name="ce2" office:value-type="float" office:value="0.950438176596215">
            <text:p>0.950438176596215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95.04">
            <text:p>95.04</text:p>
          </table:table-cell>
          <table:table-cell table:style-name="ce1" office:value-type="float" office:value="95.02">
            <text:p>95.02</text:p>
          </table:table-cell>
          <table:table-cell table:style-name="ce1" office:value-type="float" office:value="90.81">
            <text:p>90.81</text:p>
          </table:table-cell>
          <table:table-cell table:style-name="ce1" office:value-type="float" office:value="90.8">
            <text:p>90.8</text:p>
          </table:table-cell>
          <table:table-cell table:style-name="ce1" office:value-type="float" office:value="90.82">
            <text:p>90.82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407792207792208">
            <text:p>0.407792207792208</text:p>
          </table:table-cell>
          <table:table-cell table:style-name="ce1" office:value-type="float" office:value="41.61">
            <text:p>41.61</text:p>
          </table:table-cell>
          <table:table-cell table:style-name="ce1" office:value-type="float" office:value="40.78">
            <text:p>40.78</text:p>
          </table:table-cell>
          <table:table-cell table:style-name="ce1" office:value-type="float" office:value="41.19">
            <text:p>41.19</text:p>
          </table:table-cell>
          <table:table-cell table:style-name="ce2" office:value-type="float" office:value="0.951321894101186">
            <text:p>0.951321894101186</text:p>
          </table:table-cell>
          <table:table-cell table:style-name="ce1" office:value-type="float" office:value="94.97">
            <text:p>94.97</text:p>
          </table:table-cell>
          <table:table-cell table:style-name="ce1" office:value-type="float" office:value="95.13">
            <text:p>95.13</text:p>
          </table:table-cell>
          <table:table-cell table:style-name="ce1" office:value-type="float" office:value="95.05">
            <text:p>95.05</text:p>
          </table:table-cell>
          <table:table-cell table:style-name="ce1" office:value-type="float" office:value="90.83">
            <text:p>90.83</text:p>
          </table:table-cell>
          <table:table-cell table:style-name="ce1" office:value-type="float" office:value="90.79">
            <text:p>90.79</text:p>
          </table:table-cell>
          <table:table-cell table:style-name="ce1" office:value-type="float" office:value="90.87">
            <text:p>90.87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407792207792208">
            <text:p>0.407792207792208</text:p>
          </table:table-cell>
          <table:table-cell table:style-name="ce1" office:value-type="float" office:value="41.79">
            <text:p>41.79</text:p>
          </table:table-cell>
          <table:table-cell table:style-name="ce1" office:value-type="float" office:value="40.78">
            <text:p>40.78</text:p>
          </table:table-cell>
          <table:table-cell table:style-name="ce1" office:value-type="float" office:value="41.28">
            <text:p>41.28</text:p>
          </table:table-cell>
          <table:table-cell table:style-name="ce2" office:value-type="float" office:value="0.951690109728257">
            <text:p>0.951690109728257</text:p>
          </table:table-cell>
          <table:table-cell table:style-name="ce1" office:value-type="float" office:value="94.97">
            <text:p>94.97</text:p>
          </table:table-cell>
          <table:table-cell table:style-name="ce1" office:value-type="float" office:value="95.17">
            <text:p>95.17</text:p>
          </table:table-cell>
          <table:table-cell table:style-name="ce1" office:value-type="float" office:value="95.07">
            <text:p>95.07</text:p>
          </table:table-cell>
          <table:table-cell table:style-name="ce1" office:value-type="float" office:value="90.85">
            <text:p>90.85</text:p>
          </table:table-cell>
          <table:table-cell table:style-name="ce1" office:value-type="float" office:value="90.8">
            <text:p>90.8</text:p>
          </table:table-cell>
          <table:table-cell table:style-name="ce1" office:value-type="float" office:value="90.91">
            <text:p>90.91</text:p>
          </table:table-cell>
        </table:table-row>
      </table:table>
      <table:table table:name="'file:///home/runejen/Dropbox/Skole/Master/Data/Model_1.ods'#rb" table:print="false" table:style-name="ta_extref">
        <table:table-source xlink:type="simple" xlink:href="../Model_1.ods" table:table-name="rb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54978354978355">
            <text:p>0.54978354978355</text:p>
          </table:table-cell>
          <table:table-cell table:style-name="ce1" office:value-type="float" office:value="66.56">
            <text:p>66.56</text:p>
          </table:table-cell>
          <table:table-cell table:style-name="ce1" office:value-type="float" office:value="54.98">
            <text:p>54.98</text:p>
          </table:table-cell>
          <table:table-cell table:style-name="ce1" office:value-type="float" office:value="60.22">
            <text:p>60.22</text:p>
          </table:table-cell>
          <table:table-cell table:style-name="ce2" office:value-type="float" office:value="0.976507842992857">
            <text:p>0.976507842992857</text:p>
          </table:table-cell>
          <table:table-cell table:style-name="ce1" office:value-type="float" office:value="96.23">
            <text:p>96.23</text:p>
          </table:table-cell>
          <table:table-cell table:style-name="ce1" office:value-type="float" office:value="97.65">
            <text:p>97.65</text:p>
          </table:table-cell>
          <table:table-cell table:style-name="ce1" office:value-type="float" office:value="96.93">
            <text:p>96.93</text:p>
          </table:table-cell>
          <table:table-cell table:style-name="ce1" office:value-type="float" office:value="94.05">
            <text:p>94.05</text:p>
          </table:table-cell>
          <table:table-cell table:style-name="ce1" office:value-type="float" office:value="93.9">
            <text:p>93.9</text:p>
          </table:table-cell>
          <table:table-cell table:style-name="ce1" office:value-type="float" office:value="94.31">
            <text:p>94.31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696969696969697">
            <text:p>0.696969696969697</text:p>
          </table:table-cell>
          <table:table-cell table:style-name="ce1" office:value-type="float" office:value="55.75">
            <text:p>55.75</text:p>
          </table:table-cell>
          <table:table-cell table:style-name="ce1" office:value-type="float" office:value="69.7">
            <text:p>69.7</text:p>
          </table:table-cell>
          <table:table-cell table:style-name="ce1" office:value-type="float" office:value="61.95">
            <text:p>61.95</text:p>
          </table:table-cell>
          <table:table-cell table:style-name="ce2" office:value-type="float" office:value="0.952942042860299">
            <text:p>0.952942042860299</text:p>
          </table:table-cell>
          <table:table-cell table:style-name="ce1" office:value-type="float" office:value="97.37">
            <text:p>97.37</text:p>
          </table:table-cell>
          <table:table-cell table:style-name="ce1" office:value-type="float" office:value="95.29">
            <text:p>95.29</text:p>
          </table:table-cell>
          <table:table-cell table:style-name="ce1" office:value-type="float" office:value="96.32">
            <text:p>96.32</text:p>
          </table:table-cell>
          <table:table-cell table:style-name="ce1" office:value-type="float" office:value="93.63">
            <text:p>93.63</text:p>
          </table:table-cell>
          <table:table-cell table:style-name="ce1" office:value-type="float" office:value="94.11">
            <text:p>94.11</text:p>
          </table:table-cell>
          <table:table-cell table:style-name="ce1" office:value-type="float" office:value="93.28">
            <text:p>93.28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716883116883117">
            <text:p>0.716883116883117</text:p>
          </table:table-cell>
          <table:table-cell table:style-name="ce1" office:value-type="float" office:value="54.73">
            <text:p>54.73</text:p>
          </table:table-cell>
          <table:table-cell table:style-name="ce1" office:value-type="float" office:value="71.69">
            <text:p>71.69</text:p>
          </table:table-cell>
          <table:table-cell table:style-name="ce1" office:value-type="float" office:value="62.07">
            <text:p>62.07</text:p>
          </table:table-cell>
          <table:table-cell table:style-name="ce2" office:value-type="float" office:value="0.949554459091244">
            <text:p>0.949554459091244</text:p>
          </table:table-cell>
          <table:table-cell table:style-name="ce1" office:value-type="float" office:value="97.53">
            <text:p>97.53</text:p>
          </table:table-cell>
          <table:table-cell table:style-name="ce1" office:value-type="float" office:value="94.96">
            <text:p>94.96</text:p>
          </table:table-cell>
          <table:table-cell table:style-name="ce1" office:value-type="float" office:value="96.23">
            <text:p>96.23</text:p>
          </table:table-cell>
          <table:table-cell table:style-name="ce1" office:value-type="float" office:value="93.55">
            <text:p>93.55</text:p>
          </table:table-cell>
          <table:table-cell table:style-name="ce1" office:value-type="float" office:value="94.17">
            <text:p>94.17</text:p>
          </table:table-cell>
          <table:table-cell table:style-name="ce1" office:value-type="float" office:value="93.14">
            <text:p>93.14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712554112554113">
            <text:p>0.712554112554113</text:p>
          </table:table-cell>
          <table:table-cell table:style-name="ce1" office:value-type="float" office:value="54.87">
            <text:p>54.87</text:p>
          </table:table-cell>
          <table:table-cell table:style-name="ce1" office:value-type="float" office:value="71.26">
            <text:p>71.26</text:p>
          </table:table-cell>
          <table:table-cell table:style-name="ce1" office:value-type="float" office:value="62">
            <text:p>62</text:p>
          </table:table-cell>
          <table:table-cell table:style-name="ce2" office:value-type="float" office:value="0.950143604094558">
            <text:p>0.950143604094558</text:p>
          </table:table-cell>
          <table:table-cell table:style-name="ce1" office:value-type="float" office:value="97.49">
            <text:p>97.49</text:p>
          </table:table-cell>
          <table:table-cell table:style-name="ce1" office:value-type="float" office:value="95.01">
            <text:p>95.01</text:p>
          </table:table-cell>
          <table:table-cell table:style-name="ce1" office:value-type="float" office:value="96.23">
            <text:p>96.23</text:p>
          </table:table-cell>
          <table:table-cell table:style-name="ce1" office:value-type="float" office:value="93.55">
            <text:p>93.55</text:p>
          </table:table-cell>
          <table:table-cell table:style-name="ce1" office:value-type="float" office:value="94.15">
            <text:p>94.15</text:p>
          </table:table-cell>
          <table:table-cell table:style-name="ce1" office:value-type="float" office:value="93.15">
            <text:p>93.15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712554112554113">
            <text:p>0.712554112554113</text:p>
          </table:table-cell>
          <table:table-cell table:style-name="ce1" office:value-type="float" office:value="54.9">
            <text:p>54.9</text:p>
          </table:table-cell>
          <table:table-cell table:style-name="ce1" office:value-type="float" office:value="71.26">
            <text:p>71.26</text:p>
          </table:table-cell>
          <table:table-cell table:style-name="ce1" office:value-type="float" office:value="62.02">
            <text:p>62.02</text:p>
          </table:table-cell>
          <table:table-cell table:style-name="ce2" office:value-type="float" office:value="0.950217247219972">
            <text:p>0.950217247219972</text:p>
          </table:table-cell>
          <table:table-cell table:style-name="ce1" office:value-type="float" office:value="97.49">
            <text:p>97.49</text:p>
          </table:table-cell>
          <table:table-cell table:style-name="ce1" office:value-type="float" office:value="95.02">
            <text:p>95.02</text:p>
          </table:table-cell>
          <table:table-cell table:style-name="ce1" office:value-type="float" office:value="96.24">
            <text:p>96.24</text:p>
          </table:table-cell>
          <table:table-cell table:style-name="ce1" office:value-type="float" office:value="93.56">
            <text:p>93.56</text:p>
          </table:table-cell>
          <table:table-cell table:style-name="ce1" office:value-type="float" office:value="94.15">
            <text:p>94.15</text:p>
          </table:table-cell>
          <table:table-cell table:style-name="ce1" office:value-type="float" office:value="93.16">
            <text:p>93.16</text:p>
          </table:table-cell>
        </table:table-row>
      </table:table>
      <table:table table:name="'file:///home/runejen/Dropbox/Skole/Master/Data/Model_1.ods'#m" table:print="false" table:style-name="ta_extref">
        <table:table-source xlink:type="simple" xlink:href="../Model_1.ods" table:table-name="m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727272727272727">
            <text:p>0.727272727272727</text:p>
          </table:table-cell>
          <table:table-cell table:style-name="ce1" office:value-type="float" office:value="79.77">
            <text:p>79.77</text:p>
          </table:table-cell>
          <table:table-cell table:style-name="ce1" office:value-type="float" office:value="72.73">
            <text:p>72.73</text:p>
          </table:table-cell>
          <table:table-cell table:style-name="ce1" office:value-type="float" office:value="76.09">
            <text:p>76.09</text:p>
          </table:table-cell>
          <table:table-cell table:style-name="ce2" office:value-type="float" office:value="0.984314014286766">
            <text:p>0.984314014286766</text:p>
          </table:table-cell>
          <table:table-cell table:style-name="ce1" office:value-type="float" office:value="97.7">
            <text:p>97.7</text:p>
          </table:table-cell>
          <table:table-cell table:style-name="ce1" office:value-type="float" office:value="98.43">
            <text:p>98.43</text:p>
          </table:table-cell>
          <table:table-cell table:style-name="ce1" office:value-type="float" office:value="98.06">
            <text:p>98.06</text:p>
          </table:table-cell>
          <table:table-cell table:style-name="ce1" office:value-type="float" office:value="96.34">
            <text:p>96.34</text:p>
          </table:table-cell>
          <table:table-cell table:style-name="ce1" office:value-type="float" office:value="96.29">
            <text:p>96.29</text:p>
          </table:table-cell>
          <table:table-cell table:style-name="ce1" office:value-type="float" office:value="96.42">
            <text:p>96.42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696969696969697">
            <text:p>0.696969696969697</text:p>
          </table:table-cell>
          <table:table-cell table:style-name="ce1" office:value-type="float" office:value="75.73">
            <text:p>75.73</text:p>
          </table:table-cell>
          <table:table-cell table:style-name="ce1" office:value-type="float" office:value="69.7">
            <text:p>69.7</text:p>
          </table:table-cell>
          <table:table-cell table:style-name="ce1" office:value-type="float" office:value="72.59">
            <text:p>72.59</text:p>
          </table:table-cell>
          <table:table-cell table:style-name="ce2" office:value-type="float" office:value="0.981000073643125">
            <text:p>0.981000073643125</text:p>
          </table:table-cell>
          <table:table-cell table:style-name="ce1" office:value-type="float" office:value="97.44">
            <text:p>97.44</text:p>
          </table:table-cell>
          <table:table-cell table:style-name="ce1" office:value-type="float" office:value="98.1">
            <text:p>98.1</text:p>
          </table:table-cell>
          <table:table-cell table:style-name="ce1" office:value-type="float" office:value="97.77">
            <text:p>97.77</text:p>
          </table:table-cell>
          <table:table-cell table:style-name="ce1" office:value-type="float" office:value="95.8">
            <text:p>95.8</text:p>
          </table:table-cell>
          <table:table-cell table:style-name="ce1" office:value-type="float" office:value="95.74">
            <text:p>95.74</text:p>
          </table:table-cell>
          <table:table-cell table:style-name="ce1" office:value-type="float" office:value="95.87">
            <text:p>95.87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701298701298701">
            <text:p>0.701298701298701</text:p>
          </table:table-cell>
          <table:table-cell table:style-name="ce1" office:value-type="float" office:value="75.84">
            <text:p>75.84</text:p>
          </table:table-cell>
          <table:table-cell table:style-name="ce1" office:value-type="float" office:value="70.13">
            <text:p>70.13</text:p>
          </table:table-cell>
          <table:table-cell table:style-name="ce1" office:value-type="float" office:value="72.87">
            <text:p>72.87</text:p>
          </table:table-cell>
          <table:table-cell table:style-name="ce2" office:value-type="float" office:value="0.981000073643125">
            <text:p>0.981000073643125</text:p>
          </table:table-cell>
          <table:table-cell table:style-name="ce1" office:value-type="float" office:value="97.48">
            <text:p>97.48</text:p>
          </table:table-cell>
          <table:table-cell table:style-name="ce1" office:value-type="float" office:value="98.1">
            <text:p>98.1</text:p>
          </table:table-cell>
          <table:table-cell table:style-name="ce1" office:value-type="float" office:value="97.79">
            <text:p>97.79</text:p>
          </table:table-cell>
          <table:table-cell table:style-name="ce1" office:value-type="float" office:value="95.84">
            <text:p>95.84</text:p>
          </table:table-cell>
          <table:table-cell table:style-name="ce1" office:value-type="float" office:value="95.78">
            <text:p>95.78</text:p>
          </table:table-cell>
          <table:table-cell table:style-name="ce1" office:value-type="float" office:value="95.91">
            <text:p>95.91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698701298701299">
            <text:p>0.698701298701299</text:p>
          </table:table-cell>
          <table:table-cell table:style-name="ce1" office:value-type="float" office:value="76.13">
            <text:p>76.13</text:p>
          </table:table-cell>
          <table:table-cell table:style-name="ce1" office:value-type="float" office:value="69.87">
            <text:p>69.87</text:p>
          </table:table-cell>
          <table:table-cell table:style-name="ce1" office:value-type="float" office:value="72.87">
            <text:p>72.87</text:p>
          </table:table-cell>
          <table:table-cell table:style-name="ce2" office:value-type="float" office:value="0.981368289270197">
            <text:p>0.981368289270197</text:p>
          </table:table-cell>
          <table:table-cell table:style-name="ce1" office:value-type="float" office:value="97.46">
            <text:p>97.46</text:p>
          </table:table-cell>
          <table:table-cell table:style-name="ce1" office:value-type="float" office:value="98.14">
            <text:p>98.14</text:p>
          </table:table-cell>
          <table:table-cell table:style-name="ce1" office:value-type="float" office:value="97.8">
            <text:p>97.8</text:p>
          </table:table-cell>
          <table:table-cell table:style-name="ce1" office:value-type="float" office:value="95.85">
            <text:p>95.85</text:p>
          </table:table-cell>
          <table:table-cell table:style-name="ce1" office:value-type="float" office:value="95.79">
            <text:p>95.79</text:p>
          </table:table-cell>
          <table:table-cell table:style-name="ce1" office:value-type="float" office:value="95.92">
            <text:p>95.92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6995670995671">
            <text:p>0.6995670995671</text:p>
          </table:table-cell>
          <table:table-cell table:style-name="ce1" office:value-type="float" office:value="76.15">
            <text:p>76.15</text:p>
          </table:table-cell>
          <table:table-cell table:style-name="ce1" office:value-type="float" office:value="69.96">
            <text:p>69.96</text:p>
          </table:table-cell>
          <table:table-cell table:style-name="ce1" office:value-type="float" office:value="72.92">
            <text:p>72.92</text:p>
          </table:table-cell>
          <table:table-cell table:style-name="ce2" office:value-type="float" office:value="0.981368289270197">
            <text:p>0.981368289270197</text:p>
          </table:table-cell>
          <table:table-cell table:style-name="ce1" office:value-type="float" office:value="97.46">
            <text:p>97.46</text:p>
          </table:table-cell>
          <table:table-cell table:style-name="ce1" office:value-type="float" office:value="98.14">
            <text:p>98.14</text:p>
          </table:table-cell>
          <table:table-cell table:style-name="ce1" office:value-type="float" office:value="97.8">
            <text:p>97.8</text:p>
          </table:table-cell>
          <table:table-cell table:style-name="ce1" office:value-type="float" office:value="95.85">
            <text:p>95.85</text:p>
          </table:table-cell>
          <table:table-cell table:style-name="ce1" office:value-type="float" office:value="95.79">
            <text:p>95.79</text:p>
          </table:table-cell>
          <table:table-cell table:style-name="ce1" office:value-type="float" office:value="95.93">
            <text:p>95.93</text:p>
          </table:table-cell>
        </table:table-row>
      </table:table>
      <table:table table:name="'file:///home/runejen/Dropbox/Skole/Master/Data/Model_1.ods'#f" table:print="false" table:style-name="ta_extref">
        <table:table-source xlink:type="simple" xlink:href="../Model_1.ods" table:table-name="f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74025974025974">
            <text:p>0.7402597402597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74.03">
            <text:p>74.03</text:p>
          </table:table-cell>
          <table:table-cell table:style-name="ce1" office:value-type="float" office:value="68.65">
            <text:p>68.65</text:p>
          </table:table-cell>
          <table:table-cell table:style-name="ce2" office:value-type="float" office:value="0.964577656675749">
            <text:p>0.964577656675749</text:p>
          </table:table-cell>
          <table:table-cell table:style-name="ce1" office:value-type="float" office:value="97.76">
            <text:p>97.76</text:p>
          </table:table-cell>
          <table:table-cell table:style-name="ce1" office:value-type="float" office:value="96.46">
            <text:p>96.46</text:p>
          </table:table-cell>
          <table:table-cell table:style-name="ce1" office:value-type="float" office:value="97.11">
            <text:p>97.11</text:p>
          </table:table-cell>
          <table:table-cell table:style-name="ce1" office:value-type="float" office:value="94.88">
            <text:p>94.88</text:p>
          </table:table-cell>
          <table:table-cell table:style-name="ce1" office:value-type="float" office:value="95.11">
            <text:p>95.11</text:p>
          </table:table-cell>
          <table:table-cell table:style-name="ce1" office:value-type="float" office:value="94.7">
            <text:p>94.7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757575757575758">
            <text:p>0.757575757575758</text:p>
          </table:table-cell>
          <table:table-cell table:style-name="ce1" office:value-type="float" office:value="70.56">
            <text:p>70.56</text:p>
          </table:table-cell>
          <table:table-cell table:style-name="ce1" office:value-type="float" office:value="75.76">
            <text:p>75.76</text:p>
          </table:table-cell>
          <table:table-cell table:style-name="ce1" office:value-type="float" office:value="73.07">
            <text:p>73.07</text:p>
          </table:table-cell>
          <table:table-cell table:style-name="ce2" office:value-type="float" office:value="0.973120259223801">
            <text:p>0.973120259223801</text:p>
          </table:table-cell>
          <table:table-cell table:style-name="ce1" office:value-type="float" office:value="97.93">
            <text:p>97.93</text:p>
          </table:table-cell>
          <table:table-cell table:style-name="ce1" office:value-type="float" office:value="97.31">
            <text:p>97.31</text:p>
          </table:table-cell>
          <table:table-cell table:style-name="ce1" office:value-type="float" office:value="97.62">
            <text:p>97.62</text:p>
          </table:table-cell>
          <table:table-cell table:style-name="ce1" office:value-type="float" office:value="95.7">
            <text:p>95.7</text:p>
          </table:table-cell>
          <table:table-cell table:style-name="ce1" office:value-type="float" office:value="95.78">
            <text:p>95.78</text:p>
          </table:table-cell>
          <table:table-cell table:style-name="ce1" office:value-type="float" office:value="95.62">
            <text:p>95.62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759307359307359">
            <text:p>0.759307359307359</text:p>
          </table:table-cell>
          <table:table-cell table:style-name="ce1" office:value-type="float" office:value="70.95">
            <text:p>70.95</text:p>
          </table:table-cell>
          <table:table-cell table:style-name="ce1" office:value-type="float" office:value="75.93">
            <text:p>75.93</text:p>
          </table:table-cell>
          <table:table-cell table:style-name="ce1" office:value-type="float" office:value="73.36">
            <text:p>73.36</text:p>
          </table:table-cell>
          <table:table-cell table:style-name="ce2" office:value-type="float" office:value="0.973562117976287">
            <text:p>0.973562117976287</text:p>
          </table:table-cell>
          <table:table-cell table:style-name="ce1" office:value-type="float" office:value="97.94">
            <text:p>97.94</text:p>
          </table:table-cell>
          <table:table-cell table:style-name="ce1" office:value-type="float" office:value="97.36">
            <text:p>97.36</text:p>
          </table:table-cell>
          <table:table-cell table:style-name="ce1" office:value-type="float" office:value="97.65">
            <text:p>97.65</text:p>
          </table:table-cell>
          <table:table-cell table:style-name="ce1" office:value-type="float" office:value="95.75">
            <text:p>95.75</text:p>
          </table:table-cell>
          <table:table-cell table:style-name="ce1" office:value-type="float" office:value="95.82">
            <text:p>95.82</text:p>
          </table:table-cell>
          <table:table-cell table:style-name="ce1" office:value-type="float" office:value="95.68">
            <text:p>95.68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758441558441558">
            <text:p>0.758441558441558</text:p>
          </table:table-cell>
          <table:table-cell table:style-name="ce1" office:value-type="float" office:value="70.65">
            <text:p>70.65</text:p>
          </table:table-cell>
          <table:table-cell table:style-name="ce1" office:value-type="float" office:value="75.84">
            <text:p>75.84</text:p>
          </table:table-cell>
          <table:table-cell table:style-name="ce1" office:value-type="float" office:value="73.15">
            <text:p>73.15</text:p>
          </table:table-cell>
          <table:table-cell table:style-name="ce2" office:value-type="float" office:value="0.973193902349216">
            <text:p>0.973193902349216</text:p>
          </table:table-cell>
          <table:table-cell table:style-name="ce1" office:value-type="float" office:value="97.93">
            <text:p>97.93</text:p>
          </table:table-cell>
          <table:table-cell table:style-name="ce1" office:value-type="float" office:value="97.32">
            <text:p>97.32</text:p>
          </table:table-cell>
          <table:table-cell table:style-name="ce1" office:value-type="float" office:value="97.62">
            <text:p>97.62</text:p>
          </table:table-cell>
          <table:table-cell table:style-name="ce1" office:value-type="float" office:value="95.7">
            <text:p>95.7</text:p>
          </table:table-cell>
          <table:table-cell table:style-name="ce1" office:value-type="float" office:value="95.79">
            <text:p>95.79</text:p>
          </table:table-cell>
          <table:table-cell table:style-name="ce1" office:value-type="float" office:value="95.64">
            <text:p>95.64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759307359307359">
            <text:p>0.759307359307359</text:p>
          </table:table-cell>
          <table:table-cell table:style-name="ce1" office:value-type="float" office:value="70.5">
            <text:p>70.5</text:p>
          </table:table-cell>
          <table:table-cell table:style-name="ce1" office:value-type="float" office:value="75.93">
            <text:p>75.93</text:p>
          </table:table-cell>
          <table:table-cell table:style-name="ce1" office:value-type="float" office:value="73.11">
            <text:p>73.11</text:p>
          </table:table-cell>
          <table:table-cell table:style-name="ce2" office:value-type="float" office:value="0.972972972972973">
            <text:p>0.972972972972973</text:p>
          </table:table-cell>
          <table:table-cell table:style-name="ce1" office:value-type="float" office:value="97.94">
            <text:p>97.94</text:p>
          </table:table-cell>
          <table:table-cell table:style-name="ce1" office:value-type="float" office:value="97.3">
            <text:p>97.3</text:p>
          </table:table-cell>
          <table:table-cell table:style-name="ce1" office:value-type="float" office:value="97.62">
            <text:p>97.62</text:p>
          </table:table-cell>
          <table:table-cell table:style-name="ce1" office:value-type="float" office:value="95.7">
            <text:p>95.7</text:p>
          </table:table-cell>
          <table:table-cell table:style-name="ce1" office:value-type="float" office:value="95.79">
            <text:p>95.79</text:p>
          </table:table-cell>
          <table:table-cell table:style-name="ce1" office:value-type="float" office:value="95.62">
            <text:p>95.62</text:p>
          </table:table-cell>
        </table:table-row>
      </table:table>
      <table:table table:name="'file:///home/runejen/Dropbox/Skole/Master/Data/Model_1.ods'#mf" table:print="false" table:style-name="ta_extref">
        <table:table-source xlink:type="simple" xlink:href="../Model_1.ods" table:table-name="mf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671861471861472">
            <text:p>0.671861471861472</text:p>
          </table:table-cell>
          <table:table-cell table:style-name="ce1" office:value-type="float" office:value="75.56">
            <text:p>75.56</text:p>
          </table:table-cell>
          <table:table-cell table:style-name="ce1" office:value-type="float" office:value="67.19">
            <text:p>67.19</text:p>
          </table:table-cell>
          <table:table-cell table:style-name="ce1" office:value-type="float" office:value="71.13">
            <text:p>71.13</text:p>
          </table:table-cell>
          <table:table-cell table:style-name="ce2" office:value-type="float" office:value="0.981515575521025">
            <text:p>0.981515575521025</text:p>
          </table:table-cell>
          <table:table-cell table:style-name="ce1" office:value-type="float" office:value="97.23">
            <text:p>97.23</text:p>
          </table:table-cell>
          <table:table-cell table:style-name="ce1" office:value-type="float" office:value="98.15">
            <text:p>98.15</text:p>
          </table:table-cell>
          <table:table-cell table:style-name="ce1" office:value-type="float" office:value="97.69">
            <text:p>97.69</text:p>
          </table:table-cell>
          <table:table-cell table:style-name="ce1" office:value-type="float" office:value="95.61">
            <text:p>95.61</text:p>
          </table:table-cell>
          <table:table-cell table:style-name="ce1" office:value-type="float" office:value="95.53">
            <text:p>95.53</text:p>
          </table:table-cell>
          <table:table-cell table:style-name="ce1" office:value-type="float" office:value="95.72">
            <text:p>95.72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728138528138528">
            <text:p>0.728138528138528</text:p>
          </table:table-cell>
          <table:table-cell table:style-name="ce1" office:value-type="float" office:value="79.34">
            <text:p>79.34</text:p>
          </table:table-cell>
          <table:table-cell table:style-name="ce1" office:value-type="float" office:value="72.81">
            <text:p>72.81</text:p>
          </table:table-cell>
          <table:table-cell table:style-name="ce1" office:value-type="float" office:value="75.93">
            <text:p>75.93</text:p>
          </table:table-cell>
          <table:table-cell table:style-name="ce2" office:value-type="float" office:value="0.983872155534281">
            <text:p>0.983872155534281</text:p>
          </table:table-cell>
          <table:table-cell table:style-name="ce1" office:value-type="float" office:value="97.7">
            <text:p>97.7</text:p>
          </table:table-cell>
          <table:table-cell table:style-name="ce1" office:value-type="float" office:value="98.39">
            <text:p>98.39</text:p>
          </table:table-cell>
          <table:table-cell table:style-name="ce1" office:value-type="float" office:value="98.04">
            <text:p>98.04</text:p>
          </table:table-cell>
          <table:table-cell table:style-name="ce1" office:value-type="float" office:value="96.31">
            <text:p>96.31</text:p>
          </table:table-cell>
          <table:table-cell table:style-name="ce1" office:value-type="float" office:value="96.26">
            <text:p>96.26</text:p>
          </table:table-cell>
          <table:table-cell table:style-name="ce1" office:value-type="float" office:value="96.38">
            <text:p>96.38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729004329004329">
            <text:p>0.729004329004329</text:p>
          </table:table-cell>
          <table:table-cell table:style-name="ce1" office:value-type="float" office:value="79.51">
            <text:p>79.51</text:p>
          </table:table-cell>
          <table:table-cell table:style-name="ce1" office:value-type="float" office:value="72.9">
            <text:p>72.9</text:p>
          </table:table-cell>
          <table:table-cell table:style-name="ce1" office:value-type="float" office:value="76.06">
            <text:p>76.06</text:p>
          </table:table-cell>
          <table:table-cell table:style-name="ce2" office:value-type="float" office:value="0.984019441785109">
            <text:p>0.984019441785109</text:p>
          </table:table-cell>
          <table:table-cell table:style-name="ce1" office:value-type="float" office:value="97.71">
            <text:p>97.71</text:p>
          </table:table-cell>
          <table:table-cell table:style-name="ce1" office:value-type="float" office:value="98.4">
            <text:p>98.4</text:p>
          </table:table-cell>
          <table:table-cell table:style-name="ce1" office:value-type="float" office:value="98.05">
            <text:p>98.05</text:p>
          </table:table-cell>
          <table:table-cell table:style-name="ce1" office:value-type="float" office:value="96.33">
            <text:p>96.33</text:p>
          </table:table-cell>
          <table:table-cell table:style-name="ce1" office:value-type="float" office:value="96.28">
            <text:p>96.28</text:p>
          </table:table-cell>
          <table:table-cell table:style-name="ce1" office:value-type="float" office:value="96.4">
            <text:p>96.4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729004329004329">
            <text:p>0.729004329004329</text:p>
          </table:table-cell>
          <table:table-cell table:style-name="ce1" office:value-type="float" office:value="79.14">
            <text:p>79.14</text:p>
          </table:table-cell>
          <table:table-cell table:style-name="ce1" office:value-type="float" office:value="72.9">
            <text:p>72.9</text:p>
          </table:table-cell>
          <table:table-cell table:style-name="ce1" office:value-type="float" office:value="75.89">
            <text:p>75.89</text:p>
          </table:table-cell>
          <table:table-cell table:style-name="ce2" office:value-type="float" office:value="0.983651226158038">
            <text:p>0.983651226158038</text:p>
          </table:table-cell>
          <table:table-cell table:style-name="ce1" office:value-type="float" office:value="97.71">
            <text:p>97.71</text:p>
          </table:table-cell>
          <table:table-cell table:style-name="ce1" office:value-type="float" office:value="98.37">
            <text:p>98.37</text:p>
          </table:table-cell>
          <table:table-cell table:style-name="ce1" office:value-type="float" office:value="98.04">
            <text:p>98.04</text:p>
          </table:table-cell>
          <table:table-cell table:style-name="ce1" office:value-type="float" office:value="96.3">
            <text:p>96.3</text:p>
          </table:table-cell>
          <table:table-cell table:style-name="ce1" office:value-type="float" office:value="96.25">
            <text:p>96.25</text:p>
          </table:table-cell>
          <table:table-cell table:style-name="ce1" office:value-type="float" office:value="96.37">
            <text:p>96.37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729004329004329">
            <text:p>0.729004329004329</text:p>
          </table:table-cell>
          <table:table-cell table:style-name="ce1" office:value-type="float" office:value="79.14">
            <text:p>79.14</text:p>
          </table:table-cell>
          <table:table-cell table:style-name="ce1" office:value-type="float" office:value="72.9">
            <text:p>72.9</text:p>
          </table:table-cell>
          <table:table-cell table:style-name="ce1" office:value-type="float" office:value="75.89">
            <text:p>75.89</text:p>
          </table:table-cell>
          <table:table-cell table:style-name="ce2" office:value-type="float" office:value="0.983651226158038">
            <text:p>0.983651226158038</text:p>
          </table:table-cell>
          <table:table-cell table:style-name="ce1" office:value-type="float" office:value="97.71">
            <text:p>97.71</text:p>
          </table:table-cell>
          <table:table-cell table:style-name="ce1" office:value-type="float" office:value="98.37">
            <text:p>98.37</text:p>
          </table:table-cell>
          <table:table-cell table:style-name="ce1" office:value-type="float" office:value="98.04">
            <text:p>98.04</text:p>
          </table:table-cell>
          <table:table-cell table:style-name="ce1" office:value-type="float" office:value="96.3">
            <text:p>96.3</text:p>
          </table:table-cell>
          <table:table-cell table:style-name="ce1" office:value-type="float" office:value="96.25">
            <text:p>96.25</text:p>
          </table:table-cell>
          <table:table-cell table:style-name="ce1" office:value-type="float" office:value="96.37">
            <text:p>96.37</text:p>
          </table:table-cell>
        </table:table-row>
      </table:table>
      <table:table table:name="'file:///home/runejen/Dropbox/Skole/Master/Data/Model_1.ods'#rbm" table:print="false" table:style-name="ta_extref">
        <table:table-source xlink:type="simple" xlink:href="../Model_1.ods" table:table-name="rbm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734199134199134">
            <text:p>0.734199134199134</text:p>
          </table:table-cell>
          <table:table-cell table:style-name="ce1" office:value-type="float" office:value="63.19">
            <text:p>63.19</text:p>
          </table:table-cell>
          <table:table-cell table:style-name="ce1" office:value-type="float" office:value="73.42">
            <text:p>73.42</text:p>
          </table:table-cell>
          <table:table-cell table:style-name="ce1" office:value-type="float" office:value="67.92">
            <text:p>67.92</text:p>
          </table:table-cell>
          <table:table-cell table:style-name="ce2" office:value-type="float" office:value="0.963620296045364">
            <text:p>0.963620296045364</text:p>
          </table:table-cell>
          <table:table-cell table:style-name="ce1" office:value-type="float" office:value="97.71">
            <text:p>97.71</text:p>
          </table:table-cell>
          <table:table-cell table:style-name="ce1" office:value-type="float" office:value="96.36">
            <text:p>96.36</text:p>
          </table:table-cell>
          <table:table-cell table:style-name="ce1" office:value-type="float" office:value="97.03">
            <text:p>97.03</text:p>
          </table:table-cell>
          <table:table-cell table:style-name="ce1" office:value-type="float" office:value="94.75">
            <text:p>94.75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94.56">
            <text:p>94.56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685714285714286">
            <text:p>0.685714285714286</text:p>
          </table:table-cell>
          <table:table-cell table:style-name="ce1" office:value-type="float" office:value="58.24">
            <text:p>58.24</text:p>
          </table:table-cell>
          <table:table-cell table:style-name="ce1" office:value-type="float" office:value="68.57">
            <text:p>68.57</text:p>
          </table:table-cell>
          <table:table-cell table:style-name="ce1" office:value-type="float" office:value="62.98">
            <text:p>62.98</text:p>
          </table:table-cell>
          <table:table-cell table:style-name="ce2" office:value-type="float" office:value="0.95817070476471">
            <text:p>0.95817070476471</text:p>
          </table:table-cell>
          <table:table-cell table:style-name="ce1" office:value-type="float" office:value="97.29">
            <text:p>97.29</text:p>
          </table:table-cell>
          <table:table-cell table:style-name="ce1" office:value-type="float" office:value="95.82">
            <text:p>95.82</text:p>
          </table:table-cell>
          <table:table-cell table:style-name="ce1" office:value-type="float" office:value="96.55">
            <text:p>96.55</text:p>
          </table:table-cell>
          <table:table-cell table:style-name="ce1" office:value-type="float" office:value="93.92">
            <text:p>93.92</text:p>
          </table:table-cell>
          <table:table-cell table:style-name="ce1" office:value-type="float" office:value="94.23">
            <text:p>94.23</text:p>
          </table:table-cell>
          <table:table-cell table:style-name="ce1" office:value-type="float" office:value="93.68">
            <text:p>93.68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709090909090909">
            <text:p>0.709090909090909</text:p>
          </table:table-cell>
          <table:table-cell table:style-name="ce1" office:value-type="float" office:value="53.56">
            <text:p>53.56</text:p>
          </table:table-cell>
          <table:table-cell table:style-name="ce1" office:value-type="float" office:value="70.91">
            <text:p>70.91</text:p>
          </table:table-cell>
          <table:table-cell table:style-name="ce1" office:value-type="float" office:value="61.03">
            <text:p>61.03</text:p>
          </table:table-cell>
          <table:table-cell table:style-name="ce2" office:value-type="float" office:value="0.947713380955888">
            <text:p>0.947713380955888</text:p>
          </table:table-cell>
          <table:table-cell table:style-name="ce1" office:value-type="float" office:value="97.46">
            <text:p>97.46</text:p>
          </table:table-cell>
          <table:table-cell table:style-name="ce1" office:value-type="float" office:value="94.77">
            <text:p>94.77</text:p>
          </table:table-cell>
          <table:table-cell table:style-name="ce1" office:value-type="float" office:value="96.1">
            <text:p>96.1</text:p>
          </table:table-cell>
          <table:table-cell table:style-name="ce1" office:value-type="float" office:value="93.35">
            <text:p>93.35</text:p>
          </table:table-cell>
          <table:table-cell table:style-name="ce1" office:value-type="float" office:value="94.02">
            <text:p>94.02</text:p>
          </table:table-cell>
          <table:table-cell table:style-name="ce1" office:value-type="float" office:value="92.9">
            <text:p>92.9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722943722943723">
            <text:p>0.722943722943723</text:p>
          </table:table-cell>
          <table:table-cell table:style-name="ce1" office:value-type="float" office:value="52.55">
            <text:p>52.55</text:p>
          </table:table-cell>
          <table:table-cell table:style-name="ce1" office:value-type="float" office:value="72.29">
            <text:p>72.29</text:p>
          </table:table-cell>
          <table:table-cell table:style-name="ce1" office:value-type="float" office:value="60.86">
            <text:p>60.86</text:p>
          </table:table-cell>
          <table:table-cell table:style-name="ce2" office:value-type="float" office:value="0.944473083437661">
            <text:p>0.944473083437661</text:p>
          </table:table-cell>
          <table:table-cell table:style-name="ce1" office:value-type="float" office:value="97.57">
            <text:p>97.57</text:p>
          </table:table-cell>
          <table:table-cell table:style-name="ce1" office:value-type="float" office:value="94.45">
            <text:p>94.45</text:p>
          </table:table-cell>
          <table:table-cell table:style-name="ce1" office:value-type="float" office:value="95.98">
            <text:p>95.98</text:p>
          </table:table-cell>
          <table:table-cell table:style-name="ce1" office:value-type="float" office:value="93.23">
            <text:p>93.23</text:p>
          </table:table-cell>
          <table:table-cell table:style-name="ce1" office:value-type="float" office:value="94.04">
            <text:p>94.04</text:p>
          </table:table-cell>
          <table:table-cell table:style-name="ce1" office:value-type="float" office:value="92.71">
            <text:p>92.71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722077922077922">
            <text:p>0.722077922077922</text:p>
          </table:table-cell>
          <table:table-cell table:style-name="ce1" office:value-type="float" office:value="52.68">
            <text:p>52.68</text:p>
          </table:table-cell>
          <table:table-cell table:style-name="ce1" office:value-type="float" office:value="72.21">
            <text:p>72.21</text:p>
          </table:table-cell>
          <table:table-cell table:style-name="ce1" office:value-type="float" office:value="60.92">
            <text:p>60.92</text:p>
          </table:table-cell>
          <table:table-cell table:style-name="ce2" office:value-type="float" office:value="0.944841299064732">
            <text:p>0.944841299064732</text:p>
          </table:table-cell>
          <table:table-cell table:style-name="ce1" office:value-type="float" office:value="97.56">
            <text:p>97.56</text:p>
          </table:table-cell>
          <table:table-cell table:style-name="ce1" office:value-type="float" office:value="94.48">
            <text:p>94.48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93.25">
            <text:p>93.25</text:p>
          </table:table-cell>
          <table:table-cell table:style-name="ce1" office:value-type="float" office:value="94.04">
            <text:p>94.04</text:p>
          </table:table-cell>
          <table:table-cell table:style-name="ce1" office:value-type="float" office:value="92.73">
            <text:p>92.73</text:p>
          </table:table-cell>
        </table:table-row>
      </table:table>
      <table:table table:name="'file:///home/runejen/Dropbox/Skole/Master/Data/Model_1.ods'#rbf" table:print="false" table:style-name="ta_extref">
        <table:table-source xlink:type="simple" xlink:href="../Model_1.ods" table:table-name="rbf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832900432900433">
            <text:p>0.832900432900433</text:p>
          </table:table-cell>
          <table:table-cell table:style-name="ce1" office:value-type="float" office:value="37.29">
            <text:p>37.29</text:p>
          </table:table-cell>
          <table:table-cell table:style-name="ce1" office:value-type="float" office:value="83.29">
            <text:p>83.29</text:p>
          </table:table-cell>
          <table:table-cell table:style-name="ce1" office:value-type="float" office:value="51.52">
            <text:p>51.52</text:p>
          </table:table-cell>
          <table:table-cell table:style-name="ce2" office:value-type="float" office:value="0.880845423079755">
            <text:p>0.880845423079755</text:p>
          </table:table-cell>
          <table:table-cell table:style-name="ce1" office:value-type="float" office:value="98.41">
            <text:p>98.41</text:p>
          </table:table-cell>
          <table:table-cell table:style-name="ce1" office:value-type="float" office:value="88.08">
            <text:p>88.08</text:p>
          </table:table-cell>
          <table:table-cell table:style-name="ce1" office:value-type="float" office:value="92.96">
            <text:p>92.96</text:p>
          </table:table-cell>
          <table:table-cell table:style-name="ce1" office:value-type="float" office:value="89.71">
            <text:p>89.71</text:p>
          </table:table-cell>
          <table:table-cell table:style-name="ce1" office:value-type="float" office:value="93.62">
            <text:p>93.62</text:p>
          </table:table-cell>
          <table:table-cell table:style-name="ce1" office:value-type="float" office:value="87.7">
            <text:p>87.7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755844155844156">
            <text:p>0.755844155844156</text:p>
          </table:table-cell>
          <table:table-cell table:style-name="ce1" office:value-type="float" office:value="43.94">
            <text:p>43.94</text:p>
          </table:table-cell>
          <table:table-cell table:style-name="ce1" office:value-type="float" office:value="75.58">
            <text:p>75.58</text:p>
          </table:table-cell>
          <table:table-cell table:style-name="ce1" office:value-type="float" office:value="55.57">
            <text:p>55.57</text:p>
          </table:table-cell>
          <table:table-cell table:style-name="ce2" office:value-type="float" office:value="0.917961558288534">
            <text:p>0.917961558288534</text:p>
          </table:table-cell>
          <table:table-cell table:style-name="ce1" office:value-type="float" office:value="97.79">
            <text:p>97.79</text:p>
          </table:table-cell>
          <table:table-cell table:style-name="ce1" office:value-type="float" office:value="91.8">
            <text:p>91.8</text:p>
          </table:table-cell>
          <table:table-cell table:style-name="ce1" office:value-type="float" office:value="94.7">
            <text:p>94.7</text:p>
          </table:table-cell>
          <table:table-cell table:style-name="ce1" office:value-type="float" office:value="91.63">
            <text:p>91.63</text:p>
          </table:table-cell>
          <table:table-cell table:style-name="ce1" office:value-type="float" office:value="93.57">
            <text:p>93.57</text:p>
          </table:table-cell>
          <table:table-cell table:style-name="ce1" office:value-type="float" office:value="90.53">
            <text:p>90.53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756709956709957">
            <text:p>0.756709956709957</text:p>
          </table:table-cell>
          <table:table-cell table:style-name="ce1" office:value-type="float" office:value="41.9">
            <text:p>41.9</text:p>
          </table:table-cell>
          <table:table-cell table:style-name="ce1" office:value-type="float" office:value="75.67">
            <text:p>75.67</text:p>
          </table:table-cell>
          <table:table-cell table:style-name="ce1" office:value-type="float" office:value="53.94">
            <text:p>53.94</text:p>
          </table:table-cell>
          <table:table-cell table:style-name="ce2" office:value-type="float" office:value="0.910744531997938">
            <text:p>0.910744531997938</text:p>
          </table:table-cell>
          <table:table-cell table:style-name="ce1" office:value-type="float" office:value="97.78">
            <text:p>97.78</text:p>
          </table:table-cell>
          <table:table-cell table:style-name="ce1" office:value-type="float" office:value="91.07">
            <text:p>91.07</text:p>
          </table:table-cell>
          <table:table-cell table:style-name="ce1" office:value-type="float" office:value="94.31">
            <text:p>94.31</text:p>
          </table:table-cell>
          <table:table-cell table:style-name="ce1" office:value-type="float" office:value="91.15">
            <text:p>91.15</text:p>
          </table:table-cell>
          <table:table-cell table:style-name="ce1" office:value-type="float" office:value="93.4">
            <text:p>93.4</text:p>
          </table:table-cell>
          <table:table-cell table:style-name="ce1" office:value-type="float" office:value="89.86">
            <text:p>89.86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754112554112554">
            <text:p>0.754112554112554</text:p>
          </table:table-cell>
          <table:table-cell table:style-name="ce1" office:value-type="float" office:value="42.41">
            <text:p>42.41</text:p>
          </table:table-cell>
          <table:table-cell table:style-name="ce1" office:value-type="float" office:value="75.41">
            <text:p>75.41</text:p>
          </table:table-cell>
          <table:table-cell table:style-name="ce1" office:value-type="float" office:value="54.29">
            <text:p>54.29</text:p>
          </table:table-cell>
          <table:table-cell table:style-name="ce2" office:value-type="float" office:value="0.912880182634951">
            <text:p>0.912880182634951</text:p>
          </table:table-cell>
          <table:table-cell table:style-name="ce1" office:value-type="float" office:value="97.76">
            <text:p>97.76</text:p>
          </table:table-cell>
          <table:table-cell table:style-name="ce1" office:value-type="float" office:value="91.29">
            <text:p>91.29</text:p>
          </table:table-cell>
          <table:table-cell table:style-name="ce1" office:value-type="float" office:value="94.41">
            <text:p>94.41</text:p>
          </table:table-cell>
          <table:table-cell table:style-name="ce1" office:value-type="float" office:value="91.26">
            <text:p>91.26</text:p>
          </table:table-cell>
          <table:table-cell table:style-name="ce1" office:value-type="float" office:value="93.42">
            <text:p>93.42</text:p>
          </table:table-cell>
          <table:table-cell table:style-name="ce1" office:value-type="float" office:value="90.05">
            <text:p>90.05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753246753246753">
            <text:p>0.753246753246753</text:p>
          </table:table-cell>
          <table:table-cell table:style-name="ce1" office:value-type="float" office:value="42.05">
            <text:p>42.05</text:p>
          </table:table-cell>
          <table:table-cell table:style-name="ce1" office:value-type="float" office:value="75.32">
            <text:p>75.32</text:p>
          </table:table-cell>
          <table:table-cell table:style-name="ce1" office:value-type="float" office:value="53.97">
            <text:p>53.97</text:p>
          </table:table-cell>
          <table:table-cell table:style-name="ce2" office:value-type="float" office:value="0.911701892628323">
            <text:p>0.911701892628323</text:p>
          </table:table-cell>
          <table:table-cell table:style-name="ce1" office:value-type="float" office:value="97.75">
            <text:p>97.75</text:p>
          </table:table-cell>
          <table:table-cell table:style-name="ce1" office:value-type="float" office:value="91.17">
            <text:p>91.17</text:p>
          </table:table-cell>
          <table:table-cell table:style-name="ce1" office:value-type="float" office:value="94.35">
            <text:p>94.35</text:p>
          </table:table-cell>
          <table:table-cell table:style-name="ce1" office:value-type="float" office:value="91.18">
            <text:p>91.18</text:p>
          </table:table-cell>
          <table:table-cell table:style-name="ce1" office:value-type="float" office:value="93.38">
            <text:p>93.38</text:p>
          </table:table-cell>
          <table:table-cell table:style-name="ce1" office:value-type="float" office:value="89.93">
            <text:p>89.93</text:p>
          </table:table-cell>
        </table:table-row>
      </table:table>
      <table:table table:name="'file:///home/runejen/Dropbox/Skole/Master/Data/Model_1.ods'#rbmf" table:print="false" table:style-name="ta_extref">
        <table:table-source xlink:type="simple" xlink:href="../Model_1.ods" table:table-name="rbmf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72034632034632">
            <text:p>0.72034632034632</text:p>
          </table:table-cell>
          <table:table-cell table:style-name="ce1" office:value-type="float" office:value="44.3">
            <text:p>44.3</text:p>
          </table:table-cell>
          <table:table-cell table:style-name="ce1" office:value-type="float" office:value="72.03">
            <text:p>72.03</text:p>
          </table:table-cell>
          <table:table-cell table:style-name="ce1" office:value-type="float" office:value="54.86">
            <text:p>54.86</text:p>
          </table:table-cell>
          <table:table-cell table:style-name="ce2" office:value-type="float" office:value="0.922969290816702">
            <text:p>0.922969290816702</text:p>
          </table:table-cell>
          <table:table-cell table:style-name="ce1" office:value-type="float" office:value="97.49">
            <text:p>97.49</text:p>
          </table:table-cell>
          <table:table-cell table:style-name="ce1" office:value-type="float" office:value="92.3">
            <text:p>92.3</text:p>
          </table:table-cell>
          <table:table-cell table:style-name="ce1" office:value-type="float" office:value="94.82">
            <text:p>94.82</text:p>
          </table:table-cell>
          <table:table-cell table:style-name="ce1" office:value-type="float" office:value="91.69">
            <text:p>91.69</text:p>
          </table:table-cell>
          <table:table-cell table:style-name="ce1" office:value-type="float" office:value="93.32">
            <text:p>93.32</text:p>
          </table:table-cell>
          <table:table-cell table:style-name="ce1" office:value-type="float" office:value="90.71">
            <text:p>90.71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709090909090909">
            <text:p>0.709090909090909</text:p>
          </table:table-cell>
          <table:table-cell table:style-name="ce1" office:value-type="float" office:value="45.7">
            <text:p>45.7</text:p>
          </table:table-cell>
          <table:table-cell table:style-name="ce1" office:value-type="float" office:value="70.91">
            <text:p>70.91</text:p>
          </table:table-cell>
          <table:table-cell table:style-name="ce1" office:value-type="float" office:value="55.58">
            <text:p>55.58</text:p>
          </table:table-cell>
          <table:table-cell table:style-name="ce2" office:value-type="float" office:value="0.928345238971942">
            <text:p>0.928345238971942</text:p>
          </table:table-cell>
          <table:table-cell table:style-name="ce1" office:value-type="float" office:value="97.4">
            <text:p>97.4</text:p>
          </table:table-cell>
          <table:table-cell table:style-name="ce1" office:value-type="float" office:value="92.83">
            <text:p>92.83</text:p>
          </table:table-cell>
          <table:table-cell table:style-name="ce1" office:value-type="float" office:value="95.06">
            <text:p>95.06</text:p>
          </table:table-cell>
          <table:table-cell table:style-name="ce1" office:value-type="float" office:value="91.97">
            <text:p>91.97</text:p>
          </table:table-cell>
          <table:table-cell table:style-name="ce1" office:value-type="float" office:value="93.35">
            <text:p>93.35</text:p>
          </table:table-cell>
          <table:table-cell table:style-name="ce1" office:value-type="float" office:value="91.11">
            <text:p>91.11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688311688311688">
            <text:p>0.688311688311688</text:p>
          </table:table-cell>
          <table:table-cell table:style-name="ce1" office:value-type="float" office:value="42.26">
            <text:p>42.26</text:p>
          </table:table-cell>
          <table:table-cell table:style-name="ce1" office:value-type="float" office:value="68.83">
            <text:p>68.83</text:p>
          </table:table-cell>
          <table:table-cell table:style-name="ce1" office:value-type="float" office:value="52.37">
            <text:p>52.37</text:p>
          </table:table-cell>
          <table:table-cell table:style-name="ce2" office:value-type="float" office:value="0.920023565800133">
            <text:p>0.920023565800133</text:p>
          </table:table-cell>
          <table:table-cell table:style-name="ce1" office:value-type="float" office:value="97.2">
            <text:p>97.2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94.53">
            <text:p>94.53</text:p>
          </table:table-cell>
          <table:table-cell table:style-name="ce1" office:value-type="float" office:value="91.23">
            <text:p>91.23</text:p>
          </table:table-cell>
          <table:table-cell table:style-name="ce1" office:value-type="float" office:value="92.89">
            <text:p>92.89</text:p>
          </table:table-cell>
          <table:table-cell table:style-name="ce1" office:value-type="float" office:value="90.18">
            <text:p>90.18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680519480519481">
            <text:p>0.680519480519481</text:p>
          </table:table-cell>
          <table:table-cell table:style-name="ce1" office:value-type="float" office:value="42.08">
            <text:p>42.08</text:p>
          </table:table-cell>
          <table:table-cell table:style-name="ce1" office:value-type="float" office:value="68.05">
            <text:p>68.05</text:p>
          </table:table-cell>
          <table:table-cell table:style-name="ce1" office:value-type="float" office:value="52">
            <text:p>52</text:p>
          </table:table-cell>
          <table:table-cell table:style-name="ce2" office:value-type="float" office:value="0.92031813830179">
            <text:p>0.92031813830179</text:p>
          </table:table-cell>
          <table:table-cell table:style-name="ce1" office:value-type="float" office:value="97.13">
            <text:p>97.13</text:p>
          </table:table-cell>
          <table:table-cell table:style-name="ce1" office:value-type="float" office:value="92.03">
            <text:p>92.03</text:p>
          </table:table-cell>
          <table:table-cell table:style-name="ce1" office:value-type="float" office:value="94.51">
            <text:p>94.51</text:p>
          </table:table-cell>
          <table:table-cell table:style-name="ce1" office:value-type="float" office:value="91.18">
            <text:p>91.18</text:p>
          </table:table-cell>
          <table:table-cell table:style-name="ce1" office:value-type="float" office:value="92.81">
            <text:p>92.81</text:p>
          </table:table-cell>
          <table:table-cell table:style-name="ce1" office:value-type="float" office:value="90.15">
            <text:p>90.15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680519480519481">
            <text:p>0.680519480519481</text:p>
          </table:table-cell>
          <table:table-cell table:style-name="ce1" office:value-type="float" office:value="42.03">
            <text:p>42.03</text:p>
          </table:table-cell>
          <table:table-cell table:style-name="ce1" office:value-type="float" office:value="68.05">
            <text:p>68.05</text:p>
          </table:table-cell>
          <table:table-cell table:style-name="ce1" office:value-type="float" office:value="51.96">
            <text:p>51.96</text:p>
          </table:table-cell>
          <table:table-cell table:style-name="ce2" office:value-type="float" office:value="0.920170852050961">
            <text:p>0.920170852050961</text:p>
          </table:table-cell>
          <table:table-cell table:style-name="ce1" office:value-type="float" office:value="97.13">
            <text:p>97.13</text:p>
          </table:table-cell>
          <table:table-cell table:style-name="ce1" office:value-type="float" office:value="92.02">
            <text:p>92.02</text:p>
          </table:table-cell>
          <table:table-cell table:style-name="ce1" office:value-type="float" office:value="94.51">
            <text:p>94.51</text:p>
          </table:table-cell>
          <table:table-cell table:style-name="ce1" office:value-type="float" office:value="91.17">
            <text:p>91.17</text:p>
          </table:table-cell>
          <table:table-cell table:style-name="ce1" office:value-type="float" office:value="92.81">
            <text:p>92.81</text:p>
          </table:table-cell>
          <table:table-cell table:style-name="ce1" office:value-type="float" office:value="90.14">
            <text:p>90.14</text:p>
          </table:table-cell>
        </table:table-row>
      </table:table>
      <table:table table:name="'file:///home/runejen/Dropbox/Skole/Master/Data/Model_1.ods'#rm" table:print="false" table:style-name="ta_extref">
        <table:table-source xlink:type="simple" xlink:href="../Model_1.ods" table:table-name="rm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722943722943723">
            <text:p>0.722943722943723</text:p>
          </table:table-cell>
          <table:table-cell table:style-name="ce1" office:value-type="float" office:value="54.86">
            <text:p>54.86</text:p>
          </table:table-cell>
          <table:table-cell table:style-name="ce1" office:value-type="float" office:value="72.29">
            <text:p>72.29</text:p>
          </table:table-cell>
          <table:table-cell table:style-name="ce1" office:value-type="float" office:value="62.38">
            <text:p>62.38</text:p>
          </table:table-cell>
          <table:table-cell table:style-name="ce2" office:value-type="float" office:value="0.949407172840415">
            <text:p>0.949407172840415</text:p>
          </table:table-cell>
          <table:table-cell table:style-name="ce1" office:value-type="float" office:value="97.58">
            <text:p>97.58</text:p>
          </table:table-cell>
          <table:table-cell table:style-name="ce1" office:value-type="float" office:value="94.94">
            <text:p>94.94</text:p>
          </table:table-cell>
          <table:table-cell table:style-name="ce1" office:value-type="float" office:value="96.24">
            <text:p>96.24</text:p>
          </table:table-cell>
          <table:table-cell table:style-name="ce1" office:value-type="float" office:value="93.59">
            <text:p>93.59</text:p>
          </table:table-cell>
          <table:table-cell table:style-name="ce1" office:value-type="float" office:value="94.23">
            <text:p>94.23</text:p>
          </table:table-cell>
          <table:table-cell table:style-name="ce1" office:value-type="float" office:value="93.16">
            <text:p>93.16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748051948051948">
            <text:p>0.748051948051948</text:p>
          </table:table-cell>
          <table:table-cell table:style-name="ce1" office:value-type="float" office:value="60.38">
            <text:p>60.38</text:p>
          </table:table-cell>
          <table:table-cell table:style-name="ce1" office:value-type="float" office:value="74.81">
            <text:p>74.81</text:p>
          </table:table-cell>
          <table:table-cell table:style-name="ce1" office:value-type="float" office:value="66.82">
            <text:p>66.82</text:p>
          </table:table-cell>
          <table:table-cell table:style-name="ce2" office:value-type="float" office:value="0.958244347890124">
            <text:p>0.958244347890124</text:p>
          </table:table-cell>
          <table:table-cell table:style-name="ce1" office:value-type="float" office:value="97.81">
            <text:p>97.81</text:p>
          </table:table-cell>
          <table:table-cell table:style-name="ce1" office:value-type="float" office:value="95.82">
            <text:p>95.82</text:p>
          </table:table-cell>
          <table:table-cell table:style-name="ce1" office:value-type="float" office:value="96.8">
            <text:p>96.8</text:p>
          </table:table-cell>
          <table:table-cell table:style-name="ce1" office:value-type="float" office:value="94.45">
            <text:p>94.45</text:p>
          </table:table-cell>
          <table:table-cell table:style-name="ce1" office:value-type="float" office:value="94.88">
            <text:p>94.88</text:p>
          </table:table-cell>
          <table:table-cell table:style-name="ce1" office:value-type="float" office:value="94.17">
            <text:p>94.17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755844155844156">
            <text:p>0.755844155844156</text:p>
          </table:table-cell>
          <table:table-cell table:style-name="ce1" office:value-type="float" office:value="60.71">
            <text:p>60.71</text:p>
          </table:table-cell>
          <table:table-cell table:style-name="ce1" office:value-type="float" office:value="75.58">
            <text:p>75.58</text:p>
          </table:table-cell>
          <table:table-cell table:style-name="ce1" office:value-type="float" office:value="67.33">
            <text:p>67.33</text:p>
          </table:table-cell>
          <table:table-cell table:style-name="ce2" office:value-type="float" office:value="0.958391634140953">
            <text:p>0.958391634140953</text:p>
          </table:table-cell>
          <table:table-cell table:style-name="ce1" office:value-type="float" office:value="97.88">
            <text:p>97.88</text:p>
          </table:table-cell>
          <table:table-cell table:style-name="ce1" office:value-type="float" office:value="95.84">
            <text:p>95.84</text:p>
          </table:table-cell>
          <table:table-cell table:style-name="ce1" office:value-type="float" office:value="96.85">
            <text:p>96.85</text:p>
          </table:table-cell>
          <table:table-cell table:style-name="ce1" office:value-type="float" office:value="94.54">
            <text:p>94.54</text:p>
          </table:table-cell>
          <table:table-cell table:style-name="ce1" office:value-type="float" office:value="94.97">
            <text:p>94.97</text:p>
          </table:table-cell>
          <table:table-cell table:style-name="ce1" office:value-type="float" office:value="94.25">
            <text:p>94.25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750649350649351">
            <text:p>0.750649350649351</text:p>
          </table:table-cell>
          <table:table-cell table:style-name="ce1" office:value-type="float" office:value="60.93">
            <text:p>60.93</text:p>
          </table:table-cell>
          <table:table-cell table:style-name="ce1" office:value-type="float" office:value="75.06">
            <text:p>75.06</text:p>
          </table:table-cell>
          <table:table-cell table:style-name="ce1" office:value-type="float" office:value="67.26">
            <text:p>67.26</text:p>
          </table:table-cell>
          <table:table-cell table:style-name="ce2" office:value-type="float" office:value="0.959054422269681">
            <text:p>0.959054422269681</text:p>
          </table:table-cell>
          <table:table-cell table:style-name="ce1" office:value-type="float" office:value="97.84">
            <text:p>97.84</text:p>
          </table:table-cell>
          <table:table-cell table:style-name="ce1" office:value-type="float" office:value="95.91">
            <text:p>95.91</text:p>
          </table:table-cell>
          <table:table-cell table:style-name="ce1" office:value-type="float" office:value="96.87">
            <text:p>96.87</text:p>
          </table:table-cell>
          <table:table-cell table:style-name="ce1" office:value-type="float" office:value="94.55">
            <text:p>94.55</text:p>
          </table:table-cell>
          <table:table-cell table:style-name="ce1" office:value-type="float" office:value="94.95">
            <text:p>94.95</text:p>
          </table:table-cell>
          <table:table-cell table:style-name="ce1" office:value-type="float" office:value="94.28">
            <text:p>94.28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750649350649351">
            <text:p>0.750649350649351</text:p>
          </table:table-cell>
          <table:table-cell table:style-name="ce1" office:value-type="float" office:value="60.93">
            <text:p>60.93</text:p>
          </table:table-cell>
          <table:table-cell table:style-name="ce1" office:value-type="float" office:value="75.06">
            <text:p>75.06</text:p>
          </table:table-cell>
          <table:table-cell table:style-name="ce1" office:value-type="float" office:value="67.26">
            <text:p>67.26</text:p>
          </table:table-cell>
          <table:table-cell table:style-name="ce2" office:value-type="float" office:value="0.959054422269681">
            <text:p>0.959054422269681</text:p>
          </table:table-cell>
          <table:table-cell table:style-name="ce1" office:value-type="float" office:value="97.84">
            <text:p>97.84</text:p>
          </table:table-cell>
          <table:table-cell table:style-name="ce1" office:value-type="float" office:value="95.91">
            <text:p>95.91</text:p>
          </table:table-cell>
          <table:table-cell table:style-name="ce1" office:value-type="float" office:value="96.87">
            <text:p>96.87</text:p>
          </table:table-cell>
          <table:table-cell table:style-name="ce1" office:value-type="float" office:value="94.55">
            <text:p>94.55</text:p>
          </table:table-cell>
          <table:table-cell table:style-name="ce1" office:value-type="float" office:value="94.95">
            <text:p>94.95</text:p>
          </table:table-cell>
          <table:table-cell table:style-name="ce1" office:value-type="float" office:value="94.28">
            <text:p>94.28</text:p>
          </table:table-cell>
        </table:table-row>
      </table:table>
      <table:table table:name="'file:///home/runejen/Dropbox/Skole/Master/Data/Model_1.ods'#rf" table:print="false" table:style-name="ta_extref">
        <table:table-source xlink:type="simple" xlink:href="../Model_1.ods" table:table-name="rf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759307359307359">
            <text:p>0.759307359307359</text:p>
          </table:table-cell>
          <table:table-cell table:style-name="ce1" office:value-type="float" office:value="64.53">
            <text:p>64.53</text:p>
          </table:table-cell>
          <table:table-cell table:style-name="ce1" office:value-type="float" office:value="75.93">
            <text:p>75.93</text:p>
          </table:table-cell>
          <table:table-cell table:style-name="ce1" office:value-type="float" office:value="69.77">
            <text:p>69.77</text:p>
          </table:table-cell>
          <table:table-cell table:style-name="ce2" office:value-type="float" office:value="0.964504013550335">
            <text:p>0.964504013550335</text:p>
          </table:table-cell>
          <table:table-cell table:style-name="ce1" office:value-type="float" office:value="97.92">
            <text:p>97.92</text:p>
          </table:table-cell>
          <table:table-cell table:style-name="ce1" office:value-type="float" office:value="96.45">
            <text:p>96.45</text:p>
          </table:table-cell>
          <table:table-cell table:style-name="ce1" office:value-type="float" office:value="97.18">
            <text:p>97.18</text:p>
          </table:table-cell>
          <table:table-cell table:style-name="ce1" office:value-type="float" office:value="95.03">
            <text:p>95.03</text:p>
          </table:table-cell>
          <table:table-cell table:style-name="ce1" office:value-type="float" office:value="95.3">
            <text:p>95.3</text:p>
          </table:table-cell>
          <table:table-cell table:style-name="ce1" office:value-type="float" office:value="94.84">
            <text:p>94.84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762770562770563">
            <text:p>0.762770562770563</text:p>
          </table:table-cell>
          <table:table-cell table:style-name="ce1" office:value-type="float" office:value="59.17">
            <text:p>59.17</text:p>
          </table:table-cell>
          <table:table-cell table:style-name="ce1" office:value-type="float" office:value="76.28">
            <text:p>76.28</text:p>
          </table:table-cell>
          <table:table-cell table:style-name="ce1" office:value-type="float" office:value="66.64">
            <text:p>66.64</text:p>
          </table:table-cell>
          <table:table-cell table:style-name="ce2" office:value-type="float" office:value="0.95522497974814">
            <text:p>0.95522497974814</text:p>
          </table:table-cell>
          <table:table-cell table:style-name="ce1" office:value-type="float" office:value="97.93">
            <text:p>97.93</text:p>
          </table:table-cell>
          <table:table-cell table:style-name="ce1" office:value-type="float" office:value="95.52">
            <text:p>95.52</text:p>
          </table:table-cell>
          <table:table-cell table:style-name="ce1" office:value-type="float" office:value="96.71">
            <text:p>96.71</text:p>
          </table:table-cell>
          <table:table-cell table:style-name="ce1" office:value-type="float" office:value="94.35">
            <text:p>94.35</text:p>
          </table:table-cell>
          <table:table-cell table:style-name="ce1" office:value-type="float" office:value="94.89">
            <text:p>94.89</text:p>
          </table:table-cell>
          <table:table-cell table:style-name="ce1" office:value-type="float" office:value="94.01">
            <text:p>94.01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753246753246753">
            <text:p>0.753246753246753</text:p>
          </table:table-cell>
          <table:table-cell table:style-name="ce1" office:value-type="float" office:value="59.22">
            <text:p>59.22</text:p>
          </table:table-cell>
          <table:table-cell table:style-name="ce1" office:value-type="float" office:value="75.32">
            <text:p>75.32</text:p>
          </table:table-cell>
          <table:table-cell table:style-name="ce1" office:value-type="float" office:value="66.31">
            <text:p>66.31</text:p>
          </table:table-cell>
          <table:table-cell table:style-name="ce2" office:value-type="float" office:value="0.955887767876869">
            <text:p>0.955887767876869</text:p>
          </table:table-cell>
          <table:table-cell table:style-name="ce1" office:value-type="float" office:value="97.85">
            <text:p>97.85</text:p>
          </table:table-cell>
          <table:table-cell table:style-name="ce1" office:value-type="float" office:value="95.59">
            <text:p>95.59</text:p>
          </table:table-cell>
          <table:table-cell table:style-name="ce1" office:value-type="float" office:value="96.71">
            <text:p>96.71</text:p>
          </table:table-cell>
          <table:table-cell table:style-name="ce1" office:value-type="float" office:value="94.33">
            <text:p>94.33</text:p>
          </table:table-cell>
          <table:table-cell table:style-name="ce1" office:value-type="float" office:value="94.82">
            <text:p>94.82</text:p>
          </table:table-cell>
          <table:table-cell table:style-name="ce1" office:value-type="float" office:value="94">
            <text:p>94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753246753246753">
            <text:p>0.753246753246753</text:p>
          </table:table-cell>
          <table:table-cell table:style-name="ce1" office:value-type="float" office:value="58.55">
            <text:p>58.55</text:p>
          </table:table-cell>
          <table:table-cell table:style-name="ce1" office:value-type="float" office:value="75.32">
            <text:p>75.32</text:p>
          </table:table-cell>
          <table:table-cell table:style-name="ce1" office:value-type="float" office:value="65.88">
            <text:p>65.88</text:p>
          </table:table-cell>
          <table:table-cell table:style-name="ce2" office:value-type="float" office:value="0.954635834744827">
            <text:p>0.954635834744827</text:p>
          </table:table-cell>
          <table:table-cell table:style-name="ce1" office:value-type="float" office:value="97.85">
            <text:p>97.85</text:p>
          </table:table-cell>
          <table:table-cell table:style-name="ce1" office:value-type="float" office:value="95.46">
            <text:p>95.46</text:p>
          </table:table-cell>
          <table:table-cell table:style-name="ce1" office:value-type="float" office:value="96.64">
            <text:p>96.64</text:p>
          </table:table-cell>
          <table:table-cell table:style-name="ce1" office:value-type="float" office:value="94.23">
            <text:p>94.23</text:p>
          </table:table-cell>
          <table:table-cell table:style-name="ce1" office:value-type="float" office:value="94.77">
            <text:p>94.77</text:p>
          </table:table-cell>
          <table:table-cell table:style-name="ce1" office:value-type="float" office:value="93.88">
            <text:p>93.88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754112554112554">
            <text:p>0.754112554112554</text:p>
          </table:table-cell>
          <table:table-cell table:style-name="ce1" office:value-type="float" office:value="58.46">
            <text:p>58.46</text:p>
          </table:table-cell>
          <table:table-cell table:style-name="ce1" office:value-type="float" office:value="75.41">
            <text:p>75.41</text:p>
          </table:table-cell>
          <table:table-cell table:style-name="ce1" office:value-type="float" office:value="65.86">
            <text:p>65.86</text:p>
          </table:table-cell>
          <table:table-cell table:style-name="ce2" office:value-type="float" office:value="0.954414905368584">
            <text:p>0.954414905368584</text:p>
          </table:table-cell>
          <table:table-cell table:style-name="ce1" office:value-type="float" office:value="97.86">
            <text:p>97.86</text:p>
          </table:table-cell>
          <table:table-cell table:style-name="ce1" office:value-type="float" office:value="95.44">
            <text:p>95.44</text:p>
          </table:table-cell>
          <table:table-cell table:style-name="ce1" office:value-type="float" office:value="96.63">
            <text:p>96.63</text:p>
          </table:table-cell>
          <table:table-cell table:style-name="ce1" office:value-type="float" office:value="94.22">
            <text:p>94.22</text:p>
          </table:table-cell>
          <table:table-cell table:style-name="ce1" office:value-type="float" office:value="94.77">
            <text:p>94.77</text:p>
          </table:table-cell>
          <table:table-cell table:style-name="ce1" office:value-type="float" office:value="93.87">
            <text:p>93.87</text:p>
          </table:table-cell>
        </table:table-row>
      </table:table>
      <table:table table:name="'file:///home/runejen/Dropbox/Skole/Master/Data/Model_1.ods'#rmf" table:print="false" table:style-name="ta_extref">
        <table:table-source xlink:type="simple" xlink:href="../Model_1.ods" table:table-name="rmf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747186147186147">
            <text:p>0.747186147186147</text:p>
          </table:table-cell>
          <table:table-cell table:style-name="ce1" office:value-type="float" office:value="55.71">
            <text:p>55.71</text:p>
          </table:table-cell>
          <table:table-cell table:style-name="ce1" office:value-type="float" office:value="74.72">
            <text:p>74.72</text:p>
          </table:table-cell>
          <table:table-cell table:style-name="ce1" office:value-type="float" office:value="63.83">
            <text:p>63.83</text:p>
          </table:table-cell>
          <table:table-cell table:style-name="ce2" office:value-type="float" office:value="0.949480815965829">
            <text:p>0.949480815965829</text:p>
          </table:table-cell>
          <table:table-cell table:style-name="ce1" office:value-type="float" office:value="97.79">
            <text:p>97.79</text:p>
          </table:table-cell>
          <table:table-cell table:style-name="ce1" office:value-type="float" office:value="94.95">
            <text:p>94.95</text:p>
          </table:table-cell>
          <table:table-cell table:style-name="ce1" office:value-type="float" office:value="96.35">
            <text:p>96.35</text:p>
          </table:table-cell>
          <table:table-cell table:style-name="ce1" office:value-type="float" office:value="93.8">
            <text:p>93.8</text:p>
          </table:table-cell>
          <table:table-cell table:style-name="ce1" office:value-type="float" office:value="94.49">
            <text:p>94.49</text:p>
          </table:table-cell>
          <table:table-cell table:style-name="ce1" office:value-type="float" office:value="93.36">
            <text:p>93.36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737662337662338">
            <text:p>0.737662337662338</text:p>
          </table:table-cell>
          <table:table-cell table:style-name="ce1" office:value-type="float" office:value="52.11">
            <text:p>52.11</text:p>
          </table:table-cell>
          <table:table-cell table:style-name="ce1" office:value-type="float" office:value="73.77">
            <text:p>73.77</text:p>
          </table:table-cell>
          <table:table-cell table:style-name="ce1" office:value-type="float" office:value="61.08">
            <text:p>61.08</text:p>
          </table:table-cell>
          <table:table-cell table:style-name="ce2" office:value-type="float" office:value="0.942337432800648">
            <text:p>0.942337432800648</text:p>
          </table:table-cell>
          <table:table-cell table:style-name="ce1" office:value-type="float" office:value="97.69">
            <text:p>97.69</text:p>
          </table:table-cell>
          <table:table-cell table:style-name="ce1" office:value-type="float" office:value="94.23">
            <text:p>94.23</text:p>
          </table:table-cell>
          <table:table-cell table:style-name="ce1" office:value-type="float" office:value="95.93">
            <text:p>95.93</text:p>
          </table:table-cell>
          <table:table-cell table:style-name="ce1" office:value-type="float" office:value="93.2">
            <text:p>93.2</text:p>
          </table:table-cell>
          <table:table-cell table:style-name="ce1" office:value-type="float" office:value="94.12">
            <text:p>94.12</text:p>
          </table:table-cell>
          <table:table-cell table:style-name="ce1" office:value-type="float" office:value="92.63">
            <text:p>92.63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735930735930736">
            <text:p>0.735930735930736</text:p>
          </table:table-cell>
          <table:table-cell table:style-name="ce1" office:value-type="float" office:value="53.46">
            <text:p>53.46</text:p>
          </table:table-cell>
          <table:table-cell table:style-name="ce1" office:value-type="float" office:value="73.59">
            <text:p>73.59</text:p>
          </table:table-cell>
          <table:table-cell table:style-name="ce1" office:value-type="float" office:value="61.93">
            <text:p>61.93</text:p>
          </table:table-cell>
          <table:table-cell table:style-name="ce2" office:value-type="float" office:value="0.945504087193461">
            <text:p>0.945504087193461</text:p>
          </table:table-cell>
          <table:table-cell table:style-name="ce1" office:value-type="float" office:value="97.68">
            <text:p>97.68</text:p>
          </table:table-cell>
          <table:table-cell table:style-name="ce1" office:value-type="float" office:value="94.55">
            <text:p>94.55</text:p>
          </table:table-cell>
          <table:table-cell table:style-name="ce1" office:value-type="float" office:value="96.09">
            <text:p>96.09</text:p>
          </table:table-cell>
          <table:table-cell table:style-name="ce1" office:value-type="float" office:value="93.41">
            <text:p>93.41</text:p>
          </table:table-cell>
          <table:table-cell table:style-name="ce1" office:value-type="float" office:value="94.21">
            <text:p>94.21</text:p>
          </table:table-cell>
          <table:table-cell table:style-name="ce1" office:value-type="float" office:value="92.91">
            <text:p>92.91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735064935064935">
            <text:p>0.735064935064935</text:p>
          </table:table-cell>
          <table:table-cell table:style-name="ce1" office:value-type="float" office:value="53.23">
            <text:p>53.23</text:p>
          </table:table-cell>
          <table:table-cell table:style-name="ce1" office:value-type="float" office:value="73.51">
            <text:p>73.51</text:p>
          </table:table-cell>
          <table:table-cell table:style-name="ce1" office:value-type="float" office:value="61.75">
            <text:p>61.75</text:p>
          </table:table-cell>
          <table:table-cell table:style-name="ce2" office:value-type="float" office:value="0.945062228440975">
            <text:p>0.945062228440975</text:p>
          </table:table-cell>
          <table:table-cell table:style-name="ce1" office:value-type="float" office:value="97.67">
            <text:p>97.67</text:p>
          </table:table-cell>
          <table:table-cell table:style-name="ce1" office:value-type="float" office:value="94.51">
            <text:p>94.51</text:p>
          </table:table-cell>
          <table:table-cell table:style-name="ce1" office:value-type="float" office:value="96.06">
            <text:p>96.06</text:p>
          </table:table-cell>
          <table:table-cell table:style-name="ce1" office:value-type="float" office:value="93.37">
            <text:p>93.37</text:p>
          </table:table-cell>
          <table:table-cell table:style-name="ce1" office:value-type="float" office:value="94.19">
            <text:p>94.19</text:p>
          </table:table-cell>
          <table:table-cell table:style-name="ce1" office:value-type="float" office:value="92.86">
            <text:p>92.86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734199134199134">
            <text:p>0.734199134199134</text:p>
          </table:table-cell>
          <table:table-cell table:style-name="ce1" office:value-type="float" office:value="53.37">
            <text:p>53.37</text:p>
          </table:table-cell>
          <table:table-cell table:style-name="ce1" office:value-type="float" office:value="73.42">
            <text:p>73.42</text:p>
          </table:table-cell>
          <table:table-cell table:style-name="ce1" office:value-type="float" office:value="61.81">
            <text:p>61.81</text:p>
          </table:table-cell>
          <table:table-cell table:style-name="ce2" office:value-type="float" office:value="0.945430444068046">
            <text:p>0.945430444068046</text:p>
          </table:table-cell>
          <table:table-cell table:style-name="ce1" office:value-type="float" office:value="97.66">
            <text:p>97.66</text:p>
          </table:table-cell>
          <table:table-cell table:style-name="ce1" office:value-type="float" office:value="94.54">
            <text:p>94.54</text:p>
          </table:table-cell>
          <table:table-cell table:style-name="ce1" office:value-type="float" office:value="96.07">
            <text:p>96.07</text:p>
          </table:table-cell>
          <table:table-cell table:style-name="ce1" office:value-type="float" office:value="93.38">
            <text:p>93.38</text:p>
          </table:table-cell>
          <table:table-cell table:style-name="ce1" office:value-type="float" office:value="94.19">
            <text:p>94.19</text:p>
          </table:table-cell>
          <table:table-cell table:style-name="ce1" office:value-type="float" office:value="92.88">
            <text:p>92.88</text:p>
          </table:table-cell>
        </table:table-row>
      </table:table>
      <table:table table:name="'file:///home/runejen/Dropbox/Skole/Master/Data/Model_3.ods'#Common" table:print="false" table:style-name="ta_extref">
        <table:table-source xlink:type="simple" xlink:href="../Model_3.ods" table:table-name="Common" table:filter-name="calc8" table:mode="copy-results-only"/>
        <table:table-column table:number-columns-repeated="17"/>
        <table:table-row table:number-rows-repeated="22">
          <table:table-cell table:number-columns-repeated="17"/>
        </table:table-row>
        <table:table-row>
          <table:table-cell table:number-columns-repeated="6"/>
          <table:table-cell table:style-name="ce2" office:value-type="float" office:value="0.00111856823266219">
            <text:p>0.00111856823266219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0.11">
            <text:p>0.11</text:p>
          </table:table-cell>
          <table:table-cell table:style-name="ce1" office:value-type="float" office:value="0.22">
            <text:p>0.22</text:p>
          </table:table-cell>
          <table:table-cell table:style-name="ce2" office:value-type="float" office:value="1">
            <text:p>1</text:p>
          </table:table-cell>
          <table:table-cell table:style-name="ce1" office:value-type="float" office:value="94.02">
            <text:p>94.02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96.92">
            <text:p>96.92</text:p>
          </table:table-cell>
          <table:table-cell table:style-name="ce1" office:value-type="float" office:value="91.14">
            <text:p>91.14</text:p>
          </table:table-cell>
          <table:table-cell table:style-name="ce1" office:value-type="float" office:value="94.38">
            <text:p>94.38</text:p>
          </table:table-cell>
          <table:table-cell table:style-name="ce1" office:value-type="float" office:value="94.03">
            <text:p>94.03</text:p>
          </table:table-cell>
        </table:table-row>
      </table:table>
      <table:table table:name="'file:///home/runejen/Dropbox/Skole/Master/Data/Model_3.ods'#plain" table:print="false" table:style-name="ta_extref">
        <table:table-source xlink:type="simple" xlink:href="../Model_3.ods" table:table-name="plain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0212765957446808">
            <text:p>0.0212765957446808</text:p>
          </table:table-cell>
          <table:table-cell table:style-name="ce1" office:value-type="float" office:value="4.67">
            <text:p>4.67</text:p>
          </table:table-cell>
          <table:table-cell table:style-name="ce1" office:value-type="float" office:value="2.13">
            <text:p>2.13</text:p>
          </table:table-cell>
          <table:table-cell table:style-name="ce1" office:value-type="float" office:value="2.93">
            <text:p>2.93</text:p>
          </table:table-cell>
          <table:table-cell table:style-name="ce2" office:value-type="float" office:value="0.972388272132081">
            <text:p>0.972388272132081</text:p>
          </table:table-cell>
          <table:table-cell table:style-name="ce1" office:value-type="float" office:value="93.99">
            <text:p>93.99</text:p>
          </table:table-cell>
          <table:table-cell table:style-name="ce1" office:value-type="float" office:value="97.24">
            <text:p>97.24</text:p>
          </table:table-cell>
          <table:table-cell table:style-name="ce1" office:value-type="float" office:value="95.59">
            <text:p>95.59</text:p>
          </table:table-cell>
          <table:table-cell table:style-name="ce1" office:value-type="float" office:value="90.05">
            <text:p>90.05</text:p>
          </table:table-cell>
          <table:table-cell table:style-name="ce1" office:value-type="float" office:value="88.65">
            <text:p>88.65</text:p>
          </table:table-cell>
          <table:table-cell table:style-name="ce1" office:value-type="float" office:value="91.56">
            <text:p>91.56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0223964165733483">
            <text:p>0.00223964165733483</text:p>
          </table:table-cell>
          <table:table-cell table:style-name="ce1" office:value-type="float" office:value="0.76">
            <text:p>0.76</text:p>
          </table:table-cell>
          <table:table-cell table:style-name="ce1" office:value-type="float" office:value="0.22">
            <text:p>0.22</text:p>
          </table:table-cell>
          <table:table-cell table:style-name="ce1" office:value-type="float" office:value="0.34">
            <text:p>0.34</text:p>
          </table:table-cell>
          <table:table-cell table:style-name="ce2" office:value-type="float" office:value="0.981426131511529">
            <text:p>0.981426131511529</text:p>
          </table:table-cell>
          <table:table-cell table:style-name="ce1" office:value-type="float" office:value="93.93">
            <text:p>93.93</text:p>
          </table:table-cell>
          <table:table-cell table:style-name="ce1" office:value-type="float" office:value="98.14">
            <text:p>98.14</text:p>
          </table:table-cell>
          <table:table-cell table:style-name="ce1" office:value-type="float" office:value="95.99">
            <text:p>95.99</text:p>
          </table:table-cell>
          <table:table-cell table:style-name="ce1" office:value-type="float" office:value="90.27">
            <text:p>90.27</text:p>
          </table:table-cell>
          <table:table-cell table:style-name="ce1" office:value-type="float" office:value="88.36">
            <text:p>88.36</text:p>
          </table:table-cell>
          <table:table-cell table:style-name="ce1" office:value-type="float" office:value="92.29">
            <text:p>92.29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0223964165733483">
            <text:p>0.00223964165733483</text:p>
          </table:table-cell>
          <table:table-cell table:style-name="ce1" office:value-type="float" office:value="0.85">
            <text:p>0.85</text:p>
          </table:table-cell>
          <table:table-cell table:style-name="ce1" office:value-type="float" office:value="0.22">
            <text:p>0.22</text:p>
          </table:table-cell>
          <table:table-cell table:style-name="ce1" office:value-type="float" office:value="0.35">
            <text:p>0.35</text:p>
          </table:table-cell>
          <table:table-cell table:style-name="ce2" office:value-type="float" office:value="0.983418730429832">
            <text:p>0.983418730429832</text:p>
          </table:table-cell>
          <table:table-cell table:style-name="ce1" office:value-type="float" office:value="93.94">
            <text:p>93.94</text:p>
          </table:table-cell>
          <table:table-cell table:style-name="ce1" office:value-type="float" office:value="98.34">
            <text:p>98.34</text:p>
          </table:table-cell>
          <table:table-cell table:style-name="ce1" office:value-type="float" office:value="96.09">
            <text:p>96.09</text:p>
          </table:table-cell>
          <table:table-cell table:style-name="ce1" office:value-type="float" office:value="90.37">
            <text:p>90.37</text:p>
          </table:table-cell>
          <table:table-cell table:style-name="ce1" office:value-type="float" office:value="88.38">
            <text:p>88.38</text:p>
          </table:table-cell>
          <table:table-cell table:style-name="ce1" office:value-type="float" office:value="92.48">
            <text:p>92.48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0223964165733483">
            <text:p>0.00223964165733483</text:p>
          </table:table-cell>
          <table:table-cell table:style-name="ce1" office:value-type="float" office:value="0.84">
            <text:p>0.84</text:p>
          </table:table-cell>
          <table:table-cell table:style-name="ce1" office:value-type="float" office:value="0.22">
            <text:p>0.22</text:p>
          </table:table-cell>
          <table:table-cell table:style-name="ce1" office:value-type="float" office:value="0.35">
            <text:p>0.35</text:p>
          </table:table-cell>
          <table:table-cell table:style-name="ce2" office:value-type="float" office:value="0.983276401935668">
            <text:p>0.983276401935668</text:p>
          </table:table-cell>
          <table:table-cell table:style-name="ce1" office:value-type="float" office:value="93.94">
            <text:p>93.94</text:p>
          </table:table-cell>
          <table:table-cell table:style-name="ce1" office:value-type="float" office:value="98.33">
            <text:p>98.33</text:p>
          </table:table-cell>
          <table:table-cell table:style-name="ce1" office:value-type="float" office:value="96.08">
            <text:p>96.08</text:p>
          </table:table-cell>
          <table:table-cell table:style-name="ce1" office:value-type="float" office:value="90.36">
            <text:p>90.36</text:p>
          </table:table-cell>
          <table:table-cell table:style-name="ce1" office:value-type="float" office:value="88.38">
            <text:p>88.38</text:p>
          </table:table-cell>
          <table:table-cell table:style-name="ce1" office:value-type="float" office:value="92.47">
            <text:p>92.47</text:p>
          </table:table-cell>
        </table:table-row>
        <table:table-row table:number-rows-repeated="4">
          <table:table-cell table:number-columns-repeated="16"/>
        </table:table-row>
        <table:table-row>
          <table:table-cell table:number-columns-repeated="5"/>
          <table:table-cell table:style-name="ce2" office:value-type="float" office:value="0.00447928331466965">
            <text:p>0.00447928331466965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0.45">
            <text:p>0.45</text:p>
          </table:table-cell>
          <table:table-cell table:style-name="ce1" office:value-type="float" office:value="0.6">
            <text:p>0.6</text:p>
          </table:table-cell>
          <table:table-cell table:style-name="ce2" office:value-type="float" office:value="0.968830059777967">
            <text:p>0.968830059777967</text:p>
          </table:table-cell>
          <table:table-cell table:style-name="ce1" office:value-type="float" office:value="93.87">
            <text:p>93.87</text:p>
          </table:table-cell>
          <table:table-cell table:style-name="ce1" office:value-type="float" office:value="96.88">
            <text:p>96.88</text:p>
          </table:table-cell>
          <table:table-cell table:style-name="ce1" office:value-type="float" office:value="95.35">
            <text:p>95.35</text:p>
          </table:table-cell>
          <table:table-cell table:style-name="ce1" office:value-type="float" office:value="89.69">
            <text:p>89.69</text:p>
          </table:table-cell>
          <table:table-cell table:style-name="ce1" office:value-type="float" office:value="88.31">
            <text:p>88.31</text:p>
          </table:table-cell>
          <table:table-cell table:style-name="ce1" office:value-type="float" office:value="91.12">
            <text:p>91.12</text:p>
          </table:table-cell>
        </table:table-row>
        <table:table-row>
          <table:table-cell table:number-columns-repeated="5"/>
          <table:table-cell table:style-name="ce2" office:value-type="float" office:value="0.00447928331466965">
            <text:p>0.00447928331466965</text:p>
          </table:table-cell>
          <table:table-cell table:style-name="ce1" office:value-type="float" office:value="0.97">
            <text:p>0.97</text:p>
          </table:table-cell>
          <table:table-cell table:style-name="ce1" office:value-type="float" office:value="0.45">
            <text:p>0.45</text:p>
          </table:table-cell>
          <table:table-cell table:style-name="ce1" office:value-type="float" office:value="0.61">
            <text:p>0.61</text:p>
          </table:table-cell>
          <table:table-cell table:style-name="ce2" office:value-type="float" office:value="0.970822658696271">
            <text:p>0.970822658696271</text:p>
          </table:table-cell>
          <table:table-cell table:style-name="ce1" office:value-type="float" office:value="93.88">
            <text:p>93.88</text:p>
          </table:table-cell>
          <table:table-cell table:style-name="ce1" office:value-type="float" office:value="97.08">
            <text:p>97.08</text:p>
          </table:table-cell>
          <table:table-cell table:style-name="ce1" office:value-type="float" office:value="95.45">
            <text:p>95.45</text:p>
          </table:table-cell>
          <table:table-cell table:style-name="ce1" office:value-type="float" office:value="89.78">
            <text:p>89.78</text:p>
          </table:table-cell>
          <table:table-cell table:style-name="ce1" office:value-type="float" office:value="88.33">
            <text:p>88.33</text:p>
          </table:table-cell>
          <table:table-cell table:style-name="ce1" office:value-type="float" office:value="91.31">
            <text:p>91.31</text:p>
          </table:table-cell>
        </table:table-row>
        <table:table-row>
          <table:table-cell table:number-columns-repeated="5"/>
          <table:table-cell table:style-name="ce2" office:value-type="float" office:value="0.00335946248600224">
            <text:p>0.00335946248600224</text:p>
          </table:table-cell>
          <table:table-cell table:style-name="ce1" office:value-type="float" office:value="0.77">
            <text:p>0.77</text:p>
          </table:table-cell>
          <table:table-cell table:style-name="ce1" office:value-type="float" office:value="0.34">
            <text:p>0.34</text:p>
          </table:table-cell>
          <table:table-cell table:style-name="ce1" office:value-type="float" office:value="0.47">
            <text:p>0.47</text:p>
          </table:table-cell>
          <table:table-cell table:style-name="ce2" office:value-type="float" office:value="0.972388272132081">
            <text:p>0.972388272132081</text:p>
          </table:table-cell>
          <table:table-cell table:style-name="ce1" office:value-type="float" office:value="93.88">
            <text:p>93.88</text:p>
          </table:table-cell>
          <table:table-cell table:style-name="ce1" office:value-type="float" office:value="97.24">
            <text:p>97.24</text:p>
          </table:table-cell>
          <table:table-cell table:style-name="ce1" office:value-type="float" office:value="95.53">
            <text:p>95.53</text:p>
          </table:table-cell>
          <table:table-cell table:style-name="ce1" office:value-type="float" office:value="89.85">
            <text:p>89.85</text:p>
          </table:table-cell>
          <table:table-cell table:style-name="ce1" office:value-type="float" office:value="88.32">
            <text:p>88.32</text:p>
          </table:table-cell>
          <table:table-cell table:style-name="ce1" office:value-type="float" office:value="91.45">
            <text:p>91.45</text:p>
          </table:table-cell>
        </table:table-row>
        <table:table-row>
          <table:table-cell table:number-columns-repeated="5"/>
          <table:table-cell table:style-name="ce2" office:value-type="float" office:value="0.00335946248600224">
            <text:p>0.00335946248600224</text:p>
          </table:table-cell>
          <table:table-cell table:style-name="ce1" office:value-type="float" office:value="0.81">
            <text:p>0.81</text:p>
          </table:table-cell>
          <table:table-cell table:style-name="ce1" office:value-type="float" office:value="0.34">
            <text:p>0.34</text:p>
          </table:table-cell>
          <table:table-cell table:style-name="ce1" office:value-type="float" office:value="0.48">
            <text:p>0.48</text:p>
          </table:table-cell>
          <table:table-cell table:style-name="ce2" office:value-type="float" office:value="0.973882721320808">
            <text:p>0.973882721320808</text:p>
          </table:table-cell>
          <table:table-cell table:style-name="ce1" office:value-type="float" office:value="93.89">
            <text:p>93.89</text:p>
          </table:table-cell>
          <table:table-cell table:style-name="ce1" office:value-type="float" office:value="97.39">
            <text:p>97.39</text:p>
          </table:table-cell>
          <table:table-cell table:style-name="ce1" office:value-type="float" office:value="95.61">
            <text:p>95.61</text:p>
          </table:table-cell>
          <table:table-cell table:style-name="ce1" office:value-type="float" office:value="89.93">
            <text:p>89.93</text:p>
          </table:table-cell>
          <table:table-cell table:style-name="ce1" office:value-type="float" office:value="88.33">
            <text:p>88.33</text:p>
          </table:table-cell>
          <table:table-cell table:style-name="ce1" office:value-type="float" office:value="91.59">
            <text:p>91.59</text:p>
          </table:table-cell>
        </table:table-row>
        <table:table-row>
          <table:table-cell table:number-columns-repeated="5"/>
          <table:table-cell table:style-name="ce2" office:value-type="float" office:value="0.00335946248600224">
            <text:p>0.00335946248600224</text:p>
          </table:table-cell>
          <table:table-cell table:style-name="ce1" office:value-type="float" office:value="0.86">
            <text:p>0.86</text:p>
          </table:table-cell>
          <table:table-cell table:style-name="ce1" office:value-type="float" office:value="0.34">
            <text:p>0.34</text:p>
          </table:table-cell>
          <table:table-cell table:style-name="ce1" office:value-type="float" office:value="0.49">
            <text:p>0.49</text:p>
          </table:table-cell>
          <table:table-cell table:style-name="ce2" office:value-type="float" office:value="0.975377170509536">
            <text:p>0.975377170509536</text:p>
          </table:table-cell>
          <table:table-cell table:style-name="ce1" office:value-type="float" office:value="93.9">
            <text:p>93.9</text:p>
          </table:table-cell>
          <table:table-cell table:style-name="ce1" office:value-type="float" office:value="97.54">
            <text:p>97.54</text:p>
          </table:table-cell>
          <table:table-cell table:style-name="ce1" office:value-type="float" office:value="95.69">
            <text:p>95.69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88.34">
            <text:p>88.34</text:p>
          </table:table-cell>
          <table:table-cell table:style-name="ce1" office:value-type="float" office:value="91.73">
            <text:p>91.73</text:p>
          </table:table-cell>
        </table:table-row>
        <table:table-row>
          <table:table-cell table:number-columns-repeated="5"/>
          <table:table-cell table:style-name="ce2" office:value-type="float" office:value="0.00335946248600224">
            <text:p>0.00335946248600224</text:p>
          </table:table-cell>
          <table:table-cell table:style-name="ce1" office:value-type="float" office:value="0.91">
            <text:p>0.91</text:p>
          </table:table-cell>
          <table:table-cell table:style-name="ce1" office:value-type="float" office:value="0.34">
            <text:p>0.34</text:p>
          </table:table-cell>
          <table:table-cell table:style-name="ce1" office:value-type="float" office:value="0.5">
            <text:p>0.5</text:p>
          </table:table-cell>
          <table:table-cell table:style-name="ce2" office:value-type="float" office:value="0.976800455451181">
            <text:p>0.976800455451181</text:p>
          </table:table-cell>
          <table:table-cell table:style-name="ce1" office:value-type="float" office:value="93.91">
            <text:p>93.91</text:p>
          </table:table-cell>
          <table:table-cell table:style-name="ce1" office:value-type="float" office:value="97.68">
            <text:p>97.68</text:p>
          </table:table-cell>
          <table:table-cell table:style-name="ce1" office:value-type="float" office:value="95.76">
            <text:p>95.76</text:p>
          </table:table-cell>
          <table:table-cell table:style-name="ce1" office:value-type="float" office:value="90.07">
            <text:p>90.07</text:p>
          </table:table-cell>
          <table:table-cell table:style-name="ce1" office:value-type="float" office:value="88.35">
            <text:p>88.35</text:p>
          </table:table-cell>
          <table:table-cell table:style-name="ce1" office:value-type="float" office:value="91.86">
            <text:p>91.86</text:p>
          </table:table-cell>
        </table:table-row>
        <table:table-row>
          <table:table-cell table:number-columns-repeated="5"/>
          <table:table-cell table:style-name="ce2" office:value-type="float" office:value="0.00223964165733483">
            <text:p>0.00223964165733483</text:p>
          </table:table-cell>
          <table:table-cell table:style-name="ce1" office:value-type="float" office:value="0.66">
            <text:p>0.66</text:p>
          </table:table-cell>
          <table:table-cell table:style-name="ce1" office:value-type="float" office:value="0.22">
            <text:p>0.22</text:p>
          </table:table-cell>
          <table:table-cell table:style-name="ce1" office:value-type="float" office:value="0.33">
            <text:p>0.33</text:p>
          </table:table-cell>
          <table:table-cell table:style-name="ce2" office:value-type="float" office:value="0.978579561628238">
            <text:p>0.978579561628238</text:p>
          </table:table-cell>
          <table:table-cell table:style-name="ce1" office:value-type="float" office:value="93.91">
            <text:p>93.91</text:p>
          </table:table-cell>
          <table:table-cell table:style-name="ce1" office:value-type="float" office:value="97.86">
            <text:p>97.86</text:p>
          </table:table-cell>
          <table:table-cell table:style-name="ce1" office:value-type="float" office:value="95.84">
            <text:p>95.84</text:p>
          </table:table-cell>
          <table:table-cell table:style-name="ce1" office:value-type="float" office:value="90.13">
            <text:p>90.13</text:p>
          </table:table-cell>
          <table:table-cell table:style-name="ce1" office:value-type="float" office:value="88.34">
            <text:p>88.34</text:p>
          </table:table-cell>
          <table:table-cell table:style-name="ce1" office:value-type="float" office:value="92.03">
            <text:p>92.03</text:p>
          </table:table-cell>
        </table:table-row>
        <table:table-row>
          <table:table-cell table:number-columns-repeated="5"/>
          <table:table-cell table:style-name="ce2" office:value-type="float" office:value="0.00223964165733483">
            <text:p>0.00223964165733483</text:p>
          </table:table-cell>
          <table:table-cell table:style-name="ce1" office:value-type="float" office:value="0.73">
            <text:p>0.73</text:p>
          </table:table-cell>
          <table:table-cell table:style-name="ce1" office:value-type="float" office:value="0.22">
            <text:p>0.22</text:p>
          </table:table-cell>
          <table:table-cell table:style-name="ce1" office:value-type="float" office:value="0.34">
            <text:p>0.34</text:p>
          </table:table-cell>
          <table:table-cell table:style-name="ce2" office:value-type="float" office:value="0.980714489040706">
            <text:p>0.980714489040706</text:p>
          </table:table-cell>
          <table:table-cell table:style-name="ce1" office:value-type="float" office:value="93.93">
            <text:p>93.93</text:p>
          </table:table-cell>
          <table:table-cell table:style-name="ce1" office:value-type="float" office:value="98.07">
            <text:p>98.07</text:p>
          </table:table-cell>
          <table:table-cell table:style-name="ce1" office:value-type="float" office:value="95.96">
            <text:p>95.96</text:p>
          </table:table-cell>
          <table:table-cell table:style-name="ce1" office:value-type="float" office:value="90.25">
            <text:p>90.25</text:p>
          </table:table-cell>
          <table:table-cell table:style-name="ce1" office:value-type="float" office:value="88.36">
            <text:p>88.36</text:p>
          </table:table-cell>
          <table:table-cell table:style-name="ce1" office:value-type="float" office:value="92.22">
            <text:p>92.22</text:p>
          </table:table-cell>
        </table:table-row>
        <table:table-row>
          <table:table-cell table:number-columns-repeated="5"/>
          <table:table-cell table:style-name="ce2" office:value-type="float" office:value="0.00223964165733483">
            <text:p>0.00223964165733483</text:p>
          </table:table-cell>
          <table:table-cell table:style-name="ce1" office:value-type="float" office:value="0.84">
            <text:p>0.84</text:p>
          </table:table-cell>
          <table:table-cell table:style-name="ce1" office:value-type="float" office:value="0.22">
            <text:p>0.22</text:p>
          </table:table-cell>
          <table:table-cell table:style-name="ce1" office:value-type="float" office:value="0.35">
            <text:p>0.35</text:p>
          </table:table-cell>
          <table:table-cell table:style-name="ce2" office:value-type="float" office:value="0.983205237688585">
            <text:p>0.983205237688585</text:p>
          </table:table-cell>
          <table:table-cell table:style-name="ce1" office:value-type="float" office:value="93.94">
            <text:p>93.94</text:p>
          </table:table-cell>
          <table:table-cell table:style-name="ce1" office:value-type="float" office:value="98.32">
            <text:p>98.32</text:p>
          </table:table-cell>
          <table:table-cell table:style-name="ce1" office:value-type="float" office:value="96.08">
            <text:p>96.08</text:p>
          </table:table-cell>
          <table:table-cell table:style-name="ce1" office:value-type="float" office:value="90.36">
            <text:p>90.36</text:p>
          </table:table-cell>
          <table:table-cell table:style-name="ce1" office:value-type="float" office:value="88.38">
            <text:p>88.38</text:p>
          </table:table-cell>
          <table:table-cell table:style-name="ce1" office:value-type="float" office:value="92.46">
            <text:p>92.46</text:p>
          </table:table-cell>
        </table:table-row>
      </table:table>
      <table:table table:name="'file:///home/runejen/Dropbox/Skole/Master/Data/Model_3.ods'#plain_ln" table:print="false" table:style-name="ta_extref">
        <table:table-source xlink:type="simple" xlink:href="../Model_3.ods" table:table-name="plain_ln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00111982082866741">
            <text:p>0.00111982082866741</text:p>
          </table:table-cell>
          <table:table-cell table:style-name="ce1" office:value-type="float" office:value="0.35">
            <text:p>0.35</text:p>
          </table:table-cell>
          <table:table-cell table:style-name="ce1" office:value-type="float" office:value="0.11">
            <text:p>0.11</text:p>
          </table:table-cell>
          <table:table-cell table:style-name="ce1" office:value-type="float" office:value="0.17">
            <text:p>0.17</text:p>
          </table:table-cell>
          <table:table-cell table:style-name="ce2" office:value-type="float" office:value="0.980002846569883">
            <text:p>0.980002846569883</text:p>
          </table:table-cell>
          <table:table-cell table:style-name="ce1" office:value-type="float" office:value="93.92">
            <text:p>93.92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95.92">
            <text:p>95.92</text:p>
          </table:table-cell>
          <table:table-cell table:style-name="ce1" office:value-type="float" office:value="90.2">
            <text:p>90.2</text:p>
          </table:table-cell>
          <table:table-cell table:style-name="ce1" office:value-type="float" office:value="88.33">
            <text:p>88.33</text:p>
          </table:table-cell>
          <table:table-cell table:style-name="ce1" office:value-type="float" office:value="92.15">
            <text:p>92.15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0223964165733483">
            <text:p>0.00223964165733483</text:p>
          </table:table-cell>
          <table:table-cell table:style-name="ce1" office:value-type="float" office:value="0.98">
            <text:p>0.98</text:p>
          </table:table-cell>
          <table:table-cell table:style-name="ce1" office:value-type="float" office:value="0.22">
            <text:p>0.22</text:p>
          </table:table-cell>
          <table:table-cell table:style-name="ce1" office:value-type="float" office:value="0.36">
            <text:p>0.36</text:p>
          </table:table-cell>
          <table:table-cell table:style-name="ce2" office:value-type="float" office:value="0.9855536578423">
            <text:p>0.9855536578423</text:p>
          </table:table-cell>
          <table:table-cell table:style-name="ce1" office:value-type="float" office:value="93.96">
            <text:p>93.96</text:p>
          </table:table-cell>
          <table:table-cell table:style-name="ce1" office:value-type="float" office:value="98.56">
            <text:p>98.56</text:p>
          </table:table-cell>
          <table:table-cell table:style-name="ce1" office:value-type="float" office:value="96.21">
            <text:p>96.21</text:p>
          </table:table-cell>
          <table:table-cell table:style-name="ce1" office:value-type="float" office:value="90.48">
            <text:p>90.48</text:p>
          </table:table-cell>
          <table:table-cell table:style-name="ce1" office:value-type="float" office:value="88.4">
            <text:p>88.4</text:p>
          </table:table-cell>
          <table:table-cell table:style-name="ce1" office:value-type="float" office:value="92.68">
            <text:p>92.68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0223964165733483">
            <text:p>0.00223964165733483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0.22">
            <text:p>0.22</text:p>
          </table:table-cell>
          <table:table-cell table:style-name="ce1" office:value-type="float" office:value="0.37">
            <text:p>0.37</text:p>
          </table:table-cell>
          <table:table-cell table:style-name="ce2" office:value-type="float" office:value="0.987190435525192">
            <text:p>0.987190435525192</text:p>
          </table:table-cell>
          <table:table-cell table:style-name="ce1" office:value-type="float" office:value="93.96">
            <text:p>93.96</text:p>
          </table:table-cell>
          <table:table-cell table:style-name="ce1" office:value-type="float" office:value="98.72">
            <text:p>98.72</text:p>
          </table:table-cell>
          <table:table-cell table:style-name="ce1" office:value-type="float" office:value="96.28">
            <text:p>96.28</text:p>
          </table:table-cell>
          <table:table-cell table:style-name="ce1" office:value-type="float" office:value="90.55">
            <text:p>90.55</text:p>
          </table:table-cell>
          <table:table-cell table:style-name="ce1" office:value-type="float" office:value="88.41">
            <text:p>88.41</text:p>
          </table:table-cell>
          <table:table-cell table:style-name="ce1" office:value-type="float" office:value="92.83">
            <text:p>92.83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0223964165733483">
            <text:p>0.00223964165733483</text:p>
          </table:table-cell>
          <table:table-cell table:style-name="ce1" office:value-type="float" office:value="1.08">
            <text:p>1.08</text:p>
          </table:table-cell>
          <table:table-cell table:style-name="ce1" office:value-type="float" office:value="0.22">
            <text:p>0.22</text:p>
          </table:table-cell>
          <table:table-cell table:style-name="ce1" office:value-type="float" office:value="0.37">
            <text:p>0.37</text:p>
          </table:table-cell>
          <table:table-cell table:style-name="ce2" office:value-type="float" office:value="0.986976942783945">
            <text:p>0.986976942783945</text:p>
          </table:table-cell>
          <table:table-cell table:style-name="ce1" office:value-type="float" office:value="93.96">
            <text:p>93.96</text:p>
          </table:table-cell>
          <table:table-cell table:style-name="ce1" office:value-type="float" office:value="98.7">
            <text:p>98.7</text:p>
          </table:table-cell>
          <table:table-cell table:style-name="ce1" office:value-type="float" office:value="96.27">
            <text:p>96.27</text:p>
          </table:table-cell>
          <table:table-cell table:style-name="ce1" office:value-type="float" office:value="90.54">
            <text:p>90.54</text:p>
          </table:table-cell>
          <table:table-cell table:style-name="ce1" office:value-type="float" office:value="88.41">
            <text:p>88.41</text:p>
          </table:table-cell>
          <table:table-cell table:style-name="ce1" office:value-type="float" office:value="92.82">
            <text:p>92.82</text:p>
          </table:table-cell>
        </table:table-row>
        <table:table-row table:number-rows-repeated="4">
          <table:table-cell table:number-columns-repeated="16"/>
        </table:table-row>
        <table:table-row>
          <table:table-cell table:number-columns-repeated="5"/>
          <table:table-cell table:style-name="ce2" office:value-type="float" office:value="0.00783874580067189">
            <text:p>0.00783874580067189</text:p>
          </table:table-cell>
          <table:table-cell table:style-name="ce1" office:value-type="float" office:value="2.36">
            <text:p>2.36</text:p>
          </table:table-cell>
          <table:table-cell table:style-name="ce1" office:value-type="float" office:value="0.78">
            <text:p>0.78</text:p>
          </table:table-cell>
          <table:table-cell table:style-name="ce1" office:value-type="float" office:value="1.17">
            <text:p>1.17</text:p>
          </table:table-cell>
          <table:table-cell table:style-name="ce2" office:value-type="float" office:value="0.979433532593225">
            <text:p>0.979433532593225</text:p>
          </table:table-cell>
          <table:table-cell table:style-name="ce1" office:value-type="float" office:value="93.95">
            <text:p>93.95</text:p>
          </table:table-cell>
          <table:table-cell table:style-name="ce1" office:value-type="float" office:value="97.94">
            <text:p>97.94</text:p>
          </table:table-cell>
          <table:table-cell table:style-name="ce1" office:value-type="float" office:value="95.9">
            <text:p>95.9</text:p>
          </table:table-cell>
          <table:table-cell table:style-name="ce1" office:value-type="float" office:value="90.24">
            <text:p>90.24</text:p>
          </table:table-cell>
          <table:table-cell table:style-name="ce1" office:value-type="float" office:value="88.48">
            <text:p>88.48</text:p>
          </table:table-cell>
          <table:table-cell table:style-name="ce1" office:value-type="float" office:value="92.13">
            <text:p>92.13</text:p>
          </table:table-cell>
        </table:table-row>
        <table:table-row>
          <table:table-cell table:number-columns-repeated="5"/>
          <table:table-cell table:style-name="ce2" office:value-type="float" office:value="0.00783874580067189">
            <text:p>0.00783874580067189</text:p>
          </table:table-cell>
          <table:table-cell table:style-name="ce1" office:value-type="float" office:value="2.55">
            <text:p>2.55</text:p>
          </table:table-cell>
          <table:table-cell table:style-name="ce1" office:value-type="float" office:value="0.78">
            <text:p>0.78</text:p>
          </table:table-cell>
          <table:table-cell table:style-name="ce1" office:value-type="float" office:value="1.19">
            <text:p>1.19</text:p>
          </table:table-cell>
          <table:table-cell table:style-name="ce2" office:value-type="float" office:value="0.980999146029035">
            <text:p>0.980999146029035</text:p>
          </table:table-cell>
          <table:table-cell table:style-name="ce1" office:value-type="float" office:value="93.96">
            <text:p>93.96</text:p>
          </table:table-cell>
          <table:table-cell table:style-name="ce1" office:value-type="float" office:value="98.1">
            <text:p>98.1</text:p>
          </table:table-cell>
          <table:table-cell table:style-name="ce1" office:value-type="float" office:value="95.99">
            <text:p>95.99</text:p>
          </table:table-cell>
          <table:table-cell table:style-name="ce1" office:value-type="float" office:value="90.33">
            <text:p>90.33</text:p>
          </table:table-cell>
          <table:table-cell table:style-name="ce1" office:value-type="float" office:value="88.5">
            <text:p>88.5</text:p>
          </table:table-cell>
          <table:table-cell table:style-name="ce1" office:value-type="float" office:value="92.28">
            <text:p>92.28</text:p>
          </table:table-cell>
        </table:table-row>
        <table:table-row>
          <table:table-cell table:number-columns-repeated="5"/>
          <table:table-cell table:style-name="ce2" office:value-type="float" office:value="0.00671892497200448">
            <text:p>0.00671892497200448</text:p>
          </table:table-cell>
          <table:table-cell table:style-name="ce1" office:value-type="float" office:value="2.31">
            <text:p>2.31</text:p>
          </table:table-cell>
          <table:table-cell table:style-name="ce1" office:value-type="float" office:value="0.67">
            <text:p>0.67</text:p>
          </table:table-cell>
          <table:table-cell table:style-name="ce1" office:value-type="float" office:value="1.04">
            <text:p>1.04</text:p>
          </table:table-cell>
          <table:table-cell table:style-name="ce2" office:value-type="float" office:value="0.981924281241104">
            <text:p>0.981924281241104</text:p>
          </table:table-cell>
          <table:table-cell table:style-name="ce1" office:value-type="float" office:value="93.96">
            <text:p>93.96</text:p>
          </table:table-cell>
          <table:table-cell table:style-name="ce1" office:value-type="float" office:value="98.19">
            <text:p>98.19</text:p>
          </table:table-cell>
          <table:table-cell table:style-name="ce1" office:value-type="float" office:value="96.03">
            <text:p>96.03</text:p>
          </table:table-cell>
          <table:table-cell table:style-name="ce1" office:value-type="float" office:value="90.35">
            <text:p>90.35</text:p>
          </table:table-cell>
          <table:table-cell table:style-name="ce1" office:value-type="float" office:value="88.48">
            <text:p>88.48</text:p>
          </table:table-cell>
          <table:table-cell table:style-name="ce1" office:value-type="float" office:value="92.36">
            <text:p>92.36</text:p>
          </table:table-cell>
        </table:table-row>
        <table:table-row>
          <table:table-cell table:number-columns-repeated="5"/>
          <table:table-cell table:style-name="ce2" office:value-type="float" office:value="0.00671892497200448">
            <text:p>0.00671892497200448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0.67">
            <text:p>0.67</text:p>
          </table:table-cell>
          <table:table-cell table:style-name="ce1" office:value-type="float" office:value="1.05">
            <text:p>1.05</text:p>
          </table:table-cell>
          <table:table-cell table:style-name="ce2" office:value-type="float" office:value="0.982635923711927">
            <text:p>0.982635923711927</text:p>
          </table:table-cell>
          <table:table-cell table:style-name="ce1" office:value-type="float" office:value="93.96">
            <text:p>93.96</text:p>
          </table:table-cell>
          <table:table-cell table:style-name="ce1" office:value-type="float" office:value="98.26">
            <text:p>98.26</text:p>
          </table:table-cell>
          <table:table-cell table:style-name="ce1" office:value-type="float" office:value="96.06">
            <text:p>96.06</text:p>
          </table:table-cell>
          <table:table-cell table:style-name="ce1" office:value-type="float" office:value="90.38">
            <text:p>90.38</text:p>
          </table:table-cell>
          <table:table-cell table:style-name="ce1" office:value-type="float" office:value="88.49">
            <text:p>88.49</text:p>
          </table:table-cell>
          <table:table-cell table:style-name="ce1" office:value-type="float" office:value="92.43">
            <text:p>92.43</text:p>
          </table:table-cell>
        </table:table-row>
        <table:table-row>
          <table:table-cell table:number-columns-repeated="5"/>
          <table:table-cell table:style-name="ce2" office:value-type="float" office:value="0.00671892497200448">
            <text:p>0.00671892497200448</text:p>
          </table:table-cell>
          <table:table-cell table:style-name="ce1" office:value-type="float" office:value="2.46">
            <text:p>2.46</text:p>
          </table:table-cell>
          <table:table-cell table:style-name="ce1" office:value-type="float" office:value="0.67">
            <text:p>0.67</text:p>
          </table:table-cell>
          <table:table-cell table:style-name="ce1" office:value-type="float" office:value="1.05">
            <text:p>1.05</text:p>
          </table:table-cell>
          <table:table-cell table:style-name="ce2" office:value-type="float" office:value="0.983062909194421">
            <text:p>0.983062909194421</text:p>
          </table:table-cell>
          <table:table-cell table:style-name="ce1" office:value-type="float" office:value="93.97">
            <text:p>93.97</text:p>
          </table:table-cell>
          <table:table-cell table:style-name="ce1" office:value-type="float" office:value="98.31">
            <text:p>98.31</text:p>
          </table:table-cell>
          <table:table-cell table:style-name="ce1" office:value-type="float" office:value="96.09">
            <text:p>96.09</text:p>
          </table:table-cell>
          <table:table-cell table:style-name="ce1" office:value-type="float" office:value="90.41">
            <text:p>90.41</text:p>
          </table:table-cell>
          <table:table-cell table:style-name="ce1" office:value-type="float" office:value="88.5">
            <text:p>88.5</text:p>
          </table:table-cell>
          <table:table-cell table:style-name="ce1" office:value-type="float" office:value="92.48">
            <text:p>92.48</text:p>
          </table:table-cell>
        </table:table-row>
        <table:table-row>
          <table:table-cell table:number-columns-repeated="5"/>
          <table:table-cell table:style-name="ce2" office:value-type="float" office:value="0.00559910414333707">
            <text:p>0.00559910414333707</text:p>
          </table:table-cell>
          <table:table-cell table:style-name="ce1" office:value-type="float" office:value="2.16">
            <text:p>2.16</text:p>
          </table:table-cell>
          <table:table-cell table:style-name="ce1" office:value-type="float" office:value="0.56">
            <text:p>0.56</text:p>
          </table:table-cell>
          <table:table-cell table:style-name="ce1" office:value-type="float" office:value="0.89">
            <text:p>0.89</text:p>
          </table:table-cell>
          <table:table-cell table:style-name="ce2" office:value-type="float" office:value="0.983916880159408">
            <text:p>0.983916880159408</text:p>
          </table:table-cell>
          <table:table-cell table:style-name="ce1" office:value-type="float" office:value="93.96">
            <text:p>93.96</text:p>
          </table:table-cell>
          <table:table-cell table:style-name="ce1" office:value-type="float" office:value="98.39">
            <text:p>98.39</text:p>
          </table:table-cell>
          <table:table-cell table:style-name="ce1" office:value-type="float" office:value="96.12">
            <text:p>96.12</text:p>
          </table:table-cell>
          <table:table-cell table:style-name="ce1" office:value-type="float" office:value="90.43">
            <text:p>90.43</text:p>
          </table:table-cell>
          <table:table-cell table:style-name="ce1" office:value-type="float" office:value="88.47">
            <text:p>88.47</text:p>
          </table:table-cell>
          <table:table-cell table:style-name="ce1" office:value-type="float" office:value="92.54">
            <text:p>92.54</text:p>
          </table:table-cell>
        </table:table-row>
        <table:table-row>
          <table:table-cell table:number-columns-repeated="5"/>
          <table:table-cell table:style-name="ce2" office:value-type="float" office:value="0.00559910414333707">
            <text:p>0.00559910414333707</text:p>
          </table:table-cell>
          <table:table-cell table:style-name="ce1" office:value-type="float" office:value="2.26">
            <text:p>2.26</text:p>
          </table:table-cell>
          <table:table-cell table:style-name="ce1" office:value-type="float" office:value="0.56">
            <text:p>0.56</text:p>
          </table:table-cell>
          <table:table-cell table:style-name="ce1" office:value-type="float" office:value="0.9">
            <text:p>0.9</text:p>
          </table:table-cell>
          <table:table-cell table:style-name="ce2" office:value-type="float" office:value="0.984628522630231">
            <text:p>0.984628522630231</text:p>
          </table:table-cell>
          <table:table-cell table:style-name="ce1" office:value-type="float" office:value="93.97">
            <text:p>93.97</text:p>
          </table:table-cell>
          <table:table-cell table:style-name="ce1" office:value-type="float" office:value="98.46">
            <text:p>98.46</text:p>
          </table:table-cell>
          <table:table-cell table:style-name="ce1" office:value-type="float" office:value="96.16">
            <text:p>96.16</text:p>
          </table:table-cell>
          <table:table-cell table:style-name="ce1" office:value-type="float" office:value="90.47">
            <text:p>90.47</text:p>
          </table:table-cell>
          <table:table-cell table:style-name="ce1" office:value-type="float" office:value="88.49">
            <text:p>88.49</text:p>
          </table:table-cell>
          <table:table-cell table:style-name="ce1" office:value-type="float" office:value="92.61">
            <text:p>92.61</text:p>
          </table:table-cell>
        </table:table-row>
        <table:table-row>
          <table:table-cell table:number-columns-repeated="5"/>
          <table:table-cell table:style-name="ce2" office:value-type="float" office:value="0.00559910414333707">
            <text:p>0.00559910414333707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0.56">
            <text:p>0.56</text:p>
          </table:table-cell>
          <table:table-cell table:style-name="ce1" office:value-type="float" office:value="0.91">
            <text:p>0.91</text:p>
          </table:table-cell>
          <table:table-cell table:style-name="ce2" office:value-type="float" office:value="0.9855536578423">
            <text:p>0.9855536578423</text:p>
          </table:table-cell>
          <table:table-cell table:style-name="ce1" office:value-type="float" office:value="93.97">
            <text:p>93.97</text:p>
          </table:table-cell>
          <table:table-cell table:style-name="ce1" office:value-type="float" office:value="98.56">
            <text:p>98.56</text:p>
          </table:table-cell>
          <table:table-cell table:style-name="ce1" office:value-type="float" office:value="96.21">
            <text:p>96.21</text:p>
          </table:table-cell>
          <table:table-cell table:style-name="ce1" office:value-type="float" office:value="90.52">
            <text:p>90.52</text:p>
          </table:table-cell>
          <table:table-cell table:style-name="ce1" office:value-type="float" office:value="88.5">
            <text:p>88.5</text:p>
          </table:table-cell>
          <table:table-cell table:style-name="ce1" office:value-type="float" office:value="92.7">
            <text:p>92.7</text:p>
          </table:table-cell>
        </table:table-row>
        <table:table-row>
          <table:table-cell table:number-columns-repeated="5"/>
          <table:table-cell table:style-name="ce2" office:value-type="float" office:value="0.00111982082866741">
            <text:p>0.00111982082866741</text:p>
          </table:table-cell>
          <table:table-cell table:style-name="ce1" office:value-type="float" office:value="0.54">
            <text:p>0.54</text:p>
          </table:table-cell>
          <table:table-cell table:style-name="ce1" office:value-type="float" office:value="0.11">
            <text:p>0.11</text:p>
          </table:table-cell>
          <table:table-cell table:style-name="ce1" office:value-type="float" office:value="0.18">
            <text:p>0.18</text:p>
          </table:table-cell>
          <table:table-cell table:style-name="ce2" office:value-type="float" office:value="0.986905778536863">
            <text:p>0.986905778536863</text:p>
          </table:table-cell>
          <table:table-cell table:style-name="ce1" office:value-type="float" office:value="93.96">
            <text:p>93.96</text:p>
          </table:table-cell>
          <table:table-cell table:style-name="ce1" office:value-type="float" office:value="98.69">
            <text:p>98.69</text:p>
          </table:table-cell>
          <table:table-cell table:style-name="ce1" office:value-type="float" office:value="96.27">
            <text:p>96.27</text:p>
          </table:table-cell>
          <table:table-cell table:style-name="ce1" office:value-type="float" office:value="90.53">
            <text:p>90.53</text:p>
          </table:table-cell>
          <table:table-cell table:style-name="ce1" office:value-type="float" office:value="88.38">
            <text:p>88.38</text:p>
          </table:table-cell>
          <table:table-cell table:style-name="ce1" office:value-type="float" office:value="92.8">
            <text:p>92.8</text:p>
          </table:table-cell>
        </table:table-row>
      </table:table>
      <table:table table:name="'file:///home/runejen/Dropbox/Skole/Master/Data/Model_3.ods'#plain_nn" table:print="false" table:style-name="ta_extref">
        <table:table-source xlink:type="simple" xlink:href="../Model_3.ods" table:table-name="plain_nn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00111982082866741">
            <text:p>0.00111982082866741</text:p>
          </table:table-cell>
          <table:table-cell table:style-name="ce1" office:value-type="float" office:value="0.47">
            <text:p>0.47</text:p>
          </table:table-cell>
          <table:table-cell table:style-name="ce1" office:value-type="float" office:value="0.11">
            <text:p>0.11</text:p>
          </table:table-cell>
          <table:table-cell table:style-name="ce1" office:value-type="float" office:value="0.18">
            <text:p>0.18</text:p>
          </table:table-cell>
          <table:table-cell table:style-name="ce2" office:value-type="float" office:value="0.98491317961856">
            <text:p>0.98491317961856</text:p>
          </table:table-cell>
          <table:table-cell table:style-name="ce1" office:value-type="float" office:value="93.95">
            <text:p>93.95</text:p>
          </table:table-cell>
          <table:table-cell table:style-name="ce1" office:value-type="float" office:value="98.49">
            <text:p>98.49</text:p>
          </table:table-cell>
          <table:table-cell table:style-name="ce1" office:value-type="float" office:value="96.17">
            <text:p>96.17</text:p>
          </table:table-cell>
          <table:table-cell table:style-name="ce1" office:value-type="float" office:value="90.43">
            <text:p>90.43</text:p>
          </table:table-cell>
          <table:table-cell table:style-name="ce1" office:value-type="float" office:value="88.36">
            <text:p>88.36</text:p>
          </table:table-cell>
          <table:table-cell table:style-name="ce1" office:value-type="float" office:value="92.61">
            <text:p>92.61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0111982082866741">
            <text:p>0.00111982082866741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0.11">
            <text:p>0.11</text:p>
          </table:table-cell>
          <table:table-cell table:style-name="ce1" office:value-type="float" office:value="0.2">
            <text:p>0.2</text:p>
          </table:table-cell>
          <table:table-cell table:style-name="ce2" office:value-type="float" office:value="0.994164531739254">
            <text:p>0.994164531739254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99.42">
            <text:p>99.42</text:p>
          </table:table-cell>
          <table:table-cell table:style-name="ce1" office:value-type="float" office:value="96.63">
            <text:p>96.63</text:p>
          </table:table-cell>
          <table:table-cell table:style-name="ce1" office:value-type="float" office:value="90.87">
            <text:p>90.87</text:p>
          </table:table-cell>
          <table:table-cell table:style-name="ce1" office:value-type="float" office:value="88.45">
            <text:p>88.45</text:p>
          </table:table-cell>
          <table:table-cell table:style-name="ce1" office:value-type="float" office:value="93.49">
            <text:p>93.49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0111982082866741">
            <text:p>0.00111982082866741</text:p>
          </table:table-cell>
          <table:table-cell table:style-name="ce1" office:value-type="float" office:value="1.27">
            <text:p>1.27</text:p>
          </table:table-cell>
          <table:table-cell table:style-name="ce1" office:value-type="float" office:value="0.11">
            <text:p>0.11</text:p>
          </table:table-cell>
          <table:table-cell table:style-name="ce1" office:value-type="float" office:value="0.2">
            <text:p>0.2</text:p>
          </table:table-cell>
          <table:table-cell table:style-name="ce2" office:value-type="float" office:value="0.994449188727583">
            <text:p>0.994449188727583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99.44">
            <text:p>99.44</text:p>
          </table:table-cell>
          <table:table-cell table:style-name="ce1" office:value-type="float" office:value="96.64">
            <text:p>96.64</text:p>
          </table:table-cell>
          <table:table-cell table:style-name="ce1" office:value-type="float" office:value="90.88">
            <text:p>90.88</text:p>
          </table:table-cell>
          <table:table-cell table:style-name="ce1" office:value-type="float" office:value="88.46">
            <text:p>88.46</text:p>
          </table:table-cell>
          <table:table-cell table:style-name="ce1" office:value-type="float" office:value="93.5">
            <text:p>93.5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0111982082866741">
            <text:p>0.00111982082866741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0.11">
            <text:p>0.11</text:p>
          </table:table-cell>
          <table:table-cell table:style-name="ce1" office:value-type="float" office:value="0.2">
            <text:p>0.2</text:p>
          </table:table-cell>
          <table:table-cell table:style-name="ce2" office:value-type="float" office:value="0.994591517221748">
            <text:p>0.994591517221748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99.46">
            <text:p>99.46</text:p>
          </table:table-cell>
          <table:table-cell table:style-name="ce1" office:value-type="float" office:value="96.65">
            <text:p>96.65</text:p>
          </table:table-cell>
          <table:table-cell table:style-name="ce1" office:value-type="float" office:value="90.89">
            <text:p>90.89</text:p>
          </table:table-cell>
          <table:table-cell table:style-name="ce1" office:value-type="float" office:value="88.46">
            <text:p>88.46</text:p>
          </table:table-cell>
          <table:table-cell table:style-name="ce1" office:value-type="float" office:value="93.52">
            <text:p>93.52</text:p>
          </table:table-cell>
        </table:table-row>
        <table:table-row table:number-rows-repeated="4">
          <table:table-cell table:number-columns-repeated="16"/>
        </table:table-row>
        <table:table-row>
          <table:table-cell table:number-columns-repeated="5"/>
          <table:table-cell table:style-name="ce2" office:value-type="float" office:value="0.00671892497200448">
            <text:p>0.00671892497200448</text:p>
          </table:table-cell>
          <table:table-cell table:style-name="ce1" office:value-type="float" office:value="3.16">
            <text:p>3.16</text:p>
          </table:table-cell>
          <table:table-cell table:style-name="ce1" office:value-type="float" office:value="0.67">
            <text:p>0.67</text:p>
          </table:table-cell>
          <table:table-cell table:style-name="ce1" office:value-type="float" office:value="1.11">
            <text:p>1.11</text:p>
          </table:table-cell>
          <table:table-cell table:style-name="ce2" office:value-type="float" office:value="0.986905778536863">
            <text:p>0.986905778536863</text:p>
          </table:table-cell>
          <table:table-cell table:style-name="ce1" office:value-type="float" office:value="93.99">
            <text:p>93.99</text:p>
          </table:table-cell>
          <table:table-cell table:style-name="ce1" office:value-type="float" office:value="98.69">
            <text:p>98.69</text:p>
          </table:table-cell>
          <table:table-cell table:style-name="ce1" office:value-type="float" office:value="96.28">
            <text:p>96.28</text:p>
          </table:table-cell>
          <table:table-cell table:style-name="ce1" office:value-type="float" office:value="90.59">
            <text:p>90.59</text:p>
          </table:table-cell>
          <table:table-cell table:style-name="ce1" office:value-type="float" office:value="88.56">
            <text:p>88.56</text:p>
          </table:table-cell>
          <table:table-cell table:style-name="ce1" office:value-type="float" office:value="92.83">
            <text:p>92.83</text:p>
          </table:table-cell>
        </table:table-row>
        <table:table-row>
          <table:table-cell table:number-columns-repeated="5"/>
          <table:table-cell table:style-name="ce2" office:value-type="float" office:value="0.00335946248600224">
            <text:p>0.00335946248600224</text:p>
          </table:table-cell>
          <table:table-cell table:style-name="ce1" office:value-type="float" office:value="1.81">
            <text:p>1.81</text:p>
          </table:table-cell>
          <table:table-cell table:style-name="ce1" office:value-type="float" office:value="0.34">
            <text:p>0.34</text:p>
          </table:table-cell>
          <table:table-cell table:style-name="ce1" office:value-type="float" office:value="0.57">
            <text:p>0.57</text:p>
          </table:table-cell>
          <table:table-cell table:style-name="ce2" office:value-type="float" office:value="0.988400227725591">
            <text:p>0.988400227725591</text:p>
          </table:table-cell>
          <table:table-cell table:style-name="ce1" office:value-type="float" office:value="93.98">
            <text:p>93.98</text:p>
          </table:table-cell>
          <table:table-cell table:style-name="ce1" office:value-type="float" office:value="98.84">
            <text:p>98.84</text:p>
          </table:table-cell>
          <table:table-cell table:style-name="ce1" office:value-type="float" office:value="96.35">
            <text:p>96.35</text:p>
          </table:table-cell>
          <table:table-cell table:style-name="ce1" office:value-type="float" office:value="90.63">
            <text:p>90.63</text:p>
          </table:table-cell>
          <table:table-cell table:style-name="ce1" office:value-type="float" office:value="88.47">
            <text:p>88.47</text:p>
          </table:table-cell>
          <table:table-cell table:style-name="ce1" office:value-type="float" office:value="92.95">
            <text:p>92.95</text:p>
          </table:table-cell>
        </table:table-row>
        <table:table-row>
          <table:table-cell table:number-columns-repeated="5"/>
          <table:table-cell table:style-name="ce2" office:value-type="float" office:value="0.00335946248600224">
            <text:p>0.00335946248600224</text:p>
          </table:table-cell>
          <table:table-cell table:style-name="ce1" office:value-type="float" office:value="1.91">
            <text:p>1.91</text:p>
          </table:table-cell>
          <table:table-cell table:style-name="ce1" office:value-type="float" office:value="0.34">
            <text:p>0.34</text:p>
          </table:table-cell>
          <table:table-cell table:style-name="ce1" office:value-type="float" office:value="0.58">
            <text:p>0.58</text:p>
          </table:table-cell>
          <table:table-cell table:style-name="ce2" office:value-type="float" office:value="0.989040705949331">
            <text:p>0.989040705949331</text:p>
          </table:table-cell>
          <table:table-cell table:style-name="ce1" office:value-type="float" office:value="93.98">
            <text:p>93.98</text:p>
          </table:table-cell>
          <table:table-cell table:style-name="ce1" office:value-type="float" office:value="98.9">
            <text:p>98.9</text:p>
          </table:table-cell>
          <table:table-cell table:style-name="ce1" office:value-type="float" office:value="96.38">
            <text:p>96.38</text:p>
          </table:table-cell>
          <table:table-cell table:style-name="ce1" office:value-type="float" office:value="90.66">
            <text:p>90.66</text:p>
          </table:table-cell>
          <table:table-cell table:style-name="ce1" office:value-type="float" office:value="88.48">
            <text:p>88.48</text:p>
          </table:table-cell>
          <table:table-cell table:style-name="ce1" office:value-type="float" office:value="93.01">
            <text:p>93.01</text:p>
          </table:table-cell>
        </table:table-row>
        <table:table-row>
          <table:table-cell table:number-columns-repeated="5"/>
          <table:table-cell table:style-name="ce2" office:value-type="float" office:value="0.00335946248600224">
            <text:p>0.00335946248600224</text:p>
          </table:table-cell>
          <table:table-cell table:style-name="ce1" office:value-type="float" office:value="2.03">
            <text:p>2.03</text:p>
          </table:table-cell>
          <table:table-cell table:style-name="ce1" office:value-type="float" office:value="0.34">
            <text:p>0.34</text:p>
          </table:table-cell>
          <table:table-cell table:style-name="ce1" office:value-type="float" office:value="0.58">
            <text:p>0.58</text:p>
          </table:table-cell>
          <table:table-cell table:style-name="ce2" office:value-type="float" office:value="0.989681184173072">
            <text:p>0.989681184173072</text:p>
          </table:table-cell>
          <table:table-cell table:style-name="ce1" office:value-type="float" office:value="93.99">
            <text:p>93.99</text:p>
          </table:table-cell>
          <table:table-cell table:style-name="ce1" office:value-type="float" office:value="98.97">
            <text:p>98.97</text:p>
          </table:table-cell>
          <table:table-cell table:style-name="ce1" office:value-type="float" office:value="96.42">
            <text:p>96.42</text:p>
          </table:table-cell>
          <table:table-cell table:style-name="ce1" office:value-type="float" office:value="90.69">
            <text:p>90.69</text:p>
          </table:table-cell>
          <table:table-cell table:style-name="ce1" office:value-type="float" office:value="88.5">
            <text:p>88.5</text:p>
          </table:table-cell>
          <table:table-cell table:style-name="ce1" office:value-type="float" office:value="93.08">
            <text:p>93.08</text:p>
          </table:table-cell>
        </table:table-row>
        <table:table-row>
          <table:table-cell table:number-columns-repeated="5"/>
          <table:table-cell table:style-name="ce2" office:value-type="float" office:value="0.00111982082866741">
            <text:p>0.00111982082866741</text:p>
          </table:table-cell>
          <table:table-cell table:style-name="ce1" office:value-type="float" office:value="0.77">
            <text:p>0.77</text:p>
          </table:table-cell>
          <table:table-cell table:style-name="ce1" office:value-type="float" office:value="0.11">
            <text:p>0.11</text:p>
          </table:table-cell>
          <table:table-cell table:style-name="ce1" office:value-type="float" office:value="0.19">
            <text:p>0.19</text:p>
          </table:table-cell>
          <table:table-cell table:style-name="ce2" office:value-type="float" office:value="0.990819812126388">
            <text:p>0.990819812126388</text:p>
          </table:table-cell>
          <table:table-cell table:style-name="ce1" office:value-type="float" office:value="93.98">
            <text:p>93.98</text:p>
          </table:table-cell>
          <table:table-cell table:style-name="ce1" office:value-type="float" office:value="99.08">
            <text:p>99.08</text:p>
          </table:table-cell>
          <table:table-cell table:style-name="ce1" office:value-type="float" office:value="96.46">
            <text:p>96.46</text:p>
          </table:table-cell>
          <table:table-cell table:style-name="ce1" office:value-type="float" office:value="90.71">
            <text:p>90.71</text:p>
          </table:table-cell>
          <table:table-cell table:style-name="ce1" office:value-type="float" office:value="88.41">
            <text:p>88.41</text:p>
          </table:table-cell>
          <table:table-cell table:style-name="ce1" office:value-type="float" office:value="93.17">
            <text:p>93.17</text:p>
          </table:table-cell>
        </table:table-row>
        <table:table-row>
          <table:table-cell table:number-columns-repeated="5"/>
          <table:table-cell table:style-name="ce2" office:value-type="float" office:value="0.00111982082866741">
            <text:p>0.00111982082866741</text:p>
          </table:table-cell>
          <table:table-cell table:style-name="ce1" office:value-type="float" office:value="0.81">
            <text:p>0.81</text:p>
          </table:table-cell>
          <table:table-cell table:style-name="ce1" office:value-type="float" office:value="0.11">
            <text:p>0.11</text:p>
          </table:table-cell>
          <table:table-cell table:style-name="ce1" office:value-type="float" office:value="0.19">
            <text:p>0.19</text:p>
          </table:table-cell>
          <table:table-cell table:style-name="ce2" office:value-type="float" office:value="0.991317961855964">
            <text:p>0.991317961855964</text:p>
          </table:table-cell>
          <table:table-cell table:style-name="ce1" office:value-type="float" office:value="93.98">
            <text:p>93.98</text:p>
          </table:table-cell>
          <table:table-cell table:style-name="ce1" office:value-type="float" office:value="99.13">
            <text:p>99.13</text:p>
          </table:table-cell>
          <table:table-cell table:style-name="ce1" office:value-type="float" office:value="96.49">
            <text:p>96.49</text:p>
          </table:table-cell>
          <table:table-cell table:style-name="ce1" office:value-type="float" office:value="90.74">
            <text:p>90.74</text:p>
          </table:table-cell>
          <table:table-cell table:style-name="ce1" office:value-type="float" office:value="88.41">
            <text:p>88.41</text:p>
          </table:table-cell>
          <table:table-cell table:style-name="ce1" office:value-type="float" office:value="93.21">
            <text:p>93.21</text:p>
          </table:table-cell>
        </table:table-row>
        <table:table-row>
          <table:table-cell table:number-columns-repeated="5"/>
          <table:table-cell table:style-name="ce2" office:value-type="float" office:value="0.00111982082866741">
            <text:p>0.00111982082866741</text:p>
          </table:table-cell>
          <table:table-cell table:style-name="ce1" office:value-type="float" office:value="0.86">
            <text:p>0.86</text:p>
          </table:table-cell>
          <table:table-cell table:style-name="ce1" office:value-type="float" office:value="0.11">
            <text:p>0.11</text:p>
          </table:table-cell>
          <table:table-cell table:style-name="ce1" office:value-type="float" office:value="0.2">
            <text:p>0.2</text:p>
          </table:table-cell>
          <table:table-cell table:style-name="ce2" office:value-type="float" office:value="0.991816111585539">
            <text:p>0.991816111585539</text:p>
          </table:table-cell>
          <table:table-cell table:style-name="ce1" office:value-type="float" office:value="93.98">
            <text:p>93.98</text:p>
          </table:table-cell>
          <table:table-cell table:style-name="ce1" office:value-type="float" office:value="99.18">
            <text:p>99.18</text:p>
          </table:table-cell>
          <table:table-cell table:style-name="ce1" office:value-type="float" office:value="96.51">
            <text:p>96.51</text:p>
          </table:table-cell>
          <table:table-cell table:style-name="ce1" office:value-type="float" office:value="90.76">
            <text:p>90.76</text:p>
          </table:table-cell>
          <table:table-cell table:style-name="ce1" office:value-type="float" office:value="88.42">
            <text:p>88.42</text:p>
          </table:table-cell>
          <table:table-cell table:style-name="ce1" office:value-type="float" office:value="93.26">
            <text:p>93.26</text:p>
          </table:table-cell>
        </table:table-row>
        <table:table-row>
          <table:table-cell table:number-columns-repeated="5"/>
          <table:table-cell table:style-name="ce2" office:value-type="float" office:value="0.00111982082866741">
            <text:p>0.00111982082866741</text:p>
          </table:table-cell>
          <table:table-cell table:style-name="ce1" office:value-type="float" office:value="1.01">
            <text:p>1.01</text:p>
          </table:table-cell>
          <table:table-cell table:style-name="ce1" office:value-type="float" office:value="0.11">
            <text:p>0.11</text:p>
          </table:table-cell>
          <table:table-cell table:style-name="ce1" office:value-type="float" office:value="0.2">
            <text:p>0.2</text:p>
          </table:table-cell>
          <table:table-cell table:style-name="ce2" office:value-type="float" office:value="0.993025903785938">
            <text:p>0.993025903785938</text:p>
          </table:table-cell>
          <table:table-cell table:style-name="ce1" office:value-type="float" office:value="93.99">
            <text:p>93.99</text:p>
          </table:table-cell>
          <table:table-cell table:style-name="ce1" office:value-type="float" office:value="99.3">
            <text:p>99.3</text:p>
          </table:table-cell>
          <table:table-cell table:style-name="ce1" office:value-type="float" office:value="96.57">
            <text:p>96.57</text:p>
          </table:table-cell>
          <table:table-cell table:style-name="ce1" office:value-type="float" office:value="90.81">
            <text:p>90.81</text:p>
          </table:table-cell>
          <table:table-cell table:style-name="ce1" office:value-type="float" office:value="88.43">
            <text:p>88.43</text:p>
          </table:table-cell>
          <table:table-cell table:style-name="ce1" office:value-type="float" office:value="93.37">
            <text:p>93.37</text:p>
          </table:table-cell>
        </table:table-row>
        <table:table-row>
          <table:table-cell table:number-columns-repeated="5"/>
          <table:table-cell table:style-name="ce2" office:value-type="float" office:value="0.00111982082866741">
            <text:p>0.00111982082866741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0.11">
            <text:p>0.11</text:p>
          </table:table-cell>
          <table:table-cell table:style-name="ce1" office:value-type="float" office:value="0.2">
            <text:p>0.2</text:p>
          </table:table-cell>
          <table:table-cell table:style-name="ce2" office:value-type="float" office:value="0.994591517221748">
            <text:p>0.994591517221748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99.46">
            <text:p>99.46</text:p>
          </table:table-cell>
          <table:table-cell table:style-name="ce1" office:value-type="float" office:value="96.65">
            <text:p>96.65</text:p>
          </table:table-cell>
          <table:table-cell table:style-name="ce1" office:value-type="float" office:value="90.89">
            <text:p>90.89</text:p>
          </table:table-cell>
          <table:table-cell table:style-name="ce1" office:value-type="float" office:value="88.46">
            <text:p>88.46</text:p>
          </table:table-cell>
          <table:table-cell table:style-name="ce1" office:value-type="float" office:value="93.52">
            <text:p>93.52</text:p>
          </table:table-cell>
        </table:table-row>
      </table:table>
      <table:table table:name="'file:///home/runejen/Dropbox/Skole/Master/Data/Model_3.ods'#plain_nn_sgd" table:print="false" table:style-name="ta_extref">
        <table:table-source xlink:type="simple" xlink:href="../Model_3.ods" table:table-name="plain_nn_sgd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019036954087346">
            <text:p>0.01903695408734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3.42">
            <text:p>3.42</text:p>
          </table:table-cell>
          <table:table-cell table:style-name="ce2" office:value-type="float" office:value="0.994093367492172">
            <text:p>0.994093367492172</text:p>
          </table:table-cell>
          <table:table-cell table:style-name="ce1" office:value-type="float" office:value="94.1">
            <text:p>94.1</text:p>
          </table:table-cell>
          <table:table-cell table:style-name="ce1" office:value-type="float" office:value="99.41">
            <text:p>99.41</text:p>
          </table:table-cell>
          <table:table-cell table:style-name="ce1" office:value-type="float" office:value="96.68">
            <text:p>96.68</text:p>
          </table:table-cell>
          <table:table-cell table:style-name="ce1" office:value-type="float" office:value="91.11">
            <text:p>91.11</text:p>
          </table:table-cell>
          <table:table-cell table:style-name="ce1" office:value-type="float" office:value="89.49">
            <text:p>89.49</text:p>
          </table:table-cell>
          <table:table-cell table:style-name="ce1" office:value-type="float" office:value="93.58">
            <text:p>93.58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212765957446808">
            <text:p>0.0212765957446808</text:p>
          </table:table-cell>
          <table:table-cell table:style-name="ce1" office:value-type="float" office:value="13.57">
            <text:p>13.57</text:p>
          </table:table-cell>
          <table:table-cell table:style-name="ce1" office:value-type="float" office:value="2.13">
            <text:p>2.13</text:p>
          </table:table-cell>
          <table:table-cell table:style-name="ce1" office:value-type="float" office:value="3.68">
            <text:p>3.68</text:p>
          </table:table-cell>
          <table:table-cell table:style-name="ce2" office:value-type="float" office:value="0.991389126103046">
            <text:p>0.991389126103046</text:p>
          </table:table-cell>
          <table:table-cell table:style-name="ce1" office:value-type="float" office:value="94.1">
            <text:p>94.1</text:p>
          </table:table-cell>
          <table:table-cell table:style-name="ce1" office:value-type="float" office:value="99.14">
            <text:p>99.14</text:p>
          </table:table-cell>
          <table:table-cell table:style-name="ce1" office:value-type="float" office:value="96.55">
            <text:p>96.55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89.29">
            <text:p>89.29</text:p>
          </table:table-cell>
          <table:table-cell table:style-name="ce1" office:value-type="float" office:value="93.34">
            <text:p>93.34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235162374020157">
            <text:p>0.0235162374020157</text:p>
          </table:table-cell>
          <table:table-cell table:style-name="ce1" office:value-type="float" office:value="14.48">
            <text:p>14.48</text:p>
          </table:table-cell>
          <table:table-cell table:style-name="ce1" office:value-type="float" office:value="2.35">
            <text:p>2.35</text:p>
          </table:table-cell>
          <table:table-cell table:style-name="ce1" office:value-type="float" office:value="4.04">
            <text:p>4.04</text:p>
          </table:table-cell>
          <table:table-cell table:style-name="ce2" office:value-type="float" office:value="0.991175633361799">
            <text:p>0.991175633361799</text:p>
          </table:table-cell>
          <table:table-cell table:style-name="ce1" office:value-type="float" office:value="94.11">
            <text:p>94.11</text:p>
          </table:table-cell>
          <table:table-cell table:style-name="ce1" office:value-type="float" office:value="99.12">
            <text:p>99.12</text:p>
          </table:table-cell>
          <table:table-cell table:style-name="ce1" office:value-type="float" office:value="96.55">
            <text:p>96.55</text:p>
          </table:table-cell>
          <table:table-cell table:style-name="ce1" office:value-type="float" office:value="91.02">
            <text:p>91.02</text:p>
          </table:table-cell>
          <table:table-cell table:style-name="ce1" office:value-type="float" office:value="89.35">
            <text:p>89.35</text:p>
          </table:table-cell>
          <table:table-cell table:style-name="ce1" office:value-type="float" office:value="93.34">
            <text:p>93.34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235162374020157">
            <text:p>0.0235162374020157</text:p>
          </table:table-cell>
          <table:table-cell table:style-name="ce1" office:value-type="float" office:value="14.38">
            <text:p>14.38</text:p>
          </table:table-cell>
          <table:table-cell table:style-name="ce1" office:value-type="float" office:value="2.35">
            <text:p>2.35</text:p>
          </table:table-cell>
          <table:table-cell table:style-name="ce1" office:value-type="float" office:value="4.04">
            <text:p>4.04</text:p>
          </table:table-cell>
          <table:table-cell table:style-name="ce2" office:value-type="float" office:value="0.991104469114717">
            <text:p>0.991104469114717</text:p>
          </table:table-cell>
          <table:table-cell table:style-name="ce1" office:value-type="float" office:value="94.11">
            <text:p>94.11</text:p>
          </table:table-cell>
          <table:table-cell table:style-name="ce1" office:value-type="float" office:value="99.11">
            <text:p>99.11</text:p>
          </table:table-cell>
          <table:table-cell table:style-name="ce1" office:value-type="float" office:value="96.55">
            <text:p>96.55</text:p>
          </table:table-cell>
          <table:table-cell table:style-name="ce1" office:value-type="float" office:value="91.02">
            <text:p>91.02</text:p>
          </table:table-cell>
          <table:table-cell table:style-name="ce1" office:value-type="float" office:value="89.35">
            <text:p>89.35</text:p>
          </table:table-cell>
          <table:table-cell table:style-name="ce1" office:value-type="float" office:value="93.33">
            <text:p>93.33</text:p>
          </table:table-cell>
        </table:table-row>
        <table:table-row table:number-rows-repeated="4">
          <table:table-cell table:number-columns-repeated="16"/>
        </table:table-row>
        <table:table-row>
          <table:table-cell table:number-columns-repeated="5"/>
          <table:table-cell table:style-name="ce2" office:value-type="float" office:value="0.0951847704367301">
            <text:p>0.0951847704367301</text:p>
          </table:table-cell>
          <table:table-cell table:style-name="ce1" office:value-type="float" office:value="4.95">
            <text:p>4.95</text:p>
          </table:table-cell>
          <table:table-cell table:style-name="ce1" office:value-type="float" office:value="9.52">
            <text:p>9.52</text:p>
          </table:table-cell>
          <table:table-cell table:style-name="ce1" office:value-type="float" office:value="6.51">
            <text:p>6.51</text:p>
          </table:table-cell>
          <table:table-cell table:style-name="ce2" office:value-type="float" office:value="0.88378878451466">
            <text:p>0.88378878451466</text:p>
          </table:table-cell>
          <table:table-cell table:style-name="ce1" office:value-type="float" office:value="93.89">
            <text:p>93.89</text:p>
          </table:table-cell>
          <table:table-cell table:style-name="ce1" office:value-type="float" office:value="88.38">
            <text:p>88.38</text:p>
          </table:table-cell>
          <table:table-cell table:style-name="ce1" office:value-type="float" office:value="91.05">
            <text:p>91.05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88.58">
            <text:p>88.58</text:p>
          </table:table-cell>
          <table:table-cell table:style-name="ce1" office:value-type="float" office:value="83.67">
            <text:p>83.67</text:p>
          </table:table-cell>
        </table:table-row>
        <table:table-row>
          <table:table-cell table:number-columns-repeated="5"/>
          <table:table-cell table:style-name="ce2" office:value-type="float" office:value="0.0795072788353863">
            <text:p>0.0795072788353863</text:p>
          </table:table-cell>
          <table:table-cell table:style-name="ce1" office:value-type="float" office:value="5.35">
            <text:p>5.35</text:p>
          </table:table-cell>
          <table:table-cell table:style-name="ce1" office:value-type="float" office:value="7.95">
            <text:p>7.95</text:p>
          </table:table-cell>
          <table:table-cell table:style-name="ce1" office:value-type="float" office:value="6.4">
            <text:p>6.4</text:p>
          </table:table-cell>
          <table:table-cell table:style-name="ce2" office:value-type="float" office:value="0.910546541417592">
            <text:p>0.910546541417592</text:p>
          </table:table-cell>
          <table:table-cell table:style-name="ce1" office:value-type="float" office:value="93.96">
            <text:p>93.96</text:p>
          </table:table-cell>
          <table:table-cell table:style-name="ce1" office:value-type="float" office:value="91.05">
            <text:p>91.05</text:p>
          </table:table-cell>
          <table:table-cell table:style-name="ce1" office:value-type="float" office:value="92.48">
            <text:p>92.48</text:p>
          </table:table-cell>
          <table:table-cell table:style-name="ce1" office:value-type="float" office:value="87.34">
            <text:p>87.34</text:p>
          </table:table-cell>
          <table:table-cell table:style-name="ce1" office:value-type="float" office:value="88.67">
            <text:p>88.67</text:p>
          </table:table-cell>
          <table:table-cell table:style-name="ce1" office:value-type="float" office:value="86.08">
            <text:p>86.08</text:p>
          </table:table-cell>
        </table:table-row>
        <table:table-row>
          <table:table-cell table:number-columns-repeated="5"/>
          <table:table-cell table:style-name="ce2" office:value-type="float" office:value="0.0660694288913774">
            <text:p>0.0660694288913774</text:p>
          </table:table-cell>
          <table:table-cell table:style-name="ce1" office:value-type="float" office:value="5.56">
            <text:p>5.56</text:p>
          </table:table-cell>
          <table:table-cell table:style-name="ce1" office:value-type="float" office:value="6.61">
            <text:p>6.61</text:p>
          </table:table-cell>
          <table:table-cell table:style-name="ce1" office:value-type="float" office:value="6.04">
            <text:p>6.04</text:p>
          </table:table-cell>
          <table:table-cell table:style-name="ce2" office:value-type="float" office:value="0.92869342442357">
            <text:p>0.92869342442357</text:p>
          </table:table-cell>
          <table:table-cell table:style-name="ce1" office:value-type="float" office:value="93.99">
            <text:p>93.99</text:p>
          </table:table-cell>
          <table:table-cell table:style-name="ce1" office:value-type="float" office:value="92.87">
            <text:p>92.87</text:p>
          </table:table-cell>
          <table:table-cell table:style-name="ce1" office:value-type="float" office:value="93.43">
            <text:p>93.43</text:p>
          </table:table-cell>
          <table:table-cell table:style-name="ce1" office:value-type="float" office:value="88.21">
            <text:p>88.21</text:p>
          </table:table-cell>
          <table:table-cell table:style-name="ce1" office:value-type="float" office:value="88.71">
            <text:p>88.71</text:p>
          </table:table-cell>
          <table:table-cell table:style-name="ce1" office:value-type="float" office:value="87.72">
            <text:p>87.72</text:p>
          </table:table-cell>
        </table:table-row>
        <table:table-row>
          <table:table-cell table:number-columns-repeated="5"/>
          <table:table-cell table:style-name="ce2" office:value-type="float" office:value="0.0604703247480403">
            <text:p>0.0604703247480403</text:p>
          </table:table-cell>
          <table:table-cell table:style-name="ce1" office:value-type="float" office:value="6.23">
            <text:p>6.23</text:p>
          </table:table-cell>
          <table:table-cell table:style-name="ce1" office:value-type="float" office:value="6.05">
            <text:p>6.05</text:p>
          </table:table-cell>
          <table:table-cell table:style-name="ce1" office:value-type="float" office:value="6.14">
            <text:p>6.14</text:p>
          </table:table-cell>
          <table:table-cell table:style-name="ce2" office:value-type="float" office:value="0.942143467122118">
            <text:p>0.942143467122118</text:p>
          </table:table-cell>
          <table:table-cell table:style-name="ce1" office:value-type="float" office:value="94.04">
            <text:p>94.04</text:p>
          </table:table-cell>
          <table:table-cell table:style-name="ce1" office:value-type="float" office:value="94.21">
            <text:p>94.21</text:p>
          </table:table-cell>
          <table:table-cell table:style-name="ce1" office:value-type="float" office:value="94.12">
            <text:p>94.12</text:p>
          </table:table-cell>
          <table:table-cell table:style-name="ce1" office:value-type="float" office:value="88.86">
            <text:p>88.86</text:p>
          </table:table-cell>
          <table:table-cell table:style-name="ce1" office:value-type="float" office:value="88.79">
            <text:p>88.79</text:p>
          </table:table-cell>
          <table:table-cell table:style-name="ce1" office:value-type="float" office:value="88.94">
            <text:p>88.94</text:p>
          </table:table-cell>
        </table:table-row>
        <table:table-row>
          <table:table-cell table:number-columns-repeated="5"/>
          <table:table-cell table:style-name="ce2" office:value-type="float" office:value="0.0582306830907055">
            <text:p>0.0582306830907055</text:p>
          </table:table-cell>
          <table:table-cell table:style-name="ce1" office:value-type="float" office:value="7.43">
            <text:p>7.43</text:p>
          </table:table-cell>
          <table:table-cell table:style-name="ce1" office:value-type="float" office:value="5.82">
            <text:p>5.82</text:p>
          </table:table-cell>
          <table:table-cell table:style-name="ce1" office:value-type="float" office:value="6.53">
            <text:p>6.53</text:p>
          </table:table-cell>
          <table:table-cell table:style-name="ce2" office:value-type="float" office:value="0.953885567890692">
            <text:p>0.953885567890692</text:p>
          </table:table-cell>
          <table:table-cell table:style-name="ce1" office:value-type="float" office:value="94.1">
            <text:p>94.1</text:p>
          </table:table-cell>
          <table:table-cell table:style-name="ce1" office:value-type="float" office:value="95.39">
            <text:p>95.39</text:p>
          </table:table-cell>
          <table:table-cell table:style-name="ce1" office:value-type="float" office:value="94.74">
            <text:p>94.74</text:p>
          </table:table-cell>
          <table:table-cell table:style-name="ce1" office:value-type="float" office:value="89.47">
            <text:p>89.47</text:p>
          </table:table-cell>
          <table:table-cell table:style-name="ce1" office:value-type="float" office:value="88.92">
            <text:p>88.92</text:p>
          </table:table-cell>
          <table:table-cell table:style-name="ce1" office:value-type="float" office:value="90.04">
            <text:p>90.04</text:p>
          </table:table-cell>
        </table:table-row>
        <table:table-row>
          <table:table-cell table:number-columns-repeated="5"/>
          <table:table-cell table:style-name="ce2" office:value-type="float" office:value="0.0481522956326988">
            <text:p>0.0481522956326988</text:p>
          </table:table-cell>
          <table:table-cell table:style-name="ce1" office:value-type="float" office:value="7.62">
            <text:p>7.62</text:p>
          </table:table-cell>
          <table:table-cell table:style-name="ce1" office:value-type="float" office:value="4.82">
            <text:p>4.82</text:p>
          </table:table-cell>
          <table:table-cell table:style-name="ce1" office:value-type="float" office:value="5.9">
            <text:p>5.9</text:p>
          </table:table-cell>
          <table:table-cell table:style-name="ce2" office:value-type="float" office:value="0.962923427270139">
            <text:p>0.962923427270139</text:p>
          </table:table-cell>
          <table:table-cell table:style-name="ce1" office:value-type="float" office:value="94.09">
            <text:p>94.09</text:p>
          </table:table-cell>
          <table:table-cell table:style-name="ce1" office:value-type="float" office:value="96.29">
            <text:p>96.29</text:p>
          </table:table-cell>
          <table:table-cell table:style-name="ce1" office:value-type="float" office:value="95.18">
            <text:p>95.18</text:p>
          </table:table-cell>
          <table:table-cell table:style-name="ce1" office:value-type="float" office:value="89.85">
            <text:p>89.85</text:p>
          </table:table-cell>
          <table:table-cell table:style-name="ce1" office:value-type="float" office:value="88.92">
            <text:p>88.92</text:p>
          </table:table-cell>
          <table:table-cell table:style-name="ce1" office:value-type="float" office:value="90.82">
            <text:p>90.82</text:p>
          </table:table-cell>
        </table:table-row>
        <table:table-row>
          <table:table-cell table:number-columns-repeated="5"/>
          <table:table-cell table:style-name="ce2" office:value-type="float" office:value="0.0403135498320269">
            <text:p>0.0403135498320269</text:p>
          </table:table-cell>
          <table:table-cell table:style-name="ce1" office:value-type="float" office:value="8.47">
            <text:p>8.47</text:p>
          </table:table-cell>
          <table:table-cell table:style-name="ce1" office:value-type="float" office:value="4.03">
            <text:p>4.03</text:p>
          </table:table-cell>
          <table:table-cell table:style-name="ce1" office:value-type="float" office:value="5.46">
            <text:p>5.46</text:p>
          </table:table-cell>
          <table:table-cell table:style-name="ce2" office:value-type="float" office:value="0.972317107884999">
            <text:p>0.972317107884999</text:p>
          </table:table-cell>
          <table:table-cell table:style-name="ce1" office:value-type="float" office:value="94.1">
            <text:p>94.1</text:p>
          </table:table-cell>
          <table:table-cell table:style-name="ce1" office:value-type="float" office:value="97.23">
            <text:p>97.23</text:p>
          </table:table-cell>
          <table:table-cell table:style-name="ce1" office:value-type="float" office:value="95.64">
            <text:p>95.64</text:p>
          </table:table-cell>
          <table:table-cell table:style-name="ce1" office:value-type="float" office:value="90.25">
            <text:p>90.25</text:p>
          </table:table-cell>
          <table:table-cell table:style-name="ce1" office:value-type="float" office:value="88.98">
            <text:p>88.98</text:p>
          </table:table-cell>
          <table:table-cell table:style-name="ce1" office:value-type="float" office:value="91.66">
            <text:p>91.66</text:p>
          </table:table-cell>
        </table:table-row>
        <table:table-row>
          <table:table-cell table:number-columns-repeated="5"/>
          <table:table-cell table:style-name="ce2" office:value-type="float" office:value="0.0347144456886898">
            <text:p>0.0347144456886898</text:p>
          </table:table-cell>
          <table:table-cell table:style-name="ce1" office:value-type="float" office:value="10.73">
            <text:p>10.73</text:p>
          </table:table-cell>
          <table:table-cell table:style-name="ce1" office:value-type="float" office:value="3.47">
            <text:p>3.47</text:p>
          </table:table-cell>
          <table:table-cell table:style-name="ce1" office:value-type="float" office:value="5.24">
            <text:p>5.24</text:p>
          </table:table-cell>
          <table:table-cell table:style-name="ce2" office:value-type="float" office:value="0.981639624252775">
            <text:p>0.981639624252775</text:p>
          </table:table-cell>
          <table:table-cell table:style-name="ce1" office:value-type="float" office:value="94.12">
            <text:p>94.12</text:p>
          </table:table-cell>
          <table:table-cell table:style-name="ce1" office:value-type="float" office:value="98.16">
            <text:p>98.16</text:p>
          </table:table-cell>
          <table:table-cell table:style-name="ce1" office:value-type="float" office:value="96.1">
            <text:p>96.1</text:p>
          </table:table-cell>
          <table:table-cell table:style-name="ce1" office:value-type="float" office:value="90.67">
            <text:p>90.67</text:p>
          </table:table-cell>
          <table:table-cell table:style-name="ce1" office:value-type="float" office:value="89.14">
            <text:p>89.14</text:p>
          </table:table-cell>
          <table:table-cell table:style-name="ce1" office:value-type="float" office:value="92.5">
            <text:p>92.5</text:p>
          </table:table-cell>
        </table:table-row>
        <table:table-row>
          <table:table-cell table:number-columns-repeated="5"/>
          <table:table-cell table:style-name="ce2" office:value-type="float" office:value="0.0235162374020157">
            <text:p>0.0235162374020157</text:p>
          </table:table-cell>
          <table:table-cell table:style-name="ce1" office:value-type="float" office:value="14.38">
            <text:p>14.38</text:p>
          </table:table-cell>
          <table:table-cell table:style-name="ce1" office:value-type="float" office:value="2.35">
            <text:p>2.35</text:p>
          </table:table-cell>
          <table:table-cell table:style-name="ce1" office:value-type="float" office:value="4.04">
            <text:p>4.04</text:p>
          </table:table-cell>
          <table:table-cell table:style-name="ce2" office:value-type="float" office:value="0.991104469114717">
            <text:p>0.991104469114717</text:p>
          </table:table-cell>
          <table:table-cell table:style-name="ce1" office:value-type="float" office:value="94.11">
            <text:p>94.11</text:p>
          </table:table-cell>
          <table:table-cell table:style-name="ce1" office:value-type="float" office:value="99.11">
            <text:p>99.11</text:p>
          </table:table-cell>
          <table:table-cell table:style-name="ce1" office:value-type="float" office:value="96.55">
            <text:p>96.55</text:p>
          </table:table-cell>
          <table:table-cell table:style-name="ce1" office:value-type="float" office:value="91.02">
            <text:p>91.02</text:p>
          </table:table-cell>
          <table:table-cell table:style-name="ce1" office:value-type="float" office:value="89.35">
            <text:p>89.35</text:p>
          </table:table-cell>
          <table:table-cell table:style-name="ce1" office:value-type="float" office:value="93.33">
            <text:p>93.33</text:p>
          </table:table-cell>
        </table:table-row>
      </table:table>
      <table:table table:name="'file:///home/runejen/Dropbox/Skole/Master/Data/Model_3.ods'#rf_nn_sgd" table:print="false" table:style-name="ta_extref">
        <table:table-source xlink:type="simple" xlink:href="../Model_3.ods" table:table-name="rf_nn_sgd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0156774916013438">
            <text:p>0.0156774916013438</text:p>
          </table:table-cell>
        </table:table-row>
        <table:table-row table:number-rows-repeated="43">
          <table:table-cell table:number-columns-repeated="16"/>
        </table:table-row>
        <table:table-row>
          <table:table-cell table:number-columns-repeated="5"/>
          <table:table-cell table:style-name="ce2" office:value-type="float" office:value="0.478163493840985">
            <text:p>0.478163493840985</text:p>
          </table:table-cell>
          <table:table-cell table:style-name="ce1" office:value-type="float" office:value="10.79">
            <text:p>10.79</text:p>
          </table:table-cell>
          <table:table-cell table:style-name="ce1" office:value-type="float" office:value="47.82">
            <text:p>47.82</text:p>
          </table:table-cell>
          <table:table-cell table:style-name="ce1" office:value-type="float" office:value="17.61">
            <text:p>17.61</text:p>
          </table:table-cell>
          <table:table-cell table:style-name="ce2" office:value-type="float" office:value="0.748861372046684">
            <text:p>0.748861372046684</text:p>
          </table:table-cell>
          <table:table-cell table:style-name="ce1" office:value-type="float" office:value="95.76">
            <text:p>95.76</text:p>
          </table:table-cell>
          <table:table-cell table:style-name="ce1" office:value-type="float" office:value="74.89">
            <text:p>74.89</text:p>
          </table:table-cell>
          <table:table-cell table:style-name="ce1" office:value-type="float" office:value="84.05">
            <text:p>84.05</text:p>
          </table:table-cell>
          <table:table-cell table:style-name="ce1" office:value-type="float" office:value="80.08">
            <text:p>80.08</text:p>
          </table:table-cell>
          <table:table-cell table:style-name="ce1" office:value-type="float" office:value="90.68">
            <text:p>90.68</text:p>
          </table:table-cell>
          <table:table-cell table:style-name="ce1" office:value-type="float" office:value="73.27">
            <text:p>73.27</text:p>
          </table:table-cell>
        </table:table-row>
        <table:table-row>
          <table:table-cell table:number-columns-repeated="5"/>
          <table:table-cell table:style-name="ce2" office:value-type="float" office:value="0.396416573348264">
            <text:p>0.396416573348264</text:p>
          </table:table-cell>
          <table:table-cell table:style-name="ce1" office:value-type="float" office:value="11.49">
            <text:p>11.49</text:p>
          </table:table-cell>
          <table:table-cell table:style-name="ce1" office:value-type="float" office:value="39.64">
            <text:p>39.64</text:p>
          </table:table-cell>
          <table:table-cell table:style-name="ce1" office:value-type="float" office:value="17.82">
            <text:p>17.82</text:p>
          </table:table-cell>
          <table:table-cell table:style-name="ce2" office:value-type="float" office:value="0.805863933959579">
            <text:p>0.805863933959579</text:p>
          </table:table-cell>
          <table:table-cell table:style-name="ce1" office:value-type="float" office:value="95.46">
            <text:p>95.46</text:p>
          </table:table-cell>
          <table:table-cell table:style-name="ce1" office:value-type="float" office:value="80.59">
            <text:p>80.59</text:p>
          </table:table-cell>
          <table:table-cell table:style-name="ce1" office:value-type="float" office:value="87.4">
            <text:p>87.4</text:p>
          </table:table-cell>
          <table:table-cell table:style-name="ce1" office:value-type="float" office:value="83.24">
            <text:p>83.24</text:p>
          </table:table-cell>
          <table:table-cell table:style-name="ce1" office:value-type="float" office:value="90.44">
            <text:p>90.44</text:p>
          </table:table-cell>
          <table:table-cell table:style-name="ce1" office:value-type="float" office:value="78.14">
            <text:p>78.14</text:p>
          </table:table-cell>
        </table:table-row>
        <table:table-row>
          <table:table-cell table:number-columns-repeated="5"/>
          <table:table-cell table:style-name="ce2" office:value-type="float" office:value="0.349384098544233">
            <text:p>0.349384098544233</text:p>
          </table:table-cell>
          <table:table-cell table:style-name="ce1" office:value-type="float" office:value="12.45">
            <text:p>12.45</text:p>
          </table:table-cell>
          <table:table-cell table:style-name="ce1" office:value-type="float" office:value="34.94">
            <text:p>34.94</text:p>
          </table:table-cell>
          <table:table-cell table:style-name="ce1" office:value-type="float" office:value="18.36">
            <text:p>18.36</text:p>
          </table:table-cell>
          <table:table-cell table:style-name="ce2" office:value-type="float" office:value="0.843865641901509">
            <text:p>0.843865641901509</text:p>
          </table:table-cell>
          <table:table-cell table:style-name="ce1" office:value-type="float" office:value="95.33">
            <text:p>95.33</text:p>
          </table:table-cell>
          <table:table-cell table:style-name="ce1" office:value-type="float" office:value="84.39">
            <text:p>84.39</text:p>
          </table:table-cell>
          <table:table-cell table:style-name="ce1" office:value-type="float" office:value="89.53">
            <text:p>89.53</text:p>
          </table:table-cell>
          <table:table-cell table:style-name="ce1" office:value-type="float" office:value="85.28">
            <text:p>85.28</text:p>
          </table:table-cell>
          <table:table-cell table:style-name="ce1" office:value-type="float" office:value="90.38">
            <text:p>90.38</text:p>
          </table:table-cell>
          <table:table-cell table:style-name="ce1" office:value-type="float" office:value="81.44">
            <text:p>81.44</text:p>
          </table:table-cell>
        </table:table-row>
        <table:table-row>
          <table:table-cell table:number-columns-repeated="5"/>
          <table:table-cell table:style-name="ce2" office:value-type="float" office:value="0.295632698768197">
            <text:p>0.295632698768197</text:p>
          </table:table-cell>
          <table:table-cell table:style-name="ce1" office:value-type="float" office:value="13.02">
            <text:p>13.02</text:p>
          </table:table-cell>
          <table:table-cell table:style-name="ce1" office:value-type="float" office:value="29.56">
            <text:p>29.56</text:p>
          </table:table-cell>
          <table:table-cell table:style-name="ce1" office:value-type="float" office:value="18.08">
            <text:p>18.08</text:p>
          </table:table-cell>
          <table:table-cell table:style-name="ce2" office:value-type="float" office:value="0.874466268146883">
            <text:p>0.874466268146883</text:p>
          </table:table-cell>
          <table:table-cell table:style-name="ce1" office:value-type="float" office:value="95.13">
            <text:p>95.13</text:p>
          </table:table-cell>
          <table:table-cell table:style-name="ce1" office:value-type="float" office:value="87.45">
            <text:p>87.45</text:p>
          </table:table-cell>
          <table:table-cell table:style-name="ce1" office:value-type="float" office:value="91.13">
            <text:p>91.13</text:p>
          </table:table-cell>
          <table:table-cell table:style-name="ce1" office:value-type="float" office:value="86.77">
            <text:p>86.77</text:p>
          </table:table-cell>
          <table:table-cell table:style-name="ce1" office:value-type="float" office:value="90.22">
            <text:p>90.22</text:p>
          </table:table-cell>
          <table:table-cell table:style-name="ce1" office:value-type="float" office:value="83.99">
            <text:p>83.99</text:p>
          </table:table-cell>
        </table:table-row>
        <table:table-row>
          <table:table-cell table:number-columns-repeated="5"/>
          <table:table-cell table:style-name="ce2" office:value-type="float" office:value="0.254199328107503">
            <text:p>0.254199328107503</text:p>
          </table:table-cell>
          <table:table-cell table:style-name="ce1" office:value-type="float" office:value="14.13">
            <text:p>14.13</text:p>
          </table:table-cell>
          <table:table-cell table:style-name="ce1" office:value-type="float" office:value="25.42">
            <text:p>25.42</text:p>
          </table:table-cell>
          <table:table-cell table:style-name="ce1" office:value-type="float" office:value="18.16">
            <text:p>18.16</text:p>
          </table:table-cell>
          <table:table-cell table:style-name="ce2" office:value-type="float" office:value="0.901864503273555">
            <text:p>0.901864503273555</text:p>
          </table:table-cell>
          <table:table-cell table:style-name="ce1" office:value-type="float" office:value="95.01">
            <text:p>95.01</text:p>
          </table:table-cell>
          <table:table-cell table:style-name="ce1" office:value-type="float" office:value="90.19">
            <text:p>90.19</text:p>
          </table:table-cell>
          <table:table-cell table:style-name="ce1" office:value-type="float" office:value="92.54">
            <text:p>92.54</text:p>
          </table:table-cell>
          <table:table-cell table:style-name="ce1" office:value-type="float" office:value="88.1">
            <text:p>88.1</text:p>
          </table:table-cell>
          <table:table-cell table:style-name="ce1" office:value-type="float" office:value="90.18">
            <text:p>90.18</text:p>
          </table:table-cell>
          <table:table-cell table:style-name="ce1" office:value-type="float" office:value="86.32">
            <text:p>86.32</text:p>
          </table:table-cell>
        </table:table-row>
        <table:table-row>
          <table:table-cell table:number-columns-repeated="5"/>
          <table:table-cell table:style-name="ce2" office:value-type="float" office:value="0.215005599104143">
            <text:p>0.215005599104143</text:p>
          </table:table-cell>
          <table:table-cell table:style-name="ce1" office:value-type="float" office:value="15.26">
            <text:p>15.26</text:p>
          </table:table-cell>
          <table:table-cell table:style-name="ce1" office:value-type="float" office:value="21.5">
            <text:p>21.5</text:p>
          </table:table-cell>
          <table:table-cell table:style-name="ce1" office:value-type="float" office:value="17.85">
            <text:p>17.85</text:p>
          </table:table-cell>
          <table:table-cell table:style-name="ce2" office:value-type="float" office:value="0.924138912610304">
            <text:p>0.924138912610304</text:p>
          </table:table-cell>
          <table:table-cell table:style-name="ce1" office:value-type="float" office:value="94.88">
            <text:p>94.88</text:p>
          </table:table-cell>
          <table:table-cell table:style-name="ce1" office:value-type="float" office:value="92.41">
            <text:p>92.41</text:p>
          </table:table-cell>
          <table:table-cell table:style-name="ce1" office:value-type="float" office:value="93.63">
            <text:p>93.63</text:p>
          </table:table-cell>
          <table:table-cell table:style-name="ce1" office:value-type="float" office:value="89.1">
            <text:p>89.1</text:p>
          </table:table-cell>
          <table:table-cell table:style-name="ce1" office:value-type="float" office:value="90.12">
            <text:p>90.12</text:p>
          </table:table-cell>
          <table:table-cell table:style-name="ce1" office:value-type="float" office:value="88.17">
            <text:p>88.17</text:p>
          </table:table-cell>
        </table:table-row>
        <table:table-row>
          <table:table-cell table:number-columns-repeated="5"/>
          <table:table-cell table:style-name="ce2" office:value-type="float" office:value="0.159014557670773">
            <text:p>0.159014557670773</text:p>
          </table:table-cell>
          <table:table-cell table:style-name="ce1" office:value-type="float" office:value="16.05">
            <text:p>16.05</text:p>
          </table:table-cell>
          <table:table-cell table:style-name="ce1" office:value-type="float" office:value="15.9">
            <text:p>15.9</text:p>
          </table:table-cell>
          <table:table-cell table:style-name="ce1" office:value-type="float" office:value="15.97">
            <text:p>15.97</text:p>
          </table:table-cell>
          <table:table-cell table:style-name="ce2" office:value-type="float" office:value="0.947124964417876">
            <text:p>0.947124964417876</text:p>
          </table:table-cell>
          <table:table-cell table:style-name="ce1" office:value-type="float" office:value="94.66">
            <text:p>94.66</text:p>
          </table:table-cell>
          <table:table-cell table:style-name="ce1" office:value-type="float" office:value="94.71">
            <text:p>94.71</text:p>
          </table:table-cell>
          <table:table-cell table:style-name="ce1" office:value-type="float" office:value="94.68">
            <text:p>94.68</text:p>
          </table:table-cell>
          <table:table-cell table:style-name="ce1" office:value-type="float" office:value="89.98">
            <text:p>89.98</text:p>
          </table:table-cell>
          <table:table-cell table:style-name="ce1" office:value-type="float" office:value="89.96">
            <text:p>89.96</text:p>
          </table:table-cell>
          <table:table-cell table:style-name="ce1" office:value-type="float" office:value="90">
            <text:p>90</text:p>
          </table:table-cell>
        </table:table-row>
        <table:table-row>
          <table:table-cell table:number-columns-repeated="5"/>
          <table:table-cell table:style-name="ce2" office:value-type="float" office:value="0.0828667413213886">
            <text:p>0.0828667413213886</text:p>
          </table:table-cell>
          <table:table-cell table:style-name="ce1" office:value-type="float" office:value="14.98">
            <text:p>14.98</text:p>
          </table:table-cell>
          <table:table-cell table:style-name="ce1" office:value-type="float" office:value="8.29">
            <text:p>8.29</text:p>
          </table:table-cell>
          <table:table-cell table:style-name="ce1" office:value-type="float" office:value="10.67">
            <text:p>10.67</text:p>
          </table:table-cell>
          <table:table-cell table:style-name="ce2" office:value-type="float" office:value="0.970111016225448">
            <text:p>0.970111016225448</text:p>
          </table:table-cell>
          <table:table-cell table:style-name="ce1" office:value-type="float" office:value="94.33">
            <text:p>94.33</text:p>
          </table:table-cell>
          <table:table-cell table:style-name="ce1" office:value-type="float" office:value="97.01">
            <text:p>97.01</text:p>
          </table:table-cell>
          <table:table-cell table:style-name="ce1" office:value-type="float" office:value="95.65">
            <text:p>95.65</text:p>
          </table:table-cell>
          <table:table-cell table:style-name="ce1" office:value-type="float" office:value="90.57">
            <text:p>90.57</text:p>
          </table:table-cell>
          <table:table-cell table:style-name="ce1" office:value-type="float" office:value="89.59">
            <text:p>89.59</text:p>
          </table:table-cell>
          <table:table-cell table:style-name="ce1" office:value-type="float" office:value="91.71">
            <text:p>91.71</text:p>
          </table:table-cell>
        </table:table-row>
        <table:table-row>
          <table:table-cell table:number-columns-repeated="5"/>
          <table:table-cell table:style-name="ce2" office:value-type="float" office:value="0.0246360582306831">
            <text:p>0.0246360582306831</text:p>
          </table:table-cell>
          <table:table-cell table:style-name="ce1" office:value-type="float" office:value="18.8">
            <text:p>18.8</text:p>
          </table:table-cell>
          <table:table-cell table:style-name="ce1" office:value-type="float" office:value="2.46">
            <text:p>2.46</text:p>
          </table:table-cell>
          <table:table-cell table:style-name="ce1" office:value-type="float" office:value="4.35">
            <text:p>4.35</text:p>
          </table:table-cell>
          <table:table-cell table:style-name="ce2" office:value-type="float" office:value="0.993239396527185">
            <text:p>0.993239396527185</text:p>
          </table:table-cell>
          <table:table-cell table:style-name="ce1" office:value-type="float" office:value="94.13">
            <text:p>94.13</text:p>
          </table:table-cell>
          <table:table-cell table:style-name="ce1" office:value-type="float" office:value="99.32">
            <text:p>99.32</text:p>
          </table:table-cell>
          <table:table-cell table:style-name="ce1" office:value-type="float" office:value="96.66">
            <text:p>96.66</text:p>
          </table:table-cell>
          <table:table-cell table:style-name="ce1" office:value-type="float" office:value="91.14">
            <text:p>91.14</text:p>
          </table:table-cell>
          <table:table-cell table:style-name="ce1" office:value-type="float" office:value="89.63">
            <text:p>89.63</text:p>
          </table:table-cell>
          <table:table-cell table:style-name="ce1" office:value-type="float" office:value="93.53">
            <text:p>93.53</text:p>
          </table:table-cell>
        </table:table-row>
      </table:table>
      <table:table table:name="'file:///home/runejen/Dropbox/Skole/Master/Data/Model_3.ods'#r_nn_sgd" table:print="false" table:style-name="ta_extref">
        <table:table-source xlink:type="simple" xlink:href="../Model_3.ods" table:table-name="r_nn_sgd" table:filter-name="calc8" table:mode="copy-results-only"/>
        <table:table-column table:number-columns-repeated="16"/>
        <table:table-row table:number-rows-repeated="58">
          <table:table-cell table:number-columns-repeated="16"/>
        </table:table-row>
        <table:table-row>
          <table:table-cell table:number-columns-repeated="5"/>
          <table:table-cell table:style-name="ce2" office:value-type="float" office:value="0.520716685330347">
            <text:p>0.520716685330347</text:p>
          </table:table-cell>
          <table:table-cell table:style-name="ce1" office:value-type="float" office:value="16.8">
            <text:p>16.8</text:p>
          </table:table-cell>
          <table:table-cell table:style-name="ce1" office:value-type="float" office:value="52.07">
            <text:p>52.07</text:p>
          </table:table-cell>
          <table:table-cell table:style-name="ce1" office:value-type="float" office:value="25.4">
            <text:p>25.4</text:p>
          </table:table-cell>
          <table:table-cell table:style-name="ce2" office:value-type="float" office:value="0.836108738969542">
            <text:p>0.836108738969542</text:p>
          </table:table-cell>
          <table:table-cell table:style-name="ce1" office:value-type="float" office:value="96.49">
            <text:p>96.49</text:p>
          </table:table-cell>
          <table:table-cell table:style-name="ce1" office:value-type="float" office:value="83.61">
            <text:p>83.61</text:p>
          </table:table-cell>
          <table:table-cell table:style-name="ce1" office:value-type="float" office:value="89.59">
            <text:p>89.59</text:p>
          </table:table-cell>
          <table:table-cell table:style-name="ce1" office:value-type="float" office:value="85.75">
            <text:p>85.75</text:p>
          </table:table-cell>
          <table:table-cell table:style-name="ce1" office:value-type="float" office:value="91.73">
            <text:p>91.73</text:p>
          </table:table-cell>
          <table:table-cell table:style-name="ce1" office:value-type="float" office:value="81.73">
            <text:p>81.73</text:p>
          </table:table-cell>
        </table:table-row>
        <table:table-row>
          <table:table-cell table:number-columns-repeated="5"/>
          <table:table-cell table:style-name="ce2" office:value-type="float" office:value="0.436730123180291">
            <text:p>0.436730123180291</text:p>
          </table:table-cell>
          <table:table-cell table:style-name="ce1" office:value-type="float" office:value="20.06">
            <text:p>20.06</text:p>
          </table:table-cell>
          <table:table-cell table:style-name="ce1" office:value-type="float" office:value="43.67">
            <text:p>43.67</text:p>
          </table:table-cell>
          <table:table-cell table:style-name="ce1" office:value-type="float" office:value="27.49">
            <text:p>27.49</text:p>
          </table:table-cell>
          <table:table-cell table:style-name="ce2" office:value-type="float" office:value="0.889410760034159">
            <text:p>0.889410760034159</text:p>
          </table:table-cell>
          <table:table-cell table:style-name="ce1" office:value-type="float" office:value="96.13">
            <text:p>96.13</text:p>
          </table:table-cell>
          <table:table-cell table:style-name="ce1" office:value-type="float" office:value="88.94">
            <text:p>88.94</text:p>
          </table:table-cell>
          <table:table-cell table:style-name="ce1" office:value-type="float" office:value="92.4">
            <text:p>92.4</text:p>
          </table:table-cell>
          <table:table-cell table:style-name="ce1" office:value-type="float" office:value="88.52">
            <text:p>88.52</text:p>
          </table:table-cell>
          <table:table-cell table:style-name="ce1" office:value-type="float" office:value="91.58">
            <text:p>91.58</text:p>
          </table:table-cell>
          <table:table-cell table:style-name="ce1" office:value-type="float" office:value="86.24">
            <text:p>86.24</text:p>
          </table:table-cell>
        </table:table-row>
        <table:table-row>
          <table:table-cell table:number-columns-repeated="5"/>
          <table:table-cell table:style-name="ce2" office:value-type="float" office:value="0.387458006718925">
            <text:p>0.387458006718925</text:p>
          </table:table-cell>
          <table:table-cell table:style-name="ce1" office:value-type="float" office:value="23.6">
            <text:p>23.6</text:p>
          </table:table-cell>
          <table:table-cell table:style-name="ce1" office:value-type="float" office:value="38.75">
            <text:p>38.75</text:p>
          </table:table-cell>
          <table:table-cell table:style-name="ce1" office:value-type="float" office:value="29.33">
            <text:p>29.33</text:p>
          </table:table-cell>
          <table:table-cell table:style-name="ce2" office:value-type="float" office:value="0.920296043267862">
            <text:p>0.920296043267862</text:p>
          </table:table-cell>
          <table:table-cell table:style-name="ce1" office:value-type="float" office:value="95.94">
            <text:p>95.94</text:p>
          </table:table-cell>
          <table:table-cell table:style-name="ce1" office:value-type="float" office:value="92.03">
            <text:p>92.03</text:p>
          </table:table-cell>
          <table:table-cell table:style-name="ce1" office:value-type="float" office:value="93.94">
            <text:p>93.94</text:p>
          </table:table-cell>
          <table:table-cell table:style-name="ce1" office:value-type="float" office:value="90.08">
            <text:p>90.08</text:p>
          </table:table-cell>
          <table:table-cell table:style-name="ce1" office:value-type="float" office:value="91.62">
            <text:p>91.62</text:p>
          </table:table-cell>
          <table:table-cell table:style-name="ce1" office:value-type="float" office:value="88.85">
            <text:p>88.85</text:p>
          </table:table-cell>
        </table:table-row>
        <table:table-row>
          <table:table-cell table:number-columns-repeated="5"/>
          <table:table-cell table:style-name="ce2" office:value-type="float" office:value="0.341545352743561">
            <text:p>0.341545352743561</text:p>
          </table:table-cell>
          <table:table-cell table:style-name="ce1" office:value-type="float" office:value="27.14">
            <text:p>27.14</text:p>
          </table:table-cell>
          <table:table-cell table:style-name="ce1" office:value-type="float" office:value="34.15">
            <text:p>34.15</text:p>
          </table:table-cell>
          <table:table-cell table:style-name="ce1" office:value-type="float" office:value="30.24">
            <text:p>30.24</text:p>
          </table:table-cell>
          <table:table-cell table:style-name="ce2" office:value-type="float" office:value="0.941716481639624">
            <text:p>0.941716481639624</text:p>
          </table:table-cell>
          <table:table-cell table:style-name="ce1" office:value-type="float" office:value="95.75">
            <text:p>95.75</text:p>
          </table:table-cell>
          <table:table-cell table:style-name="ce1" office:value-type="float" office:value="94.17">
            <text:p>94.17</text:p>
          </table:table-cell>
          <table:table-cell table:style-name="ce1" office:value-type="float" office:value="94.95">
            <text:p>94.95</text:p>
          </table:table-cell>
          <table:table-cell table:style-name="ce1" office:value-type="float" office:value="91.08">
            <text:p>91.08</text:p>
          </table:table-cell>
          <table:table-cell table:style-name="ce1" office:value-type="float" office:value="91.65">
            <text:p>91.65</text:p>
          </table:table-cell>
          <table:table-cell table:style-name="ce1" office:value-type="float" office:value="90.58">
            <text:p>90.58</text:p>
          </table:table-cell>
        </table:table-row>
        <table:table-row>
          <table:table-cell table:number-columns-repeated="5"/>
          <table:table-cell table:style-name="ce2" office:value-type="float" office:value="0.291153415453527">
            <text:p>0.291153415453527</text:p>
          </table:table-cell>
          <table:table-cell table:style-name="ce1" office:value-type="float" office:value="30.59">
            <text:p>30.59</text:p>
          </table:table-cell>
          <table:table-cell table:style-name="ce1" office:value-type="float" office:value="29.12">
            <text:p>29.12</text:p>
          </table:table-cell>
          <table:table-cell table:style-name="ce1" office:value-type="float" office:value="29.84">
            <text:p>29.84</text:p>
          </table:table-cell>
          <table:table-cell table:style-name="ce2" office:value-type="float" office:value="0.958013094221463">
            <text:p>0.958013094221463</text:p>
          </table:table-cell>
          <table:table-cell table:style-name="ce1" office:value-type="float" office:value="95.51">
            <text:p>95.51</text:p>
          </table:table-cell>
          <table:table-cell table:style-name="ce1" office:value-type="float" office:value="95.8">
            <text:p>95.8</text:p>
          </table:table-cell>
          <table:table-cell table:style-name="ce1" office:value-type="float" office:value="95.65">
            <text:p>95.65</text:p>
          </table:table-cell>
          <table:table-cell table:style-name="ce1" office:value-type="float" office:value="91.72">
            <text:p>91.72</text:p>
          </table:table-cell>
          <table:table-cell table:style-name="ce1" office:value-type="float" office:value="91.63">
            <text:p>91.63</text:p>
          </table:table-cell>
          <table:table-cell table:style-name="ce1" office:value-type="float" office:value="91.82">
            <text:p>91.82</text:p>
          </table:table-cell>
        </table:table-row>
        <table:table-row>
          <table:table-cell table:number-columns-repeated="5"/>
          <table:table-cell table:style-name="ce2" office:value-type="float" office:value="0.245240761478163">
            <text:p>0.245240761478163</text:p>
          </table:table-cell>
          <table:table-cell table:style-name="ce1" office:value-type="float" office:value="34.6">
            <text:p>34.6</text:p>
          </table:table-cell>
          <table:table-cell table:style-name="ce1" office:value-type="float" office:value="24.52">
            <text:p>24.52</text:p>
          </table:table-cell>
          <table:table-cell table:style-name="ce1" office:value-type="float" office:value="28.7">
            <text:p>28.7</text:p>
          </table:table-cell>
          <table:table-cell table:style-name="ce2" office:value-type="float" office:value="0.970538001707942">
            <text:p>0.970538001707942</text:p>
          </table:table-cell>
          <table:table-cell table:style-name="ce1" office:value-type="float" office:value="95.29">
            <text:p>95.29</text:p>
          </table:table-cell>
          <table:table-cell table:style-name="ce1" office:value-type="float" office:value="97.05">
            <text:p>97.05</text:p>
          </table:table-cell>
          <table:table-cell table:style-name="ce1" office:value-type="float" office:value="96.16">
            <text:p>96.16</text:p>
          </table:table-cell>
          <table:table-cell table:style-name="ce1" office:value-type="float" office:value="92.13">
            <text:p>92.13</text:p>
          </table:table-cell>
          <table:table-cell table:style-name="ce1" office:value-type="float" office:value="91.66">
            <text:p>91.66</text:p>
          </table:table-cell>
          <table:table-cell table:style-name="ce1" office:value-type="float" office:value="92.72">
            <text:p>92.72</text:p>
          </table:table-cell>
        </table:table-row>
        <table:table-row>
          <table:table-cell table:number-columns-repeated="5"/>
          <table:table-cell table:style-name="ce2" office:value-type="float" office:value="0.200447928331467">
            <text:p>0.200447928331467</text:p>
          </table:table-cell>
          <table:table-cell table:style-name="ce1" office:value-type="float" office:value="42.02">
            <text:p>42.02</text:p>
          </table:table-cell>
          <table:table-cell table:style-name="ce1" office:value-type="float" office:value="20.04">
            <text:p>20.04</text:p>
          </table:table-cell>
          <table:table-cell table:style-name="ce1" office:value-type="float" office:value="27.14">
            <text:p>27.14</text:p>
          </table:table-cell>
          <table:table-cell table:style-name="ce2" office:value-type="float" office:value="0.98242243097068">
            <text:p>0.98242243097068</text:p>
          </table:table-cell>
          <table:table-cell table:style-name="ce1" office:value-type="float" office:value="95.08">
            <text:p>95.08</text:p>
          </table:table-cell>
          <table:table-cell table:style-name="ce1" office:value-type="float" office:value="98.24">
            <text:p>98.24</text:p>
          </table:table-cell>
          <table:table-cell table:style-name="ce1" office:value-type="float" office:value="96.63">
            <text:p>96.63</text:p>
          </table:table-cell>
          <table:table-cell table:style-name="ce1" office:value-type="float" office:value="92.48">
            <text:p>92.48</text:p>
          </table:table-cell>
          <table:table-cell table:style-name="ce1" office:value-type="float" office:value="91.91">
            <text:p>91.91</text:p>
          </table:table-cell>
          <table:table-cell table:style-name="ce1" office:value-type="float" office:value="93.57">
            <text:p>93.57</text:p>
          </table:table-cell>
        </table:table-row>
        <table:table-row>
          <table:table-cell table:number-columns-repeated="5"/>
          <table:table-cell table:style-name="ce2" office:value-type="float" office:value="0.144456886898096">
            <text:p>0.144456886898096</text:p>
          </table:table-cell>
          <table:table-cell table:style-name="ce1" office:value-type="float" office:value="52.65">
            <text:p>52.65</text:p>
          </table:table-cell>
          <table:table-cell table:style-name="ce1" office:value-type="float" office:value="14.45">
            <text:p>14.45</text:p>
          </table:table-cell>
          <table:table-cell table:style-name="ce1" office:value-type="float" office:value="22.68">
            <text:p>22.68</text:p>
          </table:table-cell>
          <table:table-cell table:style-name="ce2" office:value-type="float" office:value="0.991744947338457">
            <text:p>0.991744947338457</text:p>
          </table:table-cell>
          <table:table-cell table:style-name="ce1" office:value-type="float" office:value="94.8">
            <text:p>94.8</text:p>
          </table:table-cell>
          <table:table-cell table:style-name="ce1" office:value-type="float" office:value="99.17">
            <text:p>99.17</text:p>
          </table:table-cell>
          <table:table-cell table:style-name="ce1" office:value-type="float" office:value="96.94">
            <text:p>96.94</text:p>
          </table:table-cell>
          <table:table-cell table:style-name="ce1" office:value-type="float" office:value="92.5">
            <text:p>92.5</text:p>
          </table:table-cell>
          <table:table-cell table:style-name="ce1" office:value-type="float" office:value="92.28">
            <text:p>92.28</text:p>
          </table:table-cell>
          <table:table-cell table:style-name="ce1" office:value-type="float" office:value="94.11">
            <text:p>94.11</text:p>
          </table:table-cell>
        </table:table-row>
        <table:table-row>
          <table:table-cell table:number-columns-repeated="5"/>
          <table:table-cell table:style-name="ce2" office:value-type="float" office:value="0.0638297872340425">
            <text:p>0.0638297872340425</text:p>
          </table:table-cell>
          <table:table-cell table:style-name="ce1" office:value-type="float" office:value="69.51">
            <text:p>69.51</text:p>
          </table:table-cell>
          <table:table-cell table:style-name="ce1" office:value-type="float" office:value="6.38">
            <text:p>6.38</text:p>
          </table:table-cell>
          <table:table-cell table:style-name="ce1" office:value-type="float" office:value="11.69">
            <text:p>11.69</text:p>
          </table:table-cell>
          <table:table-cell table:style-name="ce2" office:value-type="float" office:value="0.998220893822943">
            <text:p>0.998220893822943</text:p>
          </table:table-cell>
          <table:table-cell table:style-name="ce1" office:value-type="float" office:value="94.38">
            <text:p>94.38</text:p>
          </table:table-cell>
          <table:table-cell table:style-name="ce1" office:value-type="float" office:value="99.82">
            <text:p>99.82</text:p>
          </table:table-cell>
          <table:table-cell table:style-name="ce1" office:value-type="float" office:value="97.02">
            <text:p>97.02</text:p>
          </table:table-cell>
          <table:table-cell table:style-name="ce1" office:value-type="float" office:value="91.92">
            <text:p>91.92</text:p>
          </table:table-cell>
          <table:table-cell table:style-name="ce1" office:value-type="float" office:value="92.89">
            <text:p>92.89</text:p>
          </table:table-cell>
          <table:table-cell table:style-name="ce1" office:value-type="float" office:value="94.24">
            <text:p>94.24</text:p>
          </table:table-cell>
        </table:table-row>
      </table:table>
      <table:table table:name="'file:///home/runejen/Dropbox/Skole/Master/Data/Model_3.ods'#plain_nn_adam" table:print="false" table:style-name="ta_extref">
        <table:table-source xlink:type="simple" xlink:href="../Model_3.ods" table:table-name="plain_nn_adam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0604703247480403">
            <text:p>0.0604703247480403</text:p>
          </table:table-cell>
          <table:table-cell table:style-name="ce1" office:value-type="float" office:value="17.2">
            <text:p>17.2</text:p>
          </table:table-cell>
          <table:table-cell table:style-name="ce1" office:value-type="float" office:value="6.05">
            <text:p>6.05</text:p>
          </table:table-cell>
          <table:table-cell table:style-name="ce1" office:value-type="float" office:value="8.95">
            <text:p>8.95</text:p>
          </table:table-cell>
          <table:table-cell table:style-name="ce2" office:value-type="float" office:value="0.981497295758611">
            <text:p>0.981497295758611</text:p>
          </table:table-cell>
          <table:table-cell table:style-name="ce1" office:value-type="float" office:value="94.27">
            <text:p>94.27</text:p>
          </table:table-cell>
          <table:table-cell table:style-name="ce1" office:value-type="float" office:value="98.15">
            <text:p>98.15</text:p>
          </table:table-cell>
          <table:table-cell table:style-name="ce1" office:value-type="float" office:value="96.17">
            <text:p>96.17</text:p>
          </table:table-cell>
          <table:table-cell table:style-name="ce1" office:value-type="float" office:value="90.96">
            <text:p>90.96</text:p>
          </table:table-cell>
          <table:table-cell table:style-name="ce1" office:value-type="float" office:value="89.66">
            <text:p>89.66</text:p>
          </table:table-cell>
          <table:table-cell table:style-name="ce1" office:value-type="float" office:value="92.65">
            <text:p>92.65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119820828667413">
            <text:p>0.119820828667413</text:p>
          </table:table-cell>
          <table:table-cell table:style-name="ce1" office:value-type="float" office:value="7.38">
            <text:p>7.38</text:p>
          </table:table-cell>
          <table:table-cell table:style-name="ce1" office:value-type="float" office:value="11.98">
            <text:p>11.98</text:p>
          </table:table-cell>
          <table:table-cell table:style-name="ce1" office:value-type="float" office:value="9.13">
            <text:p>9.13</text:p>
          </table:table-cell>
          <table:table-cell table:style-name="ce2" office:value-type="float" office:value="0.904497580415599">
            <text:p>0.904497580415599</text:p>
          </table:table-cell>
          <table:table-cell table:style-name="ce1" office:value-type="float" office:value="94.18">
            <text:p>94.18</text:p>
          </table:table-cell>
          <table:table-cell table:style-name="ce1" office:value-type="float" office:value="90.45">
            <text:p>90.45</text:p>
          </table:table-cell>
          <table:table-cell table:style-name="ce1" office:value-type="float" office:value="92.28">
            <text:p>92.28</text:p>
          </table:table-cell>
          <table:table-cell table:style-name="ce1" office:value-type="float" office:value="87.31">
            <text:p>87.31</text:p>
          </table:table-cell>
          <table:table-cell table:style-name="ce1" office:value-type="float" office:value="88.99">
            <text:p>88.99</text:p>
          </table:table-cell>
          <table:table-cell table:style-name="ce1" office:value-type="float" office:value="85.76">
            <text:p>85.76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135498320268757">
            <text:p>0.135498320268757</text:p>
          </table:table-cell>
          <table:table-cell table:style-name="ce1" office:value-type="float" office:value="7.3">
            <text:p>7.3</text:p>
          </table:table-cell>
          <table:table-cell table:style-name="ce1" office:value-type="float" office:value="13.55">
            <text:p>13.55</text:p>
          </table:table-cell>
          <table:table-cell table:style-name="ce1" office:value-type="float" office:value="9.49">
            <text:p>9.49</text:p>
          </table:table-cell>
          <table:table-cell table:style-name="ce2" office:value-type="float" office:value="0.890620552234557">
            <text:p>0.890620552234557</text:p>
          </table:table-cell>
          <table:table-cell table:style-name="ce1" office:value-type="float" office:value="94.19">
            <text:p>94.19</text:p>
          </table:table-cell>
          <table:table-cell table:style-name="ce1" office:value-type="float" office:value="89.06">
            <text:p>89.06</text:p>
          </table:table-cell>
          <table:table-cell table:style-name="ce1" office:value-type="float" office:value="91.55">
            <text:p>91.55</text:p>
          </table:table-cell>
          <table:table-cell table:style-name="ce1" office:value-type="float" office:value="86.65">
            <text:p>86.65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84.55">
            <text:p>84.55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136618141097424">
            <text:p>0.136618141097424</text:p>
          </table:table-cell>
          <table:table-cell table:style-name="ce1" office:value-type="float" office:value="7.3">
            <text:p>7.3</text:p>
          </table:table-cell>
          <table:table-cell table:style-name="ce1" office:value-type="float" office:value="13.66">
            <text:p>13.66</text:p>
          </table:table-cell>
          <table:table-cell table:style-name="ce1" office:value-type="float" office:value="9.52">
            <text:p>9.52</text:p>
          </table:table-cell>
          <table:table-cell table:style-name="ce2" office:value-type="float" office:value="0.889695417022488">
            <text:p>0.889695417022488</text:p>
          </table:table-cell>
          <table:table-cell table:style-name="ce1" office:value-type="float" office:value="94.19">
            <text:p>94.19</text:p>
          </table:table-cell>
          <table:table-cell table:style-name="ce1" office:value-type="float" office:value="88.97">
            <text:p>88.97</text:p>
          </table:table-cell>
          <table:table-cell table:style-name="ce1" office:value-type="float" office:value="91.51">
            <text:p>91.51</text:p>
          </table:table-cell>
          <table:table-cell table:style-name="ce1" office:value-type="float" office:value="86.61">
            <text:p>86.61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84.47">
            <text:p>84.47</text:p>
          </table:table-cell>
        </table:table-row>
        <table:table-row table:number-rows-repeated="4">
          <table:table-cell table:number-columns-repeated="16"/>
        </table:table-row>
        <table:table-row>
          <table:table-cell table:number-columns-repeated="5"/>
          <table:table-cell table:style-name="ce2" office:value-type="float" office:value="0.187010078387458">
            <text:p>0.187010078387458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18.7">
            <text:p>18.7</text:p>
          </table:table-cell>
          <table:table-cell table:style-name="ce1" office:value-type="float" office:value="8.01">
            <text:p>8.01</text:p>
          </table:table-cell>
          <table:table-cell table:style-name="ce2" office:value-type="float" office:value="0.778963848562482">
            <text:p>0.778963848562482</text:p>
          </table:table-cell>
          <table:table-cell table:style-name="ce1" office:value-type="float" office:value="93.78">
            <text:p>93.78</text:p>
          </table:table-cell>
          <table:table-cell table:style-name="ce1" office:value-type="float" office:value="77.9">
            <text:p>77.9</text:p>
          </table:table-cell>
          <table:table-cell table:style-name="ce1" office:value-type="float" office:value="85.11">
            <text:p>85.11</text:p>
          </table:table-cell>
          <table:table-cell table:style-name="ce1" office:value-type="float" office:value="80.5">
            <text:p>80.5</text:p>
          </table:table-cell>
          <table:table-cell table:style-name="ce1" office:value-type="float" office:value="88.48">
            <text:p>88.48</text:p>
          </table:table-cell>
          <table:table-cell table:style-name="ce1" office:value-type="float" office:value="74.36">
            <text:p>74.36</text:p>
          </table:table-cell>
        </table:table-row>
        <table:table-row>
          <table:table-cell table:number-columns-repeated="5"/>
          <table:table-cell table:style-name="ce2" office:value-type="float" office:value="0.182530795072788">
            <text:p>0.182530795072788</text:p>
          </table:table-cell>
          <table:table-cell table:style-name="ce1" office:value-type="float" office:value="5.27">
            <text:p>5.27</text:p>
          </table:table-cell>
          <table:table-cell table:style-name="ce1" office:value-type="float" office:value="18.25">
            <text:p>18.25</text:p>
          </table:table-cell>
          <table:table-cell table:style-name="ce1" office:value-type="float" office:value="8.18">
            <text:p>8.18</text:p>
          </table:table-cell>
          <table:table-cell table:style-name="ce2" office:value-type="float" office:value="0.791417591801879">
            <text:p>0.791417591801879</text:p>
          </table:table-cell>
          <table:table-cell table:style-name="ce1" office:value-type="float" office:value="93.84">
            <text:p>93.84</text:p>
          </table:table-cell>
          <table:table-cell table:style-name="ce1" office:value-type="float" office:value="79.14">
            <text:p>79.14</text:p>
          </table:table-cell>
          <table:table-cell table:style-name="ce1" office:value-type="float" office:value="85.87">
            <text:p>85.87</text:p>
          </table:table-cell>
          <table:table-cell table:style-name="ce1" office:value-type="float" office:value="81.23">
            <text:p>81.23</text:p>
          </table:table-cell>
          <table:table-cell table:style-name="ce1" office:value-type="float" office:value="88.55">
            <text:p>88.55</text:p>
          </table:table-cell>
          <table:table-cell table:style-name="ce1" office:value-type="float" office:value="75.5">
            <text:p>75.5</text:p>
          </table:table-cell>
        </table:table-row>
        <table:table-row>
          <table:table-cell table:number-columns-repeated="5"/>
          <table:table-cell table:style-name="ce2" office:value-type="float" office:value="0.182530795072788">
            <text:p>0.182530795072788</text:p>
          </table:table-cell>
          <table:table-cell table:style-name="ce1" office:value-type="float" office:value="5.51">
            <text:p>5.51</text:p>
          </table:table-cell>
          <table:table-cell table:style-name="ce1" office:value-type="float" office:value="18.25">
            <text:p>18.25</text:p>
          </table:table-cell>
          <table:table-cell table:style-name="ce1" office:value-type="float" office:value="8.46">
            <text:p>8.46</text:p>
          </table:table-cell>
          <table:table-cell table:style-name="ce2" office:value-type="float" office:value="0.801167093652149">
            <text:p>0.801167093652149</text:p>
          </table:table-cell>
          <table:table-cell table:style-name="ce1" office:value-type="float" office:value="93.91">
            <text:p>93.91</text:p>
          </table:table-cell>
          <table:table-cell table:style-name="ce1" office:value-type="float" office:value="80.12">
            <text:p>80.12</text:p>
          </table:table-cell>
          <table:table-cell table:style-name="ce1" office:value-type="float" office:value="86.47">
            <text:p>86.47</text:p>
          </table:table-cell>
          <table:table-cell table:style-name="ce1" office:value-type="float" office:value="81.81">
            <text:p>81.81</text:p>
          </table:table-cell>
          <table:table-cell table:style-name="ce1" office:value-type="float" office:value="88.63">
            <text:p>88.63</text:p>
          </table:table-cell>
          <table:table-cell table:style-name="ce1" office:value-type="float" office:value="76.42">
            <text:p>76.42</text:p>
          </table:table-cell>
        </table:table-row>
        <table:table-row>
          <table:table-cell table:number-columns-repeated="5"/>
          <table:table-cell table:style-name="ce2" office:value-type="float" office:value="0.176931690929451">
            <text:p>0.176931690929451</text:p>
          </table:table-cell>
          <table:table-cell table:style-name="ce1" office:value-type="float" office:value="5.59">
            <text:p>5.59</text:p>
          </table:table-cell>
          <table:table-cell table:style-name="ce1" office:value-type="float" office:value="17.69">
            <text:p>17.69</text:p>
          </table:table-cell>
          <table:table-cell table:style-name="ce1" office:value-type="float" office:value="8.5">
            <text:p>8.5</text:p>
          </table:table-cell>
          <table:table-cell table:style-name="ce2" office:value-type="float" office:value="0.810276117278679">
            <text:p>0.810276117278679</text:p>
          </table:table-cell>
          <table:table-cell table:style-name="ce1" office:value-type="float" office:value="93.94">
            <text:p>93.94</text:p>
          </table:table-cell>
          <table:table-cell table:style-name="ce1" office:value-type="float" office:value="81.03">
            <text:p>81.03</text:p>
          </table:table-cell>
          <table:table-cell table:style-name="ce1" office:value-type="float" office:value="87.01">
            <text:p>87.01</text:p>
          </table:table-cell>
          <table:table-cell table:style-name="ce1" office:value-type="float" office:value="82.32">
            <text:p>82.32</text:p>
          </table:table-cell>
          <table:table-cell table:style-name="ce1" office:value-type="float" office:value="88.66">
            <text:p>88.66</text:p>
          </table:table-cell>
          <table:table-cell table:style-name="ce1" office:value-type="float" office:value="77.25">
            <text:p>77.25</text:p>
          </table:table-cell>
        </table:table-row>
        <table:table-row>
          <table:table-cell table:number-columns-repeated="5"/>
          <table:table-cell table:style-name="ce2" office:value-type="float" office:value="0.175811870100784">
            <text:p>0.175811870100784</text:p>
          </table:table-cell>
          <table:table-cell table:style-name="ce1" office:value-type="float" office:value="5.83">
            <text:p>5.83</text:p>
          </table:table-cell>
          <table:table-cell table:style-name="ce1" office:value-type="float" office:value="17.58">
            <text:p>17.58</text:p>
          </table:table-cell>
          <table:table-cell table:style-name="ce1" office:value-type="float" office:value="8.76">
            <text:p>8.76</text:p>
          </table:table-cell>
          <table:table-cell table:style-name="ce2" office:value-type="float" office:value="0.819456305152291">
            <text:p>0.819456305152291</text:p>
          </table:table-cell>
          <table:table-cell table:style-name="ce1" office:value-type="float" office:value="93.99">
            <text:p>93.99</text:p>
          </table:table-cell>
          <table:table-cell table:style-name="ce1" office:value-type="float" office:value="81.95">
            <text:p>81.95</text:p>
          </table:table-cell>
          <table:table-cell table:style-name="ce1" office:value-type="float" office:value="87.56">
            <text:p>87.56</text:p>
          </table:table-cell>
          <table:table-cell table:style-name="ce1" office:value-type="float" office:value="82.85">
            <text:p>82.85</text:p>
          </table:table-cell>
          <table:table-cell table:style-name="ce1" office:value-type="float" office:value="88.72">
            <text:p>88.72</text:p>
          </table:table-cell>
          <table:table-cell table:style-name="ce1" office:value-type="float" office:value="78.1">
            <text:p>78.1</text:p>
          </table:table-cell>
        </table:table-row>
        <table:table-row>
          <table:table-cell table:number-columns-repeated="5"/>
          <table:table-cell table:style-name="ce2" office:value-type="float" office:value="0.169092945128779">
            <text:p>0.169092945128779</text:p>
          </table:table-cell>
          <table:table-cell table:style-name="ce1" office:value-type="float" office:value="6.03">
            <text:p>6.03</text:p>
          </table:table-cell>
          <table:table-cell table:style-name="ce1" office:value-type="float" office:value="16.91">
            <text:p>16.91</text:p>
          </table:table-cell>
          <table:table-cell table:style-name="ce1" office:value-type="float" office:value="8.89">
            <text:p>8.89</text:p>
          </table:table-cell>
          <table:table-cell table:style-name="ce2" office:value-type="float" office:value="0.832550526615428">
            <text:p>0.832550526615428</text:p>
          </table:table-cell>
          <table:table-cell table:style-name="ce1" office:value-type="float" office:value="94.04">
            <text:p>94.04</text:p>
          </table:table-cell>
          <table:table-cell table:style-name="ce1" office:value-type="float" office:value="83.26">
            <text:p>83.26</text:p>
          </table:table-cell>
          <table:table-cell table:style-name="ce1" office:value-type="float" office:value="88.32">
            <text:p>88.32</text:p>
          </table:table-cell>
          <table:table-cell table:style-name="ce1" office:value-type="float" office:value="83.57">
            <text:p>83.57</text:p>
          </table:table-cell>
          <table:table-cell table:style-name="ce1" office:value-type="float" office:value="88.78">
            <text:p>88.78</text:p>
          </table:table-cell>
          <table:table-cell table:style-name="ce1" office:value-type="float" office:value="79.3">
            <text:p>79.3</text:p>
          </table:table-cell>
        </table:table-row>
        <table:table-row>
          <table:table-cell table:number-columns-repeated="5"/>
          <table:table-cell table:style-name="ce2" office:value-type="float" office:value="0.157894736842105">
            <text:p>0.157894736842105</text:p>
          </table:table-cell>
          <table:table-cell table:style-name="ce1" office:value-type="float" office:value="6.13">
            <text:p>6.13</text:p>
          </table:table-cell>
          <table:table-cell table:style-name="ce1" office:value-type="float" office:value="15.79">
            <text:p>15.79</text:p>
          </table:table-cell>
          <table:table-cell table:style-name="ce1" office:value-type="float" office:value="8.83">
            <text:p>8.83</text:p>
          </table:table-cell>
          <table:table-cell table:style-name="ce2" office:value-type="float" office:value="0.846285226302306">
            <text:p>0.846285226302306</text:p>
          </table:table-cell>
          <table:table-cell table:style-name="ce1" office:value-type="float" office:value="94.05">
            <text:p>94.05</text:p>
          </table:table-cell>
          <table:table-cell table:style-name="ce1" office:value-type="float" office:value="84.63">
            <text:p>84.63</text:p>
          </table:table-cell>
          <table:table-cell table:style-name="ce1" office:value-type="float" office:value="89.09">
            <text:p>89.09</text:p>
          </table:table-cell>
          <table:table-cell table:style-name="ce1" office:value-type="float" office:value="84.29">
            <text:p>84.29</text:p>
          </table:table-cell>
          <table:table-cell table:style-name="ce1" office:value-type="float" office:value="88.8">
            <text:p>88.8</text:p>
          </table:table-cell>
          <table:table-cell table:style-name="ce1" office:value-type="float" office:value="80.52">
            <text:p>80.52</text:p>
          </table:table-cell>
        </table:table-row>
        <table:table-row>
          <table:table-cell table:number-columns-repeated="5"/>
          <table:table-cell table:style-name="ce2" office:value-type="float" office:value="0.145576707726764">
            <text:p>0.145576707726764</text:p>
          </table:table-cell>
          <table:table-cell table:style-name="ce1" office:value-type="float" office:value="6.37">
            <text:p>6.37</text:p>
          </table:table-cell>
          <table:table-cell table:style-name="ce1" office:value-type="float" office:value="14.56">
            <text:p>14.56</text:p>
          </table:table-cell>
          <table:table-cell table:style-name="ce1" office:value-type="float" office:value="8.86">
            <text:p>8.86</text:p>
          </table:table-cell>
          <table:table-cell table:style-name="ce2" office:value-type="float" office:value="0.864076288072872">
            <text:p>0.864076288072872</text:p>
          </table:table-cell>
          <table:table-cell table:style-name="ce1" office:value-type="float" office:value="94.09">
            <text:p>94.09</text:p>
          </table:table-cell>
          <table:table-cell table:style-name="ce1" office:value-type="float" office:value="86.41">
            <text:p>86.41</text:p>
          </table:table-cell>
          <table:table-cell table:style-name="ce1" office:value-type="float" office:value="90.09">
            <text:p>90.09</text:p>
          </table:table-cell>
          <table:table-cell table:style-name="ce1" office:value-type="float" office:value="85.24">
            <text:p>85.24</text:p>
          </table:table-cell>
          <table:table-cell table:style-name="ce1" office:value-type="float" office:value="88.85">
            <text:p>88.85</text:p>
          </table:table-cell>
          <table:table-cell table:style-name="ce1" office:value-type="float" office:value="82.12">
            <text:p>82.12</text:p>
          </table:table-cell>
        </table:table-row>
        <table:table-row>
          <table:table-cell table:number-columns-repeated="5"/>
          <table:table-cell table:style-name="ce2" office:value-type="float" office:value="0.135498320268757">
            <text:p>0.135498320268757</text:p>
          </table:table-cell>
          <table:table-cell table:style-name="ce1" office:value-type="float" office:value="7.19">
            <text:p>7.19</text:p>
          </table:table-cell>
          <table:table-cell table:style-name="ce1" office:value-type="float" office:value="13.55">
            <text:p>13.55</text:p>
          </table:table-cell>
          <table:table-cell table:style-name="ce1" office:value-type="float" office:value="9.39">
            <text:p>9.39</text:p>
          </table:table-cell>
          <table:table-cell table:style-name="ce2" office:value-type="float" office:value="0.888770281810418">
            <text:p>0.888770281810418</text:p>
          </table:table-cell>
          <table:table-cell table:style-name="ce1" office:value-type="float" office:value="94.18">
            <text:p>94.18</text:p>
          </table:table-cell>
          <table:table-cell table:style-name="ce1" office:value-type="float" office:value="88.88">
            <text:p>88.88</text:p>
          </table:table-cell>
          <table:table-cell table:style-name="ce1" office:value-type="float" office:value="91.45">
            <text:p>91.45</text:p>
          </table:table-cell>
          <table:table-cell table:style-name="ce1" office:value-type="float" office:value="86.55">
            <text:p>86.55</text:p>
          </table:table-cell>
          <table:table-cell table:style-name="ce1" office:value-type="float" office:value="88.98">
            <text:p>88.98</text:p>
          </table:table-cell>
          <table:table-cell table:style-name="ce1" office:value-type="float" office:value="84.38">
            <text:p>84.38</text:p>
          </table:table-cell>
        </table:table-row>
      </table:table>
      <table:table table:name="'file:///home/runejen/Dropbox/Skole/Master/Data/Model_3.ods'#plain_nn_lstm" table:print="false" table:style-name="ta_extref">
        <table:table-source xlink:type="simple" xlink:href="../Model_3.ods" table:table-name="plain_nn_lstm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019036954087346">
            <text:p>0.019036954087346</text:p>
          </table:table-cell>
          <table:table-cell table:style-name="ce1" office:value-type="float" office:value="1.89">
            <text:p>1.89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1.89">
            <text:p>1.89</text:p>
          </table:table-cell>
          <table:table-cell table:style-name="ce2" office:value-type="float" office:value="0.937161969826359">
            <text:p>0.937161969826359</text:p>
          </table:table-cell>
          <table:table-cell table:style-name="ce1" office:value-type="float" office:value="93.76">
            <text:p>93.76</text:p>
          </table:table-cell>
          <table:table-cell table:style-name="ce1" office:value-type="float" office:value="93.72">
            <text:p>93.72</text:p>
          </table:table-cell>
          <table:table-cell table:style-name="ce1" office:value-type="float" office:value="93.74">
            <text:p>93.74</text:p>
          </table:table-cell>
          <table:table-cell table:style-name="ce1" office:value-type="float" office:value="88.25">
            <text:p>88.25</text:p>
          </table:table-cell>
          <table:table-cell table:style-name="ce1" office:value-type="float" office:value="88.27">
            <text:p>88.27</text:p>
          </table:table-cell>
          <table:table-cell table:style-name="ce1" office:value-type="float" office:value="88.23">
            <text:p>88.23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111982082866741">
            <text:p>0.0111982082866741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1.12">
            <text:p>1.12</text:p>
          </table:table-cell>
          <table:table-cell table:style-name="ce1" office:value-type="float" office:value="1.53">
            <text:p>1.53</text:p>
          </table:table-cell>
          <table:table-cell table:style-name="ce2" office:value-type="float" office:value="0.9711073156846">
            <text:p>0.9711073156846</text:p>
          </table:table-cell>
          <table:table-cell table:style-name="ce1" office:value-type="float" office:value="93.92">
            <text:p>93.92</text:p>
          </table:table-cell>
          <table:table-cell table:style-name="ce1" office:value-type="float" office:value="97.11">
            <text:p>97.11</text:p>
          </table:table-cell>
          <table:table-cell table:style-name="ce1" office:value-type="float" office:value="95.49">
            <text:p>95.49</text:p>
          </table:table-cell>
          <table:table-cell table:style-name="ce1" office:value-type="float" office:value="89.88">
            <text:p>89.88</text:p>
          </table:table-cell>
          <table:table-cell table:style-name="ce1" office:value-type="float" office:value="88.45">
            <text:p>88.45</text:p>
          </table:table-cell>
          <table:table-cell table:style-name="ce1" office:value-type="float" office:value="91.37">
            <text:p>91.37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111982082866741">
            <text:p>0.0111982082866741</text:p>
          </table:table-cell>
          <table:table-cell table:style-name="ce1" office:value-type="float" office:value="2.34">
            <text:p>2.34</text:p>
          </table:table-cell>
          <table:table-cell table:style-name="ce1" office:value-type="float" office:value="1.12">
            <text:p>1.12</text:p>
          </table:table-cell>
          <table:table-cell table:style-name="ce1" office:value-type="float" office:value="1.51">
            <text:p>1.51</text:p>
          </table:table-cell>
          <table:table-cell table:style-name="ce2" office:value-type="float" office:value="0.970324508966695">
            <text:p>0.970324508966695</text:p>
          </table:table-cell>
          <table:table-cell table:style-name="ce1" office:value-type="float" office:value="93.92">
            <text:p>93.92</text:p>
          </table:table-cell>
          <table:table-cell table:style-name="ce1" office:value-type="float" office:value="97.03">
            <text:p>97.03</text:p>
          </table:table-cell>
          <table:table-cell table:style-name="ce1" office:value-type="float" office:value="95.45">
            <text:p>95.45</text:p>
          </table:table-cell>
          <table:table-cell table:style-name="ce1" office:value-type="float" office:value="89.84">
            <text:p>89.84</text:p>
          </table:table-cell>
          <table:table-cell table:style-name="ce1" office:value-type="float" office:value="88.45">
            <text:p>88.45</text:p>
          </table:table-cell>
          <table:table-cell table:style-name="ce1" office:value-type="float" office:value="91.3">
            <text:p>91.3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100783874580067">
            <text:p>0.0100783874580067</text:p>
          </table:table-cell>
          <table:table-cell table:style-name="ce1" office:value-type="float" office:value="2.14">
            <text:p>2.14</text:p>
          </table:table-cell>
          <table:table-cell table:style-name="ce1" office:value-type="float" office:value="1.01">
            <text:p>1.01</text:p>
          </table:table-cell>
          <table:table-cell table:style-name="ce1" office:value-type="float" office:value="1.37">
            <text:p>1.37</text:p>
          </table:table-cell>
          <table:table-cell table:style-name="ce2" office:value-type="float" office:value="0.970680330202106">
            <text:p>0.970680330202106</text:p>
          </table:table-cell>
          <table:table-cell table:style-name="ce1" office:value-type="float" office:value="93.91">
            <text:p>93.91</text:p>
          </table:table-cell>
          <table:table-cell table:style-name="ce1" office:value-type="float" office:value="97.07">
            <text:p>97.07</text:p>
          </table:table-cell>
          <table:table-cell table:style-name="ce1" office:value-type="float" office:value="95.46">
            <text:p>95.46</text:p>
          </table:table-cell>
          <table:table-cell table:style-name="ce1" office:value-type="float" office:value="89.84">
            <text:p>89.84</text:p>
          </table:table-cell>
          <table:table-cell table:style-name="ce1" office:value-type="float" office:value="88.43">
            <text:p>88.43</text:p>
          </table:table-cell>
          <table:table-cell table:style-name="ce1" office:value-type="float" office:value="91.33">
            <text:p>91.33</text:p>
          </table:table-cell>
        </table:table-row>
        <table:table-row table:number-rows-repeated="4">
          <table:table-cell table:number-columns-repeated="16"/>
        </table:table-row>
        <table:table-row>
          <table:table-cell table:number-columns-repeated="5"/>
          <table:table-cell table:style-name="ce2" office:value-type="float" office:value="0.0201567749160134">
            <text:p>0.0201567749160134</text:p>
          </table:table-cell>
          <table:table-cell table:style-name="ce1" office:value-type="float" office:value="2.59">
            <text:p>2.59</text:p>
          </table:table-cell>
          <table:table-cell table:style-name="ce1" office:value-type="float" office:value="2.02">
            <text:p>2.02</text:p>
          </table:table-cell>
          <table:table-cell table:style-name="ce1" office:value-type="float" office:value="2.27">
            <text:p>2.27</text:p>
          </table:table-cell>
          <table:table-cell table:style-name="ce2" office:value-type="float" office:value="0.951821804725306">
            <text:p>0.951821804725306</text:p>
          </table:table-cell>
          <table:table-cell table:style-name="ce1" office:value-type="float" office:value="93.86">
            <text:p>93.86</text:p>
          </table:table-cell>
          <table:table-cell table:style-name="ce1" office:value-type="float" office:value="95.18">
            <text:p>95.18</text:p>
          </table:table-cell>
          <table:table-cell table:style-name="ce1" office:value-type="float" office:value="94.52">
            <text:p>94.52</text:p>
          </table:table-cell>
          <table:table-cell table:style-name="ce1" office:value-type="float" office:value="89.01">
            <text:p>89.01</text:p>
          </table:table-cell>
          <table:table-cell table:style-name="ce1" office:value-type="float" office:value="88.41">
            <text:p>88.41</text:p>
          </table:table-cell>
          <table:table-cell table:style-name="ce1" office:value-type="float" office:value="89.61">
            <text:p>89.61</text:p>
          </table:table-cell>
        </table:table-row>
        <table:table-row>
          <table:table-cell table:number-columns-repeated="5"/>
          <table:table-cell table:style-name="ce2" office:value-type="float" office:value="0.0201567749160134">
            <text:p>0.0201567749160134</text:p>
          </table:table-cell>
          <table:table-cell table:style-name="ce1" office:value-type="float" office:value="2.8">
            <text:p>2.8</text:p>
          </table:table-cell>
          <table:table-cell table:style-name="ce1" office:value-type="float" office:value="2.02">
            <text:p>2.02</text:p>
          </table:table-cell>
          <table:table-cell table:style-name="ce1" office:value-type="float" office:value="2.35">
            <text:p>2.35</text:p>
          </table:table-cell>
          <table:table-cell table:style-name="ce2" office:value-type="float" office:value="0.955451181326501">
            <text:p>0.955451181326501</text:p>
          </table:table-cell>
          <table:table-cell table:style-name="ce1" office:value-type="float" office:value="93.88">
            <text:p>93.88</text:p>
          </table:table-cell>
          <table:table-cell table:style-name="ce1" office:value-type="float" office:value="95.55">
            <text:p>95.55</text:p>
          </table:table-cell>
          <table:table-cell table:style-name="ce1" office:value-type="float" office:value="94.71">
            <text:p>94.71</text:p>
          </table:table-cell>
          <table:table-cell table:style-name="ce1" office:value-type="float" office:value="89.19">
            <text:p>89.19</text:p>
          </table:table-cell>
          <table:table-cell table:style-name="ce1" office:value-type="float" office:value="88.44">
            <text:p>88.44</text:p>
          </table:table-cell>
          <table:table-cell table:style-name="ce1" office:value-type="float" office:value="89.96">
            <text:p>89.96</text:p>
          </table:table-cell>
        </table:table-row>
        <table:table-row>
          <table:table-cell table:number-columns-repeated="5"/>
          <table:table-cell table:style-name="ce2" office:value-type="float" office:value="0.019036954087346">
            <text:p>0.019036954087346</text:p>
          </table:table-cell>
          <table:table-cell table:style-name="ce1" office:value-type="float" office:value="2.78">
            <text:p>2.78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2.26">
            <text:p>2.26</text:p>
          </table:table-cell>
          <table:table-cell table:style-name="ce2" office:value-type="float" office:value="0.957657272986052">
            <text:p>0.957657272986052</text:p>
          </table:table-cell>
          <table:table-cell table:style-name="ce1" office:value-type="float" office:value="93.89">
            <text:p>93.89</text:p>
          </table:table-cell>
          <table:table-cell table:style-name="ce1" office:value-type="float" office:value="95.77">
            <text:p>95.77</text:p>
          </table:table-cell>
          <table:table-cell table:style-name="ce1" office:value-type="float" office:value="94.82">
            <text:p>94.82</text:p>
          </table:table-cell>
          <table:table-cell table:style-name="ce1" office:value-type="float" office:value="89.29">
            <text:p>89.29</text:p>
          </table:table-cell>
          <table:table-cell table:style-name="ce1" office:value-type="float" office:value="88.45">
            <text:p>88.45</text:p>
          </table:table-cell>
          <table:table-cell table:style-name="ce1" office:value-type="float" office:value="90.16">
            <text:p>90.16</text:p>
          </table:table-cell>
        </table:table-row>
        <table:table-row>
          <table:table-cell table:number-columns-repeated="5"/>
          <table:table-cell table:style-name="ce2" office:value-type="float" office:value="0.0167973124300112">
            <text:p>0.0167973124300112</text:p>
          </table:table-cell>
          <table:table-cell table:style-name="ce1" office:value-type="float" office:value="2.56">
            <text:p>2.56</text:p>
          </table:table-cell>
          <table:table-cell table:style-name="ce1" office:value-type="float" office:value="1.68">
            <text:p>1.68</text:p>
          </table:table-cell>
          <table:table-cell table:style-name="ce1" office:value-type="float" office:value="2.03">
            <text:p>2.03</text:p>
          </table:table-cell>
          <table:table-cell table:style-name="ce2" office:value-type="float" office:value="0.959436379163108">
            <text:p>0.959436379163108</text:p>
          </table:table-cell>
          <table:table-cell table:style-name="ce1" office:value-type="float" office:value="93.89">
            <text:p>93.89</text:p>
          </table:table-cell>
          <table:table-cell table:style-name="ce1" office:value-type="float" office:value="95.94">
            <text:p>95.94</text:p>
          </table:table-cell>
          <table:table-cell table:style-name="ce1" office:value-type="float" office:value="94.9">
            <text:p>94.9</text:p>
          </table:table-cell>
          <table:table-cell table:style-name="ce1" office:value-type="float" office:value="89.35">
            <text:p>89.35</text:p>
          </table:table-cell>
          <table:table-cell table:style-name="ce1" office:value-type="float" office:value="88.43">
            <text:p>88.43</text:p>
          </table:table-cell>
          <table:table-cell table:style-name="ce1" office:value-type="float" office:value="90.31">
            <text:p>90.31</text:p>
          </table:table-cell>
        </table:table-row>
        <table:table-row>
          <table:table-cell table:number-columns-repeated="5"/>
          <table:table-cell table:style-name="ce2" office:value-type="float" office:value="0.0156774916013438">
            <text:p>0.0156774916013438</text:p>
          </table:table-cell>
          <table:table-cell table:style-name="ce1" office:value-type="float" office:value="2.47">
            <text:p>2.47</text:p>
          </table:table-cell>
          <table:table-cell table:style-name="ce1" office:value-type="float" office:value="1.57">
            <text:p>1.57</text:p>
          </table:table-cell>
          <table:table-cell table:style-name="ce1" office:value-type="float" office:value="1.92">
            <text:p>1.92</text:p>
          </table:table-cell>
          <table:table-cell table:style-name="ce2" office:value-type="float" office:value="0.960646171363507">
            <text:p>0.960646171363507</text:p>
          </table:table-cell>
          <table:table-cell table:style-name="ce1" office:value-type="float" office:value="93.89">
            <text:p>93.89</text:p>
          </table:table-cell>
          <table:table-cell table:style-name="ce1" office:value-type="float" office:value="96.06">
            <text:p>96.06</text:p>
          </table:table-cell>
          <table:table-cell table:style-name="ce1" office:value-type="float" office:value="94.96">
            <text:p>94.96</text:p>
          </table:table-cell>
          <table:table-cell table:style-name="ce1" office:value-type="float" office:value="89.4">
            <text:p>89.4</text:p>
          </table:table-cell>
          <table:table-cell table:style-name="ce1" office:value-type="float" office:value="88.43">
            <text:p>88.43</text:p>
          </table:table-cell>
          <table:table-cell table:style-name="ce1" office:value-type="float" office:value="90.41">
            <text:p>90.41</text:p>
          </table:table-cell>
        </table:table-row>
        <table:table-row>
          <table:table-cell table:number-columns-repeated="5"/>
          <table:table-cell table:style-name="ce2" office:value-type="float" office:value="0.0156774916013438">
            <text:p>0.0156774916013438</text:p>
          </table:table-cell>
          <table:table-cell table:style-name="ce1" office:value-type="float" office:value="2.58">
            <text:p>2.58</text:p>
          </table:table-cell>
          <table:table-cell table:style-name="ce1" office:value-type="float" office:value="1.57">
            <text:p>1.57</text:p>
          </table:table-cell>
          <table:table-cell table:style-name="ce1" office:value-type="float" office:value="1.95">
            <text:p>1.95</text:p>
          </table:table-cell>
          <table:table-cell table:style-name="ce2" office:value-type="float" office:value="0.962425277540564">
            <text:p>0.962425277540564</text:p>
          </table:table-cell>
          <table:table-cell table:style-name="ce1" office:value-type="float" office:value="93.9">
            <text:p>93.9</text:p>
          </table:table-cell>
          <table:table-cell table:style-name="ce1" office:value-type="float" office:value="96.24">
            <text:p>96.24</text:p>
          </table:table-cell>
          <table:table-cell table:style-name="ce1" office:value-type="float" office:value="95.06">
            <text:p>95.06</text:p>
          </table:table-cell>
          <table:table-cell table:style-name="ce1" office:value-type="float" office:value="89.5">
            <text:p>89.5</text:p>
          </table:table-cell>
          <table:table-cell table:style-name="ce1" office:value-type="float" office:value="88.44">
            <text:p>88.44</text:p>
          </table:table-cell>
          <table:table-cell table:style-name="ce1" office:value-type="float" office:value="90.58">
            <text:p>90.58</text:p>
          </table:table-cell>
        </table:table-row>
        <table:table-row>
          <table:table-cell table:number-columns-repeated="5"/>
          <table:table-cell table:style-name="ce2" office:value-type="float" office:value="0.0145576707726764">
            <text:p>0.0145576707726764</text:p>
          </table:table-cell>
          <table:table-cell table:style-name="ce1" office:value-type="float" office:value="2.55">
            <text:p>2.55</text:p>
          </table:table-cell>
          <table:table-cell table:style-name="ce1" office:value-type="float" office:value="1.46">
            <text:p>1.46</text:p>
          </table:table-cell>
          <table:table-cell table:style-name="ce1" office:value-type="float" office:value="1.86">
            <text:p>1.86</text:p>
          </table:table-cell>
          <table:table-cell table:style-name="ce2" office:value-type="float" office:value="0.964631369200114">
            <text:p>0.964631369200114</text:p>
          </table:table-cell>
          <table:table-cell table:style-name="ce1" office:value-type="float" office:value="93.9">
            <text:p>93.9</text:p>
          </table:table-cell>
          <table:table-cell table:style-name="ce1" office:value-type="float" office:value="96.46">
            <text:p>96.46</text:p>
          </table:table-cell>
          <table:table-cell table:style-name="ce1" office:value-type="float" office:value="95.16">
            <text:p>95.16</text:p>
          </table:table-cell>
          <table:table-cell table:style-name="ce1" office:value-type="float" office:value="89.59">
            <text:p>89.59</text:p>
          </table:table-cell>
          <table:table-cell table:style-name="ce1" office:value-type="float" office:value="88.44">
            <text:p>88.44</text:p>
          </table:table-cell>
          <table:table-cell table:style-name="ce1" office:value-type="float" office:value="90.78">
            <text:p>90.78</text:p>
          </table:table-cell>
        </table:table-row>
        <table:table-row>
          <table:table-cell table:number-columns-repeated="5"/>
          <table:table-cell table:style-name="ce2" office:value-type="float" office:value="0.0111982082866741">
            <text:p>0.0111982082866741</text:p>
          </table:table-cell>
          <table:table-cell table:style-name="ce1" office:value-type="float" office:value="2.13">
            <text:p>2.13</text:p>
          </table:table-cell>
          <table:table-cell table:style-name="ce1" office:value-type="float" office:value="1.12">
            <text:p>1.12</text:p>
          </table:table-cell>
          <table:table-cell table:style-name="ce1" office:value-type="float" office:value="1.47">
            <text:p>1.47</text:p>
          </table:table-cell>
          <table:table-cell table:style-name="ce2" office:value-type="float" office:value="0.967264446342158">
            <text:p>0.967264446342158</text:p>
          </table:table-cell>
          <table:table-cell table:style-name="ce1" office:value-type="float" office:value="93.9">
            <text:p>93.9</text:p>
          </table:table-cell>
          <table:table-cell table:style-name="ce1" office:value-type="float" office:value="96.73">
            <text:p>96.73</text:p>
          </table:table-cell>
          <table:table-cell table:style-name="ce1" office:value-type="float" office:value="95.29">
            <text:p>95.29</text:p>
          </table:table-cell>
          <table:table-cell table:style-name="ce1" office:value-type="float" office:value="89.68">
            <text:p>89.68</text:p>
          </table:table-cell>
          <table:table-cell table:style-name="ce1" office:value-type="float" office:value="88.42">
            <text:p>88.42</text:p>
          </table:table-cell>
          <table:table-cell table:style-name="ce1" office:value-type="float" office:value="91.02">
            <text:p>91.02</text:p>
          </table:table-cell>
        </table:table-row>
        <table:table-row>
          <table:table-cell table:number-columns-repeated="5"/>
          <table:table-cell table:style-name="ce2" office:value-type="float" office:value="0.0100783874580067">
            <text:p>0.0100783874580067</text:p>
          </table:table-cell>
          <table:table-cell table:style-name="ce1" office:value-type="float" office:value="2.14">
            <text:p>2.14</text:p>
          </table:table-cell>
          <table:table-cell table:style-name="ce1" office:value-type="float" office:value="1.01">
            <text:p>1.01</text:p>
          </table:table-cell>
          <table:table-cell table:style-name="ce1" office:value-type="float" office:value="1.37">
            <text:p>1.37</text:p>
          </table:table-cell>
          <table:table-cell table:style-name="ce2" office:value-type="float" office:value="0.970680330202106">
            <text:p>0.970680330202106</text:p>
          </table:table-cell>
          <table:table-cell table:style-name="ce1" office:value-type="float" office:value="93.91">
            <text:p>93.91</text:p>
          </table:table-cell>
          <table:table-cell table:style-name="ce1" office:value-type="float" office:value="97.07">
            <text:p>97.07</text:p>
          </table:table-cell>
          <table:table-cell table:style-name="ce1" office:value-type="float" office:value="95.46">
            <text:p>95.46</text:p>
          </table:table-cell>
          <table:table-cell table:style-name="ce1" office:value-type="float" office:value="89.84">
            <text:p>89.84</text:p>
          </table:table-cell>
          <table:table-cell table:style-name="ce1" office:value-type="float" office:value="88.43">
            <text:p>88.43</text:p>
          </table:table-cell>
          <table:table-cell table:style-name="ce1" office:value-type="float" office:value="91.33">
            <text:p>91.33</text:p>
          </table:table-cell>
        </table:table-row>
      </table:table>
      <table:table table:name="'file:///home/runejen/Dropbox/Skole/Master/Data/Model_3.ods'#plain_nn_lstm_sgd" table:print="false" table:style-name="ta_extref">
        <table:table-source xlink:type="simple" xlink:href="../Model_3.ods" table:table-name="plain_nn_lstm_sgd" table:filter-name="calc8" table:mode="copy-results-only"/>
        <table:table-column table:number-columns-repeated="16"/>
        <table:table-row table:number-rows-repeated="58">
          <table:table-cell table:number-columns-repeated="16"/>
        </table:table-row>
        <table:table-row>
          <table:table-cell table:number-columns-repeated="5"/>
          <table:table-cell table:style-name="ce2" office:value-type="float" office:value="0.286674132138858">
            <text:p>0.286674132138858</text:p>
          </table:table-cell>
          <table:table-cell table:style-name="ce1" office:value-type="float" office:value="4.17">
            <text:p>4.17</text:p>
          </table:table-cell>
          <table:table-cell table:style-name="ce1" office:value-type="float" office:value="28.67">
            <text:p>28.67</text:p>
          </table:table-cell>
          <table:table-cell table:style-name="ce1" office:value-type="float" office:value="7.28">
            <text:p>7.28</text:p>
          </table:table-cell>
          <table:table-cell table:style-name="ce2" office:value-type="float" office:value="0.581767719897524">
            <text:p>0.581767719897524</text:p>
          </table:table-cell>
          <table:table-cell table:style-name="ce1" office:value-type="float" office:value="92.77">
            <text:p>92.77</text:p>
          </table:table-cell>
          <table:table-cell table:style-name="ce1" office:value-type="float" office:value="58.18">
            <text:p>58.18</text:p>
          </table:table-cell>
          <table:table-cell table:style-name="ce1" office:value-type="float" office:value="71.51">
            <text:p>71.51</text:p>
          </table:table-cell>
          <table:table-cell table:style-name="ce1" office:value-type="float" office:value="67.67">
            <text:p>67.67</text:p>
          </table:table-cell>
          <table:table-cell table:style-name="ce1" office:value-type="float" office:value="87.48">
            <text:p>87.48</text:p>
          </table:table-cell>
          <table:table-cell table:style-name="ce1" office:value-type="float" office:value="56.42">
            <text:p>56.42</text:p>
          </table:table-cell>
        </table:table-row>
        <table:table-row>
          <table:table-cell table:number-columns-repeated="5"/>
          <table:table-cell table:style-name="ce2" office:value-type="float" office:value="0.166853303471445">
            <text:p>0.166853303471445</text:p>
          </table:table-cell>
          <table:table-cell table:style-name="ce1" office:value-type="float" office:value="3.35">
            <text:p>3.35</text:p>
          </table:table-cell>
          <table:table-cell table:style-name="ce1" office:value-type="float" office:value="16.69">
            <text:p>16.69</text:p>
          </table:table-cell>
          <table:table-cell table:style-name="ce1" office:value-type="float" office:value="5.58">
            <text:p>5.58</text:p>
          </table:table-cell>
          <table:table-cell table:style-name="ce2" office:value-type="float" office:value="0.69442072302875">
            <text:p>0.69442072302875</text:p>
          </table:table-cell>
          <table:table-cell table:style-name="ce1" office:value-type="float" office:value="92.92">
            <text:p>92.92</text:p>
          </table:table-cell>
          <table:table-cell table:style-name="ce1" office:value-type="float" office:value="69.44">
            <text:p>69.44</text:p>
          </table:table-cell>
          <table:table-cell table:style-name="ce1" office:value-type="float" office:value="79.48">
            <text:p>79.48</text:p>
          </table:table-cell>
          <table:table-cell table:style-name="ce1" office:value-type="float" office:value="75.06">
            <text:p>75.06</text:p>
          </table:table-cell>
          <table:table-cell table:style-name="ce1" office:value-type="float" office:value="87.57">
            <text:p>87.57</text:p>
          </table:table-cell>
          <table:table-cell table:style-name="ce1" office:value-type="float" office:value="66.29">
            <text:p>66.29</text:p>
          </table:table-cell>
        </table:table-row>
        <table:table-row>
          <table:table-cell table:number-columns-repeated="5"/>
          <table:table-cell table:style-name="ce2" office:value-type="float" office:value="0.0985442329227324">
            <text:p>0.0985442329227324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9.85">
            <text:p>9.85</text:p>
          </table:table-cell>
          <table:table-cell table:style-name="ce1" office:value-type="float" office:value="4.11">
            <text:p>4.11</text:p>
          </table:table-cell>
          <table:table-cell table:style-name="ce2" office:value-type="float" office:value="0.765157984628523">
            <text:p>0.765157984628523</text:p>
          </table:table-cell>
          <table:table-cell table:style-name="ce1" office:value-type="float" office:value="93.03">
            <text:p>93.03</text:p>
          </table:table-cell>
          <table:table-cell table:style-name="ce1" office:value-type="float" office:value="76.52">
            <text:p>76.52</text:p>
          </table:table-cell>
          <table:table-cell table:style-name="ce1" office:value-type="float" office:value="83.97">
            <text:p>83.97</text:p>
          </table:table-cell>
          <table:table-cell table:style-name="ce1" office:value-type="float" office:value="79.2">
            <text:p>79.2</text:p>
          </table:table-cell>
          <table:table-cell table:style-name="ce1" office:value-type="float" office:value="87.63">
            <text:p>87.63</text:p>
          </table:table-cell>
          <table:table-cell table:style-name="ce1" office:value-type="float" office:value="72.54">
            <text:p>72.54</text:p>
          </table:table-cell>
        </table:table-row>
        <table:table-row>
          <table:table-cell table:number-columns-repeated="5"/>
          <table:table-cell table:style-name="ce2" office:value-type="float" office:value="0.0571108622620381">
            <text:p>0.0571108622620381</text:p>
          </table:table-cell>
          <table:table-cell table:style-name="ce1" office:value-type="float" office:value="2.05">
            <text:p>2.05</text:p>
          </table:table-cell>
          <table:table-cell table:style-name="ce1" office:value-type="float" office:value="5.71">
            <text:p>5.71</text:p>
          </table:table-cell>
          <table:table-cell table:style-name="ce1" office:value-type="float" office:value="3.02">
            <text:p>3.02</text:p>
          </table:table-cell>
          <table:table-cell table:style-name="ce2" office:value-type="float" office:value="0.826430401366354">
            <text:p>0.826430401366354</text:p>
          </table:table-cell>
          <table:table-cell table:style-name="ce1" office:value-type="float" office:value="93.24">
            <text:p>93.24</text:p>
          </table:table-cell>
          <table:table-cell table:style-name="ce1" office:value-type="float" office:value="82.64">
            <text:p>82.64</text:p>
          </table:table-cell>
          <table:table-cell table:style-name="ce1" office:value-type="float" office:value="87.62">
            <text:p>87.62</text:p>
          </table:table-cell>
          <table:table-cell table:style-name="ce1" office:value-type="float" office:value="82.56">
            <text:p>82.56</text:p>
          </table:table-cell>
          <table:table-cell table:style-name="ce1" office:value-type="float" office:value="87.79">
            <text:p>87.79</text:p>
          </table:table-cell>
          <table:table-cell table:style-name="ce1" office:value-type="float" office:value="78.04">
            <text:p>78.04</text:p>
          </table:table-cell>
        </table:table-row>
        <table:table-row>
          <table:table-cell table:number-columns-repeated="5"/>
          <table:table-cell table:style-name="ce2" office:value-type="float" office:value="0.0279955207166853">
            <text:p>0.0279955207166853</text:p>
          </table:table-cell>
          <table:table-cell table:style-name="ce1" office:value-type="float" office:value="1.49">
            <text:p>1.49</text:p>
          </table:table-cell>
          <table:table-cell table:style-name="ce1" office:value-type="float" office:value="2.8">
            <text:p>2.8</text:p>
          </table:table-cell>
          <table:table-cell table:style-name="ce1" office:value-type="float" office:value="1.94">
            <text:p>1.94</text:p>
          </table:table-cell>
          <table:table-cell table:style-name="ce2" office:value-type="float" office:value="0.882721320808426">
            <text:p>0.882721320808426</text:p>
          </table:table-cell>
          <table:table-cell table:style-name="ce1" office:value-type="float" office:value="93.46">
            <text:p>93.46</text:p>
          </table:table-cell>
          <table:table-cell table:style-name="ce1" office:value-type="float" office:value="88.27">
            <text:p>88.27</text:p>
          </table:table-cell>
          <table:table-cell table:style-name="ce1" office:value-type="float" office:value="90.79">
            <text:p>90.79</text:p>
          </table:table-cell>
          <table:table-cell table:style-name="ce1" office:value-type="float" office:value="85.48">
            <text:p>85.48</text:p>
          </table:table-cell>
          <table:table-cell table:style-name="ce1" office:value-type="float" office:value="87.96">
            <text:p>87.96</text:p>
          </table:table-cell>
          <table:table-cell table:style-name="ce1" office:value-type="float" office:value="83.16">
            <text:p>83.16</text:p>
          </table:table-cell>
        </table:table-row>
        <table:table-row>
          <table:table-cell table:number-columns-repeated="5"/>
          <table:table-cell table:style-name="ce2" office:value-type="float" office:value="0.0156774916013438">
            <text:p>0.0156774916013438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1.57">
            <text:p>1.57</text:p>
          </table:table-cell>
          <table:table-cell table:style-name="ce1" office:value-type="float" office:value="1.53">
            <text:p>1.53</text:p>
          </table:table-cell>
          <table:table-cell table:style-name="ce2" office:value-type="float" office:value="0.934386564190151">
            <text:p>0.934386564190151</text:p>
          </table:table-cell>
          <table:table-cell table:style-name="ce1" office:value-type="float" office:value="93.73">
            <text:p>93.73</text:p>
          </table:table-cell>
          <table:table-cell table:style-name="ce1" office:value-type="float" office:value="93.44">
            <text:p>93.44</text:p>
          </table:table-cell>
          <table:table-cell table:style-name="ce1" office:value-type="float" office:value="93.58">
            <text:p>93.58</text:p>
          </table:table-cell>
          <table:table-cell table:style-name="ce1" office:value-type="float" office:value="88.08">
            <text:p>88.08</text:p>
          </table:table-cell>
          <table:table-cell table:style-name="ce1" office:value-type="float" office:value="88.22">
            <text:p>88.22</text:p>
          </table:table-cell>
          <table:table-cell table:style-name="ce1" office:value-type="float" office:value="87.95">
            <text:p>87.95</text:p>
          </table:table-cell>
        </table:table-row>
        <table:table-row>
          <table:table-cell table:number-columns-repeated="5"/>
          <table:table-cell table:style-name="ce2" office:value-type="float" office:value="0.00895856662933931">
            <text:p>0.00895856662933931</text:p>
          </table:table-cell>
          <table:table-cell table:style-name="ce1" office:value-type="float" office:value="2.25">
            <text:p>2.25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1.29">
            <text:p>1.29</text:p>
          </table:table-cell>
          <table:table-cell table:style-name="ce2" office:value-type="float" office:value="0.975306006262454">
            <text:p>0.975306006262454</text:p>
          </table:table-cell>
          <table:table-cell table:style-name="ce1" office:value-type="float" office:value="93.93">
            <text:p>93.93</text:p>
          </table:table-cell>
          <table:table-cell table:style-name="ce1" office:value-type="float" office:value="97.53">
            <text:p>97.53</text:p>
          </table:table-cell>
          <table:table-cell table:style-name="ce1" office:value-type="float" office:value="95.7">
            <text:p>95.7</text:p>
          </table:table-cell>
          <table:table-cell table:style-name="ce1" office:value-type="float" office:value="90.06">
            <text:p>90.06</text:p>
          </table:table-cell>
          <table:table-cell table:style-name="ce1" office:value-type="float" office:value="88.45">
            <text:p>88.45</text:p>
          </table:table-cell>
          <table:table-cell table:style-name="ce1" office:value-type="float" office:value="91.76">
            <text:p>91.76</text:p>
          </table:table-cell>
        </table:table-row>
        <table:table-row>
          <table:table-cell table:number-columns-repeated="5"/>
          <table:table-cell table:style-name="ce2" office:value-type="float" office:value="0.00223964165733483">
            <text:p>0.00223964165733483</text:p>
          </table:table-cell>
          <table:table-cell table:style-name="ce1" office:value-type="float" office:value="6.06">
            <text:p>6.06</text:p>
          </table:table-cell>
          <table:table-cell table:style-name="ce1" office:value-type="float" office:value="0.22">
            <text:p>0.22</text:p>
          </table:table-cell>
          <table:table-cell table:style-name="ce1" office:value-type="float" office:value="0.42">
            <text:p>0.42</text:p>
          </table:table-cell>
          <table:table-cell table:style-name="ce2" office:value-type="float" office:value="0.99779390834045">
            <text:p>0.99779390834045</text:p>
          </table:table-cell>
          <table:table-cell table:style-name="ce1" office:value-type="float" office:value="94.02">
            <text:p>94.02</text:p>
          </table:table-cell>
          <table:table-cell table:style-name="ce1" office:value-type="float" office:value="99.78">
            <text:p>99.78</text:p>
          </table:table-cell>
          <table:table-cell table:style-name="ce1" office:value-type="float" office:value="96.81">
            <text:p>96.81</text:p>
          </table:table-cell>
          <table:table-cell table:style-name="ce1" office:value-type="float" office:value="91.05">
            <text:p>91.05</text:p>
          </table:table-cell>
          <table:table-cell table:style-name="ce1" office:value-type="float" office:value="88.76">
            <text:p>88.76</text:p>
          </table:table-cell>
          <table:table-cell table:style-name="ce1" office:value-type="float" office:value="93.83">
            <text:p>93.83</text:p>
          </table:table-cell>
        </table:table-row>
        <table:table-row>
          <table:table-cell table:number-columns-repeated="5"/>
          <table:table-cell table:style-name="ce2" office:value-type="float" office:value="0.00111982082866741">
            <text:p>0.00111982082866741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0.11">
            <text:p>0.11</text:p>
          </table:table-cell>
          <table:table-cell table:style-name="ce1" office:value-type="float" office:value="0.22">
            <text:p>0.22</text:p>
          </table:table-cell>
          <table:table-cell table:style-name="ce2" office:value-type="float" office:value="1">
            <text:p>1</text:p>
          </table:table-cell>
          <table:table-cell table:style-name="ce1" office:value-type="float" office:value="94.03">
            <text:p>94.03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96.92">
            <text:p>96.92</text:p>
          </table:table-cell>
          <table:table-cell table:style-name="ce1" office:value-type="float" office:value="91.14">
            <text:p>91.14</text:p>
          </table:table-cell>
          <table:table-cell table:style-name="ce1" office:value-type="float" office:value="94.39">
            <text:p>94.39</text:p>
          </table:table-cell>
          <table:table-cell table:style-name="ce1" office:value-type="float" office:value="94.03">
            <text:p>94.03</text:p>
          </table:table-cell>
        </table:table-row>
      </table:table>
      <table:table table:name="'file:///home/runejen/Dropbox/Skole/Master/Data/Model_3.ods'#r" table:print="false" table:style-name="ta_extref">
        <table:table-source xlink:type="simple" xlink:href="../Model_3.ods" table:table-name="r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0235162374020157">
            <text:p>0.0235162374020157</text:p>
          </table:table-cell>
          <table:table-cell table:style-name="ce1" office:value-type="float" office:value="5.25">
            <text:p>5.25</text:p>
          </table:table-cell>
          <table:table-cell table:style-name="ce1" office:value-type="float" office:value="2.35">
            <text:p>2.35</text:p>
          </table:table-cell>
          <table:table-cell table:style-name="ce1" office:value-type="float" office:value="3.25">
            <text:p>3.25</text:p>
          </table:table-cell>
          <table:table-cell table:style-name="ce2" office:value-type="float" office:value="0.973028750355821">
            <text:p>0.973028750355821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97.3">
            <text:p>97.3</text:p>
          </table:table-cell>
          <table:table-cell table:style-name="ce1" office:value-type="float" office:value="95.62">
            <text:p>95.62</text:p>
          </table:table-cell>
          <table:table-cell table:style-name="ce1" office:value-type="float" office:value="90.1">
            <text:p>90.1</text:p>
          </table:table-cell>
          <table:table-cell table:style-name="ce1" office:value-type="float" office:value="88.7">
            <text:p>88.7</text:p>
          </table:table-cell>
          <table:table-cell table:style-name="ce1" office:value-type="float" office:value="91.63">
            <text:p>91.63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19036954087346">
            <text:p>0.019036954087346</text:p>
          </table:table-cell>
          <table:table-cell table:style-name="ce1" office:value-type="float" office:value="3.84">
            <text:p>3.84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2.54">
            <text:p>2.54</text:p>
          </table:table-cell>
          <table:table-cell table:style-name="ce2" office:value-type="float" office:value="0.969684030742955">
            <text:p>0.969684030742955</text:p>
          </table:table-cell>
          <table:table-cell table:style-name="ce1" office:value-type="float" office:value="93.96">
            <text:p>93.96</text:p>
          </table:table-cell>
          <table:table-cell table:style-name="ce1" office:value-type="float" office:value="96.97">
            <text:p>96.97</text:p>
          </table:table-cell>
          <table:table-cell table:style-name="ce1" office:value-type="float" office:value="95.44">
            <text:p>95.44</text:p>
          </table:table-cell>
          <table:table-cell table:style-name="ce1" office:value-type="float" office:value="89.89">
            <text:p>89.89</text:p>
          </table:table-cell>
          <table:table-cell table:style-name="ce1" office:value-type="float" office:value="88.58">
            <text:p>88.58</text:p>
          </table:table-cell>
          <table:table-cell table:style-name="ce1" office:value-type="float" office:value="91.29">
            <text:p>91.29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257558790593505">
            <text:p>0.0257558790593505</text:p>
          </table:table-cell>
          <table:table-cell table:style-name="ce1" office:value-type="float" office:value="3.92">
            <text:p>3.92</text:p>
          </table:table-cell>
          <table:table-cell table:style-name="ce1" office:value-type="float" office:value="2.58">
            <text:p>2.58</text:p>
          </table:table-cell>
          <table:table-cell table:style-name="ce1" office:value-type="float" office:value="3.11">
            <text:p>3.11</text:p>
          </table:table-cell>
          <table:table-cell table:style-name="ce2" office:value-type="float" office:value="0.959934528892684">
            <text:p>0.959934528892684</text:p>
          </table:table-cell>
          <table:table-cell table:style-name="ce1" office:value-type="float" office:value="93.94">
            <text:p>93.94</text:p>
          </table:table-cell>
          <table:table-cell table:style-name="ce1" office:value-type="float" office:value="95.99">
            <text:p>95.99</text:p>
          </table:table-cell>
          <table:table-cell table:style-name="ce1" office:value-type="float" office:value="94.95">
            <text:p>94.95</text:p>
          </table:table-cell>
          <table:table-cell table:style-name="ce1" office:value-type="float" office:value="89.46">
            <text:p>89.46</text:p>
          </table:table-cell>
          <table:table-cell table:style-name="ce1" office:value-type="float" office:value="88.56">
            <text:p>88.56</text:p>
          </table:table-cell>
          <table:table-cell table:style-name="ce1" office:value-type="float" office:value="90.41">
            <text:p>90.41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246360582306831">
            <text:p>0.0246360582306831</text:p>
          </table:table-cell>
          <table:table-cell table:style-name="ce1" office:value-type="float" office:value="3.83">
            <text:p>3.83</text:p>
          </table:table-cell>
          <table:table-cell table:style-name="ce1" office:value-type="float" office:value="2.46">
            <text:p>2.46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0.960646171363507">
            <text:p>0.960646171363507</text:p>
          </table:table-cell>
          <table:table-cell table:style-name="ce1" office:value-type="float" office:value="93.94">
            <text:p>93.94</text:p>
          </table:table-cell>
          <table:table-cell table:style-name="ce1" office:value-type="float" office:value="96.06">
            <text:p>96.06</text:p>
          </table:table-cell>
          <table:table-cell table:style-name="ce1" office:value-type="float" office:value="94.99">
            <text:p>94.99</text:p>
          </table:table-cell>
          <table:table-cell table:style-name="ce1" office:value-type="float" office:value="89.49">
            <text:p>89.49</text:p>
          </table:table-cell>
          <table:table-cell table:style-name="ce1" office:value-type="float" office:value="88.56">
            <text:p>88.56</text:p>
          </table:table-cell>
          <table:table-cell table:style-name="ce1" office:value-type="float" office:value="90.47">
            <text:p>90.47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235162374020157">
            <text:p>0.0235162374020157</text:p>
          </table:table-cell>
          <table:table-cell table:style-name="ce1" office:value-type="float" office:value="3.61">
            <text:p>3.61</text:p>
          </table:table-cell>
          <table:table-cell table:style-name="ce1" office:value-type="float" office:value="2.35">
            <text:p>2.35</text:p>
          </table:table-cell>
          <table:table-cell table:style-name="ce1" office:value-type="float" office:value="2.85">
            <text:p>2.85</text:p>
          </table:table-cell>
          <table:table-cell table:style-name="ce2" office:value-type="float" office:value="0.960148021633931">
            <text:p>0.960148021633931</text:p>
          </table:table-cell>
          <table:table-cell table:style-name="ce1" office:value-type="float" office:value="93.93">
            <text:p>93.93</text:p>
          </table:table-cell>
          <table:table-cell table:style-name="ce1" office:value-type="float" office:value="96.01">
            <text:p>96.01</text:p>
          </table:table-cell>
          <table:table-cell table:style-name="ce1" office:value-type="float" office:value="94.96">
            <text:p>94.96</text:p>
          </table:table-cell>
          <table:table-cell table:style-name="ce1" office:value-type="float" office:value="89.46">
            <text:p>89.46</text:p>
          </table:table-cell>
          <table:table-cell table:style-name="ce1" office:value-type="float" office:value="88.53">
            <text:p>88.53</text:p>
          </table:table-cell>
          <table:table-cell table:style-name="ce1" office:value-type="float" office:value="90.41">
            <text:p>90.41</text:p>
          </table:table-cell>
        </table:table-row>
      </table:table>
      <table:table table:name="'file:///home/runejen/Dropbox/Skole/Master/Data/Model_3.ods'#b" table:print="false" table:style-name="ta_extref">
        <table:table-source xlink:type="simple" xlink:href="../Model_3.ods" table:table-name="b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00671892497200448">
            <text:p>0.00671892497200448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0.67">
            <text:p>0.67</text:p>
          </table:table-cell>
          <table:table-cell table:style-name="ce1" office:value-type="float" office:value="0.68">
            <text:p>0.68</text:p>
          </table:table-cell>
          <table:table-cell table:style-name="ce2" office:value-type="float" office:value="0.939368061485909">
            <text:p>0.939368061485909</text:p>
          </table:table-cell>
          <table:table-cell table:style-name="ce1" office:value-type="float" office:value="93.7">
            <text:p>93.7</text:p>
          </table:table-cell>
          <table:table-cell table:style-name="ce1" office:value-type="float" office:value="93.94">
            <text:p>93.94</text:p>
          </table:table-cell>
          <table:table-cell table:style-name="ce1" office:value-type="float" office:value="93.82">
            <text:p>93.82</text:p>
          </table:table-cell>
          <table:table-cell table:style-name="ce1" office:value-type="float" office:value="88.25">
            <text:p>88.25</text:p>
          </table:table-cell>
          <table:table-cell table:style-name="ce1" office:value-type="float" office:value="88.14">
            <text:p>88.14</text:p>
          </table:table-cell>
          <table:table-cell table:style-name="ce1" office:value-type="float" office:value="88.37">
            <text:p>88.37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0671892497200448">
            <text:p>0.00671892497200448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0.67">
            <text:p>0.67</text:p>
          </table:table-cell>
          <table:table-cell table:style-name="ce1" office:value-type="float" office:value="0.88">
            <text:p>0.88</text:p>
          </table:table-cell>
          <table:table-cell table:style-name="ce2" office:value-type="float" office:value="0.967477939083405">
            <text:p>0.967477939083405</text:p>
          </table:table-cell>
          <table:table-cell table:style-name="ce1" office:value-type="float" office:value="93.88">
            <text:p>93.88</text:p>
          </table:table-cell>
          <table:table-cell table:style-name="ce1" office:value-type="float" office:value="96.75">
            <text:p>96.75</text:p>
          </table:table-cell>
          <table:table-cell table:style-name="ce1" office:value-type="float" office:value="95.29">
            <text:p>95.29</text:p>
          </table:table-cell>
          <table:table-cell table:style-name="ce1" office:value-type="float" office:value="89.65">
            <text:p>89.65</text:p>
          </table:table-cell>
          <table:table-cell table:style-name="ce1" office:value-type="float" office:value="88.35">
            <text:p>88.35</text:p>
          </table:table-cell>
          <table:table-cell table:style-name="ce1" office:value-type="float" office:value="91.01">
            <text:p>91.01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0559910414333707">
            <text:p>0.00559910414333707</text:p>
          </table:table-cell>
          <table:table-cell table:style-name="ce1" office:value-type="float" office:value="1.15">
            <text:p>1.15</text:p>
          </table:table-cell>
          <table:table-cell table:style-name="ce1" office:value-type="float" office:value="0.56">
            <text:p>0.56</text:p>
          </table:table-cell>
          <table:table-cell table:style-name="ce1" office:value-type="float" office:value="0.75">
            <text:p>0.75</text:p>
          </table:table-cell>
          <table:table-cell table:style-name="ce2" office:value-type="float" office:value="0.969399373754626">
            <text:p>0.969399373754626</text:p>
          </table:table-cell>
          <table:table-cell table:style-name="ce1" office:value-type="float" office:value="93.88">
            <text:p>93.88</text:p>
          </table:table-cell>
          <table:table-cell table:style-name="ce1" office:value-type="float" office:value="96.94">
            <text:p>96.94</text:p>
          </table:table-cell>
          <table:table-cell table:style-name="ce1" office:value-type="float" office:value="95.39">
            <text:p>95.39</text:p>
          </table:table-cell>
          <table:table-cell table:style-name="ce1" office:value-type="float" office:value="89.74">
            <text:p>89.74</text:p>
          </table:table-cell>
          <table:table-cell table:style-name="ce1" office:value-type="float" office:value="88.34">
            <text:p>88.34</text:p>
          </table:table-cell>
          <table:table-cell table:style-name="ce1" office:value-type="float" office:value="91.18">
            <text:p>91.18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0559910414333707">
            <text:p>0.00559910414333707</text:p>
          </table:table-cell>
          <table:table-cell table:style-name="ce1" office:value-type="float" office:value="1.15">
            <text:p>1.15</text:p>
          </table:table-cell>
          <table:table-cell table:style-name="ce1" office:value-type="float" office:value="0.56">
            <text:p>0.56</text:p>
          </table:table-cell>
          <table:table-cell table:style-name="ce1" office:value-type="float" office:value="0.75">
            <text:p>0.75</text:p>
          </table:table-cell>
          <table:table-cell table:style-name="ce2" office:value-type="float" office:value="0.969470538001708">
            <text:p>0.969470538001708</text:p>
          </table:table-cell>
          <table:table-cell table:style-name="ce1" office:value-type="float" office:value="93.88">
            <text:p>93.88</text:p>
          </table:table-cell>
          <table:table-cell table:style-name="ce1" office:value-type="float" office:value="96.95">
            <text:p>96.95</text:p>
          </table:table-cell>
          <table:table-cell table:style-name="ce1" office:value-type="float" office:value="95.39">
            <text:p>95.39</text:p>
          </table:table-cell>
          <table:table-cell table:style-name="ce1" office:value-type="float" office:value="89.74">
            <text:p>89.74</text:p>
          </table:table-cell>
          <table:table-cell table:style-name="ce1" office:value-type="float" office:value="88.34">
            <text:p>88.34</text:p>
          </table:table-cell>
          <table:table-cell table:style-name="ce1" office:value-type="float" office:value="91.19">
            <text:p>91.19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0559910414333707">
            <text:p>0.00559910414333707</text:p>
          </table:table-cell>
          <table:table-cell table:style-name="ce1" office:value-type="float" office:value="1.15">
            <text:p>1.15</text:p>
          </table:table-cell>
          <table:table-cell table:style-name="ce1" office:value-type="float" office:value="0.56">
            <text:p>0.56</text:p>
          </table:table-cell>
          <table:table-cell table:style-name="ce1" office:value-type="float" office:value="0.75">
            <text:p>0.75</text:p>
          </table:table-cell>
          <table:table-cell table:style-name="ce2" office:value-type="float" office:value="0.969399373754626">
            <text:p>0.969399373754626</text:p>
          </table:table-cell>
          <table:table-cell table:style-name="ce1" office:value-type="float" office:value="93.88">
            <text:p>93.88</text:p>
          </table:table-cell>
          <table:table-cell table:style-name="ce1" office:value-type="float" office:value="96.94">
            <text:p>96.94</text:p>
          </table:table-cell>
          <table:table-cell table:style-name="ce1" office:value-type="float" office:value="95.39">
            <text:p>95.39</text:p>
          </table:table-cell>
          <table:table-cell table:style-name="ce1" office:value-type="float" office:value="89.74">
            <text:p>89.74</text:p>
          </table:table-cell>
          <table:table-cell table:style-name="ce1" office:value-type="float" office:value="88.34">
            <text:p>88.34</text:p>
          </table:table-cell>
          <table:table-cell table:style-name="ce1" office:value-type="float" office:value="91.18">
            <text:p>91.18</text:p>
          </table:table-cell>
        </table:table-row>
      </table:table>
      <table:table table:name="'file:///home/runejen/Dropbox/Skole/Master/Data/Model_3.ods'#rb" table:print="false" table:style-name="ta_extref">
        <table:table-source xlink:type="simple" xlink:href="../Model_3.ods" table:table-name="rb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0884658454647257">
            <text:p>0.0884658454647257</text:p>
          </table:table-cell>
          <table:table-cell table:style-name="ce1" office:value-type="float" office:value="8.69">
            <text:p>8.69</text:p>
          </table:table-cell>
          <table:table-cell table:style-name="ce1" office:value-type="float" office:value="8.85">
            <text:p>8.85</text:p>
          </table:table-cell>
          <table:table-cell table:style-name="ce1" office:value-type="float" office:value="8.77">
            <text:p>8.77</text:p>
          </table:table-cell>
          <table:table-cell table:style-name="ce2" office:value-type="float" office:value="0.940933674921719">
            <text:p>0.940933674921719</text:p>
          </table:table-cell>
          <table:table-cell table:style-name="ce1" office:value-type="float" office:value="94.2">
            <text:p>94.2</text:p>
          </table:table-cell>
          <table:table-cell table:style-name="ce1" office:value-type="float" office:value="94.09">
            <text:p>94.09</text:p>
          </table:table-cell>
          <table:table-cell table:style-name="ce1" office:value-type="float" office:value="94.14">
            <text:p>94.14</text:p>
          </table:table-cell>
          <table:table-cell table:style-name="ce1" office:value-type="float" office:value="89.04">
            <text:p>89.04</text:p>
          </table:table-cell>
          <table:table-cell table:style-name="ce1" office:value-type="float" office:value="89.09">
            <text:p>89.09</text:p>
          </table:table-cell>
          <table:table-cell table:style-name="ce1" office:value-type="float" office:value="89">
            <text:p>89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369540873460246">
            <text:p>0.0369540873460246</text:p>
          </table:table-cell>
          <table:table-cell table:style-name="ce1" office:value-type="float" office:value="5.12">
            <text:p>5.12</text:p>
          </table:table-cell>
          <table:table-cell table:style-name="ce1" office:value-type="float" office:value="3.7">
            <text:p>3.7</text:p>
          </table:table-cell>
          <table:table-cell table:style-name="ce1" office:value-type="float" office:value="4.3">
            <text:p>4.3</text:p>
          </table:table-cell>
          <table:table-cell table:style-name="ce2" office:value-type="float" office:value="0.956447480785653">
            <text:p>0.956447480785653</text:p>
          </table:table-cell>
          <table:table-cell table:style-name="ce1" office:value-type="float" office:value="93.99">
            <text:p>93.99</text:p>
          </table:table-cell>
          <table:table-cell table:style-name="ce1" office:value-type="float" office:value="95.64">
            <text:p>95.64</text:p>
          </table:table-cell>
          <table:table-cell table:style-name="ce1" office:value-type="float" office:value="94.81">
            <text:p>94.81</text:p>
          </table:table-cell>
          <table:table-cell table:style-name="ce1" office:value-type="float" office:value="89.4">
            <text:p>89.4</text:p>
          </table:table-cell>
          <table:table-cell table:style-name="ce1" office:value-type="float" office:value="88.68">
            <text:p>88.68</text:p>
          </table:table-cell>
          <table:table-cell table:style-name="ce1" office:value-type="float" office:value="90.15">
            <text:p>90.15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335946248600224">
            <text:p>0.0335946248600224</text:p>
          </table:table-cell>
          <table:table-cell table:style-name="ce1" office:value-type="float" office:value="4.5">
            <text:p>4.5</text:p>
          </table:table-cell>
          <table:table-cell table:style-name="ce1" office:value-type="float" office:value="3.36">
            <text:p>3.36</text:p>
          </table:table-cell>
          <table:table-cell table:style-name="ce1" office:value-type="float" office:value="3.85">
            <text:p>3.85</text:p>
          </table:table-cell>
          <table:table-cell table:style-name="ce2" office:value-type="float" office:value="0.954668374608597">
            <text:p>0.954668374608597</text:p>
          </table:table-cell>
          <table:table-cell table:style-name="ce1" office:value-type="float" office:value="93.96">
            <text:p>93.96</text:p>
          </table:table-cell>
          <table:table-cell table:style-name="ce1" office:value-type="float" office:value="95.47">
            <text:p>95.47</text:p>
          </table:table-cell>
          <table:table-cell table:style-name="ce1" office:value-type="float" office:value="94.71">
            <text:p>94.71</text:p>
          </table:table-cell>
          <table:table-cell table:style-name="ce1" office:value-type="float" office:value="89.28">
            <text:p>89.28</text:p>
          </table:table-cell>
          <table:table-cell table:style-name="ce1" office:value-type="float" office:value="88.61">
            <text:p>88.61</text:p>
          </table:table-cell>
          <table:table-cell table:style-name="ce1" office:value-type="float" office:value="89.97">
            <text:p>89.97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32474804031355">
            <text:p>0.032474804031355</text:p>
          </table:table-cell>
          <table:table-cell table:style-name="ce1" office:value-type="float" office:value="4.47">
            <text:p>4.47</text:p>
          </table:table-cell>
          <table:table-cell table:style-name="ce1" office:value-type="float" office:value="3.25">
            <text:p>3.25</text:p>
          </table:table-cell>
          <table:table-cell table:style-name="ce1" office:value-type="float" office:value="3.76">
            <text:p>3.76</text:p>
          </table:table-cell>
          <table:table-cell table:style-name="ce2" office:value-type="float" office:value="0.955878166808995">
            <text:p>0.955878166808995</text:p>
          </table:table-cell>
          <table:table-cell table:style-name="ce1" office:value-type="float" office:value="93.96">
            <text:p>93.96</text:p>
          </table:table-cell>
          <table:table-cell table:style-name="ce1" office:value-type="float" office:value="95.59">
            <text:p>95.59</text:p>
          </table:table-cell>
          <table:table-cell table:style-name="ce1" office:value-type="float" office:value="94.77">
            <text:p>94.77</text:p>
          </table:table-cell>
          <table:table-cell table:style-name="ce1" office:value-type="float" office:value="89.33">
            <text:p>89.33</text:p>
          </table:table-cell>
          <table:table-cell table:style-name="ce1" office:value-type="float" office:value="88.61">
            <text:p>88.61</text:p>
          </table:table-cell>
          <table:table-cell table:style-name="ce1" office:value-type="float" office:value="90.07">
            <text:p>90.07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335946248600224">
            <text:p>0.0335946248600224</text:p>
          </table:table-cell>
          <table:table-cell table:style-name="ce1" office:value-type="float" office:value="4.51">
            <text:p>4.51</text:p>
          </table:table-cell>
          <table:table-cell table:style-name="ce1" office:value-type="float" office:value="3.36">
            <text:p>3.36</text:p>
          </table:table-cell>
          <table:table-cell table:style-name="ce1" office:value-type="float" office:value="3.85">
            <text:p>3.85</text:p>
          </table:table-cell>
          <table:table-cell table:style-name="ce2" office:value-type="float" office:value="0.954810703102761">
            <text:p>0.954810703102761</text:p>
          </table:table-cell>
          <table:table-cell table:style-name="ce1" office:value-type="float" office:value="93.96">
            <text:p>93.96</text:p>
          </table:table-cell>
          <table:table-cell table:style-name="ce1" office:value-type="float" office:value="95.48">
            <text:p>95.48</text:p>
          </table:table-cell>
          <table:table-cell table:style-name="ce1" office:value-type="float" office:value="94.71">
            <text:p>94.71</text:p>
          </table:table-cell>
          <table:table-cell table:style-name="ce1" office:value-type="float" office:value="89.28">
            <text:p>89.28</text:p>
          </table:table-cell>
          <table:table-cell table:style-name="ce1" office:value-type="float" office:value="88.62">
            <text:p>88.62</text:p>
          </table:table-cell>
          <table:table-cell table:style-name="ce1" office:value-type="float" office:value="89.98">
            <text:p>89.98</text:p>
          </table:table-cell>
        </table:table-row>
      </table:table>
      <table:table table:name="'file:///home/runejen/Dropbox/Skole/Master/Data/Model_3.ods'#m" table:print="false" table:style-name="ta_extref">
        <table:table-source xlink:type="simple" xlink:href="../Model_3.ods" table:table-name="m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0347144456886898">
            <text:p>0.0347144456886898</text:p>
          </table:table-cell>
          <table:table-cell table:style-name="ce1" office:value-type="float" office:value="2.96">
            <text:p>2.96</text:p>
          </table:table-cell>
          <table:table-cell table:style-name="ce1" office:value-type="float" office:value="3.47">
            <text:p>3.47</text:p>
          </table:table-cell>
          <table:table-cell table:style-name="ce1" office:value-type="float" office:value="3.19">
            <text:p>3.19</text:p>
          </table:table-cell>
          <table:table-cell table:style-name="ce2" office:value-type="float" office:value="0.927697124964418">
            <text:p>0.927697124964418</text:p>
          </table:table-cell>
          <table:table-cell table:style-name="ce1" office:value-type="float" office:value="93.8">
            <text:p>93.8</text:p>
          </table:table-cell>
          <table:table-cell table:style-name="ce1" office:value-type="float" office:value="92.77">
            <text:p>92.77</text:p>
          </table:table-cell>
          <table:table-cell table:style-name="ce1" office:value-type="float" office:value="93.28">
            <text:p>93.28</text:p>
          </table:table-cell>
          <table:table-cell table:style-name="ce1" office:value-type="float" office:value="87.9">
            <text:p>87.9</text:p>
          </table:table-cell>
          <table:table-cell table:style-name="ce1" office:value-type="float" office:value="88.37">
            <text:p>88.37</text:p>
          </table:table-cell>
          <table:table-cell table:style-name="ce1" office:value-type="float" office:value="87.43">
            <text:p>87.43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0447928331466965">
            <text:p>0.00447928331466965</text:p>
          </table:table-cell>
          <table:table-cell table:style-name="ce1" office:value-type="float" office:value="1.74">
            <text:p>1.74</text:p>
          </table:table-cell>
          <table:table-cell table:style-name="ce1" office:value-type="float" office:value="0.45">
            <text:p>0.45</text:p>
          </table:table-cell>
          <table:table-cell table:style-name="ce1" office:value-type="float" office:value="0.72">
            <text:p>0.72</text:p>
          </table:table-cell>
          <table:table-cell table:style-name="ce2" office:value-type="float" office:value="0.983916880159408">
            <text:p>0.983916880159408</text:p>
          </table:table-cell>
          <table:table-cell table:style-name="ce1" office:value-type="float" office:value="93.96">
            <text:p>93.96</text:p>
          </table:table-cell>
          <table:table-cell table:style-name="ce1" office:value-type="float" office:value="98.39">
            <text:p>98.39</text:p>
          </table:table-cell>
          <table:table-cell table:style-name="ce1" office:value-type="float" office:value="96.12">
            <text:p>96.12</text:p>
          </table:table-cell>
          <table:table-cell table:style-name="ce1" office:value-type="float" office:value="90.42">
            <text:p>90.42</text:p>
          </table:table-cell>
          <table:table-cell table:style-name="ce1" office:value-type="float" office:value="88.45">
            <text:p>88.45</text:p>
          </table:table-cell>
          <table:table-cell table:style-name="ce1" office:value-type="float" office:value="92.54">
            <text:p>92.54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0447928331466965">
            <text:p>0.00447928331466965</text:p>
          </table:table-cell>
          <table:table-cell table:style-name="ce1" office:value-type="float" office:value="1.73">
            <text:p>1.73</text:p>
          </table:table-cell>
          <table:table-cell table:style-name="ce1" office:value-type="float" office:value="0.45">
            <text:p>0.45</text:p>
          </table:table-cell>
          <table:table-cell table:style-name="ce1" office:value-type="float" office:value="0.71">
            <text:p>0.71</text:p>
          </table:table-cell>
          <table:table-cell table:style-name="ce2" office:value-type="float" office:value="0.983845715912326">
            <text:p>0.983845715912326</text:p>
          </table:table-cell>
          <table:table-cell table:style-name="ce1" office:value-type="float" office:value="93.96">
            <text:p>93.96</text:p>
          </table:table-cell>
          <table:table-cell table:style-name="ce1" office:value-type="float" office:value="98.38">
            <text:p>98.38</text:p>
          </table:table-cell>
          <table:table-cell table:style-name="ce1" office:value-type="float" office:value="96.12">
            <text:p>96.12</text:p>
          </table:table-cell>
          <table:table-cell table:style-name="ce1" office:value-type="float" office:value="90.42">
            <text:p>90.42</text:p>
          </table:table-cell>
          <table:table-cell table:style-name="ce1" office:value-type="float" office:value="88.45">
            <text:p>88.45</text:p>
          </table:table-cell>
          <table:table-cell table:style-name="ce1" office:value-type="float" office:value="92.53">
            <text:p>92.53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0447928331466965">
            <text:p>0.00447928331466965</text:p>
          </table:table-cell>
          <table:table-cell table:style-name="ce1" office:value-type="float" office:value="1.68">
            <text:p>1.68</text:p>
          </table:table-cell>
          <table:table-cell table:style-name="ce1" office:value-type="float" office:value="0.45">
            <text:p>0.45</text:p>
          </table:table-cell>
          <table:table-cell table:style-name="ce1" office:value-type="float" office:value="0.71">
            <text:p>0.71</text:p>
          </table:table-cell>
          <table:table-cell table:style-name="ce2" office:value-type="float" office:value="0.98334756618275">
            <text:p>0.98334756618275</text:p>
          </table:table-cell>
          <table:table-cell table:style-name="ce1" office:value-type="float" office:value="93.96">
            <text:p>93.96</text:p>
          </table:table-cell>
          <table:table-cell table:style-name="ce1" office:value-type="float" office:value="98.33">
            <text:p>98.33</text:p>
          </table:table-cell>
          <table:table-cell table:style-name="ce1" office:value-type="float" office:value="96.1">
            <text:p>96.1</text:p>
          </table:table-cell>
          <table:table-cell table:style-name="ce1" office:value-type="float" office:value="90.4">
            <text:p>90.4</text:p>
          </table:table-cell>
          <table:table-cell table:style-name="ce1" office:value-type="float" office:value="88.45">
            <text:p>88.45</text:p>
          </table:table-cell>
          <table:table-cell table:style-name="ce1" office:value-type="float" office:value="92.48">
            <text:p>92.48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0447928331466965">
            <text:p>0.00447928331466965</text:p>
          </table:table-cell>
          <table:table-cell table:style-name="ce1" office:value-type="float" office:value="1.68">
            <text:p>1.68</text:p>
          </table:table-cell>
          <table:table-cell table:style-name="ce1" office:value-type="float" office:value="0.45">
            <text:p>0.45</text:p>
          </table:table-cell>
          <table:table-cell table:style-name="ce1" office:value-type="float" office:value="0.71">
            <text:p>0.71</text:p>
          </table:table-cell>
          <table:table-cell table:style-name="ce2" office:value-type="float" office:value="0.98334756618275">
            <text:p>0.98334756618275</text:p>
          </table:table-cell>
          <table:table-cell table:style-name="ce1" office:value-type="float" office:value="93.96">
            <text:p>93.96</text:p>
          </table:table-cell>
          <table:table-cell table:style-name="ce1" office:value-type="float" office:value="98.33">
            <text:p>98.33</text:p>
          </table:table-cell>
          <table:table-cell table:style-name="ce1" office:value-type="float" office:value="96.1">
            <text:p>96.1</text:p>
          </table:table-cell>
          <table:table-cell table:style-name="ce1" office:value-type="float" office:value="90.4">
            <text:p>90.4</text:p>
          </table:table-cell>
          <table:table-cell table:style-name="ce1" office:value-type="float" office:value="88.45">
            <text:p>88.45</text:p>
          </table:table-cell>
          <table:table-cell table:style-name="ce1" office:value-type="float" office:value="92.48">
            <text:p>92.48</text:p>
          </table:table-cell>
        </table:table-row>
      </table:table>
      <table:table table:name="'file:///home/runejen/Dropbox/Skole/Master/Data/Model_3.ods'#f" table:print="false" table:style-name="ta_extref">
        <table:table-source xlink:type="simple" xlink:href="../Model_3.ods" table:table-name="f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00335946248600224">
            <text:p>0.00335946248600224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0.34">
            <text:p>0.34</text:p>
          </table:table-cell>
          <table:table-cell table:style-name="ce1" office:value-type="float" office:value="0.46">
            <text:p>0.46</text:p>
          </table:table-cell>
          <table:table-cell table:style-name="ce2" office:value-type="float" office:value="0.969897523484202">
            <text:p>0.969897523484202</text:p>
          </table:table-cell>
          <table:table-cell table:style-name="ce1" office:value-type="float" office:value="93.87">
            <text:p>93.87</text:p>
          </table:table-cell>
          <table:table-cell table:style-name="ce1" office:value-type="float" office:value="96.99">
            <text:p>96.99</text:p>
          </table:table-cell>
          <table:table-cell table:style-name="ce1" office:value-type="float" office:value="95.4">
            <text:p>95.4</text:p>
          </table:table-cell>
          <table:table-cell table:style-name="ce1" office:value-type="float" office:value="89.73">
            <text:p>89.73</text:p>
          </table:table-cell>
          <table:table-cell table:style-name="ce1" office:value-type="float" office:value="88.3">
            <text:p>88.3</text:p>
          </table:table-cell>
          <table:table-cell table:style-name="ce1" office:value-type="float" office:value="91.21">
            <text:p>91.21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0559910414333707">
            <text:p>0.00559910414333707</text:p>
          </table:table-cell>
          <table:table-cell table:style-name="ce1" office:value-type="float" office:value="1.75">
            <text:p>1.75</text:p>
          </table:table-cell>
          <table:table-cell table:style-name="ce1" office:value-type="float" office:value="0.56">
            <text:p>0.56</text:p>
          </table:table-cell>
          <table:table-cell table:style-name="ce1" office:value-type="float" office:value="0.85">
            <text:p>0.85</text:p>
          </table:table-cell>
          <table:table-cell table:style-name="ce2" office:value-type="float" office:value="0.980074010816966">
            <text:p>0.980074010816966</text:p>
          </table:table-cell>
          <table:table-cell table:style-name="ce1" office:value-type="float" office:value="93.94">
            <text:p>93.94</text:p>
          </table:table-cell>
          <table:table-cell table:style-name="ce1" office:value-type="float" office:value="98.01">
            <text:p>98.01</text:p>
          </table:table-cell>
          <table:table-cell table:style-name="ce1" office:value-type="float" office:value="95.93">
            <text:p>95.93</text:p>
          </table:table-cell>
          <table:table-cell table:style-name="ce1" office:value-type="float" office:value="90.25">
            <text:p>90.25</text:p>
          </table:table-cell>
          <table:table-cell table:style-name="ce1" office:value-type="float" office:value="88.43">
            <text:p>88.43</text:p>
          </table:table-cell>
          <table:table-cell table:style-name="ce1" office:value-type="float" office:value="92.19">
            <text:p>92.19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0671892497200448">
            <text:p>0.00671892497200448</text:p>
          </table:table-cell>
          <table:table-cell table:style-name="ce1" office:value-type="float" office:value="2.43">
            <text:p>2.43</text:p>
          </table:table-cell>
          <table:table-cell table:style-name="ce1" office:value-type="float" office:value="0.67">
            <text:p>0.67</text:p>
          </table:table-cell>
          <table:table-cell table:style-name="ce1" office:value-type="float" office:value="1.05">
            <text:p>1.05</text:p>
          </table:table-cell>
          <table:table-cell table:style-name="ce2" office:value-type="float" office:value="0.982849416453174">
            <text:p>0.982849416453174</text:p>
          </table:table-cell>
          <table:table-cell table:style-name="ce1" office:value-type="float" office:value="93.97">
            <text:p>93.97</text:p>
          </table:table-cell>
          <table:table-cell table:style-name="ce1" office:value-type="float" office:value="98.28">
            <text:p>98.28</text:p>
          </table:table-cell>
          <table:table-cell table:style-name="ce1" office:value-type="float" office:value="96.08">
            <text:p>96.08</text:p>
          </table:table-cell>
          <table:table-cell table:style-name="ce1" office:value-type="float" office:value="90.4">
            <text:p>90.4</text:p>
          </table:table-cell>
          <table:table-cell table:style-name="ce1" office:value-type="float" office:value="88.5">
            <text:p>88.5</text:p>
          </table:table-cell>
          <table:table-cell table:style-name="ce1" office:value-type="float" office:value="92.45">
            <text:p>92.45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0671892497200448">
            <text:p>0.00671892497200448</text:p>
          </table:table-cell>
          <table:table-cell table:style-name="ce1" office:value-type="float" office:value="2.35">
            <text:p>2.35</text:p>
          </table:table-cell>
          <table:table-cell table:style-name="ce1" office:value-type="float" office:value="0.67">
            <text:p>0.67</text:p>
          </table:table-cell>
          <table:table-cell table:style-name="ce1" office:value-type="float" office:value="1.04">
            <text:p>1.04</text:p>
          </table:table-cell>
          <table:table-cell table:style-name="ce2" office:value-type="float" office:value="0.982280102476516">
            <text:p>0.982280102476516</text:p>
          </table:table-cell>
          <table:table-cell table:style-name="ce1" office:value-type="float" office:value="93.96">
            <text:p>93.96</text:p>
          </table:table-cell>
          <table:table-cell table:style-name="ce1" office:value-type="float" office:value="98.23">
            <text:p>98.23</text:p>
          </table:table-cell>
          <table:table-cell table:style-name="ce1" office:value-type="float" office:value="96.05">
            <text:p>96.05</text:p>
          </table:table-cell>
          <table:table-cell table:style-name="ce1" office:value-type="float" office:value="90.37">
            <text:p>90.37</text:p>
          </table:table-cell>
          <table:table-cell table:style-name="ce1" office:value-type="float" office:value="88.49">
            <text:p>88.49</text:p>
          </table:table-cell>
          <table:table-cell table:style-name="ce1" office:value-type="float" office:value="92.4">
            <text:p>92.4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0671892497200448">
            <text:p>0.00671892497200448</text:p>
          </table:table-cell>
          <table:table-cell table:style-name="ce1" office:value-type="float" office:value="2.37">
            <text:p>2.37</text:p>
          </table:table-cell>
          <table:table-cell table:style-name="ce1" office:value-type="float" office:value="0.67">
            <text:p>0.67</text:p>
          </table:table-cell>
          <table:table-cell table:style-name="ce1" office:value-type="float" office:value="1.04">
            <text:p>1.04</text:p>
          </table:table-cell>
          <table:table-cell table:style-name="ce2" office:value-type="float" office:value="0.98242243097068">
            <text:p>0.98242243097068</text:p>
          </table:table-cell>
          <table:table-cell table:style-name="ce1" office:value-type="float" office:value="93.96">
            <text:p>93.96</text:p>
          </table:table-cell>
          <table:table-cell table:style-name="ce1" office:value-type="float" office:value="98.24">
            <text:p>98.24</text:p>
          </table:table-cell>
          <table:table-cell table:style-name="ce1" office:value-type="float" office:value="96.05">
            <text:p>96.05</text:p>
          </table:table-cell>
          <table:table-cell table:style-name="ce1" office:value-type="float" office:value="90.37">
            <text:p>90.37</text:p>
          </table:table-cell>
          <table:table-cell table:style-name="ce1" office:value-type="float" office:value="88.49">
            <text:p>88.49</text:p>
          </table:table-cell>
          <table:table-cell table:style-name="ce1" office:value-type="float" office:value="92.41">
            <text:p>92.41</text:p>
          </table:table-cell>
        </table:table-row>
      </table:table>
      <table:table table:name="'file:///home/runejen/Dropbox/Skole/Master/Data/Model_3.ods'#mf" table:print="false" table:style-name="ta_extref">
        <table:table-source xlink:type="simple" xlink:href="../Model_3.ods" table:table-name="mf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00671892497200448">
            <text:p>0.00671892497200448</text:p>
          </table:table-cell>
          <table:table-cell table:style-name="ce1" office:value-type="float" office:value="0.96">
            <text:p>0.96</text:p>
          </table:table-cell>
          <table:table-cell table:style-name="ce1" office:value-type="float" office:value="0.67">
            <text:p>0.67</text:p>
          </table:table-cell>
          <table:table-cell table:style-name="ce1" office:value-type="float" office:value="0.79">
            <text:p>0.79</text:p>
          </table:table-cell>
          <table:table-cell table:style-name="ce2" office:value-type="float" office:value="0.955878166808995">
            <text:p>0.955878166808995</text:p>
          </table:table-cell>
          <table:table-cell table:style-name="ce1" office:value-type="float" office:value="93.81">
            <text:p>93.81</text:p>
          </table:table-cell>
          <table:table-cell table:style-name="ce1" office:value-type="float" office:value="95.59">
            <text:p>95.59</text:p>
          </table:table-cell>
          <table:table-cell table:style-name="ce1" office:value-type="float" office:value="94.69">
            <text:p>94.69</text:p>
          </table:table-cell>
          <table:table-cell table:style-name="ce1" office:value-type="float" office:value="89.08">
            <text:p>89.08</text:p>
          </table:table-cell>
          <table:table-cell table:style-name="ce1" office:value-type="float" office:value="88.26">
            <text:p>88.26</text:p>
          </table:table-cell>
          <table:table-cell table:style-name="ce1" office:value-type="float" office:value="89.92">
            <text:p>89.92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0223964165733483">
            <text:p>0.00223964165733483</text:p>
          </table:table-cell>
          <table:table-cell table:style-name="ce1" office:value-type="float" office:value="0.61">
            <text:p>0.61</text:p>
          </table:table-cell>
          <table:table-cell table:style-name="ce1" office:value-type="float" office:value="0.22">
            <text:p>0.22</text:p>
          </table:table-cell>
          <table:table-cell table:style-name="ce1" office:value-type="float" office:value="0.32">
            <text:p>0.32</text:p>
          </table:table-cell>
          <table:table-cell table:style-name="ce2" office:value-type="float" office:value="0.976942783945346">
            <text:p>0.976942783945346</text:p>
          </table:table-cell>
          <table:table-cell table:style-name="ce1" office:value-type="float" office:value="93.91">
            <text:p>93.91</text:p>
          </table:table-cell>
          <table:table-cell table:style-name="ce1" office:value-type="float" office:value="97.69">
            <text:p>97.69</text:p>
          </table:table-cell>
          <table:table-cell table:style-name="ce1" office:value-type="float" office:value="95.76">
            <text:p>95.76</text:p>
          </table:table-cell>
          <table:table-cell table:style-name="ce1" office:value-type="float" office:value="90.06">
            <text:p>90.06</text:p>
          </table:table-cell>
          <table:table-cell table:style-name="ce1" office:value-type="float" office:value="88.34">
            <text:p>88.34</text:p>
          </table:table-cell>
          <table:table-cell table:style-name="ce1" office:value-type="float" office:value="91.87">
            <text:p>91.87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0223964165733483">
            <text:p>0.00223964165733483</text:p>
          </table:table-cell>
          <table:table-cell table:style-name="ce1" office:value-type="float" office:value="0.61">
            <text:p>0.61</text:p>
          </table:table-cell>
          <table:table-cell table:style-name="ce1" office:value-type="float" office:value="0.22">
            <text:p>0.22</text:p>
          </table:table-cell>
          <table:table-cell table:style-name="ce1" office:value-type="float" office:value="0.32">
            <text:p>0.32</text:p>
          </table:table-cell>
          <table:table-cell table:style-name="ce2" office:value-type="float" office:value="0.976729291204099">
            <text:p>0.976729291204099</text:p>
          </table:table-cell>
          <table:table-cell table:style-name="ce1" office:value-type="float" office:value="93.9">
            <text:p>93.9</text:p>
          </table:table-cell>
          <table:table-cell table:style-name="ce1" office:value-type="float" office:value="97.67">
            <text:p>97.67</text:p>
          </table:table-cell>
          <table:table-cell table:style-name="ce1" office:value-type="float" office:value="95.75">
            <text:p>95.75</text:p>
          </table:table-cell>
          <table:table-cell table:style-name="ce1" office:value-type="float" office:value="90.05">
            <text:p>90.05</text:p>
          </table:table-cell>
          <table:table-cell table:style-name="ce1" office:value-type="float" office:value="88.33">
            <text:p>88.33</text:p>
          </table:table-cell>
          <table:table-cell table:style-name="ce1" office:value-type="float" office:value="91.85">
            <text:p>91.85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0223964165733483">
            <text:p>0.00223964165733483</text:p>
          </table:table-cell>
          <table:table-cell table:style-name="ce1" office:value-type="float" office:value="0.62">
            <text:p>0.62</text:p>
          </table:table-cell>
          <table:table-cell table:style-name="ce1" office:value-type="float" office:value="0.22">
            <text:p>0.22</text:p>
          </table:table-cell>
          <table:table-cell table:style-name="ce1" office:value-type="float" office:value="0.32">
            <text:p>0.32</text:p>
          </table:table-cell>
          <table:table-cell table:style-name="ce2" office:value-type="float" office:value="0.977298605180757">
            <text:p>0.977298605180757</text:p>
          </table:table-cell>
          <table:table-cell table:style-name="ce1" office:value-type="float" office:value="93.91">
            <text:p>93.91</text:p>
          </table:table-cell>
          <table:table-cell table:style-name="ce1" office:value-type="float" office:value="97.73">
            <text:p>97.73</text:p>
          </table:table-cell>
          <table:table-cell table:style-name="ce1" office:value-type="float" office:value="95.78">
            <text:p>95.78</text:p>
          </table:table-cell>
          <table:table-cell table:style-name="ce1" office:value-type="float" office:value="90.08">
            <text:p>90.08</text:p>
          </table:table-cell>
          <table:table-cell table:style-name="ce1" office:value-type="float" office:value="88.34">
            <text:p>88.34</text:p>
          </table:table-cell>
          <table:table-cell table:style-name="ce1" office:value-type="float" office:value="91.9">
            <text:p>91.9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0223964165733483">
            <text:p>0.00223964165733483</text:p>
          </table:table-cell>
          <table:table-cell table:style-name="ce1" office:value-type="float" office:value="0.62">
            <text:p>0.62</text:p>
          </table:table-cell>
          <table:table-cell table:style-name="ce1" office:value-type="float" office:value="0.22">
            <text:p>0.22</text:p>
          </table:table-cell>
          <table:table-cell table:style-name="ce1" office:value-type="float" office:value="0.32">
            <text:p>0.32</text:p>
          </table:table-cell>
          <table:table-cell table:style-name="ce2" office:value-type="float" office:value="0.977156276686593">
            <text:p>0.977156276686593</text:p>
          </table:table-cell>
          <table:table-cell table:style-name="ce1" office:value-type="float" office:value="93.91">
            <text:p>93.91</text:p>
          </table:table-cell>
          <table:table-cell table:style-name="ce1" office:value-type="float" office:value="97.72">
            <text:p>97.72</text:p>
          </table:table-cell>
          <table:table-cell table:style-name="ce1" office:value-type="float" office:value="95.78">
            <text:p>95.78</text:p>
          </table:table-cell>
          <table:table-cell table:style-name="ce1" office:value-type="float" office:value="90.08">
            <text:p>90.08</text:p>
          </table:table-cell>
          <table:table-cell table:style-name="ce1" office:value-type="float" office:value="88.34">
            <text:p>88.34</text:p>
          </table:table-cell>
          <table:table-cell table:style-name="ce1" office:value-type="float" office:value="91.89">
            <text:p>91.89</text:p>
          </table:table-cell>
        </table:table-row>
      </table:table>
      <table:table table:name="'file:///home/runejen/Dropbox/Skole/Master/Data/Model_3.ods'#rbm" table:print="false" table:style-name="ta_extref">
        <table:table-source xlink:type="simple" xlink:href="../Model_3.ods" table:table-name="rbm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0268756998880179">
            <text:p>0.0268756998880179</text:p>
          </table:table-cell>
          <table:table-cell table:style-name="ce1" office:value-type="float" office:value="3.89">
            <text:p>3.89</text:p>
          </table:table-cell>
          <table:table-cell table:style-name="ce1" office:value-type="float" office:value="2.69">
            <text:p>2.69</text:p>
          </table:table-cell>
          <table:table-cell table:style-name="ce1" office:value-type="float" office:value="3.18">
            <text:p>3.18</text:p>
          </table:table-cell>
          <table:table-cell table:style-name="ce2" office:value-type="float" office:value="0.957799601480216">
            <text:p>0.957799601480216</text:p>
          </table:table-cell>
          <table:table-cell table:style-name="ce1" office:value-type="float" office:value="93.93">
            <text:p>93.93</text:p>
          </table:table-cell>
          <table:table-cell table:style-name="ce1" office:value-type="float" office:value="95.78">
            <text:p>95.78</text:p>
          </table:table-cell>
          <table:table-cell table:style-name="ce1" office:value-type="float" office:value="94.85">
            <text:p>94.85</text:p>
          </table:table-cell>
          <table:table-cell table:style-name="ce1" office:value-type="float" office:value="89.37">
            <text:p>89.37</text:p>
          </table:table-cell>
          <table:table-cell table:style-name="ce1" office:value-type="float" office:value="88.55">
            <text:p>88.55</text:p>
          </table:table-cell>
          <table:table-cell table:style-name="ce1" office:value-type="float" office:value="90.22">
            <text:p>90.22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223964165733483">
            <text:p>0.0223964165733483</text:p>
          </table:table-cell>
          <table:table-cell table:style-name="ce1" office:value-type="float" office:value="2.44">
            <text:p>2.44</text:p>
          </table:table-cell>
          <table:table-cell table:style-name="ce1" office:value-type="float" office:value="2.24">
            <text:p>2.24</text:p>
          </table:table-cell>
          <table:table-cell table:style-name="ce1" office:value-type="float" office:value="2.34">
            <text:p>2.34</text:p>
          </table:table-cell>
          <table:table-cell table:style-name="ce2" office:value-type="float" office:value="0.943210930828352">
            <text:p>0.943210930828352</text:p>
          </table:table-cell>
          <table:table-cell table:style-name="ce1" office:value-type="float" office:value="93.82">
            <text:p>93.82</text:p>
          </table:table-cell>
          <table:table-cell table:style-name="ce1" office:value-type="float" office:value="94.32">
            <text:p>94.32</text:p>
          </table:table-cell>
          <table:table-cell table:style-name="ce1" office:value-type="float" office:value="94.07">
            <text:p>94.07</text:p>
          </table:table-cell>
          <table:table-cell table:style-name="ce1" office:value-type="float" office:value="88.59">
            <text:p>88.59</text:p>
          </table:table-cell>
          <table:table-cell table:style-name="ce1" office:value-type="float" office:value="88.36">
            <text:p>88.36</text:p>
          </table:table-cell>
          <table:table-cell table:style-name="ce1" office:value-type="float" office:value="88.82">
            <text:p>88.82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156774916013438">
            <text:p>0.0156774916013438</text:p>
          </table:table-cell>
          <table:table-cell table:style-name="ce1" office:value-type="float" office:value="1.55">
            <text:p>1.55</text:p>
          </table:table-cell>
          <table:table-cell table:style-name="ce1" office:value-type="float" office:value="1.57">
            <text:p>1.57</text:p>
          </table:table-cell>
          <table:table-cell table:style-name="ce1" office:value-type="float" office:value="1.56">
            <text:p>1.56</text:p>
          </table:table-cell>
          <table:table-cell table:style-name="ce2" office:value-type="float" office:value="0.936663820096783">
            <text:p>0.936663820096783</text:p>
          </table:table-cell>
          <table:table-cell table:style-name="ce1" office:value-type="float" office:value="93.74">
            <text:p>93.74</text:p>
          </table:table-cell>
          <table:table-cell table:style-name="ce1" office:value-type="float" office:value="93.67">
            <text:p>93.67</text:p>
          </table:table-cell>
          <table:table-cell table:style-name="ce1" office:value-type="float" office:value="93.7">
            <text:p>93.7</text:p>
          </table:table-cell>
          <table:table-cell table:style-name="ce1" office:value-type="float" office:value="88.19">
            <text:p>88.19</text:p>
          </table:table-cell>
          <table:table-cell table:style-name="ce1" office:value-type="float" office:value="88.23">
            <text:p>88.23</text:p>
          </table:table-cell>
          <table:table-cell table:style-name="ce1" office:value-type="float" office:value="88.17">
            <text:p>88.17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13437849944009">
            <text:p>0.013437849944009</text:p>
          </table:table-cell>
          <table:table-cell table:style-name="ce1" office:value-type="float" office:value="1.31">
            <text:p>1.31</text:p>
          </table:table-cell>
          <table:table-cell table:style-name="ce1" office:value-type="float" office:value="1.34">
            <text:p>1.34</text:p>
          </table:table-cell>
          <table:table-cell table:style-name="ce1" office:value-type="float" office:value="1.32">
            <text:p>1.32</text:p>
          </table:table-cell>
          <table:table-cell table:style-name="ce2" office:value-type="float" office:value="0.935881013378878">
            <text:p>0.935881013378878</text:p>
          </table:table-cell>
          <table:table-cell table:style-name="ce1" office:value-type="float" office:value="93.72">
            <text:p>93.72</text:p>
          </table:table-cell>
          <table:table-cell table:style-name="ce1" office:value-type="float" office:value="93.59">
            <text:p>93.59</text:p>
          </table:table-cell>
          <table:table-cell table:style-name="ce1" office:value-type="float" office:value="93.65">
            <text:p>93.65</text:p>
          </table:table-cell>
          <table:table-cell table:style-name="ce1" office:value-type="float" office:value="88.13">
            <text:p>88.13</text:p>
          </table:table-cell>
          <table:table-cell table:style-name="ce1" office:value-type="float" office:value="88.2">
            <text:p>88.2</text:p>
          </table:table-cell>
          <table:table-cell table:style-name="ce1" office:value-type="float" office:value="88.08">
            <text:p>88.08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13437849944009">
            <text:p>0.013437849944009</text:p>
          </table:table-cell>
          <table:table-cell table:style-name="ce1" office:value-type="float" office:value="1.29">
            <text:p>1.29</text:p>
          </table:table-cell>
          <table:table-cell table:style-name="ce1" office:value-type="float" office:value="1.34">
            <text:p>1.34</text:p>
          </table:table-cell>
          <table:table-cell table:style-name="ce1" office:value-type="float" office:value="1.31">
            <text:p>1.31</text:p>
          </table:table-cell>
          <table:table-cell table:style-name="ce2" office:value-type="float" office:value="0.934813549672644">
            <text:p>0.934813549672644</text:p>
          </table:table-cell>
          <table:table-cell table:style-name="ce1" office:value-type="float" office:value="93.71">
            <text:p>93.71</text:p>
          </table:table-cell>
          <table:table-cell table:style-name="ce1" office:value-type="float" office:value="93.48">
            <text:p>93.48</text:p>
          </table:table-cell>
          <table:table-cell table:style-name="ce1" office:value-type="float" office:value="93.59">
            <text:p>93.59</text:p>
          </table:table-cell>
          <table:table-cell table:style-name="ce1" office:value-type="float" office:value="88.08">
            <text:p>88.08</text:p>
          </table:table-cell>
          <table:table-cell table:style-name="ce1" office:value-type="float" office:value="88.19">
            <text:p>88.19</text:p>
          </table:table-cell>
          <table:table-cell table:style-name="ce1" office:value-type="float" office:value="87.97">
            <text:p>87.97</text:p>
          </table:table-cell>
        </table:table-row>
      </table:table>
      <table:table table:name="'file:///home/runejen/Dropbox/Skole/Master/Data/Model_3.ods'#rbf" table:print="false" table:style-name="ta_extref">
        <table:table-source xlink:type="simple" xlink:href="../Model_3.ods" table:table-name="rbf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0235162374020157">
            <text:p>0.0235162374020157</text:p>
          </table:table-cell>
          <table:table-cell table:style-name="ce1" office:value-type="float" office:value="2.49">
            <text:p>2.49</text:p>
          </table:table-cell>
          <table:table-cell table:style-name="ce1" office:value-type="float" office:value="2.35">
            <text:p>2.35</text:p>
          </table:table-cell>
          <table:table-cell table:style-name="ce1" office:value-type="float" office:value="2.42">
            <text:p>2.42</text:p>
          </table:table-cell>
          <table:table-cell table:style-name="ce2" office:value-type="float" office:value="0.94157415314546">
            <text:p>0.94157415314546</text:p>
          </table:table-cell>
          <table:table-cell table:style-name="ce1" office:value-type="float" office:value="93.82">
            <text:p>93.82</text:p>
          </table:table-cell>
          <table:table-cell table:style-name="ce1" office:value-type="float" office:value="94.16">
            <text:p>94.16</text:p>
          </table:table-cell>
          <table:table-cell table:style-name="ce1" office:value-type="float" office:value="93.99">
            <text:p>93.99</text:p>
          </table:table-cell>
          <table:table-cell table:style-name="ce1" office:value-type="float" office:value="88.52">
            <text:p>88.52</text:p>
          </table:table-cell>
          <table:table-cell table:style-name="ce1" office:value-type="float" office:value="88.36">
            <text:p>88.36</text:p>
          </table:table-cell>
          <table:table-cell table:style-name="ce1" office:value-type="float" office:value="88.67">
            <text:p>88.67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268756998880179">
            <text:p>0.0268756998880179</text:p>
          </table:table-cell>
          <table:table-cell table:style-name="ce1" office:value-type="float" office:value="2.26">
            <text:p>2.26</text:p>
          </table:table-cell>
          <table:table-cell table:style-name="ce1" office:value-type="float" office:value="2.69">
            <text:p>2.69</text:p>
          </table:table-cell>
          <table:table-cell table:style-name="ce1" office:value-type="float" office:value="2.46">
            <text:p>2.46</text:p>
          </table:table-cell>
          <table:table-cell table:style-name="ce2" office:value-type="float" office:value="0.926131511528608">
            <text:p>0.926131511528608</text:p>
          </table:table-cell>
          <table:table-cell table:style-name="ce1" office:value-type="float" office:value="93.74">
            <text:p>93.74</text:p>
          </table:table-cell>
          <table:table-cell table:style-name="ce1" office:value-type="float" office:value="92.61">
            <text:p>92.61</text:p>
          </table:table-cell>
          <table:table-cell table:style-name="ce1" office:value-type="float" office:value="93.17">
            <text:p>93.17</text:p>
          </table:table-cell>
          <table:table-cell table:style-name="ce1" office:value-type="float" office:value="87.75">
            <text:p>87.75</text:p>
          </table:table-cell>
          <table:table-cell table:style-name="ce1" office:value-type="float" office:value="88.27">
            <text:p>88.27</text:p>
          </table:table-cell>
          <table:table-cell table:style-name="ce1" office:value-type="float" office:value="87.24">
            <text:p>87.24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302351623740202">
            <text:p>0.0302351623740202</text:p>
          </table:table-cell>
          <table:table-cell table:style-name="ce1" office:value-type="float" office:value="2.32">
            <text:p>2.32</text:p>
          </table:table-cell>
          <table:table-cell table:style-name="ce1" office:value-type="float" office:value="3.02">
            <text:p>3.02</text:p>
          </table:table-cell>
          <table:table-cell table:style-name="ce1" office:value-type="float" office:value="2.62">
            <text:p>2.62</text:p>
          </table:table-cell>
          <table:table-cell table:style-name="ce2" office:value-type="float" office:value="0.919157415314546">
            <text:p>0.919157415314546</text:p>
          </table:table-cell>
          <table:table-cell table:style-name="ce1" office:value-type="float" office:value="93.72">
            <text:p>93.72</text:p>
          </table:table-cell>
          <table:table-cell table:style-name="ce1" office:value-type="float" office:value="91.92">
            <text:p>91.92</text:p>
          </table:table-cell>
          <table:table-cell table:style-name="ce1" office:value-type="float" office:value="92.81">
            <text:p>92.81</text:p>
          </table:table-cell>
          <table:table-cell table:style-name="ce1" office:value-type="float" office:value="87.42">
            <text:p>87.42</text:p>
          </table:table-cell>
          <table:table-cell table:style-name="ce1" office:value-type="float" office:value="88.26">
            <text:p>88.26</text:p>
          </table:table-cell>
          <table:table-cell table:style-name="ce1" office:value-type="float" office:value="86.61">
            <text:p>86.61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268756998880179">
            <text:p>0.0268756998880179</text:p>
          </table:table-cell>
          <table:table-cell table:style-name="ce1" office:value-type="float" office:value="2.09">
            <text:p>2.09</text:p>
          </table:table-cell>
          <table:table-cell table:style-name="ce1" office:value-type="float" office:value="2.69">
            <text:p>2.69</text:p>
          </table:table-cell>
          <table:table-cell table:style-name="ce1" office:value-type="float" office:value="2.35">
            <text:p>2.35</text:p>
          </table:table-cell>
          <table:table-cell table:style-name="ce2" office:value-type="float" office:value="0.919797893538286">
            <text:p>0.919797893538286</text:p>
          </table:table-cell>
          <table:table-cell table:style-name="ce1" office:value-type="float" office:value="93.7">
            <text:p>93.7</text:p>
          </table:table-cell>
          <table:table-cell table:style-name="ce1" office:value-type="float" office:value="91.98">
            <text:p>91.98</text:p>
          </table:table-cell>
          <table:table-cell table:style-name="ce1" office:value-type="float" office:value="92.83">
            <text:p>92.83</text:p>
          </table:table-cell>
          <table:table-cell table:style-name="ce1" office:value-type="float" office:value="87.42">
            <text:p>87.42</text:p>
          </table:table-cell>
          <table:table-cell table:style-name="ce1" office:value-type="float" office:value="88.23">
            <text:p>88.23</text:p>
          </table:table-cell>
          <table:table-cell table:style-name="ce1" office:value-type="float" office:value="86.64">
            <text:p>86.64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268756998880179">
            <text:p>0.0268756998880179</text:p>
          </table:table-cell>
          <table:table-cell table:style-name="ce1" office:value-type="float" office:value="2.07">
            <text:p>2.07</text:p>
          </table:table-cell>
          <table:table-cell table:style-name="ce1" office:value-type="float" office:value="2.69">
            <text:p>2.69</text:p>
          </table:table-cell>
          <table:table-cell table:style-name="ce1" office:value-type="float" office:value="2.34">
            <text:p>2.34</text:p>
          </table:table-cell>
          <table:table-cell table:style-name="ce2" office:value-type="float" office:value="0.919086251067464">
            <text:p>0.919086251067464</text:p>
          </table:table-cell>
          <table:table-cell table:style-name="ce1" office:value-type="float" office:value="93.7">
            <text:p>93.7</text:p>
          </table:table-cell>
          <table:table-cell table:style-name="ce1" office:value-type="float" office:value="91.91">
            <text:p>91.91</text:p>
          </table:table-cell>
          <table:table-cell table:style-name="ce1" office:value-type="float" office:value="92.8">
            <text:p>92.8</text:p>
          </table:table-cell>
          <table:table-cell table:style-name="ce1" office:value-type="float" office:value="87.39">
            <text:p>87.39</text:p>
          </table:table-cell>
          <table:table-cell table:style-name="ce1" office:value-type="float" office:value="88.22">
            <text:p>88.22</text:p>
          </table:table-cell>
          <table:table-cell table:style-name="ce1" office:value-type="float" office:value="86.58">
            <text:p>86.58</text:p>
          </table:table-cell>
        </table:table-row>
      </table:table>
      <table:table table:name="'file:///home/runejen/Dropbox/Skole/Master/Data/Model_3.ods'#rbmf" table:print="false" table:style-name="ta_extref">
        <table:table-source xlink:type="simple" xlink:href="../Model_3.ods" table:table-name="rbmf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0470324748040314">
            <text:p>0.0470324748040314</text:p>
          </table:table-cell>
          <table:table-cell table:style-name="ce1" office:value-type="float" office:value="3.89">
            <text:p>3.89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4.26">
            <text:p>4.26</text:p>
          </table:table-cell>
          <table:table-cell table:style-name="ce2" office:value-type="float" office:value="0.926060347281526">
            <text:p>0.926060347281526</text:p>
          </table:table-cell>
          <table:table-cell table:style-name="ce1" office:value-type="float" office:value="93.86">
            <text:p>93.86</text:p>
          </table:table-cell>
          <table:table-cell table:style-name="ce1" office:value-type="float" office:value="92.61">
            <text:p>92.61</text:p>
          </table:table-cell>
          <table:table-cell table:style-name="ce1" office:value-type="float" office:value="93.23">
            <text:p>93.23</text:p>
          </table:table-cell>
          <table:table-cell table:style-name="ce1" office:value-type="float" office:value="87.91">
            <text:p>87.91</text:p>
          </table:table-cell>
          <table:table-cell table:style-name="ce1" office:value-type="float" office:value="88.48">
            <text:p>88.48</text:p>
          </table:table-cell>
          <table:table-cell table:style-name="ce1" office:value-type="float" office:value="87.36">
            <text:p>87.36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0111982082866741">
            <text:p>0.00111982082866741</text:p>
          </table:table-cell>
          <table:table-cell table:style-name="ce1" office:value-type="float" office:value="0.12">
            <text:p>0.12</text:p>
          </table:table-cell>
          <table:table-cell table:style-name="ce1" office:value-type="float" office:value="0.11">
            <text:p>0.11</text:p>
          </table:table-cell>
          <table:table-cell table:style-name="ce1" office:value-type="float" office:value="0.11">
            <text:p>0.11</text:p>
          </table:table-cell>
          <table:table-cell table:style-name="ce2" office:value-type="float" office:value="0.941289496157131">
            <text:p>0.941289496157131</text:p>
          </table:table-cell>
          <table:table-cell table:style-name="ce1" office:value-type="float" office:value="93.68">
            <text:p>93.68</text:p>
          </table:table-cell>
          <table:table-cell table:style-name="ce1" office:value-type="float" office:value="94.13">
            <text:p>94.13</text:p>
          </table:table-cell>
          <table:table-cell table:style-name="ce1" office:value-type="float" office:value="93.9">
            <text:p>93.9</text:p>
          </table:table-cell>
          <table:table-cell table:style-name="ce1" office:value-type="float" office:value="88.3">
            <text:p>88.3</text:p>
          </table:table-cell>
          <table:table-cell table:style-name="ce1" office:value-type="float" office:value="88.09">
            <text:p>88.09</text:p>
          </table:table-cell>
          <table:table-cell table:style-name="ce1" office:value-type="float" office:value="88.51">
            <text:p>88.51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0223964165733483">
            <text:p>0.00223964165733483</text:p>
          </table:table-cell>
          <table:table-cell table:style-name="ce1" office:value-type="float" office:value="0.22">
            <text:p>0.22</text:p>
          </table:table-cell>
          <table:table-cell table:style-name="ce1" office:value-type="float" office:value="0.22">
            <text:p>0.22</text:p>
          </table:table-cell>
          <table:table-cell table:style-name="ce1" office:value-type="float" office:value="0.22">
            <text:p>0.22</text:p>
          </table:table-cell>
          <table:table-cell table:style-name="ce2" office:value-type="float" office:value="0.936307998861372">
            <text:p>0.936307998861372</text:p>
          </table:table-cell>
          <table:table-cell table:style-name="ce1" office:value-type="float" office:value="93.66">
            <text:p>93.66</text:p>
          </table:table-cell>
          <table:table-cell table:style-name="ce1" office:value-type="float" office:value="93.63">
            <text:p>93.63</text:p>
          </table:table-cell>
          <table:table-cell table:style-name="ce1" office:value-type="float" office:value="93.64">
            <text:p>93.64</text:p>
          </table:table-cell>
          <table:table-cell table:style-name="ce1" office:value-type="float" office:value="88.06">
            <text:p>88.06</text:p>
          </table:table-cell>
          <table:table-cell table:style-name="ce1" office:value-type="float" office:value="88.08">
            <text:p>88.08</text:p>
          </table:table-cell>
          <table:table-cell table:style-name="ce1" office:value-type="float" office:value="88.05">
            <text:p>88.05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0223964165733483">
            <text:p>0.00223964165733483</text:p>
          </table:table-cell>
          <table:table-cell table:style-name="ce1" office:value-type="float" office:value="0.22">
            <text:p>0.22</text:p>
          </table:table-cell>
          <table:table-cell table:style-name="ce1" office:value-type="float" office:value="0.22">
            <text:p>0.22</text:p>
          </table:table-cell>
          <table:table-cell table:style-name="ce1" office:value-type="float" office:value="0.22">
            <text:p>0.22</text:p>
          </table:table-cell>
          <table:table-cell table:style-name="ce2" office:value-type="float" office:value="0.93467122117848">
            <text:p>0.93467122117848</text:p>
          </table:table-cell>
          <table:table-cell table:style-name="ce1" office:value-type="float" office:value="93.65">
            <text:p>93.65</text:p>
          </table:table-cell>
          <table:table-cell table:style-name="ce1" office:value-type="float" office:value="93.47">
            <text:p>93.47</text:p>
          </table:table-cell>
          <table:table-cell table:style-name="ce1" office:value-type="float" office:value="93.56">
            <text:p>93.56</text:p>
          </table:table-cell>
          <table:table-cell table:style-name="ce1" office:value-type="float" office:value="87.98">
            <text:p>87.98</text:p>
          </table:table-cell>
          <table:table-cell table:style-name="ce1" office:value-type="float" office:value="88.07">
            <text:p>88.07</text:p>
          </table:table-cell>
          <table:table-cell table:style-name="ce1" office:value-type="float" office:value="87.9">
            <text:p>87.9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0223964165733483">
            <text:p>0.00223964165733483</text:p>
          </table:table-cell>
          <table:table-cell table:style-name="ce1" office:value-type="float" office:value="0.22">
            <text:p>0.22</text:p>
          </table:table-cell>
          <table:table-cell table:style-name="ce1" office:value-type="float" office:value="0.22">
            <text:p>0.22</text:p>
          </table:table-cell>
          <table:table-cell table:style-name="ce1" office:value-type="float" office:value="0.22">
            <text:p>0.22</text:p>
          </table:table-cell>
          <table:table-cell table:style-name="ce2" office:value-type="float" office:value="0.934457728437233">
            <text:p>0.934457728437233</text:p>
          </table:table-cell>
          <table:table-cell table:style-name="ce1" office:value-type="float" office:value="93.65">
            <text:p>93.65</text:p>
          </table:table-cell>
          <table:table-cell table:style-name="ce1" office:value-type="float" office:value="93.45">
            <text:p>93.45</text:p>
          </table:table-cell>
          <table:table-cell table:style-name="ce1" office:value-type="float" office:value="93.55">
            <text:p>93.55</text:p>
          </table:table-cell>
          <table:table-cell table:style-name="ce1" office:value-type="float" office:value="87.97">
            <text:p>87.97</text:p>
          </table:table-cell>
          <table:table-cell table:style-name="ce1" office:value-type="float" office:value="88.07">
            <text:p>88.07</text:p>
          </table:table-cell>
          <table:table-cell table:style-name="ce1" office:value-type="float" office:value="87.88">
            <text:p>87.88</text:p>
          </table:table-cell>
        </table:table-row>
      </table:table>
      <table:table table:name="'file:///home/runejen/Dropbox/Skole/Master/Data/Model_3.ods'#rm" table:print="false" table:style-name="ta_extref">
        <table:table-source xlink:type="simple" xlink:href="../Model_3.ods" table:table-name="rm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0403135498320269">
            <text:p>0.0403135498320269</text:p>
          </table:table-cell>
          <table:table-cell table:style-name="ce1" office:value-type="float" office:value="2.59">
            <text:p>2.59</text:p>
          </table:table-cell>
          <table:table-cell table:style-name="ce1" office:value-type="float" office:value="4.03">
            <text:p>4.03</text:p>
          </table:table-cell>
          <table:table-cell table:style-name="ce1" office:value-type="float" office:value="3.15">
            <text:p>3.15</text:p>
          </table:table-cell>
          <table:table-cell table:style-name="ce2" office:value-type="float" office:value="0.90357244520353">
            <text:p>0.90357244520353</text:p>
          </table:table-cell>
          <table:table-cell table:style-name="ce1" office:value-type="float" office:value="93.68">
            <text:p>93.68</text:p>
          </table:table-cell>
          <table:table-cell table:style-name="ce1" office:value-type="float" office:value="90.36">
            <text:p>90.36</text:p>
          </table:table-cell>
          <table:table-cell table:style-name="ce1" office:value-type="float" office:value="91.99">
            <text:p>91.99</text:p>
          </table:table-cell>
          <table:table-cell table:style-name="ce1" office:value-type="float" office:value="86.68">
            <text:p>86.68</text:p>
          </table:table-cell>
          <table:table-cell table:style-name="ce1" office:value-type="float" office:value="88.24">
            <text:p>88.24</text:p>
          </table:table-cell>
          <table:table-cell table:style-name="ce1" office:value-type="float" office:value="85.2">
            <text:p>85.2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0223964165733483">
            <text:p>0.00223964165733483</text:p>
          </table:table-cell>
          <table:table-cell table:style-name="ce1" office:value-type="float" office:value="0.33">
            <text:p>0.33</text:p>
          </table:table-cell>
          <table:table-cell table:style-name="ce1" office:value-type="float" office:value="0.22">
            <text:p>0.22</text:p>
          </table:table-cell>
          <table:table-cell table:style-name="ce1" office:value-type="float" office:value="0.26">
            <text:p>0.26</text:p>
          </table:table-cell>
          <table:table-cell table:style-name="ce2" office:value-type="float" office:value="0.956447480785653">
            <text:p>0.956447480785653</text:p>
          </table:table-cell>
          <table:table-cell table:style-name="ce1" office:value-type="float" office:value="93.78">
            <text:p>93.78</text:p>
          </table:table-cell>
          <table:table-cell table:style-name="ce1" office:value-type="float" office:value="95.64">
            <text:p>95.64</text:p>
          </table:table-cell>
          <table:table-cell table:style-name="ce1" office:value-type="float" office:value="94.7">
            <text:p>94.7</text:p>
          </table:table-cell>
          <table:table-cell table:style-name="ce1" office:value-type="float" office:value="89.06">
            <text:p>89.06</text:p>
          </table:table-cell>
          <table:table-cell table:style-name="ce1" office:value-type="float" office:value="88.2">
            <text:p>88.2</text:p>
          </table:table-cell>
          <table:table-cell table:style-name="ce1" office:value-type="float" office:value="89.94">
            <text:p>89.94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0111982082866741">
            <text:p>0.00111982082866741</text:p>
          </table:table-cell>
          <table:table-cell table:style-name="ce1" office:value-type="float" office:value="0.16">
            <text:p>0.16</text:p>
          </table:table-cell>
          <table:table-cell table:style-name="ce1" office:value-type="float" office:value="0.11">
            <text:p>0.11</text:p>
          </table:table-cell>
          <table:table-cell table:style-name="ce1" office:value-type="float" office:value="0.13">
            <text:p>0.13</text:p>
          </table:table-cell>
          <table:table-cell table:style-name="ce2" office:value-type="float" office:value="0.95602049530316">
            <text:p>0.95602049530316</text:p>
          </table:table-cell>
          <table:table-cell table:style-name="ce1" office:value-type="float" office:value="93.77">
            <text:p>93.77</text:p>
          </table:table-cell>
          <table:table-cell table:style-name="ce1" office:value-type="float" office:value="95.6">
            <text:p>95.6</text:p>
          </table:table-cell>
          <table:table-cell table:style-name="ce1" office:value-type="float" office:value="94.68">
            <text:p>94.68</text:p>
          </table:table-cell>
          <table:table-cell table:style-name="ce1" office:value-type="float" office:value="89.03">
            <text:p>89.03</text:p>
          </table:table-cell>
          <table:table-cell table:style-name="ce1" office:value-type="float" office:value="88.18">
            <text:p>88.18</text:p>
          </table:table-cell>
          <table:table-cell table:style-name="ce1" office:value-type="float" office:value="89.89">
            <text:p>89.89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0111982082866741">
            <text:p>0.00111982082866741</text:p>
          </table:table-cell>
          <table:table-cell table:style-name="ce1" office:value-type="float" office:value="0.16">
            <text:p>0.16</text:p>
          </table:table-cell>
          <table:table-cell table:style-name="ce1" office:value-type="float" office:value="0.11">
            <text:p>0.11</text:p>
          </table:table-cell>
          <table:table-cell table:style-name="ce1" office:value-type="float" office:value="0.13">
            <text:p>0.13</text:p>
          </table:table-cell>
          <table:table-cell table:style-name="ce2" office:value-type="float" office:value="0.955166524338173">
            <text:p>0.955166524338173</text:p>
          </table:table-cell>
          <table:table-cell table:style-name="ce1" office:value-type="float" office:value="93.77">
            <text:p>93.77</text:p>
          </table:table-cell>
          <table:table-cell table:style-name="ce1" office:value-type="float" office:value="95.52">
            <text:p>95.52</text:p>
          </table:table-cell>
          <table:table-cell table:style-name="ce1" office:value-type="float" office:value="94.64">
            <text:p>94.64</text:p>
          </table:table-cell>
          <table:table-cell table:style-name="ce1" office:value-type="float" office:value="88.99">
            <text:p>88.99</text:p>
          </table:table-cell>
          <table:table-cell table:style-name="ce1" office:value-type="float" office:value="88.18">
            <text:p>88.18</text:p>
          </table:table-cell>
          <table:table-cell table:style-name="ce1" office:value-type="float" office:value="89.82">
            <text:p>89.82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0111982082866741">
            <text:p>0.00111982082866741</text:p>
          </table:table-cell>
          <table:table-cell table:style-name="ce1" office:value-type="float" office:value="0.16">
            <text:p>0.16</text:p>
          </table:table-cell>
          <table:table-cell table:style-name="ce1" office:value-type="float" office:value="0.11">
            <text:p>0.11</text:p>
          </table:table-cell>
          <table:table-cell table:style-name="ce1" office:value-type="float" office:value="0.13">
            <text:p>0.13</text:p>
          </table:table-cell>
          <table:table-cell table:style-name="ce2" office:value-type="float" office:value="0.955451181326501">
            <text:p>0.955451181326501</text:p>
          </table:table-cell>
          <table:table-cell table:style-name="ce1" office:value-type="float" office:value="93.77">
            <text:p>93.77</text:p>
          </table:table-cell>
          <table:table-cell table:style-name="ce1" office:value-type="float" office:value="95.55">
            <text:p>95.55</text:p>
          </table:table-cell>
          <table:table-cell table:style-name="ce1" office:value-type="float" office:value="94.65">
            <text:p>94.65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88.18">
            <text:p>88.18</text:p>
          </table:table-cell>
          <table:table-cell table:style-name="ce1" office:value-type="float" office:value="89.85">
            <text:p>89.85</text:p>
          </table:table-cell>
        </table:table-row>
      </table:table>
      <table:table table:name="'file:///home/runejen/Dropbox/Skole/Master/Data/Model_3.ods'#rf" table:print="false" table:style-name="ta_extref">
        <table:table-source xlink:type="simple" xlink:href="../Model_3.ods" table:table-name="rf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00895856662933931">
            <text:p>0.00895856662933931</text:p>
          </table:table-cell>
          <table:table-cell table:style-name="ce1" office:value-type="float" office:value="1.44">
            <text:p>1.44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1.11">
            <text:p>1.11</text:p>
          </table:table-cell>
          <table:table-cell table:style-name="ce2" office:value-type="float" office:value="0.961073156846001">
            <text:p>0.961073156846001</text:p>
          </table:table-cell>
          <table:table-cell table:style-name="ce1" office:value-type="float" office:value="93.85">
            <text:p>93.85</text:p>
          </table:table-cell>
          <table:table-cell table:style-name="ce1" office:value-type="float" office:value="96.11">
            <text:p>96.11</text:p>
          </table:table-cell>
          <table:table-cell table:style-name="ce1" office:value-type="float" office:value="94.97">
            <text:p>94.97</text:p>
          </table:table-cell>
          <table:table-cell table:style-name="ce1" office:value-type="float" office:value="89.36">
            <text:p>89.36</text:p>
          </table:table-cell>
          <table:table-cell table:style-name="ce1" office:value-type="float" office:value="88.33">
            <text:p>88.33</text:p>
          </table:table-cell>
          <table:table-cell table:style-name="ce1" office:value-type="float" office:value="90.42">
            <text:p>90.42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0895856662933931">
            <text:p>0.00895856662933931</text:p>
          </table:table-cell>
          <table:table-cell table:style-name="ce1" office:value-type="float" office:value="1.13">
            <text:p>1.13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0.950042698548249">
            <text:p>0.950042698548249</text:p>
          </table:table-cell>
          <table:table-cell table:style-name="ce1" office:value-type="float" office:value="93.78">
            <text:p>93.78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94.39">
            <text:p>94.39</text:p>
          </table:table-cell>
          <table:table-cell table:style-name="ce1" office:value-type="float" office:value="88.81">
            <text:p>88.81</text:p>
          </table:table-cell>
          <table:table-cell table:style-name="ce1" office:value-type="float" office:value="88.24">
            <text:p>88.24</text:p>
          </table:table-cell>
          <table:table-cell table:style-name="ce1" office:value-type="float" office:value="89.38">
            <text:p>89.38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0783874580067189">
            <text:p>0.00783874580067189</text:p>
          </table:table-cell>
          <table:table-cell table:style-name="ce1" office:value-type="float" office:value="0.92">
            <text:p>0.92</text:p>
          </table:table-cell>
          <table:table-cell table:style-name="ce1" office:value-type="float" office:value="0.78">
            <text:p>0.78</text:p>
          </table:table-cell>
          <table:table-cell table:style-name="ce1" office:value-type="float" office:value="0.84">
            <text:p>0.84</text:p>
          </table:table-cell>
          <table:table-cell table:style-name="ce2" office:value-type="float" office:value="0.946484486194136">
            <text:p>0.946484486194136</text:p>
          </table:table-cell>
          <table:table-cell table:style-name="ce1" office:value-type="float" office:value="93.75">
            <text:p>93.75</text:p>
          </table:table-cell>
          <table:table-cell table:style-name="ce1" office:value-type="float" office:value="94.65">
            <text:p>94.65</text:p>
          </table:table-cell>
          <table:table-cell table:style-name="ce1" office:value-type="float" office:value="94.2">
            <text:p>94.2</text:p>
          </table:table-cell>
          <table:table-cell table:style-name="ce1" office:value-type="float" office:value="88.62">
            <text:p>88.62</text:p>
          </table:table-cell>
          <table:table-cell table:style-name="ce1" office:value-type="float" office:value="88.2">
            <text:p>88.2</text:p>
          </table:table-cell>
          <table:table-cell table:style-name="ce1" office:value-type="float" office:value="89.04">
            <text:p>89.04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0783874580067189">
            <text:p>0.00783874580067189</text:p>
          </table:table-cell>
          <table:table-cell table:style-name="ce1" office:value-type="float" office:value="0.88">
            <text:p>0.88</text:p>
          </table:table-cell>
          <table:table-cell table:style-name="ce1" office:value-type="float" office:value="0.78">
            <text:p>0.78</text:p>
          </table:table-cell>
          <table:table-cell table:style-name="ce1" office:value-type="float" office:value="0.83">
            <text:p>0.83</text:p>
          </table:table-cell>
          <table:table-cell table:style-name="ce2" office:value-type="float" office:value="0.943922573299174">
            <text:p>0.943922573299174</text:p>
          </table:table-cell>
          <table:table-cell table:style-name="ce1" office:value-type="float" office:value="93.74">
            <text:p>93.74</text:p>
          </table:table-cell>
          <table:table-cell table:style-name="ce1" office:value-type="float" office:value="94.39">
            <text:p>94.39</text:p>
          </table:table-cell>
          <table:table-cell table:style-name="ce1" office:value-type="float" office:value="94.06">
            <text:p>94.06</text:p>
          </table:table-cell>
          <table:table-cell table:style-name="ce1" office:value-type="float" office:value="88.49">
            <text:p>88.49</text:p>
          </table:table-cell>
          <table:table-cell table:style-name="ce1" office:value-type="float" office:value="88.19">
            <text:p>88.19</text:p>
          </table:table-cell>
          <table:table-cell table:style-name="ce1" office:value-type="float" office:value="88.8">
            <text:p>88.8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0783874580067189">
            <text:p>0.00783874580067189</text:p>
          </table:table-cell>
          <table:table-cell table:style-name="ce1" office:value-type="float" office:value="0.88">
            <text:p>0.88</text:p>
          </table:table-cell>
          <table:table-cell table:style-name="ce1" office:value-type="float" office:value="0.78">
            <text:p>0.78</text:p>
          </table:table-cell>
          <table:table-cell table:style-name="ce1" office:value-type="float" office:value="0.83">
            <text:p>0.83</text:p>
          </table:table-cell>
          <table:table-cell table:style-name="ce2" office:value-type="float" office:value="0.944064901793339">
            <text:p>0.944064901793339</text:p>
          </table:table-cell>
          <table:table-cell table:style-name="ce1" office:value-type="float" office:value="93.74">
            <text:p>93.74</text:p>
          </table:table-cell>
          <table:table-cell table:style-name="ce1" office:value-type="float" office:value="94.41">
            <text:p>94.41</text:p>
          </table:table-cell>
          <table:table-cell table:style-name="ce1" office:value-type="float" office:value="94.07">
            <text:p>94.07</text:p>
          </table:table-cell>
          <table:table-cell table:style-name="ce1" office:value-type="float" office:value="88.5">
            <text:p>88.5</text:p>
          </table:table-cell>
          <table:table-cell table:style-name="ce1" office:value-type="float" office:value="88.19">
            <text:p>88.19</text:p>
          </table:table-cell>
          <table:table-cell table:style-name="ce1" office:value-type="float" office:value="88.82">
            <text:p>88.82</text:p>
          </table:table-cell>
        </table:table-row>
      </table:table>
      <table:table table:name="'file:///home/runejen/Dropbox/Skole/Master/Data/Model_3.ods'#rmf" table:print="false" table:style-name="ta_extref">
        <table:table-source xlink:type="simple" xlink:href="../Model_3.ods" table:table-name="rmf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0179171332586786">
            <text:p>0.0179171332586786</text:p>
          </table:table-cell>
          <table:table-cell table:style-name="ce1" office:value-type="float" office:value="2.01">
            <text:p>2.01</text:p>
          </table:table-cell>
          <table:table-cell table:style-name="ce1" office:value-type="float" office:value="1.79">
            <text:p>1.79</text:p>
          </table:table-cell>
          <table:table-cell table:style-name="ce1" office:value-type="float" office:value="1.89">
            <text:p>1.89</text:p>
          </table:table-cell>
          <table:table-cell table:style-name="ce2" office:value-type="float" office:value="0.944491887275833">
            <text:p>0.944491887275833</text:p>
          </table:table-cell>
          <table:table-cell table:style-name="ce1" office:value-type="float" office:value="93.8">
            <text:p>93.8</text:p>
          </table:table-cell>
          <table:table-cell table:style-name="ce1" office:value-type="float" office:value="94.45">
            <text:p>94.45</text:p>
          </table:table-cell>
          <table:table-cell table:style-name="ce1" office:value-type="float" office:value="94.12">
            <text:p>94.12</text:p>
          </table:table-cell>
          <table:table-cell table:style-name="ce1" office:value-type="float" office:value="88.61">
            <text:p>88.61</text:p>
          </table:table-cell>
          <table:table-cell table:style-name="ce1" office:value-type="float" office:value="88.32">
            <text:p>88.32</text:p>
          </table:table-cell>
          <table:table-cell table:style-name="ce1" office:value-type="float" office:value="88.91">
            <text:p>88.91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0447928331466965">
            <text:p>0.00447928331466965</text:p>
          </table:table-cell>
          <table:table-cell table:style-name="ce1" office:value-type="float" office:value="0.46">
            <text:p>0.46</text:p>
          </table:table-cell>
          <table:table-cell table:style-name="ce1" office:value-type="float" office:value="0.45">
            <text:p>0.45</text:p>
          </table:table-cell>
          <table:table-cell table:style-name="ce1" office:value-type="float" office:value="0.45">
            <text:p>0.45</text:p>
          </table:table-cell>
          <table:table-cell table:style-name="ce2" office:value-type="float" office:value="0.938514090520922">
            <text:p>0.938514090520922</text:p>
          </table:table-cell>
          <table:table-cell table:style-name="ce1" office:value-type="float" office:value="93.68">
            <text:p>93.68</text:p>
          </table:table-cell>
          <table:table-cell table:style-name="ce1" office:value-type="float" office:value="93.85">
            <text:p>93.85</text:p>
          </table:table-cell>
          <table:table-cell table:style-name="ce1" office:value-type="float" office:value="93.76">
            <text:p>93.76</text:p>
          </table:table-cell>
          <table:table-cell table:style-name="ce1" office:value-type="float" office:value="88.18">
            <text:p>88.18</text:p>
          </table:table-cell>
          <table:table-cell table:style-name="ce1" office:value-type="float" office:value="88.11">
            <text:p>88.11</text:p>
          </table:table-cell>
          <table:table-cell table:style-name="ce1" office:value-type="float" office:value="88.27">
            <text:p>88.27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0559910414333707">
            <text:p>0.00559910414333707</text:p>
          </table:table-cell>
          <table:table-cell table:style-name="ce1" office:value-type="float" office:value="0.51">
            <text:p>0.51</text:p>
          </table:table-cell>
          <table:table-cell table:style-name="ce1" office:value-type="float" office:value="0.56">
            <text:p>0.56</text:p>
          </table:table-cell>
          <table:table-cell table:style-name="ce1" office:value-type="float" office:value="0.53">
            <text:p>0.53</text:p>
          </table:table-cell>
          <table:table-cell table:style-name="ce2" office:value-type="float" office:value="0.930543694847708">
            <text:p>0.930543694847708</text:p>
          </table:table-cell>
          <table:table-cell table:style-name="ce1" office:value-type="float" office:value="93.64">
            <text:p>93.64</text:p>
          </table:table-cell>
          <table:table-cell table:style-name="ce1" office:value-type="float" office:value="93.05">
            <text:p>93.05</text:p>
          </table:table-cell>
          <table:table-cell table:style-name="ce1" office:value-type="float" office:value="93.34">
            <text:p>93.34</text:p>
          </table:table-cell>
          <table:table-cell table:style-name="ce1" office:value-type="float" office:value="87.79">
            <text:p>87.79</text:p>
          </table:table-cell>
          <table:table-cell table:style-name="ce1" office:value-type="float" office:value="88.08">
            <text:p>88.08</text:p>
          </table:table-cell>
          <table:table-cell table:style-name="ce1" office:value-type="float" office:value="87.52">
            <text:p>87.52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0559910414333707">
            <text:p>0.00559910414333707</text:p>
          </table:table-cell>
          <table:table-cell table:style-name="ce1" office:value-type="float" office:value="0.51">
            <text:p>0.51</text:p>
          </table:table-cell>
          <table:table-cell table:style-name="ce1" office:value-type="float" office:value="0.56">
            <text:p>0.56</text:p>
          </table:table-cell>
          <table:table-cell table:style-name="ce1" office:value-type="float" office:value="0.53">
            <text:p>0.53</text:p>
          </table:table-cell>
          <table:table-cell table:style-name="ce2" office:value-type="float" office:value="0.931184173071449">
            <text:p>0.931184173071449</text:p>
          </table:table-cell>
          <table:table-cell table:style-name="ce1" office:value-type="float" office:value="93.64">
            <text:p>93.64</text:p>
          </table:table-cell>
          <table:table-cell table:style-name="ce1" office:value-type="float" office:value="93.12">
            <text:p>93.12</text:p>
          </table:table-cell>
          <table:table-cell table:style-name="ce1" office:value-type="float" office:value="93.38">
            <text:p>93.38</text:p>
          </table:table-cell>
          <table:table-cell table:style-name="ce1" office:value-type="float" office:value="87.83">
            <text:p>87.83</text:p>
          </table:table-cell>
          <table:table-cell table:style-name="ce1" office:value-type="float" office:value="88.08">
            <text:p>88.08</text:p>
          </table:table-cell>
          <table:table-cell table:style-name="ce1" office:value-type="float" office:value="87.59">
            <text:p>87.59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0559910414333707">
            <text:p>0.00559910414333707</text:p>
          </table:table-cell>
          <table:table-cell table:style-name="ce1" office:value-type="float" office:value="0.52">
            <text:p>0.52</text:p>
          </table:table-cell>
          <table:table-cell table:style-name="ce1" office:value-type="float" office:value="0.56">
            <text:p>0.56</text:p>
          </table:table-cell>
          <table:table-cell table:style-name="ce1" office:value-type="float" office:value="0.54">
            <text:p>0.54</text:p>
          </table:table-cell>
          <table:table-cell table:style-name="ce2" office:value-type="float" office:value="0.931824651295189">
            <text:p>0.931824651295189</text:p>
          </table:table-cell>
          <table:table-cell table:style-name="ce1" office:value-type="float" office:value="93.65">
            <text:p>93.65</text:p>
          </table:table-cell>
          <table:table-cell table:style-name="ce1" office:value-type="float" office:value="93.18">
            <text:p>93.18</text:p>
          </table:table-cell>
          <table:table-cell table:style-name="ce1" office:value-type="float" office:value="93.41">
            <text:p>93.41</text:p>
          </table:table-cell>
          <table:table-cell table:style-name="ce1" office:value-type="float" office:value="87.86">
            <text:p>87.86</text:p>
          </table:table-cell>
          <table:table-cell table:style-name="ce1" office:value-type="float" office:value="88.09">
            <text:p>88.09</text:p>
          </table:table-cell>
          <table:table-cell table:style-name="ce1" office:value-type="float" office:value="87.65">
            <text:p>87.65</text:p>
          </table:table-cell>
        </table:table-row>
      </table:table>
      <table:table table:name="'file:///home/runejen/Dropbox/Skole/Master/Data/Model_4.ods'#Common" table:print="false" table:style-name="ta_extref">
        <table:table-source xlink:type="simple" xlink:href="../Model_4.ods" table:table-name="Common" table:filter-name="calc8" table:mode="copy-results-only"/>
        <table:table-column table:number-columns-repeated="17"/>
        <table:table-row table:number-rows-repeated="22">
          <table:table-cell table:number-columns-repeated="17"/>
        </table:table-row>
        <table:table-row>
          <table:table-cell table:number-columns-repeated="6"/>
          <table:table-cell table:style-name="ce2" office:value-type="float" office:value="0.00235849056603774">
            <text:p>0.00235849056603774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0.24">
            <text:p>0.24</text:p>
          </table:table-cell>
          <table:table-cell table:style-name="ce1" office:value-type="float" office:value="0.48">
            <text:p>0.48</text:p>
          </table:table-cell>
          <table:table-cell table:style-name="ce2" office:value-type="float" office:value="1">
            <text:p>1</text:p>
          </table:table-cell>
          <table:table-cell table:style-name="ce1" office:value-type="float" office:value="97.02">
            <text:p>97.02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98.49">
            <text:p>98.49</text:p>
          </table:table-cell>
          <table:table-cell table:style-name="ce1" office:value-type="float" office:value="95.57">
            <text:p>95.57</text:p>
          </table:table-cell>
          <table:table-cell table:style-name="ce1" office:value-type="float" office:value="97.11">
            <text:p>97.11</text:p>
          </table:table-cell>
          <table:table-cell table:style-name="ce1" office:value-type="float" office:value="97.02">
            <text:p>97.02</text:p>
          </table:table-cell>
        </table:table-row>
      </table:table>
      <table:table table:name="'file:///home/runejen/Dropbox/Skole/Master/Data/Model_4.ods'#plain" table:print="false" table:style-name="ta_extref">
        <table:table-source xlink:type="simple" xlink:href="../Model_4.ods" table:table-name="plain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468085106382979">
            <text:p>0.468085106382979</text:p>
          </table:table-cell>
          <table:table-cell table:style-name="ce1" office:value-type="float" office:value="37.36">
            <text:p>37.36</text:p>
          </table:table-cell>
          <table:table-cell table:style-name="ce1" office:value-type="float" office:value="46.81">
            <text:p>46.81</text:p>
          </table:table-cell>
          <table:table-cell table:style-name="ce1" office:value-type="float" office:value="41.55">
            <text:p>41.55</text:p>
          </table:table-cell>
          <table:table-cell table:style-name="ce2" office:value-type="float" office:value="0.975861567543987">
            <text:p>0.975861567543987</text:p>
          </table:table-cell>
          <table:table-cell table:style-name="ce1" office:value-type="float" office:value="98.35">
            <text:p>98.35</text:p>
          </table:table-cell>
          <table:table-cell table:style-name="ce1" office:value-type="float" office:value="97.59">
            <text:p>97.59</text:p>
          </table:table-cell>
          <table:table-cell table:style-name="ce1" office:value-type="float" office:value="97.97">
            <text:p>97.97</text:p>
          </table:table-cell>
          <table:table-cell table:style-name="ce1" office:value-type="float" office:value="96.29">
            <text:p>96.29</text:p>
          </table:table-cell>
          <table:table-cell table:style-name="ce1" office:value-type="float" office:value="96.53">
            <text:p>96.53</text:p>
          </table:table-cell>
          <table:table-cell table:style-name="ce1" office:value-type="float" office:value="96.07">
            <text:p>96.07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475177304964539">
            <text:p>0.475177304964539</text:p>
          </table:table-cell>
          <table:table-cell table:style-name="ce1" office:value-type="float" office:value="52.07">
            <text:p>52.07</text:p>
          </table:table-cell>
          <table:table-cell table:style-name="ce1" office:value-type="float" office:value="47.52">
            <text:p>47.52</text:p>
          </table:table-cell>
          <table:table-cell table:style-name="ce1" office:value-type="float" office:value="49.69">
            <text:p>49.69</text:p>
          </table:table-cell>
          <table:table-cell table:style-name="ce2" office:value-type="float" office:value="0.98654936745674">
            <text:p>0.98654936745674</text:p>
          </table:table-cell>
          <table:table-cell table:style-name="ce1" office:value-type="float" office:value="98.39">
            <text:p>98.39</text:p>
          </table:table-cell>
          <table:table-cell table:style-name="ce1" office:value-type="float" office:value="98.65">
            <text:p>98.65</text:p>
          </table:table-cell>
          <table:table-cell table:style-name="ce1" office:value-type="float" office:value="98.52">
            <text:p>98.52</text:p>
          </table:table-cell>
          <table:table-cell table:style-name="ce1" office:value-type="float" office:value="97.06">
            <text:p>97.06</text:p>
          </table:table-cell>
          <table:table-cell table:style-name="ce1" office:value-type="float" office:value="97.01">
            <text:p>97.01</text:p>
          </table:table-cell>
          <table:table-cell table:style-name="ce1" office:value-type="float" office:value="97.12">
            <text:p>97.12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477541371158392">
            <text:p>0.477541371158392</text:p>
          </table:table-cell>
          <table:table-cell table:style-name="ce1" office:value-type="float" office:value="49.88">
            <text:p>49.88</text:p>
          </table:table-cell>
          <table:table-cell table:style-name="ce1" office:value-type="float" office:value="47.75">
            <text:p>47.75</text:p>
          </table:table-cell>
          <table:table-cell table:style-name="ce1" office:value-type="float" office:value="48.79">
            <text:p>48.79</text:p>
          </table:table-cell>
          <table:table-cell table:style-name="ce2" office:value-type="float" office:value="0.985240657263342">
            <text:p>0.985240657263342</text:p>
          </table:table-cell>
          <table:table-cell table:style-name="ce1" office:value-type="float" office:value="98.4">
            <text:p>98.4</text:p>
          </table:table-cell>
          <table:table-cell table:style-name="ce1" office:value-type="float" office:value="98.52">
            <text:p>98.52</text:p>
          </table:table-cell>
          <table:table-cell table:style-name="ce1" office:value-type="float" office:value="98.46">
            <text:p>98.46</text:p>
          </table:table-cell>
          <table:table-cell table:style-name="ce1" office:value-type="float" office:value="96.98">
            <text:p>96.98</text:p>
          </table:table-cell>
          <table:table-cell table:style-name="ce1" office:value-type="float" office:value="96.95">
            <text:p>96.95</text:p>
          </table:table-cell>
          <table:table-cell table:style-name="ce1" office:value-type="float" office:value="97.01">
            <text:p>97.01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482269503546099">
            <text:p>0.482269503546099</text:p>
          </table:table-cell>
          <table:table-cell table:style-name="ce1" office:value-type="float" office:value="50.25">
            <text:p>50.25</text:p>
          </table:table-cell>
          <table:table-cell table:style-name="ce1" office:value-type="float" office:value="48.23">
            <text:p>48.23</text:p>
          </table:table-cell>
          <table:table-cell table:style-name="ce1" office:value-type="float" office:value="49.22">
            <text:p>49.22</text:p>
          </table:table-cell>
          <table:table-cell table:style-name="ce2" office:value-type="float" office:value="0.985313363385197">
            <text:p>0.985313363385197</text:p>
          </table:table-cell>
          <table:table-cell table:style-name="ce1" office:value-type="float" office:value="98.41">
            <text:p>98.41</text:p>
          </table:table-cell>
          <table:table-cell table:style-name="ce1" office:value-type="float" office:value="98.53">
            <text:p>98.53</text:p>
          </table:table-cell>
          <table:table-cell table:style-name="ce1" office:value-type="float" office:value="98.47">
            <text:p>98.47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96.97">
            <text:p>96.97</text:p>
          </table:table-cell>
          <table:table-cell table:style-name="ce1" office:value-type="float" office:value="97.03">
            <text:p>97.03</text:p>
          </table:table-cell>
        </table:table-row>
        <table:table-row table:number-rows-repeated="4">
          <table:table-cell table:number-columns-repeated="16"/>
        </table:table-row>
        <table:table-row>
          <table:table-cell table:number-columns-repeated="5"/>
          <table:table-cell table:style-name="ce2" office:value-type="float" office:value="0.517730496453901">
            <text:p>0.517730496453901</text:p>
          </table:table-cell>
          <table:table-cell table:style-name="ce1" office:value-type="float" office:value="40.26">
            <text:p>40.26</text:p>
          </table:table-cell>
          <table:table-cell table:style-name="ce1" office:value-type="float" office:value="51.77">
            <text:p>51.77</text:p>
          </table:table-cell>
          <table:table-cell table:style-name="ce1" office:value-type="float" office:value="45.3">
            <text:p>45.3</text:p>
          </table:table-cell>
          <table:table-cell table:style-name="ce2" office:value-type="float" office:value="0.976370510396975">
            <text:p>0.976370510396975</text:p>
          </table:table-cell>
          <table:table-cell table:style-name="ce1" office:value-type="float" office:value="98.5">
            <text:p>98.5</text:p>
          </table:table-cell>
          <table:table-cell table:style-name="ce1" office:value-type="float" office:value="97.64">
            <text:p>97.64</text:p>
          </table:table-cell>
          <table:table-cell table:style-name="ce1" office:value-type="float" office:value="98.07">
            <text:p>98.07</text:p>
          </table:table-cell>
          <table:table-cell table:style-name="ce1" office:value-type="float" office:value="96.5">
            <text:p>96.5</text:p>
          </table:table-cell>
          <table:table-cell table:style-name="ce1" office:value-type="float" office:value="96.76">
            <text:p>96.76</text:p>
          </table:table-cell>
          <table:table-cell table:style-name="ce1" office:value-type="float" office:value="96.27">
            <text:p>96.27</text:p>
          </table:table-cell>
        </table:table-row>
        <table:table-row>
          <table:table-cell table:number-columns-repeated="5"/>
          <table:table-cell table:style-name="ce2" office:value-type="float" office:value="0.51063829787234">
            <text:p>0.51063829787234</text:p>
          </table:table-cell>
          <table:table-cell table:style-name="ce1" office:value-type="float" office:value="41.62">
            <text:p>41.62</text:p>
          </table:table-cell>
          <table:table-cell table:style-name="ce1" office:value-type="float" office:value="51.06">
            <text:p>51.06</text:p>
          </table:table-cell>
          <table:table-cell table:style-name="ce1" office:value-type="float" office:value="45.86">
            <text:p>45.86</text:p>
          </table:table-cell>
          <table:table-cell table:style-name="ce2" office:value-type="float" office:value="0.977970045077795">
            <text:p>0.977970045077795</text:p>
          </table:table-cell>
          <table:table-cell table:style-name="ce1" office:value-type="float" office:value="98.48">
            <text:p>98.48</text:p>
          </table:table-cell>
          <table:table-cell table:style-name="ce1" office:value-type="float" office:value="97.8">
            <text:p>97.8</text:p>
          </table:table-cell>
          <table:table-cell table:style-name="ce1" office:value-type="float" office:value="98.14">
            <text:p>98.14</text:p>
          </table:table-cell>
          <table:table-cell table:style-name="ce1" office:value-type="float" office:value="96.58">
            <text:p>96.58</text:p>
          </table:table-cell>
          <table:table-cell table:style-name="ce1" office:value-type="float" office:value="96.78">
            <text:p>96.78</text:p>
          </table:table-cell>
          <table:table-cell table:style-name="ce1" office:value-type="float" office:value="96.41">
            <text:p>96.41</text:p>
          </table:table-cell>
        </table:table-row>
        <table:table-row>
          <table:table-cell table:number-columns-repeated="5"/>
          <table:table-cell table:style-name="ce2" office:value-type="float" office:value="0.501182033096927">
            <text:p>0.501182033096927</text:p>
          </table:table-cell>
          <table:table-cell table:style-name="ce1" office:value-type="float" office:value="42.23">
            <text:p>42.23</text:p>
          </table:table-cell>
          <table:table-cell table:style-name="ce1" office:value-type="float" office:value="50.12">
            <text:p>50.12</text:p>
          </table:table-cell>
          <table:table-cell table:style-name="ce1" office:value-type="float" office:value="45.84">
            <text:p>45.84</text:p>
          </table:table-cell>
          <table:table-cell table:style-name="ce2" office:value-type="float" office:value="0.978915224661916">
            <text:p>0.978915224661916</text:p>
          </table:table-cell>
          <table:table-cell table:style-name="ce1" office:value-type="float" office:value="98.46">
            <text:p>98.46</text:p>
          </table:table-cell>
          <table:table-cell table:style-name="ce1" office:value-type="float" office:value="97.89">
            <text:p>97.89</text:p>
          </table:table-cell>
          <table:table-cell table:style-name="ce1" office:value-type="float" office:value="98.17">
            <text:p>98.17</text:p>
          </table:table-cell>
          <table:table-cell table:style-name="ce1" office:value-type="float" office:value="96.61">
            <text:p>96.61</text:p>
          </table:table-cell>
          <table:table-cell table:style-name="ce1" office:value-type="float" office:value="96.78">
            <text:p>96.78</text:p>
          </table:table-cell>
          <table:table-cell table:style-name="ce1" office:value-type="float" office:value="96.46">
            <text:p>96.46</text:p>
          </table:table-cell>
        </table:table-row>
        <table:table-row>
          <table:table-cell table:number-columns-repeated="5"/>
          <table:table-cell table:style-name="ce2" office:value-type="float" office:value="0.498817966903073">
            <text:p>0.498817966903073</text:p>
          </table:table-cell>
          <table:table-cell table:style-name="ce1" office:value-type="float" office:value="43.51">
            <text:p>43.51</text:p>
          </table:table-cell>
          <table:table-cell table:style-name="ce1" office:value-type="float" office:value="49.88">
            <text:p>49.88</text:p>
          </table:table-cell>
          <table:table-cell table:style-name="ce1" office:value-type="float" office:value="46.48">
            <text:p>46.48</text:p>
          </table:table-cell>
          <table:table-cell table:style-name="ce2" office:value-type="float" office:value="0.980078522611604">
            <text:p>0.980078522611604</text:p>
          </table:table-cell>
          <table:table-cell table:style-name="ce1" office:value-type="float" office:value="98.45">
            <text:p>98.45</text:p>
          </table:table-cell>
          <table:table-cell table:style-name="ce1" office:value-type="float" office:value="98.01">
            <text:p>98.01</text:p>
          </table:table-cell>
          <table:table-cell table:style-name="ce1" office:value-type="float" office:value="98.23">
            <text:p>98.23</text:p>
          </table:table-cell>
          <table:table-cell table:style-name="ce1" office:value-type="float" office:value="96.69">
            <text:p>96.69</text:p>
          </table:table-cell>
          <table:table-cell table:style-name="ce1" office:value-type="float" office:value="96.81">
            <text:p>96.81</text:p>
          </table:table-cell>
          <table:table-cell table:style-name="ce1" office:value-type="float" office:value="96.57">
            <text:p>96.57</text:p>
          </table:table-cell>
        </table:table-row>
        <table:table-row>
          <table:table-cell table:number-columns-repeated="5"/>
          <table:table-cell table:style-name="ce2" office:value-type="float" office:value="0.49645390070922">
            <text:p>0.49645390070922</text:p>
          </table:table-cell>
          <table:table-cell table:style-name="ce1" office:value-type="float" office:value="44.21">
            <text:p>44.21</text:p>
          </table:table-cell>
          <table:table-cell table:style-name="ce1" office:value-type="float" office:value="49.65">
            <text:p>49.65</text:p>
          </table:table-cell>
          <table:table-cell table:style-name="ce1" office:value-type="float" office:value="46.77">
            <text:p>46.77</text:p>
          </table:table-cell>
          <table:table-cell table:style-name="ce2" office:value-type="float" office:value="0.980732877708303">
            <text:p>0.980732877708303</text:p>
          </table:table-cell>
          <table:table-cell table:style-name="ce1" office:value-type="float" office:value="98.45">
            <text:p>98.45</text:p>
          </table:table-cell>
          <table:table-cell table:style-name="ce1" office:value-type="float" office:value="98.07">
            <text:p>98.07</text:p>
          </table:table-cell>
          <table:table-cell table:style-name="ce1" office:value-type="float" office:value="98.26">
            <text:p>98.26</text:p>
          </table:table-cell>
          <table:table-cell table:style-name="ce1" office:value-type="float" office:value="96.72">
            <text:p>96.72</text:p>
          </table:table-cell>
          <table:table-cell table:style-name="ce1" office:value-type="float" office:value="96.83">
            <text:p>96.83</text:p>
          </table:table-cell>
          <table:table-cell table:style-name="ce1" office:value-type="float" office:value="96.63">
            <text:p>96.63</text:p>
          </table:table-cell>
        </table:table-row>
        <table:table-row>
          <table:table-cell table:number-columns-repeated="5"/>
          <table:table-cell table:style-name="ce2" office:value-type="float" office:value="0.49645390070922">
            <text:p>0.49645390070922</text:p>
          </table:table-cell>
          <table:table-cell table:style-name="ce1" office:value-type="float" office:value="44.78">
            <text:p>44.78</text:p>
          </table:table-cell>
          <table:table-cell table:style-name="ce1" office:value-type="float" office:value="49.65">
            <text:p>49.65</text:p>
          </table:table-cell>
          <table:table-cell table:style-name="ce1" office:value-type="float" office:value="47.09">
            <text:p>47.09</text:p>
          </table:table-cell>
          <table:table-cell table:style-name="ce2" office:value-type="float" office:value="0.981169114439436">
            <text:p>0.981169114439436</text:p>
          </table:table-cell>
          <table:table-cell table:style-name="ce1" office:value-type="float" office:value="98.45">
            <text:p>98.45</text:p>
          </table:table-cell>
          <table:table-cell table:style-name="ce1" office:value-type="float" office:value="98.12">
            <text:p>98.12</text:p>
          </table:table-cell>
          <table:table-cell table:style-name="ce1" office:value-type="float" office:value="98.28">
            <text:p>98.28</text:p>
          </table:table-cell>
          <table:table-cell table:style-name="ce1" office:value-type="float" office:value="96.75">
            <text:p>96.75</text:p>
          </table:table-cell>
          <table:table-cell table:style-name="ce1" office:value-type="float" office:value="96.85">
            <text:p>96.85</text:p>
          </table:table-cell>
          <table:table-cell table:style-name="ce1" office:value-type="float" office:value="96.67">
            <text:p>96.67</text:p>
          </table:table-cell>
        </table:table-row>
        <table:table-row>
          <table:table-cell table:number-columns-repeated="5"/>
          <table:table-cell table:style-name="ce2" office:value-type="float" office:value="0.494089834515366">
            <text:p>0.494089834515366</text:p>
          </table:table-cell>
          <table:table-cell table:style-name="ce1" office:value-type="float" office:value="46.86">
            <text:p>46.86</text:p>
          </table:table-cell>
          <table:table-cell table:style-name="ce1" office:value-type="float" office:value="49.41">
            <text:p>49.41</text:p>
          </table:table-cell>
          <table:table-cell table:style-name="ce1" office:value-type="float" office:value="48.1">
            <text:p>48.1</text:p>
          </table:table-cell>
          <table:table-cell table:style-name="ce2" office:value-type="float" office:value="0.982768649120256">
            <text:p>0.982768649120256</text:p>
          </table:table-cell>
          <table:table-cell table:style-name="ce1" office:value-type="float" office:value="98.44">
            <text:p>98.44</text:p>
          </table:table-cell>
          <table:table-cell table:style-name="ce1" office:value-type="float" office:value="98.28">
            <text:p>98.28</text:p>
          </table:table-cell>
          <table:table-cell table:style-name="ce1" office:value-type="float" office:value="98.36">
            <text:p>98.36</text:p>
          </table:table-cell>
          <table:table-cell table:style-name="ce1" office:value-type="float" office:value="96.86">
            <text:p>96.86</text:p>
          </table:table-cell>
          <table:table-cell table:style-name="ce1" office:value-type="float" office:value="96.9">
            <text:p>96.9</text:p>
          </table:table-cell>
          <table:table-cell table:style-name="ce1" office:value-type="float" office:value="96.82">
            <text:p>96.82</text:p>
          </table:table-cell>
        </table:table-row>
        <table:table-row>
          <table:table-cell table:number-columns-repeated="5"/>
          <table:table-cell table:style-name="ce2" office:value-type="float" office:value="0.484633569739953">
            <text:p>0.484633569739953</text:p>
          </table:table-cell>
          <table:table-cell table:style-name="ce1" office:value-type="float" office:value="47.45">
            <text:p>47.45</text:p>
          </table:table-cell>
          <table:table-cell table:style-name="ce1" office:value-type="float" office:value="48.46">
            <text:p>48.46</text:p>
          </table:table-cell>
          <table:table-cell table:style-name="ce1" office:value-type="float" office:value="47.95">
            <text:p>47.95</text:p>
          </table:table-cell>
          <table:table-cell table:style-name="ce2" office:value-type="float" office:value="0.98349571033881">
            <text:p>0.98349571033881</text:p>
          </table:table-cell>
          <table:table-cell table:style-name="ce1" office:value-type="float" office:value="98.41">
            <text:p>98.41</text:p>
          </table:table-cell>
          <table:table-cell table:style-name="ce1" office:value-type="float" office:value="98.35">
            <text:p>98.35</text:p>
          </table:table-cell>
          <table:table-cell table:style-name="ce1" office:value-type="float" office:value="98.38">
            <text:p>98.38</text:p>
          </table:table-cell>
          <table:table-cell table:style-name="ce1" office:value-type="float" office:value="96.88">
            <text:p>96.88</text:p>
          </table:table-cell>
          <table:table-cell table:style-name="ce1" office:value-type="float" office:value="96.89">
            <text:p>96.89</text:p>
          </table:table-cell>
          <table:table-cell table:style-name="ce1" office:value-type="float" office:value="96.86">
            <text:p>96.86</text:p>
          </table:table-cell>
        </table:table-row>
        <table:table-row>
          <table:table-cell table:number-columns-repeated="5"/>
          <table:table-cell table:style-name="ce2" office:value-type="float" office:value="0.482269503546099">
            <text:p>0.482269503546099</text:p>
          </table:table-cell>
          <table:table-cell table:style-name="ce1" office:value-type="float" office:value="50.25">
            <text:p>50.25</text:p>
          </table:table-cell>
          <table:table-cell table:style-name="ce1" office:value-type="float" office:value="48.23">
            <text:p>48.23</text:p>
          </table:table-cell>
          <table:table-cell table:style-name="ce1" office:value-type="float" office:value="49.22">
            <text:p>49.22</text:p>
          </table:table-cell>
          <table:table-cell table:style-name="ce2" office:value-type="float" office:value="0.985313363385197">
            <text:p>0.985313363385197</text:p>
          </table:table-cell>
          <table:table-cell table:style-name="ce1" office:value-type="float" office:value="98.41">
            <text:p>98.41</text:p>
          </table:table-cell>
          <table:table-cell table:style-name="ce1" office:value-type="float" office:value="98.53">
            <text:p>98.53</text:p>
          </table:table-cell>
          <table:table-cell table:style-name="ce1" office:value-type="float" office:value="98.47">
            <text:p>98.47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96.97">
            <text:p>96.97</text:p>
          </table:table-cell>
          <table:table-cell table:style-name="ce1" office:value-type="float" office:value="97.03">
            <text:p>97.03</text:p>
          </table:table-cell>
        </table:table-row>
      </table:table>
      <table:table table:name="'file:///home/runejen/Dropbox/Skole/Master/Data/Model_4.ods'#plain_ln" table:print="false" table:style-name="ta_extref">
        <table:table-source xlink:type="simple" xlink:href="../Model_4.ods" table:table-name="plain_ln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581560283687943">
            <text:p>0.581560283687943</text:p>
          </table:table-cell>
          <table:table-cell table:style-name="ce1" office:value-type="float" office:value="53.13">
            <text:p>53.13</text:p>
          </table:table-cell>
          <table:table-cell table:style-name="ce1" office:value-type="float" office:value="58.16">
            <text:p>58.16</text:p>
          </table:table-cell>
          <table:table-cell table:style-name="ce1" office:value-type="float" office:value="55.53">
            <text:p>55.53</text:p>
          </table:table-cell>
          <table:table-cell table:style-name="ce2" office:value-type="float" office:value="0.984222771557365">
            <text:p>0.984222771557365</text:p>
          </table:table-cell>
          <table:table-cell table:style-name="ce1" office:value-type="float" office:value="98.71">
            <text:p>98.71</text:p>
          </table:table-cell>
          <table:table-cell table:style-name="ce1" office:value-type="float" office:value="98.42">
            <text:p>98.42</text:p>
          </table:table-cell>
          <table:table-cell table:style-name="ce1" office:value-type="float" office:value="98.56">
            <text:p>98.56</text:p>
          </table:table-cell>
          <table:table-cell table:style-name="ce1" office:value-type="float" office:value="97.28">
            <text:p>97.28</text:p>
          </table:table-cell>
          <table:table-cell table:style-name="ce1" office:value-type="float" office:value="97.35">
            <text:p>97.35</text:p>
          </table:table-cell>
          <table:table-cell table:style-name="ce1" office:value-type="float" office:value="97.22">
            <text:p>97.22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522458628841608">
            <text:p>0.522458628841608</text:p>
          </table:table-cell>
          <table:table-cell table:style-name="ce1" office:value-type="float" office:value="54.98">
            <text:p>54.98</text:p>
          </table:table-cell>
          <table:table-cell table:style-name="ce1" office:value-type="float" office:value="52.25">
            <text:p>52.25</text:p>
          </table:table-cell>
          <table:table-cell table:style-name="ce1" office:value-type="float" office:value="53.58">
            <text:p>53.58</text:p>
          </table:table-cell>
          <table:table-cell table:style-name="ce2" office:value-type="float" office:value="0.986840191944162">
            <text:p>0.986840191944162</text:p>
          </table:table-cell>
          <table:table-cell table:style-name="ce1" office:value-type="float" office:value="98.53">
            <text:p>98.53</text:p>
          </table:table-cell>
          <table:table-cell table:style-name="ce1" office:value-type="float" office:value="98.68">
            <text:p>98.68</text:p>
          </table:table-cell>
          <table:table-cell table:style-name="ce1" office:value-type="float" office:value="98.6">
            <text:p>98.6</text:p>
          </table:table-cell>
          <table:table-cell table:style-name="ce1" office:value-type="float" office:value="97.26">
            <text:p>97.26</text:p>
          </table:table-cell>
          <table:table-cell table:style-name="ce1" office:value-type="float" office:value="97.23">
            <text:p>97.23</text:p>
          </table:table-cell>
          <table:table-cell table:style-name="ce1" office:value-type="float" office:value="97.29">
            <text:p>97.29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505910165484633">
            <text:p>0.505910165484633</text:p>
          </table:table-cell>
          <table:table-cell table:style-name="ce1" office:value-type="float" office:value="54.31">
            <text:p>54.31</text:p>
          </table:table-cell>
          <table:table-cell table:style-name="ce1" office:value-type="float" office:value="50.59">
            <text:p>50.59</text:p>
          </table:table-cell>
          <table:table-cell table:style-name="ce1" office:value-type="float" office:value="52.38">
            <text:p>52.38</text:p>
          </table:table-cell>
          <table:table-cell table:style-name="ce2" office:value-type="float" office:value="0.986912898066017">
            <text:p>0.986912898066017</text:p>
          </table:table-cell>
          <table:table-cell table:style-name="ce1" office:value-type="float" office:value="98.48">
            <text:p>98.48</text:p>
          </table:table-cell>
          <table:table-cell table:style-name="ce1" office:value-type="float" office:value="98.69">
            <text:p>98.69</text:p>
          </table:table-cell>
          <table:table-cell table:style-name="ce1" office:value-type="float" office:value="98.58">
            <text:p>98.58</text:p>
          </table:table-cell>
          <table:table-cell table:style-name="ce1" office:value-type="float" office:value="97.2">
            <text:p>97.2</text:p>
          </table:table-cell>
          <table:table-cell table:style-name="ce1" office:value-type="float" office:value="97.16">
            <text:p>97.16</text:p>
          </table:table-cell>
          <table:table-cell table:style-name="ce1" office:value-type="float" office:value="97.25">
            <text:p>97.25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51063829787234">
            <text:p>0.51063829787234</text:p>
          </table:table-cell>
          <table:table-cell table:style-name="ce1" office:value-type="float" office:value="53.87">
            <text:p>53.87</text:p>
          </table:table-cell>
          <table:table-cell table:style-name="ce1" office:value-type="float" office:value="51.06">
            <text:p>51.06</text:p>
          </table:table-cell>
          <table:table-cell table:style-name="ce1" office:value-type="float" office:value="52.43">
            <text:p>52.43</text:p>
          </table:table-cell>
          <table:table-cell table:style-name="ce2" office:value-type="float" office:value="0.98654936745674">
            <text:p>0.98654936745674</text:p>
          </table:table-cell>
          <table:table-cell table:style-name="ce1" office:value-type="float" office:value="98.5">
            <text:p>98.5</text:p>
          </table:table-cell>
          <table:table-cell table:style-name="ce1" office:value-type="float" office:value="98.65">
            <text:p>98.65</text:p>
          </table:table-cell>
          <table:table-cell table:style-name="ce1" office:value-type="float" office:value="98.57">
            <text:p>98.57</text:p>
          </table:table-cell>
          <table:table-cell table:style-name="ce1" office:value-type="float" office:value="97.19">
            <text:p>97.19</text:p>
          </table:table-cell>
          <table:table-cell table:style-name="ce1" office:value-type="float" office:value="97.17">
            <text:p>97.17</text:p>
          </table:table-cell>
          <table:table-cell table:style-name="ce1" office:value-type="float" office:value="97.23">
            <text:p>97.23</text:p>
          </table:table-cell>
        </table:table-row>
        <table:table-row table:number-rows-repeated="4">
          <table:table-cell table:number-columns-repeated="16"/>
        </table:table-row>
        <table:table-row>
          <table:table-cell table:number-columns-repeated="5"/>
          <table:table-cell table:style-name="ce2" office:value-type="float" office:value="0.534278959810875">
            <text:p>0.534278959810875</text:p>
          </table:table-cell>
          <table:table-cell table:style-name="ce1" office:value-type="float" office:value="41.24">
            <text:p>41.24</text:p>
          </table:table-cell>
          <table:table-cell table:style-name="ce1" office:value-type="float" office:value="53.43">
            <text:p>53.43</text:p>
          </table:table-cell>
          <table:table-cell table:style-name="ce1" office:value-type="float" office:value="46.55">
            <text:p>46.55</text:p>
          </table:table-cell>
          <table:table-cell table:style-name="ce2" office:value-type="float" office:value="0.976588628762542">
            <text:p>0.976588628762542</text:p>
          </table:table-cell>
          <table:table-cell table:style-name="ce1" office:value-type="float" office:value="98.55">
            <text:p>98.55</text:p>
          </table:table-cell>
          <table:table-cell table:style-name="ce1" office:value-type="float" office:value="97.66">
            <text:p>97.66</text:p>
          </table:table-cell>
          <table:table-cell table:style-name="ce1" office:value-type="float" office:value="98.1">
            <text:p>98.1</text:p>
          </table:table-cell>
          <table:table-cell table:style-name="ce1" office:value-type="float" office:value="96.56">
            <text:p>96.56</text:p>
          </table:table-cell>
          <table:table-cell table:style-name="ce1" office:value-type="float" office:value="96.84">
            <text:p>96.84</text:p>
          </table:table-cell>
          <table:table-cell table:style-name="ce1" office:value-type="float" office:value="96.34">
            <text:p>96.34</text:p>
          </table:table-cell>
        </table:table-row>
        <table:table-row>
          <table:table-cell table:number-columns-repeated="5"/>
          <table:table-cell table:style-name="ce2" office:value-type="float" office:value="0.527186761229314">
            <text:p>0.527186761229314</text:p>
          </table:table-cell>
          <table:table-cell table:style-name="ce1" office:value-type="float" office:value="43.39">
            <text:p>43.39</text:p>
          </table:table-cell>
          <table:table-cell table:style-name="ce1" office:value-type="float" office:value="52.72">
            <text:p>52.72</text:p>
          </table:table-cell>
          <table:table-cell table:style-name="ce1" office:value-type="float" office:value="47.6">
            <text:p>47.6</text:p>
          </table:table-cell>
          <table:table-cell table:style-name="ce2" office:value-type="float" office:value="0.978842518540061">
            <text:p>0.978842518540061</text:p>
          </table:table-cell>
          <table:table-cell table:style-name="ce1" office:value-type="float" office:value="98.54">
            <text:p>98.54</text:p>
          </table:table-cell>
          <table:table-cell table:style-name="ce1" office:value-type="float" office:value="97.88">
            <text:p>97.88</text:p>
          </table:table-cell>
          <table:table-cell table:style-name="ce1" office:value-type="float" office:value="98.21">
            <text:p>98.21</text:p>
          </table:table-cell>
          <table:table-cell table:style-name="ce1" office:value-type="float" office:value="96.7">
            <text:p>96.7</text:p>
          </table:table-cell>
          <table:table-cell table:style-name="ce1" office:value-type="float" office:value="96.89">
            <text:p>96.89</text:p>
          </table:table-cell>
          <table:table-cell table:style-name="ce1" office:value-type="float" office:value="96.53">
            <text:p>96.53</text:p>
          </table:table-cell>
        </table:table-row>
        <table:table-row>
          <table:table-cell table:number-columns-repeated="5"/>
          <table:table-cell table:style-name="ce2" office:value-type="float" office:value="0.524822695035461">
            <text:p>0.524822695035461</text:p>
          </table:table-cell>
          <table:table-cell table:style-name="ce1" office:value-type="float" office:value="44.05">
            <text:p>44.05</text:p>
          </table:table-cell>
          <table:table-cell table:style-name="ce1" office:value-type="float" office:value="52.48">
            <text:p>52.48</text:p>
          </table:table-cell>
          <table:table-cell table:style-name="ce1" office:value-type="float" office:value="47.9">
            <text:p>47.9</text:p>
          </table:table-cell>
          <table:table-cell table:style-name="ce2" office:value-type="float" office:value="0.97949687363676">
            <text:p>0.97949687363676</text:p>
          </table:table-cell>
          <table:table-cell table:style-name="ce1" office:value-type="float" office:value="98.53">
            <text:p>98.53</text:p>
          </table:table-cell>
          <table:table-cell table:style-name="ce1" office:value-type="float" office:value="97.95">
            <text:p>97.95</text:p>
          </table:table-cell>
          <table:table-cell table:style-name="ce1" office:value-type="float" office:value="98.24">
            <text:p>98.24</text:p>
          </table:table-cell>
          <table:table-cell table:style-name="ce1" office:value-type="float" office:value="96.74">
            <text:p>96.74</text:p>
          </table:table-cell>
          <table:table-cell table:style-name="ce1" office:value-type="float" office:value="96.9">
            <text:p>96.9</text:p>
          </table:table-cell>
          <table:table-cell table:style-name="ce1" office:value-type="float" office:value="96.59">
            <text:p>96.59</text:p>
          </table:table-cell>
        </table:table-row>
        <table:table-row>
          <table:table-cell table:number-columns-repeated="5"/>
          <table:table-cell table:style-name="ce2" office:value-type="float" office:value="0.524822695035461">
            <text:p>0.524822695035461</text:p>
          </table:table-cell>
          <table:table-cell table:style-name="ce1" office:value-type="float" office:value="45.12">
            <text:p>45.12</text:p>
          </table:table-cell>
          <table:table-cell table:style-name="ce1" office:value-type="float" office:value="52.48">
            <text:p>52.48</text:p>
          </table:table-cell>
          <table:table-cell table:style-name="ce1" office:value-type="float" office:value="48.52">
            <text:p>48.52</text:p>
          </table:table-cell>
          <table:table-cell table:style-name="ce2" office:value-type="float" office:value="0.980369347099026">
            <text:p>0.980369347099026</text:p>
          </table:table-cell>
          <table:table-cell table:style-name="ce1" office:value-type="float" office:value="98.53">
            <text:p>98.53</text:p>
          </table:table-cell>
          <table:table-cell table:style-name="ce1" office:value-type="float" office:value="98.04">
            <text:p>98.04</text:p>
          </table:table-cell>
          <table:table-cell table:style-name="ce1" office:value-type="float" office:value="98.28">
            <text:p>98.28</text:p>
          </table:table-cell>
          <table:table-cell table:style-name="ce1" office:value-type="float" office:value="96.8">
            <text:p>96.8</text:p>
          </table:table-cell>
          <table:table-cell table:style-name="ce1" office:value-type="float" office:value="96.94">
            <text:p>96.94</text:p>
          </table:table-cell>
          <table:table-cell table:style-name="ce1" office:value-type="float" office:value="96.68">
            <text:p>96.68</text:p>
          </table:table-cell>
        </table:table-row>
        <table:table-row>
          <table:table-cell table:number-columns-repeated="5"/>
          <table:table-cell table:style-name="ce2" office:value-type="float" office:value="0.522458628841608">
            <text:p>0.522458628841608</text:p>
          </table:table-cell>
          <table:table-cell table:style-name="ce1" office:value-type="float" office:value="46.43">
            <text:p>46.43</text:p>
          </table:table-cell>
          <table:table-cell table:style-name="ce1" office:value-type="float" office:value="52.25">
            <text:p>52.25</text:p>
          </table:table-cell>
          <table:table-cell table:style-name="ce1" office:value-type="float" office:value="49.17">
            <text:p>49.17</text:p>
          </table:table-cell>
          <table:table-cell table:style-name="ce2" office:value-type="float" office:value="0.981459938926858">
            <text:p>0.981459938926858</text:p>
          </table:table-cell>
          <table:table-cell table:style-name="ce1" office:value-type="float" office:value="98.53">
            <text:p>98.53</text:p>
          </table:table-cell>
          <table:table-cell table:style-name="ce1" office:value-type="float" office:value="98.15">
            <text:p>98.15</text:p>
          </table:table-cell>
          <table:table-cell table:style-name="ce1" office:value-type="float" office:value="98.34">
            <text:p>98.34</text:p>
          </table:table-cell>
          <table:table-cell table:style-name="ce1" office:value-type="float" office:value="96.87">
            <text:p>96.87</text:p>
          </table:table-cell>
          <table:table-cell table:style-name="ce1" office:value-type="float" office:value="96.98">
            <text:p>96.98</text:p>
          </table:table-cell>
          <table:table-cell table:style-name="ce1" office:value-type="float" office:value="96.78">
            <text:p>96.78</text:p>
          </table:table-cell>
        </table:table-row>
        <table:table-row>
          <table:table-cell table:number-columns-repeated="5"/>
          <table:table-cell table:style-name="ce2" office:value-type="float" office:value="0.522458628841608">
            <text:p>0.522458628841608</text:p>
          </table:table-cell>
          <table:table-cell table:style-name="ce1" office:value-type="float" office:value="47.53">
            <text:p>47.53</text:p>
          </table:table-cell>
          <table:table-cell table:style-name="ce1" office:value-type="float" office:value="52.25">
            <text:p>52.25</text:p>
          </table:table-cell>
          <table:table-cell table:style-name="ce1" office:value-type="float" office:value="49.78">
            <text:p>49.78</text:p>
          </table:table-cell>
          <table:table-cell table:style-name="ce2" office:value-type="float" office:value="0.982259706267268">
            <text:p>0.982259706267268</text:p>
          </table:table-cell>
          <table:table-cell table:style-name="ce1" office:value-type="float" office:value="98.53">
            <text:p>98.53</text:p>
          </table:table-cell>
          <table:table-cell table:style-name="ce1" office:value-type="float" office:value="98.23">
            <text:p>98.23</text:p>
          </table:table-cell>
          <table:table-cell table:style-name="ce1" office:value-type="float" office:value="98.38">
            <text:p>98.38</text:p>
          </table:table-cell>
          <table:table-cell table:style-name="ce1" office:value-type="float" office:value="96.93">
            <text:p>96.93</text:p>
          </table:table-cell>
          <table:table-cell table:style-name="ce1" office:value-type="float" office:value="97.01">
            <text:p>97.01</text:p>
          </table:table-cell>
          <table:table-cell table:style-name="ce1" office:value-type="float" office:value="96.86">
            <text:p>96.86</text:p>
          </table:table-cell>
        </table:table-row>
        <table:table-row>
          <table:table-cell table:number-columns-repeated="5"/>
          <table:table-cell table:style-name="ce2" office:value-type="float" office:value="0.517730496453901">
            <text:p>0.517730496453901</text:p>
          </table:table-cell>
          <table:table-cell table:style-name="ce1" office:value-type="float" office:value="49.1">
            <text:p>49.1</text:p>
          </table:table-cell>
          <table:table-cell table:style-name="ce1" office:value-type="float" office:value="51.77">
            <text:p>51.77</text:p>
          </table:table-cell>
          <table:table-cell table:style-name="ce1" office:value-type="float" office:value="50.4">
            <text:p>50.4</text:p>
          </table:table-cell>
          <table:table-cell table:style-name="ce2" office:value-type="float" office:value="0.98349571033881">
            <text:p>0.98349571033881</text:p>
          </table:table-cell>
          <table:table-cell table:style-name="ce1" office:value-type="float" office:value="98.51">
            <text:p>98.51</text:p>
          </table:table-cell>
          <table:table-cell table:style-name="ce1" office:value-type="float" office:value="98.35">
            <text:p>98.35</text:p>
          </table:table-cell>
          <table:table-cell table:style-name="ce1" office:value-type="float" office:value="98.43">
            <text:p>98.43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97.04">
            <text:p>97.04</text:p>
          </table:table-cell>
          <table:table-cell table:style-name="ce1" office:value-type="float" office:value="96.96">
            <text:p>96.96</text:p>
          </table:table-cell>
        </table:table-row>
        <table:table-row>
          <table:table-cell table:number-columns-repeated="5"/>
          <table:table-cell table:style-name="ce2" office:value-type="float" office:value="0.517730496453901">
            <text:p>0.517730496453901</text:p>
          </table:table-cell>
          <table:table-cell table:style-name="ce1" office:value-type="float" office:value="51.53">
            <text:p>51.53</text:p>
          </table:table-cell>
          <table:table-cell table:style-name="ce1" office:value-type="float" office:value="51.77">
            <text:p>51.77</text:p>
          </table:table-cell>
          <table:table-cell table:style-name="ce1" office:value-type="float" office:value="51.65">
            <text:p>51.65</text:p>
          </table:table-cell>
          <table:table-cell table:style-name="ce2" office:value-type="float" office:value="0.985022538897775">
            <text:p>0.985022538897775</text:p>
          </table:table-cell>
          <table:table-cell table:style-name="ce1" office:value-type="float" office:value="98.52">
            <text:p>98.52</text:p>
          </table:table-cell>
          <table:table-cell table:style-name="ce1" office:value-type="float" office:value="98.5">
            <text:p>98.5</text:p>
          </table:table-cell>
          <table:table-cell table:style-name="ce1" office:value-type="float" office:value="98.51">
            <text:p>98.51</text:p>
          </table:table-cell>
          <table:table-cell table:style-name="ce1" office:value-type="float" office:value="97.11">
            <text:p>97.11</text:p>
          </table:table-cell>
          <table:table-cell table:style-name="ce1" office:value-type="float" office:value="97.12">
            <text:p>97.12</text:p>
          </table:table-cell>
          <table:table-cell table:style-name="ce1" office:value-type="float" office:value="97.11">
            <text:p>97.11</text:p>
          </table:table-cell>
        </table:table-row>
        <table:table-row>
          <table:table-cell table:number-columns-repeated="5"/>
          <table:table-cell table:style-name="ce2" office:value-type="float" office:value="0.505910165484633">
            <text:p>0.505910165484633</text:p>
          </table:table-cell>
          <table:table-cell table:style-name="ce1" office:value-type="float" office:value="53.5">
            <text:p>53.5</text:p>
          </table:table-cell>
          <table:table-cell table:style-name="ce1" office:value-type="float" office:value="50.59">
            <text:p>50.59</text:p>
          </table:table-cell>
          <table:table-cell table:style-name="ce1" office:value-type="float" office:value="52">
            <text:p>52</text:p>
          </table:table-cell>
          <table:table-cell table:style-name="ce2" office:value-type="float" office:value="0.986476661334884">
            <text:p>0.986476661334884</text:p>
          </table:table-cell>
          <table:table-cell table:style-name="ce1" office:value-type="float" office:value="98.48">
            <text:p>98.48</text:p>
          </table:table-cell>
          <table:table-cell table:style-name="ce1" office:value-type="float" office:value="98.65">
            <text:p>98.65</text:p>
          </table:table-cell>
          <table:table-cell table:style-name="ce1" office:value-type="float" office:value="98.56">
            <text:p>98.56</text:p>
          </table:table-cell>
          <table:table-cell table:style-name="ce1" office:value-type="float" office:value="97.17">
            <text:p>97.17</text:p>
          </table:table-cell>
          <table:table-cell table:style-name="ce1" office:value-type="float" office:value="97.14">
            <text:p>97.14</text:p>
          </table:table-cell>
          <table:table-cell table:style-name="ce1" office:value-type="float" office:value="97.22">
            <text:p>97.22</text:p>
          </table:table-cell>
        </table:table-row>
      </table:table>
      <table:table table:name="'file:///home/runejen/Dropbox/Skole/Master/Data/Model_4.ods'#plain_nn" table:print="false" table:style-name="ta_extref">
        <table:table-source xlink:type="simple" xlink:href="../Model_4.ods" table:table-name="plain_nn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498817966903073">
            <text:p>0.498817966903073</text:p>
          </table:table-cell>
          <table:table-cell table:style-name="ce1" office:value-type="float" office:value="41.37">
            <text:p>41.37</text:p>
          </table:table-cell>
          <table:table-cell table:style-name="ce1" office:value-type="float" office:value="49.88">
            <text:p>49.88</text:p>
          </table:table-cell>
          <table:table-cell table:style-name="ce1" office:value-type="float" office:value="45.23">
            <text:p>45.23</text:p>
          </table:table-cell>
          <table:table-cell table:style-name="ce2" office:value-type="float" office:value="0.978260869565217">
            <text:p>0.978260869565217</text:p>
          </table:table-cell>
          <table:table-cell table:style-name="ce1" office:value-type="float" office:value="98.45">
            <text:p>98.45</text:p>
          </table:table-cell>
          <table:table-cell table:style-name="ce1" office:value-type="float" office:value="97.83">
            <text:p>97.83</text:p>
          </table:table-cell>
          <table:table-cell table:style-name="ce1" office:value-type="float" office:value="98.14">
            <text:p>98.14</text:p>
          </table:table-cell>
          <table:table-cell table:style-name="ce1" office:value-type="float" office:value="96.56">
            <text:p>96.56</text:p>
          </table:table-cell>
          <table:table-cell table:style-name="ce1" office:value-type="float" office:value="96.75">
            <text:p>96.75</text:p>
          </table:table-cell>
          <table:table-cell table:style-name="ce1" office:value-type="float" office:value="96.4">
            <text:p>96.4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41371158392435">
            <text:p>0.41371158392435</text:p>
          </table:table-cell>
          <table:table-cell table:style-name="ce1" office:value-type="float" office:value="41.57">
            <text:p>41.57</text:p>
          </table:table-cell>
          <table:table-cell table:style-name="ce1" office:value-type="float" office:value="41.37">
            <text:p>41.37</text:p>
          </table:table-cell>
          <table:table-cell table:style-name="ce1" office:value-type="float" office:value="41.47">
            <text:p>41.47</text:p>
          </table:table-cell>
          <table:table-cell table:style-name="ce2" office:value-type="float" office:value="0.982114294023557">
            <text:p>0.982114294023557</text:p>
          </table:table-cell>
          <table:table-cell table:style-name="ce1" office:value-type="float" office:value="98.2">
            <text:p>98.2</text:p>
          </table:table-cell>
          <table:table-cell table:style-name="ce1" office:value-type="float" office:value="98.21">
            <text:p>98.21</text:p>
          </table:table-cell>
          <table:table-cell table:style-name="ce1" office:value-type="float" office:value="98.2">
            <text:p>98.2</text:p>
          </table:table-cell>
          <table:table-cell table:style-name="ce1" office:value-type="float" office:value="96.51">
            <text:p>96.51</text:p>
          </table:table-cell>
          <table:table-cell table:style-name="ce1" office:value-type="float" office:value="96.51">
            <text:p>96.51</text:p>
          </table:table-cell>
          <table:table-cell table:style-name="ce1" office:value-type="float" office:value="96.51">
            <text:p>96.51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359338061465721">
            <text:p>0.359338061465721</text:p>
          </table:table-cell>
          <table:table-cell table:style-name="ce1" office:value-type="float" office:value="42.7">
            <text:p>42.7</text:p>
          </table:table-cell>
          <table:table-cell table:style-name="ce1" office:value-type="float" office:value="35.93">
            <text:p>35.93</text:p>
          </table:table-cell>
          <table:table-cell table:style-name="ce1" office:value-type="float" office:value="39.02">
            <text:p>39.02</text:p>
          </table:table-cell>
          <table:table-cell table:style-name="ce2" office:value-type="float" office:value="0.985167951141486">
            <text:p>0.985167951141486</text:p>
          </table:table-cell>
          <table:table-cell table:style-name="ce1" office:value-type="float" office:value="98.04">
            <text:p>98.04</text:p>
          </table:table-cell>
          <table:table-cell table:style-name="ce1" office:value-type="float" office:value="98.52">
            <text:p>98.52</text:p>
          </table:table-cell>
          <table:table-cell table:style-name="ce1" office:value-type="float" office:value="98.28">
            <text:p>98.28</text:p>
          </table:table-cell>
          <table:table-cell table:style-name="ce1" office:value-type="float" office:value="96.51">
            <text:p>96.51</text:p>
          </table:table-cell>
          <table:table-cell table:style-name="ce1" office:value-type="float" office:value="96.39">
            <text:p>96.39</text:p>
          </table:table-cell>
          <table:table-cell table:style-name="ce1" office:value-type="float" office:value="96.65">
            <text:p>96.65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364066193853428">
            <text:p>0.364066193853428</text:p>
          </table:table-cell>
          <table:table-cell table:style-name="ce1" office:value-type="float" office:value="41.85">
            <text:p>41.85</text:p>
          </table:table-cell>
          <table:table-cell table:style-name="ce1" office:value-type="float" office:value="36.41">
            <text:p>36.41</text:p>
          </table:table-cell>
          <table:table-cell table:style-name="ce1" office:value-type="float" office:value="38.94">
            <text:p>38.94</text:p>
          </table:table-cell>
          <table:table-cell table:style-name="ce2" office:value-type="float" office:value="0.984440889922931">
            <text:p>0.984440889922931</text:p>
          </table:table-cell>
          <table:table-cell table:style-name="ce1" office:value-type="float" office:value="98.05">
            <text:p>98.05</text:p>
          </table:table-cell>
          <table:table-cell table:style-name="ce1" office:value-type="float" office:value="98.44">
            <text:p>98.44</text:p>
          </table:table-cell>
          <table:table-cell table:style-name="ce1" office:value-type="float" office:value="98.24">
            <text:p>98.24</text:p>
          </table:table-cell>
          <table:table-cell table:style-name="ce1" office:value-type="float" office:value="96.47">
            <text:p>96.47</text:p>
          </table:table-cell>
          <table:table-cell table:style-name="ce1" office:value-type="float" office:value="96.37">
            <text:p>96.37</text:p>
          </table:table-cell>
          <table:table-cell table:style-name="ce1" office:value-type="float" office:value="96.59">
            <text:p>96.59</text:p>
          </table:table-cell>
        </table:table-row>
        <table:table-row table:number-rows-repeated="4">
          <table:table-cell table:number-columns-repeated="16"/>
        </table:table-row>
        <table:table-row>
          <table:table-cell table:number-columns-repeated="5"/>
          <table:table-cell table:style-name="ce2" office:value-type="float" office:value="0.458628841607565">
            <text:p>0.458628841607565</text:p>
          </table:table-cell>
          <table:table-cell table:style-name="ce1" office:value-type="float" office:value="34.09">
            <text:p>34.09</text:p>
          </table:table-cell>
          <table:table-cell table:style-name="ce1" office:value-type="float" office:value="45.86">
            <text:p>45.86</text:p>
          </table:table-cell>
          <table:table-cell table:style-name="ce1" office:value-type="float" office:value="39.11">
            <text:p>39.11</text:p>
          </table:table-cell>
          <table:table-cell table:style-name="ce2" office:value-type="float" office:value="0.972735204304203">
            <text:p>0.972735204304203</text:p>
          </table:table-cell>
          <table:table-cell table:style-name="ce1" office:value-type="float" office:value="98.32">
            <text:p>98.32</text:p>
          </table:table-cell>
          <table:table-cell table:style-name="ce1" office:value-type="float" office:value="97.27">
            <text:p>97.27</text:p>
          </table:table-cell>
          <table:table-cell table:style-name="ce1" office:value-type="float" office:value="97.79">
            <text:p>97.79</text:p>
          </table:table-cell>
          <table:table-cell table:style-name="ce1" office:value-type="float" office:value="96.04">
            <text:p>96.04</text:p>
          </table:table-cell>
          <table:table-cell table:style-name="ce1" office:value-type="float" office:value="96.4">
            <text:p>96.4</text:p>
          </table:table-cell>
          <table:table-cell table:style-name="ce1" office:value-type="float" office:value="95.74">
            <text:p>95.74</text:p>
          </table:table-cell>
        </table:table-row>
        <table:table-row>
          <table:table-cell table:number-columns-repeated="5"/>
          <table:table-cell table:style-name="ce2" office:value-type="float" office:value="0.451536643026005">
            <text:p>0.451536643026005</text:p>
          </table:table-cell>
          <table:table-cell table:style-name="ce1" office:value-type="float" office:value="35.97">
            <text:p>35.97</text:p>
          </table:table-cell>
          <table:table-cell table:style-name="ce1" office:value-type="float" office:value="45.15">
            <text:p>45.15</text:p>
          </table:table-cell>
          <table:table-cell table:style-name="ce1" office:value-type="float" office:value="40.04">
            <text:p>40.04</text:p>
          </table:table-cell>
          <table:table-cell table:style-name="ce2" office:value-type="float" office:value="0.975279918569144">
            <text:p>0.975279918569144</text:p>
          </table:table-cell>
          <table:table-cell table:style-name="ce1" office:value-type="float" office:value="98.3">
            <text:p>98.3</text:p>
          </table:table-cell>
          <table:table-cell table:style-name="ce1" office:value-type="float" office:value="97.53">
            <text:p>97.53</text:p>
          </table:table-cell>
          <table:table-cell table:style-name="ce1" office:value-type="float" office:value="97.91">
            <text:p>97.91</text:p>
          </table:table-cell>
          <table:table-cell table:style-name="ce1" office:value-type="float" office:value="96.18">
            <text:p>96.18</text:p>
          </table:table-cell>
          <table:table-cell table:style-name="ce1" office:value-type="float" office:value="96.44">
            <text:p>96.44</text:p>
          </table:table-cell>
          <table:table-cell table:style-name="ce1" office:value-type="float" office:value="95.97">
            <text:p>95.97</text:p>
          </table:table-cell>
        </table:table-row>
        <table:table-row>
          <table:table-cell table:number-columns-repeated="5"/>
          <table:table-cell table:style-name="ce2" office:value-type="float" office:value="0.444444444444444">
            <text:p>0.444444444444444</text:p>
          </table:table-cell>
          <table:table-cell table:style-name="ce1" office:value-type="float" office:value="36.36">
            <text:p>36.36</text:p>
          </table:table-cell>
          <table:table-cell table:style-name="ce1" office:value-type="float" office:value="44.44">
            <text:p>44.44</text:p>
          </table:table-cell>
          <table:table-cell table:style-name="ce1" office:value-type="float" office:value="40">
            <text:p>40</text:p>
          </table:table-cell>
          <table:table-cell table:style-name="ce2" office:value-type="float" office:value="0.976079685909554">
            <text:p>0.976079685909554</text:p>
          </table:table-cell>
          <table:table-cell table:style-name="ce1" office:value-type="float" office:value="98.28">
            <text:p>98.28</text:p>
          </table:table-cell>
          <table:table-cell table:style-name="ce1" office:value-type="float" office:value="97.61">
            <text:p>97.61</text:p>
          </table:table-cell>
          <table:table-cell table:style-name="ce1" office:value-type="float" office:value="97.94">
            <text:p>97.94</text:p>
          </table:table-cell>
          <table:table-cell table:style-name="ce1" office:value-type="float" office:value="96.21">
            <text:p>96.21</text:p>
          </table:table-cell>
          <table:table-cell table:style-name="ce1" office:value-type="float" office:value="96.43">
            <text:p>96.43</text:p>
          </table:table-cell>
          <table:table-cell table:style-name="ce1" office:value-type="float" office:value="96.02">
            <text:p>96.02</text:p>
          </table:table-cell>
        </table:table-row>
        <table:table-row>
          <table:table-cell table:number-columns-repeated="5"/>
          <table:table-cell table:style-name="ce2" office:value-type="float" office:value="0.430260047281324">
            <text:p>0.430260047281324</text:p>
          </table:table-cell>
          <table:table-cell table:style-name="ce1" office:value-type="float" office:value="36.47">
            <text:p>36.47</text:p>
          </table:table-cell>
          <table:table-cell table:style-name="ce1" office:value-type="float" office:value="43.03">
            <text:p>43.03</text:p>
          </table:table-cell>
          <table:table-cell table:style-name="ce1" office:value-type="float" office:value="39.48">
            <text:p>39.48</text:p>
          </table:table-cell>
          <table:table-cell table:style-name="ce2" office:value-type="float" office:value="0.976952159371819">
            <text:p>0.976952159371819</text:p>
          </table:table-cell>
          <table:table-cell table:style-name="ce1" office:value-type="float" office:value="98.24">
            <text:p>98.24</text:p>
          </table:table-cell>
          <table:table-cell table:style-name="ce1" office:value-type="float" office:value="97.7">
            <text:p>97.7</text:p>
          </table:table-cell>
          <table:table-cell table:style-name="ce1" office:value-type="float" office:value="97.97">
            <text:p>97.97</text:p>
          </table:table-cell>
          <table:table-cell table:style-name="ce1" office:value-type="float" office:value="96.22">
            <text:p>96.22</text:p>
          </table:table-cell>
          <table:table-cell table:style-name="ce1" office:value-type="float" office:value="96.4">
            <text:p>96.4</text:p>
          </table:table-cell>
          <table:table-cell table:style-name="ce1" office:value-type="float" office:value="96.07">
            <text:p>96.07</text:p>
          </table:table-cell>
        </table:table-row>
        <table:table-row>
          <table:table-cell table:number-columns-repeated="5"/>
          <table:table-cell table:style-name="ce2" office:value-type="float" office:value="0.425531914893617">
            <text:p>0.425531914893617</text:p>
          </table:table-cell>
          <table:table-cell table:style-name="ce1" office:value-type="float" office:value="38.14">
            <text:p>38.14</text:p>
          </table:table-cell>
          <table:table-cell table:style-name="ce1" office:value-type="float" office:value="42.55">
            <text:p>42.55</text:p>
          </table:table-cell>
          <table:table-cell table:style-name="ce1" office:value-type="float" office:value="40.22">
            <text:p>40.22</text:p>
          </table:table-cell>
          <table:table-cell table:style-name="ce2" office:value-type="float" office:value="0.978769812418206">
            <text:p>0.978769812418206</text:p>
          </table:table-cell>
          <table:table-cell table:style-name="ce1" office:value-type="float" office:value="98.23">
            <text:p>98.23</text:p>
          </table:table-cell>
          <table:table-cell table:style-name="ce1" office:value-type="float" office:value="97.88">
            <text:p>97.88</text:p>
          </table:table-cell>
          <table:table-cell table:style-name="ce1" office:value-type="float" office:value="98.05">
            <text:p>98.05</text:p>
          </table:table-cell>
          <table:table-cell table:style-name="ce1" office:value-type="float" office:value="96.32">
            <text:p>96.32</text:p>
          </table:table-cell>
          <table:table-cell table:style-name="ce1" office:value-type="float" office:value="96.44">
            <text:p>96.44</text:p>
          </table:table-cell>
          <table:table-cell table:style-name="ce1" office:value-type="float" office:value="96.23">
            <text:p>96.23</text:p>
          </table:table-cell>
        </table:table-row>
        <table:table-row>
          <table:table-cell table:number-columns-repeated="5"/>
          <table:table-cell table:style-name="ce2" office:value-type="float" office:value="0.418439716312057">
            <text:p>0.418439716312057</text:p>
          </table:table-cell>
          <table:table-cell table:style-name="ce1" office:value-type="float" office:value="38.73">
            <text:p>38.73</text:p>
          </table:table-cell>
          <table:table-cell table:style-name="ce1" office:value-type="float" office:value="41.84">
            <text:p>41.84</text:p>
          </table:table-cell>
          <table:table-cell table:style-name="ce1" office:value-type="float" office:value="40.22">
            <text:p>40.22</text:p>
          </table:table-cell>
          <table:table-cell table:style-name="ce2" office:value-type="float" office:value="0.979642285880471">
            <text:p>0.979642285880471</text:p>
          </table:table-cell>
          <table:table-cell table:style-name="ce1" office:value-type="float" office:value="98.21">
            <text:p>98.21</text:p>
          </table:table-cell>
          <table:table-cell table:style-name="ce1" office:value-type="float" office:value="97.96">
            <text:p>97.96</text:p>
          </table:table-cell>
          <table:table-cell table:style-name="ce1" office:value-type="float" office:value="98.08">
            <text:p>98.08</text:p>
          </table:table-cell>
          <table:table-cell table:style-name="ce1" office:value-type="float" office:value="96.35">
            <text:p>96.35</text:p>
          </table:table-cell>
          <table:table-cell table:style-name="ce1" office:value-type="float" office:value="96.44">
            <text:p>96.44</text:p>
          </table:table-cell>
          <table:table-cell table:style-name="ce1" office:value-type="float" office:value="96.29">
            <text:p>96.29</text:p>
          </table:table-cell>
        </table:table-row>
        <table:table-row>
          <table:table-cell table:number-columns-repeated="5"/>
          <table:table-cell table:style-name="ce2" office:value-type="float" office:value="0.40661938534279">
            <text:p>0.40661938534279</text:p>
          </table:table-cell>
          <table:table-cell table:style-name="ce1" office:value-type="float" office:value="39.45">
            <text:p>39.45</text:p>
          </table:table-cell>
          <table:table-cell table:style-name="ce1" office:value-type="float" office:value="40.66">
            <text:p>40.66</text:p>
          </table:table-cell>
          <table:table-cell table:style-name="ce1" office:value-type="float" office:value="40.05">
            <text:p>40.05</text:p>
          </table:table-cell>
          <table:table-cell table:style-name="ce2" office:value-type="float" office:value="0.980805583830158">
            <text:p>0.980805583830158</text:p>
          </table:table-cell>
          <table:table-cell table:style-name="ce1" office:value-type="float" office:value="98.17">
            <text:p>98.17</text:p>
          </table:table-cell>
          <table:table-cell table:style-name="ce1" office:value-type="float" office:value="98.08">
            <text:p>98.08</text:p>
          </table:table-cell>
          <table:table-cell table:style-name="ce1" office:value-type="float" office:value="98.12">
            <text:p>98.12</text:p>
          </table:table-cell>
          <table:table-cell table:style-name="ce1" office:value-type="float" office:value="96.39">
            <text:p>96.39</text:p>
          </table:table-cell>
          <table:table-cell table:style-name="ce1" office:value-type="float" office:value="96.42">
            <text:p>96.42</text:p>
          </table:table-cell>
          <table:table-cell table:style-name="ce1" office:value-type="float" office:value="96.37">
            <text:p>96.37</text:p>
          </table:table-cell>
        </table:table-row>
        <table:table-row>
          <table:table-cell table:number-columns-repeated="5"/>
          <table:table-cell table:style-name="ce2" office:value-type="float" office:value="0.392434988179669">
            <text:p>0.392434988179669</text:p>
          </table:table-cell>
          <table:table-cell table:style-name="ce1" office:value-type="float" office:value="40.29">
            <text:p>40.29</text:p>
          </table:table-cell>
          <table:table-cell table:style-name="ce1" office:value-type="float" office:value="39.24">
            <text:p>39.24</text:p>
          </table:table-cell>
          <table:table-cell table:style-name="ce1" office:value-type="float" office:value="39.76">
            <text:p>39.76</text:p>
          </table:table-cell>
          <table:table-cell table:style-name="ce2" office:value-type="float" office:value="0.982114294023557">
            <text:p>0.982114294023557</text:p>
          </table:table-cell>
          <table:table-cell table:style-name="ce1" office:value-type="float" office:value="98.13">
            <text:p>98.13</text:p>
          </table:table-cell>
          <table:table-cell table:style-name="ce1" office:value-type="float" office:value="98.21">
            <text:p>98.21</text:p>
          </table:table-cell>
          <table:table-cell table:style-name="ce1" office:value-type="float" office:value="98.17">
            <text:p>98.17</text:p>
          </table:table-cell>
          <table:table-cell table:style-name="ce1" office:value-type="float" office:value="96.43">
            <text:p>96.43</text:p>
          </table:table-cell>
          <table:table-cell table:style-name="ce1" office:value-type="float" office:value="96.4">
            <text:p>96.4</text:p>
          </table:table-cell>
          <table:table-cell table:style-name="ce1" office:value-type="float" office:value="96.45">
            <text:p>96.45</text:p>
          </table:table-cell>
        </table:table-row>
        <table:table-row>
          <table:table-cell table:number-columns-repeated="5"/>
          <table:table-cell table:style-name="ce2" office:value-type="float" office:value="0.364066193853428">
            <text:p>0.364066193853428</text:p>
          </table:table-cell>
          <table:table-cell table:style-name="ce1" office:value-type="float" office:value="41.96">
            <text:p>41.96</text:p>
          </table:table-cell>
          <table:table-cell table:style-name="ce1" office:value-type="float" office:value="36.41">
            <text:p>36.41</text:p>
          </table:table-cell>
          <table:table-cell table:style-name="ce1" office:value-type="float" office:value="38.99">
            <text:p>38.99</text:p>
          </table:table-cell>
          <table:table-cell table:style-name="ce2" office:value-type="float" office:value="0.984513596044787">
            <text:p>0.984513596044787</text:p>
          </table:table-cell>
          <table:table-cell table:style-name="ce1" office:value-type="float" office:value="98.05">
            <text:p>98.05</text:p>
          </table:table-cell>
          <table:table-cell table:style-name="ce1" office:value-type="float" office:value="98.45">
            <text:p>98.45</text:p>
          </table:table-cell>
          <table:table-cell table:style-name="ce1" office:value-type="float" office:value="98.25">
            <text:p>98.25</text:p>
          </table:table-cell>
          <table:table-cell table:style-name="ce1" office:value-type="float" office:value="96.48">
            <text:p>96.48</text:p>
          </table:table-cell>
          <table:table-cell table:style-name="ce1" office:value-type="float" office:value="96.38">
            <text:p>96.38</text:p>
          </table:table-cell>
          <table:table-cell table:style-name="ce1" office:value-type="float" office:value="96.6">
            <text:p>96.6</text:p>
          </table:table-cell>
        </table:table-row>
      </table:table>
      <table:table table:name="'file:///home/runejen/Dropbox/Skole/Master/Data/Model_4.ods'#plain_nn_sgd" table:print="false" table:style-name="ta_extref">
        <table:table-source xlink:type="simple" xlink:href="../Model_4.ods" table:table-name="plain_nn_sgd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619385342789598">
            <text:p>0.619385342789598</text:p>
          </table:table-cell>
          <table:table-cell table:style-name="ce1" office:value-type="float" office:value="75.29">
            <text:p>75.29</text:p>
          </table:table-cell>
          <table:table-cell table:style-name="ce1" office:value-type="float" office:value="61.94">
            <text:p>61.94</text:p>
          </table:table-cell>
          <table:table-cell table:style-name="ce1" office:value-type="float" office:value="67.97">
            <text:p>67.97</text:p>
          </table:table-cell>
          <table:table-cell table:style-name="ce2" office:value-type="float" office:value="0.99374727352043">
            <text:p>0.99374727352043</text:p>
          </table:table-cell>
          <table:table-cell table:style-name="ce1" office:value-type="float" office:value="98.84">
            <text:p>98.84</text:p>
          </table:table-cell>
          <table:table-cell table:style-name="ce1" office:value-type="float" office:value="99.37">
            <text:p>99.37</text:p>
          </table:table-cell>
          <table:table-cell table:style-name="ce1" office:value-type="float" office:value="99.1">
            <text:p>99.1</text:p>
          </table:table-cell>
          <table:table-cell table:style-name="ce1" office:value-type="float" office:value="98.17">
            <text:p>98.17</text:p>
          </table:table-cell>
          <table:table-cell table:style-name="ce1" office:value-type="float" office:value="98.14">
            <text:p>98.14</text:p>
          </table:table-cell>
          <table:table-cell table:style-name="ce1" office:value-type="float" office:value="98.25">
            <text:p>98.25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647754137115839">
            <text:p>0.647754137115839</text:p>
          </table:table-cell>
          <table:table-cell table:style-name="ce1" office:value-type="float" office:value="73.85">
            <text:p>73.85</text:p>
          </table:table-cell>
          <table:table-cell table:style-name="ce1" office:value-type="float" office:value="64.78">
            <text:p>64.78</text:p>
          </table:table-cell>
          <table:table-cell table:style-name="ce1" office:value-type="float" office:value="69.02">
            <text:p>69.02</text:p>
          </table:table-cell>
          <table:table-cell table:style-name="ce2" office:value-type="float" office:value="0.99294750618002">
            <text:p>0.99294750618002</text:p>
          </table:table-cell>
          <table:table-cell table:style-name="ce1" office:value-type="float" office:value="98.92">
            <text:p>98.92</text:p>
          </table:table-cell>
          <table:table-cell table:style-name="ce1" office:value-type="float" office:value="99.29">
            <text:p>99.29</text:p>
          </table:table-cell>
          <table:table-cell table:style-name="ce1" office:value-type="float" office:value="99.1">
            <text:p>99.1</text:p>
          </table:table-cell>
          <table:table-cell table:style-name="ce1" office:value-type="float" office:value="98.2">
            <text:p>98.2</text:p>
          </table:table-cell>
          <table:table-cell table:style-name="ce1" office:value-type="float" office:value="98.17">
            <text:p>98.17</text:p>
          </table:table-cell>
          <table:table-cell table:style-name="ce1" office:value-type="float" office:value="98.26">
            <text:p>98.26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650118203309693">
            <text:p>0.650118203309693</text:p>
          </table:table-cell>
          <table:table-cell table:style-name="ce1" office:value-type="float" office:value="72.56">
            <text:p>72.56</text:p>
          </table:table-cell>
          <table:table-cell table:style-name="ce1" office:value-type="float" office:value="65.01">
            <text:p>65.01</text:p>
          </table:table-cell>
          <table:table-cell table:style-name="ce1" office:value-type="float" office:value="68.58">
            <text:p>68.58</text:p>
          </table:table-cell>
          <table:table-cell table:style-name="ce2" office:value-type="float" office:value="0.992438563327032">
            <text:p>0.992438563327032</text:p>
          </table:table-cell>
          <table:table-cell table:style-name="ce1" office:value-type="float" office:value="98.93">
            <text:p>98.93</text:p>
          </table:table-cell>
          <table:table-cell table:style-name="ce1" office:value-type="float" office:value="99.24">
            <text:p>99.24</text:p>
          </table:table-cell>
          <table:table-cell table:style-name="ce1" office:value-type="float" office:value="99.08">
            <text:p>99.08</text:p>
          </table:table-cell>
          <table:table-cell table:style-name="ce1" office:value-type="float" office:value="98.17">
            <text:p>98.17</text:p>
          </table:table-cell>
          <table:table-cell table:style-name="ce1" office:value-type="float" office:value="98.14">
            <text:p>98.14</text:p>
          </table:table-cell>
          <table:table-cell table:style-name="ce1" office:value-type="float" office:value="98.22">
            <text:p>98.22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650118203309693">
            <text:p>0.650118203309693</text:p>
          </table:table-cell>
          <table:table-cell table:style-name="ce1" office:value-type="float" office:value="72.37">
            <text:p>72.37</text:p>
          </table:table-cell>
          <table:table-cell table:style-name="ce1" office:value-type="float" office:value="65.01">
            <text:p>65.01</text:p>
          </table:table-cell>
          <table:table-cell table:style-name="ce1" office:value-type="float" office:value="68.49">
            <text:p>68.49</text:p>
          </table:table-cell>
          <table:table-cell table:style-name="ce2" office:value-type="float" office:value="0.992365857205177">
            <text:p>0.992365857205177</text:p>
          </table:table-cell>
          <table:table-cell table:style-name="ce1" office:value-type="float" office:value="98.93">
            <text:p>98.93</text:p>
          </table:table-cell>
          <table:table-cell table:style-name="ce1" office:value-type="float" office:value="99.24">
            <text:p>99.24</text:p>
          </table:table-cell>
          <table:table-cell table:style-name="ce1" office:value-type="float" office:value="99.08">
            <text:p>99.08</text:p>
          </table:table-cell>
          <table:table-cell table:style-name="ce1" office:value-type="float" office:value="98.17">
            <text:p>98.17</text:p>
          </table:table-cell>
          <table:table-cell table:style-name="ce1" office:value-type="float" office:value="98.14">
            <text:p>98.14</text:p>
          </table:table-cell>
          <table:table-cell table:style-name="ce1" office:value-type="float" office:value="98.22">
            <text:p>98.22</text:p>
          </table:table-cell>
        </table:table-row>
        <table:table-row table:number-rows-repeated="4">
          <table:table-cell table:number-columns-repeated="16"/>
        </table:table-row>
        <table:table-row>
          <table:table-cell table:number-columns-repeated="5"/>
          <table:table-cell table:style-name="ce2" office:value-type="float" office:value="0.869976359338062">
            <text:p>0.869976359338062</text:p>
          </table:table-cell>
          <table:table-cell table:style-name="ce1" office:value-type="float" office:value="16.72">
            <text:p>16.72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28.05">
            <text:p>28.05</text:p>
          </table:table-cell>
          <table:table-cell table:style-name="ce2" office:value-type="float" office:value="0.866729678638941">
            <text:p>0.866729678638941</text:p>
          </table:table-cell>
          <table:table-cell table:style-name="ce1" office:value-type="float" office:value="99.54">
            <text:p>99.54</text:p>
          </table:table-cell>
          <table:table-cell table:style-name="ce1" office:value-type="float" office:value="86.67">
            <text:p>86.67</text:p>
          </table:table-cell>
          <table:table-cell table:style-name="ce1" office:value-type="float" office:value="92.66">
            <text:p>92.66</text:p>
          </table:table-cell>
          <table:table-cell table:style-name="ce1" office:value-type="float" office:value="90.73">
            <text:p>90.73</text:p>
          </table:table-cell>
          <table:table-cell table:style-name="ce1" office:value-type="float" office:value="97.07">
            <text:p>97.07</text:p>
          </table:table-cell>
          <table:table-cell table:style-name="ce1" office:value-type="float" office:value="86.68">
            <text:p>86.68</text:p>
          </table:table-cell>
        </table:table-row>
        <table:table-row>
          <table:table-cell table:number-columns-repeated="5"/>
          <table:table-cell table:style-name="ce2" office:value-type="float" office:value="0.829787234042553">
            <text:p>0.829787234042553</text:p>
          </table:table-cell>
          <table:table-cell table:style-name="ce1" office:value-type="float" office:value="19.55">
            <text:p>19.55</text:p>
          </table:table-cell>
          <table:table-cell table:style-name="ce1" office:value-type="float" office:value="82.98">
            <text:p>82.98</text:p>
          </table:table-cell>
          <table:table-cell table:style-name="ce1" office:value-type="float" office:value="31.64">
            <text:p>31.64</text:p>
          </table:table-cell>
          <table:table-cell table:style-name="ce2" office:value-type="float" office:value="0.895012360040715">
            <text:p>0.895012360040715</text:p>
          </table:table-cell>
          <table:table-cell table:style-name="ce1" office:value-type="float" office:value="99.42">
            <text:p>99.42</text:p>
          </table:table-cell>
          <table:table-cell table:style-name="ce1" office:value-type="float" office:value="89.5">
            <text:p>89.5</text:p>
          </table:table-cell>
          <table:table-cell table:style-name="ce1" office:value-type="float" office:value="94.2">
            <text:p>94.2</text:p>
          </table:table-cell>
          <table:table-cell table:style-name="ce1" office:value-type="float" office:value="92.33">
            <text:p>92.33</text:p>
          </table:table-cell>
          <table:table-cell table:style-name="ce1" office:value-type="float" office:value="97.04">
            <text:p>97.04</text:p>
          </table:table-cell>
          <table:table-cell table:style-name="ce1" office:value-type="float" office:value="89.31">
            <text:p>89.31</text:p>
          </table:table-cell>
        </table:table-row>
        <table:table-row>
          <table:table-cell table:number-columns-repeated="5"/>
          <table:table-cell table:style-name="ce2" office:value-type="float" office:value="0.803782505910166">
            <text:p>0.803782505910166</text:p>
          </table:table-cell>
          <table:table-cell table:style-name="ce1" office:value-type="float" office:value="22.01">
            <text:p>22.01</text:p>
          </table:table-cell>
          <table:table-cell table:style-name="ce1" office:value-type="float" office:value="80.38">
            <text:p>80.38</text:p>
          </table:table-cell>
          <table:table-cell table:style-name="ce1" office:value-type="float" office:value="34.56">
            <text:p>34.56</text:p>
          </table:table-cell>
          <table:table-cell table:style-name="ce2" office:value-type="float" office:value="0.91238912316417">
            <text:p>0.91238912316417</text:p>
          </table:table-cell>
          <table:table-cell table:style-name="ce1" office:value-type="float" office:value="99.34">
            <text:p>99.34</text:p>
          </table:table-cell>
          <table:table-cell table:style-name="ce1" office:value-type="float" office:value="91.24">
            <text:p>91.24</text:p>
          </table:table-cell>
          <table:table-cell table:style-name="ce1" office:value-type="float" office:value="95.12">
            <text:p>95.12</text:p>
          </table:table-cell>
          <table:table-cell table:style-name="ce1" office:value-type="float" office:value="93.31">
            <text:p>93.31</text:p>
          </table:table-cell>
          <table:table-cell table:style-name="ce1" office:value-type="float" office:value="97.03">
            <text:p>97.03</text:p>
          </table:table-cell>
          <table:table-cell table:style-name="ce1" office:value-type="float" office:value="90.92">
            <text:p>90.92</text:p>
          </table:table-cell>
        </table:table-row>
        <table:table-row>
          <table:table-cell table:number-columns-repeated="5"/>
          <table:table-cell table:style-name="ce2" office:value-type="float" office:value="0.782505910165485">
            <text:p>0.782505910165485</text:p>
          </table:table-cell>
          <table:table-cell table:style-name="ce1" office:value-type="float" office:value="25.06">
            <text:p>25.06</text:p>
          </table:table-cell>
          <table:table-cell table:style-name="ce1" office:value-type="float" office:value="78.25">
            <text:p>78.25</text:p>
          </table:table-cell>
          <table:table-cell table:style-name="ce1" office:value-type="float" office:value="37.96">
            <text:p>37.96</text:p>
          </table:table-cell>
          <table:table-cell table:style-name="ce2" office:value-type="float" office:value="0.928020939363094">
            <text:p>0.928020939363094</text:p>
          </table:table-cell>
          <table:table-cell table:style-name="ce1" office:value-type="float" office:value="99.28">
            <text:p>99.28</text:p>
          </table:table-cell>
          <table:table-cell table:style-name="ce1" office:value-type="float" office:value="92.8">
            <text:p>92.8</text:p>
          </table:table-cell>
          <table:table-cell table:style-name="ce1" office:value-type="float" office:value="95.93">
            <text:p>95.93</text:p>
          </table:table-cell>
          <table:table-cell table:style-name="ce1" office:value-type="float" office:value="94.2">
            <text:p>94.2</text:p>
          </table:table-cell>
          <table:table-cell table:style-name="ce1" office:value-type="float" office:value="97.07">
            <text:p>97.07</text:p>
          </table:table-cell>
          <table:table-cell table:style-name="ce1" office:value-type="float" office:value="92.37">
            <text:p>92.37</text:p>
          </table:table-cell>
        </table:table-row>
        <table:table-row>
          <table:table-cell table:number-columns-repeated="5"/>
          <table:table-cell table:style-name="ce2" office:value-type="float" office:value="0.763593380614657">
            <text:p>0.763593380614657</text:p>
          </table:table-cell>
          <table:table-cell table:style-name="ce1" office:value-type="float" office:value="28.87">
            <text:p>28.87</text:p>
          </table:table-cell>
          <table:table-cell table:style-name="ce1" office:value-type="float" office:value="76.36">
            <text:p>76.36</text:p>
          </table:table-cell>
          <table:table-cell table:style-name="ce1" office:value-type="float" office:value="41.9">
            <text:p>41.9</text:p>
          </table:table-cell>
          <table:table-cell table:style-name="ce2" office:value-type="float" office:value="0.942125927003054">
            <text:p>0.942125927003054</text:p>
          </table:table-cell>
          <table:table-cell table:style-name="ce1" office:value-type="float" office:value="99.23">
            <text:p>99.23</text:p>
          </table:table-cell>
          <table:table-cell table:style-name="ce1" office:value-type="float" office:value="94.21">
            <text:p>94.21</text:p>
          </table:table-cell>
          <table:table-cell table:style-name="ce1" office:value-type="float" office:value="96.65">
            <text:p>96.65</text:p>
          </table:table-cell>
          <table:table-cell table:style-name="ce1" office:value-type="float" office:value="95.02">
            <text:p>95.02</text:p>
          </table:table-cell>
          <table:table-cell table:style-name="ce1" office:value-type="float" office:value="97.13">
            <text:p>97.13</text:p>
          </table:table-cell>
          <table:table-cell table:style-name="ce1" office:value-type="float" office:value="93.68">
            <text:p>93.68</text:p>
          </table:table-cell>
        </table:table-row>
        <table:table-row>
          <table:table-cell table:number-columns-repeated="5"/>
          <table:table-cell table:style-name="ce2" office:value-type="float" office:value="0.761229314420804">
            <text:p>0.761229314420804</text:p>
          </table:table-cell>
          <table:table-cell table:style-name="ce1" office:value-type="float" office:value="33.16">
            <text:p>33.16</text:p>
          </table:table-cell>
          <table:table-cell table:style-name="ce1" office:value-type="float" office:value="76.12">
            <text:p>76.12</text:p>
          </table:table-cell>
          <table:table-cell table:style-name="ce1" office:value-type="float" office:value="46.2">
            <text:p>46.2</text:p>
          </table:table-cell>
          <table:table-cell table:style-name="ce2" office:value-type="float" office:value="0.952813726915806">
            <text:p>0.952813726915806</text:p>
          </table:table-cell>
          <table:table-cell table:style-name="ce1" office:value-type="float" office:value="99.24">
            <text:p>99.24</text:p>
          </table:table-cell>
          <table:table-cell table:style-name="ce1" office:value-type="float" office:value="95.28">
            <text:p>95.28</text:p>
          </table:table-cell>
          <table:table-cell table:style-name="ce1" office:value-type="float" office:value="97.22">
            <text:p>97.22</text:p>
          </table:table-cell>
          <table:table-cell table:style-name="ce1" office:value-type="float" office:value="95.7">
            <text:p>95.7</text:p>
          </table:table-cell>
          <table:table-cell table:style-name="ce1" office:value-type="float" office:value="97.27">
            <text:p>97.27</text:p>
          </table:table-cell>
          <table:table-cell table:style-name="ce1" office:value-type="float" office:value="94.71">
            <text:p>94.71</text:p>
          </table:table-cell>
        </table:table-row>
        <table:table-row>
          <table:table-cell table:number-columns-repeated="5"/>
          <table:table-cell table:style-name="ce2" office:value-type="float" office:value="0.737588652482269">
            <text:p>0.737588652482269</text:p>
          </table:table-cell>
          <table:table-cell table:style-name="ce1" office:value-type="float" office:value="39.85">
            <text:p>39.85</text:p>
          </table:table-cell>
          <table:table-cell table:style-name="ce1" office:value-type="float" office:value="73.76">
            <text:p>73.76</text:p>
          </table:table-cell>
          <table:table-cell table:style-name="ce1" office:value-type="float" office:value="51.74">
            <text:p>51.74</text:p>
          </table:table-cell>
          <table:table-cell table:style-name="ce2" office:value-type="float" office:value="0.965755416606078">
            <text:p>0.965755416606078</text:p>
          </table:table-cell>
          <table:table-cell table:style-name="ce1" office:value-type="float" office:value="99.17">
            <text:p>99.17</text:p>
          </table:table-cell>
          <table:table-cell table:style-name="ce1" office:value-type="float" office:value="96.58">
            <text:p>96.58</text:p>
          </table:table-cell>
          <table:table-cell table:style-name="ce1" office:value-type="float" office:value="97.86">
            <text:p>97.86</text:p>
          </table:table-cell>
          <table:table-cell table:style-name="ce1" office:value-type="float" office:value="96.48">
            <text:p>96.48</text:p>
          </table:table-cell>
          <table:table-cell table:style-name="ce1" office:value-type="float" office:value="97.4">
            <text:p>97.4</text:p>
          </table:table-cell>
          <table:table-cell table:style-name="ce1" office:value-type="float" office:value="95.9">
            <text:p>95.9</text:p>
          </table:table-cell>
        </table:table-row>
        <table:table-row>
          <table:table-cell table:number-columns-repeated="5"/>
          <table:table-cell table:style-name="ce2" office:value-type="float" office:value="0.721040189125296">
            <text:p>0.721040189125296</text:p>
          </table:table-cell>
          <table:table-cell table:style-name="ce1" office:value-type="float" office:value="50.58">
            <text:p>50.58</text:p>
          </table:table-cell>
          <table:table-cell table:style-name="ce1" office:value-type="float" office:value="72.1">
            <text:p>72.1</text:p>
          </table:table-cell>
          <table:table-cell table:style-name="ce1" office:value-type="float" office:value="59.45">
            <text:p>59.45</text:p>
          </table:table-cell>
          <table:table-cell table:style-name="ce2" office:value-type="float" office:value="0.978333575687073">
            <text:p>0.978333575687073</text:p>
          </table:table-cell>
          <table:table-cell table:style-name="ce1" office:value-type="float" office:value="99.13">
            <text:p>99.13</text:p>
          </table:table-cell>
          <table:table-cell table:style-name="ce1" office:value-type="float" office:value="97.83">
            <text:p>97.83</text:p>
          </table:table-cell>
          <table:table-cell table:style-name="ce1" office:value-type="float" office:value="98.48">
            <text:p>98.48</text:p>
          </table:table-cell>
          <table:table-cell table:style-name="ce1" office:value-type="float" office:value="97.32">
            <text:p>97.32</text:p>
          </table:table-cell>
          <table:table-cell table:style-name="ce1" office:value-type="float" office:value="97.68">
            <text:p>97.68</text:p>
          </table:table-cell>
          <table:table-cell table:style-name="ce1" office:value-type="float" office:value="97.06">
            <text:p>97.06</text:p>
          </table:table-cell>
        </table:table-row>
        <table:table-row>
          <table:table-cell table:number-columns-repeated="5"/>
          <table:table-cell table:style-name="ce2" office:value-type="float" office:value="0.650118203309693">
            <text:p>0.650118203309693</text:p>
          </table:table-cell>
          <table:table-cell table:style-name="ce1" office:value-type="float" office:value="72.75">
            <text:p>72.75</text:p>
          </table:table-cell>
          <table:table-cell table:style-name="ce1" office:value-type="float" office:value="65.01">
            <text:p>65.01</text:p>
          </table:table-cell>
          <table:table-cell table:style-name="ce1" office:value-type="float" office:value="68.66">
            <text:p>68.66</text:p>
          </table:table-cell>
          <table:table-cell table:style-name="ce2" office:value-type="float" office:value="0.992511269448888">
            <text:p>0.992511269448888</text:p>
          </table:table-cell>
          <table:table-cell table:style-name="ce1" office:value-type="float" office:value="98.93">
            <text:p>98.93</text:p>
          </table:table-cell>
          <table:table-cell table:style-name="ce1" office:value-type="float" office:value="99.25">
            <text:p>99.25</text:p>
          </table:table-cell>
          <table:table-cell table:style-name="ce1" office:value-type="float" office:value="99.09">
            <text:p>99.09</text:p>
          </table:table-cell>
          <table:table-cell table:style-name="ce1" office:value-type="float" office:value="98.18">
            <text:p>98.18</text:p>
          </table:table-cell>
          <table:table-cell table:style-name="ce1" office:value-type="float" office:value="98.15">
            <text:p>98.15</text:p>
          </table:table-cell>
          <table:table-cell table:style-name="ce1" office:value-type="float" office:value="98.23">
            <text:p>98.23</text:p>
          </table:table-cell>
        </table:table-row>
      </table:table>
      <table:table table:name="'file:///home/runejen/Dropbox/Skole/Master/Data/Model_4.ods'#rf_nn_sgd" table:print="false" table:style-name="ta_extref">
        <table:table-source xlink:type="simple" xlink:href="../Model_4.ods" table:table-name="rf_nn_sgd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423167848699764">
            <text:p>0.423167848699764</text:p>
          </table:table-cell>
        </table:table-row>
        <table:table-row table:number-rows-repeated="43">
          <table:table-cell table:number-columns-repeated="16"/>
        </table:table-row>
        <table:table-row>
          <table:table-cell table:number-columns-repeated="5"/>
          <table:table-cell table:style-name="ce2" office:value-type="float" office:value="0.716312056737589">
            <text:p>0.716312056737589</text:p>
          </table:table-cell>
          <table:table-cell table:style-name="ce1" office:value-type="float" office:value="7.61">
            <text:p>7.61</text:p>
          </table:table-cell>
          <table:table-cell table:style-name="ce1" office:value-type="float" office:value="71.63">
            <text:p>71.63</text:p>
          </table:table-cell>
          <table:table-cell table:style-name="ce1" office:value-type="float" office:value="13.76">
            <text:p>13.76</text:p>
          </table:table-cell>
          <table:table-cell table:style-name="ce2" office:value-type="float" office:value="0.732514177693762">
            <text:p>0.732514177693762</text:p>
          </table:table-cell>
          <table:table-cell table:style-name="ce1" office:value-type="float" office:value="98.82">
            <text:p>98.82</text:p>
          </table:table-cell>
          <table:table-cell table:style-name="ce1" office:value-type="float" office:value="73.25">
            <text:p>73.25</text:p>
          </table:table-cell>
          <table:table-cell table:style-name="ce1" office:value-type="float" office:value="84.14">
            <text:p>84.14</text:p>
          </table:table-cell>
          <table:table-cell table:style-name="ce1" office:value-type="float" office:value="82.04">
            <text:p>82.04</text:p>
          </table:table-cell>
          <table:table-cell table:style-name="ce1" office:value-type="float" office:value="96.1">
            <text:p>96.1</text:p>
          </table:table-cell>
          <table:table-cell table:style-name="ce1" office:value-type="float" office:value="73.2">
            <text:p>73.2</text:p>
          </table:table-cell>
        </table:table-row>
        <table:table-row>
          <table:table-cell table:number-columns-repeated="5"/>
          <table:table-cell table:style-name="ce2" office:value-type="float" office:value="0.697399527186761">
            <text:p>0.697399527186761</text:p>
          </table:table-cell>
          <table:table-cell table:style-name="ce1" office:value-type="float" office:value="9.42">
            <text:p>9.42</text:p>
          </table:table-cell>
          <table:table-cell table:style-name="ce1" office:value-type="float" office:value="69.74">
            <text:p>69.74</text:p>
          </table:table-cell>
          <table:table-cell table:style-name="ce1" office:value-type="float" office:value="16.6">
            <text:p>16.6</text:p>
          </table:table-cell>
          <table:table-cell table:style-name="ce2" office:value-type="float" office:value="0.793660026174204">
            <text:p>0.793660026174204</text:p>
          </table:table-cell>
          <table:table-cell table:style-name="ce1" office:value-type="float" office:value="98.84">
            <text:p>98.84</text:p>
          </table:table-cell>
          <table:table-cell table:style-name="ce1" office:value-type="float" office:value="79.37">
            <text:p>79.37</text:p>
          </table:table-cell>
          <table:table-cell table:style-name="ce1" office:value-type="float" office:value="88.04">
            <text:p>88.04</text:p>
          </table:table-cell>
          <table:table-cell table:style-name="ce1" office:value-type="float" office:value="85.91">
            <text:p>85.91</text:p>
          </table:table-cell>
          <table:table-cell table:style-name="ce1" office:value-type="float" office:value="96.17">
            <text:p>96.17</text:p>
          </table:table-cell>
          <table:table-cell table:style-name="ce1" office:value-type="float" office:value="79.08">
            <text:p>79.08</text:p>
          </table:table-cell>
        </table:table-row>
        <table:table-row>
          <table:table-cell table:number-columns-repeated="5"/>
          <table:table-cell table:style-name="ce2" office:value-type="float" office:value="0.680851063829787">
            <text:p>0.680851063829787</text:p>
          </table:table-cell>
          <table:table-cell table:style-name="ce1" office:value-type="float" office:value="11.1">
            <text:p>11.1</text:p>
          </table:table-cell>
          <table:table-cell table:style-name="ce1" office:value-type="float" office:value="68.09">
            <text:p>68.09</text:p>
          </table:table-cell>
          <table:table-cell table:style-name="ce1" office:value-type="float" office:value="19.09">
            <text:p>19.09</text:p>
          </table:table-cell>
          <table:table-cell table:style-name="ce2" office:value-type="float" office:value="0.832339683001309">
            <text:p>0.832339683001309</text:p>
          </table:table-cell>
          <table:table-cell table:style-name="ce1" office:value-type="float" office:value="98.83">
            <text:p>98.83</text:p>
          </table:table-cell>
          <table:table-cell table:style-name="ce1" office:value-type="float" office:value="83.23">
            <text:p>83.23</text:p>
          </table:table-cell>
          <table:table-cell table:style-name="ce1" office:value-type="float" office:value="90.36">
            <text:p>90.36</text:p>
          </table:table-cell>
          <table:table-cell table:style-name="ce1" office:value-type="float" office:value="88.23">
            <text:p>88.23</text:p>
          </table:table-cell>
          <table:table-cell table:style-name="ce1" office:value-type="float" office:value="96.21">
            <text:p>96.21</text:p>
          </table:table-cell>
          <table:table-cell table:style-name="ce1" office:value-type="float" office:value="82.78">
            <text:p>82.78</text:p>
          </table:table-cell>
        </table:table-row>
        <table:table-row>
          <table:table-cell table:number-columns-repeated="5"/>
          <table:table-cell table:style-name="ce2" office:value-type="float" office:value="0.671394799054373">
            <text:p>0.671394799054373</text:p>
          </table:table-cell>
          <table:table-cell table:style-name="ce1" office:value-type="float" office:value="13.24">
            <text:p>13.24</text:p>
          </table:table-cell>
          <table:table-cell table:style-name="ce1" office:value-type="float" office:value="67.14">
            <text:p>67.14</text:p>
          </table:table-cell>
          <table:table-cell table:style-name="ce1" office:value-type="float" office:value="22.12">
            <text:p>22.12</text:p>
          </table:table-cell>
          <table:table-cell table:style-name="ce2" office:value-type="float" office:value="0.864693907226988">
            <text:p>0.864693907226988</text:p>
          </table:table-cell>
          <table:table-cell table:style-name="ce1" office:value-type="float" office:value="98.84">
            <text:p>98.84</text:p>
          </table:table-cell>
          <table:table-cell table:style-name="ce1" office:value-type="float" office:value="86.47">
            <text:p>86.47</text:p>
          </table:table-cell>
          <table:table-cell table:style-name="ce1" office:value-type="float" office:value="92.24">
            <text:p>92.24</text:p>
          </table:table-cell>
          <table:table-cell table:style-name="ce1" office:value-type="float" office:value="90.15">
            <text:p>90.15</text:p>
          </table:table-cell>
          <table:table-cell table:style-name="ce1" office:value-type="float" office:value="96.29">
            <text:p>96.29</text:p>
          </table:table-cell>
          <table:table-cell table:style-name="ce1" office:value-type="float" office:value="85.89">
            <text:p>85.89</text:p>
          </table:table-cell>
        </table:table-row>
        <table:table-row>
          <table:table-cell table:number-columns-repeated="5"/>
          <table:table-cell table:style-name="ce2" office:value-type="float" office:value="0.654846335697399">
            <text:p>0.654846335697399</text:p>
          </table:table-cell>
          <table:table-cell table:style-name="ce1" office:value-type="float" office:value="15.67">
            <text:p>15.67</text:p>
          </table:table-cell>
          <table:table-cell table:style-name="ce1" office:value-type="float" office:value="65.48">
            <text:p>65.48</text:p>
          </table:table-cell>
          <table:table-cell table:style-name="ce1" office:value-type="float" office:value="25.29">
            <text:p>25.29</text:p>
          </table:table-cell>
          <table:table-cell table:style-name="ce2" office:value-type="float" office:value="0.891595172313509">
            <text:p>0.891595172313509</text:p>
          </table:table-cell>
          <table:table-cell table:style-name="ce1" office:value-type="float" office:value="98.82">
            <text:p>98.82</text:p>
          </table:table-cell>
          <table:table-cell table:style-name="ce1" office:value-type="float" office:value="89.16">
            <text:p>89.16</text:p>
          </table:table-cell>
          <table:table-cell table:style-name="ce1" office:value-type="float" office:value="93.74">
            <text:p>93.74</text:p>
          </table:table-cell>
          <table:table-cell table:style-name="ce1" office:value-type="float" office:value="91.7">
            <text:p>91.7</text:p>
          </table:table-cell>
          <table:table-cell table:style-name="ce1" office:value-type="float" office:value="96.34">
            <text:p>96.34</text:p>
          </table:table-cell>
          <table:table-cell table:style-name="ce1" office:value-type="float" office:value="88.45">
            <text:p>88.45</text:p>
          </table:table-cell>
        </table:table-row>
        <table:table-row>
          <table:table-cell table:number-columns-repeated="5"/>
          <table:table-cell table:style-name="ce2" office:value-type="float" office:value="0.638297872340426">
            <text:p>0.638297872340426</text:p>
          </table:table-cell>
          <table:table-cell table:style-name="ce1" office:value-type="float" office:value="19.75">
            <text:p>19.75</text:p>
          </table:table-cell>
          <table:table-cell table:style-name="ce1" office:value-type="float" office:value="63.83">
            <text:p>63.83</text:p>
          </table:table-cell>
          <table:table-cell table:style-name="ce1" office:value-type="float" office:value="30.17">
            <text:p>30.17</text:p>
          </table:table-cell>
          <table:table-cell table:style-name="ce2" office:value-type="float" office:value="0.92024138432456">
            <text:p>0.92024138432456</text:p>
          </table:table-cell>
          <table:table-cell table:style-name="ce1" office:value-type="float" office:value="98.81">
            <text:p>98.81</text:p>
          </table:table-cell>
          <table:table-cell table:style-name="ce1" office:value-type="float" office:value="92.02">
            <text:p>92.02</text:p>
          </table:table-cell>
          <table:table-cell table:style-name="ce1" office:value-type="float" office:value="95.29">
            <text:p>95.29</text:p>
          </table:table-cell>
          <table:table-cell table:style-name="ce1" office:value-type="float" office:value="93.35">
            <text:p>93.35</text:p>
          </table:table-cell>
          <table:table-cell table:style-name="ce1" office:value-type="float" office:value="96.45">
            <text:p>96.45</text:p>
          </table:table-cell>
          <table:table-cell table:style-name="ce1" office:value-type="float" office:value="91.18">
            <text:p>91.18</text:p>
          </table:table-cell>
        </table:table-row>
        <table:table-row>
          <table:table-cell table:number-columns-repeated="5"/>
          <table:table-cell table:style-name="ce2" office:value-type="float" office:value="0.614657210401891">
            <text:p>0.614657210401891</text:p>
          </table:table-cell>
          <table:table-cell table:style-name="ce1" office:value-type="float" office:value="25.54">
            <text:p>25.54</text:p>
          </table:table-cell>
          <table:table-cell table:style-name="ce1" office:value-type="float" office:value="61.47">
            <text:p>61.47</text:p>
          </table:table-cell>
          <table:table-cell table:style-name="ce1" office:value-type="float" office:value="36.09">
            <text:p>36.09</text:p>
          </table:table-cell>
          <table:table-cell table:style-name="ce2" office:value-type="float" office:value="0.944888759633561">
            <text:p>0.944888759633561</text:p>
          </table:table-cell>
          <table:table-cell table:style-name="ce1" office:value-type="float" office:value="98.76">
            <text:p>98.76</text:p>
          </table:table-cell>
          <table:table-cell table:style-name="ce1" office:value-type="float" office:value="94.49">
            <text:p>94.49</text:p>
          </table:table-cell>
          <table:table-cell table:style-name="ce1" office:value-type="float" office:value="96.58">
            <text:p>96.58</text:p>
          </table:table-cell>
          <table:table-cell table:style-name="ce1" office:value-type="float" office:value="94.78">
            <text:p>94.78</text:p>
          </table:table-cell>
          <table:table-cell table:style-name="ce1" office:value-type="float" office:value="96.58">
            <text:p>96.58</text:p>
          </table:table-cell>
          <table:table-cell table:style-name="ce1" office:value-type="float" office:value="93.5">
            <text:p>93.5</text:p>
          </table:table-cell>
        </table:table-row>
        <table:table-row>
          <table:table-cell table:number-columns-repeated="5"/>
          <table:table-cell table:style-name="ce2" office:value-type="float" office:value="0.59338061465721">
            <text:p>0.59338061465721</text:p>
          </table:table-cell>
          <table:table-cell table:style-name="ce1" office:value-type="float" office:value="37.41">
            <text:p>37.41</text:p>
          </table:table-cell>
          <table:table-cell table:style-name="ce1" office:value-type="float" office:value="59.34">
            <text:p>59.34</text:p>
          </table:table-cell>
          <table:table-cell table:style-name="ce1" office:value-type="float" office:value="45.89">
            <text:p>45.89</text:p>
          </table:table-cell>
          <table:table-cell table:style-name="ce2" office:value-type="float" office:value="0.969463428820707">
            <text:p>0.969463428820707</text:p>
          </table:table-cell>
          <table:table-cell table:style-name="ce1" office:value-type="float" office:value="98.73">
            <text:p>98.73</text:p>
          </table:table-cell>
          <table:table-cell table:style-name="ce1" office:value-type="float" office:value="96.95">
            <text:p>96.95</text:p>
          </table:table-cell>
          <table:table-cell table:style-name="ce1" office:value-type="float" office:value="97.83">
            <text:p>97.83</text:p>
          </table:table-cell>
          <table:table-cell table:style-name="ce1" office:value-type="float" office:value="96.28">
            <text:p>96.28</text:p>
          </table:table-cell>
          <table:table-cell table:style-name="ce1" office:value-type="float" office:value="96.9">
            <text:p>96.9</text:p>
          </table:table-cell>
          <table:table-cell table:style-name="ce1" office:value-type="float" office:value="95.83">
            <text:p>95.83</text:p>
          </table:table-cell>
        </table:table-row>
        <table:table-row>
          <table:table-cell table:number-columns-repeated="5"/>
          <table:table-cell table:style-name="ce2" office:value-type="float" office:value="0.456264775413712">
            <text:p>0.456264775413712</text:p>
          </table:table-cell>
          <table:table-cell table:style-name="ce1" office:value-type="float" office:value="59.75">
            <text:p>59.75</text:p>
          </table:table-cell>
          <table:table-cell table:style-name="ce1" office:value-type="float" office:value="45.63">
            <text:p>45.63</text:p>
          </table:table-cell>
          <table:table-cell table:style-name="ce1" office:value-type="float" office:value="51.74">
            <text:p>51.74</text:p>
          </table:table-cell>
          <table:table-cell table:style-name="ce2" office:value-type="float" office:value="0.99054820415879">
            <text:p>0.99054820415879</text:p>
          </table:table-cell>
          <table:table-cell table:style-name="ce1" office:value-type="float" office:value="98.34">
            <text:p>98.34</text:p>
          </table:table-cell>
          <table:table-cell table:style-name="ce1" office:value-type="float" office:value="99.05">
            <text:p>99.05</text:p>
          </table:table-cell>
          <table:table-cell table:style-name="ce1" office:value-type="float" office:value="98.69">
            <text:p>98.69</text:p>
          </table:table-cell>
          <table:table-cell table:style-name="ce1" office:value-type="float" office:value="97.29">
            <text:p>97.29</text:p>
          </table:table-cell>
          <table:table-cell table:style-name="ce1" office:value-type="float" office:value="97.19">
            <text:p>97.19</text:p>
          </table:table-cell>
          <table:table-cell table:style-name="ce1" office:value-type="float" office:value="97.46">
            <text:p>97.46</text:p>
          </table:table-cell>
        </table:table-row>
      </table:table>
      <table:table table:name="'file:///home/runejen/Dropbox/Skole/Master/Data/Model_4.ods'#r_nn_sgd" table:print="false" table:style-name="ta_extref">
        <table:table-source xlink:type="simple" xlink:href="../Model_4.ods" table:table-name="r_nn_sgd" table:filter-name="calc8" table:mode="copy-results-only"/>
        <table:table-column table:number-columns-repeated="16"/>
        <table:table-row table:number-rows-repeated="58">
          <table:table-cell table:number-columns-repeated="16"/>
        </table:table-row>
        <table:table-row>
          <table:table-cell table:number-columns-repeated="5"/>
          <table:table-cell table:style-name="ce2" office:value-type="float" office:value="0.862884160756501">
            <text:p>0.862884160756501</text:p>
          </table:table-cell>
          <table:table-cell table:style-name="ce1" office:value-type="float" office:value="10.82">
            <text:p>10.82</text:p>
          </table:table-cell>
          <table:table-cell table:style-name="ce1" office:value-type="float" office:value="86.29">
            <text:p>86.29</text:p>
          </table:table-cell>
          <table:table-cell table:style-name="ce1" office:value-type="float" office:value="19.23">
            <text:p>19.23</text:p>
          </table:table-cell>
          <table:table-cell table:style-name="ce2" office:value-type="float" office:value="0.78122727933692">
            <text:p>0.78122727933692</text:p>
          </table:table-cell>
          <table:table-cell table:style-name="ce1" office:value-type="float" office:value="99.46">
            <text:p>99.46</text:p>
          </table:table-cell>
          <table:table-cell table:style-name="ce1" office:value-type="float" office:value="78.12">
            <text:p>78.12</text:p>
          </table:table-cell>
          <table:table-cell table:style-name="ce1" office:value-type="float" office:value="87.51">
            <text:p>87.51</text:p>
          </table:table-cell>
          <table:table-cell table:style-name="ce1" office:value-type="float" office:value="85.47">
            <text:p>85.47</text:p>
          </table:table-cell>
          <table:table-cell table:style-name="ce1" office:value-type="float" office:value="96.82">
            <text:p>96.82</text:p>
          </table:table-cell>
          <table:table-cell table:style-name="ce1" office:value-type="float" office:value="78.36">
            <text:p>78.36</text:p>
          </table:table-cell>
        </table:table-row>
        <table:table-row>
          <table:table-cell table:number-columns-repeated="5"/>
          <table:table-cell table:style-name="ce2" office:value-type="float" office:value="0.853427895981088">
            <text:p>0.853427895981088</text:p>
          </table:table-cell>
          <table:table-cell table:style-name="ce1" office:value-type="float" office:value="13.78">
            <text:p>13.78</text:p>
          </table:table-cell>
          <table:table-cell table:style-name="ce1" office:value-type="float" office:value="85.34">
            <text:p>85.34</text:p>
          </table:table-cell>
          <table:table-cell table:style-name="ce1" office:value-type="float" office:value="23.73">
            <text:p>23.73</text:p>
          </table:table-cell>
          <table:table-cell table:style-name="ce2" office:value-type="float" office:value="0.835756870728515">
            <text:p>0.835756870728515</text:p>
          </table:table-cell>
          <table:table-cell table:style-name="ce1" office:value-type="float" office:value="99.46">
            <text:p>99.46</text:p>
          </table:table-cell>
          <table:table-cell table:style-name="ce1" office:value-type="float" office:value="83.58">
            <text:p>83.58</text:p>
          </table:table-cell>
          <table:table-cell table:style-name="ce1" office:value-type="float" office:value="90.83">
            <text:p>90.83</text:p>
          </table:table-cell>
          <table:table-cell table:style-name="ce1" office:value-type="float" office:value="88.83">
            <text:p>88.83</text:p>
          </table:table-cell>
          <table:table-cell table:style-name="ce1" office:value-type="float" office:value="96.9">
            <text:p>96.9</text:p>
          </table:table-cell>
          <table:table-cell table:style-name="ce1" office:value-type="float" office:value="83.63">
            <text:p>83.63</text:p>
          </table:table-cell>
        </table:table-row>
        <table:table-row>
          <table:table-cell table:number-columns-repeated="5"/>
          <table:table-cell table:style-name="ce2" office:value-type="float" office:value="0.84160756501182">
            <text:p>0.84160756501182</text:p>
          </table:table-cell>
          <table:table-cell table:style-name="ce1" office:value-type="float" office:value="16.65">
            <text:p>16.65</text:p>
          </table:table-cell>
          <table:table-cell table:style-name="ce1" office:value-type="float" office:value="84.16">
            <text:p>84.16</text:p>
          </table:table-cell>
          <table:table-cell table:style-name="ce1" office:value-type="float" office:value="27.8">
            <text:p>27.8</text:p>
          </table:table-cell>
          <table:table-cell table:style-name="ce2" office:value-type="float" office:value="0.87043769085357">
            <text:p>0.87043769085357</text:p>
          </table:table-cell>
          <table:table-cell table:style-name="ce1" office:value-type="float" office:value="99.44">
            <text:p>99.44</text:p>
          </table:table-cell>
          <table:table-cell table:style-name="ce1" office:value-type="float" office:value="87.04">
            <text:p>87.04</text:p>
          </table:table-cell>
          <table:table-cell table:style-name="ce1" office:value-type="float" office:value="92.83">
            <text:p>92.83</text:p>
          </table:table-cell>
          <table:table-cell table:style-name="ce1" office:value-type="float" office:value="90.89">
            <text:p>90.89</text:p>
          </table:table-cell>
          <table:table-cell table:style-name="ce1" office:value-type="float" office:value="96.97">
            <text:p>96.97</text:p>
          </table:table-cell>
          <table:table-cell table:style-name="ce1" office:value-type="float" office:value="86.95">
            <text:p>86.95</text:p>
          </table:table-cell>
        </table:table-row>
        <table:table-row>
          <table:table-cell table:number-columns-repeated="5"/>
          <table:table-cell table:style-name="ce2" office:value-type="float" office:value="0.832151300236407">
            <text:p>0.832151300236407</text:p>
          </table:table-cell>
          <table:table-cell table:style-name="ce1" office:value-type="float" office:value="20.07">
            <text:p>20.07</text:p>
          </table:table-cell>
          <table:table-cell table:style-name="ce1" office:value-type="float" office:value="83.22">
            <text:p>83.22</text:p>
          </table:table-cell>
          <table:table-cell table:style-name="ce1" office:value-type="float" office:value="32.34">
            <text:p>32.34</text:p>
          </table:table-cell>
          <table:table-cell table:style-name="ce2" office:value-type="float" office:value="0.898066017158645">
            <text:p>0.898066017158645</text:p>
          </table:table-cell>
          <table:table-cell table:style-name="ce1" office:value-type="float" office:value="99.43">
            <text:p>99.43</text:p>
          </table:table-cell>
          <table:table-cell table:style-name="ce1" office:value-type="float" office:value="89.81">
            <text:p>89.81</text:p>
          </table:table-cell>
          <table:table-cell table:style-name="ce1" office:value-type="float" office:value="94.38">
            <text:p>94.38</text:p>
          </table:table-cell>
          <table:table-cell table:style-name="ce1" office:value-type="float" office:value="92.53">
            <text:p>92.53</text:p>
          </table:table-cell>
          <table:table-cell table:style-name="ce1" office:value-type="float" office:value="97.06">
            <text:p>97.06</text:p>
          </table:table-cell>
          <table:table-cell table:style-name="ce1" office:value-type="float" office:value="89.61">
            <text:p>89.61</text:p>
          </table:table-cell>
        </table:table-row>
        <table:table-row>
          <table:table-cell table:number-columns-repeated="5"/>
          <table:table-cell table:style-name="ce2" office:value-type="float" office:value="0.825059101654846">
            <text:p>0.825059101654846</text:p>
          </table:table-cell>
          <table:table-cell table:style-name="ce1" office:value-type="float" office:value="24.37">
            <text:p>24.37</text:p>
          </table:table-cell>
          <table:table-cell table:style-name="ce1" office:value-type="float" office:value="82.51">
            <text:p>82.51</text:p>
          </table:table-cell>
          <table:table-cell table:style-name="ce1" office:value-type="float" office:value="37.63">
            <text:p>37.63</text:p>
          </table:table-cell>
          <table:table-cell table:style-name="ce2" office:value-type="float" office:value="0.921259270030537">
            <text:p>0.921259270030537</text:p>
          </table:table-cell>
          <table:table-cell table:style-name="ce1" office:value-type="float" office:value="99.42">
            <text:p>99.42</text:p>
          </table:table-cell>
          <table:table-cell table:style-name="ce1" office:value-type="float" office:value="92.13">
            <text:p>92.13</text:p>
          </table:table-cell>
          <table:table-cell table:style-name="ce1" office:value-type="float" office:value="95.64">
            <text:p>95.64</text:p>
          </table:table-cell>
          <table:table-cell table:style-name="ce1" office:value-type="float" office:value="93.91">
            <text:p>93.91</text:p>
          </table:table-cell>
          <table:table-cell table:style-name="ce1" office:value-type="float" office:value="97.18">
            <text:p>97.18</text:p>
          </table:table-cell>
          <table:table-cell table:style-name="ce1" office:value-type="float" office:value="91.84">
            <text:p>91.84</text:p>
          </table:table-cell>
        </table:table-row>
        <table:table-row>
          <table:table-cell table:number-columns-repeated="5"/>
          <table:table-cell table:style-name="ce2" office:value-type="float" office:value="0.810874704491726">
            <text:p>0.810874704491726</text:p>
          </table:table-cell>
          <table:table-cell table:style-name="ce1" office:value-type="float" office:value="29.14">
            <text:p>29.14</text:p>
          </table:table-cell>
          <table:table-cell table:style-name="ce1" office:value-type="float" office:value="81.09">
            <text:p>81.09</text:p>
          </table:table-cell>
          <table:table-cell table:style-name="ce1" office:value-type="float" office:value="42.87">
            <text:p>42.87</text:p>
          </table:table-cell>
          <table:table-cell table:style-name="ce2" office:value-type="float" office:value="0.939363094372546">
            <text:p>0.939363094372546</text:p>
          </table:table-cell>
          <table:table-cell table:style-name="ce1" office:value-type="float" office:value="99.38">
            <text:p>99.38</text:p>
          </table:table-cell>
          <table:table-cell table:style-name="ce1" office:value-type="float" office:value="93.94">
            <text:p>93.94</text:p>
          </table:table-cell>
          <table:table-cell table:style-name="ce1" office:value-type="float" office:value="96.58">
            <text:p>96.58</text:p>
          </table:table-cell>
          <table:table-cell table:style-name="ce1" office:value-type="float" office:value="94.98">
            <text:p>94.98</text:p>
          </table:table-cell>
          <table:table-cell table:style-name="ce1" office:value-type="float" office:value="97.28">
            <text:p>97.28</text:p>
          </table:table-cell>
          <table:table-cell table:style-name="ce1" office:value-type="float" office:value="93.56">
            <text:p>93.56</text:p>
          </table:table-cell>
        </table:table-row>
        <table:table-row>
          <table:table-cell table:number-columns-repeated="5"/>
          <table:table-cell table:style-name="ce2" office:value-type="float" office:value="0.789598108747045">
            <text:p>0.789598108747045</text:p>
          </table:table-cell>
          <table:table-cell table:style-name="ce1" office:value-type="float" office:value="37.4">
            <text:p>37.4</text:p>
          </table:table-cell>
          <table:table-cell table:style-name="ce1" office:value-type="float" office:value="78.96">
            <text:p>78.96</text:p>
          </table:table-cell>
          <table:table-cell table:style-name="ce1" office:value-type="float" office:value="50.76">
            <text:p>50.76</text:p>
          </table:table-cell>
          <table:table-cell table:style-name="ce2" office:value-type="float" office:value="0.959357277882798">
            <text:p>0.959357277882798</text:p>
          </table:table-cell>
          <table:table-cell table:style-name="ce1" office:value-type="float" office:value="99.33">
            <text:p>99.33</text:p>
          </table:table-cell>
          <table:table-cell table:style-name="ce1" office:value-type="float" office:value="95.94">
            <text:p>95.94</text:p>
          </table:table-cell>
          <table:table-cell table:style-name="ce1" office:value-type="float" office:value="97.61">
            <text:p>97.61</text:p>
          </table:table-cell>
          <table:table-cell table:style-name="ce1" office:value-type="float" office:value="96.21">
            <text:p>96.21</text:p>
          </table:table-cell>
          <table:table-cell table:style-name="ce1" office:value-type="float" office:value="97.48">
            <text:p>97.48</text:p>
          </table:table-cell>
          <table:table-cell table:style-name="ce1" office:value-type="float" office:value="95.43">
            <text:p>95.43</text:p>
          </table:table-cell>
        </table:table-row>
        <table:table-row>
          <table:table-cell table:number-columns-repeated="5"/>
          <table:table-cell table:style-name="ce2" office:value-type="float" office:value="0.756501182033097">
            <text:p>0.756501182033097</text:p>
          </table:table-cell>
          <table:table-cell table:style-name="ce1" office:value-type="float" office:value="49.61">
            <text:p>49.61</text:p>
          </table:table-cell>
          <table:table-cell table:style-name="ce1" office:value-type="float" office:value="75.65">
            <text:p>75.65</text:p>
          </table:table-cell>
          <table:table-cell table:style-name="ce1" office:value-type="float" office:value="59.92">
            <text:p>59.92</text:p>
          </table:table-cell>
          <table:table-cell table:style-name="ce2" office:value-type="float" office:value="0.976370510396975">
            <text:p>0.976370510396975</text:p>
          </table:table-cell>
          <table:table-cell table:style-name="ce1" office:value-type="float" office:value="99.24">
            <text:p>99.24</text:p>
          </table:table-cell>
          <table:table-cell table:style-name="ce1" office:value-type="float" office:value="97.64">
            <text:p>97.64</text:p>
          </table:table-cell>
          <table:table-cell table:style-name="ce1" office:value-type="float" office:value="98.43">
            <text:p>98.43</text:p>
          </table:table-cell>
          <table:table-cell table:style-name="ce1" office:value-type="float" office:value="97.28">
            <text:p>97.28</text:p>
          </table:table-cell>
          <table:table-cell table:style-name="ce1" office:value-type="float" office:value="97.76">
            <text:p>97.76</text:p>
          </table:table-cell>
          <table:table-cell table:style-name="ce1" office:value-type="float" office:value="96.98">
            <text:p>96.98</text:p>
          </table:table-cell>
        </table:table-row>
        <table:table-row>
          <table:table-cell table:number-columns-repeated="5"/>
          <table:table-cell table:style-name="ce2" office:value-type="float" office:value="0.647754137115839">
            <text:p>0.647754137115839</text:p>
          </table:table-cell>
          <table:table-cell table:style-name="ce1" office:value-type="float" office:value="71.17">
            <text:p>71.17</text:p>
          </table:table-cell>
          <table:table-cell table:style-name="ce1" office:value-type="float" office:value="64.78">
            <text:p>64.78</text:p>
          </table:table-cell>
          <table:table-cell table:style-name="ce1" office:value-type="float" office:value="67.82">
            <text:p>67.82</text:p>
          </table:table-cell>
          <table:table-cell table:style-name="ce2" office:value-type="float" office:value="0.991929620474044">
            <text:p>0.991929620474044</text:p>
          </table:table-cell>
          <table:table-cell table:style-name="ce1" office:value-type="float" office:value="98.92">
            <text:p>98.92</text:p>
          </table:table-cell>
          <table:table-cell table:style-name="ce1" office:value-type="float" office:value="99.19">
            <text:p>99.19</text:p>
          </table:table-cell>
          <table:table-cell table:style-name="ce1" office:value-type="float" office:value="99.05">
            <text:p>99.05</text:p>
          </table:table-cell>
          <table:table-cell table:style-name="ce1" office:value-type="float" office:value="98.12">
            <text:p>98.12</text:p>
          </table:table-cell>
          <table:table-cell table:style-name="ce1" office:value-type="float" office:value="98.09">
            <text:p>98.09</text:p>
          </table:table-cell>
          <table:table-cell table:style-name="ce1" office:value-type="float" office:value="98.16">
            <text:p>98.16</text:p>
          </table:table-cell>
        </table:table-row>
      </table:table>
      <table:table table:name="'file:///home/runejen/Dropbox/Skole/Master/Data/Model_4.ods'#plain_nn_adam" table:print="false" table:style-name="ta_extref">
        <table:table-source xlink:type="simple" xlink:href="../Model_4.ods" table:table-name="plain_nn_adam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494089834515366">
            <text:p>0.494089834515366</text:p>
          </table:table-cell>
          <table:table-cell table:style-name="ce1" office:value-type="float" office:value="19.48">
            <text:p>19.48</text:p>
          </table:table-cell>
          <table:table-cell table:style-name="ce1" office:value-type="float" office:value="49.41">
            <text:p>49.41</text:p>
          </table:table-cell>
          <table:table-cell table:style-name="ce1" office:value-type="float" office:value="27.94">
            <text:p>27.94</text:p>
          </table:table-cell>
          <table:table-cell table:style-name="ce2" office:value-type="float" office:value="0.937181910716882">
            <text:p>0.937181910716882</text:p>
          </table:table-cell>
          <table:table-cell table:style-name="ce1" office:value-type="float" office:value="98.37">
            <text:p>98.37</text:p>
          </table:table-cell>
          <table:table-cell table:style-name="ce1" office:value-type="float" office:value="93.72">
            <text:p>93.72</text:p>
          </table:table-cell>
          <table:table-cell table:style-name="ce1" office:value-type="float" office:value="95.99">
            <text:p>95.99</text:p>
          </table:table-cell>
          <table:table-cell table:style-name="ce1" office:value-type="float" office:value="93.96">
            <text:p>93.96</text:p>
          </table:table-cell>
          <table:table-cell table:style-name="ce1" office:value-type="float" office:value="96.02">
            <text:p>96.02</text:p>
          </table:table-cell>
          <table:table-cell table:style-name="ce1" office:value-type="float" office:value="92.4">
            <text:p>92.4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479905437352246">
            <text:p>0.479905437352246</text:p>
          </table:table-cell>
          <table:table-cell table:style-name="ce1" office:value-type="float" office:value="10.87">
            <text:p>10.87</text:p>
          </table:table-cell>
          <table:table-cell table:style-name="ce1" office:value-type="float" office:value="47.99">
            <text:p>47.99</text:p>
          </table:table-cell>
          <table:table-cell table:style-name="ce1" office:value-type="float" office:value="17.73">
            <text:p>17.73</text:p>
          </table:table-cell>
          <table:table-cell table:style-name="ce2" office:value-type="float" office:value="0.879017013232514">
            <text:p>0.879017013232514</text:p>
          </table:table-cell>
          <table:table-cell table:style-name="ce1" office:value-type="float" office:value="98.21">
            <text:p>98.21</text:p>
          </table:table-cell>
          <table:table-cell table:style-name="ce1" office:value-type="float" office:value="87.9">
            <text:p>87.9</text:p>
          </table:table-cell>
          <table:table-cell table:style-name="ce1" office:value-type="float" office:value="92.77">
            <text:p>92.77</text:p>
          </table:table-cell>
          <table:table-cell table:style-name="ce1" office:value-type="float" office:value="90.53">
            <text:p>90.53</text:p>
          </table:table-cell>
          <table:table-cell table:style-name="ce1" office:value-type="float" office:value="95.6">
            <text:p>95.6</text:p>
          </table:table-cell>
          <table:table-cell table:style-name="ce1" office:value-type="float" office:value="86.71">
            <text:p>86.71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517730496453901">
            <text:p>0.517730496453901</text:p>
          </table:table-cell>
          <table:table-cell table:style-name="ce1" office:value-type="float" office:value="11.29">
            <text:p>11.29</text:p>
          </table:table-cell>
          <table:table-cell table:style-name="ce1" office:value-type="float" office:value="51.77">
            <text:p>51.77</text:p>
          </table:table-cell>
          <table:table-cell table:style-name="ce1" office:value-type="float" office:value="18.54">
            <text:p>18.54</text:p>
          </table:table-cell>
          <table:table-cell table:style-name="ce2" office:value-type="float" office:value="0.874872764286753">
            <text:p>0.874872764286753</text:p>
          </table:table-cell>
          <table:table-cell table:style-name="ce1" office:value-type="float" office:value="98.33">
            <text:p>98.33</text:p>
          </table:table-cell>
          <table:table-cell table:style-name="ce1" office:value-type="float" office:value="87.49">
            <text:p>87.49</text:p>
          </table:table-cell>
          <table:table-cell table:style-name="ce1" office:value-type="float" office:value="92.59">
            <text:p>92.59</text:p>
          </table:table-cell>
          <table:table-cell table:style-name="ce1" office:value-type="float" office:value="90.38">
            <text:p>90.38</text:p>
          </table:table-cell>
          <table:table-cell table:style-name="ce1" office:value-type="float" office:value="95.73">
            <text:p>95.73</text:p>
          </table:table-cell>
          <table:table-cell table:style-name="ce1" office:value-type="float" office:value="86.42">
            <text:p>86.42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522458628841608">
            <text:p>0.522458628841608</text:p>
          </table:table-cell>
          <table:table-cell table:style-name="ce1" office:value-type="float" office:value="11.09">
            <text:p>11.09</text:p>
          </table:table-cell>
          <table:table-cell table:style-name="ce1" office:value-type="float" office:value="52.25">
            <text:p>52.25</text:p>
          </table:table-cell>
          <table:table-cell table:style-name="ce1" office:value-type="float" office:value="18.3">
            <text:p>18.3</text:p>
          </table:table-cell>
          <table:table-cell table:style-name="ce2" office:value-type="float" office:value="0.87123745819398">
            <text:p>0.87123745819398</text:p>
          </table:table-cell>
          <table:table-cell table:style-name="ce1" office:value-type="float" office:value="98.34">
            <text:p>98.34</text:p>
          </table:table-cell>
          <table:table-cell table:style-name="ce1" office:value-type="float" office:value="87.12">
            <text:p>87.12</text:p>
          </table:table-cell>
          <table:table-cell table:style-name="ce1" office:value-type="float" office:value="92.39">
            <text:p>92.39</text:p>
          </table:table-cell>
          <table:table-cell table:style-name="ce1" office:value-type="float" office:value="90.18">
            <text:p>90.18</text:p>
          </table:table-cell>
          <table:table-cell table:style-name="ce1" office:value-type="float" office:value="95.74">
            <text:p>95.74</text:p>
          </table:table-cell>
          <table:table-cell table:style-name="ce1" office:value-type="float" office:value="86.08">
            <text:p>86.08</text:p>
          </table:table-cell>
        </table:table-row>
        <table:table-row table:number-rows-repeated="4">
          <table:table-cell table:number-columns-repeated="16"/>
        </table:table-row>
        <table:table-row>
          <table:table-cell table:number-columns-repeated="5"/>
          <table:table-cell table:style-name="ce2" office:value-type="float" office:value="0.595744680851064">
            <text:p>0.595744680851064</text:p>
          </table:table-cell>
          <table:table-cell table:style-name="ce1" office:value-type="float" office:value="8.34">
            <text:p>8.34</text:p>
          </table:table-cell>
          <table:table-cell table:style-name="ce1" office:value-type="float" office:value="59.57">
            <text:p>59.57</text:p>
          </table:table-cell>
          <table:table-cell table:style-name="ce1" office:value-type="float" office:value="14.63">
            <text:p>14.63</text:p>
          </table:table-cell>
          <table:table-cell table:style-name="ce2" office:value-type="float" office:value="0.798604042460375">
            <text:p>0.798604042460375</text:p>
          </table:table-cell>
          <table:table-cell table:style-name="ce1" office:value-type="float" office:value="98.47">
            <text:p>98.47</text:p>
          </table:table-cell>
          <table:table-cell table:style-name="ce1" office:value-type="float" office:value="79.86">
            <text:p>79.86</text:p>
          </table:table-cell>
          <table:table-cell table:style-name="ce1" office:value-type="float" office:value="88.19">
            <text:p>88.19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95.78">
            <text:p>95.78</text:p>
          </table:table-cell>
          <table:table-cell table:style-name="ce1" office:value-type="float" office:value="79.25">
            <text:p>79.25</text:p>
          </table:table-cell>
        </table:table-row>
        <table:table-row>
          <table:table-cell table:number-columns-repeated="5"/>
          <table:table-cell table:style-name="ce2" office:value-type="float" office:value="0.59338061465721">
            <text:p>0.59338061465721</text:p>
          </table:table-cell>
          <table:table-cell table:style-name="ce1" office:value-type="float" office:value="8.63">
            <text:p>8.63</text:p>
          </table:table-cell>
          <table:table-cell table:style-name="ce1" office:value-type="float" office:value="59.34">
            <text:p>59.34</text:p>
          </table:table-cell>
          <table:table-cell table:style-name="ce1" office:value-type="float" office:value="15.07">
            <text:p>15.07</text:p>
          </table:table-cell>
          <table:table-cell table:style-name="ce2" office:value-type="float" office:value="0.806819834230042">
            <text:p>0.806819834230042</text:p>
          </table:table-cell>
          <table:table-cell table:style-name="ce1" office:value-type="float" office:value="98.47">
            <text:p>98.47</text:p>
          </table:table-cell>
          <table:table-cell table:style-name="ce1" office:value-type="float" office:value="80.68">
            <text:p>80.68</text:p>
          </table:table-cell>
          <table:table-cell table:style-name="ce1" office:value-type="float" office:value="88.69">
            <text:p>88.69</text:p>
          </table:table-cell>
          <table:table-cell table:style-name="ce1" office:value-type="float" office:value="86.49">
            <text:p>86.49</text:p>
          </table:table-cell>
          <table:table-cell table:style-name="ce1" office:value-type="float" office:value="95.79">
            <text:p>95.79</text:p>
          </table:table-cell>
          <table:table-cell table:style-name="ce1" office:value-type="float" office:value="80.04">
            <text:p>80.04</text:p>
          </table:table-cell>
        </table:table-row>
        <table:table-row>
          <table:table-cell table:number-columns-repeated="5"/>
          <table:table-cell table:style-name="ce2" office:value-type="float" office:value="0.588652482269503">
            <text:p>0.588652482269503</text:p>
          </table:table-cell>
          <table:table-cell table:style-name="ce1" office:value-type="float" office:value="8.82">
            <text:p>8.82</text:p>
          </table:table-cell>
          <table:table-cell table:style-name="ce1" office:value-type="float" office:value="58.87">
            <text:p>58.87</text:p>
          </table:table-cell>
          <table:table-cell table:style-name="ce1" office:value-type="float" office:value="15.34">
            <text:p>15.34</text:p>
          </table:table-cell>
          <table:table-cell table:style-name="ce2" office:value-type="float" office:value="0.812854442344045">
            <text:p>0.812854442344045</text:p>
          </table:table-cell>
          <table:table-cell table:style-name="ce1" office:value-type="float" office:value="98.47">
            <text:p>98.47</text:p>
          </table:table-cell>
          <table:table-cell table:style-name="ce1" office:value-type="float" office:value="81.29">
            <text:p>81.29</text:p>
          </table:table-cell>
          <table:table-cell table:style-name="ce1" office:value-type="float" office:value="89.06">
            <text:p>89.06</text:p>
          </table:table-cell>
          <table:table-cell table:style-name="ce1" office:value-type="float" office:value="86.86">
            <text:p>86.86</text:p>
          </table:table-cell>
          <table:table-cell table:style-name="ce1" office:value-type="float" office:value="95.8">
            <text:p>95.8</text:p>
          </table:table-cell>
          <table:table-cell table:style-name="ce1" office:value-type="float" office:value="80.62">
            <text:p>80.62</text:p>
          </table:table-cell>
        </table:table-row>
        <table:table-row>
          <table:table-cell table:number-columns-repeated="5"/>
          <table:table-cell table:style-name="ce2" office:value-type="float" office:value="0.58628841607565">
            <text:p>0.58628841607565</text:p>
          </table:table-cell>
          <table:table-cell table:style-name="ce1" office:value-type="float" office:value="9.06">
            <text:p>9.06</text:p>
          </table:table-cell>
          <table:table-cell table:style-name="ce1" office:value-type="float" office:value="58.63">
            <text:p>58.63</text:p>
          </table:table-cell>
          <table:table-cell table:style-name="ce1" office:value-type="float" office:value="15.69">
            <text:p>15.69</text:p>
          </table:table-cell>
          <table:table-cell table:style-name="ce2" office:value-type="float" office:value="0.818961756579904">
            <text:p>0.818961756579904</text:p>
          </table:table-cell>
          <table:table-cell table:style-name="ce1" office:value-type="float" office:value="98.47">
            <text:p>98.47</text:p>
          </table:table-cell>
          <table:table-cell table:style-name="ce1" office:value-type="float" office:value="81.9">
            <text:p>81.9</text:p>
          </table:table-cell>
          <table:table-cell table:style-name="ce1" office:value-type="float" office:value="89.42">
            <text:p>89.42</text:p>
          </table:table-cell>
          <table:table-cell table:style-name="ce1" office:value-type="float" office:value="87.22">
            <text:p>87.22</text:p>
          </table:table-cell>
          <table:table-cell table:style-name="ce1" office:value-type="float" office:value="95.8">
            <text:p>95.8</text:p>
          </table:table-cell>
          <table:table-cell table:style-name="ce1" office:value-type="float" office:value="81.21">
            <text:p>81.21</text:p>
          </table:table-cell>
        </table:table-row>
        <table:table-row>
          <table:table-cell table:number-columns-repeated="5"/>
          <table:table-cell table:style-name="ce2" office:value-type="float" office:value="0.58628841607565">
            <text:p>0.58628841607565</text:p>
          </table:table-cell>
          <table:table-cell table:style-name="ce1" office:value-type="float" office:value="9.33">
            <text:p>9.33</text:p>
          </table:table-cell>
          <table:table-cell table:style-name="ce1" office:value-type="float" office:value="58.63">
            <text:p>58.63</text:p>
          </table:table-cell>
          <table:table-cell table:style-name="ce1" office:value-type="float" office:value="16.1">
            <text:p>16.1</text:p>
          </table:table-cell>
          <table:table-cell table:style-name="ce2" office:value-type="float" office:value="0.824778246328341">
            <text:p>0.824778246328341</text:p>
          </table:table-cell>
          <table:table-cell table:style-name="ce1" office:value-type="float" office:value="98.48">
            <text:p>98.48</text:p>
          </table:table-cell>
          <table:table-cell table:style-name="ce1" office:value-type="float" office:value="82.48">
            <text:p>82.48</text:p>
          </table:table-cell>
          <table:table-cell table:style-name="ce1" office:value-type="float" office:value="89.77">
            <text:p>89.77</text:p>
          </table:table-cell>
          <table:table-cell table:style-name="ce1" office:value-type="float" office:value="87.57">
            <text:p>87.57</text:p>
          </table:table-cell>
          <table:table-cell table:style-name="ce1" office:value-type="float" office:value="95.82">
            <text:p>95.82</text:p>
          </table:table-cell>
          <table:table-cell table:style-name="ce1" office:value-type="float" office:value="81.77">
            <text:p>81.77</text:p>
          </table:table-cell>
        </table:table-row>
        <table:table-row>
          <table:table-cell table:number-columns-repeated="5"/>
          <table:table-cell table:style-name="ce2" office:value-type="float" office:value="0.574468085106383">
            <text:p>0.574468085106383</text:p>
          </table:table-cell>
          <table:table-cell table:style-name="ce1" office:value-type="float" office:value="9.51">
            <text:p>9.51</text:p>
          </table:table-cell>
          <table:table-cell table:style-name="ce1" office:value-type="float" office:value="57.45">
            <text:p>57.45</text:p>
          </table:table-cell>
          <table:table-cell table:style-name="ce1" office:value-type="float" office:value="16.32">
            <text:p>16.32</text:p>
          </table:table-cell>
          <table:table-cell table:style-name="ce2" office:value-type="float" office:value="0.831903446270176">
            <text:p>0.831903446270176</text:p>
          </table:table-cell>
          <table:table-cell table:style-name="ce1" office:value-type="float" office:value="98.45">
            <text:p>98.45</text:p>
          </table:table-cell>
          <table:table-cell table:style-name="ce1" office:value-type="float" office:value="83.19">
            <text:p>83.19</text:p>
          </table:table-cell>
          <table:table-cell table:style-name="ce1" office:value-type="float" office:value="90.18">
            <text:p>90.18</text:p>
          </table:table-cell>
          <table:table-cell table:style-name="ce1" office:value-type="float" office:value="87.98">
            <text:p>87.98</text:p>
          </table:table-cell>
          <table:table-cell table:style-name="ce1" office:value-type="float" office:value="95.8">
            <text:p>95.8</text:p>
          </table:table-cell>
          <table:table-cell table:style-name="ce1" office:value-type="float" office:value="82.42">
            <text:p>82.42</text:p>
          </table:table-cell>
        </table:table-row>
        <table:table-row>
          <table:table-cell table:number-columns-repeated="5"/>
          <table:table-cell table:style-name="ce2" office:value-type="float" office:value="0.562647754137116">
            <text:p>0.562647754137116</text:p>
          </table:table-cell>
          <table:table-cell table:style-name="ce1" office:value-type="float" office:value="9.8">
            <text:p>9.8</text:p>
          </table:table-cell>
          <table:table-cell table:style-name="ce1" office:value-type="float" office:value="56.26">
            <text:p>56.26</text:p>
          </table:table-cell>
          <table:table-cell table:style-name="ce1" office:value-type="float" office:value="16.69">
            <text:p>16.69</text:p>
          </table:table-cell>
          <table:table-cell table:style-name="ce2" office:value-type="float" office:value="0.840773593136542">
            <text:p>0.840773593136542</text:p>
          </table:table-cell>
          <table:table-cell table:style-name="ce1" office:value-type="float" office:value="98.43">
            <text:p>98.43</text:p>
          </table:table-cell>
          <table:table-cell table:style-name="ce1" office:value-type="float" office:value="84.08">
            <text:p>84.08</text:p>
          </table:table-cell>
          <table:table-cell table:style-name="ce1" office:value-type="float" office:value="90.69">
            <text:p>90.69</text:p>
          </table:table-cell>
          <table:table-cell table:style-name="ce1" office:value-type="float" office:value="88.48">
            <text:p>88.48</text:p>
          </table:table-cell>
          <table:table-cell table:style-name="ce1" office:value-type="float" office:value="95.79">
            <text:p>95.79</text:p>
          </table:table-cell>
          <table:table-cell table:style-name="ce1" office:value-type="float" office:value="83.25">
            <text:p>83.25</text:p>
          </table:table-cell>
        </table:table-row>
        <table:table-row>
          <table:table-cell table:number-columns-repeated="5"/>
          <table:table-cell table:style-name="ce2" office:value-type="float" office:value="0.548463356973995">
            <text:p>0.548463356973995</text:p>
          </table:table-cell>
          <table:table-cell table:style-name="ce1" office:value-type="float" office:value="10.22">
            <text:p>10.22</text:p>
          </table:table-cell>
          <table:table-cell table:style-name="ce1" office:value-type="float" office:value="54.85">
            <text:p>54.85</text:p>
          </table:table-cell>
          <table:table-cell table:style-name="ce1" office:value-type="float" office:value="17.23">
            <text:p>17.23</text:p>
          </table:table-cell>
          <table:table-cell table:style-name="ce2" office:value-type="float" office:value="0.851752217536717">
            <text:p>0.851752217536717</text:p>
          </table:table-cell>
          <table:table-cell table:style-name="ce1" office:value-type="float" office:value="98.4">
            <text:p>98.4</text:p>
          </table:table-cell>
          <table:table-cell table:style-name="ce1" office:value-type="float" office:value="85.18">
            <text:p>85.18</text:p>
          </table:table-cell>
          <table:table-cell table:style-name="ce1" office:value-type="float" office:value="91.31">
            <text:p>91.31</text:p>
          </table:table-cell>
          <table:table-cell table:style-name="ce1" office:value-type="float" office:value="89.1">
            <text:p>89.1</text:p>
          </table:table-cell>
          <table:table-cell table:style-name="ce1" office:value-type="float" office:value="95.77">
            <text:p>95.77</text:p>
          </table:table-cell>
          <table:table-cell table:style-name="ce1" office:value-type="float" office:value="84.28">
            <text:p>84.28</text:p>
          </table:table-cell>
        </table:table-row>
        <table:table-row>
          <table:table-cell table:number-columns-repeated="5"/>
          <table:table-cell table:style-name="ce2" office:value-type="float" office:value="0.524822695035461">
            <text:p>0.524822695035461</text:p>
          </table:table-cell>
          <table:table-cell table:style-name="ce1" office:value-type="float" office:value="11.06">
            <text:p>11.06</text:p>
          </table:table-cell>
          <table:table-cell table:style-name="ce1" office:value-type="float" office:value="52.48">
            <text:p>52.48</text:p>
          </table:table-cell>
          <table:table-cell table:style-name="ce1" office:value-type="float" office:value="18.27">
            <text:p>18.27</text:p>
          </table:table-cell>
          <table:table-cell table:style-name="ce2" office:value-type="float" office:value="0.870219572488004">
            <text:p>0.870219572488004</text:p>
          </table:table-cell>
          <table:table-cell table:style-name="ce1" office:value-type="float" office:value="98.35">
            <text:p>98.35</text:p>
          </table:table-cell>
          <table:table-cell table:style-name="ce1" office:value-type="float" office:value="87.02">
            <text:p>87.02</text:p>
          </table:table-cell>
          <table:table-cell table:style-name="ce1" office:value-type="float" office:value="92.34">
            <text:p>92.34</text:p>
          </table:table-cell>
          <table:table-cell table:style-name="ce1" office:value-type="float" office:value="90.13">
            <text:p>90.13</text:p>
          </table:table-cell>
          <table:table-cell table:style-name="ce1" office:value-type="float" office:value="95.75">
            <text:p>95.75</text:p>
          </table:table-cell>
          <table:table-cell table:style-name="ce1" office:value-type="float" office:value="85.99">
            <text:p>85.99</text:p>
          </table:table-cell>
        </table:table-row>
      </table:table>
      <table:table table:name="'file:///home/runejen/Dropbox/Skole/Master/Data/Model_4.ods'#plain_nn_lstm" table:print="false" table:style-name="ta_extref">
        <table:table-source xlink:type="simple" xlink:href="../Model_4.ods" table:table-name="plain_nn_lstm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555555555555556">
            <text:p>0.555555555555556</text:p>
          </table:table-cell>
          <table:table-cell table:style-name="ce1" office:value-type="float" office:value="50.43">
            <text:p>50.43</text:p>
          </table:table-cell>
          <table:table-cell table:style-name="ce1" office:value-type="float" office:value="55.56">
            <text:p>55.56</text:p>
          </table:table-cell>
          <table:table-cell table:style-name="ce1" office:value-type="float" office:value="52.87">
            <text:p>52.87</text:p>
          </table:table-cell>
          <table:table-cell table:style-name="ce2" office:value-type="float" office:value="0.983204885851389">
            <text:p>0.983204885851389</text:p>
          </table:table-cell>
          <table:table-cell table:style-name="ce1" office:value-type="float" office:value="98.63">
            <text:p>98.63</text:p>
          </table:table-cell>
          <table:table-cell table:style-name="ce1" office:value-type="float" office:value="98.32">
            <text:p>98.32</text:p>
          </table:table-cell>
          <table:table-cell table:style-name="ce1" office:value-type="float" office:value="98.47">
            <text:p>98.47</text:p>
          </table:table-cell>
          <table:table-cell table:style-name="ce1" office:value-type="float" office:value="97.11">
            <text:p>97.11</text:p>
          </table:table-cell>
          <table:table-cell table:style-name="ce1" office:value-type="float" office:value="97.19">
            <text:p>97.19</text:p>
          </table:table-cell>
          <table:table-cell table:style-name="ce1" office:value-type="float" office:value="97.04">
            <text:p>97.04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491725768321513">
            <text:p>0.491725768321513</text:p>
          </table:table-cell>
          <table:table-cell table:style-name="ce1" office:value-type="float" office:value="34.9">
            <text:p>34.9</text:p>
          </table:table-cell>
          <table:table-cell table:style-name="ce1" office:value-type="float" office:value="49.17">
            <text:p>49.17</text:p>
          </table:table-cell>
          <table:table-cell table:style-name="ce1" office:value-type="float" office:value="40.82">
            <text:p>40.82</text:p>
          </table:table-cell>
          <table:table-cell table:style-name="ce2" office:value-type="float" office:value="0.971790024720082">
            <text:p>0.971790024720082</text:p>
          </table:table-cell>
          <table:table-cell table:style-name="ce1" office:value-type="float" office:value="98.42">
            <text:p>98.42</text:p>
          </table:table-cell>
          <table:table-cell table:style-name="ce1" office:value-type="float" office:value="97.18">
            <text:p>97.18</text:p>
          </table:table-cell>
          <table:table-cell table:style-name="ce1" office:value-type="float" office:value="97.8">
            <text:p>97.8</text:p>
          </table:table-cell>
          <table:table-cell table:style-name="ce1" office:value-type="float" office:value="96.1">
            <text:p>96.1</text:p>
          </table:table-cell>
          <table:table-cell table:style-name="ce1" office:value-type="float" office:value="96.52">
            <text:p>96.52</text:p>
          </table:table-cell>
          <table:table-cell table:style-name="ce1" office:value-type="float" office:value="95.75">
            <text:p>95.75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486997635933806">
            <text:p>0.486997635933806</text:p>
          </table:table-cell>
          <table:table-cell table:style-name="ce1" office:value-type="float" office:value="34.86">
            <text:p>34.86</text:p>
          </table:table-cell>
          <table:table-cell table:style-name="ce1" office:value-type="float" office:value="48.7">
            <text:p>48.7</text:p>
          </table:table-cell>
          <table:table-cell table:style-name="ce1" office:value-type="float" office:value="40.63">
            <text:p>40.63</text:p>
          </table:table-cell>
          <table:table-cell table:style-name="ce2" office:value-type="float" office:value="0.972008143085648">
            <text:p>0.972008143085648</text:p>
          </table:table-cell>
          <table:table-cell table:style-name="ce1" office:value-type="float" office:value="98.4">
            <text:p>98.4</text:p>
          </table:table-cell>
          <table:table-cell table:style-name="ce1" office:value-type="float" office:value="97.2">
            <text:p>97.2</text:p>
          </table:table-cell>
          <table:table-cell table:style-name="ce1" office:value-type="float" office:value="97.8">
            <text:p>97.8</text:p>
          </table:table-cell>
          <table:table-cell table:style-name="ce1" office:value-type="float" office:value="96.09">
            <text:p>96.09</text:p>
          </table:table-cell>
          <table:table-cell table:style-name="ce1" office:value-type="float" office:value="96.5">
            <text:p>96.5</text:p>
          </table:table-cell>
          <table:table-cell table:style-name="ce1" office:value-type="float" office:value="95.75">
            <text:p>95.75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48936170212766">
            <text:p>0.48936170212766</text:p>
          </table:table-cell>
          <table:table-cell table:style-name="ce1" office:value-type="float" office:value="34.56">
            <text:p>34.56</text:p>
          </table:table-cell>
          <table:table-cell table:style-name="ce1" office:value-type="float" office:value="48.94">
            <text:p>48.94</text:p>
          </table:table-cell>
          <table:table-cell table:style-name="ce1" office:value-type="float" office:value="40.51">
            <text:p>40.51</text:p>
          </table:table-cell>
          <table:table-cell table:style-name="ce2" office:value-type="float" office:value="0.971499200232659">
            <text:p>0.971499200232659</text:p>
          </table:table-cell>
          <table:table-cell table:style-name="ce1" office:value-type="float" office:value="98.41">
            <text:p>98.41</text:p>
          </table:table-cell>
          <table:table-cell table:style-name="ce1" office:value-type="float" office:value="97.15">
            <text:p>97.15</text:p>
          </table:table-cell>
          <table:table-cell table:style-name="ce1" office:value-type="float" office:value="97.78">
            <text:p>97.78</text:p>
          </table:table-cell>
          <table:table-cell table:style-name="ce1" office:value-type="float" office:value="96.07">
            <text:p>96.07</text:p>
          </table:table-cell>
          <table:table-cell table:style-name="ce1" office:value-type="float" office:value="96.5">
            <text:p>96.5</text:p>
          </table:table-cell>
          <table:table-cell table:style-name="ce1" office:value-type="float" office:value="95.71">
            <text:p>95.71</text:p>
          </table:table-cell>
        </table:table-row>
        <table:table-row table:number-rows-repeated="4">
          <table:table-cell table:number-columns-repeated="16"/>
        </table:table-row>
        <table:table-row>
          <table:table-cell table:number-columns-repeated="5"/>
          <table:table-cell table:style-name="ce2" office:value-type="float" office:value="0.548463356973995">
            <text:p>0.548463356973995</text:p>
          </table:table-cell>
          <table:table-cell table:style-name="ce1" office:value-type="float" office:value="24.12">
            <text:p>24.12</text:p>
          </table:table-cell>
          <table:table-cell table:style-name="ce1" office:value-type="float" office:value="54.85">
            <text:p>54.85</text:p>
          </table:table-cell>
          <table:table-cell table:style-name="ce1" office:value-type="float" office:value="33.51">
            <text:p>33.51</text:p>
          </table:table-cell>
          <table:table-cell table:style-name="ce2" office:value-type="float" office:value="0.946924531045514">
            <text:p>0.946924531045514</text:p>
          </table:table-cell>
          <table:table-cell table:style-name="ce1" office:value-type="float" office:value="98.55">
            <text:p>98.55</text:p>
          </table:table-cell>
          <table:table-cell table:style-name="ce1" office:value-type="float" office:value="94.69">
            <text:p>94.69</text:p>
          </table:table-cell>
          <table:table-cell table:style-name="ce1" office:value-type="float" office:value="96.58">
            <text:p>96.58</text:p>
          </table:table-cell>
          <table:table-cell table:style-name="ce1" office:value-type="float" office:value="94.7">
            <text:p>94.7</text:p>
          </table:table-cell>
          <table:table-cell table:style-name="ce1" office:value-type="float" office:value="96.33">
            <text:p>96.33</text:p>
          </table:table-cell>
          <table:table-cell table:style-name="ce1" office:value-type="float" office:value="93.5">
            <text:p>93.5</text:p>
          </table:table-cell>
        </table:table-row>
        <table:table-row>
          <table:table-cell table:number-columns-repeated="5"/>
          <table:table-cell table:style-name="ce2" office:value-type="float" office:value="0.543735224586288">
            <text:p>0.543735224586288</text:p>
          </table:table-cell>
          <table:table-cell table:style-name="ce1" office:value-type="float" office:value="25.33">
            <text:p>25.33</text:p>
          </table:table-cell>
          <table:table-cell table:style-name="ce1" office:value-type="float" office:value="54.37">
            <text:p>54.37</text:p>
          </table:table-cell>
          <table:table-cell table:style-name="ce1" office:value-type="float" office:value="34.56">
            <text:p>34.56</text:p>
          </table:table-cell>
          <table:table-cell table:style-name="ce2" office:value-type="float" office:value="0.950705249381998">
            <text:p>0.950705249381998</text:p>
          </table:table-cell>
          <table:table-cell table:style-name="ce1" office:value-type="float" office:value="98.55">
            <text:p>98.55</text:p>
          </table:table-cell>
          <table:table-cell table:style-name="ce1" office:value-type="float" office:value="95.07">
            <text:p>95.07</text:p>
          </table:table-cell>
          <table:table-cell table:style-name="ce1" office:value-type="float" office:value="96.78">
            <text:p>96.78</text:p>
          </table:table-cell>
          <table:table-cell table:style-name="ce1" office:value-type="float" office:value="94.92">
            <text:p>94.92</text:p>
          </table:table-cell>
          <table:table-cell table:style-name="ce1" office:value-type="float" office:value="96.37">
            <text:p>96.37</text:p>
          </table:table-cell>
          <table:table-cell table:style-name="ce1" office:value-type="float" office:value="93.86">
            <text:p>93.86</text:p>
          </table:table-cell>
        </table:table-row>
        <table:table-row>
          <table:table-cell table:number-columns-repeated="5"/>
          <table:table-cell table:style-name="ce2" office:value-type="float" office:value="0.536643026004728">
            <text:p>0.536643026004728</text:p>
          </table:table-cell>
          <table:table-cell table:style-name="ce1" office:value-type="float" office:value="26.21">
            <text:p>26.21</text:p>
          </table:table-cell>
          <table:table-cell table:style-name="ce1" office:value-type="float" office:value="53.66">
            <text:p>53.66</text:p>
          </table:table-cell>
          <table:table-cell table:style-name="ce1" office:value-type="float" office:value="35.22">
            <text:p>35.22</text:p>
          </table:table-cell>
          <table:table-cell table:style-name="ce2" office:value-type="float" office:value="0.953540788134361">
            <text:p>0.953540788134361</text:p>
          </table:table-cell>
          <table:table-cell table:style-name="ce1" office:value-type="float" office:value="98.53">
            <text:p>98.53</text:p>
          </table:table-cell>
          <table:table-cell table:style-name="ce1" office:value-type="float" office:value="95.35">
            <text:p>95.35</text:p>
          </table:table-cell>
          <table:table-cell table:style-name="ce1" office:value-type="float" office:value="96.91">
            <text:p>96.91</text:p>
          </table:table-cell>
          <table:table-cell table:style-name="ce1" office:value-type="float" office:value="95.07">
            <text:p>95.07</text:p>
          </table:table-cell>
          <table:table-cell table:style-name="ce1" office:value-type="float" office:value="96.37">
            <text:p>96.37</text:p>
          </table:table-cell>
          <table:table-cell table:style-name="ce1" office:value-type="float" office:value="94.11">
            <text:p>94.11</text:p>
          </table:table-cell>
        </table:table-row>
        <table:table-row>
          <table:table-cell table:number-columns-repeated="5"/>
          <table:table-cell table:style-name="ce2" office:value-type="float" office:value="0.529550827423168">
            <text:p>0.529550827423168</text:p>
          </table:table-cell>
          <table:table-cell table:style-name="ce1" office:value-type="float" office:value="27.22">
            <text:p>27.22</text:p>
          </table:table-cell>
          <table:table-cell table:style-name="ce1" office:value-type="float" office:value="52.96">
            <text:p>52.96</text:p>
          </table:table-cell>
          <table:table-cell table:style-name="ce1" office:value-type="float" office:value="35.96">
            <text:p>35.96</text:p>
          </table:table-cell>
          <table:table-cell table:style-name="ce2" office:value-type="float" office:value="0.956449033008579">
            <text:p>0.956449033008579</text:p>
          </table:table-cell>
          <table:table-cell table:style-name="ce1" office:value-type="float" office:value="98.51">
            <text:p>98.51</text:p>
          </table:table-cell>
          <table:table-cell table:style-name="ce1" office:value-type="float" office:value="95.64">
            <text:p>95.64</text:p>
          </table:table-cell>
          <table:table-cell table:style-name="ce1" office:value-type="float" office:value="97.05">
            <text:p>97.05</text:p>
          </table:table-cell>
          <table:table-cell table:style-name="ce1" office:value-type="float" office:value="95.23">
            <text:p>95.23</text:p>
          </table:table-cell>
          <table:table-cell table:style-name="ce1" office:value-type="float" office:value="96.38">
            <text:p>96.38</text:p>
          </table:table-cell>
          <table:table-cell table:style-name="ce1" office:value-type="float" office:value="94.37">
            <text:p>94.37</text:p>
          </table:table-cell>
        </table:table-row>
        <table:table-row>
          <table:table-cell table:number-columns-repeated="5"/>
          <table:table-cell table:style-name="ce2" office:value-type="float" office:value="0.529550827423168">
            <text:p>0.529550827423168</text:p>
          </table:table-cell>
          <table:table-cell table:style-name="ce1" office:value-type="float" office:value="28.43">
            <text:p>28.43</text:p>
          </table:table-cell>
          <table:table-cell table:style-name="ce1" office:value-type="float" office:value="52.96">
            <text:p>52.96</text:p>
          </table:table-cell>
          <table:table-cell table:style-name="ce1" office:value-type="float" office:value="37">
            <text:p>37</text:p>
          </table:table-cell>
          <table:table-cell table:style-name="ce2" office:value-type="float" office:value="0.95899374727352">
            <text:p>0.95899374727352</text:p>
          </table:table-cell>
          <table:table-cell table:style-name="ce1" office:value-type="float" office:value="98.51">
            <text:p>98.51</text:p>
          </table:table-cell>
          <table:table-cell table:style-name="ce1" office:value-type="float" office:value="95.9">
            <text:p>95.9</text:p>
          </table:table-cell>
          <table:table-cell table:style-name="ce1" office:value-type="float" office:value="97.19">
            <text:p>97.19</text:p>
          </table:table-cell>
          <table:table-cell table:style-name="ce1" office:value-type="float" office:value="95.39">
            <text:p>95.39</text:p>
          </table:table-cell>
          <table:table-cell table:style-name="ce1" office:value-type="float" office:value="96.42">
            <text:p>96.42</text:p>
          </table:table-cell>
          <table:table-cell table:style-name="ce1" office:value-type="float" office:value="94.62">
            <text:p>94.62</text:p>
          </table:table-cell>
        </table:table-row>
        <table:table-row>
          <table:table-cell table:number-columns-repeated="5"/>
          <table:table-cell table:style-name="ce2" office:value-type="float" office:value="0.520094562647754">
            <text:p>0.520094562647754</text:p>
          </table:table-cell>
          <table:table-cell table:style-name="ce1" office:value-type="float" office:value="29.61">
            <text:p>29.61</text:p>
          </table:table-cell>
          <table:table-cell table:style-name="ce1" office:value-type="float" office:value="52.01">
            <text:p>52.01</text:p>
          </table:table-cell>
          <table:table-cell table:style-name="ce1" office:value-type="float" office:value="37.74">
            <text:p>37.74</text:p>
          </table:table-cell>
          <table:table-cell table:style-name="ce2" office:value-type="float" office:value="0.961974698269594">
            <text:p>0.961974698269594</text:p>
          </table:table-cell>
          <table:table-cell table:style-name="ce1" office:value-type="float" office:value="98.49">
            <text:p>98.49</text:p>
          </table:table-cell>
          <table:table-cell table:style-name="ce1" office:value-type="float" office:value="96.2">
            <text:p>96.2</text:p>
          </table:table-cell>
          <table:table-cell table:style-name="ce1" office:value-type="float" office:value="97.33">
            <text:p>97.33</text:p>
          </table:table-cell>
          <table:table-cell table:style-name="ce1" office:value-type="float" office:value="95.55">
            <text:p>95.55</text:p>
          </table:table-cell>
          <table:table-cell table:style-name="ce1" office:value-type="float" office:value="96.43">
            <text:p>96.43</text:p>
          </table:table-cell>
          <table:table-cell table:style-name="ce1" office:value-type="float" office:value="94.88">
            <text:p>94.88</text:p>
          </table:table-cell>
        </table:table-row>
        <table:table-row>
          <table:table-cell table:number-columns-repeated="5"/>
          <table:table-cell table:style-name="ce2" office:value-type="float" office:value="0.51063829787234">
            <text:p>0.51063829787234</text:p>
          </table:table-cell>
          <table:table-cell table:style-name="ce1" office:value-type="float" office:value="30.73">
            <text:p>30.73</text:p>
          </table:table-cell>
          <table:table-cell table:style-name="ce1" office:value-type="float" office:value="51.06">
            <text:p>51.06</text:p>
          </table:table-cell>
          <table:table-cell table:style-name="ce1" office:value-type="float" office:value="38.37">
            <text:p>38.37</text:p>
          </table:table-cell>
          <table:table-cell table:style-name="ce2" office:value-type="float" office:value="0.964592118656391">
            <text:p>0.964592118656391</text:p>
          </table:table-cell>
          <table:table-cell table:style-name="ce1" office:value-type="float" office:value="98.46">
            <text:p>98.46</text:p>
          </table:table-cell>
          <table:table-cell table:style-name="ce1" office:value-type="float" office:value="96.46">
            <text:p>96.46</text:p>
          </table:table-cell>
          <table:table-cell table:style-name="ce1" office:value-type="float" office:value="97.45">
            <text:p>97.45</text:p>
          </table:table-cell>
          <table:table-cell table:style-name="ce1" office:value-type="float" office:value="95.69">
            <text:p>95.69</text:p>
          </table:table-cell>
          <table:table-cell table:style-name="ce1" office:value-type="float" office:value="96.44">
            <text:p>96.44</text:p>
          </table:table-cell>
          <table:table-cell table:style-name="ce1" office:value-type="float" office:value="95.11">
            <text:p>95.11</text:p>
          </table:table-cell>
        </table:table-row>
        <table:table-row>
          <table:table-cell table:number-columns-repeated="5"/>
          <table:table-cell table:style-name="ce2" office:value-type="float" office:value="0.505910165484633">
            <text:p>0.505910165484633</text:p>
          </table:table-cell>
          <table:table-cell table:style-name="ce1" office:value-type="float" office:value="32.18">
            <text:p>32.18</text:p>
          </table:table-cell>
          <table:table-cell table:style-name="ce1" office:value-type="float" office:value="50.59">
            <text:p>50.59</text:p>
          </table:table-cell>
          <table:table-cell table:style-name="ce1" office:value-type="float" office:value="39.34">
            <text:p>39.34</text:p>
          </table:table-cell>
          <table:table-cell table:style-name="ce2" office:value-type="float" office:value="0.967209539043187">
            <text:p>0.967209539043187</text:p>
          </table:table-cell>
          <table:table-cell table:style-name="ce1" office:value-type="float" office:value="98.45">
            <text:p>98.45</text:p>
          </table:table-cell>
          <table:table-cell table:style-name="ce1" office:value-type="float" office:value="96.72">
            <text:p>96.72</text:p>
          </table:table-cell>
          <table:table-cell table:style-name="ce1" office:value-type="float" office:value="97.58">
            <text:p>97.58</text:p>
          </table:table-cell>
          <table:table-cell table:style-name="ce1" office:value-type="float" office:value="95.84">
            <text:p>95.84</text:p>
          </table:table-cell>
          <table:table-cell table:style-name="ce1" office:value-type="float" office:value="96.47">
            <text:p>96.47</text:p>
          </table:table-cell>
          <table:table-cell table:style-name="ce1" office:value-type="float" office:value="95.34">
            <text:p>95.34</text:p>
          </table:table-cell>
        </table:table-row>
        <table:table-row>
          <table:table-cell table:number-columns-repeated="5"/>
          <table:table-cell table:style-name="ce2" office:value-type="float" office:value="0.491725768321513">
            <text:p>0.491725768321513</text:p>
          </table:table-cell>
          <table:table-cell table:style-name="ce1" office:value-type="float" office:value="34.84">
            <text:p>34.84</text:p>
          </table:table-cell>
          <table:table-cell table:style-name="ce1" office:value-type="float" office:value="49.17">
            <text:p>49.17</text:p>
          </table:table-cell>
          <table:table-cell table:style-name="ce1" office:value-type="float" office:value="40.78">
            <text:p>40.78</text:p>
          </table:table-cell>
          <table:table-cell table:style-name="ce2" office:value-type="float" office:value="0.971717318598226">
            <text:p>0.971717318598226</text:p>
          </table:table-cell>
          <table:table-cell table:style-name="ce1" office:value-type="float" office:value="98.42">
            <text:p>98.42</text:p>
          </table:table-cell>
          <table:table-cell table:style-name="ce1" office:value-type="float" office:value="97.17">
            <text:p>97.17</text:p>
          </table:table-cell>
          <table:table-cell table:style-name="ce1" office:value-type="float" office:value="97.79">
            <text:p>97.79</text:p>
          </table:table-cell>
          <table:table-cell table:style-name="ce1" office:value-type="float" office:value="96.09">
            <text:p>96.09</text:p>
          </table:table-cell>
          <table:table-cell table:style-name="ce1" office:value-type="float" office:value="96.52">
            <text:p>96.52</text:p>
          </table:table-cell>
          <table:table-cell table:style-name="ce1" office:value-type="float" office:value="95.74">
            <text:p>95.74</text:p>
          </table:table-cell>
        </table:table-row>
      </table:table>
      <table:table table:name="'file:///home/runejen/Dropbox/Skole/Master/Data/Model_4.ods'#plain_nn_lstm_sgd" table:print="false" table:style-name="ta_extref">
        <table:table-source xlink:type="simple" xlink:href="../Model_4.ods" table:table-name="plain_nn_lstm_sgd" table:filter-name="calc8" table:mode="copy-results-only"/>
        <table:table-column table:number-columns-repeated="16"/>
        <table:table-row table:number-rows-repeated="58">
          <table:table-cell table:number-columns-repeated="16"/>
        </table:table-row>
        <table:table-row>
          <table:table-cell table:number-columns-repeated="5"/>
          <table:table-cell table:style-name="ce2" office:value-type="float" office:value="0.921985815602837">
            <text:p>0.921985815602837</text:p>
          </table:table-cell>
          <table:table-cell table:style-name="ce1" office:value-type="float" office:value="5.48">
            <text:p>5.48</text:p>
          </table:table-cell>
          <table:table-cell table:style-name="ce1" office:value-type="float" office:value="92.2">
            <text:p>92.2</text:p>
          </table:table-cell>
          <table:table-cell table:style-name="ce1" office:value-type="float" office:value="10.35">
            <text:p>10.35</text:p>
          </table:table-cell>
          <table:table-cell table:style-name="ce2" office:value-type="float" office:value="0.510542387669042">
            <text:p>0.510542387669042</text:p>
          </table:table-cell>
          <table:table-cell table:style-name="ce1" office:value-type="float" office:value="99.53">
            <text:p>99.53</text:p>
          </table:table-cell>
          <table:table-cell table:style-name="ce1" office:value-type="float" office:value="51.05">
            <text:p>51.05</text:p>
          </table:table-cell>
          <table:table-cell table:style-name="ce1" office:value-type="float" office:value="67.49">
            <text:p>67.49</text:p>
          </table:table-cell>
          <table:table-cell table:style-name="ce1" office:value-type="float" office:value="65.79">
            <text:p>65.79</text:p>
          </table:table-cell>
          <table:table-cell table:style-name="ce1" office:value-type="float" office:value="96.72">
            <text:p>96.72</text:p>
          </table:table-cell>
          <table:table-cell table:style-name="ce1" office:value-type="float" office:value="52.28">
            <text:p>52.28</text:p>
          </table:table-cell>
        </table:table-row>
        <table:table-row>
          <table:table-cell table:number-columns-repeated="5"/>
          <table:table-cell table:style-name="ce2" office:value-type="float" office:value="0.905437352245863">
            <text:p>0.905437352245863</text:p>
          </table:table-cell>
          <table:table-cell table:style-name="ce1" office:value-type="float" office:value="6.66">
            <text:p>6.66</text:p>
          </table:table-cell>
          <table:table-cell table:style-name="ce1" office:value-type="float" office:value="90.54">
            <text:p>90.54</text:p>
          </table:table-cell>
          <table:table-cell table:style-name="ce1" office:value-type="float" office:value="12.41">
            <text:p>12.41</text:p>
          </table:table-cell>
          <table:table-cell table:style-name="ce2" office:value-type="float" office:value="0.609422713392468">
            <text:p>0.609422713392468</text:p>
          </table:table-cell>
          <table:table-cell table:style-name="ce1" office:value-type="float" office:value="99.53">
            <text:p>99.53</text:p>
          </table:table-cell>
          <table:table-cell table:style-name="ce1" office:value-type="float" office:value="60.94">
            <text:p>60.94</text:p>
          </table:table-cell>
          <table:table-cell table:style-name="ce1" office:value-type="float" office:value="75.59">
            <text:p>75.59</text:p>
          </table:table-cell>
          <table:table-cell table:style-name="ce1" office:value-type="float" office:value="73.7">
            <text:p>73.7</text:p>
          </table:table-cell>
          <table:table-cell table:style-name="ce1" office:value-type="float" office:value="96.76">
            <text:p>96.76</text:p>
          </table:table-cell>
          <table:table-cell table:style-name="ce1" office:value-type="float" office:value="61.82">
            <text:p>61.82</text:p>
          </table:table-cell>
        </table:table-row>
        <table:table-row>
          <table:table-cell table:number-columns-repeated="5"/>
          <table:table-cell table:style-name="ce2" office:value-type="float" office:value="0.893617021276596">
            <text:p>0.893617021276596</text:p>
          </table:table-cell>
          <table:table-cell table:style-name="ce1" office:value-type="float" office:value="7.98">
            <text:p>7.98</text:p>
          </table:table-cell>
          <table:table-cell table:style-name="ce1" office:value-type="float" office:value="89.36">
            <text:p>89.36</text:p>
          </table:table-cell>
          <table:table-cell table:style-name="ce1" office:value-type="float" office:value="14.65">
            <text:p>14.65</text:p>
          </table:table-cell>
          <table:table-cell table:style-name="ce2" office:value-type="float" office:value="0.683292133197615">
            <text:p>0.683292133197615</text:p>
          </table:table-cell>
          <table:table-cell table:style-name="ce1" office:value-type="float" office:value="99.52">
            <text:p>99.52</text:p>
          </table:table-cell>
          <table:table-cell table:style-name="ce1" office:value-type="float" office:value="68.33">
            <text:p>68.33</text:p>
          </table:table-cell>
          <table:table-cell table:style-name="ce1" office:value-type="float" office:value="81.03">
            <text:p>81.03</text:p>
          </table:table-cell>
          <table:table-cell table:style-name="ce1" office:value-type="float" office:value="79.05">
            <text:p>79.05</text:p>
          </table:table-cell>
          <table:table-cell table:style-name="ce1" office:value-type="float" office:value="96.79">
            <text:p>96.79</text:p>
          </table:table-cell>
          <table:table-cell table:style-name="ce1" office:value-type="float" office:value="68.96">
            <text:p>68.96</text:p>
          </table:table-cell>
        </table:table-row>
        <table:table-row>
          <table:table-cell table:number-columns-repeated="5"/>
          <table:table-cell table:style-name="ce2" office:value-type="float" office:value="0.884160756501182">
            <text:p>0.884160756501182</text:p>
          </table:table-cell>
          <table:table-cell table:style-name="ce1" office:value-type="float" office:value="9.8">
            <text:p>9.8</text:p>
          </table:table-cell>
          <table:table-cell table:style-name="ce1" office:value-type="float" office:value="88.42">
            <text:p>88.42</text:p>
          </table:table-cell>
          <table:table-cell table:style-name="ce1" office:value-type="float" office:value="17.64">
            <text:p>17.64</text:p>
          </table:table-cell>
          <table:table-cell table:style-name="ce2" office:value-type="float" office:value="0.749818234695361">
            <text:p>0.749818234695361</text:p>
          </table:table-cell>
          <table:table-cell table:style-name="ce1" office:value-type="float" office:value="99.53">
            <text:p>99.53</text:p>
          </table:table-cell>
          <table:table-cell table:style-name="ce1" office:value-type="float" office:value="74.98">
            <text:p>74.98</text:p>
          </table:table-cell>
          <table:table-cell table:style-name="ce1" office:value-type="float" office:value="85.53">
            <text:p>85.53</text:p>
          </table:table-cell>
          <table:table-cell table:style-name="ce1" office:value-type="float" office:value="83.5">
            <text:p>83.5</text:p>
          </table:table-cell>
          <table:table-cell table:style-name="ce1" office:value-type="float" office:value="96.85">
            <text:p>96.85</text:p>
          </table:table-cell>
          <table:table-cell table:style-name="ce1" office:value-type="float" office:value="75.38">
            <text:p>75.38</text:p>
          </table:table-cell>
        </table:table-row>
        <table:table-row>
          <table:table-cell table:number-columns-repeated="5"/>
          <table:table-cell table:style-name="ce2" office:value-type="float" office:value="0.874704491725768">
            <text:p>0.874704491725768</text:p>
          </table:table-cell>
          <table:table-cell table:style-name="ce1" office:value-type="float" office:value="12.68">
            <text:p>12.68</text:p>
          </table:table-cell>
          <table:table-cell table:style-name="ce1" office:value-type="float" office:value="87.47">
            <text:p>87.47</text:p>
          </table:table-cell>
          <table:table-cell table:style-name="ce1" office:value-type="float" office:value="22.15">
            <text:p>22.15</text:p>
          </table:table-cell>
          <table:table-cell table:style-name="ce2" office:value-type="float" office:value="0.814744801512287">
            <text:p>0.814744801512287</text:p>
          </table:table-cell>
          <table:table-cell table:style-name="ce1" office:value-type="float" office:value="99.53">
            <text:p>99.53</text:p>
          </table:table-cell>
          <table:table-cell table:style-name="ce1" office:value-type="float" office:value="81.47">
            <text:p>81.47</text:p>
          </table:table-cell>
          <table:table-cell table:style-name="ce1" office:value-type="float" office:value="89.6">
            <text:p>89.6</text:p>
          </table:table-cell>
          <table:table-cell table:style-name="ce1" office:value-type="float" office:value="87.59">
            <text:p>87.59</text:p>
          </table:table-cell>
          <table:table-cell table:style-name="ce1" office:value-type="float" office:value="96.94">
            <text:p>96.94</text:p>
          </table:table-cell>
          <table:table-cell table:style-name="ce1" office:value-type="float" office:value="81.65">
            <text:p>81.65</text:p>
          </table:table-cell>
        </table:table-row>
        <table:table-row>
          <table:table-cell table:number-columns-repeated="5"/>
          <table:table-cell table:style-name="ce2" office:value-type="float" office:value="0.858156028368794">
            <text:p>0.858156028368794</text:p>
          </table:table-cell>
          <table:table-cell table:style-name="ce1" office:value-type="float" office:value="17.75">
            <text:p>17.75</text:p>
          </table:table-cell>
          <table:table-cell table:style-name="ce1" office:value-type="float" office:value="85.82">
            <text:p>85.82</text:p>
          </table:table-cell>
          <table:table-cell table:style-name="ce1" office:value-type="float" office:value="29.42">
            <text:p>29.42</text:p>
          </table:table-cell>
          <table:table-cell table:style-name="ce2" office:value-type="float" office:value="0.877708303039116">
            <text:p>0.877708303039116</text:p>
          </table:table-cell>
          <table:table-cell table:style-name="ce1" office:value-type="float" office:value="99.51">
            <text:p>99.51</text:p>
          </table:table-cell>
          <table:table-cell table:style-name="ce1" office:value-type="float" office:value="87.77">
            <text:p>87.77</text:p>
          </table:table-cell>
          <table:table-cell table:style-name="ce1" office:value-type="float" office:value="93.27">
            <text:p>93.27</text:p>
          </table:table-cell>
          <table:table-cell table:style-name="ce1" office:value-type="float" office:value="91.36">
            <text:p>91.36</text:p>
          </table:table-cell>
          <table:table-cell table:style-name="ce1" office:value-type="float" office:value="97.07">
            <text:p>97.07</text:p>
          </table:table-cell>
          <table:table-cell table:style-name="ce1" office:value-type="float" office:value="87.71">
            <text:p>87.71</text:p>
          </table:table-cell>
        </table:table-row>
        <table:table-row>
          <table:table-cell table:number-columns-repeated="5"/>
          <table:table-cell table:style-name="ce2" office:value-type="float" office:value="0.820330969267139">
            <text:p>0.820330969267139</text:p>
          </table:table-cell>
          <table:table-cell table:style-name="ce1" office:value-type="float" office:value="29.99">
            <text:p>29.99</text:p>
          </table:table-cell>
          <table:table-cell table:style-name="ce1" office:value-type="float" office:value="82.03">
            <text:p>82.03</text:p>
          </table:table-cell>
          <table:table-cell table:style-name="ce1" office:value-type="float" office:value="43.92">
            <text:p>43.92</text:p>
          </table:table-cell>
          <table:table-cell table:style-name="ce2" office:value-type="float" office:value="0.941108041297077">
            <text:p>0.941108041297077</text:p>
          </table:table-cell>
          <table:table-cell table:style-name="ce1" office:value-type="float" office:value="99.42">
            <text:p>99.42</text:p>
          </table:table-cell>
          <table:table-cell table:style-name="ce1" office:value-type="float" office:value="94.11">
            <text:p>94.11</text:p>
          </table:table-cell>
          <table:table-cell table:style-name="ce1" office:value-type="float" office:value="96.69">
            <text:p>96.69</text:p>
          </table:table-cell>
          <table:table-cell table:style-name="ce1" office:value-type="float" office:value="95.12">
            <text:p>95.12</text:p>
          </table:table-cell>
          <table:table-cell table:style-name="ce1" office:value-type="float" office:value="97.35">
            <text:p>97.35</text:p>
          </table:table-cell>
          <table:table-cell table:style-name="ce1" office:value-type="float" office:value="93.75">
            <text:p>93.75</text:p>
          </table:table-cell>
        </table:table-row>
        <table:table-row>
          <table:table-cell table:number-columns-repeated="5"/>
          <table:table-cell table:style-name="ce2" office:value-type="float" office:value="0.513002364066194">
            <text:p>0.513002364066194</text:p>
          </table:table-cell>
          <table:table-cell table:style-name="ce1" office:value-type="float" office:value="66.16">
            <text:p>66.16</text:p>
          </table:table-cell>
          <table:table-cell table:style-name="ce1" office:value-type="float" office:value="51.3">
            <text:p>51.3</text:p>
          </table:table-cell>
          <table:table-cell table:style-name="ce1" office:value-type="float" office:value="57.79">
            <text:p>57.79</text:p>
          </table:table-cell>
          <table:table-cell table:style-name="ce2" office:value-type="float" office:value="0.991929620474044">
            <text:p>0.991929620474044</text:p>
          </table:table-cell>
          <table:table-cell table:style-name="ce1" office:value-type="float" office:value="98.51">
            <text:p>98.51</text:p>
          </table:table-cell>
          <table:table-cell table:style-name="ce1" office:value-type="float" office:value="99.19">
            <text:p>99.19</text:p>
          </table:table-cell>
          <table:table-cell table:style-name="ce1" office:value-type="float" office:value="98.85">
            <text:p>98.85</text:p>
          </table:table-cell>
          <table:table-cell table:style-name="ce1" office:value-type="float" office:value="97.62">
            <text:p>97.62</text:p>
          </table:table-cell>
          <table:table-cell table:style-name="ce1" office:value-type="float" office:value="97.54">
            <text:p>97.54</text:p>
          </table:table-cell>
          <table:table-cell table:style-name="ce1" office:value-type="float" office:value="97.76">
            <text:p>97.76</text:p>
          </table:table-cell>
        </table:table-row>
        <table:table-row>
          <table:table-cell table:number-columns-repeated="5"/>
          <table:table-cell table:style-name="ce2" office:value-type="float" office:value="0.00236406619385343">
            <text:p>0.00236406619385343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0.24">
            <text:p>0.24</text:p>
          </table:table-cell>
          <table:table-cell table:style-name="ce1" office:value-type="float" office:value="0.48">
            <text:p>0.48</text:p>
          </table:table-cell>
          <table:table-cell table:style-name="ce2" office:value-type="float" office:value="1">
            <text:p>1</text:p>
          </table:table-cell>
          <table:table-cell table:style-name="ce1" office:value-type="float" office:value="97.02">
            <text:p>97.02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98.49">
            <text:p>98.49</text:p>
          </table:table-cell>
          <table:table-cell table:style-name="ce1" office:value-type="float" office:value="95.57">
            <text:p>95.57</text:p>
          </table:table-cell>
          <table:table-cell table:style-name="ce1" office:value-type="float" office:value="97.11">
            <text:p>97.11</text:p>
          </table:table-cell>
          <table:table-cell table:style-name="ce1" office:value-type="float" office:value="97.02">
            <text:p>97.02</text:p>
          </table:table-cell>
        </table:table-row>
      </table:table>
      <table:table table:name="'file:///home/runejen/Dropbox/Skole/Master/Data/Model_4.ods'#r" table:print="false" table:style-name="ta_extref">
        <table:table-source xlink:type="simple" xlink:href="../Model_4.ods" table:table-name="r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557919621749409">
            <text:p>0.557919621749409</text:p>
          </table:table-cell>
          <table:table-cell table:style-name="ce1" office:value-type="float" office:value="53.27">
            <text:p>53.27</text:p>
          </table:table-cell>
          <table:table-cell table:style-name="ce1" office:value-type="float" office:value="55.79">
            <text:p>55.79</text:p>
          </table:table-cell>
          <table:table-cell table:style-name="ce1" office:value-type="float" office:value="54.5">
            <text:p>54.5</text:p>
          </table:table-cell>
          <table:table-cell table:style-name="ce2" office:value-type="float" office:value="0.98494983277592">
            <text:p>0.98494983277592</text:p>
          </table:table-cell>
          <table:table-cell table:style-name="ce1" office:value-type="float" office:value="98.64">
            <text:p>98.64</text:p>
          </table:table-cell>
          <table:table-cell table:style-name="ce1" office:value-type="float" office:value="98.49">
            <text:p>98.49</text:p>
          </table:table-cell>
          <table:table-cell table:style-name="ce1" office:value-type="float" office:value="98.56">
            <text:p>98.56</text:p>
          </table:table-cell>
          <table:table-cell table:style-name="ce1" office:value-type="float" office:value="97.25">
            <text:p>97.25</text:p>
          </table:table-cell>
          <table:table-cell table:style-name="ce1" office:value-type="float" office:value="97.29">
            <text:p>97.29</text:p>
          </table:table-cell>
          <table:table-cell table:style-name="ce1" office:value-type="float" office:value="97.22">
            <text:p>97.22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479905437352246">
            <text:p>0.479905437352246</text:p>
          </table:table-cell>
          <table:table-cell table:style-name="ce1" office:value-type="float" office:value="65.7">
            <text:p>65.7</text:p>
          </table:table-cell>
          <table:table-cell table:style-name="ce1" office:value-type="float" office:value="47.99">
            <text:p>47.99</text:p>
          </table:table-cell>
          <table:table-cell table:style-name="ce1" office:value-type="float" office:value="55.47">
            <text:p>55.47</text:p>
          </table:table-cell>
          <table:table-cell table:style-name="ce2" office:value-type="float" office:value="0.992293151083321">
            <text:p>0.992293151083321</text:p>
          </table:table-cell>
          <table:table-cell table:style-name="ce1" office:value-type="float" office:value="98.41">
            <text:p>98.41</text:p>
          </table:table-cell>
          <table:table-cell table:style-name="ce1" office:value-type="float" office:value="99.23">
            <text:p>99.23</text:p>
          </table:table-cell>
          <table:table-cell table:style-name="ce1" office:value-type="float" office:value="98.82">
            <text:p>98.82</text:p>
          </table:table-cell>
          <table:table-cell table:style-name="ce1" office:value-type="float" office:value="97.53">
            <text:p>97.53</text:p>
          </table:table-cell>
          <table:table-cell table:style-name="ce1" office:value-type="float" office:value="97.43">
            <text:p>97.43</text:p>
          </table:table-cell>
          <table:table-cell table:style-name="ce1" office:value-type="float" office:value="97.7">
            <text:p>97.7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482269503546099">
            <text:p>0.482269503546099</text:p>
          </table:table-cell>
          <table:table-cell table:style-name="ce1" office:value-type="float" office:value="59.65">
            <text:p>59.65</text:p>
          </table:table-cell>
          <table:table-cell table:style-name="ce1" office:value-type="float" office:value="48.23">
            <text:p>48.23</text:p>
          </table:table-cell>
          <table:table-cell table:style-name="ce1" office:value-type="float" office:value="53.34">
            <text:p>53.34</text:p>
          </table:table-cell>
          <table:table-cell table:style-name="ce2" office:value-type="float" office:value="0.989966555183946">
            <text:p>0.989966555183946</text:p>
          </table:table-cell>
          <table:table-cell table:style-name="ce1" office:value-type="float" office:value="98.42">
            <text:p>98.42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98.71">
            <text:p>98.71</text:p>
          </table:table-cell>
          <table:table-cell table:style-name="ce1" office:value-type="float" office:value="97.36">
            <text:p>97.36</text:p>
          </table:table-cell>
          <table:table-cell table:style-name="ce1" office:value-type="float" office:value="97.26">
            <text:p>97.26</text:p>
          </table:table-cell>
          <table:table-cell table:style-name="ce1" office:value-type="float" office:value="97.49">
            <text:p>97.49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482269503546099">
            <text:p>0.482269503546099</text:p>
          </table:table-cell>
          <table:table-cell table:style-name="ce1" office:value-type="float" office:value="58.96">
            <text:p>58.96</text:p>
          </table:table-cell>
          <table:table-cell table:style-name="ce1" office:value-type="float" office:value="48.23">
            <text:p>48.23</text:p>
          </table:table-cell>
          <table:table-cell table:style-name="ce1" office:value-type="float" office:value="53.06">
            <text:p>53.06</text:p>
          </table:table-cell>
          <table:table-cell table:style-name="ce2" office:value-type="float" office:value="0.989675730696525">
            <text:p>0.989675730696525</text:p>
          </table:table-cell>
          <table:table-cell table:style-name="ce1" office:value-type="float" office:value="98.42">
            <text:p>98.42</text:p>
          </table:table-cell>
          <table:table-cell table:style-name="ce1" office:value-type="float" office:value="98.97">
            <text:p>98.97</text:p>
          </table:table-cell>
          <table:table-cell table:style-name="ce1" office:value-type="float" office:value="98.69">
            <text:p>98.69</text:p>
          </table:table-cell>
          <table:table-cell table:style-name="ce1" office:value-type="float" office:value="97.33">
            <text:p>97.33</text:p>
          </table:table-cell>
          <table:table-cell table:style-name="ce1" office:value-type="float" office:value="97.24">
            <text:p>97.24</text:p>
          </table:table-cell>
          <table:table-cell table:style-name="ce1" office:value-type="float" office:value="97.46">
            <text:p>97.46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482269503546099">
            <text:p>0.482269503546099</text:p>
          </table:table-cell>
          <table:table-cell table:style-name="ce1" office:value-type="float" office:value="58.96">
            <text:p>58.96</text:p>
          </table:table-cell>
          <table:table-cell table:style-name="ce1" office:value-type="float" office:value="48.23">
            <text:p>48.23</text:p>
          </table:table-cell>
          <table:table-cell table:style-name="ce1" office:value-type="float" office:value="53.06">
            <text:p>53.06</text:p>
          </table:table-cell>
          <table:table-cell table:style-name="ce2" office:value-type="float" office:value="0.989675730696525">
            <text:p>0.989675730696525</text:p>
          </table:table-cell>
          <table:table-cell table:style-name="ce1" office:value-type="float" office:value="98.42">
            <text:p>98.42</text:p>
          </table:table-cell>
          <table:table-cell table:style-name="ce1" office:value-type="float" office:value="98.97">
            <text:p>98.97</text:p>
          </table:table-cell>
          <table:table-cell table:style-name="ce1" office:value-type="float" office:value="98.69">
            <text:p>98.69</text:p>
          </table:table-cell>
          <table:table-cell table:style-name="ce1" office:value-type="float" office:value="97.33">
            <text:p>97.33</text:p>
          </table:table-cell>
          <table:table-cell table:style-name="ce1" office:value-type="float" office:value="97.24">
            <text:p>97.24</text:p>
          </table:table-cell>
          <table:table-cell table:style-name="ce1" office:value-type="float" office:value="97.46">
            <text:p>97.46</text:p>
          </table:table-cell>
        </table:table-row>
      </table:table>
      <table:table table:name="'file:///home/runejen/Dropbox/Skole/Master/Data/Model_4.ods'#b" table:print="false" table:style-name="ta_extref">
        <table:table-source xlink:type="simple" xlink:href="../Model_4.ods" table:table-name="b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33096926713948">
            <text:p>0.33096926713948</text:p>
          </table:table-cell>
          <table:table-cell table:style-name="ce1" office:value-type="float" office:value="19.07">
            <text:p>19.07</text:p>
          </table:table-cell>
          <table:table-cell table:style-name="ce1" office:value-type="float" office:value="33.1">
            <text:p>33.1</text:p>
          </table:table-cell>
          <table:table-cell table:style-name="ce1" office:value-type="float" office:value="24.2">
            <text:p>24.2</text:p>
          </table:table-cell>
          <table:table-cell table:style-name="ce2" office:value-type="float" office:value="0.956812563617857">
            <text:p>0.956812563617857</text:p>
          </table:table-cell>
          <table:table-cell table:style-name="ce1" office:value-type="float" office:value="97.89">
            <text:p>97.89</text:p>
          </table:table-cell>
          <table:table-cell table:style-name="ce1" office:value-type="float" office:value="95.68">
            <text:p>95.68</text:p>
          </table:table-cell>
          <table:table-cell table:style-name="ce1" office:value-type="float" office:value="96.77">
            <text:p>96.77</text:p>
          </table:table-cell>
          <table:table-cell table:style-name="ce1" office:value-type="float" office:value="94.6">
            <text:p>94.6</text:p>
          </table:table-cell>
          <table:table-cell table:style-name="ce1" office:value-type="float" office:value="95.54">
            <text:p>95.54</text:p>
          </table:table-cell>
          <table:table-cell table:style-name="ce1" office:value-type="float" office:value="93.81">
            <text:p>93.81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371158392434988">
            <text:p>0.371158392434988</text:p>
          </table:table-cell>
          <table:table-cell table:style-name="ce1" office:value-type="float" office:value="29.73">
            <text:p>29.73</text:p>
          </table:table-cell>
          <table:table-cell table:style-name="ce1" office:value-type="float" office:value="37.12">
            <text:p>37.12</text:p>
          </table:table-cell>
          <table:table-cell table:style-name="ce1" office:value-type="float" office:value="33.02">
            <text:p>33.02</text:p>
          </table:table-cell>
          <table:table-cell table:style-name="ce2" office:value-type="float" office:value="0.973026028791624">
            <text:p>0.973026028791624</text:p>
          </table:table-cell>
          <table:table-cell table:style-name="ce1" office:value-type="float" office:value="98.05">
            <text:p>98.05</text:p>
          </table:table-cell>
          <table:table-cell table:style-name="ce1" office:value-type="float" office:value="97.3">
            <text:p>97.3</text:p>
          </table:table-cell>
          <table:table-cell table:style-name="ce1" office:value-type="float" office:value="97.67">
            <text:p>97.67</text:p>
          </table:table-cell>
          <table:table-cell table:style-name="ce1" office:value-type="float" office:value="95.74">
            <text:p>95.74</text:p>
          </table:table-cell>
          <table:table-cell table:style-name="ce1" office:value-type="float" office:value="96.01">
            <text:p>96.01</text:p>
          </table:table-cell>
          <table:table-cell table:style-name="ce1" office:value-type="float" office:value="95.5">
            <text:p>95.5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378250591016548">
            <text:p>0.378250591016548</text:p>
          </table:table-cell>
          <table:table-cell table:style-name="ce1" office:value-type="float" office:value="30.48">
            <text:p>30.48</text:p>
          </table:table-cell>
          <table:table-cell table:style-name="ce1" office:value-type="float" office:value="37.83">
            <text:p>37.83</text:p>
          </table:table-cell>
          <table:table-cell table:style-name="ce1" office:value-type="float" office:value="33.76">
            <text:p>33.76</text:p>
          </table:table-cell>
          <table:table-cell table:style-name="ce2" office:value-type="float" office:value="0.973462265522757">
            <text:p>0.973462265522757</text:p>
          </table:table-cell>
          <table:table-cell table:style-name="ce1" office:value-type="float" office:value="98.07">
            <text:p>98.07</text:p>
          </table:table-cell>
          <table:table-cell table:style-name="ce1" office:value-type="float" office:value="97.35">
            <text:p>97.35</text:p>
          </table:table-cell>
          <table:table-cell table:style-name="ce1" office:value-type="float" office:value="97.71">
            <text:p>97.71</text:p>
          </table:table-cell>
          <table:table-cell table:style-name="ce1" office:value-type="float" office:value="95.8">
            <text:p>95.8</text:p>
          </table:table-cell>
          <table:table-cell table:style-name="ce1" office:value-type="float" office:value="96.05">
            <text:p>96.05</text:p>
          </table:table-cell>
          <table:table-cell table:style-name="ce1" office:value-type="float" office:value="95.57">
            <text:p>95.57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380614657210402">
            <text:p>0.380614657210402</text:p>
          </table:table-cell>
          <table:table-cell table:style-name="ce1" office:value-type="float" office:value="30.38">
            <text:p>30.38</text:p>
          </table:table-cell>
          <table:table-cell table:style-name="ce1" office:value-type="float" office:value="38.06">
            <text:p>38.06</text:p>
          </table:table-cell>
          <table:table-cell table:style-name="ce1" office:value-type="float" office:value="33.79">
            <text:p>33.79</text:p>
          </table:table-cell>
          <table:table-cell table:style-name="ce2" office:value-type="float" office:value="0.973171441035335">
            <text:p>0.973171441035335</text:p>
          </table:table-cell>
          <table:table-cell table:style-name="ce1" office:value-type="float" office:value="98.08">
            <text:p>98.08</text:p>
          </table:table-cell>
          <table:table-cell table:style-name="ce1" office:value-type="float" office:value="97.32">
            <text:p>97.32</text:p>
          </table:table-cell>
          <table:table-cell table:style-name="ce1" office:value-type="float" office:value="97.7">
            <text:p>97.7</text:p>
          </table:table-cell>
          <table:table-cell table:style-name="ce1" office:value-type="float" office:value="95.79">
            <text:p>95.79</text:p>
          </table:table-cell>
          <table:table-cell table:style-name="ce1" office:value-type="float" office:value="96.06">
            <text:p>96.06</text:p>
          </table:table-cell>
          <table:table-cell table:style-name="ce1" office:value-type="float" office:value="95.55">
            <text:p>95.55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382978723404255">
            <text:p>0.382978723404255</text:p>
          </table:table-cell>
          <table:table-cell table:style-name="ce1" office:value-type="float" office:value="30.74">
            <text:p>30.74</text:p>
          </table:table-cell>
          <table:table-cell table:style-name="ce1" office:value-type="float" office:value="38.3">
            <text:p>38.3</text:p>
          </table:table-cell>
          <table:table-cell table:style-name="ce1" office:value-type="float" office:value="34.11">
            <text:p>34.11</text:p>
          </table:table-cell>
          <table:table-cell table:style-name="ce2" office:value-type="float" office:value="0.973462265522757">
            <text:p>0.973462265522757</text:p>
          </table:table-cell>
          <table:table-cell table:style-name="ce1" office:value-type="float" office:value="98.09">
            <text:p>98.09</text:p>
          </table:table-cell>
          <table:table-cell table:style-name="ce1" office:value-type="float" office:value="97.35">
            <text:p>97.35</text:p>
          </table:table-cell>
          <table:table-cell table:style-name="ce1" office:value-type="float" office:value="97.72">
            <text:p>97.72</text:p>
          </table:table-cell>
          <table:table-cell table:style-name="ce1" office:value-type="float" office:value="95.82">
            <text:p>95.82</text:p>
          </table:table-cell>
          <table:table-cell table:style-name="ce1" office:value-type="float" office:value="96.08">
            <text:p>96.08</text:p>
          </table:table-cell>
          <table:table-cell table:style-name="ce1" office:value-type="float" office:value="95.59">
            <text:p>95.59</text:p>
          </table:table-cell>
        </table:table-row>
      </table:table>
      <table:table table:name="'file:///home/runejen/Dropbox/Skole/Master/Data/Model_4.ods'#rb" table:print="false" table:style-name="ta_extref">
        <table:table-source xlink:type="simple" xlink:href="../Model_4.ods" table:table-name="rb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460992907801418">
            <text:p>0.460992907801418</text:p>
          </table:table-cell>
          <table:table-cell table:style-name="ce1" office:value-type="float" office:value="36.38">
            <text:p>36.38</text:p>
          </table:table-cell>
          <table:table-cell table:style-name="ce1" office:value-type="float" office:value="46.1">
            <text:p>46.1</text:p>
          </table:table-cell>
          <table:table-cell table:style-name="ce1" office:value-type="float" office:value="40.67">
            <text:p>40.67</text:p>
          </table:table-cell>
          <table:table-cell table:style-name="ce2" office:value-type="float" office:value="0.975207212447288">
            <text:p>0.975207212447288</text:p>
          </table:table-cell>
          <table:table-cell table:style-name="ce1" office:value-type="float" office:value="98.33">
            <text:p>98.33</text:p>
          </table:table-cell>
          <table:table-cell table:style-name="ce1" office:value-type="float" office:value="97.52">
            <text:p>97.52</text:p>
          </table:table-cell>
          <table:table-cell table:style-name="ce1" office:value-type="float" office:value="97.92">
            <text:p>97.92</text:p>
          </table:table-cell>
          <table:table-cell table:style-name="ce1" office:value-type="float" office:value="96.21">
            <text:p>96.21</text:p>
          </table:table-cell>
          <table:table-cell table:style-name="ce1" office:value-type="float" office:value="96.48">
            <text:p>96.48</text:p>
          </table:table-cell>
          <table:table-cell table:style-name="ce1" office:value-type="float" office:value="95.99">
            <text:p>95.99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508274231678487">
            <text:p>0.508274231678487</text:p>
          </table:table-cell>
          <table:table-cell table:style-name="ce1" office:value-type="float" office:value="39.96">
            <text:p>39.96</text:p>
          </table:table-cell>
          <table:table-cell table:style-name="ce1" office:value-type="float" office:value="50.83">
            <text:p>50.83</text:p>
          </table:table-cell>
          <table:table-cell table:style-name="ce1" office:value-type="float" office:value="44.74">
            <text:p>44.74</text:p>
          </table:table-cell>
          <table:table-cell table:style-name="ce2" office:value-type="float" office:value="0.976515922640686">
            <text:p>0.976515922640686</text:p>
          </table:table-cell>
          <table:table-cell table:style-name="ce1" office:value-type="float" office:value="98.47">
            <text:p>98.47</text:p>
          </table:table-cell>
          <table:table-cell table:style-name="ce1" office:value-type="float" office:value="97.65">
            <text:p>97.65</text:p>
          </table:table-cell>
          <table:table-cell table:style-name="ce1" office:value-type="float" office:value="98.06">
            <text:p>98.06</text:p>
          </table:table-cell>
          <table:table-cell table:style-name="ce1" office:value-type="float" office:value="96.47">
            <text:p>96.47</text:p>
          </table:table-cell>
          <table:table-cell table:style-name="ce1" office:value-type="float" office:value="96.72">
            <text:p>96.72</text:p>
          </table:table-cell>
          <table:table-cell table:style-name="ce1" office:value-type="float" office:value="96.25">
            <text:p>96.25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482269503546099">
            <text:p>0.482269503546099</text:p>
          </table:table-cell>
          <table:table-cell table:style-name="ce1" office:value-type="float" office:value="39.53">
            <text:p>39.53</text:p>
          </table:table-cell>
          <table:table-cell table:style-name="ce1" office:value-type="float" office:value="48.23">
            <text:p>48.23</text:p>
          </table:table-cell>
          <table:table-cell table:style-name="ce1" office:value-type="float" office:value="43.45">
            <text:p>43.45</text:p>
          </table:table-cell>
          <table:table-cell table:style-name="ce2" office:value-type="float" office:value="0.977315689981096">
            <text:p>0.977315689981096</text:p>
          </table:table-cell>
          <table:table-cell table:style-name="ce1" office:value-type="float" office:value="98.4">
            <text:p>98.4</text:p>
          </table:table-cell>
          <table:table-cell table:style-name="ce1" office:value-type="float" office:value="97.73">
            <text:p>97.73</text:p>
          </table:table-cell>
          <table:table-cell table:style-name="ce1" office:value-type="float" office:value="98.06">
            <text:p>98.06</text:p>
          </table:table-cell>
          <table:table-cell table:style-name="ce1" office:value-type="float" office:value="96.43">
            <text:p>96.43</text:p>
          </table:table-cell>
          <table:table-cell table:style-name="ce1" office:value-type="float" office:value="96.64">
            <text:p>96.64</text:p>
          </table:table-cell>
          <table:table-cell table:style-name="ce1" office:value-type="float" office:value="96.25">
            <text:p>96.25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475177304964539">
            <text:p>0.475177304964539</text:p>
          </table:table-cell>
          <table:table-cell table:style-name="ce1" office:value-type="float" office:value="38.88">
            <text:p>38.88</text:p>
          </table:table-cell>
          <table:table-cell table:style-name="ce1" office:value-type="float" office:value="47.52">
            <text:p>47.52</text:p>
          </table:table-cell>
          <table:table-cell table:style-name="ce1" office:value-type="float" office:value="42.77">
            <text:p>42.77</text:p>
          </table:table-cell>
          <table:table-cell table:style-name="ce2" office:value-type="float" office:value="0.977024865493675">
            <text:p>0.977024865493675</text:p>
          </table:table-cell>
          <table:table-cell table:style-name="ce1" office:value-type="float" office:value="98.37">
            <text:p>98.37</text:p>
          </table:table-cell>
          <table:table-cell table:style-name="ce1" office:value-type="float" office:value="97.7">
            <text:p>97.7</text:p>
          </table:table-cell>
          <table:table-cell table:style-name="ce1" office:value-type="float" office:value="98.03">
            <text:p>98.03</text:p>
          </table:table-cell>
          <table:table-cell table:style-name="ce1" office:value-type="float" office:value="96.38">
            <text:p>96.38</text:p>
          </table:table-cell>
          <table:table-cell table:style-name="ce1" office:value-type="float" office:value="96.59">
            <text:p>96.59</text:p>
          </table:table-cell>
          <table:table-cell table:style-name="ce1" office:value-type="float" office:value="96.2">
            <text:p>96.2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475177304964539">
            <text:p>0.475177304964539</text:p>
          </table:table-cell>
          <table:table-cell table:style-name="ce1" office:value-type="float" office:value="39.03">
            <text:p>39.03</text:p>
          </table:table-cell>
          <table:table-cell table:style-name="ce1" office:value-type="float" office:value="47.52">
            <text:p>47.52</text:p>
          </table:table-cell>
          <table:table-cell table:style-name="ce1" office:value-type="float" office:value="42.86">
            <text:p>42.86</text:p>
          </table:table-cell>
          <table:table-cell table:style-name="ce2" office:value-type="float" office:value="0.977170277737386">
            <text:p>0.977170277737386</text:p>
          </table:table-cell>
          <table:table-cell table:style-name="ce1" office:value-type="float" office:value="98.38">
            <text:p>98.38</text:p>
          </table:table-cell>
          <table:table-cell table:style-name="ce1" office:value-type="float" office:value="97.72">
            <text:p>97.72</text:p>
          </table:table-cell>
          <table:table-cell table:style-name="ce1" office:value-type="float" office:value="98.05">
            <text:p>98.05</text:p>
          </table:table-cell>
          <table:table-cell table:style-name="ce1" office:value-type="float" office:value="96.4">
            <text:p>96.4</text:p>
          </table:table-cell>
          <table:table-cell table:style-name="ce1" office:value-type="float" office:value="96.61">
            <text:p>96.61</text:p>
          </table:table-cell>
          <table:table-cell table:style-name="ce1" office:value-type="float" office:value="96.22">
            <text:p>96.22</text:p>
          </table:table-cell>
        </table:table-row>
      </table:table>
      <table:table table:name="'file:///home/runejen/Dropbox/Skole/Master/Data/Model_4.ods'#m" table:print="false" table:style-name="ta_extref">
        <table:table-source xlink:type="simple" xlink:href="../Model_4.ods" table:table-name="m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411347517730496">
            <text:p>0.411347517730496</text:p>
          </table:table-cell>
          <table:table-cell table:style-name="ce1" office:value-type="float" office:value="18.71">
            <text:p>18.71</text:p>
          </table:table-cell>
          <table:table-cell table:style-name="ce1" office:value-type="float" office:value="41.13">
            <text:p>41.13</text:p>
          </table:table-cell>
          <table:table-cell table:style-name="ce1" office:value-type="float" office:value="25.72">
            <text:p>25.72</text:p>
          </table:table-cell>
          <table:table-cell table:style-name="ce2" office:value-type="float" office:value="0.945034171877272">
            <text:p>0.945034171877272</text:p>
          </table:table-cell>
          <table:table-cell table:style-name="ce1" office:value-type="float" office:value="98.12">
            <text:p>98.12</text:p>
          </table:table-cell>
          <table:table-cell table:style-name="ce1" office:value-type="float" office:value="94.5">
            <text:p>94.5</text:p>
          </table:table-cell>
          <table:table-cell table:style-name="ce1" office:value-type="float" office:value="96.28">
            <text:p>96.28</text:p>
          </table:table-cell>
          <table:table-cell table:style-name="ce1" office:value-type="float" office:value="94.17">
            <text:p>94.17</text:p>
          </table:table-cell>
          <table:table-cell table:style-name="ce1" office:value-type="float" office:value="95.75">
            <text:p>95.75</text:p>
          </table:table-cell>
          <table:table-cell table:style-name="ce1" office:value-type="float" office:value="92.91">
            <text:p>92.91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293144208037825">
            <text:p>0.293144208037825</text:p>
          </table:table-cell>
          <table:table-cell table:style-name="ce1" office:value-type="float" office:value="25.51">
            <text:p>25.51</text:p>
          </table:table-cell>
          <table:table-cell table:style-name="ce1" office:value-type="float" office:value="29.31">
            <text:p>29.31</text:p>
          </table:table-cell>
          <table:table-cell table:style-name="ce1" office:value-type="float" office:value="27.28">
            <text:p>27.28</text:p>
          </table:table-cell>
          <table:table-cell table:style-name="ce2" office:value-type="float" office:value="0.973680383888323">
            <text:p>0.973680383888323</text:p>
          </table:table-cell>
          <table:table-cell table:style-name="ce1" office:value-type="float" office:value="97.82">
            <text:p>97.82</text:p>
          </table:table-cell>
          <table:table-cell table:style-name="ce1" office:value-type="float" office:value="97.37">
            <text:p>97.37</text:p>
          </table:table-cell>
          <table:table-cell table:style-name="ce1" office:value-type="float" office:value="97.59">
            <text:p>97.59</text:p>
          </table:table-cell>
          <table:table-cell table:style-name="ce1" office:value-type="float" office:value="95.49">
            <text:p>95.49</text:p>
          </table:table-cell>
          <table:table-cell table:style-name="ce1" office:value-type="float" office:value="95.66">
            <text:p>95.66</text:p>
          </table:table-cell>
          <table:table-cell table:style-name="ce1" office:value-type="float" office:value="95.34">
            <text:p>95.34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297872340425532">
            <text:p>0.297872340425532</text:p>
          </table:table-cell>
          <table:table-cell table:style-name="ce1" office:value-type="float" office:value="24.85">
            <text:p>24.85</text:p>
          </table:table-cell>
          <table:table-cell table:style-name="ce1" office:value-type="float" office:value="29.79">
            <text:p>29.79</text:p>
          </table:table-cell>
          <table:table-cell table:style-name="ce1" office:value-type="float" office:value="27.1">
            <text:p>27.1</text:p>
          </table:table-cell>
          <table:table-cell table:style-name="ce2" office:value-type="float" office:value="0.97229896757307">
            <text:p>0.97229896757307</text:p>
          </table:table-cell>
          <table:table-cell table:style-name="ce1" office:value-type="float" office:value="97.83">
            <text:p>97.83</text:p>
          </table:table-cell>
          <table:table-cell table:style-name="ce1" office:value-type="float" office:value="97.23">
            <text:p>97.23</text:p>
          </table:table-cell>
          <table:table-cell table:style-name="ce1" office:value-type="float" office:value="97.53">
            <text:p>97.53</text:p>
          </table:table-cell>
          <table:table-cell table:style-name="ce1" office:value-type="float" office:value="95.43">
            <text:p>95.43</text:p>
          </table:table-cell>
          <table:table-cell table:style-name="ce1" office:value-type="float" office:value="95.65">
            <text:p>95.65</text:p>
          </table:table-cell>
          <table:table-cell table:style-name="ce1" office:value-type="float" office:value="95.22">
            <text:p>95.22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300236406619385">
            <text:p>0.300236406619385</text:p>
          </table:table-cell>
          <table:table-cell table:style-name="ce1" office:value-type="float" office:value="24.52">
            <text:p>24.52</text:p>
          </table:table-cell>
          <table:table-cell table:style-name="ce1" office:value-type="float" office:value="30.02">
            <text:p>30.02</text:p>
          </table:table-cell>
          <table:table-cell table:style-name="ce1" office:value-type="float" office:value="26.99">
            <text:p>26.99</text:p>
          </table:table-cell>
          <table:table-cell table:style-name="ce2" office:value-type="float" office:value="0.971571906354515">
            <text:p>0.971571906354515</text:p>
          </table:table-cell>
          <table:table-cell table:style-name="ce1" office:value-type="float" office:value="97.83">
            <text:p>97.83</text:p>
          </table:table-cell>
          <table:table-cell table:style-name="ce1" office:value-type="float" office:value="97.16">
            <text:p>97.16</text:p>
          </table:table-cell>
          <table:table-cell table:style-name="ce1" office:value-type="float" office:value="97.49">
            <text:p>97.49</text:p>
          </table:table-cell>
          <table:table-cell table:style-name="ce1" office:value-type="float" office:value="95.39">
            <text:p>95.39</text:p>
          </table:table-cell>
          <table:table-cell table:style-name="ce1" office:value-type="float" office:value="95.64">
            <text:p>95.64</text:p>
          </table:table-cell>
          <table:table-cell table:style-name="ce1" office:value-type="float" office:value="95.16">
            <text:p>95.16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297872340425532">
            <text:p>0.297872340425532</text:p>
          </table:table-cell>
          <table:table-cell table:style-name="ce1" office:value-type="float" office:value="24.61">
            <text:p>24.61</text:p>
          </table:table-cell>
          <table:table-cell table:style-name="ce1" office:value-type="float" office:value="29.79">
            <text:p>29.79</text:p>
          </table:table-cell>
          <table:table-cell table:style-name="ce1" office:value-type="float" office:value="26.95">
            <text:p>26.95</text:p>
          </table:table-cell>
          <table:table-cell table:style-name="ce2" office:value-type="float" office:value="0.971935436963792">
            <text:p>0.971935436963792</text:p>
          </table:table-cell>
          <table:table-cell table:style-name="ce1" office:value-type="float" office:value="97.83">
            <text:p>97.83</text:p>
          </table:table-cell>
          <table:table-cell table:style-name="ce1" office:value-type="float" office:value="97.19">
            <text:p>97.19</text:p>
          </table:table-cell>
          <table:table-cell table:style-name="ce1" office:value-type="float" office:value="97.51">
            <text:p>97.51</text:p>
          </table:table-cell>
          <table:table-cell table:style-name="ce1" office:value-type="float" office:value="95.4">
            <text:p>95.4</text:p>
          </table:table-cell>
          <table:table-cell table:style-name="ce1" office:value-type="float" office:value="95.65">
            <text:p>95.65</text:p>
          </table:table-cell>
          <table:table-cell table:style-name="ce1" office:value-type="float" office:value="95.18">
            <text:p>95.18</text:p>
          </table:table-cell>
        </table:table-row>
      </table:table>
      <table:table table:name="'file:///home/runejen/Dropbox/Skole/Master/Data/Model_4.ods'#f" table:print="false" table:style-name="ta_extref">
        <table:table-source xlink:type="simple" xlink:href="../Model_4.ods" table:table-name="f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271867612293144">
            <text:p>0.271867612293144</text:p>
          </table:table-cell>
          <table:table-cell table:style-name="ce1" office:value-type="float" office:value="27.51">
            <text:p>27.51</text:p>
          </table:table-cell>
          <table:table-cell table:style-name="ce1" office:value-type="float" office:value="27.19">
            <text:p>27.19</text:p>
          </table:table-cell>
          <table:table-cell table:style-name="ce1" office:value-type="float" office:value="27.35">
            <text:p>27.35</text:p>
          </table:table-cell>
          <table:table-cell table:style-name="ce2" office:value-type="float" office:value="0.977970045077795">
            <text:p>0.977970045077795</text:p>
          </table:table-cell>
          <table:table-cell table:style-name="ce1" office:value-type="float" office:value="97.76">
            <text:p>97.76</text:p>
          </table:table-cell>
          <table:table-cell table:style-name="ce1" office:value-type="float" office:value="97.8">
            <text:p>97.8</text:p>
          </table:table-cell>
          <table:table-cell table:style-name="ce1" office:value-type="float" office:value="97.78">
            <text:p>97.78</text:p>
          </table:table-cell>
          <table:table-cell table:style-name="ce1" office:value-type="float" office:value="95.68">
            <text:p>95.68</text:p>
          </table:table-cell>
          <table:table-cell table:style-name="ce1" office:value-type="float" office:value="95.66">
            <text:p>95.66</text:p>
          </table:table-cell>
          <table:table-cell table:style-name="ce1" office:value-type="float" office:value="95.69">
            <text:p>95.69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274231678486998">
            <text:p>0.274231678486998</text:p>
          </table:table-cell>
          <table:table-cell table:style-name="ce1" office:value-type="float" office:value="36.83">
            <text:p>36.83</text:p>
          </table:table-cell>
          <table:table-cell table:style-name="ce1" office:value-type="float" office:value="27.42">
            <text:p>27.42</text:p>
          </table:table-cell>
          <table:table-cell table:style-name="ce1" office:value-type="float" office:value="31.44">
            <text:p>31.44</text:p>
          </table:table-cell>
          <table:table-cell table:style-name="ce2" office:value-type="float" office:value="0.985531481750763">
            <text:p>0.985531481750763</text:p>
          </table:table-cell>
          <table:table-cell table:style-name="ce1" office:value-type="float" office:value="97.79">
            <text:p>97.79</text:p>
          </table:table-cell>
          <table:table-cell table:style-name="ce1" office:value-type="float" office:value="98.55">
            <text:p>98.55</text:p>
          </table:table-cell>
          <table:table-cell table:style-name="ce1" office:value-type="float" office:value="98.17">
            <text:p>98.17</text:p>
          </table:table-cell>
          <table:table-cell table:style-name="ce1" office:value-type="float" office:value="96.18">
            <text:p>96.18</text:p>
          </table:table-cell>
          <table:table-cell table:style-name="ce1" office:value-type="float" office:value="95.97">
            <text:p>95.97</text:p>
          </table:table-cell>
          <table:table-cell table:style-name="ce1" office:value-type="float" office:value="96.43">
            <text:p>96.43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269503546099291">
            <text:p>0.269503546099291</text:p>
          </table:table-cell>
          <table:table-cell table:style-name="ce1" office:value-type="float" office:value="38.26">
            <text:p>38.26</text:p>
          </table:table-cell>
          <table:table-cell table:style-name="ce1" office:value-type="float" office:value="26.95">
            <text:p>26.95</text:p>
          </table:table-cell>
          <table:table-cell table:style-name="ce1" office:value-type="float" office:value="31.62">
            <text:p>31.62</text:p>
          </table:table-cell>
          <table:table-cell table:style-name="ce2" office:value-type="float" office:value="0.986622073578595">
            <text:p>0.986622073578595</text:p>
          </table:table-cell>
          <table:table-cell table:style-name="ce1" office:value-type="float" office:value="97.77">
            <text:p>97.77</text:p>
          </table:table-cell>
          <table:table-cell table:style-name="ce1" office:value-type="float" office:value="98.66">
            <text:p>98.66</text:p>
          </table:table-cell>
          <table:table-cell table:style-name="ce1" office:value-type="float" office:value="98.21">
            <text:p>98.21</text:p>
          </table:table-cell>
          <table:table-cell table:style-name="ce1" office:value-type="float" office:value="96.22">
            <text:p>96.22</text:p>
          </table:table-cell>
          <table:table-cell table:style-name="ce1" office:value-type="float" office:value="95.99">
            <text:p>95.99</text:p>
          </table:table-cell>
          <table:table-cell table:style-name="ce1" office:value-type="float" office:value="96.52">
            <text:p>96.52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274231678486998">
            <text:p>0.274231678486998</text:p>
          </table:table-cell>
          <table:table-cell table:style-name="ce1" office:value-type="float" office:value="37.66">
            <text:p>37.66</text:p>
          </table:table-cell>
          <table:table-cell table:style-name="ce1" office:value-type="float" office:value="27.42">
            <text:p>27.42</text:p>
          </table:table-cell>
          <table:table-cell table:style-name="ce1" office:value-type="float" office:value="31.73">
            <text:p>31.73</text:p>
          </table:table-cell>
          <table:table-cell table:style-name="ce2" office:value-type="float" office:value="0.986040424603752">
            <text:p>0.986040424603752</text:p>
          </table:table-cell>
          <table:table-cell table:style-name="ce1" office:value-type="float" office:value="97.79">
            <text:p>97.79</text:p>
          </table:table-cell>
          <table:table-cell table:style-name="ce1" office:value-type="float" office:value="98.6">
            <text:p>98.6</text:p>
          </table:table-cell>
          <table:table-cell table:style-name="ce1" office:value-type="float" office:value="98.19">
            <text:p>98.19</text:p>
          </table:table-cell>
          <table:table-cell table:style-name="ce1" office:value-type="float" office:value="96.21">
            <text:p>96.21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96.48">
            <text:p>96.48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274231678486998">
            <text:p>0.274231678486998</text:p>
          </table:table-cell>
          <table:table-cell table:style-name="ce1" office:value-type="float" office:value="37.79">
            <text:p>37.79</text:p>
          </table:table-cell>
          <table:table-cell table:style-name="ce1" office:value-type="float" office:value="27.42">
            <text:p>27.42</text:p>
          </table:table-cell>
          <table:table-cell table:style-name="ce1" office:value-type="float" office:value="31.78">
            <text:p>31.78</text:p>
          </table:table-cell>
          <table:table-cell table:style-name="ce2" office:value-type="float" office:value="0.986113130725607">
            <text:p>0.986113130725607</text:p>
          </table:table-cell>
          <table:table-cell table:style-name="ce1" office:value-type="float" office:value="97.79">
            <text:p>97.79</text:p>
          </table:table-cell>
          <table:table-cell table:style-name="ce1" office:value-type="float" office:value="98.61">
            <text:p>98.61</text:p>
          </table:table-cell>
          <table:table-cell table:style-name="ce1" office:value-type="float" office:value="98.2">
            <text:p>98.2</text:p>
          </table:table-cell>
          <table:table-cell table:style-name="ce1" office:value-type="float" office:value="96.22">
            <text:p>96.22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96.49">
            <text:p>96.49</text:p>
          </table:table-cell>
        </table:table-row>
      </table:table>
      <table:table table:name="'file:///home/runejen/Dropbox/Skole/Master/Data/Model_4.ods'#mf" table:print="false" table:style-name="ta_extref">
        <table:table-source xlink:type="simple" xlink:href="../Model_4.ods" table:table-name="mf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387706855791962">
            <text:p>0.387706855791962</text:p>
          </table:table-cell>
          <table:table-cell table:style-name="ce1" office:value-type="float" office:value="30.77">
            <text:p>30.77</text:p>
          </table:table-cell>
          <table:table-cell table:style-name="ce1" office:value-type="float" office:value="38.77">
            <text:p>38.77</text:p>
          </table:table-cell>
          <table:table-cell table:style-name="ce1" office:value-type="float" office:value="34.31">
            <text:p>34.31</text:p>
          </table:table-cell>
          <table:table-cell table:style-name="ce2" office:value-type="float" office:value="0.973171441035335">
            <text:p>0.973171441035335</text:p>
          </table:table-cell>
          <table:table-cell table:style-name="ce1" office:value-type="float" office:value="98.1">
            <text:p>98.1</text:p>
          </table:table-cell>
          <table:table-cell table:style-name="ce1" office:value-type="float" office:value="97.32">
            <text:p>97.32</text:p>
          </table:table-cell>
          <table:table-cell table:style-name="ce1" office:value-type="float" office:value="97.71">
            <text:p>97.71</text:p>
          </table:table-cell>
          <table:table-cell table:style-name="ce1" office:value-type="float" office:value="95.82">
            <text:p>95.82</text:p>
          </table:table-cell>
          <table:table-cell table:style-name="ce1" office:value-type="float" office:value="96.09">
            <text:p>96.09</text:p>
          </table:table-cell>
          <table:table-cell table:style-name="ce1" office:value-type="float" office:value="95.57">
            <text:p>95.57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314420803782506">
            <text:p>0.314420803782506</text:p>
          </table:table-cell>
          <table:table-cell table:style-name="ce1" office:value-type="float" office:value="36.74">
            <text:p>36.74</text:p>
          </table:table-cell>
          <table:table-cell table:style-name="ce1" office:value-type="float" office:value="31.44">
            <text:p>31.44</text:p>
          </table:table-cell>
          <table:table-cell table:style-name="ce1" office:value-type="float" office:value="33.88">
            <text:p>33.88</text:p>
          </table:table-cell>
          <table:table-cell table:style-name="ce2" office:value-type="float" office:value="0.9833502980951">
            <text:p>0.9833502980951</text:p>
          </table:table-cell>
          <table:table-cell table:style-name="ce1" office:value-type="float" office:value="97.9">
            <text:p>97.9</text:p>
          </table:table-cell>
          <table:table-cell table:style-name="ce1" office:value-type="float" office:value="98.34">
            <text:p>98.34</text:p>
          </table:table-cell>
          <table:table-cell table:style-name="ce1" office:value-type="float" office:value="98.12">
            <text:p>98.12</text:p>
          </table:table-cell>
          <table:table-cell table:style-name="ce1" office:value-type="float" office:value="96.2">
            <text:p>96.2</text:p>
          </table:table-cell>
          <table:table-cell table:style-name="ce1" office:value-type="float" office:value="96.08">
            <text:p>96.08</text:p>
          </table:table-cell>
          <table:table-cell table:style-name="ce1" office:value-type="float" office:value="96.34">
            <text:p>96.34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326241134751773">
            <text:p>0.326241134751773</text:p>
          </table:table-cell>
          <table:table-cell table:style-name="ce1" office:value-type="float" office:value="34.07">
            <text:p>34.07</text:p>
          </table:table-cell>
          <table:table-cell table:style-name="ce1" office:value-type="float" office:value="32.62">
            <text:p>32.62</text:p>
          </table:table-cell>
          <table:table-cell table:style-name="ce1" office:value-type="float" office:value="33.33">
            <text:p>33.33</text:p>
          </table:table-cell>
          <table:table-cell table:style-name="ce2" office:value-type="float" office:value="0.980587465464592">
            <text:p>0.980587465464592</text:p>
          </table:table-cell>
          <table:table-cell table:style-name="ce1" office:value-type="float" office:value="97.93">
            <text:p>97.93</text:p>
          </table:table-cell>
          <table:table-cell table:style-name="ce1" office:value-type="float" office:value="98.06">
            <text:p>98.06</text:p>
          </table:table-cell>
          <table:table-cell table:style-name="ce1" office:value-type="float" office:value="97.99">
            <text:p>97.99</text:p>
          </table:table-cell>
          <table:table-cell table:style-name="ce1" office:value-type="float" office:value="96.06">
            <text:p>96.06</text:p>
          </table:table-cell>
          <table:table-cell table:style-name="ce1" office:value-type="float" office:value="96.02">
            <text:p>96.02</text:p>
          </table:table-cell>
          <table:table-cell table:style-name="ce1" office:value-type="float" office:value="96.11">
            <text:p>96.11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316784869976359">
            <text:p>0.316784869976359</text:p>
          </table:table-cell>
          <table:table-cell table:style-name="ce1" office:value-type="float" office:value="34.54">
            <text:p>34.54</text:p>
          </table:table-cell>
          <table:table-cell table:style-name="ce1" office:value-type="float" office:value="31.68">
            <text:p>31.68</text:p>
          </table:table-cell>
          <table:table-cell table:style-name="ce1" office:value-type="float" office:value="33.05">
            <text:p>33.05</text:p>
          </table:table-cell>
          <table:table-cell table:style-name="ce2" office:value-type="float" office:value="0.981532645048713">
            <text:p>0.981532645048713</text:p>
          </table:table-cell>
          <table:table-cell table:style-name="ce1" office:value-type="float" office:value="97.9">
            <text:p>97.9</text:p>
          </table:table-cell>
          <table:table-cell table:style-name="ce1" office:value-type="float" office:value="98.15">
            <text:p>98.15</text:p>
          </table:table-cell>
          <table:table-cell table:style-name="ce1" office:value-type="float" office:value="98.02">
            <text:p>98.02</text:p>
          </table:table-cell>
          <table:table-cell table:style-name="ce1" office:value-type="float" office:value="96.08">
            <text:p>96.08</text:p>
          </table:table-cell>
          <table:table-cell table:style-name="ce1" office:value-type="float" office:value="96.01">
            <text:p>96.01</text:p>
          </table:table-cell>
          <table:table-cell table:style-name="ce1" office:value-type="float" office:value="96.17">
            <text:p>96.17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316784869976359">
            <text:p>0.316784869976359</text:p>
          </table:table-cell>
          <table:table-cell table:style-name="ce1" office:value-type="float" office:value="34.45">
            <text:p>34.45</text:p>
          </table:table-cell>
          <table:table-cell table:style-name="ce1" office:value-type="float" office:value="31.68">
            <text:p>31.68</text:p>
          </table:table-cell>
          <table:table-cell table:style-name="ce1" office:value-type="float" office:value="33.01">
            <text:p>33.01</text:p>
          </table:table-cell>
          <table:table-cell table:style-name="ce2" office:value-type="float" office:value="0.981459938926858">
            <text:p>0.981459938926858</text:p>
          </table:table-cell>
          <table:table-cell table:style-name="ce1" office:value-type="float" office:value="97.9">
            <text:p>97.9</text:p>
          </table:table-cell>
          <table:table-cell table:style-name="ce1" office:value-type="float" office:value="98.15">
            <text:p>98.15</text:p>
          </table:table-cell>
          <table:table-cell table:style-name="ce1" office:value-type="float" office:value="98.02">
            <text:p>98.02</text:p>
          </table:table-cell>
          <table:table-cell table:style-name="ce1" office:value-type="float" office:value="96.08">
            <text:p>96.08</text:p>
          </table:table-cell>
          <table:table-cell table:style-name="ce1" office:value-type="float" office:value="96.01">
            <text:p>96.01</text:p>
          </table:table-cell>
          <table:table-cell table:style-name="ce1" office:value-type="float" office:value="96.17">
            <text:p>96.17</text:p>
          </table:table-cell>
        </table:table-row>
      </table:table>
      <table:table table:name="'file:///home/runejen/Dropbox/Skole/Master/Data/Model_4.ods'#rbm" table:print="false" table:style-name="ta_extref">
        <table:table-source xlink:type="simple" xlink:href="../Model_4.ods" table:table-name="rbm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543735224586288">
            <text:p>0.543735224586288</text:p>
          </table:table-cell>
          <table:table-cell table:style-name="ce1" office:value-type="float" office:value="45.01">
            <text:p>45.01</text:p>
          </table:table-cell>
          <table:table-cell table:style-name="ce1" office:value-type="float" office:value="54.37">
            <text:p>54.37</text:p>
          </table:table-cell>
          <table:table-cell table:style-name="ce1" office:value-type="float" office:value="49.25">
            <text:p>49.25</text:p>
          </table:table-cell>
          <table:table-cell table:style-name="ce2" office:value-type="float" office:value="0.979569579758616">
            <text:p>0.979569579758616</text:p>
          </table:table-cell>
          <table:table-cell table:style-name="ce1" office:value-type="float" office:value="98.59">
            <text:p>98.59</text:p>
          </table:table-cell>
          <table:table-cell table:style-name="ce1" office:value-type="float" office:value="97.96">
            <text:p>97.96</text:p>
          </table:table-cell>
          <table:table-cell table:style-name="ce1" office:value-type="float" office:value="98.27">
            <text:p>98.27</text:p>
          </table:table-cell>
          <table:table-cell table:style-name="ce1" office:value-type="float" office:value="96.81">
            <text:p>96.81</text:p>
          </table:table-cell>
          <table:table-cell table:style-name="ce1" office:value-type="float" office:value="96.99">
            <text:p>96.99</text:p>
          </table:table-cell>
          <table:table-cell table:style-name="ce1" office:value-type="float" office:value="96.66">
            <text:p>96.66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48936170212766">
            <text:p>0.48936170212766</text:p>
          </table:table-cell>
          <table:table-cell table:style-name="ce1" office:value-type="float" office:value="48.71">
            <text:p>48.71</text:p>
          </table:table-cell>
          <table:table-cell table:style-name="ce1" office:value-type="float" office:value="48.94">
            <text:p>48.94</text:p>
          </table:table-cell>
          <table:table-cell table:style-name="ce1" office:value-type="float" office:value="48.82">
            <text:p>48.82</text:p>
          </table:table-cell>
          <table:table-cell table:style-name="ce2" office:value-type="float" office:value="0.98415006543551">
            <text:p>0.98415006543551</text:p>
          </table:table-cell>
          <table:table-cell table:style-name="ce1" office:value-type="float" office:value="98.43">
            <text:p>98.43</text:p>
          </table:table-cell>
          <table:table-cell table:style-name="ce1" office:value-type="float" office:value="98.42">
            <text:p>98.42</text:p>
          </table:table-cell>
          <table:table-cell table:style-name="ce1" office:value-type="float" office:value="98.42">
            <text:p>98.42</text:p>
          </table:table-cell>
          <table:table-cell table:style-name="ce1" office:value-type="float" office:value="96.94">
            <text:p>96.94</text:p>
          </table:table-cell>
          <table:table-cell table:style-name="ce1" office:value-type="float" office:value="96.95">
            <text:p>96.95</text:p>
          </table:table-cell>
          <table:table-cell table:style-name="ce1" office:value-type="float" office:value="96.94">
            <text:p>96.94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491725768321513">
            <text:p>0.491725768321513</text:p>
          </table:table-cell>
          <table:table-cell table:style-name="ce1" office:value-type="float" office:value="40.78">
            <text:p>40.78</text:p>
          </table:table-cell>
          <table:table-cell table:style-name="ce1" office:value-type="float" office:value="49.17">
            <text:p>49.17</text:p>
          </table:table-cell>
          <table:table-cell table:style-name="ce1" office:value-type="float" office:value="44.58">
            <text:p>44.58</text:p>
          </table:table-cell>
          <table:table-cell table:style-name="ce2" office:value-type="float" office:value="0.978042751199651">
            <text:p>0.978042751199651</text:p>
          </table:table-cell>
          <table:table-cell table:style-name="ce1" office:value-type="float" office:value="98.43">
            <text:p>98.43</text:p>
          </table:table-cell>
          <table:table-cell table:style-name="ce1" office:value-type="float" office:value="97.8">
            <text:p>97.8</text:p>
          </table:table-cell>
          <table:table-cell table:style-name="ce1" office:value-type="float" office:value="98.11">
            <text:p>98.11</text:p>
          </table:table-cell>
          <table:table-cell table:style-name="ce1" office:value-type="float" office:value="96.51">
            <text:p>96.51</text:p>
          </table:table-cell>
          <table:table-cell table:style-name="ce1" office:value-type="float" office:value="96.71">
            <text:p>96.71</text:p>
          </table:table-cell>
          <table:table-cell table:style-name="ce1" office:value-type="float" office:value="96.35">
            <text:p>96.35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48936170212766">
            <text:p>0.48936170212766</text:p>
          </table:table-cell>
          <table:table-cell table:style-name="ce1" office:value-type="float" office:value="39.58">
            <text:p>39.58</text:p>
          </table:table-cell>
          <table:table-cell table:style-name="ce1" office:value-type="float" office:value="48.94">
            <text:p>48.94</text:p>
          </table:table-cell>
          <table:table-cell table:style-name="ce1" office:value-type="float" office:value="43.77">
            <text:p>43.77</text:p>
          </table:table-cell>
          <table:table-cell table:style-name="ce2" office:value-type="float" office:value="0.977024865493675">
            <text:p>0.977024865493675</text:p>
          </table:table-cell>
          <table:table-cell table:style-name="ce1" office:value-type="float" office:value="98.42">
            <text:p>98.42</text:p>
          </table:table-cell>
          <table:table-cell table:style-name="ce1" office:value-type="float" office:value="97.7">
            <text:p>97.7</text:p>
          </table:table-cell>
          <table:table-cell table:style-name="ce1" office:value-type="float" office:value="98.06">
            <text:p>98.06</text:p>
          </table:table-cell>
          <table:table-cell table:style-name="ce1" office:value-type="float" office:value="96.44">
            <text:p>96.44</text:p>
          </table:table-cell>
          <table:table-cell table:style-name="ce1" office:value-type="float" office:value="96.66">
            <text:p>96.66</text:p>
          </table:table-cell>
          <table:table-cell table:style-name="ce1" office:value-type="float" office:value="96.25">
            <text:p>96.25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48936170212766">
            <text:p>0.48936170212766</text:p>
          </table:table-cell>
          <table:table-cell table:style-name="ce1" office:value-type="float" office:value="39.13">
            <text:p>39.13</text:p>
          </table:table-cell>
          <table:table-cell table:style-name="ce1" office:value-type="float" office:value="48.94">
            <text:p>48.94</text:p>
          </table:table-cell>
          <table:table-cell table:style-name="ce1" office:value-type="float" office:value="43.49">
            <text:p>43.49</text:p>
          </table:table-cell>
          <table:table-cell table:style-name="ce2" office:value-type="float" office:value="0.976588628762542">
            <text:p>0.976588628762542</text:p>
          </table:table-cell>
          <table:table-cell table:style-name="ce1" office:value-type="float" office:value="98.42">
            <text:p>98.42</text:p>
          </table:table-cell>
          <table:table-cell table:style-name="ce1" office:value-type="float" office:value="97.66">
            <text:p>97.66</text:p>
          </table:table-cell>
          <table:table-cell table:style-name="ce1" office:value-type="float" office:value="98.04">
            <text:p>98.04</text:p>
          </table:table-cell>
          <table:table-cell table:style-name="ce1" office:value-type="float" office:value="96.41">
            <text:p>96.41</text:p>
          </table:table-cell>
          <table:table-cell table:style-name="ce1" office:value-type="float" office:value="96.65">
            <text:p>96.65</text:p>
          </table:table-cell>
          <table:table-cell table:style-name="ce1" office:value-type="float" office:value="96.21">
            <text:p>96.21</text:p>
          </table:table-cell>
        </table:table-row>
      </table:table>
      <table:table table:name="'file:///home/runejen/Dropbox/Skole/Master/Data/Model_4.ods'#rbf" table:print="false" table:style-name="ta_extref">
        <table:table-source xlink:type="simple" xlink:href="../Model_4.ods" table:table-name="rbf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397163120567376">
            <text:p>0.397163120567376</text:p>
          </table:table-cell>
          <table:table-cell table:style-name="ce1" office:value-type="float" office:value="34.78">
            <text:p>34.78</text:p>
          </table:table-cell>
          <table:table-cell table:style-name="ce1" office:value-type="float" office:value="39.72">
            <text:p>39.72</text:p>
          </table:table-cell>
          <table:table-cell table:style-name="ce1" office:value-type="float" office:value="37.09">
            <text:p>37.09</text:p>
          </table:table-cell>
          <table:table-cell table:style-name="ce2" office:value-type="float" office:value="0.97709757161553">
            <text:p>0.97709757161553</text:p>
          </table:table-cell>
          <table:table-cell table:style-name="ce1" office:value-type="float" office:value="98.14">
            <text:p>98.14</text:p>
          </table:table-cell>
          <table:table-cell table:style-name="ce1" office:value-type="float" office:value="97.71">
            <text:p>97.71</text:p>
          </table:table-cell>
          <table:table-cell table:style-name="ce1" office:value-type="float" office:value="97.92">
            <text:p>97.92</text:p>
          </table:table-cell>
          <table:table-cell table:style-name="ce1" office:value-type="float" office:value="96.11">
            <text:p>96.11</text:p>
          </table:table-cell>
          <table:table-cell table:style-name="ce1" office:value-type="float" office:value="96.25">
            <text:p>96.25</text:p>
          </table:table-cell>
          <table:table-cell table:style-name="ce1" office:value-type="float" office:value="95.98">
            <text:p>95.98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399527186761229">
            <text:p>0.399527186761229</text:p>
          </table:table-cell>
          <table:table-cell table:style-name="ce1" office:value-type="float" office:value="33.27">
            <text:p>33.27</text:p>
          </table:table-cell>
          <table:table-cell table:style-name="ce1" office:value-type="float" office:value="39.95">
            <text:p>39.95</text:p>
          </table:table-cell>
          <table:table-cell table:style-name="ce1" office:value-type="float" office:value="36.31">
            <text:p>36.31</text:p>
          </table:table-cell>
          <table:table-cell table:style-name="ce2" office:value-type="float" office:value="0.975352624690999">
            <text:p>0.975352624690999</text:p>
          </table:table-cell>
          <table:table-cell table:style-name="ce1" office:value-type="float" office:value="98.14">
            <text:p>98.14</text:p>
          </table:table-cell>
          <table:table-cell table:style-name="ce1" office:value-type="float" office:value="97.54">
            <text:p>97.54</text:p>
          </table:table-cell>
          <table:table-cell table:style-name="ce1" office:value-type="float" office:value="97.84">
            <text:p>97.84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96.2">
            <text:p>96.2</text:p>
          </table:table-cell>
          <table:table-cell table:style-name="ce1" office:value-type="float" office:value="95.82">
            <text:p>95.82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41371158392435">
            <text:p>0.41371158392435</text:p>
          </table:table-cell>
          <table:table-cell table:style-name="ce1" office:value-type="float" office:value="25.11">
            <text:p>25.11</text:p>
          </table:table-cell>
          <table:table-cell table:style-name="ce1" office:value-type="float" office:value="41.37">
            <text:p>41.37</text:p>
          </table:table-cell>
          <table:table-cell table:style-name="ce1" office:value-type="float" office:value="31.25">
            <text:p>31.25</text:p>
          </table:table-cell>
          <table:table-cell table:style-name="ce2" office:value-type="float" office:value="0.96204740439145">
            <text:p>0.96204740439145</text:p>
          </table:table-cell>
          <table:table-cell table:style-name="ce1" office:value-type="float" office:value="98.16">
            <text:p>98.16</text:p>
          </table:table-cell>
          <table:table-cell table:style-name="ce1" office:value-type="float" office:value="96.2">
            <text:p>96.2</text:p>
          </table:table-cell>
          <table:table-cell table:style-name="ce1" office:value-type="float" office:value="97.17">
            <text:p>97.17</text:p>
          </table:table-cell>
          <table:table-cell table:style-name="ce1" office:value-type="float" office:value="95.2">
            <text:p>95.2</text:p>
          </table:table-cell>
          <table:table-cell table:style-name="ce1" office:value-type="float" office:value="95.98">
            <text:p>95.98</text:p>
          </table:table-cell>
          <table:table-cell table:style-name="ce1" office:value-type="float" office:value="94.56">
            <text:p>94.56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416075650118203">
            <text:p>0.416075650118203</text:p>
          </table:table-cell>
          <table:table-cell table:style-name="ce1" office:value-type="float" office:value="24.08">
            <text:p>24.08</text:p>
          </table:table-cell>
          <table:table-cell table:style-name="ce1" office:value-type="float" office:value="41.61">
            <text:p>41.61</text:p>
          </table:table-cell>
          <table:table-cell table:style-name="ce1" office:value-type="float" office:value="30.51">
            <text:p>30.51</text:p>
          </table:table-cell>
          <table:table-cell table:style-name="ce2" office:value-type="float" office:value="0.95964810237022">
            <text:p>0.95964810237022</text:p>
          </table:table-cell>
          <table:table-cell table:style-name="ce1" office:value-type="float" office:value="98.16">
            <text:p>98.16</text:p>
          </table:table-cell>
          <table:table-cell table:style-name="ce1" office:value-type="float" office:value="95.96">
            <text:p>95.96</text:p>
          </table:table-cell>
          <table:table-cell table:style-name="ce1" office:value-type="float" office:value="97.05">
            <text:p>97.05</text:p>
          </table:table-cell>
          <table:table-cell table:style-name="ce1" office:value-type="float" office:value="95.06">
            <text:p>95.06</text:p>
          </table:table-cell>
          <table:table-cell table:style-name="ce1" office:value-type="float" office:value="95.95">
            <text:p>95.95</text:p>
          </table:table-cell>
          <table:table-cell table:style-name="ce1" office:value-type="float" office:value="94.34">
            <text:p>94.34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416075650118203">
            <text:p>0.416075650118203</text:p>
          </table:table-cell>
          <table:table-cell table:style-name="ce1" office:value-type="float" office:value="24.08">
            <text:p>24.08</text:p>
          </table:table-cell>
          <table:table-cell table:style-name="ce1" office:value-type="float" office:value="41.61">
            <text:p>41.61</text:p>
          </table:table-cell>
          <table:table-cell table:style-name="ce1" office:value-type="float" office:value="30.51">
            <text:p>30.51</text:p>
          </table:table-cell>
          <table:table-cell table:style-name="ce2" office:value-type="float" office:value="0.95964810237022">
            <text:p>0.95964810237022</text:p>
          </table:table-cell>
          <table:table-cell table:style-name="ce1" office:value-type="float" office:value="98.16">
            <text:p>98.16</text:p>
          </table:table-cell>
          <table:table-cell table:style-name="ce1" office:value-type="float" office:value="95.96">
            <text:p>95.96</text:p>
          </table:table-cell>
          <table:table-cell table:style-name="ce1" office:value-type="float" office:value="97.05">
            <text:p>97.05</text:p>
          </table:table-cell>
          <table:table-cell table:style-name="ce1" office:value-type="float" office:value="95.06">
            <text:p>95.06</text:p>
          </table:table-cell>
          <table:table-cell table:style-name="ce1" office:value-type="float" office:value="95.95">
            <text:p>95.95</text:p>
          </table:table-cell>
          <table:table-cell table:style-name="ce1" office:value-type="float" office:value="94.34">
            <text:p>94.34</text:p>
          </table:table-cell>
        </table:table-row>
      </table:table>
      <table:table table:name="'file:///home/runejen/Dropbox/Skole/Master/Data/Model_4.ods'#rbmf" table:print="false" table:style-name="ta_extref">
        <table:table-source xlink:type="simple" xlink:href="../Model_4.ods" table:table-name="rbmf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361702127659574">
            <text:p>0.361702127659574</text:p>
          </table:table-cell>
          <table:table-cell table:style-name="ce1" office:value-type="float" office:value="49.68">
            <text:p>49.68</text:p>
          </table:table-cell>
          <table:table-cell table:style-name="ce1" office:value-type="float" office:value="36.17">
            <text:p>36.17</text:p>
          </table:table-cell>
          <table:table-cell table:style-name="ce1" office:value-type="float" office:value="41.86">
            <text:p>41.86</text:p>
          </table:table-cell>
          <table:table-cell table:style-name="ce2" office:value-type="float" office:value="0.988730551112404">
            <text:p>0.988730551112404</text:p>
          </table:table-cell>
          <table:table-cell table:style-name="ce1" office:value-type="float" office:value="98.05">
            <text:p>98.05</text:p>
          </table:table-cell>
          <table:table-cell table:style-name="ce1" office:value-type="float" office:value="98.87">
            <text:p>98.87</text:p>
          </table:table-cell>
          <table:table-cell table:style-name="ce1" office:value-type="float" office:value="98.46">
            <text:p>98.46</text:p>
          </table:table-cell>
          <table:table-cell table:style-name="ce1" office:value-type="float" office:value="96.77">
            <text:p>96.77</text:p>
          </table:table-cell>
          <table:table-cell table:style-name="ce1" office:value-type="float" office:value="96.61">
            <text:p>96.61</text:p>
          </table:table-cell>
          <table:table-cell table:style-name="ce1" office:value-type="float" office:value="97">
            <text:p>97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390070921985816">
            <text:p>0.390070921985816</text:p>
          </table:table-cell>
          <table:table-cell table:style-name="ce1" office:value-type="float" office:value="29.41">
            <text:p>29.41</text:p>
          </table:table-cell>
          <table:table-cell table:style-name="ce1" office:value-type="float" office:value="39.01">
            <text:p>39.01</text:p>
          </table:table-cell>
          <table:table-cell table:style-name="ce1" office:value-type="float" office:value="33.54">
            <text:p>33.54</text:p>
          </table:table-cell>
          <table:table-cell table:style-name="ce2" office:value-type="float" office:value="0.971208375745238">
            <text:p>0.971208375745238</text:p>
          </table:table-cell>
          <table:table-cell table:style-name="ce1" office:value-type="float" office:value="98.11">
            <text:p>98.11</text:p>
          </table:table-cell>
          <table:table-cell table:style-name="ce1" office:value-type="float" office:value="97.12">
            <text:p>97.12</text:p>
          </table:table-cell>
          <table:table-cell table:style-name="ce1" office:value-type="float" office:value="97.61">
            <text:p>97.61</text:p>
          </table:table-cell>
          <table:table-cell table:style-name="ce1" office:value-type="float" office:value="95.7">
            <text:p>95.7</text:p>
          </table:table-cell>
          <table:table-cell table:style-name="ce1" office:value-type="float" office:value="96.06">
            <text:p>96.06</text:p>
          </table:table-cell>
          <table:table-cell table:style-name="ce1" office:value-type="float" office:value="95.39">
            <text:p>95.39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390070921985816">
            <text:p>0.390070921985816</text:p>
          </table:table-cell>
          <table:table-cell table:style-name="ce1" office:value-type="float" office:value="28.3">
            <text:p>28.3</text:p>
          </table:table-cell>
          <table:table-cell table:style-name="ce1" office:value-type="float" office:value="39.01">
            <text:p>39.01</text:p>
          </table:table-cell>
          <table:table-cell table:style-name="ce1" office:value-type="float" office:value="32.8">
            <text:p>32.8</text:p>
          </table:table-cell>
          <table:table-cell table:style-name="ce2" office:value-type="float" office:value="0.969608841064418">
            <text:p>0.969608841064418</text:p>
          </table:table-cell>
          <table:table-cell table:style-name="ce1" office:value-type="float" office:value="98.1">
            <text:p>98.1</text:p>
          </table:table-cell>
          <table:table-cell table:style-name="ce1" office:value-type="float" office:value="96.96">
            <text:p>96.96</text:p>
          </table:table-cell>
          <table:table-cell table:style-name="ce1" office:value-type="float" office:value="97.53">
            <text:p>97.53</text:p>
          </table:table-cell>
          <table:table-cell table:style-name="ce1" office:value-type="float" office:value="95.6">
            <text:p>95.6</text:p>
          </table:table-cell>
          <table:table-cell table:style-name="ce1" office:value-type="float" office:value="96.02">
            <text:p>96.02</text:p>
          </table:table-cell>
          <table:table-cell table:style-name="ce1" office:value-type="float" office:value="95.23">
            <text:p>95.23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392434988179669">
            <text:p>0.392434988179669</text:p>
          </table:table-cell>
          <table:table-cell table:style-name="ce1" office:value-type="float" office:value="27.44">
            <text:p>27.44</text:p>
          </table:table-cell>
          <table:table-cell table:style-name="ce1" office:value-type="float" office:value="39.24">
            <text:p>39.24</text:p>
          </table:table-cell>
          <table:table-cell table:style-name="ce1" office:value-type="float" office:value="32.3">
            <text:p>32.3</text:p>
          </table:table-cell>
          <table:table-cell table:style-name="ce2" office:value-type="float" office:value="0.968082012505453">
            <text:p>0.968082012505453</text:p>
          </table:table-cell>
          <table:table-cell table:style-name="ce1" office:value-type="float" office:value="98.11">
            <text:p>98.11</text:p>
          </table:table-cell>
          <table:table-cell table:style-name="ce1" office:value-type="float" office:value="96.81">
            <text:p>96.81</text:p>
          </table:table-cell>
          <table:table-cell table:style-name="ce1" office:value-type="float" office:value="97.46">
            <text:p>97.46</text:p>
          </table:table-cell>
          <table:table-cell table:style-name="ce1" office:value-type="float" office:value="95.52">
            <text:p>95.52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95.09">
            <text:p>95.09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390070921985816">
            <text:p>0.390070921985816</text:p>
          </table:table-cell>
          <table:table-cell table:style-name="ce1" office:value-type="float" office:value="27.41">
            <text:p>27.41</text:p>
          </table:table-cell>
          <table:table-cell table:style-name="ce1" office:value-type="float" office:value="39.01">
            <text:p>39.01</text:p>
          </table:table-cell>
          <table:table-cell table:style-name="ce1" office:value-type="float" office:value="32.2">
            <text:p>32.2</text:p>
          </table:table-cell>
          <table:table-cell table:style-name="ce2" office:value-type="float" office:value="0.968227424749164">
            <text:p>0.968227424749164</text:p>
          </table:table-cell>
          <table:table-cell table:style-name="ce1" office:value-type="float" office:value="98.1">
            <text:p>98.1</text:p>
          </table:table-cell>
          <table:table-cell table:style-name="ce1" office:value-type="float" office:value="96.82">
            <text:p>96.82</text:p>
          </table:table-cell>
          <table:table-cell table:style-name="ce1" office:value-type="float" office:value="97.46">
            <text:p>97.46</text:p>
          </table:table-cell>
          <table:table-cell table:style-name="ce1" office:value-type="float" office:value="95.51">
            <text:p>95.51</text:p>
          </table:table-cell>
          <table:table-cell table:style-name="ce1" office:value-type="float" office:value="95.99">
            <text:p>95.99</text:p>
          </table:table-cell>
          <table:table-cell table:style-name="ce1" office:value-type="float" office:value="95.1">
            <text:p>95.1</text:p>
          </table:table-cell>
        </table:table-row>
      </table:table>
      <table:table table:name="'file:///home/runejen/Dropbox/Skole/Master/Data/Model_4.ods'#rm" table:print="false" table:style-name="ta_extref">
        <table:table-source xlink:type="simple" xlink:href="../Model_4.ods" table:table-name="rm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373522458628842">
            <text:p>0.373522458628842</text:p>
          </table:table-cell>
          <table:table-cell table:style-name="ce1" office:value-type="float" office:value="40.83">
            <text:p>40.83</text:p>
          </table:table-cell>
          <table:table-cell table:style-name="ce1" office:value-type="float" office:value="37.35">
            <text:p>37.35</text:p>
          </table:table-cell>
          <table:table-cell table:style-name="ce1" office:value-type="float" office:value="39.01">
            <text:p>39.01</text:p>
          </table:table-cell>
          <table:table-cell table:style-name="ce2" office:value-type="float" office:value="0.9833502980951">
            <text:p>0.9833502980951</text:p>
          </table:table-cell>
          <table:table-cell table:style-name="ce1" office:value-type="float" office:value="98.08">
            <text:p>98.08</text:p>
          </table:table-cell>
          <table:table-cell table:style-name="ce1" office:value-type="float" office:value="98.34">
            <text:p>98.34</text:p>
          </table:table-cell>
          <table:table-cell table:style-name="ce1" office:value-type="float" office:value="98.21">
            <text:p>98.21</text:p>
          </table:table-cell>
          <table:table-cell table:style-name="ce1" office:value-type="float" office:value="96.44">
            <text:p>96.44</text:p>
          </table:table-cell>
          <table:table-cell table:style-name="ce1" office:value-type="float" office:value="96.37">
            <text:p>96.37</text:p>
          </table:table-cell>
          <table:table-cell table:style-name="ce1" office:value-type="float" office:value="96.52">
            <text:p>96.52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472813238770686">
            <text:p>0.472813238770686</text:p>
          </table:table-cell>
          <table:table-cell table:style-name="ce1" office:value-type="float" office:value="54.95">
            <text:p>54.95</text:p>
          </table:table-cell>
          <table:table-cell table:style-name="ce1" office:value-type="float" office:value="47.28">
            <text:p>47.28</text:p>
          </table:table-cell>
          <table:table-cell table:style-name="ce1" office:value-type="float" office:value="50.83">
            <text:p>50.83</text:p>
          </table:table-cell>
          <table:table-cell table:style-name="ce2" office:value-type="float" office:value="0.988076196015705">
            <text:p>0.988076196015705</text:p>
          </table:table-cell>
          <table:table-cell table:style-name="ce1" office:value-type="float" office:value="98.39">
            <text:p>98.39</text:p>
          </table:table-cell>
          <table:table-cell table:style-name="ce1" office:value-type="float" office:value="98.81">
            <text:p>98.81</text:p>
          </table:table-cell>
          <table:table-cell table:style-name="ce1" office:value-type="float" office:value="98.6">
            <text:p>98.6</text:p>
          </table:table-cell>
          <table:table-cell table:style-name="ce1" office:value-type="float" office:value="97.17">
            <text:p>97.17</text:p>
          </table:table-cell>
          <table:table-cell table:style-name="ce1" office:value-type="float" office:value="97.09">
            <text:p>97.09</text:p>
          </table:table-cell>
          <table:table-cell table:style-name="ce1" office:value-type="float" office:value="97.27">
            <text:p>97.27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484633569739953">
            <text:p>0.484633569739953</text:p>
          </table:table-cell>
          <table:table-cell table:style-name="ce1" office:value-type="float" office:value="44.09">
            <text:p>44.09</text:p>
          </table:table-cell>
          <table:table-cell table:style-name="ce1" office:value-type="float" office:value="48.46">
            <text:p>48.46</text:p>
          </table:table-cell>
          <table:table-cell table:style-name="ce1" office:value-type="float" office:value="46.17">
            <text:p>46.17</text:p>
          </table:table-cell>
          <table:table-cell table:style-name="ce2" office:value-type="float" office:value="0.98109640831758">
            <text:p>0.98109640831758</text:p>
          </table:table-cell>
          <table:table-cell table:style-name="ce1" office:value-type="float" office:value="98.41">
            <text:p>98.41</text:p>
          </table:table-cell>
          <table:table-cell table:style-name="ce1" office:value-type="float" office:value="98.11">
            <text:p>98.11</text:p>
          </table:table-cell>
          <table:table-cell table:style-name="ce1" office:value-type="float" office:value="98.26">
            <text:p>98.26</text:p>
          </table:table-cell>
          <table:table-cell table:style-name="ce1" office:value-type="float" office:value="96.71">
            <text:p>96.71</text:p>
          </table:table-cell>
          <table:table-cell table:style-name="ce1" office:value-type="float" office:value="96.79">
            <text:p>96.79</text:p>
          </table:table-cell>
          <table:table-cell table:style-name="ce1" office:value-type="float" office:value="96.63">
            <text:p>96.63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477541371158392">
            <text:p>0.477541371158392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47.75">
            <text:p>47.75</text:p>
          </table:table-cell>
          <table:table-cell table:style-name="ce1" office:value-type="float" office:value="44.69">
            <text:p>44.69</text:p>
          </table:table-cell>
          <table:table-cell table:style-name="ce2" office:value-type="float" office:value="0.979714992002327">
            <text:p>0.979714992002327</text:p>
          </table:table-cell>
          <table:table-cell table:style-name="ce1" office:value-type="float" office:value="98.39">
            <text:p>98.39</text:p>
          </table:table-cell>
          <table:table-cell table:style-name="ce1" office:value-type="float" office:value="97.97">
            <text:p>97.97</text:p>
          </table:table-cell>
          <table:table-cell table:style-name="ce1" office:value-type="float" office:value="98.18">
            <text:p>98.18</text:p>
          </table:table-cell>
          <table:table-cell table:style-name="ce1" office:value-type="float" office:value="96.58">
            <text:p>96.58</text:p>
          </table:table-cell>
          <table:table-cell table:style-name="ce1" office:value-type="float" office:value="96.71">
            <text:p>96.71</text:p>
          </table:table-cell>
          <table:table-cell table:style-name="ce1" office:value-type="float" office:value="96.47">
            <text:p>96.47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477541371158392">
            <text:p>0.477541371158392</text:p>
          </table:table-cell>
          <table:table-cell table:style-name="ce1" office:value-type="float" office:value="41.65">
            <text:p>41.65</text:p>
          </table:table-cell>
          <table:table-cell table:style-name="ce1" office:value-type="float" office:value="47.75">
            <text:p>47.75</text:p>
          </table:table-cell>
          <table:table-cell table:style-name="ce1" office:value-type="float" office:value="44.49">
            <text:p>44.49</text:p>
          </table:table-cell>
          <table:table-cell table:style-name="ce2" office:value-type="float" office:value="0.979424167514905">
            <text:p>0.979424167514905</text:p>
          </table:table-cell>
          <table:table-cell table:style-name="ce1" office:value-type="float" office:value="98.39">
            <text:p>98.39</text:p>
          </table:table-cell>
          <table:table-cell table:style-name="ce1" office:value-type="float" office:value="97.94">
            <text:p>97.94</text:p>
          </table:table-cell>
          <table:table-cell table:style-name="ce1" office:value-type="float" office:value="98.16">
            <text:p>98.16</text:p>
          </table:table-cell>
          <table:table-cell table:style-name="ce1" office:value-type="float" office:value="96.56">
            <text:p>96.56</text:p>
          </table:table-cell>
          <table:table-cell table:style-name="ce1" office:value-type="float" office:value="96.7">
            <text:p>96.7</text:p>
          </table:table-cell>
          <table:table-cell table:style-name="ce1" office:value-type="float" office:value="96.44">
            <text:p>96.44</text:p>
          </table:table-cell>
        </table:table-row>
      </table:table>
      <table:table table:name="'file:///home/runejen/Dropbox/Skole/Master/Data/Model_4.ods'#rf" table:print="false" table:style-name="ta_extref">
        <table:table-source xlink:type="simple" xlink:href="../Model_4.ods" table:table-name="rf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437352245862884">
            <text:p>0.437352245862884</text:p>
          </table:table-cell>
          <table:table-cell table:style-name="ce1" office:value-type="float" office:value="41.86">
            <text:p>41.86</text:p>
          </table:table-cell>
          <table:table-cell table:style-name="ce1" office:value-type="float" office:value="43.74">
            <text:p>43.74</text:p>
          </table:table-cell>
          <table:table-cell table:style-name="ce1" office:value-type="float" office:value="42.78">
            <text:p>42.78</text:p>
          </table:table-cell>
          <table:table-cell table:style-name="ce2" office:value-type="float" office:value="0.981314526683147">
            <text:p>0.981314526683147</text:p>
          </table:table-cell>
          <table:table-cell table:style-name="ce1" office:value-type="float" office:value="98.27">
            <text:p>98.27</text:p>
          </table:table-cell>
          <table:table-cell table:style-name="ce1" office:value-type="float" office:value="98.13">
            <text:p>98.13</text:p>
          </table:table-cell>
          <table:table-cell table:style-name="ce1" office:value-type="float" office:value="98.2">
            <text:p>98.2</text:p>
          </table:table-cell>
          <table:table-cell table:style-name="ce1" office:value-type="float" office:value="96.55">
            <text:p>96.55</text:p>
          </table:table-cell>
          <table:table-cell table:style-name="ce1" office:value-type="float" office:value="96.59">
            <text:p>96.59</text:p>
          </table:table-cell>
          <table:table-cell table:style-name="ce1" office:value-type="float" office:value="96.51">
            <text:p>96.51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472813238770686">
            <text:p>0.472813238770686</text:p>
          </table:table-cell>
          <table:table-cell table:style-name="ce1" office:value-type="float" office:value="29.46">
            <text:p>29.46</text:p>
          </table:table-cell>
          <table:table-cell table:style-name="ce1" office:value-type="float" office:value="47.28">
            <text:p>47.28</text:p>
          </table:table-cell>
          <table:table-cell table:style-name="ce1" office:value-type="float" office:value="36.3">
            <text:p>36.3</text:p>
          </table:table-cell>
          <table:table-cell table:style-name="ce2" office:value-type="float" office:value="0.965173767631235">
            <text:p>0.965173767631235</text:p>
          </table:table-cell>
          <table:table-cell table:style-name="ce1" office:value-type="float" office:value="98.35">
            <text:p>98.35</text:p>
          </table:table-cell>
          <table:table-cell table:style-name="ce1" office:value-type="float" office:value="96.52">
            <text:p>96.52</text:p>
          </table:table-cell>
          <table:table-cell table:style-name="ce1" office:value-type="float" office:value="97.43">
            <text:p>97.43</text:p>
          </table:table-cell>
          <table:table-cell table:style-name="ce1" office:value-type="float" office:value="95.61">
            <text:p>95.61</text:p>
          </table:table-cell>
          <table:table-cell table:style-name="ce1" office:value-type="float" office:value="96.29">
            <text:p>96.29</text:p>
          </table:table-cell>
          <table:table-cell table:style-name="ce1" office:value-type="float" office:value="95.05">
            <text:p>95.05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494089834515366">
            <text:p>0.494089834515366</text:p>
          </table:table-cell>
          <table:table-cell table:style-name="ce1" office:value-type="float" office:value="29.03">
            <text:p>29.03</text:p>
          </table:table-cell>
          <table:table-cell table:style-name="ce1" office:value-type="float" office:value="49.41">
            <text:p>49.41</text:p>
          </table:table-cell>
          <table:table-cell table:style-name="ce1" office:value-type="float" office:value="36.57">
            <text:p>36.57</text:p>
          </table:table-cell>
          <table:table-cell table:style-name="ce2" office:value-type="float" office:value="0.96284717173186">
            <text:p>0.96284717173186</text:p>
          </table:table-cell>
          <table:table-cell table:style-name="ce1" office:value-type="float" office:value="98.41">
            <text:p>98.41</text:p>
          </table:table-cell>
          <table:table-cell table:style-name="ce1" office:value-type="float" office:value="96.28">
            <text:p>96.28</text:p>
          </table:table-cell>
          <table:table-cell table:style-name="ce1" office:value-type="float" office:value="97.33">
            <text:p>97.33</text:p>
          </table:table-cell>
          <table:table-cell table:style-name="ce1" office:value-type="float" office:value="95.52">
            <text:p>95.52</text:p>
          </table:table-cell>
          <table:table-cell table:style-name="ce1" office:value-type="float" office:value="96.34">
            <text:p>96.34</text:p>
          </table:table-cell>
          <table:table-cell table:style-name="ce1" office:value-type="float" office:value="94.88">
            <text:p>94.88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494089834515366">
            <text:p>0.494089834515366</text:p>
          </table:table-cell>
          <table:table-cell table:style-name="ce1" office:value-type="float" office:value="28.51">
            <text:p>28.51</text:p>
          </table:table-cell>
          <table:table-cell table:style-name="ce1" office:value-type="float" office:value="49.41">
            <text:p>49.41</text:p>
          </table:table-cell>
          <table:table-cell table:style-name="ce1" office:value-type="float" office:value="36.16">
            <text:p>36.16</text:p>
          </table:table-cell>
          <table:table-cell table:style-name="ce2" office:value-type="float" office:value="0.961901992147739">
            <text:p>0.961901992147739</text:p>
          </table:table-cell>
          <table:table-cell table:style-name="ce1" office:value-type="float" office:value="98.41">
            <text:p>98.41</text:p>
          </table:table-cell>
          <table:table-cell table:style-name="ce1" office:value-type="float" office:value="96.19">
            <text:p>96.19</text:p>
          </table:table-cell>
          <table:table-cell table:style-name="ce1" office:value-type="float" office:value="97.29">
            <text:p>97.29</text:p>
          </table:table-cell>
          <table:table-cell table:style-name="ce1" office:value-type="float" office:value="95.47">
            <text:p>95.47</text:p>
          </table:table-cell>
          <table:table-cell table:style-name="ce1" office:value-type="float" office:value="96.32">
            <text:p>96.32</text:p>
          </table:table-cell>
          <table:table-cell table:style-name="ce1" office:value-type="float" office:value="94.79">
            <text:p>94.79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494089834515366">
            <text:p>0.494089834515366</text:p>
          </table:table-cell>
          <table:table-cell table:style-name="ce1" office:value-type="float" office:value="28.55">
            <text:p>28.55</text:p>
          </table:table-cell>
          <table:table-cell table:style-name="ce1" office:value-type="float" office:value="49.41">
            <text:p>49.41</text:p>
          </table:table-cell>
          <table:table-cell table:style-name="ce1" office:value-type="float" office:value="36.19">
            <text:p>36.19</text:p>
          </table:table-cell>
          <table:table-cell table:style-name="ce2" office:value-type="float" office:value="0.961974698269594">
            <text:p>0.961974698269594</text:p>
          </table:table-cell>
          <table:table-cell table:style-name="ce1" office:value-type="float" office:value="98.41">
            <text:p>98.41</text:p>
          </table:table-cell>
          <table:table-cell table:style-name="ce1" office:value-type="float" office:value="96.2">
            <text:p>96.2</text:p>
          </table:table-cell>
          <table:table-cell table:style-name="ce1" office:value-type="float" office:value="97.29">
            <text:p>97.29</text:p>
          </table:table-cell>
          <table:table-cell table:style-name="ce1" office:value-type="float" office:value="95.47">
            <text:p>95.47</text:p>
          </table:table-cell>
          <table:table-cell table:style-name="ce1" office:value-type="float" office:value="96.33">
            <text:p>96.33</text:p>
          </table:table-cell>
          <table:table-cell table:style-name="ce1" office:value-type="float" office:value="94.8">
            <text:p>94.8</text:p>
          </table:table-cell>
        </table:table-row>
      </table:table>
      <table:table table:name="'file:///home/runejen/Dropbox/Skole/Master/Data/Model_4.ods'#rmf" table:print="false" table:style-name="ta_extref">
        <table:table-source xlink:type="simple" xlink:href="../Model_4.ods" table:table-name="rmf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477541371158392">
            <text:p>0.477541371158392</text:p>
          </table:table-cell>
          <table:table-cell table:style-name="ce1" office:value-type="float" office:value="23.85">
            <text:p>23.85</text:p>
          </table:table-cell>
          <table:table-cell table:style-name="ce1" office:value-type="float" office:value="47.75">
            <text:p>47.75</text:p>
          </table:table-cell>
          <table:table-cell table:style-name="ce1" office:value-type="float" office:value="31.81">
            <text:p>31.81</text:p>
          </table:table-cell>
          <table:table-cell table:style-name="ce2" office:value-type="float" office:value="0.953104551403228">
            <text:p>0.953104551403228</text:p>
          </table:table-cell>
          <table:table-cell table:style-name="ce1" office:value-type="float" office:value="98.34">
            <text:p>98.34</text:p>
          </table:table-cell>
          <table:table-cell table:style-name="ce1" office:value-type="float" office:value="95.31">
            <text:p>95.31</text:p>
          </table:table-cell>
          <table:table-cell table:style-name="ce1" office:value-type="float" office:value="96.8">
            <text:p>96.8</text:p>
          </table:table-cell>
          <table:table-cell table:style-name="ce1" office:value-type="float" office:value="94.86">
            <text:p>94.86</text:p>
          </table:table-cell>
          <table:table-cell table:style-name="ce1" office:value-type="float" office:value="96.12">
            <text:p>96.12</text:p>
          </table:table-cell>
          <table:table-cell table:style-name="ce1" office:value-type="float" office:value="93.89">
            <text:p>93.89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432624113475177">
            <text:p>0.432624113475177</text:p>
          </table:table-cell>
          <table:table-cell table:style-name="ce1" office:value-type="float" office:value="28.28">
            <text:p>28.28</text:p>
          </table:table-cell>
          <table:table-cell table:style-name="ce1" office:value-type="float" office:value="43.26">
            <text:p>43.26</text:p>
          </table:table-cell>
          <table:table-cell table:style-name="ce1" office:value-type="float" office:value="34.2">
            <text:p>34.2</text:p>
          </table:table-cell>
          <table:table-cell table:style-name="ce2" office:value-type="float" office:value="0.966264359459066">
            <text:p>0.966264359459066</text:p>
          </table:table-cell>
          <table:table-cell table:style-name="ce1" office:value-type="float" office:value="98.23">
            <text:p>98.23</text:p>
          </table:table-cell>
          <table:table-cell table:style-name="ce1" office:value-type="float" office:value="96.63">
            <text:p>96.63</text:p>
          </table:table-cell>
          <table:table-cell table:style-name="ce1" office:value-type="float" office:value="97.42">
            <text:p>97.42</text:p>
          </table:table-cell>
          <table:table-cell table:style-name="ce1" office:value-type="float" office:value="95.53">
            <text:p>95.53</text:p>
          </table:table-cell>
          <table:table-cell table:style-name="ce1" office:value-type="float" office:value="96.14">
            <text:p>96.14</text:p>
          </table:table-cell>
          <table:table-cell table:style-name="ce1" office:value-type="float" office:value="95.04">
            <text:p>95.04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449172576832151">
            <text:p>0.449172576832151</text:p>
          </table:table-cell>
          <table:table-cell table:style-name="ce1" office:value-type="float" office:value="25.85">
            <text:p>25.85</text:p>
          </table:table-cell>
          <table:table-cell table:style-name="ce1" office:value-type="float" office:value="44.92">
            <text:p>44.92</text:p>
          </table:table-cell>
          <table:table-cell table:style-name="ce1" office:value-type="float" office:value="32.82">
            <text:p>32.82</text:p>
          </table:table-cell>
          <table:table-cell table:style-name="ce2" office:value-type="float" office:value="0.960375163588774">
            <text:p>0.960375163588774</text:p>
          </table:table-cell>
          <table:table-cell table:style-name="ce1" office:value-type="float" office:value="98.27">
            <text:p>98.27</text:p>
          </table:table-cell>
          <table:table-cell table:style-name="ce1" office:value-type="float" office:value="96.04">
            <text:p>96.04</text:p>
          </table:table-cell>
          <table:table-cell table:style-name="ce1" office:value-type="float" office:value="97.14">
            <text:p>97.14</text:p>
          </table:table-cell>
          <table:table-cell table:style-name="ce1" office:value-type="float" office:value="95.22">
            <text:p>95.22</text:p>
          </table:table-cell>
          <table:table-cell table:style-name="ce1" office:value-type="float" office:value="96.11">
            <text:p>96.11</text:p>
          </table:table-cell>
          <table:table-cell table:style-name="ce1" office:value-type="float" office:value="94.51">
            <text:p>94.51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456264775413712">
            <text:p>0.456264775413712</text:p>
          </table:table-cell>
          <table:table-cell table:style-name="ce1" office:value-type="float" office:value="25.53">
            <text:p>25.53</text:p>
          </table:table-cell>
          <table:table-cell table:style-name="ce1" office:value-type="float" office:value="45.63">
            <text:p>45.63</text:p>
          </table:table-cell>
          <table:table-cell table:style-name="ce1" office:value-type="float" office:value="32.74">
            <text:p>32.74</text:p>
          </table:table-cell>
          <table:table-cell table:style-name="ce2" office:value-type="float" office:value="0.959066453395376">
            <text:p>0.959066453395376</text:p>
          </table:table-cell>
          <table:table-cell table:style-name="ce1" office:value-type="float" office:value="98.29">
            <text:p>98.29</text:p>
          </table:table-cell>
          <table:table-cell table:style-name="ce1" office:value-type="float" office:value="95.91">
            <text:p>95.91</text:p>
          </table:table-cell>
          <table:table-cell table:style-name="ce1" office:value-type="float" office:value="97.09">
            <text:p>97.09</text:p>
          </table:table-cell>
          <table:table-cell table:style-name="ce1" office:value-type="float" office:value="95.17">
            <text:p>95.17</text:p>
          </table:table-cell>
          <table:table-cell table:style-name="ce1" office:value-type="float" office:value="96.12">
            <text:p>96.12</text:p>
          </table:table-cell>
          <table:table-cell table:style-name="ce1" office:value-type="float" office:value="94.41">
            <text:p>94.41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456264775413712">
            <text:p>0.456264775413712</text:p>
          </table:table-cell>
          <table:table-cell table:style-name="ce1" office:value-type="float" office:value="25.77">
            <text:p>25.77</text:p>
          </table:table-cell>
          <table:table-cell table:style-name="ce1" office:value-type="float" office:value="45.63">
            <text:p>45.63</text:p>
          </table:table-cell>
          <table:table-cell table:style-name="ce1" office:value-type="float" office:value="32.94">
            <text:p>32.94</text:p>
          </table:table-cell>
          <table:table-cell table:style-name="ce2" office:value-type="float" office:value="0.959575396248364">
            <text:p>0.959575396248364</text:p>
          </table:table-cell>
          <table:table-cell table:style-name="ce1" office:value-type="float" office:value="98.29">
            <text:p>98.29</text:p>
          </table:table-cell>
          <table:table-cell table:style-name="ce1" office:value-type="float" office:value="95.96">
            <text:p>95.96</text:p>
          </table:table-cell>
          <table:table-cell table:style-name="ce1" office:value-type="float" office:value="97.11">
            <text:p>97.11</text:p>
          </table:table-cell>
          <table:table-cell table:style-name="ce1" office:value-type="float" office:value="95.2">
            <text:p>95.2</text:p>
          </table:table-cell>
          <table:table-cell table:style-name="ce1" office:value-type="float" office:value="96.13">
            <text:p>96.13</text:p>
          </table:table-cell>
          <table:table-cell table:style-name="ce1" office:value-type="float" office:value="94.46">
            <text:p>94.46</text:p>
          </table:table-cell>
        </table:table-row>
      </table:table>
      <table:table table:name="'file:///home/runejen/Dropbox/Skole/Master/Data/Model_5.ods'#Common" table:print="false" table:style-name="ta_extref">
        <table:table-source xlink:type="simple" xlink:href="../Model_5.ods" table:table-name="Common" table:filter-name="calc8" table:mode="copy-results-only"/>
        <table:table-column table:number-columns-repeated="17"/>
        <table:table-row table:number-rows-repeated="22">
          <table:table-cell table:number-columns-repeated="17"/>
        </table:table-row>
        <table:table-row>
          <table:table-cell table:number-columns-repeated="6"/>
          <table:table-cell table:style-name="ce2" office:value-type="float" office:value="0.00161030595813205">
            <text:p>0.0016103059581320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0.16">
            <text:p>0.16</text:p>
          </table:table-cell>
          <table:table-cell table:style-name="ce1" office:value-type="float" office:value="0.32">
            <text:p>0.32</text:p>
          </table:table-cell>
          <table:table-cell table:style-name="ce2" office:value-type="float" office:value="1">
            <text:p>1</text:p>
          </table:table-cell>
          <table:table-cell table:style-name="ce1" office:value-type="float" office:value="95.73">
            <text:p>95.73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97.82">
            <text:p>97.82</text:p>
          </table:table-cell>
          <table:table-cell table:style-name="ce1" office:value-type="float" office:value="93.66">
            <text:p>93.66</text:p>
          </table:table-cell>
          <table:table-cell table:style-name="ce1" office:value-type="float" office:value="95.91">
            <text:p>95.91</text:p>
          </table:table-cell>
          <table:table-cell table:style-name="ce1" office:value-type="float" office:value="95.74">
            <text:p>95.74</text:p>
          </table:table-cell>
        </table:table-row>
      </table:table>
      <table:table table:name="'file:///home/runejen/Dropbox/Skole/Master/Data/Model_5.ods'#plain" table:print="false" table:style-name="ta_extref">
        <table:table-source xlink:type="simple" xlink:href="../Model_5.ods" table:table-name="plain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22741935483871">
            <text:p>0.22741935483871</text:p>
          </table:table-cell>
          <table:table-cell table:style-name="ce1" office:value-type="float" office:value="13.58">
            <text:p>13.58</text:p>
          </table:table-cell>
          <table:table-cell table:style-name="ce1" office:value-type="float" office:value="22.74">
            <text:p>22.74</text:p>
          </table:table-cell>
          <table:table-cell table:style-name="ce1" office:value-type="float" office:value="17">
            <text:p>17</text:p>
          </table:table-cell>
          <table:table-cell table:style-name="ce2" office:value-type="float" office:value="0.935495469581476">
            <text:p>0.935495469581476</text:p>
          </table:table-cell>
          <table:table-cell table:style-name="ce1" office:value-type="float" office:value="96.45">
            <text:p>96.45</text:p>
          </table:table-cell>
          <table:table-cell table:style-name="ce1" office:value-type="float" office:value="93.55">
            <text:p>93.55</text:p>
          </table:table-cell>
          <table:table-cell table:style-name="ce1" office:value-type="float" office:value="94.98">
            <text:p>94.98</text:p>
          </table:table-cell>
          <table:table-cell table:style-name="ce1" office:value-type="float" office:value="91.65">
            <text:p>91.65</text:p>
          </table:table-cell>
          <table:table-cell table:style-name="ce1" office:value-type="float" office:value="92.91">
            <text:p>92.91</text:p>
          </table:table-cell>
          <table:table-cell table:style-name="ce1" office:value-type="float" office:value="90.53">
            <text:p>90.53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137096774193548">
            <text:p>0.137096774193548</text:p>
          </table:table-cell>
          <table:table-cell table:style-name="ce1" office:value-type="float" office:value="16.35">
            <text:p>16.35</text:p>
          </table:table-cell>
          <table:table-cell table:style-name="ce1" office:value-type="float" office:value="13.71">
            <text:p>13.71</text:p>
          </table:table-cell>
          <table:table-cell table:style-name="ce1" office:value-type="float" office:value="14.91">
            <text:p>14.91</text:p>
          </table:table-cell>
          <table:table-cell table:style-name="ce2" office:value-type="float" office:value="0.968718538760247">
            <text:p>0.968718538760247</text:p>
          </table:table-cell>
          <table:table-cell table:style-name="ce1" office:value-type="float" office:value="96.18">
            <text:p>96.18</text:p>
          </table:table-cell>
          <table:table-cell table:style-name="ce1" office:value-type="float" office:value="96.87">
            <text:p>96.87</text:p>
          </table:table-cell>
          <table:table-cell table:style-name="ce1" office:value-type="float" office:value="96.52">
            <text:p>96.52</text:p>
          </table:table-cell>
          <table:table-cell table:style-name="ce1" office:value-type="float" office:value="93.04">
            <text:p>93.04</text:p>
          </table:table-cell>
          <table:table-cell table:style-name="ce1" office:value-type="float" office:value="92.77">
            <text:p>92.77</text:p>
          </table:table-cell>
          <table:table-cell table:style-name="ce1" office:value-type="float" office:value="93.32">
            <text:p>93.32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117741935483871">
            <text:p>0.117741935483871</text:p>
          </table:table-cell>
          <table:table-cell table:style-name="ce1" office:value-type="float" office:value="16.15">
            <text:p>16.15</text:p>
          </table:table-cell>
          <table:table-cell table:style-name="ce1" office:value-type="float" office:value="11.77">
            <text:p>11.77</text:p>
          </table:table-cell>
          <table:table-cell table:style-name="ce1" office:value-type="float" office:value="13.62">
            <text:p>13.62</text:p>
          </table:table-cell>
          <table:table-cell table:style-name="ce2" office:value-type="float" office:value="0.972745577448583">
            <text:p>0.972745577448583</text:p>
          </table:table-cell>
          <table:table-cell table:style-name="ce1" office:value-type="float" office:value="96.11">
            <text:p>96.11</text:p>
          </table:table-cell>
          <table:table-cell table:style-name="ce1" office:value-type="float" office:value="97.27">
            <text:p>97.27</text:p>
          </table:table-cell>
          <table:table-cell table:style-name="ce1" office:value-type="float" office:value="96.69">
            <text:p>96.69</text:p>
          </table:table-cell>
          <table:table-cell table:style-name="ce1" office:value-type="float" office:value="93.14">
            <text:p>93.14</text:p>
          </table:table-cell>
          <table:table-cell table:style-name="ce1" office:value-type="float" office:value="92.7">
            <text:p>92.7</text:p>
          </table:table-cell>
          <table:table-cell table:style-name="ce1" office:value-type="float" office:value="93.62">
            <text:p>93.62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120967741935484">
            <text:p>0.120967741935484</text:p>
          </table:table-cell>
          <table:table-cell table:style-name="ce1" office:value-type="float" office:value="16.13">
            <text:p>16.13</text:p>
          </table:table-cell>
          <table:table-cell table:style-name="ce1" office:value-type="float" office:value="12.1">
            <text:p>12.1</text:p>
          </table:table-cell>
          <table:table-cell table:style-name="ce1" office:value-type="float" office:value="13.83">
            <text:p>13.83</text:p>
          </table:table-cell>
          <table:table-cell table:style-name="ce2" office:value-type="float" office:value="0.971954551991946">
            <text:p>0.971954551991946</text:p>
          </table:table-cell>
          <table:table-cell table:style-name="ce1" office:value-type="float" office:value="96.12">
            <text:p>96.12</text:p>
          </table:table-cell>
          <table:table-cell table:style-name="ce1" office:value-type="float" office:value="97.2">
            <text:p>97.2</text:p>
          </table:table-cell>
          <table:table-cell table:style-name="ce1" office:value-type="float" office:value="96.66">
            <text:p>96.66</text:p>
          </table:table-cell>
          <table:table-cell table:style-name="ce1" office:value-type="float" office:value="93.12">
            <text:p>93.12</text:p>
          </table:table-cell>
          <table:table-cell table:style-name="ce1" office:value-type="float" office:value="92.71">
            <text:p>92.71</text:p>
          </table:table-cell>
          <table:table-cell table:style-name="ce1" office:value-type="float" office:value="93.57">
            <text:p>93.57</text:p>
          </table:table-cell>
        </table:table-row>
        <table:table-row table:number-rows-repeated="4">
          <table:table-cell table:number-columns-repeated="16"/>
        </table:table-row>
        <table:table-row>
          <table:table-cell table:number-columns-repeated="5"/>
          <table:table-cell table:style-name="ce2" office:value-type="float" office:value="0.159677419354839">
            <text:p>0.159677419354839</text:p>
          </table:table-cell>
          <table:table-cell table:style-name="ce1" office:value-type="float" office:value="14.04">
            <text:p>14.04</text:p>
          </table:table-cell>
          <table:table-cell table:style-name="ce1" office:value-type="float" office:value="15.97">
            <text:p>15.97</text:p>
          </table:table-cell>
          <table:table-cell table:style-name="ce1" office:value-type="float" office:value="14.94">
            <text:p>14.94</text:p>
          </table:table-cell>
          <table:table-cell table:style-name="ce2" office:value-type="float" office:value="0.956421688479793">
            <text:p>0.956421688479793</text:p>
          </table:table-cell>
          <table:table-cell table:style-name="ce1" office:value-type="float" office:value="96.23">
            <text:p>96.23</text:p>
          </table:table-cell>
          <table:table-cell table:style-name="ce1" office:value-type="float" office:value="95.64">
            <text:p>95.64</text:p>
          </table:table-cell>
          <table:table-cell table:style-name="ce1" office:value-type="float" office:value="95.93">
            <text:p>95.93</text:p>
          </table:table-cell>
          <table:table-cell table:style-name="ce1" office:value-type="float" office:value="92.47">
            <text:p>92.47</text:p>
          </table:table-cell>
          <table:table-cell table:style-name="ce1" office:value-type="float" office:value="92.72">
            <text:p>92.72</text:p>
          </table:table-cell>
          <table:table-cell table:style-name="ce1" office:value-type="float" office:value="92.24">
            <text:p>92.24</text:p>
          </table:table-cell>
        </table:table-row>
        <table:table-row>
          <table:table-cell table:number-columns-repeated="5"/>
          <table:table-cell table:style-name="ce2" office:value-type="float" office:value="0.153225806451613">
            <text:p>0.153225806451613</text:p>
          </table:table-cell>
          <table:table-cell table:style-name="ce1" office:value-type="float" office:value="14.2">
            <text:p>14.2</text:p>
          </table:table-cell>
          <table:table-cell table:style-name="ce1" office:value-type="float" office:value="15.32">
            <text:p>15.32</text:p>
          </table:table-cell>
          <table:table-cell table:style-name="ce1" office:value-type="float" office:value="14.74">
            <text:p>14.74</text:p>
          </table:table-cell>
          <table:table-cell table:style-name="ce2" office:value-type="float" office:value="0.958722853444556">
            <text:p>0.958722853444556</text:p>
          </table:table-cell>
          <table:table-cell table:style-name="ce1" office:value-type="float" office:value="96.21">
            <text:p>96.21</text:p>
          </table:table-cell>
          <table:table-cell table:style-name="ce1" office:value-type="float" office:value="95.87">
            <text:p>95.87</text:p>
          </table:table-cell>
          <table:table-cell table:style-name="ce1" office:value-type="float" office:value="96.04">
            <text:p>96.04</text:p>
          </table:table-cell>
          <table:table-cell table:style-name="ce1" office:value-type="float" office:value="92.57">
            <text:p>92.57</text:p>
          </table:table-cell>
          <table:table-cell table:style-name="ce1" office:value-type="float" office:value="92.71">
            <text:p>92.71</text:p>
          </table:table-cell>
          <table:table-cell table:style-name="ce1" office:value-type="float" office:value="92.43">
            <text:p>92.43</text:p>
          </table:table-cell>
        </table:table-row>
        <table:table-row>
          <table:table-cell table:number-columns-repeated="5"/>
          <table:table-cell table:style-name="ce2" office:value-type="float" office:value="0.146774193548387">
            <text:p>0.146774193548387</text:p>
          </table:table-cell>
          <table:table-cell table:style-name="ce1" office:value-type="float" office:value="14.24">
            <text:p>14.24</text:p>
          </table:table-cell>
          <table:table-cell table:style-name="ce1" office:value-type="float" office:value="14.68">
            <text:p>14.68</text:p>
          </table:table-cell>
          <table:table-cell table:style-name="ce1" office:value-type="float" office:value="14.46">
            <text:p>14.46</text:p>
          </table:table-cell>
          <table:table-cell table:style-name="ce2" office:value-type="float" office:value="0.960592549978427">
            <text:p>0.960592549978427</text:p>
          </table:table-cell>
          <table:table-cell table:style-name="ce1" office:value-type="float" office:value="96.19">
            <text:p>96.19</text:p>
          </table:table-cell>
          <table:table-cell table:style-name="ce1" office:value-type="float" office:value="96.06">
            <text:p>96.06</text:p>
          </table:table-cell>
          <table:table-cell table:style-name="ce1" office:value-type="float" office:value="96.12">
            <text:p>96.12</text:p>
          </table:table-cell>
          <table:table-cell table:style-name="ce1" office:value-type="float" office:value="92.63">
            <text:p>92.63</text:p>
          </table:table-cell>
          <table:table-cell table:style-name="ce1" office:value-type="float" office:value="92.69">
            <text:p>92.69</text:p>
          </table:table-cell>
          <table:table-cell table:style-name="ce1" office:value-type="float" office:value="92.59">
            <text:p>92.59</text:p>
          </table:table-cell>
        </table:table-row>
        <table:table-row>
          <table:table-cell table:number-columns-repeated="5"/>
          <table:table-cell table:style-name="ce2" office:value-type="float" office:value="0.140322580645161">
            <text:p>0.140322580645161</text:p>
          </table:table-cell>
          <table:table-cell table:style-name="ce1" office:value-type="float" office:value="14.1">
            <text:p>14.1</text:p>
          </table:table-cell>
          <table:table-cell table:style-name="ce1" office:value-type="float" office:value="14.03">
            <text:p>14.03</text:p>
          </table:table-cell>
          <table:table-cell table:style-name="ce1" office:value-type="float" office:value="14.06">
            <text:p>14.06</text:p>
          </table:table-cell>
          <table:table-cell table:style-name="ce2" office:value-type="float" office:value="0.961886955271106">
            <text:p>0.961886955271106</text:p>
          </table:table-cell>
          <table:table-cell table:style-name="ce1" office:value-type="float" office:value="96.17">
            <text:p>96.17</text:p>
          </table:table-cell>
          <table:table-cell table:style-name="ce1" office:value-type="float" office:value="96.19">
            <text:p>96.19</text:p>
          </table:table-cell>
          <table:table-cell table:style-name="ce1" office:value-type="float" office:value="96.18">
            <text:p>96.18</text:p>
          </table:table-cell>
          <table:table-cell table:style-name="ce1" office:value-type="float" office:value="92.67">
            <text:p>92.67</text:p>
          </table:table-cell>
          <table:table-cell table:style-name="ce1" office:value-type="float" office:value="92.67">
            <text:p>92.67</text:p>
          </table:table-cell>
          <table:table-cell table:style-name="ce1" office:value-type="float" office:value="92.68">
            <text:p>92.68</text:p>
          </table:table-cell>
        </table:table-row>
        <table:table-row>
          <table:table-cell table:number-columns-repeated="5"/>
          <table:table-cell table:style-name="ce2" office:value-type="float" office:value="0.140322580645161">
            <text:p>0.140322580645161</text:p>
          </table:table-cell>
          <table:table-cell table:style-name="ce1" office:value-type="float" office:value="14.55">
            <text:p>14.55</text:p>
          </table:table-cell>
          <table:table-cell table:style-name="ce1" office:value-type="float" office:value="14.03">
            <text:p>14.03</text:p>
          </table:table-cell>
          <table:table-cell table:style-name="ce1" office:value-type="float" office:value="14.29">
            <text:p>14.29</text:p>
          </table:table-cell>
          <table:table-cell table:style-name="ce2" office:value-type="float" office:value="0.963253271968934">
            <text:p>0.963253271968934</text:p>
          </table:table-cell>
          <table:table-cell table:style-name="ce1" office:value-type="float" office:value="96.17">
            <text:p>96.17</text:p>
          </table:table-cell>
          <table:table-cell table:style-name="ce1" office:value-type="float" office:value="96.33">
            <text:p>96.33</text:p>
          </table:table-cell>
          <table:table-cell table:style-name="ce1" office:value-type="float" office:value="96.25">
            <text:p>96.25</text:p>
          </table:table-cell>
          <table:table-cell table:style-name="ce1" office:value-type="float" office:value="92.75">
            <text:p>92.75</text:p>
          </table:table-cell>
          <table:table-cell table:style-name="ce1" office:value-type="float" office:value="92.69">
            <text:p>92.69</text:p>
          </table:table-cell>
          <table:table-cell table:style-name="ce1" office:value-type="float" office:value="92.82">
            <text:p>92.82</text:p>
          </table:table-cell>
        </table:table-row>
        <table:table-row>
          <table:table-cell table:number-columns-repeated="5"/>
          <table:table-cell table:style-name="ce2" office:value-type="float" office:value="0.137096774193548">
            <text:p>0.137096774193548</text:p>
          </table:table-cell>
          <table:table-cell table:style-name="ce1" office:value-type="float" office:value="14.89">
            <text:p>14.89</text:p>
          </table:table-cell>
          <table:table-cell table:style-name="ce1" office:value-type="float" office:value="13.71">
            <text:p>13.71</text:p>
          </table:table-cell>
          <table:table-cell table:style-name="ce1" office:value-type="float" office:value="14.28">
            <text:p>14.28</text:p>
          </table:table-cell>
          <table:table-cell table:style-name="ce2" office:value-type="float" office:value="0.965051057097656">
            <text:p>0.965051057097656</text:p>
          </table:table-cell>
          <table:table-cell table:style-name="ce1" office:value-type="float" office:value="96.17">
            <text:p>96.17</text:p>
          </table:table-cell>
          <table:table-cell table:style-name="ce1" office:value-type="float" office:value="96.51">
            <text:p>96.51</text:p>
          </table:table-cell>
          <table:table-cell table:style-name="ce1" office:value-type="float" office:value="96.34">
            <text:p>96.34</text:p>
          </table:table-cell>
          <table:table-cell table:style-name="ce1" office:value-type="float" office:value="92.84">
            <text:p>92.84</text:p>
          </table:table-cell>
          <table:table-cell table:style-name="ce1" office:value-type="float" office:value="92.7">
            <text:p>92.7</text:p>
          </table:table-cell>
          <table:table-cell table:style-name="ce1" office:value-type="float" office:value="92.98">
            <text:p>92.98</text:p>
          </table:table-cell>
        </table:table-row>
        <table:table-row>
          <table:table-cell table:number-columns-repeated="5"/>
          <table:table-cell table:style-name="ce2" office:value-type="float" office:value="0.135483870967742">
            <text:p>0.135483870967742</text:p>
          </table:table-cell>
          <table:table-cell table:style-name="ce1" office:value-type="float" office:value="15.53">
            <text:p>15.53</text:p>
          </table:table-cell>
          <table:table-cell table:style-name="ce1" office:value-type="float" office:value="13.55">
            <text:p>13.55</text:p>
          </table:table-cell>
          <table:table-cell table:style-name="ce1" office:value-type="float" office:value="14.47">
            <text:p>14.47</text:p>
          </table:table-cell>
          <table:table-cell table:style-name="ce2" office:value-type="float" office:value="0.967136487846972">
            <text:p>0.967136487846972</text:p>
          </table:table-cell>
          <table:table-cell table:style-name="ce1" office:value-type="float" office:value="96.17">
            <text:p>96.17</text:p>
          </table:table-cell>
          <table:table-cell table:style-name="ce1" office:value-type="float" office:value="96.71">
            <text:p>96.71</text:p>
          </table:table-cell>
          <table:table-cell table:style-name="ce1" office:value-type="float" office:value="96.44">
            <text:p>96.44</text:p>
          </table:table-cell>
          <table:table-cell table:style-name="ce1" office:value-type="float" office:value="92.94">
            <text:p>92.94</text:p>
          </table:table-cell>
          <table:table-cell table:style-name="ce1" office:value-type="float" office:value="92.73">
            <text:p>92.73</text:p>
          </table:table-cell>
          <table:table-cell table:style-name="ce1" office:value-type="float" office:value="93.16">
            <text:p>93.16</text:p>
          </table:table-cell>
        </table:table-row>
        <table:table-row>
          <table:table-cell table:number-columns-repeated="5"/>
          <table:table-cell table:style-name="ce2" office:value-type="float" office:value="0.130645161290323">
            <text:p>0.130645161290323</text:p>
          </table:table-cell>
          <table:table-cell table:style-name="ce1" office:value-type="float" office:value="15.79">
            <text:p>15.79</text:p>
          </table:table-cell>
          <table:table-cell table:style-name="ce1" office:value-type="float" office:value="13.06">
            <text:p>13.06</text:p>
          </table:table-cell>
          <table:table-cell table:style-name="ce1" office:value-type="float" office:value="14.3">
            <text:p>14.3</text:p>
          </table:table-cell>
          <table:table-cell table:style-name="ce2" office:value-type="float" office:value="0.968934272975694">
            <text:p>0.968934272975694</text:p>
          </table:table-cell>
          <table:table-cell table:style-name="ce1" office:value-type="float" office:value="96.15">
            <text:p>96.15</text:p>
          </table:table-cell>
          <table:table-cell table:style-name="ce1" office:value-type="float" office:value="96.89">
            <text:p>96.89</text:p>
          </table:table-cell>
          <table:table-cell table:style-name="ce1" office:value-type="float" office:value="96.52">
            <text:p>96.52</text:p>
          </table:table-cell>
          <table:table-cell table:style-name="ce1" office:value-type="float" office:value="93.01">
            <text:p>93.01</text:p>
          </table:table-cell>
          <table:table-cell table:style-name="ce1" office:value-type="float" office:value="92.72">
            <text:p>92.72</text:p>
          </table:table-cell>
          <table:table-cell table:style-name="ce1" office:value-type="float" office:value="93.31">
            <text:p>93.31</text:p>
          </table:table-cell>
        </table:table-row>
        <table:table-row>
          <table:table-cell table:number-columns-repeated="5"/>
          <table:table-cell table:style-name="ce2" office:value-type="float" office:value="0.12258064516129">
            <text:p>0.12258064516129</text:p>
          </table:table-cell>
          <table:table-cell table:style-name="ce1" office:value-type="float" office:value="16.24">
            <text:p>16.24</text:p>
          </table:table-cell>
          <table:table-cell table:style-name="ce1" office:value-type="float" office:value="12.26">
            <text:p>12.26</text:p>
          </table:table-cell>
          <table:table-cell table:style-name="ce1" office:value-type="float" office:value="13.97">
            <text:p>13.97</text:p>
          </table:table-cell>
          <table:table-cell table:style-name="ce2" office:value-type="float" office:value="0.971810729181648">
            <text:p>0.971810729181648</text:p>
          </table:table-cell>
          <table:table-cell table:style-name="ce1" office:value-type="float" office:value="96.13">
            <text:p>96.13</text:p>
          </table:table-cell>
          <table:table-cell table:style-name="ce1" office:value-type="float" office:value="97.18">
            <text:p>97.18</text:p>
          </table:table-cell>
          <table:table-cell table:style-name="ce1" office:value-type="float" office:value="96.65">
            <text:p>96.65</text:p>
          </table:table-cell>
          <table:table-cell table:style-name="ce1" office:value-type="float" office:value="93.12">
            <text:p>93.12</text:p>
          </table:table-cell>
          <table:table-cell table:style-name="ce1" office:value-type="float" office:value="92.72">
            <text:p>92.72</text:p>
          </table:table-cell>
          <table:table-cell table:style-name="ce1" office:value-type="float" office:value="93.56">
            <text:p>93.56</text:p>
          </table:table-cell>
        </table:table-row>
      </table:table>
      <table:table table:name="'file:///home/runejen/Dropbox/Skole/Master/Data/Model_5.ods'#plain_ln" table:print="false" table:style-name="ta_extref">
        <table:table-source xlink:type="simple" xlink:href="../Model_5.ods" table:table-name="plain_ln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167741935483871">
            <text:p>0.167741935483871</text:p>
          </table:table-cell>
          <table:table-cell table:style-name="ce1" office:value-type="float" office:value="17.51">
            <text:p>17.51</text:p>
          </table:table-cell>
          <table:table-cell table:style-name="ce1" office:value-type="float" office:value="16.77">
            <text:p>16.77</text:p>
          </table:table-cell>
          <table:table-cell table:style-name="ce1" office:value-type="float" office:value="17.13">
            <text:p>17.13</text:p>
          </table:table-cell>
          <table:table-cell table:style-name="ce2" office:value-type="float" office:value="0.96476341147706">
            <text:p>0.96476341147706</text:p>
          </table:table-cell>
          <table:table-cell table:style-name="ce1" office:value-type="float" office:value="96.3">
            <text:p>96.3</text:p>
          </table:table-cell>
          <table:table-cell table:style-name="ce1" office:value-type="float" office:value="96.48">
            <text:p>96.48</text:p>
          </table:table-cell>
          <table:table-cell table:style-name="ce1" office:value-type="float" office:value="96.39">
            <text:p>96.39</text:p>
          </table:table-cell>
          <table:table-cell table:style-name="ce1" office:value-type="float" office:value="93.01">
            <text:p>93.01</text:p>
          </table:table-cell>
          <table:table-cell table:style-name="ce1" office:value-type="float" office:value="92.94">
            <text:p>92.94</text:p>
          </table:table-cell>
          <table:table-cell table:style-name="ce1" office:value-type="float" office:value="93.08">
            <text:p>93.08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195161290322581">
            <text:p>0.195161290322581</text:p>
          </table:table-cell>
          <table:table-cell table:style-name="ce1" office:value-type="float" office:value="18.5">
            <text:p>18.5</text:p>
          </table:table-cell>
          <table:table-cell table:style-name="ce1" office:value-type="float" office:value="19.52">
            <text:p>19.52</text:p>
          </table:table-cell>
          <table:table-cell table:style-name="ce1" office:value-type="float" office:value="19">
            <text:p>19</text:p>
          </table:table-cell>
          <table:table-cell table:style-name="ce2" office:value-type="float" office:value="0.961671221055659">
            <text:p>0.961671221055659</text:p>
          </table:table-cell>
          <table:table-cell table:style-name="ce1" office:value-type="float" office:value="96.4">
            <text:p>96.4</text:p>
          </table:table-cell>
          <table:table-cell table:style-name="ce1" office:value-type="float" office:value="96.17">
            <text:p>96.17</text:p>
          </table:table-cell>
          <table:table-cell table:style-name="ce1" office:value-type="float" office:value="96.28">
            <text:p>96.28</text:p>
          </table:table-cell>
          <table:table-cell table:style-name="ce1" office:value-type="float" office:value="92.98">
            <text:p>92.98</text:p>
          </table:table-cell>
          <table:table-cell table:style-name="ce1" office:value-type="float" office:value="93.08">
            <text:p>93.08</text:p>
          </table:table-cell>
          <table:table-cell table:style-name="ce1" office:value-type="float" office:value="92.9">
            <text:p>92.9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198387096774194">
            <text:p>0.198387096774194</text:p>
          </table:table-cell>
          <table:table-cell table:style-name="ce1" office:value-type="float" office:value="18.3">
            <text:p>18.3</text:p>
          </table:table-cell>
          <table:table-cell table:style-name="ce1" office:value-type="float" office:value="19.84">
            <text:p>19.84</text:p>
          </table:table-cell>
          <table:table-cell table:style-name="ce1" office:value-type="float" office:value="19.04">
            <text:p>19.04</text:p>
          </table:table-cell>
          <table:table-cell table:style-name="ce2" office:value-type="float" office:value="0.960520638573278">
            <text:p>0.960520638573278</text:p>
          </table:table-cell>
          <table:table-cell table:style-name="ce1" office:value-type="float" office:value="96.41">
            <text:p>96.41</text:p>
          </table:table-cell>
          <table:table-cell table:style-name="ce1" office:value-type="float" office:value="96.05">
            <text:p>96.05</text:p>
          </table:table-cell>
          <table:table-cell table:style-name="ce1" office:value-type="float" office:value="96.23">
            <text:p>96.23</text:p>
          </table:table-cell>
          <table:table-cell table:style-name="ce1" office:value-type="float" office:value="92.94">
            <text:p>92.94</text:p>
          </table:table-cell>
          <table:table-cell table:style-name="ce1" office:value-type="float" office:value="93.08">
            <text:p>93.08</text:p>
          </table:table-cell>
          <table:table-cell table:style-name="ce1" office:value-type="float" office:value="92.8">
            <text:p>92.8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201612903225806">
            <text:p>0.201612903225806</text:p>
          </table:table-cell>
          <table:table-cell table:style-name="ce1" office:value-type="float" office:value="18.8">
            <text:p>18.8</text:p>
          </table:table-cell>
          <table:table-cell table:style-name="ce1" office:value-type="float" office:value="20.16">
            <text:p>20.16</text:p>
          </table:table-cell>
          <table:table-cell table:style-name="ce1" office:value-type="float" office:value="19.46">
            <text:p>19.46</text:p>
          </table:table-cell>
          <table:table-cell table:style-name="ce2" office:value-type="float" office:value="0.961167841219617">
            <text:p>0.961167841219617</text:p>
          </table:table-cell>
          <table:table-cell table:style-name="ce1" office:value-type="float" office:value="96.43">
            <text:p>96.43</text:p>
          </table:table-cell>
          <table:table-cell table:style-name="ce1" office:value-type="float" office:value="96.12">
            <text:p>96.12</text:p>
          </table:table-cell>
          <table:table-cell table:style-name="ce1" office:value-type="float" office:value="96.27">
            <text:p>96.27</text:p>
          </table:table-cell>
          <table:table-cell table:style-name="ce1" office:value-type="float" office:value="92.99">
            <text:p>92.99</text:p>
          </table:table-cell>
          <table:table-cell table:style-name="ce1" office:value-type="float" office:value="93.12">
            <text:p>93.12</text:p>
          </table:table-cell>
          <table:table-cell table:style-name="ce1" office:value-type="float" office:value="92.88">
            <text:p>92.88</text:p>
          </table:table-cell>
        </table:table-row>
        <table:table-row table:number-rows-repeated="4">
          <table:table-cell table:number-columns-repeated="16"/>
        </table:table-row>
        <table:table-row>
          <table:table-cell table:number-columns-repeated="5"/>
          <table:table-cell table:style-name="ce2" office:value-type="float" office:value="0.254838709677419">
            <text:p>0.254838709677419</text:p>
          </table:table-cell>
          <table:table-cell table:style-name="ce1" office:value-type="float" office:value="16.04">
            <text:p>16.04</text:p>
          </table:table-cell>
          <table:table-cell table:style-name="ce1" office:value-type="float" office:value="25.48">
            <text:p>25.48</text:p>
          </table:table-cell>
          <table:table-cell table:style-name="ce1" office:value-type="float" office:value="19.69">
            <text:p>19.69</text:p>
          </table:table-cell>
          <table:table-cell table:style-name="ce2" office:value-type="float" office:value="0.940529267941896">
            <text:p>0.940529267941896</text:p>
          </table:table-cell>
          <table:table-cell table:style-name="ce1" office:value-type="float" office:value="96.59">
            <text:p>96.59</text:p>
          </table:table-cell>
          <table:table-cell table:style-name="ce1" office:value-type="float" office:value="94.05">
            <text:p>94.05</text:p>
          </table:table-cell>
          <table:table-cell table:style-name="ce1" office:value-type="float" office:value="95.3">
            <text:p>95.3</text:p>
          </table:table-cell>
          <table:table-cell table:style-name="ce1" office:value-type="float" office:value="92.07">
            <text:p>92.07</text:p>
          </table:table-cell>
          <table:table-cell table:style-name="ce1" office:value-type="float" office:value="93.15">
            <text:p>93.15</text:p>
          </table:table-cell>
          <table:table-cell table:style-name="ce1" office:value-type="float" office:value="91.12">
            <text:p>91.12</text:p>
          </table:table-cell>
        </table:table-row>
        <table:table-row>
          <table:table-cell table:number-columns-repeated="5"/>
          <table:table-cell table:style-name="ce2" office:value-type="float" office:value="0.241935483870968">
            <text:p>0.241935483870968</text:p>
          </table:table-cell>
          <table:table-cell table:style-name="ce1" office:value-type="float" office:value="16.2">
            <text:p>16.2</text:p>
          </table:table-cell>
          <table:table-cell table:style-name="ce1" office:value-type="float" office:value="24.19">
            <text:p>24.19</text:p>
          </table:table-cell>
          <table:table-cell table:style-name="ce1" office:value-type="float" office:value="19.4">
            <text:p>19.4</text:p>
          </table:table-cell>
          <table:table-cell table:style-name="ce2" office:value-type="float" office:value="0.944196749604487">
            <text:p>0.944196749604487</text:p>
          </table:table-cell>
          <table:table-cell table:style-name="ce1" office:value-type="float" office:value="96.54">
            <text:p>96.54</text:p>
          </table:table-cell>
          <table:table-cell table:style-name="ce1" office:value-type="float" office:value="94.42">
            <text:p>94.42</text:p>
          </table:table-cell>
          <table:table-cell table:style-name="ce1" office:value-type="float" office:value="95.47">
            <text:p>95.47</text:p>
          </table:table-cell>
          <table:table-cell table:style-name="ce1" office:value-type="float" office:value="92.22">
            <text:p>92.22</text:p>
          </table:table-cell>
          <table:table-cell table:style-name="ce1" office:value-type="float" office:value="93.11">
            <text:p>93.11</text:p>
          </table:table-cell>
          <table:table-cell table:style-name="ce1" office:value-type="float" office:value="91.42">
            <text:p>91.42</text:p>
          </table:table-cell>
        </table:table-row>
        <table:table-row>
          <table:table-cell table:number-columns-repeated="5"/>
          <table:table-cell table:style-name="ce2" office:value-type="float" office:value="0.237096774193548">
            <text:p>0.237096774193548</text:p>
          </table:table-cell>
          <table:table-cell table:style-name="ce1" office:value-type="float" office:value="16.59">
            <text:p>16.59</text:p>
          </table:table-cell>
          <table:table-cell table:style-name="ce1" office:value-type="float" office:value="23.71">
            <text:p>23.71</text:p>
          </table:table-cell>
          <table:table-cell table:style-name="ce1" office:value-type="float" office:value="19.52">
            <text:p>19.52</text:p>
          </table:table-cell>
          <table:table-cell table:style-name="ce2" office:value-type="float" office:value="0.946857471594995">
            <text:p>0.946857471594995</text:p>
          </table:table-cell>
          <table:table-cell table:style-name="ce1" office:value-type="float" office:value="96.53">
            <text:p>96.53</text:p>
          </table:table-cell>
          <table:table-cell table:style-name="ce1" office:value-type="float" office:value="94.69">
            <text:p>94.69</text:p>
          </table:table-cell>
          <table:table-cell table:style-name="ce1" office:value-type="float" office:value="95.6">
            <text:p>95.6</text:p>
          </table:table-cell>
          <table:table-cell table:style-name="ce1" office:value-type="float" office:value="92.35">
            <text:p>92.35</text:p>
          </table:table-cell>
          <table:table-cell table:style-name="ce1" office:value-type="float" office:value="93.12">
            <text:p>93.12</text:p>
          </table:table-cell>
          <table:table-cell table:style-name="ce1" office:value-type="float" office:value="91.66">
            <text:p>91.66</text:p>
          </table:table-cell>
        </table:table-row>
        <table:table-row>
          <table:table-cell table:number-columns-repeated="5"/>
          <table:table-cell table:style-name="ce2" office:value-type="float" office:value="0.232258064516129">
            <text:p>0.232258064516129</text:p>
          </table:table-cell>
          <table:table-cell table:style-name="ce1" office:value-type="float" office:value="16.86">
            <text:p>16.86</text:p>
          </table:table-cell>
          <table:table-cell table:style-name="ce1" office:value-type="float" office:value="23.23">
            <text:p>23.23</text:p>
          </table:table-cell>
          <table:table-cell table:style-name="ce1" office:value-type="float" office:value="19.54">
            <text:p>19.54</text:p>
          </table:table-cell>
          <table:table-cell table:style-name="ce2" office:value-type="float" office:value="0.948942902344312">
            <text:p>0.948942902344312</text:p>
          </table:table-cell>
          <table:table-cell table:style-name="ce1" office:value-type="float" office:value="96.52">
            <text:p>96.52</text:p>
          </table:table-cell>
          <table:table-cell table:style-name="ce1" office:value-type="float" office:value="94.89">
            <text:p>94.89</text:p>
          </table:table-cell>
          <table:table-cell table:style-name="ce1" office:value-type="float" office:value="95.7">
            <text:p>95.7</text:p>
          </table:table-cell>
          <table:table-cell table:style-name="ce1" office:value-type="float" office:value="92.45">
            <text:p>92.45</text:p>
          </table:table-cell>
          <table:table-cell table:style-name="ce1" office:value-type="float" office:value="93.12">
            <text:p>93.12</text:p>
          </table:table-cell>
          <table:table-cell table:style-name="ce1" office:value-type="float" office:value="91.83">
            <text:p>91.83</text:p>
          </table:table-cell>
        </table:table-row>
        <table:table-row>
          <table:table-cell table:number-columns-repeated="5"/>
          <table:table-cell table:style-name="ce2" office:value-type="float" office:value="0.232258064516129">
            <text:p>0.232258064516129</text:p>
          </table:table-cell>
          <table:table-cell table:style-name="ce1" office:value-type="float" office:value="17.29">
            <text:p>17.29</text:p>
          </table:table-cell>
          <table:table-cell table:style-name="ce1" office:value-type="float" office:value="23.23">
            <text:p>23.23</text:p>
          </table:table-cell>
          <table:table-cell table:style-name="ce1" office:value-type="float" office:value="19.82">
            <text:p>19.82</text:p>
          </table:table-cell>
          <table:table-cell table:style-name="ce2" office:value-type="float" office:value="0.950453041852438">
            <text:p>0.950453041852438</text:p>
          </table:table-cell>
          <table:table-cell table:style-name="ce1" office:value-type="float" office:value="96.52">
            <text:p>96.52</text:p>
          </table:table-cell>
          <table:table-cell table:style-name="ce1" office:value-type="float" office:value="95.05">
            <text:p>95.05</text:p>
          </table:table-cell>
          <table:table-cell table:style-name="ce1" office:value-type="float" office:value="95.78">
            <text:p>95.78</text:p>
          </table:table-cell>
          <table:table-cell table:style-name="ce1" office:value-type="float" office:value="92.54">
            <text:p>92.54</text:p>
          </table:table-cell>
          <table:table-cell table:style-name="ce1" office:value-type="float" office:value="93.14">
            <text:p>93.14</text:p>
          </table:table-cell>
          <table:table-cell table:style-name="ce1" office:value-type="float" office:value="91.98">
            <text:p>91.98</text:p>
          </table:table-cell>
        </table:table-row>
        <table:table-row>
          <table:table-cell table:number-columns-repeated="5"/>
          <table:table-cell table:style-name="ce2" office:value-type="float" office:value="0.225806451612903">
            <text:p>0.225806451612903</text:p>
          </table:table-cell>
          <table:table-cell table:style-name="ce1" office:value-type="float" office:value="17.26">
            <text:p>17.26</text:p>
          </table:table-cell>
          <table:table-cell table:style-name="ce1" office:value-type="float" office:value="22.58">
            <text:p>22.58</text:p>
          </table:table-cell>
          <table:table-cell table:style-name="ce1" office:value-type="float" office:value="19.56">
            <text:p>19.56</text:p>
          </table:table-cell>
          <table:table-cell table:style-name="ce2" office:value-type="float" office:value="0.951747447145117">
            <text:p>0.951747447145117</text:p>
          </table:table-cell>
          <table:table-cell table:style-name="ce1" office:value-type="float" office:value="96.5">
            <text:p>96.5</text:p>
          </table:table-cell>
          <table:table-cell table:style-name="ce1" office:value-type="float" office:value="95.17">
            <text:p>95.17</text:p>
          </table:table-cell>
          <table:table-cell table:style-name="ce1" office:value-type="float" office:value="95.83">
            <text:p>95.83</text:p>
          </table:table-cell>
          <table:table-cell table:style-name="ce1" office:value-type="float" office:value="92.57">
            <text:p>92.57</text:p>
          </table:table-cell>
          <table:table-cell table:style-name="ce1" office:value-type="float" office:value="93.12">
            <text:p>93.12</text:p>
          </table:table-cell>
          <table:table-cell table:style-name="ce1" office:value-type="float" office:value="92.07">
            <text:p>92.07</text:p>
          </table:table-cell>
        </table:table-row>
        <table:table-row>
          <table:table-cell table:number-columns-repeated="5"/>
          <table:table-cell table:style-name="ce2" office:value-type="float" office:value="0.22258064516129">
            <text:p>0.22258064516129</text:p>
          </table:table-cell>
          <table:table-cell table:style-name="ce1" office:value-type="float" office:value="17.69">
            <text:p>17.69</text:p>
          </table:table-cell>
          <table:table-cell table:style-name="ce1" office:value-type="float" office:value="22.26">
            <text:p>22.26</text:p>
          </table:table-cell>
          <table:table-cell table:style-name="ce1" office:value-type="float" office:value="19.71">
            <text:p>19.71</text:p>
          </table:table-cell>
          <table:table-cell table:style-name="ce2" office:value-type="float" office:value="0.953832877894434">
            <text:p>0.953832877894434</text:p>
          </table:table-cell>
          <table:table-cell table:style-name="ce1" office:value-type="float" office:value="96.49">
            <text:p>96.49</text:p>
          </table:table-cell>
          <table:table-cell table:style-name="ce1" office:value-type="float" office:value="95.38">
            <text:p>95.38</text:p>
          </table:table-cell>
          <table:table-cell table:style-name="ce1" office:value-type="float" office:value="95.93">
            <text:p>95.93</text:p>
          </table:table-cell>
          <table:table-cell table:style-name="ce1" office:value-type="float" office:value="92.68">
            <text:p>92.68</text:p>
          </table:table-cell>
          <table:table-cell table:style-name="ce1" office:value-type="float" office:value="93.13">
            <text:p>93.13</text:p>
          </table:table-cell>
          <table:table-cell table:style-name="ce1" office:value-type="float" office:value="92.26">
            <text:p>92.26</text:p>
          </table:table-cell>
        </table:table-row>
        <table:table-row>
          <table:table-cell table:number-columns-repeated="5"/>
          <table:table-cell table:style-name="ce2" office:value-type="float" office:value="0.216129032258064">
            <text:p>0.216129032258064</text:p>
          </table:table-cell>
          <table:table-cell table:style-name="ce1" office:value-type="float" office:value="18.16">
            <text:p>18.16</text:p>
          </table:table-cell>
          <table:table-cell table:style-name="ce1" office:value-type="float" office:value="21.61">
            <text:p>21.61</text:p>
          </table:table-cell>
          <table:table-cell table:style-name="ce1" office:value-type="float" office:value="19.74">
            <text:p>19.74</text:p>
          </table:table-cell>
          <table:table-cell table:style-name="ce2" office:value-type="float" office:value="0.956565511290091">
            <text:p>0.956565511290091</text:p>
          </table:table-cell>
          <table:table-cell table:style-name="ce1" office:value-type="float" office:value="96.48">
            <text:p>96.48</text:p>
          </table:table-cell>
          <table:table-cell table:style-name="ce1" office:value-type="float" office:value="95.66">
            <text:p>95.66</text:p>
          </table:table-cell>
          <table:table-cell table:style-name="ce1" office:value-type="float" office:value="96.07">
            <text:p>96.07</text:p>
          </table:table-cell>
          <table:table-cell table:style-name="ce1" office:value-type="float" office:value="92.81">
            <text:p>92.81</text:p>
          </table:table-cell>
          <table:table-cell table:style-name="ce1" office:value-type="float" office:value="93.14">
            <text:p>93.14</text:p>
          </table:table-cell>
          <table:table-cell table:style-name="ce1" office:value-type="float" office:value="92.5">
            <text:p>92.5</text:p>
          </table:table-cell>
        </table:table-row>
        <table:table-row>
          <table:table-cell table:number-columns-repeated="5"/>
          <table:table-cell table:style-name="ce2" office:value-type="float" office:value="0.201612903225806">
            <text:p>0.201612903225806</text:p>
          </table:table-cell>
          <table:table-cell table:style-name="ce1" office:value-type="float" office:value="18.74">
            <text:p>18.74</text:p>
          </table:table-cell>
          <table:table-cell table:style-name="ce1" office:value-type="float" office:value="20.16">
            <text:p>20.16</text:p>
          </table:table-cell>
          <table:table-cell table:style-name="ce1" office:value-type="float" office:value="19.42">
            <text:p>19.42</text:p>
          </table:table-cell>
          <table:table-cell table:style-name="ce2" office:value-type="float" office:value="0.96102401840932">
            <text:p>0.96102401840932</text:p>
          </table:table-cell>
          <table:table-cell table:style-name="ce1" office:value-type="float" office:value="96.43">
            <text:p>96.43</text:p>
          </table:table-cell>
          <table:table-cell table:style-name="ce1" office:value-type="float" office:value="96.1">
            <text:p>96.1</text:p>
          </table:table-cell>
          <table:table-cell table:style-name="ce1" office:value-type="float" office:value="96.26">
            <text:p>96.26</text:p>
          </table:table-cell>
          <table:table-cell table:style-name="ce1" office:value-type="float" office:value="92.98">
            <text:p>92.98</text:p>
          </table:table-cell>
          <table:table-cell table:style-name="ce1" office:value-type="float" office:value="93.11">
            <text:p>93.11</text:p>
          </table:table-cell>
          <table:table-cell table:style-name="ce1" office:value-type="float" office:value="92.86">
            <text:p>92.86</text:p>
          </table:table-cell>
        </table:table-row>
      </table:table>
      <table:table table:name="'file:///home/runejen/Dropbox/Skole/Master/Data/Model_5.ods'#plain_nn" table:print="false" table:style-name="ta_extref">
        <table:table-source xlink:type="simple" xlink:href="../Model_5.ods" table:table-name="plain_nn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22741935483871">
            <text:p>0.22741935483871</text:p>
          </table:table-cell>
          <table:table-cell table:style-name="ce1" office:value-type="float" office:value="13.62">
            <text:p>13.62</text:p>
          </table:table-cell>
          <table:table-cell table:style-name="ce1" office:value-type="float" office:value="22.74">
            <text:p>22.74</text:p>
          </table:table-cell>
          <table:table-cell table:style-name="ce1" office:value-type="float" office:value="17.04">
            <text:p>17.04</text:p>
          </table:table-cell>
          <table:table-cell table:style-name="ce2" office:value-type="float" office:value="0.935711203796922">
            <text:p>0.935711203796922</text:p>
          </table:table-cell>
          <table:table-cell table:style-name="ce1" office:value-type="float" office:value="96.45">
            <text:p>96.45</text:p>
          </table:table-cell>
          <table:table-cell table:style-name="ce1" office:value-type="float" office:value="93.57">
            <text:p>93.57</text:p>
          </table:table-cell>
          <table:table-cell table:style-name="ce1" office:value-type="float" office:value="94.99">
            <text:p>94.99</text:p>
          </table:table-cell>
          <table:table-cell table:style-name="ce1" office:value-type="float" office:value="91.66">
            <text:p>91.66</text:p>
          </table:table-cell>
          <table:table-cell table:style-name="ce1" office:value-type="float" office:value="92.91">
            <text:p>92.91</text:p>
          </table:table-cell>
          <table:table-cell table:style-name="ce1" office:value-type="float" office:value="90.55">
            <text:p>90.55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308064516129032">
            <text:p>0.308064516129032</text:p>
          </table:table-cell>
          <table:table-cell table:style-name="ce1" office:value-type="float" office:value="31.52">
            <text:p>31.52</text:p>
          </table:table-cell>
          <table:table-cell table:style-name="ce1" office:value-type="float" office:value="30.81">
            <text:p>30.81</text:p>
          </table:table-cell>
          <table:table-cell table:style-name="ce1" office:value-type="float" office:value="31.16">
            <text:p>31.16</text:p>
          </table:table-cell>
          <table:table-cell table:style-name="ce2" office:value-type="float" office:value="0.970156766863224">
            <text:p>0.970156766863224</text:p>
          </table:table-cell>
          <table:table-cell table:style-name="ce1" office:value-type="float" office:value="96.92">
            <text:p>96.92</text:p>
          </table:table-cell>
          <table:table-cell table:style-name="ce1" office:value-type="float" office:value="97.02">
            <text:p>97.02</text:p>
          </table:table-cell>
          <table:table-cell table:style-name="ce1" office:value-type="float" office:value="96.97">
            <text:p>96.97</text:p>
          </table:table-cell>
          <table:table-cell table:style-name="ce1" office:value-type="float" office:value="94.16">
            <text:p>94.16</text:p>
          </table:table-cell>
          <table:table-cell table:style-name="ce1" office:value-type="float" office:value="94.13">
            <text:p>94.13</text:p>
          </table:table-cell>
          <table:table-cell table:style-name="ce1" office:value-type="float" office:value="94.19">
            <text:p>94.19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314516129032258">
            <text:p>0.31451612903225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.45">
            <text:p>31.45</text:p>
          </table:table-cell>
          <table:table-cell table:style-name="ce1" office:value-type="float" office:value="30.71">
            <text:p>30.71</text:p>
          </table:table-cell>
          <table:table-cell table:style-name="ce2" office:value-type="float" office:value="0.96728031065727">
            <text:p>0.96728031065727</text:p>
          </table:table-cell>
          <table:table-cell table:style-name="ce1" office:value-type="float" office:value="96.94">
            <text:p>96.94</text:p>
          </table:table-cell>
          <table:table-cell table:style-name="ce1" office:value-type="float" office:value="96.73">
            <text:p>96.73</text:p>
          </table:table-cell>
          <table:table-cell table:style-name="ce1" office:value-type="float" office:value="96.83">
            <text:p>96.83</text:p>
          </table:table-cell>
          <table:table-cell table:style-name="ce1" office:value-type="float" office:value="94.01">
            <text:p>94.01</text:p>
          </table:table-cell>
          <table:table-cell table:style-name="ce1" office:value-type="float" office:value="94.08">
            <text:p>94.08</text:p>
          </table:table-cell>
          <table:table-cell table:style-name="ce1" office:value-type="float" office:value="93.94">
            <text:p>93.94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316129032258064">
            <text:p>0.316129032258064</text:p>
          </table:table-cell>
          <table:table-cell table:style-name="ce1" office:value-type="float" office:value="30.11">
            <text:p>30.11</text:p>
          </table:table-cell>
          <table:table-cell table:style-name="ce1" office:value-type="float" office:value="31.61">
            <text:p>31.61</text:p>
          </table:table-cell>
          <table:table-cell table:style-name="ce1" office:value-type="float" office:value="30.84">
            <text:p>30.84</text:p>
          </table:table-cell>
          <table:table-cell table:style-name="ce2" office:value-type="float" office:value="0.96728031065727">
            <text:p>0.96728031065727</text:p>
          </table:table-cell>
          <table:table-cell table:style-name="ce1" office:value-type="float" office:value="96.94">
            <text:p>96.94</text:p>
          </table:table-cell>
          <table:table-cell table:style-name="ce1" office:value-type="float" office:value="96.73">
            <text:p>96.73</text:p>
          </table:table-cell>
          <table:table-cell table:style-name="ce1" office:value-type="float" office:value="96.83">
            <text:p>96.83</text:p>
          </table:table-cell>
          <table:table-cell table:style-name="ce1" office:value-type="float" office:value="94.01">
            <text:p>94.01</text:p>
          </table:table-cell>
          <table:table-cell table:style-name="ce1" office:value-type="float" office:value="94.09">
            <text:p>94.09</text:p>
          </table:table-cell>
          <table:table-cell table:style-name="ce1" office:value-type="float" office:value="93.95">
            <text:p>93.95</text:p>
          </table:table-cell>
        </table:table-row>
        <table:table-row table:number-rows-repeated="4">
          <table:table-cell table:number-columns-repeated="16"/>
        </table:table-row>
        <table:table-row>
          <table:table-cell table:number-columns-repeated="5"/>
          <table:table-cell table:style-name="ce2" office:value-type="float" office:value="0.358064516129032">
            <text:p>0.358064516129032</text:p>
          </table:table-cell>
          <table:table-cell table:style-name="ce1" office:value-type="float" office:value="24.1">
            <text:p>24.1</text:p>
          </table:table-cell>
          <table:table-cell table:style-name="ce1" office:value-type="float" office:value="35.81">
            <text:p>35.81</text:p>
          </table:table-cell>
          <table:table-cell table:style-name="ce1" office:value-type="float" office:value="28.81">
            <text:p>28.81</text:p>
          </table:table-cell>
          <table:table-cell table:style-name="ce2" office:value-type="float" office:value="0.949733927800949">
            <text:p>0.949733927800949</text:p>
          </table:table-cell>
          <table:table-cell table:style-name="ce1" office:value-type="float" office:value="97.07">
            <text:p>97.07</text:p>
          </table:table-cell>
          <table:table-cell table:style-name="ce1" office:value-type="float" office:value="94.97">
            <text:p>94.97</text:p>
          </table:table-cell>
          <table:table-cell table:style-name="ce1" office:value-type="float" office:value="96.01">
            <text:p>96.01</text:p>
          </table:table-cell>
          <table:table-cell table:style-name="ce1" office:value-type="float" office:value="93.14">
            <text:p>93.14</text:p>
          </table:table-cell>
          <table:table-cell table:style-name="ce1" office:value-type="float" office:value="93.96">
            <text:p>93.96</text:p>
          </table:table-cell>
          <table:table-cell table:style-name="ce1" office:value-type="float" office:value="92.44">
            <text:p>92.44</text:p>
          </table:table-cell>
        </table:table-row>
        <table:table-row>
          <table:table-cell table:number-columns-repeated="5"/>
          <table:table-cell table:style-name="ce2" office:value-type="float" office:value="0.340322580645161">
            <text:p>0.340322580645161</text:p>
          </table:table-cell>
          <table:table-cell table:style-name="ce1" office:value-type="float" office:value="24.14">
            <text:p>24.14</text:p>
          </table:table-cell>
          <table:table-cell table:style-name="ce1" office:value-type="float" office:value="34.03">
            <text:p>34.03</text:p>
          </table:table-cell>
          <table:table-cell table:style-name="ce1" office:value-type="float" office:value="28.24">
            <text:p>28.24</text:p>
          </table:table-cell>
          <table:table-cell table:style-name="ce2" office:value-type="float" office:value="0.952322738386308">
            <text:p>0.952322738386308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95.23">
            <text:p>95.23</text:p>
          </table:table-cell>
          <table:table-cell table:style-name="ce1" office:value-type="float" office:value="96.11">
            <text:p>96.11</text:p>
          </table:table-cell>
          <table:table-cell table:style-name="ce1" office:value-type="float" office:value="93.21">
            <text:p>93.21</text:p>
          </table:table-cell>
          <table:table-cell table:style-name="ce1" office:value-type="float" office:value="93.89">
            <text:p>93.89</text:p>
          </table:table-cell>
          <table:table-cell table:style-name="ce1" office:value-type="float" office:value="92.62">
            <text:p>92.62</text:p>
          </table:table-cell>
        </table:table-row>
        <table:table-row>
          <table:table-cell table:number-columns-repeated="5"/>
          <table:table-cell table:style-name="ce2" office:value-type="float" office:value="0.338709677419355">
            <text:p>0.338709677419355</text:p>
          </table:table-cell>
          <table:table-cell table:style-name="ce1" office:value-type="float" office:value="24.97">
            <text:p>24.97</text:p>
          </table:table-cell>
          <table:table-cell table:style-name="ce1" office:value-type="float" office:value="33.87">
            <text:p>33.87</text:p>
          </table:table-cell>
          <table:table-cell table:style-name="ce1" office:value-type="float" office:value="28.75">
            <text:p>28.75</text:p>
          </table:table-cell>
          <table:table-cell table:style-name="ce2" office:value-type="float" office:value="0.954623903351071">
            <text:p>0.954623903351071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95.46">
            <text:p>95.46</text:p>
          </table:table-cell>
          <table:table-cell table:style-name="ce1" office:value-type="float" office:value="96.22">
            <text:p>96.22</text:p>
          </table:table-cell>
          <table:table-cell table:style-name="ce1" office:value-type="float" office:value="93.34">
            <text:p>93.34</text:p>
          </table:table-cell>
          <table:table-cell table:style-name="ce1" office:value-type="float" office:value="93.93">
            <text:p>93.93</text:p>
          </table:table-cell>
          <table:table-cell table:style-name="ce1" office:value-type="float" office:value="92.83">
            <text:p>92.83</text:p>
          </table:table-cell>
        </table:table-row>
        <table:table-row>
          <table:table-cell table:number-columns-repeated="5"/>
          <table:table-cell table:style-name="ce2" office:value-type="float" office:value="0.337096774193548">
            <text:p>0.337096774193548</text:p>
          </table:table-cell>
          <table:table-cell table:style-name="ce1" office:value-type="float" office:value="25.52">
            <text:p>25.52</text:p>
          </table:table-cell>
          <table:table-cell table:style-name="ce1" office:value-type="float" office:value="33.71">
            <text:p>33.71</text:p>
          </table:table-cell>
          <table:table-cell table:style-name="ce1" office:value-type="float" office:value="29.05">
            <text:p>29.05</text:p>
          </table:table-cell>
          <table:table-cell table:style-name="ce2" office:value-type="float" office:value="0.956134042859197">
            <text:p>0.956134042859197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95.61">
            <text:p>95.61</text:p>
          </table:table-cell>
          <table:table-cell table:style-name="ce1" office:value-type="float" office:value="96.3">
            <text:p>96.3</text:p>
          </table:table-cell>
          <table:table-cell table:style-name="ce1" office:value-type="float" office:value="93.43">
            <text:p>93.43</text:p>
          </table:table-cell>
          <table:table-cell table:style-name="ce1" office:value-type="float" office:value="93.95">
            <text:p>93.95</text:p>
          </table:table-cell>
          <table:table-cell table:style-name="ce1" office:value-type="float" office:value="92.97">
            <text:p>92.97</text:p>
          </table:table-cell>
        </table:table-row>
        <table:table-row>
          <table:table-cell table:number-columns-repeated="5"/>
          <table:table-cell table:style-name="ce2" office:value-type="float" office:value="0.333870967741935">
            <text:p>0.333870967741935</text:p>
          </table:table-cell>
          <table:table-cell table:style-name="ce1" office:value-type="float" office:value="25.81">
            <text:p>25.81</text:p>
          </table:table-cell>
          <table:table-cell table:style-name="ce1" office:value-type="float" office:value="33.39">
            <text:p>33.39</text:p>
          </table:table-cell>
          <table:table-cell table:style-name="ce1" office:value-type="float" office:value="29.11">
            <text:p>29.11</text:p>
          </table:table-cell>
          <table:table-cell table:style-name="ce2" office:value-type="float" office:value="0.95721271393643">
            <text:p>0.95721271393643</text:p>
          </table:table-cell>
          <table:table-cell table:style-name="ce1" office:value-type="float" office:value="96.99">
            <text:p>96.99</text:p>
          </table:table-cell>
          <table:table-cell table:style-name="ce1" office:value-type="float" office:value="95.72">
            <text:p>95.72</text:p>
          </table:table-cell>
          <table:table-cell table:style-name="ce1" office:value-type="float" office:value="96.35">
            <text:p>96.35</text:p>
          </table:table-cell>
          <table:table-cell table:style-name="ce1" office:value-type="float" office:value="93.48">
            <text:p>93.48</text:p>
          </table:table-cell>
          <table:table-cell table:style-name="ce1" office:value-type="float" office:value="93.95">
            <text:p>93.95</text:p>
          </table:table-cell>
          <table:table-cell table:style-name="ce1" office:value-type="float" office:value="93.06">
            <text:p>93.06</text:p>
          </table:table-cell>
        </table:table-row>
        <table:table-row>
          <table:table-cell table:number-columns-repeated="5"/>
          <table:table-cell table:style-name="ce2" office:value-type="float" office:value="0.330645161290323">
            <text:p>0.330645161290323</text:p>
          </table:table-cell>
          <table:table-cell table:style-name="ce1" office:value-type="float" office:value="26.52">
            <text:p>26.52</text:p>
          </table:table-cell>
          <table:table-cell table:style-name="ce1" office:value-type="float" office:value="33.06">
            <text:p>33.06</text:p>
          </table:table-cell>
          <table:table-cell table:style-name="ce1" office:value-type="float" office:value="29.43">
            <text:p>29.43</text:p>
          </table:table-cell>
          <table:table-cell table:style-name="ce2" office:value-type="float" office:value="0.959154321875449">
            <text:p>0.959154321875449</text:p>
          </table:table-cell>
          <table:table-cell table:style-name="ce1" office:value-type="float" office:value="96.98">
            <text:p>96.98</text:p>
          </table:table-cell>
          <table:table-cell table:style-name="ce1" office:value-type="float" office:value="95.92">
            <text:p>95.92</text:p>
          </table:table-cell>
          <table:table-cell table:style-name="ce1" office:value-type="float" office:value="96.45">
            <text:p>96.45</text:p>
          </table:table-cell>
          <table:table-cell table:style-name="ce1" office:value-type="float" office:value="93.59">
            <text:p>93.59</text:p>
          </table:table-cell>
          <table:table-cell table:style-name="ce1" office:value-type="float" office:value="93.97">
            <text:p>93.97</text:p>
          </table:table-cell>
          <table:table-cell table:style-name="ce1" office:value-type="float" office:value="93.24">
            <text:p>93.24</text:p>
          </table:table-cell>
        </table:table-row>
        <table:table-row>
          <table:table-cell table:number-columns-repeated="5"/>
          <table:table-cell table:style-name="ce2" office:value-type="float" office:value="0.325806451612903">
            <text:p>0.325806451612903</text:p>
          </table:table-cell>
          <table:table-cell table:style-name="ce1" office:value-type="float" office:value="27.01">
            <text:p>27.01</text:p>
          </table:table-cell>
          <table:table-cell table:style-name="ce1" office:value-type="float" office:value="32.58">
            <text:p>32.58</text:p>
          </table:table-cell>
          <table:table-cell table:style-name="ce1" office:value-type="float" office:value="29.53">
            <text:p>29.53</text:p>
          </table:table-cell>
          <table:table-cell table:style-name="ce2" office:value-type="float" office:value="0.960736372788724">
            <text:p>0.960736372788724</text:p>
          </table:table-cell>
          <table:table-cell table:style-name="ce1" office:value-type="float" office:value="96.97">
            <text:p>96.97</text:p>
          </table:table-cell>
          <table:table-cell table:style-name="ce1" office:value-type="float" office:value="96.07">
            <text:p>96.07</text:p>
          </table:table-cell>
          <table:table-cell table:style-name="ce1" office:value-type="float" office:value="96.52">
            <text:p>96.52</text:p>
          </table:table-cell>
          <table:table-cell table:style-name="ce1" office:value-type="float" office:value="93.66">
            <text:p>93.66</text:p>
          </table:table-cell>
          <table:table-cell table:style-name="ce1" office:value-type="float" office:value="93.98">
            <text:p>93.98</text:p>
          </table:table-cell>
          <table:table-cell table:style-name="ce1" office:value-type="float" office:value="93.36">
            <text:p>93.36</text:p>
          </table:table-cell>
        </table:table-row>
        <table:table-row>
          <table:table-cell table:number-columns-repeated="5"/>
          <table:table-cell table:style-name="ce2" office:value-type="float" office:value="0.319354838709677">
            <text:p>0.319354838709677</text:p>
          </table:table-cell>
          <table:table-cell table:style-name="ce1" office:value-type="float" office:value="27.81">
            <text:p>27.81</text:p>
          </table:table-cell>
          <table:table-cell table:style-name="ce1" office:value-type="float" office:value="31.94">
            <text:p>31.94</text:p>
          </table:table-cell>
          <table:table-cell table:style-name="ce1" office:value-type="float" office:value="29.73">
            <text:p>29.73</text:p>
          </table:table-cell>
          <table:table-cell table:style-name="ce2" office:value-type="float" office:value="0.963037537753488">
            <text:p>0.963037537753488</text:p>
          </table:table-cell>
          <table:table-cell table:style-name="ce1" office:value-type="float" office:value="96.95">
            <text:p>96.95</text:p>
          </table:table-cell>
          <table:table-cell table:style-name="ce1" office:value-type="float" office:value="96.3">
            <text:p>96.3</text:p>
          </table:table-cell>
          <table:table-cell table:style-name="ce1" office:value-type="float" office:value="96.62">
            <text:p>96.62</text:p>
          </table:table-cell>
          <table:table-cell table:style-name="ce1" office:value-type="float" office:value="93.76">
            <text:p>93.76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93.55">
            <text:p>93.55</text:p>
          </table:table-cell>
        </table:table-row>
        <table:table-row>
          <table:table-cell table:number-columns-repeated="5"/>
          <table:table-cell table:style-name="ce2" office:value-type="float" office:value="0.314516129032258">
            <text:p>0.31451612903225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.45">
            <text:p>31.45</text:p>
          </table:table-cell>
          <table:table-cell table:style-name="ce1" office:value-type="float" office:value="30.71">
            <text:p>30.71</text:p>
          </table:table-cell>
          <table:table-cell table:style-name="ce2" office:value-type="float" office:value="0.96728031065727">
            <text:p>0.96728031065727</text:p>
          </table:table-cell>
          <table:table-cell table:style-name="ce1" office:value-type="float" office:value="96.94">
            <text:p>96.94</text:p>
          </table:table-cell>
          <table:table-cell table:style-name="ce1" office:value-type="float" office:value="96.73">
            <text:p>96.73</text:p>
          </table:table-cell>
          <table:table-cell table:style-name="ce1" office:value-type="float" office:value="96.83">
            <text:p>96.83</text:p>
          </table:table-cell>
          <table:table-cell table:style-name="ce1" office:value-type="float" office:value="94.01">
            <text:p>94.01</text:p>
          </table:table-cell>
          <table:table-cell table:style-name="ce1" office:value-type="float" office:value="94.08">
            <text:p>94.08</text:p>
          </table:table-cell>
          <table:table-cell table:style-name="ce1" office:value-type="float" office:value="93.94">
            <text:p>93.94</text:p>
          </table:table-cell>
        </table:table-row>
      </table:table>
      <table:table table:name="'file:///home/runejen/Dropbox/Skole/Master/Data/Model_5.ods'#plain_nn_lstm" table:print="false" table:style-name="ta_extref">
        <table:table-source xlink:type="simple" xlink:href="../Model_5.ods" table:table-name="plain_nn_lstm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341935483870968">
            <text:p>0.341935483870968</text:p>
          </table:table-cell>
          <table:table-cell table:style-name="ce1" office:value-type="float" office:value="12.07">
            <text:p>12.07</text:p>
          </table:table-cell>
          <table:table-cell table:style-name="ce1" office:value-type="float" office:value="34.19">
            <text:p>34.19</text:p>
          </table:table-cell>
          <table:table-cell table:style-name="ce1" office:value-type="float" office:value="17.84">
            <text:p>17.84</text:p>
          </table:table-cell>
          <table:table-cell table:style-name="ce2" office:value-type="float" office:value="0.888896879045017">
            <text:p>0.888896879045017</text:p>
          </table:table-cell>
          <table:table-cell table:style-name="ce1" office:value-type="float" office:value="96.8">
            <text:p>96.8</text:p>
          </table:table-cell>
          <table:table-cell table:style-name="ce1" office:value-type="float" office:value="88.89">
            <text:p>88.89</text:p>
          </table:table-cell>
          <table:table-cell table:style-name="ce1" office:value-type="float" office:value="92.68">
            <text:p>92.68</text:p>
          </table:table-cell>
          <table:table-cell table:style-name="ce1" office:value-type="float" office:value="89.49">
            <text:p>89.49</text:p>
          </table:table-cell>
          <table:table-cell table:style-name="ce1" office:value-type="float" office:value="93.18">
            <text:p>93.18</text:p>
          </table:table-cell>
          <table:table-cell table:style-name="ce1" office:value-type="float" office:value="86.56">
            <text:p>86.56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332258064516129">
            <text:p>0.332258064516129</text:p>
          </table:table-cell>
          <table:table-cell table:style-name="ce1" office:value-type="float" office:value="20.42">
            <text:p>20.42</text:p>
          </table:table-cell>
          <table:table-cell table:style-name="ce1" office:value-type="float" office:value="33.23">
            <text:p>33.23</text:p>
          </table:table-cell>
          <table:table-cell table:style-name="ce1" office:value-type="float" office:value="25.3">
            <text:p>25.3</text:p>
          </table:table-cell>
          <table:table-cell table:style-name="ce2" office:value-type="float" office:value="0.942255141665468">
            <text:p>0.942255141665468</text:p>
          </table:table-cell>
          <table:table-cell table:style-name="ce1" office:value-type="float" office:value="96.94">
            <text:p>96.94</text:p>
          </table:table-cell>
          <table:table-cell table:style-name="ce1" office:value-type="float" office:value="94.23">
            <text:p>94.23</text:p>
          </table:table-cell>
          <table:table-cell table:style-name="ce1" office:value-type="float" office:value="95.57">
            <text:p>95.57</text:p>
          </table:table-cell>
          <table:table-cell table:style-name="ce1" office:value-type="float" office:value="92.57">
            <text:p>92.57</text:p>
          </table:table-cell>
          <table:table-cell table:style-name="ce1" office:value-type="float" office:value="93.67">
            <text:p>93.67</text:p>
          </table:table-cell>
          <table:table-cell table:style-name="ce1" office:value-type="float" office:value="91.63">
            <text:p>91.63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32741935483871">
            <text:p>0.32741935483871</text:p>
          </table:table-cell>
          <table:table-cell table:style-name="ce1" office:value-type="float" office:value="21.01">
            <text:p>21.01</text:p>
          </table:table-cell>
          <table:table-cell table:style-name="ce1" office:value-type="float" office:value="32.74">
            <text:p>32.74</text:p>
          </table:table-cell>
          <table:table-cell table:style-name="ce1" office:value-type="float" office:value="25.6">
            <text:p>25.6</text:p>
          </table:table-cell>
          <table:table-cell table:style-name="ce2" office:value-type="float" office:value="0.945131597871422">
            <text:p>0.945131597871422</text:p>
          </table:table-cell>
          <table:table-cell table:style-name="ce1" office:value-type="float" office:value="96.92">
            <text:p>96.92</text:p>
          </table:table-cell>
          <table:table-cell table:style-name="ce1" office:value-type="float" office:value="94.51">
            <text:p>94.51</text:p>
          </table:table-cell>
          <table:table-cell table:style-name="ce1" office:value-type="float" office:value="95.7">
            <text:p>95.7</text:p>
          </table:table-cell>
          <table:table-cell table:style-name="ce1" office:value-type="float" office:value="92.71">
            <text:p>92.71</text:p>
          </table:table-cell>
          <table:table-cell table:style-name="ce1" office:value-type="float" office:value="93.68">
            <text:p>93.68</text:p>
          </table:table-cell>
          <table:table-cell table:style-name="ce1" office:value-type="float" office:value="91.87">
            <text:p>91.87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324193548387097">
            <text:p>0.324193548387097</text:p>
          </table:table-cell>
          <table:table-cell table:style-name="ce1" office:value-type="float" office:value="20.98">
            <text:p>20.98</text:p>
          </table:table-cell>
          <table:table-cell table:style-name="ce1" office:value-type="float" office:value="32.42">
            <text:p>32.42</text:p>
          </table:table-cell>
          <table:table-cell table:style-name="ce1" office:value-type="float" office:value="25.47">
            <text:p>25.47</text:p>
          </table:table-cell>
          <table:table-cell table:style-name="ce2" office:value-type="float" office:value="0.945563066302316">
            <text:p>0.945563066302316</text:p>
          </table:table-cell>
          <table:table-cell table:style-name="ce1" office:value-type="float" office:value="96.91">
            <text:p>96.91</text:p>
          </table:table-cell>
          <table:table-cell table:style-name="ce1" office:value-type="float" office:value="94.56">
            <text:p>94.56</text:p>
          </table:table-cell>
          <table:table-cell table:style-name="ce1" office:value-type="float" office:value="95.72">
            <text:p>95.72</text:p>
          </table:table-cell>
          <table:table-cell table:style-name="ce1" office:value-type="float" office:value="92.72">
            <text:p>92.72</text:p>
          </table:table-cell>
          <table:table-cell table:style-name="ce1" office:value-type="float" office:value="93.67">
            <text:p>93.67</text:p>
          </table:table-cell>
          <table:table-cell table:style-name="ce1" office:value-type="float" office:value="91.91">
            <text:p>91.91</text:p>
          </table:table-cell>
        </table:table-row>
        <table:table-row table:number-rows-repeated="4">
          <table:table-cell table:number-columns-repeated="16"/>
        </table:table-row>
        <table:table-row>
          <table:table-cell table:number-columns-repeated="5"/>
          <table:table-cell table:style-name="ce2" office:value-type="float" office:value="0.369354838709677">
            <text:p>0.369354838709677</text:p>
          </table:table-cell>
          <table:table-cell table:style-name="ce1" office:value-type="float" office:value="16.53">
            <text:p>16.53</text:p>
          </table:table-cell>
          <table:table-cell table:style-name="ce1" office:value-type="float" office:value="36.94">
            <text:p>36.94</text:p>
          </table:table-cell>
          <table:table-cell table:style-name="ce1" office:value-type="float" office:value="22.84">
            <text:p>22.84</text:p>
          </table:table-cell>
          <table:table-cell table:style-name="ce2" office:value-type="float" office:value="0.916870415647922">
            <text:p>0.916870415647922</text:p>
          </table:table-cell>
          <table:table-cell table:style-name="ce1" office:value-type="float" office:value="97.02">
            <text:p>97.02</text:p>
          </table:table-cell>
          <table:table-cell table:style-name="ce1" office:value-type="float" office:value="91.69">
            <text:p>91.69</text:p>
          </table:table-cell>
          <table:table-cell table:style-name="ce1" office:value-type="float" office:value="94.28">
            <text:p>94.28</text:p>
          </table:table-cell>
          <table:table-cell table:style-name="ce1" office:value-type="float" office:value="91.23">
            <text:p>91.23</text:p>
          </table:table-cell>
          <table:table-cell table:style-name="ce1" office:value-type="float" office:value="93.58">
            <text:p>93.58</text:p>
          </table:table-cell>
          <table:table-cell table:style-name="ce1" office:value-type="float" office:value="89.35">
            <text:p>89.35</text:p>
          </table:table-cell>
        </table:table-row>
        <table:table-row>
          <table:table-cell table:number-columns-repeated="5"/>
          <table:table-cell table:style-name="ce2" office:value-type="float" office:value="0.359677419354839">
            <text:p>0.359677419354839</text:p>
          </table:table-cell>
          <table:table-cell table:style-name="ce1" office:value-type="float" office:value="17.27">
            <text:p>17.27</text:p>
          </table:table-cell>
          <table:table-cell table:style-name="ce1" office:value-type="float" office:value="35.97">
            <text:p>35.97</text:p>
          </table:table-cell>
          <table:table-cell table:style-name="ce1" office:value-type="float" office:value="23.34">
            <text:p>23.34</text:p>
          </table:table-cell>
          <table:table-cell table:style-name="ce2" office:value-type="float" office:value="0.923198619301021">
            <text:p>0.923198619301021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92.32">
            <text:p>92.32</text:p>
          </table:table-cell>
          <table:table-cell table:style-name="ce1" office:value-type="float" office:value="94.6">
            <text:p>94.6</text:p>
          </table:table-cell>
          <table:table-cell table:style-name="ce1" office:value-type="float" office:value="91.56">
            <text:p>91.56</text:p>
          </table:table-cell>
          <table:table-cell table:style-name="ce1" office:value-type="float" office:value="93.6">
            <text:p>93.6</text:p>
          </table:table-cell>
          <table:table-cell table:style-name="ce1" office:value-type="float" office:value="89.91">
            <text:p>89.91</text:p>
          </table:table-cell>
        </table:table-row>
        <table:table-row>
          <table:table-cell table:number-columns-repeated="5"/>
          <table:table-cell table:style-name="ce2" office:value-type="float" office:value="0.353225806451613">
            <text:p>0.353225806451613</text:p>
          </table:table-cell>
          <table:table-cell table:style-name="ce1" office:value-type="float" office:value="17.75">
            <text:p>17.75</text:p>
          </table:table-cell>
          <table:table-cell table:style-name="ce1" office:value-type="float" office:value="35.32">
            <text:p>35.32</text:p>
          </table:table-cell>
          <table:table-cell table:style-name="ce1" office:value-type="float" office:value="23.63">
            <text:p>23.63</text:p>
          </table:table-cell>
          <table:table-cell table:style-name="ce2" office:value-type="float" office:value="0.927009923773911">
            <text:p>0.927009923773911</text:p>
          </table:table-cell>
          <table:table-cell table:style-name="ce1" office:value-type="float" office:value="96.98">
            <text:p>96.98</text:p>
          </table:table-cell>
          <table:table-cell table:style-name="ce1" office:value-type="float" office:value="92.7">
            <text:p>92.7</text:p>
          </table:table-cell>
          <table:table-cell table:style-name="ce1" office:value-type="float" office:value="94.79">
            <text:p>94.79</text:p>
          </table:table-cell>
          <table:table-cell table:style-name="ce1" office:value-type="float" office:value="91.75">
            <text:p>91.75</text:p>
          </table:table-cell>
          <table:table-cell table:style-name="ce1" office:value-type="float" office:value="93.6">
            <text:p>93.6</text:p>
          </table:table-cell>
          <table:table-cell table:style-name="ce1" office:value-type="float" office:value="90.25">
            <text:p>90.25</text:p>
          </table:table-cell>
        </table:table-row>
        <table:table-row>
          <table:table-cell table:number-columns-repeated="5"/>
          <table:table-cell table:style-name="ce2" office:value-type="float" office:value="0.346774193548387">
            <text:p>0.346774193548387</text:p>
          </table:table-cell>
          <table:table-cell table:style-name="ce1" office:value-type="float" office:value="17.92">
            <text:p>17.92</text:p>
          </table:table-cell>
          <table:table-cell table:style-name="ce1" office:value-type="float" office:value="34.68">
            <text:p>34.68</text:p>
          </table:table-cell>
          <table:table-cell table:style-name="ce1" office:value-type="float" office:value="23.63">
            <text:p>23.63</text:p>
          </table:table-cell>
          <table:table-cell table:style-name="ce2" office:value-type="float" office:value="0.929167265928376">
            <text:p>0.929167265928376</text:p>
          </table:table-cell>
          <table:table-cell table:style-name="ce1" office:value-type="float" office:value="96.96">
            <text:p>96.96</text:p>
          </table:table-cell>
          <table:table-cell table:style-name="ce1" office:value-type="float" office:value="92.92">
            <text:p>92.92</text:p>
          </table:table-cell>
          <table:table-cell table:style-name="ce1" office:value-type="float" office:value="94.9">
            <text:p>94.9</text:p>
          </table:table-cell>
          <table:table-cell table:style-name="ce1" office:value-type="float" office:value="91.86">
            <text:p>91.86</text:p>
          </table:table-cell>
          <table:table-cell table:style-name="ce1" office:value-type="float" office:value="93.59">
            <text:p>93.59</text:p>
          </table:table-cell>
          <table:table-cell table:style-name="ce1" office:value-type="float" office:value="90.43">
            <text:p>90.43</text:p>
          </table:table-cell>
        </table:table-row>
        <table:table-row>
          <table:table-cell table:number-columns-repeated="5"/>
          <table:table-cell table:style-name="ce2" office:value-type="float" office:value="0.343548387096774">
            <text:p>0.343548387096774</text:p>
          </table:table-cell>
          <table:table-cell table:style-name="ce1" office:value-type="float" office:value="18.43">
            <text:p>18.43</text:p>
          </table:table-cell>
          <table:table-cell table:style-name="ce1" office:value-type="float" office:value="34.35">
            <text:p>34.35</text:p>
          </table:table-cell>
          <table:table-cell table:style-name="ce1" office:value-type="float" office:value="23.99">
            <text:p>23.99</text:p>
          </table:table-cell>
          <table:table-cell table:style-name="ce2" office:value-type="float" office:value="0.932187544944628">
            <text:p>0.932187544944628</text:p>
          </table:table-cell>
          <table:table-cell table:style-name="ce1" office:value-type="float" office:value="96.96">
            <text:p>96.96</text:p>
          </table:table-cell>
          <table:table-cell table:style-name="ce1" office:value-type="float" office:value="93.22">
            <text:p>93.22</text:p>
          </table:table-cell>
          <table:table-cell table:style-name="ce1" office:value-type="float" office:value="95.05">
            <text:p>95.05</text:p>
          </table:table-cell>
          <table:table-cell table:style-name="ce1" office:value-type="float" office:value="92.02">
            <text:p>92.02</text:p>
          </table:table-cell>
          <table:table-cell table:style-name="ce1" office:value-type="float" office:value="93.61">
            <text:p>93.61</text:p>
          </table:table-cell>
          <table:table-cell table:style-name="ce1" office:value-type="float" office:value="90.71">
            <text:p>90.71</text:p>
          </table:table-cell>
        </table:table-row>
        <table:table-row>
          <table:table-cell table:number-columns-repeated="5"/>
          <table:table-cell table:style-name="ce2" office:value-type="float" office:value="0.337096774193548">
            <text:p>0.337096774193548</text:p>
          </table:table-cell>
          <table:table-cell table:style-name="ce1" office:value-type="float" office:value="18.73">
            <text:p>18.73</text:p>
          </table:table-cell>
          <table:table-cell table:style-name="ce1" office:value-type="float" office:value="33.71">
            <text:p>33.71</text:p>
          </table:table-cell>
          <table:table-cell table:style-name="ce1" office:value-type="float" office:value="24.08">
            <text:p>24.08</text:p>
          </table:table-cell>
          <table:table-cell table:style-name="ce2" office:value-type="float" office:value="0.934776355529987">
            <text:p>0.934776355529987</text:p>
          </table:table-cell>
          <table:table-cell table:style-name="ce1" office:value-type="float" office:value="96.94">
            <text:p>96.94</text:p>
          </table:table-cell>
          <table:table-cell table:style-name="ce1" office:value-type="float" office:value="93.48">
            <text:p>93.48</text:p>
          </table:table-cell>
          <table:table-cell table:style-name="ce1" office:value-type="float" office:value="95.18">
            <text:p>95.18</text:p>
          </table:table-cell>
          <table:table-cell table:style-name="ce1" office:value-type="float" office:value="92.15">
            <text:p>92.15</text:p>
          </table:table-cell>
          <table:table-cell table:style-name="ce1" office:value-type="float" office:value="93.6">
            <text:p>93.6</text:p>
          </table:table-cell>
          <table:table-cell table:style-name="ce1" office:value-type="float" office:value="90.93">
            <text:p>90.93</text:p>
          </table:table-cell>
        </table:table-row>
        <table:table-row>
          <table:table-cell table:number-columns-repeated="5"/>
          <table:table-cell table:style-name="ce2" office:value-type="float" office:value="0.335483870967742">
            <text:p>0.335483870967742</text:p>
          </table:table-cell>
          <table:table-cell table:style-name="ce1" office:value-type="float" office:value="19.4">
            <text:p>19.4</text:p>
          </table:table-cell>
          <table:table-cell table:style-name="ce1" office:value-type="float" office:value="33.55">
            <text:p>33.55</text:p>
          </table:table-cell>
          <table:table-cell table:style-name="ce1" office:value-type="float" office:value="24.58">
            <text:p>24.58</text:p>
          </table:table-cell>
          <table:table-cell table:style-name="ce2" office:value-type="float" office:value="0.937868545951388">
            <text:p>0.937868545951388</text:p>
          </table:table-cell>
          <table:table-cell table:style-name="ce1" office:value-type="float" office:value="96.94">
            <text:p>96.94</text:p>
          </table:table-cell>
          <table:table-cell table:style-name="ce1" office:value-type="float" office:value="93.79">
            <text:p>93.79</text:p>
          </table:table-cell>
          <table:table-cell table:style-name="ce1" office:value-type="float" office:value="95.34">
            <text:p>95.34</text:p>
          </table:table-cell>
          <table:table-cell table:style-name="ce1" office:value-type="float" office:value="92.32">
            <text:p>92.32</text:p>
          </table:table-cell>
          <table:table-cell table:style-name="ce1" office:value-type="float" office:value="93.63">
            <text:p>93.63</text:p>
          </table:table-cell>
          <table:table-cell table:style-name="ce1" office:value-type="float" office:value="91.22">
            <text:p>91.22</text:p>
          </table:table-cell>
        </table:table-row>
        <table:table-row>
          <table:table-cell table:number-columns-repeated="5"/>
          <table:table-cell table:style-name="ce2" office:value-type="float" office:value="0.330645161290323">
            <text:p>0.330645161290323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3.06">
            <text:p>33.06</text:p>
          </table:table-cell>
          <table:table-cell table:style-name="ce1" office:value-type="float" office:value="24.92">
            <text:p>24.92</text:p>
          </table:table-cell>
          <table:table-cell table:style-name="ce2" office:value-type="float" office:value="0.941032647777938">
            <text:p>0.941032647777938</text:p>
          </table:table-cell>
          <table:table-cell table:style-name="ce1" office:value-type="float" office:value="96.93">
            <text:p>96.93</text:p>
          </table:table-cell>
          <table:table-cell table:style-name="ce1" office:value-type="float" office:value="94.1">
            <text:p>94.1</text:p>
          </table:table-cell>
          <table:table-cell table:style-name="ce1" office:value-type="float" office:value="95.49">
            <text:p>95.49</text:p>
          </table:table-cell>
          <table:table-cell table:style-name="ce1" office:value-type="float" office:value="92.48">
            <text:p>92.48</text:p>
          </table:table-cell>
          <table:table-cell table:style-name="ce1" office:value-type="float" office:value="93.65">
            <text:p>93.65</text:p>
          </table:table-cell>
          <table:table-cell table:style-name="ce1" office:value-type="float" office:value="91.49">
            <text:p>91.49</text:p>
          </table:table-cell>
        </table:table-row>
        <table:table-row>
          <table:table-cell table:number-columns-repeated="5"/>
          <table:table-cell table:style-name="ce2" office:value-type="float" office:value="0.32258064516129">
            <text:p>0.32258064516129</text:p>
          </table:table-cell>
          <table:table-cell table:style-name="ce1" office:value-type="float" office:value="20.94">
            <text:p>20.94</text:p>
          </table:table-cell>
          <table:table-cell table:style-name="ce1" office:value-type="float" office:value="32.26">
            <text:p>32.26</text:p>
          </table:table-cell>
          <table:table-cell table:style-name="ce1" office:value-type="float" office:value="25.4">
            <text:p>25.4</text:p>
          </table:table-cell>
          <table:table-cell table:style-name="ce2" office:value-type="float" office:value="0.945706889112613">
            <text:p>0.945706889112613</text:p>
          </table:table-cell>
          <table:table-cell table:style-name="ce1" office:value-type="float" office:value="96.91">
            <text:p>96.91</text:p>
          </table:table-cell>
          <table:table-cell table:style-name="ce1" office:value-type="float" office:value="94.57">
            <text:p>94.57</text:p>
          </table:table-cell>
          <table:table-cell table:style-name="ce1" office:value-type="float" office:value="95.73">
            <text:p>95.73</text:p>
          </table:table-cell>
          <table:table-cell table:style-name="ce1" office:value-type="float" office:value="92.73">
            <text:p>92.73</text:p>
          </table:table-cell>
          <table:table-cell table:style-name="ce1" office:value-type="float" office:value="93.67">
            <text:p>93.67</text:p>
          </table:table-cell>
          <table:table-cell table:style-name="ce1" office:value-type="float" office:value="91.91">
            <text:p>91.91</text:p>
          </table:table-cell>
        </table:table-row>
      </table:table>
      <table:table table:name="'file:///home/runejen/Dropbox/Skole/Master/Data/Model_5.ods'#plain_nn_lstm_sgd" table:print="false" table:style-name="ta_extref">
        <table:table-source xlink:type="simple" xlink:href="../Model_5.ods" table:table-name="plain_nn_lstm_sgd" table:filter-name="calc8" table:mode="copy-results-only"/>
        <table:table-column table:number-columns-repeated="16"/>
        <table:table-row table:number-rows-repeated="58">
          <table:table-cell table:number-columns-repeated="16"/>
        </table:table-row>
        <table:table-row>
          <table:table-cell table:number-columns-repeated="5"/>
          <table:table-cell table:style-name="ce2" office:value-type="float" office:value="0.869354838709677">
            <text:p>0.869354838709677</text:p>
          </table:table-cell>
          <table:table-cell table:style-name="ce1" office:value-type="float" office:value="5.82">
            <text:p>5.82</text:p>
          </table:table-cell>
          <table:table-cell table:style-name="ce1" office:value-type="float" office:value="86.94">
            <text:p>86.94</text:p>
          </table:table-cell>
          <table:table-cell table:style-name="ce1" office:value-type="float" office:value="10.91">
            <text:p>10.91</text:p>
          </table:table-cell>
          <table:table-cell table:style-name="ce2" office:value-type="float" office:value="0.373148281317417">
            <text:p>0.373148281317417</text:p>
          </table:table-cell>
          <table:table-cell table:style-name="ce1" office:value-type="float" office:value="98.46">
            <text:p>98.46</text:p>
          </table:table-cell>
          <table:table-cell table:style-name="ce1" office:value-type="float" office:value="37.31">
            <text:p>37.31</text:p>
          </table:table-cell>
          <table:table-cell table:style-name="ce1" office:value-type="float" office:value="54.11">
            <text:p>54.11</text:p>
          </table:table-cell>
          <table:table-cell table:style-name="ce1" office:value-type="float" office:value="52.27">
            <text:p>52.27</text:p>
          </table:table-cell>
          <table:table-cell table:style-name="ce1" office:value-type="float" office:value="94.51">
            <text:p>94.51</text:p>
          </table:table-cell>
          <table:table-cell table:style-name="ce1" office:value-type="float" office:value="39.43">
            <text:p>39.43</text:p>
          </table:table-cell>
        </table:table-row>
        <table:table-row>
          <table:table-cell table:number-columns-repeated="5"/>
          <table:table-cell table:style-name="ce2" office:value-type="float" office:value="0.775806451612903">
            <text:p>0.775806451612903</text:p>
          </table:table-cell>
          <table:table-cell table:style-name="ce1" office:value-type="float" office:value="6.42">
            <text:p>6.42</text:p>
          </table:table-cell>
          <table:table-cell table:style-name="ce1" office:value-type="float" office:value="77.58">
            <text:p>77.58</text:p>
          </table:table-cell>
          <table:table-cell table:style-name="ce1" office:value-type="float" office:value="11.86">
            <text:p>11.86</text:p>
          </table:table-cell>
          <table:table-cell table:style-name="ce2" office:value-type="float" office:value="0.495972961311664">
            <text:p>0.495972961311664</text:p>
          </table:table-cell>
          <table:table-cell table:style-name="ce1" office:value-type="float" office:value="98.02">
            <text:p>98.02</text:p>
          </table:table-cell>
          <table:table-cell table:style-name="ce1" office:value-type="float" office:value="49.6">
            <text:p>49.6</text:p>
          </table:table-cell>
          <table:table-cell table:style-name="ce1" office:value-type="float" office:value="65.87">
            <text:p>65.87</text:p>
          </table:table-cell>
          <table:table-cell table:style-name="ce1" office:value-type="float" office:value="63.56">
            <text:p>63.56</text:p>
          </table:table-cell>
          <table:table-cell table:style-name="ce1" office:value-type="float" office:value="94.11">
            <text:p>94.11</text:p>
          </table:table-cell>
          <table:table-cell table:style-name="ce1" office:value-type="float" office:value="50.79">
            <text:p>50.79</text:p>
          </table:table-cell>
        </table:table-row>
        <table:table-row>
          <table:table-cell table:number-columns-repeated="5"/>
          <table:table-cell table:style-name="ce2" office:value-type="float" office:value="0.666129032258065">
            <text:p>0.666129032258065</text:p>
          </table:table-cell>
          <table:table-cell table:style-name="ce1" office:value-type="float" office:value="6.89">
            <text:p>6.89</text:p>
          </table:table-cell>
          <table:table-cell table:style-name="ce1" office:value-type="float" office:value="66.61">
            <text:p>66.61</text:p>
          </table:table-cell>
          <table:table-cell table:style-name="ce1" office:value-type="float" office:value="12.49">
            <text:p>12.49</text:p>
          </table:table-cell>
          <table:table-cell table:style-name="ce2" office:value-type="float" office:value="0.598374802243636">
            <text:p>0.598374802243636</text:p>
          </table:table-cell>
          <table:table-cell table:style-name="ce1" office:value-type="float" office:value="97.57">
            <text:p>97.57</text:p>
          </table:table-cell>
          <table:table-cell table:style-name="ce1" office:value-type="float" office:value="59.84">
            <text:p>59.84</text:p>
          </table:table-cell>
          <table:table-cell table:style-name="ce1" office:value-type="float" office:value="74.18">
            <text:p>74.18</text:p>
          </table:table-cell>
          <table:table-cell table:style-name="ce1" office:value-type="float" office:value="71.55">
            <text:p>71.55</text:p>
          </table:table-cell>
          <table:table-cell table:style-name="ce1" office:value-type="float" office:value="93.7">
            <text:p>93.7</text:p>
          </table:table-cell>
          <table:table-cell table:style-name="ce1" office:value-type="float" office:value="60.13">
            <text:p>60.13</text:p>
          </table:table-cell>
        </table:table-row>
        <table:table-row>
          <table:table-cell table:number-columns-repeated="5"/>
          <table:table-cell table:style-name="ce2" office:value-type="float" office:value="0.574193548387097">
            <text:p>0.574193548387097</text:p>
          </table:table-cell>
          <table:table-cell table:style-name="ce1" office:value-type="float" office:value="7.73">
            <text:p>7.73</text:p>
          </table:table-cell>
          <table:table-cell table:style-name="ce1" office:value-type="float" office:value="57.42">
            <text:p>57.42</text:p>
          </table:table-cell>
          <table:table-cell table:style-name="ce1" office:value-type="float" office:value="13.63">
            <text:p>13.63</text:p>
          </table:table-cell>
          <table:table-cell table:style-name="ce2" office:value-type="float" office:value="0.694304616712211">
            <text:p>0.694304616712211</text:p>
          </table:table-cell>
          <table:table-cell table:style-name="ce1" office:value-type="float" office:value="97.34">
            <text:p>97.34</text:p>
          </table:table-cell>
          <table:table-cell table:style-name="ce1" office:value-type="float" office:value="69.43">
            <text:p>69.43</text:p>
          </table:table-cell>
          <table:table-cell table:style-name="ce1" office:value-type="float" office:value="81.05">
            <text:p>81.05</text:p>
          </table:table-cell>
          <table:table-cell table:style-name="ce1" office:value-type="float" office:value="78.17">
            <text:p>78.17</text:p>
          </table:table-cell>
          <table:table-cell table:style-name="ce1" office:value-type="float" office:value="93.52">
            <text:p>93.52</text:p>
          </table:table-cell>
          <table:table-cell table:style-name="ce1" office:value-type="float" office:value="68.92">
            <text:p>68.92</text:p>
          </table:table-cell>
        </table:table-row>
        <table:table-row>
          <table:table-cell table:number-columns-repeated="5"/>
          <table:table-cell table:style-name="ce2" office:value-type="float" office:value="0.454838709677419">
            <text:p>0.454838709677419</text:p>
          </table:table-cell>
          <table:table-cell table:style-name="ce1" office:value-type="float" office:value="8.71">
            <text:p>8.71</text:p>
          </table:table-cell>
          <table:table-cell table:style-name="ce1" office:value-type="float" office:value="45.48">
            <text:p>45.48</text:p>
          </table:table-cell>
          <table:table-cell table:style-name="ce1" office:value-type="float" office:value="14.62">
            <text:p>14.62</text:p>
          </table:table-cell>
          <table:table-cell table:style-name="ce2" office:value-type="float" office:value="0.787357974974831">
            <text:p>0.787357974974831</text:p>
          </table:table-cell>
          <table:table-cell table:style-name="ce1" office:value-type="float" office:value="97.01">
            <text:p>97.01</text:p>
          </table:table-cell>
          <table:table-cell table:style-name="ce1" office:value-type="float" office:value="78.74">
            <text:p>78.74</text:p>
          </table:table-cell>
          <table:table-cell table:style-name="ce1" office:value-type="float" office:value="86.93">
            <text:p>86.93</text:p>
          </table:table-cell>
          <table:table-cell table:style-name="ce1" office:value-type="float" office:value="83.84">
            <text:p>83.84</text:p>
          </table:table-cell>
          <table:table-cell table:style-name="ce1" office:value-type="float" office:value="93.24">
            <text:p>93.24</text:p>
          </table:table-cell>
          <table:table-cell table:style-name="ce1" office:value-type="float" office:value="77.32">
            <text:p>77.32</text:p>
          </table:table-cell>
        </table:table-row>
        <table:table-row>
          <table:table-cell table:number-columns-repeated="5"/>
          <table:table-cell table:style-name="ce2" office:value-type="float" office:value="0.316129032258064">
            <text:p>0.316129032258064</text:p>
          </table:table-cell>
          <table:table-cell table:style-name="ce1" office:value-type="float" office:value="10.62">
            <text:p>10.62</text:p>
          </table:table-cell>
          <table:table-cell table:style-name="ce1" office:value-type="float" office:value="31.61">
            <text:p>31.61</text:p>
          </table:table-cell>
          <table:table-cell table:style-name="ce1" office:value-type="float" office:value="15.9">
            <text:p>15.9</text:p>
          </table:table-cell>
          <table:table-cell table:style-name="ce2" office:value-type="float" office:value="0.881418092909535">
            <text:p>0.881418092909535</text:p>
          </table:table-cell>
          <table:table-cell table:style-name="ce1" office:value-type="float" office:value="96.66">
            <text:p>96.66</text:p>
          </table:table-cell>
          <table:table-cell table:style-name="ce1" office:value-type="float" office:value="88.14">
            <text:p>88.14</text:p>
          </table:table-cell>
          <table:table-cell table:style-name="ce1" office:value-type="float" office:value="92.2">
            <text:p>92.2</text:p>
          </table:table-cell>
          <table:table-cell table:style-name="ce1" office:value-type="float" office:value="88.94">
            <text:p>88.94</text:p>
          </table:table-cell>
          <table:table-cell table:style-name="ce1" office:value-type="float" office:value="92.99">
            <text:p>92.99</text:p>
          </table:table-cell>
          <table:table-cell table:style-name="ce1" office:value-type="float" office:value="85.73">
            <text:p>85.73</text:p>
          </table:table-cell>
        </table:table-row>
        <table:table-row>
          <table:table-cell table:number-columns-repeated="5"/>
          <table:table-cell table:style-name="ce2" office:value-type="float" office:value="0.114516129032258">
            <text:p>0.114516129032258</text:p>
          </table:table-cell>
          <table:table-cell table:style-name="ce1" office:value-type="float" office:value="8.54">
            <text:p>8.54</text:p>
          </table:table-cell>
          <table:table-cell table:style-name="ce1" office:value-type="float" office:value="11.45">
            <text:p>11.45</text:p>
          </table:table-cell>
          <table:table-cell table:style-name="ce1" office:value-type="float" office:value="9.78">
            <text:p>9.78</text:p>
          </table:table-cell>
          <table:table-cell table:style-name="ce2" office:value-type="float" office:value="0.945347332086869">
            <text:p>0.945347332086869</text:p>
          </table:table-cell>
          <table:table-cell table:style-name="ce1" office:value-type="float" office:value="95.99">
            <text:p>95.99</text:p>
          </table:table-cell>
          <table:table-cell table:style-name="ce1" office:value-type="float" office:value="94.53">
            <text:p>94.53</text:p>
          </table:table-cell>
          <table:table-cell table:style-name="ce1" office:value-type="float" office:value="95.25">
            <text:p>95.25</text:p>
          </table:table-cell>
          <table:table-cell table:style-name="ce1" office:value-type="float" office:value="91.6">
            <text:p>91.6</text:p>
          </table:table-cell>
          <table:table-cell table:style-name="ce1" office:value-type="float" office:value="92.26">
            <text:p>92.26</text:p>
          </table:table-cell>
          <table:table-cell table:style-name="ce1" office:value-type="float" office:value="90.98">
            <text:p>90.98</text:p>
          </table:table-cell>
        </table:table-row>
        <table:table-row>
          <table:table-cell table:number-columns-repeated="5"/>
          <table:table-cell table:style-name="ce2" office:value-type="float" office:value="0.00161290322580645">
            <text:p>0.0016129032258064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0.16">
            <text:p>0.16</text:p>
          </table:table-cell>
          <table:table-cell table:style-name="ce1" office:value-type="float" office:value="0.32">
            <text:p>0.32</text:p>
          </table:table-cell>
          <table:table-cell table:style-name="ce2" office:value-type="float" office:value="1">
            <text:p>1</text:p>
          </table:table-cell>
          <table:table-cell table:style-name="ce1" office:value-type="float" office:value="95.74">
            <text:p>95.74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97.82">
            <text:p>97.82</text:p>
          </table:table-cell>
          <table:table-cell table:style-name="ce1" office:value-type="float" office:value="93.66">
            <text:p>93.66</text:p>
          </table:table-cell>
          <table:table-cell table:style-name="ce1" office:value-type="float" office:value="95.92">
            <text:p>95.92</text:p>
          </table:table-cell>
          <table:table-cell table:style-name="ce1" office:value-type="float" office:value="95.74">
            <text:p>95.74</text:p>
          </table:table-cell>
        </table:table-row>
        <table:table-row>
          <table:table-cell table:number-columns-repeated="5"/>
          <table:table-cell table:style-name="ce2" office:value-type="float" office:value="0.00161290322580645">
            <text:p>0.0016129032258064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0.16">
            <text:p>0.16</text:p>
          </table:table-cell>
          <table:table-cell table:style-name="ce1" office:value-type="float" office:value="0.32">
            <text:p>0.32</text:p>
          </table:table-cell>
          <table:table-cell table:style-name="ce2" office:value-type="float" office:value="1">
            <text:p>1</text:p>
          </table:table-cell>
          <table:table-cell table:style-name="ce1" office:value-type="float" office:value="95.74">
            <text:p>95.74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97.82">
            <text:p>97.82</text:p>
          </table:table-cell>
          <table:table-cell table:style-name="ce1" office:value-type="float" office:value="93.66">
            <text:p>93.66</text:p>
          </table:table-cell>
          <table:table-cell table:style-name="ce1" office:value-type="float" office:value="95.92">
            <text:p>95.92</text:p>
          </table:table-cell>
          <table:table-cell table:style-name="ce1" office:value-type="float" office:value="95.74">
            <text:p>95.74</text:p>
          </table:table-cell>
        </table:table-row>
      </table:table>
      <table:table table:name="'file:///home/runejen/Dropbox/Skole/Master/Data/Model_5.ods'#plain_nn_sgd" table:print="false" table:style-name="ta_extref">
        <table:table-source xlink:type="simple" xlink:href="../Model_5.ods" table:table-name="plain_nn_sgd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185483870967742">
            <text:p>0.185483870967742</text:p>
          </table:table-cell>
          <table:table-cell table:style-name="ce1" office:value-type="float" office:value="53.24">
            <text:p>53.24</text:p>
          </table:table-cell>
          <table:table-cell table:style-name="ce1" office:value-type="float" office:value="18.55">
            <text:p>18.55</text:p>
          </table:table-cell>
          <table:table-cell table:style-name="ce1" office:value-type="float" office:value="27.51">
            <text:p>27.51</text:p>
          </table:table-cell>
          <table:table-cell table:style-name="ce2" office:value-type="float" office:value="0.992736948079966">
            <text:p>0.992736948079966</text:p>
          </table:table-cell>
          <table:table-cell table:style-name="ce1" office:value-type="float" office:value="96.47">
            <text:p>96.47</text:p>
          </table:table-cell>
          <table:table-cell table:style-name="ce1" office:value-type="float" office:value="99.27">
            <text:p>99.27</text:p>
          </table:table-cell>
          <table:table-cell table:style-name="ce1" office:value-type="float" office:value="97.85">
            <text:p>97.85</text:p>
          </table:table-cell>
          <table:table-cell table:style-name="ce1" office:value-type="float" office:value="94.85">
            <text:p>94.85</text:p>
          </table:table-cell>
          <table:table-cell table:style-name="ce1" office:value-type="float" office:value="94.62">
            <text:p>94.62</text:p>
          </table:table-cell>
          <table:table-cell table:style-name="ce1" office:value-type="float" office:value="95.82">
            <text:p>95.82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208064516129032">
            <text:p>0.208064516129032</text:p>
          </table:table-cell>
          <table:table-cell table:style-name="ce1" office:value-type="float" office:value="53.53">
            <text:p>53.53</text:p>
          </table:table-cell>
          <table:table-cell table:style-name="ce1" office:value-type="float" office:value="20.81">
            <text:p>20.81</text:p>
          </table:table-cell>
          <table:table-cell table:style-name="ce1" office:value-type="float" office:value="29.97">
            <text:p>29.97</text:p>
          </table:table-cell>
          <table:table-cell table:style-name="ce2" office:value-type="float" office:value="0.991945922623328">
            <text:p>0.991945922623328</text:p>
          </table:table-cell>
          <table:table-cell table:style-name="ce1" office:value-type="float" office:value="96.56">
            <text:p>96.56</text:p>
          </table:table-cell>
          <table:table-cell table:style-name="ce1" office:value-type="float" office:value="99.19">
            <text:p>99.19</text:p>
          </table:table-cell>
          <table:table-cell table:style-name="ce1" office:value-type="float" office:value="97.86">
            <text:p>97.86</text:p>
          </table:table-cell>
          <table:table-cell table:style-name="ce1" office:value-type="float" office:value="94.96">
            <text:p>94.96</text:p>
          </table:table-cell>
          <table:table-cell table:style-name="ce1" office:value-type="float" office:value="94.72">
            <text:p>94.72</text:p>
          </table:table-cell>
          <table:table-cell table:style-name="ce1" office:value-type="float" office:value="95.84">
            <text:p>95.84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209677419354839">
            <text:p>0.209677419354839</text:p>
          </table:table-cell>
          <table:table-cell table:style-name="ce1" office:value-type="float" office:value="53.72">
            <text:p>53.72</text:p>
          </table:table-cell>
          <table:table-cell table:style-name="ce1" office:value-type="float" office:value="20.97">
            <text:p>20.97</text:p>
          </table:table-cell>
          <table:table-cell table:style-name="ce1" office:value-type="float" office:value="30.16">
            <text:p>30.16</text:p>
          </table:table-cell>
          <table:table-cell table:style-name="ce2" office:value-type="float" office:value="0.991945922623328">
            <text:p>0.991945922623328</text:p>
          </table:table-cell>
          <table:table-cell table:style-name="ce1" office:value-type="float" office:value="96.57">
            <text:p>96.57</text:p>
          </table:table-cell>
          <table:table-cell table:style-name="ce1" office:value-type="float" office:value="99.19">
            <text:p>99.19</text:p>
          </table:table-cell>
          <table:table-cell table:style-name="ce1" office:value-type="float" office:value="97.86">
            <text:p>97.86</text:p>
          </table:table-cell>
          <table:table-cell table:style-name="ce1" office:value-type="float" office:value="94.97">
            <text:p>94.97</text:p>
          </table:table-cell>
          <table:table-cell table:style-name="ce1" office:value-type="float" office:value="94.74">
            <text:p>94.74</text:p>
          </table:table-cell>
          <table:table-cell table:style-name="ce1" office:value-type="float" office:value="95.85">
            <text:p>95.85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209677419354839">
            <text:p>0.209677419354839</text:p>
          </table:table-cell>
          <table:table-cell table:style-name="ce1" office:value-type="float" office:value="53.72">
            <text:p>53.72</text:p>
          </table:table-cell>
          <table:table-cell table:style-name="ce1" office:value-type="float" office:value="20.97">
            <text:p>20.97</text:p>
          </table:table-cell>
          <table:table-cell table:style-name="ce1" office:value-type="float" office:value="30.16">
            <text:p>30.16</text:p>
          </table:table-cell>
          <table:table-cell table:style-name="ce2" office:value-type="float" office:value="0.991945922623328">
            <text:p>0.991945922623328</text:p>
          </table:table-cell>
          <table:table-cell table:style-name="ce1" office:value-type="float" office:value="96.57">
            <text:p>96.57</text:p>
          </table:table-cell>
          <table:table-cell table:style-name="ce1" office:value-type="float" office:value="99.19">
            <text:p>99.19</text:p>
          </table:table-cell>
          <table:table-cell table:style-name="ce1" office:value-type="float" office:value="97.86">
            <text:p>97.86</text:p>
          </table:table-cell>
          <table:table-cell table:style-name="ce1" office:value-type="float" office:value="94.97">
            <text:p>94.97</text:p>
          </table:table-cell>
          <table:table-cell table:style-name="ce1" office:value-type="float" office:value="94.74">
            <text:p>94.74</text:p>
          </table:table-cell>
          <table:table-cell table:style-name="ce1" office:value-type="float" office:value="95.85">
            <text:p>95.85</text:p>
          </table:table-cell>
        </table:table-row>
        <table:table-row table:number-rows-repeated="4">
          <table:table-cell table:number-columns-repeated="16"/>
        </table:table-row>
        <table:table-row>
          <table:table-cell table:number-columns-repeated="5"/>
          <table:table-cell table:style-name="ce2" office:value-type="float" office:value="0.770967741935484">
            <text:p>0.770967741935484</text:p>
          </table:table-cell>
          <table:table-cell table:style-name="ce1" office:value-type="float" office:value="22.45">
            <text:p>22.45</text:p>
          </table:table-cell>
          <table:table-cell table:style-name="ce1" office:value-type="float" office:value="77.1">
            <text:p>77.1</text:p>
          </table:table-cell>
          <table:table-cell table:style-name="ce1" office:value-type="float" office:value="34.77">
            <text:p>34.77</text:p>
          </table:table-cell>
          <table:table-cell table:style-name="ce2" office:value-type="float" office:value="0.881274270099238">
            <text:p>0.881274270099238</text:p>
          </table:table-cell>
          <table:table-cell table:style-name="ce1" office:value-type="float" office:value="98.85">
            <text:p>98.85</text:p>
          </table:table-cell>
          <table:table-cell table:style-name="ce1" office:value-type="float" office:value="88.13">
            <text:p>88.13</text:p>
          </table:table-cell>
          <table:table-cell table:style-name="ce1" office:value-type="float" office:value="93.18">
            <text:p>93.18</text:p>
          </table:table-cell>
          <table:table-cell table:style-name="ce1" office:value-type="float" office:value="90.69">
            <text:p>90.69</text:p>
          </table:table-cell>
          <table:table-cell table:style-name="ce1" office:value-type="float" office:value="95.59">
            <text:p>95.59</text:p>
          </table:table-cell>
          <table:table-cell table:style-name="ce1" office:value-type="float" office:value="87.66">
            <text:p>87.66</text:p>
          </table:table-cell>
        </table:table-row>
        <table:table-row>
          <table:table-cell table:number-columns-repeated="5"/>
          <table:table-cell table:style-name="ce2" office:value-type="float" office:value="0.730645161290323">
            <text:p>0.730645161290323</text:p>
          </table:table-cell>
          <table:table-cell table:style-name="ce1" office:value-type="float" office:value="26.31">
            <text:p>26.31</text:p>
          </table:table-cell>
          <table:table-cell table:style-name="ce1" office:value-type="float" office:value="73.06">
            <text:p>73.06</text:p>
          </table:table-cell>
          <table:table-cell table:style-name="ce1" office:value-type="float" office:value="38.69">
            <text:p>38.69</text:p>
          </table:table-cell>
          <table:table-cell table:style-name="ce2" office:value-type="float" office:value="0.908744426866101">
            <text:p>0.908744426866101</text:p>
          </table:table-cell>
          <table:table-cell table:style-name="ce1" office:value-type="float" office:value="98.7">
            <text:p>98.7</text:p>
          </table:table-cell>
          <table:table-cell table:style-name="ce1" office:value-type="float" office:value="90.87">
            <text:p>90.87</text:p>
          </table:table-cell>
          <table:table-cell table:style-name="ce1" office:value-type="float" office:value="94.62">
            <text:p>94.62</text:p>
          </table:table-cell>
          <table:table-cell table:style-name="ce1" office:value-type="float" office:value="92.23">
            <text:p>92.23</text:p>
          </table:table-cell>
          <table:table-cell table:style-name="ce1" office:value-type="float" office:value="95.61">
            <text:p>95.61</text:p>
          </table:table-cell>
          <table:table-cell table:style-name="ce1" office:value-type="float" office:value="90.11">
            <text:p>90.11</text:p>
          </table:table-cell>
        </table:table-row>
        <table:table-row>
          <table:table-cell table:number-columns-repeated="5"/>
          <table:table-cell table:style-name="ce2" office:value-type="float" office:value="0.691935483870968">
            <text:p>0.691935483870968</text:p>
          </table:table-cell>
          <table:table-cell table:style-name="ce1" office:value-type="float" office:value="29.3">
            <text:p>29.3</text:p>
          </table:table-cell>
          <table:table-cell table:style-name="ce1" office:value-type="float" office:value="69.19">
            <text:p>69.19</text:p>
          </table:table-cell>
          <table:table-cell table:style-name="ce1" office:value-type="float" office:value="41.17">
            <text:p>41.17</text:p>
          </table:table-cell>
          <table:table-cell table:style-name="ce2" office:value-type="float" office:value="0.925571695670933">
            <text:p>0.925571695670933</text:p>
          </table:table-cell>
          <table:table-cell table:style-name="ce1" office:value-type="float" office:value="98.54">
            <text:p>98.54</text:p>
          </table:table-cell>
          <table:table-cell table:style-name="ce1" office:value-type="float" office:value="92.56">
            <text:p>92.56</text:p>
          </table:table-cell>
          <table:table-cell table:style-name="ce1" office:value-type="float" office:value="95.46">
            <text:p>95.46</text:p>
          </table:table-cell>
          <table:table-cell table:style-name="ce1" office:value-type="float" office:value="93.14">
            <text:p>93.14</text:p>
          </table:table-cell>
          <table:table-cell table:style-name="ce1" office:value-type="float" office:value="95.58">
            <text:p>95.58</text:p>
          </table:table-cell>
          <table:table-cell table:style-name="ce1" office:value-type="float" office:value="91.56">
            <text:p>91.56</text:p>
          </table:table-cell>
        </table:table-row>
        <table:table-row>
          <table:table-cell table:number-columns-repeated="5"/>
          <table:table-cell table:style-name="ce2" office:value-type="float" office:value="0.651612903225806">
            <text:p>0.651612903225806</text:p>
          </table:table-cell>
          <table:table-cell table:style-name="ce1" office:value-type="float" office:value="32.55">
            <text:p>32.55</text:p>
          </table:table-cell>
          <table:table-cell table:style-name="ce1" office:value-type="float" office:value="65.16">
            <text:p>65.16</text:p>
          </table:table-cell>
          <table:table-cell table:style-name="ce1" office:value-type="float" office:value="43.41">
            <text:p>43.41</text:p>
          </table:table-cell>
          <table:table-cell table:style-name="ce2" office:value-type="float" office:value="0.939810153890407">
            <text:p>0.939810153890407</text:p>
          </table:table-cell>
          <table:table-cell table:style-name="ce1" office:value-type="float" office:value="98.37">
            <text:p>98.37</text:p>
          </table:table-cell>
          <table:table-cell table:style-name="ce1" office:value-type="float" office:value="93.98">
            <text:p>93.98</text:p>
          </table:table-cell>
          <table:table-cell table:style-name="ce1" office:value-type="float" office:value="96.12">
            <text:p>96.12</text:p>
          </table:table-cell>
          <table:table-cell table:style-name="ce1" office:value-type="float" office:value="93.87">
            <text:p>93.87</text:p>
          </table:table-cell>
          <table:table-cell table:style-name="ce1" office:value-type="float" office:value="95.56">
            <text:p>95.56</text:p>
          </table:table-cell>
          <table:table-cell table:style-name="ce1" office:value-type="float" office:value="92.75">
            <text:p>92.75</text:p>
          </table:table-cell>
        </table:table-row>
        <table:table-row>
          <table:table-cell table:number-columns-repeated="5"/>
          <table:table-cell table:style-name="ce2" office:value-type="float" office:value="0.612903225806452">
            <text:p>0.612903225806452</text:p>
          </table:table-cell>
          <table:table-cell table:style-name="ce1" office:value-type="float" office:value="35.68">
            <text:p>35.68</text:p>
          </table:table-cell>
          <table:table-cell table:style-name="ce1" office:value-type="float" office:value="61.29">
            <text:p>61.29</text:p>
          </table:table-cell>
          <table:table-cell table:style-name="ce1" office:value-type="float" office:value="45.1">
            <text:p>45.1</text:p>
          </table:table-cell>
          <table:table-cell table:style-name="ce2" office:value-type="float" office:value="0.950740687473033">
            <text:p>0.950740687473033</text:p>
          </table:table-cell>
          <table:table-cell table:style-name="ce1" office:value-type="float" office:value="98.22">
            <text:p>98.22</text:p>
          </table:table-cell>
          <table:table-cell table:style-name="ce1" office:value-type="float" office:value="95.07">
            <text:p>95.07</text:p>
          </table:table-cell>
          <table:table-cell table:style-name="ce1" office:value-type="float" office:value="96.62">
            <text:p>96.62</text:p>
          </table:table-cell>
          <table:table-cell table:style-name="ce1" office:value-type="float" office:value="94.42">
            <text:p>94.42</text:p>
          </table:table-cell>
          <table:table-cell table:style-name="ce1" office:value-type="float" office:value="95.55">
            <text:p>95.55</text:p>
          </table:table-cell>
          <table:table-cell table:style-name="ce1" office:value-type="float" office:value="93.63">
            <text:p>93.63</text:p>
          </table:table-cell>
        </table:table-row>
        <table:table-row>
          <table:table-cell table:number-columns-repeated="5"/>
          <table:table-cell table:style-name="ce2" office:value-type="float" office:value="0.546774193548387">
            <text:p>0.546774193548387</text:p>
          </table:table-cell>
          <table:table-cell table:style-name="ce1" office:value-type="float" office:value="38.35">
            <text:p>38.35</text:p>
          </table:table-cell>
          <table:table-cell table:style-name="ce1" office:value-type="float" office:value="54.68">
            <text:p>54.68</text:p>
          </table:table-cell>
          <table:table-cell table:style-name="ce1" office:value-type="float" office:value="45.08">
            <text:p>45.08</text:p>
          </table:table-cell>
          <table:table-cell table:style-name="ce2" office:value-type="float" office:value="0.960808284193873">
            <text:p>0.960808284193873</text:p>
          </table:table-cell>
          <table:table-cell table:style-name="ce1" office:value-type="float" office:value="97.94">
            <text:p>97.94</text:p>
          </table:table-cell>
          <table:table-cell table:style-name="ce1" office:value-type="float" office:value="96.08">
            <text:p>96.08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94.78">
            <text:p>94.78</text:p>
          </table:table-cell>
          <table:table-cell table:style-name="ce1" office:value-type="float" office:value="95.4">
            <text:p>95.4</text:p>
          </table:table-cell>
          <table:table-cell table:style-name="ce1" office:value-type="float" office:value="94.31">
            <text:p>94.31</text:p>
          </table:table-cell>
        </table:table-row>
        <table:table-row>
          <table:table-cell table:number-columns-repeated="5"/>
          <table:table-cell table:style-name="ce2" office:value-type="float" office:value="0.464516129032258">
            <text:p>0.464516129032258</text:p>
          </table:table-cell>
          <table:table-cell table:style-name="ce1" office:value-type="float" office:value="42.29">
            <text:p>42.29</text:p>
          </table:table-cell>
          <table:table-cell table:style-name="ce1" office:value-type="float" office:value="46.45">
            <text:p>46.45</text:p>
          </table:table-cell>
          <table:table-cell table:style-name="ce1" office:value-type="float" office:value="44.27">
            <text:p>44.27</text:p>
          </table:table-cell>
          <table:table-cell table:style-name="ce2" office:value-type="float" office:value="0.971738817776499">
            <text:p>0.971738817776499</text:p>
          </table:table-cell>
          <table:table-cell table:style-name="ce1" office:value-type="float" office:value="97.6">
            <text:p>97.6</text:p>
          </table:table-cell>
          <table:table-cell table:style-name="ce1" office:value-type="float" office:value="97.17">
            <text:p>97.17</text:p>
          </table:table-cell>
          <table:table-cell table:style-name="ce1" office:value-type="float" office:value="97.38">
            <text:p>97.38</text:p>
          </table:table-cell>
          <table:table-cell table:style-name="ce1" office:value-type="float" office:value="95.11">
            <text:p>95.11</text:p>
          </table:table-cell>
          <table:table-cell table:style-name="ce1" office:value-type="float" office:value="95.24">
            <text:p>95.24</text:p>
          </table:table-cell>
          <table:table-cell table:style-name="ce1" office:value-type="float" office:value="95.01">
            <text:p>95.01</text:p>
          </table:table-cell>
        </table:table-row>
        <table:table-row>
          <table:table-cell table:number-columns-repeated="5"/>
          <table:table-cell table:style-name="ce2" office:value-type="float" office:value="0.358064516129032">
            <text:p>0.358064516129032</text:p>
          </table:table-cell>
          <table:table-cell table:style-name="ce1" office:value-type="float" office:value="46.35">
            <text:p>46.35</text:p>
          </table:table-cell>
          <table:table-cell table:style-name="ce1" office:value-type="float" office:value="35.81">
            <text:p>35.81</text:p>
          </table:table-cell>
          <table:table-cell table:style-name="ce1" office:value-type="float" office:value="40.4">
            <text:p>40.4</text:p>
          </table:table-cell>
          <table:table-cell table:style-name="ce2" office:value-type="float" office:value="0.981518768876744">
            <text:p>0.981518768876744</text:p>
          </table:table-cell>
          <table:table-cell table:style-name="ce1" office:value-type="float" office:value="97.17">
            <text:p>97.17</text:p>
          </table:table-cell>
          <table:table-cell table:style-name="ce1" office:value-type="float" office:value="98.15">
            <text:p>98.15</text:p>
          </table:table-cell>
          <table:table-cell table:style-name="ce1" office:value-type="float" office:value="97.66">
            <text:p>97.66</text:p>
          </table:table-cell>
          <table:table-cell table:style-name="ce1" office:value-type="float" office:value="95.22">
            <text:p>95.22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95.49">
            <text:p>95.49</text:p>
          </table:table-cell>
        </table:table-row>
        <table:table-row>
          <table:table-cell table:number-columns-repeated="5"/>
          <table:table-cell table:style-name="ce2" office:value-type="float" office:value="0.209677419354839">
            <text:p>0.209677419354839</text:p>
          </table:table-cell>
          <table:table-cell table:style-name="ce1" office:value-type="float" office:value="53.28">
            <text:p>53.28</text:p>
          </table:table-cell>
          <table:table-cell table:style-name="ce1" office:value-type="float" office:value="20.97">
            <text:p>20.97</text:p>
          </table:table-cell>
          <table:table-cell table:style-name="ce1" office:value-type="float" office:value="30.1">
            <text:p>30.1</text:p>
          </table:table-cell>
          <table:table-cell table:style-name="ce2" office:value-type="float" office:value="0.99180209981303">
            <text:p>0.99180209981303</text:p>
          </table:table-cell>
          <table:table-cell table:style-name="ce1" office:value-type="float" office:value="96.57">
            <text:p>96.57</text:p>
          </table:table-cell>
          <table:table-cell table:style-name="ce1" office:value-type="float" office:value="99.18">
            <text:p>99.18</text:p>
          </table:table-cell>
          <table:table-cell table:style-name="ce1" office:value-type="float" office:value="97.86">
            <text:p>97.86</text:p>
          </table:table-cell>
          <table:table-cell table:style-name="ce1" office:value-type="float" office:value="94.97">
            <text:p>94.97</text:p>
          </table:table-cell>
          <table:table-cell table:style-name="ce1" office:value-type="float" office:value="94.72">
            <text:p>94.72</text:p>
          </table:table-cell>
          <table:table-cell table:style-name="ce1" office:value-type="float" office:value="95.84">
            <text:p>95.84</text:p>
          </table:table-cell>
        </table:table-row>
      </table:table>
      <table:table table:name="'file:///home/runejen/Dropbox/Skole/Master/Data/Model_5.ods'#plain_nn_adam" table:print="false" table:style-name="ta_extref">
        <table:table-source xlink:type="simple" xlink:href="../Model_5.ods" table:table-name="plain_nn_adam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00967741935483871">
            <text:p>0.00967741935483871</text:p>
          </table:table-cell>
          <table:table-cell table:style-name="ce1" office:value-type="float" office:value="0.38">
            <text:p>0.38</text:p>
          </table:table-cell>
          <table:table-cell table:style-name="ce1" office:value-type="float" office:value="0.97">
            <text:p>0.97</text:p>
          </table:table-cell>
          <table:table-cell table:style-name="ce1" office:value-type="float" office:value="0.55">
            <text:p>0.55</text:p>
          </table:table-cell>
          <table:table-cell table:style-name="ce2" office:value-type="float" office:value="0.888249676398677">
            <text:p>0.888249676398677</text:p>
          </table:table-cell>
          <table:table-cell table:style-name="ce1" office:value-type="float" office:value="95.26">
            <text:p>95.26</text:p>
          </table:table-cell>
          <table:table-cell table:style-name="ce1" office:value-type="float" office:value="88.82">
            <text:p>88.82</text:p>
          </table:table-cell>
          <table:table-cell table:style-name="ce1" office:value-type="float" office:value="91.93">
            <text:p>91.93</text:p>
          </table:table-cell>
          <table:table-cell table:style-name="ce1" office:value-type="float" office:value="88.03">
            <text:p>88.03</text:p>
          </table:table-cell>
          <table:table-cell table:style-name="ce1" office:value-type="float" office:value="91.21">
            <text:p>91.21</text:p>
          </table:table-cell>
          <table:table-cell table:style-name="ce1" office:value-type="float" office:value="85.07">
            <text:p>85.07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120967741935484">
            <text:p>0.120967741935484</text:p>
          </table:table-cell>
          <table:table-cell table:style-name="ce1" office:value-type="float" office:value="3.78">
            <text:p>3.78</text:p>
          </table:table-cell>
          <table:table-cell table:style-name="ce1" office:value-type="float" office:value="12.1">
            <text:p>12.1</text:p>
          </table:table-cell>
          <table:table-cell table:style-name="ce1" office:value-type="float" office:value="5.76">
            <text:p>5.76</text:p>
          </table:table-cell>
          <table:table-cell table:style-name="ce2" office:value-type="float" office:value="0.86286495038113">
            <text:p>0.86286495038113</text:p>
          </table:table-cell>
          <table:table-cell table:style-name="ce1" office:value-type="float" office:value="95.66">
            <text:p>95.66</text:p>
          </table:table-cell>
          <table:table-cell table:style-name="ce1" office:value-type="float" office:value="86.29">
            <text:p>86.29</text:p>
          </table:table-cell>
          <table:table-cell table:style-name="ce1" office:value-type="float" office:value="90.73">
            <text:p>90.73</text:p>
          </table:table-cell>
          <table:table-cell table:style-name="ce1" office:value-type="float" office:value="87.1">
            <text:p>87.1</text:p>
          </table:table-cell>
          <table:table-cell table:style-name="ce1" office:value-type="float" office:value="91.74">
            <text:p>91.74</text:p>
          </table:table-cell>
          <table:table-cell table:style-name="ce1" office:value-type="float" office:value="83.12">
            <text:p>83.12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170967741935484">
            <text:p>0.170967741935484</text:p>
          </table:table-cell>
          <table:table-cell table:style-name="ce1" office:value-type="float" office:value="4.14">
            <text:p>4.14</text:p>
          </table:table-cell>
          <table:table-cell table:style-name="ce1" office:value-type="float" office:value="17.1">
            <text:p>17.1</text:p>
          </table:table-cell>
          <table:table-cell table:style-name="ce1" office:value-type="float" office:value="6.67">
            <text:p>6.67</text:p>
          </table:table-cell>
          <table:table-cell table:style-name="ce2" office:value-type="float" office:value="0.823529411764706">
            <text:p>0.823529411764706</text:p>
          </table:table-cell>
          <table:table-cell table:style-name="ce1" office:value-type="float" office:value="95.7">
            <text:p>95.7</text:p>
          </table:table-cell>
          <table:table-cell table:style-name="ce1" office:value-type="float" office:value="82.35">
            <text:p>82.35</text:p>
          </table:table-cell>
          <table:table-cell table:style-name="ce1" office:value-type="float" office:value="88.52">
            <text:p>88.52</text:p>
          </table:table-cell>
          <table:table-cell table:style-name="ce1" office:value-type="float" office:value="85.03">
            <text:p>85.03</text:p>
          </table:table-cell>
          <table:table-cell table:style-name="ce1" office:value-type="float" office:value="91.79">
            <text:p>91.79</text:p>
          </table:table-cell>
          <table:table-cell table:style-name="ce1" office:value-type="float" office:value="79.56">
            <text:p>79.56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167741935483871">
            <text:p>0.16774193548387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6.77">
            <text:p>16.77</text:p>
          </table:table-cell>
          <table:table-cell table:style-name="ce1" office:value-type="float" office:value="6.46">
            <text:p>6.46</text:p>
          </table:table-cell>
          <table:table-cell table:style-name="ce2" office:value-type="float" office:value="0.820581044153603">
            <text:p>0.820581044153603</text:p>
          </table:table-cell>
          <table:table-cell table:style-name="ce1" office:value-type="float" office:value="95.67">
            <text:p>95.67</text:p>
          </table:table-cell>
          <table:table-cell table:style-name="ce1" office:value-type="float" office:value="82.06">
            <text:p>82.06</text:p>
          </table:table-cell>
          <table:table-cell table:style-name="ce1" office:value-type="float" office:value="88.34">
            <text:p>88.34</text:p>
          </table:table-cell>
          <table:table-cell table:style-name="ce1" office:value-type="float" office:value="84.85">
            <text:p>84.85</text:p>
          </table:table-cell>
          <table:table-cell table:style-name="ce1" office:value-type="float" office:value="91.76">
            <text:p>91.76</text:p>
          </table:table-cell>
          <table:table-cell table:style-name="ce1" office:value-type="float" office:value="79.27">
            <text:p>79.27</text:p>
          </table:table-cell>
        </table:table-row>
        <table:table-row table:number-rows-repeated="4">
          <table:table-cell table:number-columns-repeated="16"/>
        </table:table-row>
        <table:table-row>
          <table:table-cell table:number-columns-repeated="5"/>
          <table:table-cell table:style-name="ce2" office:value-type="float" office:value="0.251612903225806">
            <text:p>0.251612903225806</text:p>
          </table:table-cell>
          <table:table-cell table:style-name="ce1" office:value-type="float" office:value="3.95">
            <text:p>3.95</text:p>
          </table:table-cell>
          <table:table-cell table:style-name="ce1" office:value-type="float" office:value="25.16">
            <text:p>25.16</text:p>
          </table:table-cell>
          <table:table-cell table:style-name="ce1" office:value-type="float" office:value="6.83">
            <text:p>6.83</text:p>
          </table:table-cell>
          <table:table-cell table:style-name="ce2" office:value-type="float" office:value="0.726952394649791">
            <text:p>0.726952394649791</text:p>
          </table:table-cell>
          <table:table-cell table:style-name="ce1" office:value-type="float" office:value="95.61">
            <text:p>95.61</text:p>
          </table:table-cell>
          <table:table-cell table:style-name="ce1" office:value-type="float" office:value="72.7">
            <text:p>72.7</text:p>
          </table:table-cell>
          <table:table-cell table:style-name="ce1" office:value-type="float" office:value="82.6">
            <text:p>82.6</text:p>
          </table:table-cell>
          <table:table-cell table:style-name="ce1" office:value-type="float" office:value="79.37">
            <text:p>79.37</text:p>
          </table:table-cell>
          <table:table-cell table:style-name="ce1" office:value-type="float" office:value="91.7">
            <text:p>91.7</text:p>
          </table:table-cell>
          <table:table-cell table:style-name="ce1" office:value-type="float" office:value="70.67">
            <text:p>70.67</text:p>
          </table:table-cell>
        </table:table-row>
        <table:table-row>
          <table:table-cell table:number-columns-repeated="5"/>
          <table:table-cell table:style-name="ce2" office:value-type="float" office:value="0.243548387096774">
            <text:p>0.243548387096774</text:p>
          </table:table-cell>
          <table:table-cell table:style-name="ce1" office:value-type="float" office:value="3.96">
            <text:p>3.96</text:p>
          </table:table-cell>
          <table:table-cell table:style-name="ce1" office:value-type="float" office:value="24.35">
            <text:p>24.35</text:p>
          </table:table-cell>
          <table:table-cell table:style-name="ce1" office:value-type="float" office:value="6.81">
            <text:p>6.81</text:p>
          </table:table-cell>
          <table:table-cell table:style-name="ce2" office:value-type="float" office:value="0.736516611534589">
            <text:p>0.736516611534589</text:p>
          </table:table-cell>
          <table:table-cell table:style-name="ce1" office:value-type="float" office:value="95.62">
            <text:p>95.62</text:p>
          </table:table-cell>
          <table:table-cell table:style-name="ce1" office:value-type="float" office:value="73.65">
            <text:p>73.65</text:p>
          </table:table-cell>
          <table:table-cell table:style-name="ce1" office:value-type="float" office:value="83.21">
            <text:p>83.21</text:p>
          </table:table-cell>
          <table:table-cell table:style-name="ce1" office:value-type="float" office:value="79.95">
            <text:p>79.95</text:p>
          </table:table-cell>
          <table:table-cell table:style-name="ce1" office:value-type="float" office:value="91.71">
            <text:p>91.71</text:p>
          </table:table-cell>
          <table:table-cell table:style-name="ce1" office:value-type="float" office:value="71.55">
            <text:p>71.55</text:p>
          </table:table-cell>
        </table:table-row>
        <table:table-row>
          <table:table-cell table:number-columns-repeated="5"/>
          <table:table-cell table:style-name="ce2" office:value-type="float" office:value="0.237096774193548">
            <text:p>0.237096774193548</text:p>
          </table:table-cell>
          <table:table-cell table:style-name="ce1" office:value-type="float" office:value="3.95">
            <text:p>3.95</text:p>
          </table:table-cell>
          <table:table-cell table:style-name="ce1" office:value-type="float" office:value="23.71">
            <text:p>23.71</text:p>
          </table:table-cell>
          <table:table-cell table:style-name="ce1" office:value-type="float" office:value="6.77">
            <text:p>6.77</text:p>
          </table:table-cell>
          <table:table-cell table:style-name="ce2" office:value-type="float" office:value="0.742916726592838">
            <text:p>0.742916726592838</text:p>
          </table:table-cell>
          <table:table-cell table:style-name="ce1" office:value-type="float" office:value="95.62">
            <text:p>95.62</text:p>
          </table:table-cell>
          <table:table-cell table:style-name="ce1" office:value-type="float" office:value="74.29">
            <text:p>74.29</text:p>
          </table:table-cell>
          <table:table-cell table:style-name="ce1" office:value-type="float" office:value="83.62">
            <text:p>83.62</text:p>
          </table:table-cell>
          <table:table-cell table:style-name="ce1" office:value-type="float" office:value="80.34">
            <text:p>80.34</text:p>
          </table:table-cell>
          <table:table-cell table:style-name="ce1" office:value-type="float" office:value="91.71">
            <text:p>91.71</text:p>
          </table:table-cell>
          <table:table-cell table:style-name="ce1" office:value-type="float" office:value="72.13">
            <text:p>72.13</text:p>
          </table:table-cell>
        </table:table-row>
        <table:table-row>
          <table:table-cell table:number-columns-repeated="5"/>
          <table:table-cell table:style-name="ce2" office:value-type="float" office:value="0.230645161290323">
            <text:p>0.230645161290323</text:p>
          </table:table-cell>
          <table:table-cell table:style-name="ce1" office:value-type="float" office:value="3.93">
            <text:p>3.93</text:p>
          </table:table-cell>
          <table:table-cell table:style-name="ce1" office:value-type="float" office:value="23.06">
            <text:p>23.06</text:p>
          </table:table-cell>
          <table:table-cell table:style-name="ce1" office:value-type="float" office:value="6.72">
            <text:p>6.72</text:p>
          </table:table-cell>
          <table:table-cell table:style-name="ce2" office:value-type="float" office:value="0.748381993384151">
            <text:p>0.748381993384151</text:p>
          </table:table-cell>
          <table:table-cell table:style-name="ce1" office:value-type="float" office:value="95.62">
            <text:p>95.62</text:p>
          </table:table-cell>
          <table:table-cell table:style-name="ce1" office:value-type="float" office:value="74.84">
            <text:p>74.84</text:p>
          </table:table-cell>
          <table:table-cell table:style-name="ce1" office:value-type="float" office:value="83.96">
            <text:p>83.96</text:p>
          </table:table-cell>
          <table:table-cell table:style-name="ce1" office:value-type="float" office:value="80.66">
            <text:p>80.66</text:p>
          </table:table-cell>
          <table:table-cell table:style-name="ce1" office:value-type="float" office:value="91.71">
            <text:p>91.71</text:p>
          </table:table-cell>
          <table:table-cell table:style-name="ce1" office:value-type="float" office:value="72.63">
            <text:p>72.63</text:p>
          </table:table-cell>
        </table:table-row>
        <table:table-row>
          <table:table-cell table:number-columns-repeated="5"/>
          <table:table-cell table:style-name="ce2" office:value-type="float" office:value="0.22258064516129">
            <text:p>0.22258064516129</text:p>
          </table:table-cell>
          <table:table-cell table:style-name="ce1" office:value-type="float" office:value="3.88">
            <text:p>3.88</text:p>
          </table:table-cell>
          <table:table-cell table:style-name="ce1" office:value-type="float" office:value="22.26">
            <text:p>22.26</text:p>
          </table:table-cell>
          <table:table-cell table:style-name="ce1" office:value-type="float" office:value="6.61">
            <text:p>6.61</text:p>
          </table:table-cell>
          <table:table-cell table:style-name="ce2" office:value-type="float" office:value="0.754134905796059">
            <text:p>0.754134905796059</text:p>
          </table:table-cell>
          <table:table-cell table:style-name="ce1" office:value-type="float" office:value="95.61">
            <text:p>95.61</text:p>
          </table:table-cell>
          <table:table-cell table:style-name="ce1" office:value-type="float" office:value="75.41">
            <text:p>75.41</text:p>
          </table:table-cell>
          <table:table-cell table:style-name="ce1" office:value-type="float" office:value="84.32">
            <text:p>84.32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91.69">
            <text:p>91.69</text:p>
          </table:table-cell>
          <table:table-cell table:style-name="ce1" office:value-type="float" office:value="73.14">
            <text:p>73.14</text:p>
          </table:table-cell>
        </table:table-row>
        <table:table-row>
          <table:table-cell table:number-columns-repeated="5"/>
          <table:table-cell table:style-name="ce2" office:value-type="float" office:value="0.216129032258064">
            <text:p>0.216129032258064</text:p>
          </table:table-cell>
          <table:table-cell table:style-name="ce1" office:value-type="float" office:value="3.88">
            <text:p>3.88</text:p>
          </table:table-cell>
          <table:table-cell table:style-name="ce1" office:value-type="float" office:value="21.61">
            <text:p>21.61</text:p>
          </table:table-cell>
          <table:table-cell table:style-name="ce1" office:value-type="float" office:value="6.58">
            <text:p>6.58</text:p>
          </table:table-cell>
          <table:table-cell table:style-name="ce2" office:value-type="float" office:value="0.761182223500647">
            <text:p>0.761182223500647</text:p>
          </table:table-cell>
          <table:table-cell table:style-name="ce1" office:value-type="float" office:value="95.61">
            <text:p>95.61</text:p>
          </table:table-cell>
          <table:table-cell table:style-name="ce1" office:value-type="float" office:value="76.12">
            <text:p>76.12</text:p>
          </table:table-cell>
          <table:table-cell table:style-name="ce1" office:value-type="float" office:value="84.76">
            <text:p>84.76</text:p>
          </table:table-cell>
          <table:table-cell table:style-name="ce1" office:value-type="float" office:value="81.42">
            <text:p>81.42</text:p>
          </table:table-cell>
          <table:table-cell table:style-name="ce1" office:value-type="float" office:value="91.69">
            <text:p>91.69</text:p>
          </table:table-cell>
          <table:table-cell table:style-name="ce1" office:value-type="float" office:value="73.79">
            <text:p>73.79</text:p>
          </table:table-cell>
        </table:table-row>
        <table:table-row>
          <table:table-cell table:number-columns-repeated="5"/>
          <table:table-cell table:style-name="ce2" office:value-type="float" office:value="0.211290322580645">
            <text:p>0.211290322580645</text:p>
          </table:table-cell>
          <table:table-cell table:style-name="ce1" office:value-type="float" office:value="3.96">
            <text:p>3.96</text:p>
          </table:table-cell>
          <table:table-cell table:style-name="ce1" office:value-type="float" office:value="21.13">
            <text:p>21.13</text:p>
          </table:table-cell>
          <table:table-cell table:style-name="ce1" office:value-type="float" office:value="6.67">
            <text:p>6.67</text:p>
          </table:table-cell>
          <table:table-cell table:style-name="ce2" office:value-type="float" office:value="0.771753200057529">
            <text:p>0.771753200057529</text:p>
          </table:table-cell>
          <table:table-cell table:style-name="ce1" office:value-type="float" office:value="95.64">
            <text:p>95.64</text:p>
          </table:table-cell>
          <table:table-cell table:style-name="ce1" office:value-type="float" office:value="77.18">
            <text:p>77.18</text:p>
          </table:table-cell>
          <table:table-cell table:style-name="ce1" office:value-type="float" office:value="85.42">
            <text:p>85.42</text:p>
          </table:table-cell>
          <table:table-cell table:style-name="ce1" office:value-type="float" office:value="82.06">
            <text:p>82.06</text:p>
          </table:table-cell>
          <table:table-cell table:style-name="ce1" office:value-type="float" office:value="91.73">
            <text:p>91.73</text:p>
          </table:table-cell>
          <table:table-cell table:style-name="ce1" office:value-type="float" office:value="74.79">
            <text:p>74.79</text:p>
          </table:table-cell>
        </table:table-row>
        <table:table-row>
          <table:table-cell table:number-columns-repeated="5"/>
          <table:table-cell table:style-name="ce2" office:value-type="float" office:value="0.198387096774194">
            <text:p>0.198387096774194</text:p>
          </table:table-cell>
          <table:table-cell table:style-name="ce1" office:value-type="float" office:value="4.05">
            <text:p>4.05</text:p>
          </table:table-cell>
          <table:table-cell table:style-name="ce1" office:value-type="float" office:value="19.84">
            <text:p>19.84</text:p>
          </table:table-cell>
          <table:table-cell table:style-name="ce1" office:value-type="float" office:value="6.73">
            <text:p>6.73</text:p>
          </table:table-cell>
          <table:table-cell table:style-name="ce2" office:value-type="float" office:value="0.790378253991083">
            <text:p>0.790378253991083</text:p>
          </table:table-cell>
          <table:table-cell table:style-name="ce1" office:value-type="float" office:value="95.67">
            <text:p>95.67</text:p>
          </table:table-cell>
          <table:table-cell table:style-name="ce1" office:value-type="float" office:value="79.04">
            <text:p>79.04</text:p>
          </table:table-cell>
          <table:table-cell table:style-name="ce1" office:value-type="float" office:value="86.56">
            <text:p>86.56</text:p>
          </table:table-cell>
          <table:table-cell table:style-name="ce1" office:value-type="float" office:value="83.15">
            <text:p>83.15</text:p>
          </table:table-cell>
          <table:table-cell table:style-name="ce1" office:value-type="float" office:value="91.76">
            <text:p>91.76</text:p>
          </table:table-cell>
          <table:table-cell table:style-name="ce1" office:value-type="float" office:value="76.51">
            <text:p>76.51</text:p>
          </table:table-cell>
        </table:table-row>
        <table:table-row>
          <table:table-cell table:number-columns-repeated="5"/>
          <table:table-cell table:style-name="ce2" office:value-type="float" office:value="0.17258064516129">
            <text:p>0.17258064516129</text:p>
          </table:table-cell>
          <table:table-cell table:style-name="ce1" office:value-type="float" office:value="4.05">
            <text:p>4.05</text:p>
          </table:table-cell>
          <table:table-cell table:style-name="ce1" office:value-type="float" office:value="17.26">
            <text:p>17.26</text:p>
          </table:table-cell>
          <table:table-cell table:style-name="ce1" office:value-type="float" office:value="6.56">
            <text:p>6.56</text:p>
          </table:table-cell>
          <table:table-cell table:style-name="ce2" office:value-type="float" office:value="0.817920322163095">
            <text:p>0.817920322163095</text:p>
          </table:table-cell>
          <table:table-cell table:style-name="ce1" office:value-type="float" office:value="95.68">
            <text:p>95.68</text:p>
          </table:table-cell>
          <table:table-cell table:style-name="ce1" office:value-type="float" office:value="81.79">
            <text:p>81.79</text:p>
          </table:table-cell>
          <table:table-cell table:style-name="ce1" office:value-type="float" office:value="88.19">
            <text:p>88.19</text:p>
          </table:table-cell>
          <table:table-cell table:style-name="ce1" office:value-type="float" office:value="84.71">
            <text:p>84.71</text:p>
          </table:table-cell>
          <table:table-cell table:style-name="ce1" office:value-type="float" office:value="91.77">
            <text:p>91.77</text:p>
          </table:table-cell>
          <table:table-cell table:style-name="ce1" office:value-type="float" office:value="79.04">
            <text:p>79.04</text:p>
          </table:table-cell>
        </table:table-row>
      </table:table>
      <table:table table:name="'file:///home/runejen/Dropbox/Skole/Master/Data/Model_5.ods'#rf_nn_sgd" table:print="false" table:style-name="ta_extref">
        <table:table-source xlink:type="simple" xlink:href="../Model_5.ods" table:table-name="rf_nn_sgd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0935483870967742">
            <text:p>0.0935483870967742</text:p>
          </table:table-cell>
        </table:table-row>
        <table:table-row table:number-rows-repeated="43">
          <table:table-cell table:number-columns-repeated="16"/>
        </table:table-row>
        <table:table-row>
          <table:table-cell table:number-columns-repeated="5"/>
          <table:table-cell table:style-name="ce2" office:value-type="float" office:value="0.793548387096774">
            <text:p>0.793548387096774</text:p>
          </table:table-cell>
          <table:table-cell table:style-name="ce1" office:value-type="float" office:value="11.07">
            <text:p>11.07</text:p>
          </table:table-cell>
          <table:table-cell table:style-name="ce1" office:value-type="float" office:value="79.35">
            <text:p>79.35</text:p>
          </table:table-cell>
          <table:table-cell table:style-name="ce1" office:value-type="float" office:value="19.43">
            <text:p>19.43</text:p>
          </table:table-cell>
          <table:table-cell table:style-name="ce2" office:value-type="float" office:value="0.715806126851719">
            <text:p>0.715806126851719</text:p>
          </table:table-cell>
          <table:table-cell table:style-name="ce1" office:value-type="float" office:value="98.73">
            <text:p>98.73</text:p>
          </table:table-cell>
          <table:table-cell table:style-name="ce1" office:value-type="float" office:value="71.58">
            <text:p>71.58</text:p>
          </table:table-cell>
          <table:table-cell table:style-name="ce1" office:value-type="float" office:value="82.99">
            <text:p>82.99</text:p>
          </table:table-cell>
          <table:table-cell table:style-name="ce1" office:value-type="float" office:value="80.28">
            <text:p>80.28</text:p>
          </table:table-cell>
          <table:table-cell table:style-name="ce1" office:value-type="float" office:value="94.99">
            <text:p>94.99</text:p>
          </table:table-cell>
          <table:table-cell table:style-name="ce1" office:value-type="float" office:value="71.91">
            <text:p>71.91</text:p>
          </table:table-cell>
        </table:table-row>
        <table:table-row>
          <table:table-cell table:number-columns-repeated="5"/>
          <table:table-cell table:style-name="ce2" office:value-type="float" office:value="0.754838709677419">
            <text:p>0.754838709677419</text:p>
          </table:table-cell>
          <table:table-cell table:style-name="ce1" office:value-type="float" office:value="12.3">
            <text:p>12.3</text:p>
          </table:table-cell>
          <table:table-cell table:style-name="ce1" office:value-type="float" office:value="75.48">
            <text:p>75.48</text:p>
          </table:table-cell>
          <table:table-cell table:style-name="ce1" office:value-type="float" office:value="21.15">
            <text:p>21.15</text:p>
          </table:table-cell>
          <table:table-cell table:style-name="ce2" office:value-type="float" office:value="0.759959729613117">
            <text:p>0.759959729613117</text:p>
          </table:table-cell>
          <table:table-cell table:style-name="ce1" office:value-type="float" office:value="98.58">
            <text:p>98.58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85.83">
            <text:p>85.83</text:p>
          </table:table-cell>
          <table:table-cell table:style-name="ce1" office:value-type="float" office:value="83.07">
            <text:p>83.07</text:p>
          </table:table-cell>
          <table:table-cell table:style-name="ce1" office:value-type="float" office:value="94.9">
            <text:p>94.9</text:p>
          </table:table-cell>
          <table:table-cell table:style-name="ce1" office:value-type="float" office:value="75.98">
            <text:p>75.98</text:p>
          </table:table-cell>
        </table:table-row>
        <table:table-row>
          <table:table-cell table:number-columns-repeated="5"/>
          <table:table-cell table:style-name="ce2" office:value-type="float" office:value="0.730645161290323">
            <text:p>0.730645161290323</text:p>
          </table:table-cell>
          <table:table-cell table:style-name="ce1" office:value-type="float" office:value="13.72">
            <text:p>13.72</text:p>
          </table:table-cell>
          <table:table-cell table:style-name="ce1" office:value-type="float" office:value="73.06">
            <text:p>73.06</text:p>
          </table:table-cell>
          <table:table-cell table:style-name="ce1" office:value-type="float" office:value="23.1">
            <text:p>23.1</text:p>
          </table:table-cell>
          <table:table-cell table:style-name="ce2" office:value-type="float" office:value="0.795124406730908">
            <text:p>0.795124406730908</text:p>
          </table:table-cell>
          <table:table-cell table:style-name="ce1" office:value-type="float" office:value="98.51">
            <text:p>98.51</text:p>
          </table:table-cell>
          <table:table-cell table:style-name="ce1" office:value-type="float" office:value="79.51">
            <text:p>79.51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85.23">
            <text:p>85.23</text:p>
          </table:table-cell>
          <table:table-cell table:style-name="ce1" office:value-type="float" office:value="94.89">
            <text:p>94.89</text:p>
          </table:table-cell>
          <table:table-cell table:style-name="ce1" office:value-type="float" office:value="79.23">
            <text:p>79.23</text:p>
          </table:table-cell>
        </table:table-row>
        <table:table-row>
          <table:table-cell table:number-columns-repeated="5"/>
          <table:table-cell table:style-name="ce2" office:value-type="float" office:value="0.711290322580645">
            <text:p>0.711290322580645</text:p>
          </table:table-cell>
          <table:table-cell table:style-name="ce1" office:value-type="float" office:value="15.12">
            <text:p>15.12</text:p>
          </table:table-cell>
          <table:table-cell table:style-name="ce1" office:value-type="float" office:value="71.13">
            <text:p>71.13</text:p>
          </table:table-cell>
          <table:table-cell table:style-name="ce1" office:value-type="float" office:value="24.94">
            <text:p>24.94</text:p>
          </table:table-cell>
          <table:table-cell table:style-name="ce2" office:value-type="float" office:value="0.821947360851431">
            <text:p>0.821947360851431</text:p>
          </table:table-cell>
          <table:table-cell table:style-name="ce1" office:value-type="float" office:value="98.46">
            <text:p>98.46</text:p>
          </table:table-cell>
          <table:table-cell table:style-name="ce1" office:value-type="float" office:value="82.19">
            <text:p>82.19</text:p>
          </table:table-cell>
          <table:table-cell table:style-name="ce1" office:value-type="float" office:value="89.59">
            <text:p>89.59</text:p>
          </table:table-cell>
          <table:table-cell table:style-name="ce1" office:value-type="float" office:value="86.83">
            <text:p>86.83</text:p>
          </table:table-cell>
          <table:table-cell table:style-name="ce1" office:value-type="float" office:value="94.9">
            <text:p>94.9</text:p>
          </table:table-cell>
          <table:table-cell table:style-name="ce1" office:value-type="float" office:value="81.72">
            <text:p>81.72</text:p>
          </table:table-cell>
        </table:table-row>
        <table:table-row>
          <table:table-cell table:number-columns-repeated="5"/>
          <table:table-cell table:style-name="ce2" office:value-type="float" office:value="0.674193548387097">
            <text:p>0.674193548387097</text:p>
          </table:table-cell>
          <table:table-cell table:style-name="ce1" office:value-type="float" office:value="16.71">
            <text:p>16.71</text:p>
          </table:table-cell>
          <table:table-cell table:style-name="ce1" office:value-type="float" office:value="67.42">
            <text:p>67.42</text:p>
          </table:table-cell>
          <table:table-cell table:style-name="ce1" office:value-type="float" office:value="26.78">
            <text:p>26.78</text:p>
          </table:table-cell>
          <table:table-cell table:style-name="ce2" office:value-type="float" office:value="0.850136631669783">
            <text:p>0.850136631669783</text:p>
          </table:table-cell>
          <table:table-cell table:style-name="ce1" office:value-type="float" office:value="98.32">
            <text:p>98.32</text:p>
          </table:table-cell>
          <table:table-cell table:style-name="ce1" office:value-type="float" office:value="85.01">
            <text:p>85.01</text:p>
          </table:table-cell>
          <table:table-cell table:style-name="ce1" office:value-type="float" office:value="91.18">
            <text:p>91.18</text:p>
          </table:table-cell>
          <table:table-cell table:style-name="ce1" office:value-type="float" office:value="88.43">
            <text:p>88.43</text:p>
          </table:table-cell>
          <table:table-cell table:style-name="ce1" office:value-type="float" office:value="94.84">
            <text:p>94.84</text:p>
          </table:table-cell>
          <table:table-cell table:style-name="ce1" office:value-type="float" office:value="84.26">
            <text:p>84.26</text:p>
          </table:table-cell>
        </table:table-row>
        <table:table-row>
          <table:table-cell table:number-columns-repeated="5"/>
          <table:table-cell table:style-name="ce2" office:value-type="float" office:value="0.617741935483871">
            <text:p>0.617741935483871</text:p>
          </table:table-cell>
          <table:table-cell table:style-name="ce1" office:value-type="float" office:value="18.54">
            <text:p>18.54</text:p>
          </table:table-cell>
          <table:table-cell table:style-name="ce1" office:value-type="float" office:value="61.77">
            <text:p>61.77</text:p>
          </table:table-cell>
          <table:table-cell table:style-name="ce1" office:value-type="float" office:value="28.52">
            <text:p>28.52</text:p>
          </table:table-cell>
          <table:table-cell table:style-name="ce2" office:value-type="float" office:value="0.878973105134474">
            <text:p>0.878973105134474</text:p>
          </table:table-cell>
          <table:table-cell table:style-name="ce1" office:value-type="float" office:value="98.1">
            <text:p>98.1</text:p>
          </table:table-cell>
          <table:table-cell table:style-name="ce1" office:value-type="float" office:value="87.9">
            <text:p>87.9</text:p>
          </table:table-cell>
          <table:table-cell table:style-name="ce1" office:value-type="float" office:value="92.72">
            <text:p>92.72</text:p>
          </table:table-cell>
          <table:table-cell table:style-name="ce1" office:value-type="float" office:value="89.98">
            <text:p>89.98</text:p>
          </table:table-cell>
          <table:table-cell table:style-name="ce1" office:value-type="float" office:value="94.7">
            <text:p>94.7</text:p>
          </table:table-cell>
          <table:table-cell table:style-name="ce1" office:value-type="float" office:value="86.78">
            <text:p>86.78</text:p>
          </table:table-cell>
        </table:table-row>
        <table:table-row>
          <table:table-cell table:number-columns-repeated="5"/>
          <table:table-cell table:style-name="ce2" office:value-type="float" office:value="0.541935483870968">
            <text:p>0.541935483870968</text:p>
          </table:table-cell>
          <table:table-cell table:style-name="ce1" office:value-type="float" office:value="21.31">
            <text:p>21.31</text:p>
          </table:table-cell>
          <table:table-cell table:style-name="ce1" office:value-type="float" office:value="54.19">
            <text:p>54.19</text:p>
          </table:table-cell>
          <table:table-cell table:style-name="ce1" office:value-type="float" office:value="30.59">
            <text:p>30.59</text:p>
          </table:table-cell>
          <table:table-cell table:style-name="ce2" office:value-type="float" office:value="0.910757946210269">
            <text:p>0.910757946210269</text:p>
          </table:table-cell>
          <table:table-cell table:style-name="ce1" office:value-type="float" office:value="97.81">
            <text:p>97.81</text:p>
          </table:table-cell>
          <table:table-cell table:style-name="ce1" office:value-type="float" office:value="91.08">
            <text:p>91.08</text:p>
          </table:table-cell>
          <table:table-cell table:style-name="ce1" office:value-type="float" office:value="94.33">
            <text:p>94.33</text:p>
          </table:table-cell>
          <table:table-cell table:style-name="ce1" office:value-type="float" office:value="91.61">
            <text:p>91.61</text:p>
          </table:table-cell>
          <table:table-cell table:style-name="ce1" office:value-type="float" office:value="94.54">
            <text:p>94.54</text:p>
          </table:table-cell>
          <table:table-cell table:style-name="ce1" office:value-type="float" office:value="89.51">
            <text:p>89.51</text:p>
          </table:table-cell>
        </table:table-row>
        <table:table-row>
          <table:table-cell table:number-columns-repeated="5"/>
          <table:table-cell table:style-name="ce2" office:value-type="float" office:value="0.396774193548387">
            <text:p>0.396774193548387</text:p>
          </table:table-cell>
          <table:table-cell table:style-name="ce1" office:value-type="float" office:value="25.36">
            <text:p>25.36</text:p>
          </table:table-cell>
          <table:table-cell table:style-name="ce1" office:value-type="float" office:value="39.68">
            <text:p>39.68</text:p>
          </table:table-cell>
          <table:table-cell table:style-name="ce1" office:value-type="float" office:value="30.94">
            <text:p>30.94</text:p>
          </table:table-cell>
          <table:table-cell table:style-name="ce2" office:value-type="float" office:value="0.947936142672228">
            <text:p>0.947936142672228</text:p>
          </table:table-cell>
          <table:table-cell table:style-name="ce1" office:value-type="float" office:value="97.24">
            <text:p>97.24</text:p>
          </table:table-cell>
          <table:table-cell table:style-name="ce1" office:value-type="float" office:value="94.79">
            <text:p>94.79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93.22">
            <text:p>93.22</text:p>
          </table:table-cell>
          <table:table-cell table:style-name="ce1" office:value-type="float" office:value="94.17">
            <text:p>94.17</text:p>
          </table:table-cell>
          <table:table-cell table:style-name="ce1" office:value-type="float" office:value="92.44">
            <text:p>92.44</text:p>
          </table:table-cell>
        </table:table-row>
        <table:table-row>
          <table:table-cell table:number-columns-repeated="5"/>
          <table:table-cell table:style-name="ce2" office:value-type="float" office:value="0.0919354838709677">
            <text:p>0.0919354838709677</text:p>
          </table:table-cell>
          <table:table-cell table:style-name="ce1" office:value-type="float" office:value="4.46">
            <text:p>4.46</text:p>
          </table:table-cell>
          <table:table-cell table:style-name="ce1" office:value-type="float" office:value="9.19">
            <text:p>9.19</text:p>
          </table:table-cell>
          <table:table-cell table:style-name="ce1" office:value-type="float" office:value="6.01">
            <text:p>6.01</text:p>
          </table:table-cell>
          <table:table-cell table:style-name="ce2" office:value-type="float" office:value="0.912196174313246">
            <text:p>0.912196174313246</text:p>
          </table:table-cell>
          <table:table-cell table:style-name="ce1" office:value-type="float" office:value="95.75">
            <text:p>95.75</text:p>
          </table:table-cell>
          <table:table-cell table:style-name="ce1" office:value-type="float" office:value="91.22">
            <text:p>91.22</text:p>
          </table:table-cell>
          <table:table-cell table:style-name="ce1" office:value-type="float" office:value="93.43">
            <text:p>93.43</text:p>
          </table:table-cell>
          <table:table-cell table:style-name="ce1" office:value-type="float" office:value="89.7">
            <text:p>89.7</text:p>
          </table:table-cell>
          <table:table-cell table:style-name="ce1" office:value-type="float" office:value="91.85">
            <text:p>91.85</text:p>
          </table:table-cell>
          <table:table-cell table:style-name="ce1" office:value-type="float" office:value="87.72">
            <text:p>87.72</text:p>
          </table:table-cell>
        </table:table-row>
      </table:table>
      <table:table table:name="'file:///home/runejen/Dropbox/Skole/Master/Data/Model_5.ods'#r_nn_sgd" table:print="false" table:style-name="ta_extref">
        <table:table-source xlink:type="simple" xlink:href="../Model_5.ods" table:table-name="r_nn_sgd" table:filter-name="calc8" table:mode="copy-results-only"/>
        <table:table-column table:number-columns-repeated="16"/>
        <table:table-row table:number-rows-repeated="58">
          <table:table-cell table:number-columns-repeated="16"/>
        </table:table-row>
        <table:table-row>
          <table:table-cell table:number-columns-repeated="5"/>
          <table:table-cell table:style-name="ce2" office:value-type="float" office:value="0.766129032258065">
            <text:p>0.766129032258065</text:p>
          </table:table-cell>
          <table:table-cell table:style-name="ce1" office:value-type="float" office:value="18.43">
            <text:p>18.43</text:p>
          </table:table-cell>
          <table:table-cell table:style-name="ce1" office:value-type="float" office:value="76.61">
            <text:p>76.61</text:p>
          </table:table-cell>
          <table:table-cell table:style-name="ce1" office:value-type="float" office:value="29.71">
            <text:p>29.71</text:p>
          </table:table-cell>
          <table:table-cell table:style-name="ce2" office:value-type="float" office:value="0.848770314971955">
            <text:p>0.848770314971955</text:p>
          </table:table-cell>
          <table:table-cell table:style-name="ce1" office:value-type="float" office:value="98.79">
            <text:p>98.79</text:p>
          </table:table-cell>
          <table:table-cell table:style-name="ce1" office:value-type="float" office:value="84.88">
            <text:p>84.88</text:p>
          </table:table-cell>
          <table:table-cell table:style-name="ce1" office:value-type="float" office:value="91.31">
            <text:p>91.31</text:p>
          </table:table-cell>
          <table:table-cell table:style-name="ce1" office:value-type="float" office:value="88.68">
            <text:p>88.68</text:p>
          </table:table-cell>
          <table:table-cell table:style-name="ce1" office:value-type="float" office:value="95.36">
            <text:p>95.36</text:p>
          </table:table-cell>
          <table:table-cell table:style-name="ce1" office:value-type="float" office:value="84.53">
            <text:p>84.53</text:p>
          </table:table-cell>
        </table:table-row>
        <table:table-row>
          <table:table-cell table:number-columns-repeated="5"/>
          <table:table-cell table:style-name="ce2" office:value-type="float" office:value="0.704838709677419">
            <text:p>0.704838709677419</text:p>
          </table:table-cell>
          <table:table-cell table:style-name="ce1" office:value-type="float" office:value="22.28">
            <text:p>22.28</text:p>
          </table:table-cell>
          <table:table-cell table:style-name="ce1" office:value-type="float" office:value="70.48">
            <text:p>70.48</text:p>
          </table:table-cell>
          <table:table-cell table:style-name="ce1" office:value-type="float" office:value="33.86">
            <text:p>33.86</text:p>
          </table:table-cell>
          <table:table-cell table:style-name="ce2" office:value-type="float" office:value="0.890407018553142">
            <text:p>0.890407018553142</text:p>
          </table:table-cell>
          <table:table-cell table:style-name="ce1" office:value-type="float" office:value="98.54">
            <text:p>98.54</text:p>
          </table:table-cell>
          <table:table-cell table:style-name="ce1" office:value-type="float" office:value="89.04">
            <text:p>89.04</text:p>
          </table:table-cell>
          <table:table-cell table:style-name="ce1" office:value-type="float" office:value="93.55">
            <text:p>93.55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95.29">
            <text:p>95.29</text:p>
          </table:table-cell>
          <table:table-cell table:style-name="ce1" office:value-type="float" office:value="88.25">
            <text:p>88.25</text:p>
          </table:table-cell>
        </table:table-row>
        <table:table-row>
          <table:table-cell table:number-columns-repeated="5"/>
          <table:table-cell table:style-name="ce2" office:value-type="float" office:value="0.651612903225806">
            <text:p>0.651612903225806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65.16">
            <text:p>65.16</text:p>
          </table:table-cell>
          <table:table-cell table:style-name="ce1" office:value-type="float" office:value="37.17">
            <text:p>37.17</text:p>
          </table:table-cell>
          <table:table-cell table:style-name="ce2" office:value-type="float" office:value="0.917301884078815">
            <text:p>0.917301884078815</text:p>
          </table:table-cell>
          <table:table-cell table:style-name="ce1" office:value-type="float" office:value="98.33">
            <text:p>98.33</text:p>
          </table:table-cell>
          <table:table-cell table:style-name="ce1" office:value-type="float" office:value="91.73">
            <text:p>91.73</text:p>
          </table:table-cell>
          <table:table-cell table:style-name="ce1" office:value-type="float" office:value="94.92">
            <text:p>94.92</text:p>
          </table:table-cell>
          <table:table-cell table:style-name="ce1" office:value-type="float" office:value="92.46">
            <text:p>92.46</text:p>
          </table:table-cell>
          <table:table-cell table:style-name="ce1" office:value-type="float" office:value="95.24">
            <text:p>95.24</text:p>
          </table:table-cell>
          <table:table-cell table:style-name="ce1" office:value-type="float" office:value="90.6">
            <text:p>90.6</text:p>
          </table:table-cell>
        </table:table-row>
        <table:table-row>
          <table:table-cell table:number-columns-repeated="5"/>
          <table:table-cell table:style-name="ce2" office:value-type="float" office:value="0.612903225806452">
            <text:p>0.612903225806452</text:p>
          </table:table-cell>
          <table:table-cell table:style-name="ce1" office:value-type="float" office:value="29.83">
            <text:p>29.83</text:p>
          </table:table-cell>
          <table:table-cell table:style-name="ce1" office:value-type="float" office:value="61.29">
            <text:p>61.29</text:p>
          </table:table-cell>
          <table:table-cell table:style-name="ce1" office:value-type="float" office:value="40.13">
            <text:p>40.13</text:p>
          </table:table-cell>
          <table:table-cell table:style-name="ce2" office:value-type="float" office:value="0.935711203796922">
            <text:p>0.935711203796922</text:p>
          </table:table-cell>
          <table:table-cell table:style-name="ce1" office:value-type="float" office:value="98.19">
            <text:p>98.19</text:p>
          </table:table-cell>
          <table:table-cell table:style-name="ce1" office:value-type="float" office:value="93.57">
            <text:p>93.57</text:p>
          </table:table-cell>
          <table:table-cell table:style-name="ce1" office:value-type="float" office:value="95.82">
            <text:p>95.82</text:p>
          </table:table-cell>
          <table:table-cell table:style-name="ce1" office:value-type="float" office:value="93.44">
            <text:p>93.44</text:p>
          </table:table-cell>
          <table:table-cell table:style-name="ce1" office:value-type="float" office:value="95.27">
            <text:p>95.27</text:p>
          </table:table-cell>
          <table:table-cell table:style-name="ce1" office:value-type="float" office:value="92.19">
            <text:p>92.19</text:p>
          </table:table-cell>
        </table:table-row>
        <table:table-row>
          <table:table-cell table:number-columns-repeated="5"/>
          <table:table-cell table:style-name="ce2" office:value-type="float" office:value="0.575806451612903">
            <text:p>0.575806451612903</text:p>
          </table:table-cell>
          <table:table-cell table:style-name="ce1" office:value-type="float" office:value="34.1">
            <text:p>34.1</text:p>
          </table:table-cell>
          <table:table-cell table:style-name="ce1" office:value-type="float" office:value="57.58">
            <text:p>57.58</text:p>
          </table:table-cell>
          <table:table-cell table:style-name="ce1" office:value-type="float" office:value="42.83">
            <text:p>42.83</text:p>
          </table:table-cell>
          <table:table-cell table:style-name="ce2" office:value-type="float" office:value="0.950381130447289">
            <text:p>0.950381130447289</text:p>
          </table:table-cell>
          <table:table-cell table:style-name="ce1" office:value-type="float" office:value="98.05">
            <text:p>98.05</text:p>
          </table:table-cell>
          <table:table-cell table:style-name="ce1" office:value-type="float" office:value="95.04">
            <text:p>95.04</text:p>
          </table:table-cell>
          <table:table-cell table:style-name="ce1" office:value-type="float" office:value="96.52">
            <text:p>96.52</text:p>
          </table:table-cell>
          <table:table-cell table:style-name="ce1" office:value-type="float" office:value="94.23">
            <text:p>94.23</text:p>
          </table:table-cell>
          <table:table-cell table:style-name="ce1" office:value-type="float" office:value="95.32">
            <text:p>95.32</text:p>
          </table:table-cell>
          <table:table-cell table:style-name="ce1" office:value-type="float" office:value="93.44">
            <text:p>93.44</text:p>
          </table:table-cell>
        </table:table-row>
        <table:table-row>
          <table:table-cell table:number-columns-repeated="5"/>
          <table:table-cell table:style-name="ce2" office:value-type="float" office:value="0.529032258064516">
            <text:p>0.529032258064516</text:p>
          </table:table-cell>
          <table:table-cell table:style-name="ce1" office:value-type="float" office:value="38.41">
            <text:p>38.41</text:p>
          </table:table-cell>
          <table:table-cell table:style-name="ce1" office:value-type="float" office:value="52.9">
            <text:p>52.9</text:p>
          </table:table-cell>
          <table:table-cell table:style-name="ce1" office:value-type="float" office:value="44.51">
            <text:p>44.51</text:p>
          </table:table-cell>
          <table:table-cell table:style-name="ce2" office:value-type="float" office:value="0.962174600891701">
            <text:p>0.962174600891701</text:p>
          </table:table-cell>
          <table:table-cell table:style-name="ce1" office:value-type="float" office:value="97.86">
            <text:p>97.86</text:p>
          </table:table-cell>
          <table:table-cell table:style-name="ce1" office:value-type="float" office:value="96.22">
            <text:p>96.22</text:p>
          </table:table-cell>
          <table:table-cell table:style-name="ce1" office:value-type="float" office:value="97.03">
            <text:p>97.03</text:p>
          </table:table-cell>
          <table:table-cell table:style-name="ce1" office:value-type="float" office:value="94.79">
            <text:p>94.79</text:p>
          </table:table-cell>
          <table:table-cell table:style-name="ce1" office:value-type="float" office:value="95.32">
            <text:p>95.32</text:p>
          </table:table-cell>
          <table:table-cell table:style-name="ce1" office:value-type="float" office:value="94.37">
            <text:p>94.37</text:p>
          </table:table-cell>
        </table:table-row>
        <table:table-row>
          <table:table-cell table:number-columns-repeated="5"/>
          <table:table-cell table:style-name="ce2" office:value-type="float" office:value="0.433870967741936">
            <text:p>0.433870967741936</text:p>
          </table:table-cell>
          <table:table-cell table:style-name="ce1" office:value-type="float" office:value="42.1">
            <text:p>42.1</text:p>
          </table:table-cell>
          <table:table-cell table:style-name="ce1" office:value-type="float" office:value="43.39">
            <text:p>43.39</text:p>
          </table:table-cell>
          <table:table-cell table:style-name="ce1" office:value-type="float" office:value="42.74">
            <text:p>42.74</text:p>
          </table:table-cell>
          <table:table-cell table:style-name="ce2" office:value-type="float" office:value="0.973392780094923">
            <text:p>0.973392780094923</text:p>
          </table:table-cell>
          <table:table-cell table:style-name="ce1" office:value-type="float" office:value="97.47">
            <text:p>97.47</text:p>
          </table:table-cell>
          <table:table-cell table:style-name="ce1" office:value-type="float" office:value="97.34">
            <text:p>97.34</text:p>
          </table:table-cell>
          <table:table-cell table:style-name="ce1" office:value-type="float" office:value="97.4">
            <text:p>97.4</text:p>
          </table:table-cell>
          <table:table-cell table:style-name="ce1" office:value-type="float" office:value="95.07">
            <text:p>95.07</text:p>
          </table:table-cell>
          <table:table-cell table:style-name="ce1" office:value-type="float" office:value="95.11">
            <text:p>95.11</text:p>
          </table:table-cell>
          <table:table-cell table:style-name="ce1" office:value-type="float" office:value="95.04">
            <text:p>95.04</text:p>
          </table:table-cell>
        </table:table-row>
        <table:table-row>
          <table:table-cell table:number-columns-repeated="5"/>
          <table:table-cell table:style-name="ce2" office:value-type="float" office:value="0.312903225806452">
            <text:p>0.312903225806452</text:p>
          </table:table-cell>
          <table:table-cell table:style-name="ce1" office:value-type="float" office:value="46.08">
            <text:p>46.08</text:p>
          </table:table-cell>
          <table:table-cell table:style-name="ce1" office:value-type="float" office:value="31.29">
            <text:p>31.29</text:p>
          </table:table-cell>
          <table:table-cell table:style-name="ce1" office:value-type="float" office:value="37.27">
            <text:p>37.27</text:p>
          </table:table-cell>
          <table:table-cell table:style-name="ce2" office:value-type="float" office:value="0.983676111031209">
            <text:p>0.983676111031209</text:p>
          </table:table-cell>
          <table:table-cell table:style-name="ce1" office:value-type="float" office:value="96.98">
            <text:p>96.98</text:p>
          </table:table-cell>
          <table:table-cell table:style-name="ce1" office:value-type="float" office:value="98.37">
            <text:p>98.37</text:p>
          </table:table-cell>
          <table:table-cell table:style-name="ce1" office:value-type="float" office:value="97.67">
            <text:p>97.67</text:p>
          </table:table-cell>
          <table:table-cell table:style-name="ce1" office:value-type="float" office:value="95.09">
            <text:p>95.09</text:p>
          </table:table-cell>
          <table:table-cell table:style-name="ce1" office:value-type="float" office:value="94.81">
            <text:p>94.81</text:p>
          </table:table-cell>
          <table:table-cell table:style-name="ce1" office:value-type="float" office:value="95.51">
            <text:p>95.51</text:p>
          </table:table-cell>
        </table:table-row>
        <table:table-row>
          <table:table-cell table:number-columns-repeated="5"/>
          <table:table-cell table:style-name="ce2" office:value-type="float" office:value="0.106451612903226">
            <text:p>0.106451612903226</text:p>
          </table:table-cell>
          <table:table-cell table:style-name="ce1" office:value-type="float" office:value="45.21">
            <text:p>45.21</text:p>
          </table:table-cell>
          <table:table-cell table:style-name="ce1" office:value-type="float" office:value="10.65">
            <text:p>10.65</text:p>
          </table:table-cell>
          <table:table-cell table:style-name="ce1" office:value-type="float" office:value="17.24">
            <text:p>17.24</text:p>
          </table:table-cell>
          <table:table-cell table:style-name="ce2" office:value-type="float" office:value="0.994247087588091">
            <text:p>0.994247087588091</text:p>
          </table:table-cell>
          <table:table-cell table:style-name="ce1" office:value-type="float" office:value="96.15">
            <text:p>96.15</text:p>
          </table:table-cell>
          <table:table-cell table:style-name="ce1" office:value-type="float" office:value="99.42">
            <text:p>99.42</text:p>
          </table:table-cell>
          <table:table-cell table:style-name="ce1" office:value-type="float" office:value="97.76">
            <text:p>97.76</text:p>
          </table:table-cell>
          <table:table-cell table:style-name="ce1" office:value-type="float" office:value="94.32">
            <text:p>94.32</text:p>
          </table:table-cell>
          <table:table-cell table:style-name="ce1" office:value-type="float" office:value="93.98">
            <text:p>93.98</text:p>
          </table:table-cell>
          <table:table-cell table:style-name="ce1" office:value-type="float" office:value="95.63">
            <text:p>95.63</text:p>
          </table:table-cell>
        </table:table-row>
      </table:table>
      <table:table table:name="'file:///home/runejen/Dropbox/Skole/Master/Data/Model_5.ods'#r" table:print="false" table:style-name="ta_extref">
        <table:table-source xlink:type="simple" xlink:href="../Model_5.ods" table:table-name="r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346774193548387">
            <text:p>0.346774193548387</text:p>
          </table:table-cell>
          <table:table-cell table:style-name="ce1" office:value-type="float" office:value="27.42">
            <text:p>27.42</text:p>
          </table:table-cell>
          <table:table-cell table:style-name="ce1" office:value-type="float" office:value="34.68">
            <text:p>34.68</text:p>
          </table:table-cell>
          <table:table-cell table:style-name="ce1" office:value-type="float" office:value="30.63">
            <text:p>30.63</text:p>
          </table:table-cell>
          <table:table-cell table:style-name="ce2" office:value-type="float" office:value="0.959082410470301">
            <text:p>0.959082410470301</text:p>
          </table:table-cell>
          <table:table-cell table:style-name="ce1" office:value-type="float" office:value="97.05">
            <text:p>97.05</text:p>
          </table:table-cell>
          <table:table-cell table:style-name="ce1" office:value-type="float" office:value="95.91">
            <text:p>95.91</text:p>
          </table:table-cell>
          <table:table-cell table:style-name="ce1" office:value-type="float" office:value="96.48">
            <text:p>96.48</text:p>
          </table:table-cell>
          <table:table-cell table:style-name="ce1" office:value-type="float" office:value="93.67">
            <text:p>93.67</text:p>
          </table:table-cell>
          <table:table-cell table:style-name="ce1" office:value-type="float" office:value="94.08">
            <text:p>94.08</text:p>
          </table:table-cell>
          <table:table-cell table:style-name="ce1" office:value-type="float" office:value="93.3">
            <text:p>93.3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274193548387097">
            <text:p>0.274193548387097</text:p>
          </table:table-cell>
          <table:table-cell table:style-name="ce1" office:value-type="float" office:value="36.4">
            <text:p>36.4</text:p>
          </table:table-cell>
          <table:table-cell table:style-name="ce1" office:value-type="float" office:value="27.42">
            <text:p>27.42</text:p>
          </table:table-cell>
          <table:table-cell table:style-name="ce1" office:value-type="float" office:value="31.28">
            <text:p>31.28</text:p>
          </table:table-cell>
          <table:table-cell table:style-name="ce2" office:value-type="float" office:value="0.97864231267079">
            <text:p>0.97864231267079</text:p>
          </table:table-cell>
          <table:table-cell table:style-name="ce1" office:value-type="float" office:value="96.8">
            <text:p>96.8</text:p>
          </table:table-cell>
          <table:table-cell table:style-name="ce1" office:value-type="float" office:value="97.86">
            <text:p>97.86</text:p>
          </table:table-cell>
          <table:table-cell table:style-name="ce1" office:value-type="float" office:value="97.33">
            <text:p>97.33</text:p>
          </table:table-cell>
          <table:table-cell table:style-name="ce1" office:value-type="float" office:value="94.51">
            <text:p>94.51</text:p>
          </table:table-cell>
          <table:table-cell table:style-name="ce1" office:value-type="float" office:value="94.22">
            <text:p>94.22</text:p>
          </table:table-cell>
          <table:table-cell table:style-name="ce1" office:value-type="float" office:value="94.85">
            <text:p>94.85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269354838709677">
            <text:p>0.269354838709677</text:p>
          </table:table-cell>
          <table:table-cell table:style-name="ce1" office:value-type="float" office:value="32.49">
            <text:p>32.49</text:p>
          </table:table-cell>
          <table:table-cell table:style-name="ce1" office:value-type="float" office:value="26.94">
            <text:p>26.94</text:p>
          </table:table-cell>
          <table:table-cell table:style-name="ce1" office:value-type="float" office:value="29.46">
            <text:p>29.46</text:p>
          </table:table-cell>
          <table:table-cell table:style-name="ce2" office:value-type="float" office:value="0.975046742413347">
            <text:p>0.975046742413347</text:p>
          </table:table-cell>
          <table:table-cell table:style-name="ce1" office:value-type="float" office:value="96.77">
            <text:p>96.77</text:p>
          </table:table-cell>
          <table:table-cell table:style-name="ce1" office:value-type="float" office:value="97.5">
            <text:p>97.5</text:p>
          </table:table-cell>
          <table:table-cell table:style-name="ce1" office:value-type="float" office:value="97.13">
            <text:p>97.13</text:p>
          </table:table-cell>
          <table:table-cell table:style-name="ce1" office:value-type="float" office:value="94.24">
            <text:p>94.24</text:p>
          </table:table-cell>
          <table:table-cell table:style-name="ce1" office:value-type="float" office:value="94.03">
            <text:p>94.03</text:p>
          </table:table-cell>
          <table:table-cell table:style-name="ce1" office:value-type="float" office:value="94.49">
            <text:p>94.49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264516129032258">
            <text:p>0.264516129032258</text:p>
          </table:table-cell>
          <table:table-cell table:style-name="ce1" office:value-type="float" office:value="32.35">
            <text:p>32.35</text:p>
          </table:table-cell>
          <table:table-cell table:style-name="ce1" office:value-type="float" office:value="26.45">
            <text:p>26.45</text:p>
          </table:table-cell>
          <table:table-cell table:style-name="ce1" office:value-type="float" office:value="29.1">
            <text:p>29.1</text:p>
          </table:table-cell>
          <table:table-cell table:style-name="ce2" office:value-type="float" office:value="0.975334388033942">
            <text:p>0.975334388033942</text:p>
          </table:table-cell>
          <table:table-cell table:style-name="ce1" office:value-type="float" office:value="96.75">
            <text:p>96.75</text:p>
          </table:table-cell>
          <table:table-cell table:style-name="ce1" office:value-type="float" office:value="97.53">
            <text:p>97.53</text:p>
          </table:table-cell>
          <table:table-cell table:style-name="ce1" office:value-type="float" office:value="97.14">
            <text:p>97.14</text:p>
          </table:table-cell>
          <table:table-cell table:style-name="ce1" office:value-type="float" office:value="94.24">
            <text:p>94.24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94.5">
            <text:p>94.5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261290322580645">
            <text:p>0.261290322580645</text:p>
          </table:table-cell>
          <table:table-cell table:style-name="ce1" office:value-type="float" office:value="32.08">
            <text:p>32.08</text:p>
          </table:table-cell>
          <table:table-cell table:style-name="ce1" office:value-type="float" office:value="26.13">
            <text:p>26.13</text:p>
          </table:table-cell>
          <table:table-cell table:style-name="ce1" office:value-type="float" office:value="28.8">
            <text:p>28.8</text:p>
          </table:table-cell>
          <table:table-cell table:style-name="ce2" office:value-type="float" office:value="0.975334388033942">
            <text:p>0.975334388033942</text:p>
          </table:table-cell>
          <table:table-cell table:style-name="ce1" office:value-type="float" office:value="96.73">
            <text:p>96.73</text:p>
          </table:table-cell>
          <table:table-cell table:style-name="ce1" office:value-type="float" office:value="97.53">
            <text:p>97.53</text:p>
          </table:table-cell>
          <table:table-cell table:style-name="ce1" office:value-type="float" office:value="97.13">
            <text:p>97.13</text:p>
          </table:table-cell>
          <table:table-cell table:style-name="ce1" office:value-type="float" office:value="94.21">
            <text:p>94.21</text:p>
          </table:table-cell>
          <table:table-cell table:style-name="ce1" office:value-type="float" office:value="93.97">
            <text:p>93.97</text:p>
          </table:table-cell>
          <table:table-cell table:style-name="ce1" office:value-type="float" office:value="94.48">
            <text:p>94.48</text:p>
          </table:table-cell>
        </table:table-row>
      </table:table>
      <table:table table:name="'file:///home/runejen/Dropbox/Skole/Master/Data/Model_5.ods'#b" table:print="false" table:style-name="ta_extref">
        <table:table-source xlink:type="simple" xlink:href="../Model_5.ods" table:table-name="b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240322580645161">
            <text:p>0.240322580645161</text:p>
          </table:table-cell>
          <table:table-cell table:style-name="ce1" office:value-type="float" office:value="9.82">
            <text:p>9.82</text:p>
          </table:table-cell>
          <table:table-cell table:style-name="ce1" office:value-type="float" office:value="24.03">
            <text:p>24.03</text:p>
          </table:table-cell>
          <table:table-cell table:style-name="ce1" office:value-type="float" office:value="13.94">
            <text:p>13.94</text:p>
          </table:table-cell>
          <table:table-cell table:style-name="ce2" office:value-type="float" office:value="0.901625197756364">
            <text:p>0.901625197756364</text:p>
          </table:table-cell>
          <table:table-cell table:style-name="ce1" office:value-type="float" office:value="96.38">
            <text:p>96.38</text:p>
          </table:table-cell>
          <table:table-cell table:style-name="ce1" office:value-type="float" office:value="90.16">
            <text:p>90.16</text:p>
          </table:table-cell>
          <table:table-cell table:style-name="ce1" office:value-type="float" office:value="93.17">
            <text:p>93.17</text:p>
          </table:table-cell>
          <table:table-cell table:style-name="ce1" office:value-type="float" office:value="89.79">
            <text:p>89.79</text:p>
          </table:table-cell>
          <table:table-cell table:style-name="ce1" office:value-type="float" office:value="92.69">
            <text:p>92.69</text:p>
          </table:table-cell>
          <table:table-cell table:style-name="ce1" office:value-type="float" office:value="87.34">
            <text:p>87.34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120967741935484">
            <text:p>0.120967741935484</text:p>
          </table:table-cell>
          <table:table-cell table:style-name="ce1" office:value-type="float" office:value="6.9">
            <text:p>6.9</text:p>
          </table:table-cell>
          <table:table-cell table:style-name="ce1" office:value-type="float" office:value="12.1">
            <text:p>12.1</text:p>
          </table:table-cell>
          <table:table-cell table:style-name="ce1" office:value-type="float" office:value="8.79">
            <text:p>8.79</text:p>
          </table:table-cell>
          <table:table-cell table:style-name="ce2" office:value-type="float" office:value="0.927225657989357">
            <text:p>0.927225657989357</text:p>
          </table:table-cell>
          <table:table-cell table:style-name="ce1" office:value-type="float" office:value="95.94">
            <text:p>95.94</text:p>
          </table:table-cell>
          <table:table-cell table:style-name="ce1" office:value-type="float" office:value="92.72">
            <text:p>92.72</text:p>
          </table:table-cell>
          <table:table-cell table:style-name="ce1" office:value-type="float" office:value="94.3">
            <text:p>94.3</text:p>
          </table:table-cell>
          <table:table-cell table:style-name="ce1" office:value-type="float" office:value="90.65">
            <text:p>90.65</text:p>
          </table:table-cell>
          <table:table-cell table:style-name="ce1" office:value-type="float" office:value="92.14">
            <text:p>92.14</text:p>
          </table:table-cell>
          <table:table-cell table:style-name="ce1" office:value-type="float" office:value="89.28">
            <text:p>89.28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140322580645161">
            <text:p>0.140322580645161</text:p>
          </table:table-cell>
          <table:table-cell table:style-name="ce1" office:value-type="float" office:value="8.15">
            <text:p>8.15</text:p>
          </table:table-cell>
          <table:table-cell table:style-name="ce1" office:value-type="float" office:value="14.03">
            <text:p>14.03</text:p>
          </table:table-cell>
          <table:table-cell table:style-name="ce1" office:value-type="float" office:value="10.31">
            <text:p>10.31</text:p>
          </table:table-cell>
          <table:table-cell table:style-name="ce2" office:value-type="float" office:value="0.92952682295412">
            <text:p>0.92952682295412</text:p>
          </table:table-cell>
          <table:table-cell table:style-name="ce1" office:value-type="float" office:value="96.04">
            <text:p>96.04</text:p>
          </table:table-cell>
          <table:table-cell table:style-name="ce1" office:value-type="float" office:value="92.95">
            <text:p>92.95</text:p>
          </table:table-cell>
          <table:table-cell table:style-name="ce1" office:value-type="float" office:value="94.47">
            <text:p>94.47</text:p>
          </table:table-cell>
          <table:table-cell table:style-name="ce1" office:value-type="float" office:value="90.88">
            <text:p>90.88</text:p>
          </table:table-cell>
          <table:table-cell table:style-name="ce1" office:value-type="float" office:value="92.29">
            <text:p>92.29</text:p>
          </table:table-cell>
          <table:table-cell table:style-name="ce1" office:value-type="float" office:value="89.58">
            <text:p>89.58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141935483870968">
            <text:p>0.141935483870968</text:p>
          </table:table-cell>
          <table:table-cell table:style-name="ce1" office:value-type="float" office:value="8.13">
            <text:p>8.13</text:p>
          </table:table-cell>
          <table:table-cell table:style-name="ce1" office:value-type="float" office:value="14.19">
            <text:p>14.19</text:p>
          </table:table-cell>
          <table:table-cell table:style-name="ce1" office:value-type="float" office:value="10.34">
            <text:p>10.34</text:p>
          </table:table-cell>
          <table:table-cell table:style-name="ce2" office:value-type="float" office:value="0.928448151876888">
            <text:p>0.928448151876888</text:p>
          </table:table-cell>
          <table:table-cell table:style-name="ce1" office:value-type="float" office:value="96.04">
            <text:p>96.04</text:p>
          </table:table-cell>
          <table:table-cell table:style-name="ce1" office:value-type="float" office:value="92.84">
            <text:p>92.84</text:p>
          </table:table-cell>
          <table:table-cell table:style-name="ce1" office:value-type="float" office:value="94.41">
            <text:p>94.41</text:p>
          </table:table-cell>
          <table:table-cell table:style-name="ce1" office:value-type="float" office:value="90.82">
            <text:p>90.82</text:p>
          </table:table-cell>
          <table:table-cell table:style-name="ce1" office:value-type="float" office:value="92.29">
            <text:p>92.29</text:p>
          </table:table-cell>
          <table:table-cell table:style-name="ce1" office:value-type="float" office:value="89.48">
            <text:p>89.48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141935483870968">
            <text:p>0.141935483870968</text:p>
          </table:table-cell>
          <table:table-cell table:style-name="ce1" office:value-type="float" office:value="8.1">
            <text:p>8.1</text:p>
          </table:table-cell>
          <table:table-cell table:style-name="ce1" office:value-type="float" office:value="14.19">
            <text:p>14.19</text:p>
          </table:table-cell>
          <table:table-cell table:style-name="ce1" office:value-type="float" office:value="10.31">
            <text:p>10.31</text:p>
          </table:table-cell>
          <table:table-cell table:style-name="ce2" office:value-type="float" office:value="0.928232417661441">
            <text:p>0.928232417661441</text:p>
          </table:table-cell>
          <table:table-cell table:style-name="ce1" office:value-type="float" office:value="96.04">
            <text:p>96.04</text:p>
          </table:table-cell>
          <table:table-cell table:style-name="ce1" office:value-type="float" office:value="92.82">
            <text:p>92.82</text:p>
          </table:table-cell>
          <table:table-cell table:style-name="ce1" office:value-type="float" office:value="94.4">
            <text:p>94.4</text:p>
          </table:table-cell>
          <table:table-cell table:style-name="ce1" office:value-type="float" office:value="90.81">
            <text:p>90.81</text:p>
          </table:table-cell>
          <table:table-cell table:style-name="ce1" office:value-type="float" office:value="92.29">
            <text:p>92.29</text:p>
          </table:table-cell>
          <table:table-cell table:style-name="ce1" office:value-type="float" office:value="89.46">
            <text:p>89.46</text:p>
          </table:table-cell>
        </table:table-row>
      </table:table>
      <table:table table:name="'file:///home/runejen/Dropbox/Skole/Master/Data/Model_5.ods'#rb" table:print="false" table:style-name="ta_extref">
        <table:table-source xlink:type="simple" xlink:href="../Model_5.ods" table:table-name="rb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220967741935484">
            <text:p>0.220967741935484</text:p>
          </table:table-cell>
          <table:table-cell table:style-name="ce1" office:value-type="float" office:value="19.03">
            <text:p>19.03</text:p>
          </table:table-cell>
          <table:table-cell table:style-name="ce1" office:value-type="float" office:value="22.1">
            <text:p>22.1</text:p>
          </table:table-cell>
          <table:table-cell table:style-name="ce1" office:value-type="float" office:value="20.45">
            <text:p>20.45</text:p>
          </table:table-cell>
          <table:table-cell table:style-name="ce2" office:value-type="float" office:value="0.958075650798217">
            <text:p>0.958075650798217</text:p>
          </table:table-cell>
          <table:table-cell table:style-name="ce1" office:value-type="float" office:value="96.5">
            <text:p>96.5</text:p>
          </table:table-cell>
          <table:table-cell table:style-name="ce1" office:value-type="float" office:value="95.81">
            <text:p>95.81</text:p>
          </table:table-cell>
          <table:table-cell table:style-name="ce1" office:value-type="float" office:value="96.15">
            <text:p>96.15</text:p>
          </table:table-cell>
          <table:table-cell table:style-name="ce1" office:value-type="float" office:value="92.92">
            <text:p>92.92</text:p>
          </table:table-cell>
          <table:table-cell table:style-name="ce1" office:value-type="float" office:value="93.19">
            <text:p>93.19</text:p>
          </table:table-cell>
          <table:table-cell table:style-name="ce1" office:value-type="float" office:value="92.66">
            <text:p>92.66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709677419354839">
            <text:p>0.0709677419354839</text:p>
          </table:table-cell>
          <table:table-cell table:style-name="ce1" office:value-type="float" office:value="9.63">
            <text:p>9.63</text:p>
          </table:table-cell>
          <table:table-cell table:style-name="ce1" office:value-type="float" office:value="7.1">
            <text:p>7.1</text:p>
          </table:table-cell>
          <table:table-cell table:style-name="ce1" office:value-type="float" office:value="8.17">
            <text:p>8.17</text:p>
          </table:table-cell>
          <table:table-cell table:style-name="ce2" office:value-type="float" office:value="0.970300589673522">
            <text:p>0.970300589673522</text:p>
          </table:table-cell>
          <table:table-cell table:style-name="ce1" office:value-type="float" office:value="95.91">
            <text:p>95.91</text:p>
          </table:table-cell>
          <table:table-cell table:style-name="ce1" office:value-type="float" office:value="97.03">
            <text:p>97.03</text:p>
          </table:table-cell>
          <table:table-cell table:style-name="ce1" office:value-type="float" office:value="96.47">
            <text:p>96.47</text:p>
          </table:table-cell>
          <table:table-cell table:style-name="ce1" office:value-type="float" office:value="92.7">
            <text:p>92.7</text:p>
          </table:table-cell>
          <table:table-cell table:style-name="ce1" office:value-type="float" office:value="92.23">
            <text:p>92.23</text:p>
          </table:table-cell>
          <table:table-cell table:style-name="ce1" office:value-type="float" office:value="93.19">
            <text:p>93.19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564516129032258">
            <text:p>0.0564516129032258</text:p>
          </table:table-cell>
          <table:table-cell table:style-name="ce1" office:value-type="float" office:value="9.36">
            <text:p>9.36</text:p>
          </table:table-cell>
          <table:table-cell table:style-name="ce1" office:value-type="float" office:value="5.65">
            <text:p>5.65</text:p>
          </table:table-cell>
          <table:table-cell table:style-name="ce1" office:value-type="float" office:value="7.05">
            <text:p>7.05</text:p>
          </table:table-cell>
          <table:table-cell table:style-name="ce2" office:value-type="float" office:value="0.975622033654538">
            <text:p>0.975622033654538</text:p>
          </table:table-cell>
          <table:table-cell table:style-name="ce1" office:value-type="float" office:value="95.87">
            <text:p>95.87</text:p>
          </table:table-cell>
          <table:table-cell table:style-name="ce1" office:value-type="float" office:value="97.56">
            <text:p>97.56</text:p>
          </table:table-cell>
          <table:table-cell table:style-name="ce1" office:value-type="float" office:value="96.71">
            <text:p>96.71</text:p>
          </table:table-cell>
          <table:table-cell table:style-name="ce1" office:value-type="float" office:value="92.88">
            <text:p>92.88</text:p>
          </table:table-cell>
          <table:table-cell table:style-name="ce1" office:value-type="float" office:value="92.18">
            <text:p>92.18</text:p>
          </table:table-cell>
          <table:table-cell table:style-name="ce1" office:value-type="float" office:value="93.64">
            <text:p>93.64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580645161290323">
            <text:p>0.0580645161290323</text:p>
          </table:table-cell>
          <table:table-cell table:style-name="ce1" office:value-type="float" office:value="9.07">
            <text:p>9.07</text:p>
          </table:table-cell>
          <table:table-cell table:style-name="ce1" office:value-type="float" office:value="5.81">
            <text:p>5.81</text:p>
          </table:table-cell>
          <table:table-cell table:style-name="ce1" office:value-type="float" office:value="7.08">
            <text:p>7.08</text:p>
          </table:table-cell>
          <table:table-cell table:style-name="ce2" office:value-type="float" office:value="0.974039982741263">
            <text:p>0.974039982741263</text:p>
          </table:table-cell>
          <table:table-cell table:style-name="ce1" office:value-type="float" office:value="95.87">
            <text:p>95.87</text:p>
          </table:table-cell>
          <table:table-cell table:style-name="ce1" office:value-type="float" office:value="97.4">
            <text:p>97.4</text:p>
          </table:table-cell>
          <table:table-cell table:style-name="ce1" office:value-type="float" office:value="96.63">
            <text:p>96.63</text:p>
          </table:table-cell>
          <table:table-cell table:style-name="ce1" office:value-type="float" office:value="92.81">
            <text:p>92.81</text:p>
          </table:table-cell>
          <table:table-cell table:style-name="ce1" office:value-type="float" office:value="92.17">
            <text:p>92.17</text:p>
          </table:table-cell>
          <table:table-cell table:style-name="ce1" office:value-type="float" office:value="93.49">
            <text:p>93.49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580645161290323">
            <text:p>0.0580645161290323</text:p>
          </table:table-cell>
          <table:table-cell table:style-name="ce1" office:value-type="float" office:value="9.21">
            <text:p>9.21</text:p>
          </table:table-cell>
          <table:table-cell table:style-name="ce1" office:value-type="float" office:value="5.81">
            <text:p>5.81</text:p>
          </table:table-cell>
          <table:table-cell table:style-name="ce1" office:value-type="float" office:value="7.13">
            <text:p>7.13</text:p>
          </table:table-cell>
          <table:table-cell table:style-name="ce2" office:value-type="float" office:value="0.974471451172156">
            <text:p>0.974471451172156</text:p>
          </table:table-cell>
          <table:table-cell table:style-name="ce1" office:value-type="float" office:value="95.87">
            <text:p>95.87</text:p>
          </table:table-cell>
          <table:table-cell table:style-name="ce1" office:value-type="float" office:value="97.45">
            <text:p>97.45</text:p>
          </table:table-cell>
          <table:table-cell table:style-name="ce1" office:value-type="float" office:value="96.65">
            <text:p>96.65</text:p>
          </table:table-cell>
          <table:table-cell table:style-name="ce1" office:value-type="float" office:value="92.83">
            <text:p>92.83</text:p>
          </table:table-cell>
          <table:table-cell table:style-name="ce1" office:value-type="float" office:value="92.17">
            <text:p>92.17</text:p>
          </table:table-cell>
          <table:table-cell table:style-name="ce1" office:value-type="float" office:value="93.54">
            <text:p>93.54</text:p>
          </table:table-cell>
        </table:table-row>
      </table:table>
      <table:table table:name="'file:///home/runejen/Dropbox/Skole/Master/Data/Model_5.ods'#m" table:print="false" table:style-name="ta_extref">
        <table:table-source xlink:type="simple" xlink:href="../Model_5.ods" table:table-name="m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0983870967741935">
            <text:p>0.0983870967741935</text:p>
          </table:table-cell>
          <table:table-cell table:style-name="ce1" office:value-type="float" office:value="6.73">
            <text:p>6.73</text:p>
          </table:table-cell>
          <table:table-cell table:style-name="ce1" office:value-type="float" office:value="9.84">
            <text:p>9.84</text:p>
          </table:table-cell>
          <table:table-cell table:style-name="ce1" office:value-type="float" office:value="7.99">
            <text:p>7.99</text:p>
          </table:table-cell>
          <table:table-cell table:style-name="ce2" office:value-type="float" office:value="0.939234862649216">
            <text:p>0.939234862649216</text:p>
          </table:table-cell>
          <table:table-cell table:style-name="ce1" office:value-type="float" office:value="95.9">
            <text:p>95.9</text:p>
          </table:table-cell>
          <table:table-cell table:style-name="ce1" office:value-type="float" office:value="93.92">
            <text:p>93.92</text:p>
          </table:table-cell>
          <table:table-cell table:style-name="ce1" office:value-type="float" office:value="94.9">
            <text:p>94.9</text:p>
          </table:table-cell>
          <table:table-cell table:style-name="ce1" office:value-type="float" office:value="91.19">
            <text:p>91.19</text:p>
          </table:table-cell>
          <table:table-cell table:style-name="ce1" office:value-type="float" office:value="92.09">
            <text:p>92.09</text:p>
          </table:table-cell>
          <table:table-cell table:style-name="ce1" office:value-type="float" office:value="90.33">
            <text:p>90.33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758064516129032">
            <text:p>0.0758064516129032</text:p>
          </table:table-cell>
          <table:table-cell table:style-name="ce1" office:value-type="float" office:value="9.02">
            <text:p>9.02</text:p>
          </table:table-cell>
          <table:table-cell table:style-name="ce1" office:value-type="float" office:value="7.58">
            <text:p>7.58</text:p>
          </table:table-cell>
          <table:table-cell table:style-name="ce1" office:value-type="float" office:value="8.24">
            <text:p>8.24</text:p>
          </table:table-cell>
          <table:table-cell table:style-name="ce2" office:value-type="float" office:value="0.965913993959442">
            <text:p>0.965913993959442</text:p>
          </table:table-cell>
          <table:table-cell table:style-name="ce1" office:value-type="float" office:value="95.91">
            <text:p>95.91</text:p>
          </table:table-cell>
          <table:table-cell table:style-name="ce1" office:value-type="float" office:value="96.59">
            <text:p>96.59</text:p>
          </table:table-cell>
          <table:table-cell table:style-name="ce1" office:value-type="float" office:value="96.25">
            <text:p>96.25</text:p>
          </table:table-cell>
          <table:table-cell table:style-name="ce1" office:value-type="float" office:value="92.49">
            <text:p>92.49</text:p>
          </table:table-cell>
          <table:table-cell table:style-name="ce1" office:value-type="float" office:value="92.2">
            <text:p>92.2</text:p>
          </table:table-cell>
          <table:table-cell table:style-name="ce1" office:value-type="float" office:value="92.79">
            <text:p>92.79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806451612903226">
            <text:p>0.0806451612903226</text:p>
          </table:table-cell>
          <table:table-cell table:style-name="ce1" office:value-type="float" office:value="9.49">
            <text:p>9.49</text:p>
          </table:table-cell>
          <table:table-cell table:style-name="ce1" office:value-type="float" office:value="8.06">
            <text:p>8.06</text:p>
          </table:table-cell>
          <table:table-cell table:style-name="ce1" office:value-type="float" office:value="8.72">
            <text:p>8.72</text:p>
          </table:table-cell>
          <table:table-cell table:style-name="ce2" office:value-type="float" office:value="0.965698259743995">
            <text:p>0.965698259743995</text:p>
          </table:table-cell>
          <table:table-cell table:style-name="ce1" office:value-type="float" office:value="95.93">
            <text:p>95.93</text:p>
          </table:table-cell>
          <table:table-cell table:style-name="ce1" office:value-type="float" office:value="96.57">
            <text:p>96.57</text:p>
          </table:table-cell>
          <table:table-cell table:style-name="ce1" office:value-type="float" office:value="96.25">
            <text:p>96.25</text:p>
          </table:table-cell>
          <table:table-cell table:style-name="ce1" office:value-type="float" office:value="92.51">
            <text:p>92.51</text:p>
          </table:table-cell>
          <table:table-cell table:style-name="ce1" office:value-type="float" office:value="92.24">
            <text:p>92.24</text:p>
          </table:table-cell>
          <table:table-cell table:style-name="ce1" office:value-type="float" office:value="92.79">
            <text:p>92.79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758064516129032">
            <text:p>0.0758064516129032</text:p>
          </table:table-cell>
          <table:table-cell table:style-name="ce1" office:value-type="float" office:value="8.83">
            <text:p>8.83</text:p>
          </table:table-cell>
          <table:table-cell table:style-name="ce1" office:value-type="float" office:value="7.58">
            <text:p>7.58</text:p>
          </table:table-cell>
          <table:table-cell table:style-name="ce1" office:value-type="float" office:value="8.16">
            <text:p>8.16</text:p>
          </table:table-cell>
          <table:table-cell table:style-name="ce2" office:value-type="float" office:value="0.965122968502805">
            <text:p>0.965122968502805</text:p>
          </table:table-cell>
          <table:table-cell table:style-name="ce1" office:value-type="float" office:value="95.91">
            <text:p>95.91</text:p>
          </table:table-cell>
          <table:table-cell table:style-name="ce1" office:value-type="float" office:value="96.51">
            <text:p>96.51</text:p>
          </table:table-cell>
          <table:table-cell table:style-name="ce1" office:value-type="float" office:value="96.21">
            <text:p>96.21</text:p>
          </table:table-cell>
          <table:table-cell table:style-name="ce1" office:value-type="float" office:value="92.45">
            <text:p>92.45</text:p>
          </table:table-cell>
          <table:table-cell table:style-name="ce1" office:value-type="float" office:value="92.19">
            <text:p>92.19</text:p>
          </table:table-cell>
          <table:table-cell table:style-name="ce1" office:value-type="float" office:value="92.71">
            <text:p>92.71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758064516129032">
            <text:p>0.0758064516129032</text:p>
          </table:table-cell>
          <table:table-cell table:style-name="ce1" office:value-type="float" office:value="8.83">
            <text:p>8.83</text:p>
          </table:table-cell>
          <table:table-cell table:style-name="ce1" office:value-type="float" office:value="7.58">
            <text:p>7.58</text:p>
          </table:table-cell>
          <table:table-cell table:style-name="ce1" office:value-type="float" office:value="8.16">
            <text:p>8.16</text:p>
          </table:table-cell>
          <table:table-cell table:style-name="ce2" office:value-type="float" office:value="0.965122968502805">
            <text:p>0.965122968502805</text:p>
          </table:table-cell>
          <table:table-cell table:style-name="ce1" office:value-type="float" office:value="95.91">
            <text:p>95.91</text:p>
          </table:table-cell>
          <table:table-cell table:style-name="ce1" office:value-type="float" office:value="96.51">
            <text:p>96.51</text:p>
          </table:table-cell>
          <table:table-cell table:style-name="ce1" office:value-type="float" office:value="96.21">
            <text:p>96.21</text:p>
          </table:table-cell>
          <table:table-cell table:style-name="ce1" office:value-type="float" office:value="92.45">
            <text:p>92.45</text:p>
          </table:table-cell>
          <table:table-cell table:style-name="ce1" office:value-type="float" office:value="92.19">
            <text:p>92.19</text:p>
          </table:table-cell>
          <table:table-cell table:style-name="ce1" office:value-type="float" office:value="92.71">
            <text:p>92.71</text:p>
          </table:table-cell>
        </table:table-row>
      </table:table>
      <table:table table:name="'file:///home/runejen/Dropbox/Skole/Master/Data/Model_5.ods'#f" table:print="false" table:style-name="ta_extref">
        <table:table-source xlink:type="simple" xlink:href="../Model_5.ods" table:table-name="f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143548387096774">
            <text:p>0.143548387096774</text:p>
          </table:table-cell>
          <table:table-cell table:style-name="ce1" office:value-type="float" office:value="15.06">
            <text:p>15.06</text:p>
          </table:table-cell>
          <table:table-cell table:style-name="ce1" office:value-type="float" office:value="14.35">
            <text:p>14.35</text:p>
          </table:table-cell>
          <table:table-cell table:style-name="ce1" office:value-type="float" office:value="14.7">
            <text:p>14.7</text:p>
          </table:table-cell>
          <table:table-cell table:style-name="ce2" office:value-type="float" office:value="0.963900474615274">
            <text:p>0.963900474615274</text:p>
          </table:table-cell>
          <table:table-cell table:style-name="ce1" office:value-type="float" office:value="96.19">
            <text:p>96.19</text:p>
          </table:table-cell>
          <table:table-cell table:style-name="ce1" office:value-type="float" office:value="96.39">
            <text:p>96.39</text:p>
          </table:table-cell>
          <table:table-cell table:style-name="ce1" office:value-type="float" office:value="96.29">
            <text:p>96.29</text:p>
          </table:table-cell>
          <table:table-cell table:style-name="ce1" office:value-type="float" office:value="92.81">
            <text:p>92.81</text:p>
          </table:table-cell>
          <table:table-cell table:style-name="ce1" office:value-type="float" office:value="92.73">
            <text:p>92.73</text:p>
          </table:table-cell>
          <table:table-cell table:style-name="ce1" office:value-type="float" office:value="92.89">
            <text:p>92.89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146774193548387">
            <text:p>0.146774193548387</text:p>
          </table:table-cell>
          <table:table-cell table:style-name="ce1" office:value-type="float" office:value="12.26">
            <text:p>12.26</text:p>
          </table:table-cell>
          <table:table-cell table:style-name="ce1" office:value-type="float" office:value="14.68">
            <text:p>14.68</text:p>
          </table:table-cell>
          <table:table-cell table:style-name="ce1" office:value-type="float" office:value="13.36">
            <text:p>13.36</text:p>
          </table:table-cell>
          <table:table-cell table:style-name="ce2" office:value-type="float" office:value="0.953185675248094">
            <text:p>0.953185675248094</text:p>
          </table:table-cell>
          <table:table-cell table:style-name="ce1" office:value-type="float" office:value="96.16">
            <text:p>96.16</text:p>
          </table:table-cell>
          <table:table-cell table:style-name="ce1" office:value-type="float" office:value="95.32">
            <text:p>95.32</text:p>
          </table:table-cell>
          <table:table-cell table:style-name="ce1" office:value-type="float" office:value="95.74">
            <text:p>95.74</text:p>
          </table:table-cell>
          <table:table-cell table:style-name="ce1" office:value-type="float" office:value="92.22">
            <text:p>92.22</text:p>
          </table:table-cell>
          <table:table-cell table:style-name="ce1" office:value-type="float" office:value="92.58">
            <text:p>92.58</text:p>
          </table:table-cell>
          <table:table-cell table:style-name="ce1" office:value-type="float" office:value="91.88">
            <text:p>91.88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148387096774194">
            <text:p>0.148387096774194</text:p>
          </table:table-cell>
          <table:table-cell table:style-name="ce1" office:value-type="float" office:value="12.65">
            <text:p>12.65</text:p>
          </table:table-cell>
          <table:table-cell table:style-name="ce1" office:value-type="float" office:value="14.84">
            <text:p>14.84</text:p>
          </table:table-cell>
          <table:table-cell table:style-name="ce1" office:value-type="float" office:value="13.66">
            <text:p>13.66</text:p>
          </table:table-cell>
          <table:table-cell table:style-name="ce2" office:value-type="float" office:value="0.954336257730476">
            <text:p>0.954336257730476</text:p>
          </table:table-cell>
          <table:table-cell table:style-name="ce1" office:value-type="float" office:value="96.17">
            <text:p>96.17</text:p>
          </table:table-cell>
          <table:table-cell table:style-name="ce1" office:value-type="float" office:value="95.43">
            <text:p>95.43</text:p>
          </table:table-cell>
          <table:table-cell table:style-name="ce1" office:value-type="float" office:value="95.8">
            <text:p>95.8</text:p>
          </table:table-cell>
          <table:table-cell table:style-name="ce1" office:value-type="float" office:value="92.29">
            <text:p>92.29</text:p>
          </table:table-cell>
          <table:table-cell table:style-name="ce1" office:value-type="float" office:value="92.61">
            <text:p>92.61</text:p>
          </table:table-cell>
          <table:table-cell table:style-name="ce1" office:value-type="float" office:value="91.99">
            <text:p>91.99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151612903225806">
            <text:p>0.151612903225806</text:p>
          </table:table-cell>
          <table:table-cell table:style-name="ce1" office:value-type="float" office:value="12.62">
            <text:p>12.62</text:p>
          </table:table-cell>
          <table:table-cell table:style-name="ce1" office:value-type="float" office:value="15.16">
            <text:p>15.16</text:p>
          </table:table-cell>
          <table:table-cell table:style-name="ce1" office:value-type="float" office:value="13.77">
            <text:p>13.77</text:p>
          </table:table-cell>
          <table:table-cell table:style-name="ce2" office:value-type="float" office:value="0.953185675248094">
            <text:p>0.953185675248094</text:p>
          </table:table-cell>
          <table:table-cell table:style-name="ce1" office:value-type="float" office:value="96.18">
            <text:p>96.18</text:p>
          </table:table-cell>
          <table:table-cell table:style-name="ce1" office:value-type="float" office:value="95.32">
            <text:p>95.32</text:p>
          </table:table-cell>
          <table:table-cell table:style-name="ce1" office:value-type="float" office:value="95.75">
            <text:p>95.75</text:p>
          </table:table-cell>
          <table:table-cell table:style-name="ce1" office:value-type="float" office:value="92.25">
            <text:p>92.25</text:p>
          </table:table-cell>
          <table:table-cell table:style-name="ce1" office:value-type="float" office:value="92.61">
            <text:p>92.61</text:p>
          </table:table-cell>
          <table:table-cell table:style-name="ce1" office:value-type="float" office:value="91.9">
            <text:p>91.9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151612903225806">
            <text:p>0.151612903225806</text:p>
          </table:table-cell>
          <table:table-cell table:style-name="ce1" office:value-type="float" office:value="12.58">
            <text:p>12.58</text:p>
          </table:table-cell>
          <table:table-cell table:style-name="ce1" office:value-type="float" office:value="15.16">
            <text:p>15.16</text:p>
          </table:table-cell>
          <table:table-cell table:style-name="ce1" office:value-type="float" office:value="13.75">
            <text:p>13.75</text:p>
          </table:table-cell>
          <table:table-cell table:style-name="ce2" office:value-type="float" office:value="0.953041852437797">
            <text:p>0.953041852437797</text:p>
          </table:table-cell>
          <table:table-cell table:style-name="ce1" office:value-type="float" office:value="96.18">
            <text:p>96.18</text:p>
          </table:table-cell>
          <table:table-cell table:style-name="ce1" office:value-type="float" office:value="95.3">
            <text:p>95.3</text:p>
          </table:table-cell>
          <table:table-cell table:style-name="ce1" office:value-type="float" office:value="95.74">
            <text:p>95.74</text:p>
          </table:table-cell>
          <table:table-cell table:style-name="ce1" office:value-type="float" office:value="92.24">
            <text:p>92.24</text:p>
          </table:table-cell>
          <table:table-cell table:style-name="ce1" office:value-type="float" office:value="92.61">
            <text:p>92.61</text:p>
          </table:table-cell>
          <table:table-cell table:style-name="ce1" office:value-type="float" office:value="91.88">
            <text:p>91.88</text:p>
          </table:table-cell>
        </table:table-row>
      </table:table>
      <table:table table:name="'file:///home/runejen/Dropbox/Skole/Master/Data/Model_5.ods'#mf" table:print="false" table:style-name="ta_extref">
        <table:table-source xlink:type="simple" xlink:href="../Model_5.ods" table:table-name="mf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254838709677419">
            <text:p>0.254838709677419</text:p>
          </table:table-cell>
          <table:table-cell table:style-name="ce1" office:value-type="float" office:value="16.65">
            <text:p>16.65</text:p>
          </table:table-cell>
          <table:table-cell table:style-name="ce1" office:value-type="float" office:value="25.48">
            <text:p>25.48</text:p>
          </table:table-cell>
          <table:table-cell table:style-name="ce1" office:value-type="float" office:value="20.14">
            <text:p>20.14</text:p>
          </table:table-cell>
          <table:table-cell table:style-name="ce2" office:value-type="float" office:value="0.943118078527254">
            <text:p>0.943118078527254</text:p>
          </table:table-cell>
          <table:table-cell table:style-name="ce1" office:value-type="float" office:value="96.6">
            <text:p>96.6</text:p>
          </table:table-cell>
          <table:table-cell table:style-name="ce1" office:value-type="float" office:value="94.31">
            <text:p>94.31</text:p>
          </table:table-cell>
          <table:table-cell table:style-name="ce1" office:value-type="float" office:value="95.44">
            <text:p>95.44</text:p>
          </table:table-cell>
          <table:table-cell table:style-name="ce1" office:value-type="float" office:value="92.23">
            <text:p>92.23</text:p>
          </table:table-cell>
          <table:table-cell table:style-name="ce1" office:value-type="float" office:value="93.19">
            <text:p>93.19</text:p>
          </table:table-cell>
          <table:table-cell table:style-name="ce1" office:value-type="float" office:value="91.37">
            <text:p>91.37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167741935483871">
            <text:p>0.167741935483871</text:p>
          </table:table-cell>
          <table:table-cell table:style-name="ce1" office:value-type="float" office:value="16.67">
            <text:p>16.67</text:p>
          </table:table-cell>
          <table:table-cell table:style-name="ce1" office:value-type="float" office:value="16.77">
            <text:p>16.77</text:p>
          </table:table-cell>
          <table:table-cell table:style-name="ce1" office:value-type="float" office:value="16.72">
            <text:p>16.72</text:p>
          </table:table-cell>
          <table:table-cell table:style-name="ce2" office:value-type="float" office:value="0.962606069322595">
            <text:p>0.962606069322595</text:p>
          </table:table-cell>
          <table:table-cell table:style-name="ce1" office:value-type="float" office:value="96.29">
            <text:p>96.29</text:p>
          </table:table-cell>
          <table:table-cell table:style-name="ce1" office:value-type="float" office:value="96.26">
            <text:p>96.26</text:p>
          </table:table-cell>
          <table:table-cell table:style-name="ce1" office:value-type="float" office:value="96.27">
            <text:p>96.27</text:p>
          </table:table-cell>
          <table:table-cell table:style-name="ce1" office:value-type="float" office:value="92.87">
            <text:p>92.87</text:p>
          </table:table-cell>
          <table:table-cell table:style-name="ce1" office:value-type="float" office:value="92.89">
            <text:p>92.89</text:p>
          </table:table-cell>
          <table:table-cell table:style-name="ce1" office:value-type="float" office:value="92.87">
            <text:p>92.87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183870967741935">
            <text:p>0.183870967741935</text:p>
          </table:table-cell>
          <table:table-cell table:style-name="ce1" office:value-type="float" office:value="18.04">
            <text:p>18.04</text:p>
          </table:table-cell>
          <table:table-cell table:style-name="ce1" office:value-type="float" office:value="18.39">
            <text:p>18.39</text:p>
          </table:table-cell>
          <table:table-cell table:style-name="ce1" office:value-type="float" office:value="18.21">
            <text:p>18.21</text:p>
          </table:table-cell>
          <table:table-cell table:style-name="ce2" office:value-type="float" office:value="0.962749892132892">
            <text:p>0.962749892132892</text:p>
          </table:table-cell>
          <table:table-cell table:style-name="ce1" office:value-type="float" office:value="96.36">
            <text:p>96.36</text:p>
          </table:table-cell>
          <table:table-cell table:style-name="ce1" office:value-type="float" office:value="96.27">
            <text:p>96.27</text:p>
          </table:table-cell>
          <table:table-cell table:style-name="ce1" office:value-type="float" office:value="96.31">
            <text:p>96.31</text:p>
          </table:table-cell>
          <table:table-cell table:style-name="ce1" office:value-type="float" office:value="92.98">
            <text:p>92.98</text:p>
          </table:table-cell>
          <table:table-cell table:style-name="ce1" office:value-type="float" office:value="93.02">
            <text:p>93.02</text:p>
          </table:table-cell>
          <table:table-cell table:style-name="ce1" office:value-type="float" office:value="92.95">
            <text:p>92.95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17741935483871">
            <text:p>0.17741935483871</text:p>
          </table:table-cell>
          <table:table-cell table:style-name="ce1" office:value-type="float" office:value="17.86">
            <text:p>17.86</text:p>
          </table:table-cell>
          <table:table-cell table:style-name="ce1" office:value-type="float" office:value="17.74">
            <text:p>17.74</text:p>
          </table:table-cell>
          <table:table-cell table:style-name="ce1" office:value-type="float" office:value="17.8">
            <text:p>17.8</text:p>
          </table:table-cell>
          <table:table-cell table:style-name="ce2" office:value-type="float" office:value="0.963612828994679">
            <text:p>0.963612828994679</text:p>
          </table:table-cell>
          <table:table-cell table:style-name="ce1" office:value-type="float" office:value="96.33">
            <text:p>96.33</text:p>
          </table:table-cell>
          <table:table-cell table:style-name="ce1" office:value-type="float" office:value="96.36">
            <text:p>96.36</text:p>
          </table:table-cell>
          <table:table-cell table:style-name="ce1" office:value-type="float" office:value="96.34">
            <text:p>96.34</text:p>
          </table:table-cell>
          <table:table-cell table:style-name="ce1" office:value-type="float" office:value="92.99">
            <text:p>92.99</text:p>
          </table:table-cell>
          <table:table-cell table:style-name="ce1" office:value-type="float" office:value="92.98">
            <text:p>92.98</text:p>
          </table:table-cell>
          <table:table-cell table:style-name="ce1" office:value-type="float" office:value="93">
            <text:p>93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175806451612903">
            <text:p>0.175806451612903</text:p>
          </table:table-cell>
          <table:table-cell table:style-name="ce1" office:value-type="float" office:value="17.67">
            <text:p>17.67</text:p>
          </table:table-cell>
          <table:table-cell table:style-name="ce1" office:value-type="float" office:value="17.58">
            <text:p>17.58</text:p>
          </table:table-cell>
          <table:table-cell table:style-name="ce1" office:value-type="float" office:value="17.62">
            <text:p>17.62</text:p>
          </table:table-cell>
          <table:table-cell table:style-name="ce2" office:value-type="float" office:value="0.963469006184381">
            <text:p>0.963469006184381</text:p>
          </table:table-cell>
          <table:table-cell table:style-name="ce1" office:value-type="float" office:value="96.33">
            <text:p>96.33</text:p>
          </table:table-cell>
          <table:table-cell table:style-name="ce1" office:value-type="float" office:value="96.35">
            <text:p>96.35</text:p>
          </table:table-cell>
          <table:table-cell table:style-name="ce1" office:value-type="float" office:value="96.34">
            <text:p>96.34</text:p>
          </table:table-cell>
          <table:table-cell table:style-name="ce1" office:value-type="float" office:value="92.98">
            <text:p>92.98</text:p>
          </table:table-cell>
          <table:table-cell table:style-name="ce1" office:value-type="float" office:value="92.97">
            <text:p>92.97</text:p>
          </table:table-cell>
          <table:table-cell table:style-name="ce1" office:value-type="float" office:value="92.99">
            <text:p>92.99</text:p>
          </table:table-cell>
        </table:table-row>
      </table:table>
      <table:table table:name="'file:///home/runejen/Dropbox/Skole/Master/Data/Model_5.ods'#rbm" table:print="false" table:style-name="ta_extref">
        <table:table-source xlink:type="simple" xlink:href="../Model_5.ods" table:table-name="rbm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0306451612903226">
            <text:p>0.0306451612903226</text:p>
          </table:table-cell>
          <table:table-cell table:style-name="ce1" office:value-type="float" office:value="5.07">
            <text:p>5.07</text:p>
          </table:table-cell>
          <table:table-cell table:style-name="ce1" office:value-type="float" office:value="3.06">
            <text:p>3.06</text:p>
          </table:table-cell>
          <table:table-cell table:style-name="ce1" office:value-type="float" office:value="3.82">
            <text:p>3.82</text:p>
          </table:table-cell>
          <table:table-cell table:style-name="ce2" office:value-type="float" office:value="0.974399539767007">
            <text:p>0.974399539767007</text:p>
          </table:table-cell>
          <table:table-cell table:style-name="ce1" office:value-type="float" office:value="95.75">
            <text:p>95.75</text:p>
          </table:table-cell>
          <table:table-cell table:style-name="ce1" office:value-type="float" office:value="97.44">
            <text:p>97.44</text:p>
          </table:table-cell>
          <table:table-cell table:style-name="ce1" office:value-type="float" office:value="96.59">
            <text:p>96.59</text:p>
          </table:table-cell>
          <table:table-cell table:style-name="ce1" office:value-type="float" office:value="92.63">
            <text:p>92.63</text:p>
          </table:table-cell>
          <table:table-cell table:style-name="ce1" office:value-type="float" office:value="91.88">
            <text:p>91.88</text:p>
          </table:table-cell>
          <table:table-cell table:style-name="ce1" office:value-type="float" office:value="93.41">
            <text:p>93.41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516129032258065">
            <text:p>0.0516129032258065</text:p>
          </table:table-cell>
          <table:table-cell table:style-name="ce1" office:value-type="float" office:value="4.24">
            <text:p>4.24</text:p>
          </table:table-cell>
          <table:table-cell table:style-name="ce1" office:value-type="float" office:value="5.16">
            <text:p>5.16</text:p>
          </table:table-cell>
          <table:table-cell table:style-name="ce1" office:value-type="float" office:value="4.65">
            <text:p>4.65</text:p>
          </table:table-cell>
          <table:table-cell table:style-name="ce2" office:value-type="float" office:value="0.948079965482525">
            <text:p>0.948079965482525</text:p>
          </table:table-cell>
          <table:table-cell table:style-name="ce1" office:value-type="float" office:value="95.73">
            <text:p>95.73</text:p>
          </table:table-cell>
          <table:table-cell table:style-name="ce1" office:value-type="float" office:value="94.81">
            <text:p>94.81</text:p>
          </table:table-cell>
          <table:table-cell table:style-name="ce1" office:value-type="float" office:value="95.27">
            <text:p>95.27</text:p>
          </table:table-cell>
          <table:table-cell table:style-name="ce1" office:value-type="float" office:value="91.4">
            <text:p>91.4</text:p>
          </table:table-cell>
          <table:table-cell table:style-name="ce1" office:value-type="float" office:value="91.83">
            <text:p>91.83</text:p>
          </table:table-cell>
          <table:table-cell table:style-name="ce1" office:value-type="float" office:value="90.98">
            <text:p>90.98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741935483870968">
            <text:p>0.0741935483870968</text:p>
          </table:table-cell>
          <table:table-cell table:style-name="ce1" office:value-type="float" office:value="5.33">
            <text:p>5.33</text:p>
          </table:table-cell>
          <table:table-cell table:style-name="ce1" office:value-type="float" office:value="7.42">
            <text:p>7.42</text:p>
          </table:table-cell>
          <table:table-cell table:style-name="ce1" office:value-type="float" office:value="6.2">
            <text:p>6.2</text:p>
          </table:table-cell>
          <table:table-cell table:style-name="ce2" office:value-type="float" office:value="0.941248381993384">
            <text:p>0.941248381993384</text:p>
          </table:table-cell>
          <table:table-cell table:style-name="ce1" office:value-type="float" office:value="95.8">
            <text:p>95.8</text:p>
          </table:table-cell>
          <table:table-cell table:style-name="ce1" office:value-type="float" office:value="94.12">
            <text:p>94.12</text:p>
          </table:table-cell>
          <table:table-cell table:style-name="ce1" office:value-type="float" office:value="94.95">
            <text:p>94.95</text:p>
          </table:table-cell>
          <table:table-cell table:style-name="ce1" office:value-type="float" office:value="91.16">
            <text:p>91.16</text:p>
          </table:table-cell>
          <table:table-cell table:style-name="ce1" office:value-type="float" office:value="91.94">
            <text:p>91.94</text:p>
          </table:table-cell>
          <table:table-cell table:style-name="ce1" office:value-type="float" office:value="90.42">
            <text:p>90.42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741935483870968">
            <text:p>0.0741935483870968</text:p>
          </table:table-cell>
          <table:table-cell table:style-name="ce1" office:value-type="float" office:value="5.37">
            <text:p>5.37</text:p>
          </table:table-cell>
          <table:table-cell table:style-name="ce1" office:value-type="float" office:value="7.42">
            <text:p>7.42</text:p>
          </table:table-cell>
          <table:table-cell table:style-name="ce1" office:value-type="float" office:value="6.23">
            <text:p>6.23</text:p>
          </table:table-cell>
          <table:table-cell table:style-name="ce2" office:value-type="float" office:value="0.941751761829426">
            <text:p>0.941751761829426</text:p>
          </table:table-cell>
          <table:table-cell table:style-name="ce1" office:value-type="float" office:value="95.8">
            <text:p>95.8</text:p>
          </table:table-cell>
          <table:table-cell table:style-name="ce1" office:value-type="float" office:value="94.18">
            <text:p>94.18</text:p>
          </table:table-cell>
          <table:table-cell table:style-name="ce1" office:value-type="float" office:value="94.98">
            <text:p>94.98</text:p>
          </table:table-cell>
          <table:table-cell table:style-name="ce1" office:value-type="float" office:value="91.19">
            <text:p>91.19</text:p>
          </table:table-cell>
          <table:table-cell table:style-name="ce1" office:value-type="float" office:value="91.94">
            <text:p>91.94</text:p>
          </table:table-cell>
          <table:table-cell table:style-name="ce1" office:value-type="float" office:value="90.48">
            <text:p>90.48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725806451612903">
            <text:p>0.0725806451612903</text:p>
          </table:table-cell>
          <table:table-cell table:style-name="ce1" office:value-type="float" office:value="5.31">
            <text:p>5.31</text:p>
          </table:table-cell>
          <table:table-cell table:style-name="ce1" office:value-type="float" office:value="7.26">
            <text:p>7.26</text:p>
          </table:table-cell>
          <table:table-cell table:style-name="ce1" office:value-type="float" office:value="6.13">
            <text:p>6.13</text:p>
          </table:table-cell>
          <table:table-cell table:style-name="ce2" office:value-type="float" office:value="0.942327053070617">
            <text:p>0.942327053070617</text:p>
          </table:table-cell>
          <table:table-cell table:style-name="ce1" office:value-type="float" office:value="95.8">
            <text:p>95.8</text:p>
          </table:table-cell>
          <table:table-cell table:style-name="ce1" office:value-type="float" office:value="94.23">
            <text:p>94.23</text:p>
          </table:table-cell>
          <table:table-cell table:style-name="ce1" office:value-type="float" office:value="95.01">
            <text:p>95.01</text:p>
          </table:table-cell>
          <table:table-cell table:style-name="ce1" office:value-type="float" office:value="91.22">
            <text:p>91.22</text:p>
          </table:table-cell>
          <table:table-cell table:style-name="ce1" office:value-type="float" office:value="91.94">
            <text:p>91.94</text:p>
          </table:table-cell>
          <table:table-cell table:style-name="ce1" office:value-type="float" office:value="90.52">
            <text:p>90.52</text:p>
          </table:table-cell>
        </table:table-row>
      </table:table>
      <table:table table:name="'file:///home/runejen/Dropbox/Skole/Master/Data/Model_5.ods'#rbf" table:print="false" table:style-name="ta_extref">
        <table:table-source xlink:type="simple" xlink:href="../Model_5.ods" table:table-name="rbf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254838709677419">
            <text:p>0.254838709677419</text:p>
          </table:table-cell>
          <table:table-cell table:style-name="ce1" office:value-type="float" office:value="15.67">
            <text:p>15.67</text:p>
          </table:table-cell>
          <table:table-cell table:style-name="ce1" office:value-type="float" office:value="25.48">
            <text:p>25.48</text:p>
          </table:table-cell>
          <table:table-cell table:style-name="ce1" office:value-type="float" office:value="19.41">
            <text:p>19.41</text:p>
          </table:table-cell>
          <table:table-cell table:style-name="ce2" office:value-type="float" office:value="0.938875305623472">
            <text:p>0.938875305623472</text:p>
          </table:table-cell>
          <table:table-cell table:style-name="ce1" office:value-type="float" office:value="96.58">
            <text:p>96.58</text:p>
          </table:table-cell>
          <table:table-cell table:style-name="ce1" office:value-type="float" office:value="93.89">
            <text:p>93.89</text:p>
          </table:table-cell>
          <table:table-cell table:style-name="ce1" office:value-type="float" office:value="95.22">
            <text:p>95.22</text:p>
          </table:table-cell>
          <table:table-cell table:style-name="ce1" office:value-type="float" office:value="91.98">
            <text:p>91.98</text:p>
          </table:table-cell>
          <table:table-cell table:style-name="ce1" office:value-type="float" office:value="93.13">
            <text:p>93.13</text:p>
          </table:table-cell>
          <table:table-cell table:style-name="ce1" office:value-type="float" office:value="90.97">
            <text:p>90.97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135483870967742">
            <text:p>0.135483870967742</text:p>
          </table:table-cell>
          <table:table-cell table:style-name="ce1" office:value-type="float" office:value="8.48">
            <text:p>8.48</text:p>
          </table:table-cell>
          <table:table-cell table:style-name="ce1" office:value-type="float" office:value="13.55">
            <text:p>13.55</text:p>
          </table:table-cell>
          <table:table-cell table:style-name="ce1" office:value-type="float" office:value="10.43">
            <text:p>10.43</text:p>
          </table:table-cell>
          <table:table-cell table:style-name="ce2" office:value-type="float" office:value="0.934776355529987">
            <text:p>0.934776355529987</text:p>
          </table:table-cell>
          <table:table-cell table:style-name="ce1" office:value-type="float" office:value="96.04">
            <text:p>96.04</text:p>
          </table:table-cell>
          <table:table-cell table:style-name="ce1" office:value-type="float" office:value="93.48">
            <text:p>93.48</text:p>
          </table:table-cell>
          <table:table-cell table:style-name="ce1" office:value-type="float" office:value="94.74">
            <text:p>94.74</text:p>
          </table:table-cell>
          <table:table-cell table:style-name="ce1" office:value-type="float" office:value="91.14">
            <text:p>91.14</text:p>
          </table:table-cell>
          <table:table-cell table:style-name="ce1" office:value-type="float" office:value="92.3">
            <text:p>92.3</text:p>
          </table:table-cell>
          <table:table-cell table:style-name="ce1" office:value-type="float" office:value="90.07">
            <text:p>90.07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124193548387097">
            <text:p>0.124193548387097</text:p>
          </table:table-cell>
          <table:table-cell table:style-name="ce1" office:value-type="float" office:value="7.66">
            <text:p>7.66</text:p>
          </table:table-cell>
          <table:table-cell table:style-name="ce1" office:value-type="float" office:value="12.42">
            <text:p>12.42</text:p>
          </table:table-cell>
          <table:table-cell table:style-name="ce1" office:value-type="float" office:value="9.48">
            <text:p>9.48</text:p>
          </table:table-cell>
          <table:table-cell table:style-name="ce2" office:value-type="float" office:value="0.933266216021861">
            <text:p>0.933266216021861</text:p>
          </table:table-cell>
          <table:table-cell table:style-name="ce1" office:value-type="float" office:value="95.98">
            <text:p>95.98</text:p>
          </table:table-cell>
          <table:table-cell table:style-name="ce1" office:value-type="float" office:value="93.33">
            <text:p>93.33</text:p>
          </table:table-cell>
          <table:table-cell table:style-name="ce1" office:value-type="float" office:value="94.64">
            <text:p>94.64</text:p>
          </table:table-cell>
          <table:table-cell table:style-name="ce1" office:value-type="float" office:value="91.01">
            <text:p>91.01</text:p>
          </table:table-cell>
          <table:table-cell table:style-name="ce1" office:value-type="float" office:value="92.21">
            <text:p>92.21</text:p>
          </table:table-cell>
          <table:table-cell table:style-name="ce1" office:value-type="float" office:value="89.88">
            <text:p>89.88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12741935483871">
            <text:p>0.12741935483871</text:p>
          </table:table-cell>
          <table:table-cell table:style-name="ce1" office:value-type="float" office:value="7.73">
            <text:p>7.73</text:p>
          </table:table-cell>
          <table:table-cell table:style-name="ce1" office:value-type="float" office:value="12.74">
            <text:p>12.74</text:p>
          </table:table-cell>
          <table:table-cell table:style-name="ce1" office:value-type="float" office:value="9.62">
            <text:p>9.62</text:p>
          </table:table-cell>
          <table:table-cell table:style-name="ce2" office:value-type="float" office:value="0.932187544944628">
            <text:p>0.932187544944628</text:p>
          </table:table-cell>
          <table:table-cell table:style-name="ce1" office:value-type="float" office:value="95.99">
            <text:p>95.99</text:p>
          </table:table-cell>
          <table:table-cell table:style-name="ce1" office:value-type="float" office:value="93.22">
            <text:p>93.22</text:p>
          </table:table-cell>
          <table:table-cell table:style-name="ce1" office:value-type="float" office:value="94.58">
            <text:p>94.58</text:p>
          </table:table-cell>
          <table:table-cell table:style-name="ce1" office:value-type="float" office:value="90.95">
            <text:p>90.95</text:p>
          </table:table-cell>
          <table:table-cell table:style-name="ce1" office:value-type="float" office:value="92.22">
            <text:p>92.22</text:p>
          </table:table-cell>
          <table:table-cell table:style-name="ce1" office:value-type="float" office:value="89.78">
            <text:p>89.78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125806451612903">
            <text:p>0.125806451612903</text:p>
          </table:table-cell>
          <table:table-cell table:style-name="ce1" office:value-type="float" office:value="7.68">
            <text:p>7.68</text:p>
          </table:table-cell>
          <table:table-cell table:style-name="ce1" office:value-type="float" office:value="12.58">
            <text:p>12.58</text:p>
          </table:table-cell>
          <table:table-cell table:style-name="ce1" office:value-type="float" office:value="9.54">
            <text:p>9.54</text:p>
          </table:table-cell>
          <table:table-cell table:style-name="ce2" office:value-type="float" office:value="0.932547101970373">
            <text:p>0.932547101970373</text:p>
          </table:table-cell>
          <table:table-cell table:style-name="ce1" office:value-type="float" office:value="95.99">
            <text:p>95.99</text:p>
          </table:table-cell>
          <table:table-cell table:style-name="ce1" office:value-type="float" office:value="93.25">
            <text:p>93.25</text:p>
          </table:table-cell>
          <table:table-cell table:style-name="ce1" office:value-type="float" office:value="94.6">
            <text:p>94.6</text:p>
          </table:table-cell>
          <table:table-cell table:style-name="ce1" office:value-type="float" office:value="90.97">
            <text:p>90.97</text:p>
          </table:table-cell>
          <table:table-cell table:style-name="ce1" office:value-type="float" office:value="92.22">
            <text:p>92.22</text:p>
          </table:table-cell>
          <table:table-cell table:style-name="ce1" office:value-type="float" office:value="89.81">
            <text:p>89.81</text:p>
          </table:table-cell>
        </table:table-row>
      </table:table>
      <table:table table:name="'file:///home/runejen/Dropbox/Skole/Master/Data/Model_5.ods'#rbmf" table:print="false" table:style-name="ta_extref">
        <table:table-source xlink:type="simple" xlink:href="../Model_5.ods" table:table-name="rbmf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0241935483870968">
            <text:p>0.0241935483870968</text:p>
          </table:table-cell>
          <table:table-cell table:style-name="ce1" office:value-type="float" office:value="2.33">
            <text:p>2.33</text:p>
          </table:table-cell>
          <table:table-cell table:style-name="ce1" office:value-type="float" office:value="2.42">
            <text:p>2.42</text:p>
          </table:table-cell>
          <table:table-cell table:style-name="ce1" office:value-type="float" office:value="2.37">
            <text:p>2.37</text:p>
          </table:table-cell>
          <table:table-cell table:style-name="ce2" office:value-type="float" office:value="0.95469581475622">
            <text:p>0.95469581475622</text:p>
          </table:table-cell>
          <table:table-cell table:style-name="ce1" office:value-type="float" office:value="95.64">
            <text:p>95.64</text:p>
          </table:table-cell>
          <table:table-cell table:style-name="ce1" office:value-type="float" office:value="95.47">
            <text:p>95.47</text:p>
          </table:table-cell>
          <table:table-cell table:style-name="ce1" office:value-type="float" office:value="95.55">
            <text:p>95.55</text:p>
          </table:table-cell>
          <table:table-cell table:style-name="ce1" office:value-type="float" office:value="91.57">
            <text:p>91.57</text:p>
          </table:table-cell>
          <table:table-cell table:style-name="ce1" office:value-type="float" office:value="91.66">
            <text:p>91.66</text:p>
          </table:table-cell>
          <table:table-cell table:style-name="ce1" office:value-type="float" office:value="91.5">
            <text:p>91.5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101612903225806">
            <text:p>0.101612903225806</text:p>
          </table:table-cell>
          <table:table-cell table:style-name="ce1" office:value-type="float" office:value="8.31">
            <text:p>8.31</text:p>
          </table:table-cell>
          <table:table-cell table:style-name="ce1" office:value-type="float" office:value="10.16">
            <text:p>10.16</text:p>
          </table:table-cell>
          <table:table-cell table:style-name="ce1" office:value-type="float" office:value="9.14">
            <text:p>9.14</text:p>
          </table:table-cell>
          <table:table-cell table:style-name="ce2" office:value-type="float" office:value="0.950021573421545">
            <text:p>0.950021573421545</text:p>
          </table:table-cell>
          <table:table-cell table:style-name="ce1" office:value-type="float" office:value="95.95">
            <text:p>95.95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95.47">
            <text:p>95.47</text:p>
          </table:table-cell>
          <table:table-cell table:style-name="ce1" office:value-type="float" office:value="91.79">
            <text:p>91.79</text:p>
          </table:table-cell>
          <table:table-cell table:style-name="ce1" office:value-type="float" office:value="92.21">
            <text:p>92.21</text:p>
          </table:table-cell>
          <table:table-cell table:style-name="ce1" office:value-type="float" office:value="91.38">
            <text:p>91.38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854838709677419">
            <text:p>0.0854838709677419</text:p>
          </table:table-cell>
          <table:table-cell table:style-name="ce1" office:value-type="float" office:value="8.14">
            <text:p>8.14</text:p>
          </table:table-cell>
          <table:table-cell table:style-name="ce1" office:value-type="float" office:value="8.55">
            <text:p>8.55</text:p>
          </table:table-cell>
          <table:table-cell table:style-name="ce1" office:value-type="float" office:value="8.34">
            <text:p>8.34</text:p>
          </table:table-cell>
          <table:table-cell table:style-name="ce2" office:value-type="float" office:value="0.956996979720984">
            <text:p>0.956996979720984</text:p>
          </table:table-cell>
          <table:table-cell table:style-name="ce1" office:value-type="float" office:value="95.91">
            <text:p>95.91</text:p>
          </table:table-cell>
          <table:table-cell table:style-name="ce1" office:value-type="float" office:value="95.7">
            <text:p>95.7</text:p>
          </table:table-cell>
          <table:table-cell table:style-name="ce1" office:value-type="float" office:value="95.8">
            <text:p>95.8</text:p>
          </table:table-cell>
          <table:table-cell table:style-name="ce1" office:value-type="float" office:value="92.07">
            <text:p>92.07</text:p>
          </table:table-cell>
          <table:table-cell table:style-name="ce1" office:value-type="float" office:value="92.16">
            <text:p>92.16</text:p>
          </table:table-cell>
          <table:table-cell table:style-name="ce1" office:value-type="float" office:value="91.98">
            <text:p>91.98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838709677419355">
            <text:p>0.0838709677419355</text:p>
          </table:table-cell>
          <table:table-cell table:style-name="ce1" office:value-type="float" office:value="8.31">
            <text:p>8.31</text:p>
          </table:table-cell>
          <table:table-cell table:style-name="ce1" office:value-type="float" office:value="8.39">
            <text:p>8.39</text:p>
          </table:table-cell>
          <table:table-cell table:style-name="ce1" office:value-type="float" office:value="8.35">
            <text:p>8.35</text:p>
          </table:table-cell>
          <table:table-cell table:style-name="ce2" office:value-type="float" office:value="0.958722853444556">
            <text:p>0.958722853444556</text:p>
          </table:table-cell>
          <table:table-cell table:style-name="ce1" office:value-type="float" office:value="95.91">
            <text:p>95.91</text:p>
          </table:table-cell>
          <table:table-cell table:style-name="ce1" office:value-type="float" office:value="95.87">
            <text:p>95.87</text:p>
          </table:table-cell>
          <table:table-cell table:style-name="ce1" office:value-type="float" office:value="95.89">
            <text:p>95.89</text:p>
          </table:table-cell>
          <table:table-cell table:style-name="ce1" office:value-type="float" office:value="92.15">
            <text:p>92.15</text:p>
          </table:table-cell>
          <table:table-cell table:style-name="ce1" office:value-type="float" office:value="92.17">
            <text:p>92.17</text:p>
          </table:table-cell>
          <table:table-cell table:style-name="ce1" office:value-type="float" office:value="92.14">
            <text:p>92.14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854838709677419">
            <text:p>0.0854838709677419</text:p>
          </table:table-cell>
          <table:table-cell table:style-name="ce1" office:value-type="float" office:value="8.48">
            <text:p>8.48</text:p>
          </table:table-cell>
          <table:table-cell table:style-name="ce1" office:value-type="float" office:value="8.55">
            <text:p>8.55</text:p>
          </table:table-cell>
          <table:table-cell table:style-name="ce1" office:value-type="float" office:value="8.51">
            <text:p>8.51</text:p>
          </table:table-cell>
          <table:table-cell table:style-name="ce2" office:value-type="float" office:value="0.958866676254854">
            <text:p>0.958866676254854</text:p>
          </table:table-cell>
          <table:table-cell table:style-name="ce1" office:value-type="float" office:value="95.92">
            <text:p>95.92</text:p>
          </table:table-cell>
          <table:table-cell table:style-name="ce1" office:value-type="float" office:value="95.89">
            <text:p>95.89</text:p>
          </table:table-cell>
          <table:table-cell table:style-name="ce1" office:value-type="float" office:value="95.9">
            <text:p>95.9</text:p>
          </table:table-cell>
          <table:table-cell table:style-name="ce1" office:value-type="float" office:value="92.17">
            <text:p>92.17</text:p>
          </table:table-cell>
          <table:table-cell table:style-name="ce1" office:value-type="float" office:value="92.19">
            <text:p>92.19</text:p>
          </table:table-cell>
          <table:table-cell table:style-name="ce1" office:value-type="float" office:value="92.16">
            <text:p>92.16</text:p>
          </table:table-cell>
        </table:table-row>
      </table:table>
      <table:table table:name="'file:///home/runejen/Dropbox/Skole/Master/Data/Model_5.ods'#rm" table:print="false" table:style-name="ta_extref">
        <table:table-source xlink:type="simple" xlink:href="../Model_5.ods" table:table-name="rm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0387096774193548">
            <text:p>0.0387096774193548</text:p>
          </table:table-cell>
          <table:table-cell table:style-name="ce1" office:value-type="float" office:value="12.18">
            <text:p>12.18</text:p>
          </table:table-cell>
          <table:table-cell table:style-name="ce1" office:value-type="float" office:value="3.87">
            <text:p>3.87</text:p>
          </table:table-cell>
          <table:table-cell table:style-name="ce1" office:value-type="float" office:value="5.87">
            <text:p>5.87</text:p>
          </table:table-cell>
          <table:table-cell table:style-name="ce2" office:value-type="float" office:value="0.987559326909248">
            <text:p>0.987559326909248</text:p>
          </table:table-cell>
          <table:table-cell table:style-name="ce1" office:value-type="float" office:value="95.84">
            <text:p>95.84</text:p>
          </table:table-cell>
          <table:table-cell table:style-name="ce1" office:value-type="float" office:value="98.76">
            <text:p>98.76</text:p>
          </table:table-cell>
          <table:table-cell table:style-name="ce1" office:value-type="float" office:value="97.28">
            <text:p>97.28</text:p>
          </table:table-cell>
          <table:table-cell table:style-name="ce1" office:value-type="float" office:value="93.38">
            <text:p>93.38</text:p>
          </table:table-cell>
          <table:table-cell table:style-name="ce1" office:value-type="float" office:value="92.27">
            <text:p>92.27</text:p>
          </table:table-cell>
          <table:table-cell table:style-name="ce1" office:value-type="float" office:value="94.71">
            <text:p>94.71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137096774193548">
            <text:p>0.137096774193548</text:p>
          </table:table-cell>
          <table:table-cell table:style-name="ce1" office:value-type="float" office:value="19.63">
            <text:p>19.63</text:p>
          </table:table-cell>
          <table:table-cell table:style-name="ce1" office:value-type="float" office:value="13.71">
            <text:p>13.71</text:p>
          </table:table-cell>
          <table:table-cell table:style-name="ce1" office:value-type="float" office:value="16.14">
            <text:p>16.14</text:p>
          </table:table-cell>
          <table:table-cell table:style-name="ce2" office:value-type="float" office:value="0.974974831008198">
            <text:p>0.974974831008198</text:p>
          </table:table-cell>
          <table:table-cell table:style-name="ce1" office:value-type="float" office:value="96.2">
            <text:p>96.2</text:p>
          </table:table-cell>
          <table:table-cell table:style-name="ce1" office:value-type="float" office:value="97.5">
            <text:p>97.5</text:p>
          </table:table-cell>
          <table:table-cell table:style-name="ce1" office:value-type="float" office:value="96.85">
            <text:p>96.85</text:p>
          </table:table-cell>
          <table:table-cell table:style-name="ce1" office:value-type="float" office:value="93.41">
            <text:p>93.41</text:p>
          </table:table-cell>
          <table:table-cell table:style-name="ce1" office:value-type="float" office:value="92.93">
            <text:p>92.93</text:p>
          </table:table-cell>
          <table:table-cell table:style-name="ce1" office:value-type="float" office:value="93.92">
            <text:p>93.92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179032258064516">
            <text:p>0.179032258064516</text:p>
          </table:table-cell>
          <table:table-cell table:style-name="ce1" office:value-type="float" office:value="21.47">
            <text:p>21.47</text:p>
          </table:table-cell>
          <table:table-cell table:style-name="ce1" office:value-type="float" office:value="17.9">
            <text:p>17.9</text:p>
          </table:table-cell>
          <table:table-cell table:style-name="ce1" office:value-type="float" office:value="19.52">
            <text:p>19.52</text:p>
          </table:table-cell>
          <table:table-cell table:style-name="ce2" office:value-type="float" office:value="0.970803969509564">
            <text:p>0.970803969509564</text:p>
          </table:table-cell>
          <table:table-cell table:style-name="ce1" office:value-type="float" office:value="96.37">
            <text:p>96.37</text:p>
          </table:table-cell>
          <table:table-cell table:style-name="ce1" office:value-type="float" office:value="97.08">
            <text:p>97.08</text:p>
          </table:table-cell>
          <table:table-cell table:style-name="ce1" office:value-type="float" office:value="96.72">
            <text:p>96.72</text:p>
          </table:table-cell>
          <table:table-cell table:style-name="ce1" office:value-type="float" office:value="93.42">
            <text:p>93.42</text:p>
          </table:table-cell>
          <table:table-cell table:style-name="ce1" office:value-type="float" office:value="93.17">
            <text:p>93.17</text:p>
          </table:table-cell>
          <table:table-cell table:style-name="ce1" office:value-type="float" office:value="93.7">
            <text:p>93.7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17741935483871">
            <text:p>0.17741935483871</text:p>
          </table:table-cell>
          <table:table-cell table:style-name="ce1" office:value-type="float" office:value="21.19">
            <text:p>21.19</text:p>
          </table:table-cell>
          <table:table-cell table:style-name="ce1" office:value-type="float" office:value="17.74">
            <text:p>17.74</text:p>
          </table:table-cell>
          <table:table-cell table:style-name="ce1" office:value-type="float" office:value="19.31">
            <text:p>19.31</text:p>
          </table:table-cell>
          <table:table-cell table:style-name="ce2" office:value-type="float" office:value="0.970588235294118">
            <text:p>0.970588235294118</text:p>
          </table:table-cell>
          <table:table-cell table:style-name="ce1" office:value-type="float" office:value="96.36">
            <text:p>96.36</text:p>
          </table:table-cell>
          <table:table-cell table:style-name="ce1" office:value-type="float" office:value="97.06">
            <text:p>97.06</text:p>
          </table:table-cell>
          <table:table-cell table:style-name="ce1" office:value-type="float" office:value="96.71">
            <text:p>96.71</text:p>
          </table:table-cell>
          <table:table-cell table:style-name="ce1" office:value-type="float" office:value="93.41">
            <text:p>93.41</text:p>
          </table:table-cell>
          <table:table-cell table:style-name="ce1" office:value-type="float" office:value="93.15">
            <text:p>93.15</text:p>
          </table:table-cell>
          <table:table-cell table:style-name="ce1" office:value-type="float" office:value="93.67">
            <text:p>93.67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179032258064516">
            <text:p>0.179032258064516</text:p>
          </table:table-cell>
          <table:table-cell table:style-name="ce1" office:value-type="float" office:value="21.55">
            <text:p>21.55</text:p>
          </table:table-cell>
          <table:table-cell table:style-name="ce1" office:value-type="float" office:value="17.9">
            <text:p>17.9</text:p>
          </table:table-cell>
          <table:table-cell table:style-name="ce1" office:value-type="float" office:value="19.56">
            <text:p>19.56</text:p>
          </table:table-cell>
          <table:table-cell table:style-name="ce2" office:value-type="float" office:value="0.970947792319862">
            <text:p>0.970947792319862</text:p>
          </table:table-cell>
          <table:table-cell table:style-name="ce1" office:value-type="float" office:value="96.37">
            <text:p>96.37</text:p>
          </table:table-cell>
          <table:table-cell table:style-name="ce1" office:value-type="float" office:value="97.09">
            <text:p>97.09</text:p>
          </table:table-cell>
          <table:table-cell table:style-name="ce1" office:value-type="float" office:value="96.73">
            <text:p>96.73</text:p>
          </table:table-cell>
          <table:table-cell table:style-name="ce1" office:value-type="float" office:value="93.44">
            <text:p>93.44</text:p>
          </table:table-cell>
          <table:table-cell table:style-name="ce1" office:value-type="float" office:value="93.18">
            <text:p>93.18</text:p>
          </table:table-cell>
          <table:table-cell table:style-name="ce1" office:value-type="float" office:value="93.71">
            <text:p>93.71</text:p>
          </table:table-cell>
        </table:table-row>
      </table:table>
      <table:table table:name="'file:///home/runejen/Dropbox/Skole/Master/Data/Model_5.ods'#rf" table:print="false" table:style-name="ta_extref">
        <table:table-source xlink:type="simple" xlink:href="../Model_5.ods" table:table-name="rf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248387096774194">
            <text:p>0.248387096774194</text:p>
          </table:table-cell>
          <table:table-cell table:style-name="ce1" office:value-type="float" office:value="24.72">
            <text:p>24.72</text:p>
          </table:table-cell>
          <table:table-cell table:style-name="ce1" office:value-type="float" office:value="24.84">
            <text:p>24.84</text:p>
          </table:table-cell>
          <table:table-cell table:style-name="ce1" office:value-type="float" office:value="24.78">
            <text:p>24.78</text:p>
          </table:table-cell>
          <table:table-cell table:style-name="ce2" office:value-type="float" office:value="0.966273550985186">
            <text:p>0.966273550985186</text:p>
          </table:table-cell>
          <table:table-cell table:style-name="ce1" office:value-type="float" office:value="96.65">
            <text:p>96.65</text:p>
          </table:table-cell>
          <table:table-cell table:style-name="ce1" office:value-type="float" office:value="96.63">
            <text:p>96.63</text:p>
          </table:table-cell>
          <table:table-cell table:style-name="ce1" office:value-type="float" office:value="96.64">
            <text:p>96.64</text:p>
          </table:table-cell>
          <table:table-cell table:style-name="ce1" office:value-type="float" office:value="93.57">
            <text:p>93.57</text:p>
          </table:table-cell>
          <table:table-cell table:style-name="ce1" office:value-type="float" office:value="93.58">
            <text:p>93.58</text:p>
          </table:table-cell>
          <table:table-cell table:style-name="ce1" office:value-type="float" office:value="93.57">
            <text:p>93.57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359677419354839">
            <text:p>0.359677419354839</text:p>
          </table:table-cell>
          <table:table-cell table:style-name="ce1" office:value-type="float" office:value="29.81">
            <text:p>29.81</text:p>
          </table:table-cell>
          <table:table-cell table:style-name="ce1" office:value-type="float" office:value="35.97">
            <text:p>35.97</text:p>
          </table:table-cell>
          <table:table-cell table:style-name="ce1" office:value-type="float" office:value="32.6">
            <text:p>32.6</text:p>
          </table:table-cell>
          <table:table-cell table:style-name="ce2" office:value-type="float" office:value="0.96224651229685">
            <text:p>0.96224651229685</text:p>
          </table:table-cell>
          <table:table-cell table:style-name="ce1" office:value-type="float" office:value="97.12">
            <text:p>97.12</text:p>
          </table:table-cell>
          <table:table-cell table:style-name="ce1" office:value-type="float" office:value="96.22">
            <text:p>96.22</text:p>
          </table:table-cell>
          <table:table-cell table:style-name="ce1" office:value-type="float" office:value="96.67">
            <text:p>96.67</text:p>
          </table:table-cell>
          <table:table-cell table:style-name="ce1" office:value-type="float" office:value="93.94">
            <text:p>93.94</text:p>
          </table:table-cell>
          <table:table-cell table:style-name="ce1" office:value-type="float" office:value="94.25">
            <text:p>94.25</text:p>
          </table:table-cell>
          <table:table-cell table:style-name="ce1" office:value-type="float" office:value="93.65">
            <text:p>93.65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353225806451613">
            <text:p>0.353225806451613</text:p>
          </table:table-cell>
          <table:table-cell table:style-name="ce1" office:value-type="float" office:value="31.56">
            <text:p>31.56</text:p>
          </table:table-cell>
          <table:table-cell table:style-name="ce1" office:value-type="float" office:value="35.32">
            <text:p>35.32</text:p>
          </table:table-cell>
          <table:table-cell table:style-name="ce1" office:value-type="float" office:value="33.33">
            <text:p>33.33</text:p>
          </table:table-cell>
          <table:table-cell table:style-name="ce2" office:value-type="float" office:value="0.965842082554293">
            <text:p>0.965842082554293</text:p>
          </table:table-cell>
          <table:table-cell table:style-name="ce1" office:value-type="float" office:value="97.1">
            <text:p>97.1</text:p>
          </table:table-cell>
          <table:table-cell table:style-name="ce1" office:value-type="float" office:value="96.58">
            <text:p>96.58</text:p>
          </table:table-cell>
          <table:table-cell table:style-name="ce1" office:value-type="float" office:value="96.84">
            <text:p>96.84</text:p>
          </table:table-cell>
          <table:table-cell table:style-name="ce1" office:value-type="float" office:value="94.13">
            <text:p>94.13</text:p>
          </table:table-cell>
          <table:table-cell table:style-name="ce1" office:value-type="float" office:value="94.3">
            <text:p>94.3</text:p>
          </table:table-cell>
          <table:table-cell table:style-name="ce1" office:value-type="float" office:value="93.97">
            <text:p>93.97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35">
            <text:p>0.35</text:p>
          </table:table-cell>
          <table:table-cell table:style-name="ce1" office:value-type="float" office:value="31.4">
            <text:p>31.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3.1">
            <text:p>33.1</text:p>
          </table:table-cell>
          <table:table-cell table:style-name="ce2" office:value-type="float" office:value="0.965913993959442">
            <text:p>0.965913993959442</text:p>
          </table:table-cell>
          <table:table-cell table:style-name="ce1" office:value-type="float" office:value="97.09">
            <text:p>97.09</text:p>
          </table:table-cell>
          <table:table-cell table:style-name="ce1" office:value-type="float" office:value="96.59">
            <text:p>96.59</text:p>
          </table:table-cell>
          <table:table-cell table:style-name="ce1" office:value-type="float" office:value="96.84">
            <text:p>96.84</text:p>
          </table:table-cell>
          <table:table-cell table:style-name="ce1" office:value-type="float" office:value="94.12">
            <text:p>94.12</text:p>
          </table:table-cell>
          <table:table-cell table:style-name="ce1" office:value-type="float" office:value="94.29">
            <text:p>94.29</text:p>
          </table:table-cell>
          <table:table-cell table:style-name="ce1" office:value-type="float" office:value="93.96">
            <text:p>93.96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35">
            <text:p>0.35</text:p>
          </table:table-cell>
          <table:table-cell table:style-name="ce1" office:value-type="float" office:value="31.27">
            <text:p>31.27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3.03">
            <text:p>33.03</text:p>
          </table:table-cell>
          <table:table-cell table:style-name="ce2" office:value-type="float" office:value="0.965698259743995">
            <text:p>0.965698259743995</text:p>
          </table:table-cell>
          <table:table-cell table:style-name="ce1" office:value-type="float" office:value="97.09">
            <text:p>97.09</text:p>
          </table:table-cell>
          <table:table-cell table:style-name="ce1" office:value-type="float" office:value="96.57">
            <text:p>96.57</text:p>
          </table:table-cell>
          <table:table-cell table:style-name="ce1" office:value-type="float" office:value="96.83">
            <text:p>96.83</text:p>
          </table:table-cell>
          <table:table-cell table:style-name="ce1" office:value-type="float" office:value="94.11">
            <text:p>94.11</text:p>
          </table:table-cell>
          <table:table-cell table:style-name="ce1" office:value-type="float" office:value="94.28">
            <text:p>94.28</text:p>
          </table:table-cell>
          <table:table-cell table:style-name="ce1" office:value-type="float" office:value="93.94">
            <text:p>93.94</text:p>
          </table:table-cell>
        </table:table-row>
      </table:table>
      <table:table table:name="'file:///home/runejen/Dropbox/Skole/Master/Data/Model_5.ods'#rmf" table:print="false" table:style-name="ta_extref">
        <table:table-source xlink:type="simple" xlink:href="../Model_5.ods" table:table-name="rmf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304838709677419">
            <text:p>0.304838709677419</text:p>
          </table:table-cell>
          <table:table-cell table:style-name="ce1" office:value-type="float" office:value="37.2">
            <text:p>37.2</text:p>
          </table:table-cell>
          <table:table-cell table:style-name="ce1" office:value-type="float" office:value="30.48">
            <text:p>30.48</text:p>
          </table:table-cell>
          <table:table-cell table:style-name="ce1" office:value-type="float" office:value="33.51">
            <text:p>33.51</text:p>
          </table:table-cell>
          <table:table-cell table:style-name="ce2" office:value-type="float" office:value="0.977060261757515">
            <text:p>0.977060261757515</text:p>
          </table:table-cell>
          <table:table-cell table:style-name="ce1" office:value-type="float" office:value="96.93">
            <text:p>96.93</text:p>
          </table:table-cell>
          <table:table-cell table:style-name="ce1" office:value-type="float" office:value="97.71">
            <text:p>97.71</text:p>
          </table:table-cell>
          <table:table-cell table:style-name="ce1" office:value-type="float" office:value="97.32">
            <text:p>97.32</text:p>
          </table:table-cell>
          <table:table-cell table:style-name="ce1" office:value-type="float" office:value="94.6">
            <text:p>94.6</text:p>
          </table:table-cell>
          <table:table-cell table:style-name="ce1" office:value-type="float" office:value="94.38">
            <text:p>94.38</text:p>
          </table:table-cell>
          <table:table-cell table:style-name="ce1" office:value-type="float" office:value="94.84">
            <text:p>94.84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225806451612903">
            <text:p>0.225806451612903</text:p>
          </table:table-cell>
          <table:table-cell table:style-name="ce1" office:value-type="float" office:value="22.99">
            <text:p>22.99</text:p>
          </table:table-cell>
          <table:table-cell table:style-name="ce1" office:value-type="float" office:value="22.58">
            <text:p>22.58</text:p>
          </table:table-cell>
          <table:table-cell table:style-name="ce1" office:value-type="float" office:value="22.78">
            <text:p>22.78</text:p>
          </table:table-cell>
          <table:table-cell table:style-name="ce2" office:value-type="float" office:value="0.966273550985186">
            <text:p>0.966273550985186</text:p>
          </table:table-cell>
          <table:table-cell table:style-name="ce1" office:value-type="float" office:value="96.55">
            <text:p>96.55</text:p>
          </table:table-cell>
          <table:table-cell table:style-name="ce1" office:value-type="float" office:value="96.63">
            <text:p>96.63</text:p>
          </table:table-cell>
          <table:table-cell table:style-name="ce1" office:value-type="float" office:value="96.59">
            <text:p>96.59</text:p>
          </table:table-cell>
          <table:table-cell table:style-name="ce1" office:value-type="float" office:value="93.44">
            <text:p>93.44</text:p>
          </table:table-cell>
          <table:table-cell table:style-name="ce1" office:value-type="float" office:value="93.41">
            <text:p>93.41</text:p>
          </table:table-cell>
          <table:table-cell table:style-name="ce1" office:value-type="float" office:value="93.47">
            <text:p>93.47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212903225806452">
            <text:p>0.212903225806452</text:p>
          </table:table-cell>
          <table:table-cell table:style-name="ce1" office:value-type="float" office:value="22.15">
            <text:p>22.15</text:p>
          </table:table-cell>
          <table:table-cell table:style-name="ce1" office:value-type="float" office:value="21.29">
            <text:p>21.29</text:p>
          </table:table-cell>
          <table:table-cell table:style-name="ce1" office:value-type="float" office:value="21.71">
            <text:p>21.71</text:p>
          </table:table-cell>
          <table:table-cell table:style-name="ce2" office:value-type="float" office:value="0.96663310801093">
            <text:p>0.96663310801093</text:p>
          </table:table-cell>
          <table:table-cell table:style-name="ce1" office:value-type="float" office:value="96.5">
            <text:p>96.5</text:p>
          </table:table-cell>
          <table:table-cell table:style-name="ce1" office:value-type="float" office:value="96.66">
            <text:p>96.66</text:p>
          </table:table-cell>
          <table:table-cell table:style-name="ce1" office:value-type="float" office:value="96.58">
            <text:p>96.58</text:p>
          </table:table-cell>
          <table:table-cell table:style-name="ce1" office:value-type="float" office:value="93.38">
            <text:p>93.38</text:p>
          </table:table-cell>
          <table:table-cell table:style-name="ce1" office:value-type="float" office:value="93.33">
            <text:p>93.33</text:p>
          </table:table-cell>
          <table:table-cell table:style-name="ce1" office:value-type="float" office:value="93.44">
            <text:p>93.44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216129032258064">
            <text:p>0.216129032258064</text:p>
          </table:table-cell>
          <table:table-cell table:style-name="ce1" office:value-type="float" office:value="21.68">
            <text:p>21.68</text:p>
          </table:table-cell>
          <table:table-cell table:style-name="ce1" office:value-type="float" office:value="21.61">
            <text:p>21.61</text:p>
          </table:table-cell>
          <table:table-cell table:style-name="ce1" office:value-type="float" office:value="21.64">
            <text:p>21.64</text:p>
          </table:table-cell>
          <table:table-cell table:style-name="ce2" office:value-type="float" office:value="0.965194879907953">
            <text:p>0.965194879907953</text:p>
          </table:table-cell>
          <table:table-cell table:style-name="ce1" office:value-type="float" office:value="96.51">
            <text:p>96.51</text:p>
          </table:table-cell>
          <table:table-cell table:style-name="ce1" office:value-type="float" office:value="96.52">
            <text:p>96.52</text:p>
          </table:table-cell>
          <table:table-cell table:style-name="ce1" office:value-type="float" office:value="96.51">
            <text:p>96.51</text:p>
          </table:table-cell>
          <table:table-cell table:style-name="ce1" office:value-type="float" office:value="93.31">
            <text:p>93.31</text:p>
          </table:table-cell>
          <table:table-cell table:style-name="ce1" office:value-type="float" office:value="93.32">
            <text:p>93.32</text:p>
          </table:table-cell>
          <table:table-cell table:style-name="ce1" office:value-type="float" office:value="93.32">
            <text:p>93.32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214516129032258">
            <text:p>0.214516129032258</text:p>
          </table:table-cell>
          <table:table-cell table:style-name="ce1" office:value-type="float" office:value="21.73">
            <text:p>21.73</text:p>
          </table:table-cell>
          <table:table-cell table:style-name="ce1" office:value-type="float" office:value="21.45">
            <text:p>21.45</text:p>
          </table:table-cell>
          <table:table-cell table:style-name="ce1" office:value-type="float" office:value="21.59">
            <text:p>21.59</text:p>
          </table:table-cell>
          <table:table-cell table:style-name="ce2" office:value-type="float" office:value="0.965554436933698">
            <text:p>0.965554436933698</text:p>
          </table:table-cell>
          <table:table-cell table:style-name="ce1" office:value-type="float" office:value="96.5">
            <text:p>96.5</text:p>
          </table:table-cell>
          <table:table-cell table:style-name="ce1" office:value-type="float" office:value="96.56">
            <text:p>96.56</text:p>
          </table:table-cell>
          <table:table-cell table:style-name="ce1" office:value-type="float" office:value="96.53">
            <text:p>96.53</text:p>
          </table:table-cell>
          <table:table-cell table:style-name="ce1" office:value-type="float" office:value="93.33">
            <text:p>93.33</text:p>
          </table:table-cell>
          <table:table-cell table:style-name="ce1" office:value-type="float" office:value="93.31">
            <text:p>93.31</text:p>
          </table:table-cell>
          <table:table-cell table:style-name="ce1" office:value-type="float" office:value="93.35">
            <text:p>93.35</text:p>
          </table:table-cell>
        </table:table-row>
      </table:table>
      <table:table table:name="'file:///home/runejen/Dropbox/Skole/Master/Data/Model_2.ods'#Common" table:print="false" table:style-name="ta_extref">
        <table:table-source xlink:type="simple" xlink:href="../Model_2.ods" table:table-name="Common" table:filter-name="calc8" table:mode="copy-results-only"/>
        <table:table-column table:number-columns-repeated="17"/>
        <table:table-row table:number-rows-repeated="22">
          <table:table-cell table:number-columns-repeated="17"/>
        </table:table-row>
        <table:table-row>
          <table:table-cell table:number-columns-repeated="6"/>
          <table:table-cell table:style-name="ce2" office:value-type="float" office:value="0.00130548302872063">
            <text:p>0.00130548302872063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0.13">
            <text:p>0.13</text:p>
          </table:table-cell>
          <table:table-cell table:style-name="ce1" office:value-type="float" office:value="0.26">
            <text:p>0.26</text:p>
          </table:table-cell>
          <table:table-cell table:style-name="ce2" office:value-type="float" office:value="1">
            <text:p>1</text:p>
          </table:table-cell>
          <table:table-cell table:style-name="ce1" office:value-type="float" office:value="94.73">
            <text:p>94.73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97.29">
            <text:p>97.29</text:p>
          </table:table-cell>
          <table:table-cell table:style-name="ce1" office:value-type="float" office:value="92.18">
            <text:p>92.18</text:p>
          </table:table-cell>
          <table:table-cell table:style-name="ce1" office:value-type="float" office:value="95.01">
            <text:p>95.01</text:p>
          </table:table-cell>
          <table:table-cell table:style-name="ce1" office:value-type="float" office:value="94.74">
            <text:p>94.74</text:p>
          </table:table-cell>
        </table:table-row>
      </table:table>
      <table:table table:name="'file:///home/runejen/Dropbox/Skole/Master/Data/Model_2.ods'#plain" table:print="false" table:style-name="ta_extref">
        <table:table-source xlink:type="simple" xlink:href="../Model_2.ods" table:table-name="plain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073202614379085">
            <text:p>0.073202614379085</text:p>
          </table:table-cell>
          <table:table-cell table:style-name="ce1" office:value-type="float" office:value="23.24">
            <text:p>23.24</text:p>
          </table:table-cell>
          <table:table-cell table:style-name="ce1" office:value-type="float" office:value="7.32">
            <text:p>7.32</text:p>
          </table:table-cell>
          <table:table-cell table:style-name="ce1" office:value-type="float" office:value="11.13">
            <text:p>11.13</text:p>
          </table:table-cell>
          <table:table-cell table:style-name="ce2" office:value-type="float" office:value="0.986550345328971">
            <text:p>0.986550345328971</text:p>
          </table:table-cell>
          <table:table-cell table:style-name="ce1" office:value-type="float" office:value="95.03">
            <text:p>95.03</text:p>
          </table:table-cell>
          <table:table-cell table:style-name="ce1" office:value-type="float" office:value="98.66">
            <text:p>98.66</text:p>
          </table:table-cell>
          <table:table-cell table:style-name="ce1" office:value-type="float" office:value="96.81">
            <text:p>96.81</text:p>
          </table:table-cell>
          <table:table-cell table:style-name="ce1" office:value-type="float" office:value="92.3">
            <text:p>92.3</text:p>
          </table:table-cell>
          <table:table-cell table:style-name="ce1" office:value-type="float" office:value="91.25">
            <text:p>91.25</text:p>
          </table:table-cell>
          <table:table-cell table:style-name="ce1" office:value-type="float" office:value="93.85">
            <text:p>93.85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418300653594771">
            <text:p>0.0418300653594771</text:p>
          </table:table-cell>
          <table:table-cell table:style-name="ce1" office:value-type="float" office:value="17.58">
            <text:p>17.58</text:p>
          </table:table-cell>
          <table:table-cell table:style-name="ce1" office:value-type="float" office:value="4.18">
            <text:p>4.18</text:p>
          </table:table-cell>
          <table:table-cell table:style-name="ce1" office:value-type="float" office:value="6.75">
            <text:p>6.75</text:p>
          </table:table-cell>
          <table:table-cell table:style-name="ce2" office:value-type="float" office:value="0.989094874591058">
            <text:p>0.989094874591058</text:p>
          </table:table-cell>
          <table:table-cell table:style-name="ce1" office:value-type="float" office:value="94.89">
            <text:p>94.89</text:p>
          </table:table-cell>
          <table:table-cell table:style-name="ce1" office:value-type="float" office:value="98.91">
            <text:p>98.91</text:p>
          </table:table-cell>
          <table:table-cell table:style-name="ce1" office:value-type="float" office:value="96.86">
            <text:p>96.86</text:p>
          </table:table-cell>
          <table:table-cell table:style-name="ce1" office:value-type="float" office:value="92.11">
            <text:p>92.11</text:p>
          </table:table-cell>
          <table:table-cell table:style-name="ce1" office:value-type="float" office:value="90.82">
            <text:p>90.82</text:p>
          </table:table-cell>
          <table:table-cell table:style-name="ce1" office:value-type="float" office:value="93.92">
            <text:p>93.92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457516339869281">
            <text:p>0.0457516339869281</text:p>
          </table:table-cell>
          <table:table-cell table:style-name="ce1" office:value-type="float" office:value="20.11">
            <text:p>20.11</text:p>
          </table:table-cell>
          <table:table-cell table:style-name="ce1" office:value-type="float" office:value="4.58">
            <text:p>4.58</text:p>
          </table:table-cell>
          <table:table-cell table:style-name="ce1" office:value-type="float" office:value="7.46">
            <text:p>7.46</text:p>
          </table:table-cell>
          <table:table-cell table:style-name="ce2" office:value-type="float" office:value="0.989894583787713">
            <text:p>0.989894583787713</text:p>
          </table:table-cell>
          <table:table-cell table:style-name="ce1" office:value-type="float" office:value="94.91">
            <text:p>94.91</text:p>
          </table:table-cell>
          <table:table-cell table:style-name="ce1" office:value-type="float" office:value="98.99">
            <text:p>98.99</text:p>
          </table:table-cell>
          <table:table-cell table:style-name="ce1" office:value-type="float" office:value="96.91">
            <text:p>96.91</text:p>
          </table:table-cell>
          <table:table-cell table:style-name="ce1" office:value-type="float" office:value="92.2">
            <text:p>92.2</text:p>
          </table:table-cell>
          <table:table-cell table:style-name="ce1" office:value-type="float" office:value="90.97">
            <text:p>90.97</text:p>
          </table:table-cell>
          <table:table-cell table:style-name="ce1" office:value-type="float" office:value="94.02">
            <text:p>94.02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444444444444444">
            <text:p>0.0444444444444444</text:p>
          </table:table-cell>
          <table:table-cell table:style-name="ce1" office:value-type="float" office:value="20.36">
            <text:p>20.36</text:p>
          </table:table-cell>
          <table:table-cell table:style-name="ce1" office:value-type="float" office:value="4.44">
            <text:p>4.44</text:p>
          </table:table-cell>
          <table:table-cell table:style-name="ce1" office:value-type="float" office:value="7.29">
            <text:p>7.29</text:p>
          </table:table-cell>
          <table:table-cell table:style-name="ce2" office:value-type="float" office:value="0.990330788804071">
            <text:p>0.990330788804071</text:p>
          </table:table-cell>
          <table:table-cell table:style-name="ce1" office:value-type="float" office:value="94.91">
            <text:p>94.91</text:p>
          </table:table-cell>
          <table:table-cell table:style-name="ce1" office:value-type="float" office:value="99.03">
            <text:p>99.03</text:p>
          </table:table-cell>
          <table:table-cell table:style-name="ce1" office:value-type="float" office:value="96.93">
            <text:p>96.93</text:p>
          </table:table-cell>
          <table:table-cell table:style-name="ce1" office:value-type="float" office:value="92.21">
            <text:p>92.21</text:p>
          </table:table-cell>
          <table:table-cell table:style-name="ce1" office:value-type="float" office:value="90.98">
            <text:p>90.98</text:p>
          </table:table-cell>
          <table:table-cell table:style-name="ce1" office:value-type="float" office:value="94.05">
            <text:p>94.05</text:p>
          </table:table-cell>
        </table:table-row>
        <table:table-row table:number-rows-repeated="4">
          <table:table-cell table:number-columns-repeated="16"/>
        </table:table-row>
        <table:table-row>
          <table:table-cell table:number-columns-repeated="5"/>
          <table:table-cell table:style-name="ce2" office:value-type="float" office:value="0.0679738562091503">
            <text:p>0.0679738562091503</text:p>
          </table:table-cell>
          <table:table-cell table:style-name="ce1" office:value-type="float" office:value="16.77">
            <text:p>16.77</text:p>
          </table:table-cell>
          <table:table-cell table:style-name="ce1" office:value-type="float" office:value="6.8">
            <text:p>6.8</text:p>
          </table:table-cell>
          <table:table-cell table:style-name="ce1" office:value-type="float" office:value="9.68">
            <text:p>9.68</text:p>
          </table:table-cell>
          <table:table-cell table:style-name="ce2" office:value-type="float" office:value="0.981243184296619">
            <text:p>0.981243184296619</text:p>
          </table:table-cell>
          <table:table-cell table:style-name="ce1" office:value-type="float" office:value="94.98">
            <text:p>94.98</text:p>
          </table:table-cell>
          <table:table-cell table:style-name="ce1" office:value-type="float" office:value="98.12">
            <text:p>98.12</text:p>
          </table:table-cell>
          <table:table-cell table:style-name="ce1" office:value-type="float" office:value="96.52">
            <text:p>96.52</text:p>
          </table:table-cell>
          <table:table-cell table:style-name="ce1" office:value-type="float" office:value="91.94">
            <text:p>91.94</text:p>
          </table:table-cell>
          <table:table-cell table:style-name="ce1" office:value-type="float" office:value="90.86">
            <text:p>90.86</text:p>
          </table:table-cell>
          <table:table-cell table:style-name="ce1" office:value-type="float" office:value="93.31">
            <text:p>93.31</text:p>
          </table:table-cell>
        </table:table-row>
        <table:table-row>
          <table:table-cell table:number-columns-repeated="5"/>
          <table:table-cell table:style-name="ce2" office:value-type="float" office:value="0.0640522875816993">
            <text:p>0.0640522875816993</text:p>
          </table:table-cell>
          <table:table-cell table:style-name="ce1" office:value-type="float" office:value="17.19">
            <text:p>17.19</text:p>
          </table:table-cell>
          <table:table-cell table:style-name="ce1" office:value-type="float" office:value="6.41">
            <text:p>6.41</text:p>
          </table:table-cell>
          <table:table-cell table:style-name="ce1" office:value-type="float" office:value="9.34">
            <text:p>9.34</text:p>
          </table:table-cell>
          <table:table-cell table:style-name="ce2" office:value-type="float" office:value="0.982842602689931">
            <text:p>0.982842602689931</text:p>
          </table:table-cell>
          <table:table-cell table:style-name="ce1" office:value-type="float" office:value="94.97">
            <text:p>94.97</text:p>
          </table:table-cell>
          <table:table-cell table:style-name="ce1" office:value-type="float" office:value="98.28">
            <text:p>98.28</text:p>
          </table:table-cell>
          <table:table-cell table:style-name="ce1" office:value-type="float" office:value="96.6">
            <text:p>96.6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90.87">
            <text:p>90.87</text:p>
          </table:table-cell>
          <table:table-cell table:style-name="ce1" office:value-type="float" office:value="93.44">
            <text:p>93.44</text:p>
          </table:table-cell>
        </table:table-row>
        <table:table-row>
          <table:table-cell table:number-columns-repeated="5"/>
          <table:table-cell table:style-name="ce2" office:value-type="float" office:value="0.0588235294117647">
            <text:p>0.0588235294117647</text:p>
          </table:table-cell>
          <table:table-cell table:style-name="ce1" office:value-type="float" office:value="16.85">
            <text:p>16.85</text:p>
          </table:table-cell>
          <table:table-cell table:style-name="ce1" office:value-type="float" office:value="5.88">
            <text:p>5.88</text:p>
          </table:table-cell>
          <table:table-cell table:style-name="ce1" office:value-type="float" office:value="8.72">
            <text:p>8.72</text:p>
          </table:table-cell>
          <table:table-cell table:style-name="ce2" office:value-type="float" office:value="0.983860414394766">
            <text:p>0.983860414394766</text:p>
          </table:table-cell>
          <table:table-cell table:style-name="ce1" office:value-type="float" office:value="94.95">
            <text:p>94.95</text:p>
          </table:table-cell>
          <table:table-cell table:style-name="ce1" office:value-type="float" office:value="98.39">
            <text:p>98.39</text:p>
          </table:table-cell>
          <table:table-cell table:style-name="ce1" office:value-type="float" office:value="96.64">
            <text:p>96.64</text:p>
          </table:table-cell>
          <table:table-cell table:style-name="ce1" office:value-type="float" office:value="92.01">
            <text:p>92.01</text:p>
          </table:table-cell>
          <table:table-cell table:style-name="ce1" office:value-type="float" office:value="90.84">
            <text:p>90.84</text:p>
          </table:table-cell>
          <table:table-cell table:style-name="ce1" office:value-type="float" office:value="93.52">
            <text:p>93.52</text:p>
          </table:table-cell>
        </table:table-row>
        <table:table-row>
          <table:table-cell table:number-columns-repeated="5"/>
          <table:table-cell table:style-name="ce2" office:value-type="float" office:value="0.0549019607843137">
            <text:p>0.0549019607843137</text:p>
          </table:table-cell>
          <table:table-cell table:style-name="ce1" office:value-type="float" office:value="16.34">
            <text:p>16.34</text:p>
          </table:table-cell>
          <table:table-cell table:style-name="ce1" office:value-type="float" office:value="5.49">
            <text:p>5.49</text:p>
          </table:table-cell>
          <table:table-cell table:style-name="ce1" office:value-type="float" office:value="8.22">
            <text:p>8.22</text:p>
          </table:table-cell>
          <table:table-cell table:style-name="ce2" office:value-type="float" office:value="0.984369320247183">
            <text:p>0.984369320247183</text:p>
          </table:table-cell>
          <table:table-cell table:style-name="ce1" office:value-type="float" office:value="94.93">
            <text:p>94.93</text:p>
          </table:table-cell>
          <table:table-cell table:style-name="ce1" office:value-type="float" office:value="98.44">
            <text:p>98.44</text:p>
          </table:table-cell>
          <table:table-cell table:style-name="ce1" office:value-type="float" office:value="96.65">
            <text:p>96.65</text:p>
          </table:table-cell>
          <table:table-cell table:style-name="ce1" office:value-type="float" office:value="91.99">
            <text:p>91.99</text:p>
          </table:table-cell>
          <table:table-cell table:style-name="ce1" office:value-type="float" office:value="90.79">
            <text:p>90.79</text:p>
          </table:table-cell>
          <table:table-cell table:style-name="ce1" office:value-type="float" office:value="93.54">
            <text:p>93.54</text:p>
          </table:table-cell>
        </table:table-row>
        <table:table-row>
          <table:table-cell table:number-columns-repeated="5"/>
          <table:table-cell table:style-name="ce2" office:value-type="float" office:value="0.0535947712418301">
            <text:p>0.0535947712418301</text:p>
          </table:table-cell>
          <table:table-cell table:style-name="ce1" office:value-type="float" office:value="16.8">
            <text:p>16.8</text:p>
          </table:table-cell>
          <table:table-cell table:style-name="ce1" office:value-type="float" office:value="5.36">
            <text:p>5.36</text:p>
          </table:table-cell>
          <table:table-cell table:style-name="ce1" office:value-type="float" office:value="8.13">
            <text:p>8.13</text:p>
          </table:table-cell>
          <table:table-cell table:style-name="ce2" office:value-type="float" office:value="0.985241730279898">
            <text:p>0.985241730279898</text:p>
          </table:table-cell>
          <table:table-cell table:style-name="ce1" office:value-type="float" office:value="94.93">
            <text:p>94.93</text:p>
          </table:table-cell>
          <table:table-cell table:style-name="ce1" office:value-type="float" office:value="98.52">
            <text:p>98.52</text:p>
          </table:table-cell>
          <table:table-cell table:style-name="ce1" office:value-type="float" office:value="96.69">
            <text:p>96.69</text:p>
          </table:table-cell>
          <table:table-cell table:style-name="ce1" office:value-type="float" office:value="92.02">
            <text:p>92.02</text:p>
          </table:table-cell>
          <table:table-cell table:style-name="ce1" office:value-type="float" office:value="90.81">
            <text:p>90.81</text:p>
          </table:table-cell>
          <table:table-cell table:style-name="ce1" office:value-type="float" office:value="93.61">
            <text:p>93.61</text:p>
          </table:table-cell>
        </table:table-row>
        <table:table-row>
          <table:table-cell table:number-columns-repeated="5"/>
          <table:table-cell table:style-name="ce2" office:value-type="float" office:value="0.0509803921568627">
            <text:p>0.0509803921568627</text:p>
          </table:table-cell>
          <table:table-cell table:style-name="ce1" office:value-type="float" office:value="17.11">
            <text:p>17.11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7.86">
            <text:p>7.86</text:p>
          </table:table-cell>
          <table:table-cell table:style-name="ce2" office:value-type="float" office:value="0.986259541984733">
            <text:p>0.986259541984733</text:p>
          </table:table-cell>
          <table:table-cell table:style-name="ce1" office:value-type="float" office:value="94.92">
            <text:p>94.92</text:p>
          </table:table-cell>
          <table:table-cell table:style-name="ce1" office:value-type="float" office:value="98.63">
            <text:p>98.63</text:p>
          </table:table-cell>
          <table:table-cell table:style-name="ce1" office:value-type="float" office:value="96.74">
            <text:p>96.74</text:p>
          </table:table-cell>
          <table:table-cell table:style-name="ce1" office:value-type="float" office:value="92.06">
            <text:p>92.06</text:p>
          </table:table-cell>
          <table:table-cell table:style-name="ce1" office:value-type="float" office:value="90.82">
            <text:p>90.82</text:p>
          </table:table-cell>
          <table:table-cell table:style-name="ce1" office:value-type="float" office:value="93.7">
            <text:p>93.7</text:p>
          </table:table-cell>
        </table:table-row>
        <table:table-row>
          <table:table-cell table:number-columns-repeated="5"/>
          <table:table-cell table:style-name="ce2" office:value-type="float" office:value="0.0509803921568627">
            <text:p>0.0509803921568627</text:p>
          </table:table-cell>
          <table:table-cell table:style-name="ce1" office:value-type="float" office:value="17.97">
            <text:p>17.97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7.95">
            <text:p>7.95</text:p>
          </table:table-cell>
          <table:table-cell table:style-name="ce2" office:value-type="float" office:value="0.987059251181389">
            <text:p>0.987059251181389</text:p>
          </table:table-cell>
          <table:table-cell table:style-name="ce1" office:value-type="float" office:value="94.92">
            <text:p>94.92</text:p>
          </table:table-cell>
          <table:table-cell table:style-name="ce1" office:value-type="float" office:value="98.71">
            <text:p>98.71</text:p>
          </table:table-cell>
          <table:table-cell table:style-name="ce1" office:value-type="float" office:value="96.78">
            <text:p>96.78</text:p>
          </table:table-cell>
          <table:table-cell table:style-name="ce1" office:value-type="float" office:value="92.1">
            <text:p>92.1</text:p>
          </table:table-cell>
          <table:table-cell table:style-name="ce1" office:value-type="float" office:value="90.87">
            <text:p>90.87</text:p>
          </table:table-cell>
          <table:table-cell table:style-name="ce1" office:value-type="float" office:value="93.78">
            <text:p>93.78</text:p>
          </table:table-cell>
        </table:table-row>
        <table:table-row>
          <table:table-cell table:number-columns-repeated="5"/>
          <table:table-cell table:style-name="ce2" office:value-type="float" office:value="0.0496732026143791">
            <text:p>0.0496732026143791</text:p>
          </table:table-cell>
          <table:table-cell table:style-name="ce1" office:value-type="float" office:value="18.81">
            <text:p>18.81</text:p>
          </table:table-cell>
          <table:table-cell table:style-name="ce1" office:value-type="float" office:value="4.97">
            <text:p>4.97</text:p>
          </table:table-cell>
          <table:table-cell table:style-name="ce1" office:value-type="float" office:value="7.86">
            <text:p>7.86</text:p>
          </table:table-cell>
          <table:table-cell table:style-name="ce2" office:value-type="float" office:value="0.988077062886223">
            <text:p>0.988077062886223</text:p>
          </table:table-cell>
          <table:table-cell table:style-name="ce1" office:value-type="float" office:value="94.92">
            <text:p>94.92</text:p>
          </table:table-cell>
          <table:table-cell table:style-name="ce1" office:value-type="float" office:value="98.81">
            <text:p>98.81</text:p>
          </table:table-cell>
          <table:table-cell table:style-name="ce1" office:value-type="float" office:value="96.83">
            <text:p>96.83</text:p>
          </table:table-cell>
          <table:table-cell table:style-name="ce1" office:value-type="float" office:value="92.14">
            <text:p>92.14</text:p>
          </table:table-cell>
          <table:table-cell table:style-name="ce1" office:value-type="float" office:value="90.91">
            <text:p>90.91</text:p>
          </table:table-cell>
          <table:table-cell table:style-name="ce1" office:value-type="float" office:value="93.87">
            <text:p>93.87</text:p>
          </table:table-cell>
        </table:table-row>
        <table:table-row>
          <table:table-cell table:number-columns-repeated="5"/>
          <table:table-cell table:style-name="ce2" office:value-type="float" office:value="0.0444444444444444">
            <text:p>0.0444444444444444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.44">
            <text:p>4.44</text:p>
          </table:table-cell>
          <table:table-cell table:style-name="ce1" office:value-type="float" office:value="7.27">
            <text:p>7.27</text:p>
          </table:table-cell>
          <table:table-cell table:style-name="ce2" office:value-type="float" office:value="0.990112686295892">
            <text:p>0.990112686295892</text:p>
          </table:table-cell>
          <table:table-cell table:style-name="ce1" office:value-type="float" office:value="94.91">
            <text:p>94.91</text:p>
          </table:table-cell>
          <table:table-cell table:style-name="ce1" office:value-type="float" office:value="99.01">
            <text:p>99.01</text:p>
          </table:table-cell>
          <table:table-cell table:style-name="ce1" office:value-type="float" office:value="96.92">
            <text:p>96.92</text:p>
          </table:table-cell>
          <table:table-cell table:style-name="ce1" office:value-type="float" office:value="92.2">
            <text:p>92.2</text:p>
          </table:table-cell>
          <table:table-cell table:style-name="ce1" office:value-type="float" office:value="90.96">
            <text:p>90.96</text:p>
          </table:table-cell>
          <table:table-cell table:style-name="ce1" office:value-type="float" office:value="94.03">
            <text:p>94.03</text:p>
          </table:table-cell>
        </table:table-row>
      </table:table>
      <table:table table:name="'file:///home/runejen/Dropbox/Skole/Master/Data/Model_2.ods'#plain_ln" table:print="false" table:style-name="ta_extref">
        <table:table-source xlink:type="simple" xlink:href="../Model_2.ods" table:table-name="plain_ln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100653594771242">
            <text:p>0.100653594771242</text:p>
          </table:table-cell>
          <table:table-cell table:style-name="ce1" office:value-type="float" office:value="26.37">
            <text:p>26.37</text:p>
          </table:table-cell>
          <table:table-cell table:style-name="ce1" office:value-type="float" office:value="10.07">
            <text:p>10.07</text:p>
          </table:table-cell>
          <table:table-cell table:style-name="ce1" office:value-type="float" office:value="14.57">
            <text:p>14.57</text:p>
          </table:table-cell>
          <table:table-cell table:style-name="ce2" office:value-type="float" office:value="0.984369320247183">
            <text:p>0.984369320247183</text:p>
          </table:table-cell>
          <table:table-cell table:style-name="ce1" office:value-type="float" office:value="95.16">
            <text:p>95.16</text:p>
          </table:table-cell>
          <table:table-cell table:style-name="ce1" office:value-type="float" office:value="98.44">
            <text:p>98.44</text:p>
          </table:table-cell>
          <table:table-cell table:style-name="ce1" office:value-type="float" office:value="96.77">
            <text:p>96.77</text:p>
          </table:table-cell>
          <table:table-cell table:style-name="ce1" office:value-type="float" office:value="92.44">
            <text:p>92.44</text:p>
          </table:table-cell>
          <table:table-cell table:style-name="ce1" office:value-type="float" office:value="91.54">
            <text:p>91.54</text:p>
          </table:table-cell>
          <table:table-cell table:style-name="ce1" office:value-type="float" office:value="93.78">
            <text:p>93.78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470588235294118">
            <text:p>0.0470588235294118</text:p>
          </table:table-cell>
          <table:table-cell table:style-name="ce1" office:value-type="float" office:value="18.95">
            <text:p>18.95</text:p>
          </table:table-cell>
          <table:table-cell table:style-name="ce1" office:value-type="float" office:value="4.71">
            <text:p>4.71</text:p>
          </table:table-cell>
          <table:table-cell table:style-name="ce1" office:value-type="float" office:value="7.54">
            <text:p>7.54</text:p>
          </table:table-cell>
          <table:table-cell table:style-name="ce2" office:value-type="float" office:value="0.988804071246819">
            <text:p>0.988804071246819</text:p>
          </table:table-cell>
          <table:table-cell table:style-name="ce1" office:value-type="float" office:value="94.91">
            <text:p>94.91</text:p>
          </table:table-cell>
          <table:table-cell table:style-name="ce1" office:value-type="float" office:value="98.88">
            <text:p>98.88</text:p>
          </table:table-cell>
          <table:table-cell table:style-name="ce1" office:value-type="float" office:value="96.85">
            <text:p>96.85</text:p>
          </table:table-cell>
          <table:table-cell table:style-name="ce1" office:value-type="float" office:value="92.14">
            <text:p>92.14</text:p>
          </table:table-cell>
          <table:table-cell table:style-name="ce1" office:value-type="float" office:value="90.91">
            <text:p>90.91</text:p>
          </table:table-cell>
          <table:table-cell table:style-name="ce1" office:value-type="float" office:value="93.92">
            <text:p>93.92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418300653594771">
            <text:p>0.0418300653594771</text:p>
          </table:table-cell>
          <table:table-cell table:style-name="ce1" office:value-type="float" office:value="15.84">
            <text:p>15.84</text:p>
          </table:table-cell>
          <table:table-cell table:style-name="ce1" office:value-type="float" office:value="4.18">
            <text:p>4.18</text:p>
          </table:table-cell>
          <table:table-cell table:style-name="ce1" office:value-type="float" office:value="6.61">
            <text:p>6.61</text:p>
          </table:table-cell>
          <table:table-cell table:style-name="ce2" office:value-type="float" office:value="0.987640857869866">
            <text:p>0.987640857869866</text:p>
          </table:table-cell>
          <table:table-cell table:style-name="ce1" office:value-type="float" office:value="94.88">
            <text:p>94.88</text:p>
          </table:table-cell>
          <table:table-cell table:style-name="ce1" office:value-type="float" office:value="98.76">
            <text:p>98.76</text:p>
          </table:table-cell>
          <table:table-cell table:style-name="ce1" office:value-type="float" office:value="96.78">
            <text:p>96.78</text:p>
          </table:table-cell>
          <table:table-cell table:style-name="ce1" office:value-type="float" office:value="92.03">
            <text:p>92.03</text:p>
          </table:table-cell>
          <table:table-cell table:style-name="ce1" office:value-type="float" office:value="90.72">
            <text:p>90.72</text:p>
          </table:table-cell>
          <table:table-cell table:style-name="ce1" office:value-type="float" office:value="93.78">
            <text:p>93.78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457516339869281">
            <text:p>0.0457516339869281</text:p>
          </table:table-cell>
          <table:table-cell table:style-name="ce1" office:value-type="float" office:value="16.51">
            <text:p>16.51</text:p>
          </table:table-cell>
          <table:table-cell table:style-name="ce1" office:value-type="float" office:value="4.58">
            <text:p>4.58</text:p>
          </table:table-cell>
          <table:table-cell table:style-name="ce1" office:value-type="float" office:value="7.17">
            <text:p>7.17</text:p>
          </table:table-cell>
          <table:table-cell table:style-name="ce2" office:value-type="float" office:value="0.987131952017448">
            <text:p>0.987131952017448</text:p>
          </table:table-cell>
          <table:table-cell table:style-name="ce1" office:value-type="float" office:value="94.9">
            <text:p>94.9</text:p>
          </table:table-cell>
          <table:table-cell table:style-name="ce1" office:value-type="float" office:value="98.71">
            <text:p>98.71</text:p>
          </table:table-cell>
          <table:table-cell table:style-name="ce1" office:value-type="float" office:value="96.77">
            <text:p>96.77</text:p>
          </table:table-cell>
          <table:table-cell table:style-name="ce1" office:value-type="float" office:value="92.05">
            <text:p>92.05</text:p>
          </table:table-cell>
          <table:table-cell table:style-name="ce1" office:value-type="float" office:value="90.77">
            <text:p>90.77</text:p>
          </table:table-cell>
          <table:table-cell table:style-name="ce1" office:value-type="float" office:value="93.75">
            <text:p>93.75</text:p>
          </table:table-cell>
        </table:table-row>
        <table:table-row table:number-rows-repeated="4">
          <table:table-cell table:number-columns-repeated="16"/>
        </table:table-row>
        <table:table-row>
          <table:table-cell table:number-columns-repeated="5"/>
          <table:table-cell table:style-name="ce2" office:value-type="float" office:value="0.0640522875816993">
            <text:p>0.0640522875816993</text:p>
          </table:table-cell>
          <table:table-cell table:style-name="ce1" office:value-type="float" office:value="14.41">
            <text:p>14.41</text:p>
          </table:table-cell>
          <table:table-cell table:style-name="ce1" office:value-type="float" office:value="6.41">
            <text:p>6.41</text:p>
          </table:table-cell>
          <table:table-cell table:style-name="ce1" office:value-type="float" office:value="8.87">
            <text:p>8.87</text:p>
          </table:table-cell>
          <table:table-cell table:style-name="ce2" office:value-type="float" office:value="0.978844056706652">
            <text:p>0.978844056706652</text:p>
          </table:table-cell>
          <table:table-cell table:style-name="ce1" office:value-type="float" office:value="94.95">
            <text:p>94.95</text:p>
          </table:table-cell>
          <table:table-cell table:style-name="ce1" office:value-type="float" office:value="97.88">
            <text:p>97.88</text:p>
          </table:table-cell>
          <table:table-cell table:style-name="ce1" office:value-type="float" office:value="96.39">
            <text:p>96.39</text:p>
          </table:table-cell>
          <table:table-cell table:style-name="ce1" office:value-type="float" office:value="91.78">
            <text:p>91.78</text:p>
          </table:table-cell>
          <table:table-cell table:style-name="ce1" office:value-type="float" office:value="90.71">
            <text:p>90.71</text:p>
          </table:table-cell>
          <table:table-cell table:style-name="ce1" office:value-type="float" office:value="93.06">
            <text:p>93.06</text:p>
          </table:table-cell>
        </table:table-row>
        <table:table-row>
          <table:table-cell table:number-columns-repeated="5"/>
          <table:table-cell table:style-name="ce2" office:value-type="float" office:value="0.061437908496732">
            <text:p>0.061437908496732</text:p>
          </table:table-cell>
          <table:table-cell table:style-name="ce1" office:value-type="float" office:value="14.83">
            <text:p>14.83</text:p>
          </table:table-cell>
          <table:table-cell table:style-name="ce1" office:value-type="float" office:value="6.14">
            <text:p>6.14</text:p>
          </table:table-cell>
          <table:table-cell table:style-name="ce1" office:value-type="float" office:value="8.68">
            <text:p>8.68</text:p>
          </table:table-cell>
          <table:table-cell table:style-name="ce2" office:value-type="float" office:value="0.980370774263904">
            <text:p>0.980370774263904</text:p>
          </table:table-cell>
          <table:table-cell table:style-name="ce1" office:value-type="float" office:value="94.94">
            <text:p>94.94</text:p>
          </table:table-cell>
          <table:table-cell table:style-name="ce1" office:value-type="float" office:value="98.04">
            <text:p>98.04</text:p>
          </table:table-cell>
          <table:table-cell table:style-name="ce1" office:value-type="float" office:value="96.47">
            <text:p>96.47</text:p>
          </table:table-cell>
          <table:table-cell table:style-name="ce1" office:value-type="float" office:value="91.84">
            <text:p>91.84</text:p>
          </table:table-cell>
          <table:table-cell table:style-name="ce1" office:value-type="float" office:value="90.72">
            <text:p>90.72</text:p>
          </table:table-cell>
          <table:table-cell table:style-name="ce1" office:value-type="float" office:value="93.2">
            <text:p>93.2</text:p>
          </table:table-cell>
        </table:table-row>
        <table:table-row>
          <table:table-cell table:number-columns-repeated="5"/>
          <table:table-cell table:style-name="ce2" office:value-type="float" office:value="0.057516339869281">
            <text:p>0.057516339869281</text:p>
          </table:table-cell>
          <table:table-cell table:style-name="ce1" office:value-type="float" office:value="14.33">
            <text:p>14.33</text:p>
          </table:table-cell>
          <table:table-cell table:style-name="ce1" office:value-type="float" office:value="5.75">
            <text:p>5.75</text:p>
          </table:table-cell>
          <table:table-cell table:style-name="ce1" office:value-type="float" office:value="8.21">
            <text:p>8.21</text:p>
          </table:table-cell>
          <table:table-cell table:style-name="ce2" office:value-type="float" office:value="0.980879680116321">
            <text:p>0.980879680116321</text:p>
          </table:table-cell>
          <table:table-cell table:style-name="ce1" office:value-type="float" office:value="94.93">
            <text:p>94.93</text:p>
          </table:table-cell>
          <table:table-cell table:style-name="ce1" office:value-type="float" office:value="98.09">
            <text:p>98.09</text:p>
          </table:table-cell>
          <table:table-cell table:style-name="ce1" office:value-type="float" office:value="96.48">
            <text:p>96.48</text:p>
          </table:table-cell>
          <table:table-cell table:style-name="ce1" office:value-type="float" office:value="91.83">
            <text:p>91.83</text:p>
          </table:table-cell>
          <table:table-cell table:style-name="ce1" office:value-type="float" office:value="90.68">
            <text:p>90.68</text:p>
          </table:table-cell>
          <table:table-cell table:style-name="ce1" office:value-type="float" office:value="93.22">
            <text:p>93.22</text:p>
          </table:table-cell>
        </table:table-row>
        <table:table-row>
          <table:table-cell table:number-columns-repeated="5"/>
          <table:table-cell table:style-name="ce2" office:value-type="float" office:value="0.0549019607843137">
            <text:p>0.0549019607843137</text:p>
          </table:table-cell>
          <table:table-cell table:style-name="ce1" office:value-type="float" office:value="14.14">
            <text:p>14.14</text:p>
          </table:table-cell>
          <table:table-cell table:style-name="ce1" office:value-type="float" office:value="5.49">
            <text:p>5.49</text:p>
          </table:table-cell>
          <table:table-cell table:style-name="ce1" office:value-type="float" office:value="7.91">
            <text:p>7.91</text:p>
          </table:table-cell>
          <table:table-cell table:style-name="ce2" office:value-type="float" office:value="0.981461286804798">
            <text:p>0.981461286804798</text:p>
          </table:table-cell>
          <table:table-cell table:style-name="ce1" office:value-type="float" office:value="94.92">
            <text:p>94.92</text:p>
          </table:table-cell>
          <table:table-cell table:style-name="ce1" office:value-type="float" office:value="98.15">
            <text:p>98.15</text:p>
          </table:table-cell>
          <table:table-cell table:style-name="ce1" office:value-type="float" office:value="96.51">
            <text:p>96.51</text:p>
          </table:table-cell>
          <table:table-cell table:style-name="ce1" office:value-type="float" office:value="91.84">
            <text:p>91.84</text:p>
          </table:table-cell>
          <table:table-cell table:style-name="ce1" office:value-type="float" office:value="90.66">
            <text:p>90.66</text:p>
          </table:table-cell>
          <table:table-cell table:style-name="ce1" office:value-type="float" office:value="93.27">
            <text:p>93.27</text:p>
          </table:table-cell>
        </table:table-row>
        <table:table-row>
          <table:table-cell table:number-columns-repeated="5"/>
          <table:table-cell table:style-name="ce2" office:value-type="float" office:value="0.0535947712418301">
            <text:p>0.0535947712418301</text:p>
          </table:table-cell>
          <table:table-cell table:style-name="ce1" office:value-type="float" office:value="14.24">
            <text:p>14.24</text:p>
          </table:table-cell>
          <table:table-cell table:style-name="ce1" office:value-type="float" office:value="5.36">
            <text:p>5.36</text:p>
          </table:table-cell>
          <table:table-cell table:style-name="ce1" office:value-type="float" office:value="7.79">
            <text:p>7.79</text:p>
          </table:table-cell>
          <table:table-cell table:style-name="ce2" office:value-type="float" office:value="0.982042893493275">
            <text:p>0.982042893493275</text:p>
          </table:table-cell>
          <table:table-cell table:style-name="ce1" office:value-type="float" office:value="94.91">
            <text:p>94.91</text:p>
          </table:table-cell>
          <table:table-cell table:style-name="ce1" office:value-type="float" office:value="98.2">
            <text:p>98.2</text:p>
          </table:table-cell>
          <table:table-cell table:style-name="ce1" office:value-type="float" office:value="96.53">
            <text:p>96.53</text:p>
          </table:table-cell>
          <table:table-cell table:style-name="ce1" office:value-type="float" office:value="91.85">
            <text:p>91.85</text:p>
          </table:table-cell>
          <table:table-cell table:style-name="ce1" office:value-type="float" office:value="90.66">
            <text:p>90.66</text:p>
          </table:table-cell>
          <table:table-cell table:style-name="ce1" office:value-type="float" office:value="93.31">
            <text:p>93.31</text:p>
          </table:table-cell>
        </table:table-row>
        <table:table-row>
          <table:table-cell table:number-columns-repeated="5"/>
          <table:table-cell table:style-name="ce2" office:value-type="float" office:value="0.0535947712418301">
            <text:p>0.0535947712418301</text:p>
          </table:table-cell>
          <table:table-cell table:style-name="ce1" office:value-type="float" office:value="14.75">
            <text:p>14.75</text:p>
          </table:table-cell>
          <table:table-cell table:style-name="ce1" office:value-type="float" office:value="5.36">
            <text:p>5.36</text:p>
          </table:table-cell>
          <table:table-cell table:style-name="ce1" office:value-type="float" office:value="7.86">
            <text:p>7.86</text:p>
          </table:table-cell>
          <table:table-cell table:style-name="ce2" office:value-type="float" office:value="0.982769901853871">
            <text:p>0.982769901853871</text:p>
          </table:table-cell>
          <table:table-cell table:style-name="ce1" office:value-type="float" office:value="94.92">
            <text:p>94.92</text:p>
          </table:table-cell>
          <table:table-cell table:style-name="ce1" office:value-type="float" office:value="98.28">
            <text:p>98.28</text:p>
          </table:table-cell>
          <table:table-cell table:style-name="ce1" office:value-type="float" office:value="96.57">
            <text:p>96.57</text:p>
          </table:table-cell>
          <table:table-cell table:style-name="ce1" office:value-type="float" office:value="91.9">
            <text:p>91.9</text:p>
          </table:table-cell>
          <table:table-cell table:style-name="ce1" office:value-type="float" office:value="90.7">
            <text:p>90.7</text:p>
          </table:table-cell>
          <table:table-cell table:style-name="ce1" office:value-type="float" office:value="93.38">
            <text:p>93.38</text:p>
          </table:table-cell>
        </table:table-row>
        <table:table-row>
          <table:table-cell table:number-columns-repeated="5"/>
          <table:table-cell table:style-name="ce2" office:value-type="float" office:value="0.0496732026143791">
            <text:p>0.0496732026143791</text:p>
          </table:table-cell>
          <table:table-cell table:style-name="ce1" office:value-type="float" office:value="14.62">
            <text:p>14.62</text:p>
          </table:table-cell>
          <table:table-cell table:style-name="ce1" office:value-type="float" office:value="4.97">
            <text:p>4.97</text:p>
          </table:table-cell>
          <table:table-cell table:style-name="ce1" office:value-type="float" office:value="7.42">
            <text:p>7.42</text:p>
          </table:table-cell>
          <table:table-cell table:style-name="ce2" office:value-type="float" office:value="0.983860414394766">
            <text:p>0.983860414394766</text:p>
          </table:table-cell>
          <table:table-cell table:style-name="ce1" office:value-type="float" office:value="94.9">
            <text:p>94.9</text:p>
          </table:table-cell>
          <table:table-cell table:style-name="ce1" office:value-type="float" office:value="98.39">
            <text:p>98.39</text:p>
          </table:table-cell>
          <table:table-cell table:style-name="ce1" office:value-type="float" office:value="96.61">
            <text:p>96.61</text:p>
          </table:table-cell>
          <table:table-cell table:style-name="ce1" office:value-type="float" office:value="91.91">
            <text:p>91.91</text:p>
          </table:table-cell>
          <table:table-cell table:style-name="ce1" office:value-type="float" office:value="90.67">
            <text:p>90.67</text:p>
          </table:table-cell>
          <table:table-cell table:style-name="ce1" office:value-type="float" office:value="93.47">
            <text:p>93.47</text:p>
          </table:table-cell>
        </table:table-row>
        <table:table-row>
          <table:table-cell table:number-columns-repeated="5"/>
          <table:table-cell table:style-name="ce2" office:value-type="float" office:value="0.0483660130718954">
            <text:p>0.0483660130718954</text:p>
          </table:table-cell>
          <table:table-cell table:style-name="ce1" office:value-type="float" office:value="15.35">
            <text:p>15.35</text:p>
          </table:table-cell>
          <table:table-cell table:style-name="ce1" office:value-type="float" office:value="4.84">
            <text:p>4.84</text:p>
          </table:table-cell>
          <table:table-cell table:style-name="ce1" office:value-type="float" office:value="7.36">
            <text:p>7.36</text:p>
          </table:table-cell>
          <table:table-cell table:style-name="ce2" office:value-type="float" office:value="0.985169029443838">
            <text:p>0.985169029443838</text:p>
          </table:table-cell>
          <table:table-cell table:style-name="ce1" office:value-type="float" office:value="94.9">
            <text:p>94.9</text:p>
          </table:table-cell>
          <table:table-cell table:style-name="ce1" office:value-type="float" office:value="98.52">
            <text:p>98.52</text:p>
          </table:table-cell>
          <table:table-cell table:style-name="ce1" office:value-type="float" office:value="96.68">
            <text:p>96.68</text:p>
          </table:table-cell>
          <table:table-cell table:style-name="ce1" office:value-type="float" office:value="91.97">
            <text:p>91.97</text:p>
          </table:table-cell>
          <table:table-cell table:style-name="ce1" office:value-type="float" office:value="90.71">
            <text:p>90.71</text:p>
          </table:table-cell>
          <table:table-cell table:style-name="ce1" office:value-type="float" office:value="93.58">
            <text:p>93.58</text:p>
          </table:table-cell>
        </table:table-row>
        <table:table-row>
          <table:table-cell table:number-columns-repeated="5"/>
          <table:table-cell table:style-name="ce2" office:value-type="float" office:value="0.0444444444444444">
            <text:p>0.0444444444444444</text:p>
          </table:table-cell>
          <table:table-cell table:style-name="ce1" office:value-type="float" office:value="16.35">
            <text:p>16.35</text:p>
          </table:table-cell>
          <table:table-cell table:style-name="ce1" office:value-type="float" office:value="4.44">
            <text:p>4.44</text:p>
          </table:table-cell>
          <table:table-cell table:style-name="ce1" office:value-type="float" office:value="6.98">
            <text:p>6.98</text:p>
          </table:table-cell>
          <table:table-cell table:style-name="ce2" office:value-type="float" office:value="0.987350054525627">
            <text:p>0.987350054525627</text:p>
          </table:table-cell>
          <table:table-cell table:style-name="ce1" office:value-type="float" office:value="94.89">
            <text:p>94.89</text:p>
          </table:table-cell>
          <table:table-cell table:style-name="ce1" office:value-type="float" office:value="98.74">
            <text:p>98.74</text:p>
          </table:table-cell>
          <table:table-cell table:style-name="ce1" office:value-type="float" office:value="96.78">
            <text:p>96.78</text:p>
          </table:table-cell>
          <table:table-cell table:style-name="ce1" office:value-type="float" office:value="92.05">
            <text:p>92.05</text:p>
          </table:table-cell>
          <table:table-cell table:style-name="ce1" office:value-type="float" office:value="90.75">
            <text:p>90.75</text:p>
          </table:table-cell>
          <table:table-cell table:style-name="ce1" office:value-type="float" office:value="93.77">
            <text:p>93.77</text:p>
          </table:table-cell>
        </table:table-row>
      </table:table>
      <table:table table:name="'file:///home/runejen/Dropbox/Skole/Master/Data/Model_2.ods'#plain_nn" table:print="false" table:style-name="ta_extref">
        <table:table-source xlink:type="simple" xlink:href="../Model_2.ods" table:table-name="plain_nn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0915032679738562">
            <text:p>0.0915032679738562</text:p>
          </table:table-cell>
          <table:table-cell table:style-name="ce1" office:value-type="float" office:value="22.95">
            <text:p>22.95</text:p>
          </table:table-cell>
          <table:table-cell table:style-name="ce1" office:value-type="float" office:value="9.15">
            <text:p>9.15</text:p>
          </table:table-cell>
          <table:table-cell table:style-name="ce1" office:value-type="float" office:value="13.08">
            <text:p>13.08</text:p>
          </table:table-cell>
          <table:table-cell table:style-name="ce2" office:value-type="float" office:value="0.982915303525991">
            <text:p>0.982915303525991</text:p>
          </table:table-cell>
          <table:table-cell table:style-name="ce1" office:value-type="float" office:value="95.11">
            <text:p>95.11</text:p>
          </table:table-cell>
          <table:table-cell table:style-name="ce1" office:value-type="float" office:value="98.29">
            <text:p>98.29</text:p>
          </table:table-cell>
          <table:table-cell table:style-name="ce1" office:value-type="float" office:value="96.67">
            <text:p>96.67</text:p>
          </table:table-cell>
          <table:table-cell table:style-name="ce1" office:value-type="float" office:value="92.27">
            <text:p>92.27</text:p>
          </table:table-cell>
          <table:table-cell table:style-name="ce1" office:value-type="float" office:value="91.31">
            <text:p>91.31</text:p>
          </table:table-cell>
          <table:table-cell table:style-name="ce1" office:value-type="float" office:value="93.59">
            <text:p>93.59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549019607843137">
            <text:p>0.0549019607843137</text:p>
          </table:table-cell>
          <table:table-cell table:style-name="ce1" office:value-type="float" office:value="19.91">
            <text:p>19.91</text:p>
          </table:table-cell>
          <table:table-cell table:style-name="ce1" office:value-type="float" office:value="5.49">
            <text:p>5.49</text:p>
          </table:table-cell>
          <table:table-cell table:style-name="ce1" office:value-type="float" office:value="8.61">
            <text:p>8.61</text:p>
          </table:table-cell>
          <table:table-cell table:style-name="ce2" office:value-type="float" office:value="0.987713558705925">
            <text:p>0.987713558705925</text:p>
          </table:table-cell>
          <table:table-cell table:style-name="ce1" office:value-type="float" office:value="94.95">
            <text:p>94.95</text:p>
          </table:table-cell>
          <table:table-cell table:style-name="ce1" office:value-type="float" office:value="98.77">
            <text:p>98.77</text:p>
          </table:table-cell>
          <table:table-cell table:style-name="ce1" office:value-type="float" office:value="96.82">
            <text:p>96.82</text:p>
          </table:table-cell>
          <table:table-cell table:style-name="ce1" office:value-type="float" office:value="92.17">
            <text:p>92.17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93.86">
            <text:p>93.86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61437908496732">
            <text:p>0.061437908496732</text:p>
          </table:table-cell>
          <table:table-cell table:style-name="ce1" office:value-type="float" office:value="21.86">
            <text:p>21.86</text:p>
          </table:table-cell>
          <table:table-cell table:style-name="ce1" office:value-type="float" office:value="6.14">
            <text:p>6.14</text:p>
          </table:table-cell>
          <table:table-cell table:style-name="ce1" office:value-type="float" office:value="9.59">
            <text:p>9.59</text:p>
          </table:table-cell>
          <table:table-cell table:style-name="ce2" office:value-type="float" office:value="0.987786259541985">
            <text:p>0.987786259541985</text:p>
          </table:table-cell>
          <table:table-cell table:style-name="ce1" office:value-type="float" office:value="94.98">
            <text:p>94.98</text:p>
          </table:table-cell>
          <table:table-cell table:style-name="ce1" office:value-type="float" office:value="98.78">
            <text:p>98.78</text:p>
          </table:table-cell>
          <table:table-cell table:style-name="ce1" office:value-type="float" office:value="96.84">
            <text:p>96.84</text:p>
          </table:table-cell>
          <table:table-cell table:style-name="ce1" office:value-type="float" office:value="92.24">
            <text:p>92.24</text:p>
          </table:table-cell>
          <table:table-cell table:style-name="ce1" office:value-type="float" office:value="91.13">
            <text:p>91.13</text:p>
          </table:table-cell>
          <table:table-cell table:style-name="ce1" office:value-type="float" office:value="93.9">
            <text:p>93.9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601307189542484">
            <text:p>0.0601307189542484</text:p>
          </table:table-cell>
          <table:table-cell table:style-name="ce1" office:value-type="float" office:value="21.9">
            <text:p>21.9</text:p>
          </table:table-cell>
          <table:table-cell table:style-name="ce1" office:value-type="float" office:value="6.01">
            <text:p>6.01</text:p>
          </table:table-cell>
          <table:table-cell table:style-name="ce1" office:value-type="float" office:value="9.43">
            <text:p>9.43</text:p>
          </table:table-cell>
          <table:table-cell table:style-name="ce2" office:value-type="float" office:value="0.988077062886223">
            <text:p>0.988077062886223</text:p>
          </table:table-cell>
          <table:table-cell table:style-name="ce1" office:value-type="float" office:value="94.98">
            <text:p>94.98</text:p>
          </table:table-cell>
          <table:table-cell table:style-name="ce1" office:value-type="float" office:value="98.81">
            <text:p>98.81</text:p>
          </table:table-cell>
          <table:table-cell table:style-name="ce1" office:value-type="float" office:value="96.86">
            <text:p>96.86</text:p>
          </table:table-cell>
          <table:table-cell table:style-name="ce1" office:value-type="float" office:value="92.25">
            <text:p>92.25</text:p>
          </table:table-cell>
          <table:table-cell table:style-name="ce1" office:value-type="float" office:value="91.13">
            <text:p>91.13</text:p>
          </table:table-cell>
          <table:table-cell table:style-name="ce1" office:value-type="float" office:value="93.92">
            <text:p>93.92</text:p>
          </table:table-cell>
        </table:table-row>
        <table:table-row table:number-rows-repeated="4">
          <table:table-cell table:number-columns-repeated="16"/>
        </table:table-row>
        <table:table-row>
          <table:table-cell table:number-columns-repeated="5"/>
          <table:table-cell table:style-name="ce2" office:value-type="float" office:value="0.0901960784313726">
            <text:p>0.0901960784313726</text:p>
          </table:table-cell>
          <table:table-cell table:style-name="ce1" office:value-type="float" office:value="20.47">
            <text:p>20.47</text:p>
          </table:table-cell>
          <table:table-cell table:style-name="ce1" office:value-type="float" office:value="9.02">
            <text:p>9.02</text:p>
          </table:table-cell>
          <table:table-cell table:style-name="ce1" office:value-type="float" office:value="12.52">
            <text:p>12.52</text:p>
          </table:table-cell>
          <table:table-cell table:style-name="ce2" office:value-type="float" office:value="0.980516175936023">
            <text:p>0.980516175936023</text:p>
          </table:table-cell>
          <table:table-cell table:style-name="ce1" office:value-type="float" office:value="95.09">
            <text:p>95.09</text:p>
          </table:table-cell>
          <table:table-cell table:style-name="ce1" office:value-type="float" office:value="98.05">
            <text:p>98.05</text:p>
          </table:table-cell>
          <table:table-cell table:style-name="ce1" office:value-type="float" office:value="96.55">
            <text:p>96.55</text:p>
          </table:table-cell>
          <table:table-cell table:style-name="ce1" office:value-type="float" office:value="92.12">
            <text:p>92.12</text:p>
          </table:table-cell>
          <table:table-cell table:style-name="ce1" office:value-type="float" office:value="91.16">
            <text:p>91.16</text:p>
          </table:table-cell>
          <table:table-cell table:style-name="ce1" office:value-type="float" office:value="93.36">
            <text:p>93.36</text:p>
          </table:table-cell>
        </table:table-row>
        <table:table-row>
          <table:table-cell table:number-columns-repeated="5"/>
          <table:table-cell table:style-name="ce2" office:value-type="float" office:value="0.0823529411764706">
            <text:p>0.0823529411764706</text:p>
          </table:table-cell>
          <table:table-cell table:style-name="ce1" office:value-type="float" office:value="20.26">
            <text:p>20.26</text:p>
          </table:table-cell>
          <table:table-cell table:style-name="ce1" office:value-type="float" office:value="8.24">
            <text:p>8.24</text:p>
          </table:table-cell>
          <table:table-cell table:style-name="ce1" office:value-type="float" office:value="11.72">
            <text:p>11.72</text:p>
          </table:table-cell>
          <table:table-cell table:style-name="ce2" office:value-type="float" office:value="0.981970192657215">
            <text:p>0.981970192657215</text:p>
          </table:table-cell>
          <table:table-cell table:style-name="ce1" office:value-type="float" office:value="95.06">
            <text:p>95.06</text:p>
          </table:table-cell>
          <table:table-cell table:style-name="ce1" office:value-type="float" office:value="98.2">
            <text:p>98.2</text:p>
          </table:table-cell>
          <table:table-cell table:style-name="ce1" office:value-type="float" office:value="96.6">
            <text:p>96.6</text:p>
          </table:table-cell>
          <table:table-cell table:style-name="ce1" office:value-type="float" office:value="92.13">
            <text:p>92.13</text:p>
          </table:table-cell>
          <table:table-cell table:style-name="ce1" office:value-type="float" office:value="91.12">
            <text:p>91.12</text:p>
          </table:table-cell>
          <table:table-cell table:style-name="ce1" office:value-type="float" office:value="93.46">
            <text:p>93.46</text:p>
          </table:table-cell>
        </table:table-row>
        <table:table-row>
          <table:table-cell table:number-columns-repeated="5"/>
          <table:table-cell table:style-name="ce2" office:value-type="float" office:value="0.0797385620915033">
            <text:p>0.0797385620915033</text:p>
          </table:table-cell>
          <table:table-cell table:style-name="ce1" office:value-type="float" office:value="20.96">
            <text:p>20.96</text:p>
          </table:table-cell>
          <table:table-cell table:style-name="ce1" office:value-type="float" office:value="7.97">
            <text:p>7.97</text:p>
          </table:table-cell>
          <table:table-cell table:style-name="ce1" office:value-type="float" office:value="11.55">
            <text:p>11.55</text:p>
          </table:table-cell>
          <table:table-cell table:style-name="ce2" office:value-type="float" office:value="0.983278807706289">
            <text:p>0.983278807706289</text:p>
          </table:table-cell>
          <table:table-cell table:style-name="ce1" office:value-type="float" office:value="95.05">
            <text:p>95.05</text:p>
          </table:table-cell>
          <table:table-cell table:style-name="ce1" office:value-type="float" office:value="98.33">
            <text:p>98.33</text:p>
          </table:table-cell>
          <table:table-cell table:style-name="ce1" office:value-type="float" office:value="96.66">
            <text:p>96.66</text:p>
          </table:table-cell>
          <table:table-cell table:style-name="ce1" office:value-type="float" office:value="92.18">
            <text:p>92.18</text:p>
          </table:table-cell>
          <table:table-cell table:style-name="ce1" office:value-type="float" office:value="91.15">
            <text:p>91.15</text:p>
          </table:table-cell>
          <table:table-cell table:style-name="ce1" office:value-type="float" office:value="93.57">
            <text:p>93.57</text:p>
          </table:table-cell>
        </table:table-row>
        <table:table-row>
          <table:table-cell table:number-columns-repeated="5"/>
          <table:table-cell table:style-name="ce2" office:value-type="float" office:value="0.077124183006536">
            <text:p>0.077124183006536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7.71">
            <text:p>7.71</text:p>
          </table:table-cell>
          <table:table-cell table:style-name="ce1" office:value-type="float" office:value="11.28">
            <text:p>11.28</text:p>
          </table:table-cell>
          <table:table-cell table:style-name="ce2" office:value-type="float" office:value="0.983860414394766">
            <text:p>0.983860414394766</text:p>
          </table:table-cell>
          <table:table-cell table:style-name="ce1" office:value-type="float" office:value="95.04">
            <text:p>95.04</text:p>
          </table:table-cell>
          <table:table-cell table:style-name="ce1" office:value-type="float" office:value="98.39">
            <text:p>98.39</text:p>
          </table:table-cell>
          <table:table-cell table:style-name="ce1" office:value-type="float" office:value="96.69">
            <text:p>96.69</text:p>
          </table:table-cell>
          <table:table-cell table:style-name="ce1" office:value-type="float" office:value="92.19">
            <text:p>92.19</text:p>
          </table:table-cell>
          <table:table-cell table:style-name="ce1" office:value-type="float" office:value="91.14">
            <text:p>91.14</text:p>
          </table:table-cell>
          <table:table-cell table:style-name="ce1" office:value-type="float" office:value="93.61">
            <text:p>93.61</text:p>
          </table:table-cell>
        </table:table-row>
        <table:table-row>
          <table:table-cell table:number-columns-repeated="5"/>
          <table:table-cell table:style-name="ce2" office:value-type="float" office:value="0.0745098039215686">
            <text:p>0.0745098039215686</text:p>
          </table:table-cell>
          <table:table-cell table:style-name="ce1" office:value-type="float" office:value="21.03">
            <text:p>21.03</text:p>
          </table:table-cell>
          <table:table-cell table:style-name="ce1" office:value-type="float" office:value="7.45">
            <text:p>7.45</text:p>
          </table:table-cell>
          <table:table-cell table:style-name="ce1" office:value-type="float" office:value="11">
            <text:p>11</text:p>
          </table:table-cell>
          <table:table-cell table:style-name="ce2" office:value-type="float" office:value="0.984442021083242">
            <text:p>0.984442021083242</text:p>
          </table:table-cell>
          <table:table-cell table:style-name="ce1" office:value-type="float" office:value="95.03">
            <text:p>95.03</text:p>
          </table:table-cell>
          <table:table-cell table:style-name="ce1" office:value-type="float" office:value="98.44">
            <text:p>98.44</text:p>
          </table:table-cell>
          <table:table-cell table:style-name="ce1" office:value-type="float" office:value="96.7">
            <text:p>96.7</text:p>
          </table:table-cell>
          <table:table-cell table:style-name="ce1" office:value-type="float" office:value="92.18">
            <text:p>92.18</text:p>
          </table:table-cell>
          <table:table-cell table:style-name="ce1" office:value-type="float" office:value="91.13">
            <text:p>91.13</text:p>
          </table:table-cell>
          <table:table-cell table:style-name="ce1" office:value-type="float" office:value="93.65">
            <text:p>93.65</text:p>
          </table:table-cell>
        </table:table-row>
        <table:table-row>
          <table:table-cell table:number-columns-repeated="5"/>
          <table:table-cell table:style-name="ce2" office:value-type="float" office:value="0.0705882352941176">
            <text:p>0.0705882352941176</text:p>
          </table:table-cell>
          <table:table-cell table:style-name="ce1" office:value-type="float" office:value="21.01">
            <text:p>21.01</text:p>
          </table:table-cell>
          <table:table-cell table:style-name="ce1" office:value-type="float" office:value="7.06">
            <text:p>7.06</text:p>
          </table:table-cell>
          <table:table-cell table:style-name="ce1" office:value-type="float" office:value="10.57">
            <text:p>10.57</text:p>
          </table:table-cell>
          <table:table-cell table:style-name="ce2" office:value-type="float" office:value="0.985241730279898">
            <text:p>0.985241730279898</text:p>
          </table:table-cell>
          <table:table-cell table:style-name="ce1" office:value-type="float" office:value="95.02">
            <text:p>95.02</text:p>
          </table:table-cell>
          <table:table-cell table:style-name="ce1" office:value-type="float" office:value="98.52">
            <text:p>98.52</text:p>
          </table:table-cell>
          <table:table-cell table:style-name="ce1" office:value-type="float" office:value="96.74">
            <text:p>96.74</text:p>
          </table:table-cell>
          <table:table-cell table:style-name="ce1" office:value-type="float" office:value="92.2">
            <text:p>92.2</text:p>
          </table:table-cell>
          <table:table-cell table:style-name="ce1" office:value-type="float" office:value="91.12">
            <text:p>91.12</text:p>
          </table:table-cell>
          <table:table-cell table:style-name="ce1" office:value-type="float" office:value="93.7">
            <text:p>93.7</text:p>
          </table:table-cell>
        </table:table-row>
        <table:table-row>
          <table:table-cell table:number-columns-repeated="5"/>
          <table:table-cell table:style-name="ce2" office:value-type="float" office:value="0.0679738562091503">
            <text:p>0.0679738562091503</text:p>
          </table:table-cell>
          <table:table-cell table:style-name="ce1" office:value-type="float" office:value="21.58">
            <text:p>21.58</text:p>
          </table:table-cell>
          <table:table-cell table:style-name="ce1" office:value-type="float" office:value="6.8">
            <text:p>6.8</text:p>
          </table:table-cell>
          <table:table-cell table:style-name="ce1" office:value-type="float" office:value="10.34">
            <text:p>10.34</text:p>
          </table:table-cell>
          <table:table-cell table:style-name="ce2" office:value-type="float" office:value="0.986259541984733">
            <text:p>0.986259541984733</text:p>
          </table:table-cell>
          <table:table-cell table:style-name="ce1" office:value-type="float" office:value="95.01">
            <text:p>95.01</text:p>
          </table:table-cell>
          <table:table-cell table:style-name="ce1" office:value-type="float" office:value="98.63">
            <text:p>98.63</text:p>
          </table:table-cell>
          <table:table-cell table:style-name="ce1" office:value-type="float" office:value="96.79">
            <text:p>96.79</text:p>
          </table:table-cell>
          <table:table-cell table:style-name="ce1" office:value-type="float" office:value="92.24">
            <text:p>92.24</text:p>
          </table:table-cell>
          <table:table-cell table:style-name="ce1" office:value-type="float" office:value="91.14">
            <text:p>91.14</text:p>
          </table:table-cell>
          <table:table-cell table:style-name="ce1" office:value-type="float" office:value="93.79">
            <text:p>93.79</text:p>
          </table:table-cell>
        </table:table-row>
        <table:table-row>
          <table:table-cell table:number-columns-repeated="5"/>
          <table:table-cell table:style-name="ce2" office:value-type="float" office:value="0.0640522875816993">
            <text:p>0.0640522875816993</text:p>
          </table:table-cell>
          <table:table-cell table:style-name="ce1" office:value-type="float" office:value="21.78">
            <text:p>21.78</text:p>
          </table:table-cell>
          <table:table-cell table:style-name="ce1" office:value-type="float" office:value="6.41">
            <text:p>6.41</text:p>
          </table:table-cell>
          <table:table-cell table:style-name="ce1" office:value-type="float" office:value="9.9">
            <text:p>9.9</text:p>
          </table:table-cell>
          <table:table-cell table:style-name="ce2" office:value-type="float" office:value="0.987204652853508">
            <text:p>0.987204652853508</text:p>
          </table:table-cell>
          <table:table-cell table:style-name="ce1" office:value-type="float" office:value="94.99">
            <text:p>94.99</text:p>
          </table:table-cell>
          <table:table-cell table:style-name="ce1" office:value-type="float" office:value="98.72">
            <text:p>98.72</text:p>
          </table:table-cell>
          <table:table-cell table:style-name="ce1" office:value-type="float" office:value="96.82">
            <text:p>96.82</text:p>
          </table:table-cell>
          <table:table-cell table:style-name="ce1" office:value-type="float" office:value="92.24">
            <text:p>92.24</text:p>
          </table:table-cell>
          <table:table-cell table:style-name="ce1" office:value-type="float" office:value="91.13">
            <text:p>91.13</text:p>
          </table:table-cell>
          <table:table-cell table:style-name="ce1" office:value-type="float" office:value="93.86">
            <text:p>93.86</text:p>
          </table:table-cell>
        </table:table-row>
        <table:table-row>
          <table:table-cell table:number-columns-repeated="5"/>
          <table:table-cell table:style-name="ce2" office:value-type="float" office:value="0.0601307189542484">
            <text:p>0.0601307189542484</text:p>
          </table:table-cell>
          <table:table-cell table:style-name="ce1" office:value-type="float" office:value="21.7">
            <text:p>21.7</text:p>
          </table:table-cell>
          <table:table-cell table:style-name="ce1" office:value-type="float" office:value="6.01">
            <text:p>6.01</text:p>
          </table:table-cell>
          <table:table-cell table:style-name="ce1" office:value-type="float" office:value="9.41">
            <text:p>9.41</text:p>
          </table:table-cell>
          <table:table-cell table:style-name="ce2" office:value-type="float" office:value="0.987931661214104">
            <text:p>0.987931661214104</text:p>
          </table:table-cell>
          <table:table-cell table:style-name="ce1" office:value-type="float" office:value="94.97">
            <text:p>94.97</text:p>
          </table:table-cell>
          <table:table-cell table:style-name="ce1" office:value-type="float" office:value="98.79">
            <text:p>98.79</text:p>
          </table:table-cell>
          <table:table-cell table:style-name="ce1" office:value-type="float" office:value="96.84">
            <text:p>96.84</text:p>
          </table:table-cell>
          <table:table-cell table:style-name="ce1" office:value-type="float" office:value="92.23">
            <text:p>92.23</text:p>
          </table:table-cell>
          <table:table-cell table:style-name="ce1" office:value-type="float" office:value="91.11">
            <text:p>91.11</text:p>
          </table:table-cell>
          <table:table-cell table:style-name="ce1" office:value-type="float" office:value="93.9">
            <text:p>93.9</text:p>
          </table:table-cell>
        </table:table-row>
      </table:table>
      <table:table table:name="'file:///home/runejen/Dropbox/Skole/Master/Data/Model_2.ods'#plain_nn_sgd" table:print="false" table:style-name="ta_extref">
        <table:table-source xlink:type="simple" xlink:href="../Model_2.ods" table:table-name="plain_nn_sgd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109803921568627">
            <text:p>0.109803921568627</text:p>
          </table:table-cell>
          <table:table-cell table:style-name="ce1" office:value-type="float" office:value="42.86">
            <text:p>42.86</text:p>
          </table:table-cell>
          <table:table-cell table:style-name="ce1" office:value-type="float" office:value="10.98">
            <text:p>10.98</text:p>
          </table:table-cell>
          <table:table-cell table:style-name="ce1" office:value-type="float" office:value="17.48">
            <text:p>17.48</text:p>
          </table:table-cell>
          <table:table-cell table:style-name="ce2" office:value-type="float" office:value="0.991857506361323">
            <text:p>0.991857506361323</text:p>
          </table:table-cell>
          <table:table-cell table:style-name="ce1" office:value-type="float" office:value="95.25">
            <text:p>95.25</text:p>
          </table:table-cell>
          <table:table-cell table:style-name="ce1" office:value-type="float" office:value="99.19">
            <text:p>99.19</text:p>
          </table:table-cell>
          <table:table-cell table:style-name="ce1" office:value-type="float" office:value="97.18">
            <text:p>97.18</text:p>
          </table:table-cell>
          <table:table-cell table:style-name="ce1" office:value-type="float" office:value="92.98">
            <text:p>92.98</text:p>
          </table:table-cell>
          <table:table-cell table:style-name="ce1" office:value-type="float" office:value="92.49">
            <text:p>92.49</text:p>
          </table:table-cell>
          <table:table-cell table:style-name="ce1" office:value-type="float" office:value="94.54">
            <text:p>94.54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954248366013072">
            <text:p>0.0954248366013072</text:p>
          </table:table-cell>
          <table:table-cell table:style-name="ce1" office:value-type="float" office:value="36.14">
            <text:p>36.14</text:p>
          </table:table-cell>
          <table:table-cell table:style-name="ce1" office:value-type="float" office:value="9.54">
            <text:p>9.54</text:p>
          </table:table-cell>
          <table:table-cell table:style-name="ce1" office:value-type="float" office:value="15.1">
            <text:p>15.1</text:p>
          </table:table-cell>
          <table:table-cell table:style-name="ce2" office:value-type="float" office:value="0.99062159214831">
            <text:p>0.99062159214831</text:p>
          </table:table-cell>
          <table:table-cell table:style-name="ce1" office:value-type="float" office:value="95.17">
            <text:p>95.17</text:p>
          </table:table-cell>
          <table:table-cell table:style-name="ce1" office:value-type="float" office:value="99.06">
            <text:p>99.06</text:p>
          </table:table-cell>
          <table:table-cell table:style-name="ce1" office:value-type="float" office:value="97.08">
            <text:p>97.08</text:p>
          </table:table-cell>
          <table:table-cell table:style-name="ce1" office:value-type="float" office:value="92.76">
            <text:p>92.76</text:p>
          </table:table-cell>
          <table:table-cell table:style-name="ce1" office:value-type="float" office:value="92.06">
            <text:p>92.06</text:p>
          </table:table-cell>
          <table:table-cell table:style-name="ce1" office:value-type="float" office:value="94.34">
            <text:p>94.34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108496732026144">
            <text:p>0.108496732026144</text:p>
          </table:table-cell>
          <table:table-cell table:style-name="ce1" office:value-type="float" office:value="36.89">
            <text:p>36.89</text:p>
          </table:table-cell>
          <table:table-cell table:style-name="ce1" office:value-type="float" office:value="10.85">
            <text:p>10.85</text:p>
          </table:table-cell>
          <table:table-cell table:style-name="ce1" office:value-type="float" office:value="16.77">
            <text:p>16.77</text:p>
          </table:table-cell>
          <table:table-cell table:style-name="ce2" office:value-type="float" office:value="0.989676481279535">
            <text:p>0.989676481279535</text:p>
          </table:table-cell>
          <table:table-cell table:style-name="ce1" office:value-type="float" office:value="95.23">
            <text:p>95.23</text:p>
          </table:table-cell>
          <table:table-cell table:style-name="ce1" office:value-type="float" office:value="98.97">
            <text:p>98.97</text:p>
          </table:table-cell>
          <table:table-cell table:style-name="ce1" office:value-type="float" office:value="97.06">
            <text:p>97.06</text:p>
          </table:table-cell>
          <table:table-cell table:style-name="ce1" office:value-type="float" office:value="92.83">
            <text:p>92.83</text:p>
          </table:table-cell>
          <table:table-cell table:style-name="ce1" office:value-type="float" office:value="92.16">
            <text:p>92.16</text:p>
          </table:table-cell>
          <table:table-cell table:style-name="ce1" office:value-type="float" office:value="94.33">
            <text:p>94.33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10718954248366">
            <text:p>0.10718954248366</text:p>
          </table:table-cell>
          <table:table-cell table:style-name="ce1" office:value-type="float" office:value="36.77">
            <text:p>36.77</text:p>
          </table:table-cell>
          <table:table-cell table:style-name="ce1" office:value-type="float" office:value="10.72">
            <text:p>10.72</text:p>
          </table:table-cell>
          <table:table-cell table:style-name="ce1" office:value-type="float" office:value="16.6">
            <text:p>16.6</text:p>
          </table:table-cell>
          <table:table-cell table:style-name="ce2" office:value-type="float" office:value="0.989749182115594">
            <text:p>0.989749182115594</text:p>
          </table:table-cell>
          <table:table-cell table:style-name="ce1" office:value-type="float" office:value="95.22">
            <text:p>95.22</text:p>
          </table:table-cell>
          <table:table-cell table:style-name="ce1" office:value-type="float" office:value="98.97">
            <text:p>98.97</text:p>
          </table:table-cell>
          <table:table-cell table:style-name="ce1" office:value-type="float" office:value="97.06">
            <text:p>97.06</text:p>
          </table:table-cell>
          <table:table-cell table:style-name="ce1" office:value-type="float" office:value="92.82">
            <text:p>92.82</text:p>
          </table:table-cell>
          <table:table-cell table:style-name="ce1" office:value-type="float" office:value="92.14">
            <text:p>92.14</text:p>
          </table:table-cell>
          <table:table-cell table:style-name="ce1" office:value-type="float" office:value="94.32">
            <text:p>94.32</text:p>
          </table:table-cell>
        </table:table-row>
        <table:table-row table:number-rows-repeated="4">
          <table:table-cell table:number-columns-repeated="16"/>
        </table:table-row>
        <table:table-row>
          <table:table-cell table:number-columns-repeated="5"/>
          <table:table-cell table:style-name="ce2" office:value-type="float" office:value="0.394771241830065">
            <text:p>0.394771241830065</text:p>
          </table:table-cell>
          <table:table-cell table:style-name="ce1" office:value-type="float" office:value="15.36">
            <text:p>15.36</text:p>
          </table:table-cell>
          <table:table-cell table:style-name="ce1" office:value-type="float" office:value="39.48">
            <text:p>39.48</text:p>
          </table:table-cell>
          <table:table-cell table:style-name="ce1" office:value-type="float" office:value="22.12">
            <text:p>22.12</text:p>
          </table:table-cell>
          <table:table-cell table:style-name="ce2" office:value-type="float" office:value="0.879025808796801">
            <text:p>0.879025808796801</text:p>
          </table:table-cell>
          <table:table-cell table:style-name="ce1" office:value-type="float" office:value="96.31">
            <text:p>96.31</text:p>
          </table:table-cell>
          <table:table-cell table:style-name="ce1" office:value-type="float" office:value="87.9">
            <text:p>87.9</text:p>
          </table:table-cell>
          <table:table-cell table:style-name="ce1" office:value-type="float" office:value="91.91">
            <text:p>91.91</text:p>
          </table:table-cell>
          <table:table-cell table:style-name="ce1" office:value-type="float" office:value="88.23">
            <text:p>88.23</text:p>
          </table:table-cell>
          <table:table-cell table:style-name="ce1" office:value-type="float" office:value="92.05">
            <text:p>92.05</text:p>
          </table:table-cell>
          <table:table-cell table:style-name="ce1" office:value-type="float" office:value="85.35">
            <text:p>85.35</text:p>
          </table:table-cell>
        </table:table-row>
        <table:table-row>
          <table:table-cell table:number-columns-repeated="5"/>
          <table:table-cell table:style-name="ce2" office:value-type="float" office:value="0.345098039215686">
            <text:p>0.345098039215686</text:p>
          </table:table-cell>
          <table:table-cell table:style-name="ce1" office:value-type="float" office:value="17.39">
            <text:p>17.39</text:p>
          </table:table-cell>
          <table:table-cell table:style-name="ce1" office:value-type="float" office:value="34.51">
            <text:p>34.51</text:p>
          </table:table-cell>
          <table:table-cell table:style-name="ce1" office:value-type="float" office:value="23.13">
            <text:p>23.13</text:p>
          </table:table-cell>
          <table:table-cell table:style-name="ce2" office:value-type="float" office:value="0.908833151581243">
            <text:p>0.908833151581243</text:p>
          </table:table-cell>
          <table:table-cell table:style-name="ce1" office:value-type="float" office:value="96.15">
            <text:p>96.15</text:p>
          </table:table-cell>
          <table:table-cell table:style-name="ce1" office:value-type="float" office:value="90.88">
            <text:p>90.88</text:p>
          </table:table-cell>
          <table:table-cell table:style-name="ce1" office:value-type="float" office:value="93.44">
            <text:p>93.44</text:p>
          </table:table-cell>
          <table:table-cell table:style-name="ce1" office:value-type="float" office:value="89.74">
            <text:p>89.74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87.91">
            <text:p>87.91</text:p>
          </table:table-cell>
        </table:table-row>
        <table:table-row>
          <table:table-cell table:number-columns-repeated="5"/>
          <table:table-cell table:style-name="ce2" office:value-type="float" office:value="0.304575163398693">
            <text:p>0.304575163398693</text:p>
          </table:table-cell>
          <table:table-cell table:style-name="ce1" office:value-type="float" office:value="18.73">
            <text:p>18.73</text:p>
          </table:table-cell>
          <table:table-cell table:style-name="ce1" office:value-type="float" office:value="30.46">
            <text:p>30.46</text:p>
          </table:table-cell>
          <table:table-cell table:style-name="ce1" office:value-type="float" office:value="23.2">
            <text:p>23.2</text:p>
          </table:table-cell>
          <table:table-cell table:style-name="ce2" office:value-type="float" office:value="0.92649945474373">
            <text:p>0.92649945474373</text:p>
          </table:table-cell>
          <table:table-cell table:style-name="ce1" office:value-type="float" office:value="95.99">
            <text:p>95.99</text:p>
          </table:table-cell>
          <table:table-cell table:style-name="ce1" office:value-type="float" office:value="92.65">
            <text:p>92.65</text:p>
          </table:table-cell>
          <table:table-cell table:style-name="ce1" office:value-type="float" office:value="94.29">
            <text:p>94.29</text:p>
          </table:table-cell>
          <table:table-cell table:style-name="ce1" office:value-type="float" office:value="90.54">
            <text:p>90.54</text:p>
          </table:table-cell>
          <table:table-cell table:style-name="ce1" office:value-type="float" office:value="91.92">
            <text:p>91.92</text:p>
          </table:table-cell>
          <table:table-cell table:style-name="ce1" office:value-type="float" office:value="89.37">
            <text:p>89.37</text:p>
          </table:table-cell>
        </table:table-row>
        <table:table-row>
          <table:table-cell table:number-columns-repeated="5"/>
          <table:table-cell table:style-name="ce2" office:value-type="float" office:value="0.281045751633987">
            <text:p>0.281045751633987</text:p>
          </table:table-cell>
          <table:table-cell table:style-name="ce1" office:value-type="float" office:value="20.96">
            <text:p>20.96</text:p>
          </table:table-cell>
          <table:table-cell table:style-name="ce1" office:value-type="float" office:value="28.1">
            <text:p>28.1</text:p>
          </table:table-cell>
          <table:table-cell table:style-name="ce1" office:value-type="float" office:value="24.01">
            <text:p>24.01</text:p>
          </table:table-cell>
          <table:table-cell table:style-name="ce2" office:value-type="float" office:value="0.941039621955652">
            <text:p>0.941039621955652</text:p>
          </table:table-cell>
          <table:table-cell table:style-name="ce1" office:value-type="float" office:value="95.92">
            <text:p>95.92</text:p>
          </table:table-cell>
          <table:table-cell table:style-name="ce1" office:value-type="float" office:value="94.1">
            <text:p>94.1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91.26">
            <text:p>91.26</text:p>
          </table:table-cell>
          <table:table-cell table:style-name="ce1" office:value-type="float" office:value="91.97">
            <text:p>91.97</text:p>
          </table:table-cell>
          <table:table-cell table:style-name="ce1" office:value-type="float" office:value="90.62">
            <text:p>90.62</text:p>
          </table:table-cell>
        </table:table-row>
        <table:table-row>
          <table:table-cell table:number-columns-repeated="5"/>
          <table:table-cell table:style-name="ce2" office:value-type="float" office:value="0.264052287581699">
            <text:p>0.264052287581699</text:p>
          </table:table-cell>
          <table:table-cell table:style-name="ce1" office:value-type="float" office:value="22.75">
            <text:p>22.75</text:p>
          </table:table-cell>
          <table:table-cell table:style-name="ce1" office:value-type="float" office:value="26.41">
            <text:p>26.41</text:p>
          </table:table-cell>
          <table:table-cell table:style-name="ce1" office:value-type="float" office:value="24.44">
            <text:p>24.44</text:p>
          </table:table-cell>
          <table:table-cell table:style-name="ce2" office:value-type="float" office:value="0.950127226463104">
            <text:p>0.950127226463104</text:p>
          </table:table-cell>
          <table:table-cell table:style-name="ce1" office:value-type="float" office:value="95.87">
            <text:p>95.87</text:p>
          </table:table-cell>
          <table:table-cell table:style-name="ce1" office:value-type="float" office:value="95.01">
            <text:p>95.01</text:p>
          </table:table-cell>
          <table:table-cell table:style-name="ce1" office:value-type="float" office:value="95.44">
            <text:p>95.44</text:p>
          </table:table-cell>
          <table:table-cell table:style-name="ce1" office:value-type="float" office:value="91.7">
            <text:p>91.7</text:p>
          </table:table-cell>
          <table:table-cell table:style-name="ce1" office:value-type="float" office:value="92.02">
            <text:p>92.02</text:p>
          </table:table-cell>
          <table:table-cell table:style-name="ce1" office:value-type="float" office:value="91.4">
            <text:p>91.4</text:p>
          </table:table-cell>
        </table:table-row>
        <table:table-row>
          <table:table-cell table:number-columns-repeated="5"/>
          <table:table-cell table:style-name="ce2" office:value-type="float" office:value="0.236601307189542">
            <text:p>0.236601307189542</text:p>
          </table:table-cell>
          <table:table-cell table:style-name="ce1" office:value-type="float" office:value="24.63">
            <text:p>24.63</text:p>
          </table:table-cell>
          <table:table-cell table:style-name="ce1" office:value-type="float" office:value="23.66">
            <text:p>23.66</text:p>
          </table:table-cell>
          <table:table-cell table:style-name="ce1" office:value-type="float" office:value="24.14">
            <text:p>24.14</text:p>
          </table:table-cell>
          <table:table-cell table:style-name="ce2" office:value-type="float" office:value="0.959723736822973">
            <text:p>0.959723736822973</text:p>
          </table:table-cell>
          <table:table-cell table:style-name="ce1" office:value-type="float" office:value="95.76">
            <text:p>95.76</text:p>
          </table:table-cell>
          <table:table-cell table:style-name="ce1" office:value-type="float" office:value="95.97">
            <text:p>95.97</text:p>
          </table:table-cell>
          <table:table-cell table:style-name="ce1" office:value-type="float" office:value="95.86">
            <text:p>95.86</text:p>
          </table:table-cell>
          <table:table-cell table:style-name="ce1" office:value-type="float" office:value="92.08">
            <text:p>92.08</text:p>
          </table:table-cell>
          <table:table-cell table:style-name="ce1" office:value-type="float" office:value="92.01">
            <text:p>92.01</text:p>
          </table:table-cell>
          <table:table-cell table:style-name="ce1" office:value-type="float" office:value="92.16">
            <text:p>92.16</text:p>
          </table:table-cell>
        </table:table-row>
        <table:table-row>
          <table:table-cell table:number-columns-repeated="5"/>
          <table:table-cell table:style-name="ce2" office:value-type="float" office:value="0.2">
            <text:p>0.2</text:p>
          </table:table-cell>
          <table:table-cell table:style-name="ce1" office:value-type="float" office:value="26.33">
            <text:p>26.33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2.73">
            <text:p>22.73</text:p>
          </table:table-cell>
          <table:table-cell table:style-name="ce2" office:value-type="float" office:value="0.968884042166485">
            <text:p>0.968884042166485</text:p>
          </table:table-cell>
          <table:table-cell table:style-name="ce1" office:value-type="float" office:value="95.61">
            <text:p>95.61</text:p>
          </table:table-cell>
          <table:table-cell table:style-name="ce1" office:value-type="float" office:value="96.89">
            <text:p>96.89</text:p>
          </table:table-cell>
          <table:table-cell table:style-name="ce1" office:value-type="float" office:value="96.25">
            <text:p>96.25</text:p>
          </table:table-cell>
          <table:table-cell table:style-name="ce1" office:value-type="float" office:value="92.38">
            <text:p>92.38</text:p>
          </table:table-cell>
          <table:table-cell table:style-name="ce1" office:value-type="float" office:value="91.96">
            <text:p>91.96</text:p>
          </table:table-cell>
          <table:table-cell table:style-name="ce1" office:value-type="float" office:value="92.84">
            <text:p>92.84</text:p>
          </table:table-cell>
        </table:table-row>
        <table:table-row>
          <table:table-cell table:number-columns-repeated="5"/>
          <table:table-cell table:style-name="ce2" office:value-type="float" office:value="0.167320261437908">
            <text:p>0.167320261437908</text:p>
          </table:table-cell>
          <table:table-cell table:style-name="ce1" office:value-type="float" office:value="30.55">
            <text:p>30.55</text:p>
          </table:table-cell>
          <table:table-cell table:style-name="ce1" office:value-type="float" office:value="16.73">
            <text:p>16.73</text:p>
          </table:table-cell>
          <table:table-cell table:style-name="ce1" office:value-type="float" office:value="21.62">
            <text:p>21.62</text:p>
          </table:table-cell>
          <table:table-cell table:style-name="ce2" office:value-type="float" office:value="0.978844056706652">
            <text:p>0.978844056706652</text:p>
          </table:table-cell>
          <table:table-cell table:style-name="ce1" office:value-type="float" office:value="95.48">
            <text:p>95.48</text:p>
          </table:table-cell>
          <table:table-cell table:style-name="ce1" office:value-type="float" office:value="97.88">
            <text:p>97.88</text:p>
          </table:table-cell>
          <table:table-cell table:style-name="ce1" office:value-type="float" office:value="96.67">
            <text:p>96.67</text:p>
          </table:table-cell>
          <table:table-cell table:style-name="ce1" office:value-type="float" office:value="92.72">
            <text:p>92.72</text:p>
          </table:table-cell>
          <table:table-cell table:style-name="ce1" office:value-type="float" office:value="92.06">
            <text:p>92.06</text:p>
          </table:table-cell>
          <table:table-cell table:style-name="ce1" office:value-type="float" office:value="93.6">
            <text:p>93.6</text:p>
          </table:table-cell>
        </table:table-row>
        <table:table-row>
          <table:table-cell table:number-columns-repeated="5"/>
          <table:table-cell table:style-name="ce2" office:value-type="float" office:value="0.10718954248366">
            <text:p>0.10718954248366</text:p>
          </table:table-cell>
          <table:table-cell table:style-name="ce1" office:value-type="float" office:value="36.61">
            <text:p>36.61</text:p>
          </table:table-cell>
          <table:table-cell table:style-name="ce1" office:value-type="float" office:value="10.72">
            <text:p>10.72</text:p>
          </table:table-cell>
          <table:table-cell table:style-name="ce1" office:value-type="float" office:value="16.58">
            <text:p>16.58</text:p>
          </table:table-cell>
          <table:table-cell table:style-name="ce2" office:value-type="float" office:value="0.989676481279535">
            <text:p>0.989676481279535</text:p>
          </table:table-cell>
          <table:table-cell table:style-name="ce1" office:value-type="float" office:value="95.22">
            <text:p>95.22</text:p>
          </table:table-cell>
          <table:table-cell table:style-name="ce1" office:value-type="float" office:value="98.97">
            <text:p>98.97</text:p>
          </table:table-cell>
          <table:table-cell table:style-name="ce1" office:value-type="float" office:value="97.06">
            <text:p>97.06</text:p>
          </table:table-cell>
          <table:table-cell table:style-name="ce1" office:value-type="float" office:value="92.82">
            <text:p>92.82</text:p>
          </table:table-cell>
          <table:table-cell table:style-name="ce1" office:value-type="float" office:value="92.13">
            <text:p>92.13</text:p>
          </table:table-cell>
          <table:table-cell table:style-name="ce1" office:value-type="float" office:value="94.32">
            <text:p>94.32</text:p>
          </table:table-cell>
        </table:table-row>
      </table:table>
      <table:table table:name="'file:///home/runejen/Dropbox/Skole/Master/Data/Model_2.ods'#r_nn_sgd" table:print="false" table:style-name="ta_extref">
        <table:table-source xlink:type="simple" xlink:href="../Model_2.ods" table:table-name="r_nn_sgd" table:filter-name="calc8" table:mode="copy-results-only"/>
        <table:table-column table:number-columns-repeated="16"/>
        <table:table-row table:number-rows-repeated="58">
          <table:table-cell table:number-columns-repeated="16"/>
        </table:table-row>
        <table:table-row>
          <table:table-cell table:number-columns-repeated="5"/>
          <table:table-cell table:style-name="ce2" office:value-type="float" office:value="0.818300653594771">
            <text:p>0.818300653594771</text:p>
          </table:table-cell>
          <table:table-cell table:style-name="ce1" office:value-type="float" office:value="19.08">
            <text:p>19.08</text:p>
          </table:table-cell>
          <table:table-cell table:style-name="ce1" office:value-type="float" office:value="81.83">
            <text:p>81.83</text:p>
          </table:table-cell>
          <table:table-cell table:style-name="ce1" office:value-type="float" office:value="30.94">
            <text:p>30.94</text:p>
          </table:table-cell>
          <table:table-cell table:style-name="ce2" office:value-type="float" office:value="0.806979280261723">
            <text:p>0.806979280261723</text:p>
          </table:table-cell>
          <table:table-cell table:style-name="ce1" office:value-type="float" office:value="98.76">
            <text:p>98.76</text:p>
          </table:table-cell>
          <table:table-cell table:style-name="ce1" office:value-type="float" office:value="80.7">
            <text:p>80.7</text:p>
          </table:table-cell>
          <table:table-cell table:style-name="ce1" office:value-type="float" office:value="88.82">
            <text:p>88.82</text:p>
          </table:table-cell>
          <table:table-cell table:style-name="ce1" office:value-type="float" office:value="85.77">
            <text:p>85.77</text:p>
          </table:table-cell>
          <table:table-cell table:style-name="ce1" office:value-type="float" office:value="94.56">
            <text:p>94.56</text:p>
          </table:table-cell>
          <table:table-cell table:style-name="ce1" office:value-type="float" office:value="80.76">
            <text:p>80.76</text:p>
          </table:table-cell>
        </table:table-row>
        <table:table-row>
          <table:table-cell table:number-columns-repeated="5"/>
          <table:table-cell table:style-name="ce2" office:value-type="float" office:value="0.773856209150327">
            <text:p>0.773856209150327</text:p>
          </table:table-cell>
          <table:table-cell table:style-name="ce1" office:value-type="float" office:value="23.08">
            <text:p>23.08</text:p>
          </table:table-cell>
          <table:table-cell table:style-name="ce1" office:value-type="float" office:value="77.39">
            <text:p>77.39</text:p>
          </table:table-cell>
          <table:table-cell table:style-name="ce1" office:value-type="float" office:value="35.56">
            <text:p>35.56</text:p>
          </table:table-cell>
          <table:table-cell table:style-name="ce2" office:value-type="float" office:value="0.85656125045438">
            <text:p>0.85656125045438</text:p>
          </table:table-cell>
          <table:table-cell table:style-name="ce1" office:value-type="float" office:value="98.55">
            <text:p>98.55</text:p>
          </table:table-cell>
          <table:table-cell table:style-name="ce1" office:value-type="float" office:value="85.66">
            <text:p>85.66</text:p>
          </table:table-cell>
          <table:table-cell table:style-name="ce1" office:value-type="float" office:value="91.65">
            <text:p>91.65</text:p>
          </table:table-cell>
          <table:table-cell table:style-name="ce1" office:value-type="float" office:value="88.69">
            <text:p>88.69</text:p>
          </table:table-cell>
          <table:table-cell table:style-name="ce1" office:value-type="float" office:value="94.57">
            <text:p>94.57</text:p>
          </table:table-cell>
          <table:table-cell table:style-name="ce1" office:value-type="float" office:value="85.22">
            <text:p>85.22</text:p>
          </table:table-cell>
        </table:table-row>
        <table:table-row>
          <table:table-cell table:number-columns-repeated="5"/>
          <table:table-cell table:style-name="ce2" office:value-type="float" office:value="0.737254901960784">
            <text:p>0.737254901960784</text:p>
          </table:table-cell>
          <table:table-cell table:style-name="ce1" office:value-type="float" office:value="26.67">
            <text:p>26.67</text:p>
          </table:table-cell>
          <table:table-cell table:style-name="ce1" office:value-type="float" office:value="73.73">
            <text:p>73.73</text:p>
          </table:table-cell>
          <table:table-cell table:style-name="ce1" office:value-type="float" office:value="39.17">
            <text:p>39.17</text:p>
          </table:table-cell>
          <table:table-cell table:style-name="ce2" office:value-type="float" office:value="0.887241003271538">
            <text:p>0.887241003271538</text:p>
          </table:table-cell>
          <table:table-cell table:style-name="ce1" office:value-type="float" office:value="98.38">
            <text:p>98.38</text:p>
          </table:table-cell>
          <table:table-cell table:style-name="ce1" office:value-type="float" office:value="88.72">
            <text:p>88.72</text:p>
          </table:table-cell>
          <table:table-cell table:style-name="ce1" office:value-type="float" office:value="93.3">
            <text:p>93.3</text:p>
          </table:table-cell>
          <table:table-cell table:style-name="ce1" office:value-type="float" office:value="90.45">
            <text:p>90.45</text:p>
          </table:table-cell>
          <table:table-cell table:style-name="ce1" office:value-type="float" office:value="94.6">
            <text:p>94.6</text:p>
          </table:table-cell>
          <table:table-cell table:style-name="ce1" office:value-type="float" office:value="87.93">
            <text:p>87.93</text:p>
          </table:table-cell>
        </table:table-row>
        <table:table-row>
          <table:table-cell table:number-columns-repeated="5"/>
          <table:table-cell table:style-name="ce2" office:value-type="float" office:value="0.691503267973856">
            <text:p>0.691503267973856</text:p>
          </table:table-cell>
          <table:table-cell table:style-name="ce1" office:value-type="float" office:value="29.19">
            <text:p>29.19</text:p>
          </table:table-cell>
          <table:table-cell table:style-name="ce1" office:value-type="float" office:value="69.15">
            <text:p>69.15</text:p>
          </table:table-cell>
          <table:table-cell table:style-name="ce1" office:value-type="float" office:value="41.05">
            <text:p>41.05</text:p>
          </table:table-cell>
          <table:table-cell table:style-name="ce2" office:value-type="float" office:value="0.906724827335514">
            <text:p>0.906724827335514</text:p>
          </table:table-cell>
          <table:table-cell table:style-name="ce1" office:value-type="float" office:value="98.14">
            <text:p>98.14</text:p>
          </table:table-cell>
          <table:table-cell table:style-name="ce1" office:value-type="float" office:value="90.67">
            <text:p>90.67</text:p>
          </table:table-cell>
          <table:table-cell table:style-name="ce1" office:value-type="float" office:value="94.26">
            <text:p>94.26</text:p>
          </table:table-cell>
          <table:table-cell table:style-name="ce1" office:value-type="float" office:value="91.46">
            <text:p>91.46</text:p>
          </table:table-cell>
          <table:table-cell table:style-name="ce1" office:value-type="float" office:value="94.51">
            <text:p>94.51</text:p>
          </table:table-cell>
          <table:table-cell table:style-name="ce1" office:value-type="float" office:value="89.54">
            <text:p>89.54</text:p>
          </table:table-cell>
        </table:table-row>
        <table:table-row>
          <table:table-cell table:number-columns-repeated="5"/>
          <table:table-cell table:style-name="ce2" office:value-type="float" office:value="0.649673202614379">
            <text:p>0.649673202614379</text:p>
          </table:table-cell>
          <table:table-cell table:style-name="ce1" office:value-type="float" office:value="32.5">
            <text:p>32.5</text:p>
          </table:table-cell>
          <table:table-cell table:style-name="ce1" office:value-type="float" office:value="64.97">
            <text:p>64.97</text:p>
          </table:table-cell>
          <table:table-cell table:style-name="ce1" office:value-type="float" office:value="43.33">
            <text:p>43.33</text:p>
          </table:table-cell>
          <table:table-cell table:style-name="ce2" office:value-type="float" office:value="0.924972737186478">
            <text:p>0.924972737186478</text:p>
          </table:table-cell>
          <table:table-cell table:style-name="ce1" office:value-type="float" office:value="97.94">
            <text:p>97.94</text:p>
          </table:table-cell>
          <table:table-cell table:style-name="ce1" office:value-type="float" office:value="92.5">
            <text:p>92.5</text:p>
          </table:table-cell>
          <table:table-cell table:style-name="ce1" office:value-type="float" office:value="95.14">
            <text:p>95.14</text:p>
          </table:table-cell>
          <table:table-cell table:style-name="ce1" office:value-type="float" office:value="92.41">
            <text:p>92.41</text:p>
          </table:table-cell>
          <table:table-cell table:style-name="ce1" office:value-type="float" office:value="94.49">
            <text:p>94.49</text:p>
          </table:table-cell>
          <table:table-cell table:style-name="ce1" office:value-type="float" office:value="91.05">
            <text:p>91.05</text:p>
          </table:table-cell>
        </table:table-row>
        <table:table-row>
          <table:table-cell table:number-columns-repeated="5"/>
          <table:table-cell table:style-name="ce2" office:value-type="float" office:value="0.609150326797386">
            <text:p>0.609150326797386</text:p>
          </table:table-cell>
          <table:table-cell table:style-name="ce1" office:value-type="float" office:value="36.55">
            <text:p>36.55</text:p>
          </table:table-cell>
          <table:table-cell table:style-name="ce1" office:value-type="float" office:value="60.92">
            <text:p>60.92</text:p>
          </table:table-cell>
          <table:table-cell table:style-name="ce1" office:value-type="float" office:value="45.69">
            <text:p>45.69</text:p>
          </table:table-cell>
          <table:table-cell table:style-name="ce2" office:value-type="float" office:value="0.941185023627772">
            <text:p>0.941185023627772</text:p>
          </table:table-cell>
          <table:table-cell table:style-name="ce1" office:value-type="float" office:value="97.74">
            <text:p>97.74</text:p>
          </table:table-cell>
          <table:table-cell table:style-name="ce1" office:value-type="float" office:value="94.12">
            <text:p>94.12</text:p>
          </table:table-cell>
          <table:table-cell table:style-name="ce1" office:value-type="float" office:value="95.9">
            <text:p>95.9</text:p>
          </table:table-cell>
          <table:table-cell table:style-name="ce1" office:value-type="float" office:value="93.25">
            <text:p>93.25</text:p>
          </table:table-cell>
          <table:table-cell table:style-name="ce1" office:value-type="float" office:value="94.52">
            <text:p>94.52</text:p>
          </table:table-cell>
          <table:table-cell table:style-name="ce1" office:value-type="float" office:value="92.37">
            <text:p>92.37</text:p>
          </table:table-cell>
        </table:table-row>
        <table:table-row>
          <table:table-cell table:number-columns-repeated="5"/>
          <table:table-cell table:style-name="ce2" office:value-type="float" office:value="0.537254901960784">
            <text:p>0.537254901960784</text:p>
          </table:table-cell>
          <table:table-cell table:style-name="ce1" office:value-type="float" office:value="40.49">
            <text:p>40.49</text:p>
          </table:table-cell>
          <table:table-cell table:style-name="ce1" office:value-type="float" office:value="53.73">
            <text:p>53.73</text:p>
          </table:table-cell>
          <table:table-cell table:style-name="ce1" office:value-type="float" office:value="46.18">
            <text:p>46.18</text:p>
          </table:table-cell>
          <table:table-cell table:style-name="ce2" office:value-type="float" office:value="0.956088695019993">
            <text:p>0.956088695019993</text:p>
          </table:table-cell>
          <table:table-cell table:style-name="ce1" office:value-type="float" office:value="97.38">
            <text:p>97.38</text:p>
          </table:table-cell>
          <table:table-cell table:style-name="ce1" office:value-type="float" office:value="95.61">
            <text:p>95.61</text:p>
          </table:table-cell>
          <table:table-cell table:style-name="ce1" office:value-type="float" office:value="96.49">
            <text:p>96.49</text:p>
          </table:table-cell>
          <table:table-cell table:style-name="ce1" office:value-type="float" office:value="93.84">
            <text:p>93.84</text:p>
          </table:table-cell>
          <table:table-cell table:style-name="ce1" office:value-type="float" office:value="94.38">
            <text:p>94.38</text:p>
          </table:table-cell>
          <table:table-cell table:style-name="ce1" office:value-type="float" office:value="93.4">
            <text:p>93.4</text:p>
          </table:table-cell>
        </table:table-row>
        <table:table-row>
          <table:table-cell table:number-columns-repeated="5"/>
          <table:table-cell table:style-name="ce2" office:value-type="float" office:value="0.418300653594771">
            <text:p>0.418300653594771</text:p>
          </table:table-cell>
          <table:table-cell table:style-name="ce1" office:value-type="float" office:value="44.26">
            <text:p>44.26</text:p>
          </table:table-cell>
          <table:table-cell table:style-name="ce1" office:value-type="float" office:value="41.83">
            <text:p>41.83</text:p>
          </table:table-cell>
          <table:table-cell table:style-name="ce1" office:value-type="float" office:value="43.01">
            <text:p>43.01</text:p>
          </table:table-cell>
          <table:table-cell table:style-name="ce2" office:value-type="float" office:value="0.970701563067975">
            <text:p>0.970701563067975</text:p>
          </table:table-cell>
          <table:table-cell table:style-name="ce1" office:value-type="float" office:value="96.77">
            <text:p>96.77</text:p>
          </table:table-cell>
          <table:table-cell table:style-name="ce1" office:value-type="float" office:value="97.07">
            <text:p>97.07</text:p>
          </table:table-cell>
          <table:table-cell table:style-name="ce1" office:value-type="float" office:value="96.92">
            <text:p>96.92</text:p>
          </table:table-cell>
          <table:table-cell table:style-name="ce1" office:value-type="float" office:value="94.08">
            <text:p>94.08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94.16">
            <text:p>94.16</text:p>
          </table:table-cell>
        </table:table-row>
        <table:table-row>
          <table:table-cell table:number-columns-repeated="5"/>
          <table:table-cell table:style-name="ce2" office:value-type="float" office:value="0.248366013071895">
            <text:p>0.248366013071895</text:p>
          </table:table-cell>
          <table:table-cell table:style-name="ce1" office:value-type="float" office:value="51.77">
            <text:p>51.77</text:p>
          </table:table-cell>
          <table:table-cell table:style-name="ce1" office:value-type="float" office:value="24.84">
            <text:p>24.84</text:p>
          </table:table-cell>
          <table:table-cell table:style-name="ce1" office:value-type="float" office:value="33.57">
            <text:p>33.57</text:p>
          </table:table-cell>
          <table:table-cell table:style-name="ce2" office:value-type="float" office:value="0.987131952017448">
            <text:p>0.987131952017448</text:p>
          </table:table-cell>
          <table:table-cell table:style-name="ce1" office:value-type="float" office:value="95.94">
            <text:p>95.94</text:p>
          </table:table-cell>
          <table:table-cell table:style-name="ce1" office:value-type="float" office:value="98.71">
            <text:p>98.71</text:p>
          </table:table-cell>
          <table:table-cell table:style-name="ce1" office:value-type="float" office:value="97.31">
            <text:p>97.31</text:p>
          </table:table-cell>
          <table:table-cell table:style-name="ce1" office:value-type="float" office:value="93.95">
            <text:p>93.95</text:p>
          </table:table-cell>
          <table:table-cell table:style-name="ce1" office:value-type="float" office:value="93.61">
            <text:p>93.61</text:p>
          </table:table-cell>
          <table:table-cell table:style-name="ce1" office:value-type="float" office:value="94.82">
            <text:p>94.82</text:p>
          </table:table-cell>
        </table:table-row>
      </table:table>
      <table:table table:name="'file:///home/runejen/Dropbox/Skole/Master/Data/Model_2.ods'#rf_nn_sgd" table:print="false" table:style-name="ta_extref">
        <table:table-source xlink:type="simple" xlink:href="../Model_2.ods" table:table-name="rf_nn_sgd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219607843137255">
            <text:p>0.219607843137255</text:p>
          </table:table-cell>
        </table:table-row>
        <table:table-row table:number-rows-repeated="43">
          <table:table-cell table:number-columns-repeated="16"/>
        </table:table-row>
        <table:table-row>
          <table:table-cell table:number-columns-repeated="5"/>
          <table:table-cell table:style-name="ce2" office:value-type="float" office:value="0.70718954248366">
            <text:p>0.70718954248366</text:p>
          </table:table-cell>
          <table:table-cell table:style-name="ce1" office:value-type="float" office:value="14.67">
            <text:p>14.67</text:p>
          </table:table-cell>
          <table:table-cell table:style-name="ce1" office:value-type="float" office:value="70.72">
            <text:p>70.72</text:p>
          </table:table-cell>
          <table:table-cell table:style-name="ce1" office:value-type="float" office:value="24.3">
            <text:p>24.3</text:p>
          </table:table-cell>
          <table:table-cell table:style-name="ce2" office:value-type="float" office:value="0.771210468920393">
            <text:p>0.771210468920393</text:p>
          </table:table-cell>
          <table:table-cell table:style-name="ce1" office:value-type="float" office:value="97.93">
            <text:p>97.93</text:p>
          </table:table-cell>
          <table:table-cell table:style-name="ce1" office:value-type="float" office:value="77.12">
            <text:p>77.12</text:p>
          </table:table-cell>
          <table:table-cell table:style-name="ce1" office:value-type="float" office:value="86.29">
            <text:p>86.29</text:p>
          </table:table-cell>
          <table:table-cell table:style-name="ce1" office:value-type="float" office:value="83.02">
            <text:p>83.02</text:p>
          </table:table-cell>
          <table:table-cell table:style-name="ce1" office:value-type="float" office:value="93.54">
            <text:p>93.54</text:p>
          </table:table-cell>
          <table:table-cell table:style-name="ce1" office:value-type="float" office:value="76.78">
            <text:p>76.78</text:p>
          </table:table-cell>
        </table:table-row>
        <table:table-row>
          <table:table-cell table:number-columns-repeated="5"/>
          <table:table-cell table:style-name="ce2" office:value-type="float" office:value="0.65359477124183">
            <text:p>0.65359477124183</text:p>
          </table:table-cell>
          <table:table-cell table:style-name="ce1" office:value-type="float" office:value="18.16">
            <text:p>18.16</text:p>
          </table:table-cell>
          <table:table-cell table:style-name="ce1" office:value-type="float" office:value="65.36">
            <text:p>65.36</text:p>
          </table:table-cell>
          <table:table-cell table:style-name="ce1" office:value-type="float" office:value="28.42">
            <text:p>28.42</text:p>
          </table:table-cell>
          <table:table-cell table:style-name="ce2" office:value-type="float" office:value="0.836205016357688">
            <text:p>0.836205016357688</text:p>
          </table:table-cell>
          <table:table-cell table:style-name="ce1" office:value-type="float" office:value="97.75">
            <text:p>97.75</text:p>
          </table:table-cell>
          <table:table-cell table:style-name="ce1" office:value-type="float" office:value="83.62">
            <text:p>83.62</text:p>
          </table:table-cell>
          <table:table-cell table:style-name="ce1" office:value-type="float" office:value="90.13">
            <text:p>90.13</text:p>
          </table:table-cell>
          <table:table-cell table:style-name="ce1" office:value-type="float" office:value="86.88">
            <text:p>86.88</text:p>
          </table:table-cell>
          <table:table-cell table:style-name="ce1" office:value-type="float" office:value="93.56">
            <text:p>93.56</text:p>
          </table:table-cell>
          <table:table-cell table:style-name="ce1" office:value-type="float" office:value="82.66">
            <text:p>82.66</text:p>
          </table:table-cell>
        </table:table-row>
        <table:table-row>
          <table:table-cell table:number-columns-repeated="5"/>
          <table:table-cell table:style-name="ce2" office:value-type="float" office:value="0.603921568627451">
            <text:p>0.603921568627451</text:p>
          </table:table-cell>
          <table:table-cell table:style-name="ce1" office:value-type="float" office:value="21.09">
            <text:p>21.09</text:p>
          </table:table-cell>
          <table:table-cell table:style-name="ce1" office:value-type="float" office:value="60.39">
            <text:p>60.39</text:p>
          </table:table-cell>
          <table:table-cell table:style-name="ce1" office:value-type="float" office:value="31.26">
            <text:p>31.26</text:p>
          </table:table-cell>
          <table:table-cell table:style-name="ce2" office:value-type="float" office:value="0.874300254452926">
            <text:p>0.874300254452926</text:p>
          </table:table-cell>
          <table:table-cell table:style-name="ce1" office:value-type="float" office:value="97.54">
            <text:p>97.54</text:p>
          </table:table-cell>
          <table:table-cell table:style-name="ce1" office:value-type="float" office:value="87.43">
            <text:p>87.43</text:p>
          </table:table-cell>
          <table:table-cell table:style-name="ce1" office:value-type="float" office:value="92.21">
            <text:p>92.21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93.51">
            <text:p>93.51</text:p>
          </table:table-cell>
          <table:table-cell table:style-name="ce1" office:value-type="float" office:value="86.01">
            <text:p>86.01</text:p>
          </table:table-cell>
        </table:table-row>
        <table:table-row>
          <table:table-cell table:number-columns-repeated="5"/>
          <table:table-cell table:style-name="ce2" office:value-type="float" office:value="0.558169934640523">
            <text:p>0.558169934640523</text:p>
          </table:table-cell>
          <table:table-cell table:style-name="ce1" office:value-type="float" office:value="24.7">
            <text:p>24.7</text:p>
          </table:table-cell>
          <table:table-cell table:style-name="ce1" office:value-type="float" office:value="55.82">
            <text:p>55.82</text:p>
          </table:table-cell>
          <table:table-cell table:style-name="ce1" office:value-type="float" office:value="34.25">
            <text:p>34.25</text:p>
          </table:table-cell>
          <table:table-cell table:style-name="ce2" office:value-type="float" office:value="0.905343511450382">
            <text:p>0.905343511450382</text:p>
          </table:table-cell>
          <table:table-cell table:style-name="ce1" office:value-type="float" office:value="97.36">
            <text:p>97.36</text:p>
          </table:table-cell>
          <table:table-cell table:style-name="ce1" office:value-type="float" office:value="90.53">
            <text:p>90.53</text:p>
          </table:table-cell>
          <table:table-cell table:style-name="ce1" office:value-type="float" office:value="93.82">
            <text:p>93.82</text:p>
          </table:table-cell>
          <table:table-cell table:style-name="ce1" office:value-type="float" office:value="90.68">
            <text:p>90.68</text:p>
          </table:table-cell>
          <table:table-cell table:style-name="ce1" office:value-type="float" office:value="93.53">
            <text:p>93.53</text:p>
          </table:table-cell>
          <table:table-cell table:style-name="ce1" office:value-type="float" office:value="88.7">
            <text:p>88.7</text:p>
          </table:table-cell>
        </table:table-row>
        <table:table-row>
          <table:table-cell table:number-columns-repeated="5"/>
          <table:table-cell table:style-name="ce2" office:value-type="float" office:value="0.516339869281046">
            <text:p>0.516339869281046</text:p>
          </table:table-cell>
          <table:table-cell table:style-name="ce1" office:value-type="float" office:value="28.52">
            <text:p>28.52</text:p>
          </table:table-cell>
          <table:table-cell table:style-name="ce1" office:value-type="float" office:value="51.63">
            <text:p>51.63</text:p>
          </table:table-cell>
          <table:table-cell table:style-name="ce1" office:value-type="float" office:value="36.74">
            <text:p>36.74</text:p>
          </table:table-cell>
          <table:table-cell table:style-name="ce2" office:value-type="float" office:value="0.928026172300982">
            <text:p>0.928026172300982</text:p>
          </table:table-cell>
          <table:table-cell table:style-name="ce1" office:value-type="float" office:value="97.18">
            <text:p>97.18</text:p>
          </table:table-cell>
          <table:table-cell table:style-name="ce1" office:value-type="float" office:value="92.8">
            <text:p>92.8</text:p>
          </table:table-cell>
          <table:table-cell table:style-name="ce1" office:value-type="float" office:value="94.94">
            <text:p>94.94</text:p>
          </table:table-cell>
          <table:table-cell table:style-name="ce1" office:value-type="float" office:value="91.87">
            <text:p>91.87</text:p>
          </table:table-cell>
          <table:table-cell table:style-name="ce1" office:value-type="float" office:value="93.56">
            <text:p>93.56</text:p>
          </table:table-cell>
          <table:table-cell table:style-name="ce1" office:value-type="float" office:value="90.63">
            <text:p>90.63</text:p>
          </table:table-cell>
        </table:table-row>
        <table:table-row>
          <table:table-cell table:number-columns-repeated="5"/>
          <table:table-cell table:style-name="ce2" office:value-type="float" office:value="0.474509803921569">
            <text:p>0.474509803921569</text:p>
          </table:table-cell>
          <table:table-cell table:style-name="ce1" office:value-type="float" office:value="32.41">
            <text:p>32.41</text:p>
          </table:table-cell>
          <table:table-cell table:style-name="ce1" office:value-type="float" office:value="47.45">
            <text:p>47.45</text:p>
          </table:table-cell>
          <table:table-cell table:style-name="ce1" office:value-type="float" office:value="38.51">
            <text:p>38.51</text:p>
          </table:table-cell>
          <table:table-cell table:style-name="ce2" office:value-type="float" office:value="0.944965467102872">
            <text:p>0.944965467102872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94.5">
            <text:p>94.5</text:p>
          </table:table-cell>
          <table:table-cell table:style-name="ce1" office:value-type="float" office:value="95.73">
            <text:p>95.73</text:p>
          </table:table-cell>
          <table:table-cell table:style-name="ce1" office:value-type="float" office:value="92.72">
            <text:p>92.72</text:p>
          </table:table-cell>
          <table:table-cell table:style-name="ce1" office:value-type="float" office:value="93.6">
            <text:p>93.6</text:p>
          </table:table-cell>
          <table:table-cell table:style-name="ce1" office:value-type="float" office:value="92.02">
            <text:p>92.02</text:p>
          </table:table-cell>
        </table:table-row>
        <table:table-row>
          <table:table-cell table:number-columns-repeated="5"/>
          <table:table-cell table:style-name="ce2" office:value-type="float" office:value="0.413071895424837">
            <text:p>0.413071895424837</text:p>
          </table:table-cell>
          <table:table-cell table:style-name="ce1" office:value-type="float" office:value="37.84">
            <text:p>37.84</text:p>
          </table:table-cell>
          <table:table-cell table:style-name="ce1" office:value-type="float" office:value="41.31">
            <text:p>41.31</text:p>
          </table:table-cell>
          <table:table-cell table:style-name="ce1" office:value-type="float" office:value="39.5">
            <text:p>39.5</text:p>
          </table:table-cell>
          <table:table-cell table:style-name="ce2" office:value-type="float" office:value="0.96226826608506">
            <text:p>0.96226826608506</text:p>
          </table:table-cell>
          <table:table-cell table:style-name="ce1" office:value-type="float" office:value="96.72">
            <text:p>96.72</text:p>
          </table:table-cell>
          <table:table-cell table:style-name="ce1" office:value-type="float" office:value="96.23">
            <text:p>96.23</text:p>
          </table:table-cell>
          <table:table-cell table:style-name="ce1" office:value-type="float" office:value="96.47">
            <text:p>96.47</text:p>
          </table:table-cell>
          <table:table-cell table:style-name="ce1" office:value-type="float" office:value="93.47">
            <text:p>93.47</text:p>
          </table:table-cell>
          <table:table-cell table:style-name="ce1" office:value-type="float" office:value="93.62">
            <text:p>93.62</text:p>
          </table:table-cell>
          <table:table-cell table:style-name="ce1" office:value-type="float" office:value="93.34">
            <text:p>93.34</text:p>
          </table:table-cell>
        </table:table-row>
        <table:table-row>
          <table:table-cell table:number-columns-repeated="5"/>
          <table:table-cell table:style-name="ce2" office:value-type="float" office:value="0.34640522875817">
            <text:p>0.34640522875817</text:p>
          </table:table-cell>
          <table:table-cell table:style-name="ce1" office:value-type="float" office:value="46.9">
            <text:p>46.9</text:p>
          </table:table-cell>
          <table:table-cell table:style-name="ce1" office:value-type="float" office:value="34.64">
            <text:p>34.64</text:p>
          </table:table-cell>
          <table:table-cell table:style-name="ce1" office:value-type="float" office:value="39.85">
            <text:p>39.85</text:p>
          </table:table-cell>
          <table:table-cell table:style-name="ce2" office:value-type="float" office:value="0.978189749182116">
            <text:p>0.978189749182116</text:p>
          </table:table-cell>
          <table:table-cell table:style-name="ce1" office:value-type="float" office:value="96.42">
            <text:p>96.42</text:p>
          </table:table-cell>
          <table:table-cell table:style-name="ce1" office:value-type="float" office:value="97.82">
            <text:p>97.82</text:p>
          </table:table-cell>
          <table:table-cell table:style-name="ce1" office:value-type="float" office:value="97.11">
            <text:p>97.11</text:p>
          </table:table-cell>
          <table:table-cell table:style-name="ce1" office:value-type="float" office:value="94.09">
            <text:p>94.09</text:p>
          </table:table-cell>
          <table:table-cell table:style-name="ce1" office:value-type="float" office:value="93.81">
            <text:p>93.81</text:p>
          </table:table-cell>
          <table:table-cell table:style-name="ce1" office:value-type="float" office:value="94.49">
            <text:p>94.49</text:p>
          </table:table-cell>
        </table:table-row>
        <table:table-row>
          <table:table-cell table:number-columns-repeated="5"/>
          <table:table-cell table:style-name="ce2" office:value-type="float" office:value="0.226143790849673">
            <text:p>0.226143790849673</text:p>
          </table:table-cell>
          <table:table-cell table:style-name="ce1" office:value-type="float" office:value="64.79">
            <text:p>64.79</text:p>
          </table:table-cell>
          <table:table-cell table:style-name="ce1" office:value-type="float" office:value="22.61">
            <text:p>22.61</text:p>
          </table:table-cell>
          <table:table-cell table:style-name="ce1" office:value-type="float" office:value="33.52">
            <text:p>33.52</text:p>
          </table:table-cell>
          <table:table-cell table:style-name="ce2" office:value-type="float" office:value="0.993166121410396">
            <text:p>0.993166121410396</text:p>
          </table:table-cell>
          <table:table-cell table:style-name="ce1" office:value-type="float" office:value="95.85">
            <text:p>95.85</text:p>
          </table:table-cell>
          <table:table-cell table:style-name="ce1" office:value-type="float" office:value="99.32">
            <text:p>99.32</text:p>
          </table:table-cell>
          <table:table-cell table:style-name="ce1" office:value-type="float" office:value="97.55">
            <text:p>97.55</text:p>
          </table:table-cell>
          <table:table-cell table:style-name="ce1" office:value-type="float" office:value="94.18">
            <text:p>94.18</text:p>
          </table:table-cell>
          <table:table-cell table:style-name="ce1" office:value-type="float" office:value="94.21">
            <text:p>94.21</text:p>
          </table:table-cell>
          <table:table-cell table:style-name="ce1" office:value-type="float" office:value="95.28">
            <text:p>95.28</text:p>
          </table:table-cell>
        </table:table-row>
      </table:table>
      <table:table table:name="'file:///home/runejen/Dropbox/Skole/Master/Data/Model_2.ods'#plain_nn_adam" table:print="false" table:style-name="ta_extref">
        <table:table-source xlink:type="simple" xlink:href="../Model_2.ods" table:table-name="plain_nn_adam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00392156862745098">
            <text:p>0.00392156862745098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0.39">
            <text:p>0.39</text:p>
          </table:table-cell>
          <table:table-cell table:style-name="ce1" office:value-type="float" office:value="0.52">
            <text:p>0.52</text:p>
          </table:table-cell>
          <table:table-cell table:style-name="ce2" office:value-type="float" office:value="0.972882588149764">
            <text:p>0.972882588149764</text:p>
          </table:table-cell>
          <table:table-cell table:style-name="ce1" office:value-type="float" office:value="94.61">
            <text:p>94.61</text:p>
          </table:table-cell>
          <table:table-cell table:style-name="ce1" office:value-type="float" office:value="97.29">
            <text:p>97.29</text:p>
          </table:table-cell>
          <table:table-cell table:style-name="ce1" office:value-type="float" office:value="95.93">
            <text:p>95.93</text:p>
          </table:table-cell>
          <table:table-cell table:style-name="ce1" office:value-type="float" office:value="90.9">
            <text:p>90.9</text:p>
          </table:table-cell>
          <table:table-cell table:style-name="ce1" office:value-type="float" office:value="89.67">
            <text:p>89.67</text:p>
          </table:table-cell>
          <table:table-cell table:style-name="ce1" office:value-type="float" office:value="92.18">
            <text:p>92.18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223529411764706">
            <text:p>0.223529411764706</text:p>
          </table:table-cell>
          <table:table-cell table:style-name="ce1" office:value-type="float" office:value="10.03">
            <text:p>10.03</text:p>
          </table:table-cell>
          <table:table-cell table:style-name="ce1" office:value-type="float" office:value="22.35">
            <text:p>22.35</text:p>
          </table:table-cell>
          <table:table-cell table:style-name="ce1" office:value-type="float" office:value="13.85">
            <text:p>13.85</text:p>
          </table:table-cell>
          <table:table-cell table:style-name="ce2" office:value-type="float" office:value="0.888476917484551">
            <text:p>0.888476917484551</text:p>
          </table:table-cell>
          <table:table-cell table:style-name="ce1" office:value-type="float" office:value="95.36">
            <text:p>95.36</text:p>
          </table:table-cell>
          <table:table-cell table:style-name="ce1" office:value-type="float" office:value="88.85">
            <text:p>88.85</text:p>
          </table:table-cell>
          <table:table-cell table:style-name="ce1" office:value-type="float" office:value="91.99">
            <text:p>91.99</text:p>
          </table:table-cell>
          <table:table-cell table:style-name="ce1" office:value-type="float" office:value="87.87">
            <text:p>87.87</text:p>
          </table:table-cell>
          <table:table-cell table:style-name="ce1" office:value-type="float" office:value="90.86">
            <text:p>90.86</text:p>
          </table:table-cell>
          <table:table-cell table:style-name="ce1" office:value-type="float" office:value="85.35">
            <text:p>85.35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304575163398693">
            <text:p>0.304575163398693</text:p>
          </table:table-cell>
          <table:table-cell table:style-name="ce1" office:value-type="float" office:value="9.15">
            <text:p>9.15</text:p>
          </table:table-cell>
          <table:table-cell table:style-name="ce1" office:value-type="float" office:value="30.46">
            <text:p>30.46</text:p>
          </table:table-cell>
          <table:table-cell table:style-name="ce1" office:value-type="float" office:value="14.07">
            <text:p>14.07</text:p>
          </table:table-cell>
          <table:table-cell table:style-name="ce2" office:value-type="float" office:value="0.831842966194111">
            <text:p>0.831842966194111</text:p>
          </table:table-cell>
          <table:table-cell table:style-name="ce1" office:value-type="float" office:value="95.56">
            <text:p>95.56</text:p>
          </table:table-cell>
          <table:table-cell table:style-name="ce1" office:value-type="float" office:value="83.18">
            <text:p>83.18</text:p>
          </table:table-cell>
          <table:table-cell table:style-name="ce1" office:value-type="float" office:value="88.94">
            <text:p>88.94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91.01">
            <text:p>91.01</text:p>
          </table:table-cell>
          <table:table-cell table:style-name="ce1" office:value-type="float" office:value="80.4">
            <text:p>80.4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309803921568627">
            <text:p>0.309803921568627</text:p>
          </table:table-cell>
          <table:table-cell table:style-name="ce1" office:value-type="float" office:value="8.94">
            <text:p>8.94</text:p>
          </table:table-cell>
          <table:table-cell table:style-name="ce1" office:value-type="float" office:value="30.98">
            <text:p>30.98</text:p>
          </table:table-cell>
          <table:table-cell table:style-name="ce1" office:value-type="float" office:value="13.88">
            <text:p>13.88</text:p>
          </table:table-cell>
          <table:table-cell table:style-name="ce2" office:value-type="float" office:value="0.82457288258815">
            <text:p>0.82457288258815</text:p>
          </table:table-cell>
          <table:table-cell table:style-name="ce1" office:value-type="float" office:value="95.55">
            <text:p>95.55</text:p>
          </table:table-cell>
          <table:table-cell table:style-name="ce1" office:value-type="float" office:value="82.46">
            <text:p>82.46</text:p>
          </table:table-cell>
          <table:table-cell table:style-name="ce1" office:value-type="float" office:value="88.52">
            <text:p>88.52</text:p>
          </table:table-cell>
          <table:table-cell table:style-name="ce1" office:value-type="float" office:value="84.59">
            <text:p>84.59</text:p>
          </table:table-cell>
          <table:table-cell table:style-name="ce1" office:value-type="float" office:value="90.99">
            <text:p>90.99</text:p>
          </table:table-cell>
          <table:table-cell table:style-name="ce1" office:value-type="float" office:value="79.75">
            <text:p>79.75</text:p>
          </table:table-cell>
        </table:table-row>
        <table:table-row table:number-rows-repeated="4">
          <table:table-cell table:number-columns-repeated="16"/>
        </table:table-row>
        <table:table-row>
          <table:table-cell table:number-columns-repeated="5"/>
          <table:table-cell table:style-name="ce2" office:value-type="float" office:value="0.396078431372549">
            <text:p>0.396078431372549</text:p>
          </table:table-cell>
          <table:table-cell table:style-name="ce1" office:value-type="float" office:value="7.74">
            <text:p>7.74</text:p>
          </table:table-cell>
          <table:table-cell table:style-name="ce1" office:value-type="float" office:value="39.61">
            <text:p>39.61</text:p>
          </table:table-cell>
          <table:table-cell table:style-name="ce1" office:value-type="float" office:value="12.95">
            <text:p>12.95</text:p>
          </table:table-cell>
          <table:table-cell table:style-name="ce2" office:value-type="float" office:value="0.737549981824791">
            <text:p>0.737549981824791</text:p>
          </table:table-cell>
          <table:table-cell table:style-name="ce1" office:value-type="float" office:value="95.64">
            <text:p>95.64</text:p>
          </table:table-cell>
          <table:table-cell table:style-name="ce1" office:value-type="float" office:value="73.75">
            <text:p>73.75</text:p>
          </table:table-cell>
          <table:table-cell table:style-name="ce1" office:value-type="float" office:value="83.28">
            <text:p>83.28</text:p>
          </table:table-cell>
          <table:table-cell table:style-name="ce1" office:value-type="float" office:value="79.57">
            <text:p>79.57</text:p>
          </table:table-cell>
          <table:table-cell table:style-name="ce1" office:value-type="float" office:value="91.01">
            <text:p>91.01</text:p>
          </table:table-cell>
          <table:table-cell table:style-name="ce1" office:value-type="float" office:value="71.95">
            <text:p>71.95</text:p>
          </table:table-cell>
        </table:table-row>
        <table:table-row>
          <table:table-cell table:number-columns-repeated="5"/>
          <table:table-cell table:style-name="ce2" office:value-type="float" office:value="0.388235294117647">
            <text:p>0.388235294117647</text:p>
          </table:table-cell>
          <table:table-cell table:style-name="ce1" office:value-type="float" office:value="7.86">
            <text:p>7.86</text:p>
          </table:table-cell>
          <table:table-cell table:style-name="ce1" office:value-type="float" office:value="38.82">
            <text:p>38.82</text:p>
          </table:table-cell>
          <table:table-cell table:style-name="ce1" office:value-type="float" office:value="13.07">
            <text:p>13.07</text:p>
          </table:table-cell>
          <table:table-cell table:style-name="ce2" office:value-type="float" office:value="0.747001090512541">
            <text:p>0.747001090512541</text:p>
          </table:table-cell>
          <table:table-cell table:style-name="ce1" office:value-type="float" office:value="95.64">
            <text:p>95.64</text:p>
          </table:table-cell>
          <table:table-cell table:style-name="ce1" office:value-type="float" office:value="74.7">
            <text:p>74.7</text:p>
          </table:table-cell>
          <table:table-cell table:style-name="ce1" office:value-type="float" office:value="83.88">
            <text:p>83.88</text:p>
          </table:table-cell>
          <table:table-cell table:style-name="ce1" office:value-type="float" office:value="80.15">
            <text:p>80.15</text:p>
          </table:table-cell>
          <table:table-cell table:style-name="ce1" office:value-type="float" office:value="91.02">
            <text:p>91.02</text:p>
          </table:table-cell>
          <table:table-cell table:style-name="ce1" office:value-type="float" office:value="72.81">
            <text:p>72.81</text:p>
          </table:table-cell>
        </table:table-row>
        <table:table-row>
          <table:table-cell table:number-columns-repeated="5"/>
          <table:table-cell table:style-name="ce2" office:value-type="float" office:value="0.383006535947712">
            <text:p>0.383006535947712</text:p>
          </table:table-cell>
          <table:table-cell table:style-name="ce1" office:value-type="float" office:value="8.01">
            <text:p>8.01</text:p>
          </table:table-cell>
          <table:table-cell table:style-name="ce1" office:value-type="float" office:value="38.3">
            <text:p>38.3</text:p>
          </table:table-cell>
          <table:table-cell table:style-name="ce1" office:value-type="float" office:value="13.25">
            <text:p>13.25</text:p>
          </table:table-cell>
          <table:table-cell table:style-name="ce2" office:value-type="float" office:value="0.755216284987277">
            <text:p>0.755216284987277</text:p>
          </table:table-cell>
          <table:table-cell table:style-name="ce1" office:value-type="float" office:value="95.65">
            <text:p>95.65</text:p>
          </table:table-cell>
          <table:table-cell table:style-name="ce1" office:value-type="float" office:value="75.52">
            <text:p>75.52</text:p>
          </table:table-cell>
          <table:table-cell table:style-name="ce1" office:value-type="float" office:value="84.4">
            <text:p>84.4</text:p>
          </table:table-cell>
          <table:table-cell table:style-name="ce1" office:value-type="float" office:value="80.65">
            <text:p>80.65</text:p>
          </table:table-cell>
          <table:table-cell table:style-name="ce1" office:value-type="float" office:value="91.03">
            <text:p>91.03</text:p>
          </table:table-cell>
          <table:table-cell table:style-name="ce1" office:value-type="float" office:value="73.56">
            <text:p>73.56</text:p>
          </table:table-cell>
        </table:table-row>
        <table:table-row>
          <table:table-cell table:number-columns-repeated="5"/>
          <table:table-cell table:style-name="ce2" office:value-type="float" office:value="0.376470588235294">
            <text:p>0.376470588235294</text:p>
          </table:table-cell>
          <table:table-cell table:style-name="ce1" office:value-type="float" office:value="8.06">
            <text:p>8.06</text:p>
          </table:table-cell>
          <table:table-cell table:style-name="ce1" office:value-type="float" office:value="37.65">
            <text:p>37.65</text:p>
          </table:table-cell>
          <table:table-cell table:style-name="ce1" office:value-type="float" office:value="13.28">
            <text:p>13.28</text:p>
          </table:table-cell>
          <table:table-cell table:style-name="ce2" office:value-type="float" office:value="0.761032351872047">
            <text:p>0.761032351872047</text:p>
          </table:table-cell>
          <table:table-cell table:style-name="ce1" office:value-type="float" office:value="95.64">
            <text:p>95.64</text:p>
          </table:table-cell>
          <table:table-cell table:style-name="ce1" office:value-type="float" office:value="76.1">
            <text:p>76.1</text:p>
          </table:table-cell>
          <table:table-cell table:style-name="ce1" office:value-type="float" office:value="84.76">
            <text:p>84.76</text:p>
          </table:table-cell>
          <table:table-cell table:style-name="ce1" office:value-type="float" office:value="80.99">
            <text:p>80.99</text:p>
          </table:table-cell>
          <table:table-cell table:style-name="ce1" office:value-type="float" office:value="91.03">
            <text:p>91.03</text:p>
          </table:table-cell>
          <table:table-cell table:style-name="ce1" office:value-type="float" office:value="74.07">
            <text:p>74.07</text:p>
          </table:table-cell>
        </table:table-row>
        <table:table-row>
          <table:table-cell table:number-columns-repeated="5"/>
          <table:table-cell table:style-name="ce2" office:value-type="float" office:value="0.373856209150327">
            <text:p>0.373856209150327</text:p>
          </table:table-cell>
          <table:table-cell table:style-name="ce1" office:value-type="float" office:value="8.19">
            <text:p>8.19</text:p>
          </table:table-cell>
          <table:table-cell table:style-name="ce1" office:value-type="float" office:value="37.39">
            <text:p>37.39</text:p>
          </table:table-cell>
          <table:table-cell table:style-name="ce1" office:value-type="float" office:value="13.44">
            <text:p>13.44</text:p>
          </table:table-cell>
          <table:table-cell table:style-name="ce2" office:value-type="float" office:value="0.766848418756816">
            <text:p>0.766848418756816</text:p>
          </table:table-cell>
          <table:table-cell table:style-name="ce1" office:value-type="float" office:value="95.66">
            <text:p>95.66</text:p>
          </table:table-cell>
          <table:table-cell table:style-name="ce1" office:value-type="float" office:value="76.68">
            <text:p>76.68</text:p>
          </table:table-cell>
          <table:table-cell table:style-name="ce1" office:value-type="float" office:value="85.12">
            <text:p>85.12</text:p>
          </table:table-cell>
          <table:table-cell table:style-name="ce1" office:value-type="float" office:value="81.34">
            <text:p>81.34</text:p>
          </table:table-cell>
          <table:table-cell table:style-name="ce1" office:value-type="float" office:value="91.05">
            <text:p>91.05</text:p>
          </table:table-cell>
          <table:table-cell table:style-name="ce1" office:value-type="float" office:value="74.61">
            <text:p>74.61</text:p>
          </table:table-cell>
        </table:table-row>
        <table:table-row>
          <table:table-cell table:number-columns-repeated="5"/>
          <table:table-cell table:style-name="ce2" office:value-type="float" office:value="0.364705882352941">
            <text:p>0.364705882352941</text:p>
          </table:table-cell>
          <table:table-cell table:style-name="ce1" office:value-type="float" office:value="8.23">
            <text:p>8.23</text:p>
          </table:table-cell>
          <table:table-cell table:style-name="ce1" office:value-type="float" office:value="36.47">
            <text:p>36.47</text:p>
          </table:table-cell>
          <table:table-cell table:style-name="ce1" office:value-type="float" office:value="13.43">
            <text:p>13.43</text:p>
          </table:table-cell>
          <table:table-cell table:style-name="ce2" office:value-type="float" office:value="0.773754998182479">
            <text:p>0.773754998182479</text:p>
          </table:table-cell>
          <table:table-cell table:style-name="ce1" office:value-type="float" office:value="95.63">
            <text:p>95.63</text:p>
          </table:table-cell>
          <table:table-cell table:style-name="ce1" office:value-type="float" office:value="77.38">
            <text:p>77.38</text:p>
          </table:table-cell>
          <table:table-cell table:style-name="ce1" office:value-type="float" office:value="85.54">
            <text:p>85.54</text:p>
          </table:table-cell>
          <table:table-cell table:style-name="ce1" office:value-type="float" office:value="81.74">
            <text:p>81.74</text:p>
          </table:table-cell>
          <table:table-cell table:style-name="ce1" office:value-type="float" office:value="91.03">
            <text:p>91.03</text:p>
          </table:table-cell>
          <table:table-cell table:style-name="ce1" office:value-type="float" office:value="75.22">
            <text:p>75.22</text:p>
          </table:table-cell>
        </table:table-row>
        <table:table-row>
          <table:table-cell table:number-columns-repeated="5"/>
          <table:table-cell table:style-name="ce2" office:value-type="float" office:value="0.345098039215686">
            <text:p>0.345098039215686</text:p>
          </table:table-cell>
          <table:table-cell table:style-name="ce1" office:value-type="float" office:value="8.08">
            <text:p>8.08</text:p>
          </table:table-cell>
          <table:table-cell table:style-name="ce1" office:value-type="float" office:value="34.51">
            <text:p>34.51</text:p>
          </table:table-cell>
          <table:table-cell table:style-name="ce1" office:value-type="float" office:value="13.09">
            <text:p>13.09</text:p>
          </table:table-cell>
          <table:table-cell table:style-name="ce2" office:value-type="float" office:value="0.781606688476917">
            <text:p>0.781606688476917</text:p>
          </table:table-cell>
          <table:table-cell table:style-name="ce1" office:value-type="float" office:value="95.55">
            <text:p>95.55</text:p>
          </table:table-cell>
          <table:table-cell table:style-name="ce1" office:value-type="float" office:value="78.16">
            <text:p>78.16</text:p>
          </table:table-cell>
          <table:table-cell table:style-name="ce1" office:value-type="float" office:value="85.98">
            <text:p>85.98</text:p>
          </table:table-cell>
          <table:table-cell table:style-name="ce1" office:value-type="float" office:value="82.14">
            <text:p>82.14</text:p>
          </table:table-cell>
          <table:table-cell table:style-name="ce1" office:value-type="float" office:value="90.94">
            <text:p>90.94</text:p>
          </table:table-cell>
          <table:table-cell table:style-name="ce1" office:value-type="float" office:value="75.86">
            <text:p>75.86</text:p>
          </table:table-cell>
        </table:table-row>
        <table:table-row>
          <table:table-cell table:number-columns-repeated="5"/>
          <table:table-cell table:style-name="ce2" office:value-type="float" office:value="0.33202614379085">
            <text:p>0.33202614379085</text:p>
          </table:table-cell>
          <table:table-cell table:style-name="ce1" office:value-type="float" office:value="8.34">
            <text:p>8.34</text:p>
          </table:table-cell>
          <table:table-cell table:style-name="ce1" office:value-type="float" office:value="33.2">
            <text:p>33.2</text:p>
          </table:table-cell>
          <table:table-cell table:style-name="ce1" office:value-type="float" office:value="13.33">
            <text:p>13.33</text:p>
          </table:table-cell>
          <table:table-cell table:style-name="ce2" office:value-type="float" office:value="0.797019265721556">
            <text:p>0.797019265721556</text:p>
          </table:table-cell>
          <table:table-cell table:style-name="ce1" office:value-type="float" office:value="95.55">
            <text:p>95.55</text:p>
          </table:table-cell>
          <table:table-cell table:style-name="ce1" office:value-type="float" office:value="79.7">
            <text:p>79.7</text:p>
          </table:table-cell>
          <table:table-cell table:style-name="ce1" office:value-type="float" office:value="86.91">
            <text:p>86.91</text:p>
          </table:table-cell>
          <table:table-cell table:style-name="ce1" office:value-type="float" office:value="83.03">
            <text:p>83.03</text:p>
          </table:table-cell>
          <table:table-cell table:style-name="ce1" office:value-type="float" office:value="90.96">
            <text:p>90.96</text:p>
          </table:table-cell>
          <table:table-cell table:style-name="ce1" office:value-type="float" office:value="77.25">
            <text:p>77.25</text:p>
          </table:table-cell>
        </table:table-row>
        <table:table-row>
          <table:table-cell table:number-columns-repeated="5"/>
          <table:table-cell table:style-name="ce2" office:value-type="float" office:value="0.309803921568627">
            <text:p>0.309803921568627</text:p>
          </table:table-cell>
          <table:table-cell table:style-name="ce1" office:value-type="float" office:value="8.95">
            <text:p>8.95</text:p>
          </table:table-cell>
          <table:table-cell table:style-name="ce1" office:value-type="float" office:value="30.98">
            <text:p>30.98</text:p>
          </table:table-cell>
          <table:table-cell table:style-name="ce1" office:value-type="float" office:value="13.89">
            <text:p>13.89</text:p>
          </table:table-cell>
          <table:table-cell table:style-name="ce2" office:value-type="float" office:value="0.824718284260269">
            <text:p>0.824718284260269</text:p>
          </table:table-cell>
          <table:table-cell table:style-name="ce1" office:value-type="float" office:value="95.55">
            <text:p>95.55</text:p>
          </table:table-cell>
          <table:table-cell table:style-name="ce1" office:value-type="float" office:value="82.47">
            <text:p>82.47</text:p>
          </table:table-cell>
          <table:table-cell table:style-name="ce1" office:value-type="float" office:value="88.53">
            <text:p>88.53</text:p>
          </table:table-cell>
          <table:table-cell table:style-name="ce1" office:value-type="float" office:value="84.6">
            <text:p>84.6</text:p>
          </table:table-cell>
          <table:table-cell table:style-name="ce1" office:value-type="float" office:value="90.99">
            <text:p>90.99</text:p>
          </table:table-cell>
          <table:table-cell table:style-name="ce1" office:value-type="float" office:value="79.76">
            <text:p>79.76</text:p>
          </table:table-cell>
        </table:table-row>
      </table:table>
      <table:table table:name="'file:///home/runejen/Dropbox/Skole/Master/Data/Model_2.ods'#plain_nn_lstm" table:print="false" table:style-name="ta_extref">
        <table:table-source xlink:type="simple" xlink:href="../Model_2.ods" table:table-name="plain_nn_lstm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101960784313725">
            <text:p>0.101960784313725</text:p>
          </table:table-cell>
          <table:table-cell table:style-name="ce1" office:value-type="float" office:value="10.17">
            <text:p>10.17</text:p>
          </table:table-cell>
          <table:table-cell table:style-name="ce1" office:value-type="float" office:value="10.2">
            <text:p>10.2</text:p>
          </table:table-cell>
          <table:table-cell table:style-name="ce1" office:value-type="float" office:value="10.18">
            <text:p>10.18</text:p>
          </table:table-cell>
          <table:table-cell table:style-name="ce2" office:value-type="float" office:value="0.949909123954925">
            <text:p>0.949909123954925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94.99">
            <text:p>94.99</text:p>
          </table:table-cell>
          <table:table-cell table:style-name="ce1" office:value-type="float" office:value="94.99">
            <text:p>94.99</text:p>
          </table:table-cell>
          <table:table-cell table:style-name="ce1" office:value-type="float" office:value="90.52">
            <text:p>90.52</text:p>
          </table:table-cell>
          <table:table-cell table:style-name="ce1" office:value-type="float" office:value="90.53">
            <text:p>90.53</text:p>
          </table:table-cell>
          <table:table-cell table:style-name="ce1" office:value-type="float" office:value="90.52">
            <text:p>90.52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522875816993464">
            <text:p>0.0522875816993464</text:p>
          </table:table-cell>
          <table:table-cell table:style-name="ce1" office:value-type="float" office:value="7.27">
            <text:p>7.27</text:p>
          </table:table-cell>
          <table:table-cell table:style-name="ce1" office:value-type="float" office:value="5.23">
            <text:p>5.23</text:p>
          </table:table-cell>
          <table:table-cell table:style-name="ce1" office:value-type="float" office:value="6.08">
            <text:p>6.08</text:p>
          </table:table-cell>
          <table:table-cell table:style-name="ce2" office:value-type="float" office:value="0.962922573609596">
            <text:p>0.962922573609596</text:p>
          </table:table-cell>
          <table:table-cell table:style-name="ce1" office:value-type="float" office:value="94.81">
            <text:p>94.81</text:p>
          </table:table-cell>
          <table:table-cell table:style-name="ce1" office:value-type="float" office:value="96.29">
            <text:p>96.29</text:p>
          </table:table-cell>
          <table:table-cell table:style-name="ce1" office:value-type="float" office:value="95.54">
            <text:p>95.54</text:p>
          </table:table-cell>
          <table:table-cell table:style-name="ce1" office:value-type="float" office:value="90.83">
            <text:p>90.83</text:p>
          </table:table-cell>
          <table:table-cell table:style-name="ce1" office:value-type="float" office:value="90.2">
            <text:p>90.2</text:p>
          </table:table-cell>
          <table:table-cell table:style-name="ce1" office:value-type="float" office:value="91.49">
            <text:p>91.49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431372549019608">
            <text:p>0.0431372549019608</text:p>
          </table:table-cell>
          <table:table-cell table:style-name="ce1" office:value-type="float" office:value="6.45">
            <text:p>6.45</text:p>
          </table:table-cell>
          <table:table-cell table:style-name="ce1" office:value-type="float" office:value="4.31">
            <text:p>4.31</text:p>
          </table:table-cell>
          <table:table-cell table:style-name="ce1" office:value-type="float" office:value="5.17">
            <text:p>5.17</text:p>
          </table:table-cell>
          <table:table-cell table:style-name="ce2" office:value-type="float" office:value="0.965176299527445">
            <text:p>0.965176299527445</text:p>
          </table:table-cell>
          <table:table-cell table:style-name="ce1" office:value-type="float" office:value="94.77">
            <text:p>94.77</text:p>
          </table:table-cell>
          <table:table-cell table:style-name="ce1" office:value-type="float" office:value="96.52">
            <text:p>96.52</text:p>
          </table:table-cell>
          <table:table-cell table:style-name="ce1" office:value-type="float" office:value="95.64">
            <text:p>95.64</text:p>
          </table:table-cell>
          <table:table-cell table:style-name="ce1" office:value-type="float" office:value="90.87">
            <text:p>90.87</text:p>
          </table:table-cell>
          <table:table-cell table:style-name="ce1" office:value-type="float" office:value="90.12">
            <text:p>90.12</text:p>
          </table:table-cell>
          <table:table-cell table:style-name="ce1" office:value-type="float" office:value="91.66">
            <text:p>91.66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444444444444444">
            <text:p>0.0444444444444444</text:p>
          </table:table-cell>
          <table:table-cell table:style-name="ce1" office:value-type="float" office:value="6.44">
            <text:p>6.44</text:p>
          </table:table-cell>
          <table:table-cell table:style-name="ce1" office:value-type="float" office:value="4.44">
            <text:p>4.44</text:p>
          </table:table-cell>
          <table:table-cell table:style-name="ce1" office:value-type="float" office:value="5.26">
            <text:p>5.26</text:p>
          </table:table-cell>
          <table:table-cell table:style-name="ce2" office:value-type="float" office:value="0.96408578698655">
            <text:p>0.96408578698655</text:p>
          </table:table-cell>
          <table:table-cell table:style-name="ce1" office:value-type="float" office:value="94.78">
            <text:p>94.78</text:p>
          </table:table-cell>
          <table:table-cell table:style-name="ce1" office:value-type="float" office:value="96.41">
            <text:p>96.41</text:p>
          </table:table-cell>
          <table:table-cell table:style-name="ce1" office:value-type="float" office:value="95.59">
            <text:p>95.59</text:p>
          </table:table-cell>
          <table:table-cell table:style-name="ce1" office:value-type="float" office:value="90.83">
            <text:p>90.83</text:p>
          </table:table-cell>
          <table:table-cell table:style-name="ce1" office:value-type="float" office:value="90.13">
            <text:p>90.13</text:p>
          </table:table-cell>
          <table:table-cell table:style-name="ce1" office:value-type="float" office:value="91.56">
            <text:p>91.56</text:p>
          </table:table-cell>
        </table:table-row>
        <table:table-row table:number-rows-repeated="4">
          <table:table-cell table:number-columns-repeated="16"/>
        </table:table-row>
        <table:table-row>
          <table:table-cell table:number-columns-repeated="5"/>
          <table:table-cell table:style-name="ce2" office:value-type="float" office:value="0.0797385620915033">
            <text:p>0.0797385620915033</text:p>
          </table:table-cell>
          <table:table-cell table:style-name="ce1" office:value-type="float" office:value="7.48">
            <text:p>7.48</text:p>
          </table:table-cell>
          <table:table-cell table:style-name="ce1" office:value-type="float" office:value="7.97">
            <text:p>7.97</text:p>
          </table:table-cell>
          <table:table-cell table:style-name="ce1" office:value-type="float" office:value="7.72">
            <text:p>7.72</text:p>
          </table:table-cell>
          <table:table-cell table:style-name="ce2" office:value-type="float" office:value="0.945183569611051">
            <text:p>0.945183569611051</text:p>
          </table:table-cell>
          <table:table-cell table:style-name="ce1" office:value-type="float" office:value="94.86">
            <text:p>94.86</text:p>
          </table:table-cell>
          <table:table-cell table:style-name="ce1" office:value-type="float" office:value="94.52">
            <text:p>94.52</text:p>
          </table:table-cell>
          <table:table-cell table:style-name="ce1" office:value-type="float" office:value="94.69">
            <text:p>94.69</text:p>
          </table:table-cell>
          <table:table-cell table:style-name="ce1" office:value-type="float" office:value="90.11">
            <text:p>90.11</text:p>
          </table:table-cell>
          <table:table-cell table:style-name="ce1" office:value-type="float" office:value="90.26">
            <text:p>90.26</text:p>
          </table:table-cell>
          <table:table-cell table:style-name="ce1" office:value-type="float" office:value="89.96">
            <text:p>89.96</text:p>
          </table:table-cell>
        </table:table-row>
        <table:table-row>
          <table:table-cell table:number-columns-repeated="5"/>
          <table:table-cell table:style-name="ce2" office:value-type="float" office:value="0.073202614379085">
            <text:p>0.073202614379085</text:p>
          </table:table-cell>
          <table:table-cell table:style-name="ce1" office:value-type="float" office:value="7.4">
            <text:p>7.4</text:p>
          </table:table-cell>
          <table:table-cell table:style-name="ce1" office:value-type="float" office:value="7.32">
            <text:p>7.32</text:p>
          </table:table-cell>
          <table:table-cell table:style-name="ce1" office:value-type="float" office:value="7.36">
            <text:p>7.36</text:p>
          </table:table-cell>
          <table:table-cell table:style-name="ce2" office:value-type="float" office:value="0.94903671392221">
            <text:p>0.94903671392221</text:p>
          </table:table-cell>
          <table:table-cell table:style-name="ce1" office:value-type="float" office:value="94.85">
            <text:p>94.85</text:p>
          </table:table-cell>
          <table:table-cell table:style-name="ce1" office:value-type="float" office:value="94.9">
            <text:p>94.9</text:p>
          </table:table-cell>
          <table:table-cell table:style-name="ce1" office:value-type="float" office:value="94.87">
            <text:p>94.87</text:p>
          </table:table-cell>
          <table:table-cell table:style-name="ce1" office:value-type="float" office:value="90.26">
            <text:p>90.26</text:p>
          </table:table-cell>
          <table:table-cell table:style-name="ce1" office:value-type="float" office:value="90.24">
            <text:p>90.24</text:p>
          </table:table-cell>
          <table:table-cell table:style-name="ce1" office:value-type="float" office:value="90.29">
            <text:p>90.29</text:p>
          </table:table-cell>
        </table:table-row>
        <table:table-row>
          <table:table-cell table:number-columns-repeated="5"/>
          <table:table-cell table:style-name="ce2" office:value-type="float" office:value="0.0705882352941176">
            <text:p>0.0705882352941176</text:p>
          </table:table-cell>
          <table:table-cell table:style-name="ce1" office:value-type="float" office:value="7.47">
            <text:p>7.47</text:p>
          </table:table-cell>
          <table:table-cell table:style-name="ce1" office:value-type="float" office:value="7.06">
            <text:p>7.06</text:p>
          </table:table-cell>
          <table:table-cell table:style-name="ce1" office:value-type="float" office:value="7.26">
            <text:p>7.26</text:p>
          </table:table-cell>
          <table:table-cell table:style-name="ce2" office:value-type="float" office:value="0.951363140676118">
            <text:p>0.951363140676118</text:p>
          </table:table-cell>
          <table:table-cell table:style-name="ce1" office:value-type="float" office:value="94.85">
            <text:p>94.85</text:p>
          </table:table-cell>
          <table:table-cell table:style-name="ce1" office:value-type="float" office:value="95.14">
            <text:p>95.14</text:p>
          </table:table-cell>
          <table:table-cell table:style-name="ce1" office:value-type="float" office:value="94.99">
            <text:p>94.99</text:p>
          </table:table-cell>
          <table:table-cell table:style-name="ce1" office:value-type="float" office:value="90.37">
            <text:p>90.37</text:p>
          </table:table-cell>
          <table:table-cell table:style-name="ce1" office:value-type="float" office:value="90.25">
            <text:p>90.25</text:p>
          </table:table-cell>
          <table:table-cell table:style-name="ce1" office:value-type="float" office:value="90.5">
            <text:p>90.5</text:p>
          </table:table-cell>
        </table:table-row>
        <table:table-row>
          <table:table-cell table:number-columns-repeated="5"/>
          <table:table-cell table:style-name="ce2" office:value-type="float" office:value="0.069281045751634">
            <text:p>0.069281045751634</text:p>
          </table:table-cell>
          <table:table-cell table:style-name="ce1" office:value-type="float" office:value="7.54">
            <text:p>7.54</text:p>
          </table:table-cell>
          <table:table-cell table:style-name="ce1" office:value-type="float" office:value="6.93">
            <text:p>6.93</text:p>
          </table:table-cell>
          <table:table-cell table:style-name="ce1" office:value-type="float" office:value="7.22">
            <text:p>7.22</text:p>
          </table:table-cell>
          <table:table-cell table:style-name="ce2" office:value-type="float" office:value="0.952744456561251">
            <text:p>0.952744456561251</text:p>
          </table:table-cell>
          <table:table-cell table:style-name="ce1" office:value-type="float" office:value="94.85">
            <text:p>94.85</text:p>
          </table:table-cell>
          <table:table-cell table:style-name="ce1" office:value-type="float" office:value="95.27">
            <text:p>95.27</text:p>
          </table:table-cell>
          <table:table-cell table:style-name="ce1" office:value-type="float" office:value="95.06">
            <text:p>95.06</text:p>
          </table:table-cell>
          <table:table-cell table:style-name="ce1" office:value-type="float" office:value="90.43">
            <text:p>90.43</text:p>
          </table:table-cell>
          <table:table-cell table:style-name="ce1" office:value-type="float" office:value="90.25">
            <text:p>90.25</text:p>
          </table:table-cell>
          <table:table-cell table:style-name="ce1" office:value-type="float" office:value="90.62">
            <text:p>90.62</text:p>
          </table:table-cell>
        </table:table-row>
        <table:table-row>
          <table:table-cell table:number-columns-repeated="5"/>
          <table:table-cell table:style-name="ce2" office:value-type="float" office:value="0.0640522875816993">
            <text:p>0.0640522875816993</text:p>
          </table:table-cell>
          <table:table-cell table:style-name="ce1" office:value-type="float" office:value="7.24">
            <text:p>7.24</text:p>
          </table:table-cell>
          <table:table-cell table:style-name="ce1" office:value-type="float" office:value="6.41">
            <text:p>6.41</text:p>
          </table:table-cell>
          <table:table-cell table:style-name="ce1" office:value-type="float" office:value="6.8">
            <text:p>6.8</text:p>
          </table:table-cell>
          <table:table-cell table:style-name="ce2" office:value-type="float" office:value="0.954343874954562">
            <text:p>0.954343874954562</text:p>
          </table:table-cell>
          <table:table-cell table:style-name="ce1" office:value-type="float" office:value="94.83">
            <text:p>94.83</text:p>
          </table:table-cell>
          <table:table-cell table:style-name="ce1" office:value-type="float" office:value="95.43">
            <text:p>95.43</text:p>
          </table:table-cell>
          <table:table-cell table:style-name="ce1" office:value-type="float" office:value="95.13">
            <text:p>95.13</text:p>
          </table:table-cell>
          <table:table-cell table:style-name="ce1" office:value-type="float" office:value="90.48">
            <text:p>90.48</text:p>
          </table:table-cell>
          <table:table-cell table:style-name="ce1" office:value-type="float" office:value="90.22">
            <text:p>90.22</text:p>
          </table:table-cell>
          <table:table-cell table:style-name="ce1" office:value-type="float" office:value="90.74">
            <text:p>90.74</text:p>
          </table:table-cell>
        </table:table-row>
        <table:table-row>
          <table:table-cell table:number-columns-repeated="5"/>
          <table:table-cell table:style-name="ce2" office:value-type="float" office:value="0.057516339869281">
            <text:p>0.057516339869281</text:p>
          </table:table-cell>
          <table:table-cell table:style-name="ce1" office:value-type="float" office:value="6.72">
            <text:p>6.72</text:p>
          </table:table-cell>
          <table:table-cell table:style-name="ce1" office:value-type="float" office:value="5.75">
            <text:p>5.75</text:p>
          </table:table-cell>
          <table:table-cell table:style-name="ce1" office:value-type="float" office:value="6.2">
            <text:p>6.2</text:p>
          </table:table-cell>
          <table:table-cell table:style-name="ce2" office:value-type="float" office:value="0.955579789167575">
            <text:p>0.955579789167575</text:p>
          </table:table-cell>
          <table:table-cell table:style-name="ce1" office:value-type="float" office:value="94.8">
            <text:p>94.8</text:p>
          </table:table-cell>
          <table:table-cell table:style-name="ce1" office:value-type="float" office:value="95.56">
            <text:p>95.56</text:p>
          </table:table-cell>
          <table:table-cell table:style-name="ce1" office:value-type="float" office:value="95.18">
            <text:p>95.18</text:p>
          </table:table-cell>
          <table:table-cell table:style-name="ce1" office:value-type="float" office:value="90.49">
            <text:p>90.49</text:p>
          </table:table-cell>
          <table:table-cell table:style-name="ce1" office:value-type="float" office:value="90.16">
            <text:p>90.16</text:p>
          </table:table-cell>
          <table:table-cell table:style-name="ce1" office:value-type="float" office:value="90.83">
            <text:p>90.83</text:p>
          </table:table-cell>
        </table:table-row>
        <table:table-row>
          <table:table-cell table:number-columns-repeated="5"/>
          <table:table-cell table:style-name="ce2" office:value-type="float" office:value="0.0562091503267974">
            <text:p>0.0562091503267974</text:p>
          </table:table-cell>
          <table:table-cell table:style-name="ce1" office:value-type="float" office:value="6.88">
            <text:p>6.88</text:p>
          </table:table-cell>
          <table:table-cell table:style-name="ce1" office:value-type="float" office:value="5.62">
            <text:p>5.62</text:p>
          </table:table-cell>
          <table:table-cell table:style-name="ce1" office:value-type="float" office:value="6.19">
            <text:p>6.19</text:p>
          </table:table-cell>
          <table:table-cell table:style-name="ce2" office:value-type="float" office:value="0.957688113413304">
            <text:p>0.957688113413304</text:p>
          </table:table-cell>
          <table:table-cell table:style-name="ce1" office:value-type="float" office:value="94.8">
            <text:p>94.8</text:p>
          </table:table-cell>
          <table:table-cell table:style-name="ce1" office:value-type="float" office:value="95.77">
            <text:p>95.77</text:p>
          </table:table-cell>
          <table:table-cell table:style-name="ce1" office:value-type="float" office:value="95.28">
            <text:p>95.28</text:p>
          </table:table-cell>
          <table:table-cell table:style-name="ce1" office:value-type="float" office:value="90.59">
            <text:p>90.59</text:p>
          </table:table-cell>
          <table:table-cell table:style-name="ce1" office:value-type="float" office:value="90.17">
            <text:p>90.17</text:p>
          </table:table-cell>
          <table:table-cell table:style-name="ce1" office:value-type="float" office:value="91.02">
            <text:p>91.02</text:p>
          </table:table-cell>
        </table:table-row>
        <table:table-row>
          <table:table-cell table:number-columns-repeated="5"/>
          <table:table-cell table:style-name="ce2" office:value-type="float" office:value="0.0535947712418301">
            <text:p>0.053594771241830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5.36">
            <text:p>5.36</text:p>
          </table:table-cell>
          <table:table-cell table:style-name="ce1" office:value-type="float" office:value="6.07">
            <text:p>6.07</text:p>
          </table:table-cell>
          <table:table-cell table:style-name="ce2" office:value-type="float" office:value="0.96037804434751">
            <text:p>0.96037804434751</text:p>
          </table:table-cell>
          <table:table-cell table:style-name="ce1" office:value-type="float" office:value="94.8">
            <text:p>94.8</text:p>
          </table:table-cell>
          <table:table-cell table:style-name="ce1" office:value-type="float" office:value="96.04">
            <text:p>96.04</text:p>
          </table:table-cell>
          <table:table-cell table:style-name="ce1" office:value-type="float" office:value="95.42">
            <text:p>95.42</text:p>
          </table:table-cell>
          <table:table-cell table:style-name="ce1" office:value-type="float" office:value="90.71">
            <text:p>90.71</text:p>
          </table:table-cell>
          <table:table-cell table:style-name="ce1" office:value-type="float" office:value="90.17">
            <text:p>90.17</text:p>
          </table:table-cell>
          <table:table-cell table:style-name="ce1" office:value-type="float" office:value="91.26">
            <text:p>91.26</text:p>
          </table:table-cell>
        </table:table-row>
        <table:table-row>
          <table:table-cell table:number-columns-repeated="5"/>
          <table:table-cell table:style-name="ce2" office:value-type="float" office:value="0.0444444444444444">
            <text:p>0.0444444444444444</text:p>
          </table:table-cell>
          <table:table-cell table:style-name="ce1" office:value-type="float" office:value="6.43">
            <text:p>6.43</text:p>
          </table:table-cell>
          <table:table-cell table:style-name="ce1" office:value-type="float" office:value="4.44">
            <text:p>4.44</text:p>
          </table:table-cell>
          <table:table-cell table:style-name="ce1" office:value-type="float" office:value="5.25">
            <text:p>5.25</text:p>
          </table:table-cell>
          <table:table-cell table:style-name="ce2" office:value-type="float" office:value="0.964013086150491">
            <text:p>0.964013086150491</text:p>
          </table:table-cell>
          <table:table-cell table:style-name="ce1" office:value-type="float" office:value="94.78">
            <text:p>94.78</text:p>
          </table:table-cell>
          <table:table-cell table:style-name="ce1" office:value-type="float" office:value="96.4">
            <text:p>96.4</text:p>
          </table:table-cell>
          <table:table-cell table:style-name="ce1" office:value-type="float" office:value="95.58">
            <text:p>95.58</text:p>
          </table:table-cell>
          <table:table-cell table:style-name="ce1" office:value-type="float" office:value="90.82">
            <text:p>90.82</text:p>
          </table:table-cell>
          <table:table-cell table:style-name="ce1" office:value-type="float" office:value="90.13">
            <text:p>90.13</text:p>
          </table:table-cell>
          <table:table-cell table:style-name="ce1" office:value-type="float" office:value="91.56">
            <text:p>91.56</text:p>
          </table:table-cell>
        </table:table-row>
      </table:table>
      <table:table table:name="'file:///home/runejen/Dropbox/Skole/Master/Data/Model_2.ods'#plain_nn_lstm_sgd" table:print="false" table:style-name="ta_extref">
        <table:table-source xlink:type="simple" xlink:href="../Model_2.ods" table:table-name="plain_nn_lstm_sgd" table:filter-name="calc8" table:mode="copy-results-only"/>
        <table:table-column table:number-columns-repeated="16"/>
        <table:table-row table:number-rows-repeated="58">
          <table:table-cell table:number-columns-repeated="16"/>
        </table:table-row>
        <table:table-row>
          <table:table-cell table:number-columns-repeated="5"/>
          <table:table-cell table:style-name="ce2" office:value-type="float" office:value="0.802614379084967">
            <text:p>0.802614379084967</text:p>
          </table:table-cell>
          <table:table-cell table:style-name="ce1" office:value-type="float" office:value="8.98">
            <text:p>8.98</text:p>
          </table:table-cell>
          <table:table-cell table:style-name="ce1" office:value-type="float" office:value="80.26">
            <text:p>80.26</text:p>
          </table:table-cell>
          <table:table-cell table:style-name="ce1" office:value-type="float" office:value="16.15">
            <text:p>16.15</text:p>
          </table:table-cell>
          <table:table-cell table:style-name="ce2" office:value-type="float" office:value="0.547509996364958">
            <text:p>0.547509996364958</text:p>
          </table:table-cell>
          <table:table-cell table:style-name="ce1" office:value-type="float" office:value="98.03">
            <text:p>98.03</text:p>
          </table:table-cell>
          <table:table-cell table:style-name="ce1" office:value-type="float" office:value="54.75">
            <text:p>54.75</text:p>
          </table:table-cell>
          <table:table-cell table:style-name="ce1" office:value-type="float" office:value="70.26">
            <text:p>70.26</text:p>
          </table:table-cell>
          <table:table-cell table:style-name="ce1" office:value-type="float" office:value="67.41">
            <text:p>67.41</text:p>
          </table:table-cell>
          <table:table-cell table:style-name="ce1" office:value-type="float" office:value="93.34">
            <text:p>93.34</text:p>
          </table:table-cell>
          <table:table-cell table:style-name="ce1" office:value-type="float" office:value="56.09">
            <text:p>56.09</text:p>
          </table:table-cell>
        </table:table-row>
        <table:table-row>
          <table:table-cell table:number-columns-repeated="5"/>
          <table:table-cell table:style-name="ce2" office:value-type="float" office:value="0.670588235294118">
            <text:p>0.670588235294118</text:p>
          </table:table-cell>
          <table:table-cell table:style-name="ce1" office:value-type="float" office:value="9.98">
            <text:p>9.98</text:p>
          </table:table-cell>
          <table:table-cell table:style-name="ce1" office:value-type="float" office:value="67.06">
            <text:p>67.06</text:p>
          </table:table-cell>
          <table:table-cell table:style-name="ce1" office:value-type="float" office:value="17.37">
            <text:p>17.37</text:p>
          </table:table-cell>
          <table:table-cell table:style-name="ce2" office:value-type="float" office:value="0.663467829880044">
            <text:p>0.663467829880044</text:p>
          </table:table-cell>
          <table:table-cell table:style-name="ce1" office:value-type="float" office:value="97.31">
            <text:p>97.31</text:p>
          </table:table-cell>
          <table:table-cell table:style-name="ce1" office:value-type="float" office:value="66.35">
            <text:p>66.35</text:p>
          </table:table-cell>
          <table:table-cell table:style-name="ce1" office:value-type="float" office:value="78.9">
            <text:p>78.9</text:p>
          </table:table-cell>
          <table:table-cell table:style-name="ce1" office:value-type="float" office:value="75.66">
            <text:p>75.66</text:p>
          </table:table-cell>
          <table:table-cell table:style-name="ce1" office:value-type="float" office:value="92.71">
            <text:p>92.71</text:p>
          </table:table-cell>
          <table:table-cell table:style-name="ce1" office:value-type="float" office:value="66.39">
            <text:p>66.39</text:p>
          </table:table-cell>
        </table:table-row>
        <table:table-row>
          <table:table-cell table:number-columns-repeated="5"/>
          <table:table-cell table:style-name="ce2" office:value-type="float" office:value="0.6">
            <text:p>0.6</text:p>
          </table:table-cell>
          <table:table-cell table:style-name="ce1" office:value-type="float" office:value="11.27">
            <text:p>11.27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8.98">
            <text:p>18.98</text:p>
          </table:table-cell>
          <table:table-cell table:style-name="ce2" office:value-type="float" office:value="0.737331879316612">
            <text:p>0.737331879316612</text:p>
          </table:table-cell>
          <table:table-cell table:style-name="ce1" office:value-type="float" office:value="97.07">
            <text:p>97.07</text:p>
          </table:table-cell>
          <table:table-cell table:style-name="ce1" office:value-type="float" office:value="73.73">
            <text:p>73.73</text:p>
          </table:table-cell>
          <table:table-cell table:style-name="ce1" office:value-type="float" office:value="83.81">
            <text:p>83.81</text:p>
          </table:table-cell>
          <table:table-cell table:style-name="ce1" office:value-type="float" office:value="80.39">
            <text:p>80.39</text:p>
          </table:table-cell>
          <table:table-cell table:style-name="ce1" office:value-type="float" office:value="92.55">
            <text:p>92.55</text:p>
          </table:table-cell>
          <table:table-cell table:style-name="ce1" office:value-type="float" office:value="73.01">
            <text:p>73.01</text:p>
          </table:table-cell>
        </table:table-row>
        <table:table-row>
          <table:table-cell table:number-columns-repeated="5"/>
          <table:table-cell table:style-name="ce2" office:value-type="float" office:value="0.505882352941176">
            <text:p>0.505882352941176</text:p>
          </table:table-cell>
          <table:table-cell table:style-name="ce1" office:value-type="float" office:value="12.29">
            <text:p>12.29</text:p>
          </table:table-cell>
          <table:table-cell table:style-name="ce1" office:value-type="float" office:value="50.59">
            <text:p>50.59</text:p>
          </table:table-cell>
          <table:table-cell table:style-name="ce1" office:value-type="float" office:value="19.78">
            <text:p>19.78</text:p>
          </table:table-cell>
          <table:table-cell table:style-name="ce2" office:value-type="float" office:value="0.799127589967285">
            <text:p>0.799127589967285</text:p>
          </table:table-cell>
          <table:table-cell table:style-name="ce1" office:value-type="float" office:value="96.68">
            <text:p>96.68</text:p>
          </table:table-cell>
          <table:table-cell table:style-name="ce1" office:value-type="float" office:value="79.91">
            <text:p>79.91</text:p>
          </table:table-cell>
          <table:table-cell table:style-name="ce1" office:value-type="float" office:value="87.5">
            <text:p>87.5</text:p>
          </table:table-cell>
          <table:table-cell table:style-name="ce1" office:value-type="float" office:value="83.93">
            <text:p>83.93</text:p>
          </table:table-cell>
          <table:table-cell table:style-name="ce1" office:value-type="float" office:value="92.23">
            <text:p>92.23</text:p>
          </table:table-cell>
          <table:table-cell table:style-name="ce1" office:value-type="float" office:value="78.37">
            <text:p>78.37</text:p>
          </table:table-cell>
        </table:table-row>
        <table:table-row>
          <table:table-cell table:number-columns-repeated="5"/>
          <table:table-cell table:style-name="ce2" office:value-type="float" office:value="0.405228758169935">
            <text:p>0.405228758169935</text:p>
          </table:table-cell>
          <table:table-cell table:style-name="ce1" office:value-type="float" office:value="13.47">
            <text:p>13.47</text:p>
          </table:table-cell>
          <table:table-cell table:style-name="ce1" office:value-type="float" office:value="40.52">
            <text:p>40.52</text:p>
          </table:table-cell>
          <table:table-cell table:style-name="ce1" office:value-type="float" office:value="20.22">
            <text:p>20.22</text:p>
          </table:table-cell>
          <table:table-cell table:style-name="ce2" office:value-type="float" office:value="0.855179934569247">
            <text:p>0.855179934569247</text:p>
          </table:table-cell>
          <table:table-cell table:style-name="ce1" office:value-type="float" office:value="96.28">
            <text:p>96.28</text:p>
          </table:table-cell>
          <table:table-cell table:style-name="ce1" office:value-type="float" office:value="85.52">
            <text:p>85.52</text:p>
          </table:table-cell>
          <table:table-cell table:style-name="ce1" office:value-type="float" office:value="90.58">
            <text:p>90.58</text:p>
          </table:table-cell>
          <table:table-cell table:style-name="ce1" office:value-type="float" office:value="86.87">
            <text:p>86.87</text:p>
          </table:table-cell>
          <table:table-cell table:style-name="ce1" office:value-type="float" office:value="91.92">
            <text:p>91.92</text:p>
          </table:table-cell>
          <table:table-cell table:style-name="ce1" office:value-type="float" office:value="83.15">
            <text:p>83.15</text:p>
          </table:table-cell>
        </table:table-row>
        <table:table-row>
          <table:table-cell table:number-columns-repeated="5"/>
          <table:table-cell table:style-name="ce2" office:value-type="float" office:value="0.29281045751634">
            <text:p>0.29281045751634</text:p>
          </table:table-cell>
          <table:table-cell table:style-name="ce1" office:value-type="float" office:value="15.05">
            <text:p>15.05</text:p>
          </table:table-cell>
          <table:table-cell table:style-name="ce1" office:value-type="float" office:value="29.28">
            <text:p>29.28</text:p>
          </table:table-cell>
          <table:table-cell table:style-name="ce1" office:value-type="float" office:value="19.88">
            <text:p>19.88</text:p>
          </table:table-cell>
          <table:table-cell table:style-name="ce2" office:value-type="float" office:value="0.908106143220647">
            <text:p>0.908106143220647</text:p>
          </table:table-cell>
          <table:table-cell table:style-name="ce1" office:value-type="float" office:value="95.85">
            <text:p>95.85</text:p>
          </table:table-cell>
          <table:table-cell table:style-name="ce1" office:value-type="float" office:value="90.81">
            <text:p>90.81</text:p>
          </table:table-cell>
          <table:table-cell table:style-name="ce1" office:value-type="float" office:value="93.26">
            <text:p>93.26</text:p>
          </table:table-cell>
          <table:table-cell table:style-name="ce1" office:value-type="float" office:value="89.39">
            <text:p>89.39</text:p>
          </table:table-cell>
          <table:table-cell table:style-name="ce1" office:value-type="float" office:value="91.59">
            <text:p>91.59</text:p>
          </table:table-cell>
          <table:table-cell table:style-name="ce1" office:value-type="float" office:value="87.57">
            <text:p>87.57</text:p>
          </table:table-cell>
        </table:table-row>
        <table:table-row>
          <table:table-cell table:number-columns-repeated="5"/>
          <table:table-cell table:style-name="ce2" office:value-type="float" office:value="0.10718954248366">
            <text:p>0.10718954248366</text:p>
          </table:table-cell>
          <table:table-cell table:style-name="ce1" office:value-type="float" office:value="13.04">
            <text:p>13.04</text:p>
          </table:table-cell>
          <table:table-cell table:style-name="ce1" office:value-type="float" office:value="10.72">
            <text:p>10.72</text:p>
          </table:table-cell>
          <table:table-cell table:style-name="ce1" office:value-type="float" office:value="11.77">
            <text:p>11.77</text:p>
          </table:table-cell>
          <table:table-cell table:style-name="ce2" office:value-type="float" office:value="0.960232642675391">
            <text:p>0.960232642675391</text:p>
          </table:table-cell>
          <table:table-cell table:style-name="ce1" office:value-type="float" office:value="95.08">
            <text:p>95.08</text:p>
          </table:table-cell>
          <table:table-cell table:style-name="ce1" office:value-type="float" office:value="96.02">
            <text:p>96.02</text:p>
          </table:table-cell>
          <table:table-cell table:style-name="ce1" office:value-type="float" office:value="95.55">
            <text:p>95.55</text:p>
          </table:table-cell>
          <table:table-cell table:style-name="ce1" office:value-type="float" office:value="91.14">
            <text:p>91.14</text:p>
          </table:table-cell>
          <table:table-cell table:style-name="ce1" office:value-type="float" office:value="90.76">
            <text:p>90.76</text:p>
          </table:table-cell>
          <table:table-cell table:style-name="ce1" office:value-type="float" office:value="91.53">
            <text:p>91.53</text:p>
          </table:table-cell>
        </table:table-row>
        <table:table-row>
          <table:table-cell table:number-columns-repeated="5"/>
          <table:table-cell table:style-name="ce2" office:value-type="float" office:value="0.00130718954248366">
            <text:p>0.00130718954248366</text:p>
          </table:table-cell>
          <table:table-cell table:style-name="ce1" office:value-type="float" office:value="1.25">
            <text:p>1.25</text:p>
          </table:table-cell>
          <table:table-cell table:style-name="ce1" office:value-type="float" office:value="0.13">
            <text:p>0.13</text:p>
          </table:table-cell>
          <table:table-cell table:style-name="ce1" office:value-type="float" office:value="0.24">
            <text:p>0.24</text:p>
          </table:table-cell>
          <table:table-cell table:style-name="ce2" office:value-type="float" office:value="0.99425663395129">
            <text:p>0.99425663395129</text:p>
          </table:table-cell>
          <table:table-cell table:style-name="ce1" office:value-type="float" office:value="94.71">
            <text:p>94.71</text:p>
          </table:table-cell>
          <table:table-cell table:style-name="ce1" office:value-type="float" office:value="99.43">
            <text:p>99.43</text:p>
          </table:table-cell>
          <table:table-cell table:style-name="ce1" office:value-type="float" office:value="97.01">
            <text:p>97.01</text:p>
          </table:table-cell>
          <table:table-cell table:style-name="ce1" office:value-type="float" office:value="91.91">
            <text:p>91.91</text:p>
          </table:table-cell>
          <table:table-cell table:style-name="ce1" office:value-type="float" office:value="89.79">
            <text:p>89.79</text:p>
          </table:table-cell>
          <table:table-cell table:style-name="ce1" office:value-type="float" office:value="94.2">
            <text:p>94.2</text:p>
          </table:table-cell>
        </table:table-row>
        <table:table-row>
          <table:table-cell table:number-columns-repeated="5"/>
          <table:table-cell table:style-name="ce2" office:value-type="float" office:value="0.00130718954248366">
            <text:p>0.00130718954248366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0.13">
            <text:p>0.13</text:p>
          </table:table-cell>
          <table:table-cell table:style-name="ce1" office:value-type="float" office:value="0.26">
            <text:p>0.26</text:p>
          </table:table-cell>
          <table:table-cell table:style-name="ce2" office:value-type="float" office:value="1">
            <text:p>1</text:p>
          </table:table-cell>
          <table:table-cell table:style-name="ce1" office:value-type="float" office:value="94.74">
            <text:p>94.74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97.3">
            <text:p>97.3</text:p>
          </table:table-cell>
          <table:table-cell table:style-name="ce1" office:value-type="float" office:value="92.19">
            <text:p>92.19</text:p>
          </table:table-cell>
          <table:table-cell table:style-name="ce1" office:value-type="float" office:value="95.02">
            <text:p>95.02</text:p>
          </table:table-cell>
          <table:table-cell table:style-name="ce1" office:value-type="float" office:value="94.74">
            <text:p>94.74</text:p>
          </table:table-cell>
        </table:table-row>
      </table:table>
      <table:table table:name="'file:///home/runejen/Dropbox/Skole/Master/Data/Model_2.ods'#r" table:print="false" table:style-name="ta_extref">
        <table:table-source xlink:type="simple" xlink:href="../Model_2.ods" table:table-name="r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124183006535948">
            <text:p>0.124183006535948</text:p>
          </table:table-cell>
          <table:table-cell table:style-name="ce1" office:value-type="float" office:value="33.33">
            <text:p>33.33</text:p>
          </table:table-cell>
          <table:table-cell table:style-name="ce1" office:value-type="float" office:value="12.42">
            <text:p>12.42</text:p>
          </table:table-cell>
          <table:table-cell table:style-name="ce1" office:value-type="float" office:value="18.1">
            <text:p>18.1</text:p>
          </table:table-cell>
          <table:table-cell table:style-name="ce2" office:value-type="float" office:value="0.986186841148673">
            <text:p>0.986186841148673</text:p>
          </table:table-cell>
          <table:table-cell table:style-name="ce1" office:value-type="float" office:value="95.29">
            <text:p>95.29</text:p>
          </table:table-cell>
          <table:table-cell table:style-name="ce1" office:value-type="float" office:value="98.62">
            <text:p>98.62</text:p>
          </table:table-cell>
          <table:table-cell table:style-name="ce1" office:value-type="float" office:value="96.93">
            <text:p>96.93</text:p>
          </table:table-cell>
          <table:table-cell table:style-name="ce1" office:value-type="float" office:value="92.78">
            <text:p>92.78</text:p>
          </table:table-cell>
          <table:table-cell table:style-name="ce1" office:value-type="float" office:value="92.03">
            <text:p>92.03</text:p>
          </table:table-cell>
          <table:table-cell table:style-name="ce1" office:value-type="float" office:value="94.08">
            <text:p>94.08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145098039215686">
            <text:p>0.145098039215686</text:p>
          </table:table-cell>
          <table:table-cell table:style-name="ce1" office:value-type="float" office:value="27.48">
            <text:p>27.48</text:p>
          </table:table-cell>
          <table:table-cell table:style-name="ce1" office:value-type="float" office:value="14.51">
            <text:p>14.51</text:p>
          </table:table-cell>
          <table:table-cell table:style-name="ce1" office:value-type="float" office:value="18.99">
            <text:p>18.99</text:p>
          </table:table-cell>
          <table:table-cell table:style-name="ce2" office:value-type="float" office:value="0.978698655034533">
            <text:p>0.978698655034533</text:p>
          </table:table-cell>
          <table:table-cell table:style-name="ce1" office:value-type="float" office:value="95.37">
            <text:p>95.37</text:p>
          </table:table-cell>
          <table:table-cell table:style-name="ce1" office:value-type="float" office:value="97.87">
            <text:p>97.87</text:p>
          </table:table-cell>
          <table:table-cell table:style-name="ce1" office:value-type="float" office:value="96.6">
            <text:p>96.6</text:p>
          </table:table-cell>
          <table:table-cell table:style-name="ce1" office:value-type="float" office:value="92.51">
            <text:p>92.51</text:p>
          </table:table-cell>
          <table:table-cell table:style-name="ce1" office:value-type="float" office:value="91.79">
            <text:p>91.79</text:p>
          </table:table-cell>
          <table:table-cell table:style-name="ce1" office:value-type="float" office:value="93.48">
            <text:p>93.48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130718954248366">
            <text:p>0.130718954248366</text:p>
          </table:table-cell>
          <table:table-cell table:style-name="ce1" office:value-type="float" office:value="23.81">
            <text:p>23.81</text:p>
          </table:table-cell>
          <table:table-cell table:style-name="ce1" office:value-type="float" office:value="13.07">
            <text:p>13.07</text:p>
          </table:table-cell>
          <table:table-cell table:style-name="ce1" office:value-type="float" office:value="16.88">
            <text:p>16.88</text:p>
          </table:table-cell>
          <table:table-cell table:style-name="ce2" office:value-type="float" office:value="0.976735732460923">
            <text:p>0.976735732460923</text:p>
          </table:table-cell>
          <table:table-cell table:style-name="ce1" office:value-type="float" office:value="95.28">
            <text:p>95.28</text:p>
          </table:table-cell>
          <table:table-cell table:style-name="ce1" office:value-type="float" office:value="97.67">
            <text:p>97.67</text:p>
          </table:table-cell>
          <table:table-cell table:style-name="ce1" office:value-type="float" office:value="96.46">
            <text:p>96.46</text:p>
          </table:table-cell>
          <table:table-cell table:style-name="ce1" office:value-type="float" office:value="92.27">
            <text:p>92.27</text:p>
          </table:table-cell>
          <table:table-cell table:style-name="ce1" office:value-type="float" office:value="91.51">
            <text:p>91.51</text:p>
          </table:table-cell>
          <table:table-cell table:style-name="ce1" office:value-type="float" office:value="93.21">
            <text:p>93.21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116339869281046">
            <text:p>0.116339869281046</text:p>
          </table:table-cell>
          <table:table-cell table:style-name="ce1" office:value-type="float" office:value="21.09">
            <text:p>21.09</text:p>
          </table:table-cell>
          <table:table-cell table:style-name="ce1" office:value-type="float" office:value="11.63">
            <text:p>11.63</text:p>
          </table:table-cell>
          <table:table-cell table:style-name="ce1" office:value-type="float" office:value="14.99">
            <text:p>14.99</text:p>
          </table:table-cell>
          <table:table-cell table:style-name="ce2" office:value-type="float" office:value="0.975790621592148">
            <text:p>0.975790621592148</text:p>
          </table:table-cell>
          <table:table-cell table:style-name="ce1" office:value-type="float" office:value="95.2">
            <text:p>95.2</text:p>
          </table:table-cell>
          <table:table-cell table:style-name="ce1" office:value-type="float" office:value="97.58">
            <text:p>97.58</text:p>
          </table:table-cell>
          <table:table-cell table:style-name="ce1" office:value-type="float" office:value="96.38">
            <text:p>96.38</text:p>
          </table:table-cell>
          <table:table-cell table:style-name="ce1" office:value-type="float" office:value="92.09">
            <text:p>92.09</text:p>
          </table:table-cell>
          <table:table-cell table:style-name="ce1" office:value-type="float" office:value="91.3">
            <text:p>91.3</text:p>
          </table:table-cell>
          <table:table-cell table:style-name="ce1" office:value-type="float" office:value="93.05">
            <text:p>93.05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118954248366013">
            <text:p>0.118954248366013</text:p>
          </table:table-cell>
          <table:table-cell table:style-name="ce1" office:value-type="float" office:value="21.46">
            <text:p>21.46</text:p>
          </table:table-cell>
          <table:table-cell table:style-name="ce1" office:value-type="float" office:value="11.9">
            <text:p>11.9</text:p>
          </table:table-cell>
          <table:table-cell table:style-name="ce1" office:value-type="float" office:value="15.31">
            <text:p>15.31</text:p>
          </table:table-cell>
          <table:table-cell table:style-name="ce2" office:value-type="float" office:value="0.975790621592148">
            <text:p>0.975790621592148</text:p>
          </table:table-cell>
          <table:table-cell table:style-name="ce1" office:value-type="float" office:value="95.22">
            <text:p>95.22</text:p>
          </table:table-cell>
          <table:table-cell table:style-name="ce1" office:value-type="float" office:value="97.58">
            <text:p>97.58</text:p>
          </table:table-cell>
          <table:table-cell table:style-name="ce1" office:value-type="float" office:value="96.39">
            <text:p>96.39</text:p>
          </table:table-cell>
          <table:table-cell table:style-name="ce1" office:value-type="float" office:value="92.12">
            <text:p>92.12</text:p>
          </table:table-cell>
          <table:table-cell table:style-name="ce1" office:value-type="float" office:value="91.33">
            <text:p>91.33</text:p>
          </table:table-cell>
          <table:table-cell table:style-name="ce1" office:value-type="float" office:value="93.07">
            <text:p>93.07</text:p>
          </table:table-cell>
        </table:table-row>
      </table:table>
      <table:table table:name="'file:///home/runejen/Dropbox/Skole/Master/Data/Model_2.ods'#b" table:print="false" table:style-name="ta_extref">
        <table:table-source xlink:type="simple" xlink:href="../Model_2.ods" table:table-name="b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0366013071895425">
            <text:p>0.0366013071895425</text:p>
          </table:table-cell>
          <table:table-cell table:style-name="ce1" office:value-type="float" office:value="6.41">
            <text:p>6.41</text:p>
          </table:table-cell>
          <table:table-cell table:style-name="ce1" office:value-type="float" office:value="3.66">
            <text:p>3.66</text:p>
          </table:table-cell>
          <table:table-cell table:style-name="ce1" office:value-type="float" office:value="4.66">
            <text:p>4.66</text:p>
          </table:table-cell>
          <table:table-cell table:style-name="ce2" office:value-type="float" office:value="0.970265358051618">
            <text:p>0.970265358051618</text:p>
          </table:table-cell>
          <table:table-cell table:style-name="ce1" office:value-type="float" office:value="94.77">
            <text:p>94.77</text:p>
          </table:table-cell>
          <table:table-cell table:style-name="ce1" office:value-type="float" office:value="97.03">
            <text:p>97.03</text:p>
          </table:table-cell>
          <table:table-cell table:style-name="ce1" office:value-type="float" office:value="95.89">
            <text:p>95.89</text:p>
          </table:table-cell>
          <table:table-cell table:style-name="ce1" office:value-type="float" office:value="91.08">
            <text:p>91.08</text:p>
          </table:table-cell>
          <table:table-cell table:style-name="ce1" office:value-type="float" office:value="90.11">
            <text:p>90.11</text:p>
          </table:table-cell>
          <table:table-cell table:style-name="ce1" office:value-type="float" office:value="92.11">
            <text:p>92.11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954248366013072">
            <text:p>0.0954248366013072</text:p>
          </table:table-cell>
          <table:table-cell table:style-name="ce1" office:value-type="float" office:value="18.39">
            <text:p>18.39</text:p>
          </table:table-cell>
          <table:table-cell table:style-name="ce1" office:value-type="float" office:value="9.54">
            <text:p>9.54</text:p>
          </table:table-cell>
          <table:table-cell table:style-name="ce1" office:value-type="float" office:value="12.56">
            <text:p>12.56</text:p>
          </table:table-cell>
          <table:table-cell table:style-name="ce2" office:value-type="float" office:value="0.976444929116685">
            <text:p>0.976444929116685</text:p>
          </table:table-cell>
          <table:table-cell table:style-name="ce1" office:value-type="float" office:value="95.1">
            <text:p>95.1</text:p>
          </table:table-cell>
          <table:table-cell table:style-name="ce1" office:value-type="float" office:value="97.64">
            <text:p>97.64</text:p>
          </table:table-cell>
          <table:table-cell table:style-name="ce1" office:value-type="float" office:value="96.35">
            <text:p>96.35</text:p>
          </table:table-cell>
          <table:table-cell table:style-name="ce1" office:value-type="float" office:value="91.94">
            <text:p>91.94</text:p>
          </table:table-cell>
          <table:table-cell table:style-name="ce1" office:value-type="float" office:value="91.06">
            <text:p>91.06</text:p>
          </table:table-cell>
          <table:table-cell table:style-name="ce1" office:value-type="float" office:value="93">
            <text:p>93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967320261437908">
            <text:p>0.0967320261437908</text:p>
          </table:table-cell>
          <table:table-cell table:style-name="ce1" office:value-type="float" office:value="19.17">
            <text:p>19.17</text:p>
          </table:table-cell>
          <table:table-cell table:style-name="ce1" office:value-type="float" office:value="9.67">
            <text:p>9.67</text:p>
          </table:table-cell>
          <table:table-cell table:style-name="ce1" office:value-type="float" office:value="12.86">
            <text:p>12.86</text:p>
          </table:table-cell>
          <table:table-cell table:style-name="ce2" office:value-type="float" office:value="0.9773173391494">
            <text:p>0.9773173391494</text:p>
          </table:table-cell>
          <table:table-cell table:style-name="ce1" office:value-type="float" office:value="95.11">
            <text:p>95.11</text:p>
          </table:table-cell>
          <table:table-cell table:style-name="ce1" office:value-type="float" office:value="97.73">
            <text:p>97.73</text:p>
          </table:table-cell>
          <table:table-cell table:style-name="ce1" office:value-type="float" office:value="96.4">
            <text:p>96.4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91.11">
            <text:p>91.11</text:p>
          </table:table-cell>
          <table:table-cell table:style-name="ce1" office:value-type="float" office:value="93.09">
            <text:p>93.09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980392156862745">
            <text:p>0.0980392156862745</text:p>
          </table:table-cell>
          <table:table-cell table:style-name="ce1" office:value-type="float" office:value="19.63">
            <text:p>19.63</text:p>
          </table:table-cell>
          <table:table-cell table:style-name="ce1" office:value-type="float" office:value="9.8">
            <text:p>9.8</text:p>
          </table:table-cell>
          <table:table-cell table:style-name="ce1" office:value-type="float" office:value="13.07">
            <text:p>13.07</text:p>
          </table:table-cell>
          <table:table-cell table:style-name="ce2" office:value-type="float" office:value="0.977680843329698">
            <text:p>0.977680843329698</text:p>
          </table:table-cell>
          <table:table-cell table:style-name="ce1" office:value-type="float" office:value="95.12">
            <text:p>95.12</text:p>
          </table:table-cell>
          <table:table-cell table:style-name="ce1" office:value-type="float" office:value="97.77">
            <text:p>97.77</text:p>
          </table:table-cell>
          <table:table-cell table:style-name="ce1" office:value-type="float" office:value="96.43">
            <text:p>96.43</text:p>
          </table:table-cell>
          <table:table-cell table:style-name="ce1" office:value-type="float" office:value="92.04">
            <text:p>92.04</text:p>
          </table:table-cell>
          <table:table-cell table:style-name="ce1" office:value-type="float" office:value="91.14">
            <text:p>91.14</text:p>
          </table:table-cell>
          <table:table-cell table:style-name="ce1" office:value-type="float" office:value="93.14">
            <text:p>93.14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967320261437908">
            <text:p>0.0967320261437908</text:p>
          </table:table-cell>
          <table:table-cell table:style-name="ce1" office:value-type="float" office:value="19.42">
            <text:p>19.42</text:p>
          </table:table-cell>
          <table:table-cell table:style-name="ce1" office:value-type="float" office:value="9.67">
            <text:p>9.67</text:p>
          </table:table-cell>
          <table:table-cell table:style-name="ce1" office:value-type="float" office:value="12.91">
            <text:p>12.91</text:p>
          </table:table-cell>
          <table:table-cell table:style-name="ce2" office:value-type="float" office:value="0.977680843329698">
            <text:p>0.977680843329698</text:p>
          </table:table-cell>
          <table:table-cell table:style-name="ce1" office:value-type="float" office:value="95.11">
            <text:p>95.11</text:p>
          </table:table-cell>
          <table:table-cell table:style-name="ce1" office:value-type="float" office:value="97.77">
            <text:p>97.77</text:p>
          </table:table-cell>
          <table:table-cell table:style-name="ce1" office:value-type="float" office:value="96.42">
            <text:p>96.42</text:p>
          </table:table-cell>
          <table:table-cell table:style-name="ce1" office:value-type="float" office:value="92.02">
            <text:p>92.02</text:p>
          </table:table-cell>
          <table:table-cell table:style-name="ce1" office:value-type="float" office:value="91.12">
            <text:p>91.12</text:p>
          </table:table-cell>
          <table:table-cell table:style-name="ce1" office:value-type="float" office:value="93.13">
            <text:p>93.13</text:p>
          </table:table-cell>
        </table:table-row>
      </table:table>
      <table:table table:name="'file:///home/runejen/Dropbox/Skole/Master/Data/Model_2.ods'#rb" table:print="false" table:style-name="ta_extref">
        <table:table-source xlink:type="simple" xlink:href="../Model_2.ods" table:table-name="rb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0248366013071895">
            <text:p>0.0248366013071895</text:p>
          </table:table-cell>
          <table:table-cell table:style-name="ce1" office:value-type="float" office:value="7.82">
            <text:p>7.82</text:p>
          </table:table-cell>
          <table:table-cell table:style-name="ce1" office:value-type="float" office:value="2.48">
            <text:p>2.48</text:p>
          </table:table-cell>
          <table:table-cell table:style-name="ce1" office:value-type="float" office:value="3.77">
            <text:p>3.77</text:p>
          </table:table-cell>
          <table:table-cell table:style-name="ce2" office:value-type="float" office:value="0.983715012722646">
            <text:p>0.983715012722646</text:p>
          </table:table-cell>
          <table:table-cell table:style-name="ce1" office:value-type="float" office:value="94.77">
            <text:p>94.77</text:p>
          </table:table-cell>
          <table:table-cell table:style-name="ce1" office:value-type="float" office:value="98.37">
            <text:p>98.37</text:p>
          </table:table-cell>
          <table:table-cell table:style-name="ce1" office:value-type="float" office:value="96.54">
            <text:p>96.54</text:p>
          </table:table-cell>
          <table:table-cell table:style-name="ce1" office:value-type="float" office:value="91.65">
            <text:p>91.65</text:p>
          </table:table-cell>
          <table:table-cell table:style-name="ce1" office:value-type="float" office:value="90.19">
            <text:p>90.19</text:p>
          </table:table-cell>
          <table:table-cell table:style-name="ce1" office:value-type="float" office:value="93.32">
            <text:p>93.32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103267973856209">
            <text:p>0.103267973856209</text:p>
          </table:table-cell>
          <table:table-cell table:style-name="ce1" office:value-type="float" office:value="19.85">
            <text:p>19.85</text:p>
          </table:table-cell>
          <table:table-cell table:style-name="ce1" office:value-type="float" office:value="10.33">
            <text:p>10.33</text:p>
          </table:table-cell>
          <table:table-cell table:style-name="ce1" office:value-type="float" office:value="13.59">
            <text:p>13.59</text:p>
          </table:table-cell>
          <table:table-cell table:style-name="ce2" office:value-type="float" office:value="0.976808433296983">
            <text:p>0.976808433296983</text:p>
          </table:table-cell>
          <table:table-cell table:style-name="ce1" office:value-type="float" office:value="95.14">
            <text:p>95.14</text:p>
          </table:table-cell>
          <table:table-cell table:style-name="ce1" office:value-type="float" office:value="97.68">
            <text:p>97.68</text:p>
          </table:table-cell>
          <table:table-cell table:style-name="ce1" office:value-type="float" office:value="96.39">
            <text:p>96.39</text:p>
          </table:table-cell>
          <table:table-cell table:style-name="ce1" office:value-type="float" office:value="92.03">
            <text:p>92.03</text:p>
          </table:table-cell>
          <table:table-cell table:style-name="ce1" office:value-type="float" office:value="91.17">
            <text:p>91.17</text:p>
          </table:table-cell>
          <table:table-cell table:style-name="ce1" office:value-type="float" office:value="93.08">
            <text:p>93.08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100653594771242">
            <text:p>0.100653594771242</text:p>
          </table:table-cell>
          <table:table-cell table:style-name="ce1" office:value-type="float" office:value="17.74">
            <text:p>17.74</text:p>
          </table:table-cell>
          <table:table-cell table:style-name="ce1" office:value-type="float" office:value="10.07">
            <text:p>10.07</text:p>
          </table:table-cell>
          <table:table-cell table:style-name="ce1" office:value-type="float" office:value="12.85">
            <text:p>12.85</text:p>
          </table:table-cell>
          <table:table-cell table:style-name="ce2" office:value-type="float" office:value="0.974045801526718">
            <text:p>0.974045801526718</text:p>
          </table:table-cell>
          <table:table-cell table:style-name="ce1" office:value-type="float" office:value="95.12">
            <text:p>95.12</text:p>
          </table:table-cell>
          <table:table-cell table:style-name="ce1" office:value-type="float" office:value="97.4">
            <text:p>97.4</text:p>
          </table:table-cell>
          <table:table-cell table:style-name="ce1" office:value-type="float" office:value="96.25">
            <text:p>96.25</text:p>
          </table:table-cell>
          <table:table-cell table:style-name="ce1" office:value-type="float" office:value="91.86">
            <text:p>91.86</text:p>
          </table:table-cell>
          <table:table-cell table:style-name="ce1" office:value-type="float" office:value="91.04">
            <text:p>91.04</text:p>
          </table:table-cell>
          <table:table-cell table:style-name="ce1" office:value-type="float" office:value="92.8">
            <text:p>92.8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103267973856209">
            <text:p>0.103267973856209</text:p>
          </table:table-cell>
          <table:table-cell table:style-name="ce1" office:value-type="float" office:value="17.67">
            <text:p>17.67</text:p>
          </table:table-cell>
          <table:table-cell table:style-name="ce1" office:value-type="float" office:value="10.33">
            <text:p>10.33</text:p>
          </table:table-cell>
          <table:table-cell table:style-name="ce1" office:value-type="float" office:value="13.04">
            <text:p>13.04</text:p>
          </table:table-cell>
          <table:table-cell table:style-name="ce2" office:value-type="float" office:value="0.973246092330062">
            <text:p>0.973246092330062</text:p>
          </table:table-cell>
          <table:table-cell table:style-name="ce1" office:value-type="float" office:value="95.13">
            <text:p>95.13</text:p>
          </table:table-cell>
          <table:table-cell table:style-name="ce1" office:value-type="float" office:value="97.32">
            <text:p>97.32</text:p>
          </table:table-cell>
          <table:table-cell table:style-name="ce1" office:value-type="float" office:value="96.21">
            <text:p>96.21</text:p>
          </table:table-cell>
          <table:table-cell table:style-name="ce1" office:value-type="float" office:value="91.83">
            <text:p>91.83</text:p>
          </table:table-cell>
          <table:table-cell table:style-name="ce1" office:value-type="float" office:value="91.05">
            <text:p>91.05</text:p>
          </table:table-cell>
          <table:table-cell table:style-name="ce1" office:value-type="float" office:value="92.74">
            <text:p>92.74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103267973856209">
            <text:p>0.103267973856209</text:p>
          </table:table-cell>
          <table:table-cell table:style-name="ce1" office:value-type="float" office:value="17.79">
            <text:p>17.79</text:p>
          </table:table-cell>
          <table:table-cell table:style-name="ce1" office:value-type="float" office:value="10.33">
            <text:p>10.33</text:p>
          </table:table-cell>
          <table:table-cell table:style-name="ce1" office:value-type="float" office:value="13.07">
            <text:p>13.07</text:p>
          </table:table-cell>
          <table:table-cell table:style-name="ce2" office:value-type="float" office:value="0.973464194838241">
            <text:p>0.973464194838241</text:p>
          </table:table-cell>
          <table:table-cell table:style-name="ce1" office:value-type="float" office:value="95.13">
            <text:p>95.13</text:p>
          </table:table-cell>
          <table:table-cell table:style-name="ce1" office:value-type="float" office:value="97.35">
            <text:p>97.35</text:p>
          </table:table-cell>
          <table:table-cell table:style-name="ce1" office:value-type="float" office:value="96.23">
            <text:p>96.23</text:p>
          </table:table-cell>
          <table:table-cell table:style-name="ce1" office:value-type="float" office:value="91.85">
            <text:p>91.85</text:p>
          </table:table-cell>
          <table:table-cell table:style-name="ce1" office:value-type="float" office:value="91.06">
            <text:p>91.06</text:p>
          </table:table-cell>
          <table:table-cell table:style-name="ce1" office:value-type="float" office:value="92.77">
            <text:p>92.77</text:p>
          </table:table-cell>
        </table:table-row>
      </table:table>
      <table:table table:name="'file:///home/runejen/Dropbox/Skole/Master/Data/Model_2.ods'#m" table:print="false" table:style-name="ta_extref">
        <table:table-source xlink:type="simple" xlink:href="../Model_2.ods" table:table-name="m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0183006535947712">
            <text:p>0.0183006535947712</text:p>
          </table:table-cell>
          <table:table-cell table:style-name="ce1" office:value-type="float" office:value="3.92">
            <text:p>3.92</text:p>
          </table:table-cell>
          <table:table-cell table:style-name="ce1" office:value-type="float" office:value="1.83">
            <text:p>1.83</text:p>
          </table:table-cell>
          <table:table-cell table:style-name="ce1" office:value-type="float" office:value="2.5">
            <text:p>2.5</text:p>
          </table:table-cell>
          <table:table-cell table:style-name="ce2" office:value-type="float" office:value="0.975063613231552">
            <text:p>0.975063613231552</text:p>
          </table:table-cell>
          <table:table-cell table:style-name="ce1" office:value-type="float" office:value="94.7">
            <text:p>94.7</text:p>
          </table:table-cell>
          <table:table-cell table:style-name="ce1" office:value-type="float" office:value="97.51">
            <text:p>97.51</text:p>
          </table:table-cell>
          <table:table-cell table:style-name="ce1" office:value-type="float" office:value="96.08">
            <text:p>96.08</text:p>
          </table:table-cell>
          <table:table-cell table:style-name="ce1" office:value-type="float" office:value="91.15">
            <text:p>91.15</text:p>
          </table:table-cell>
          <table:table-cell table:style-name="ce1" office:value-type="float" office:value="89.92">
            <text:p>89.92</text:p>
          </table:table-cell>
          <table:table-cell table:style-name="ce1" office:value-type="float" office:value="92.47">
            <text:p>92.47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392156862745098">
            <text:p>0.0392156862745098</text:p>
          </table:table-cell>
          <table:table-cell table:style-name="ce1" office:value-type="float" office:value="13.51">
            <text:p>13.51</text:p>
          </table:table-cell>
          <table:table-cell table:style-name="ce1" office:value-type="float" office:value="3.92">
            <text:p>3.92</text:p>
          </table:table-cell>
          <table:table-cell table:style-name="ce1" office:value-type="float" office:value="6.08">
            <text:p>6.08</text:p>
          </table:table-cell>
          <table:table-cell table:style-name="ce2" office:value-type="float" office:value="0.986041439476554">
            <text:p>0.986041439476554</text:p>
          </table:table-cell>
          <table:table-cell table:style-name="ce1" office:value-type="float" office:value="94.86">
            <text:p>94.86</text:p>
          </table:table-cell>
          <table:table-cell table:style-name="ce1" office:value-type="float" office:value="98.6">
            <text:p>98.6</text:p>
          </table:table-cell>
          <table:table-cell table:style-name="ce1" office:value-type="float" office:value="96.69">
            <text:p>96.69</text:p>
          </table:table-cell>
          <table:table-cell table:style-name="ce1" office:value-type="float" office:value="91.92">
            <text:p>91.92</text:p>
          </table:table-cell>
          <table:table-cell table:style-name="ce1" office:value-type="float" office:value="90.57">
            <text:p>90.57</text:p>
          </table:table-cell>
          <table:table-cell table:style-name="ce1" office:value-type="float" office:value="93.61">
            <text:p>93.61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352941176470588">
            <text:p>0.0352941176470588</text:p>
          </table:table-cell>
          <table:table-cell table:style-name="ce1" office:value-type="float" office:value="12.5">
            <text:p>12.5</text:p>
          </table:table-cell>
          <table:table-cell table:style-name="ce1" office:value-type="float" office:value="3.53">
            <text:p>3.53</text:p>
          </table:table-cell>
          <table:table-cell table:style-name="ce1" office:value-type="float" office:value="5.51">
            <text:p>5.51</text:p>
          </table:table-cell>
          <table:table-cell table:style-name="ce2" office:value-type="float" office:value="0.986259541984733">
            <text:p>0.986259541984733</text:p>
          </table:table-cell>
          <table:table-cell table:style-name="ce1" office:value-type="float" office:value="94.84">
            <text:p>94.84</text:p>
          </table:table-cell>
          <table:table-cell table:style-name="ce1" office:value-type="float" office:value="98.63">
            <text:p>98.63</text:p>
          </table:table-cell>
          <table:table-cell table:style-name="ce1" office:value-type="float" office:value="96.7">
            <text:p>96.7</text:p>
          </table:table-cell>
          <table:table-cell table:style-name="ce1" office:value-type="float" office:value="91.9">
            <text:p>91.9</text:p>
          </table:table-cell>
          <table:table-cell table:style-name="ce1" office:value-type="float" office:value="90.5">
            <text:p>90.5</text:p>
          </table:table-cell>
          <table:table-cell table:style-name="ce1" office:value-type="float" office:value="93.62">
            <text:p>93.62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352941176470588">
            <text:p>0.0352941176470588</text:p>
          </table:table-cell>
          <table:table-cell table:style-name="ce1" office:value-type="float" office:value="12.62">
            <text:p>12.62</text:p>
          </table:table-cell>
          <table:table-cell table:style-name="ce1" office:value-type="float" office:value="3.53">
            <text:p>3.53</text:p>
          </table:table-cell>
          <table:table-cell table:style-name="ce1" office:value-type="float" office:value="5.52">
            <text:p>5.52</text:p>
          </table:table-cell>
          <table:table-cell table:style-name="ce2" office:value-type="float" office:value="0.986404943656852">
            <text:p>0.986404943656852</text:p>
          </table:table-cell>
          <table:table-cell table:style-name="ce1" office:value-type="float" office:value="94.84">
            <text:p>94.84</text:p>
          </table:table-cell>
          <table:table-cell table:style-name="ce1" office:value-type="float" office:value="98.64">
            <text:p>98.64</text:p>
          </table:table-cell>
          <table:table-cell table:style-name="ce1" office:value-type="float" office:value="96.7">
            <text:p>96.7</text:p>
          </table:table-cell>
          <table:table-cell table:style-name="ce1" office:value-type="float" office:value="91.9">
            <text:p>91.9</text:p>
          </table:table-cell>
          <table:table-cell table:style-name="ce1" office:value-type="float" office:value="90.51">
            <text:p>90.51</text:p>
          </table:table-cell>
          <table:table-cell table:style-name="ce1" office:value-type="float" office:value="93.63">
            <text:p>93.63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352941176470588">
            <text:p>0.0352941176470588</text:p>
          </table:table-cell>
          <table:table-cell table:style-name="ce1" office:value-type="float" office:value="12.44">
            <text:p>12.44</text:p>
          </table:table-cell>
          <table:table-cell table:style-name="ce1" office:value-type="float" office:value="3.53">
            <text:p>3.53</text:p>
          </table:table-cell>
          <table:table-cell table:style-name="ce1" office:value-type="float" office:value="5.5">
            <text:p>5.5</text:p>
          </table:table-cell>
          <table:table-cell table:style-name="ce2" office:value-type="float" office:value="0.986186841148673">
            <text:p>0.986186841148673</text:p>
          </table:table-cell>
          <table:table-cell table:style-name="ce1" office:value-type="float" office:value="94.84">
            <text:p>94.84</text:p>
          </table:table-cell>
          <table:table-cell table:style-name="ce1" office:value-type="float" office:value="98.62">
            <text:p>98.62</text:p>
          </table:table-cell>
          <table:table-cell table:style-name="ce1" office:value-type="float" office:value="96.69">
            <text:p>96.69</text:p>
          </table:table-cell>
          <table:table-cell table:style-name="ce1" office:value-type="float" office:value="91.89">
            <text:p>91.89</text:p>
          </table:table-cell>
          <table:table-cell table:style-name="ce1" office:value-type="float" office:value="90.5">
            <text:p>90.5</text:p>
          </table:table-cell>
          <table:table-cell table:style-name="ce1" office:value-type="float" office:value="93.61">
            <text:p>93.61</text:p>
          </table:table-cell>
        </table:table-row>
      </table:table>
      <table:table table:name="'file:///home/runejen/Dropbox/Skole/Master/Data/Model_2.ods'#f" table:print="false" table:style-name="ta_extref">
        <table:table-source xlink:type="simple" xlink:href="../Model_2.ods" table:table-name="f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0745098039215686">
            <text:p>0.0745098039215686</text:p>
          </table:table-cell>
          <table:table-cell table:style-name="ce1" office:value-type="float" office:value="19.52">
            <text:p>19.52</text:p>
          </table:table-cell>
          <table:table-cell table:style-name="ce1" office:value-type="float" office:value="7.45">
            <text:p>7.45</text:p>
          </table:table-cell>
          <table:table-cell table:style-name="ce1" office:value-type="float" office:value="10.78">
            <text:p>10.78</text:p>
          </table:table-cell>
          <table:table-cell table:style-name="ce2" office:value-type="float" office:value="0.982915303525991">
            <text:p>0.982915303525991</text:p>
          </table:table-cell>
          <table:table-cell table:style-name="ce1" office:value-type="float" office:value="95.02">
            <text:p>95.02</text:p>
          </table:table-cell>
          <table:table-cell table:style-name="ce1" office:value-type="float" office:value="98.29">
            <text:p>98.29</text:p>
          </table:table-cell>
          <table:table-cell table:style-name="ce1" office:value-type="float" office:value="96.63">
            <text:p>96.63</text:p>
          </table:table-cell>
          <table:table-cell table:style-name="ce1" office:value-type="float" office:value="92.11">
            <text:p>92.11</text:p>
          </table:table-cell>
          <table:table-cell table:style-name="ce1" office:value-type="float" office:value="91.04">
            <text:p>91.04</text:p>
          </table:table-cell>
          <table:table-cell table:style-name="ce1" office:value-type="float" office:value="93.5">
            <text:p>93.5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366013071895425">
            <text:p>0.0366013071895425</text:p>
          </table:table-cell>
          <table:table-cell table:style-name="ce1" office:value-type="float" office:value="13.33">
            <text:p>13.33</text:p>
          </table:table-cell>
          <table:table-cell table:style-name="ce1" office:value-type="float" office:value="3.66">
            <text:p>3.66</text:p>
          </table:table-cell>
          <table:table-cell table:style-name="ce1" office:value-type="float" office:value="5.74">
            <text:p>5.74</text:p>
          </table:table-cell>
          <table:table-cell table:style-name="ce2" office:value-type="float" office:value="0.98676844783715">
            <text:p>0.98676844783715</text:p>
          </table:table-cell>
          <table:table-cell table:style-name="ce1" office:value-type="float" office:value="94.85">
            <text:p>94.85</text:p>
          </table:table-cell>
          <table:table-cell table:style-name="ce1" office:value-type="float" office:value="98.68">
            <text:p>98.68</text:p>
          </table:table-cell>
          <table:table-cell table:style-name="ce1" office:value-type="float" office:value="96.73">
            <text:p>96.73</text:p>
          </table:table-cell>
          <table:table-cell table:style-name="ce1" office:value-type="float" office:value="91.94">
            <text:p>91.94</text:p>
          </table:table-cell>
          <table:table-cell table:style-name="ce1" office:value-type="float" office:value="90.56">
            <text:p>90.56</text:p>
          </table:table-cell>
          <table:table-cell table:style-name="ce1" office:value-type="float" office:value="93.67">
            <text:p>93.67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379084967320261">
            <text:p>0.0379084967320261</text:p>
          </table:table-cell>
          <table:table-cell table:style-name="ce1" office:value-type="float" office:value="12.78">
            <text:p>12.78</text:p>
          </table:table-cell>
          <table:table-cell table:style-name="ce1" office:value-type="float" office:value="3.79">
            <text:p>3.79</text:p>
          </table:table-cell>
          <table:table-cell table:style-name="ce1" office:value-type="float" office:value="5.85">
            <text:p>5.85</text:p>
          </table:table-cell>
          <table:table-cell table:style-name="ce2" office:value-type="float" office:value="0.985605234460196">
            <text:p>0.985605234460196</text:p>
          </table:table-cell>
          <table:table-cell table:style-name="ce1" office:value-type="float" office:value="94.85">
            <text:p>94.85</text:p>
          </table:table-cell>
          <table:table-cell table:style-name="ce1" office:value-type="float" office:value="98.56">
            <text:p>98.56</text:p>
          </table:table-cell>
          <table:table-cell table:style-name="ce1" office:value-type="float" office:value="96.67">
            <text:p>96.67</text:p>
          </table:table-cell>
          <table:table-cell table:style-name="ce1" office:value-type="float" office:value="91.89">
            <text:p>91.89</text:p>
          </table:table-cell>
          <table:table-cell table:style-name="ce1" office:value-type="float" office:value="90.53">
            <text:p>90.53</text:p>
          </table:table-cell>
          <table:table-cell table:style-name="ce1" office:value-type="float" office:value="93.57">
            <text:p>93.57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392156862745098">
            <text:p>0.0392156862745098</text:p>
          </table:table-cell>
          <table:table-cell table:style-name="ce1" office:value-type="float" office:value="13.04">
            <text:p>13.04</text:p>
          </table:table-cell>
          <table:table-cell table:style-name="ce1" office:value-type="float" office:value="3.92">
            <text:p>3.92</text:p>
          </table:table-cell>
          <table:table-cell table:style-name="ce1" office:value-type="float" office:value="6.03">
            <text:p>6.03</text:p>
          </table:table-cell>
          <table:table-cell table:style-name="ce2" office:value-type="float" office:value="0.985459832788077">
            <text:p>0.985459832788077</text:p>
          </table:table-cell>
          <table:table-cell table:style-name="ce1" office:value-type="float" office:value="94.86">
            <text:p>94.86</text:p>
          </table:table-cell>
          <table:table-cell table:style-name="ce1" office:value-type="float" office:value="98.55">
            <text:p>98.55</text:p>
          </table:table-cell>
          <table:table-cell table:style-name="ce1" office:value-type="float" office:value="96.67">
            <text:p>96.67</text:p>
          </table:table-cell>
          <table:table-cell table:style-name="ce1" office:value-type="float" office:value="91.89">
            <text:p>91.89</text:p>
          </table:table-cell>
          <table:table-cell table:style-name="ce1" office:value-type="float" office:value="90.55">
            <text:p>90.55</text:p>
          </table:table-cell>
          <table:table-cell table:style-name="ce1" office:value-type="float" office:value="93.56">
            <text:p>93.56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392156862745098">
            <text:p>0.0392156862745098</text:p>
          </table:table-cell>
          <table:table-cell table:style-name="ce1" office:value-type="float" office:value="13.04">
            <text:p>13.04</text:p>
          </table:table-cell>
          <table:table-cell table:style-name="ce1" office:value-type="float" office:value="3.92">
            <text:p>3.92</text:p>
          </table:table-cell>
          <table:table-cell table:style-name="ce1" office:value-type="float" office:value="6.03">
            <text:p>6.03</text:p>
          </table:table-cell>
          <table:table-cell table:style-name="ce2" office:value-type="float" office:value="0.985459832788077">
            <text:p>0.985459832788077</text:p>
          </table:table-cell>
          <table:table-cell table:style-name="ce1" office:value-type="float" office:value="94.86">
            <text:p>94.86</text:p>
          </table:table-cell>
          <table:table-cell table:style-name="ce1" office:value-type="float" office:value="98.55">
            <text:p>98.55</text:p>
          </table:table-cell>
          <table:table-cell table:style-name="ce1" office:value-type="float" office:value="96.67">
            <text:p>96.67</text:p>
          </table:table-cell>
          <table:table-cell table:style-name="ce1" office:value-type="float" office:value="91.89">
            <text:p>91.89</text:p>
          </table:table-cell>
          <table:table-cell table:style-name="ce1" office:value-type="float" office:value="90.55">
            <text:p>90.55</text:p>
          </table:table-cell>
          <table:table-cell table:style-name="ce1" office:value-type="float" office:value="93.56">
            <text:p>93.56</text:p>
          </table:table-cell>
        </table:table-row>
      </table:table>
      <table:table table:name="'file:///home/runejen/Dropbox/Skole/Master/Data/Model_2.ods'#mf" table:print="false" table:style-name="ta_extref">
        <table:table-source xlink:type="simple" xlink:href="../Model_2.ods" table:table-name="mf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0496732026143791">
            <text:p>0.0496732026143791</text:p>
          </table:table-cell>
          <table:table-cell table:style-name="ce1" office:value-type="float" office:value="13.38">
            <text:p>13.38</text:p>
          </table:table-cell>
          <table:table-cell table:style-name="ce1" office:value-type="float" office:value="4.97">
            <text:p>4.97</text:p>
          </table:table-cell>
          <table:table-cell table:style-name="ce1" office:value-type="float" office:value="7.25">
            <text:p>7.25</text:p>
          </table:table-cell>
          <table:table-cell table:style-name="ce2" office:value-type="float" office:value="0.982115594329335">
            <text:p>0.982115594329335</text:p>
          </table:table-cell>
          <table:table-cell table:style-name="ce1" office:value-type="float" office:value="94.89">
            <text:p>94.89</text:p>
          </table:table-cell>
          <table:table-cell table:style-name="ce1" office:value-type="float" office:value="98.21">
            <text:p>98.21</text:p>
          </table:table-cell>
          <table:table-cell table:style-name="ce1" office:value-type="float" office:value="96.52">
            <text:p>96.52</text:p>
          </table:table-cell>
          <table:table-cell table:style-name="ce1" office:value-type="float" office:value="91.82">
            <text:p>91.82</text:p>
          </table:table-cell>
          <table:table-cell table:style-name="ce1" office:value-type="float" office:value="90.6">
            <text:p>90.6</text:p>
          </table:table-cell>
          <table:table-cell table:style-name="ce1" office:value-type="float" office:value="93.3">
            <text:p>93.3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183006535947712">
            <text:p>0.0183006535947712</text:p>
          </table:table-cell>
          <table:table-cell table:style-name="ce1" office:value-type="float" office:value="7.11">
            <text:p>7.11</text:p>
          </table:table-cell>
          <table:table-cell table:style-name="ce1" office:value-type="float" office:value="1.83">
            <text:p>1.83</text:p>
          </table:table-cell>
          <table:table-cell table:style-name="ce1" office:value-type="float" office:value="2.91">
            <text:p>2.91</text:p>
          </table:table-cell>
          <table:table-cell table:style-name="ce2" office:value-type="float" office:value="0.98669574700109">
            <text:p>0.98669574700109</text:p>
          </table:table-cell>
          <table:table-cell table:style-name="ce1" office:value-type="float" office:value="94.76">
            <text:p>94.76</text:p>
          </table:table-cell>
          <table:table-cell table:style-name="ce1" office:value-type="float" office:value="98.67">
            <text:p>98.67</text:p>
          </table:table-cell>
          <table:table-cell table:style-name="ce1" office:value-type="float" office:value="96.68">
            <text:p>96.68</text:p>
          </table:table-cell>
          <table:table-cell table:style-name="ce1" office:value-type="float" office:value="91.74">
            <text:p>91.74</text:p>
          </table:table-cell>
          <table:table-cell table:style-name="ce1" office:value-type="float" office:value="90.14">
            <text:p>90.14</text:p>
          </table:table-cell>
          <table:table-cell table:style-name="ce1" office:value-type="float" office:value="93.57">
            <text:p>93.57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169934640522876">
            <text:p>0.0169934640522876</text:p>
          </table:table-cell>
          <table:table-cell table:style-name="ce1" office:value-type="float" office:value="7.1">
            <text:p>7.1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2.74">
            <text:p>2.74</text:p>
          </table:table-cell>
          <table:table-cell table:style-name="ce2" office:value-type="float" office:value="0.987640857869866">
            <text:p>0.987640857869866</text:p>
          </table:table-cell>
          <table:table-cell table:style-name="ce1" office:value-type="float" office:value="94.75">
            <text:p>94.75</text:p>
          </table:table-cell>
          <table:table-cell table:style-name="ce1" office:value-type="float" office:value="98.76">
            <text:p>98.76</text:p>
          </table:table-cell>
          <table:table-cell table:style-name="ce1" office:value-type="float" office:value="96.71">
            <text:p>96.71</text:p>
          </table:table-cell>
          <table:table-cell table:style-name="ce1" office:value-type="float" office:value="91.76">
            <text:p>91.76</text:p>
          </table:table-cell>
          <table:table-cell table:style-name="ce1" office:value-type="float" office:value="90.13">
            <text:p>90.13</text:p>
          </table:table-cell>
          <table:table-cell table:style-name="ce1" office:value-type="float" office:value="93.65">
            <text:p>93.65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169934640522876">
            <text:p>0.0169934640522876</text:p>
          </table:table-cell>
          <table:table-cell table:style-name="ce1" office:value-type="float" office:value="7.3">
            <text:p>7.3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2.76">
            <text:p>2.76</text:p>
          </table:table-cell>
          <table:table-cell table:style-name="ce2" office:value-type="float" office:value="0.988004362050164">
            <text:p>0.988004362050164</text:p>
          </table:table-cell>
          <table:table-cell table:style-name="ce1" office:value-type="float" office:value="94.76">
            <text:p>94.76</text:p>
          </table:table-cell>
          <table:table-cell table:style-name="ce1" office:value-type="float" office:value="98.8">
            <text:p>98.8</text:p>
          </table:table-cell>
          <table:table-cell table:style-name="ce1" office:value-type="float" office:value="96.74">
            <text:p>96.74</text:p>
          </table:table-cell>
          <table:table-cell table:style-name="ce1" office:value-type="float" office:value="91.79">
            <text:p>91.79</text:p>
          </table:table-cell>
          <table:table-cell table:style-name="ce1" office:value-type="float" office:value="90.15">
            <text:p>90.15</text:p>
          </table:table-cell>
          <table:table-cell table:style-name="ce1" office:value-type="float" office:value="93.68">
            <text:p>93.68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169934640522876">
            <text:p>0.0169934640522876</text:p>
          </table:table-cell>
          <table:table-cell table:style-name="ce1" office:value-type="float" office:value="7.3">
            <text:p>7.3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2.76">
            <text:p>2.76</text:p>
          </table:table-cell>
          <table:table-cell table:style-name="ce2" office:value-type="float" office:value="0.988004362050164">
            <text:p>0.988004362050164</text:p>
          </table:table-cell>
          <table:table-cell table:style-name="ce1" office:value-type="float" office:value="94.76">
            <text:p>94.76</text:p>
          </table:table-cell>
          <table:table-cell table:style-name="ce1" office:value-type="float" office:value="98.8">
            <text:p>98.8</text:p>
          </table:table-cell>
          <table:table-cell table:style-name="ce1" office:value-type="float" office:value="96.74">
            <text:p>96.74</text:p>
          </table:table-cell>
          <table:table-cell table:style-name="ce1" office:value-type="float" office:value="91.79">
            <text:p>91.79</text:p>
          </table:table-cell>
          <table:table-cell table:style-name="ce1" office:value-type="float" office:value="90.15">
            <text:p>90.15</text:p>
          </table:table-cell>
          <table:table-cell table:style-name="ce1" office:value-type="float" office:value="93.68">
            <text:p>93.68</text:p>
          </table:table-cell>
        </table:table-row>
      </table:table>
      <table:table table:name="'file:///home/runejen/Dropbox/Skole/Master/Data/Model_2.ods'#rbm" table:print="false" table:style-name="ta_extref">
        <table:table-source xlink:type="simple" xlink:href="../Model_2.ods" table:table-name="rbm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141176470588235">
            <text:p>0.141176470588235</text:p>
          </table:table-cell>
          <table:table-cell table:style-name="ce1" office:value-type="float" office:value="20.93">
            <text:p>20.93</text:p>
          </table:table-cell>
          <table:table-cell table:style-name="ce1" office:value-type="float" office:value="14.12">
            <text:p>14.12</text:p>
          </table:table-cell>
          <table:table-cell table:style-name="ce1" office:value-type="float" office:value="16.86">
            <text:p>16.86</text:p>
          </table:table-cell>
          <table:table-cell table:style-name="ce2" office:value-type="float" office:value="0.970338058887677">
            <text:p>0.970338058887677</text:p>
          </table:table-cell>
          <table:table-cell table:style-name="ce1" office:value-type="float" office:value="95.31">
            <text:p>95.31</text:p>
          </table:table-cell>
          <table:table-cell table:style-name="ce1" office:value-type="float" office:value="97.03">
            <text:p>97.03</text:p>
          </table:table-cell>
          <table:table-cell table:style-name="ce1" office:value-type="float" office:value="96.16">
            <text:p>96.16</text:p>
          </table:table-cell>
          <table:table-cell table:style-name="ce1" office:value-type="float" office:value="91.98">
            <text:p>91.98</text:p>
          </table:table-cell>
          <table:table-cell table:style-name="ce1" office:value-type="float" office:value="91.39">
            <text:p>91.39</text:p>
          </table:table-cell>
          <table:table-cell table:style-name="ce1" office:value-type="float" office:value="92.66">
            <text:p>92.66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244444444444444">
            <text:p>0.244444444444444</text:p>
          </table:table-cell>
          <table:table-cell table:style-name="ce1" office:value-type="float" office:value="29.78">
            <text:p>29.78</text:p>
          </table:table-cell>
          <table:table-cell table:style-name="ce1" office:value-type="float" office:value="24.44">
            <text:p>24.44</text:p>
          </table:table-cell>
          <table:table-cell table:style-name="ce1" office:value-type="float" office:value="26.85">
            <text:p>26.85</text:p>
          </table:table-cell>
          <table:table-cell table:style-name="ce2" office:value-type="float" office:value="0.96793893129771">
            <text:p>0.96793893129771</text:p>
          </table:table-cell>
          <table:table-cell table:style-name="ce1" office:value-type="float" office:value="95.84">
            <text:p>95.84</text:p>
          </table:table-cell>
          <table:table-cell table:style-name="ce1" office:value-type="float" office:value="96.79">
            <text:p>96.79</text:p>
          </table:table-cell>
          <table:table-cell table:style-name="ce1" office:value-type="float" office:value="96.31">
            <text:p>96.31</text:p>
          </table:table-cell>
          <table:table-cell table:style-name="ce1" office:value-type="float" office:value="92.65">
            <text:p>92.65</text:p>
          </table:table-cell>
          <table:table-cell table:style-name="ce1" office:value-type="float" office:value="92.36">
            <text:p>92.36</text:p>
          </table:table-cell>
          <table:table-cell table:style-name="ce1" office:value-type="float" office:value="92.98">
            <text:p>92.98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201307189542484">
            <text:p>0.201307189542484</text:p>
          </table:table-cell>
          <table:table-cell table:style-name="ce1" office:value-type="float" office:value="25.88">
            <text:p>25.88</text:p>
          </table:table-cell>
          <table:table-cell table:style-name="ce1" office:value-type="float" office:value="20.13">
            <text:p>20.13</text:p>
          </table:table-cell>
          <table:table-cell table:style-name="ce1" office:value-type="float" office:value="22.65">
            <text:p>22.65</text:p>
          </table:table-cell>
          <table:table-cell table:style-name="ce2" office:value-type="float" office:value="0.96793893129771">
            <text:p>0.96793893129771</text:p>
          </table:table-cell>
          <table:table-cell table:style-name="ce1" office:value-type="float" office:value="95.61">
            <text:p>95.61</text:p>
          </table:table-cell>
          <table:table-cell table:style-name="ce1" office:value-type="float" office:value="96.79">
            <text:p>96.79</text:p>
          </table:table-cell>
          <table:table-cell table:style-name="ce1" office:value-type="float" office:value="96.2">
            <text:p>96.2</text:p>
          </table:table-cell>
          <table:table-cell table:style-name="ce1" office:value-type="float" office:value="92.32">
            <text:p>92.32</text:p>
          </table:table-cell>
          <table:table-cell table:style-name="ce1" office:value-type="float" office:value="91.94">
            <text:p>91.94</text:p>
          </table:table-cell>
          <table:table-cell table:style-name="ce1" office:value-type="float" office:value="92.75">
            <text:p>92.75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215686274509804">
            <text:p>0.215686274509804</text:p>
          </table:table-cell>
          <table:table-cell table:style-name="ce1" office:value-type="float" office:value="25.98">
            <text:p>25.98</text:p>
          </table:table-cell>
          <table:table-cell table:style-name="ce1" office:value-type="float" office:value="21.57">
            <text:p>21.57</text:p>
          </table:table-cell>
          <table:table-cell table:style-name="ce1" office:value-type="float" office:value="23.57">
            <text:p>23.57</text:p>
          </table:table-cell>
          <table:table-cell table:style-name="ce2" office:value-type="float" office:value="0.965830607051981">
            <text:p>0.965830607051981</text:p>
          </table:table-cell>
          <table:table-cell table:style-name="ce1" office:value-type="float" office:value="95.68">
            <text:p>95.68</text:p>
          </table:table-cell>
          <table:table-cell table:style-name="ce1" office:value-type="float" office:value="96.58">
            <text:p>96.58</text:p>
          </table:table-cell>
          <table:table-cell table:style-name="ce1" office:value-type="float" office:value="96.13">
            <text:p>96.13</text:p>
          </table:table-cell>
          <table:table-cell table:style-name="ce1" office:value-type="float" office:value="92.31">
            <text:p>92.31</text:p>
          </table:table-cell>
          <table:table-cell table:style-name="ce1" office:value-type="float" office:value="92.01">
            <text:p>92.01</text:p>
          </table:table-cell>
          <table:table-cell table:style-name="ce1" office:value-type="float" office:value="92.63">
            <text:p>92.63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21437908496732">
            <text:p>0.21437908496732</text:p>
          </table:table-cell>
          <table:table-cell table:style-name="ce1" office:value-type="float" office:value="25.91">
            <text:p>25.91</text:p>
          </table:table-cell>
          <table:table-cell table:style-name="ce1" office:value-type="float" office:value="21.44">
            <text:p>21.44</text:p>
          </table:table-cell>
          <table:table-cell table:style-name="ce1" office:value-type="float" office:value="23.46">
            <text:p>23.46</text:p>
          </table:table-cell>
          <table:table-cell table:style-name="ce2" office:value-type="float" office:value="0.965903307888041">
            <text:p>0.965903307888041</text:p>
          </table:table-cell>
          <table:table-cell table:style-name="ce1" office:value-type="float" office:value="95.67">
            <text:p>95.67</text:p>
          </table:table-cell>
          <table:table-cell table:style-name="ce1" office:value-type="float" office:value="96.59">
            <text:p>96.59</text:p>
          </table:table-cell>
          <table:table-cell table:style-name="ce1" office:value-type="float" office:value="96.13">
            <text:p>96.13</text:p>
          </table:table-cell>
          <table:table-cell table:style-name="ce1" office:value-type="float" office:value="92.3">
            <text:p>92.3</text:p>
          </table:table-cell>
          <table:table-cell table:style-name="ce1" office:value-type="float" office:value="91.99">
            <text:p>91.99</text:p>
          </table:table-cell>
          <table:table-cell table:style-name="ce1" office:value-type="float" office:value="92.63">
            <text:p>92.63</text:p>
          </table:table-cell>
        </table:table-row>
      </table:table>
      <table:table table:name="'file:///home/runejen/Dropbox/Skole/Master/Data/Model_2.ods'#rbf" table:print="false" table:style-name="ta_extref">
        <table:table-source xlink:type="simple" xlink:href="../Model_2.ods" table:table-name="rbf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0836601307189542">
            <text:p>0.0836601307189542</text:p>
          </table:table-cell>
          <table:table-cell table:style-name="ce1" office:value-type="float" office:value="23.7">
            <text:p>23.7</text:p>
          </table:table-cell>
          <table:table-cell table:style-name="ce1" office:value-type="float" office:value="8.37">
            <text:p>8.37</text:p>
          </table:table-cell>
          <table:table-cell table:style-name="ce1" office:value-type="float" office:value="12.37">
            <text:p>12.37</text:p>
          </table:table-cell>
          <table:table-cell table:style-name="ce2" office:value-type="float" office:value="0.985023627771719">
            <text:p>0.985023627771719</text:p>
          </table:table-cell>
          <table:table-cell table:style-name="ce1" office:value-type="float" office:value="95.08">
            <text:p>95.08</text:p>
          </table:table-cell>
          <table:table-cell table:style-name="ce1" office:value-type="float" office:value="98.5">
            <text:p>98.5</text:p>
          </table:table-cell>
          <table:table-cell table:style-name="ce1" office:value-type="float" office:value="96.76">
            <text:p>96.76</text:p>
          </table:table-cell>
          <table:table-cell table:style-name="ce1" office:value-type="float" office:value="92.31">
            <text:p>92.31</text:p>
          </table:table-cell>
          <table:table-cell table:style-name="ce1" office:value-type="float" office:value="91.32">
            <text:p>91.32</text:p>
          </table:table-cell>
          <table:table-cell table:style-name="ce1" office:value-type="float" office:value="93.75">
            <text:p>93.75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269281045751634">
            <text:p>0.269281045751634</text:p>
          </table:table-cell>
          <table:table-cell table:style-name="ce1" office:value-type="float" office:value="31.84">
            <text:p>31.84</text:p>
          </table:table-cell>
          <table:table-cell table:style-name="ce1" office:value-type="float" office:value="26.93">
            <text:p>26.93</text:p>
          </table:table-cell>
          <table:table-cell table:style-name="ce1" office:value-type="float" office:value="29.18">
            <text:p>29.18</text:p>
          </table:table-cell>
          <table:table-cell table:style-name="ce2" office:value-type="float" office:value="0.96793893129771">
            <text:p>0.96793893129771</text:p>
          </table:table-cell>
          <table:table-cell table:style-name="ce1" office:value-type="float" office:value="95.97">
            <text:p>95.97</text:p>
          </table:table-cell>
          <table:table-cell table:style-name="ce1" office:value-type="float" office:value="96.79">
            <text:p>96.79</text:p>
          </table:table-cell>
          <table:table-cell table:style-name="ce1" office:value-type="float" office:value="96.38">
            <text:p>96.38</text:p>
          </table:table-cell>
          <table:table-cell table:style-name="ce1" office:value-type="float" office:value="92.84">
            <text:p>92.84</text:p>
          </table:table-cell>
          <table:table-cell table:style-name="ce1" office:value-type="float" office:value="92.59">
            <text:p>92.59</text:p>
          </table:table-cell>
          <table:table-cell table:style-name="ce1" office:value-type="float" office:value="93.11">
            <text:p>93.11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241830065359477">
            <text:p>0.241830065359477</text:p>
          </table:table-cell>
          <table:table-cell table:style-name="ce1" office:value-type="float" office:value="28.37">
            <text:p>28.37</text:p>
          </table:table-cell>
          <table:table-cell table:style-name="ce1" office:value-type="float" office:value="24.18">
            <text:p>24.18</text:p>
          </table:table-cell>
          <table:table-cell table:style-name="ce1" office:value-type="float" office:value="26.11">
            <text:p>26.11</text:p>
          </table:table-cell>
          <table:table-cell table:style-name="ce2" office:value-type="float" office:value="0.96604870956016">
            <text:p>0.96604870956016</text:p>
          </table:table-cell>
          <table:table-cell table:style-name="ce1" office:value-type="float" office:value="95.82">
            <text:p>95.82</text:p>
          </table:table-cell>
          <table:table-cell table:style-name="ce1" office:value-type="float" office:value="96.6">
            <text:p>96.6</text:p>
          </table:table-cell>
          <table:table-cell table:style-name="ce1" office:value-type="float" office:value="96.21">
            <text:p>96.21</text:p>
          </table:table-cell>
          <table:table-cell table:style-name="ce1" office:value-type="float" office:value="92.52">
            <text:p>92.52</text:p>
          </table:table-cell>
          <table:table-cell table:style-name="ce1" office:value-type="float" office:value="92.27">
            <text:p>92.27</text:p>
          </table:table-cell>
          <table:table-cell table:style-name="ce1" office:value-type="float" office:value="92.78">
            <text:p>92.78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235294117647059">
            <text:p>0.235294117647059</text:p>
          </table:table-cell>
          <table:table-cell table:style-name="ce1" office:value-type="float" office:value="28.44">
            <text:p>28.44</text:p>
          </table:table-cell>
          <table:table-cell table:style-name="ce1" office:value-type="float" office:value="23.53">
            <text:p>23.53</text:p>
          </table:table-cell>
          <table:table-cell table:style-name="ce1" office:value-type="float" office:value="25.75">
            <text:p>25.75</text:p>
          </table:table-cell>
          <table:table-cell table:style-name="ce2" office:value-type="float" office:value="0.967066521264995">
            <text:p>0.967066521264995</text:p>
          </table:table-cell>
          <table:table-cell table:style-name="ce1" office:value-type="float" office:value="95.79">
            <text:p>95.79</text:p>
          </table:table-cell>
          <table:table-cell table:style-name="ce1" office:value-type="float" office:value="96.71">
            <text:p>96.71</text:p>
          </table:table-cell>
          <table:table-cell table:style-name="ce1" office:value-type="float" office:value="96.25">
            <text:p>96.25</text:p>
          </table:table-cell>
          <table:table-cell table:style-name="ce1" office:value-type="float" office:value="92.54">
            <text:p>92.54</text:p>
          </table:table-cell>
          <table:table-cell table:style-name="ce1" office:value-type="float" office:value="92.24">
            <text:p>92.24</text:p>
          </table:table-cell>
          <table:table-cell table:style-name="ce1" office:value-type="float" office:value="92.85">
            <text:p>92.85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233986928104575">
            <text:p>0.233986928104575</text:p>
          </table:table-cell>
          <table:table-cell table:style-name="ce1" office:value-type="float" office:value="28.41">
            <text:p>28.41</text:p>
          </table:table-cell>
          <table:table-cell table:style-name="ce1" office:value-type="float" office:value="23.4">
            <text:p>23.4</text:p>
          </table:table-cell>
          <table:table-cell table:style-name="ce1" office:value-type="float" office:value="25.66">
            <text:p>25.66</text:p>
          </table:table-cell>
          <table:table-cell table:style-name="ce2" office:value-type="float" office:value="0.967211922937114">
            <text:p>0.967211922937114</text:p>
          </table:table-cell>
          <table:table-cell table:style-name="ce1" office:value-type="float" office:value="95.78">
            <text:p>95.78</text:p>
          </table:table-cell>
          <table:table-cell table:style-name="ce1" office:value-type="float" office:value="96.72">
            <text:p>96.72</text:p>
          </table:table-cell>
          <table:table-cell table:style-name="ce1" office:value-type="float" office:value="96.25">
            <text:p>96.25</text:p>
          </table:table-cell>
          <table:table-cell table:style-name="ce1" office:value-type="float" office:value="92.53">
            <text:p>92.53</text:p>
          </table:table-cell>
          <table:table-cell table:style-name="ce1" office:value-type="float" office:value="92.23">
            <text:p>92.23</text:p>
          </table:table-cell>
          <table:table-cell table:style-name="ce1" office:value-type="float" office:value="92.86">
            <text:p>92.86</text:p>
          </table:table-cell>
        </table:table-row>
      </table:table>
      <table:table table:name="'file:///home/runejen/Dropbox/Skole/Master/Data/Model_2.ods'#rbmf" table:print="false" table:style-name="ta_extref">
        <table:table-source xlink:type="simple" xlink:href="../Model_2.ods" table:table-name="rbmf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0196078431372549">
            <text:p>0.0196078431372549</text:p>
          </table:table-cell>
          <table:table-cell table:style-name="ce1" office:value-type="float" office:value="7.98">
            <text:p>7.98</text:p>
          </table:table-cell>
          <table:table-cell table:style-name="ce1" office:value-type="float" office:value="1.96">
            <text:p>1.96</text:p>
          </table:table-cell>
          <table:table-cell table:style-name="ce1" office:value-type="float" office:value="3.15">
            <text:p>3.15</text:p>
          </table:table-cell>
          <table:table-cell table:style-name="ce2" office:value-type="float" office:value="0.987422755361687">
            <text:p>0.987422755361687</text:p>
          </table:table-cell>
          <table:table-cell table:style-name="ce1" office:value-type="float" office:value="94.77">
            <text:p>94.77</text:p>
          </table:table-cell>
          <table:table-cell table:style-name="ce1" office:value-type="float" office:value="98.74">
            <text:p>98.74</text:p>
          </table:table-cell>
          <table:table-cell table:style-name="ce1" office:value-type="float" office:value="96.71">
            <text:p>96.71</text:p>
          </table:table-cell>
          <table:table-cell table:style-name="ce1" office:value-type="float" office:value="91.78">
            <text:p>91.78</text:p>
          </table:table-cell>
          <table:table-cell table:style-name="ce1" office:value-type="float" office:value="90.2">
            <text:p>90.2</text:p>
          </table:table-cell>
          <table:table-cell table:style-name="ce1" office:value-type="float" office:value="93.64">
            <text:p>93.64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10718954248366">
            <text:p>0.10718954248366</text:p>
          </table:table-cell>
          <table:table-cell table:style-name="ce1" office:value-type="float" office:value="23.91">
            <text:p>23.91</text:p>
          </table:table-cell>
          <table:table-cell table:style-name="ce1" office:value-type="float" office:value="10.72">
            <text:p>10.72</text:p>
          </table:table-cell>
          <table:table-cell table:style-name="ce1" office:value-type="float" office:value="14.8">
            <text:p>14.8</text:p>
          </table:table-cell>
          <table:table-cell table:style-name="ce2" office:value-type="float" office:value="0.981025081788441">
            <text:p>0.981025081788441</text:p>
          </table:table-cell>
          <table:table-cell table:style-name="ce1" office:value-type="float" office:value="95.18">
            <text:p>95.18</text:p>
          </table:table-cell>
          <table:table-cell table:style-name="ce1" office:value-type="float" office:value="98.1">
            <text:p>98.1</text:p>
          </table:table-cell>
          <table:table-cell table:style-name="ce1" office:value-type="float" office:value="96.62">
            <text:p>96.62</text:p>
          </table:table-cell>
          <table:table-cell table:style-name="ce1" office:value-type="float" office:value="92.31">
            <text:p>92.31</text:p>
          </table:table-cell>
          <table:table-cell table:style-name="ce1" office:value-type="float" office:value="91.43">
            <text:p>91.43</text:p>
          </table:table-cell>
          <table:table-cell table:style-name="ce1" office:value-type="float" office:value="93.5">
            <text:p>93.5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954248366013072">
            <text:p>0.0954248366013072</text:p>
          </table:table-cell>
          <table:table-cell table:style-name="ce1" office:value-type="float" office:value="19.57">
            <text:p>19.57</text:p>
          </table:table-cell>
          <table:table-cell table:style-name="ce1" office:value-type="float" office:value="9.54">
            <text:p>9.54</text:p>
          </table:table-cell>
          <table:table-cell table:style-name="ce1" office:value-type="float" office:value="12.83">
            <text:p>12.83</text:p>
          </table:table-cell>
          <table:table-cell table:style-name="ce2" office:value-type="float" office:value="0.978189749182116">
            <text:p>0.978189749182116</text:p>
          </table:table-cell>
          <table:table-cell table:style-name="ce1" office:value-type="float" office:value="95.11">
            <text:p>95.11</text:p>
          </table:table-cell>
          <table:table-cell table:style-name="ce1" office:value-type="float" office:value="97.82">
            <text:p>97.82</text:p>
          </table:table-cell>
          <table:table-cell table:style-name="ce1" office:value-type="float" office:value="96.45">
            <text:p>96.45</text:p>
          </table:table-cell>
          <table:table-cell table:style-name="ce1" office:value-type="float" office:value="92.04">
            <text:p>92.04</text:p>
          </table:table-cell>
          <table:table-cell table:style-name="ce1" office:value-type="float" office:value="91.13">
            <text:p>91.13</text:p>
          </table:table-cell>
          <table:table-cell table:style-name="ce1" office:value-type="float" office:value="93.17">
            <text:p>93.17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941176470588235">
            <text:p>0.0941176470588235</text:p>
          </table:table-cell>
          <table:table-cell table:style-name="ce1" office:value-type="float" office:value="19.35">
            <text:p>19.35</text:p>
          </table:table-cell>
          <table:table-cell table:style-name="ce1" office:value-type="float" office:value="9.41">
            <text:p>9.41</text:p>
          </table:table-cell>
          <table:table-cell table:style-name="ce1" office:value-type="float" office:value="12.66">
            <text:p>12.66</text:p>
          </table:table-cell>
          <table:table-cell table:style-name="ce2" office:value-type="float" office:value="0.978189749182116">
            <text:p>0.978189749182116</text:p>
          </table:table-cell>
          <table:table-cell table:style-name="ce1" office:value-type="float" office:value="95.1">
            <text:p>95.1</text:p>
          </table:table-cell>
          <table:table-cell table:style-name="ce1" office:value-type="float" office:value="97.82">
            <text:p>97.82</text:p>
          </table:table-cell>
          <table:table-cell table:style-name="ce1" office:value-type="float" office:value="96.44">
            <text:p>96.44</text:p>
          </table:table-cell>
          <table:table-cell table:style-name="ce1" office:value-type="float" office:value="92.03">
            <text:p>92.03</text:p>
          </table:table-cell>
          <table:table-cell table:style-name="ce1" office:value-type="float" office:value="91.11">
            <text:p>91.11</text:p>
          </table:table-cell>
          <table:table-cell table:style-name="ce1" office:value-type="float" office:value="93.16">
            <text:p>93.16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915032679738562">
            <text:p>0.0915032679738562</text:p>
          </table:table-cell>
          <table:table-cell table:style-name="ce1" office:value-type="float" office:value="18.97">
            <text:p>18.97</text:p>
          </table:table-cell>
          <table:table-cell table:style-name="ce1" office:value-type="float" office:value="9.15">
            <text:p>9.15</text:p>
          </table:table-cell>
          <table:table-cell table:style-name="ce1" office:value-type="float" office:value="12.35">
            <text:p>12.35</text:p>
          </table:table-cell>
          <table:table-cell table:style-name="ce2" office:value-type="float" office:value="0.978262450018175">
            <text:p>0.978262450018175</text:p>
          </table:table-cell>
          <table:table-cell table:style-name="ce1" office:value-type="float" office:value="95.09">
            <text:p>95.09</text:p>
          </table:table-cell>
          <table:table-cell table:style-name="ce1" office:value-type="float" office:value="97.83">
            <text:p>97.83</text:p>
          </table:table-cell>
          <table:table-cell table:style-name="ce1" office:value-type="float" office:value="96.44">
            <text:p>96.44</text:p>
          </table:table-cell>
          <table:table-cell table:style-name="ce1" office:value-type="float" office:value="92.01">
            <text:p>92.01</text:p>
          </table:table-cell>
          <table:table-cell table:style-name="ce1" office:value-type="float" office:value="91.08">
            <text:p>91.08</text:p>
          </table:table-cell>
          <table:table-cell table:style-name="ce1" office:value-type="float" office:value="93.16">
            <text:p>93.16</text:p>
          </table:table-cell>
        </table:table-row>
      </table:table>
      <table:table table:name="'file:///home/runejen/Dropbox/Skole/Master/Data/Model_2.ods'#rm" table:print="false" table:style-name="ta_extref">
        <table:table-source xlink:type="simple" xlink:href="../Model_2.ods" table:table-name="rm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270588235294118">
            <text:p>0.270588235294118</text:p>
          </table:table-cell>
          <table:table-cell table:style-name="ce1" office:value-type="float" office:value="40.99">
            <text:p>40.99</text:p>
          </table:table-cell>
          <table:table-cell table:style-name="ce1" office:value-type="float" office:value="27.06">
            <text:p>27.06</text:p>
          </table:table-cell>
          <table:table-cell table:style-name="ce1" office:value-type="float" office:value="32.6">
            <text:p>32.6</text:p>
          </table:table-cell>
          <table:table-cell table:style-name="ce2" office:value-type="float" office:value="0.978335150854235">
            <text:p>0.978335150854235</text:p>
          </table:table-cell>
          <table:table-cell table:style-name="ce1" office:value-type="float" office:value="96.02">
            <text:p>96.02</text:p>
          </table:table-cell>
          <table:table-cell table:style-name="ce1" office:value-type="float" office:value="97.83">
            <text:p>97.83</text:p>
          </table:table-cell>
          <table:table-cell table:style-name="ce1" office:value-type="float" office:value="96.92">
            <text:p>96.92</text:p>
          </table:table-cell>
          <table:table-cell table:style-name="ce1" office:value-type="float" office:value="93.53">
            <text:p>93.53</text:p>
          </table:table-cell>
          <table:table-cell table:style-name="ce1" office:value-type="float" office:value="93.12">
            <text:p>93.12</text:p>
          </table:table-cell>
          <table:table-cell table:style-name="ce1" office:value-type="float" office:value="94.1">
            <text:p>94.1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227450980392157">
            <text:p>0.227450980392157</text:p>
          </table:table-cell>
          <table:table-cell table:style-name="ce1" office:value-type="float" office:value="39.91">
            <text:p>39.91</text:p>
          </table:table-cell>
          <table:table-cell table:style-name="ce1" office:value-type="float" office:value="22.75">
            <text:p>22.75</text:p>
          </table:table-cell>
          <table:table-cell table:style-name="ce1" office:value-type="float" office:value="28.98">
            <text:p>28.98</text:p>
          </table:table-cell>
          <table:table-cell table:style-name="ce2" office:value-type="float" office:value="0.980952380952381">
            <text:p>0.980952380952381</text:p>
          </table:table-cell>
          <table:table-cell table:style-name="ce1" office:value-type="float" office:value="95.8">
            <text:p>95.8</text:p>
          </table:table-cell>
          <table:table-cell table:style-name="ce1" office:value-type="float" office:value="98.1">
            <text:p>98.1</text:p>
          </table:table-cell>
          <table:table-cell table:style-name="ce1" office:value-type="float" office:value="96.94">
            <text:p>96.94</text:p>
          </table:table-cell>
          <table:table-cell table:style-name="ce1" office:value-type="float" office:value="93.36">
            <text:p>93.36</text:p>
          </table:table-cell>
          <table:table-cell table:style-name="ce1" office:value-type="float" office:value="92.86">
            <text:p>92.86</text:p>
          </table:table-cell>
          <table:table-cell table:style-name="ce1" office:value-type="float" office:value="94.13">
            <text:p>94.13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179084967320261">
            <text:p>0.179084967320261</text:p>
          </table:table-cell>
          <table:table-cell table:style-name="ce1" office:value-type="float" office:value="30.11">
            <text:p>30.11</text:p>
          </table:table-cell>
          <table:table-cell table:style-name="ce1" office:value-type="float" office:value="17.91">
            <text:p>17.91</text:p>
          </table:table-cell>
          <table:table-cell table:style-name="ce1" office:value-type="float" office:value="22.46">
            <text:p>22.46</text:p>
          </table:table-cell>
          <table:table-cell table:style-name="ce2" office:value-type="float" office:value="0.976881134133043">
            <text:p>0.976881134133043</text:p>
          </table:table-cell>
          <table:table-cell table:style-name="ce1" office:value-type="float" office:value="95.54">
            <text:p>95.54</text:p>
          </table:table-cell>
          <table:table-cell table:style-name="ce1" office:value-type="float" office:value="97.69">
            <text:p>97.69</text:p>
          </table:table-cell>
          <table:table-cell table:style-name="ce1" office:value-type="float" office:value="96.6">
            <text:p>96.6</text:p>
          </table:table-cell>
          <table:table-cell table:style-name="ce1" office:value-type="float" office:value="92.69">
            <text:p>92.69</text:p>
          </table:table-cell>
          <table:table-cell table:style-name="ce1" office:value-type="float" office:value="92.09">
            <text:p>92.09</text:p>
          </table:table-cell>
          <table:table-cell table:style-name="ce1" office:value-type="float" office:value="93.49">
            <text:p>93.49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168627450980392">
            <text:p>0.168627450980392</text:p>
          </table:table-cell>
          <table:table-cell table:style-name="ce1" office:value-type="float" office:value="29.38">
            <text:p>29.38</text:p>
          </table:table-cell>
          <table:table-cell table:style-name="ce1" office:value-type="float" office:value="16.86">
            <text:p>16.86</text:p>
          </table:table-cell>
          <table:table-cell table:style-name="ce1" office:value-type="float" office:value="21.43">
            <text:p>21.43</text:p>
          </table:table-cell>
          <table:table-cell table:style-name="ce2" office:value-type="float" office:value="0.977462740821519">
            <text:p>0.977462740821519</text:p>
          </table:table-cell>
          <table:table-cell table:style-name="ce1" office:value-type="float" office:value="95.48">
            <text:p>95.48</text:p>
          </table:table-cell>
          <table:table-cell table:style-name="ce1" office:value-type="float" office:value="97.75">
            <text:p>97.75</text:p>
          </table:table-cell>
          <table:table-cell table:style-name="ce1" office:value-type="float" office:value="96.6">
            <text:p>96.6</text:p>
          </table:table-cell>
          <table:table-cell table:style-name="ce1" office:value-type="float" office:value="92.64">
            <text:p>92.64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93.49">
            <text:p>93.49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172549019607843">
            <text:p>0.172549019607843</text:p>
          </table:table-cell>
          <table:table-cell table:style-name="ce1" office:value-type="float" office:value="29.93">
            <text:p>29.93</text:p>
          </table:table-cell>
          <table:table-cell table:style-name="ce1" office:value-type="float" office:value="17.25">
            <text:p>17.25</text:p>
          </table:table-cell>
          <table:table-cell table:style-name="ce1" office:value-type="float" office:value="21.89">
            <text:p>21.89</text:p>
          </table:table-cell>
          <table:table-cell table:style-name="ce2" office:value-type="float" office:value="0.977535441657579">
            <text:p>0.977535441657579</text:p>
          </table:table-cell>
          <table:table-cell table:style-name="ce1" office:value-type="float" office:value="95.5">
            <text:p>95.5</text:p>
          </table:table-cell>
          <table:table-cell table:style-name="ce1" office:value-type="float" office:value="97.75">
            <text:p>97.75</text:p>
          </table:table-cell>
          <table:table-cell table:style-name="ce1" office:value-type="float" office:value="96.61">
            <text:p>96.61</text:p>
          </table:table-cell>
          <table:table-cell table:style-name="ce1" office:value-type="float" office:value="92.67">
            <text:p>92.67</text:p>
          </table:table-cell>
          <table:table-cell table:style-name="ce1" office:value-type="float" office:value="92.05">
            <text:p>92.05</text:p>
          </table:table-cell>
          <table:table-cell table:style-name="ce1" office:value-type="float" office:value="93.51">
            <text:p>93.51</text:p>
          </table:table-cell>
        </table:table-row>
      </table:table>
      <table:table table:name="'file:///home/runejen/Dropbox/Skole/Master/Data/Model_2.ods'#rf" table:print="false" table:style-name="ta_extref">
        <table:table-source xlink:type="simple" xlink:href="../Model_2.ods" table:table-name="rf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186928104575163">
            <text:p>0.186928104575163</text:p>
          </table:table-cell>
          <table:table-cell table:style-name="ce1" office:value-type="float" office:value="51.44">
            <text:p>51.44</text:p>
          </table:table-cell>
          <table:table-cell table:style-name="ce1" office:value-type="float" office:value="18.69">
            <text:p>18.69</text:p>
          </table:table-cell>
          <table:table-cell table:style-name="ce1" office:value-type="float" office:value="27.42">
            <text:p>27.42</text:p>
          </table:table-cell>
          <table:table-cell table:style-name="ce2" office:value-type="float" office:value="0.990185387131952">
            <text:p>0.990185387131952</text:p>
          </table:table-cell>
          <table:table-cell table:style-name="ce1" office:value-type="float" office:value="95.63">
            <text:p>95.63</text:p>
          </table:table-cell>
          <table:table-cell table:style-name="ce1" office:value-type="float" office:value="99.02">
            <text:p>99.02</text:p>
          </table:table-cell>
          <table:table-cell table:style-name="ce1" office:value-type="float" office:value="97.3">
            <text:p>97.3</text:p>
          </table:table-cell>
          <table:table-cell table:style-name="ce1" office:value-type="float" office:value="93.62">
            <text:p>93.62</text:p>
          </table:table-cell>
          <table:table-cell table:style-name="ce1" office:value-type="float" office:value="93.3">
            <text:p>93.3</text:p>
          </table:table-cell>
          <table:table-cell table:style-name="ce1" office:value-type="float" office:value="94.79">
            <text:p>94.79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281045751633987">
            <text:p>0.281045751633987</text:p>
          </table:table-cell>
          <table:table-cell table:style-name="ce1" office:value-type="float" office:value="37.52">
            <text:p>37.52</text:p>
          </table:table-cell>
          <table:table-cell table:style-name="ce1" office:value-type="float" office:value="28.1">
            <text:p>28.1</text:p>
          </table:table-cell>
          <table:table-cell table:style-name="ce1" office:value-type="float" office:value="32.13">
            <text:p>32.13</text:p>
          </table:table-cell>
          <table:table-cell table:style-name="ce2" office:value-type="float" office:value="0.973973100690658">
            <text:p>0.973973100690658</text:p>
          </table:table-cell>
          <table:table-cell table:style-name="ce1" office:value-type="float" office:value="96.06">
            <text:p>96.06</text:p>
          </table:table-cell>
          <table:table-cell table:style-name="ce1" office:value-type="float" office:value="97.4">
            <text:p>97.4</text:p>
          </table:table-cell>
          <table:table-cell table:style-name="ce1" office:value-type="float" office:value="96.73">
            <text:p>96.73</text:p>
          </table:table-cell>
          <table:table-cell table:style-name="ce1" office:value-type="float" office:value="93.33">
            <text:p>93.33</text:p>
          </table:table-cell>
          <table:table-cell table:style-name="ce1" office:value-type="float" office:value="92.98">
            <text:p>92.98</text:p>
          </table:table-cell>
          <table:table-cell table:style-name="ce1" office:value-type="float" office:value="93.75">
            <text:p>93.75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287581699346405">
            <text:p>0.287581699346405</text:p>
          </table:table-cell>
          <table:table-cell table:style-name="ce1" office:value-type="float" office:value="34.54">
            <text:p>34.54</text:p>
          </table:table-cell>
          <table:table-cell table:style-name="ce1" office:value-type="float" office:value="28.76">
            <text:p>28.76</text:p>
          </table:table-cell>
          <table:table-cell table:style-name="ce1" office:value-type="float" office:value="31.39">
            <text:p>31.39</text:p>
          </table:table-cell>
          <table:table-cell table:style-name="ce2" office:value-type="float" office:value="0.969683751363141">
            <text:p>0.969683751363141</text:p>
          </table:table-cell>
          <table:table-cell table:style-name="ce1" office:value-type="float" office:value="96.07">
            <text:p>96.07</text:p>
          </table:table-cell>
          <table:table-cell table:style-name="ce1" office:value-type="float" office:value="96.97">
            <text:p>96.97</text:p>
          </table:table-cell>
          <table:table-cell table:style-name="ce1" office:value-type="float" office:value="96.52">
            <text:p>96.52</text:p>
          </table:table-cell>
          <table:table-cell table:style-name="ce1" office:value-type="float" office:value="93.09">
            <text:p>93.09</text:p>
          </table:table-cell>
          <table:table-cell table:style-name="ce1" office:value-type="float" office:value="92.83">
            <text:p>92.83</text:p>
          </table:table-cell>
          <table:table-cell table:style-name="ce1" office:value-type="float" office:value="93.38">
            <text:p>93.38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284967320261438">
            <text:p>0.284967320261438</text:p>
          </table:table-cell>
          <table:table-cell table:style-name="ce1" office:value-type="float" office:value="34.44">
            <text:p>34.44</text:p>
          </table:table-cell>
          <table:table-cell table:style-name="ce1" office:value-type="float" office:value="28.5">
            <text:p>28.5</text:p>
          </table:table-cell>
          <table:table-cell table:style-name="ce1" office:value-type="float" office:value="31.19">
            <text:p>31.19</text:p>
          </table:table-cell>
          <table:table-cell table:style-name="ce2" office:value-type="float" office:value="0.96982915303526">
            <text:p>0.96982915303526</text:p>
          </table:table-cell>
          <table:table-cell table:style-name="ce1" office:value-type="float" office:value="96.06">
            <text:p>96.06</text:p>
          </table:table-cell>
          <table:table-cell table:style-name="ce1" office:value-type="float" office:value="96.98">
            <text:p>96.98</text:p>
          </table:table-cell>
          <table:table-cell table:style-name="ce1" office:value-type="float" office:value="96.52">
            <text:p>96.52</text:p>
          </table:table-cell>
          <table:table-cell table:style-name="ce1" office:value-type="float" office:value="93.08">
            <text:p>93.08</text:p>
          </table:table-cell>
          <table:table-cell table:style-name="ce1" office:value-type="float" office:value="92.81">
            <text:p>92.81</text:p>
          </table:table-cell>
          <table:table-cell table:style-name="ce1" office:value-type="float" office:value="93.37">
            <text:p>93.37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283660130718954">
            <text:p>0.283660130718954</text:p>
          </table:table-cell>
          <table:table-cell table:style-name="ce1" office:value-type="float" office:value="34.83">
            <text:p>34.83</text:p>
          </table:table-cell>
          <table:table-cell table:style-name="ce1" office:value-type="float" office:value="28.37">
            <text:p>28.37</text:p>
          </table:table-cell>
          <table:table-cell table:style-name="ce1" office:value-type="float" office:value="31.27">
            <text:p>31.27</text:p>
          </table:table-cell>
          <table:table-cell table:style-name="ce2" office:value-type="float" office:value="0.970483460559796">
            <text:p>0.970483460559796</text:p>
          </table:table-cell>
          <table:table-cell table:style-name="ce1" office:value-type="float" office:value="96.06">
            <text:p>96.06</text:p>
          </table:table-cell>
          <table:table-cell table:style-name="ce1" office:value-type="float" office:value="97.05">
            <text:p>97.05</text:p>
          </table:table-cell>
          <table:table-cell table:style-name="ce1" office:value-type="float" office:value="96.55">
            <text:p>96.55</text:p>
          </table:table-cell>
          <table:table-cell table:style-name="ce1" office:value-type="float" office:value="93.11">
            <text:p>93.11</text:p>
          </table:table-cell>
          <table:table-cell table:style-name="ce1" office:value-type="float" office:value="92.83">
            <text:p>92.83</text:p>
          </table:table-cell>
          <table:table-cell table:style-name="ce1" office:value-type="float" office:value="93.43">
            <text:p>93.43</text:p>
          </table:table-cell>
        </table:table-row>
      </table:table>
      <table:table table:name="'file:///home/runejen/Dropbox/Skole/Master/Data/Model_2.ods'#rmf" table:print="false" table:style-name="ta_extref">
        <table:table-source xlink:type="simple" xlink:href="../Model_2.ods" table:table-name="rmf" table:filter-name="calc8" table:mode="copy-results-only"/>
        <table:table-column table:number-columns-repeated="16"/>
        <table:table-row table:number-rows-repeated="14">
          <table:table-cell table:number-columns-repeated="16"/>
        </table:table-row>
        <table:table-row>
          <table:table-cell table:number-columns-repeated="5"/>
          <table:table-cell table:style-name="ce2" office:value-type="float" office:value="0.0941176470588235">
            <text:p>0.0941176470588235</text:p>
          </table:table-cell>
          <table:table-cell table:style-name="ce1" office:value-type="float" office:value="19.78">
            <text:p>19.78</text:p>
          </table:table-cell>
          <table:table-cell table:style-name="ce1" office:value-type="float" office:value="9.41">
            <text:p>9.41</text:p>
          </table:table-cell>
          <table:table-cell table:style-name="ce1" office:value-type="float" office:value="12.75">
            <text:p>12.75</text:p>
          </table:table-cell>
          <table:table-cell table:style-name="ce2" office:value-type="float" office:value="0.978771355870592">
            <text:p>0.978771355870592</text:p>
          </table:table-cell>
          <table:table-cell table:style-name="ce1" office:value-type="float" office:value="95.1">
            <text:p>95.1</text:p>
          </table:table-cell>
          <table:table-cell table:style-name="ce1" office:value-type="float" office:value="97.88">
            <text:p>97.88</text:p>
          </table:table-cell>
          <table:table-cell table:style-name="ce1" office:value-type="float" office:value="96.47">
            <text:p>96.47</text:p>
          </table:table-cell>
          <table:table-cell table:style-name="ce1" office:value-type="float" office:value="92.06">
            <text:p>92.06</text:p>
          </table:table-cell>
          <table:table-cell table:style-name="ce1" office:value-type="float" office:value="91.13">
            <text:p>91.13</text:p>
          </table:table-cell>
          <table:table-cell table:style-name="ce1" office:value-type="float" office:value="93.22">
            <text:p>93.22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65359477124183">
            <text:p>0.065359477124183</text:p>
          </table:table-cell>
          <table:table-cell table:style-name="ce1" office:value-type="float" office:value="21.19">
            <text:p>21.19</text:p>
          </table:table-cell>
          <table:table-cell table:style-name="ce1" office:value-type="float" office:value="6.54">
            <text:p>6.54</text:p>
          </table:table-cell>
          <table:table-cell table:style-name="ce1" office:value-type="float" office:value="10">
            <text:p>10</text:p>
          </table:table-cell>
          <table:table-cell table:style-name="ce2" office:value-type="float" office:value="0.986477644492912">
            <text:p>0.986477644492912</text:p>
          </table:table-cell>
          <table:table-cell table:style-name="ce1" office:value-type="float" office:value="94.99">
            <text:p>94.99</text:p>
          </table:table-cell>
          <table:table-cell table:style-name="ce1" office:value-type="float" office:value="98.65">
            <text:p>98.65</text:p>
          </table:table-cell>
          <table:table-cell table:style-name="ce1" office:value-type="float" office:value="96.79">
            <text:p>96.79</text:p>
          </table:table-cell>
          <table:table-cell table:style-name="ce1" office:value-type="float" office:value="92.22">
            <text:p>92.22</text:p>
          </table:table-cell>
          <table:table-cell table:style-name="ce1" office:value-type="float" office:value="91.1">
            <text:p>91.1</text:p>
          </table:table-cell>
          <table:table-cell table:style-name="ce1" office:value-type="float" office:value="93.8">
            <text:p>93.8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875816993464052">
            <text:p>0.0875816993464052</text:p>
          </table:table-cell>
          <table:table-cell table:style-name="ce1" office:value-type="float" office:value="22.79">
            <text:p>22.79</text:p>
          </table:table-cell>
          <table:table-cell table:style-name="ce1" office:value-type="float" office:value="8.76">
            <text:p>8.76</text:p>
          </table:table-cell>
          <table:table-cell table:style-name="ce1" office:value-type="float" office:value="12.66">
            <text:p>12.66</text:p>
          </table:table-cell>
          <table:table-cell table:style-name="ce2" office:value-type="float" office:value="0.983496910214467">
            <text:p>0.983496910214467</text:p>
          </table:table-cell>
          <table:table-cell table:style-name="ce1" office:value-type="float" office:value="95.09">
            <text:p>95.09</text:p>
          </table:table-cell>
          <table:table-cell table:style-name="ce1" office:value-type="float" office:value="98.35">
            <text:p>98.35</text:p>
          </table:table-cell>
          <table:table-cell table:style-name="ce1" office:value-type="float" office:value="96.69">
            <text:p>96.69</text:p>
          </table:table-cell>
          <table:table-cell table:style-name="ce1" office:value-type="float" office:value="92.26">
            <text:p>92.26</text:p>
          </table:table-cell>
          <table:table-cell table:style-name="ce1" office:value-type="float" office:value="91.28">
            <text:p>91.28</text:p>
          </table:table-cell>
          <table:table-cell table:style-name="ce1" office:value-type="float" office:value="93.63">
            <text:p>93.63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862745098039216">
            <text:p>0.0862745098039216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8.63">
            <text:p>8.63</text:p>
          </table:table-cell>
          <table:table-cell table:style-name="ce1" office:value-type="float" office:value="12.55">
            <text:p>12.55</text:p>
          </table:table-cell>
          <table:table-cell table:style-name="ce2" office:value-type="float" office:value="0.983933115230825">
            <text:p>0.983933115230825</text:p>
          </table:table-cell>
          <table:table-cell table:style-name="ce1" office:value-type="float" office:value="95.09">
            <text:p>95.09</text:p>
          </table:table-cell>
          <table:table-cell table:style-name="ce1" office:value-type="float" office:value="98.39">
            <text:p>98.39</text:p>
          </table:table-cell>
          <table:table-cell table:style-name="ce1" office:value-type="float" office:value="96.71">
            <text:p>96.71</text:p>
          </table:table-cell>
          <table:table-cell table:style-name="ce1" office:value-type="float" office:value="92.28">
            <text:p>92.28</text:p>
          </table:table-cell>
          <table:table-cell table:style-name="ce1" office:value-type="float" office:value="91.29">
            <text:p>91.29</text:p>
          </table:table-cell>
          <table:table-cell table:style-name="ce1" office:value-type="float" office:value="93.66">
            <text:p>93.66</text:p>
          </table:table-cell>
        </table:table-row>
        <table:table-row table:number-rows-repeated="12">
          <table:table-cell table:number-columns-repeated="16"/>
        </table:table-row>
        <table:table-row>
          <table:table-cell table:number-columns-repeated="5"/>
          <table:table-cell table:style-name="ce2" office:value-type="float" office:value="0.0888888888888889">
            <text:p>0.0888888888888889</text:p>
          </table:table-cell>
          <table:table-cell table:style-name="ce1" office:value-type="float" office:value="23.45">
            <text:p>23.45</text:p>
          </table:table-cell>
          <table:table-cell table:style-name="ce1" office:value-type="float" office:value="8.89">
            <text:p>8.89</text:p>
          </table:table-cell>
          <table:table-cell table:style-name="ce1" office:value-type="float" office:value="12.89">
            <text:p>12.89</text:p>
          </table:table-cell>
          <table:table-cell table:style-name="ce2" office:value-type="float" office:value="0.983860414394766">
            <text:p>0.983860414394766</text:p>
          </table:table-cell>
          <table:table-cell table:style-name="ce1" office:value-type="float" office:value="95.1">
            <text:p>95.1</text:p>
          </table:table-cell>
          <table:table-cell table:style-name="ce1" office:value-type="float" office:value="98.39">
            <text:p>98.39</text:p>
          </table:table-cell>
          <table:table-cell table:style-name="ce1" office:value-type="float" office:value="96.72">
            <text:p>96.72</text:p>
          </table:table-cell>
          <table:table-cell table:style-name="ce1" office:value-type="float" office:value="92.3">
            <text:p>92.3</text:p>
          </table:table-cell>
          <table:table-cell table:style-name="ce1" office:value-type="float" office:value="91.33">
            <text:p>91.33</text:p>
          </table:table-cell>
          <table:table-cell table:style-name="ce1" office:value-type="float" office:value="93.67">
            <text:p>93.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0107P0" style:volatile="true" number:language="nb" number:country="NO">
      <number:text>kr </number:text>
      <number:number number:decimal-places="0" number:min-integer-digits="1" number:grouping="true"/>
    </number:number-style>
    <number:number-style style:name="N10107" number:language="nb" number:country="NO">
      <number:text>kr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nb" number:country="NO">
      <number:text>kr </number:text>
      <number:number number:decimal-places="0" number:min-integer-digits="1" number:grouping="true"/>
    </number:number-style>
    <number:number-style style:name="N10108" number:language="nb" number:country="NO">
      <style:text-properties fo:color="#ff0000"/>
      <number:text>kr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nb" number:country="NO">
      <number:text>kr </number:text>
      <number:number number:decimal-places="2" number:min-integer-digits="1" number:grouping="true"/>
    </number:number-style>
    <number:number-style style:name="N10110" number:language="nb" number:country="NO">
      <number:text>kr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nb" number:country="NO">
      <number:text>kr </number:text>
      <number:number number:decimal-places="2" number:min-integer-digits="1" number:grouping="true"/>
    </number:number-style>
    <number:number-style style:name="N10111" number:language="nb" number:country="NO">
      <style:text-properties fo:color="#ff0000"/>
      <number:text>kr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10113" number:language="nb" number:country="NO">
      <number:day number:style="long"/>
      <number:text>.</number:text>
      <number:month number:textual="true"/>
    </number:date-style>
    <number:date-style style:name="N10114" number:language="nb" number:country="NO">
      <number:month number:textual="true"/>
      <number:text>.</number:text>
      <number:year/>
    </number:date-style>
    <number:time-style style:name="N10115" number:language="nb" number:country="NO">
      <number:hours/>
      <number:text>:</number:text>
      <number:minutes number:style="long"/>
      <number:text> </number:text>
      <number:am-pm/>
    </number:time-style>
    <number:time-style style:name="N10116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nb" number:country="NO">
      <number:number number:decimal-places="0" number:min-integer-digits="1" number:grouping="true"/>
    </number:number-style>
    <number:number-style style:name="N10118" number:language="nb" number:country="NO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nb" number:country="NO">
      <number:number number:decimal-places="0" number:min-integer-digits="1" number:grouping="true"/>
    </number:number-style>
    <number:number-style style:name="N10119" number:language="nb" number:country="NO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nb" number:country="NO">
      <number:number number:decimal-places="2" number:min-integer-digits="1" number:grouping="true"/>
    </number:number-style>
    <number:number-style style:name="N10120" number:language="nb" number:country="NO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nb" number:country="NO">
      <number:number number:decimal-places="2" number:min-integer-digits="1" number:grouping="true"/>
    </number:number-style>
    <number:number-style style:name="N10121" number:language="nb" number:country="NO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nb" number:country="NO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nb" number:country="NO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nb" number:country="NO">
      <loext:fill-character> </loext:fill-character>
      <number:text>- </number:text>
    </number:number-style>
    <number:text-style style:name="N10125" number:language="nb" number:country="NO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nb" number:country="NO">
      <loext:fill-character> </loext:fill-character>
      <number:number number:decimal-places="2" number:min-integer-digits="1" number:grouping="true"/>
      <number:text> </number:text>
    </number:number-style>
    <number:number-style style:name="N10129P1" style:volatile="true" number:language="nb" number:country="NO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29P2" style:volatile="true" number:language="nb" number:country="NO">
      <loext:fill-character> </loext:fill-character>
      <number:text>-</number:text>
      <number:number number:decimal-places="0" number:min-integer-digits="0"/>
      <number:text> </number:text>
    </number:number-style>
    <number:text-style style:name="N10129" number:language="nb" number:country="NO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 style:data-style-name="N2" text:time-value="09:53:04.2175634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nejen </meta:initial-creator>
    <meta:creation-date>2017-03-20T11:03:47.662646429</meta:creation-date>
    <dc:date>2017-05-08T14:00:40.500311779</dc:date>
    <meta:editing-duration>PT9H52M18S</meta:editing-duration>
    <meta:editing-cycles>60</meta:editing-cycles>
    <meta:generator>LibreOffice/4.2.8.2$Linux_X86_64 LibreOffice_project/420m0$Build-2</meta:generator>
    <dc:creator>runejen </dc:creator>
    <meta:document-statistic meta:table-count="2" meta:cell-count="2621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91.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draw:stroke="dash" draw:stroke-dash="Fine_20_Dashed"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draw:stroke="dash" draw:stroke-dash="Fine_20_Dashed" svg:stroke-width="0.08cm" svg:stroke-color="#004586" draw:fill-color="#004586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996cm" svg:height="7.905cm" xlink:href=".." xlink:type="simple" chart:class="chart:line" chart:style-name="ch1">
        <chart:title svg:x="4.998cm" svg:y="0.051cm" chart:style-name="ch2">
          <text:p>Non-preprocessed</text:p>
        </chart:title>
        <chart:legend svg:x="0.278cm" svg:y="0.636cm" style:legend-expansion="custom" chartooo:width="13.486cm" chartooo:height="0.999cm" style:legend-expansion-aspect-ratio="13.4994994994995" chart:style-name="ch3"/>
        <chart:plot-area chart:style-name="ch4" table:cell-range-address="rb.A3:rb.A7 rb.J2:rb.L7 rb.J121:rb.L126" chart:data-source-has-labels="both" svg:x="0.539cm" svg:y="1.518cm" svg:width="13.515cm" svg:height="5.885cm">
          <chartooo:coordinate-region svg:x="1.637cm" svg:y="1.717cm" svg:width="12.046cm" svg:height="5.039cm"/>
          <chart:axis chart:dimension="x" chart:name="primary-x" chart:style-name="ch5" chartooo:axis-type="auto">
            <chartooo:date-scale/>
            <chart:title svg:x="6.598cm" svg:y="7.343cm" chart:style-name="ch6">
              <text:p>Iterations</text:p>
            </chart:title>
            <chart:categories table:cell-range-address="rb.A3:rb.A7"/>
          </chart:axis>
          <chart:axis chart:dimension="y" chart:name="primary-y" chart:style-name="ch7">
            <chart:title svg:x="0cm" svg:y="4.941cm" chart:style-name="ch8">
              <text:p>Score</text:p>
            </chart:title>
            <chart:grid chart:style-name="ch9" chart:class="major"/>
          </chart:axis>
          <chart:series chart:style-name="ch10" chart:values-cell-range-address="rb.J3:rb.J7" chart:label-cell-address="rb.J2:rb.J2" chart:class="chart:line">
            <chart:data-point chart:repeated="5"/>
          </chart:series>
          <chart:series chart:style-name="ch11" chart:values-cell-range-address="rb.K3:rb.K7" chart:label-cell-address="rb.K2:rb.K2" chart:class="chart:line">
            <chart:data-point chart:repeated="5"/>
          </chart:series>
          <chart:series chart:style-name="ch12" chart:values-cell-range-address="rb.L3:rb.L7" chart:label-cell-address="rb.L2:rb.L2" chart:class="chart:line">
            <chart:data-point chart:repeated="5"/>
          </chart:series>
          <chart:series chart:style-name="ch13" chart:values-cell-range-address="rb.J122:rb.J126" chart:label-cell-address="rb.J121:rb.J121" chart:class="chart:line">
            <chart:data-point chart:repeated="5"/>
          </chart:series>
          <chart:series chart:style-name="ch14" chart:values-cell-range-address="rb.K122:rb.K126" chart:label-cell-address="rb.K121:rb.K121" chart:class="chart:line">
            <chart:data-point chart:repeated="5"/>
          </chart:series>
          <chart:series chart:style-name="ch15" chart:values-cell-range-address="rb.L122:rb.L126" chart:label-cell-address="rb.L121:rb.L12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ighted F1</text:p>
                <draw:g>
                  <svg:desc>rb.J2:rb.J2</svg:desc>
                </draw:g>
              </table:table-cell>
              <table:table-cell office:value-type="string">
                <text:p>Weighted Precision</text:p>
                <draw:g>
                  <svg:desc>rb.K2:rb.K2</svg:desc>
                </draw:g>
              </table:table-cell>
              <table:table-cell office:value-type="string">
                <text:p>Weighted Recall</text:p>
                <draw:g>
                  <svg:desc>rb.L2:rb.L2</svg:desc>
                </draw:g>
              </table:table-cell>
              <table:table-cell office:value-type="string">
                <text:p>Baseline F1</text:p>
                <draw:g>
                  <svg:desc>rb.J121:rb.J121</svg:desc>
                </draw:g>
              </table:table-cell>
              <table:table-cell office:value-type="string">
                <text:p>Baseline Precision</text:p>
                <draw:g>
                  <svg:desc>rb.K121:rb.K121</svg:desc>
                </draw:g>
              </table:table-cell>
              <table:table-cell office:value-type="string">
                <text:p>Baseline Recall</text:p>
                <draw:g>
                  <svg:desc>rb.L121:rb.L1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k</text:p>
                <draw:g>
                  <svg:desc>rb.A3:rb.A7</svg:desc>
                </draw:g>
              </table:table-cell>
              <table:table-cell office:value-type="float" office:value="92.948">
                <text:p>92.948</text:p>
                <draw:g>
                  <svg:desc>rb.J3:rb.J7</svg:desc>
                </draw:g>
              </table:table-cell>
              <table:table-cell office:value-type="float" office:value="92.77">
                <text:p>92.77</text:p>
                <draw:g>
                  <svg:desc>rb.K3:rb.K7</svg:desc>
                </draw:g>
              </table:table-cell>
              <table:table-cell office:value-type="float" office:value="93.28">
                <text:p>93.28</text:p>
                <draw:g>
                  <svg:desc>rb.L3:rb.L7</svg:desc>
                </draw:g>
              </table:table-cell>
              <table:table-cell office:value-type="float" office:value="92.192">
                <text:p>92.192</text:p>
                <draw:g>
                  <svg:desc>rb.J122:rb.J126</svg:desc>
                </draw:g>
              </table:table-cell>
              <table:table-cell office:value-type="float" office:value="95.036">
                <text:p>95.036</text:p>
                <draw:g>
                  <svg:desc>rb.K122:rb.K126</svg:desc>
                </draw:g>
              </table:table-cell>
              <table:table-cell office:value-type="float" office:value="94.74">
                <text:p>94.74</text:p>
                <draw:g>
                  <svg:desc>rb.L122:rb.L126</svg:desc>
                </draw:g>
              </table:table-cell>
            </table:table-row>
            <table:table-row>
              <table:table-cell office:value-type="string">
                <text:p>200k</text:p>
              </table:table-cell>
              <table:table-cell office:value-type="float" office:value="93.514">
                <text:p>93.514</text:p>
              </table:table-cell>
              <table:table-cell office:value-type="float" office:value="92.804">
                <text:p>92.804</text:p>
              </table:table-cell>
              <table:table-cell office:value-type="float" office:value="94.358">
                <text:p>94.358</text:p>
              </table:table-cell>
              <table:table-cell office:value-type="float" office:value="92.192">
                <text:p>92.192</text:p>
              </table:table-cell>
              <table:table-cell office:value-type="float" office:value="95.036">
                <text:p>95.036</text:p>
              </table:table-cell>
              <table:table-cell office:value-type="float" office:value="94.74">
                <text:p>94.74</text:p>
              </table:table-cell>
            </table:table-row>
            <table:table-row>
              <table:table-cell office:value-type="string">
                <text:p>300k</text:p>
              </table:table-cell>
              <table:table-cell office:value-type="float" office:value="93.564">
                <text:p>93.564</text:p>
              </table:table-cell>
              <table:table-cell office:value-type="float" office:value="92.814">
                <text:p>92.814</text:p>
              </table:table-cell>
              <table:table-cell office:value-type="float" office:value="94.466">
                <text:p>94.466</text:p>
              </table:table-cell>
              <table:table-cell office:value-type="float" office:value="92.192">
                <text:p>92.192</text:p>
              </table:table-cell>
              <table:table-cell office:value-type="float" office:value="95.036">
                <text:p>95.036</text:p>
              </table:table-cell>
              <table:table-cell office:value-type="float" office:value="94.74">
                <text:p>94.74</text:p>
              </table:table-cell>
            </table:table-row>
            <table:table-row>
              <table:table-cell office:value-type="string">
                <text:p>400k</text:p>
              </table:table-cell>
              <table:table-cell office:value-type="float" office:value="93.566">
                <text:p>93.566</text:p>
              </table:table-cell>
              <table:table-cell office:value-type="float" office:value="92.826">
                <text:p>92.826</text:p>
              </table:table-cell>
              <table:table-cell office:value-type="float" office:value="94.466">
                <text:p>94.466</text:p>
              </table:table-cell>
              <table:table-cell office:value-type="float" office:value="92.192">
                <text:p>92.192</text:p>
              </table:table-cell>
              <table:table-cell office:value-type="float" office:value="95.036">
                <text:p>95.036</text:p>
              </table:table-cell>
              <table:table-cell office:value-type="float" office:value="94.74">
                <text:p>94.74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93.562">
                <text:p>93.562</text:p>
              </table:table-cell>
              <table:table-cell office:value-type="float" office:value="92.82">
                <text:p>92.82</text:p>
              </table:table-cell>
              <table:table-cell office:value-type="float" office:value="94.456">
                <text:p>94.456</text:p>
              </table:table-cell>
              <table:table-cell office:value-type="float" office:value="92.192">
                <text:p>92.192</text:p>
              </table:table-cell>
              <table:table-cell office:value-type="float" office:value="95.036">
                <text:p>95.036</text:p>
              </table:table-cell>
              <table:table-cell office:value-type="float" office:value="94.74">
                <text:p>94.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91.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draw:stroke="dash" draw:stroke-dash="Fine_20_Dashed"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draw:stroke="dash" draw:stroke-dash="Fine_20_Dashed" svg:stroke-width="0.08cm" svg:stroke-color="#004586" draw:fill-color="#004586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996cm" svg:height="7.905cm" xlink:href=".." xlink:type="simple" chart:class="chart:line" chart:style-name="ch1">
        <chart:title svg:x="3.635cm" svg:y="0.039cm" chart:style-name="ch2">
          <text:p>Rotation, brightness and contrast</text:p>
        </chart:title>
        <chart:legend svg:x="0.278cm" svg:y="0.636cm" style:legend-expansion="custom" chartooo:width="13.486cm" chartooo:height="0.999cm" style:legend-expansion-aspect-ratio="13.4994994994995" chart:style-name="ch3"/>
        <chart:plot-area chart:style-name="ch4" table:cell-range-address="rb.A3:rb.A7 rb.J1:rb.L7 rb.J82:rb.L86" chart:data-source-has-labels="both" svg:x="0.539cm" svg:y="1.518cm" svg:width="13.515cm" svg:height="5.885cm">
          <chartooo:coordinate-region svg:x="1.637cm" svg:y="1.717cm" svg:width="12.046cm" svg:height="5.039cm"/>
          <chart:axis chart:dimension="x" chart:name="primary-x" chart:style-name="ch5" chartooo:axis-type="auto">
            <chartooo:date-scale/>
            <chart:title svg:x="6.598cm" svg:y="7.343cm" chart:style-name="ch6">
              <text:p>Iterations</text:p>
            </chart:title>
            <chart:categories table:cell-range-address="rb.A3:rb.A7"/>
          </chart:axis>
          <chart:axis chart:dimension="y" chart:name="primary-y" chart:style-name="ch7">
            <chart:title svg:x="0cm" svg:y="4.941cm" chart:style-name="ch8">
              <text:p>Score</text:p>
            </chart:title>
            <chart:grid chart:style-name="ch9" chart:class="major"/>
          </chart:axis>
          <chart:series chart:style-name="ch10" chart:values-cell-range-address="rb.J82:rb.J86" chart:label-cell-address="rb.J2:rb.J2" chart:class="chart:line">
            <chart:data-point chart:repeated="5"/>
          </chart:series>
          <chart:series chart:style-name="ch11" chart:values-cell-range-address="rb.K82:rb.K86" chart:label-cell-address="rb.K2:rb.K2" chart:class="chart:line">
            <chart:data-point chart:repeated="5"/>
          </chart:series>
          <chart:series chart:style-name="ch12" chart:values-cell-range-address="rb.L82:rb.L86" chart:label-cell-address="rb.L2:rb.L2" chart:class="chart:line">
            <chart:data-point chart:repeated="5"/>
          </chart:series>
          <chart:series chart:style-name="ch13" chart:values-cell-range-address="rb.J3:rb.J7" chart:label-cell-address="rb.J1:rb.J1" chart:class="chart:line">
            <chart:data-point chart:repeated="5"/>
          </chart:series>
          <chart:series chart:style-name="ch14" chart:values-cell-range-address="rb.K3:rb.K7" chart:label-cell-address="rb.K1:rb.K1" chart:class="chart:line">
            <chart:data-point chart:repeated="5"/>
          </chart:series>
          <chart:series chart:style-name="ch15" chart:values-cell-range-address="rb.L3:rb.L7" chart:label-cell-address="rb.L1:rb.L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ighted F1</text:p>
                <draw:g>
                  <svg:desc>rb.J2:rb.J2</svg:desc>
                </draw:g>
              </table:table-cell>
              <table:table-cell office:value-type="string">
                <text:p>Weighted Precision</text:p>
                <draw:g>
                  <svg:desc>rb.K2:rb.K2</svg:desc>
                </draw:g>
              </table:table-cell>
              <table:table-cell office:value-type="string">
                <text:p>Weighted Recall</text:p>
                <draw:g>
                  <svg:desc>rb.L2:rb.L2</svg:desc>
                </draw:g>
              </table:table-cell>
              <table:table-cell office:value-type="string">
                <text:p>Non-proc F1</text:p>
                <draw:g>
                  <svg:desc>rb.J1:rb.J1</svg:desc>
                </draw:g>
              </table:table-cell>
              <table:table-cell office:value-type="string">
                <text:p>Non-Proc Precision</text:p>
                <draw:g>
                  <svg:desc>rb.K1:rb.K1</svg:desc>
                </draw:g>
              </table:table-cell>
              <table:table-cell office:value-type="string">
                <text:p>Non-proc Recall</text:p>
                <draw:g>
                  <svg:desc>rb.L1:rb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k</text:p>
                <draw:g>
                  <svg:desc>rb.A3:rb.A7</svg:desc>
                </draw:g>
              </table:table-cell>
              <table:table-cell office:value-type="float" office:value="91.726">
                <text:p>91.726</text:p>
                <draw:g>
                  <svg:desc>rb.J82:rb.J86</svg:desc>
                </draw:g>
              </table:table-cell>
              <table:table-cell office:value-type="float" office:value="92.536">
                <text:p>92.536</text:p>
                <draw:g>
                  <svg:desc>rb.K82:rb.K86</svg:desc>
                </draw:g>
              </table:table-cell>
              <table:table-cell office:value-type="float" office:value="91.414">
                <text:p>91.414</text:p>
                <draw:g>
                  <svg:desc>rb.L82:rb.L86</svg:desc>
                </draw:g>
              </table:table-cell>
              <table:table-cell office:value-type="float" office:value="92.948">
                <text:p>92.948</text:p>
                <draw:g>
                  <svg:desc>rb.J3:rb.J7</svg:desc>
                </draw:g>
              </table:table-cell>
              <table:table-cell office:value-type="float" office:value="92.77">
                <text:p>92.77</text:p>
                <draw:g>
                  <svg:desc>rb.K3:rb.K7</svg:desc>
                </draw:g>
              </table:table-cell>
              <table:table-cell office:value-type="float" office:value="93.28">
                <text:p>93.28</text:p>
                <draw:g>
                  <svg:desc>rb.L3:rb.L7</svg:desc>
                </draw:g>
              </table:table-cell>
            </table:table-row>
            <table:table-row>
              <table:table-cell office:value-type="string">
                <text:p>200k</text:p>
              </table:table-cell>
              <table:table-cell office:value-type="float" office:value="91.872">
                <text:p>91.872</text:p>
              </table:table-cell>
              <table:table-cell office:value-type="float" office:value="92.586">
                <text:p>92.586</text:p>
              </table:table-cell>
              <table:table-cell office:value-type="float" office:value="91.354">
                <text:p>91.354</text:p>
              </table:table-cell>
              <table:table-cell office:value-type="float" office:value="93.514">
                <text:p>93.514</text:p>
              </table:table-cell>
              <table:table-cell office:value-type="float" office:value="92.804">
                <text:p>92.804</text:p>
              </table:table-cell>
              <table:table-cell office:value-type="float" office:value="94.358">
                <text:p>94.358</text:p>
              </table:table-cell>
            </table:table-row>
            <table:table-row>
              <table:table-cell office:value-type="string">
                <text:p>300k</text:p>
              </table:table-cell>
              <table:table-cell office:value-type="float" office:value="91.46">
                <text:p>91.46</text:p>
              </table:table-cell>
              <table:table-cell office:value-type="float" office:value="92.424">
                <text:p>92.424</text:p>
              </table:table-cell>
              <table:table-cell office:value-type="float" office:value="90.738">
                <text:p>90.738</text:p>
              </table:table-cell>
              <table:table-cell office:value-type="float" office:value="93.564">
                <text:p>93.564</text:p>
              </table:table-cell>
              <table:table-cell office:value-type="float" office:value="92.814">
                <text:p>92.814</text:p>
              </table:table-cell>
              <table:table-cell office:value-type="float" office:value="94.466">
                <text:p>94.466</text:p>
              </table:table-cell>
            </table:table-row>
            <table:table-row>
              <table:table-cell office:value-type="string">
                <text:p>400k</text:p>
              </table:table-cell>
              <table:table-cell office:value-type="float" office:value="91.446">
                <text:p>91.446</text:p>
              </table:table-cell>
              <table:table-cell office:value-type="float" office:value="92.412">
                <text:p>92.412</text:p>
              </table:table-cell>
              <table:table-cell office:value-type="float" office:value="90.732">
                <text:p>90.732</text:p>
              </table:table-cell>
              <table:table-cell office:value-type="float" office:value="93.566">
                <text:p>93.566</text:p>
              </table:table-cell>
              <table:table-cell office:value-type="float" office:value="92.826">
                <text:p>92.826</text:p>
              </table:table-cell>
              <table:table-cell office:value-type="float" office:value="94.466">
                <text:p>94.466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91.426">
                <text:p>91.426</text:p>
              </table:table-cell>
              <table:table-cell office:value-type="float" office:value="92.4">
                <text:p>92.4</text:p>
              </table:table-cell>
              <table:table-cell office:value-type="float" office:value="90.704">
                <text:p>90.704</text:p>
              </table:table-cell>
              <table:table-cell office:value-type="float" office:value="93.562">
                <text:p>93.562</text:p>
              </table:table-cell>
              <table:table-cell office:value-type="float" office:value="92.82">
                <text:p>92.82</text:p>
              </table:table-cell>
              <table:table-cell office:value-type="float" office:value="94.456">
                <text:p>94.45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91.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draw:stroke="dash" draw:stroke-dash="Fine_20_Dashed"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draw:stroke="dash" draw:stroke-dash="Fine_20_Dashed" svg:stroke-width="0.08cm" svg:stroke-color="#004586" draw:fill-color="#004586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996cm" svg:height="7.905cm" xlink:href=".." xlink:type="simple" chart:class="chart:line" chart:style-name="ch1">
        <chart:title svg:x="2.646cm" svg:y="0.043cm" chart:style-name="ch2">
          <text:p>Rotation, brightness, masking and contrast</text:p>
        </chart:title>
        <chart:legend svg:x="0.278cm" svg:y="0.636cm" style:legend-expansion="custom" chartooo:width="13.486cm" chartooo:height="0.999cm" style:legend-expansion-aspect-ratio="13.4994994994995" chart:style-name="ch3"/>
        <chart:plot-area chart:style-name="ch4" table:cell-range-address="rb.A3:rb.A7 rb.J1:rb.L7 rb.J90:rb.L94" chart:data-source-has-labels="both" svg:x="0.539cm" svg:y="1.518cm" svg:width="13.515cm" svg:height="5.885cm">
          <chartooo:coordinate-region svg:x="1.637cm" svg:y="1.717cm" svg:width="12.046cm" svg:height="5.039cm"/>
          <chart:axis chart:dimension="x" chart:name="primary-x" chart:style-name="ch5" chartooo:axis-type="auto">
            <chartooo:date-scale/>
            <chart:title svg:x="6.598cm" svg:y="7.343cm" chart:style-name="ch6">
              <text:p>Iterations</text:p>
            </chart:title>
            <chart:categories table:cell-range-address="rb.A3:rb.A7"/>
          </chart:axis>
          <chart:axis chart:dimension="y" chart:name="primary-y" chart:style-name="ch7">
            <chart:title svg:x="0cm" svg:y="4.941cm" chart:style-name="ch8">
              <text:p>Score</text:p>
            </chart:title>
            <chart:grid chart:style-name="ch9" chart:class="major"/>
          </chart:axis>
          <chart:series chart:style-name="ch10" chart:values-cell-range-address="rb.J90:rb.J94" chart:label-cell-address="rb.J2:rb.J2" chart:class="chart:line">
            <chart:data-point chart:repeated="5"/>
          </chart:series>
          <chart:series chart:style-name="ch11" chart:values-cell-range-address="rb.K90:rb.K94" chart:label-cell-address="rb.K2:rb.K2" chart:class="chart:line">
            <chart:data-point chart:repeated="5"/>
          </chart:series>
          <chart:series chart:style-name="ch12" chart:values-cell-range-address="rb.L90:rb.L94" chart:label-cell-address="rb.L2:rb.L2" chart:class="chart:line">
            <chart:data-point chart:repeated="5"/>
          </chart:series>
          <chart:series chart:style-name="ch13" chart:values-cell-range-address="rb.J3:rb.J7" chart:label-cell-address="rb.J1:rb.J1" chart:class="chart:line">
            <chart:data-point chart:repeated="5"/>
          </chart:series>
          <chart:series chart:style-name="ch14" chart:values-cell-range-address="rb.K3:rb.K7" chart:label-cell-address="rb.K1:rb.K1" chart:class="chart:line">
            <chart:data-point chart:repeated="5"/>
          </chart:series>
          <chart:series chart:style-name="ch15" chart:values-cell-range-address="rb.L3:rb.L7" chart:label-cell-address="rb.L1:rb.L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ighted F1</text:p>
                <draw:g>
                  <svg:desc>rb.J2:rb.J2</svg:desc>
                </draw:g>
              </table:table-cell>
              <table:table-cell office:value-type="string">
                <text:p>Weighted Precision</text:p>
                <draw:g>
                  <svg:desc>rb.K2:rb.K2</svg:desc>
                </draw:g>
              </table:table-cell>
              <table:table-cell office:value-type="string">
                <text:p>Weighted Recall</text:p>
                <draw:g>
                  <svg:desc>rb.L2:rb.L2</svg:desc>
                </draw:g>
              </table:table-cell>
              <table:table-cell office:value-type="string">
                <text:p>Non-proc F1</text:p>
                <draw:g>
                  <svg:desc>rb.J1:rb.J1</svg:desc>
                </draw:g>
              </table:table-cell>
              <table:table-cell office:value-type="string">
                <text:p>Non-Proc Precision</text:p>
                <draw:g>
                  <svg:desc>rb.K1:rb.K1</svg:desc>
                </draw:g>
              </table:table-cell>
              <table:table-cell office:value-type="string">
                <text:p>Non-proc Recall</text:p>
                <draw:g>
                  <svg:desc>rb.L1:rb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k</text:p>
                <draw:g>
                  <svg:desc>rb.A3:rb.A7</svg:desc>
                </draw:g>
              </table:table-cell>
              <table:table-cell office:value-type="float" office:value="91.944">
                <text:p>91.944</text:p>
                <draw:g>
                  <svg:desc>rb.J90:rb.J94</svg:desc>
                </draw:g>
              </table:table-cell>
              <table:table-cell office:value-type="float" office:value="92.054">
                <text:p>92.054</text:p>
                <draw:g>
                  <svg:desc>rb.K90:rb.K94</svg:desc>
                </draw:g>
              </table:table-cell>
              <table:table-cell office:value-type="float" office:value="92.042">
                <text:p>92.042</text:p>
                <draw:g>
                  <svg:desc>rb.L90:rb.L94</svg:desc>
                </draw:g>
              </table:table-cell>
              <table:table-cell office:value-type="float" office:value="92.948">
                <text:p>92.948</text:p>
                <draw:g>
                  <svg:desc>rb.J3:rb.J7</svg:desc>
                </draw:g>
              </table:table-cell>
              <table:table-cell office:value-type="float" office:value="92.77">
                <text:p>92.77</text:p>
                <draw:g>
                  <svg:desc>rb.K3:rb.K7</svg:desc>
                </draw:g>
              </table:table-cell>
              <table:table-cell office:value-type="float" office:value="93.28">
                <text:p>93.28</text:p>
                <draw:g>
                  <svg:desc>rb.L3:rb.L7</svg:desc>
                </draw:g>
              </table:table-cell>
            </table:table-row>
            <table:table-row>
              <table:table-cell office:value-type="string">
                <text:p>200k</text:p>
              </table:table-cell>
              <table:table-cell office:value-type="float" office:value="92.014">
                <text:p>92.014</text:p>
              </table:table-cell>
              <table:table-cell office:value-type="float" office:value="92.228">
                <text:p>92.228</text:p>
              </table:table-cell>
              <table:table-cell office:value-type="float" office:value="91.978">
                <text:p>91.978</text:p>
              </table:table-cell>
              <table:table-cell office:value-type="float" office:value="93.514">
                <text:p>93.514</text:p>
              </table:table-cell>
              <table:table-cell office:value-type="float" office:value="92.804">
                <text:p>92.804</text:p>
              </table:table-cell>
              <table:table-cell office:value-type="float" office:value="94.358">
                <text:p>94.358</text:p>
              </table:table-cell>
            </table:table-row>
            <table:table-row>
              <table:table-cell office:value-type="string">
                <text:p>300k</text:p>
              </table:table-cell>
              <table:table-cell office:value-type="float" office:value="91.8">
                <text:p>91.8</text:p>
              </table:table-cell>
              <table:table-cell office:value-type="float" office:value="92.056">
                <text:p>92.056</text:p>
              </table:table-cell>
              <table:table-cell office:value-type="float" office:value="91.722">
                <text:p>91.722</text:p>
              </table:table-cell>
              <table:table-cell office:value-type="float" office:value="93.564">
                <text:p>93.564</text:p>
              </table:table-cell>
              <table:table-cell office:value-type="float" office:value="92.814">
                <text:p>92.814</text:p>
              </table:table-cell>
              <table:table-cell office:value-type="float" office:value="94.466">
                <text:p>94.466</text:p>
              </table:table-cell>
            </table:table-row>
            <table:table-row>
              <table:table-cell office:value-type="string">
                <text:p>400k</text:p>
              </table:table-cell>
              <table:table-cell office:value-type="float" office:value="91.772">
                <text:p>91.772</text:p>
              </table:table-cell>
              <table:table-cell office:value-type="float" office:value="92.032">
                <text:p>92.032</text:p>
              </table:table-cell>
              <table:table-cell office:value-type="float" office:value="91.688">
                <text:p>91.688</text:p>
              </table:table-cell>
              <table:table-cell office:value-type="float" office:value="93.566">
                <text:p>93.566</text:p>
              </table:table-cell>
              <table:table-cell office:value-type="float" office:value="92.826">
                <text:p>92.826</text:p>
              </table:table-cell>
              <table:table-cell office:value-type="float" office:value="94.466">
                <text:p>94.466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91.766">
                <text:p>91.766</text:p>
              </table:table-cell>
              <table:table-cell office:value-type="float" office:value="92.028">
                <text:p>92.028</text:p>
              </table:table-cell>
              <table:table-cell office:value-type="float" office:value="91.688">
                <text:p>91.688</text:p>
              </table:table-cell>
              <table:table-cell office:value-type="float" office:value="93.562">
                <text:p>93.562</text:p>
              </table:table-cell>
              <table:table-cell office:value-type="float" office:value="92.82">
                <text:p>92.82</text:p>
              </table:table-cell>
              <table:table-cell office:value-type="float" office:value="94.456">
                <text:p>94.45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91.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draw:stroke="dash" draw:stroke-dash="Fine_20_Dashed"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draw:stroke="dash" draw:stroke-dash="Fine_20_Dashed" svg:stroke-width="0.08cm" svg:stroke-color="#004586" draw:fill-color="#004586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996cm" svg:height="7.905cm" xlink:href=".." xlink:type="simple" chart:class="chart:line" chart:style-name="ch1">
        <chart:title svg:x="4.797cm" svg:y="0.039cm" chart:style-name="ch2">
          <text:p>Rotation and masking</text:p>
        </chart:title>
        <chart:legend svg:x="0.278cm" svg:y="0.636cm" style:legend-expansion="custom" chartooo:width="13.486cm" chartooo:height="0.999cm" style:legend-expansion-aspect-ratio="13.4994994994995" chart:style-name="ch3"/>
        <chart:plot-area chart:style-name="ch4" table:cell-range-address="rb.A3:rb.A7 rb.J1:rb.L7 rb.J98:rb.L102" chart:data-source-has-labels="both" svg:x="0.539cm" svg:y="1.518cm" svg:width="13.515cm" svg:height="5.885cm">
          <chartooo:coordinate-region svg:x="1.637cm" svg:y="1.717cm" svg:width="12.046cm" svg:height="5.039cm"/>
          <chart:axis chart:dimension="x" chart:name="primary-x" chart:style-name="ch5" chartooo:axis-type="auto">
            <chartooo:date-scale/>
            <chart:title svg:x="6.598cm" svg:y="7.343cm" chart:style-name="ch6">
              <text:p>Iterations</text:p>
            </chart:title>
            <chart:categories table:cell-range-address="rb.A3:rb.A7"/>
          </chart:axis>
          <chart:axis chart:dimension="y" chart:name="primary-y" chart:style-name="ch7">
            <chart:title svg:x="0cm" svg:y="4.941cm" chart:style-name="ch8">
              <text:p>Score</text:p>
            </chart:title>
            <chart:grid chart:style-name="ch9" chart:class="major"/>
          </chart:axis>
          <chart:series chart:style-name="ch10" chart:values-cell-range-address="rb.J98:rb.J102" chart:label-cell-address="rb.J2:rb.J2" chart:class="chart:line">
            <chart:data-point chart:repeated="5"/>
          </chart:series>
          <chart:series chart:style-name="ch11" chart:values-cell-range-address="rb.K98:rb.K102" chart:label-cell-address="rb.K2:rb.K2" chart:class="chart:line">
            <chart:data-point chart:repeated="5"/>
          </chart:series>
          <chart:series chart:style-name="ch12" chart:values-cell-range-address="rb.L98:rb.L102" chart:label-cell-address="rb.L2:rb.L2" chart:class="chart:line">
            <chart:data-point chart:repeated="5"/>
          </chart:series>
          <chart:series chart:style-name="ch13" chart:values-cell-range-address="rb.J3:rb.J7" chart:label-cell-address="rb.J1:rb.J1" chart:class="chart:line">
            <chart:data-point chart:repeated="5"/>
          </chart:series>
          <chart:series chart:style-name="ch14" chart:values-cell-range-address="rb.K3:rb.K7" chart:label-cell-address="rb.K1:rb.K1" chart:class="chart:line">
            <chart:data-point chart:repeated="5"/>
          </chart:series>
          <chart:series chart:style-name="ch15" chart:values-cell-range-address="rb.L3:rb.L7" chart:label-cell-address="rb.L1:rb.L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ighted F1</text:p>
                <draw:g>
                  <svg:desc>rb.J2:rb.J2</svg:desc>
                </draw:g>
              </table:table-cell>
              <table:table-cell office:value-type="string">
                <text:p>Weighted Precision</text:p>
                <draw:g>
                  <svg:desc>rb.K2:rb.K2</svg:desc>
                </draw:g>
              </table:table-cell>
              <table:table-cell office:value-type="string">
                <text:p>Weighted Recall</text:p>
                <draw:g>
                  <svg:desc>rb.L2:rb.L2</svg:desc>
                </draw:g>
              </table:table-cell>
              <table:table-cell office:value-type="string">
                <text:p>Non-proc F1</text:p>
                <draw:g>
                  <svg:desc>rb.J1:rb.J1</svg:desc>
                </draw:g>
              </table:table-cell>
              <table:table-cell office:value-type="string">
                <text:p>Non-Proc Precision</text:p>
                <draw:g>
                  <svg:desc>rb.K1:rb.K1</svg:desc>
                </draw:g>
              </table:table-cell>
              <table:table-cell office:value-type="string">
                <text:p>Non-proc Recall</text:p>
                <draw:g>
                  <svg:desc>rb.L1:rb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k</text:p>
                <draw:g>
                  <svg:desc>rb.A3:rb.A7</svg:desc>
                </draw:g>
              </table:table-cell>
              <table:table-cell office:value-type="float" office:value="92.724">
                <text:p>92.724</text:p>
                <draw:g>
                  <svg:desc>rb.J98:rb.J102</svg:desc>
                </draw:g>
              </table:table-cell>
              <table:table-cell office:value-type="float" office:value="92.846">
                <text:p>92.846</text:p>
                <draw:g>
                  <svg:desc>rb.K98:rb.K102</svg:desc>
                </draw:g>
              </table:table-cell>
              <table:table-cell office:value-type="float" office:value="92.738">
                <text:p>92.738</text:p>
                <draw:g>
                  <svg:desc>rb.L98:rb.L102</svg:desc>
                </draw:g>
              </table:table-cell>
              <table:table-cell office:value-type="float" office:value="92.948">
                <text:p>92.948</text:p>
                <draw:g>
                  <svg:desc>rb.J3:rb.J7</svg:desc>
                </draw:g>
              </table:table-cell>
              <table:table-cell office:value-type="float" office:value="92.77">
                <text:p>92.77</text:p>
                <draw:g>
                  <svg:desc>rb.K3:rb.K7</svg:desc>
                </draw:g>
              </table:table-cell>
              <table:table-cell office:value-type="float" office:value="93.28">
                <text:p>93.28</text:p>
                <draw:g>
                  <svg:desc>rb.L3:rb.L7</svg:desc>
                </draw:g>
              </table:table-cell>
            </table:table-row>
            <table:table-row>
              <table:table-cell office:value-type="string">
                <text:p>200k</text:p>
              </table:table-cell>
              <table:table-cell office:value-type="float" office:value="93.49">
                <text:p>93.49</text:p>
              </table:table-cell>
              <table:table-cell office:value-type="float" office:value="93.192">
                <text:p>93.192</text:p>
              </table:table-cell>
              <table:table-cell office:value-type="float" office:value="93.886">
                <text:p>93.886</text:p>
              </table:table-cell>
              <table:table-cell office:value-type="float" office:value="93.514">
                <text:p>93.514</text:p>
              </table:table-cell>
              <table:table-cell office:value-type="float" office:value="92.804">
                <text:p>92.804</text:p>
              </table:table-cell>
              <table:table-cell office:value-type="float" office:value="94.358">
                <text:p>94.358</text:p>
              </table:table-cell>
            </table:table-row>
            <table:table-row>
              <table:table-cell office:value-type="string">
                <text:p>300k</text:p>
              </table:table-cell>
              <table:table-cell office:value-type="float" office:value="93.278">
                <text:p>93.278</text:p>
              </table:table-cell>
              <table:table-cell office:value-type="float" office:value="93.04">
                <text:p>93.04</text:p>
              </table:table-cell>
              <table:table-cell office:value-type="float" office:value="93.592">
                <text:p>93.592</text:p>
              </table:table-cell>
              <table:table-cell office:value-type="float" office:value="93.564">
                <text:p>93.564</text:p>
              </table:table-cell>
              <table:table-cell office:value-type="float" office:value="92.814">
                <text:p>92.814</text:p>
              </table:table-cell>
              <table:table-cell office:value-type="float" office:value="94.466">
                <text:p>94.466</text:p>
              </table:table-cell>
            </table:table-row>
            <table:table-row>
              <table:table-cell office:value-type="string">
                <text:p>400k</text:p>
              </table:table-cell>
              <table:table-cell office:value-type="float" office:value="93.234">
                <text:p>93.234</text:p>
              </table:table-cell>
              <table:table-cell office:value-type="float" office:value="92.998">
                <text:p>92.998</text:p>
              </table:table-cell>
              <table:table-cell office:value-type="float" office:value="93.546">
                <text:p>93.546</text:p>
              </table:table-cell>
              <table:table-cell office:value-type="float" office:value="93.566">
                <text:p>93.566</text:p>
              </table:table-cell>
              <table:table-cell office:value-type="float" office:value="92.826">
                <text:p>92.826</text:p>
              </table:table-cell>
              <table:table-cell office:value-type="float" office:value="94.466">
                <text:p>94.466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93.244">
                <text:p>93.244</text:p>
              </table:table-cell>
              <table:table-cell office:value-type="float" office:value="93.012">
                <text:p>93.012</text:p>
              </table:table-cell>
              <table:table-cell office:value-type="float" office:value="93.558">
                <text:p>93.558</text:p>
              </table:table-cell>
              <table:table-cell office:value-type="float" office:value="93.562">
                <text:p>93.562</text:p>
              </table:table-cell>
              <table:table-cell office:value-type="float" office:value="92.82">
                <text:p>92.82</text:p>
              </table:table-cell>
              <table:table-cell office:value-type="float" office:value="94.456">
                <text:p>94.45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91.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draw:stroke="dash" draw:stroke-dash="Fine_20_Dashed"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draw:stroke="dash" draw:stroke-dash="Fine_20_Dashed" svg:stroke-width="0.08cm" svg:stroke-color="#004586" draw:fill-color="#004586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996cm" svg:height="7.905cm" xlink:href=".." xlink:type="simple" chart:class="chart:line" chart:style-name="ch1">
        <chart:title svg:x="4.795cm" svg:y="0.051cm" chart:style-name="ch2">
          <text:p>Rotation and contrast</text:p>
        </chart:title>
        <chart:legend svg:x="0.278cm" svg:y="0.636cm" style:legend-expansion="custom" chartooo:width="13.486cm" chartooo:height="0.999cm" style:legend-expansion-aspect-ratio="13.4994994994995" chart:style-name="ch3"/>
        <chart:plot-area chart:style-name="ch4" table:cell-range-address="rb.A3:rb.A7 rb.J1:rb.L7 rb.J106:rb.L110" chart:data-source-has-labels="both" svg:x="0.539cm" svg:y="1.518cm" svg:width="13.515cm" svg:height="5.885cm">
          <chartooo:coordinate-region svg:x="1.637cm" svg:y="1.717cm" svg:width="12.046cm" svg:height="5.039cm"/>
          <chart:axis chart:dimension="x" chart:name="primary-x" chart:style-name="ch5" chartooo:axis-type="auto">
            <chartooo:date-scale/>
            <chart:title svg:x="6.598cm" svg:y="7.343cm" chart:style-name="ch6">
              <text:p>Iterations</text:p>
            </chart:title>
            <chart:categories table:cell-range-address="rb.A3:rb.A7"/>
          </chart:axis>
          <chart:axis chart:dimension="y" chart:name="primary-y" chart:style-name="ch7">
            <chart:title svg:x="0cm" svg:y="4.941cm" chart:style-name="ch8">
              <text:p>Score</text:p>
            </chart:title>
            <chart:grid chart:style-name="ch9" chart:class="major"/>
          </chart:axis>
          <chart:series chart:style-name="ch10" chart:values-cell-range-address="rb.J106:rb.J110" chart:label-cell-address="rb.J2:rb.J2" chart:class="chart:line">
            <chart:data-point chart:repeated="5"/>
          </chart:series>
          <chart:series chart:style-name="ch11" chart:values-cell-range-address="rb.K106:rb.K110" chart:label-cell-address="rb.K2:rb.K2" chart:class="chart:line">
            <chart:data-point chart:repeated="5"/>
          </chart:series>
          <chart:series chart:style-name="ch12" chart:values-cell-range-address="rb.L106:rb.L110" chart:label-cell-address="rb.L2:rb.L2" chart:class="chart:line">
            <chart:data-point chart:repeated="5"/>
          </chart:series>
          <chart:series chart:style-name="ch13" chart:values-cell-range-address="rb.J3:rb.J7" chart:label-cell-address="rb.J1:rb.J1" chart:class="chart:line">
            <chart:data-point chart:repeated="5"/>
          </chart:series>
          <chart:series chart:style-name="ch14" chart:values-cell-range-address="rb.K3:rb.K7" chart:label-cell-address="rb.K1:rb.K1" chart:class="chart:line">
            <chart:data-point chart:repeated="5"/>
          </chart:series>
          <chart:series chart:style-name="ch15" chart:values-cell-range-address="rb.L3:rb.L7" chart:label-cell-address="rb.L1:rb.L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ighted F1</text:p>
                <draw:g>
                  <svg:desc>rb.J2:rb.J2</svg:desc>
                </draw:g>
              </table:table-cell>
              <table:table-cell office:value-type="string">
                <text:p>Weighted Precision</text:p>
                <draw:g>
                  <svg:desc>rb.K2:rb.K2</svg:desc>
                </draw:g>
              </table:table-cell>
              <table:table-cell office:value-type="string">
                <text:p>Weighted Recall</text:p>
                <draw:g>
                  <svg:desc>rb.L2:rb.L2</svg:desc>
                </draw:g>
              </table:table-cell>
              <table:table-cell office:value-type="string">
                <text:p>Non-proc F1</text:p>
                <draw:g>
                  <svg:desc>rb.J1:rb.J1</svg:desc>
                </draw:g>
              </table:table-cell>
              <table:table-cell office:value-type="string">
                <text:p>Non-Proc Precision</text:p>
                <draw:g>
                  <svg:desc>rb.K1:rb.K1</svg:desc>
                </draw:g>
              </table:table-cell>
              <table:table-cell office:value-type="string">
                <text:p>Non-proc Recall</text:p>
                <draw:g>
                  <svg:desc>rb.L1:rb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k</text:p>
                <draw:g>
                  <svg:desc>rb.A3:rb.A7</svg:desc>
                </draw:g>
              </table:table-cell>
              <table:table-cell office:value-type="float" office:value="93.626">
                <text:p>93.626</text:p>
                <draw:g>
                  <svg:desc>rb.J106:rb.J110</svg:desc>
                </draw:g>
              </table:table-cell>
              <table:table-cell office:value-type="float" office:value="93.42">
                <text:p>93.42</text:p>
                <draw:g>
                  <svg:desc>rb.K106:rb.K110</svg:desc>
                </draw:g>
              </table:table-cell>
              <table:table-cell office:value-type="float" office:value="94.026">
                <text:p>94.026</text:p>
                <draw:g>
                  <svg:desc>rb.L106:rb.L110</svg:desc>
                </draw:g>
              </table:table-cell>
              <table:table-cell office:value-type="float" office:value="92.948">
                <text:p>92.948</text:p>
                <draw:g>
                  <svg:desc>rb.J3:rb.J7</svg:desc>
                </draw:g>
              </table:table-cell>
              <table:table-cell office:value-type="float" office:value="92.77">
                <text:p>92.77</text:p>
                <draw:g>
                  <svg:desc>rb.K3:rb.K7</svg:desc>
                </draw:g>
              </table:table-cell>
              <table:table-cell office:value-type="float" office:value="93.28">
                <text:p>93.28</text:p>
                <draw:g>
                  <svg:desc>rb.L3:rb.L7</svg:desc>
                </draw:g>
              </table:table-cell>
            </table:table-row>
            <table:table-row>
              <table:table-cell office:value-type="string">
                <text:p>200k</text:p>
              </table:table-cell>
              <table:table-cell office:value-type="float" office:value="93.208">
                <text:p>93.208</text:p>
              </table:table-cell>
              <table:table-cell office:value-type="float" office:value="93.33">
                <text:p>93.33</text:p>
              </table:table-cell>
              <table:table-cell office:value-type="float" office:value="93.168">
                <text:p>93.168</text:p>
              </table:table-cell>
              <table:table-cell office:value-type="float" office:value="93.514">
                <text:p>93.514</text:p>
              </table:table-cell>
              <table:table-cell office:value-type="float" office:value="92.804">
                <text:p>92.804</text:p>
              </table:table-cell>
              <table:table-cell office:value-type="float" office:value="94.358">
                <text:p>94.358</text:p>
              </table:table-cell>
            </table:table-row>
            <table:table-row>
              <table:table-cell office:value-type="string">
                <text:p>300k</text:p>
              </table:table-cell>
              <table:table-cell office:value-type="float" office:value="93.138">
                <text:p>93.138</text:p>
              </table:table-cell>
              <table:table-cell office:value-type="float" office:value="93.298">
                <text:p>93.298</text:p>
              </table:table-cell>
              <table:table-cell office:value-type="float" office:value="93.054">
                <text:p>93.054</text:p>
              </table:table-cell>
              <table:table-cell office:value-type="float" office:value="93.564">
                <text:p>93.564</text:p>
              </table:table-cell>
              <table:table-cell office:value-type="float" office:value="92.814">
                <text:p>92.814</text:p>
              </table:table-cell>
              <table:table-cell office:value-type="float" office:value="94.466">
                <text:p>94.466</text:p>
              </table:table-cell>
            </table:table-row>
            <table:table-row>
              <table:table-cell office:value-type="string">
                <text:p>400k</text:p>
              </table:table-cell>
              <table:table-cell office:value-type="float" office:value="93.078">
                <text:p>93.078</text:p>
              </table:table-cell>
              <table:table-cell office:value-type="float" office:value="93.276">
                <text:p>93.276</text:p>
              </table:table-cell>
              <table:table-cell office:value-type="float" office:value="92.96">
                <text:p>92.96</text:p>
              </table:table-cell>
              <table:table-cell office:value-type="float" office:value="93.566">
                <text:p>93.566</text:p>
              </table:table-cell>
              <table:table-cell office:value-type="float" office:value="92.826">
                <text:p>92.826</text:p>
              </table:table-cell>
              <table:table-cell office:value-type="float" office:value="94.466">
                <text:p>94.466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93.082">
                <text:p>93.082</text:p>
              </table:table-cell>
              <table:table-cell office:value-type="float" office:value="93.28">
                <text:p>93.28</text:p>
              </table:table-cell>
              <table:table-cell office:value-type="float" office:value="92.972">
                <text:p>92.972</text:p>
              </table:table-cell>
              <table:table-cell office:value-type="float" office:value="93.562">
                <text:p>93.562</text:p>
              </table:table-cell>
              <table:table-cell office:value-type="float" office:value="92.82">
                <text:p>92.82</text:p>
              </table:table-cell>
              <table:table-cell office:value-type="float" office:value="94.456">
                <text:p>94.45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91.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draw:stroke="dash" draw:stroke-dash="Fine_20_Dashed"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draw:stroke="dash" draw:stroke-dash="Fine_20_Dashed" svg:stroke-width="0.08cm" svg:stroke-color="#004586" draw:fill-color="#004586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962cm" svg:height="7.903cm" xlink:href=".." xlink:type="simple" chart:class="chart:line" chart:style-name="ch1">
        <chart:title svg:x="3.773cm" svg:y="0.038cm" chart:style-name="ch2">
          <text:p>Rotation, masking and contrast</text:p>
        </chart:title>
        <chart:legend svg:x="0.277cm" svg:y="0.635cm" style:legend-expansion="custom" chartooo:width="13.454cm" chartooo:height="0.998cm" style:legend-expansion-aspect-ratio="13.4809619238477" chart:style-name="ch3"/>
        <chart:plot-area chart:style-name="ch4" table:cell-range-address="rb.A3:rb.A7 rb.J1:rb.L7 rb.J114:rb.L118" chart:data-source-has-labels="both" svg:x="0.535cm" svg:y="1.517cm" svg:width="13.486cm" svg:height="5.883cm">
          <chartooo:coordinate-region svg:x="1.633cm" svg:y="1.716cm" svg:width="12.016cm" svg:height="5.037cm"/>
          <chart:axis chart:dimension="x" chart:name="primary-x" chart:style-name="ch5" chartooo:axis-type="auto">
            <chartooo:date-scale/>
            <chart:title svg:x="6.581cm" svg:y="7.341cm" chart:style-name="ch6">
              <text:p>Iterations</text:p>
            </chart:title>
            <chart:categories table:cell-range-address="rb.A3:rb.A7"/>
          </chart:axis>
          <chart:axis chart:dimension="y" chart:name="primary-y" chart:style-name="ch7">
            <chart:title svg:x="0cm" svg:y="4.939cm" chart:style-name="ch8">
              <text:p>Score</text:p>
            </chart:title>
            <chart:grid chart:style-name="ch9" chart:class="major"/>
          </chart:axis>
          <chart:series chart:style-name="ch10" chart:values-cell-range-address="rb.J114:rb.J118" chart:label-cell-address="rb.J2:rb.J2" chart:class="chart:line">
            <chart:data-point chart:repeated="5"/>
          </chart:series>
          <chart:series chart:style-name="ch11" chart:values-cell-range-address="rb.K114:rb.K118" chart:label-cell-address="rb.K2:rb.K2" chart:class="chart:line">
            <chart:data-point chart:repeated="5"/>
          </chart:series>
          <chart:series chart:style-name="ch12" chart:values-cell-range-address="rb.L114:rb.L118" chart:label-cell-address="rb.L2:rb.L2" chart:class="chart:line">
            <chart:data-point chart:repeated="5"/>
          </chart:series>
          <chart:series chart:style-name="ch13" chart:values-cell-range-address="rb.J3:rb.J7" chart:label-cell-address="rb.J1:rb.J1" chart:class="chart:line">
            <chart:data-point chart:repeated="5"/>
          </chart:series>
          <chart:series chart:style-name="ch14" chart:values-cell-range-address="rb.K3:rb.K7" chart:label-cell-address="rb.K1:rb.K1" chart:class="chart:line">
            <chart:data-point chart:repeated="5"/>
          </chart:series>
          <chart:series chart:style-name="ch15" chart:values-cell-range-address="rb.L3:rb.L7" chart:label-cell-address="rb.L1:rb.L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ighted F1</text:p>
                <draw:g>
                  <svg:desc>rb.J2:rb.J2</svg:desc>
                </draw:g>
              </table:table-cell>
              <table:table-cell office:value-type="string">
                <text:p>Weighted Precision</text:p>
                <draw:g>
                  <svg:desc>rb.K2:rb.K2</svg:desc>
                </draw:g>
              </table:table-cell>
              <table:table-cell office:value-type="string">
                <text:p>Weighted Recall</text:p>
                <draw:g>
                  <svg:desc>rb.L2:rb.L2</svg:desc>
                </draw:g>
              </table:table-cell>
              <table:table-cell office:value-type="string">
                <text:p>Non-proc F1</text:p>
                <draw:g>
                  <svg:desc>rb.J1:rb.J1</svg:desc>
                </draw:g>
              </table:table-cell>
              <table:table-cell office:value-type="string">
                <text:p>Non-Proc Precision</text:p>
                <draw:g>
                  <svg:desc>rb.K1:rb.K1</svg:desc>
                </draw:g>
              </table:table-cell>
              <table:table-cell office:value-type="string">
                <text:p>Non-proc Recall</text:p>
                <draw:g>
                  <svg:desc>rb.L1:rb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k</text:p>
                <draw:g>
                  <svg:desc>rb.A3:rb.A7</svg:desc>
                </draw:g>
              </table:table-cell>
              <table:table-cell office:value-type="float" office:value="92.786">
                <text:p>92.786</text:p>
                <draw:g>
                  <svg:desc>rb.J114:rb.J118</svg:desc>
                </draw:g>
              </table:table-cell>
              <table:table-cell office:value-type="float" office:value="92.888">
                <text:p>92.888</text:p>
                <draw:g>
                  <svg:desc>rb.K114:rb.K118</svg:desc>
                </draw:g>
              </table:table-cell>
              <table:table-cell office:value-type="float" office:value="92.844">
                <text:p>92.844</text:p>
                <draw:g>
                  <svg:desc>rb.L114:rb.L118</svg:desc>
                </draw:g>
              </table:table-cell>
              <table:table-cell office:value-type="float" office:value="92.948">
                <text:p>92.948</text:p>
                <draw:g>
                  <svg:desc>rb.J3:rb.J7</svg:desc>
                </draw:g>
              </table:table-cell>
              <table:table-cell office:value-type="float" office:value="92.77">
                <text:p>92.77</text:p>
                <draw:g>
                  <svg:desc>rb.K3:rb.K7</svg:desc>
                </draw:g>
              </table:table-cell>
              <table:table-cell office:value-type="float" office:value="93.28">
                <text:p>93.28</text:p>
                <draw:g>
                  <svg:desc>rb.L3:rb.L7</svg:desc>
                </draw:g>
              </table:table-cell>
            </table:table-row>
            <table:table-row>
              <table:table-cell office:value-type="string">
                <text:p>200k</text:p>
              </table:table-cell>
              <table:table-cell office:value-type="float" office:value="92.514">
                <text:p>92.514</text:p>
              </table:table-cell>
              <table:table-cell office:value-type="float" office:value="92.576">
                <text:p>92.576</text:p>
              </table:table-cell>
              <table:table-cell office:value-type="float" office:value="92.642">
                <text:p>92.642</text:p>
              </table:table-cell>
              <table:table-cell office:value-type="float" office:value="93.514">
                <text:p>93.514</text:p>
              </table:table-cell>
              <table:table-cell office:value-type="float" office:value="92.804">
                <text:p>92.804</text:p>
              </table:table-cell>
              <table:table-cell office:value-type="float" office:value="94.358">
                <text:p>94.358</text:p>
              </table:table-cell>
            </table:table-row>
            <table:table-row>
              <table:table-cell office:value-type="string">
                <text:p>300k</text:p>
              </table:table-cell>
              <table:table-cell office:value-type="float" office:value="92.412">
                <text:p>92.412</text:p>
              </table:table-cell>
              <table:table-cell office:value-type="float" office:value="92.602">
                <text:p>92.602</text:p>
              </table:table-cell>
              <table:table-cell office:value-type="float" office:value="92.402">
                <text:p>92.402</text:p>
              </table:table-cell>
              <table:table-cell office:value-type="float" office:value="93.564">
                <text:p>93.564</text:p>
              </table:table-cell>
              <table:table-cell office:value-type="float" office:value="92.814">
                <text:p>92.814</text:p>
              </table:table-cell>
              <table:table-cell office:value-type="float" office:value="94.466">
                <text:p>94.466</text:p>
              </table:table-cell>
            </table:table-row>
            <table:table-row>
              <table:table-cell office:value-type="string">
                <text:p>400k</text:p>
              </table:table-cell>
              <table:table-cell office:value-type="float" office:value="92.392">
                <text:p>92.392</text:p>
              </table:table-cell>
              <table:table-cell office:value-type="float" office:value="92.6">
                <text:p>92.6</text:p>
              </table:table-cell>
              <table:table-cell office:value-type="float" office:value="92.368">
                <text:p>92.368</text:p>
              </table:table-cell>
              <table:table-cell office:value-type="float" office:value="93.566">
                <text:p>93.566</text:p>
              </table:table-cell>
              <table:table-cell office:value-type="float" office:value="92.826">
                <text:p>92.826</text:p>
              </table:table-cell>
              <table:table-cell office:value-type="float" office:value="94.466">
                <text:p>94.466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92.414">
                <text:p>92.414</text:p>
              </table:table-cell>
              <table:table-cell office:value-type="float" office:value="92.61">
                <text:p>92.61</text:p>
              </table:table-cell>
              <table:table-cell office:value-type="float" office:value="92.402">
                <text:p>92.402</text:p>
              </table:table-cell>
              <table:table-cell office:value-type="float" office:value="93.562">
                <text:p>93.562</text:p>
              </table:table-cell>
              <table:table-cell office:value-type="float" office:value="92.82">
                <text:p>92.82</text:p>
              </table:table-cell>
              <table:table-cell office:value-type="float" office:value="94.456">
                <text:p>94.45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25" chart:maximum="1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draw:stroke="dash" draw:stroke-dash="_32__20_Dots_20_1_20_Dash" svg:stroke-width="0.051cm" svg:stroke-color="#004586" draw:fill-color="#004586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draw:stroke-dash="Fine_20_Dashed" svg:stroke-width="0.051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draw:stroke="dash" draw:stroke-dash="Fine_20_Dashed" svg:stroke-width="0.051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draw:stroke="dash" draw:stroke-dash="_32__20_Dots_20_1_20_Dash" svg:stroke-width="0.051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draw:stroke-dash="Fine_20_Dashed" svg:stroke-width="0.051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draw:stroke="dash" draw:stroke-dash="Fine_20_Dashed" svg:stroke-width="0.051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draw:stroke="dash" draw:stroke-dash="_32__20_Dots_20_1_20_Dash" svg:stroke-width="0.051cm" svg:stroke-color="#ffd320" draw:fill-color="#ffd320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draw:stroke-dash="Line_20_with_20_Fine_20_Dots" svg:stroke-width="0.051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draw:stroke="dash" draw:stroke-dash="Fine_20_Dashed" svg:stroke-width="0.051cm" svg:stroke-color="#ffd320" draw:fill-color="#ffd32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0.884cm" svg:y="0cm" style:legend-expansion="custom" chartooo:width="14.255cm" chartooo:height="1.475cm" style:legend-expansion-aspect-ratio="9.66440677966102" chart:style-name="ch2"/>
        <chart:plot-area chart:style-name="ch3" table:cell-range-address="rb.A276:rb.A284 rb.D212:rb.D212 rb.D219:rb.D227 rb.D275:rb.D284 rb.D257:rb.D266 rb.H212:rb.H212 rb.H219:rb.H227 rb.H275:rb.H284 rb.H257:rb.H266 rb.J212:rb.J212 rb.J219:rb.J227 rb.J275:rb.J284 rb.J257:rb.J266" chart:data-source-has-labels="both" svg:x="0.315cm" svg:y="1.599cm" svg:width="15.49cm" svg:height="7.21cm">
          <chartooo:coordinate-region svg:x="1.413cm" svg:y="1.599cm" svg:width="14.205cm" svg:height="6.563cm"/>
          <chart:axis chart:dimension="x" chart:name="primary-x" chart:style-name="ch4" chartooo:axis-type="auto">
            <chartooo:date-scale/>
            <chart:categories table:cell-range-address="rb.A276:rb.A28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b.D219:rb.D227" chart:label-cell-address="rb.D212:rb.D212" chart:class="chart:line">
            <chart:data-point chart:repeated="9"/>
          </chart:series>
          <chart:series chart:style-name="ch8" chart:values-cell-range-address="rb.D276:rb.D284" chart:label-cell-address="rb.D275:rb.D275" chart:class="chart:line">
            <chart:data-point chart:repeated="9"/>
          </chart:series>
          <chart:series chart:style-name="ch9" chart:values-cell-range-address="rb.D258:rb.D266" chart:label-cell-address="rb.D257:rb.D257" chart:class="chart:line">
            <chart:data-point chart:repeated="9"/>
          </chart:series>
          <chart:series chart:style-name="ch10" chart:values-cell-range-address="rb.H219:rb.H227" chart:label-cell-address="rb.H212:rb.H212" chart:class="chart:line">
            <chart:data-point chart:repeated="9"/>
          </chart:series>
          <chart:series chart:style-name="ch11" chart:values-cell-range-address="rb.H276:rb.H284" chart:label-cell-address="rb.H275:rb.H275" chart:class="chart:line">
            <chart:data-point chart:repeated="9"/>
          </chart:series>
          <chart:series chart:style-name="ch12" chart:values-cell-range-address="rb.H258:rb.H266" chart:label-cell-address="rb.H257:rb.H257" chart:class="chart:line">
            <chart:data-point chart:repeated="9"/>
          </chart:series>
          <chart:series chart:style-name="ch13" chart:values-cell-range-address="rb.J219:rb.J227" chart:label-cell-address="rb.J212:rb.J212" chart:class="chart:line">
            <chart:data-point chart:repeated="9"/>
          </chart:series>
          <chart:series chart:style-name="ch14" chart:values-cell-range-address="rb.J276:rb.J284" chart:label-cell-address="rb.J275:rb.J275" chart:class="chart:line">
            <chart:data-point chart:repeated="9"/>
          </chart:series>
          <chart:series chart:style-name="ch15" chart:values-cell-range-address="rb.J258:rb.J266" chart:label-cell-address="rb.J257:rb.J257" chart:class="chart:line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 recall</text:p>
                <draw:g>
                  <svg:desc>rb.D212:rb.D212</svg:desc>
                </draw:g>
              </table:table-cell>
              <table:table-cell office:value-type="string">
                <text:p>R – pos recall</text:p>
                <draw:g>
                  <svg:desc>rb.D275:rb.D275</svg:desc>
                </draw:g>
              </table:table-cell>
              <table:table-cell office:value-type="string">
                <text:p>RF – pos recall</text:p>
                <draw:g>
                  <svg:desc>rb.D257:rb.D257</svg:desc>
                </draw:g>
              </table:table-cell>
              <table:table-cell office:value-type="string">
                <text:p>Neg recall</text:p>
                <draw:g>
                  <svg:desc>rb.H212:rb.H212</svg:desc>
                </draw:g>
              </table:table-cell>
              <table:table-cell office:value-type="string">
                <text:p>R – neg recall</text:p>
                <draw:g>
                  <svg:desc>rb.H275:rb.H275</svg:desc>
                </draw:g>
              </table:table-cell>
              <table:table-cell office:value-type="string">
                <text:p>RF – neg recall</text:p>
                <draw:g>
                  <svg:desc>rb.H257:rb.H257</svg:desc>
                </draw:g>
              </table:table-cell>
              <table:table-cell office:value-type="string">
                <text:p>Baseline F1</text:p>
                <draw:g>
                  <svg:desc>rb.J212:rb.J212</svg:desc>
                </draw:g>
              </table:table-cell>
              <table:table-cell office:value-type="string">
                <text:p>R – F1-score</text:p>
                <draw:g>
                  <svg:desc>rb.J275:rb.J275</svg:desc>
                </draw:g>
              </table:table-cell>
              <table:table-cell office:value-type="string">
                <text:p>RF – F1-score</text:p>
                <draw:g>
                  <svg:desc>rb.J257:rb.J257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rb.A276:rb.A284</svg:desc>
                </draw:g>
              </table:table-cell>
              <table:table-cell office:value-type="float" office:value="60.04">
                <text:p>60.04</text:p>
                <draw:g>
                  <svg:desc>rb.D219:rb.D227</svg:desc>
                </draw:g>
              </table:table-cell>
              <table:table-cell office:value-type="float" office:value="76.902">
                <text:p>76.902</text:p>
                <draw:g>
                  <svg:desc>rb.D276:rb.D284</svg:desc>
                </draw:g>
              </table:table-cell>
              <table:table-cell office:value-type="float" office:value="71.618">
                <text:p>71.618</text:p>
                <draw:g>
                  <svg:desc>rb.D258:rb.D266</svg:desc>
                </draw:g>
              </table:table-cell>
              <table:table-cell office:value-type="float" office:value="88.6">
                <text:p>88.6</text:p>
                <draw:g>
                  <svg:desc>rb.H219:rb.H227</svg:desc>
                </draw:g>
              </table:table-cell>
              <table:table-cell office:value-type="float" office:value="81.214">
                <text:p>81.214</text:p>
                <draw:g>
                  <svg:desc>rb.H276:rb.H284</svg:desc>
                </draw:g>
              </table:table-cell>
              <table:table-cell office:value-type="float" office:value="74.222">
                <text:p>74.222</text:p>
                <draw:g>
                  <svg:desc>rb.H258:rb.H266</svg:desc>
                </draw:g>
              </table:table-cell>
              <table:table-cell office:value-type="float" office:value="89.654">
                <text:p>89.654</text:p>
                <draw:g>
                  <svg:desc>rb.J219:rb.J227</svg:desc>
                </draw:g>
              </table:table-cell>
              <table:table-cell office:value-type="float" office:value="85.912">
                <text:p>85.912</text:p>
                <draw:g>
                  <svg:desc>rb.J276:rb.J284</svg:desc>
                </draw:g>
              </table:table-cell>
              <table:table-cell office:value-type="float" office:value="81.272">
                <text:p>81.272</text:p>
                <draw:g>
                  <svg:desc>rb.J258:rb.J266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6.428">
                <text:p>56.428</text:p>
              </table:table-cell>
              <table:table-cell office:value-type="float" office:value="72.64">
                <text:p>72.64</text:p>
              </table:table-cell>
              <table:table-cell office:value-type="float" office:value="67.586">
                <text:p>67.586</text:p>
              </table:table-cell>
              <table:table-cell office:value-type="float" office:value="91.266">
                <text:p>91.266</text:p>
              </table:table-cell>
              <table:table-cell office:value-type="float" office:value="86.446">
                <text:p>86.446</text:p>
              </table:table-cell>
              <table:table-cell office:value-type="float" office:value="79.84">
                <text:p>79.84</text:p>
              </table:table-cell>
              <table:table-cell office:value-type="float" office:value="91.098">
                <text:p>91.098</text:p>
              </table:table-cell>
              <table:table-cell office:value-type="float" office:value="88.986">
                <text:p>88.986</text:p>
              </table:table-cell>
              <table:table-cell office:value-type="float" office:value="84.71">
                <text:p>84.7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3.778">
                <text:p>53.778</text:p>
              </table:table-cell>
              <table:table-cell office:value-type="float" office:value="69.33">
                <text:p>69.33</text:p>
              </table:table-cell>
              <table:table-cell office:value-type="float" office:value="64.63">
                <text:p>64.63</text:p>
              </table:table-cell>
              <table:table-cell office:value-type="float" office:value="92.912">
                <text:p>92.912</text:p>
              </table:table-cell>
              <table:table-cell office:value-type="float" office:value="89.728">
                <text:p>89.728</text:p>
              </table:table-cell>
              <table:table-cell office:value-type="float" office:value="83.636">
                <text:p>83.636</text:p>
              </table:table-cell>
              <table:table-cell office:value-type="float" office:value="91.966">
                <text:p>91.966</text:p>
              </table:table-cell>
              <table:table-cell office:value-type="float" office:value="90.88">
                <text:p>90.88</text:p>
              </table:table-cell>
              <table:table-cell office:value-type="float" office:value="86.95">
                <text:p>86.9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1.46">
                <text:p>51.46</text:p>
              </table:table-cell>
              <table:table-cell office:value-type="float" office:value="66.254">
                <text:p>66.254</text:p>
              </table:table-cell>
              <table:table-cell office:value-type="float" office:value="61.718">
                <text:p>61.718</text:p>
              </table:table-cell>
              <table:table-cell office:value-type="float" office:value="94.266">
                <text:p>94.266</text:p>
              </table:table-cell>
              <table:table-cell office:value-type="float" office:value="92.048">
                <text:p>92.048</text:p>
              </table:table-cell>
              <table:table-cell office:value-type="float" office:value="86.696">
                <text:p>86.696</text:p>
              </table:table-cell>
              <table:table-cell office:value-type="float" office:value="92.676">
                <text:p>92.676</text:p>
              </table:table-cell>
              <table:table-cell office:value-type="float" office:value="92.184">
                <text:p>92.184</text:p>
              </table:table-cell>
              <table:table-cell office:value-type="float" office:value="88.688">
                <text:p>88.68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9.63">
                <text:p>49.63</text:p>
              </table:table-cell>
              <table:table-cell office:value-type="float" office:value="63.062">
                <text:p>63.062</text:p>
              </table:table-cell>
              <table:table-cell office:value-type="float" office:value="58.614">
                <text:p>58.614</text:p>
              </table:table-cell>
              <table:table-cell office:value-type="float" office:value="95.326">
                <text:p>95.326</text:p>
              </table:table-cell>
              <table:table-cell office:value-type="float" office:value="93.96">
                <text:p>93.96</text:p>
              </table:table-cell>
              <table:table-cell office:value-type="float" office:value="89.414">
                <text:p>89.414</text:p>
              </table:table-cell>
              <table:table-cell office:value-type="float" office:value="93.246">
                <text:p>93.246</text:p>
              </table:table-cell>
              <table:table-cell office:value-type="float" office:value="93.228">
                <text:p>93.228</text:p>
              </table:table-cell>
              <table:table-cell office:value-type="float" office:value="90.206">
                <text:p>90.20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7.284">
                <text:p>47.284</text:p>
              </table:table-cell>
              <table:table-cell office:value-type="float" office:value="59.436">
                <text:p>59.436</text:p>
              </table:table-cell>
              <table:table-cell office:value-type="float" office:value="54.858">
                <text:p>54.858</text:p>
              </table:table-cell>
              <table:table-cell office:value-type="float" office:value="96.276">
                <text:p>96.276</text:p>
              </table:table-cell>
              <table:table-cell office:value-type="float" office:value="95.482">
                <text:p>95.482</text:p>
              </table:table-cell>
              <table:table-cell office:value-type="float" office:value="91.952">
                <text:p>91.952</text:p>
              </table:table-cell>
              <table:table-cell office:value-type="float" office:value="93.716">
                <text:p>93.716</text:p>
              </table:table-cell>
              <table:table-cell office:value-type="float" office:value="94.01">
                <text:p>94.01</text:p>
              </table:table-cell>
              <table:table-cell office:value-type="float" office:value="91.58">
                <text:p>91.5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3.602">
                <text:p>43.602</text:p>
              </table:table-cell>
              <table:table-cell office:value-type="float" office:value="53.614">
                <text:p>53.614</text:p>
              </table:table-cell>
              <table:table-cell office:value-type="float" office:value="49.726">
                <text:p>49.726</text:p>
              </table:table-cell>
              <table:table-cell office:value-type="float" office:value="97.284">
                <text:p>97.284</text:p>
              </table:table-cell>
              <table:table-cell office:value-type="float" office:value="97.002">
                <text:p>97.002</text:p>
              </table:table-cell>
              <table:table-cell office:value-type="float" office:value="94.45">
                <text:p>94.45</text:p>
              </table:table-cell>
              <table:table-cell office:value-type="float" office:value="94.152">
                <text:p>94.152</text:p>
              </table:table-cell>
              <table:table-cell office:value-type="float" office:value="94.684">
                <text:p>94.684</text:p>
              </table:table-cell>
              <table:table-cell office:value-type="float" office:value="92.862">
                <text:p>92.86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9.18">
                <text:p>39.18</text:p>
              </table:table-cell>
              <table:table-cell office:value-type="float" office:value="44.662">
                <text:p>44.662</text:p>
              </table:table-cell>
              <table:table-cell office:value-type="float" office:value="42.33">
                <text:p>42.33</text:p>
              </table:table-cell>
              <table:table-cell office:value-type="float" office:value="98.256">
                <text:p>98.256</text:p>
              </table:table-cell>
              <table:table-cell office:value-type="float" office:value="98.258">
                <text:p>98.258</text:p>
              </table:table-cell>
              <table:table-cell office:value-type="float" office:value="96.914">
                <text:p>96.914</text:p>
              </table:table-cell>
              <table:table-cell office:value-type="float" office:value="94.506">
                <text:p>94.506</text:p>
              </table:table-cell>
              <table:table-cell office:value-type="float" office:value="94.924">
                <text:p>94.924</text:p>
              </table:table-cell>
              <table:table-cell office:value-type="float" office:value="93.976">
                <text:p>93.97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9.282">
                <text:p>29.282</text:p>
              </table:table-cell>
              <table:table-cell office:value-type="float" office:value="27.582">
                <text:p>27.582</text:p>
              </table:table-cell>
              <table:table-cell office:value-type="float" office:value="26.42">
                <text:p>26.42</text:p>
              </table:table-cell>
              <table:table-cell office:value-type="float" office:value="99.272">
                <text:p>99.272</text:p>
              </table:table-cell>
              <table:table-cell office:value-type="float" office:value="99.378">
                <text:p>99.378</text:p>
              </table:table-cell>
              <table:table-cell office:value-type="float" office:value="97.712">
                <text:p>97.712</text:p>
              </table:table-cell>
              <table:table-cell office:value-type="float" office:value="94.41">
                <text:p>94.41</text:p>
              </table:table-cell>
              <table:table-cell office:value-type="float" office:value="94.278">
                <text:p>94.278</text:p>
              </table:table-cell>
              <table:table-cell office:value-type="float" office:value="93.542">
                <text:p>93.54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draw:stroke="dash" draw:stroke-dash="Fine_20_Dashed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draw:stroke="dash" draw:stroke-dash="Fine_20_Dashed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57cm" svg:height="10.923cm" xlink:href=".." xlink:type="simple" chart:class="chart:line" chart:style-name="ch1">
        <chart:legend chart:legend-position="end" svg:x="11.489cm" svg:y="3.917cm" style:legend-expansion="high" chart:style-name="ch2"/>
        <chart:plot-area chart:style-name="ch3" table:cell-range-address="rb.A3:rb.A7 rb.J2:rb.L7 rb.J121:rb.L126" chart:data-source-has-labels="both" svg:x="0.331cm" svg:y="0.218cm" svg:width="10.827cm" svg:height="10.487cm">
          <chartooo:coordinate-region svg:x="1.429cm" svg:y="0.417cm" svg:width="9.357cm" svg:height="9.641cm"/>
          <chart:axis chart:dimension="x" chart:name="primary-x" chart:style-name="ch4" chartooo:axis-type="auto">
            <chartooo:date-scale/>
            <chart:categories table:cell-range-address="rb.A3:rb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b.J3:rb.J7" chart:label-cell-address="rb.J2:rb.J2" chart:class="chart:line">
            <chart:data-point chart:repeated="5"/>
          </chart:series>
          <chart:series chart:style-name="ch8" chart:values-cell-range-address="rb.J122:rb.J126" chart:label-cell-address="rb.J121:rb.J121" chart:class="chart:line">
            <chart:data-point chart:repeated="5"/>
          </chart:series>
          <chart:series chart:style-name="ch9" chart:values-cell-range-address="rb.K122:rb.K126" chart:label-cell-address="rb.K121:rb.K121" chart:class="chart:line">
            <chart:data-point chart:repeated="5"/>
          </chart:series>
          <chart:series chart:style-name="ch10" chart:values-cell-range-address="rb.L122:rb.L126" chart:label-cell-address="rb.L121:rb.L121" chart:class="chart:line">
            <chart:data-point chart:repeated="5"/>
          </chart:series>
          <chart:series chart:style-name="ch11" chart:values-cell-range-address="rb.K3:rb.K7" chart:label-cell-address="rb.K2:rb.K2" chart:class="chart:line">
            <chart:data-point chart:repeated="5"/>
          </chart:series>
          <chart:series chart:style-name="ch12" chart:values-cell-range-address="rb.L3:rb.L7" chart:label-cell-address="rb.L2:rb.L2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ighted F1</text:p>
                <draw:g>
                  <svg:desc>rb.J2:rb.J2</svg:desc>
                </draw:g>
              </table:table-cell>
              <table:table-cell office:value-type="string">
                <text:p>Baseline F1</text:p>
                <draw:g>
                  <svg:desc>rb.J121:rb.J121</svg:desc>
                </draw:g>
              </table:table-cell>
              <table:table-cell office:value-type="string">
                <text:p>Baseline Precision</text:p>
                <draw:g>
                  <svg:desc>rb.K121:rb.K121</svg:desc>
                </draw:g>
              </table:table-cell>
              <table:table-cell office:value-type="string">
                <text:p>Baseline Recall</text:p>
                <draw:g>
                  <svg:desc>rb.L121:rb.L121</svg:desc>
                </draw:g>
              </table:table-cell>
              <table:table-cell office:value-type="string">
                <text:p>Weighted Precision</text:p>
                <draw:g>
                  <svg:desc>rb.K2:rb.K2</svg:desc>
                </draw:g>
              </table:table-cell>
              <table:table-cell office:value-type="string">
                <text:p>Weighted Recall</text:p>
                <draw:g>
                  <svg:desc>rb.L2:r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k</text:p>
                <draw:g>
                  <svg:desc>rb.A3:rb.A7</svg:desc>
                </draw:g>
              </table:table-cell>
              <table:table-cell office:value-type="float" office:value="92.948">
                <text:p>92.948</text:p>
                <draw:g>
                  <svg:desc>rb.J3:rb.J7</svg:desc>
                </draw:g>
              </table:table-cell>
              <table:table-cell office:value-type="float" office:value="92.192">
                <text:p>92.192</text:p>
                <draw:g>
                  <svg:desc>rb.J122:rb.J126</svg:desc>
                </draw:g>
              </table:table-cell>
              <table:table-cell office:value-type="float" office:value="95.036">
                <text:p>95.036</text:p>
                <draw:g>
                  <svg:desc>rb.K122:rb.K126</svg:desc>
                </draw:g>
              </table:table-cell>
              <table:table-cell office:value-type="float" office:value="94.74">
                <text:p>94.74</text:p>
                <draw:g>
                  <svg:desc>rb.L122:rb.L126</svg:desc>
                </draw:g>
              </table:table-cell>
              <table:table-cell office:value-type="float" office:value="92.77">
                <text:p>92.77</text:p>
                <draw:g>
                  <svg:desc>rb.K3:rb.K7</svg:desc>
                </draw:g>
              </table:table-cell>
              <table:table-cell office:value-type="float" office:value="93.28">
                <text:p>93.28</text:p>
                <draw:g>
                  <svg:desc>rb.L3:rb.L7</svg:desc>
                </draw:g>
              </table:table-cell>
            </table:table-row>
            <table:table-row>
              <table:table-cell office:value-type="string">
                <text:p>200k</text:p>
              </table:table-cell>
              <table:table-cell office:value-type="float" office:value="93.514">
                <text:p>93.514</text:p>
              </table:table-cell>
              <table:table-cell office:value-type="float" office:value="92.192">
                <text:p>92.192</text:p>
              </table:table-cell>
              <table:table-cell office:value-type="float" office:value="95.036">
                <text:p>95.036</text:p>
              </table:table-cell>
              <table:table-cell office:value-type="float" office:value="94.74">
                <text:p>94.74</text:p>
              </table:table-cell>
              <table:table-cell office:value-type="float" office:value="92.804">
                <text:p>92.804</text:p>
              </table:table-cell>
              <table:table-cell office:value-type="float" office:value="94.358">
                <text:p>94.358</text:p>
              </table:table-cell>
            </table:table-row>
            <table:table-row>
              <table:table-cell office:value-type="string">
                <text:p>300k</text:p>
              </table:table-cell>
              <table:table-cell office:value-type="float" office:value="93.564">
                <text:p>93.564</text:p>
              </table:table-cell>
              <table:table-cell office:value-type="float" office:value="92.192">
                <text:p>92.192</text:p>
              </table:table-cell>
              <table:table-cell office:value-type="float" office:value="95.036">
                <text:p>95.036</text:p>
              </table:table-cell>
              <table:table-cell office:value-type="float" office:value="94.74">
                <text:p>94.74</text:p>
              </table:table-cell>
              <table:table-cell office:value-type="float" office:value="92.814">
                <text:p>92.814</text:p>
              </table:table-cell>
              <table:table-cell office:value-type="float" office:value="94.466">
                <text:p>94.466</text:p>
              </table:table-cell>
            </table:table-row>
            <table:table-row>
              <table:table-cell office:value-type="string">
                <text:p>400k</text:p>
              </table:table-cell>
              <table:table-cell office:value-type="float" office:value="93.566">
                <text:p>93.566</text:p>
              </table:table-cell>
              <table:table-cell office:value-type="float" office:value="92.192">
                <text:p>92.192</text:p>
              </table:table-cell>
              <table:table-cell office:value-type="float" office:value="95.036">
                <text:p>95.036</text:p>
              </table:table-cell>
              <table:table-cell office:value-type="float" office:value="94.74">
                <text:p>94.74</text:p>
              </table:table-cell>
              <table:table-cell office:value-type="float" office:value="92.826">
                <text:p>92.826</text:p>
              </table:table-cell>
              <table:table-cell office:value-type="float" office:value="94.466">
                <text:p>94.466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93.562">
                <text:p>93.562</text:p>
              </table:table-cell>
              <table:table-cell office:value-type="float" office:value="92.192">
                <text:p>92.192</text:p>
              </table:table-cell>
              <table:table-cell office:value-type="float" office:value="95.036">
                <text:p>95.036</text:p>
              </table:table-cell>
              <table:table-cell office:value-type="float" office:value="94.74">
                <text:p>94.74</text:p>
              </table:table-cell>
              <table:table-cell office:value-type="float" office:value="92.82">
                <text:p>92.82</text:p>
              </table:table-cell>
              <table:table-cell office:value-type="float" office:value="94.456">
                <text:p>94.4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91.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draw:stroke="dash" draw:stroke-dash="Fine_20_Dashed"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draw:stroke="dash" draw:stroke-dash="Fine_20_Dashed" svg:stroke-width="0.08cm" svg:stroke-color="#004586" draw:fill-color="#004586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996cm" svg:height="7.905cm" xlink:href=".." xlink:type="simple" chart:class="chart:line" chart:style-name="ch1">
        <chart:title svg:x="6.12cm" svg:y="0.063cm" chart:style-name="ch2">
          <text:p>Rotation</text:p>
        </chart:title>
        <chart:legend svg:x="0.278cm" svg:y="0.636cm" style:legend-expansion="custom" chartooo:width="13.486cm" chartooo:height="0.999cm" style:legend-expansion-aspect-ratio="13.4994994994995" chart:style-name="ch3"/>
        <chart:plot-area chart:style-name="ch4" table:cell-range-address="rb.A3:rb.A7 rb.J1:rb.L7 rb.J26:rb.L30" chart:data-source-has-labels="both" svg:x="0.539cm" svg:y="1.518cm" svg:width="13.515cm" svg:height="5.885cm">
          <chartooo:coordinate-region svg:x="1.637cm" svg:y="1.717cm" svg:width="12.046cm" svg:height="5.039cm"/>
          <chart:axis chart:dimension="x" chart:name="primary-x" chart:style-name="ch5" chartooo:axis-type="auto">
            <chartooo:date-scale/>
            <chart:title svg:x="6.598cm" svg:y="7.343cm" chart:style-name="ch6">
              <text:p>Iterations</text:p>
            </chart:title>
            <chart:categories table:cell-range-address="rb.A3:rb.A7"/>
          </chart:axis>
          <chart:axis chart:dimension="y" chart:name="primary-y" chart:style-name="ch7">
            <chart:title svg:x="0cm" svg:y="4.941cm" chart:style-name="ch8">
              <text:p>Score</text:p>
            </chart:title>
            <chart:grid chart:style-name="ch9" chart:class="major"/>
          </chart:axis>
          <chart:series chart:style-name="ch10" chart:values-cell-range-address="rb.J26:rb.J30" chart:label-cell-address="rb.J2:rb.J2" chart:class="chart:line">
            <chart:data-point chart:repeated="5"/>
          </chart:series>
          <chart:series chart:style-name="ch11" chart:values-cell-range-address="rb.K26:rb.K30" chart:label-cell-address="rb.K2:rb.K2" chart:class="chart:line">
            <chart:data-point chart:repeated="5"/>
          </chart:series>
          <chart:series chart:style-name="ch12" chart:values-cell-range-address="rb.L26:rb.L30" chart:label-cell-address="rb.L2:rb.L2" chart:class="chart:line">
            <chart:data-point chart:repeated="5"/>
          </chart:series>
          <chart:series chart:style-name="ch13" chart:values-cell-range-address="rb.J3:rb.J7" chart:label-cell-address="rb.J1:rb.J1" chart:class="chart:line">
            <chart:data-point chart:repeated="5"/>
          </chart:series>
          <chart:series chart:style-name="ch14" chart:values-cell-range-address="rb.K3:rb.K7" chart:label-cell-address="rb.K1:rb.K1" chart:class="chart:line">
            <chart:data-point chart:repeated="5"/>
          </chart:series>
          <chart:series chart:style-name="ch15" chart:values-cell-range-address="rb.L3:rb.L7" chart:label-cell-address="rb.L1:rb.L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ighted F1</text:p>
                <draw:g>
                  <svg:desc>rb.J2:rb.J2</svg:desc>
                </draw:g>
              </table:table-cell>
              <table:table-cell office:value-type="string">
                <text:p>Weighted Precision</text:p>
                <draw:g>
                  <svg:desc>rb.K2:rb.K2</svg:desc>
                </draw:g>
              </table:table-cell>
              <table:table-cell office:value-type="string">
                <text:p>Weighted Recall</text:p>
                <draw:g>
                  <svg:desc>rb.L2:rb.L2</svg:desc>
                </draw:g>
              </table:table-cell>
              <table:table-cell office:value-type="string">
                <text:p>Non-proc F1</text:p>
                <draw:g>
                  <svg:desc>rb.J1:rb.J1</svg:desc>
                </draw:g>
              </table:table-cell>
              <table:table-cell office:value-type="string">
                <text:p>Non-Proc Precision</text:p>
                <draw:g>
                  <svg:desc>rb.K1:rb.K1</svg:desc>
                </draw:g>
              </table:table-cell>
              <table:table-cell office:value-type="string">
                <text:p>Non-proc Recall</text:p>
                <draw:g>
                  <svg:desc>rb.L1:rb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k</text:p>
                <draw:g>
                  <svg:desc>rb.A3:rb.A7</svg:desc>
                </draw:g>
              </table:table-cell>
              <table:table-cell office:value-type="float" office:value="93.464">
                <text:p>93.464</text:p>
                <draw:g>
                  <svg:desc>rb.J26:rb.J30</svg:desc>
                </draw:g>
              </table:table-cell>
              <table:table-cell office:value-type="float" office:value="93.346">
                <text:p>93.346</text:p>
                <draw:g>
                  <svg:desc>rb.K26:rb.K30</svg:desc>
                </draw:g>
              </table:table-cell>
              <table:table-cell office:value-type="float" office:value="93.824">
                <text:p>93.824</text:p>
                <draw:g>
                  <svg:desc>rb.L26:rb.L30</svg:desc>
                </draw:g>
              </table:table-cell>
              <table:table-cell office:value-type="float" office:value="92.948">
                <text:p>92.948</text:p>
                <draw:g>
                  <svg:desc>rb.J3:rb.J7</svg:desc>
                </draw:g>
              </table:table-cell>
              <table:table-cell office:value-type="float" office:value="92.77">
                <text:p>92.77</text:p>
                <draw:g>
                  <svg:desc>rb.K3:rb.K7</svg:desc>
                </draw:g>
              </table:table-cell>
              <table:table-cell office:value-type="float" office:value="93.28">
                <text:p>93.28</text:p>
                <draw:g>
                  <svg:desc>rb.L3:rb.L7</svg:desc>
                </draw:g>
              </table:table-cell>
            </table:table-row>
            <table:table-row>
              <table:table-cell office:value-type="string">
                <text:p>200k</text:p>
              </table:table-cell>
              <table:table-cell office:value-type="float" office:value="93.878">
                <text:p>93.878</text:p>
              </table:table-cell>
              <table:table-cell office:value-type="float" office:value="93.406">
                <text:p>93.406</text:p>
              </table:table-cell>
              <table:table-cell office:value-type="float" office:value="94.444">
                <text:p>94.444</text:p>
              </table:table-cell>
              <table:table-cell office:value-type="float" office:value="93.514">
                <text:p>93.514</text:p>
              </table:table-cell>
              <table:table-cell office:value-type="float" office:value="92.804">
                <text:p>92.804</text:p>
              </table:table-cell>
              <table:table-cell office:value-type="float" office:value="94.358">
                <text:p>94.358</text:p>
              </table:table-cell>
            </table:table-row>
            <table:table-row>
              <table:table-cell office:value-type="string">
                <text:p>300k</text:p>
              </table:table-cell>
              <table:table-cell office:value-type="float" office:value="93.662">
                <text:p>93.662</text:p>
              </table:table-cell>
              <table:table-cell office:value-type="float" office:value="93.282">
                <text:p>93.282</text:p>
              </table:table-cell>
              <table:table-cell office:value-type="float" office:value="94.104">
                <text:p>94.104</text:p>
              </table:table-cell>
              <table:table-cell office:value-type="float" office:value="93.564">
                <text:p>93.564</text:p>
              </table:table-cell>
              <table:table-cell office:value-type="float" office:value="92.814">
                <text:p>92.814</text:p>
              </table:table-cell>
              <table:table-cell office:value-type="float" office:value="94.466">
                <text:p>94.466</text:p>
              </table:table-cell>
            </table:table-row>
            <table:table-row>
              <table:table-cell office:value-type="string">
                <text:p>400k</text:p>
              </table:table-cell>
              <table:table-cell office:value-type="float" office:value="93.622">
                <text:p>93.622</text:p>
              </table:table-cell>
              <table:table-cell office:value-type="float" office:value="93.226">
                <text:p>93.226</text:p>
              </table:table-cell>
              <table:table-cell office:value-type="float" office:value="94.076">
                <text:p>94.076</text:p>
              </table:table-cell>
              <table:table-cell office:value-type="float" office:value="93.566">
                <text:p>93.566</text:p>
              </table:table-cell>
              <table:table-cell office:value-type="float" office:value="92.826">
                <text:p>92.826</text:p>
              </table:table-cell>
              <table:table-cell office:value-type="float" office:value="94.466">
                <text:p>94.466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93.616">
                <text:p>93.616</text:p>
              </table:table-cell>
              <table:table-cell office:value-type="float" office:value="93.222">
                <text:p>93.222</text:p>
              </table:table-cell>
              <table:table-cell office:value-type="float" office:value="94.062">
                <text:p>94.062</text:p>
              </table:table-cell>
              <table:table-cell office:value-type="float" office:value="93.562">
                <text:p>93.562</text:p>
              </table:table-cell>
              <table:table-cell office:value-type="float" office:value="92.82">
                <text:p>92.82</text:p>
              </table:table-cell>
              <table:table-cell office:value-type="float" office:value="94.456">
                <text:p>94.4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91.5" chart:maximum="9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draw:stroke="dash" draw:stroke-dash="Fine_20_Dashed"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draw:stroke="dash" draw:stroke-dash="Fine_20_Dashed" svg:stroke-width="0.08cm" svg:stroke-color="#004586" draw:fill-color="#004586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996cm" svg:height="7.905cm" xlink:href=".." xlink:type="simple" chart:class="chart:line" chart:style-name="ch1">
        <chart:title svg:x="5.838cm" svg:y="0.04cm" chart:style-name="ch2">
          <text:p>Brightness</text:p>
        </chart:title>
        <chart:legend svg:x="0.278cm" svg:y="0.636cm" style:legend-expansion="custom" chartooo:width="13.486cm" chartooo:height="0.999cm" style:legend-expansion-aspect-ratio="13.4994994994995" chart:style-name="ch3"/>
        <chart:plot-area chart:style-name="ch4" table:cell-range-address="rb.A3:rb.A7 rb.J1:rb.L7 rb.J34:rb.L38" chart:data-source-has-labels="both" svg:x="0.539cm" svg:y="1.518cm" svg:width="13.515cm" svg:height="5.885cm">
          <chartooo:coordinate-region svg:x="1.637cm" svg:y="1.717cm" svg:width="12.046cm" svg:height="5.039cm"/>
          <chart:axis chart:dimension="x" chart:name="primary-x" chart:style-name="ch5" chartooo:axis-type="auto">
            <chartooo:date-scale/>
            <chart:title svg:x="6.598cm" svg:y="7.343cm" chart:style-name="ch6">
              <text:p>Iterations</text:p>
            </chart:title>
            <chart:categories table:cell-range-address="rb.A3:rb.A7"/>
          </chart:axis>
          <chart:axis chart:dimension="y" chart:name="primary-y" chart:style-name="ch7">
            <chart:title svg:x="0cm" svg:y="4.941cm" chart:style-name="ch8">
              <text:p>Score</text:p>
            </chart:title>
            <chart:grid chart:style-name="ch9" chart:class="major"/>
          </chart:axis>
          <chart:series chart:style-name="ch10" chart:values-cell-range-address="rb.J34:rb.J38" chart:label-cell-address="rb.J2:rb.J2" chart:class="chart:line">
            <chart:data-point chart:repeated="5"/>
          </chart:series>
          <chart:series chart:style-name="ch11" chart:values-cell-range-address="rb.K34:rb.K38" chart:label-cell-address="rb.K2:rb.K2" chart:class="chart:line">
            <chart:data-point chart:repeated="5"/>
          </chart:series>
          <chart:series chart:style-name="ch12" chart:values-cell-range-address="rb.L34:rb.L38" chart:label-cell-address="rb.L2:rb.L2" chart:class="chart:line">
            <chart:data-point chart:repeated="5"/>
          </chart:series>
          <chart:series chart:style-name="ch13" chart:values-cell-range-address="rb.J3:rb.J7" chart:label-cell-address="rb.J1:rb.J1" chart:class="chart:line">
            <chart:data-point chart:repeated="5"/>
          </chart:series>
          <chart:series chart:style-name="ch14" chart:values-cell-range-address="rb.K3:rb.K7" chart:label-cell-address="rb.K1:rb.K1" chart:class="chart:line">
            <chart:data-point chart:repeated="5"/>
          </chart:series>
          <chart:series chart:style-name="ch15" chart:values-cell-range-address="rb.L3:rb.L7" chart:label-cell-address="rb.L1:rb.L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ighted F1</text:p>
                <draw:g>
                  <svg:desc>rb.J2:rb.J2</svg:desc>
                </draw:g>
              </table:table-cell>
              <table:table-cell office:value-type="string">
                <text:p>Weighted Precision</text:p>
                <draw:g>
                  <svg:desc>rb.K2:rb.K2</svg:desc>
                </draw:g>
              </table:table-cell>
              <table:table-cell office:value-type="string">
                <text:p>Weighted Recall</text:p>
                <draw:g>
                  <svg:desc>rb.L2:rb.L2</svg:desc>
                </draw:g>
              </table:table-cell>
              <table:table-cell office:value-type="string">
                <text:p>Non-proc F1</text:p>
                <draw:g>
                  <svg:desc>rb.J1:rb.J1</svg:desc>
                </draw:g>
              </table:table-cell>
              <table:table-cell office:value-type="string">
                <text:p>Non-Proc Precision</text:p>
                <draw:g>
                  <svg:desc>rb.K1:rb.K1</svg:desc>
                </draw:g>
              </table:table-cell>
              <table:table-cell office:value-type="string">
                <text:p>Non-proc Recall</text:p>
                <draw:g>
                  <svg:desc>rb.L1:rb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k</text:p>
                <draw:g>
                  <svg:desc>rb.A3:rb.A7</svg:desc>
                </draw:g>
              </table:table-cell>
              <table:table-cell office:value-type="float" office:value="91.062">
                <text:p>91.062</text:p>
                <draw:g>
                  <svg:desc>rb.J34:rb.J38</svg:desc>
                </draw:g>
              </table:table-cell>
              <table:table-cell office:value-type="float" office:value="91.658">
                <text:p>91.658</text:p>
                <draw:g>
                  <svg:desc>rb.K34:rb.K38</svg:desc>
                </draw:g>
              </table:table-cell>
              <table:table-cell office:value-type="float" office:value="90.604">
                <text:p>90.604</text:p>
                <draw:g>
                  <svg:desc>rb.L34:rb.L38</svg:desc>
                </draw:g>
              </table:table-cell>
              <table:table-cell office:value-type="float" office:value="92.948">
                <text:p>92.948</text:p>
                <draw:g>
                  <svg:desc>rb.J3:rb.J7</svg:desc>
                </draw:g>
              </table:table-cell>
              <table:table-cell office:value-type="float" office:value="92.77">
                <text:p>92.77</text:p>
                <draw:g>
                  <svg:desc>rb.K3:rb.K7</svg:desc>
                </draw:g>
              </table:table-cell>
              <table:table-cell office:value-type="float" office:value="93.28">
                <text:p>93.28</text:p>
                <draw:g>
                  <svg:desc>rb.L3:rb.L7</svg:desc>
                </draw:g>
              </table:table-cell>
            </table:table-row>
            <table:table-row>
              <table:table-cell office:value-type="string">
                <text:p>200k</text:p>
              </table:table-cell>
              <table:table-cell office:value-type="float" office:value="91.786">
                <text:p>91.786</text:p>
              </table:table-cell>
              <table:table-cell office:value-type="float" office:value="91.692">
                <text:p>91.692</text:p>
              </table:table-cell>
              <table:table-cell office:value-type="float" office:value="91.96">
                <text:p>91.96</text:p>
              </table:table-cell>
              <table:table-cell office:value-type="float" office:value="93.514">
                <text:p>93.514</text:p>
              </table:table-cell>
              <table:table-cell office:value-type="float" office:value="92.804">
                <text:p>92.804</text:p>
              </table:table-cell>
              <table:table-cell office:value-type="float" office:value="94.358">
                <text:p>94.358</text:p>
              </table:table-cell>
            </table:table-row>
            <table:table-row>
              <table:table-cell office:value-type="string">
                <text:p>300k</text:p>
              </table:table-cell>
              <table:table-cell office:value-type="float" office:value="91.846">
                <text:p>91.846</text:p>
              </table:table-cell>
              <table:table-cell office:value-type="float" office:value="91.718">
                <text:p>91.718</text:p>
              </table:table-cell>
              <table:table-cell office:value-type="float" office:value="92.048">
                <text:p>92.048</text:p>
              </table:table-cell>
              <table:table-cell office:value-type="float" office:value="93.564">
                <text:p>93.564</text:p>
              </table:table-cell>
              <table:table-cell office:value-type="float" office:value="92.814">
                <text:p>92.814</text:p>
              </table:table-cell>
              <table:table-cell office:value-type="float" office:value="94.466">
                <text:p>94.466</text:p>
              </table:table-cell>
            </table:table-row>
            <table:table-row>
              <table:table-cell office:value-type="string">
                <text:p>400k</text:p>
              </table:table-cell>
              <table:table-cell office:value-type="float" office:value="91.844">
                <text:p>91.844</text:p>
              </table:table-cell>
              <table:table-cell office:value-type="float" office:value="91.724">
                <text:p>91.724</text:p>
              </table:table-cell>
              <table:table-cell office:value-type="float" office:value="92.046">
                <text:p>92.046</text:p>
              </table:table-cell>
              <table:table-cell office:value-type="float" office:value="93.566">
                <text:p>93.566</text:p>
              </table:table-cell>
              <table:table-cell office:value-type="float" office:value="92.826">
                <text:p>92.826</text:p>
              </table:table-cell>
              <table:table-cell office:value-type="float" office:value="94.466">
                <text:p>94.466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91.848">
                <text:p>91.848</text:p>
              </table:table-cell>
              <table:table-cell office:value-type="float" office:value="91.726">
                <text:p>91.726</text:p>
              </table:table-cell>
              <table:table-cell office:value-type="float" office:value="92.054">
                <text:p>92.054</text:p>
              </table:table-cell>
              <table:table-cell office:value-type="float" office:value="93.562">
                <text:p>93.562</text:p>
              </table:table-cell>
              <table:table-cell office:value-type="float" office:value="92.82">
                <text:p>92.82</text:p>
              </table:table-cell>
              <table:table-cell office:value-type="float" office:value="94.456">
                <text:p>94.4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91.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draw:stroke="dash" draw:stroke-dash="Fine_20_Dashed"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draw:stroke="dash" draw:stroke-dash="Fine_20_Dashed" svg:stroke-width="0.08cm" svg:stroke-color="#004586" draw:fill-color="#004586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996cm" svg:height="7.905cm" xlink:href=".." xlink:type="simple" chart:class="chart:line" chart:style-name="ch1">
        <chart:title svg:x="4.536cm" svg:y="0.04cm" chart:style-name="ch2">
          <text:p>Rotation and brightness</text:p>
        </chart:title>
        <chart:legend svg:x="0.278cm" svg:y="0.636cm" style:legend-expansion="custom" chartooo:width="13.486cm" chartooo:height="0.999cm" style:legend-expansion-aspect-ratio="13.4994994994995" chart:style-name="ch3"/>
        <chart:plot-area chart:style-name="ch4" table:cell-range-address="rb.A3:rb.A7 rb.J1:rb.L7 rb.J42:rb.L46" chart:data-source-has-labels="both" svg:x="0.539cm" svg:y="1.518cm" svg:width="13.515cm" svg:height="5.885cm">
          <chartooo:coordinate-region svg:x="1.637cm" svg:y="1.717cm" svg:width="12.046cm" svg:height="5.039cm"/>
          <chart:axis chart:dimension="x" chart:name="primary-x" chart:style-name="ch5" chartooo:axis-type="auto">
            <chartooo:date-scale/>
            <chart:title svg:x="6.598cm" svg:y="7.343cm" chart:style-name="ch6">
              <text:p>Iterations</text:p>
            </chart:title>
            <chart:categories table:cell-range-address="rb.A3:rb.A7"/>
          </chart:axis>
          <chart:axis chart:dimension="y" chart:name="primary-y" chart:style-name="ch7">
            <chart:title svg:x="0cm" svg:y="4.941cm" chart:style-name="ch8">
              <text:p>Score</text:p>
            </chart:title>
            <chart:grid chart:style-name="ch9" chart:class="major"/>
          </chart:axis>
          <chart:series chart:style-name="ch10" chart:values-cell-range-address="rb.J42:rb.J46" chart:label-cell-address="rb.J2:rb.J2" chart:class="chart:line">
            <chart:data-point chart:repeated="5"/>
          </chart:series>
          <chart:series chart:style-name="ch11" chart:values-cell-range-address="rb.K42:rb.K46" chart:label-cell-address="rb.K2:rb.K2" chart:class="chart:line">
            <chart:data-point chart:repeated="5"/>
          </chart:series>
          <chart:series chart:style-name="ch12" chart:values-cell-range-address="rb.L42:rb.L46" chart:label-cell-address="rb.L2:rb.L2" chart:class="chart:line">
            <chart:data-point chart:repeated="5"/>
          </chart:series>
          <chart:series chart:style-name="ch13" chart:values-cell-range-address="rb.J3:rb.J7" chart:label-cell-address="rb.J1:rb.J1" chart:class="chart:line">
            <chart:data-point chart:repeated="5"/>
          </chart:series>
          <chart:series chart:style-name="ch14" chart:values-cell-range-address="rb.K3:rb.K7" chart:label-cell-address="rb.K1:rb.K1" chart:class="chart:line">
            <chart:data-point chart:repeated="5"/>
          </chart:series>
          <chart:series chart:style-name="ch15" chart:values-cell-range-address="rb.L3:rb.L7" chart:label-cell-address="rb.L1:rb.L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ighted F1</text:p>
                <draw:g>
                  <svg:desc>rb.J2:rb.J2</svg:desc>
                </draw:g>
              </table:table-cell>
              <table:table-cell office:value-type="string">
                <text:p>Weighted Precision</text:p>
                <draw:g>
                  <svg:desc>rb.K2:rb.K2</svg:desc>
                </draw:g>
              </table:table-cell>
              <table:table-cell office:value-type="string">
                <text:p>Weighted Recall</text:p>
                <draw:g>
                  <svg:desc>rb.L2:rb.L2</svg:desc>
                </draw:g>
              </table:table-cell>
              <table:table-cell office:value-type="string">
                <text:p>Non-proc F1</text:p>
                <draw:g>
                  <svg:desc>rb.J1:rb.J1</svg:desc>
                </draw:g>
              </table:table-cell>
              <table:table-cell office:value-type="string">
                <text:p>Non-Proc Precision</text:p>
                <draw:g>
                  <svg:desc>rb.K1:rb.K1</svg:desc>
                </draw:g>
              </table:table-cell>
              <table:table-cell office:value-type="string">
                <text:p>Non-proc Recall</text:p>
                <draw:g>
                  <svg:desc>rb.L1:rb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k</text:p>
                <draw:g>
                  <svg:desc>rb.A3:rb.A7</svg:desc>
                </draw:g>
              </table:table-cell>
              <table:table-cell office:value-type="float" office:value="92.774">
                <text:p>92.774</text:p>
                <draw:g>
                  <svg:desc>rb.J42:rb.J46</svg:desc>
                </draw:g>
              </table:table-cell>
              <table:table-cell office:value-type="float" office:value="92.57">
                <text:p>92.57</text:p>
                <draw:g>
                  <svg:desc>rb.K42:rb.K46</svg:desc>
                </draw:g>
              </table:table-cell>
              <table:table-cell office:value-type="float" office:value="93.056">
                <text:p>93.056</text:p>
                <draw:g>
                  <svg:desc>rb.L42:rb.L46</svg:desc>
                </draw:g>
              </table:table-cell>
              <table:table-cell office:value-type="float" office:value="92.948">
                <text:p>92.948</text:p>
                <draw:g>
                  <svg:desc>rb.J3:rb.J7</svg:desc>
                </draw:g>
              </table:table-cell>
              <table:table-cell office:value-type="float" office:value="92.77">
                <text:p>92.77</text:p>
                <draw:g>
                  <svg:desc>rb.K3:rb.K7</svg:desc>
                </draw:g>
              </table:table-cell>
              <table:table-cell office:value-type="float" office:value="93.28">
                <text:p>93.28</text:p>
                <draw:g>
                  <svg:desc>rb.L3:rb.L7</svg:desc>
                </draw:g>
              </table:table-cell>
            </table:table-row>
            <table:table-row>
              <table:table-cell office:value-type="string">
                <text:p>200k</text:p>
              </table:table-cell>
              <table:table-cell office:value-type="float" office:value="92.846">
                <text:p>92.846</text:p>
              </table:table-cell>
              <table:table-cell office:value-type="float" office:value="92.582">
                <text:p>92.582</text:p>
              </table:table-cell>
              <table:table-cell office:value-type="float" office:value="93.19">
                <text:p>93.19</text:p>
              </table:table-cell>
              <table:table-cell office:value-type="float" office:value="93.514">
                <text:p>93.514</text:p>
              </table:table-cell>
              <table:table-cell office:value-type="float" office:value="92.804">
                <text:p>92.804</text:p>
              </table:table-cell>
              <table:table-cell office:value-type="float" office:value="94.358">
                <text:p>94.358</text:p>
              </table:table-cell>
            </table:table-row>
            <table:table-row>
              <table:table-cell office:value-type="string">
                <text:p>300k</text:p>
              </table:table-cell>
              <table:table-cell office:value-type="float" office:value="92.8">
                <text:p>92.8</text:p>
              </table:table-cell>
              <table:table-cell office:value-type="float" office:value="92.528">
                <text:p>92.528</text:p>
              </table:table-cell>
              <table:table-cell office:value-type="float" office:value="93.16">
                <text:p>93.16</text:p>
              </table:table-cell>
              <table:table-cell office:value-type="float" office:value="93.564">
                <text:p>93.564</text:p>
              </table:table-cell>
              <table:table-cell office:value-type="float" office:value="92.814">
                <text:p>92.814</text:p>
              </table:table-cell>
              <table:table-cell office:value-type="float" office:value="94.466">
                <text:p>94.466</text:p>
              </table:table-cell>
            </table:table-row>
            <table:table-row>
              <table:table-cell office:value-type="string">
                <text:p>400k</text:p>
              </table:table-cell>
              <table:table-cell office:value-type="float" office:value="92.78">
                <text:p>92.78</text:p>
              </table:table-cell>
              <table:table-cell office:value-type="float" office:value="92.514">
                <text:p>92.514</text:p>
              </table:table-cell>
              <table:table-cell office:value-type="float" office:value="93.13">
                <text:p>93.13</text:p>
              </table:table-cell>
              <table:table-cell office:value-type="float" office:value="93.566">
                <text:p>93.566</text:p>
              </table:table-cell>
              <table:table-cell office:value-type="float" office:value="92.826">
                <text:p>92.826</text:p>
              </table:table-cell>
              <table:table-cell office:value-type="float" office:value="94.466">
                <text:p>94.466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92.784">
                <text:p>92.784</text:p>
              </table:table-cell>
              <table:table-cell office:value-type="float" office:value="92.522">
                <text:p>92.522</text:p>
              </table:table-cell>
              <table:table-cell office:value-type="float" office:value="93.134">
                <text:p>93.134</text:p>
              </table:table-cell>
              <table:table-cell office:value-type="float" office:value="93.562">
                <text:p>93.562</text:p>
              </table:table-cell>
              <table:table-cell office:value-type="float" office:value="92.82">
                <text:p>92.82</text:p>
              </table:table-cell>
              <table:table-cell office:value-type="float" office:value="94.456">
                <text:p>94.4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91.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draw:stroke="dash" draw:stroke-dash="Fine_20_Dashed"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draw:stroke="dash" draw:stroke-dash="Fine_20_Dashed" svg:stroke-width="0.08cm" svg:stroke-color="#004586" draw:fill-color="#004586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996cm" svg:height="7.905cm" xlink:href=".." xlink:type="simple" chart:class="chart:line" chart:style-name="ch1">
        <chart:title svg:x="4.965cm" svg:y="0.039cm" chart:style-name="ch2">
          <text:p>Masking reflections</text:p>
        </chart:title>
        <chart:legend svg:x="0.278cm" svg:y="0.636cm" style:legend-expansion="custom" chartooo:width="13.486cm" chartooo:height="0.999cm" style:legend-expansion-aspect-ratio="13.4994994994995" chart:style-name="ch3"/>
        <chart:plot-area chart:style-name="ch4" table:cell-range-address="rb.A3:rb.A7 rb.J1:rb.L7 rb.J50:rb.L54" chart:data-source-has-labels="both" svg:x="0.539cm" svg:y="1.518cm" svg:width="13.515cm" svg:height="5.885cm">
          <chartooo:coordinate-region svg:x="1.637cm" svg:y="1.717cm" svg:width="12.046cm" svg:height="5.039cm"/>
          <chart:axis chart:dimension="x" chart:name="primary-x" chart:style-name="ch5" chartooo:axis-type="auto">
            <chartooo:date-scale/>
            <chart:title svg:x="6.598cm" svg:y="7.343cm" chart:style-name="ch6">
              <text:p>Iterations</text:p>
            </chart:title>
            <chart:categories table:cell-range-address="rb.A3:rb.A7"/>
          </chart:axis>
          <chart:axis chart:dimension="y" chart:name="primary-y" chart:style-name="ch7">
            <chart:title svg:x="0cm" svg:y="4.941cm" chart:style-name="ch8">
              <text:p>Score</text:p>
            </chart:title>
            <chart:grid chart:style-name="ch9" chart:class="major"/>
          </chart:axis>
          <chart:series chart:style-name="ch10" chart:values-cell-range-address="rb.J50:rb.J54" chart:label-cell-address="rb.J2:rb.J2" chart:class="chart:line">
            <chart:data-point chart:repeated="5"/>
          </chart:series>
          <chart:series chart:style-name="ch11" chart:values-cell-range-address="rb.K50:rb.K54" chart:label-cell-address="rb.K2:rb.K2" chart:class="chart:line">
            <chart:data-point chart:repeated="5"/>
          </chart:series>
          <chart:series chart:style-name="ch12" chart:values-cell-range-address="rb.L50:rb.L54" chart:label-cell-address="rb.L2:rb.L2" chart:class="chart:line">
            <chart:data-point chart:repeated="5"/>
          </chart:series>
          <chart:series chart:style-name="ch13" chart:values-cell-range-address="rb.J3:rb.J7" chart:label-cell-address="rb.J1:rb.J1" chart:class="chart:line">
            <chart:data-point chart:repeated="5"/>
          </chart:series>
          <chart:series chart:style-name="ch14" chart:values-cell-range-address="rb.K3:rb.K7" chart:label-cell-address="rb.K1:rb.K1" chart:class="chart:line">
            <chart:data-point chart:repeated="5"/>
          </chart:series>
          <chart:series chart:style-name="ch15" chart:values-cell-range-address="rb.L3:rb.L7" chart:label-cell-address="rb.L1:rb.L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ighted F1</text:p>
                <draw:g>
                  <svg:desc>rb.J2:rb.J2</svg:desc>
                </draw:g>
              </table:table-cell>
              <table:table-cell office:value-type="string">
                <text:p>Weighted Precision</text:p>
                <draw:g>
                  <svg:desc>rb.K2:rb.K2</svg:desc>
                </draw:g>
              </table:table-cell>
              <table:table-cell office:value-type="string">
                <text:p>Weighted Recall</text:p>
                <draw:g>
                  <svg:desc>rb.L2:rb.L2</svg:desc>
                </draw:g>
              </table:table-cell>
              <table:table-cell office:value-type="string">
                <text:p>Non-proc F1</text:p>
                <draw:g>
                  <svg:desc>rb.J1:rb.J1</svg:desc>
                </draw:g>
              </table:table-cell>
              <table:table-cell office:value-type="string">
                <text:p>Non-Proc Precision</text:p>
                <draw:g>
                  <svg:desc>rb.K1:rb.K1</svg:desc>
                </draw:g>
              </table:table-cell>
              <table:table-cell office:value-type="string">
                <text:p>Non-proc Recall</text:p>
                <draw:g>
                  <svg:desc>rb.L1:rb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k</text:p>
                <draw:g>
                  <svg:desc>rb.A3:rb.A7</svg:desc>
                </draw:g>
              </table:table-cell>
              <table:table-cell office:value-type="float" office:value="92.15">
                <text:p>92.15</text:p>
                <draw:g>
                  <svg:desc>rb.J50:rb.J54</svg:desc>
                </draw:g>
              </table:table-cell>
              <table:table-cell office:value-type="float" office:value="92.484">
                <text:p>92.484</text:p>
                <draw:g>
                  <svg:desc>rb.K50:rb.K54</svg:desc>
                </draw:g>
              </table:table-cell>
              <table:table-cell office:value-type="float" office:value="91.912">
                <text:p>91.912</text:p>
                <draw:g>
                  <svg:desc>rb.L50:rb.L54</svg:desc>
                </draw:g>
              </table:table-cell>
              <table:table-cell office:value-type="float" office:value="92.948">
                <text:p>92.948</text:p>
                <draw:g>
                  <svg:desc>rb.J3:rb.J7</svg:desc>
                </draw:g>
              </table:table-cell>
              <table:table-cell office:value-type="float" office:value="92.77">
                <text:p>92.77</text:p>
                <draw:g>
                  <svg:desc>rb.K3:rb.K7</svg:desc>
                </draw:g>
              </table:table-cell>
              <table:table-cell office:value-type="float" office:value="93.28">
                <text:p>93.28</text:p>
                <draw:g>
                  <svg:desc>rb.L3:rb.L7</svg:desc>
                </draw:g>
              </table:table-cell>
            </table:table-row>
            <table:table-row>
              <table:table-cell office:value-type="string">
                <text:p>200k</text:p>
              </table:table-cell>
              <table:table-cell office:value-type="float" office:value="93.224">
                <text:p>93.224</text:p>
              </table:table-cell>
              <table:table-cell office:value-type="float" office:value="92.524">
                <text:p>92.524</text:p>
              </table:table-cell>
              <table:table-cell office:value-type="float" office:value="94.03">
                <text:p>94.03</text:p>
              </table:table-cell>
              <table:table-cell office:value-type="float" office:value="93.514">
                <text:p>93.514</text:p>
              </table:table-cell>
              <table:table-cell office:value-type="float" office:value="92.804">
                <text:p>92.804</text:p>
              </table:table-cell>
              <table:table-cell office:value-type="float" office:value="94.358">
                <text:p>94.358</text:p>
              </table:table-cell>
            </table:table-row>
            <table:table-row>
              <table:table-cell office:value-type="string">
                <text:p>300k</text:p>
              </table:table-cell>
              <table:table-cell office:value-type="float" office:value="93.22">
                <text:p>93.22</text:p>
              </table:table-cell>
              <table:table-cell office:value-type="float" office:value="92.524">
                <text:p>92.524</text:p>
              </table:table-cell>
              <table:table-cell office:value-type="float" office:value="94.014">
                <text:p>94.014</text:p>
              </table:table-cell>
              <table:table-cell office:value-type="float" office:value="93.564">
                <text:p>93.564</text:p>
              </table:table-cell>
              <table:table-cell office:value-type="float" office:value="92.814">
                <text:p>92.814</text:p>
              </table:table-cell>
              <table:table-cell office:value-type="float" office:value="94.466">
                <text:p>94.466</text:p>
              </table:table-cell>
            </table:table-row>
            <table:table-row>
              <table:table-cell office:value-type="string">
                <text:p>400k</text:p>
              </table:table-cell>
              <table:table-cell office:value-type="float" office:value="93.198">
                <text:p>93.198</text:p>
              </table:table-cell>
              <table:table-cell office:value-type="float" office:value="92.516">
                <text:p>92.516</text:p>
              </table:table-cell>
              <table:table-cell office:value-type="float" office:value="93.98">
                <text:p>93.98</text:p>
              </table:table-cell>
              <table:table-cell office:value-type="float" office:value="93.566">
                <text:p>93.566</text:p>
              </table:table-cell>
              <table:table-cell office:value-type="float" office:value="92.826">
                <text:p>92.826</text:p>
              </table:table-cell>
              <table:table-cell office:value-type="float" office:value="94.466">
                <text:p>94.466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93.198">
                <text:p>93.198</text:p>
              </table:table-cell>
              <table:table-cell office:value-type="float" office:value="92.516">
                <text:p>92.516</text:p>
              </table:table-cell>
              <table:table-cell office:value-type="float" office:value="93.982">
                <text:p>93.982</text:p>
              </table:table-cell>
              <table:table-cell office:value-type="float" office:value="93.562">
                <text:p>93.562</text:p>
              </table:table-cell>
              <table:table-cell office:value-type="float" office:value="92.82">
                <text:p>92.82</text:p>
              </table:table-cell>
              <table:table-cell office:value-type="float" office:value="94.456">
                <text:p>94.45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91.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draw:stroke="dash" draw:stroke-dash="Fine_20_Dashed"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draw:stroke="dash" draw:stroke-dash="Fine_20_Dashed" svg:stroke-width="0.08cm" svg:stroke-color="#004586" draw:fill-color="#004586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996cm" svg:height="7.905cm" xlink:href=".." xlink:type="simple" chart:class="chart:line" chart:style-name="ch1">
        <chart:title svg:x="4.649cm" svg:y="0.04cm" chart:style-name="ch2">
          <text:p>Contrast enhancement</text:p>
        </chart:title>
        <chart:legend svg:x="0.278cm" svg:y="0.636cm" style:legend-expansion="custom" chartooo:width="13.486cm" chartooo:height="0.999cm" style:legend-expansion-aspect-ratio="13.4994994994995" chart:style-name="ch3"/>
        <chart:plot-area chart:style-name="ch4" table:cell-range-address="rb.A3:rb.A7 rb.J1:rb.L7 rb.J58:rb.L62" chart:data-source-has-labels="both" svg:x="0.539cm" svg:y="1.518cm" svg:width="13.515cm" svg:height="5.885cm">
          <chartooo:coordinate-region svg:x="1.637cm" svg:y="1.717cm" svg:width="12.046cm" svg:height="5.039cm"/>
          <chart:axis chart:dimension="x" chart:name="primary-x" chart:style-name="ch5" chartooo:axis-type="auto">
            <chartooo:date-scale/>
            <chart:title svg:x="6.598cm" svg:y="7.343cm" chart:style-name="ch6">
              <text:p>Iterations</text:p>
            </chart:title>
            <chart:categories table:cell-range-address="rb.A3:rb.A7"/>
          </chart:axis>
          <chart:axis chart:dimension="y" chart:name="primary-y" chart:style-name="ch7">
            <chart:title svg:x="0cm" svg:y="4.941cm" chart:style-name="ch8">
              <text:p>Score</text:p>
            </chart:title>
            <chart:grid chart:style-name="ch9" chart:class="major"/>
          </chart:axis>
          <chart:series chart:style-name="ch10" chart:values-cell-range-address="rb.J58:rb.J62" chart:label-cell-address="rb.J2:rb.J2" chart:class="chart:line">
            <chart:data-point chart:repeated="5"/>
          </chart:series>
          <chart:series chart:style-name="ch11" chart:values-cell-range-address="rb.K58:rb.K62" chart:label-cell-address="rb.K2:rb.K2" chart:class="chart:line">
            <chart:data-point chart:repeated="5"/>
          </chart:series>
          <chart:series chart:style-name="ch12" chart:values-cell-range-address="rb.L58:rb.L62" chart:label-cell-address="rb.L2:rb.L2" chart:class="chart:line">
            <chart:data-point chart:repeated="5"/>
          </chart:series>
          <chart:series chart:style-name="ch13" chart:values-cell-range-address="rb.J3:rb.J7" chart:label-cell-address="rb.J1:rb.J1" chart:class="chart:line">
            <chart:data-point chart:repeated="5"/>
          </chart:series>
          <chart:series chart:style-name="ch14" chart:values-cell-range-address="rb.K3:rb.K7" chart:label-cell-address="rb.K1:rb.K1" chart:class="chart:line">
            <chart:data-point chart:repeated="5"/>
          </chart:series>
          <chart:series chart:style-name="ch15" chart:values-cell-range-address="rb.L3:rb.L7" chart:label-cell-address="rb.L1:rb.L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ighted F1</text:p>
                <draw:g>
                  <svg:desc>rb.J2:rb.J2</svg:desc>
                </draw:g>
              </table:table-cell>
              <table:table-cell office:value-type="string">
                <text:p>Weighted Precision</text:p>
                <draw:g>
                  <svg:desc>rb.K2:rb.K2</svg:desc>
                </draw:g>
              </table:table-cell>
              <table:table-cell office:value-type="string">
                <text:p>Weighted Recall</text:p>
                <draw:g>
                  <svg:desc>rb.L2:rb.L2</svg:desc>
                </draw:g>
              </table:table-cell>
              <table:table-cell office:value-type="string">
                <text:p>Non-proc F1</text:p>
                <draw:g>
                  <svg:desc>rb.J1:rb.J1</svg:desc>
                </draw:g>
              </table:table-cell>
              <table:table-cell office:value-type="string">
                <text:p>Non-Proc Precision</text:p>
                <draw:g>
                  <svg:desc>rb.K1:rb.K1</svg:desc>
                </draw:g>
              </table:table-cell>
              <table:table-cell office:value-type="string">
                <text:p>Non-proc Recall</text:p>
                <draw:g>
                  <svg:desc>rb.L1:rb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k</text:p>
                <draw:g>
                  <svg:desc>rb.A3:rb.A7</svg:desc>
                </draw:g>
              </table:table-cell>
              <table:table-cell office:value-type="float" office:value="93.042">
                <text:p>93.042</text:p>
                <draw:g>
                  <svg:desc>rb.J58:rb.J62</svg:desc>
                </draw:g>
              </table:table-cell>
              <table:table-cell office:value-type="float" office:value="92.568">
                <text:p>92.568</text:p>
                <draw:g>
                  <svg:desc>rb.K58:rb.K62</svg:desc>
                </draw:g>
              </table:table-cell>
              <table:table-cell office:value-type="float" office:value="93.598">
                <text:p>93.598</text:p>
                <draw:g>
                  <svg:desc>rb.L58:rb.L62</svg:desc>
                </draw:g>
              </table:table-cell>
              <table:table-cell office:value-type="float" office:value="92.948">
                <text:p>92.948</text:p>
                <draw:g>
                  <svg:desc>rb.J3:rb.J7</svg:desc>
                </draw:g>
              </table:table-cell>
              <table:table-cell office:value-type="float" office:value="92.77">
                <text:p>92.77</text:p>
                <draw:g>
                  <svg:desc>rb.K3:rb.K7</svg:desc>
                </draw:g>
              </table:table-cell>
              <table:table-cell office:value-type="float" office:value="93.28">
                <text:p>93.28</text:p>
                <draw:g>
                  <svg:desc>rb.L3:rb.L7</svg:desc>
                </draw:g>
              </table:table-cell>
            </table:table-row>
            <table:table-row>
              <table:table-cell office:value-type="string">
                <text:p>200k</text:p>
              </table:table-cell>
              <table:table-cell office:value-type="float" office:value="93.258">
                <text:p>93.258</text:p>
              </table:table-cell>
              <table:table-cell office:value-type="float" office:value="92.664">
                <text:p>92.664</text:p>
              </table:table-cell>
              <table:table-cell office:value-type="float" office:value="93.958">
                <text:p>93.958</text:p>
              </table:table-cell>
              <table:table-cell office:value-type="float" office:value="93.514">
                <text:p>93.514</text:p>
              </table:table-cell>
              <table:table-cell office:value-type="float" office:value="92.804">
                <text:p>92.804</text:p>
              </table:table-cell>
              <table:table-cell office:value-type="float" office:value="94.358">
                <text:p>94.358</text:p>
              </table:table-cell>
            </table:table-row>
            <table:table-row>
              <table:table-cell office:value-type="string">
                <text:p>300k</text:p>
              </table:table-cell>
              <table:table-cell office:value-type="float" office:value="93.31">
                <text:p>93.31</text:p>
              </table:table-cell>
              <table:table-cell office:value-type="float" office:value="92.69">
                <text:p>92.69</text:p>
              </table:table-cell>
              <table:table-cell office:value-type="float" office:value="94.042">
                <text:p>94.042</text:p>
              </table:table-cell>
              <table:table-cell office:value-type="float" office:value="93.564">
                <text:p>93.564</text:p>
              </table:table-cell>
              <table:table-cell office:value-type="float" office:value="92.814">
                <text:p>92.814</text:p>
              </table:table-cell>
              <table:table-cell office:value-type="float" office:value="94.466">
                <text:p>94.466</text:p>
              </table:table-cell>
            </table:table-row>
            <table:table-row>
              <table:table-cell office:value-type="string">
                <text:p>400k</text:p>
              </table:table-cell>
              <table:table-cell office:value-type="float" office:value="93.284">
                <text:p>93.284</text:p>
              </table:table-cell>
              <table:table-cell office:value-type="float" office:value="92.688">
                <text:p>92.688</text:p>
              </table:table-cell>
              <table:table-cell office:value-type="float" office:value="93.996">
                <text:p>93.996</text:p>
              </table:table-cell>
              <table:table-cell office:value-type="float" office:value="93.566">
                <text:p>93.566</text:p>
              </table:table-cell>
              <table:table-cell office:value-type="float" office:value="92.826">
                <text:p>92.826</text:p>
              </table:table-cell>
              <table:table-cell office:value-type="float" office:value="94.466">
                <text:p>94.466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93.284">
                <text:p>93.284</text:p>
              </table:table-cell>
              <table:table-cell office:value-type="float" office:value="92.688">
                <text:p>92.688</text:p>
              </table:table-cell>
              <table:table-cell office:value-type="float" office:value="93.992">
                <text:p>93.992</text:p>
              </table:table-cell>
              <table:table-cell office:value-type="float" office:value="93.562">
                <text:p>93.562</text:p>
              </table:table-cell>
              <table:table-cell office:value-type="float" office:value="92.82">
                <text:p>92.82</text:p>
              </table:table-cell>
              <table:table-cell office:value-type="float" office:value="94.456">
                <text:p>94.45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91.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draw:stroke="dash" draw:stroke-dash="Fine_20_Dashed"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draw:stroke="dash" draw:stroke-dash="Fine_20_Dashed" svg:stroke-width="0.08cm" svg:stroke-color="#004586" draw:fill-color="#004586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996cm" svg:height="7.905cm" xlink:href=".." xlink:type="simple" chart:class="chart:line" chart:style-name="ch1">
        <chart:title svg:x="2.269cm" svg:y="0.039cm" chart:style-name="ch2">
          <text:p>Masking reflections and contrast enhancement</text:p>
        </chart:title>
        <chart:legend svg:x="0.278cm" svg:y="0.636cm" style:legend-expansion="custom" chartooo:width="13.486cm" chartooo:height="0.999cm" style:legend-expansion-aspect-ratio="13.4994994994995" chart:style-name="ch3"/>
        <chart:plot-area chart:style-name="ch4" table:cell-range-address="rb.A3:rb.A7 rb.J41:rb.J41 rb.J66:rb.L70 rb.K2:rb.L2 rb.J1:rb.L1 rb.J3:rb.L7" chart:data-source-has-labels="both" svg:x="0.539cm" svg:y="1.518cm" svg:width="13.515cm" svg:height="5.885cm">
          <chartooo:coordinate-region svg:x="1.637cm" svg:y="1.717cm" svg:width="12.046cm" svg:height="5.039cm"/>
          <chart:axis chart:dimension="x" chart:name="primary-x" chart:style-name="ch5" chartooo:axis-type="auto">
            <chartooo:date-scale/>
            <chart:title svg:x="6.598cm" svg:y="7.343cm" chart:style-name="ch6">
              <text:p>Iterations</text:p>
            </chart:title>
            <chart:categories table:cell-range-address="rb.A3:rb.A7"/>
          </chart:axis>
          <chart:axis chart:dimension="y" chart:name="primary-y" chart:style-name="ch7">
            <chart:title svg:x="0cm" svg:y="4.941cm" chart:style-name="ch8">
              <text:p>Score</text:p>
            </chart:title>
            <chart:grid chart:style-name="ch9" chart:class="major"/>
          </chart:axis>
          <chart:series chart:style-name="ch10" chart:values-cell-range-address="rb.J66:rb.J70" chart:label-cell-address="rb.J41:rb.J41" chart:class="chart:line">
            <chart:data-point chart:repeated="5"/>
          </chart:series>
          <chart:series chart:style-name="ch11" chart:values-cell-range-address="rb.K66:rb.K70" chart:label-cell-address="rb.K2:rb.K2" chart:class="chart:line">
            <chart:data-point chart:repeated="5"/>
          </chart:series>
          <chart:series chart:style-name="ch12" chart:values-cell-range-address="rb.L66:rb.L70" chart:label-cell-address="rb.L2:rb.L2" chart:class="chart:line">
            <chart:data-point chart:repeated="5"/>
          </chart:series>
          <chart:series chart:style-name="ch13" chart:values-cell-range-address="rb.J3:rb.J7" chart:label-cell-address="rb.J1:rb.J1" chart:class="chart:line">
            <chart:data-point chart:repeated="5"/>
          </chart:series>
          <chart:series chart:style-name="ch14" chart:values-cell-range-address="rb.K3:rb.K7" chart:label-cell-address="rb.K1:rb.K1" chart:class="chart:line">
            <chart:data-point chart:repeated="5"/>
          </chart:series>
          <chart:series chart:style-name="ch15" chart:values-cell-range-address="rb.L3:rb.L7" chart:label-cell-address="rb.L1:rb.L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ighted F1</text:p>
                <draw:g>
                  <svg:desc>rb.J41:rb.J41</svg:desc>
                </draw:g>
              </table:table-cell>
              <table:table-cell office:value-type="string">
                <text:p>Weighted Precision</text:p>
                <draw:g>
                  <svg:desc>rb.K2:rb.K2</svg:desc>
                </draw:g>
              </table:table-cell>
              <table:table-cell office:value-type="string">
                <text:p>Weighted Recall</text:p>
                <draw:g>
                  <svg:desc>rb.L2:rb.L2</svg:desc>
                </draw:g>
              </table:table-cell>
              <table:table-cell office:value-type="string">
                <text:p>Non-proc F1</text:p>
                <draw:g>
                  <svg:desc>rb.J1:rb.J1</svg:desc>
                </draw:g>
              </table:table-cell>
              <table:table-cell office:value-type="string">
                <text:p>Non-Proc Precision</text:p>
                <draw:g>
                  <svg:desc>rb.K1:rb.K1</svg:desc>
                </draw:g>
              </table:table-cell>
              <table:table-cell office:value-type="string">
                <text:p>Non-proc Recall</text:p>
                <draw:g>
                  <svg:desc>rb.L1:rb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k</text:p>
                <draw:g>
                  <svg:desc>rb.A3:rb.A7</svg:desc>
                </draw:g>
              </table:table-cell>
              <table:table-cell office:value-type="float" office:value="92.912">
                <text:p>92.912</text:p>
                <draw:g>
                  <svg:desc>rb.J66:rb.J70</svg:desc>
                </draw:g>
              </table:table-cell>
              <table:table-cell office:value-type="float" office:value="92.734">
                <text:p>92.734</text:p>
                <draw:g>
                  <svg:desc>rb.K66:rb.K70</svg:desc>
                </draw:g>
              </table:table-cell>
              <table:table-cell office:value-type="float" office:value="93.176">
                <text:p>93.176</text:p>
                <draw:g>
                  <svg:desc>rb.L66:rb.L70</svg:desc>
                </draw:g>
              </table:table-cell>
              <table:table-cell office:value-type="float" office:value="92.948">
                <text:p>92.948</text:p>
                <draw:g>
                  <svg:desc>rb.J3:rb.J7</svg:desc>
                </draw:g>
              </table:table-cell>
              <table:table-cell office:value-type="float" office:value="92.77">
                <text:p>92.77</text:p>
                <draw:g>
                  <svg:desc>rb.K3:rb.K7</svg:desc>
                </draw:g>
              </table:table-cell>
              <table:table-cell office:value-type="float" office:value="93.28">
                <text:p>93.28</text:p>
                <draw:g>
                  <svg:desc>rb.L3:rb.L7</svg:desc>
                </draw:g>
              </table:table-cell>
            </table:table-row>
            <table:table-row>
              <table:table-cell office:value-type="string">
                <text:p>200k</text:p>
              </table:table-cell>
              <table:table-cell office:value-type="float" office:value="93.436">
                <text:p>93.436</text:p>
              </table:table-cell>
              <table:table-cell office:value-type="float" office:value="92.742">
                <text:p>92.742</text:p>
              </table:table-cell>
              <table:table-cell office:value-type="float" office:value="94.206">
                <text:p>94.206</text:p>
              </table:table-cell>
              <table:table-cell office:value-type="float" office:value="93.514">
                <text:p>93.514</text:p>
              </table:table-cell>
              <table:table-cell office:value-type="float" office:value="92.804">
                <text:p>92.804</text:p>
              </table:table-cell>
              <table:table-cell office:value-type="float" office:value="94.358">
                <text:p>94.358</text:p>
              </table:table-cell>
            </table:table-row>
            <table:table-row>
              <table:table-cell office:value-type="string">
                <text:p>300k</text:p>
              </table:table-cell>
              <table:table-cell office:value-type="float" office:value="93.436">
                <text:p>93.436</text:p>
              </table:table-cell>
              <table:table-cell office:value-type="float" office:value="92.756">
                <text:p>92.756</text:p>
              </table:table-cell>
              <table:table-cell office:value-type="float" office:value="94.192">
                <text:p>94.192</text:p>
              </table:table-cell>
              <table:table-cell office:value-type="float" office:value="93.564">
                <text:p>93.564</text:p>
              </table:table-cell>
              <table:table-cell office:value-type="float" office:value="92.814">
                <text:p>92.814</text:p>
              </table:table-cell>
              <table:table-cell office:value-type="float" office:value="94.466">
                <text:p>94.466</text:p>
              </table:table-cell>
            </table:table-row>
            <table:table-row>
              <table:table-cell office:value-type="string">
                <text:p>400k</text:p>
              </table:table-cell>
              <table:table-cell office:value-type="float" office:value="93.448">
                <text:p>93.448</text:p>
              </table:table-cell>
              <table:table-cell office:value-type="float" office:value="92.746">
                <text:p>92.746</text:p>
              </table:table-cell>
              <table:table-cell office:value-type="float" office:value="94.224">
                <text:p>94.224</text:p>
              </table:table-cell>
              <table:table-cell office:value-type="float" office:value="93.566">
                <text:p>93.566</text:p>
              </table:table-cell>
              <table:table-cell office:value-type="float" office:value="92.826">
                <text:p>92.826</text:p>
              </table:table-cell>
              <table:table-cell office:value-type="float" office:value="94.466">
                <text:p>94.466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93.446">
                <text:p>93.446</text:p>
              </table:table-cell>
              <table:table-cell office:value-type="float" office:value="92.744">
                <text:p>92.744</text:p>
              </table:table-cell>
              <table:table-cell office:value-type="float" office:value="94.22">
                <text:p>94.22</text:p>
              </table:table-cell>
              <table:table-cell office:value-type="float" office:value="93.562">
                <text:p>93.562</text:p>
              </table:table-cell>
              <table:table-cell office:value-type="float" office:value="92.82">
                <text:p>92.82</text:p>
              </table:table-cell>
              <table:table-cell office:value-type="float" office:value="94.456">
                <text:p>94.45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91.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draw:stroke="dash" draw:stroke-dash="Fine_20_Dashed"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draw:stroke="dash" draw:stroke-dash="Fine_20_Dashed" svg:stroke-width="0.08cm" svg:stroke-color="#004586" draw:fill-color="#004586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996cm" svg:height="7.905cm" xlink:href=".." xlink:type="simple" chart:class="chart:line" chart:style-name="ch1">
        <chart:title svg:x="3.604cm" svg:y="0.039cm" chart:style-name="ch2">
          <text:p>Rotation, brightness and masking</text:p>
        </chart:title>
        <chart:legend svg:x="0.278cm" svg:y="0.636cm" style:legend-expansion="custom" chartooo:width="13.486cm" chartooo:height="0.999cm" style:legend-expansion-aspect-ratio="13.4994994994995" chart:style-name="ch3"/>
        <chart:plot-area chart:style-name="ch4" table:cell-range-address="rb.A3:rb.A7 rb.J1:rb.L7 rb.J74:rb.L78" chart:data-source-has-labels="both" svg:x="0.539cm" svg:y="1.518cm" svg:width="13.515cm" svg:height="5.885cm">
          <chartooo:coordinate-region svg:x="1.637cm" svg:y="1.717cm" svg:width="12.046cm" svg:height="5.039cm"/>
          <chart:axis chart:dimension="x" chart:name="primary-x" chart:style-name="ch5" chartooo:axis-type="auto">
            <chartooo:date-scale/>
            <chart:title svg:x="6.598cm" svg:y="7.343cm" chart:style-name="ch6">
              <text:p>Iterations</text:p>
            </chart:title>
            <chart:categories table:cell-range-address="rb.A3:rb.A7"/>
          </chart:axis>
          <chart:axis chart:dimension="y" chart:name="primary-y" chart:style-name="ch7">
            <chart:title svg:x="0cm" svg:y="4.941cm" chart:style-name="ch8">
              <text:p>Score</text:p>
            </chart:title>
            <chart:grid chart:style-name="ch9" chart:class="major"/>
          </chart:axis>
          <chart:series chart:style-name="ch10" chart:values-cell-range-address="rb.J74:rb.J78" chart:label-cell-address="rb.J2:rb.J2" chart:class="chart:line">
            <chart:data-point chart:repeated="5"/>
          </chart:series>
          <chart:series chart:style-name="ch11" chart:values-cell-range-address="rb.K74:rb.K78" chart:label-cell-address="rb.K2:rb.K2" chart:class="chart:line">
            <chart:data-point chart:repeated="5"/>
          </chart:series>
          <chart:series chart:style-name="ch12" chart:values-cell-range-address="rb.L74:rb.L78" chart:label-cell-address="rb.L2:rb.L2" chart:class="chart:line">
            <chart:data-point chart:repeated="5"/>
          </chart:series>
          <chart:series chart:style-name="ch13" chart:values-cell-range-address="rb.J3:rb.J7" chart:label-cell-address="rb.J1:rb.J1" chart:class="chart:line">
            <chart:data-point chart:repeated="5"/>
          </chart:series>
          <chart:series chart:style-name="ch14" chart:values-cell-range-address="rb.K3:rb.K7" chart:label-cell-address="rb.K1:rb.K1" chart:class="chart:line">
            <chart:data-point chart:repeated="5"/>
          </chart:series>
          <chart:series chart:style-name="ch15" chart:values-cell-range-address="rb.L3:rb.L7" chart:label-cell-address="rb.L1:rb.L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ighted F1</text:p>
                <draw:g>
                  <svg:desc>rb.J2:rb.J2</svg:desc>
                </draw:g>
              </table:table-cell>
              <table:table-cell office:value-type="string">
                <text:p>Weighted Precision</text:p>
                <draw:g>
                  <svg:desc>rb.K2:rb.K2</svg:desc>
                </draw:g>
              </table:table-cell>
              <table:table-cell office:value-type="string">
                <text:p>Weighted Recall</text:p>
                <draw:g>
                  <svg:desc>rb.L2:rb.L2</svg:desc>
                </draw:g>
              </table:table-cell>
              <table:table-cell office:value-type="string">
                <text:p>Non-proc F1</text:p>
                <draw:g>
                  <svg:desc>rb.J1:rb.J1</svg:desc>
                </draw:g>
              </table:table-cell>
              <table:table-cell office:value-type="string">
                <text:p>Non-Proc Precision</text:p>
                <draw:g>
                  <svg:desc>rb.K1:rb.K1</svg:desc>
                </draw:g>
              </table:table-cell>
              <table:table-cell office:value-type="string">
                <text:p>Non-proc Recall</text:p>
                <draw:g>
                  <svg:desc>rb.L1:rb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k</text:p>
                <draw:g>
                  <svg:desc>rb.A3:rb.A7</svg:desc>
                </draw:g>
              </table:table-cell>
              <table:table-cell office:value-type="float" office:value="93.108">
                <text:p>93.108</text:p>
                <draw:g>
                  <svg:desc>rb.J74:rb.J78</svg:desc>
                </draw:g>
              </table:table-cell>
              <table:table-cell office:value-type="float" office:value="92.762">
                <text:p>92.762</text:p>
                <draw:g>
                  <svg:desc>rb.K74:rb.K78</svg:desc>
                </draw:g>
              </table:table-cell>
              <table:table-cell office:value-type="float" office:value="93.502">
                <text:p>93.502</text:p>
                <draw:g>
                  <svg:desc>rb.L74:rb.L78</svg:desc>
                </draw:g>
              </table:table-cell>
              <table:table-cell office:value-type="float" office:value="92.948">
                <text:p>92.948</text:p>
                <draw:g>
                  <svg:desc>rb.J3:rb.J7</svg:desc>
                </draw:g>
              </table:table-cell>
              <table:table-cell office:value-type="float" office:value="92.77">
                <text:p>92.77</text:p>
                <draw:g>
                  <svg:desc>rb.K3:rb.K7</svg:desc>
                </draw:g>
              </table:table-cell>
              <table:table-cell office:value-type="float" office:value="93.28">
                <text:p>93.28</text:p>
                <draw:g>
                  <svg:desc>rb.L3:rb.L7</svg:desc>
                </draw:g>
              </table:table-cell>
            </table:table-row>
            <table:table-row>
              <table:table-cell office:value-type="string">
                <text:p>200k</text:p>
              </table:table-cell>
              <table:table-cell office:value-type="float" office:value="92.7">
                <text:p>92.7</text:p>
              </table:table-cell>
              <table:table-cell office:value-type="float" office:value="92.746">
                <text:p>92.746</text:p>
              </table:table-cell>
              <table:table-cell office:value-type="float" office:value="92.68">
                <text:p>92.68</text:p>
              </table:table-cell>
              <table:table-cell office:value-type="float" office:value="93.514">
                <text:p>93.514</text:p>
              </table:table-cell>
              <table:table-cell office:value-type="float" office:value="92.804">
                <text:p>92.804</text:p>
              </table:table-cell>
              <table:table-cell office:value-type="float" office:value="94.358">
                <text:p>94.358</text:p>
              </table:table-cell>
            </table:table-row>
            <table:table-row>
              <table:table-cell office:value-type="string">
                <text:p>300k</text:p>
              </table:table-cell>
              <table:table-cell office:value-type="float" office:value="92.306">
                <text:p>92.306</text:p>
              </table:table-cell>
              <table:table-cell office:value-type="float" office:value="92.568">
                <text:p>92.568</text:p>
              </table:table-cell>
              <table:table-cell office:value-type="float" office:value="92.118">
                <text:p>92.118</text:p>
              </table:table-cell>
              <table:table-cell office:value-type="float" office:value="93.564">
                <text:p>93.564</text:p>
              </table:table-cell>
              <table:table-cell office:value-type="float" office:value="92.814">
                <text:p>92.814</text:p>
              </table:table-cell>
              <table:table-cell office:value-type="float" office:value="94.466">
                <text:p>94.466</text:p>
              </table:table-cell>
            </table:table-row>
            <table:table-row>
              <table:table-cell office:value-type="string">
                <text:p>400k</text:p>
              </table:table-cell>
              <table:table-cell office:value-type="float" office:value="92.26">
                <text:p>92.26</text:p>
              </table:table-cell>
              <table:table-cell office:value-type="float" office:value="92.57">
                <text:p>92.57</text:p>
              </table:table-cell>
              <table:table-cell office:value-type="float" office:value="92.03">
                <text:p>92.03</text:p>
              </table:table-cell>
              <table:table-cell office:value-type="float" office:value="93.566">
                <text:p>93.566</text:p>
              </table:table-cell>
              <table:table-cell office:value-type="float" office:value="92.826">
                <text:p>92.826</text:p>
              </table:table-cell>
              <table:table-cell office:value-type="float" office:value="94.466">
                <text:p>94.466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92.252">
                <text:p>92.252</text:p>
              </table:table-cell>
              <table:table-cell office:value-type="float" office:value="92.562">
                <text:p>92.562</text:p>
              </table:table-cell>
              <table:table-cell office:value-type="float" office:value="92.012">
                <text:p>92.012</text:p>
              </table:table-cell>
              <table:table-cell office:value-type="float" office:value="93.562">
                <text:p>93.562</text:p>
              </table:table-cell>
              <table:table-cell office:value-type="float" office:value="92.82">
                <text:p>92.82</text:p>
              </table:table-cell>
              <table:table-cell office:value-type="float" office:value="94.456">
                <text:p>94.45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